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settings.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ans-serif" svg:font-family="sans-serif, Arial"/>
  </office:font-face-decls>
  <office:automatic-styles>
    <style:style style:name="co1" style:family="table-column">
      <style:table-column-properties fo:break-before="auto" style:column-width="0.911in"/>
    </style:style>
    <style:style style:name="co2" style:family="table-column">
      <style:table-column-properties fo:break-before="auto" style:column-width="4.3201in"/>
    </style:style>
    <style:style style:name="co3" style:family="table-column">
      <style:table-column-properties fo:break-before="auto" style:column-width="0.889in"/>
    </style:style>
    <style:style style:name="co4" style:family="table-column">
      <style:table-column-properties fo:break-before="auto" style:column-width="4.4661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20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fo:margin-left="0in"/>
      <style:text-properties fo:font-weight="bold" style:font-weight-asian="bold" style:font-weight-complex="bold"/>
    </style:style>
    <style:style style:name="ce2" style:family="table-cell" style:parent-style-name="Default">
      <style:table-cell-properties style:text-align-source="fix" style:repeat-content="false" fo:wrap-option="wrap" style:vertical-align="top"/>
      <style:paragraph-properties fo:text-align="start" fo:margin-left="0in"/>
    </style:style>
    <style:style style:name="ce3" style:family="table-cell" style:parent-style-name="Default">
      <style:table-cell-properties style:text-align-source="fix" style:repeat-content="false" style:vertical-align="top"/>
      <style:paragraph-properties fo:text-align="start" fo:margin-left="0in"/>
    </style:style>
    <style:style style:name="ce4" style:family="table-cell" style:parent-style-name="Default">
      <style:table-cell-properties style:text-align-source="value-type" style:repeat-content="false" fo:wrap-option="wrap" style:vertical-align="top"/>
      <style:paragraph-properties fo:margin-left="0in"/>
      <style:text-properties fo:font-weight="bold" style:font-weight-asian="bold" style:font-weight-complex="bold"/>
    </style:style>
    <style:style style:name="ce5" style:family="table-cell" style:parent-style-name="Default">
      <style:table-cell-properties style:text-align-source="value-type" style:repeat-content="false" fo:wrap-option="wrap" style:vertical-align="top"/>
      <style:paragraph-properties fo:margin-left="0in"/>
    </style:style>
    <style:style style:name="ce6" style:family="table-cell" style:parent-style-name="Default">
      <style:table-cell-properties style:text-align-source="value-type" style:repeat-content="false" style:vertical-align="top"/>
      <style:paragraph-properties fo:margin-left="0in"/>
    </style:style>
    <style:style style:name="ce7" style:family="table-cell" style:parent-style-name="Default">
      <style:text-properties fo:color="#000000" style:text-outline="false" style:text-line-through-style="none" style:text-line-through-type="none" style:font-name="sans-serif" fo:font-size="12pt" fo:language="en" fo:country="US" fo:font-style="normal" fo:text-shadow="none" style:text-underline-style="none" fo:font-weight="normal" style:text-underline-mode="continuous" style:text-overline-mode="continuous" style:text-line-through-mode="continuous" style:font-name-asian="sans-serif" style:font-size-asian="6.80000019073486pt" style:language-asian="zh" style:country-asian="CN" style:font-style-asian="normal" style:font-weight-asian="normal" style:font-name-complex="sans-serif" style:font-size-complex="12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Instructions" table:style-name="ta1">
        <table:table-column table:style-name="co1" table:default-cell-style-name="ce3"/>
        <table:table-column table:style-name="co2" table:default-cell-style-name="ce6"/>
        <table:table-row table:style-name="ro1">
          <table:table-cell table:style-name="ce1" office:value-type="string" calcext:value-type="string">
            <text:p>Instructions</text:p>
          </table:table-cell>
          <table:table-cell table:style-name="ce4"/>
        </table:table-row>
        <table:table-row table:style-name="ro1">
          <table:table-cell table:style-name="ce2" office:value-type="float" office:value="1" calcext:value-type="float">
            <text:p>1</text:p>
          </table:table-cell>
          <table:table-cell table:style-name="ce5" office:value-type="string" calcext:value-type="string">
            <text:p>Save this workbook locally</text:p>
          </table:table-cell>
        </table:table-row>
        <table:table-row table:style-name="ro1">
          <table:table-cell table:style-name="ce2" office:value-type="float" office:value="2" calcext:value-type="float">
            <text:p>2</text:p>
          </table:table-cell>
          <table:table-cell table:style-name="ce5" office:value-type="string" calcext:value-type="string">
            <text:p>Paste a list of unresolved base URLs into the sheet "unresolved"</text:p>
          </table:table-cell>
        </table:table-row>
        <table:table-row table:style-name="ro2">
          <table:table-cell table:style-name="ce2" office:value-type="float" office:value="3" calcext:value-type="float">
            <text:p>3</text:p>
          </table:table-cell>
          <table:table-cell table:style-name="ce5" office:value-type="string" calcext:value-type="string">
            <text:p>Paste a list of extensions you would like to try in the sheet "extensions"</text:p>
          </table:table-cell>
        </table:table-row>
        <table:table-row table:style-name="ro1">
          <table:table-cell table:style-name="ce2" office:value-type="float" office:value="4" calcext:value-type="float">
            <text:p>4</text:p>
          </table:table-cell>
          <table:table-cell table:style-name="ce5" office:value-type="string" calcext:value-type="string">
            <text:p>Run macro "GenerateURLList"</text:p>
          </table:table-cell>
        </table:table-row>
        <table:table-row table:style-name="ro3">
          <table:table-cell table:style-name="ce2" office:value-type="float" office:value="5" calcext:value-type="float">
            <text:p>5</text:p>
          </table:table-cell>
          <table:table-cell table:style-name="ce5" office:value-type="string" calcext:value-type="string">
            <text:p>When list of URLs has finished generating, make sure "merged" sheet is selected, then save as CSV. Leave "Field delimiter" and "String delimiter" empty.</text:p>
          </table:table-cell>
        </table:table-row>
        <table:table-row table:style-name="ro1">
          <table:table-cell table:style-name="ce2" office:value-type="float" office:value="6" calcext:value-type="float">
            <text:p>6</text:p>
          </table:table-cell>
          <table:table-cell table:style-name="ce5" office:value-type="string" calcext:value-type="string">
            <text:p>Change file extension of resulting file to .html</text:p>
          </table:table-cell>
        </table:table-row>
        <table:table-row table:style-name="ro1">
          <table:table-cell table:style-name="ce2" office:value-type="float" office:value="7" calcext:value-type="float">
            <text:p>7</text:p>
          </table:table-cell>
          <table:table-cell table:style-name="ce5" office:value-type="string" calcext:value-type="string">
            <text:p>Open html file in browser (I’m using Waterfox)</text:p>
          </table:table-cell>
        </table:table-row>
        <table:table-row table:style-name="ro1">
          <table:table-cell table:style-name="ce2" office:value-type="float" office:value="8" calcext:value-type="float">
            <text:p>8</text:p>
          </table:table-cell>
          <table:table-cell table:style-name="ce5" office:value-type="string" calcext:value-type="string">
            <text:p>Configure DownThemAll to only download one file at a time</text:p>
          </table:table-cell>
        </table:table-row>
        <table:table-row table:style-name="ro2">
          <table:table-cell table:style-name="ce2" office:value-type="float" office:value="9" calcext:value-type="float">
            <text:p>9</text:p>
          </table:table-cell>
          <table:table-cell table:style-name="ce5" office:value-type="string" calcext:value-type="string">
            <text:p>Select all URLs on page and use DownThemAll to try to download them</text:p>
          </table:table-cell>
        </table:table-row>
        <table:table-row table:style-name="ro1" table:number-rows-repeated="4">
          <table:table-cell table:style-name="ce2"/>
          <table:table-cell table:style-name="ce5"/>
        </table:table-row>
        <table:table-row table:style-name="ro1" table:number-rows-repeated="1048561">
          <table:table-cell table:number-columns-repeated="2"/>
        </table:table-row>
        <table:table-row table:style-name="ro1">
          <table:table-cell table:number-columns-repeated="2"/>
        </table:table-row>
      </table:table>
      <table:table table:name="unresolved" table:style-name="ta1">
        <table:table-column table:style-name="co4" table:default-cell-style-name="Default"/>
        <table:table-row table:style-name="ro1">
          <table:table-cell office:value-type="string" calcext:value-type="string">
            <text:p>https://www.justice.gov/epstein/files/DataSet%2010/EFTA01600794</text:p>
          </table:table-cell>
        </table:table-row>
        <table:table-row table:style-name="ro1">
          <table:table-cell office:value-type="string" calcext:value-type="string">
            <text:p>https://www.justice.gov/epstein/files/DataSet%2010/EFTA01600795</text:p>
          </table:table-cell>
        </table:table-row>
        <table:table-row table:style-name="ro1">
          <table:table-cell office:value-type="string" calcext:value-type="string">
            <text:p>https://www.justice.gov/epstein/files/DataSet%2010/EFTA01600799</text:p>
          </table:table-cell>
        </table:table-row>
        <table:table-row table:style-name="ro1">
          <table:table-cell office:value-type="string" calcext:value-type="string">
            <text:p>https://www.justice.gov/epstein/files/DataSet%2010/EFTA01600800</text:p>
          </table:table-cell>
        </table:table-row>
        <table:table-row table:style-name="ro1">
          <table:table-cell office:value-type="string" calcext:value-type="string">
            <text:p>https://www.justice.gov/epstein/files/DataSet%2010/EFTA01600802</text:p>
          </table:table-cell>
        </table:table-row>
        <table:table-row table:style-name="ro1">
          <table:table-cell office:value-type="string" calcext:value-type="string">
            <text:p>https://www.justice.gov/epstein/files/DataSet%2010/EFTA01600804</text:p>
          </table:table-cell>
        </table:table-row>
        <table:table-row table:style-name="ro1">
          <table:table-cell office:value-type="string" calcext:value-type="string">
            <text:p>https://www.justice.gov/epstein/files/DataSet%2010/EFTA01600806</text:p>
          </table:table-cell>
        </table:table-row>
        <table:table-row table:style-name="ro1">
          <table:table-cell office:value-type="string" calcext:value-type="string">
            <text:p>https://www.justice.gov/epstein/files/DataSet%2010/EFTA01600807</text:p>
          </table:table-cell>
        </table:table-row>
        <table:table-row table:style-name="ro1">
          <table:table-cell office:value-type="string" calcext:value-type="string">
            <text:p>https://www.justice.gov/epstein/files/DataSet%2010/EFTA01600808</text:p>
          </table:table-cell>
        </table:table-row>
        <table:table-row table:style-name="ro1">
          <table:table-cell office:value-type="string" calcext:value-type="string">
            <text:p>https://www.justice.gov/epstein/files/DataSet%2010/EFTA01600809</text:p>
          </table:table-cell>
        </table:table-row>
        <table:table-row table:style-name="ro1">
          <table:table-cell office:value-type="string" calcext:value-type="string">
            <text:p>https://www.justice.gov/epstein/files/DataSet%2010/EFTA01600810</text:p>
          </table:table-cell>
        </table:table-row>
        <table:table-row table:style-name="ro1">
          <table:table-cell office:value-type="string" calcext:value-type="string">
            <text:p>https://www.justice.gov/epstein/files/DataSet%2010/EFTA01600812</text:p>
          </table:table-cell>
        </table:table-row>
        <table:table-row table:style-name="ro1">
          <table:table-cell office:value-type="string" calcext:value-type="string">
            <text:p>https://www.justice.gov/epstein/files/DataSet%2010/EFTA01600813</text:p>
          </table:table-cell>
        </table:table-row>
        <table:table-row table:style-name="ro1">
          <table:table-cell office:value-type="string" calcext:value-type="string">
            <text:p>https://www.justice.gov/epstein/files/DataSet%2010/EFTA01600814</text:p>
          </table:table-cell>
        </table:table-row>
        <table:table-row table:style-name="ro1">
          <table:table-cell office:value-type="string" calcext:value-type="string">
            <text:p>https://www.justice.gov/epstein/files/DataSet%2010/EFTA01600815</text:p>
          </table:table-cell>
        </table:table-row>
        <table:table-row table:style-name="ro1">
          <table:table-cell office:value-type="string" calcext:value-type="string">
            <text:p>https://www.justice.gov/epstein/files/DataSet%2010/EFTA01600817</text:p>
          </table:table-cell>
        </table:table-row>
        <table:table-row table:style-name="ro1">
          <table:table-cell office:value-type="string" calcext:value-type="string">
            <text:p>https://www.justice.gov/epstein/files/DataSet%2010/EFTA01600822</text:p>
          </table:table-cell>
        </table:table-row>
        <table:table-row table:style-name="ro1">
          <table:table-cell office:value-type="string" calcext:value-type="string">
            <text:p>https://www.justice.gov/epstein/files/DataSet%2010/EFTA01600823</text:p>
          </table:table-cell>
        </table:table-row>
        <table:table-row table:style-name="ro1">
          <table:table-cell office:value-type="string" calcext:value-type="string">
            <text:p>https://www.justice.gov/epstein/files/DataSet%2010/EFTA01612251</text:p>
          </table:table-cell>
        </table:table-row>
        <table:table-row table:style-name="ro1">
          <table:table-cell office:value-type="string" calcext:value-type="string">
            <text:p>https://www.justice.gov/epstein/files/DataSet%2010/EFTA01614277</text:p>
          </table:table-cell>
        </table:table-row>
        <table:table-row table:style-name="ro1">
          <table:table-cell office:value-type="string" calcext:value-type="string">
            <text:p>https://www.justice.gov/epstein/files/DataSet%2010/EFTA01615130</text:p>
          </table:table-cell>
        </table:table-row>
        <table:table-row table:style-name="ro1">
          <table:table-cell office:value-type="string" calcext:value-type="string">
            <text:p>https://www.justice.gov/epstein/files/DataSet%2010/EFTA01616766</text:p>
          </table:table-cell>
        </table:table-row>
        <table:table-row table:style-name="ro1">
          <table:table-cell office:value-type="string" calcext:value-type="string">
            <text:p>https://www.justice.gov/epstein/files/DataSet%2010/EFTA01617897</text:p>
          </table:table-cell>
        </table:table-row>
        <table:table-row table:style-name="ro1">
          <table:table-cell office:value-type="string" calcext:value-type="string">
            <text:p>https://www.justice.gov/epstein/files/DataSet%2010/EFTA01617898</text:p>
          </table:table-cell>
        </table:table-row>
        <table:table-row table:style-name="ro1">
          <table:table-cell office:value-type="string" calcext:value-type="string">
            <text:p>https://www.justice.gov/epstein/files/DataSet%2010/EFTA01617899</text:p>
          </table:table-cell>
        </table:table-row>
        <table:table-row table:style-name="ro1">
          <table:table-cell office:value-type="string" calcext:value-type="string">
            <text:p>https://www.justice.gov/epstein/files/DataSet%2010/EFTA01617928</text:p>
          </table:table-cell>
        </table:table-row>
        <table:table-row table:style-name="ro1">
          <table:table-cell office:value-type="string" calcext:value-type="string">
            <text:p>https://www.justice.gov/epstein/files/DataSet%2010/EFTA01617929</text:p>
          </table:table-cell>
        </table:table-row>
        <table:table-row table:style-name="ro1">
          <table:table-cell office:value-type="string" calcext:value-type="string">
            <text:p>https://www.justice.gov/epstein/files/DataSet%2010/EFTA01617931</text:p>
          </table:table-cell>
        </table:table-row>
        <table:table-row table:style-name="ro1">
          <table:table-cell office:value-type="string" calcext:value-type="string">
            <text:p>https://www.justice.gov/epstein/files/DataSet%2010/EFTA01617940</text:p>
          </table:table-cell>
        </table:table-row>
        <table:table-row table:style-name="ro1">
          <table:table-cell office:value-type="string" calcext:value-type="string">
            <text:p>https://www.justice.gov/epstein/files/DataSet%2010/EFTA01617941</text:p>
          </table:table-cell>
        </table:table-row>
        <table:table-row table:style-name="ro1">
          <table:table-cell office:value-type="string" calcext:value-type="string">
            <text:p>https://www.justice.gov/epstein/files/DataSet%2010/EFTA01617942</text:p>
          </table:table-cell>
        </table:table-row>
        <table:table-row table:style-name="ro1">
          <table:table-cell office:value-type="string" calcext:value-type="string">
            <text:p>https://www.justice.gov/epstein/files/DataSet%2010/EFTA01617967</text:p>
          </table:table-cell>
        </table:table-row>
        <table:table-row table:style-name="ro1">
          <table:table-cell office:value-type="string" calcext:value-type="string">
            <text:p>https://www.justice.gov/epstein/files/DataSet%2010/EFTA01617968</text:p>
          </table:table-cell>
        </table:table-row>
        <table:table-row table:style-name="ro1">
          <table:table-cell office:value-type="string" calcext:value-type="string">
            <text:p>https://www.justice.gov/epstein/files/DataSet%2010/EFTA01617969</text:p>
          </table:table-cell>
        </table:table-row>
        <table:table-row table:style-name="ro1">
          <table:table-cell office:value-type="string" calcext:value-type="string">
            <text:p>https://www.justice.gov/epstein/files/DataSet%2010/EFTA01617970</text:p>
          </table:table-cell>
        </table:table-row>
        <table:table-row table:style-name="ro1">
          <table:table-cell office:value-type="string" calcext:value-type="string">
            <text:p>https://www.justice.gov/epstein/files/DataSet%2010/EFTA01654344</text:p>
          </table:table-cell>
        </table:table-row>
        <table:table-row table:style-name="ro1">
          <table:table-cell office:value-type="string" calcext:value-type="string">
            <text:p>https://www.justice.gov/epstein/files/DataSet%2010/EFTA01682131</text:p>
          </table:table-cell>
        </table:table-row>
        <table:table-row table:style-name="ro1">
          <table:table-cell office:value-type="string" calcext:value-type="string">
            <text:p>https://www.justice.gov/epstein/files/DataSet%2010/EFTA01683546</text:p>
          </table:table-cell>
        </table:table-row>
        <table:table-row table:style-name="ro1">
          <table:table-cell office:value-type="string" calcext:value-type="string">
            <text:p>https://www.justice.gov/epstein/files/DataSet%2010/EFTA01683547</text:p>
          </table:table-cell>
        </table:table-row>
        <table:table-row table:style-name="ro1">
          <table:table-cell office:value-type="string" calcext:value-type="string">
            <text:p>https://www.justice.gov/epstein/files/DataSet%2010/EFTA01683548</text:p>
          </table:table-cell>
        </table:table-row>
        <table:table-row table:style-name="ro1">
          <table:table-cell office:value-type="string" calcext:value-type="string">
            <text:p>https://www.justice.gov/epstein/files/DataSet%2011/EFTA02674462</text:p>
          </table:table-cell>
        </table:table-row>
        <table:table-row table:style-name="ro1">
          <table:table-cell office:value-type="string" calcext:value-type="string">
            <text:p>https://www.justice.gov/epstein/files/DataSet%2011/EFTA02698946</text:p>
          </table:table-cell>
        </table:table-row>
        <table:table-row table:style-name="ro1">
          <table:table-cell office:value-type="string" calcext:value-type="string">
            <text:p>https://www.justice.gov/epstein/files/DataSet%2011/EFTA02713876</text:p>
          </table:table-cell>
        </table:table-row>
        <table:table-row table:style-name="ro1">
          <table:table-cell office:value-type="string" calcext:value-type="string">
            <text:p>https://www.justice.gov/epstein/files/DataSet%2011/EFTA02720005</text:p>
          </table:table-cell>
        </table:table-row>
        <table:table-row table:style-name="ro1">
          <table:table-cell office:value-type="string" calcext:value-type="string">
            <text:p>https://www.justice.gov/epstein/files/DataSet%202/EFTA00003212</text:p>
          </table:table-cell>
        </table:table-row>
        <table:table-row table:style-name="ro1">
          <table:table-cell office:value-type="string" calcext:value-type="string">
            <text:p>https://www.justice.gov/epstein/files/DataSet%208/EFTA00015032</text:p>
          </table:table-cell>
        </table:table-row>
        <table:table-row table:style-name="ro1">
          <table:table-cell office:value-type="string" calcext:value-type="string">
            <text:p>https://www.justice.gov/epstein/files/DataSet%208/EFTA00016155</text:p>
          </table:table-cell>
        </table:table-row>
        <table:table-row table:style-name="ro1">
          <table:table-cell office:value-type="string" calcext:value-type="string">
            <text:p>https://www.justice.gov/epstein/files/DataSet%208/EFTA00016338</text:p>
          </table:table-cell>
        </table:table-row>
        <table:table-row table:style-name="ro1">
          <table:table-cell office:value-type="string" calcext:value-type="string">
            <text:p>https://www.justice.gov/epstein/files/DataSet%208/EFTA00016339</text:p>
          </table:table-cell>
        </table:table-row>
        <table:table-row table:style-name="ro1">
          <table:table-cell office:value-type="string" calcext:value-type="string">
            <text:p>https://www.justice.gov/epstein/files/DataSet%208/EFTA00016341</text:p>
          </table:table-cell>
        </table:table-row>
        <table:table-row table:style-name="ro1">
          <table:table-cell office:value-type="string" calcext:value-type="string">
            <text:p>https://www.justice.gov/epstein/files/DataSet%208/EFTA00018595</text:p>
          </table:table-cell>
        </table:table-row>
        <table:table-row table:style-name="ro1">
          <table:table-cell office:value-type="string" calcext:value-type="string">
            <text:p>https://www.justice.gov/epstein/files/DataSet%208/EFTA00019180</text:p>
          </table:table-cell>
        </table:table-row>
        <table:table-row table:style-name="ro1">
          <table:table-cell office:value-type="string" calcext:value-type="string">
            <text:p>https://www.justice.gov/epstein/files/DataSet%208/EFTA00019181</text:p>
          </table:table-cell>
        </table:table-row>
        <table:table-row table:style-name="ro1">
          <table:table-cell office:value-type="string" calcext:value-type="string">
            <text:p>https://www.justice.gov/epstein/files/DataSet%208/EFTA00020242</text:p>
          </table:table-cell>
        </table:table-row>
        <table:table-row table:style-name="ro1">
          <table:table-cell office:value-type="string" calcext:value-type="string">
            <text:p>https://www.justice.gov/epstein/files/DataSet%208/EFTA00023539</text:p>
          </table:table-cell>
        </table:table-row>
        <table:table-row table:style-name="ro1">
          <table:table-cell office:value-type="string" calcext:value-type="string">
            <text:p>https://www.justice.gov/epstein/files/DataSet%208/EFTA00024809</text:p>
          </table:table-cell>
        </table:table-row>
        <table:table-row table:style-name="ro1">
          <table:table-cell office:value-type="string" calcext:value-type="string">
            <text:p>https://www.justice.gov/epstein/files/DataSet%208/EFTA00024813</text:p>
          </table:table-cell>
        </table:table-row>
        <table:table-row table:style-name="ro1">
          <table:table-cell office:value-type="string" calcext:value-type="string">
            <text:p>https://www.justice.gov/epstein/files/DataSet%208/EFTA00029272</text:p>
          </table:table-cell>
        </table:table-row>
        <table:table-row table:style-name="ro1">
          <table:table-cell office:value-type="string" calcext:value-type="string">
            <text:p>https://www.justice.gov/epstein/files/DataSet%208/EFTA00029480</text:p>
          </table:table-cell>
        </table:table-row>
        <table:table-row table:style-name="ro1">
          <table:table-cell office:value-type="string" calcext:value-type="string">
            <text:p>https://www.justice.gov/epstein/files/DataSet%209/EFTA00093697</text:p>
          </table:table-cell>
        </table:table-row>
        <table:table-row table:style-name="ro1">
          <table:table-cell office:value-type="string" calcext:value-type="string">
            <text:p>https://www.justice.gov/epstein/files/DataSet%209/EFTA00155552</text:p>
          </table:table-cell>
        </table:table-row>
        <table:table-row table:style-name="ro1">
          <table:table-cell office:value-type="string" calcext:value-type="string">
            <text:p>https://www.justice.gov/epstein/files/DataSet%209/EFTA00164286</text:p>
          </table:table-cell>
        </table:table-row>
        <table:table-row table:style-name="ro1">
          <table:table-cell office:value-type="string" calcext:value-type="string">
            <text:p>https://www.justice.gov/epstein/files/DataSet%209/EFTA00164288</text:p>
          </table:table-cell>
        </table:table-row>
        <table:table-row table:style-name="ro1">
          <table:table-cell office:value-type="string" calcext:value-type="string">
            <text:p>https://www.justice.gov/epstein/files/DataSet%209/EFTA00165150</text:p>
          </table:table-cell>
        </table:table-row>
        <table:table-row table:style-name="ro1">
          <table:table-cell office:value-type="string" calcext:value-type="string">
            <text:p>https://www.justice.gov/epstein/files/DataSet%209/EFTA00170247</text:p>
          </table:table-cell>
        </table:table-row>
        <table:table-row table:style-name="ro1">
          <table:table-cell office:value-type="string" calcext:value-type="string">
            <text:p>https://www.justice.gov/epstein/files/DataSet%209/EFTA00170248</text:p>
          </table:table-cell>
        </table:table-row>
        <table:table-row table:style-name="ro1">
          <table:table-cell office:value-type="string" calcext:value-type="string">
            <text:p>https://www.justice.gov/epstein/files/DataSet%209/EFTA00170249</text:p>
          </table:table-cell>
        </table:table-row>
        <table:table-row table:style-name="ro1">
          <table:table-cell office:value-type="string" calcext:value-type="string">
            <text:p>https://www.justice.gov/epstein/files/DataSet%209/EFTA00170250</text:p>
          </table:table-cell>
        </table:table-row>
        <table:table-row table:style-name="ro1">
          <table:table-cell office:value-type="string" calcext:value-type="string">
            <text:p>https://www.justice.gov/epstein/files/DataSet%209/EFTA00221057</text:p>
          </table:table-cell>
        </table:table-row>
        <table:table-row table:style-name="ro1">
          <table:table-cell office:value-type="string" calcext:value-type="string">
            <text:p>https://www.justice.gov/epstein/files/DataSet%209/EFTA00239787</text:p>
          </table:table-cell>
        </table:table-row>
        <table:table-row table:style-name="ro1">
          <table:table-cell office:value-type="string" calcext:value-type="string">
            <text:p>https://www.justice.gov/epstein/files/DataSet%209/EFTA00242090</text:p>
          </table:table-cell>
        </table:table-row>
        <table:table-row table:style-name="ro1">
          <table:table-cell office:value-type="string" calcext:value-type="string">
            <text:p>https://www.justice.gov/epstein/files/DataSet%209/EFTA00276494</text:p>
          </table:table-cell>
        </table:table-row>
        <table:table-row table:style-name="ro1">
          <table:table-cell office:value-type="string" calcext:value-type="string">
            <text:p>https://www.justice.gov/epstein/files/DataSet%209/EFTA00276495</text:p>
          </table:table-cell>
        </table:table-row>
        <table:table-row table:style-name="ro1">
          <table:table-cell office:value-type="string" calcext:value-type="string">
            <text:p>https://www.justice.gov/epstein/files/DataSet%209/EFTA00276756</text:p>
          </table:table-cell>
        </table:table-row>
        <table:table-row table:style-name="ro1">
          <table:table-cell office:value-type="string" calcext:value-type="string">
            <text:p>https://www.justice.gov/epstein/files/DataSet%209/EFTA00276757</text:p>
          </table:table-cell>
        </table:table-row>
      </table:table>
      <table:table table:name="extensions" table:style-name="ta1">
        <table:table-column table:style-name="co3" table:default-cell-style-name="ce7"/>
        <table:table-row table:style-name="ro4">
          <table:table-cell office:value-type="string" calcext:value-type="string">
            <text:p>.avi</text:p>
          </table:table-cell>
        </table:table-row>
        <table:table-row table:style-name="ro4">
          <table:table-cell office:value-type="string" calcext:value-type="string">
            <text:p>.mp4</text:p>
          </table:table-cell>
        </table:table-row>
        <table:table-row table:style-name="ro4">
          <table:table-cell office:value-type="string" calcext:value-type="string">
            <text:p>.mkv</text:p>
          </table:table-cell>
        </table:table-row>
        <table:table-row table:style-name="ro4">
          <table:table-cell office:value-type="string" calcext:value-type="string">
            <text:p>.mov</text:p>
          </table:table-cell>
        </table:table-row>
        <table:table-row table:style-name="ro4">
          <table:table-cell office:value-type="string" calcext:value-type="string">
            <text:p>.wmv</text:p>
          </table:table-cell>
        </table:table-row>
        <table:table-row table:style-name="ro4">
          <table:table-cell office:value-type="string" calcext:value-type="string">
            <text:p>.flv</text:p>
          </table:table-cell>
        </table:table-row>
        <table:table-row table:style-name="ro4">
          <table:table-cell office:value-type="string" calcext:value-type="string">
            <text:p>.webm</text:p>
          </table:table-cell>
        </table:table-row>
        <table:table-row table:style-name="ro4">
          <table:table-cell office:value-type="string" calcext:value-type="string">
            <text:p>.mpg</text:p>
          </table:table-cell>
        </table:table-row>
        <table:table-row table:style-name="ro4">
          <table:table-cell office:value-type="string" calcext:value-type="string">
            <text:p>.mpeg</text:p>
          </table:table-cell>
        </table:table-row>
        <table:table-row table:style-name="ro4">
          <table:table-cell office:value-type="string" calcext:value-type="string">
            <text:p>.m4v</text:p>
          </table:table-cell>
        </table:table-row>
        <table:table-row table:style-name="ro4">
          <table:table-cell office:value-type="string" calcext:value-type="string">
            <text:p>.ogv</text:p>
          </table:table-cell>
        </table:table-row>
        <table:table-row table:style-name="ro4">
          <table:table-cell office:value-type="string" calcext:value-type="string">
            <text:p>.vob</text:p>
          </table:table-cell>
        </table:table-row>
        <table:table-row table:style-name="ro4">
          <table:table-cell office:value-type="string" calcext:value-type="string">
            <text:p>.3gp</text:p>
          </table:table-cell>
        </table:table-row>
        <table:table-row table:style-name="ro4">
          <table:table-cell office:value-type="string" calcext:value-type="string">
            <text:p>.ts</text:p>
          </table:table-cell>
        </table:table-row>
        <table:table-row table:style-name="ro4">
          <table:table-cell office:value-type="string" calcext:value-type="string">
            <text:p>.rm</text:p>
          </table:table-cell>
        </table:table-row>
        <table:table-row table:style-name="ro4">
          <table:table-cell office:value-type="string" calcext:value-type="string">
            <text:p>.asf</text:p>
          </table:table-cell>
        </table:table-row>
        <table:table-row table:style-name="ro4">
          <table:table-cell office:value-type="string" calcext:value-type="string">
            <text:p>.mp3</text:p>
          </table:table-cell>
        </table:table-row>
        <table:table-row table:style-name="ro4">
          <table:table-cell office:value-type="string" calcext:value-type="string">
            <text:p>.wav</text:p>
          </table:table-cell>
        </table:table-row>
        <table:table-row table:style-name="ro4">
          <table:table-cell office:value-type="string" calcext:value-type="string">
            <text:p>.aac</text:p>
          </table:table-cell>
        </table:table-row>
        <table:table-row table:style-name="ro4">
          <table:table-cell office:value-type="string" calcext:value-type="string">
            <text:p>.m4a</text:p>
          </table:table-cell>
        </table:table-row>
        <table:table-row table:style-name="ro4">
          <table:table-cell office:value-type="string" calcext:value-type="string">
            <text:p>.wma</text:p>
          </table:table-cell>
        </table:table-row>
        <table:table-row table:style-name="ro4">
          <table:table-cell office:value-type="string" calcext:value-type="string">
            <text:p>.ogg</text:p>
          </table:table-cell>
        </table:table-row>
        <table:table-row table:style-name="ro4">
          <table:table-cell office:value-type="string" calcext:value-type="string">
            <text:p>.flac</text:p>
          </table:table-cell>
        </table:table-row>
        <table:table-row table:style-name="ro4">
          <table:table-cell office:value-type="string" calcext:value-type="string">
            <text:p>.aiff</text:p>
          </table:table-cell>
        </table:table-row>
        <table:table-row table:style-name="ro4">
          <table:table-cell office:value-type="string" calcext:value-type="string">
            <text:p>.mid</text:p>
          </table:table-cell>
        </table:table-row>
        <table:table-row table:style-name="ro4">
          <table:table-cell office:value-type="string" calcext:value-type="string">
            <text:p>.midi</text:p>
          </table:table-cell>
        </table:table-row>
        <table:table-row table:style-name="ro4">
          <table:table-cell office:value-type="string" calcext:value-type="string">
            <text:p>.amr</text:p>
          </table:table-cell>
        </table:table-row>
        <table:table-row table:style-name="ro4">
          <table:table-cell office:value-type="string" calcext:value-type="string">
            <text:p>.ra</text:p>
          </table:table-cell>
        </table:table-row>
        <table:table-row table:style-name="ro4">
          <table:table-cell office:value-type="string" calcext:value-type="string">
            <text:p>.opus</text:p>
          </table:table-cell>
        </table:table-row>
        <table:table-row table:style-name="ro4">
          <table:table-cell office:value-type="string" calcext:value-type="string">
            <text:p>.jpg</text:p>
          </table:table-cell>
        </table:table-row>
        <table:table-row table:style-name="ro4">
          <table:table-cell office:value-type="string" calcext:value-type="string">
            <text:p>.jpeg</text:p>
          </table:table-cell>
        </table:table-row>
        <table:table-row table:style-name="ro4">
          <table:table-cell office:value-type="string" calcext:value-type="string">
            <text:p>.png</text:p>
          </table:table-cell>
        </table:table-row>
        <table:table-row table:style-name="ro4">
          <table:table-cell office:value-type="string" calcext:value-type="string">
            <text:p>.gif</text:p>
          </table:table-cell>
        </table:table-row>
        <table:table-row table:style-name="ro4">
          <table:table-cell office:value-type="string" calcext:value-type="string">
            <text:p>.bmp</text:p>
          </table:table-cell>
        </table:table-row>
        <table:table-row table:style-name="ro4">
          <table:table-cell office:value-type="string" calcext:value-type="string">
            <text:p>.tif</text:p>
          </table:table-cell>
        </table:table-row>
        <table:table-row table:style-name="ro4">
          <table:table-cell office:value-type="string" calcext:value-type="string">
            <text:p>.tiff</text:p>
          </table:table-cell>
        </table:table-row>
        <table:table-row table:style-name="ro4">
          <table:table-cell office:value-type="string" calcext:value-type="string">
            <text:p>.webp</text:p>
          </table:table-cell>
        </table:table-row>
        <table:table-row table:style-name="ro4">
          <table:table-cell office:value-type="string" calcext:value-type="string">
            <text:p>.heic</text:p>
          </table:table-cell>
        </table:table-row>
        <table:table-row table:style-name="ro4">
          <table:table-cell office:value-type="string" calcext:value-type="string">
            <text:p>.heif</text:p>
          </table:table-cell>
        </table:table-row>
        <table:table-row table:style-name="ro4">
          <table:table-cell office:value-type="string" calcext:value-type="string">
            <text:p>.psd</text:p>
          </table:table-cell>
        </table:table-row>
        <table:table-row table:style-name="ro4">
          <table:table-cell office:value-type="string" calcext:value-type="string">
            <text:p>.eps</text:p>
          </table:table-cell>
        </table:table-row>
        <table:table-row table:style-name="ro4">
          <table:table-cell office:value-type="string" calcext:value-type="string">
            <text:p>.raw</text:p>
          </table:table-cell>
        </table:table-row>
        <table:table-row table:style-name="ro4">
          <table:table-cell office:value-type="string" calcext:value-type="string">
            <text:p>.svg</text:p>
          </table:table-cell>
        </table:table-row>
        <table:table-row table:style-name="ro4">
          <table:table-cell office:value-type="string" calcext:value-type="string">
            <text:p>.pcx</text:p>
          </table:table-cell>
        </table:table-row>
        <table:table-row table:style-name="ro4">
          <table:table-cell office:value-type="string" calcext:value-type="string">
            <text:p>.doc</text:p>
          </table:table-cell>
        </table:table-row>
        <table:table-row table:style-name="ro4">
          <table:table-cell office:value-type="string" calcext:value-type="string">
            <text:p>.docx</text:p>
          </table:table-cell>
        </table:table-row>
        <table:table-row table:style-name="ro4">
          <table:table-cell office:value-type="string" calcext:value-type="string">
            <text:p>.docm</text:p>
          </table:table-cell>
        </table:table-row>
        <table:table-row table:style-name="ro4">
          <table:table-cell office:value-type="string" calcext:value-type="string">
            <text:p>.rtf</text:p>
          </table:table-cell>
        </table:table-row>
        <table:table-row table:style-name="ro4">
          <table:table-cell office:value-type="string" calcext:value-type="string">
            <text:p>.odt</text:p>
          </table:table-cell>
        </table:table-row>
        <table:table-row table:style-name="ro4">
          <table:table-cell office:value-type="string" calcext:value-type="string">
            <text:p>.txt</text:p>
          </table:table-cell>
        </table:table-row>
        <table:table-row table:style-name="ro4">
          <table:table-cell office:value-type="string" calcext:value-type="string">
            <text:p>.wps</text:p>
          </table:table-cell>
        </table:table-row>
        <table:table-row table:style-name="ro4">
          <table:table-cell office:value-type="string" calcext:value-type="string">
            <text:p>.dot</text:p>
          </table:table-cell>
        </table:table-row>
        <table:table-row table:style-name="ro4">
          <table:table-cell office:value-type="string" calcext:value-type="string">
            <text:p>.dotx</text:p>
          </table:table-cell>
        </table:table-row>
        <table:table-row table:style-name="ro4">
          <table:table-cell office:value-type="string" calcext:value-type="string">
            <text:p>.abw</text:p>
          </table:table-cell>
        </table:table-row>
        <table:table-row table:style-name="ro4">
          <table:table-cell office:value-type="string" calcext:value-type="string">
            <text:p>.ppt</text:p>
          </table:table-cell>
        </table:table-row>
        <table:table-row table:style-name="ro4">
          <table:table-cell office:value-type="string" calcext:value-type="string">
            <text:p>.pptx</text:p>
          </table:table-cell>
        </table:table-row>
        <table:table-row table:style-name="ro4">
          <table:table-cell office:value-type="string" calcext:value-type="string">
            <text:p>.pptm</text:p>
          </table:table-cell>
        </table:table-row>
        <table:table-row table:style-name="ro4">
          <table:table-cell office:value-type="string" calcext:value-type="string">
            <text:p>.pps</text:p>
          </table:table-cell>
        </table:table-row>
        <table:table-row table:style-name="ro4">
          <table:table-cell office:value-type="string" calcext:value-type="string">
            <text:p>.ppsx</text:p>
          </table:table-cell>
        </table:table-row>
        <table:table-row table:style-name="ro4">
          <table:table-cell office:value-type="string" calcext:value-type="string">
            <text:p>.pot</text:p>
          </table:table-cell>
        </table:table-row>
        <table:table-row table:style-name="ro4">
          <table:table-cell office:value-type="string" calcext:value-type="string">
            <text:p>.potx</text:p>
          </table:table-cell>
        </table:table-row>
        <table:table-row table:style-name="ro4">
          <table:table-cell office:value-type="string" calcext:value-type="string">
            <text:p>.odp</text:p>
          </table:table-cell>
        </table:table-row>
        <table:table-row table:style-name="ro4">
          <table:table-cell office:value-type="string" calcext:value-type="string">
            <text:p>.key</text:p>
          </table:table-cell>
        </table:table-row>
        <table:table-row table:style-name="ro4">
          <table:table-cell office:value-type="string" calcext:value-type="string">
            <text:p>.xls</text:p>
          </table:table-cell>
        </table:table-row>
        <table:table-row table:style-name="ro4">
          <table:table-cell office:value-type="string" calcext:value-type="string">
            <text:p>.xlsx</text:p>
          </table:table-cell>
        </table:table-row>
        <table:table-row table:style-name="ro4">
          <table:table-cell office:value-type="string" calcext:value-type="string">
            <text:p>.xlsm</text:p>
          </table:table-cell>
        </table:table-row>
        <table:table-row table:style-name="ro4">
          <table:table-cell office:value-type="string" calcext:value-type="string">
            <text:p>.xlt</text:p>
          </table:table-cell>
        </table:table-row>
        <table:table-row table:style-name="ro4">
          <table:table-cell office:value-type="string" calcext:value-type="string">
            <text:p>.xltx</text:p>
          </table:table-cell>
        </table:table-row>
        <table:table-row table:style-name="ro4">
          <table:table-cell office:value-type="string" calcext:value-type="string">
            <text:p>.ods</text:p>
          </table:table-cell>
        </table:table-row>
        <table:table-row table:style-name="ro4">
          <table:table-cell office:value-type="string" calcext:value-type="string">
            <text:p>.csv</text:p>
          </table:table-cell>
        </table:table-row>
        <table:table-row table:style-name="ro4">
          <table:table-cell office:value-type="string" calcext:value-type="string">
            <text:p>.numbers</text:p>
          </table:table-cell>
        </table:table-row>
        <table:table-row table:style-name="ro4">
          <table:table-cell office:value-type="string" calcext:value-type="string">
            <text:p>.wks</text:p>
          </table:table-cell>
        </table:table-row>
      </table:table>
      <table:table table:name="merged" table:style-name="ta1">
        <table:table-column table:style-name="co3" table:default-cell-style-name="Default"/>
        <table:table-row table:style-name="ro1">
          <table:table-cell office:value-type="string" calcext:value-type="string">
            <text:p>&lt;a href="https://www.justice.gov/epstein/files/DataSet%2010/EFTA01600794.avi"&gt;https://www.justice.gov/epstein/files/DataSet%2010/EFTA01600794.avi&lt;/a&gt;</text:p>
          </table:table-cell>
        </table:table-row>
        <table:table-row table:style-name="ro1">
          <table:table-cell office:value-type="string" calcext:value-type="string">
            <text:p>&lt;a href="https://www.justice.gov/epstein/files/DataSet%2010/EFTA01600794.mp4"&gt;https://www.justice.gov/epstein/files/DataSet%2010/EFTA01600794.mp4&lt;/a&gt;</text:p>
          </table:table-cell>
        </table:table-row>
        <table:table-row table:style-name="ro1">
          <table:table-cell office:value-type="string" calcext:value-type="string">
            <text:p>&lt;a href="https://www.justice.gov/epstein/files/DataSet%2010/EFTA01600794.mkv"&gt;https://www.justice.gov/epstein/files/DataSet%2010/EFTA01600794.mkv&lt;/a&gt;</text:p>
          </table:table-cell>
        </table:table-row>
        <table:table-row table:style-name="ro1">
          <table:table-cell office:value-type="string" calcext:value-type="string">
            <text:p>&lt;a href="https://www.justice.gov/epstein/files/DataSet%2010/EFTA01600794.mov"&gt;https://www.justice.gov/epstein/files/DataSet%2010/EFTA01600794.mov&lt;/a&gt;</text:p>
          </table:table-cell>
        </table:table-row>
        <table:table-row table:style-name="ro1">
          <table:table-cell office:value-type="string" calcext:value-type="string">
            <text:p>&lt;a href="https://www.justice.gov/epstein/files/DataSet%2010/EFTA01600794.wmv"&gt;https://www.justice.gov/epstein/files/DataSet%2010/EFTA01600794.wmv&lt;/a&gt;</text:p>
          </table:table-cell>
        </table:table-row>
        <table:table-row table:style-name="ro1">
          <table:table-cell office:value-type="string" calcext:value-type="string">
            <text:p>&lt;a href="https://www.justice.gov/epstein/files/DataSet%2010/EFTA01600794.flv"&gt;https://www.justice.gov/epstein/files/DataSet%2010/EFTA01600794.flv&lt;/a&gt;</text:p>
          </table:table-cell>
        </table:table-row>
        <table:table-row table:style-name="ro1">
          <table:table-cell office:value-type="string" calcext:value-type="string">
            <text:p>&lt;a href="https://www.justice.gov/epstein/files/DataSet%2010/EFTA01600794.webm"&gt;https://www.justice.gov/epstein/files/DataSet%2010/EFTA01600794.webm&lt;/a&gt;</text:p>
          </table:table-cell>
        </table:table-row>
        <table:table-row table:style-name="ro1">
          <table:table-cell office:value-type="string" calcext:value-type="string">
            <text:p>&lt;a href="https://www.justice.gov/epstein/files/DataSet%2010/EFTA01600794.mpg"&gt;https://www.justice.gov/epstein/files/DataSet%2010/EFTA01600794.mpg&lt;/a&gt;</text:p>
          </table:table-cell>
        </table:table-row>
        <table:table-row table:style-name="ro1">
          <table:table-cell office:value-type="string" calcext:value-type="string">
            <text:p>&lt;a href="https://www.justice.gov/epstein/files/DataSet%2010/EFTA01600794.mpeg"&gt;https://www.justice.gov/epstein/files/DataSet%2010/EFTA01600794.mpeg&lt;/a&gt;</text:p>
          </table:table-cell>
        </table:table-row>
        <table:table-row table:style-name="ro1">
          <table:table-cell office:value-type="string" calcext:value-type="string">
            <text:p>&lt;a href="https://www.justice.gov/epstein/files/DataSet%2010/EFTA01600794.m4v"&gt;https://www.justice.gov/epstein/files/DataSet%2010/EFTA01600794.m4v&lt;/a&gt;</text:p>
          </table:table-cell>
        </table:table-row>
        <table:table-row table:style-name="ro1">
          <table:table-cell office:value-type="string" calcext:value-type="string">
            <text:p>&lt;a href="https://www.justice.gov/epstein/files/DataSet%2010/EFTA01600794.ogv"&gt;https://www.justice.gov/epstein/files/DataSet%2010/EFTA01600794.ogv&lt;/a&gt;</text:p>
          </table:table-cell>
        </table:table-row>
        <table:table-row table:style-name="ro1">
          <table:table-cell office:value-type="string" calcext:value-type="string">
            <text:p>&lt;a href="https://www.justice.gov/epstein/files/DataSet%2010/EFTA01600794.vob"&gt;https://www.justice.gov/epstein/files/DataSet%2010/EFTA01600794.vob&lt;/a&gt;</text:p>
          </table:table-cell>
        </table:table-row>
        <table:table-row table:style-name="ro1">
          <table:table-cell office:value-type="string" calcext:value-type="string">
            <text:p>&lt;a href="https://www.justice.gov/epstein/files/DataSet%2010/EFTA01600794.3gp"&gt;https://www.justice.gov/epstein/files/DataSet%2010/EFTA01600794.3gp&lt;/a&gt;</text:p>
          </table:table-cell>
        </table:table-row>
        <table:table-row table:style-name="ro1">
          <table:table-cell office:value-type="string" calcext:value-type="string">
            <text:p>&lt;a href="https://www.justice.gov/epstein/files/DataSet%2010/EFTA01600794.ts"&gt;https://www.justice.gov/epstein/files/DataSet%2010/EFTA01600794.ts&lt;/a&gt;</text:p>
          </table:table-cell>
        </table:table-row>
        <table:table-row table:style-name="ro1">
          <table:table-cell office:value-type="string" calcext:value-type="string">
            <text:p>&lt;a href="https://www.justice.gov/epstein/files/DataSet%2010/EFTA01600794.rm"&gt;https://www.justice.gov/epstein/files/DataSet%2010/EFTA01600794.rm&lt;/a&gt;</text:p>
          </table:table-cell>
        </table:table-row>
        <table:table-row table:style-name="ro1">
          <table:table-cell office:value-type="string" calcext:value-type="string">
            <text:p>&lt;a href="https://www.justice.gov/epstein/files/DataSet%2010/EFTA01600794.asf"&gt;https://www.justice.gov/epstein/files/DataSet%2010/EFTA01600794.asf&lt;/a&gt;</text:p>
          </table:table-cell>
        </table:table-row>
        <table:table-row table:style-name="ro1">
          <table:table-cell office:value-type="string" calcext:value-type="string">
            <text:p>&lt;a href="https://www.justice.gov/epstein/files/DataSet%2010/EFTA01600794.mp3"&gt;https://www.justice.gov/epstein/files/DataSet%2010/EFTA01600794.mp3&lt;/a&gt;</text:p>
          </table:table-cell>
        </table:table-row>
        <table:table-row table:style-name="ro1">
          <table:table-cell office:value-type="string" calcext:value-type="string">
            <text:p>&lt;a href="https://www.justice.gov/epstein/files/DataSet%2010/EFTA01600794.wav"&gt;https://www.justice.gov/epstein/files/DataSet%2010/EFTA01600794.wav&lt;/a&gt;</text:p>
          </table:table-cell>
        </table:table-row>
        <table:table-row table:style-name="ro1">
          <table:table-cell office:value-type="string" calcext:value-type="string">
            <text:p>&lt;a href="https://www.justice.gov/epstein/files/DataSet%2010/EFTA01600794.aac"&gt;https://www.justice.gov/epstein/files/DataSet%2010/EFTA01600794.aac&lt;/a&gt;</text:p>
          </table:table-cell>
        </table:table-row>
        <table:table-row table:style-name="ro1">
          <table:table-cell office:value-type="string" calcext:value-type="string">
            <text:p>&lt;a href="https://www.justice.gov/epstein/files/DataSet%2010/EFTA01600794.m4a"&gt;https://www.justice.gov/epstein/files/DataSet%2010/EFTA01600794.m4a&lt;/a&gt;</text:p>
          </table:table-cell>
        </table:table-row>
        <table:table-row table:style-name="ro1">
          <table:table-cell office:value-type="string" calcext:value-type="string">
            <text:p>&lt;a href="https://www.justice.gov/epstein/files/DataSet%2010/EFTA01600794.wma"&gt;https://www.justice.gov/epstein/files/DataSet%2010/EFTA01600794.wma&lt;/a&gt;</text:p>
          </table:table-cell>
        </table:table-row>
        <table:table-row table:style-name="ro1">
          <table:table-cell office:value-type="string" calcext:value-type="string">
            <text:p>&lt;a href="https://www.justice.gov/epstein/files/DataSet%2010/EFTA01600794.ogg"&gt;https://www.justice.gov/epstein/files/DataSet%2010/EFTA01600794.ogg&lt;/a&gt;</text:p>
          </table:table-cell>
        </table:table-row>
        <table:table-row table:style-name="ro1">
          <table:table-cell office:value-type="string" calcext:value-type="string">
            <text:p>&lt;a href="https://www.justice.gov/epstein/files/DataSet%2010/EFTA01600794.flac"&gt;https://www.justice.gov/epstein/files/DataSet%2010/EFTA01600794.flac&lt;/a&gt;</text:p>
          </table:table-cell>
        </table:table-row>
        <table:table-row table:style-name="ro1">
          <table:table-cell office:value-type="string" calcext:value-type="string">
            <text:p>&lt;a href="https://www.justice.gov/epstein/files/DataSet%2010/EFTA01600794.aiff"&gt;https://www.justice.gov/epstein/files/DataSet%2010/EFTA01600794.aiff&lt;/a&gt;</text:p>
          </table:table-cell>
        </table:table-row>
        <table:table-row table:style-name="ro1">
          <table:table-cell office:value-type="string" calcext:value-type="string">
            <text:p>&lt;a href="https://www.justice.gov/epstein/files/DataSet%2010/EFTA01600794.mid"&gt;https://www.justice.gov/epstein/files/DataSet%2010/EFTA01600794.mid&lt;/a&gt;</text:p>
          </table:table-cell>
        </table:table-row>
        <table:table-row table:style-name="ro1">
          <table:table-cell office:value-type="string" calcext:value-type="string">
            <text:p>&lt;a href="https://www.justice.gov/epstein/files/DataSet%2010/EFTA01600794.midi"&gt;https://www.justice.gov/epstein/files/DataSet%2010/EFTA01600794.midi&lt;/a&gt;</text:p>
          </table:table-cell>
        </table:table-row>
        <table:table-row table:style-name="ro1">
          <table:table-cell office:value-type="string" calcext:value-type="string">
            <text:p>&lt;a href="https://www.justice.gov/epstein/files/DataSet%2010/EFTA01600794.amr"&gt;https://www.justice.gov/epstein/files/DataSet%2010/EFTA01600794.amr&lt;/a&gt;</text:p>
          </table:table-cell>
        </table:table-row>
        <table:table-row table:style-name="ro1">
          <table:table-cell office:value-type="string" calcext:value-type="string">
            <text:p>&lt;a href="https://www.justice.gov/epstein/files/DataSet%2010/EFTA01600794.ra"&gt;https://www.justice.gov/epstein/files/DataSet%2010/EFTA01600794.ra&lt;/a&gt;</text:p>
          </table:table-cell>
        </table:table-row>
        <table:table-row table:style-name="ro1">
          <table:table-cell office:value-type="string" calcext:value-type="string">
            <text:p>&lt;a href="https://www.justice.gov/epstein/files/DataSet%2010/EFTA01600794.opus"&gt;https://www.justice.gov/epstein/files/DataSet%2010/EFTA01600794.opus&lt;/a&gt;</text:p>
          </table:table-cell>
        </table:table-row>
        <table:table-row table:style-name="ro1">
          <table:table-cell office:value-type="string" calcext:value-type="string">
            <text:p>&lt;a href="https://www.justice.gov/epstein/files/DataSet%2010/EFTA01600794.jpg"&gt;https://www.justice.gov/epstein/files/DataSet%2010/EFTA01600794.jpg&lt;/a&gt;</text:p>
          </table:table-cell>
        </table:table-row>
        <table:table-row table:style-name="ro1">
          <table:table-cell office:value-type="string" calcext:value-type="string">
            <text:p>&lt;a href="https://www.justice.gov/epstein/files/DataSet%2010/EFTA01600794.jpeg"&gt;https://www.justice.gov/epstein/files/DataSet%2010/EFTA01600794.jpeg&lt;/a&gt;</text:p>
          </table:table-cell>
        </table:table-row>
        <table:table-row table:style-name="ro1">
          <table:table-cell office:value-type="string" calcext:value-type="string">
            <text:p>&lt;a href="https://www.justice.gov/epstein/files/DataSet%2010/EFTA01600794.png"&gt;https://www.justice.gov/epstein/files/DataSet%2010/EFTA01600794.png&lt;/a&gt;</text:p>
          </table:table-cell>
        </table:table-row>
        <table:table-row table:style-name="ro1">
          <table:table-cell office:value-type="string" calcext:value-type="string">
            <text:p>&lt;a href="https://www.justice.gov/epstein/files/DataSet%2010/EFTA01600794.gif"&gt;https://www.justice.gov/epstein/files/DataSet%2010/EFTA01600794.gif&lt;/a&gt;</text:p>
          </table:table-cell>
        </table:table-row>
        <table:table-row table:style-name="ro1">
          <table:table-cell office:value-type="string" calcext:value-type="string">
            <text:p>&lt;a href="https://www.justice.gov/epstein/files/DataSet%2010/EFTA01600794.bmp"&gt;https://www.justice.gov/epstein/files/DataSet%2010/EFTA01600794.bmp&lt;/a&gt;</text:p>
          </table:table-cell>
        </table:table-row>
        <table:table-row table:style-name="ro1">
          <table:table-cell office:value-type="string" calcext:value-type="string">
            <text:p>&lt;a href="https://www.justice.gov/epstein/files/DataSet%2010/EFTA01600794.tif"&gt;https://www.justice.gov/epstein/files/DataSet%2010/EFTA01600794.tif&lt;/a&gt;</text:p>
          </table:table-cell>
        </table:table-row>
        <table:table-row table:style-name="ro1">
          <table:table-cell office:value-type="string" calcext:value-type="string">
            <text:p>&lt;a href="https://www.justice.gov/epstein/files/DataSet%2010/EFTA01600794.tiff"&gt;https://www.justice.gov/epstein/files/DataSet%2010/EFTA01600794.tiff&lt;/a&gt;</text:p>
          </table:table-cell>
        </table:table-row>
        <table:table-row table:style-name="ro1">
          <table:table-cell office:value-type="string" calcext:value-type="string">
            <text:p>&lt;a href="https://www.justice.gov/epstein/files/DataSet%2010/EFTA01600794.webp"&gt;https://www.justice.gov/epstein/files/DataSet%2010/EFTA01600794.webp&lt;/a&gt;</text:p>
          </table:table-cell>
        </table:table-row>
        <table:table-row table:style-name="ro1">
          <table:table-cell office:value-type="string" calcext:value-type="string">
            <text:p>&lt;a href="https://www.justice.gov/epstein/files/DataSet%2010/EFTA01600794.heic"&gt;https://www.justice.gov/epstein/files/DataSet%2010/EFTA01600794.heic&lt;/a&gt;</text:p>
          </table:table-cell>
        </table:table-row>
        <table:table-row table:style-name="ro1">
          <table:table-cell office:value-type="string" calcext:value-type="string">
            <text:p>&lt;a href="https://www.justice.gov/epstein/files/DataSet%2010/EFTA01600794.heif"&gt;https://www.justice.gov/epstein/files/DataSet%2010/EFTA01600794.heif&lt;/a&gt;</text:p>
          </table:table-cell>
        </table:table-row>
        <table:table-row table:style-name="ro1">
          <table:table-cell office:value-type="string" calcext:value-type="string">
            <text:p>&lt;a href="https://www.justice.gov/epstein/files/DataSet%2010/EFTA01600794.psd"&gt;https://www.justice.gov/epstein/files/DataSet%2010/EFTA01600794.psd&lt;/a&gt;</text:p>
          </table:table-cell>
        </table:table-row>
        <table:table-row table:style-name="ro1">
          <table:table-cell office:value-type="string" calcext:value-type="string">
            <text:p>&lt;a href="https://www.justice.gov/epstein/files/DataSet%2010/EFTA01600794.eps"&gt;https://www.justice.gov/epstein/files/DataSet%2010/EFTA01600794.eps&lt;/a&gt;</text:p>
          </table:table-cell>
        </table:table-row>
        <table:table-row table:style-name="ro1">
          <table:table-cell office:value-type="string" calcext:value-type="string">
            <text:p>&lt;a href="https://www.justice.gov/epstein/files/DataSet%2010/EFTA01600794.raw"&gt;https://www.justice.gov/epstein/files/DataSet%2010/EFTA01600794.raw&lt;/a&gt;</text:p>
          </table:table-cell>
        </table:table-row>
        <table:table-row table:style-name="ro1">
          <table:table-cell office:value-type="string" calcext:value-type="string">
            <text:p>&lt;a href="https://www.justice.gov/epstein/files/DataSet%2010/EFTA01600794.svg"&gt;https://www.justice.gov/epstein/files/DataSet%2010/EFTA01600794.svg&lt;/a&gt;</text:p>
          </table:table-cell>
        </table:table-row>
        <table:table-row table:style-name="ro1">
          <table:table-cell office:value-type="string" calcext:value-type="string">
            <text:p>&lt;a href="https://www.justice.gov/epstein/files/DataSet%2010/EFTA01600794.pcx"&gt;https://www.justice.gov/epstein/files/DataSet%2010/EFTA01600794.pcx&lt;/a&gt;</text:p>
          </table:table-cell>
        </table:table-row>
        <table:table-row table:style-name="ro1">
          <table:table-cell office:value-type="string" calcext:value-type="string">
            <text:p>&lt;a href="https://www.justice.gov/epstein/files/DataSet%2010/EFTA01600794.doc"&gt;https://www.justice.gov/epstein/files/DataSet%2010/EFTA01600794.doc&lt;/a&gt;</text:p>
          </table:table-cell>
        </table:table-row>
        <table:table-row table:style-name="ro1">
          <table:table-cell office:value-type="string" calcext:value-type="string">
            <text:p>&lt;a href="https://www.justice.gov/epstein/files/DataSet%2010/EFTA01600794.docx"&gt;https://www.justice.gov/epstein/files/DataSet%2010/EFTA01600794.docx&lt;/a&gt;</text:p>
          </table:table-cell>
        </table:table-row>
        <table:table-row table:style-name="ro1">
          <table:table-cell office:value-type="string" calcext:value-type="string">
            <text:p>&lt;a href="https://www.justice.gov/epstein/files/DataSet%2010/EFTA01600794.docm"&gt;https://www.justice.gov/epstein/files/DataSet%2010/EFTA01600794.docm&lt;/a&gt;</text:p>
          </table:table-cell>
        </table:table-row>
        <table:table-row table:style-name="ro1">
          <table:table-cell office:value-type="string" calcext:value-type="string">
            <text:p>&lt;a href="https://www.justice.gov/epstein/files/DataSet%2010/EFTA01600794.rtf"&gt;https://www.justice.gov/epstein/files/DataSet%2010/EFTA01600794.rtf&lt;/a&gt;</text:p>
          </table:table-cell>
        </table:table-row>
        <table:table-row table:style-name="ro1">
          <table:table-cell office:value-type="string" calcext:value-type="string">
            <text:p>&lt;a href="https://www.justice.gov/epstein/files/DataSet%2010/EFTA01600794.odt"&gt;https://www.justice.gov/epstein/files/DataSet%2010/EFTA01600794.odt&lt;/a&gt;</text:p>
          </table:table-cell>
        </table:table-row>
        <table:table-row table:style-name="ro1">
          <table:table-cell office:value-type="string" calcext:value-type="string">
            <text:p>&lt;a href="https://www.justice.gov/epstein/files/DataSet%2010/EFTA01600794.txt"&gt;https://www.justice.gov/epstein/files/DataSet%2010/EFTA01600794.txt&lt;/a&gt;</text:p>
          </table:table-cell>
        </table:table-row>
        <table:table-row table:style-name="ro1">
          <table:table-cell office:value-type="string" calcext:value-type="string">
            <text:p>&lt;a href="https://www.justice.gov/epstein/files/DataSet%2010/EFTA01600794.wps"&gt;https://www.justice.gov/epstein/files/DataSet%2010/EFTA01600794.wps&lt;/a&gt;</text:p>
          </table:table-cell>
        </table:table-row>
        <table:table-row table:style-name="ro1">
          <table:table-cell office:value-type="string" calcext:value-type="string">
            <text:p>&lt;a href="https://www.justice.gov/epstein/files/DataSet%2010/EFTA01600794.dot"&gt;https://www.justice.gov/epstein/files/DataSet%2010/EFTA01600794.dot&lt;/a&gt;</text:p>
          </table:table-cell>
        </table:table-row>
        <table:table-row table:style-name="ro1">
          <table:table-cell office:value-type="string" calcext:value-type="string">
            <text:p>&lt;a href="https://www.justice.gov/epstein/files/DataSet%2010/EFTA01600794.dotx"&gt;https://www.justice.gov/epstein/files/DataSet%2010/EFTA01600794.dotx&lt;/a&gt;</text:p>
          </table:table-cell>
        </table:table-row>
        <table:table-row table:style-name="ro1">
          <table:table-cell office:value-type="string" calcext:value-type="string">
            <text:p>&lt;a href="https://www.justice.gov/epstein/files/DataSet%2010/EFTA01600794.abw"&gt;https://www.justice.gov/epstein/files/DataSet%2010/EFTA01600794.abw&lt;/a&gt;</text:p>
          </table:table-cell>
        </table:table-row>
        <table:table-row table:style-name="ro1">
          <table:table-cell office:value-type="string" calcext:value-type="string">
            <text:p>&lt;a href="https://www.justice.gov/epstein/files/DataSet%2010/EFTA01600794.ppt"&gt;https://www.justice.gov/epstein/files/DataSet%2010/EFTA01600794.ppt&lt;/a&gt;</text:p>
          </table:table-cell>
        </table:table-row>
        <table:table-row table:style-name="ro1">
          <table:table-cell office:value-type="string" calcext:value-type="string">
            <text:p>&lt;a href="https://www.justice.gov/epstein/files/DataSet%2010/EFTA01600794.pptx"&gt;https://www.justice.gov/epstein/files/DataSet%2010/EFTA01600794.pptx&lt;/a&gt;</text:p>
          </table:table-cell>
        </table:table-row>
        <table:table-row table:style-name="ro1">
          <table:table-cell office:value-type="string" calcext:value-type="string">
            <text:p>&lt;a href="https://www.justice.gov/epstein/files/DataSet%2010/EFTA01600794.pptm"&gt;https://www.justice.gov/epstein/files/DataSet%2010/EFTA01600794.pptm&lt;/a&gt;</text:p>
          </table:table-cell>
        </table:table-row>
        <table:table-row table:style-name="ro1">
          <table:table-cell office:value-type="string" calcext:value-type="string">
            <text:p>&lt;a href="https://www.justice.gov/epstein/files/DataSet%2010/EFTA01600794.pps"&gt;https://www.justice.gov/epstein/files/DataSet%2010/EFTA01600794.pps&lt;/a&gt;</text:p>
          </table:table-cell>
        </table:table-row>
        <table:table-row table:style-name="ro1">
          <table:table-cell office:value-type="string" calcext:value-type="string">
            <text:p>&lt;a href="https://www.justice.gov/epstein/files/DataSet%2010/EFTA01600794.ppsx"&gt;https://www.justice.gov/epstein/files/DataSet%2010/EFTA01600794.ppsx&lt;/a&gt;</text:p>
          </table:table-cell>
        </table:table-row>
        <table:table-row table:style-name="ro1">
          <table:table-cell office:value-type="string" calcext:value-type="string">
            <text:p>&lt;a href="https://www.justice.gov/epstein/files/DataSet%2010/EFTA01600794.pot"&gt;https://www.justice.gov/epstein/files/DataSet%2010/EFTA01600794.pot&lt;/a&gt;</text:p>
          </table:table-cell>
        </table:table-row>
        <table:table-row table:style-name="ro1">
          <table:table-cell office:value-type="string" calcext:value-type="string">
            <text:p>&lt;a href="https://www.justice.gov/epstein/files/DataSet%2010/EFTA01600794.potx"&gt;https://www.justice.gov/epstein/files/DataSet%2010/EFTA01600794.potx&lt;/a&gt;</text:p>
          </table:table-cell>
        </table:table-row>
        <table:table-row table:style-name="ro1">
          <table:table-cell office:value-type="string" calcext:value-type="string">
            <text:p>&lt;a href="https://www.justice.gov/epstein/files/DataSet%2010/EFTA01600794.odp"&gt;https://www.justice.gov/epstein/files/DataSet%2010/EFTA01600794.odp&lt;/a&gt;</text:p>
          </table:table-cell>
        </table:table-row>
        <table:table-row table:style-name="ro1">
          <table:table-cell office:value-type="string" calcext:value-type="string">
            <text:p>&lt;a href="https://www.justice.gov/epstein/files/DataSet%2010/EFTA01600794.key"&gt;https://www.justice.gov/epstein/files/DataSet%2010/EFTA01600794.key&lt;/a&gt;</text:p>
          </table:table-cell>
        </table:table-row>
        <table:table-row table:style-name="ro1">
          <table:table-cell office:value-type="string" calcext:value-type="string">
            <text:p>&lt;a href="https://www.justice.gov/epstein/files/DataSet%2010/EFTA01600794.xls"&gt;https://www.justice.gov/epstein/files/DataSet%2010/EFTA01600794.xls&lt;/a&gt;</text:p>
          </table:table-cell>
        </table:table-row>
        <table:table-row table:style-name="ro1">
          <table:table-cell office:value-type="string" calcext:value-type="string">
            <text:p>&lt;a href="https://www.justice.gov/epstein/files/DataSet%2010/EFTA01600794.xlsx"&gt;https://www.justice.gov/epstein/files/DataSet%2010/EFTA01600794.xlsx&lt;/a&gt;</text:p>
          </table:table-cell>
        </table:table-row>
        <table:table-row table:style-name="ro1">
          <table:table-cell office:value-type="string" calcext:value-type="string">
            <text:p>&lt;a href="https://www.justice.gov/epstein/files/DataSet%2010/EFTA01600794.xlsm"&gt;https://www.justice.gov/epstein/files/DataSet%2010/EFTA01600794.xlsm&lt;/a&gt;</text:p>
          </table:table-cell>
        </table:table-row>
        <table:table-row table:style-name="ro1">
          <table:table-cell office:value-type="string" calcext:value-type="string">
            <text:p>&lt;a href="https://www.justice.gov/epstein/files/DataSet%2010/EFTA01600794.xlt"&gt;https://www.justice.gov/epstein/files/DataSet%2010/EFTA01600794.xlt&lt;/a&gt;</text:p>
          </table:table-cell>
        </table:table-row>
        <table:table-row table:style-name="ro1">
          <table:table-cell office:value-type="string" calcext:value-type="string">
            <text:p>&lt;a href="https://www.justice.gov/epstein/files/DataSet%2010/EFTA01600794.xltx"&gt;https://www.justice.gov/epstein/files/DataSet%2010/EFTA01600794.xltx&lt;/a&gt;</text:p>
          </table:table-cell>
        </table:table-row>
        <table:table-row table:style-name="ro1">
          <table:table-cell office:value-type="string" calcext:value-type="string">
            <text:p>&lt;a href="https://www.justice.gov/epstein/files/DataSet%2010/EFTA01600794.ods"&gt;https://www.justice.gov/epstein/files/DataSet%2010/EFTA01600794.ods&lt;/a&gt;</text:p>
          </table:table-cell>
        </table:table-row>
        <table:table-row table:style-name="ro1">
          <table:table-cell office:value-type="string" calcext:value-type="string">
            <text:p>&lt;a href="https://www.justice.gov/epstein/files/DataSet%2010/EFTA01600794.csv"&gt;https://www.justice.gov/epstein/files/DataSet%2010/EFTA01600794.csv&lt;/a&gt;</text:p>
          </table:table-cell>
        </table:table-row>
        <table:table-row table:style-name="ro1">
          <table:table-cell office:value-type="string" calcext:value-type="string">
            <text:p>&lt;a href="https://www.justice.gov/epstein/files/DataSet%2010/EFTA01600794.numbers"&gt;https://www.justice.gov/epstein/files/DataSet%2010/EFTA01600794.numbers&lt;/a&gt;</text:p>
          </table:table-cell>
        </table:table-row>
        <table:table-row table:style-name="ro1">
          <table:table-cell office:value-type="string" calcext:value-type="string">
            <text:p>&lt;a href="https://www.justice.gov/epstein/files/DataSet%2010/EFTA01600794.wks"&gt;https://www.justice.gov/epstein/files/DataSet%2010/EFTA01600794.wks&lt;/a&gt;</text:p>
          </table:table-cell>
        </table:table-row>
        <table:table-row table:style-name="ro1">
          <table:table-cell office:value-type="string" calcext:value-type="string">
            <text:p>&lt;a href="https://www.justice.gov/epstein/files/DataSet%2010/EFTA01600795.avi"&gt;https://www.justice.gov/epstein/files/DataSet%2010/EFTA01600795.avi&lt;/a&gt;</text:p>
          </table:table-cell>
        </table:table-row>
        <table:table-row table:style-name="ro1">
          <table:table-cell office:value-type="string" calcext:value-type="string">
            <text:p>&lt;a href="https://www.justice.gov/epstein/files/DataSet%2010/EFTA01600795.mp4"&gt;https://www.justice.gov/epstein/files/DataSet%2010/EFTA01600795.mp4&lt;/a&gt;</text:p>
          </table:table-cell>
        </table:table-row>
        <table:table-row table:style-name="ro1">
          <table:table-cell office:value-type="string" calcext:value-type="string">
            <text:p>&lt;a href="https://www.justice.gov/epstein/files/DataSet%2010/EFTA01600795.mkv"&gt;https://www.justice.gov/epstein/files/DataSet%2010/EFTA01600795.mkv&lt;/a&gt;</text:p>
          </table:table-cell>
        </table:table-row>
        <table:table-row table:style-name="ro1">
          <table:table-cell office:value-type="string" calcext:value-type="string">
            <text:p>&lt;a href="https://www.justice.gov/epstein/files/DataSet%2010/EFTA01600795.mov"&gt;https://www.justice.gov/epstein/files/DataSet%2010/EFTA01600795.mov&lt;/a&gt;</text:p>
          </table:table-cell>
        </table:table-row>
        <table:table-row table:style-name="ro1">
          <table:table-cell office:value-type="string" calcext:value-type="string">
            <text:p>&lt;a href="https://www.justice.gov/epstein/files/DataSet%2010/EFTA01600795.wmv"&gt;https://www.justice.gov/epstein/files/DataSet%2010/EFTA01600795.wmv&lt;/a&gt;</text:p>
          </table:table-cell>
        </table:table-row>
        <table:table-row table:style-name="ro1">
          <table:table-cell office:value-type="string" calcext:value-type="string">
            <text:p>&lt;a href="https://www.justice.gov/epstein/files/DataSet%2010/EFTA01600795.flv"&gt;https://www.justice.gov/epstein/files/DataSet%2010/EFTA01600795.flv&lt;/a&gt;</text:p>
          </table:table-cell>
        </table:table-row>
        <table:table-row table:style-name="ro1">
          <table:table-cell office:value-type="string" calcext:value-type="string">
            <text:p>&lt;a href="https://www.justice.gov/epstein/files/DataSet%2010/EFTA01600795.webm"&gt;https://www.justice.gov/epstein/files/DataSet%2010/EFTA01600795.webm&lt;/a&gt;</text:p>
          </table:table-cell>
        </table:table-row>
        <table:table-row table:style-name="ro1">
          <table:table-cell office:value-type="string" calcext:value-type="string">
            <text:p>&lt;a href="https://www.justice.gov/epstein/files/DataSet%2010/EFTA01600795.mpg"&gt;https://www.justice.gov/epstein/files/DataSet%2010/EFTA01600795.mpg&lt;/a&gt;</text:p>
          </table:table-cell>
        </table:table-row>
        <table:table-row table:style-name="ro1">
          <table:table-cell office:value-type="string" calcext:value-type="string">
            <text:p>&lt;a href="https://www.justice.gov/epstein/files/DataSet%2010/EFTA01600795.mpeg"&gt;https://www.justice.gov/epstein/files/DataSet%2010/EFTA01600795.mpeg&lt;/a&gt;</text:p>
          </table:table-cell>
        </table:table-row>
        <table:table-row table:style-name="ro1">
          <table:table-cell office:value-type="string" calcext:value-type="string">
            <text:p>&lt;a href="https://www.justice.gov/epstein/files/DataSet%2010/EFTA01600795.m4v"&gt;https://www.justice.gov/epstein/files/DataSet%2010/EFTA01600795.m4v&lt;/a&gt;</text:p>
          </table:table-cell>
        </table:table-row>
        <table:table-row table:style-name="ro1">
          <table:table-cell office:value-type="string" calcext:value-type="string">
            <text:p>&lt;a href="https://www.justice.gov/epstein/files/DataSet%2010/EFTA01600795.ogv"&gt;https://www.justice.gov/epstein/files/DataSet%2010/EFTA01600795.ogv&lt;/a&gt;</text:p>
          </table:table-cell>
        </table:table-row>
        <table:table-row table:style-name="ro1">
          <table:table-cell office:value-type="string" calcext:value-type="string">
            <text:p>&lt;a href="https://www.justice.gov/epstein/files/DataSet%2010/EFTA01600795.vob"&gt;https://www.justice.gov/epstein/files/DataSet%2010/EFTA01600795.vob&lt;/a&gt;</text:p>
          </table:table-cell>
        </table:table-row>
        <table:table-row table:style-name="ro1">
          <table:table-cell office:value-type="string" calcext:value-type="string">
            <text:p>&lt;a href="https://www.justice.gov/epstein/files/DataSet%2010/EFTA01600795.3gp"&gt;https://www.justice.gov/epstein/files/DataSet%2010/EFTA01600795.3gp&lt;/a&gt;</text:p>
          </table:table-cell>
        </table:table-row>
        <table:table-row table:style-name="ro1">
          <table:table-cell office:value-type="string" calcext:value-type="string">
            <text:p>&lt;a href="https://www.justice.gov/epstein/files/DataSet%2010/EFTA01600795.ts"&gt;https://www.justice.gov/epstein/files/DataSet%2010/EFTA01600795.ts&lt;/a&gt;</text:p>
          </table:table-cell>
        </table:table-row>
        <table:table-row table:style-name="ro1">
          <table:table-cell office:value-type="string" calcext:value-type="string">
            <text:p>&lt;a href="https://www.justice.gov/epstein/files/DataSet%2010/EFTA01600795.rm"&gt;https://www.justice.gov/epstein/files/DataSet%2010/EFTA01600795.rm&lt;/a&gt;</text:p>
          </table:table-cell>
        </table:table-row>
        <table:table-row table:style-name="ro1">
          <table:table-cell office:value-type="string" calcext:value-type="string">
            <text:p>&lt;a href="https://www.justice.gov/epstein/files/DataSet%2010/EFTA01600795.asf"&gt;https://www.justice.gov/epstein/files/DataSet%2010/EFTA01600795.asf&lt;/a&gt;</text:p>
          </table:table-cell>
        </table:table-row>
        <table:table-row table:style-name="ro1">
          <table:table-cell office:value-type="string" calcext:value-type="string">
            <text:p>&lt;a href="https://www.justice.gov/epstein/files/DataSet%2010/EFTA01600795.mp3"&gt;https://www.justice.gov/epstein/files/DataSet%2010/EFTA01600795.mp3&lt;/a&gt;</text:p>
          </table:table-cell>
        </table:table-row>
        <table:table-row table:style-name="ro1">
          <table:table-cell office:value-type="string" calcext:value-type="string">
            <text:p>&lt;a href="https://www.justice.gov/epstein/files/DataSet%2010/EFTA01600795.wav"&gt;https://www.justice.gov/epstein/files/DataSet%2010/EFTA01600795.wav&lt;/a&gt;</text:p>
          </table:table-cell>
        </table:table-row>
        <table:table-row table:style-name="ro1">
          <table:table-cell office:value-type="string" calcext:value-type="string">
            <text:p>&lt;a href="https://www.justice.gov/epstein/files/DataSet%2010/EFTA01600795.aac"&gt;https://www.justice.gov/epstein/files/DataSet%2010/EFTA01600795.aac&lt;/a&gt;</text:p>
          </table:table-cell>
        </table:table-row>
        <table:table-row table:style-name="ro1">
          <table:table-cell office:value-type="string" calcext:value-type="string">
            <text:p>&lt;a href="https://www.justice.gov/epstein/files/DataSet%2010/EFTA01600795.m4a"&gt;https://www.justice.gov/epstein/files/DataSet%2010/EFTA01600795.m4a&lt;/a&gt;</text:p>
          </table:table-cell>
        </table:table-row>
        <table:table-row table:style-name="ro1">
          <table:table-cell office:value-type="string" calcext:value-type="string">
            <text:p>&lt;a href="https://www.justice.gov/epstein/files/DataSet%2010/EFTA01600795.wma"&gt;https://www.justice.gov/epstein/files/DataSet%2010/EFTA01600795.wma&lt;/a&gt;</text:p>
          </table:table-cell>
        </table:table-row>
        <table:table-row table:style-name="ro1">
          <table:table-cell office:value-type="string" calcext:value-type="string">
            <text:p>&lt;a href="https://www.justice.gov/epstein/files/DataSet%2010/EFTA01600795.ogg"&gt;https://www.justice.gov/epstein/files/DataSet%2010/EFTA01600795.ogg&lt;/a&gt;</text:p>
          </table:table-cell>
        </table:table-row>
        <table:table-row table:style-name="ro1">
          <table:table-cell office:value-type="string" calcext:value-type="string">
            <text:p>&lt;a href="https://www.justice.gov/epstein/files/DataSet%2010/EFTA01600795.flac"&gt;https://www.justice.gov/epstein/files/DataSet%2010/EFTA01600795.flac&lt;/a&gt;</text:p>
          </table:table-cell>
        </table:table-row>
        <table:table-row table:style-name="ro1">
          <table:table-cell office:value-type="string" calcext:value-type="string">
            <text:p>&lt;a href="https://www.justice.gov/epstein/files/DataSet%2010/EFTA01600795.aiff"&gt;https://www.justice.gov/epstein/files/DataSet%2010/EFTA01600795.aiff&lt;/a&gt;</text:p>
          </table:table-cell>
        </table:table-row>
        <table:table-row table:style-name="ro1">
          <table:table-cell office:value-type="string" calcext:value-type="string">
            <text:p>&lt;a href="https://www.justice.gov/epstein/files/DataSet%2010/EFTA01600795.mid"&gt;https://www.justice.gov/epstein/files/DataSet%2010/EFTA01600795.mid&lt;/a&gt;</text:p>
          </table:table-cell>
        </table:table-row>
        <table:table-row table:style-name="ro1">
          <table:table-cell office:value-type="string" calcext:value-type="string">
            <text:p>&lt;a href="https://www.justice.gov/epstein/files/DataSet%2010/EFTA01600795.midi"&gt;https://www.justice.gov/epstein/files/DataSet%2010/EFTA01600795.midi&lt;/a&gt;</text:p>
          </table:table-cell>
        </table:table-row>
        <table:table-row table:style-name="ro1">
          <table:table-cell office:value-type="string" calcext:value-type="string">
            <text:p>&lt;a href="https://www.justice.gov/epstein/files/DataSet%2010/EFTA01600795.amr"&gt;https://www.justice.gov/epstein/files/DataSet%2010/EFTA01600795.amr&lt;/a&gt;</text:p>
          </table:table-cell>
        </table:table-row>
        <table:table-row table:style-name="ro1">
          <table:table-cell office:value-type="string" calcext:value-type="string">
            <text:p>&lt;a href="https://www.justice.gov/epstein/files/DataSet%2010/EFTA01600795.ra"&gt;https://www.justice.gov/epstein/files/DataSet%2010/EFTA01600795.ra&lt;/a&gt;</text:p>
          </table:table-cell>
        </table:table-row>
        <table:table-row table:style-name="ro1">
          <table:table-cell office:value-type="string" calcext:value-type="string">
            <text:p>&lt;a href="https://www.justice.gov/epstein/files/DataSet%2010/EFTA01600795.opus"&gt;https://www.justice.gov/epstein/files/DataSet%2010/EFTA01600795.opus&lt;/a&gt;</text:p>
          </table:table-cell>
        </table:table-row>
        <table:table-row table:style-name="ro1">
          <table:table-cell office:value-type="string" calcext:value-type="string">
            <text:p>&lt;a href="https://www.justice.gov/epstein/files/DataSet%2010/EFTA01600795.jpg"&gt;https://www.justice.gov/epstein/files/DataSet%2010/EFTA01600795.jpg&lt;/a&gt;</text:p>
          </table:table-cell>
        </table:table-row>
        <table:table-row table:style-name="ro1">
          <table:table-cell office:value-type="string" calcext:value-type="string">
            <text:p>&lt;a href="https://www.justice.gov/epstein/files/DataSet%2010/EFTA01600795.jpeg"&gt;https://www.justice.gov/epstein/files/DataSet%2010/EFTA01600795.jpeg&lt;/a&gt;</text:p>
          </table:table-cell>
        </table:table-row>
        <table:table-row table:style-name="ro1">
          <table:table-cell office:value-type="string" calcext:value-type="string">
            <text:p>&lt;a href="https://www.justice.gov/epstein/files/DataSet%2010/EFTA01600795.png"&gt;https://www.justice.gov/epstein/files/DataSet%2010/EFTA01600795.png&lt;/a&gt;</text:p>
          </table:table-cell>
        </table:table-row>
        <table:table-row table:style-name="ro1">
          <table:table-cell office:value-type="string" calcext:value-type="string">
            <text:p>&lt;a href="https://www.justice.gov/epstein/files/DataSet%2010/EFTA01600795.gif"&gt;https://www.justice.gov/epstein/files/DataSet%2010/EFTA01600795.gif&lt;/a&gt;</text:p>
          </table:table-cell>
        </table:table-row>
        <table:table-row table:style-name="ro1">
          <table:table-cell office:value-type="string" calcext:value-type="string">
            <text:p>&lt;a href="https://www.justice.gov/epstein/files/DataSet%2010/EFTA01600795.bmp"&gt;https://www.justice.gov/epstein/files/DataSet%2010/EFTA01600795.bmp&lt;/a&gt;</text:p>
          </table:table-cell>
        </table:table-row>
        <table:table-row table:style-name="ro1">
          <table:table-cell office:value-type="string" calcext:value-type="string">
            <text:p>&lt;a href="https://www.justice.gov/epstein/files/DataSet%2010/EFTA01600795.tif"&gt;https://www.justice.gov/epstein/files/DataSet%2010/EFTA01600795.tif&lt;/a&gt;</text:p>
          </table:table-cell>
        </table:table-row>
        <table:table-row table:style-name="ro1">
          <table:table-cell office:value-type="string" calcext:value-type="string">
            <text:p>&lt;a href="https://www.justice.gov/epstein/files/DataSet%2010/EFTA01600795.tiff"&gt;https://www.justice.gov/epstein/files/DataSet%2010/EFTA01600795.tiff&lt;/a&gt;</text:p>
          </table:table-cell>
        </table:table-row>
        <table:table-row table:style-name="ro1">
          <table:table-cell office:value-type="string" calcext:value-type="string">
            <text:p>&lt;a href="https://www.justice.gov/epstein/files/DataSet%2010/EFTA01600795.webp"&gt;https://www.justice.gov/epstein/files/DataSet%2010/EFTA01600795.webp&lt;/a&gt;</text:p>
          </table:table-cell>
        </table:table-row>
        <table:table-row table:style-name="ro1">
          <table:table-cell office:value-type="string" calcext:value-type="string">
            <text:p>&lt;a href="https://www.justice.gov/epstein/files/DataSet%2010/EFTA01600795.heic"&gt;https://www.justice.gov/epstein/files/DataSet%2010/EFTA01600795.heic&lt;/a&gt;</text:p>
          </table:table-cell>
        </table:table-row>
        <table:table-row table:style-name="ro1">
          <table:table-cell office:value-type="string" calcext:value-type="string">
            <text:p>&lt;a href="https://www.justice.gov/epstein/files/DataSet%2010/EFTA01600795.heif"&gt;https://www.justice.gov/epstein/files/DataSet%2010/EFTA01600795.heif&lt;/a&gt;</text:p>
          </table:table-cell>
        </table:table-row>
        <table:table-row table:style-name="ro1">
          <table:table-cell office:value-type="string" calcext:value-type="string">
            <text:p>&lt;a href="https://www.justice.gov/epstein/files/DataSet%2010/EFTA01600795.psd"&gt;https://www.justice.gov/epstein/files/DataSet%2010/EFTA01600795.psd&lt;/a&gt;</text:p>
          </table:table-cell>
        </table:table-row>
        <table:table-row table:style-name="ro1">
          <table:table-cell office:value-type="string" calcext:value-type="string">
            <text:p>&lt;a href="https://www.justice.gov/epstein/files/DataSet%2010/EFTA01600795.eps"&gt;https://www.justice.gov/epstein/files/DataSet%2010/EFTA01600795.eps&lt;/a&gt;</text:p>
          </table:table-cell>
        </table:table-row>
        <table:table-row table:style-name="ro1">
          <table:table-cell office:value-type="string" calcext:value-type="string">
            <text:p>&lt;a href="https://www.justice.gov/epstein/files/DataSet%2010/EFTA01600795.raw"&gt;https://www.justice.gov/epstein/files/DataSet%2010/EFTA01600795.raw&lt;/a&gt;</text:p>
          </table:table-cell>
        </table:table-row>
        <table:table-row table:style-name="ro1">
          <table:table-cell office:value-type="string" calcext:value-type="string">
            <text:p>&lt;a href="https://www.justice.gov/epstein/files/DataSet%2010/EFTA01600795.svg"&gt;https://www.justice.gov/epstein/files/DataSet%2010/EFTA01600795.svg&lt;/a&gt;</text:p>
          </table:table-cell>
        </table:table-row>
        <table:table-row table:style-name="ro1">
          <table:table-cell office:value-type="string" calcext:value-type="string">
            <text:p>&lt;a href="https://www.justice.gov/epstein/files/DataSet%2010/EFTA01600795.pcx"&gt;https://www.justice.gov/epstein/files/DataSet%2010/EFTA01600795.pcx&lt;/a&gt;</text:p>
          </table:table-cell>
        </table:table-row>
        <table:table-row table:style-name="ro1">
          <table:table-cell office:value-type="string" calcext:value-type="string">
            <text:p>&lt;a href="https://www.justice.gov/epstein/files/DataSet%2010/EFTA01600795.doc"&gt;https://www.justice.gov/epstein/files/DataSet%2010/EFTA01600795.doc&lt;/a&gt;</text:p>
          </table:table-cell>
        </table:table-row>
        <table:table-row table:style-name="ro1">
          <table:table-cell office:value-type="string" calcext:value-type="string">
            <text:p>&lt;a href="https://www.justice.gov/epstein/files/DataSet%2010/EFTA01600795.docx"&gt;https://www.justice.gov/epstein/files/DataSet%2010/EFTA01600795.docx&lt;/a&gt;</text:p>
          </table:table-cell>
        </table:table-row>
        <table:table-row table:style-name="ro1">
          <table:table-cell office:value-type="string" calcext:value-type="string">
            <text:p>&lt;a href="https://www.justice.gov/epstein/files/DataSet%2010/EFTA01600795.docm"&gt;https://www.justice.gov/epstein/files/DataSet%2010/EFTA01600795.docm&lt;/a&gt;</text:p>
          </table:table-cell>
        </table:table-row>
        <table:table-row table:style-name="ro1">
          <table:table-cell office:value-type="string" calcext:value-type="string">
            <text:p>&lt;a href="https://www.justice.gov/epstein/files/DataSet%2010/EFTA01600795.rtf"&gt;https://www.justice.gov/epstein/files/DataSet%2010/EFTA01600795.rtf&lt;/a&gt;</text:p>
          </table:table-cell>
        </table:table-row>
        <table:table-row table:style-name="ro1">
          <table:table-cell office:value-type="string" calcext:value-type="string">
            <text:p>&lt;a href="https://www.justice.gov/epstein/files/DataSet%2010/EFTA01600795.odt"&gt;https://www.justice.gov/epstein/files/DataSet%2010/EFTA01600795.odt&lt;/a&gt;</text:p>
          </table:table-cell>
        </table:table-row>
        <table:table-row table:style-name="ro1">
          <table:table-cell office:value-type="string" calcext:value-type="string">
            <text:p>&lt;a href="https://www.justice.gov/epstein/files/DataSet%2010/EFTA01600795.txt"&gt;https://www.justice.gov/epstein/files/DataSet%2010/EFTA01600795.txt&lt;/a&gt;</text:p>
          </table:table-cell>
        </table:table-row>
        <table:table-row table:style-name="ro1">
          <table:table-cell office:value-type="string" calcext:value-type="string">
            <text:p>&lt;a href="https://www.justice.gov/epstein/files/DataSet%2010/EFTA01600795.wps"&gt;https://www.justice.gov/epstein/files/DataSet%2010/EFTA01600795.wps&lt;/a&gt;</text:p>
          </table:table-cell>
        </table:table-row>
        <table:table-row table:style-name="ro1">
          <table:table-cell office:value-type="string" calcext:value-type="string">
            <text:p>&lt;a href="https://www.justice.gov/epstein/files/DataSet%2010/EFTA01600795.dot"&gt;https://www.justice.gov/epstein/files/DataSet%2010/EFTA01600795.dot&lt;/a&gt;</text:p>
          </table:table-cell>
        </table:table-row>
        <table:table-row table:style-name="ro1">
          <table:table-cell office:value-type="string" calcext:value-type="string">
            <text:p>&lt;a href="https://www.justice.gov/epstein/files/DataSet%2010/EFTA01600795.dotx"&gt;https://www.justice.gov/epstein/files/DataSet%2010/EFTA01600795.dotx&lt;/a&gt;</text:p>
          </table:table-cell>
        </table:table-row>
        <table:table-row table:style-name="ro1">
          <table:table-cell office:value-type="string" calcext:value-type="string">
            <text:p>&lt;a href="https://www.justice.gov/epstein/files/DataSet%2010/EFTA01600795.abw"&gt;https://www.justice.gov/epstein/files/DataSet%2010/EFTA01600795.abw&lt;/a&gt;</text:p>
          </table:table-cell>
        </table:table-row>
        <table:table-row table:style-name="ro1">
          <table:table-cell office:value-type="string" calcext:value-type="string">
            <text:p>&lt;a href="https://www.justice.gov/epstein/files/DataSet%2010/EFTA01600795.ppt"&gt;https://www.justice.gov/epstein/files/DataSet%2010/EFTA01600795.ppt&lt;/a&gt;</text:p>
          </table:table-cell>
        </table:table-row>
        <table:table-row table:style-name="ro1">
          <table:table-cell office:value-type="string" calcext:value-type="string">
            <text:p>&lt;a href="https://www.justice.gov/epstein/files/DataSet%2010/EFTA01600795.pptx"&gt;https://www.justice.gov/epstein/files/DataSet%2010/EFTA01600795.pptx&lt;/a&gt;</text:p>
          </table:table-cell>
        </table:table-row>
        <table:table-row table:style-name="ro1">
          <table:table-cell office:value-type="string" calcext:value-type="string">
            <text:p>&lt;a href="https://www.justice.gov/epstein/files/DataSet%2010/EFTA01600795.pptm"&gt;https://www.justice.gov/epstein/files/DataSet%2010/EFTA01600795.pptm&lt;/a&gt;</text:p>
          </table:table-cell>
        </table:table-row>
        <table:table-row table:style-name="ro1">
          <table:table-cell office:value-type="string" calcext:value-type="string">
            <text:p>&lt;a href="https://www.justice.gov/epstein/files/DataSet%2010/EFTA01600795.pps"&gt;https://www.justice.gov/epstein/files/DataSet%2010/EFTA01600795.pps&lt;/a&gt;</text:p>
          </table:table-cell>
        </table:table-row>
        <table:table-row table:style-name="ro1">
          <table:table-cell office:value-type="string" calcext:value-type="string">
            <text:p>&lt;a href="https://www.justice.gov/epstein/files/DataSet%2010/EFTA01600795.ppsx"&gt;https://www.justice.gov/epstein/files/DataSet%2010/EFTA01600795.ppsx&lt;/a&gt;</text:p>
          </table:table-cell>
        </table:table-row>
        <table:table-row table:style-name="ro1">
          <table:table-cell office:value-type="string" calcext:value-type="string">
            <text:p>&lt;a href="https://www.justice.gov/epstein/files/DataSet%2010/EFTA01600795.pot"&gt;https://www.justice.gov/epstein/files/DataSet%2010/EFTA01600795.pot&lt;/a&gt;</text:p>
          </table:table-cell>
        </table:table-row>
        <table:table-row table:style-name="ro1">
          <table:table-cell office:value-type="string" calcext:value-type="string">
            <text:p>&lt;a href="https://www.justice.gov/epstein/files/DataSet%2010/EFTA01600795.potx"&gt;https://www.justice.gov/epstein/files/DataSet%2010/EFTA01600795.potx&lt;/a&gt;</text:p>
          </table:table-cell>
        </table:table-row>
        <table:table-row table:style-name="ro1">
          <table:table-cell office:value-type="string" calcext:value-type="string">
            <text:p>&lt;a href="https://www.justice.gov/epstein/files/DataSet%2010/EFTA01600795.odp"&gt;https://www.justice.gov/epstein/files/DataSet%2010/EFTA01600795.odp&lt;/a&gt;</text:p>
          </table:table-cell>
        </table:table-row>
        <table:table-row table:style-name="ro1">
          <table:table-cell office:value-type="string" calcext:value-type="string">
            <text:p>&lt;a href="https://www.justice.gov/epstein/files/DataSet%2010/EFTA01600795.key"&gt;https://www.justice.gov/epstein/files/DataSet%2010/EFTA01600795.key&lt;/a&gt;</text:p>
          </table:table-cell>
        </table:table-row>
        <table:table-row table:style-name="ro1">
          <table:table-cell office:value-type="string" calcext:value-type="string">
            <text:p>&lt;a href="https://www.justice.gov/epstein/files/DataSet%2010/EFTA01600795.xls"&gt;https://www.justice.gov/epstein/files/DataSet%2010/EFTA01600795.xls&lt;/a&gt;</text:p>
          </table:table-cell>
        </table:table-row>
        <table:table-row table:style-name="ro1">
          <table:table-cell office:value-type="string" calcext:value-type="string">
            <text:p>&lt;a href="https://www.justice.gov/epstein/files/DataSet%2010/EFTA01600795.xlsx"&gt;https://www.justice.gov/epstein/files/DataSet%2010/EFTA01600795.xlsx&lt;/a&gt;</text:p>
          </table:table-cell>
        </table:table-row>
        <table:table-row table:style-name="ro1">
          <table:table-cell office:value-type="string" calcext:value-type="string">
            <text:p>&lt;a href="https://www.justice.gov/epstein/files/DataSet%2010/EFTA01600795.xlsm"&gt;https://www.justice.gov/epstein/files/DataSet%2010/EFTA01600795.xlsm&lt;/a&gt;</text:p>
          </table:table-cell>
        </table:table-row>
        <table:table-row table:style-name="ro1">
          <table:table-cell office:value-type="string" calcext:value-type="string">
            <text:p>&lt;a href="https://www.justice.gov/epstein/files/DataSet%2010/EFTA01600795.xlt"&gt;https://www.justice.gov/epstein/files/DataSet%2010/EFTA01600795.xlt&lt;/a&gt;</text:p>
          </table:table-cell>
        </table:table-row>
        <table:table-row table:style-name="ro1">
          <table:table-cell office:value-type="string" calcext:value-type="string">
            <text:p>&lt;a href="https://www.justice.gov/epstein/files/DataSet%2010/EFTA01600795.xltx"&gt;https://www.justice.gov/epstein/files/DataSet%2010/EFTA01600795.xltx&lt;/a&gt;</text:p>
          </table:table-cell>
        </table:table-row>
        <table:table-row table:style-name="ro1">
          <table:table-cell office:value-type="string" calcext:value-type="string">
            <text:p>&lt;a href="https://www.justice.gov/epstein/files/DataSet%2010/EFTA01600795.ods"&gt;https://www.justice.gov/epstein/files/DataSet%2010/EFTA01600795.ods&lt;/a&gt;</text:p>
          </table:table-cell>
        </table:table-row>
        <table:table-row table:style-name="ro1">
          <table:table-cell office:value-type="string" calcext:value-type="string">
            <text:p>&lt;a href="https://www.justice.gov/epstein/files/DataSet%2010/EFTA01600795.csv"&gt;https://www.justice.gov/epstein/files/DataSet%2010/EFTA01600795.csv&lt;/a&gt;</text:p>
          </table:table-cell>
        </table:table-row>
        <table:table-row table:style-name="ro1">
          <table:table-cell office:value-type="string" calcext:value-type="string">
            <text:p>&lt;a href="https://www.justice.gov/epstein/files/DataSet%2010/EFTA01600795.numbers"&gt;https://www.justice.gov/epstein/files/DataSet%2010/EFTA01600795.numbers&lt;/a&gt;</text:p>
          </table:table-cell>
        </table:table-row>
        <table:table-row table:style-name="ro1">
          <table:table-cell office:value-type="string" calcext:value-type="string">
            <text:p>&lt;a href="https://www.justice.gov/epstein/files/DataSet%2010/EFTA01600795.wks"&gt;https://www.justice.gov/epstein/files/DataSet%2010/EFTA01600795.wks&lt;/a&gt;</text:p>
          </table:table-cell>
        </table:table-row>
        <table:table-row table:style-name="ro1">
          <table:table-cell office:value-type="string" calcext:value-type="string">
            <text:p>&lt;a href="https://www.justice.gov/epstein/files/DataSet%2010/EFTA01600799.avi"&gt;https://www.justice.gov/epstein/files/DataSet%2010/EFTA01600799.avi&lt;/a&gt;</text:p>
          </table:table-cell>
        </table:table-row>
        <table:table-row table:style-name="ro1">
          <table:table-cell office:value-type="string" calcext:value-type="string">
            <text:p>&lt;a href="https://www.justice.gov/epstein/files/DataSet%2010/EFTA01600799.mp4"&gt;https://www.justice.gov/epstein/files/DataSet%2010/EFTA01600799.mp4&lt;/a&gt;</text:p>
          </table:table-cell>
        </table:table-row>
        <table:table-row table:style-name="ro1">
          <table:table-cell office:value-type="string" calcext:value-type="string">
            <text:p>&lt;a href="https://www.justice.gov/epstein/files/DataSet%2010/EFTA01600799.mkv"&gt;https://www.justice.gov/epstein/files/DataSet%2010/EFTA01600799.mkv&lt;/a&gt;</text:p>
          </table:table-cell>
        </table:table-row>
        <table:table-row table:style-name="ro1">
          <table:table-cell office:value-type="string" calcext:value-type="string">
            <text:p>&lt;a href="https://www.justice.gov/epstein/files/DataSet%2010/EFTA01600799.mov"&gt;https://www.justice.gov/epstein/files/DataSet%2010/EFTA01600799.mov&lt;/a&gt;</text:p>
          </table:table-cell>
        </table:table-row>
        <table:table-row table:style-name="ro1">
          <table:table-cell office:value-type="string" calcext:value-type="string">
            <text:p>&lt;a href="https://www.justice.gov/epstein/files/DataSet%2010/EFTA01600799.wmv"&gt;https://www.justice.gov/epstein/files/DataSet%2010/EFTA01600799.wmv&lt;/a&gt;</text:p>
          </table:table-cell>
        </table:table-row>
        <table:table-row table:style-name="ro1">
          <table:table-cell office:value-type="string" calcext:value-type="string">
            <text:p>&lt;a href="https://www.justice.gov/epstein/files/DataSet%2010/EFTA01600799.flv"&gt;https://www.justice.gov/epstein/files/DataSet%2010/EFTA01600799.flv&lt;/a&gt;</text:p>
          </table:table-cell>
        </table:table-row>
        <table:table-row table:style-name="ro1">
          <table:table-cell office:value-type="string" calcext:value-type="string">
            <text:p>&lt;a href="https://www.justice.gov/epstein/files/DataSet%2010/EFTA01600799.webm"&gt;https://www.justice.gov/epstein/files/DataSet%2010/EFTA01600799.webm&lt;/a&gt;</text:p>
          </table:table-cell>
        </table:table-row>
        <table:table-row table:style-name="ro1">
          <table:table-cell office:value-type="string" calcext:value-type="string">
            <text:p>&lt;a href="https://www.justice.gov/epstein/files/DataSet%2010/EFTA01600799.mpg"&gt;https://www.justice.gov/epstein/files/DataSet%2010/EFTA01600799.mpg&lt;/a&gt;</text:p>
          </table:table-cell>
        </table:table-row>
        <table:table-row table:style-name="ro1">
          <table:table-cell office:value-type="string" calcext:value-type="string">
            <text:p>&lt;a href="https://www.justice.gov/epstein/files/DataSet%2010/EFTA01600799.mpeg"&gt;https://www.justice.gov/epstein/files/DataSet%2010/EFTA01600799.mpeg&lt;/a&gt;</text:p>
          </table:table-cell>
        </table:table-row>
        <table:table-row table:style-name="ro1">
          <table:table-cell office:value-type="string" calcext:value-type="string">
            <text:p>&lt;a href="https://www.justice.gov/epstein/files/DataSet%2010/EFTA01600799.m4v"&gt;https://www.justice.gov/epstein/files/DataSet%2010/EFTA01600799.m4v&lt;/a&gt;</text:p>
          </table:table-cell>
        </table:table-row>
        <table:table-row table:style-name="ro1">
          <table:table-cell office:value-type="string" calcext:value-type="string">
            <text:p>&lt;a href="https://www.justice.gov/epstein/files/DataSet%2010/EFTA01600799.ogv"&gt;https://www.justice.gov/epstein/files/DataSet%2010/EFTA01600799.ogv&lt;/a&gt;</text:p>
          </table:table-cell>
        </table:table-row>
        <table:table-row table:style-name="ro1">
          <table:table-cell office:value-type="string" calcext:value-type="string">
            <text:p>&lt;a href="https://www.justice.gov/epstein/files/DataSet%2010/EFTA01600799.vob"&gt;https://www.justice.gov/epstein/files/DataSet%2010/EFTA01600799.vob&lt;/a&gt;</text:p>
          </table:table-cell>
        </table:table-row>
        <table:table-row table:style-name="ro1">
          <table:table-cell office:value-type="string" calcext:value-type="string">
            <text:p>&lt;a href="https://www.justice.gov/epstein/files/DataSet%2010/EFTA01600799.3gp"&gt;https://www.justice.gov/epstein/files/DataSet%2010/EFTA01600799.3gp&lt;/a&gt;</text:p>
          </table:table-cell>
        </table:table-row>
        <table:table-row table:style-name="ro1">
          <table:table-cell office:value-type="string" calcext:value-type="string">
            <text:p>&lt;a href="https://www.justice.gov/epstein/files/DataSet%2010/EFTA01600799.ts"&gt;https://www.justice.gov/epstein/files/DataSet%2010/EFTA01600799.ts&lt;/a&gt;</text:p>
          </table:table-cell>
        </table:table-row>
        <table:table-row table:style-name="ro1">
          <table:table-cell office:value-type="string" calcext:value-type="string">
            <text:p>&lt;a href="https://www.justice.gov/epstein/files/DataSet%2010/EFTA01600799.rm"&gt;https://www.justice.gov/epstein/files/DataSet%2010/EFTA01600799.rm&lt;/a&gt;</text:p>
          </table:table-cell>
        </table:table-row>
        <table:table-row table:style-name="ro1">
          <table:table-cell office:value-type="string" calcext:value-type="string">
            <text:p>&lt;a href="https://www.justice.gov/epstein/files/DataSet%2010/EFTA01600799.asf"&gt;https://www.justice.gov/epstein/files/DataSet%2010/EFTA01600799.asf&lt;/a&gt;</text:p>
          </table:table-cell>
        </table:table-row>
        <table:table-row table:style-name="ro1">
          <table:table-cell office:value-type="string" calcext:value-type="string">
            <text:p>&lt;a href="https://www.justice.gov/epstein/files/DataSet%2010/EFTA01600799.mp3"&gt;https://www.justice.gov/epstein/files/DataSet%2010/EFTA01600799.mp3&lt;/a&gt;</text:p>
          </table:table-cell>
        </table:table-row>
        <table:table-row table:style-name="ro1">
          <table:table-cell office:value-type="string" calcext:value-type="string">
            <text:p>&lt;a href="https://www.justice.gov/epstein/files/DataSet%2010/EFTA01600799.wav"&gt;https://www.justice.gov/epstein/files/DataSet%2010/EFTA01600799.wav&lt;/a&gt;</text:p>
          </table:table-cell>
        </table:table-row>
        <table:table-row table:style-name="ro1">
          <table:table-cell office:value-type="string" calcext:value-type="string">
            <text:p>&lt;a href="https://www.justice.gov/epstein/files/DataSet%2010/EFTA01600799.aac"&gt;https://www.justice.gov/epstein/files/DataSet%2010/EFTA01600799.aac&lt;/a&gt;</text:p>
          </table:table-cell>
        </table:table-row>
        <table:table-row table:style-name="ro1">
          <table:table-cell office:value-type="string" calcext:value-type="string">
            <text:p>&lt;a href="https://www.justice.gov/epstein/files/DataSet%2010/EFTA01600799.m4a"&gt;https://www.justice.gov/epstein/files/DataSet%2010/EFTA01600799.m4a&lt;/a&gt;</text:p>
          </table:table-cell>
        </table:table-row>
        <table:table-row table:style-name="ro1">
          <table:table-cell office:value-type="string" calcext:value-type="string">
            <text:p>&lt;a href="https://www.justice.gov/epstein/files/DataSet%2010/EFTA01600799.wma"&gt;https://www.justice.gov/epstein/files/DataSet%2010/EFTA01600799.wma&lt;/a&gt;</text:p>
          </table:table-cell>
        </table:table-row>
        <table:table-row table:style-name="ro1">
          <table:table-cell office:value-type="string" calcext:value-type="string">
            <text:p>&lt;a href="https://www.justice.gov/epstein/files/DataSet%2010/EFTA01600799.ogg"&gt;https://www.justice.gov/epstein/files/DataSet%2010/EFTA01600799.ogg&lt;/a&gt;</text:p>
          </table:table-cell>
        </table:table-row>
        <table:table-row table:style-name="ro1">
          <table:table-cell office:value-type="string" calcext:value-type="string">
            <text:p>&lt;a href="https://www.justice.gov/epstein/files/DataSet%2010/EFTA01600799.flac"&gt;https://www.justice.gov/epstein/files/DataSet%2010/EFTA01600799.flac&lt;/a&gt;</text:p>
          </table:table-cell>
        </table:table-row>
        <table:table-row table:style-name="ro1">
          <table:table-cell office:value-type="string" calcext:value-type="string">
            <text:p>&lt;a href="https://www.justice.gov/epstein/files/DataSet%2010/EFTA01600799.aiff"&gt;https://www.justice.gov/epstein/files/DataSet%2010/EFTA01600799.aiff&lt;/a&gt;</text:p>
          </table:table-cell>
        </table:table-row>
        <table:table-row table:style-name="ro1">
          <table:table-cell office:value-type="string" calcext:value-type="string">
            <text:p>&lt;a href="https://www.justice.gov/epstein/files/DataSet%2010/EFTA01600799.mid"&gt;https://www.justice.gov/epstein/files/DataSet%2010/EFTA01600799.mid&lt;/a&gt;</text:p>
          </table:table-cell>
        </table:table-row>
        <table:table-row table:style-name="ro1">
          <table:table-cell office:value-type="string" calcext:value-type="string">
            <text:p>&lt;a href="https://www.justice.gov/epstein/files/DataSet%2010/EFTA01600799.midi"&gt;https://www.justice.gov/epstein/files/DataSet%2010/EFTA01600799.midi&lt;/a&gt;</text:p>
          </table:table-cell>
        </table:table-row>
        <table:table-row table:style-name="ro1">
          <table:table-cell office:value-type="string" calcext:value-type="string">
            <text:p>&lt;a href="https://www.justice.gov/epstein/files/DataSet%2010/EFTA01600799.amr"&gt;https://www.justice.gov/epstein/files/DataSet%2010/EFTA01600799.amr&lt;/a&gt;</text:p>
          </table:table-cell>
        </table:table-row>
        <table:table-row table:style-name="ro1">
          <table:table-cell office:value-type="string" calcext:value-type="string">
            <text:p>&lt;a href="https://www.justice.gov/epstein/files/DataSet%2010/EFTA01600799.ra"&gt;https://www.justice.gov/epstein/files/DataSet%2010/EFTA01600799.ra&lt;/a&gt;</text:p>
          </table:table-cell>
        </table:table-row>
        <table:table-row table:style-name="ro1">
          <table:table-cell office:value-type="string" calcext:value-type="string">
            <text:p>&lt;a href="https://www.justice.gov/epstein/files/DataSet%2010/EFTA01600799.opus"&gt;https://www.justice.gov/epstein/files/DataSet%2010/EFTA01600799.opus&lt;/a&gt;</text:p>
          </table:table-cell>
        </table:table-row>
        <table:table-row table:style-name="ro1">
          <table:table-cell office:value-type="string" calcext:value-type="string">
            <text:p>&lt;a href="https://www.justice.gov/epstein/files/DataSet%2010/EFTA01600799.jpg"&gt;https://www.justice.gov/epstein/files/DataSet%2010/EFTA01600799.jpg&lt;/a&gt;</text:p>
          </table:table-cell>
        </table:table-row>
        <table:table-row table:style-name="ro1">
          <table:table-cell office:value-type="string" calcext:value-type="string">
            <text:p>&lt;a href="https://www.justice.gov/epstein/files/DataSet%2010/EFTA01600799.jpeg"&gt;https://www.justice.gov/epstein/files/DataSet%2010/EFTA01600799.jpeg&lt;/a&gt;</text:p>
          </table:table-cell>
        </table:table-row>
        <table:table-row table:style-name="ro1">
          <table:table-cell office:value-type="string" calcext:value-type="string">
            <text:p>&lt;a href="https://www.justice.gov/epstein/files/DataSet%2010/EFTA01600799.png"&gt;https://www.justice.gov/epstein/files/DataSet%2010/EFTA01600799.png&lt;/a&gt;</text:p>
          </table:table-cell>
        </table:table-row>
        <table:table-row table:style-name="ro1">
          <table:table-cell office:value-type="string" calcext:value-type="string">
            <text:p>&lt;a href="https://www.justice.gov/epstein/files/DataSet%2010/EFTA01600799.gif"&gt;https://www.justice.gov/epstein/files/DataSet%2010/EFTA01600799.gif&lt;/a&gt;</text:p>
          </table:table-cell>
        </table:table-row>
        <table:table-row table:style-name="ro1">
          <table:table-cell office:value-type="string" calcext:value-type="string">
            <text:p>&lt;a href="https://www.justice.gov/epstein/files/DataSet%2010/EFTA01600799.bmp"&gt;https://www.justice.gov/epstein/files/DataSet%2010/EFTA01600799.bmp&lt;/a&gt;</text:p>
          </table:table-cell>
        </table:table-row>
        <table:table-row table:style-name="ro1">
          <table:table-cell office:value-type="string" calcext:value-type="string">
            <text:p>&lt;a href="https://www.justice.gov/epstein/files/DataSet%2010/EFTA01600799.tif"&gt;https://www.justice.gov/epstein/files/DataSet%2010/EFTA01600799.tif&lt;/a&gt;</text:p>
          </table:table-cell>
        </table:table-row>
        <table:table-row table:style-name="ro1">
          <table:table-cell office:value-type="string" calcext:value-type="string">
            <text:p>&lt;a href="https://www.justice.gov/epstein/files/DataSet%2010/EFTA01600799.tiff"&gt;https://www.justice.gov/epstein/files/DataSet%2010/EFTA01600799.tiff&lt;/a&gt;</text:p>
          </table:table-cell>
        </table:table-row>
        <table:table-row table:style-name="ro1">
          <table:table-cell office:value-type="string" calcext:value-type="string">
            <text:p>&lt;a href="https://www.justice.gov/epstein/files/DataSet%2010/EFTA01600799.webp"&gt;https://www.justice.gov/epstein/files/DataSet%2010/EFTA01600799.webp&lt;/a&gt;</text:p>
          </table:table-cell>
        </table:table-row>
        <table:table-row table:style-name="ro1">
          <table:table-cell office:value-type="string" calcext:value-type="string">
            <text:p>&lt;a href="https://www.justice.gov/epstein/files/DataSet%2010/EFTA01600799.heic"&gt;https://www.justice.gov/epstein/files/DataSet%2010/EFTA01600799.heic&lt;/a&gt;</text:p>
          </table:table-cell>
        </table:table-row>
        <table:table-row table:style-name="ro1">
          <table:table-cell office:value-type="string" calcext:value-type="string">
            <text:p>&lt;a href="https://www.justice.gov/epstein/files/DataSet%2010/EFTA01600799.heif"&gt;https://www.justice.gov/epstein/files/DataSet%2010/EFTA01600799.heif&lt;/a&gt;</text:p>
          </table:table-cell>
        </table:table-row>
        <table:table-row table:style-name="ro1">
          <table:table-cell office:value-type="string" calcext:value-type="string">
            <text:p>&lt;a href="https://www.justice.gov/epstein/files/DataSet%2010/EFTA01600799.psd"&gt;https://www.justice.gov/epstein/files/DataSet%2010/EFTA01600799.psd&lt;/a&gt;</text:p>
          </table:table-cell>
        </table:table-row>
        <table:table-row table:style-name="ro1">
          <table:table-cell office:value-type="string" calcext:value-type="string">
            <text:p>&lt;a href="https://www.justice.gov/epstein/files/DataSet%2010/EFTA01600799.eps"&gt;https://www.justice.gov/epstein/files/DataSet%2010/EFTA01600799.eps&lt;/a&gt;</text:p>
          </table:table-cell>
        </table:table-row>
        <table:table-row table:style-name="ro1">
          <table:table-cell office:value-type="string" calcext:value-type="string">
            <text:p>&lt;a href="https://www.justice.gov/epstein/files/DataSet%2010/EFTA01600799.raw"&gt;https://www.justice.gov/epstein/files/DataSet%2010/EFTA01600799.raw&lt;/a&gt;</text:p>
          </table:table-cell>
        </table:table-row>
        <table:table-row table:style-name="ro1">
          <table:table-cell office:value-type="string" calcext:value-type="string">
            <text:p>&lt;a href="https://www.justice.gov/epstein/files/DataSet%2010/EFTA01600799.svg"&gt;https://www.justice.gov/epstein/files/DataSet%2010/EFTA01600799.svg&lt;/a&gt;</text:p>
          </table:table-cell>
        </table:table-row>
        <table:table-row table:style-name="ro1">
          <table:table-cell office:value-type="string" calcext:value-type="string">
            <text:p>&lt;a href="https://www.justice.gov/epstein/files/DataSet%2010/EFTA01600799.pcx"&gt;https://www.justice.gov/epstein/files/DataSet%2010/EFTA01600799.pcx&lt;/a&gt;</text:p>
          </table:table-cell>
        </table:table-row>
        <table:table-row table:style-name="ro1">
          <table:table-cell office:value-type="string" calcext:value-type="string">
            <text:p>&lt;a href="https://www.justice.gov/epstein/files/DataSet%2010/EFTA01600799.doc"&gt;https://www.justice.gov/epstein/files/DataSet%2010/EFTA01600799.doc&lt;/a&gt;</text:p>
          </table:table-cell>
        </table:table-row>
        <table:table-row table:style-name="ro1">
          <table:table-cell office:value-type="string" calcext:value-type="string">
            <text:p>&lt;a href="https://www.justice.gov/epstein/files/DataSet%2010/EFTA01600799.docx"&gt;https://www.justice.gov/epstein/files/DataSet%2010/EFTA01600799.docx&lt;/a&gt;</text:p>
          </table:table-cell>
        </table:table-row>
        <table:table-row table:style-name="ro1">
          <table:table-cell office:value-type="string" calcext:value-type="string">
            <text:p>&lt;a href="https://www.justice.gov/epstein/files/DataSet%2010/EFTA01600799.docm"&gt;https://www.justice.gov/epstein/files/DataSet%2010/EFTA01600799.docm&lt;/a&gt;</text:p>
          </table:table-cell>
        </table:table-row>
        <table:table-row table:style-name="ro1">
          <table:table-cell office:value-type="string" calcext:value-type="string">
            <text:p>&lt;a href="https://www.justice.gov/epstein/files/DataSet%2010/EFTA01600799.rtf"&gt;https://www.justice.gov/epstein/files/DataSet%2010/EFTA01600799.rtf&lt;/a&gt;</text:p>
          </table:table-cell>
        </table:table-row>
        <table:table-row table:style-name="ro1">
          <table:table-cell office:value-type="string" calcext:value-type="string">
            <text:p>&lt;a href="https://www.justice.gov/epstein/files/DataSet%2010/EFTA01600799.odt"&gt;https://www.justice.gov/epstein/files/DataSet%2010/EFTA01600799.odt&lt;/a&gt;</text:p>
          </table:table-cell>
        </table:table-row>
        <table:table-row table:style-name="ro1">
          <table:table-cell office:value-type="string" calcext:value-type="string">
            <text:p>&lt;a href="https://www.justice.gov/epstein/files/DataSet%2010/EFTA01600799.txt"&gt;https://www.justice.gov/epstein/files/DataSet%2010/EFTA01600799.txt&lt;/a&gt;</text:p>
          </table:table-cell>
        </table:table-row>
        <table:table-row table:style-name="ro1">
          <table:table-cell office:value-type="string" calcext:value-type="string">
            <text:p>&lt;a href="https://www.justice.gov/epstein/files/DataSet%2010/EFTA01600799.wps"&gt;https://www.justice.gov/epstein/files/DataSet%2010/EFTA01600799.wps&lt;/a&gt;</text:p>
          </table:table-cell>
        </table:table-row>
        <table:table-row table:style-name="ro1">
          <table:table-cell office:value-type="string" calcext:value-type="string">
            <text:p>&lt;a href="https://www.justice.gov/epstein/files/DataSet%2010/EFTA01600799.dot"&gt;https://www.justice.gov/epstein/files/DataSet%2010/EFTA01600799.dot&lt;/a&gt;</text:p>
          </table:table-cell>
        </table:table-row>
        <table:table-row table:style-name="ro1">
          <table:table-cell office:value-type="string" calcext:value-type="string">
            <text:p>&lt;a href="https://www.justice.gov/epstein/files/DataSet%2010/EFTA01600799.dotx"&gt;https://www.justice.gov/epstein/files/DataSet%2010/EFTA01600799.dotx&lt;/a&gt;</text:p>
          </table:table-cell>
        </table:table-row>
        <table:table-row table:style-name="ro1">
          <table:table-cell office:value-type="string" calcext:value-type="string">
            <text:p>&lt;a href="https://www.justice.gov/epstein/files/DataSet%2010/EFTA01600799.abw"&gt;https://www.justice.gov/epstein/files/DataSet%2010/EFTA01600799.abw&lt;/a&gt;</text:p>
          </table:table-cell>
        </table:table-row>
        <table:table-row table:style-name="ro1">
          <table:table-cell office:value-type="string" calcext:value-type="string">
            <text:p>&lt;a href="https://www.justice.gov/epstein/files/DataSet%2010/EFTA01600799.ppt"&gt;https://www.justice.gov/epstein/files/DataSet%2010/EFTA01600799.ppt&lt;/a&gt;</text:p>
          </table:table-cell>
        </table:table-row>
        <table:table-row table:style-name="ro1">
          <table:table-cell office:value-type="string" calcext:value-type="string">
            <text:p>&lt;a href="https://www.justice.gov/epstein/files/DataSet%2010/EFTA01600799.pptx"&gt;https://www.justice.gov/epstein/files/DataSet%2010/EFTA01600799.pptx&lt;/a&gt;</text:p>
          </table:table-cell>
        </table:table-row>
        <table:table-row table:style-name="ro1">
          <table:table-cell office:value-type="string" calcext:value-type="string">
            <text:p>&lt;a href="https://www.justice.gov/epstein/files/DataSet%2010/EFTA01600799.pptm"&gt;https://www.justice.gov/epstein/files/DataSet%2010/EFTA01600799.pptm&lt;/a&gt;</text:p>
          </table:table-cell>
        </table:table-row>
        <table:table-row table:style-name="ro1">
          <table:table-cell office:value-type="string" calcext:value-type="string">
            <text:p>&lt;a href="https://www.justice.gov/epstein/files/DataSet%2010/EFTA01600799.pps"&gt;https://www.justice.gov/epstein/files/DataSet%2010/EFTA01600799.pps&lt;/a&gt;</text:p>
          </table:table-cell>
        </table:table-row>
        <table:table-row table:style-name="ro1">
          <table:table-cell office:value-type="string" calcext:value-type="string">
            <text:p>&lt;a href="https://www.justice.gov/epstein/files/DataSet%2010/EFTA01600799.ppsx"&gt;https://www.justice.gov/epstein/files/DataSet%2010/EFTA01600799.ppsx&lt;/a&gt;</text:p>
          </table:table-cell>
        </table:table-row>
        <table:table-row table:style-name="ro1">
          <table:table-cell office:value-type="string" calcext:value-type="string">
            <text:p>&lt;a href="https://www.justice.gov/epstein/files/DataSet%2010/EFTA01600799.pot"&gt;https://www.justice.gov/epstein/files/DataSet%2010/EFTA01600799.pot&lt;/a&gt;</text:p>
          </table:table-cell>
        </table:table-row>
        <table:table-row table:style-name="ro1">
          <table:table-cell office:value-type="string" calcext:value-type="string">
            <text:p>&lt;a href="https://www.justice.gov/epstein/files/DataSet%2010/EFTA01600799.potx"&gt;https://www.justice.gov/epstein/files/DataSet%2010/EFTA01600799.potx&lt;/a&gt;</text:p>
          </table:table-cell>
        </table:table-row>
        <table:table-row table:style-name="ro1">
          <table:table-cell office:value-type="string" calcext:value-type="string">
            <text:p>&lt;a href="https://www.justice.gov/epstein/files/DataSet%2010/EFTA01600799.odp"&gt;https://www.justice.gov/epstein/files/DataSet%2010/EFTA01600799.odp&lt;/a&gt;</text:p>
          </table:table-cell>
        </table:table-row>
        <table:table-row table:style-name="ro1">
          <table:table-cell office:value-type="string" calcext:value-type="string">
            <text:p>&lt;a href="https://www.justice.gov/epstein/files/DataSet%2010/EFTA01600799.key"&gt;https://www.justice.gov/epstein/files/DataSet%2010/EFTA01600799.key&lt;/a&gt;</text:p>
          </table:table-cell>
        </table:table-row>
        <table:table-row table:style-name="ro1">
          <table:table-cell office:value-type="string" calcext:value-type="string">
            <text:p>&lt;a href="https://www.justice.gov/epstein/files/DataSet%2010/EFTA01600799.xls"&gt;https://www.justice.gov/epstein/files/DataSet%2010/EFTA01600799.xls&lt;/a&gt;</text:p>
          </table:table-cell>
        </table:table-row>
        <table:table-row table:style-name="ro1">
          <table:table-cell office:value-type="string" calcext:value-type="string">
            <text:p>&lt;a href="https://www.justice.gov/epstein/files/DataSet%2010/EFTA01600799.xlsx"&gt;https://www.justice.gov/epstein/files/DataSet%2010/EFTA01600799.xlsx&lt;/a&gt;</text:p>
          </table:table-cell>
        </table:table-row>
        <table:table-row table:style-name="ro1">
          <table:table-cell office:value-type="string" calcext:value-type="string">
            <text:p>&lt;a href="https://www.justice.gov/epstein/files/DataSet%2010/EFTA01600799.xlsm"&gt;https://www.justice.gov/epstein/files/DataSet%2010/EFTA01600799.xlsm&lt;/a&gt;</text:p>
          </table:table-cell>
        </table:table-row>
        <table:table-row table:style-name="ro1">
          <table:table-cell office:value-type="string" calcext:value-type="string">
            <text:p>&lt;a href="https://www.justice.gov/epstein/files/DataSet%2010/EFTA01600799.xlt"&gt;https://www.justice.gov/epstein/files/DataSet%2010/EFTA01600799.xlt&lt;/a&gt;</text:p>
          </table:table-cell>
        </table:table-row>
        <table:table-row table:style-name="ro1">
          <table:table-cell office:value-type="string" calcext:value-type="string">
            <text:p>&lt;a href="https://www.justice.gov/epstein/files/DataSet%2010/EFTA01600799.xltx"&gt;https://www.justice.gov/epstein/files/DataSet%2010/EFTA01600799.xltx&lt;/a&gt;</text:p>
          </table:table-cell>
        </table:table-row>
        <table:table-row table:style-name="ro1">
          <table:table-cell office:value-type="string" calcext:value-type="string">
            <text:p>&lt;a href="https://www.justice.gov/epstein/files/DataSet%2010/EFTA01600799.ods"&gt;https://www.justice.gov/epstein/files/DataSet%2010/EFTA01600799.ods&lt;/a&gt;</text:p>
          </table:table-cell>
        </table:table-row>
        <table:table-row table:style-name="ro1">
          <table:table-cell office:value-type="string" calcext:value-type="string">
            <text:p>&lt;a href="https://www.justice.gov/epstein/files/DataSet%2010/EFTA01600799.csv"&gt;https://www.justice.gov/epstein/files/DataSet%2010/EFTA01600799.csv&lt;/a&gt;</text:p>
          </table:table-cell>
        </table:table-row>
        <table:table-row table:style-name="ro1">
          <table:table-cell office:value-type="string" calcext:value-type="string">
            <text:p>&lt;a href="https://www.justice.gov/epstein/files/DataSet%2010/EFTA01600799.numbers"&gt;https://www.justice.gov/epstein/files/DataSet%2010/EFTA01600799.numbers&lt;/a&gt;</text:p>
          </table:table-cell>
        </table:table-row>
        <table:table-row table:style-name="ro1">
          <table:table-cell office:value-type="string" calcext:value-type="string">
            <text:p>&lt;a href="https://www.justice.gov/epstein/files/DataSet%2010/EFTA01600799.wks"&gt;https://www.justice.gov/epstein/files/DataSet%2010/EFTA01600799.wks&lt;/a&gt;</text:p>
          </table:table-cell>
        </table:table-row>
        <table:table-row table:style-name="ro1">
          <table:table-cell office:value-type="string" calcext:value-type="string">
            <text:p>&lt;a href="https://www.justice.gov/epstein/files/DataSet%2010/EFTA01600800.avi"&gt;https://www.justice.gov/epstein/files/DataSet%2010/EFTA01600800.avi&lt;/a&gt;</text:p>
          </table:table-cell>
        </table:table-row>
        <table:table-row table:style-name="ro1">
          <table:table-cell office:value-type="string" calcext:value-type="string">
            <text:p>&lt;a href="https://www.justice.gov/epstein/files/DataSet%2010/EFTA01600800.mp4"&gt;https://www.justice.gov/epstein/files/DataSet%2010/EFTA01600800.mp4&lt;/a&gt;</text:p>
          </table:table-cell>
        </table:table-row>
        <table:table-row table:style-name="ro1">
          <table:table-cell office:value-type="string" calcext:value-type="string">
            <text:p>&lt;a href="https://www.justice.gov/epstein/files/DataSet%2010/EFTA01600800.mkv"&gt;https://www.justice.gov/epstein/files/DataSet%2010/EFTA01600800.mkv&lt;/a&gt;</text:p>
          </table:table-cell>
        </table:table-row>
        <table:table-row table:style-name="ro1">
          <table:table-cell office:value-type="string" calcext:value-type="string">
            <text:p>&lt;a href="https://www.justice.gov/epstein/files/DataSet%2010/EFTA01600800.mov"&gt;https://www.justice.gov/epstein/files/DataSet%2010/EFTA01600800.mov&lt;/a&gt;</text:p>
          </table:table-cell>
        </table:table-row>
        <table:table-row table:style-name="ro1">
          <table:table-cell office:value-type="string" calcext:value-type="string">
            <text:p>&lt;a href="https://www.justice.gov/epstein/files/DataSet%2010/EFTA01600800.wmv"&gt;https://www.justice.gov/epstein/files/DataSet%2010/EFTA01600800.wmv&lt;/a&gt;</text:p>
          </table:table-cell>
        </table:table-row>
        <table:table-row table:style-name="ro1">
          <table:table-cell office:value-type="string" calcext:value-type="string">
            <text:p>&lt;a href="https://www.justice.gov/epstein/files/DataSet%2010/EFTA01600800.flv"&gt;https://www.justice.gov/epstein/files/DataSet%2010/EFTA01600800.flv&lt;/a&gt;</text:p>
          </table:table-cell>
        </table:table-row>
        <table:table-row table:style-name="ro1">
          <table:table-cell office:value-type="string" calcext:value-type="string">
            <text:p>&lt;a href="https://www.justice.gov/epstein/files/DataSet%2010/EFTA01600800.webm"&gt;https://www.justice.gov/epstein/files/DataSet%2010/EFTA01600800.webm&lt;/a&gt;</text:p>
          </table:table-cell>
        </table:table-row>
        <table:table-row table:style-name="ro1">
          <table:table-cell office:value-type="string" calcext:value-type="string">
            <text:p>&lt;a href="https://www.justice.gov/epstein/files/DataSet%2010/EFTA01600800.mpg"&gt;https://www.justice.gov/epstein/files/DataSet%2010/EFTA01600800.mpg&lt;/a&gt;</text:p>
          </table:table-cell>
        </table:table-row>
        <table:table-row table:style-name="ro1">
          <table:table-cell office:value-type="string" calcext:value-type="string">
            <text:p>&lt;a href="https://www.justice.gov/epstein/files/DataSet%2010/EFTA01600800.mpeg"&gt;https://www.justice.gov/epstein/files/DataSet%2010/EFTA01600800.mpeg&lt;/a&gt;</text:p>
          </table:table-cell>
        </table:table-row>
        <table:table-row table:style-name="ro1">
          <table:table-cell office:value-type="string" calcext:value-type="string">
            <text:p>&lt;a href="https://www.justice.gov/epstein/files/DataSet%2010/EFTA01600800.m4v"&gt;https://www.justice.gov/epstein/files/DataSet%2010/EFTA01600800.m4v&lt;/a&gt;</text:p>
          </table:table-cell>
        </table:table-row>
        <table:table-row table:style-name="ro1">
          <table:table-cell office:value-type="string" calcext:value-type="string">
            <text:p>&lt;a href="https://www.justice.gov/epstein/files/DataSet%2010/EFTA01600800.ogv"&gt;https://www.justice.gov/epstein/files/DataSet%2010/EFTA01600800.ogv&lt;/a&gt;</text:p>
          </table:table-cell>
        </table:table-row>
        <table:table-row table:style-name="ro1">
          <table:table-cell office:value-type="string" calcext:value-type="string">
            <text:p>&lt;a href="https://www.justice.gov/epstein/files/DataSet%2010/EFTA01600800.vob"&gt;https://www.justice.gov/epstein/files/DataSet%2010/EFTA01600800.vob&lt;/a&gt;</text:p>
          </table:table-cell>
        </table:table-row>
        <table:table-row table:style-name="ro1">
          <table:table-cell office:value-type="string" calcext:value-type="string">
            <text:p>&lt;a href="https://www.justice.gov/epstein/files/DataSet%2010/EFTA01600800.3gp"&gt;https://www.justice.gov/epstein/files/DataSet%2010/EFTA01600800.3gp&lt;/a&gt;</text:p>
          </table:table-cell>
        </table:table-row>
        <table:table-row table:style-name="ro1">
          <table:table-cell office:value-type="string" calcext:value-type="string">
            <text:p>&lt;a href="https://www.justice.gov/epstein/files/DataSet%2010/EFTA01600800.ts"&gt;https://www.justice.gov/epstein/files/DataSet%2010/EFTA01600800.ts&lt;/a&gt;</text:p>
          </table:table-cell>
        </table:table-row>
        <table:table-row table:style-name="ro1">
          <table:table-cell office:value-type="string" calcext:value-type="string">
            <text:p>&lt;a href="https://www.justice.gov/epstein/files/DataSet%2010/EFTA01600800.rm"&gt;https://www.justice.gov/epstein/files/DataSet%2010/EFTA01600800.rm&lt;/a&gt;</text:p>
          </table:table-cell>
        </table:table-row>
        <table:table-row table:style-name="ro1">
          <table:table-cell office:value-type="string" calcext:value-type="string">
            <text:p>&lt;a href="https://www.justice.gov/epstein/files/DataSet%2010/EFTA01600800.asf"&gt;https://www.justice.gov/epstein/files/DataSet%2010/EFTA01600800.asf&lt;/a&gt;</text:p>
          </table:table-cell>
        </table:table-row>
        <table:table-row table:style-name="ro1">
          <table:table-cell office:value-type="string" calcext:value-type="string">
            <text:p>&lt;a href="https://www.justice.gov/epstein/files/DataSet%2010/EFTA01600800.mp3"&gt;https://www.justice.gov/epstein/files/DataSet%2010/EFTA01600800.mp3&lt;/a&gt;</text:p>
          </table:table-cell>
        </table:table-row>
        <table:table-row table:style-name="ro1">
          <table:table-cell office:value-type="string" calcext:value-type="string">
            <text:p>&lt;a href="https://www.justice.gov/epstein/files/DataSet%2010/EFTA01600800.wav"&gt;https://www.justice.gov/epstein/files/DataSet%2010/EFTA01600800.wav&lt;/a&gt;</text:p>
          </table:table-cell>
        </table:table-row>
        <table:table-row table:style-name="ro1">
          <table:table-cell office:value-type="string" calcext:value-type="string">
            <text:p>&lt;a href="https://www.justice.gov/epstein/files/DataSet%2010/EFTA01600800.aac"&gt;https://www.justice.gov/epstein/files/DataSet%2010/EFTA01600800.aac&lt;/a&gt;</text:p>
          </table:table-cell>
        </table:table-row>
        <table:table-row table:style-name="ro1">
          <table:table-cell office:value-type="string" calcext:value-type="string">
            <text:p>&lt;a href="https://www.justice.gov/epstein/files/DataSet%2010/EFTA01600800.m4a"&gt;https://www.justice.gov/epstein/files/DataSet%2010/EFTA01600800.m4a&lt;/a&gt;</text:p>
          </table:table-cell>
        </table:table-row>
        <table:table-row table:style-name="ro1">
          <table:table-cell office:value-type="string" calcext:value-type="string">
            <text:p>&lt;a href="https://www.justice.gov/epstein/files/DataSet%2010/EFTA01600800.wma"&gt;https://www.justice.gov/epstein/files/DataSet%2010/EFTA01600800.wma&lt;/a&gt;</text:p>
          </table:table-cell>
        </table:table-row>
        <table:table-row table:style-name="ro1">
          <table:table-cell office:value-type="string" calcext:value-type="string">
            <text:p>&lt;a href="https://www.justice.gov/epstein/files/DataSet%2010/EFTA01600800.ogg"&gt;https://www.justice.gov/epstein/files/DataSet%2010/EFTA01600800.ogg&lt;/a&gt;</text:p>
          </table:table-cell>
        </table:table-row>
        <table:table-row table:style-name="ro1">
          <table:table-cell office:value-type="string" calcext:value-type="string">
            <text:p>&lt;a href="https://www.justice.gov/epstein/files/DataSet%2010/EFTA01600800.flac"&gt;https://www.justice.gov/epstein/files/DataSet%2010/EFTA01600800.flac&lt;/a&gt;</text:p>
          </table:table-cell>
        </table:table-row>
        <table:table-row table:style-name="ro1">
          <table:table-cell office:value-type="string" calcext:value-type="string">
            <text:p>&lt;a href="https://www.justice.gov/epstein/files/DataSet%2010/EFTA01600800.aiff"&gt;https://www.justice.gov/epstein/files/DataSet%2010/EFTA01600800.aiff&lt;/a&gt;</text:p>
          </table:table-cell>
        </table:table-row>
        <table:table-row table:style-name="ro1">
          <table:table-cell office:value-type="string" calcext:value-type="string">
            <text:p>&lt;a href="https://www.justice.gov/epstein/files/DataSet%2010/EFTA01600800.mid"&gt;https://www.justice.gov/epstein/files/DataSet%2010/EFTA01600800.mid&lt;/a&gt;</text:p>
          </table:table-cell>
        </table:table-row>
        <table:table-row table:style-name="ro1">
          <table:table-cell office:value-type="string" calcext:value-type="string">
            <text:p>&lt;a href="https://www.justice.gov/epstein/files/DataSet%2010/EFTA01600800.midi"&gt;https://www.justice.gov/epstein/files/DataSet%2010/EFTA01600800.midi&lt;/a&gt;</text:p>
          </table:table-cell>
        </table:table-row>
        <table:table-row table:style-name="ro1">
          <table:table-cell office:value-type="string" calcext:value-type="string">
            <text:p>&lt;a href="https://www.justice.gov/epstein/files/DataSet%2010/EFTA01600800.amr"&gt;https://www.justice.gov/epstein/files/DataSet%2010/EFTA01600800.amr&lt;/a&gt;</text:p>
          </table:table-cell>
        </table:table-row>
        <table:table-row table:style-name="ro1">
          <table:table-cell office:value-type="string" calcext:value-type="string">
            <text:p>&lt;a href="https://www.justice.gov/epstein/files/DataSet%2010/EFTA01600800.ra"&gt;https://www.justice.gov/epstein/files/DataSet%2010/EFTA01600800.ra&lt;/a&gt;</text:p>
          </table:table-cell>
        </table:table-row>
        <table:table-row table:style-name="ro1">
          <table:table-cell office:value-type="string" calcext:value-type="string">
            <text:p>&lt;a href="https://www.justice.gov/epstein/files/DataSet%2010/EFTA01600800.opus"&gt;https://www.justice.gov/epstein/files/DataSet%2010/EFTA01600800.opus&lt;/a&gt;</text:p>
          </table:table-cell>
        </table:table-row>
        <table:table-row table:style-name="ro1">
          <table:table-cell office:value-type="string" calcext:value-type="string">
            <text:p>&lt;a href="https://www.justice.gov/epstein/files/DataSet%2010/EFTA01600800.jpg"&gt;https://www.justice.gov/epstein/files/DataSet%2010/EFTA01600800.jpg&lt;/a&gt;</text:p>
          </table:table-cell>
        </table:table-row>
        <table:table-row table:style-name="ro1">
          <table:table-cell office:value-type="string" calcext:value-type="string">
            <text:p>&lt;a href="https://www.justice.gov/epstein/files/DataSet%2010/EFTA01600800.jpeg"&gt;https://www.justice.gov/epstein/files/DataSet%2010/EFTA01600800.jpeg&lt;/a&gt;</text:p>
          </table:table-cell>
        </table:table-row>
        <table:table-row table:style-name="ro1">
          <table:table-cell office:value-type="string" calcext:value-type="string">
            <text:p>&lt;a href="https://www.justice.gov/epstein/files/DataSet%2010/EFTA01600800.png"&gt;https://www.justice.gov/epstein/files/DataSet%2010/EFTA01600800.png&lt;/a&gt;</text:p>
          </table:table-cell>
        </table:table-row>
        <table:table-row table:style-name="ro1">
          <table:table-cell office:value-type="string" calcext:value-type="string">
            <text:p>&lt;a href="https://www.justice.gov/epstein/files/DataSet%2010/EFTA01600800.gif"&gt;https://www.justice.gov/epstein/files/DataSet%2010/EFTA01600800.gif&lt;/a&gt;</text:p>
          </table:table-cell>
        </table:table-row>
        <table:table-row table:style-name="ro1">
          <table:table-cell office:value-type="string" calcext:value-type="string">
            <text:p>&lt;a href="https://www.justice.gov/epstein/files/DataSet%2010/EFTA01600800.bmp"&gt;https://www.justice.gov/epstein/files/DataSet%2010/EFTA01600800.bmp&lt;/a&gt;</text:p>
          </table:table-cell>
        </table:table-row>
        <table:table-row table:style-name="ro1">
          <table:table-cell office:value-type="string" calcext:value-type="string">
            <text:p>&lt;a href="https://www.justice.gov/epstein/files/DataSet%2010/EFTA01600800.tif"&gt;https://www.justice.gov/epstein/files/DataSet%2010/EFTA01600800.tif&lt;/a&gt;</text:p>
          </table:table-cell>
        </table:table-row>
        <table:table-row table:style-name="ro1">
          <table:table-cell office:value-type="string" calcext:value-type="string">
            <text:p>&lt;a href="https://www.justice.gov/epstein/files/DataSet%2010/EFTA01600800.tiff"&gt;https://www.justice.gov/epstein/files/DataSet%2010/EFTA01600800.tiff&lt;/a&gt;</text:p>
          </table:table-cell>
        </table:table-row>
        <table:table-row table:style-name="ro1">
          <table:table-cell office:value-type="string" calcext:value-type="string">
            <text:p>&lt;a href="https://www.justice.gov/epstein/files/DataSet%2010/EFTA01600800.webp"&gt;https://www.justice.gov/epstein/files/DataSet%2010/EFTA01600800.webp&lt;/a&gt;</text:p>
          </table:table-cell>
        </table:table-row>
        <table:table-row table:style-name="ro1">
          <table:table-cell office:value-type="string" calcext:value-type="string">
            <text:p>&lt;a href="https://www.justice.gov/epstein/files/DataSet%2010/EFTA01600800.heic"&gt;https://www.justice.gov/epstein/files/DataSet%2010/EFTA01600800.heic&lt;/a&gt;</text:p>
          </table:table-cell>
        </table:table-row>
        <table:table-row table:style-name="ro1">
          <table:table-cell office:value-type="string" calcext:value-type="string">
            <text:p>&lt;a href="https://www.justice.gov/epstein/files/DataSet%2010/EFTA01600800.heif"&gt;https://www.justice.gov/epstein/files/DataSet%2010/EFTA01600800.heif&lt;/a&gt;</text:p>
          </table:table-cell>
        </table:table-row>
        <table:table-row table:style-name="ro1">
          <table:table-cell office:value-type="string" calcext:value-type="string">
            <text:p>&lt;a href="https://www.justice.gov/epstein/files/DataSet%2010/EFTA01600800.psd"&gt;https://www.justice.gov/epstein/files/DataSet%2010/EFTA01600800.psd&lt;/a&gt;</text:p>
          </table:table-cell>
        </table:table-row>
        <table:table-row table:style-name="ro1">
          <table:table-cell office:value-type="string" calcext:value-type="string">
            <text:p>&lt;a href="https://www.justice.gov/epstein/files/DataSet%2010/EFTA01600800.eps"&gt;https://www.justice.gov/epstein/files/DataSet%2010/EFTA01600800.eps&lt;/a&gt;</text:p>
          </table:table-cell>
        </table:table-row>
        <table:table-row table:style-name="ro1">
          <table:table-cell office:value-type="string" calcext:value-type="string">
            <text:p>&lt;a href="https://www.justice.gov/epstein/files/DataSet%2010/EFTA01600800.raw"&gt;https://www.justice.gov/epstein/files/DataSet%2010/EFTA01600800.raw&lt;/a&gt;</text:p>
          </table:table-cell>
        </table:table-row>
        <table:table-row table:style-name="ro1">
          <table:table-cell office:value-type="string" calcext:value-type="string">
            <text:p>&lt;a href="https://www.justice.gov/epstein/files/DataSet%2010/EFTA01600800.svg"&gt;https://www.justice.gov/epstein/files/DataSet%2010/EFTA01600800.svg&lt;/a&gt;</text:p>
          </table:table-cell>
        </table:table-row>
        <table:table-row table:style-name="ro1">
          <table:table-cell office:value-type="string" calcext:value-type="string">
            <text:p>&lt;a href="https://www.justice.gov/epstein/files/DataSet%2010/EFTA01600800.pcx"&gt;https://www.justice.gov/epstein/files/DataSet%2010/EFTA01600800.pcx&lt;/a&gt;</text:p>
          </table:table-cell>
        </table:table-row>
        <table:table-row table:style-name="ro1">
          <table:table-cell office:value-type="string" calcext:value-type="string">
            <text:p>&lt;a href="https://www.justice.gov/epstein/files/DataSet%2010/EFTA01600800.doc"&gt;https://www.justice.gov/epstein/files/DataSet%2010/EFTA01600800.doc&lt;/a&gt;</text:p>
          </table:table-cell>
        </table:table-row>
        <table:table-row table:style-name="ro1">
          <table:table-cell office:value-type="string" calcext:value-type="string">
            <text:p>&lt;a href="https://www.justice.gov/epstein/files/DataSet%2010/EFTA01600800.docx"&gt;https://www.justice.gov/epstein/files/DataSet%2010/EFTA01600800.docx&lt;/a&gt;</text:p>
          </table:table-cell>
        </table:table-row>
        <table:table-row table:style-name="ro1">
          <table:table-cell office:value-type="string" calcext:value-type="string">
            <text:p>&lt;a href="https://www.justice.gov/epstein/files/DataSet%2010/EFTA01600800.docm"&gt;https://www.justice.gov/epstein/files/DataSet%2010/EFTA01600800.docm&lt;/a&gt;</text:p>
          </table:table-cell>
        </table:table-row>
        <table:table-row table:style-name="ro1">
          <table:table-cell office:value-type="string" calcext:value-type="string">
            <text:p>&lt;a href="https://www.justice.gov/epstein/files/DataSet%2010/EFTA01600800.rtf"&gt;https://www.justice.gov/epstein/files/DataSet%2010/EFTA01600800.rtf&lt;/a&gt;</text:p>
          </table:table-cell>
        </table:table-row>
        <table:table-row table:style-name="ro1">
          <table:table-cell office:value-type="string" calcext:value-type="string">
            <text:p>&lt;a href="https://www.justice.gov/epstein/files/DataSet%2010/EFTA01600800.odt"&gt;https://www.justice.gov/epstein/files/DataSet%2010/EFTA01600800.odt&lt;/a&gt;</text:p>
          </table:table-cell>
        </table:table-row>
        <table:table-row table:style-name="ro1">
          <table:table-cell office:value-type="string" calcext:value-type="string">
            <text:p>&lt;a href="https://www.justice.gov/epstein/files/DataSet%2010/EFTA01600800.txt"&gt;https://www.justice.gov/epstein/files/DataSet%2010/EFTA01600800.txt&lt;/a&gt;</text:p>
          </table:table-cell>
        </table:table-row>
        <table:table-row table:style-name="ro1">
          <table:table-cell office:value-type="string" calcext:value-type="string">
            <text:p>&lt;a href="https://www.justice.gov/epstein/files/DataSet%2010/EFTA01600800.wps"&gt;https://www.justice.gov/epstein/files/DataSet%2010/EFTA01600800.wps&lt;/a&gt;</text:p>
          </table:table-cell>
        </table:table-row>
        <table:table-row table:style-name="ro1">
          <table:table-cell office:value-type="string" calcext:value-type="string">
            <text:p>&lt;a href="https://www.justice.gov/epstein/files/DataSet%2010/EFTA01600800.dot"&gt;https://www.justice.gov/epstein/files/DataSet%2010/EFTA01600800.dot&lt;/a&gt;</text:p>
          </table:table-cell>
        </table:table-row>
        <table:table-row table:style-name="ro1">
          <table:table-cell office:value-type="string" calcext:value-type="string">
            <text:p>&lt;a href="https://www.justice.gov/epstein/files/DataSet%2010/EFTA01600800.dotx"&gt;https://www.justice.gov/epstein/files/DataSet%2010/EFTA01600800.dotx&lt;/a&gt;</text:p>
          </table:table-cell>
        </table:table-row>
        <table:table-row table:style-name="ro1">
          <table:table-cell office:value-type="string" calcext:value-type="string">
            <text:p>&lt;a href="https://www.justice.gov/epstein/files/DataSet%2010/EFTA01600800.abw"&gt;https://www.justice.gov/epstein/files/DataSet%2010/EFTA01600800.abw&lt;/a&gt;</text:p>
          </table:table-cell>
        </table:table-row>
        <table:table-row table:style-name="ro1">
          <table:table-cell office:value-type="string" calcext:value-type="string">
            <text:p>&lt;a href="https://www.justice.gov/epstein/files/DataSet%2010/EFTA01600800.ppt"&gt;https://www.justice.gov/epstein/files/DataSet%2010/EFTA01600800.ppt&lt;/a&gt;</text:p>
          </table:table-cell>
        </table:table-row>
        <table:table-row table:style-name="ro1">
          <table:table-cell office:value-type="string" calcext:value-type="string">
            <text:p>&lt;a href="https://www.justice.gov/epstein/files/DataSet%2010/EFTA01600800.pptx"&gt;https://www.justice.gov/epstein/files/DataSet%2010/EFTA01600800.pptx&lt;/a&gt;</text:p>
          </table:table-cell>
        </table:table-row>
        <table:table-row table:style-name="ro1">
          <table:table-cell office:value-type="string" calcext:value-type="string">
            <text:p>&lt;a href="https://www.justice.gov/epstein/files/DataSet%2010/EFTA01600800.pptm"&gt;https://www.justice.gov/epstein/files/DataSet%2010/EFTA01600800.pptm&lt;/a&gt;</text:p>
          </table:table-cell>
        </table:table-row>
        <table:table-row table:style-name="ro1">
          <table:table-cell office:value-type="string" calcext:value-type="string">
            <text:p>&lt;a href="https://www.justice.gov/epstein/files/DataSet%2010/EFTA01600800.pps"&gt;https://www.justice.gov/epstein/files/DataSet%2010/EFTA01600800.pps&lt;/a&gt;</text:p>
          </table:table-cell>
        </table:table-row>
        <table:table-row table:style-name="ro1">
          <table:table-cell office:value-type="string" calcext:value-type="string">
            <text:p>&lt;a href="https://www.justice.gov/epstein/files/DataSet%2010/EFTA01600800.ppsx"&gt;https://www.justice.gov/epstein/files/DataSet%2010/EFTA01600800.ppsx&lt;/a&gt;</text:p>
          </table:table-cell>
        </table:table-row>
        <table:table-row table:style-name="ro1">
          <table:table-cell office:value-type="string" calcext:value-type="string">
            <text:p>&lt;a href="https://www.justice.gov/epstein/files/DataSet%2010/EFTA01600800.pot"&gt;https://www.justice.gov/epstein/files/DataSet%2010/EFTA01600800.pot&lt;/a&gt;</text:p>
          </table:table-cell>
        </table:table-row>
        <table:table-row table:style-name="ro1">
          <table:table-cell office:value-type="string" calcext:value-type="string">
            <text:p>&lt;a href="https://www.justice.gov/epstein/files/DataSet%2010/EFTA01600800.potx"&gt;https://www.justice.gov/epstein/files/DataSet%2010/EFTA01600800.potx&lt;/a&gt;</text:p>
          </table:table-cell>
        </table:table-row>
        <table:table-row table:style-name="ro1">
          <table:table-cell office:value-type="string" calcext:value-type="string">
            <text:p>&lt;a href="https://www.justice.gov/epstein/files/DataSet%2010/EFTA01600800.odp"&gt;https://www.justice.gov/epstein/files/DataSet%2010/EFTA01600800.odp&lt;/a&gt;</text:p>
          </table:table-cell>
        </table:table-row>
        <table:table-row table:style-name="ro1">
          <table:table-cell office:value-type="string" calcext:value-type="string">
            <text:p>&lt;a href="https://www.justice.gov/epstein/files/DataSet%2010/EFTA01600800.key"&gt;https://www.justice.gov/epstein/files/DataSet%2010/EFTA01600800.key&lt;/a&gt;</text:p>
          </table:table-cell>
        </table:table-row>
        <table:table-row table:style-name="ro1">
          <table:table-cell office:value-type="string" calcext:value-type="string">
            <text:p>&lt;a href="https://www.justice.gov/epstein/files/DataSet%2010/EFTA01600800.xls"&gt;https://www.justice.gov/epstein/files/DataSet%2010/EFTA01600800.xls&lt;/a&gt;</text:p>
          </table:table-cell>
        </table:table-row>
        <table:table-row table:style-name="ro1">
          <table:table-cell office:value-type="string" calcext:value-type="string">
            <text:p>&lt;a href="https://www.justice.gov/epstein/files/DataSet%2010/EFTA01600800.xlsx"&gt;https://www.justice.gov/epstein/files/DataSet%2010/EFTA01600800.xlsx&lt;/a&gt;</text:p>
          </table:table-cell>
        </table:table-row>
        <table:table-row table:style-name="ro1">
          <table:table-cell office:value-type="string" calcext:value-type="string">
            <text:p>&lt;a href="https://www.justice.gov/epstein/files/DataSet%2010/EFTA01600800.xlsm"&gt;https://www.justice.gov/epstein/files/DataSet%2010/EFTA01600800.xlsm&lt;/a&gt;</text:p>
          </table:table-cell>
        </table:table-row>
        <table:table-row table:style-name="ro1">
          <table:table-cell office:value-type="string" calcext:value-type="string">
            <text:p>&lt;a href="https://www.justice.gov/epstein/files/DataSet%2010/EFTA01600800.xlt"&gt;https://www.justice.gov/epstein/files/DataSet%2010/EFTA01600800.xlt&lt;/a&gt;</text:p>
          </table:table-cell>
        </table:table-row>
        <table:table-row table:style-name="ro1">
          <table:table-cell office:value-type="string" calcext:value-type="string">
            <text:p>&lt;a href="https://www.justice.gov/epstein/files/DataSet%2010/EFTA01600800.xltx"&gt;https://www.justice.gov/epstein/files/DataSet%2010/EFTA01600800.xltx&lt;/a&gt;</text:p>
          </table:table-cell>
        </table:table-row>
        <table:table-row table:style-name="ro1">
          <table:table-cell office:value-type="string" calcext:value-type="string">
            <text:p>&lt;a href="https://www.justice.gov/epstein/files/DataSet%2010/EFTA01600800.ods"&gt;https://www.justice.gov/epstein/files/DataSet%2010/EFTA01600800.ods&lt;/a&gt;</text:p>
          </table:table-cell>
        </table:table-row>
        <table:table-row table:style-name="ro1">
          <table:table-cell office:value-type="string" calcext:value-type="string">
            <text:p>&lt;a href="https://www.justice.gov/epstein/files/DataSet%2010/EFTA01600800.csv"&gt;https://www.justice.gov/epstein/files/DataSet%2010/EFTA01600800.csv&lt;/a&gt;</text:p>
          </table:table-cell>
        </table:table-row>
        <table:table-row table:style-name="ro1">
          <table:table-cell office:value-type="string" calcext:value-type="string">
            <text:p>&lt;a href="https://www.justice.gov/epstein/files/DataSet%2010/EFTA01600800.numbers"&gt;https://www.justice.gov/epstein/files/DataSet%2010/EFTA01600800.numbers&lt;/a&gt;</text:p>
          </table:table-cell>
        </table:table-row>
        <table:table-row table:style-name="ro1">
          <table:table-cell office:value-type="string" calcext:value-type="string">
            <text:p>&lt;a href="https://www.justice.gov/epstein/files/DataSet%2010/EFTA01600800.wks"&gt;https://www.justice.gov/epstein/files/DataSet%2010/EFTA01600800.wks&lt;/a&gt;</text:p>
          </table:table-cell>
        </table:table-row>
        <table:table-row table:style-name="ro1">
          <table:table-cell office:value-type="string" calcext:value-type="string">
            <text:p>&lt;a href="https://www.justice.gov/epstein/files/DataSet%2010/EFTA01600802.avi"&gt;https://www.justice.gov/epstein/files/DataSet%2010/EFTA01600802.avi&lt;/a&gt;</text:p>
          </table:table-cell>
        </table:table-row>
        <table:table-row table:style-name="ro1">
          <table:table-cell office:value-type="string" calcext:value-type="string">
            <text:p>&lt;a href="https://www.justice.gov/epstein/files/DataSet%2010/EFTA01600802.mp4"&gt;https://www.justice.gov/epstein/files/DataSet%2010/EFTA01600802.mp4&lt;/a&gt;</text:p>
          </table:table-cell>
        </table:table-row>
        <table:table-row table:style-name="ro1">
          <table:table-cell office:value-type="string" calcext:value-type="string">
            <text:p>&lt;a href="https://www.justice.gov/epstein/files/DataSet%2010/EFTA01600802.mkv"&gt;https://www.justice.gov/epstein/files/DataSet%2010/EFTA01600802.mkv&lt;/a&gt;</text:p>
          </table:table-cell>
        </table:table-row>
        <table:table-row table:style-name="ro1">
          <table:table-cell office:value-type="string" calcext:value-type="string">
            <text:p>&lt;a href="https://www.justice.gov/epstein/files/DataSet%2010/EFTA01600802.mov"&gt;https://www.justice.gov/epstein/files/DataSet%2010/EFTA01600802.mov&lt;/a&gt;</text:p>
          </table:table-cell>
        </table:table-row>
        <table:table-row table:style-name="ro1">
          <table:table-cell office:value-type="string" calcext:value-type="string">
            <text:p>&lt;a href="https://www.justice.gov/epstein/files/DataSet%2010/EFTA01600802.wmv"&gt;https://www.justice.gov/epstein/files/DataSet%2010/EFTA01600802.wmv&lt;/a&gt;</text:p>
          </table:table-cell>
        </table:table-row>
        <table:table-row table:style-name="ro1">
          <table:table-cell office:value-type="string" calcext:value-type="string">
            <text:p>&lt;a href="https://www.justice.gov/epstein/files/DataSet%2010/EFTA01600802.flv"&gt;https://www.justice.gov/epstein/files/DataSet%2010/EFTA01600802.flv&lt;/a&gt;</text:p>
          </table:table-cell>
        </table:table-row>
        <table:table-row table:style-name="ro1">
          <table:table-cell office:value-type="string" calcext:value-type="string">
            <text:p>&lt;a href="https://www.justice.gov/epstein/files/DataSet%2010/EFTA01600802.webm"&gt;https://www.justice.gov/epstein/files/DataSet%2010/EFTA01600802.webm&lt;/a&gt;</text:p>
          </table:table-cell>
        </table:table-row>
        <table:table-row table:style-name="ro1">
          <table:table-cell office:value-type="string" calcext:value-type="string">
            <text:p>&lt;a href="https://www.justice.gov/epstein/files/DataSet%2010/EFTA01600802.mpg"&gt;https://www.justice.gov/epstein/files/DataSet%2010/EFTA01600802.mpg&lt;/a&gt;</text:p>
          </table:table-cell>
        </table:table-row>
        <table:table-row table:style-name="ro1">
          <table:table-cell office:value-type="string" calcext:value-type="string">
            <text:p>&lt;a href="https://www.justice.gov/epstein/files/DataSet%2010/EFTA01600802.mpeg"&gt;https://www.justice.gov/epstein/files/DataSet%2010/EFTA01600802.mpeg&lt;/a&gt;</text:p>
          </table:table-cell>
        </table:table-row>
        <table:table-row table:style-name="ro1">
          <table:table-cell office:value-type="string" calcext:value-type="string">
            <text:p>&lt;a href="https://www.justice.gov/epstein/files/DataSet%2010/EFTA01600802.m4v"&gt;https://www.justice.gov/epstein/files/DataSet%2010/EFTA01600802.m4v&lt;/a&gt;</text:p>
          </table:table-cell>
        </table:table-row>
        <table:table-row table:style-name="ro1">
          <table:table-cell office:value-type="string" calcext:value-type="string">
            <text:p>&lt;a href="https://www.justice.gov/epstein/files/DataSet%2010/EFTA01600802.ogv"&gt;https://www.justice.gov/epstein/files/DataSet%2010/EFTA01600802.ogv&lt;/a&gt;</text:p>
          </table:table-cell>
        </table:table-row>
        <table:table-row table:style-name="ro1">
          <table:table-cell office:value-type="string" calcext:value-type="string">
            <text:p>&lt;a href="https://www.justice.gov/epstein/files/DataSet%2010/EFTA01600802.vob"&gt;https://www.justice.gov/epstein/files/DataSet%2010/EFTA01600802.vob&lt;/a&gt;</text:p>
          </table:table-cell>
        </table:table-row>
        <table:table-row table:style-name="ro1">
          <table:table-cell office:value-type="string" calcext:value-type="string">
            <text:p>&lt;a href="https://www.justice.gov/epstein/files/DataSet%2010/EFTA01600802.3gp"&gt;https://www.justice.gov/epstein/files/DataSet%2010/EFTA01600802.3gp&lt;/a&gt;</text:p>
          </table:table-cell>
        </table:table-row>
        <table:table-row table:style-name="ro1">
          <table:table-cell office:value-type="string" calcext:value-type="string">
            <text:p>&lt;a href="https://www.justice.gov/epstein/files/DataSet%2010/EFTA01600802.ts"&gt;https://www.justice.gov/epstein/files/DataSet%2010/EFTA01600802.ts&lt;/a&gt;</text:p>
          </table:table-cell>
        </table:table-row>
        <table:table-row table:style-name="ro1">
          <table:table-cell office:value-type="string" calcext:value-type="string">
            <text:p>&lt;a href="https://www.justice.gov/epstein/files/DataSet%2010/EFTA01600802.rm"&gt;https://www.justice.gov/epstein/files/DataSet%2010/EFTA01600802.rm&lt;/a&gt;</text:p>
          </table:table-cell>
        </table:table-row>
        <table:table-row table:style-name="ro1">
          <table:table-cell office:value-type="string" calcext:value-type="string">
            <text:p>&lt;a href="https://www.justice.gov/epstein/files/DataSet%2010/EFTA01600802.asf"&gt;https://www.justice.gov/epstein/files/DataSet%2010/EFTA01600802.asf&lt;/a&gt;</text:p>
          </table:table-cell>
        </table:table-row>
        <table:table-row table:style-name="ro1">
          <table:table-cell office:value-type="string" calcext:value-type="string">
            <text:p>&lt;a href="https://www.justice.gov/epstein/files/DataSet%2010/EFTA01600802.mp3"&gt;https://www.justice.gov/epstein/files/DataSet%2010/EFTA01600802.mp3&lt;/a&gt;</text:p>
          </table:table-cell>
        </table:table-row>
        <table:table-row table:style-name="ro1">
          <table:table-cell office:value-type="string" calcext:value-type="string">
            <text:p>&lt;a href="https://www.justice.gov/epstein/files/DataSet%2010/EFTA01600802.wav"&gt;https://www.justice.gov/epstein/files/DataSet%2010/EFTA01600802.wav&lt;/a&gt;</text:p>
          </table:table-cell>
        </table:table-row>
        <table:table-row table:style-name="ro1">
          <table:table-cell office:value-type="string" calcext:value-type="string">
            <text:p>&lt;a href="https://www.justice.gov/epstein/files/DataSet%2010/EFTA01600802.aac"&gt;https://www.justice.gov/epstein/files/DataSet%2010/EFTA01600802.aac&lt;/a&gt;</text:p>
          </table:table-cell>
        </table:table-row>
        <table:table-row table:style-name="ro1">
          <table:table-cell office:value-type="string" calcext:value-type="string">
            <text:p>&lt;a href="https://www.justice.gov/epstein/files/DataSet%2010/EFTA01600802.m4a"&gt;https://www.justice.gov/epstein/files/DataSet%2010/EFTA01600802.m4a&lt;/a&gt;</text:p>
          </table:table-cell>
        </table:table-row>
        <table:table-row table:style-name="ro1">
          <table:table-cell office:value-type="string" calcext:value-type="string">
            <text:p>&lt;a href="https://www.justice.gov/epstein/files/DataSet%2010/EFTA01600802.wma"&gt;https://www.justice.gov/epstein/files/DataSet%2010/EFTA01600802.wma&lt;/a&gt;</text:p>
          </table:table-cell>
        </table:table-row>
        <table:table-row table:style-name="ro1">
          <table:table-cell office:value-type="string" calcext:value-type="string">
            <text:p>&lt;a href="https://www.justice.gov/epstein/files/DataSet%2010/EFTA01600802.ogg"&gt;https://www.justice.gov/epstein/files/DataSet%2010/EFTA01600802.ogg&lt;/a&gt;</text:p>
          </table:table-cell>
        </table:table-row>
        <table:table-row table:style-name="ro1">
          <table:table-cell office:value-type="string" calcext:value-type="string">
            <text:p>&lt;a href="https://www.justice.gov/epstein/files/DataSet%2010/EFTA01600802.flac"&gt;https://www.justice.gov/epstein/files/DataSet%2010/EFTA01600802.flac&lt;/a&gt;</text:p>
          </table:table-cell>
        </table:table-row>
        <table:table-row table:style-name="ro1">
          <table:table-cell office:value-type="string" calcext:value-type="string">
            <text:p>&lt;a href="https://www.justice.gov/epstein/files/DataSet%2010/EFTA01600802.aiff"&gt;https://www.justice.gov/epstein/files/DataSet%2010/EFTA01600802.aiff&lt;/a&gt;</text:p>
          </table:table-cell>
        </table:table-row>
        <table:table-row table:style-name="ro1">
          <table:table-cell office:value-type="string" calcext:value-type="string">
            <text:p>&lt;a href="https://www.justice.gov/epstein/files/DataSet%2010/EFTA01600802.mid"&gt;https://www.justice.gov/epstein/files/DataSet%2010/EFTA01600802.mid&lt;/a&gt;</text:p>
          </table:table-cell>
        </table:table-row>
        <table:table-row table:style-name="ro1">
          <table:table-cell office:value-type="string" calcext:value-type="string">
            <text:p>&lt;a href="https://www.justice.gov/epstein/files/DataSet%2010/EFTA01600802.midi"&gt;https://www.justice.gov/epstein/files/DataSet%2010/EFTA01600802.midi&lt;/a&gt;</text:p>
          </table:table-cell>
        </table:table-row>
        <table:table-row table:style-name="ro1">
          <table:table-cell office:value-type="string" calcext:value-type="string">
            <text:p>&lt;a href="https://www.justice.gov/epstein/files/DataSet%2010/EFTA01600802.amr"&gt;https://www.justice.gov/epstein/files/DataSet%2010/EFTA01600802.amr&lt;/a&gt;</text:p>
          </table:table-cell>
        </table:table-row>
        <table:table-row table:style-name="ro1">
          <table:table-cell office:value-type="string" calcext:value-type="string">
            <text:p>&lt;a href="https://www.justice.gov/epstein/files/DataSet%2010/EFTA01600802.ra"&gt;https://www.justice.gov/epstein/files/DataSet%2010/EFTA01600802.ra&lt;/a&gt;</text:p>
          </table:table-cell>
        </table:table-row>
        <table:table-row table:style-name="ro1">
          <table:table-cell office:value-type="string" calcext:value-type="string">
            <text:p>&lt;a href="https://www.justice.gov/epstein/files/DataSet%2010/EFTA01600802.opus"&gt;https://www.justice.gov/epstein/files/DataSet%2010/EFTA01600802.opus&lt;/a&gt;</text:p>
          </table:table-cell>
        </table:table-row>
        <table:table-row table:style-name="ro1">
          <table:table-cell office:value-type="string" calcext:value-type="string">
            <text:p>&lt;a href="https://www.justice.gov/epstein/files/DataSet%2010/EFTA01600802.jpg"&gt;https://www.justice.gov/epstein/files/DataSet%2010/EFTA01600802.jpg&lt;/a&gt;</text:p>
          </table:table-cell>
        </table:table-row>
        <table:table-row table:style-name="ro1">
          <table:table-cell office:value-type="string" calcext:value-type="string">
            <text:p>&lt;a href="https://www.justice.gov/epstein/files/DataSet%2010/EFTA01600802.jpeg"&gt;https://www.justice.gov/epstein/files/DataSet%2010/EFTA01600802.jpeg&lt;/a&gt;</text:p>
          </table:table-cell>
        </table:table-row>
        <table:table-row table:style-name="ro1">
          <table:table-cell office:value-type="string" calcext:value-type="string">
            <text:p>&lt;a href="https://www.justice.gov/epstein/files/DataSet%2010/EFTA01600802.png"&gt;https://www.justice.gov/epstein/files/DataSet%2010/EFTA01600802.png&lt;/a&gt;</text:p>
          </table:table-cell>
        </table:table-row>
        <table:table-row table:style-name="ro1">
          <table:table-cell office:value-type="string" calcext:value-type="string">
            <text:p>&lt;a href="https://www.justice.gov/epstein/files/DataSet%2010/EFTA01600802.gif"&gt;https://www.justice.gov/epstein/files/DataSet%2010/EFTA01600802.gif&lt;/a&gt;</text:p>
          </table:table-cell>
        </table:table-row>
        <table:table-row table:style-name="ro1">
          <table:table-cell office:value-type="string" calcext:value-type="string">
            <text:p>&lt;a href="https://www.justice.gov/epstein/files/DataSet%2010/EFTA01600802.bmp"&gt;https://www.justice.gov/epstein/files/DataSet%2010/EFTA01600802.bmp&lt;/a&gt;</text:p>
          </table:table-cell>
        </table:table-row>
        <table:table-row table:style-name="ro1">
          <table:table-cell office:value-type="string" calcext:value-type="string">
            <text:p>&lt;a href="https://www.justice.gov/epstein/files/DataSet%2010/EFTA01600802.tif"&gt;https://www.justice.gov/epstein/files/DataSet%2010/EFTA01600802.tif&lt;/a&gt;</text:p>
          </table:table-cell>
        </table:table-row>
        <table:table-row table:style-name="ro1">
          <table:table-cell office:value-type="string" calcext:value-type="string">
            <text:p>&lt;a href="https://www.justice.gov/epstein/files/DataSet%2010/EFTA01600802.tiff"&gt;https://www.justice.gov/epstein/files/DataSet%2010/EFTA01600802.tiff&lt;/a&gt;</text:p>
          </table:table-cell>
        </table:table-row>
        <table:table-row table:style-name="ro1">
          <table:table-cell office:value-type="string" calcext:value-type="string">
            <text:p>&lt;a href="https://www.justice.gov/epstein/files/DataSet%2010/EFTA01600802.webp"&gt;https://www.justice.gov/epstein/files/DataSet%2010/EFTA01600802.webp&lt;/a&gt;</text:p>
          </table:table-cell>
        </table:table-row>
        <table:table-row table:style-name="ro1">
          <table:table-cell office:value-type="string" calcext:value-type="string">
            <text:p>&lt;a href="https://www.justice.gov/epstein/files/DataSet%2010/EFTA01600802.heic"&gt;https://www.justice.gov/epstein/files/DataSet%2010/EFTA01600802.heic&lt;/a&gt;</text:p>
          </table:table-cell>
        </table:table-row>
        <table:table-row table:style-name="ro1">
          <table:table-cell office:value-type="string" calcext:value-type="string">
            <text:p>&lt;a href="https://www.justice.gov/epstein/files/DataSet%2010/EFTA01600802.heif"&gt;https://www.justice.gov/epstein/files/DataSet%2010/EFTA01600802.heif&lt;/a&gt;</text:p>
          </table:table-cell>
        </table:table-row>
        <table:table-row table:style-name="ro1">
          <table:table-cell office:value-type="string" calcext:value-type="string">
            <text:p>&lt;a href="https://www.justice.gov/epstein/files/DataSet%2010/EFTA01600802.psd"&gt;https://www.justice.gov/epstein/files/DataSet%2010/EFTA01600802.psd&lt;/a&gt;</text:p>
          </table:table-cell>
        </table:table-row>
        <table:table-row table:style-name="ro1">
          <table:table-cell office:value-type="string" calcext:value-type="string">
            <text:p>&lt;a href="https://www.justice.gov/epstein/files/DataSet%2010/EFTA01600802.eps"&gt;https://www.justice.gov/epstein/files/DataSet%2010/EFTA01600802.eps&lt;/a&gt;</text:p>
          </table:table-cell>
        </table:table-row>
        <table:table-row table:style-name="ro1">
          <table:table-cell office:value-type="string" calcext:value-type="string">
            <text:p>&lt;a href="https://www.justice.gov/epstein/files/DataSet%2010/EFTA01600802.raw"&gt;https://www.justice.gov/epstein/files/DataSet%2010/EFTA01600802.raw&lt;/a&gt;</text:p>
          </table:table-cell>
        </table:table-row>
        <table:table-row table:style-name="ro1">
          <table:table-cell office:value-type="string" calcext:value-type="string">
            <text:p>&lt;a href="https://www.justice.gov/epstein/files/DataSet%2010/EFTA01600802.svg"&gt;https://www.justice.gov/epstein/files/DataSet%2010/EFTA01600802.svg&lt;/a&gt;</text:p>
          </table:table-cell>
        </table:table-row>
        <table:table-row table:style-name="ro1">
          <table:table-cell office:value-type="string" calcext:value-type="string">
            <text:p>&lt;a href="https://www.justice.gov/epstein/files/DataSet%2010/EFTA01600802.pcx"&gt;https://www.justice.gov/epstein/files/DataSet%2010/EFTA01600802.pcx&lt;/a&gt;</text:p>
          </table:table-cell>
        </table:table-row>
        <table:table-row table:style-name="ro1">
          <table:table-cell office:value-type="string" calcext:value-type="string">
            <text:p>&lt;a href="https://www.justice.gov/epstein/files/DataSet%2010/EFTA01600802.doc"&gt;https://www.justice.gov/epstein/files/DataSet%2010/EFTA01600802.doc&lt;/a&gt;</text:p>
          </table:table-cell>
        </table:table-row>
        <table:table-row table:style-name="ro1">
          <table:table-cell office:value-type="string" calcext:value-type="string">
            <text:p>&lt;a href="https://www.justice.gov/epstein/files/DataSet%2010/EFTA01600802.docx"&gt;https://www.justice.gov/epstein/files/DataSet%2010/EFTA01600802.docx&lt;/a&gt;</text:p>
          </table:table-cell>
        </table:table-row>
        <table:table-row table:style-name="ro1">
          <table:table-cell office:value-type="string" calcext:value-type="string">
            <text:p>&lt;a href="https://www.justice.gov/epstein/files/DataSet%2010/EFTA01600802.docm"&gt;https://www.justice.gov/epstein/files/DataSet%2010/EFTA01600802.docm&lt;/a&gt;</text:p>
          </table:table-cell>
        </table:table-row>
        <table:table-row table:style-name="ro1">
          <table:table-cell office:value-type="string" calcext:value-type="string">
            <text:p>&lt;a href="https://www.justice.gov/epstein/files/DataSet%2010/EFTA01600802.rtf"&gt;https://www.justice.gov/epstein/files/DataSet%2010/EFTA01600802.rtf&lt;/a&gt;</text:p>
          </table:table-cell>
        </table:table-row>
        <table:table-row table:style-name="ro1">
          <table:table-cell office:value-type="string" calcext:value-type="string">
            <text:p>&lt;a href="https://www.justice.gov/epstein/files/DataSet%2010/EFTA01600802.odt"&gt;https://www.justice.gov/epstein/files/DataSet%2010/EFTA01600802.odt&lt;/a&gt;</text:p>
          </table:table-cell>
        </table:table-row>
        <table:table-row table:style-name="ro1">
          <table:table-cell office:value-type="string" calcext:value-type="string">
            <text:p>&lt;a href="https://www.justice.gov/epstein/files/DataSet%2010/EFTA01600802.txt"&gt;https://www.justice.gov/epstein/files/DataSet%2010/EFTA01600802.txt&lt;/a&gt;</text:p>
          </table:table-cell>
        </table:table-row>
        <table:table-row table:style-name="ro1">
          <table:table-cell office:value-type="string" calcext:value-type="string">
            <text:p>&lt;a href="https://www.justice.gov/epstein/files/DataSet%2010/EFTA01600802.wps"&gt;https://www.justice.gov/epstein/files/DataSet%2010/EFTA01600802.wps&lt;/a&gt;</text:p>
          </table:table-cell>
        </table:table-row>
        <table:table-row table:style-name="ro1">
          <table:table-cell office:value-type="string" calcext:value-type="string">
            <text:p>&lt;a href="https://www.justice.gov/epstein/files/DataSet%2010/EFTA01600802.dot"&gt;https://www.justice.gov/epstein/files/DataSet%2010/EFTA01600802.dot&lt;/a&gt;</text:p>
          </table:table-cell>
        </table:table-row>
        <table:table-row table:style-name="ro1">
          <table:table-cell office:value-type="string" calcext:value-type="string">
            <text:p>&lt;a href="https://www.justice.gov/epstein/files/DataSet%2010/EFTA01600802.dotx"&gt;https://www.justice.gov/epstein/files/DataSet%2010/EFTA01600802.dotx&lt;/a&gt;</text:p>
          </table:table-cell>
        </table:table-row>
        <table:table-row table:style-name="ro1">
          <table:table-cell office:value-type="string" calcext:value-type="string">
            <text:p>&lt;a href="https://www.justice.gov/epstein/files/DataSet%2010/EFTA01600802.abw"&gt;https://www.justice.gov/epstein/files/DataSet%2010/EFTA01600802.abw&lt;/a&gt;</text:p>
          </table:table-cell>
        </table:table-row>
        <table:table-row table:style-name="ro1">
          <table:table-cell office:value-type="string" calcext:value-type="string">
            <text:p>&lt;a href="https://www.justice.gov/epstein/files/DataSet%2010/EFTA01600802.ppt"&gt;https://www.justice.gov/epstein/files/DataSet%2010/EFTA01600802.ppt&lt;/a&gt;</text:p>
          </table:table-cell>
        </table:table-row>
        <table:table-row table:style-name="ro1">
          <table:table-cell office:value-type="string" calcext:value-type="string">
            <text:p>&lt;a href="https://www.justice.gov/epstein/files/DataSet%2010/EFTA01600802.pptx"&gt;https://www.justice.gov/epstein/files/DataSet%2010/EFTA01600802.pptx&lt;/a&gt;</text:p>
          </table:table-cell>
        </table:table-row>
        <table:table-row table:style-name="ro1">
          <table:table-cell office:value-type="string" calcext:value-type="string">
            <text:p>&lt;a href="https://www.justice.gov/epstein/files/DataSet%2010/EFTA01600802.pptm"&gt;https://www.justice.gov/epstein/files/DataSet%2010/EFTA01600802.pptm&lt;/a&gt;</text:p>
          </table:table-cell>
        </table:table-row>
        <table:table-row table:style-name="ro1">
          <table:table-cell office:value-type="string" calcext:value-type="string">
            <text:p>&lt;a href="https://www.justice.gov/epstein/files/DataSet%2010/EFTA01600802.pps"&gt;https://www.justice.gov/epstein/files/DataSet%2010/EFTA01600802.pps&lt;/a&gt;</text:p>
          </table:table-cell>
        </table:table-row>
        <table:table-row table:style-name="ro1">
          <table:table-cell office:value-type="string" calcext:value-type="string">
            <text:p>&lt;a href="https://www.justice.gov/epstein/files/DataSet%2010/EFTA01600802.ppsx"&gt;https://www.justice.gov/epstein/files/DataSet%2010/EFTA01600802.ppsx&lt;/a&gt;</text:p>
          </table:table-cell>
        </table:table-row>
        <table:table-row table:style-name="ro1">
          <table:table-cell office:value-type="string" calcext:value-type="string">
            <text:p>&lt;a href="https://www.justice.gov/epstein/files/DataSet%2010/EFTA01600802.pot"&gt;https://www.justice.gov/epstein/files/DataSet%2010/EFTA01600802.pot&lt;/a&gt;</text:p>
          </table:table-cell>
        </table:table-row>
        <table:table-row table:style-name="ro1">
          <table:table-cell office:value-type="string" calcext:value-type="string">
            <text:p>&lt;a href="https://www.justice.gov/epstein/files/DataSet%2010/EFTA01600802.potx"&gt;https://www.justice.gov/epstein/files/DataSet%2010/EFTA01600802.potx&lt;/a&gt;</text:p>
          </table:table-cell>
        </table:table-row>
        <table:table-row table:style-name="ro1">
          <table:table-cell office:value-type="string" calcext:value-type="string">
            <text:p>&lt;a href="https://www.justice.gov/epstein/files/DataSet%2010/EFTA01600802.odp"&gt;https://www.justice.gov/epstein/files/DataSet%2010/EFTA01600802.odp&lt;/a&gt;</text:p>
          </table:table-cell>
        </table:table-row>
        <table:table-row table:style-name="ro1">
          <table:table-cell office:value-type="string" calcext:value-type="string">
            <text:p>&lt;a href="https://www.justice.gov/epstein/files/DataSet%2010/EFTA01600802.key"&gt;https://www.justice.gov/epstein/files/DataSet%2010/EFTA01600802.key&lt;/a&gt;</text:p>
          </table:table-cell>
        </table:table-row>
        <table:table-row table:style-name="ro1">
          <table:table-cell office:value-type="string" calcext:value-type="string">
            <text:p>&lt;a href="https://www.justice.gov/epstein/files/DataSet%2010/EFTA01600802.xls"&gt;https://www.justice.gov/epstein/files/DataSet%2010/EFTA01600802.xls&lt;/a&gt;</text:p>
          </table:table-cell>
        </table:table-row>
        <table:table-row table:style-name="ro1">
          <table:table-cell office:value-type="string" calcext:value-type="string">
            <text:p>&lt;a href="https://www.justice.gov/epstein/files/DataSet%2010/EFTA01600802.xlsx"&gt;https://www.justice.gov/epstein/files/DataSet%2010/EFTA01600802.xlsx&lt;/a&gt;</text:p>
          </table:table-cell>
        </table:table-row>
        <table:table-row table:style-name="ro1">
          <table:table-cell office:value-type="string" calcext:value-type="string">
            <text:p>&lt;a href="https://www.justice.gov/epstein/files/DataSet%2010/EFTA01600802.xlsm"&gt;https://www.justice.gov/epstein/files/DataSet%2010/EFTA01600802.xlsm&lt;/a&gt;</text:p>
          </table:table-cell>
        </table:table-row>
        <table:table-row table:style-name="ro1">
          <table:table-cell office:value-type="string" calcext:value-type="string">
            <text:p>&lt;a href="https://www.justice.gov/epstein/files/DataSet%2010/EFTA01600802.xlt"&gt;https://www.justice.gov/epstein/files/DataSet%2010/EFTA01600802.xlt&lt;/a&gt;</text:p>
          </table:table-cell>
        </table:table-row>
        <table:table-row table:style-name="ro1">
          <table:table-cell office:value-type="string" calcext:value-type="string">
            <text:p>&lt;a href="https://www.justice.gov/epstein/files/DataSet%2010/EFTA01600802.xltx"&gt;https://www.justice.gov/epstein/files/DataSet%2010/EFTA01600802.xltx&lt;/a&gt;</text:p>
          </table:table-cell>
        </table:table-row>
        <table:table-row table:style-name="ro1">
          <table:table-cell office:value-type="string" calcext:value-type="string">
            <text:p>&lt;a href="https://www.justice.gov/epstein/files/DataSet%2010/EFTA01600802.ods"&gt;https://www.justice.gov/epstein/files/DataSet%2010/EFTA01600802.ods&lt;/a&gt;</text:p>
          </table:table-cell>
        </table:table-row>
        <table:table-row table:style-name="ro1">
          <table:table-cell office:value-type="string" calcext:value-type="string">
            <text:p>&lt;a href="https://www.justice.gov/epstein/files/DataSet%2010/EFTA01600802.csv"&gt;https://www.justice.gov/epstein/files/DataSet%2010/EFTA01600802.csv&lt;/a&gt;</text:p>
          </table:table-cell>
        </table:table-row>
        <table:table-row table:style-name="ro1">
          <table:table-cell office:value-type="string" calcext:value-type="string">
            <text:p>&lt;a href="https://www.justice.gov/epstein/files/DataSet%2010/EFTA01600802.numbers"&gt;https://www.justice.gov/epstein/files/DataSet%2010/EFTA01600802.numbers&lt;/a&gt;</text:p>
          </table:table-cell>
        </table:table-row>
        <table:table-row table:style-name="ro1">
          <table:table-cell office:value-type="string" calcext:value-type="string">
            <text:p>&lt;a href="https://www.justice.gov/epstein/files/DataSet%2010/EFTA01600802.wks"&gt;https://www.justice.gov/epstein/files/DataSet%2010/EFTA01600802.wks&lt;/a&gt;</text:p>
          </table:table-cell>
        </table:table-row>
        <table:table-row table:style-name="ro1">
          <table:table-cell office:value-type="string" calcext:value-type="string">
            <text:p>&lt;a href="https://www.justice.gov/epstein/files/DataSet%2010/EFTA01600804.avi"&gt;https://www.justice.gov/epstein/files/DataSet%2010/EFTA01600804.avi&lt;/a&gt;</text:p>
          </table:table-cell>
        </table:table-row>
        <table:table-row table:style-name="ro1">
          <table:table-cell office:value-type="string" calcext:value-type="string">
            <text:p>&lt;a href="https://www.justice.gov/epstein/files/DataSet%2010/EFTA01600804.mp4"&gt;https://www.justice.gov/epstein/files/DataSet%2010/EFTA01600804.mp4&lt;/a&gt;</text:p>
          </table:table-cell>
        </table:table-row>
        <table:table-row table:style-name="ro1">
          <table:table-cell office:value-type="string" calcext:value-type="string">
            <text:p>&lt;a href="https://www.justice.gov/epstein/files/DataSet%2010/EFTA01600804.mkv"&gt;https://www.justice.gov/epstein/files/DataSet%2010/EFTA01600804.mkv&lt;/a&gt;</text:p>
          </table:table-cell>
        </table:table-row>
        <table:table-row table:style-name="ro1">
          <table:table-cell office:value-type="string" calcext:value-type="string">
            <text:p>&lt;a href="https://www.justice.gov/epstein/files/DataSet%2010/EFTA01600804.mov"&gt;https://www.justice.gov/epstein/files/DataSet%2010/EFTA01600804.mov&lt;/a&gt;</text:p>
          </table:table-cell>
        </table:table-row>
        <table:table-row table:style-name="ro1">
          <table:table-cell office:value-type="string" calcext:value-type="string">
            <text:p>&lt;a href="https://www.justice.gov/epstein/files/DataSet%2010/EFTA01600804.wmv"&gt;https://www.justice.gov/epstein/files/DataSet%2010/EFTA01600804.wmv&lt;/a&gt;</text:p>
          </table:table-cell>
        </table:table-row>
        <table:table-row table:style-name="ro1">
          <table:table-cell office:value-type="string" calcext:value-type="string">
            <text:p>&lt;a href="https://www.justice.gov/epstein/files/DataSet%2010/EFTA01600804.flv"&gt;https://www.justice.gov/epstein/files/DataSet%2010/EFTA01600804.flv&lt;/a&gt;</text:p>
          </table:table-cell>
        </table:table-row>
        <table:table-row table:style-name="ro1">
          <table:table-cell office:value-type="string" calcext:value-type="string">
            <text:p>&lt;a href="https://www.justice.gov/epstein/files/DataSet%2010/EFTA01600804.webm"&gt;https://www.justice.gov/epstein/files/DataSet%2010/EFTA01600804.webm&lt;/a&gt;</text:p>
          </table:table-cell>
        </table:table-row>
        <table:table-row table:style-name="ro1">
          <table:table-cell office:value-type="string" calcext:value-type="string">
            <text:p>&lt;a href="https://www.justice.gov/epstein/files/DataSet%2010/EFTA01600804.mpg"&gt;https://www.justice.gov/epstein/files/DataSet%2010/EFTA01600804.mpg&lt;/a&gt;</text:p>
          </table:table-cell>
        </table:table-row>
        <table:table-row table:style-name="ro1">
          <table:table-cell office:value-type="string" calcext:value-type="string">
            <text:p>&lt;a href="https://www.justice.gov/epstein/files/DataSet%2010/EFTA01600804.mpeg"&gt;https://www.justice.gov/epstein/files/DataSet%2010/EFTA01600804.mpeg&lt;/a&gt;</text:p>
          </table:table-cell>
        </table:table-row>
        <table:table-row table:style-name="ro1">
          <table:table-cell office:value-type="string" calcext:value-type="string">
            <text:p>&lt;a href="https://www.justice.gov/epstein/files/DataSet%2010/EFTA01600804.m4v"&gt;https://www.justice.gov/epstein/files/DataSet%2010/EFTA01600804.m4v&lt;/a&gt;</text:p>
          </table:table-cell>
        </table:table-row>
        <table:table-row table:style-name="ro1">
          <table:table-cell office:value-type="string" calcext:value-type="string">
            <text:p>&lt;a href="https://www.justice.gov/epstein/files/DataSet%2010/EFTA01600804.ogv"&gt;https://www.justice.gov/epstein/files/DataSet%2010/EFTA01600804.ogv&lt;/a&gt;</text:p>
          </table:table-cell>
        </table:table-row>
        <table:table-row table:style-name="ro1">
          <table:table-cell office:value-type="string" calcext:value-type="string">
            <text:p>&lt;a href="https://www.justice.gov/epstein/files/DataSet%2010/EFTA01600804.vob"&gt;https://www.justice.gov/epstein/files/DataSet%2010/EFTA01600804.vob&lt;/a&gt;</text:p>
          </table:table-cell>
        </table:table-row>
        <table:table-row table:style-name="ro1">
          <table:table-cell office:value-type="string" calcext:value-type="string">
            <text:p>&lt;a href="https://www.justice.gov/epstein/files/DataSet%2010/EFTA01600804.3gp"&gt;https://www.justice.gov/epstein/files/DataSet%2010/EFTA01600804.3gp&lt;/a&gt;</text:p>
          </table:table-cell>
        </table:table-row>
        <table:table-row table:style-name="ro1">
          <table:table-cell office:value-type="string" calcext:value-type="string">
            <text:p>&lt;a href="https://www.justice.gov/epstein/files/DataSet%2010/EFTA01600804.ts"&gt;https://www.justice.gov/epstein/files/DataSet%2010/EFTA01600804.ts&lt;/a&gt;</text:p>
          </table:table-cell>
        </table:table-row>
        <table:table-row table:style-name="ro1">
          <table:table-cell office:value-type="string" calcext:value-type="string">
            <text:p>&lt;a href="https://www.justice.gov/epstein/files/DataSet%2010/EFTA01600804.rm"&gt;https://www.justice.gov/epstein/files/DataSet%2010/EFTA01600804.rm&lt;/a&gt;</text:p>
          </table:table-cell>
        </table:table-row>
        <table:table-row table:style-name="ro1">
          <table:table-cell office:value-type="string" calcext:value-type="string">
            <text:p>&lt;a href="https://www.justice.gov/epstein/files/DataSet%2010/EFTA01600804.asf"&gt;https://www.justice.gov/epstein/files/DataSet%2010/EFTA01600804.asf&lt;/a&gt;</text:p>
          </table:table-cell>
        </table:table-row>
        <table:table-row table:style-name="ro1">
          <table:table-cell office:value-type="string" calcext:value-type="string">
            <text:p>&lt;a href="https://www.justice.gov/epstein/files/DataSet%2010/EFTA01600804.mp3"&gt;https://www.justice.gov/epstein/files/DataSet%2010/EFTA01600804.mp3&lt;/a&gt;</text:p>
          </table:table-cell>
        </table:table-row>
        <table:table-row table:style-name="ro1">
          <table:table-cell office:value-type="string" calcext:value-type="string">
            <text:p>&lt;a href="https://www.justice.gov/epstein/files/DataSet%2010/EFTA01600804.wav"&gt;https://www.justice.gov/epstein/files/DataSet%2010/EFTA01600804.wav&lt;/a&gt;</text:p>
          </table:table-cell>
        </table:table-row>
        <table:table-row table:style-name="ro1">
          <table:table-cell office:value-type="string" calcext:value-type="string">
            <text:p>&lt;a href="https://www.justice.gov/epstein/files/DataSet%2010/EFTA01600804.aac"&gt;https://www.justice.gov/epstein/files/DataSet%2010/EFTA01600804.aac&lt;/a&gt;</text:p>
          </table:table-cell>
        </table:table-row>
        <table:table-row table:style-name="ro1">
          <table:table-cell office:value-type="string" calcext:value-type="string">
            <text:p>&lt;a href="https://www.justice.gov/epstein/files/DataSet%2010/EFTA01600804.m4a"&gt;https://www.justice.gov/epstein/files/DataSet%2010/EFTA01600804.m4a&lt;/a&gt;</text:p>
          </table:table-cell>
        </table:table-row>
        <table:table-row table:style-name="ro1">
          <table:table-cell office:value-type="string" calcext:value-type="string">
            <text:p>&lt;a href="https://www.justice.gov/epstein/files/DataSet%2010/EFTA01600804.wma"&gt;https://www.justice.gov/epstein/files/DataSet%2010/EFTA01600804.wma&lt;/a&gt;</text:p>
          </table:table-cell>
        </table:table-row>
        <table:table-row table:style-name="ro1">
          <table:table-cell office:value-type="string" calcext:value-type="string">
            <text:p>&lt;a href="https://www.justice.gov/epstein/files/DataSet%2010/EFTA01600804.ogg"&gt;https://www.justice.gov/epstein/files/DataSet%2010/EFTA01600804.ogg&lt;/a&gt;</text:p>
          </table:table-cell>
        </table:table-row>
        <table:table-row table:style-name="ro1">
          <table:table-cell office:value-type="string" calcext:value-type="string">
            <text:p>&lt;a href="https://www.justice.gov/epstein/files/DataSet%2010/EFTA01600804.flac"&gt;https://www.justice.gov/epstein/files/DataSet%2010/EFTA01600804.flac&lt;/a&gt;</text:p>
          </table:table-cell>
        </table:table-row>
        <table:table-row table:style-name="ro1">
          <table:table-cell office:value-type="string" calcext:value-type="string">
            <text:p>&lt;a href="https://www.justice.gov/epstein/files/DataSet%2010/EFTA01600804.aiff"&gt;https://www.justice.gov/epstein/files/DataSet%2010/EFTA01600804.aiff&lt;/a&gt;</text:p>
          </table:table-cell>
        </table:table-row>
        <table:table-row table:style-name="ro1">
          <table:table-cell office:value-type="string" calcext:value-type="string">
            <text:p>&lt;a href="https://www.justice.gov/epstein/files/DataSet%2010/EFTA01600804.mid"&gt;https://www.justice.gov/epstein/files/DataSet%2010/EFTA01600804.mid&lt;/a&gt;</text:p>
          </table:table-cell>
        </table:table-row>
        <table:table-row table:style-name="ro1">
          <table:table-cell office:value-type="string" calcext:value-type="string">
            <text:p>&lt;a href="https://www.justice.gov/epstein/files/DataSet%2010/EFTA01600804.midi"&gt;https://www.justice.gov/epstein/files/DataSet%2010/EFTA01600804.midi&lt;/a&gt;</text:p>
          </table:table-cell>
        </table:table-row>
        <table:table-row table:style-name="ro1">
          <table:table-cell office:value-type="string" calcext:value-type="string">
            <text:p>&lt;a href="https://www.justice.gov/epstein/files/DataSet%2010/EFTA01600804.amr"&gt;https://www.justice.gov/epstein/files/DataSet%2010/EFTA01600804.amr&lt;/a&gt;</text:p>
          </table:table-cell>
        </table:table-row>
        <table:table-row table:style-name="ro1">
          <table:table-cell office:value-type="string" calcext:value-type="string">
            <text:p>&lt;a href="https://www.justice.gov/epstein/files/DataSet%2010/EFTA01600804.ra"&gt;https://www.justice.gov/epstein/files/DataSet%2010/EFTA01600804.ra&lt;/a&gt;</text:p>
          </table:table-cell>
        </table:table-row>
        <table:table-row table:style-name="ro1">
          <table:table-cell office:value-type="string" calcext:value-type="string">
            <text:p>&lt;a href="https://www.justice.gov/epstein/files/DataSet%2010/EFTA01600804.opus"&gt;https://www.justice.gov/epstein/files/DataSet%2010/EFTA01600804.opus&lt;/a&gt;</text:p>
          </table:table-cell>
        </table:table-row>
        <table:table-row table:style-name="ro1">
          <table:table-cell office:value-type="string" calcext:value-type="string">
            <text:p>&lt;a href="https://www.justice.gov/epstein/files/DataSet%2010/EFTA01600804.jpg"&gt;https://www.justice.gov/epstein/files/DataSet%2010/EFTA01600804.jpg&lt;/a&gt;</text:p>
          </table:table-cell>
        </table:table-row>
        <table:table-row table:style-name="ro1">
          <table:table-cell office:value-type="string" calcext:value-type="string">
            <text:p>&lt;a href="https://www.justice.gov/epstein/files/DataSet%2010/EFTA01600804.jpeg"&gt;https://www.justice.gov/epstein/files/DataSet%2010/EFTA01600804.jpeg&lt;/a&gt;</text:p>
          </table:table-cell>
        </table:table-row>
        <table:table-row table:style-name="ro1">
          <table:table-cell office:value-type="string" calcext:value-type="string">
            <text:p>&lt;a href="https://www.justice.gov/epstein/files/DataSet%2010/EFTA01600804.png"&gt;https://www.justice.gov/epstein/files/DataSet%2010/EFTA01600804.png&lt;/a&gt;</text:p>
          </table:table-cell>
        </table:table-row>
        <table:table-row table:style-name="ro1">
          <table:table-cell office:value-type="string" calcext:value-type="string">
            <text:p>&lt;a href="https://www.justice.gov/epstein/files/DataSet%2010/EFTA01600804.gif"&gt;https://www.justice.gov/epstein/files/DataSet%2010/EFTA01600804.gif&lt;/a&gt;</text:p>
          </table:table-cell>
        </table:table-row>
        <table:table-row table:style-name="ro1">
          <table:table-cell office:value-type="string" calcext:value-type="string">
            <text:p>&lt;a href="https://www.justice.gov/epstein/files/DataSet%2010/EFTA01600804.bmp"&gt;https://www.justice.gov/epstein/files/DataSet%2010/EFTA01600804.bmp&lt;/a&gt;</text:p>
          </table:table-cell>
        </table:table-row>
        <table:table-row table:style-name="ro1">
          <table:table-cell office:value-type="string" calcext:value-type="string">
            <text:p>&lt;a href="https://www.justice.gov/epstein/files/DataSet%2010/EFTA01600804.tif"&gt;https://www.justice.gov/epstein/files/DataSet%2010/EFTA01600804.tif&lt;/a&gt;</text:p>
          </table:table-cell>
        </table:table-row>
        <table:table-row table:style-name="ro1">
          <table:table-cell office:value-type="string" calcext:value-type="string">
            <text:p>&lt;a href="https://www.justice.gov/epstein/files/DataSet%2010/EFTA01600804.tiff"&gt;https://www.justice.gov/epstein/files/DataSet%2010/EFTA01600804.tiff&lt;/a&gt;</text:p>
          </table:table-cell>
        </table:table-row>
        <table:table-row table:style-name="ro1">
          <table:table-cell office:value-type="string" calcext:value-type="string">
            <text:p>&lt;a href="https://www.justice.gov/epstein/files/DataSet%2010/EFTA01600804.webp"&gt;https://www.justice.gov/epstein/files/DataSet%2010/EFTA01600804.webp&lt;/a&gt;</text:p>
          </table:table-cell>
        </table:table-row>
        <table:table-row table:style-name="ro1">
          <table:table-cell office:value-type="string" calcext:value-type="string">
            <text:p>&lt;a href="https://www.justice.gov/epstein/files/DataSet%2010/EFTA01600804.heic"&gt;https://www.justice.gov/epstein/files/DataSet%2010/EFTA01600804.heic&lt;/a&gt;</text:p>
          </table:table-cell>
        </table:table-row>
        <table:table-row table:style-name="ro1">
          <table:table-cell office:value-type="string" calcext:value-type="string">
            <text:p>&lt;a href="https://www.justice.gov/epstein/files/DataSet%2010/EFTA01600804.heif"&gt;https://www.justice.gov/epstein/files/DataSet%2010/EFTA01600804.heif&lt;/a&gt;</text:p>
          </table:table-cell>
        </table:table-row>
        <table:table-row table:style-name="ro1">
          <table:table-cell office:value-type="string" calcext:value-type="string">
            <text:p>&lt;a href="https://www.justice.gov/epstein/files/DataSet%2010/EFTA01600804.psd"&gt;https://www.justice.gov/epstein/files/DataSet%2010/EFTA01600804.psd&lt;/a&gt;</text:p>
          </table:table-cell>
        </table:table-row>
        <table:table-row table:style-name="ro1">
          <table:table-cell office:value-type="string" calcext:value-type="string">
            <text:p>&lt;a href="https://www.justice.gov/epstein/files/DataSet%2010/EFTA01600804.eps"&gt;https://www.justice.gov/epstein/files/DataSet%2010/EFTA01600804.eps&lt;/a&gt;</text:p>
          </table:table-cell>
        </table:table-row>
        <table:table-row table:style-name="ro1">
          <table:table-cell office:value-type="string" calcext:value-type="string">
            <text:p>&lt;a href="https://www.justice.gov/epstein/files/DataSet%2010/EFTA01600804.raw"&gt;https://www.justice.gov/epstein/files/DataSet%2010/EFTA01600804.raw&lt;/a&gt;</text:p>
          </table:table-cell>
        </table:table-row>
        <table:table-row table:style-name="ro1">
          <table:table-cell office:value-type="string" calcext:value-type="string">
            <text:p>&lt;a href="https://www.justice.gov/epstein/files/DataSet%2010/EFTA01600804.svg"&gt;https://www.justice.gov/epstein/files/DataSet%2010/EFTA01600804.svg&lt;/a&gt;</text:p>
          </table:table-cell>
        </table:table-row>
        <table:table-row table:style-name="ro1">
          <table:table-cell office:value-type="string" calcext:value-type="string">
            <text:p>&lt;a href="https://www.justice.gov/epstein/files/DataSet%2010/EFTA01600804.pcx"&gt;https://www.justice.gov/epstein/files/DataSet%2010/EFTA01600804.pcx&lt;/a&gt;</text:p>
          </table:table-cell>
        </table:table-row>
        <table:table-row table:style-name="ro1">
          <table:table-cell office:value-type="string" calcext:value-type="string">
            <text:p>&lt;a href="https://www.justice.gov/epstein/files/DataSet%2010/EFTA01600804.doc"&gt;https://www.justice.gov/epstein/files/DataSet%2010/EFTA01600804.doc&lt;/a&gt;</text:p>
          </table:table-cell>
        </table:table-row>
        <table:table-row table:style-name="ro1">
          <table:table-cell office:value-type="string" calcext:value-type="string">
            <text:p>&lt;a href="https://www.justice.gov/epstein/files/DataSet%2010/EFTA01600804.docx"&gt;https://www.justice.gov/epstein/files/DataSet%2010/EFTA01600804.docx&lt;/a&gt;</text:p>
          </table:table-cell>
        </table:table-row>
        <table:table-row table:style-name="ro1">
          <table:table-cell office:value-type="string" calcext:value-type="string">
            <text:p>&lt;a href="https://www.justice.gov/epstein/files/DataSet%2010/EFTA01600804.docm"&gt;https://www.justice.gov/epstein/files/DataSet%2010/EFTA01600804.docm&lt;/a&gt;</text:p>
          </table:table-cell>
        </table:table-row>
        <table:table-row table:style-name="ro1">
          <table:table-cell office:value-type="string" calcext:value-type="string">
            <text:p>&lt;a href="https://www.justice.gov/epstein/files/DataSet%2010/EFTA01600804.rtf"&gt;https://www.justice.gov/epstein/files/DataSet%2010/EFTA01600804.rtf&lt;/a&gt;</text:p>
          </table:table-cell>
        </table:table-row>
        <table:table-row table:style-name="ro1">
          <table:table-cell office:value-type="string" calcext:value-type="string">
            <text:p>&lt;a href="https://www.justice.gov/epstein/files/DataSet%2010/EFTA01600804.odt"&gt;https://www.justice.gov/epstein/files/DataSet%2010/EFTA01600804.odt&lt;/a&gt;</text:p>
          </table:table-cell>
        </table:table-row>
        <table:table-row table:style-name="ro1">
          <table:table-cell office:value-type="string" calcext:value-type="string">
            <text:p>&lt;a href="https://www.justice.gov/epstein/files/DataSet%2010/EFTA01600804.txt"&gt;https://www.justice.gov/epstein/files/DataSet%2010/EFTA01600804.txt&lt;/a&gt;</text:p>
          </table:table-cell>
        </table:table-row>
        <table:table-row table:style-name="ro1">
          <table:table-cell office:value-type="string" calcext:value-type="string">
            <text:p>&lt;a href="https://www.justice.gov/epstein/files/DataSet%2010/EFTA01600804.wps"&gt;https://www.justice.gov/epstein/files/DataSet%2010/EFTA01600804.wps&lt;/a&gt;</text:p>
          </table:table-cell>
        </table:table-row>
        <table:table-row table:style-name="ro1">
          <table:table-cell office:value-type="string" calcext:value-type="string">
            <text:p>&lt;a href="https://www.justice.gov/epstein/files/DataSet%2010/EFTA01600804.dot"&gt;https://www.justice.gov/epstein/files/DataSet%2010/EFTA01600804.dot&lt;/a&gt;</text:p>
          </table:table-cell>
        </table:table-row>
        <table:table-row table:style-name="ro1">
          <table:table-cell office:value-type="string" calcext:value-type="string">
            <text:p>&lt;a href="https://www.justice.gov/epstein/files/DataSet%2010/EFTA01600804.dotx"&gt;https://www.justice.gov/epstein/files/DataSet%2010/EFTA01600804.dotx&lt;/a&gt;</text:p>
          </table:table-cell>
        </table:table-row>
        <table:table-row table:style-name="ro1">
          <table:table-cell office:value-type="string" calcext:value-type="string">
            <text:p>&lt;a href="https://www.justice.gov/epstein/files/DataSet%2010/EFTA01600804.abw"&gt;https://www.justice.gov/epstein/files/DataSet%2010/EFTA01600804.abw&lt;/a&gt;</text:p>
          </table:table-cell>
        </table:table-row>
        <table:table-row table:style-name="ro1">
          <table:table-cell office:value-type="string" calcext:value-type="string">
            <text:p>&lt;a href="https://www.justice.gov/epstein/files/DataSet%2010/EFTA01600804.ppt"&gt;https://www.justice.gov/epstein/files/DataSet%2010/EFTA01600804.ppt&lt;/a&gt;</text:p>
          </table:table-cell>
        </table:table-row>
        <table:table-row table:style-name="ro1">
          <table:table-cell office:value-type="string" calcext:value-type="string">
            <text:p>&lt;a href="https://www.justice.gov/epstein/files/DataSet%2010/EFTA01600804.pptx"&gt;https://www.justice.gov/epstein/files/DataSet%2010/EFTA01600804.pptx&lt;/a&gt;</text:p>
          </table:table-cell>
        </table:table-row>
        <table:table-row table:style-name="ro1">
          <table:table-cell office:value-type="string" calcext:value-type="string">
            <text:p>&lt;a href="https://www.justice.gov/epstein/files/DataSet%2010/EFTA01600804.pptm"&gt;https://www.justice.gov/epstein/files/DataSet%2010/EFTA01600804.pptm&lt;/a&gt;</text:p>
          </table:table-cell>
        </table:table-row>
        <table:table-row table:style-name="ro1">
          <table:table-cell office:value-type="string" calcext:value-type="string">
            <text:p>&lt;a href="https://www.justice.gov/epstein/files/DataSet%2010/EFTA01600804.pps"&gt;https://www.justice.gov/epstein/files/DataSet%2010/EFTA01600804.pps&lt;/a&gt;</text:p>
          </table:table-cell>
        </table:table-row>
        <table:table-row table:style-name="ro1">
          <table:table-cell office:value-type="string" calcext:value-type="string">
            <text:p>&lt;a href="https://www.justice.gov/epstein/files/DataSet%2010/EFTA01600804.ppsx"&gt;https://www.justice.gov/epstein/files/DataSet%2010/EFTA01600804.ppsx&lt;/a&gt;</text:p>
          </table:table-cell>
        </table:table-row>
        <table:table-row table:style-name="ro1">
          <table:table-cell office:value-type="string" calcext:value-type="string">
            <text:p>&lt;a href="https://www.justice.gov/epstein/files/DataSet%2010/EFTA01600804.pot"&gt;https://www.justice.gov/epstein/files/DataSet%2010/EFTA01600804.pot&lt;/a&gt;</text:p>
          </table:table-cell>
        </table:table-row>
        <table:table-row table:style-name="ro1">
          <table:table-cell office:value-type="string" calcext:value-type="string">
            <text:p>&lt;a href="https://www.justice.gov/epstein/files/DataSet%2010/EFTA01600804.potx"&gt;https://www.justice.gov/epstein/files/DataSet%2010/EFTA01600804.potx&lt;/a&gt;</text:p>
          </table:table-cell>
        </table:table-row>
        <table:table-row table:style-name="ro1">
          <table:table-cell office:value-type="string" calcext:value-type="string">
            <text:p>&lt;a href="https://www.justice.gov/epstein/files/DataSet%2010/EFTA01600804.odp"&gt;https://www.justice.gov/epstein/files/DataSet%2010/EFTA01600804.odp&lt;/a&gt;</text:p>
          </table:table-cell>
        </table:table-row>
        <table:table-row table:style-name="ro1">
          <table:table-cell office:value-type="string" calcext:value-type="string">
            <text:p>&lt;a href="https://www.justice.gov/epstein/files/DataSet%2010/EFTA01600804.key"&gt;https://www.justice.gov/epstein/files/DataSet%2010/EFTA01600804.key&lt;/a&gt;</text:p>
          </table:table-cell>
        </table:table-row>
        <table:table-row table:style-name="ro1">
          <table:table-cell office:value-type="string" calcext:value-type="string">
            <text:p>&lt;a href="https://www.justice.gov/epstein/files/DataSet%2010/EFTA01600804.xls"&gt;https://www.justice.gov/epstein/files/DataSet%2010/EFTA01600804.xls&lt;/a&gt;</text:p>
          </table:table-cell>
        </table:table-row>
        <table:table-row table:style-name="ro1">
          <table:table-cell office:value-type="string" calcext:value-type="string">
            <text:p>&lt;a href="https://www.justice.gov/epstein/files/DataSet%2010/EFTA01600804.xlsx"&gt;https://www.justice.gov/epstein/files/DataSet%2010/EFTA01600804.xlsx&lt;/a&gt;</text:p>
          </table:table-cell>
        </table:table-row>
        <table:table-row table:style-name="ro1">
          <table:table-cell office:value-type="string" calcext:value-type="string">
            <text:p>&lt;a href="https://www.justice.gov/epstein/files/DataSet%2010/EFTA01600804.xlsm"&gt;https://www.justice.gov/epstein/files/DataSet%2010/EFTA01600804.xlsm&lt;/a&gt;</text:p>
          </table:table-cell>
        </table:table-row>
        <table:table-row table:style-name="ro1">
          <table:table-cell office:value-type="string" calcext:value-type="string">
            <text:p>&lt;a href="https://www.justice.gov/epstein/files/DataSet%2010/EFTA01600804.xlt"&gt;https://www.justice.gov/epstein/files/DataSet%2010/EFTA01600804.xlt&lt;/a&gt;</text:p>
          </table:table-cell>
        </table:table-row>
        <table:table-row table:style-name="ro1">
          <table:table-cell office:value-type="string" calcext:value-type="string">
            <text:p>&lt;a href="https://www.justice.gov/epstein/files/DataSet%2010/EFTA01600804.xltx"&gt;https://www.justice.gov/epstein/files/DataSet%2010/EFTA01600804.xltx&lt;/a&gt;</text:p>
          </table:table-cell>
        </table:table-row>
        <table:table-row table:style-name="ro1">
          <table:table-cell office:value-type="string" calcext:value-type="string">
            <text:p>&lt;a href="https://www.justice.gov/epstein/files/DataSet%2010/EFTA01600804.ods"&gt;https://www.justice.gov/epstein/files/DataSet%2010/EFTA01600804.ods&lt;/a&gt;</text:p>
          </table:table-cell>
        </table:table-row>
        <table:table-row table:style-name="ro1">
          <table:table-cell office:value-type="string" calcext:value-type="string">
            <text:p>&lt;a href="https://www.justice.gov/epstein/files/DataSet%2010/EFTA01600804.csv"&gt;https://www.justice.gov/epstein/files/DataSet%2010/EFTA01600804.csv&lt;/a&gt;</text:p>
          </table:table-cell>
        </table:table-row>
        <table:table-row table:style-name="ro1">
          <table:table-cell office:value-type="string" calcext:value-type="string">
            <text:p>&lt;a href="https://www.justice.gov/epstein/files/DataSet%2010/EFTA01600804.numbers"&gt;https://www.justice.gov/epstein/files/DataSet%2010/EFTA01600804.numbers&lt;/a&gt;</text:p>
          </table:table-cell>
        </table:table-row>
        <table:table-row table:style-name="ro1">
          <table:table-cell office:value-type="string" calcext:value-type="string">
            <text:p>&lt;a href="https://www.justice.gov/epstein/files/DataSet%2010/EFTA01600804.wks"&gt;https://www.justice.gov/epstein/files/DataSet%2010/EFTA01600804.wks&lt;/a&gt;</text:p>
          </table:table-cell>
        </table:table-row>
        <table:table-row table:style-name="ro1">
          <table:table-cell office:value-type="string" calcext:value-type="string">
            <text:p>&lt;a href="https://www.justice.gov/epstein/files/DataSet%2010/EFTA01600806.avi"&gt;https://www.justice.gov/epstein/files/DataSet%2010/EFTA01600806.avi&lt;/a&gt;</text:p>
          </table:table-cell>
        </table:table-row>
        <table:table-row table:style-name="ro1">
          <table:table-cell office:value-type="string" calcext:value-type="string">
            <text:p>&lt;a href="https://www.justice.gov/epstein/files/DataSet%2010/EFTA01600806.mp4"&gt;https://www.justice.gov/epstein/files/DataSet%2010/EFTA01600806.mp4&lt;/a&gt;</text:p>
          </table:table-cell>
        </table:table-row>
        <table:table-row table:style-name="ro1">
          <table:table-cell office:value-type="string" calcext:value-type="string">
            <text:p>&lt;a href="https://www.justice.gov/epstein/files/DataSet%2010/EFTA01600806.mkv"&gt;https://www.justice.gov/epstein/files/DataSet%2010/EFTA01600806.mkv&lt;/a&gt;</text:p>
          </table:table-cell>
        </table:table-row>
        <table:table-row table:style-name="ro1">
          <table:table-cell office:value-type="string" calcext:value-type="string">
            <text:p>&lt;a href="https://www.justice.gov/epstein/files/DataSet%2010/EFTA01600806.mov"&gt;https://www.justice.gov/epstein/files/DataSet%2010/EFTA01600806.mov&lt;/a&gt;</text:p>
          </table:table-cell>
        </table:table-row>
        <table:table-row table:style-name="ro1">
          <table:table-cell office:value-type="string" calcext:value-type="string">
            <text:p>&lt;a href="https://www.justice.gov/epstein/files/DataSet%2010/EFTA01600806.wmv"&gt;https://www.justice.gov/epstein/files/DataSet%2010/EFTA01600806.wmv&lt;/a&gt;</text:p>
          </table:table-cell>
        </table:table-row>
        <table:table-row table:style-name="ro1">
          <table:table-cell office:value-type="string" calcext:value-type="string">
            <text:p>&lt;a href="https://www.justice.gov/epstein/files/DataSet%2010/EFTA01600806.flv"&gt;https://www.justice.gov/epstein/files/DataSet%2010/EFTA01600806.flv&lt;/a&gt;</text:p>
          </table:table-cell>
        </table:table-row>
        <table:table-row table:style-name="ro1">
          <table:table-cell office:value-type="string" calcext:value-type="string">
            <text:p>&lt;a href="https://www.justice.gov/epstein/files/DataSet%2010/EFTA01600806.webm"&gt;https://www.justice.gov/epstein/files/DataSet%2010/EFTA01600806.webm&lt;/a&gt;</text:p>
          </table:table-cell>
        </table:table-row>
        <table:table-row table:style-name="ro1">
          <table:table-cell office:value-type="string" calcext:value-type="string">
            <text:p>&lt;a href="https://www.justice.gov/epstein/files/DataSet%2010/EFTA01600806.mpg"&gt;https://www.justice.gov/epstein/files/DataSet%2010/EFTA01600806.mpg&lt;/a&gt;</text:p>
          </table:table-cell>
        </table:table-row>
        <table:table-row table:style-name="ro1">
          <table:table-cell office:value-type="string" calcext:value-type="string">
            <text:p>&lt;a href="https://www.justice.gov/epstein/files/DataSet%2010/EFTA01600806.mpeg"&gt;https://www.justice.gov/epstein/files/DataSet%2010/EFTA01600806.mpeg&lt;/a&gt;</text:p>
          </table:table-cell>
        </table:table-row>
        <table:table-row table:style-name="ro1">
          <table:table-cell office:value-type="string" calcext:value-type="string">
            <text:p>&lt;a href="https://www.justice.gov/epstein/files/DataSet%2010/EFTA01600806.m4v"&gt;https://www.justice.gov/epstein/files/DataSet%2010/EFTA01600806.m4v&lt;/a&gt;</text:p>
          </table:table-cell>
        </table:table-row>
        <table:table-row table:style-name="ro1">
          <table:table-cell office:value-type="string" calcext:value-type="string">
            <text:p>&lt;a href="https://www.justice.gov/epstein/files/DataSet%2010/EFTA01600806.ogv"&gt;https://www.justice.gov/epstein/files/DataSet%2010/EFTA01600806.ogv&lt;/a&gt;</text:p>
          </table:table-cell>
        </table:table-row>
        <table:table-row table:style-name="ro1">
          <table:table-cell office:value-type="string" calcext:value-type="string">
            <text:p>&lt;a href="https://www.justice.gov/epstein/files/DataSet%2010/EFTA01600806.vob"&gt;https://www.justice.gov/epstein/files/DataSet%2010/EFTA01600806.vob&lt;/a&gt;</text:p>
          </table:table-cell>
        </table:table-row>
        <table:table-row table:style-name="ro1">
          <table:table-cell office:value-type="string" calcext:value-type="string">
            <text:p>&lt;a href="https://www.justice.gov/epstein/files/DataSet%2010/EFTA01600806.3gp"&gt;https://www.justice.gov/epstein/files/DataSet%2010/EFTA01600806.3gp&lt;/a&gt;</text:p>
          </table:table-cell>
        </table:table-row>
        <table:table-row table:style-name="ro1">
          <table:table-cell office:value-type="string" calcext:value-type="string">
            <text:p>&lt;a href="https://www.justice.gov/epstein/files/DataSet%2010/EFTA01600806.ts"&gt;https://www.justice.gov/epstein/files/DataSet%2010/EFTA01600806.ts&lt;/a&gt;</text:p>
          </table:table-cell>
        </table:table-row>
        <table:table-row table:style-name="ro1">
          <table:table-cell office:value-type="string" calcext:value-type="string">
            <text:p>&lt;a href="https://www.justice.gov/epstein/files/DataSet%2010/EFTA01600806.rm"&gt;https://www.justice.gov/epstein/files/DataSet%2010/EFTA01600806.rm&lt;/a&gt;</text:p>
          </table:table-cell>
        </table:table-row>
        <table:table-row table:style-name="ro1">
          <table:table-cell office:value-type="string" calcext:value-type="string">
            <text:p>&lt;a href="https://www.justice.gov/epstein/files/DataSet%2010/EFTA01600806.asf"&gt;https://www.justice.gov/epstein/files/DataSet%2010/EFTA01600806.asf&lt;/a&gt;</text:p>
          </table:table-cell>
        </table:table-row>
        <table:table-row table:style-name="ro1">
          <table:table-cell office:value-type="string" calcext:value-type="string">
            <text:p>&lt;a href="https://www.justice.gov/epstein/files/DataSet%2010/EFTA01600806.mp3"&gt;https://www.justice.gov/epstein/files/DataSet%2010/EFTA01600806.mp3&lt;/a&gt;</text:p>
          </table:table-cell>
        </table:table-row>
        <table:table-row table:style-name="ro1">
          <table:table-cell office:value-type="string" calcext:value-type="string">
            <text:p>&lt;a href="https://www.justice.gov/epstein/files/DataSet%2010/EFTA01600806.wav"&gt;https://www.justice.gov/epstein/files/DataSet%2010/EFTA01600806.wav&lt;/a&gt;</text:p>
          </table:table-cell>
        </table:table-row>
        <table:table-row table:style-name="ro1">
          <table:table-cell office:value-type="string" calcext:value-type="string">
            <text:p>&lt;a href="https://www.justice.gov/epstein/files/DataSet%2010/EFTA01600806.aac"&gt;https://www.justice.gov/epstein/files/DataSet%2010/EFTA01600806.aac&lt;/a&gt;</text:p>
          </table:table-cell>
        </table:table-row>
        <table:table-row table:style-name="ro1">
          <table:table-cell office:value-type="string" calcext:value-type="string">
            <text:p>&lt;a href="https://www.justice.gov/epstein/files/DataSet%2010/EFTA01600806.m4a"&gt;https://www.justice.gov/epstein/files/DataSet%2010/EFTA01600806.m4a&lt;/a&gt;</text:p>
          </table:table-cell>
        </table:table-row>
        <table:table-row table:style-name="ro1">
          <table:table-cell office:value-type="string" calcext:value-type="string">
            <text:p>&lt;a href="https://www.justice.gov/epstein/files/DataSet%2010/EFTA01600806.wma"&gt;https://www.justice.gov/epstein/files/DataSet%2010/EFTA01600806.wma&lt;/a&gt;</text:p>
          </table:table-cell>
        </table:table-row>
        <table:table-row table:style-name="ro1">
          <table:table-cell office:value-type="string" calcext:value-type="string">
            <text:p>&lt;a href="https://www.justice.gov/epstein/files/DataSet%2010/EFTA01600806.ogg"&gt;https://www.justice.gov/epstein/files/DataSet%2010/EFTA01600806.ogg&lt;/a&gt;</text:p>
          </table:table-cell>
        </table:table-row>
        <table:table-row table:style-name="ro1">
          <table:table-cell office:value-type="string" calcext:value-type="string">
            <text:p>&lt;a href="https://www.justice.gov/epstein/files/DataSet%2010/EFTA01600806.flac"&gt;https://www.justice.gov/epstein/files/DataSet%2010/EFTA01600806.flac&lt;/a&gt;</text:p>
          </table:table-cell>
        </table:table-row>
        <table:table-row table:style-name="ro1">
          <table:table-cell office:value-type="string" calcext:value-type="string">
            <text:p>&lt;a href="https://www.justice.gov/epstein/files/DataSet%2010/EFTA01600806.aiff"&gt;https://www.justice.gov/epstein/files/DataSet%2010/EFTA01600806.aiff&lt;/a&gt;</text:p>
          </table:table-cell>
        </table:table-row>
        <table:table-row table:style-name="ro1">
          <table:table-cell office:value-type="string" calcext:value-type="string">
            <text:p>&lt;a href="https://www.justice.gov/epstein/files/DataSet%2010/EFTA01600806.mid"&gt;https://www.justice.gov/epstein/files/DataSet%2010/EFTA01600806.mid&lt;/a&gt;</text:p>
          </table:table-cell>
        </table:table-row>
        <table:table-row table:style-name="ro1">
          <table:table-cell office:value-type="string" calcext:value-type="string">
            <text:p>&lt;a href="https://www.justice.gov/epstein/files/DataSet%2010/EFTA01600806.midi"&gt;https://www.justice.gov/epstein/files/DataSet%2010/EFTA01600806.midi&lt;/a&gt;</text:p>
          </table:table-cell>
        </table:table-row>
        <table:table-row table:style-name="ro1">
          <table:table-cell office:value-type="string" calcext:value-type="string">
            <text:p>&lt;a href="https://www.justice.gov/epstein/files/DataSet%2010/EFTA01600806.amr"&gt;https://www.justice.gov/epstein/files/DataSet%2010/EFTA01600806.amr&lt;/a&gt;</text:p>
          </table:table-cell>
        </table:table-row>
        <table:table-row table:style-name="ro1">
          <table:table-cell office:value-type="string" calcext:value-type="string">
            <text:p>&lt;a href="https://www.justice.gov/epstein/files/DataSet%2010/EFTA01600806.ra"&gt;https://www.justice.gov/epstein/files/DataSet%2010/EFTA01600806.ra&lt;/a&gt;</text:p>
          </table:table-cell>
        </table:table-row>
        <table:table-row table:style-name="ro1">
          <table:table-cell office:value-type="string" calcext:value-type="string">
            <text:p>&lt;a href="https://www.justice.gov/epstein/files/DataSet%2010/EFTA01600806.opus"&gt;https://www.justice.gov/epstein/files/DataSet%2010/EFTA01600806.opus&lt;/a&gt;</text:p>
          </table:table-cell>
        </table:table-row>
        <table:table-row table:style-name="ro1">
          <table:table-cell office:value-type="string" calcext:value-type="string">
            <text:p>&lt;a href="https://www.justice.gov/epstein/files/DataSet%2010/EFTA01600806.jpg"&gt;https://www.justice.gov/epstein/files/DataSet%2010/EFTA01600806.jpg&lt;/a&gt;</text:p>
          </table:table-cell>
        </table:table-row>
        <table:table-row table:style-name="ro1">
          <table:table-cell office:value-type="string" calcext:value-type="string">
            <text:p>&lt;a href="https://www.justice.gov/epstein/files/DataSet%2010/EFTA01600806.jpeg"&gt;https://www.justice.gov/epstein/files/DataSet%2010/EFTA01600806.jpeg&lt;/a&gt;</text:p>
          </table:table-cell>
        </table:table-row>
        <table:table-row table:style-name="ro1">
          <table:table-cell office:value-type="string" calcext:value-type="string">
            <text:p>&lt;a href="https://www.justice.gov/epstein/files/DataSet%2010/EFTA01600806.png"&gt;https://www.justice.gov/epstein/files/DataSet%2010/EFTA01600806.png&lt;/a&gt;</text:p>
          </table:table-cell>
        </table:table-row>
        <table:table-row table:style-name="ro1">
          <table:table-cell office:value-type="string" calcext:value-type="string">
            <text:p>&lt;a href="https://www.justice.gov/epstein/files/DataSet%2010/EFTA01600806.gif"&gt;https://www.justice.gov/epstein/files/DataSet%2010/EFTA01600806.gif&lt;/a&gt;</text:p>
          </table:table-cell>
        </table:table-row>
        <table:table-row table:style-name="ro1">
          <table:table-cell office:value-type="string" calcext:value-type="string">
            <text:p>&lt;a href="https://www.justice.gov/epstein/files/DataSet%2010/EFTA01600806.bmp"&gt;https://www.justice.gov/epstein/files/DataSet%2010/EFTA01600806.bmp&lt;/a&gt;</text:p>
          </table:table-cell>
        </table:table-row>
        <table:table-row table:style-name="ro1">
          <table:table-cell office:value-type="string" calcext:value-type="string">
            <text:p>&lt;a href="https://www.justice.gov/epstein/files/DataSet%2010/EFTA01600806.tif"&gt;https://www.justice.gov/epstein/files/DataSet%2010/EFTA01600806.tif&lt;/a&gt;</text:p>
          </table:table-cell>
        </table:table-row>
        <table:table-row table:style-name="ro1">
          <table:table-cell office:value-type="string" calcext:value-type="string">
            <text:p>&lt;a href="https://www.justice.gov/epstein/files/DataSet%2010/EFTA01600806.tiff"&gt;https://www.justice.gov/epstein/files/DataSet%2010/EFTA01600806.tiff&lt;/a&gt;</text:p>
          </table:table-cell>
        </table:table-row>
        <table:table-row table:style-name="ro1">
          <table:table-cell office:value-type="string" calcext:value-type="string">
            <text:p>&lt;a href="https://www.justice.gov/epstein/files/DataSet%2010/EFTA01600806.webp"&gt;https://www.justice.gov/epstein/files/DataSet%2010/EFTA01600806.webp&lt;/a&gt;</text:p>
          </table:table-cell>
        </table:table-row>
        <table:table-row table:style-name="ro1">
          <table:table-cell office:value-type="string" calcext:value-type="string">
            <text:p>&lt;a href="https://www.justice.gov/epstein/files/DataSet%2010/EFTA01600806.heic"&gt;https://www.justice.gov/epstein/files/DataSet%2010/EFTA01600806.heic&lt;/a&gt;</text:p>
          </table:table-cell>
        </table:table-row>
        <table:table-row table:style-name="ro1">
          <table:table-cell office:value-type="string" calcext:value-type="string">
            <text:p>&lt;a href="https://www.justice.gov/epstein/files/DataSet%2010/EFTA01600806.heif"&gt;https://www.justice.gov/epstein/files/DataSet%2010/EFTA01600806.heif&lt;/a&gt;</text:p>
          </table:table-cell>
        </table:table-row>
        <table:table-row table:style-name="ro1">
          <table:table-cell office:value-type="string" calcext:value-type="string">
            <text:p>&lt;a href="https://www.justice.gov/epstein/files/DataSet%2010/EFTA01600806.psd"&gt;https://www.justice.gov/epstein/files/DataSet%2010/EFTA01600806.psd&lt;/a&gt;</text:p>
          </table:table-cell>
        </table:table-row>
        <table:table-row table:style-name="ro1">
          <table:table-cell office:value-type="string" calcext:value-type="string">
            <text:p>&lt;a href="https://www.justice.gov/epstein/files/DataSet%2010/EFTA01600806.eps"&gt;https://www.justice.gov/epstein/files/DataSet%2010/EFTA01600806.eps&lt;/a&gt;</text:p>
          </table:table-cell>
        </table:table-row>
        <table:table-row table:style-name="ro1">
          <table:table-cell office:value-type="string" calcext:value-type="string">
            <text:p>&lt;a href="https://www.justice.gov/epstein/files/DataSet%2010/EFTA01600806.raw"&gt;https://www.justice.gov/epstein/files/DataSet%2010/EFTA01600806.raw&lt;/a&gt;</text:p>
          </table:table-cell>
        </table:table-row>
        <table:table-row table:style-name="ro1">
          <table:table-cell office:value-type="string" calcext:value-type="string">
            <text:p>&lt;a href="https://www.justice.gov/epstein/files/DataSet%2010/EFTA01600806.svg"&gt;https://www.justice.gov/epstein/files/DataSet%2010/EFTA01600806.svg&lt;/a&gt;</text:p>
          </table:table-cell>
        </table:table-row>
        <table:table-row table:style-name="ro1">
          <table:table-cell office:value-type="string" calcext:value-type="string">
            <text:p>&lt;a href="https://www.justice.gov/epstein/files/DataSet%2010/EFTA01600806.pcx"&gt;https://www.justice.gov/epstein/files/DataSet%2010/EFTA01600806.pcx&lt;/a&gt;</text:p>
          </table:table-cell>
        </table:table-row>
        <table:table-row table:style-name="ro1">
          <table:table-cell office:value-type="string" calcext:value-type="string">
            <text:p>&lt;a href="https://www.justice.gov/epstein/files/DataSet%2010/EFTA01600806.doc"&gt;https://www.justice.gov/epstein/files/DataSet%2010/EFTA01600806.doc&lt;/a&gt;</text:p>
          </table:table-cell>
        </table:table-row>
        <table:table-row table:style-name="ro1">
          <table:table-cell office:value-type="string" calcext:value-type="string">
            <text:p>&lt;a href="https://www.justice.gov/epstein/files/DataSet%2010/EFTA01600806.docx"&gt;https://www.justice.gov/epstein/files/DataSet%2010/EFTA01600806.docx&lt;/a&gt;</text:p>
          </table:table-cell>
        </table:table-row>
        <table:table-row table:style-name="ro1">
          <table:table-cell office:value-type="string" calcext:value-type="string">
            <text:p>&lt;a href="https://www.justice.gov/epstein/files/DataSet%2010/EFTA01600806.docm"&gt;https://www.justice.gov/epstein/files/DataSet%2010/EFTA01600806.docm&lt;/a&gt;</text:p>
          </table:table-cell>
        </table:table-row>
        <table:table-row table:style-name="ro1">
          <table:table-cell office:value-type="string" calcext:value-type="string">
            <text:p>&lt;a href="https://www.justice.gov/epstein/files/DataSet%2010/EFTA01600806.rtf"&gt;https://www.justice.gov/epstein/files/DataSet%2010/EFTA01600806.rtf&lt;/a&gt;</text:p>
          </table:table-cell>
        </table:table-row>
        <table:table-row table:style-name="ro1">
          <table:table-cell office:value-type="string" calcext:value-type="string">
            <text:p>&lt;a href="https://www.justice.gov/epstein/files/DataSet%2010/EFTA01600806.odt"&gt;https://www.justice.gov/epstein/files/DataSet%2010/EFTA01600806.odt&lt;/a&gt;</text:p>
          </table:table-cell>
        </table:table-row>
        <table:table-row table:style-name="ro1">
          <table:table-cell office:value-type="string" calcext:value-type="string">
            <text:p>&lt;a href="https://www.justice.gov/epstein/files/DataSet%2010/EFTA01600806.txt"&gt;https://www.justice.gov/epstein/files/DataSet%2010/EFTA01600806.txt&lt;/a&gt;</text:p>
          </table:table-cell>
        </table:table-row>
        <table:table-row table:style-name="ro1">
          <table:table-cell office:value-type="string" calcext:value-type="string">
            <text:p>&lt;a href="https://www.justice.gov/epstein/files/DataSet%2010/EFTA01600806.wps"&gt;https://www.justice.gov/epstein/files/DataSet%2010/EFTA01600806.wps&lt;/a&gt;</text:p>
          </table:table-cell>
        </table:table-row>
        <table:table-row table:style-name="ro1">
          <table:table-cell office:value-type="string" calcext:value-type="string">
            <text:p>&lt;a href="https://www.justice.gov/epstein/files/DataSet%2010/EFTA01600806.dot"&gt;https://www.justice.gov/epstein/files/DataSet%2010/EFTA01600806.dot&lt;/a&gt;</text:p>
          </table:table-cell>
        </table:table-row>
        <table:table-row table:style-name="ro1">
          <table:table-cell office:value-type="string" calcext:value-type="string">
            <text:p>&lt;a href="https://www.justice.gov/epstein/files/DataSet%2010/EFTA01600806.dotx"&gt;https://www.justice.gov/epstein/files/DataSet%2010/EFTA01600806.dotx&lt;/a&gt;</text:p>
          </table:table-cell>
        </table:table-row>
        <table:table-row table:style-name="ro1">
          <table:table-cell office:value-type="string" calcext:value-type="string">
            <text:p>&lt;a href="https://www.justice.gov/epstein/files/DataSet%2010/EFTA01600806.abw"&gt;https://www.justice.gov/epstein/files/DataSet%2010/EFTA01600806.abw&lt;/a&gt;</text:p>
          </table:table-cell>
        </table:table-row>
        <table:table-row table:style-name="ro1">
          <table:table-cell office:value-type="string" calcext:value-type="string">
            <text:p>&lt;a href="https://www.justice.gov/epstein/files/DataSet%2010/EFTA01600806.ppt"&gt;https://www.justice.gov/epstein/files/DataSet%2010/EFTA01600806.ppt&lt;/a&gt;</text:p>
          </table:table-cell>
        </table:table-row>
        <table:table-row table:style-name="ro1">
          <table:table-cell office:value-type="string" calcext:value-type="string">
            <text:p>&lt;a href="https://www.justice.gov/epstein/files/DataSet%2010/EFTA01600806.pptx"&gt;https://www.justice.gov/epstein/files/DataSet%2010/EFTA01600806.pptx&lt;/a&gt;</text:p>
          </table:table-cell>
        </table:table-row>
        <table:table-row table:style-name="ro1">
          <table:table-cell office:value-type="string" calcext:value-type="string">
            <text:p>&lt;a href="https://www.justice.gov/epstein/files/DataSet%2010/EFTA01600806.pptm"&gt;https://www.justice.gov/epstein/files/DataSet%2010/EFTA01600806.pptm&lt;/a&gt;</text:p>
          </table:table-cell>
        </table:table-row>
        <table:table-row table:style-name="ro1">
          <table:table-cell office:value-type="string" calcext:value-type="string">
            <text:p>&lt;a href="https://www.justice.gov/epstein/files/DataSet%2010/EFTA01600806.pps"&gt;https://www.justice.gov/epstein/files/DataSet%2010/EFTA01600806.pps&lt;/a&gt;</text:p>
          </table:table-cell>
        </table:table-row>
        <table:table-row table:style-name="ro1">
          <table:table-cell office:value-type="string" calcext:value-type="string">
            <text:p>&lt;a href="https://www.justice.gov/epstein/files/DataSet%2010/EFTA01600806.ppsx"&gt;https://www.justice.gov/epstein/files/DataSet%2010/EFTA01600806.ppsx&lt;/a&gt;</text:p>
          </table:table-cell>
        </table:table-row>
        <table:table-row table:style-name="ro1">
          <table:table-cell office:value-type="string" calcext:value-type="string">
            <text:p>&lt;a href="https://www.justice.gov/epstein/files/DataSet%2010/EFTA01600806.pot"&gt;https://www.justice.gov/epstein/files/DataSet%2010/EFTA01600806.pot&lt;/a&gt;</text:p>
          </table:table-cell>
        </table:table-row>
        <table:table-row table:style-name="ro1">
          <table:table-cell office:value-type="string" calcext:value-type="string">
            <text:p>&lt;a href="https://www.justice.gov/epstein/files/DataSet%2010/EFTA01600806.potx"&gt;https://www.justice.gov/epstein/files/DataSet%2010/EFTA01600806.potx&lt;/a&gt;</text:p>
          </table:table-cell>
        </table:table-row>
        <table:table-row table:style-name="ro1">
          <table:table-cell office:value-type="string" calcext:value-type="string">
            <text:p>&lt;a href="https://www.justice.gov/epstein/files/DataSet%2010/EFTA01600806.odp"&gt;https://www.justice.gov/epstein/files/DataSet%2010/EFTA01600806.odp&lt;/a&gt;</text:p>
          </table:table-cell>
        </table:table-row>
        <table:table-row table:style-name="ro1">
          <table:table-cell office:value-type="string" calcext:value-type="string">
            <text:p>&lt;a href="https://www.justice.gov/epstein/files/DataSet%2010/EFTA01600806.key"&gt;https://www.justice.gov/epstein/files/DataSet%2010/EFTA01600806.key&lt;/a&gt;</text:p>
          </table:table-cell>
        </table:table-row>
        <table:table-row table:style-name="ro1">
          <table:table-cell office:value-type="string" calcext:value-type="string">
            <text:p>&lt;a href="https://www.justice.gov/epstein/files/DataSet%2010/EFTA01600806.xls"&gt;https://www.justice.gov/epstein/files/DataSet%2010/EFTA01600806.xls&lt;/a&gt;</text:p>
          </table:table-cell>
        </table:table-row>
        <table:table-row table:style-name="ro1">
          <table:table-cell office:value-type="string" calcext:value-type="string">
            <text:p>&lt;a href="https://www.justice.gov/epstein/files/DataSet%2010/EFTA01600806.xlsx"&gt;https://www.justice.gov/epstein/files/DataSet%2010/EFTA01600806.xlsx&lt;/a&gt;</text:p>
          </table:table-cell>
        </table:table-row>
        <table:table-row table:style-name="ro1">
          <table:table-cell office:value-type="string" calcext:value-type="string">
            <text:p>&lt;a href="https://www.justice.gov/epstein/files/DataSet%2010/EFTA01600806.xlsm"&gt;https://www.justice.gov/epstein/files/DataSet%2010/EFTA01600806.xlsm&lt;/a&gt;</text:p>
          </table:table-cell>
        </table:table-row>
        <table:table-row table:style-name="ro1">
          <table:table-cell office:value-type="string" calcext:value-type="string">
            <text:p>&lt;a href="https://www.justice.gov/epstein/files/DataSet%2010/EFTA01600806.xlt"&gt;https://www.justice.gov/epstein/files/DataSet%2010/EFTA01600806.xlt&lt;/a&gt;</text:p>
          </table:table-cell>
        </table:table-row>
        <table:table-row table:style-name="ro1">
          <table:table-cell office:value-type="string" calcext:value-type="string">
            <text:p>&lt;a href="https://www.justice.gov/epstein/files/DataSet%2010/EFTA01600806.xltx"&gt;https://www.justice.gov/epstein/files/DataSet%2010/EFTA01600806.xltx&lt;/a&gt;</text:p>
          </table:table-cell>
        </table:table-row>
        <table:table-row table:style-name="ro1">
          <table:table-cell office:value-type="string" calcext:value-type="string">
            <text:p>&lt;a href="https://www.justice.gov/epstein/files/DataSet%2010/EFTA01600806.ods"&gt;https://www.justice.gov/epstein/files/DataSet%2010/EFTA01600806.ods&lt;/a&gt;</text:p>
          </table:table-cell>
        </table:table-row>
        <table:table-row table:style-name="ro1">
          <table:table-cell office:value-type="string" calcext:value-type="string">
            <text:p>&lt;a href="https://www.justice.gov/epstein/files/DataSet%2010/EFTA01600806.csv"&gt;https://www.justice.gov/epstein/files/DataSet%2010/EFTA01600806.csv&lt;/a&gt;</text:p>
          </table:table-cell>
        </table:table-row>
        <table:table-row table:style-name="ro1">
          <table:table-cell office:value-type="string" calcext:value-type="string">
            <text:p>&lt;a href="https://www.justice.gov/epstein/files/DataSet%2010/EFTA01600806.numbers"&gt;https://www.justice.gov/epstein/files/DataSet%2010/EFTA01600806.numbers&lt;/a&gt;</text:p>
          </table:table-cell>
        </table:table-row>
        <table:table-row table:style-name="ro1">
          <table:table-cell office:value-type="string" calcext:value-type="string">
            <text:p>&lt;a href="https://www.justice.gov/epstein/files/DataSet%2010/EFTA01600806.wks"&gt;https://www.justice.gov/epstein/files/DataSet%2010/EFTA01600806.wks&lt;/a&gt;</text:p>
          </table:table-cell>
        </table:table-row>
        <table:table-row table:style-name="ro1">
          <table:table-cell office:value-type="string" calcext:value-type="string">
            <text:p>&lt;a href="https://www.justice.gov/epstein/files/DataSet%2010/EFTA01600807.avi"&gt;https://www.justice.gov/epstein/files/DataSet%2010/EFTA01600807.avi&lt;/a&gt;</text:p>
          </table:table-cell>
        </table:table-row>
        <table:table-row table:style-name="ro1">
          <table:table-cell office:value-type="string" calcext:value-type="string">
            <text:p>&lt;a href="https://www.justice.gov/epstein/files/DataSet%2010/EFTA01600807.mp4"&gt;https://www.justice.gov/epstein/files/DataSet%2010/EFTA01600807.mp4&lt;/a&gt;</text:p>
          </table:table-cell>
        </table:table-row>
        <table:table-row table:style-name="ro1">
          <table:table-cell office:value-type="string" calcext:value-type="string">
            <text:p>&lt;a href="https://www.justice.gov/epstein/files/DataSet%2010/EFTA01600807.mkv"&gt;https://www.justice.gov/epstein/files/DataSet%2010/EFTA01600807.mkv&lt;/a&gt;</text:p>
          </table:table-cell>
        </table:table-row>
        <table:table-row table:style-name="ro1">
          <table:table-cell office:value-type="string" calcext:value-type="string">
            <text:p>&lt;a href="https://www.justice.gov/epstein/files/DataSet%2010/EFTA01600807.mov"&gt;https://www.justice.gov/epstein/files/DataSet%2010/EFTA01600807.mov&lt;/a&gt;</text:p>
          </table:table-cell>
        </table:table-row>
        <table:table-row table:style-name="ro1">
          <table:table-cell office:value-type="string" calcext:value-type="string">
            <text:p>&lt;a href="https://www.justice.gov/epstein/files/DataSet%2010/EFTA01600807.wmv"&gt;https://www.justice.gov/epstein/files/DataSet%2010/EFTA01600807.wmv&lt;/a&gt;</text:p>
          </table:table-cell>
        </table:table-row>
        <table:table-row table:style-name="ro1">
          <table:table-cell office:value-type="string" calcext:value-type="string">
            <text:p>&lt;a href="https://www.justice.gov/epstein/files/DataSet%2010/EFTA01600807.flv"&gt;https://www.justice.gov/epstein/files/DataSet%2010/EFTA01600807.flv&lt;/a&gt;</text:p>
          </table:table-cell>
        </table:table-row>
        <table:table-row table:style-name="ro1">
          <table:table-cell office:value-type="string" calcext:value-type="string">
            <text:p>&lt;a href="https://www.justice.gov/epstein/files/DataSet%2010/EFTA01600807.webm"&gt;https://www.justice.gov/epstein/files/DataSet%2010/EFTA01600807.webm&lt;/a&gt;</text:p>
          </table:table-cell>
        </table:table-row>
        <table:table-row table:style-name="ro1">
          <table:table-cell office:value-type="string" calcext:value-type="string">
            <text:p>&lt;a href="https://www.justice.gov/epstein/files/DataSet%2010/EFTA01600807.mpg"&gt;https://www.justice.gov/epstein/files/DataSet%2010/EFTA01600807.mpg&lt;/a&gt;</text:p>
          </table:table-cell>
        </table:table-row>
        <table:table-row table:style-name="ro1">
          <table:table-cell office:value-type="string" calcext:value-type="string">
            <text:p>&lt;a href="https://www.justice.gov/epstein/files/DataSet%2010/EFTA01600807.mpeg"&gt;https://www.justice.gov/epstein/files/DataSet%2010/EFTA01600807.mpeg&lt;/a&gt;</text:p>
          </table:table-cell>
        </table:table-row>
        <table:table-row table:style-name="ro1">
          <table:table-cell office:value-type="string" calcext:value-type="string">
            <text:p>&lt;a href="https://www.justice.gov/epstein/files/DataSet%2010/EFTA01600807.m4v"&gt;https://www.justice.gov/epstein/files/DataSet%2010/EFTA01600807.m4v&lt;/a&gt;</text:p>
          </table:table-cell>
        </table:table-row>
        <table:table-row table:style-name="ro1">
          <table:table-cell office:value-type="string" calcext:value-type="string">
            <text:p>&lt;a href="https://www.justice.gov/epstein/files/DataSet%2010/EFTA01600807.ogv"&gt;https://www.justice.gov/epstein/files/DataSet%2010/EFTA01600807.ogv&lt;/a&gt;</text:p>
          </table:table-cell>
        </table:table-row>
        <table:table-row table:style-name="ro1">
          <table:table-cell office:value-type="string" calcext:value-type="string">
            <text:p>&lt;a href="https://www.justice.gov/epstein/files/DataSet%2010/EFTA01600807.vob"&gt;https://www.justice.gov/epstein/files/DataSet%2010/EFTA01600807.vob&lt;/a&gt;</text:p>
          </table:table-cell>
        </table:table-row>
        <table:table-row table:style-name="ro1">
          <table:table-cell office:value-type="string" calcext:value-type="string">
            <text:p>&lt;a href="https://www.justice.gov/epstein/files/DataSet%2010/EFTA01600807.3gp"&gt;https://www.justice.gov/epstein/files/DataSet%2010/EFTA01600807.3gp&lt;/a&gt;</text:p>
          </table:table-cell>
        </table:table-row>
        <table:table-row table:style-name="ro1">
          <table:table-cell office:value-type="string" calcext:value-type="string">
            <text:p>&lt;a href="https://www.justice.gov/epstein/files/DataSet%2010/EFTA01600807.ts"&gt;https://www.justice.gov/epstein/files/DataSet%2010/EFTA01600807.ts&lt;/a&gt;</text:p>
          </table:table-cell>
        </table:table-row>
        <table:table-row table:style-name="ro1">
          <table:table-cell office:value-type="string" calcext:value-type="string">
            <text:p>&lt;a href="https://www.justice.gov/epstein/files/DataSet%2010/EFTA01600807.rm"&gt;https://www.justice.gov/epstein/files/DataSet%2010/EFTA01600807.rm&lt;/a&gt;</text:p>
          </table:table-cell>
        </table:table-row>
        <table:table-row table:style-name="ro1">
          <table:table-cell office:value-type="string" calcext:value-type="string">
            <text:p>&lt;a href="https://www.justice.gov/epstein/files/DataSet%2010/EFTA01600807.asf"&gt;https://www.justice.gov/epstein/files/DataSet%2010/EFTA01600807.asf&lt;/a&gt;</text:p>
          </table:table-cell>
        </table:table-row>
        <table:table-row table:style-name="ro1">
          <table:table-cell office:value-type="string" calcext:value-type="string">
            <text:p>&lt;a href="https://www.justice.gov/epstein/files/DataSet%2010/EFTA01600807.mp3"&gt;https://www.justice.gov/epstein/files/DataSet%2010/EFTA01600807.mp3&lt;/a&gt;</text:p>
          </table:table-cell>
        </table:table-row>
        <table:table-row table:style-name="ro1">
          <table:table-cell office:value-type="string" calcext:value-type="string">
            <text:p>&lt;a href="https://www.justice.gov/epstein/files/DataSet%2010/EFTA01600807.wav"&gt;https://www.justice.gov/epstein/files/DataSet%2010/EFTA01600807.wav&lt;/a&gt;</text:p>
          </table:table-cell>
        </table:table-row>
        <table:table-row table:style-name="ro1">
          <table:table-cell office:value-type="string" calcext:value-type="string">
            <text:p>&lt;a href="https://www.justice.gov/epstein/files/DataSet%2010/EFTA01600807.aac"&gt;https://www.justice.gov/epstein/files/DataSet%2010/EFTA01600807.aac&lt;/a&gt;</text:p>
          </table:table-cell>
        </table:table-row>
        <table:table-row table:style-name="ro1">
          <table:table-cell office:value-type="string" calcext:value-type="string">
            <text:p>&lt;a href="https://www.justice.gov/epstein/files/DataSet%2010/EFTA01600807.m4a"&gt;https://www.justice.gov/epstein/files/DataSet%2010/EFTA01600807.m4a&lt;/a&gt;</text:p>
          </table:table-cell>
        </table:table-row>
        <table:table-row table:style-name="ro1">
          <table:table-cell office:value-type="string" calcext:value-type="string">
            <text:p>&lt;a href="https://www.justice.gov/epstein/files/DataSet%2010/EFTA01600807.wma"&gt;https://www.justice.gov/epstein/files/DataSet%2010/EFTA01600807.wma&lt;/a&gt;</text:p>
          </table:table-cell>
        </table:table-row>
        <table:table-row table:style-name="ro1">
          <table:table-cell office:value-type="string" calcext:value-type="string">
            <text:p>&lt;a href="https://www.justice.gov/epstein/files/DataSet%2010/EFTA01600807.ogg"&gt;https://www.justice.gov/epstein/files/DataSet%2010/EFTA01600807.ogg&lt;/a&gt;</text:p>
          </table:table-cell>
        </table:table-row>
        <table:table-row table:style-name="ro1">
          <table:table-cell office:value-type="string" calcext:value-type="string">
            <text:p>&lt;a href="https://www.justice.gov/epstein/files/DataSet%2010/EFTA01600807.flac"&gt;https://www.justice.gov/epstein/files/DataSet%2010/EFTA01600807.flac&lt;/a&gt;</text:p>
          </table:table-cell>
        </table:table-row>
        <table:table-row table:style-name="ro1">
          <table:table-cell office:value-type="string" calcext:value-type="string">
            <text:p>&lt;a href="https://www.justice.gov/epstein/files/DataSet%2010/EFTA01600807.aiff"&gt;https://www.justice.gov/epstein/files/DataSet%2010/EFTA01600807.aiff&lt;/a&gt;</text:p>
          </table:table-cell>
        </table:table-row>
        <table:table-row table:style-name="ro1">
          <table:table-cell office:value-type="string" calcext:value-type="string">
            <text:p>&lt;a href="https://www.justice.gov/epstein/files/DataSet%2010/EFTA01600807.mid"&gt;https://www.justice.gov/epstein/files/DataSet%2010/EFTA01600807.mid&lt;/a&gt;</text:p>
          </table:table-cell>
        </table:table-row>
        <table:table-row table:style-name="ro1">
          <table:table-cell office:value-type="string" calcext:value-type="string">
            <text:p>&lt;a href="https://www.justice.gov/epstein/files/DataSet%2010/EFTA01600807.midi"&gt;https://www.justice.gov/epstein/files/DataSet%2010/EFTA01600807.midi&lt;/a&gt;</text:p>
          </table:table-cell>
        </table:table-row>
        <table:table-row table:style-name="ro1">
          <table:table-cell office:value-type="string" calcext:value-type="string">
            <text:p>&lt;a href="https://www.justice.gov/epstein/files/DataSet%2010/EFTA01600807.amr"&gt;https://www.justice.gov/epstein/files/DataSet%2010/EFTA01600807.amr&lt;/a&gt;</text:p>
          </table:table-cell>
        </table:table-row>
        <table:table-row table:style-name="ro1">
          <table:table-cell office:value-type="string" calcext:value-type="string">
            <text:p>&lt;a href="https://www.justice.gov/epstein/files/DataSet%2010/EFTA01600807.ra"&gt;https://www.justice.gov/epstein/files/DataSet%2010/EFTA01600807.ra&lt;/a&gt;</text:p>
          </table:table-cell>
        </table:table-row>
        <table:table-row table:style-name="ro1">
          <table:table-cell office:value-type="string" calcext:value-type="string">
            <text:p>&lt;a href="https://www.justice.gov/epstein/files/DataSet%2010/EFTA01600807.opus"&gt;https://www.justice.gov/epstein/files/DataSet%2010/EFTA01600807.opus&lt;/a&gt;</text:p>
          </table:table-cell>
        </table:table-row>
        <table:table-row table:style-name="ro1">
          <table:table-cell office:value-type="string" calcext:value-type="string">
            <text:p>&lt;a href="https://www.justice.gov/epstein/files/DataSet%2010/EFTA01600807.jpg"&gt;https://www.justice.gov/epstein/files/DataSet%2010/EFTA01600807.jpg&lt;/a&gt;</text:p>
          </table:table-cell>
        </table:table-row>
        <table:table-row table:style-name="ro1">
          <table:table-cell office:value-type="string" calcext:value-type="string">
            <text:p>&lt;a href="https://www.justice.gov/epstein/files/DataSet%2010/EFTA01600807.jpeg"&gt;https://www.justice.gov/epstein/files/DataSet%2010/EFTA01600807.jpeg&lt;/a&gt;</text:p>
          </table:table-cell>
        </table:table-row>
        <table:table-row table:style-name="ro1">
          <table:table-cell office:value-type="string" calcext:value-type="string">
            <text:p>&lt;a href="https://www.justice.gov/epstein/files/DataSet%2010/EFTA01600807.png"&gt;https://www.justice.gov/epstein/files/DataSet%2010/EFTA01600807.png&lt;/a&gt;</text:p>
          </table:table-cell>
        </table:table-row>
        <table:table-row table:style-name="ro1">
          <table:table-cell office:value-type="string" calcext:value-type="string">
            <text:p>&lt;a href="https://www.justice.gov/epstein/files/DataSet%2010/EFTA01600807.gif"&gt;https://www.justice.gov/epstein/files/DataSet%2010/EFTA01600807.gif&lt;/a&gt;</text:p>
          </table:table-cell>
        </table:table-row>
        <table:table-row table:style-name="ro1">
          <table:table-cell office:value-type="string" calcext:value-type="string">
            <text:p>&lt;a href="https://www.justice.gov/epstein/files/DataSet%2010/EFTA01600807.bmp"&gt;https://www.justice.gov/epstein/files/DataSet%2010/EFTA01600807.bmp&lt;/a&gt;</text:p>
          </table:table-cell>
        </table:table-row>
        <table:table-row table:style-name="ro1">
          <table:table-cell office:value-type="string" calcext:value-type="string">
            <text:p>&lt;a href="https://www.justice.gov/epstein/files/DataSet%2010/EFTA01600807.tif"&gt;https://www.justice.gov/epstein/files/DataSet%2010/EFTA01600807.tif&lt;/a&gt;</text:p>
          </table:table-cell>
        </table:table-row>
        <table:table-row table:style-name="ro1">
          <table:table-cell office:value-type="string" calcext:value-type="string">
            <text:p>&lt;a href="https://www.justice.gov/epstein/files/DataSet%2010/EFTA01600807.tiff"&gt;https://www.justice.gov/epstein/files/DataSet%2010/EFTA01600807.tiff&lt;/a&gt;</text:p>
          </table:table-cell>
        </table:table-row>
        <table:table-row table:style-name="ro1">
          <table:table-cell office:value-type="string" calcext:value-type="string">
            <text:p>&lt;a href="https://www.justice.gov/epstein/files/DataSet%2010/EFTA01600807.webp"&gt;https://www.justice.gov/epstein/files/DataSet%2010/EFTA01600807.webp&lt;/a&gt;</text:p>
          </table:table-cell>
        </table:table-row>
        <table:table-row table:style-name="ro1">
          <table:table-cell office:value-type="string" calcext:value-type="string">
            <text:p>&lt;a href="https://www.justice.gov/epstein/files/DataSet%2010/EFTA01600807.heic"&gt;https://www.justice.gov/epstein/files/DataSet%2010/EFTA01600807.heic&lt;/a&gt;</text:p>
          </table:table-cell>
        </table:table-row>
        <table:table-row table:style-name="ro1">
          <table:table-cell office:value-type="string" calcext:value-type="string">
            <text:p>&lt;a href="https://www.justice.gov/epstein/files/DataSet%2010/EFTA01600807.heif"&gt;https://www.justice.gov/epstein/files/DataSet%2010/EFTA01600807.heif&lt;/a&gt;</text:p>
          </table:table-cell>
        </table:table-row>
        <table:table-row table:style-name="ro1">
          <table:table-cell office:value-type="string" calcext:value-type="string">
            <text:p>&lt;a href="https://www.justice.gov/epstein/files/DataSet%2010/EFTA01600807.psd"&gt;https://www.justice.gov/epstein/files/DataSet%2010/EFTA01600807.psd&lt;/a&gt;</text:p>
          </table:table-cell>
        </table:table-row>
        <table:table-row table:style-name="ro1">
          <table:table-cell office:value-type="string" calcext:value-type="string">
            <text:p>&lt;a href="https://www.justice.gov/epstein/files/DataSet%2010/EFTA01600807.eps"&gt;https://www.justice.gov/epstein/files/DataSet%2010/EFTA01600807.eps&lt;/a&gt;</text:p>
          </table:table-cell>
        </table:table-row>
        <table:table-row table:style-name="ro1">
          <table:table-cell office:value-type="string" calcext:value-type="string">
            <text:p>&lt;a href="https://www.justice.gov/epstein/files/DataSet%2010/EFTA01600807.raw"&gt;https://www.justice.gov/epstein/files/DataSet%2010/EFTA01600807.raw&lt;/a&gt;</text:p>
          </table:table-cell>
        </table:table-row>
        <table:table-row table:style-name="ro1">
          <table:table-cell office:value-type="string" calcext:value-type="string">
            <text:p>&lt;a href="https://www.justice.gov/epstein/files/DataSet%2010/EFTA01600807.svg"&gt;https://www.justice.gov/epstein/files/DataSet%2010/EFTA01600807.svg&lt;/a&gt;</text:p>
          </table:table-cell>
        </table:table-row>
        <table:table-row table:style-name="ro1">
          <table:table-cell office:value-type="string" calcext:value-type="string">
            <text:p>&lt;a href="https://www.justice.gov/epstein/files/DataSet%2010/EFTA01600807.pcx"&gt;https://www.justice.gov/epstein/files/DataSet%2010/EFTA01600807.pcx&lt;/a&gt;</text:p>
          </table:table-cell>
        </table:table-row>
        <table:table-row table:style-name="ro1">
          <table:table-cell office:value-type="string" calcext:value-type="string">
            <text:p>&lt;a href="https://www.justice.gov/epstein/files/DataSet%2010/EFTA01600807.doc"&gt;https://www.justice.gov/epstein/files/DataSet%2010/EFTA01600807.doc&lt;/a&gt;</text:p>
          </table:table-cell>
        </table:table-row>
        <table:table-row table:style-name="ro1">
          <table:table-cell office:value-type="string" calcext:value-type="string">
            <text:p>&lt;a href="https://www.justice.gov/epstein/files/DataSet%2010/EFTA01600807.docx"&gt;https://www.justice.gov/epstein/files/DataSet%2010/EFTA01600807.docx&lt;/a&gt;</text:p>
          </table:table-cell>
        </table:table-row>
        <table:table-row table:style-name="ro1">
          <table:table-cell office:value-type="string" calcext:value-type="string">
            <text:p>&lt;a href="https://www.justice.gov/epstein/files/DataSet%2010/EFTA01600807.docm"&gt;https://www.justice.gov/epstein/files/DataSet%2010/EFTA01600807.docm&lt;/a&gt;</text:p>
          </table:table-cell>
        </table:table-row>
        <table:table-row table:style-name="ro1">
          <table:table-cell office:value-type="string" calcext:value-type="string">
            <text:p>&lt;a href="https://www.justice.gov/epstein/files/DataSet%2010/EFTA01600807.rtf"&gt;https://www.justice.gov/epstein/files/DataSet%2010/EFTA01600807.rtf&lt;/a&gt;</text:p>
          </table:table-cell>
        </table:table-row>
        <table:table-row table:style-name="ro1">
          <table:table-cell office:value-type="string" calcext:value-type="string">
            <text:p>&lt;a href="https://www.justice.gov/epstein/files/DataSet%2010/EFTA01600807.odt"&gt;https://www.justice.gov/epstein/files/DataSet%2010/EFTA01600807.odt&lt;/a&gt;</text:p>
          </table:table-cell>
        </table:table-row>
        <table:table-row table:style-name="ro1">
          <table:table-cell office:value-type="string" calcext:value-type="string">
            <text:p>&lt;a href="https://www.justice.gov/epstein/files/DataSet%2010/EFTA01600807.txt"&gt;https://www.justice.gov/epstein/files/DataSet%2010/EFTA01600807.txt&lt;/a&gt;</text:p>
          </table:table-cell>
        </table:table-row>
        <table:table-row table:style-name="ro1">
          <table:table-cell office:value-type="string" calcext:value-type="string">
            <text:p>&lt;a href="https://www.justice.gov/epstein/files/DataSet%2010/EFTA01600807.wps"&gt;https://www.justice.gov/epstein/files/DataSet%2010/EFTA01600807.wps&lt;/a&gt;</text:p>
          </table:table-cell>
        </table:table-row>
        <table:table-row table:style-name="ro1">
          <table:table-cell office:value-type="string" calcext:value-type="string">
            <text:p>&lt;a href="https://www.justice.gov/epstein/files/DataSet%2010/EFTA01600807.dot"&gt;https://www.justice.gov/epstein/files/DataSet%2010/EFTA01600807.dot&lt;/a&gt;</text:p>
          </table:table-cell>
        </table:table-row>
        <table:table-row table:style-name="ro1">
          <table:table-cell office:value-type="string" calcext:value-type="string">
            <text:p>&lt;a href="https://www.justice.gov/epstein/files/DataSet%2010/EFTA01600807.dotx"&gt;https://www.justice.gov/epstein/files/DataSet%2010/EFTA01600807.dotx&lt;/a&gt;</text:p>
          </table:table-cell>
        </table:table-row>
        <table:table-row table:style-name="ro1">
          <table:table-cell office:value-type="string" calcext:value-type="string">
            <text:p>&lt;a href="https://www.justice.gov/epstein/files/DataSet%2010/EFTA01600807.abw"&gt;https://www.justice.gov/epstein/files/DataSet%2010/EFTA01600807.abw&lt;/a&gt;</text:p>
          </table:table-cell>
        </table:table-row>
        <table:table-row table:style-name="ro1">
          <table:table-cell office:value-type="string" calcext:value-type="string">
            <text:p>&lt;a href="https://www.justice.gov/epstein/files/DataSet%2010/EFTA01600807.ppt"&gt;https://www.justice.gov/epstein/files/DataSet%2010/EFTA01600807.ppt&lt;/a&gt;</text:p>
          </table:table-cell>
        </table:table-row>
        <table:table-row table:style-name="ro1">
          <table:table-cell office:value-type="string" calcext:value-type="string">
            <text:p>&lt;a href="https://www.justice.gov/epstein/files/DataSet%2010/EFTA01600807.pptx"&gt;https://www.justice.gov/epstein/files/DataSet%2010/EFTA01600807.pptx&lt;/a&gt;</text:p>
          </table:table-cell>
        </table:table-row>
        <table:table-row table:style-name="ro1">
          <table:table-cell office:value-type="string" calcext:value-type="string">
            <text:p>&lt;a href="https://www.justice.gov/epstein/files/DataSet%2010/EFTA01600807.pptm"&gt;https://www.justice.gov/epstein/files/DataSet%2010/EFTA01600807.pptm&lt;/a&gt;</text:p>
          </table:table-cell>
        </table:table-row>
        <table:table-row table:style-name="ro1">
          <table:table-cell office:value-type="string" calcext:value-type="string">
            <text:p>&lt;a href="https://www.justice.gov/epstein/files/DataSet%2010/EFTA01600807.pps"&gt;https://www.justice.gov/epstein/files/DataSet%2010/EFTA01600807.pps&lt;/a&gt;</text:p>
          </table:table-cell>
        </table:table-row>
        <table:table-row table:style-name="ro1">
          <table:table-cell office:value-type="string" calcext:value-type="string">
            <text:p>&lt;a href="https://www.justice.gov/epstein/files/DataSet%2010/EFTA01600807.ppsx"&gt;https://www.justice.gov/epstein/files/DataSet%2010/EFTA01600807.ppsx&lt;/a&gt;</text:p>
          </table:table-cell>
        </table:table-row>
        <table:table-row table:style-name="ro1">
          <table:table-cell office:value-type="string" calcext:value-type="string">
            <text:p>&lt;a href="https://www.justice.gov/epstein/files/DataSet%2010/EFTA01600807.pot"&gt;https://www.justice.gov/epstein/files/DataSet%2010/EFTA01600807.pot&lt;/a&gt;</text:p>
          </table:table-cell>
        </table:table-row>
        <table:table-row table:style-name="ro1">
          <table:table-cell office:value-type="string" calcext:value-type="string">
            <text:p>&lt;a href="https://www.justice.gov/epstein/files/DataSet%2010/EFTA01600807.potx"&gt;https://www.justice.gov/epstein/files/DataSet%2010/EFTA01600807.potx&lt;/a&gt;</text:p>
          </table:table-cell>
        </table:table-row>
        <table:table-row table:style-name="ro1">
          <table:table-cell office:value-type="string" calcext:value-type="string">
            <text:p>&lt;a href="https://www.justice.gov/epstein/files/DataSet%2010/EFTA01600807.odp"&gt;https://www.justice.gov/epstein/files/DataSet%2010/EFTA01600807.odp&lt;/a&gt;</text:p>
          </table:table-cell>
        </table:table-row>
        <table:table-row table:style-name="ro1">
          <table:table-cell office:value-type="string" calcext:value-type="string">
            <text:p>&lt;a href="https://www.justice.gov/epstein/files/DataSet%2010/EFTA01600807.key"&gt;https://www.justice.gov/epstein/files/DataSet%2010/EFTA01600807.key&lt;/a&gt;</text:p>
          </table:table-cell>
        </table:table-row>
        <table:table-row table:style-name="ro1">
          <table:table-cell office:value-type="string" calcext:value-type="string">
            <text:p>&lt;a href="https://www.justice.gov/epstein/files/DataSet%2010/EFTA01600807.xls"&gt;https://www.justice.gov/epstein/files/DataSet%2010/EFTA01600807.xls&lt;/a&gt;</text:p>
          </table:table-cell>
        </table:table-row>
        <table:table-row table:style-name="ro1">
          <table:table-cell office:value-type="string" calcext:value-type="string">
            <text:p>&lt;a href="https://www.justice.gov/epstein/files/DataSet%2010/EFTA01600807.xlsx"&gt;https://www.justice.gov/epstein/files/DataSet%2010/EFTA01600807.xlsx&lt;/a&gt;</text:p>
          </table:table-cell>
        </table:table-row>
        <table:table-row table:style-name="ro1">
          <table:table-cell office:value-type="string" calcext:value-type="string">
            <text:p>&lt;a href="https://www.justice.gov/epstein/files/DataSet%2010/EFTA01600807.xlsm"&gt;https://www.justice.gov/epstein/files/DataSet%2010/EFTA01600807.xlsm&lt;/a&gt;</text:p>
          </table:table-cell>
        </table:table-row>
        <table:table-row table:style-name="ro1">
          <table:table-cell office:value-type="string" calcext:value-type="string">
            <text:p>&lt;a href="https://www.justice.gov/epstein/files/DataSet%2010/EFTA01600807.xlt"&gt;https://www.justice.gov/epstein/files/DataSet%2010/EFTA01600807.xlt&lt;/a&gt;</text:p>
          </table:table-cell>
        </table:table-row>
        <table:table-row table:style-name="ro1">
          <table:table-cell office:value-type="string" calcext:value-type="string">
            <text:p>&lt;a href="https://www.justice.gov/epstein/files/DataSet%2010/EFTA01600807.xltx"&gt;https://www.justice.gov/epstein/files/DataSet%2010/EFTA01600807.xltx&lt;/a&gt;</text:p>
          </table:table-cell>
        </table:table-row>
        <table:table-row table:style-name="ro1">
          <table:table-cell office:value-type="string" calcext:value-type="string">
            <text:p>&lt;a href="https://www.justice.gov/epstein/files/DataSet%2010/EFTA01600807.ods"&gt;https://www.justice.gov/epstein/files/DataSet%2010/EFTA01600807.ods&lt;/a&gt;</text:p>
          </table:table-cell>
        </table:table-row>
        <table:table-row table:style-name="ro1">
          <table:table-cell office:value-type="string" calcext:value-type="string">
            <text:p>&lt;a href="https://www.justice.gov/epstein/files/DataSet%2010/EFTA01600807.csv"&gt;https://www.justice.gov/epstein/files/DataSet%2010/EFTA01600807.csv&lt;/a&gt;</text:p>
          </table:table-cell>
        </table:table-row>
        <table:table-row table:style-name="ro1">
          <table:table-cell office:value-type="string" calcext:value-type="string">
            <text:p>&lt;a href="https://www.justice.gov/epstein/files/DataSet%2010/EFTA01600807.numbers"&gt;https://www.justice.gov/epstein/files/DataSet%2010/EFTA01600807.numbers&lt;/a&gt;</text:p>
          </table:table-cell>
        </table:table-row>
        <table:table-row table:style-name="ro1">
          <table:table-cell office:value-type="string" calcext:value-type="string">
            <text:p>&lt;a href="https://www.justice.gov/epstein/files/DataSet%2010/EFTA01600807.wks"&gt;https://www.justice.gov/epstein/files/DataSet%2010/EFTA01600807.wks&lt;/a&gt;</text:p>
          </table:table-cell>
        </table:table-row>
        <table:table-row table:style-name="ro1">
          <table:table-cell office:value-type="string" calcext:value-type="string">
            <text:p>&lt;a href="https://www.justice.gov/epstein/files/DataSet%2010/EFTA01600808.avi"&gt;https://www.justice.gov/epstein/files/DataSet%2010/EFTA01600808.avi&lt;/a&gt;</text:p>
          </table:table-cell>
        </table:table-row>
        <table:table-row table:style-name="ro1">
          <table:table-cell office:value-type="string" calcext:value-type="string">
            <text:p>&lt;a href="https://www.justice.gov/epstein/files/DataSet%2010/EFTA01600808.mp4"&gt;https://www.justice.gov/epstein/files/DataSet%2010/EFTA01600808.mp4&lt;/a&gt;</text:p>
          </table:table-cell>
        </table:table-row>
        <table:table-row table:style-name="ro1">
          <table:table-cell office:value-type="string" calcext:value-type="string">
            <text:p>&lt;a href="https://www.justice.gov/epstein/files/DataSet%2010/EFTA01600808.mkv"&gt;https://www.justice.gov/epstein/files/DataSet%2010/EFTA01600808.mkv&lt;/a&gt;</text:p>
          </table:table-cell>
        </table:table-row>
        <table:table-row table:style-name="ro1">
          <table:table-cell office:value-type="string" calcext:value-type="string">
            <text:p>&lt;a href="https://www.justice.gov/epstein/files/DataSet%2010/EFTA01600808.mov"&gt;https://www.justice.gov/epstein/files/DataSet%2010/EFTA01600808.mov&lt;/a&gt;</text:p>
          </table:table-cell>
        </table:table-row>
        <table:table-row table:style-name="ro1">
          <table:table-cell office:value-type="string" calcext:value-type="string">
            <text:p>&lt;a href="https://www.justice.gov/epstein/files/DataSet%2010/EFTA01600808.wmv"&gt;https://www.justice.gov/epstein/files/DataSet%2010/EFTA01600808.wmv&lt;/a&gt;</text:p>
          </table:table-cell>
        </table:table-row>
        <table:table-row table:style-name="ro1">
          <table:table-cell office:value-type="string" calcext:value-type="string">
            <text:p>&lt;a href="https://www.justice.gov/epstein/files/DataSet%2010/EFTA01600808.flv"&gt;https://www.justice.gov/epstein/files/DataSet%2010/EFTA01600808.flv&lt;/a&gt;</text:p>
          </table:table-cell>
        </table:table-row>
        <table:table-row table:style-name="ro1">
          <table:table-cell office:value-type="string" calcext:value-type="string">
            <text:p>&lt;a href="https://www.justice.gov/epstein/files/DataSet%2010/EFTA01600808.webm"&gt;https://www.justice.gov/epstein/files/DataSet%2010/EFTA01600808.webm&lt;/a&gt;</text:p>
          </table:table-cell>
        </table:table-row>
        <table:table-row table:style-name="ro1">
          <table:table-cell office:value-type="string" calcext:value-type="string">
            <text:p>&lt;a href="https://www.justice.gov/epstein/files/DataSet%2010/EFTA01600808.mpg"&gt;https://www.justice.gov/epstein/files/DataSet%2010/EFTA01600808.mpg&lt;/a&gt;</text:p>
          </table:table-cell>
        </table:table-row>
        <table:table-row table:style-name="ro1">
          <table:table-cell office:value-type="string" calcext:value-type="string">
            <text:p>&lt;a href="https://www.justice.gov/epstein/files/DataSet%2010/EFTA01600808.mpeg"&gt;https://www.justice.gov/epstein/files/DataSet%2010/EFTA01600808.mpeg&lt;/a&gt;</text:p>
          </table:table-cell>
        </table:table-row>
        <table:table-row table:style-name="ro1">
          <table:table-cell office:value-type="string" calcext:value-type="string">
            <text:p>&lt;a href="https://www.justice.gov/epstein/files/DataSet%2010/EFTA01600808.m4v"&gt;https://www.justice.gov/epstein/files/DataSet%2010/EFTA01600808.m4v&lt;/a&gt;</text:p>
          </table:table-cell>
        </table:table-row>
        <table:table-row table:style-name="ro1">
          <table:table-cell office:value-type="string" calcext:value-type="string">
            <text:p>&lt;a href="https://www.justice.gov/epstein/files/DataSet%2010/EFTA01600808.ogv"&gt;https://www.justice.gov/epstein/files/DataSet%2010/EFTA01600808.ogv&lt;/a&gt;</text:p>
          </table:table-cell>
        </table:table-row>
        <table:table-row table:style-name="ro1">
          <table:table-cell office:value-type="string" calcext:value-type="string">
            <text:p>&lt;a href="https://www.justice.gov/epstein/files/DataSet%2010/EFTA01600808.vob"&gt;https://www.justice.gov/epstein/files/DataSet%2010/EFTA01600808.vob&lt;/a&gt;</text:p>
          </table:table-cell>
        </table:table-row>
        <table:table-row table:style-name="ro1">
          <table:table-cell office:value-type="string" calcext:value-type="string">
            <text:p>&lt;a href="https://www.justice.gov/epstein/files/DataSet%2010/EFTA01600808.3gp"&gt;https://www.justice.gov/epstein/files/DataSet%2010/EFTA01600808.3gp&lt;/a&gt;</text:p>
          </table:table-cell>
        </table:table-row>
        <table:table-row table:style-name="ro1">
          <table:table-cell office:value-type="string" calcext:value-type="string">
            <text:p>&lt;a href="https://www.justice.gov/epstein/files/DataSet%2010/EFTA01600808.ts"&gt;https://www.justice.gov/epstein/files/DataSet%2010/EFTA01600808.ts&lt;/a&gt;</text:p>
          </table:table-cell>
        </table:table-row>
        <table:table-row table:style-name="ro1">
          <table:table-cell office:value-type="string" calcext:value-type="string">
            <text:p>&lt;a href="https://www.justice.gov/epstein/files/DataSet%2010/EFTA01600808.rm"&gt;https://www.justice.gov/epstein/files/DataSet%2010/EFTA01600808.rm&lt;/a&gt;</text:p>
          </table:table-cell>
        </table:table-row>
        <table:table-row table:style-name="ro1">
          <table:table-cell office:value-type="string" calcext:value-type="string">
            <text:p>&lt;a href="https://www.justice.gov/epstein/files/DataSet%2010/EFTA01600808.asf"&gt;https://www.justice.gov/epstein/files/DataSet%2010/EFTA01600808.asf&lt;/a&gt;</text:p>
          </table:table-cell>
        </table:table-row>
        <table:table-row table:style-name="ro1">
          <table:table-cell office:value-type="string" calcext:value-type="string">
            <text:p>&lt;a href="https://www.justice.gov/epstein/files/DataSet%2010/EFTA01600808.mp3"&gt;https://www.justice.gov/epstein/files/DataSet%2010/EFTA01600808.mp3&lt;/a&gt;</text:p>
          </table:table-cell>
        </table:table-row>
        <table:table-row table:style-name="ro1">
          <table:table-cell office:value-type="string" calcext:value-type="string">
            <text:p>&lt;a href="https://www.justice.gov/epstein/files/DataSet%2010/EFTA01600808.wav"&gt;https://www.justice.gov/epstein/files/DataSet%2010/EFTA01600808.wav&lt;/a&gt;</text:p>
          </table:table-cell>
        </table:table-row>
        <table:table-row table:style-name="ro1">
          <table:table-cell office:value-type="string" calcext:value-type="string">
            <text:p>&lt;a href="https://www.justice.gov/epstein/files/DataSet%2010/EFTA01600808.aac"&gt;https://www.justice.gov/epstein/files/DataSet%2010/EFTA01600808.aac&lt;/a&gt;</text:p>
          </table:table-cell>
        </table:table-row>
        <table:table-row table:style-name="ro1">
          <table:table-cell office:value-type="string" calcext:value-type="string">
            <text:p>&lt;a href="https://www.justice.gov/epstein/files/DataSet%2010/EFTA01600808.m4a"&gt;https://www.justice.gov/epstein/files/DataSet%2010/EFTA01600808.m4a&lt;/a&gt;</text:p>
          </table:table-cell>
        </table:table-row>
        <table:table-row table:style-name="ro1">
          <table:table-cell office:value-type="string" calcext:value-type="string">
            <text:p>&lt;a href="https://www.justice.gov/epstein/files/DataSet%2010/EFTA01600808.wma"&gt;https://www.justice.gov/epstein/files/DataSet%2010/EFTA01600808.wma&lt;/a&gt;</text:p>
          </table:table-cell>
        </table:table-row>
        <table:table-row table:style-name="ro1">
          <table:table-cell office:value-type="string" calcext:value-type="string">
            <text:p>&lt;a href="https://www.justice.gov/epstein/files/DataSet%2010/EFTA01600808.ogg"&gt;https://www.justice.gov/epstein/files/DataSet%2010/EFTA01600808.ogg&lt;/a&gt;</text:p>
          </table:table-cell>
        </table:table-row>
        <table:table-row table:style-name="ro1">
          <table:table-cell office:value-type="string" calcext:value-type="string">
            <text:p>&lt;a href="https://www.justice.gov/epstein/files/DataSet%2010/EFTA01600808.flac"&gt;https://www.justice.gov/epstein/files/DataSet%2010/EFTA01600808.flac&lt;/a&gt;</text:p>
          </table:table-cell>
        </table:table-row>
        <table:table-row table:style-name="ro1">
          <table:table-cell office:value-type="string" calcext:value-type="string">
            <text:p>&lt;a href="https://www.justice.gov/epstein/files/DataSet%2010/EFTA01600808.aiff"&gt;https://www.justice.gov/epstein/files/DataSet%2010/EFTA01600808.aiff&lt;/a&gt;</text:p>
          </table:table-cell>
        </table:table-row>
        <table:table-row table:style-name="ro1">
          <table:table-cell office:value-type="string" calcext:value-type="string">
            <text:p>&lt;a href="https://www.justice.gov/epstein/files/DataSet%2010/EFTA01600808.mid"&gt;https://www.justice.gov/epstein/files/DataSet%2010/EFTA01600808.mid&lt;/a&gt;</text:p>
          </table:table-cell>
        </table:table-row>
        <table:table-row table:style-name="ro1">
          <table:table-cell office:value-type="string" calcext:value-type="string">
            <text:p>&lt;a href="https://www.justice.gov/epstein/files/DataSet%2010/EFTA01600808.midi"&gt;https://www.justice.gov/epstein/files/DataSet%2010/EFTA01600808.midi&lt;/a&gt;</text:p>
          </table:table-cell>
        </table:table-row>
        <table:table-row table:style-name="ro1">
          <table:table-cell office:value-type="string" calcext:value-type="string">
            <text:p>&lt;a href="https://www.justice.gov/epstein/files/DataSet%2010/EFTA01600808.amr"&gt;https://www.justice.gov/epstein/files/DataSet%2010/EFTA01600808.amr&lt;/a&gt;</text:p>
          </table:table-cell>
        </table:table-row>
        <table:table-row table:style-name="ro1">
          <table:table-cell office:value-type="string" calcext:value-type="string">
            <text:p>&lt;a href="https://www.justice.gov/epstein/files/DataSet%2010/EFTA01600808.ra"&gt;https://www.justice.gov/epstein/files/DataSet%2010/EFTA01600808.ra&lt;/a&gt;</text:p>
          </table:table-cell>
        </table:table-row>
        <table:table-row table:style-name="ro1">
          <table:table-cell office:value-type="string" calcext:value-type="string">
            <text:p>&lt;a href="https://www.justice.gov/epstein/files/DataSet%2010/EFTA01600808.opus"&gt;https://www.justice.gov/epstein/files/DataSet%2010/EFTA01600808.opus&lt;/a&gt;</text:p>
          </table:table-cell>
        </table:table-row>
        <table:table-row table:style-name="ro1">
          <table:table-cell office:value-type="string" calcext:value-type="string">
            <text:p>&lt;a href="https://www.justice.gov/epstein/files/DataSet%2010/EFTA01600808.jpg"&gt;https://www.justice.gov/epstein/files/DataSet%2010/EFTA01600808.jpg&lt;/a&gt;</text:p>
          </table:table-cell>
        </table:table-row>
        <table:table-row table:style-name="ro1">
          <table:table-cell office:value-type="string" calcext:value-type="string">
            <text:p>&lt;a href="https://www.justice.gov/epstein/files/DataSet%2010/EFTA01600808.jpeg"&gt;https://www.justice.gov/epstein/files/DataSet%2010/EFTA01600808.jpeg&lt;/a&gt;</text:p>
          </table:table-cell>
        </table:table-row>
        <table:table-row table:style-name="ro1">
          <table:table-cell office:value-type="string" calcext:value-type="string">
            <text:p>&lt;a href="https://www.justice.gov/epstein/files/DataSet%2010/EFTA01600808.png"&gt;https://www.justice.gov/epstein/files/DataSet%2010/EFTA01600808.png&lt;/a&gt;</text:p>
          </table:table-cell>
        </table:table-row>
        <table:table-row table:style-name="ro1">
          <table:table-cell office:value-type="string" calcext:value-type="string">
            <text:p>&lt;a href="https://www.justice.gov/epstein/files/DataSet%2010/EFTA01600808.gif"&gt;https://www.justice.gov/epstein/files/DataSet%2010/EFTA01600808.gif&lt;/a&gt;</text:p>
          </table:table-cell>
        </table:table-row>
        <table:table-row table:style-name="ro1">
          <table:table-cell office:value-type="string" calcext:value-type="string">
            <text:p>&lt;a href="https://www.justice.gov/epstein/files/DataSet%2010/EFTA01600808.bmp"&gt;https://www.justice.gov/epstein/files/DataSet%2010/EFTA01600808.bmp&lt;/a&gt;</text:p>
          </table:table-cell>
        </table:table-row>
        <table:table-row table:style-name="ro1">
          <table:table-cell office:value-type="string" calcext:value-type="string">
            <text:p>&lt;a href="https://www.justice.gov/epstein/files/DataSet%2010/EFTA01600808.tif"&gt;https://www.justice.gov/epstein/files/DataSet%2010/EFTA01600808.tif&lt;/a&gt;</text:p>
          </table:table-cell>
        </table:table-row>
        <table:table-row table:style-name="ro1">
          <table:table-cell office:value-type="string" calcext:value-type="string">
            <text:p>&lt;a href="https://www.justice.gov/epstein/files/DataSet%2010/EFTA01600808.tiff"&gt;https://www.justice.gov/epstein/files/DataSet%2010/EFTA01600808.tiff&lt;/a&gt;</text:p>
          </table:table-cell>
        </table:table-row>
        <table:table-row table:style-name="ro1">
          <table:table-cell office:value-type="string" calcext:value-type="string">
            <text:p>&lt;a href="https://www.justice.gov/epstein/files/DataSet%2010/EFTA01600808.webp"&gt;https://www.justice.gov/epstein/files/DataSet%2010/EFTA01600808.webp&lt;/a&gt;</text:p>
          </table:table-cell>
        </table:table-row>
        <table:table-row table:style-name="ro1">
          <table:table-cell office:value-type="string" calcext:value-type="string">
            <text:p>&lt;a href="https://www.justice.gov/epstein/files/DataSet%2010/EFTA01600808.heic"&gt;https://www.justice.gov/epstein/files/DataSet%2010/EFTA01600808.heic&lt;/a&gt;</text:p>
          </table:table-cell>
        </table:table-row>
        <table:table-row table:style-name="ro1">
          <table:table-cell office:value-type="string" calcext:value-type="string">
            <text:p>&lt;a href="https://www.justice.gov/epstein/files/DataSet%2010/EFTA01600808.heif"&gt;https://www.justice.gov/epstein/files/DataSet%2010/EFTA01600808.heif&lt;/a&gt;</text:p>
          </table:table-cell>
        </table:table-row>
        <table:table-row table:style-name="ro1">
          <table:table-cell office:value-type="string" calcext:value-type="string">
            <text:p>&lt;a href="https://www.justice.gov/epstein/files/DataSet%2010/EFTA01600808.psd"&gt;https://www.justice.gov/epstein/files/DataSet%2010/EFTA01600808.psd&lt;/a&gt;</text:p>
          </table:table-cell>
        </table:table-row>
        <table:table-row table:style-name="ro1">
          <table:table-cell office:value-type="string" calcext:value-type="string">
            <text:p>&lt;a href="https://www.justice.gov/epstein/files/DataSet%2010/EFTA01600808.eps"&gt;https://www.justice.gov/epstein/files/DataSet%2010/EFTA01600808.eps&lt;/a&gt;</text:p>
          </table:table-cell>
        </table:table-row>
        <table:table-row table:style-name="ro1">
          <table:table-cell office:value-type="string" calcext:value-type="string">
            <text:p>&lt;a href="https://www.justice.gov/epstein/files/DataSet%2010/EFTA01600808.raw"&gt;https://www.justice.gov/epstein/files/DataSet%2010/EFTA01600808.raw&lt;/a&gt;</text:p>
          </table:table-cell>
        </table:table-row>
        <table:table-row table:style-name="ro1">
          <table:table-cell office:value-type="string" calcext:value-type="string">
            <text:p>&lt;a href="https://www.justice.gov/epstein/files/DataSet%2010/EFTA01600808.svg"&gt;https://www.justice.gov/epstein/files/DataSet%2010/EFTA01600808.svg&lt;/a&gt;</text:p>
          </table:table-cell>
        </table:table-row>
        <table:table-row table:style-name="ro1">
          <table:table-cell office:value-type="string" calcext:value-type="string">
            <text:p>&lt;a href="https://www.justice.gov/epstein/files/DataSet%2010/EFTA01600808.pcx"&gt;https://www.justice.gov/epstein/files/DataSet%2010/EFTA01600808.pcx&lt;/a&gt;</text:p>
          </table:table-cell>
        </table:table-row>
        <table:table-row table:style-name="ro1">
          <table:table-cell office:value-type="string" calcext:value-type="string">
            <text:p>&lt;a href="https://www.justice.gov/epstein/files/DataSet%2010/EFTA01600808.doc"&gt;https://www.justice.gov/epstein/files/DataSet%2010/EFTA01600808.doc&lt;/a&gt;</text:p>
          </table:table-cell>
        </table:table-row>
        <table:table-row table:style-name="ro1">
          <table:table-cell office:value-type="string" calcext:value-type="string">
            <text:p>&lt;a href="https://www.justice.gov/epstein/files/DataSet%2010/EFTA01600808.docx"&gt;https://www.justice.gov/epstein/files/DataSet%2010/EFTA01600808.docx&lt;/a&gt;</text:p>
          </table:table-cell>
        </table:table-row>
        <table:table-row table:style-name="ro1">
          <table:table-cell office:value-type="string" calcext:value-type="string">
            <text:p>&lt;a href="https://www.justice.gov/epstein/files/DataSet%2010/EFTA01600808.docm"&gt;https://www.justice.gov/epstein/files/DataSet%2010/EFTA01600808.docm&lt;/a&gt;</text:p>
          </table:table-cell>
        </table:table-row>
        <table:table-row table:style-name="ro1">
          <table:table-cell office:value-type="string" calcext:value-type="string">
            <text:p>&lt;a href="https://www.justice.gov/epstein/files/DataSet%2010/EFTA01600808.rtf"&gt;https://www.justice.gov/epstein/files/DataSet%2010/EFTA01600808.rtf&lt;/a&gt;</text:p>
          </table:table-cell>
        </table:table-row>
        <table:table-row table:style-name="ro1">
          <table:table-cell office:value-type="string" calcext:value-type="string">
            <text:p>&lt;a href="https://www.justice.gov/epstein/files/DataSet%2010/EFTA01600808.odt"&gt;https://www.justice.gov/epstein/files/DataSet%2010/EFTA01600808.odt&lt;/a&gt;</text:p>
          </table:table-cell>
        </table:table-row>
        <table:table-row table:style-name="ro1">
          <table:table-cell office:value-type="string" calcext:value-type="string">
            <text:p>&lt;a href="https://www.justice.gov/epstein/files/DataSet%2010/EFTA01600808.txt"&gt;https://www.justice.gov/epstein/files/DataSet%2010/EFTA01600808.txt&lt;/a&gt;</text:p>
          </table:table-cell>
        </table:table-row>
        <table:table-row table:style-name="ro1">
          <table:table-cell office:value-type="string" calcext:value-type="string">
            <text:p>&lt;a href="https://www.justice.gov/epstein/files/DataSet%2010/EFTA01600808.wps"&gt;https://www.justice.gov/epstein/files/DataSet%2010/EFTA01600808.wps&lt;/a&gt;</text:p>
          </table:table-cell>
        </table:table-row>
        <table:table-row table:style-name="ro1">
          <table:table-cell office:value-type="string" calcext:value-type="string">
            <text:p>&lt;a href="https://www.justice.gov/epstein/files/DataSet%2010/EFTA01600808.dot"&gt;https://www.justice.gov/epstein/files/DataSet%2010/EFTA01600808.dot&lt;/a&gt;</text:p>
          </table:table-cell>
        </table:table-row>
        <table:table-row table:style-name="ro1">
          <table:table-cell office:value-type="string" calcext:value-type="string">
            <text:p>&lt;a href="https://www.justice.gov/epstein/files/DataSet%2010/EFTA01600808.dotx"&gt;https://www.justice.gov/epstein/files/DataSet%2010/EFTA01600808.dotx&lt;/a&gt;</text:p>
          </table:table-cell>
        </table:table-row>
        <table:table-row table:style-name="ro1">
          <table:table-cell office:value-type="string" calcext:value-type="string">
            <text:p>&lt;a href="https://www.justice.gov/epstein/files/DataSet%2010/EFTA01600808.abw"&gt;https://www.justice.gov/epstein/files/DataSet%2010/EFTA01600808.abw&lt;/a&gt;</text:p>
          </table:table-cell>
        </table:table-row>
        <table:table-row table:style-name="ro1">
          <table:table-cell office:value-type="string" calcext:value-type="string">
            <text:p>&lt;a href="https://www.justice.gov/epstein/files/DataSet%2010/EFTA01600808.ppt"&gt;https://www.justice.gov/epstein/files/DataSet%2010/EFTA01600808.ppt&lt;/a&gt;</text:p>
          </table:table-cell>
        </table:table-row>
        <table:table-row table:style-name="ro1">
          <table:table-cell office:value-type="string" calcext:value-type="string">
            <text:p>&lt;a href="https://www.justice.gov/epstein/files/DataSet%2010/EFTA01600808.pptx"&gt;https://www.justice.gov/epstein/files/DataSet%2010/EFTA01600808.pptx&lt;/a&gt;</text:p>
          </table:table-cell>
        </table:table-row>
        <table:table-row table:style-name="ro1">
          <table:table-cell office:value-type="string" calcext:value-type="string">
            <text:p>&lt;a href="https://www.justice.gov/epstein/files/DataSet%2010/EFTA01600808.pptm"&gt;https://www.justice.gov/epstein/files/DataSet%2010/EFTA01600808.pptm&lt;/a&gt;</text:p>
          </table:table-cell>
        </table:table-row>
        <table:table-row table:style-name="ro1">
          <table:table-cell office:value-type="string" calcext:value-type="string">
            <text:p>&lt;a href="https://www.justice.gov/epstein/files/DataSet%2010/EFTA01600808.pps"&gt;https://www.justice.gov/epstein/files/DataSet%2010/EFTA01600808.pps&lt;/a&gt;</text:p>
          </table:table-cell>
        </table:table-row>
        <table:table-row table:style-name="ro1">
          <table:table-cell office:value-type="string" calcext:value-type="string">
            <text:p>&lt;a href="https://www.justice.gov/epstein/files/DataSet%2010/EFTA01600808.ppsx"&gt;https://www.justice.gov/epstein/files/DataSet%2010/EFTA01600808.ppsx&lt;/a&gt;</text:p>
          </table:table-cell>
        </table:table-row>
        <table:table-row table:style-name="ro1">
          <table:table-cell office:value-type="string" calcext:value-type="string">
            <text:p>&lt;a href="https://www.justice.gov/epstein/files/DataSet%2010/EFTA01600808.pot"&gt;https://www.justice.gov/epstein/files/DataSet%2010/EFTA01600808.pot&lt;/a&gt;</text:p>
          </table:table-cell>
        </table:table-row>
        <table:table-row table:style-name="ro1">
          <table:table-cell office:value-type="string" calcext:value-type="string">
            <text:p>&lt;a href="https://www.justice.gov/epstein/files/DataSet%2010/EFTA01600808.potx"&gt;https://www.justice.gov/epstein/files/DataSet%2010/EFTA01600808.potx&lt;/a&gt;</text:p>
          </table:table-cell>
        </table:table-row>
        <table:table-row table:style-name="ro1">
          <table:table-cell office:value-type="string" calcext:value-type="string">
            <text:p>&lt;a href="https://www.justice.gov/epstein/files/DataSet%2010/EFTA01600808.odp"&gt;https://www.justice.gov/epstein/files/DataSet%2010/EFTA01600808.odp&lt;/a&gt;</text:p>
          </table:table-cell>
        </table:table-row>
        <table:table-row table:style-name="ro1">
          <table:table-cell office:value-type="string" calcext:value-type="string">
            <text:p>&lt;a href="https://www.justice.gov/epstein/files/DataSet%2010/EFTA01600808.key"&gt;https://www.justice.gov/epstein/files/DataSet%2010/EFTA01600808.key&lt;/a&gt;</text:p>
          </table:table-cell>
        </table:table-row>
        <table:table-row table:style-name="ro1">
          <table:table-cell office:value-type="string" calcext:value-type="string">
            <text:p>&lt;a href="https://www.justice.gov/epstein/files/DataSet%2010/EFTA01600808.xls"&gt;https://www.justice.gov/epstein/files/DataSet%2010/EFTA01600808.xls&lt;/a&gt;</text:p>
          </table:table-cell>
        </table:table-row>
        <table:table-row table:style-name="ro1">
          <table:table-cell office:value-type="string" calcext:value-type="string">
            <text:p>&lt;a href="https://www.justice.gov/epstein/files/DataSet%2010/EFTA01600808.xlsx"&gt;https://www.justice.gov/epstein/files/DataSet%2010/EFTA01600808.xlsx&lt;/a&gt;</text:p>
          </table:table-cell>
        </table:table-row>
        <table:table-row table:style-name="ro1">
          <table:table-cell office:value-type="string" calcext:value-type="string">
            <text:p>&lt;a href="https://www.justice.gov/epstein/files/DataSet%2010/EFTA01600808.xlsm"&gt;https://www.justice.gov/epstein/files/DataSet%2010/EFTA01600808.xlsm&lt;/a&gt;</text:p>
          </table:table-cell>
        </table:table-row>
        <table:table-row table:style-name="ro1">
          <table:table-cell office:value-type="string" calcext:value-type="string">
            <text:p>&lt;a href="https://www.justice.gov/epstein/files/DataSet%2010/EFTA01600808.xlt"&gt;https://www.justice.gov/epstein/files/DataSet%2010/EFTA01600808.xlt&lt;/a&gt;</text:p>
          </table:table-cell>
        </table:table-row>
        <table:table-row table:style-name="ro1">
          <table:table-cell office:value-type="string" calcext:value-type="string">
            <text:p>&lt;a href="https://www.justice.gov/epstein/files/DataSet%2010/EFTA01600808.xltx"&gt;https://www.justice.gov/epstein/files/DataSet%2010/EFTA01600808.xltx&lt;/a&gt;</text:p>
          </table:table-cell>
        </table:table-row>
        <table:table-row table:style-name="ro1">
          <table:table-cell office:value-type="string" calcext:value-type="string">
            <text:p>&lt;a href="https://www.justice.gov/epstein/files/DataSet%2010/EFTA01600808.ods"&gt;https://www.justice.gov/epstein/files/DataSet%2010/EFTA01600808.ods&lt;/a&gt;</text:p>
          </table:table-cell>
        </table:table-row>
        <table:table-row table:style-name="ro1">
          <table:table-cell office:value-type="string" calcext:value-type="string">
            <text:p>&lt;a href="https://www.justice.gov/epstein/files/DataSet%2010/EFTA01600808.csv"&gt;https://www.justice.gov/epstein/files/DataSet%2010/EFTA01600808.csv&lt;/a&gt;</text:p>
          </table:table-cell>
        </table:table-row>
        <table:table-row table:style-name="ro1">
          <table:table-cell office:value-type="string" calcext:value-type="string">
            <text:p>&lt;a href="https://www.justice.gov/epstein/files/DataSet%2010/EFTA01600808.numbers"&gt;https://www.justice.gov/epstein/files/DataSet%2010/EFTA01600808.numbers&lt;/a&gt;</text:p>
          </table:table-cell>
        </table:table-row>
        <table:table-row table:style-name="ro1">
          <table:table-cell office:value-type="string" calcext:value-type="string">
            <text:p>&lt;a href="https://www.justice.gov/epstein/files/DataSet%2010/EFTA01600808.wks"&gt;https://www.justice.gov/epstein/files/DataSet%2010/EFTA01600808.wks&lt;/a&gt;</text:p>
          </table:table-cell>
        </table:table-row>
        <table:table-row table:style-name="ro1">
          <table:table-cell office:value-type="string" calcext:value-type="string">
            <text:p>&lt;a href="https://www.justice.gov/epstein/files/DataSet%2010/EFTA01600809.avi"&gt;https://www.justice.gov/epstein/files/DataSet%2010/EFTA01600809.avi&lt;/a&gt;</text:p>
          </table:table-cell>
        </table:table-row>
        <table:table-row table:style-name="ro1">
          <table:table-cell office:value-type="string" calcext:value-type="string">
            <text:p>&lt;a href="https://www.justice.gov/epstein/files/DataSet%2010/EFTA01600809.mp4"&gt;https://www.justice.gov/epstein/files/DataSet%2010/EFTA01600809.mp4&lt;/a&gt;</text:p>
          </table:table-cell>
        </table:table-row>
        <table:table-row table:style-name="ro1">
          <table:table-cell office:value-type="string" calcext:value-type="string">
            <text:p>&lt;a href="https://www.justice.gov/epstein/files/DataSet%2010/EFTA01600809.mkv"&gt;https://www.justice.gov/epstein/files/DataSet%2010/EFTA01600809.mkv&lt;/a&gt;</text:p>
          </table:table-cell>
        </table:table-row>
        <table:table-row table:style-name="ro1">
          <table:table-cell office:value-type="string" calcext:value-type="string">
            <text:p>&lt;a href="https://www.justice.gov/epstein/files/DataSet%2010/EFTA01600809.mov"&gt;https://www.justice.gov/epstein/files/DataSet%2010/EFTA01600809.mov&lt;/a&gt;</text:p>
          </table:table-cell>
        </table:table-row>
        <table:table-row table:style-name="ro1">
          <table:table-cell office:value-type="string" calcext:value-type="string">
            <text:p>&lt;a href="https://www.justice.gov/epstein/files/DataSet%2010/EFTA01600809.wmv"&gt;https://www.justice.gov/epstein/files/DataSet%2010/EFTA01600809.wmv&lt;/a&gt;</text:p>
          </table:table-cell>
        </table:table-row>
        <table:table-row table:style-name="ro1">
          <table:table-cell office:value-type="string" calcext:value-type="string">
            <text:p>&lt;a href="https://www.justice.gov/epstein/files/DataSet%2010/EFTA01600809.flv"&gt;https://www.justice.gov/epstein/files/DataSet%2010/EFTA01600809.flv&lt;/a&gt;</text:p>
          </table:table-cell>
        </table:table-row>
        <table:table-row table:style-name="ro1">
          <table:table-cell office:value-type="string" calcext:value-type="string">
            <text:p>&lt;a href="https://www.justice.gov/epstein/files/DataSet%2010/EFTA01600809.webm"&gt;https://www.justice.gov/epstein/files/DataSet%2010/EFTA01600809.webm&lt;/a&gt;</text:p>
          </table:table-cell>
        </table:table-row>
        <table:table-row table:style-name="ro1">
          <table:table-cell office:value-type="string" calcext:value-type="string">
            <text:p>&lt;a href="https://www.justice.gov/epstein/files/DataSet%2010/EFTA01600809.mpg"&gt;https://www.justice.gov/epstein/files/DataSet%2010/EFTA01600809.mpg&lt;/a&gt;</text:p>
          </table:table-cell>
        </table:table-row>
        <table:table-row table:style-name="ro1">
          <table:table-cell office:value-type="string" calcext:value-type="string">
            <text:p>&lt;a href="https://www.justice.gov/epstein/files/DataSet%2010/EFTA01600809.mpeg"&gt;https://www.justice.gov/epstein/files/DataSet%2010/EFTA01600809.mpeg&lt;/a&gt;</text:p>
          </table:table-cell>
        </table:table-row>
        <table:table-row table:style-name="ro1">
          <table:table-cell office:value-type="string" calcext:value-type="string">
            <text:p>&lt;a href="https://www.justice.gov/epstein/files/DataSet%2010/EFTA01600809.m4v"&gt;https://www.justice.gov/epstein/files/DataSet%2010/EFTA01600809.m4v&lt;/a&gt;</text:p>
          </table:table-cell>
        </table:table-row>
        <table:table-row table:style-name="ro1">
          <table:table-cell office:value-type="string" calcext:value-type="string">
            <text:p>&lt;a href="https://www.justice.gov/epstein/files/DataSet%2010/EFTA01600809.ogv"&gt;https://www.justice.gov/epstein/files/DataSet%2010/EFTA01600809.ogv&lt;/a&gt;</text:p>
          </table:table-cell>
        </table:table-row>
        <table:table-row table:style-name="ro1">
          <table:table-cell office:value-type="string" calcext:value-type="string">
            <text:p>&lt;a href="https://www.justice.gov/epstein/files/DataSet%2010/EFTA01600809.vob"&gt;https://www.justice.gov/epstein/files/DataSet%2010/EFTA01600809.vob&lt;/a&gt;</text:p>
          </table:table-cell>
        </table:table-row>
        <table:table-row table:style-name="ro1">
          <table:table-cell office:value-type="string" calcext:value-type="string">
            <text:p>&lt;a href="https://www.justice.gov/epstein/files/DataSet%2010/EFTA01600809.3gp"&gt;https://www.justice.gov/epstein/files/DataSet%2010/EFTA01600809.3gp&lt;/a&gt;</text:p>
          </table:table-cell>
        </table:table-row>
        <table:table-row table:style-name="ro1">
          <table:table-cell office:value-type="string" calcext:value-type="string">
            <text:p>&lt;a href="https://www.justice.gov/epstein/files/DataSet%2010/EFTA01600809.ts"&gt;https://www.justice.gov/epstein/files/DataSet%2010/EFTA01600809.ts&lt;/a&gt;</text:p>
          </table:table-cell>
        </table:table-row>
        <table:table-row table:style-name="ro1">
          <table:table-cell office:value-type="string" calcext:value-type="string">
            <text:p>&lt;a href="https://www.justice.gov/epstein/files/DataSet%2010/EFTA01600809.rm"&gt;https://www.justice.gov/epstein/files/DataSet%2010/EFTA01600809.rm&lt;/a&gt;</text:p>
          </table:table-cell>
        </table:table-row>
        <table:table-row table:style-name="ro1">
          <table:table-cell office:value-type="string" calcext:value-type="string">
            <text:p>&lt;a href="https://www.justice.gov/epstein/files/DataSet%2010/EFTA01600809.asf"&gt;https://www.justice.gov/epstein/files/DataSet%2010/EFTA01600809.asf&lt;/a&gt;</text:p>
          </table:table-cell>
        </table:table-row>
        <table:table-row table:style-name="ro1">
          <table:table-cell office:value-type="string" calcext:value-type="string">
            <text:p>&lt;a href="https://www.justice.gov/epstein/files/DataSet%2010/EFTA01600809.mp3"&gt;https://www.justice.gov/epstein/files/DataSet%2010/EFTA01600809.mp3&lt;/a&gt;</text:p>
          </table:table-cell>
        </table:table-row>
        <table:table-row table:style-name="ro1">
          <table:table-cell office:value-type="string" calcext:value-type="string">
            <text:p>&lt;a href="https://www.justice.gov/epstein/files/DataSet%2010/EFTA01600809.wav"&gt;https://www.justice.gov/epstein/files/DataSet%2010/EFTA01600809.wav&lt;/a&gt;</text:p>
          </table:table-cell>
        </table:table-row>
        <table:table-row table:style-name="ro1">
          <table:table-cell office:value-type="string" calcext:value-type="string">
            <text:p>&lt;a href="https://www.justice.gov/epstein/files/DataSet%2010/EFTA01600809.aac"&gt;https://www.justice.gov/epstein/files/DataSet%2010/EFTA01600809.aac&lt;/a&gt;</text:p>
          </table:table-cell>
        </table:table-row>
        <table:table-row table:style-name="ro1">
          <table:table-cell office:value-type="string" calcext:value-type="string">
            <text:p>&lt;a href="https://www.justice.gov/epstein/files/DataSet%2010/EFTA01600809.m4a"&gt;https://www.justice.gov/epstein/files/DataSet%2010/EFTA01600809.m4a&lt;/a&gt;</text:p>
          </table:table-cell>
        </table:table-row>
        <table:table-row table:style-name="ro1">
          <table:table-cell office:value-type="string" calcext:value-type="string">
            <text:p>&lt;a href="https://www.justice.gov/epstein/files/DataSet%2010/EFTA01600809.wma"&gt;https://www.justice.gov/epstein/files/DataSet%2010/EFTA01600809.wma&lt;/a&gt;</text:p>
          </table:table-cell>
        </table:table-row>
        <table:table-row table:style-name="ro1">
          <table:table-cell office:value-type="string" calcext:value-type="string">
            <text:p>&lt;a href="https://www.justice.gov/epstein/files/DataSet%2010/EFTA01600809.ogg"&gt;https://www.justice.gov/epstein/files/DataSet%2010/EFTA01600809.ogg&lt;/a&gt;</text:p>
          </table:table-cell>
        </table:table-row>
        <table:table-row table:style-name="ro1">
          <table:table-cell office:value-type="string" calcext:value-type="string">
            <text:p>&lt;a href="https://www.justice.gov/epstein/files/DataSet%2010/EFTA01600809.flac"&gt;https://www.justice.gov/epstein/files/DataSet%2010/EFTA01600809.flac&lt;/a&gt;</text:p>
          </table:table-cell>
        </table:table-row>
        <table:table-row table:style-name="ro1">
          <table:table-cell office:value-type="string" calcext:value-type="string">
            <text:p>&lt;a href="https://www.justice.gov/epstein/files/DataSet%2010/EFTA01600809.aiff"&gt;https://www.justice.gov/epstein/files/DataSet%2010/EFTA01600809.aiff&lt;/a&gt;</text:p>
          </table:table-cell>
        </table:table-row>
        <table:table-row table:style-name="ro1">
          <table:table-cell office:value-type="string" calcext:value-type="string">
            <text:p>&lt;a href="https://www.justice.gov/epstein/files/DataSet%2010/EFTA01600809.mid"&gt;https://www.justice.gov/epstein/files/DataSet%2010/EFTA01600809.mid&lt;/a&gt;</text:p>
          </table:table-cell>
        </table:table-row>
        <table:table-row table:style-name="ro1">
          <table:table-cell office:value-type="string" calcext:value-type="string">
            <text:p>&lt;a href="https://www.justice.gov/epstein/files/DataSet%2010/EFTA01600809.midi"&gt;https://www.justice.gov/epstein/files/DataSet%2010/EFTA01600809.midi&lt;/a&gt;</text:p>
          </table:table-cell>
        </table:table-row>
        <table:table-row table:style-name="ro1">
          <table:table-cell office:value-type="string" calcext:value-type="string">
            <text:p>&lt;a href="https://www.justice.gov/epstein/files/DataSet%2010/EFTA01600809.amr"&gt;https://www.justice.gov/epstein/files/DataSet%2010/EFTA01600809.amr&lt;/a&gt;</text:p>
          </table:table-cell>
        </table:table-row>
        <table:table-row table:style-name="ro1">
          <table:table-cell office:value-type="string" calcext:value-type="string">
            <text:p>&lt;a href="https://www.justice.gov/epstein/files/DataSet%2010/EFTA01600809.ra"&gt;https://www.justice.gov/epstein/files/DataSet%2010/EFTA01600809.ra&lt;/a&gt;</text:p>
          </table:table-cell>
        </table:table-row>
        <table:table-row table:style-name="ro1">
          <table:table-cell office:value-type="string" calcext:value-type="string">
            <text:p>&lt;a href="https://www.justice.gov/epstein/files/DataSet%2010/EFTA01600809.opus"&gt;https://www.justice.gov/epstein/files/DataSet%2010/EFTA01600809.opus&lt;/a&gt;</text:p>
          </table:table-cell>
        </table:table-row>
        <table:table-row table:style-name="ro1">
          <table:table-cell office:value-type="string" calcext:value-type="string">
            <text:p>&lt;a href="https://www.justice.gov/epstein/files/DataSet%2010/EFTA01600809.jpg"&gt;https://www.justice.gov/epstein/files/DataSet%2010/EFTA01600809.jpg&lt;/a&gt;</text:p>
          </table:table-cell>
        </table:table-row>
        <table:table-row table:style-name="ro1">
          <table:table-cell office:value-type="string" calcext:value-type="string">
            <text:p>&lt;a href="https://www.justice.gov/epstein/files/DataSet%2010/EFTA01600809.jpeg"&gt;https://www.justice.gov/epstein/files/DataSet%2010/EFTA01600809.jpeg&lt;/a&gt;</text:p>
          </table:table-cell>
        </table:table-row>
        <table:table-row table:style-name="ro1">
          <table:table-cell office:value-type="string" calcext:value-type="string">
            <text:p>&lt;a href="https://www.justice.gov/epstein/files/DataSet%2010/EFTA01600809.png"&gt;https://www.justice.gov/epstein/files/DataSet%2010/EFTA01600809.png&lt;/a&gt;</text:p>
          </table:table-cell>
        </table:table-row>
        <table:table-row table:style-name="ro1">
          <table:table-cell office:value-type="string" calcext:value-type="string">
            <text:p>&lt;a href="https://www.justice.gov/epstein/files/DataSet%2010/EFTA01600809.gif"&gt;https://www.justice.gov/epstein/files/DataSet%2010/EFTA01600809.gif&lt;/a&gt;</text:p>
          </table:table-cell>
        </table:table-row>
        <table:table-row table:style-name="ro1">
          <table:table-cell office:value-type="string" calcext:value-type="string">
            <text:p>&lt;a href="https://www.justice.gov/epstein/files/DataSet%2010/EFTA01600809.bmp"&gt;https://www.justice.gov/epstein/files/DataSet%2010/EFTA01600809.bmp&lt;/a&gt;</text:p>
          </table:table-cell>
        </table:table-row>
        <table:table-row table:style-name="ro1">
          <table:table-cell office:value-type="string" calcext:value-type="string">
            <text:p>&lt;a href="https://www.justice.gov/epstein/files/DataSet%2010/EFTA01600809.tif"&gt;https://www.justice.gov/epstein/files/DataSet%2010/EFTA01600809.tif&lt;/a&gt;</text:p>
          </table:table-cell>
        </table:table-row>
        <table:table-row table:style-name="ro1">
          <table:table-cell office:value-type="string" calcext:value-type="string">
            <text:p>&lt;a href="https://www.justice.gov/epstein/files/DataSet%2010/EFTA01600809.tiff"&gt;https://www.justice.gov/epstein/files/DataSet%2010/EFTA01600809.tiff&lt;/a&gt;</text:p>
          </table:table-cell>
        </table:table-row>
        <table:table-row table:style-name="ro1">
          <table:table-cell office:value-type="string" calcext:value-type="string">
            <text:p>&lt;a href="https://www.justice.gov/epstein/files/DataSet%2010/EFTA01600809.webp"&gt;https://www.justice.gov/epstein/files/DataSet%2010/EFTA01600809.webp&lt;/a&gt;</text:p>
          </table:table-cell>
        </table:table-row>
        <table:table-row table:style-name="ro1">
          <table:table-cell office:value-type="string" calcext:value-type="string">
            <text:p>&lt;a href="https://www.justice.gov/epstein/files/DataSet%2010/EFTA01600809.heic"&gt;https://www.justice.gov/epstein/files/DataSet%2010/EFTA01600809.heic&lt;/a&gt;</text:p>
          </table:table-cell>
        </table:table-row>
        <table:table-row table:style-name="ro1">
          <table:table-cell office:value-type="string" calcext:value-type="string">
            <text:p>&lt;a href="https://www.justice.gov/epstein/files/DataSet%2010/EFTA01600809.heif"&gt;https://www.justice.gov/epstein/files/DataSet%2010/EFTA01600809.heif&lt;/a&gt;</text:p>
          </table:table-cell>
        </table:table-row>
        <table:table-row table:style-name="ro1">
          <table:table-cell office:value-type="string" calcext:value-type="string">
            <text:p>&lt;a href="https://www.justice.gov/epstein/files/DataSet%2010/EFTA01600809.psd"&gt;https://www.justice.gov/epstein/files/DataSet%2010/EFTA01600809.psd&lt;/a&gt;</text:p>
          </table:table-cell>
        </table:table-row>
        <table:table-row table:style-name="ro1">
          <table:table-cell office:value-type="string" calcext:value-type="string">
            <text:p>&lt;a href="https://www.justice.gov/epstein/files/DataSet%2010/EFTA01600809.eps"&gt;https://www.justice.gov/epstein/files/DataSet%2010/EFTA01600809.eps&lt;/a&gt;</text:p>
          </table:table-cell>
        </table:table-row>
        <table:table-row table:style-name="ro1">
          <table:table-cell office:value-type="string" calcext:value-type="string">
            <text:p>&lt;a href="https://www.justice.gov/epstein/files/DataSet%2010/EFTA01600809.raw"&gt;https://www.justice.gov/epstein/files/DataSet%2010/EFTA01600809.raw&lt;/a&gt;</text:p>
          </table:table-cell>
        </table:table-row>
        <table:table-row table:style-name="ro1">
          <table:table-cell office:value-type="string" calcext:value-type="string">
            <text:p>&lt;a href="https://www.justice.gov/epstein/files/DataSet%2010/EFTA01600809.svg"&gt;https://www.justice.gov/epstein/files/DataSet%2010/EFTA01600809.svg&lt;/a&gt;</text:p>
          </table:table-cell>
        </table:table-row>
        <table:table-row table:style-name="ro1">
          <table:table-cell office:value-type="string" calcext:value-type="string">
            <text:p>&lt;a href="https://www.justice.gov/epstein/files/DataSet%2010/EFTA01600809.pcx"&gt;https://www.justice.gov/epstein/files/DataSet%2010/EFTA01600809.pcx&lt;/a&gt;</text:p>
          </table:table-cell>
        </table:table-row>
        <table:table-row table:style-name="ro1">
          <table:table-cell office:value-type="string" calcext:value-type="string">
            <text:p>&lt;a href="https://www.justice.gov/epstein/files/DataSet%2010/EFTA01600809.doc"&gt;https://www.justice.gov/epstein/files/DataSet%2010/EFTA01600809.doc&lt;/a&gt;</text:p>
          </table:table-cell>
        </table:table-row>
        <table:table-row table:style-name="ro1">
          <table:table-cell office:value-type="string" calcext:value-type="string">
            <text:p>&lt;a href="https://www.justice.gov/epstein/files/DataSet%2010/EFTA01600809.docx"&gt;https://www.justice.gov/epstein/files/DataSet%2010/EFTA01600809.docx&lt;/a&gt;</text:p>
          </table:table-cell>
        </table:table-row>
        <table:table-row table:style-name="ro1">
          <table:table-cell office:value-type="string" calcext:value-type="string">
            <text:p>&lt;a href="https://www.justice.gov/epstein/files/DataSet%2010/EFTA01600809.docm"&gt;https://www.justice.gov/epstein/files/DataSet%2010/EFTA01600809.docm&lt;/a&gt;</text:p>
          </table:table-cell>
        </table:table-row>
        <table:table-row table:style-name="ro1">
          <table:table-cell office:value-type="string" calcext:value-type="string">
            <text:p>&lt;a href="https://www.justice.gov/epstein/files/DataSet%2010/EFTA01600809.rtf"&gt;https://www.justice.gov/epstein/files/DataSet%2010/EFTA01600809.rtf&lt;/a&gt;</text:p>
          </table:table-cell>
        </table:table-row>
        <table:table-row table:style-name="ro1">
          <table:table-cell office:value-type="string" calcext:value-type="string">
            <text:p>&lt;a href="https://www.justice.gov/epstein/files/DataSet%2010/EFTA01600809.odt"&gt;https://www.justice.gov/epstein/files/DataSet%2010/EFTA01600809.odt&lt;/a&gt;</text:p>
          </table:table-cell>
        </table:table-row>
        <table:table-row table:style-name="ro1">
          <table:table-cell office:value-type="string" calcext:value-type="string">
            <text:p>&lt;a href="https://www.justice.gov/epstein/files/DataSet%2010/EFTA01600809.txt"&gt;https://www.justice.gov/epstein/files/DataSet%2010/EFTA01600809.txt&lt;/a&gt;</text:p>
          </table:table-cell>
        </table:table-row>
        <table:table-row table:style-name="ro1">
          <table:table-cell office:value-type="string" calcext:value-type="string">
            <text:p>&lt;a href="https://www.justice.gov/epstein/files/DataSet%2010/EFTA01600809.wps"&gt;https://www.justice.gov/epstein/files/DataSet%2010/EFTA01600809.wps&lt;/a&gt;</text:p>
          </table:table-cell>
        </table:table-row>
        <table:table-row table:style-name="ro1">
          <table:table-cell office:value-type="string" calcext:value-type="string">
            <text:p>&lt;a href="https://www.justice.gov/epstein/files/DataSet%2010/EFTA01600809.dot"&gt;https://www.justice.gov/epstein/files/DataSet%2010/EFTA01600809.dot&lt;/a&gt;</text:p>
          </table:table-cell>
        </table:table-row>
        <table:table-row table:style-name="ro1">
          <table:table-cell office:value-type="string" calcext:value-type="string">
            <text:p>&lt;a href="https://www.justice.gov/epstein/files/DataSet%2010/EFTA01600809.dotx"&gt;https://www.justice.gov/epstein/files/DataSet%2010/EFTA01600809.dotx&lt;/a&gt;</text:p>
          </table:table-cell>
        </table:table-row>
        <table:table-row table:style-name="ro1">
          <table:table-cell office:value-type="string" calcext:value-type="string">
            <text:p>&lt;a href="https://www.justice.gov/epstein/files/DataSet%2010/EFTA01600809.abw"&gt;https://www.justice.gov/epstein/files/DataSet%2010/EFTA01600809.abw&lt;/a&gt;</text:p>
          </table:table-cell>
        </table:table-row>
        <table:table-row table:style-name="ro1">
          <table:table-cell office:value-type="string" calcext:value-type="string">
            <text:p>&lt;a href="https://www.justice.gov/epstein/files/DataSet%2010/EFTA01600809.ppt"&gt;https://www.justice.gov/epstein/files/DataSet%2010/EFTA01600809.ppt&lt;/a&gt;</text:p>
          </table:table-cell>
        </table:table-row>
        <table:table-row table:style-name="ro1">
          <table:table-cell office:value-type="string" calcext:value-type="string">
            <text:p>&lt;a href="https://www.justice.gov/epstein/files/DataSet%2010/EFTA01600809.pptx"&gt;https://www.justice.gov/epstein/files/DataSet%2010/EFTA01600809.pptx&lt;/a&gt;</text:p>
          </table:table-cell>
        </table:table-row>
        <table:table-row table:style-name="ro1">
          <table:table-cell office:value-type="string" calcext:value-type="string">
            <text:p>&lt;a href="https://www.justice.gov/epstein/files/DataSet%2010/EFTA01600809.pptm"&gt;https://www.justice.gov/epstein/files/DataSet%2010/EFTA01600809.pptm&lt;/a&gt;</text:p>
          </table:table-cell>
        </table:table-row>
        <table:table-row table:style-name="ro1">
          <table:table-cell office:value-type="string" calcext:value-type="string">
            <text:p>&lt;a href="https://www.justice.gov/epstein/files/DataSet%2010/EFTA01600809.pps"&gt;https://www.justice.gov/epstein/files/DataSet%2010/EFTA01600809.pps&lt;/a&gt;</text:p>
          </table:table-cell>
        </table:table-row>
        <table:table-row table:style-name="ro1">
          <table:table-cell office:value-type="string" calcext:value-type="string">
            <text:p>&lt;a href="https://www.justice.gov/epstein/files/DataSet%2010/EFTA01600809.ppsx"&gt;https://www.justice.gov/epstein/files/DataSet%2010/EFTA01600809.ppsx&lt;/a&gt;</text:p>
          </table:table-cell>
        </table:table-row>
        <table:table-row table:style-name="ro1">
          <table:table-cell office:value-type="string" calcext:value-type="string">
            <text:p>&lt;a href="https://www.justice.gov/epstein/files/DataSet%2010/EFTA01600809.pot"&gt;https://www.justice.gov/epstein/files/DataSet%2010/EFTA01600809.pot&lt;/a&gt;</text:p>
          </table:table-cell>
        </table:table-row>
        <table:table-row table:style-name="ro1">
          <table:table-cell office:value-type="string" calcext:value-type="string">
            <text:p>&lt;a href="https://www.justice.gov/epstein/files/DataSet%2010/EFTA01600809.potx"&gt;https://www.justice.gov/epstein/files/DataSet%2010/EFTA01600809.potx&lt;/a&gt;</text:p>
          </table:table-cell>
        </table:table-row>
        <table:table-row table:style-name="ro1">
          <table:table-cell office:value-type="string" calcext:value-type="string">
            <text:p>&lt;a href="https://www.justice.gov/epstein/files/DataSet%2010/EFTA01600809.odp"&gt;https://www.justice.gov/epstein/files/DataSet%2010/EFTA01600809.odp&lt;/a&gt;</text:p>
          </table:table-cell>
        </table:table-row>
        <table:table-row table:style-name="ro1">
          <table:table-cell office:value-type="string" calcext:value-type="string">
            <text:p>&lt;a href="https://www.justice.gov/epstein/files/DataSet%2010/EFTA01600809.key"&gt;https://www.justice.gov/epstein/files/DataSet%2010/EFTA01600809.key&lt;/a&gt;</text:p>
          </table:table-cell>
        </table:table-row>
        <table:table-row table:style-name="ro1">
          <table:table-cell office:value-type="string" calcext:value-type="string">
            <text:p>&lt;a href="https://www.justice.gov/epstein/files/DataSet%2010/EFTA01600809.xls"&gt;https://www.justice.gov/epstein/files/DataSet%2010/EFTA01600809.xls&lt;/a&gt;</text:p>
          </table:table-cell>
        </table:table-row>
        <table:table-row table:style-name="ro1">
          <table:table-cell office:value-type="string" calcext:value-type="string">
            <text:p>&lt;a href="https://www.justice.gov/epstein/files/DataSet%2010/EFTA01600809.xlsx"&gt;https://www.justice.gov/epstein/files/DataSet%2010/EFTA01600809.xlsx&lt;/a&gt;</text:p>
          </table:table-cell>
        </table:table-row>
        <table:table-row table:style-name="ro1">
          <table:table-cell office:value-type="string" calcext:value-type="string">
            <text:p>&lt;a href="https://www.justice.gov/epstein/files/DataSet%2010/EFTA01600809.xlsm"&gt;https://www.justice.gov/epstein/files/DataSet%2010/EFTA01600809.xlsm&lt;/a&gt;</text:p>
          </table:table-cell>
        </table:table-row>
        <table:table-row table:style-name="ro1">
          <table:table-cell office:value-type="string" calcext:value-type="string">
            <text:p>&lt;a href="https://www.justice.gov/epstein/files/DataSet%2010/EFTA01600809.xlt"&gt;https://www.justice.gov/epstein/files/DataSet%2010/EFTA01600809.xlt&lt;/a&gt;</text:p>
          </table:table-cell>
        </table:table-row>
        <table:table-row table:style-name="ro1">
          <table:table-cell office:value-type="string" calcext:value-type="string">
            <text:p>&lt;a href="https://www.justice.gov/epstein/files/DataSet%2010/EFTA01600809.xltx"&gt;https://www.justice.gov/epstein/files/DataSet%2010/EFTA01600809.xltx&lt;/a&gt;</text:p>
          </table:table-cell>
        </table:table-row>
        <table:table-row table:style-name="ro1">
          <table:table-cell office:value-type="string" calcext:value-type="string">
            <text:p>&lt;a href="https://www.justice.gov/epstein/files/DataSet%2010/EFTA01600809.ods"&gt;https://www.justice.gov/epstein/files/DataSet%2010/EFTA01600809.ods&lt;/a&gt;</text:p>
          </table:table-cell>
        </table:table-row>
        <table:table-row table:style-name="ro1">
          <table:table-cell office:value-type="string" calcext:value-type="string">
            <text:p>&lt;a href="https://www.justice.gov/epstein/files/DataSet%2010/EFTA01600809.csv"&gt;https://www.justice.gov/epstein/files/DataSet%2010/EFTA01600809.csv&lt;/a&gt;</text:p>
          </table:table-cell>
        </table:table-row>
        <table:table-row table:style-name="ro1">
          <table:table-cell office:value-type="string" calcext:value-type="string">
            <text:p>&lt;a href="https://www.justice.gov/epstein/files/DataSet%2010/EFTA01600809.numbers"&gt;https://www.justice.gov/epstein/files/DataSet%2010/EFTA01600809.numbers&lt;/a&gt;</text:p>
          </table:table-cell>
        </table:table-row>
        <table:table-row table:style-name="ro1">
          <table:table-cell office:value-type="string" calcext:value-type="string">
            <text:p>&lt;a href="https://www.justice.gov/epstein/files/DataSet%2010/EFTA01600809.wks"&gt;https://www.justice.gov/epstein/files/DataSet%2010/EFTA01600809.wks&lt;/a&gt;</text:p>
          </table:table-cell>
        </table:table-row>
        <table:table-row table:style-name="ro1">
          <table:table-cell office:value-type="string" calcext:value-type="string">
            <text:p>&lt;a href="https://www.justice.gov/epstein/files/DataSet%2010/EFTA01600810.avi"&gt;https://www.justice.gov/epstein/files/DataSet%2010/EFTA01600810.avi&lt;/a&gt;</text:p>
          </table:table-cell>
        </table:table-row>
        <table:table-row table:style-name="ro1">
          <table:table-cell office:value-type="string" calcext:value-type="string">
            <text:p>&lt;a href="https://www.justice.gov/epstein/files/DataSet%2010/EFTA01600810.mp4"&gt;https://www.justice.gov/epstein/files/DataSet%2010/EFTA01600810.mp4&lt;/a&gt;</text:p>
          </table:table-cell>
        </table:table-row>
        <table:table-row table:style-name="ro1">
          <table:table-cell office:value-type="string" calcext:value-type="string">
            <text:p>&lt;a href="https://www.justice.gov/epstein/files/DataSet%2010/EFTA01600810.mkv"&gt;https://www.justice.gov/epstein/files/DataSet%2010/EFTA01600810.mkv&lt;/a&gt;</text:p>
          </table:table-cell>
        </table:table-row>
        <table:table-row table:style-name="ro1">
          <table:table-cell office:value-type="string" calcext:value-type="string">
            <text:p>&lt;a href="https://www.justice.gov/epstein/files/DataSet%2010/EFTA01600810.mov"&gt;https://www.justice.gov/epstein/files/DataSet%2010/EFTA01600810.mov&lt;/a&gt;</text:p>
          </table:table-cell>
        </table:table-row>
        <table:table-row table:style-name="ro1">
          <table:table-cell office:value-type="string" calcext:value-type="string">
            <text:p>&lt;a href="https://www.justice.gov/epstein/files/DataSet%2010/EFTA01600810.wmv"&gt;https://www.justice.gov/epstein/files/DataSet%2010/EFTA01600810.wmv&lt;/a&gt;</text:p>
          </table:table-cell>
        </table:table-row>
        <table:table-row table:style-name="ro1">
          <table:table-cell office:value-type="string" calcext:value-type="string">
            <text:p>&lt;a href="https://www.justice.gov/epstein/files/DataSet%2010/EFTA01600810.flv"&gt;https://www.justice.gov/epstein/files/DataSet%2010/EFTA01600810.flv&lt;/a&gt;</text:p>
          </table:table-cell>
        </table:table-row>
        <table:table-row table:style-name="ro1">
          <table:table-cell office:value-type="string" calcext:value-type="string">
            <text:p>&lt;a href="https://www.justice.gov/epstein/files/DataSet%2010/EFTA01600810.webm"&gt;https://www.justice.gov/epstein/files/DataSet%2010/EFTA01600810.webm&lt;/a&gt;</text:p>
          </table:table-cell>
        </table:table-row>
        <table:table-row table:style-name="ro1">
          <table:table-cell office:value-type="string" calcext:value-type="string">
            <text:p>&lt;a href="https://www.justice.gov/epstein/files/DataSet%2010/EFTA01600810.mpg"&gt;https://www.justice.gov/epstein/files/DataSet%2010/EFTA01600810.mpg&lt;/a&gt;</text:p>
          </table:table-cell>
        </table:table-row>
        <table:table-row table:style-name="ro1">
          <table:table-cell office:value-type="string" calcext:value-type="string">
            <text:p>&lt;a href="https://www.justice.gov/epstein/files/DataSet%2010/EFTA01600810.mpeg"&gt;https://www.justice.gov/epstein/files/DataSet%2010/EFTA01600810.mpeg&lt;/a&gt;</text:p>
          </table:table-cell>
        </table:table-row>
        <table:table-row table:style-name="ro1">
          <table:table-cell office:value-type="string" calcext:value-type="string">
            <text:p>&lt;a href="https://www.justice.gov/epstein/files/DataSet%2010/EFTA01600810.m4v"&gt;https://www.justice.gov/epstein/files/DataSet%2010/EFTA01600810.m4v&lt;/a&gt;</text:p>
          </table:table-cell>
        </table:table-row>
        <table:table-row table:style-name="ro1">
          <table:table-cell office:value-type="string" calcext:value-type="string">
            <text:p>&lt;a href="https://www.justice.gov/epstein/files/DataSet%2010/EFTA01600810.ogv"&gt;https://www.justice.gov/epstein/files/DataSet%2010/EFTA01600810.ogv&lt;/a&gt;</text:p>
          </table:table-cell>
        </table:table-row>
        <table:table-row table:style-name="ro1">
          <table:table-cell office:value-type="string" calcext:value-type="string">
            <text:p>&lt;a href="https://www.justice.gov/epstein/files/DataSet%2010/EFTA01600810.vob"&gt;https://www.justice.gov/epstein/files/DataSet%2010/EFTA01600810.vob&lt;/a&gt;</text:p>
          </table:table-cell>
        </table:table-row>
        <table:table-row table:style-name="ro1">
          <table:table-cell office:value-type="string" calcext:value-type="string">
            <text:p>&lt;a href="https://www.justice.gov/epstein/files/DataSet%2010/EFTA01600810.3gp"&gt;https://www.justice.gov/epstein/files/DataSet%2010/EFTA01600810.3gp&lt;/a&gt;</text:p>
          </table:table-cell>
        </table:table-row>
        <table:table-row table:style-name="ro1">
          <table:table-cell office:value-type="string" calcext:value-type="string">
            <text:p>&lt;a href="https://www.justice.gov/epstein/files/DataSet%2010/EFTA01600810.ts"&gt;https://www.justice.gov/epstein/files/DataSet%2010/EFTA01600810.ts&lt;/a&gt;</text:p>
          </table:table-cell>
        </table:table-row>
        <table:table-row table:style-name="ro1">
          <table:table-cell office:value-type="string" calcext:value-type="string">
            <text:p>&lt;a href="https://www.justice.gov/epstein/files/DataSet%2010/EFTA01600810.rm"&gt;https://www.justice.gov/epstein/files/DataSet%2010/EFTA01600810.rm&lt;/a&gt;</text:p>
          </table:table-cell>
        </table:table-row>
        <table:table-row table:style-name="ro1">
          <table:table-cell office:value-type="string" calcext:value-type="string">
            <text:p>&lt;a href="https://www.justice.gov/epstein/files/DataSet%2010/EFTA01600810.asf"&gt;https://www.justice.gov/epstein/files/DataSet%2010/EFTA01600810.asf&lt;/a&gt;</text:p>
          </table:table-cell>
        </table:table-row>
        <table:table-row table:style-name="ro1">
          <table:table-cell office:value-type="string" calcext:value-type="string">
            <text:p>&lt;a href="https://www.justice.gov/epstein/files/DataSet%2010/EFTA01600810.mp3"&gt;https://www.justice.gov/epstein/files/DataSet%2010/EFTA01600810.mp3&lt;/a&gt;</text:p>
          </table:table-cell>
        </table:table-row>
        <table:table-row table:style-name="ro1">
          <table:table-cell office:value-type="string" calcext:value-type="string">
            <text:p>&lt;a href="https://www.justice.gov/epstein/files/DataSet%2010/EFTA01600810.wav"&gt;https://www.justice.gov/epstein/files/DataSet%2010/EFTA01600810.wav&lt;/a&gt;</text:p>
          </table:table-cell>
        </table:table-row>
        <table:table-row table:style-name="ro1">
          <table:table-cell office:value-type="string" calcext:value-type="string">
            <text:p>&lt;a href="https://www.justice.gov/epstein/files/DataSet%2010/EFTA01600810.aac"&gt;https://www.justice.gov/epstein/files/DataSet%2010/EFTA01600810.aac&lt;/a&gt;</text:p>
          </table:table-cell>
        </table:table-row>
        <table:table-row table:style-name="ro1">
          <table:table-cell office:value-type="string" calcext:value-type="string">
            <text:p>&lt;a href="https://www.justice.gov/epstein/files/DataSet%2010/EFTA01600810.m4a"&gt;https://www.justice.gov/epstein/files/DataSet%2010/EFTA01600810.m4a&lt;/a&gt;</text:p>
          </table:table-cell>
        </table:table-row>
        <table:table-row table:style-name="ro1">
          <table:table-cell office:value-type="string" calcext:value-type="string">
            <text:p>&lt;a href="https://www.justice.gov/epstein/files/DataSet%2010/EFTA01600810.wma"&gt;https://www.justice.gov/epstein/files/DataSet%2010/EFTA01600810.wma&lt;/a&gt;</text:p>
          </table:table-cell>
        </table:table-row>
        <table:table-row table:style-name="ro1">
          <table:table-cell office:value-type="string" calcext:value-type="string">
            <text:p>&lt;a href="https://www.justice.gov/epstein/files/DataSet%2010/EFTA01600810.ogg"&gt;https://www.justice.gov/epstein/files/DataSet%2010/EFTA01600810.ogg&lt;/a&gt;</text:p>
          </table:table-cell>
        </table:table-row>
        <table:table-row table:style-name="ro1">
          <table:table-cell office:value-type="string" calcext:value-type="string">
            <text:p>&lt;a href="https://www.justice.gov/epstein/files/DataSet%2010/EFTA01600810.flac"&gt;https://www.justice.gov/epstein/files/DataSet%2010/EFTA01600810.flac&lt;/a&gt;</text:p>
          </table:table-cell>
        </table:table-row>
        <table:table-row table:style-name="ro1">
          <table:table-cell office:value-type="string" calcext:value-type="string">
            <text:p>&lt;a href="https://www.justice.gov/epstein/files/DataSet%2010/EFTA01600810.aiff"&gt;https://www.justice.gov/epstein/files/DataSet%2010/EFTA01600810.aiff&lt;/a&gt;</text:p>
          </table:table-cell>
        </table:table-row>
        <table:table-row table:style-name="ro1">
          <table:table-cell office:value-type="string" calcext:value-type="string">
            <text:p>&lt;a href="https://www.justice.gov/epstein/files/DataSet%2010/EFTA01600810.mid"&gt;https://www.justice.gov/epstein/files/DataSet%2010/EFTA01600810.mid&lt;/a&gt;</text:p>
          </table:table-cell>
        </table:table-row>
        <table:table-row table:style-name="ro1">
          <table:table-cell office:value-type="string" calcext:value-type="string">
            <text:p>&lt;a href="https://www.justice.gov/epstein/files/DataSet%2010/EFTA01600810.midi"&gt;https://www.justice.gov/epstein/files/DataSet%2010/EFTA01600810.midi&lt;/a&gt;</text:p>
          </table:table-cell>
        </table:table-row>
        <table:table-row table:style-name="ro1">
          <table:table-cell office:value-type="string" calcext:value-type="string">
            <text:p>&lt;a href="https://www.justice.gov/epstein/files/DataSet%2010/EFTA01600810.amr"&gt;https://www.justice.gov/epstein/files/DataSet%2010/EFTA01600810.amr&lt;/a&gt;</text:p>
          </table:table-cell>
        </table:table-row>
        <table:table-row table:style-name="ro1">
          <table:table-cell office:value-type="string" calcext:value-type="string">
            <text:p>&lt;a href="https://www.justice.gov/epstein/files/DataSet%2010/EFTA01600810.ra"&gt;https://www.justice.gov/epstein/files/DataSet%2010/EFTA01600810.ra&lt;/a&gt;</text:p>
          </table:table-cell>
        </table:table-row>
        <table:table-row table:style-name="ro1">
          <table:table-cell office:value-type="string" calcext:value-type="string">
            <text:p>&lt;a href="https://www.justice.gov/epstein/files/DataSet%2010/EFTA01600810.opus"&gt;https://www.justice.gov/epstein/files/DataSet%2010/EFTA01600810.opus&lt;/a&gt;</text:p>
          </table:table-cell>
        </table:table-row>
        <table:table-row table:style-name="ro1">
          <table:table-cell office:value-type="string" calcext:value-type="string">
            <text:p>&lt;a href="https://www.justice.gov/epstein/files/DataSet%2010/EFTA01600810.jpg"&gt;https://www.justice.gov/epstein/files/DataSet%2010/EFTA01600810.jpg&lt;/a&gt;</text:p>
          </table:table-cell>
        </table:table-row>
        <table:table-row table:style-name="ro1">
          <table:table-cell office:value-type="string" calcext:value-type="string">
            <text:p>&lt;a href="https://www.justice.gov/epstein/files/DataSet%2010/EFTA01600810.jpeg"&gt;https://www.justice.gov/epstein/files/DataSet%2010/EFTA01600810.jpeg&lt;/a&gt;</text:p>
          </table:table-cell>
        </table:table-row>
        <table:table-row table:style-name="ro1">
          <table:table-cell office:value-type="string" calcext:value-type="string">
            <text:p>&lt;a href="https://www.justice.gov/epstein/files/DataSet%2010/EFTA01600810.png"&gt;https://www.justice.gov/epstein/files/DataSet%2010/EFTA01600810.png&lt;/a&gt;</text:p>
          </table:table-cell>
        </table:table-row>
        <table:table-row table:style-name="ro1">
          <table:table-cell office:value-type="string" calcext:value-type="string">
            <text:p>&lt;a href="https://www.justice.gov/epstein/files/DataSet%2010/EFTA01600810.gif"&gt;https://www.justice.gov/epstein/files/DataSet%2010/EFTA01600810.gif&lt;/a&gt;</text:p>
          </table:table-cell>
        </table:table-row>
        <table:table-row table:style-name="ro1">
          <table:table-cell office:value-type="string" calcext:value-type="string">
            <text:p>&lt;a href="https://www.justice.gov/epstein/files/DataSet%2010/EFTA01600810.bmp"&gt;https://www.justice.gov/epstein/files/DataSet%2010/EFTA01600810.bmp&lt;/a&gt;</text:p>
          </table:table-cell>
        </table:table-row>
        <table:table-row table:style-name="ro1">
          <table:table-cell office:value-type="string" calcext:value-type="string">
            <text:p>&lt;a href="https://www.justice.gov/epstein/files/DataSet%2010/EFTA01600810.tif"&gt;https://www.justice.gov/epstein/files/DataSet%2010/EFTA01600810.tif&lt;/a&gt;</text:p>
          </table:table-cell>
        </table:table-row>
        <table:table-row table:style-name="ro1">
          <table:table-cell office:value-type="string" calcext:value-type="string">
            <text:p>&lt;a href="https://www.justice.gov/epstein/files/DataSet%2010/EFTA01600810.tiff"&gt;https://www.justice.gov/epstein/files/DataSet%2010/EFTA01600810.tiff&lt;/a&gt;</text:p>
          </table:table-cell>
        </table:table-row>
        <table:table-row table:style-name="ro1">
          <table:table-cell office:value-type="string" calcext:value-type="string">
            <text:p>&lt;a href="https://www.justice.gov/epstein/files/DataSet%2010/EFTA01600810.webp"&gt;https://www.justice.gov/epstein/files/DataSet%2010/EFTA01600810.webp&lt;/a&gt;</text:p>
          </table:table-cell>
        </table:table-row>
        <table:table-row table:style-name="ro1">
          <table:table-cell office:value-type="string" calcext:value-type="string">
            <text:p>&lt;a href="https://www.justice.gov/epstein/files/DataSet%2010/EFTA01600810.heic"&gt;https://www.justice.gov/epstein/files/DataSet%2010/EFTA01600810.heic&lt;/a&gt;</text:p>
          </table:table-cell>
        </table:table-row>
        <table:table-row table:style-name="ro1">
          <table:table-cell office:value-type="string" calcext:value-type="string">
            <text:p>&lt;a href="https://www.justice.gov/epstein/files/DataSet%2010/EFTA01600810.heif"&gt;https://www.justice.gov/epstein/files/DataSet%2010/EFTA01600810.heif&lt;/a&gt;</text:p>
          </table:table-cell>
        </table:table-row>
        <table:table-row table:style-name="ro1">
          <table:table-cell office:value-type="string" calcext:value-type="string">
            <text:p>&lt;a href="https://www.justice.gov/epstein/files/DataSet%2010/EFTA01600810.psd"&gt;https://www.justice.gov/epstein/files/DataSet%2010/EFTA01600810.psd&lt;/a&gt;</text:p>
          </table:table-cell>
        </table:table-row>
        <table:table-row table:style-name="ro1">
          <table:table-cell office:value-type="string" calcext:value-type="string">
            <text:p>&lt;a href="https://www.justice.gov/epstein/files/DataSet%2010/EFTA01600810.eps"&gt;https://www.justice.gov/epstein/files/DataSet%2010/EFTA01600810.eps&lt;/a&gt;</text:p>
          </table:table-cell>
        </table:table-row>
        <table:table-row table:style-name="ro1">
          <table:table-cell office:value-type="string" calcext:value-type="string">
            <text:p>&lt;a href="https://www.justice.gov/epstein/files/DataSet%2010/EFTA01600810.raw"&gt;https://www.justice.gov/epstein/files/DataSet%2010/EFTA01600810.raw&lt;/a&gt;</text:p>
          </table:table-cell>
        </table:table-row>
        <table:table-row table:style-name="ro1">
          <table:table-cell office:value-type="string" calcext:value-type="string">
            <text:p>&lt;a href="https://www.justice.gov/epstein/files/DataSet%2010/EFTA01600810.svg"&gt;https://www.justice.gov/epstein/files/DataSet%2010/EFTA01600810.svg&lt;/a&gt;</text:p>
          </table:table-cell>
        </table:table-row>
        <table:table-row table:style-name="ro1">
          <table:table-cell office:value-type="string" calcext:value-type="string">
            <text:p>&lt;a href="https://www.justice.gov/epstein/files/DataSet%2010/EFTA01600810.pcx"&gt;https://www.justice.gov/epstein/files/DataSet%2010/EFTA01600810.pcx&lt;/a&gt;</text:p>
          </table:table-cell>
        </table:table-row>
        <table:table-row table:style-name="ro1">
          <table:table-cell office:value-type="string" calcext:value-type="string">
            <text:p>&lt;a href="https://www.justice.gov/epstein/files/DataSet%2010/EFTA01600810.doc"&gt;https://www.justice.gov/epstein/files/DataSet%2010/EFTA01600810.doc&lt;/a&gt;</text:p>
          </table:table-cell>
        </table:table-row>
        <table:table-row table:style-name="ro1">
          <table:table-cell office:value-type="string" calcext:value-type="string">
            <text:p>&lt;a href="https://www.justice.gov/epstein/files/DataSet%2010/EFTA01600810.docx"&gt;https://www.justice.gov/epstein/files/DataSet%2010/EFTA01600810.docx&lt;/a&gt;</text:p>
          </table:table-cell>
        </table:table-row>
        <table:table-row table:style-name="ro1">
          <table:table-cell office:value-type="string" calcext:value-type="string">
            <text:p>&lt;a href="https://www.justice.gov/epstein/files/DataSet%2010/EFTA01600810.docm"&gt;https://www.justice.gov/epstein/files/DataSet%2010/EFTA01600810.docm&lt;/a&gt;</text:p>
          </table:table-cell>
        </table:table-row>
        <table:table-row table:style-name="ro1">
          <table:table-cell office:value-type="string" calcext:value-type="string">
            <text:p>&lt;a href="https://www.justice.gov/epstein/files/DataSet%2010/EFTA01600810.rtf"&gt;https://www.justice.gov/epstein/files/DataSet%2010/EFTA01600810.rtf&lt;/a&gt;</text:p>
          </table:table-cell>
        </table:table-row>
        <table:table-row table:style-name="ro1">
          <table:table-cell office:value-type="string" calcext:value-type="string">
            <text:p>&lt;a href="https://www.justice.gov/epstein/files/DataSet%2010/EFTA01600810.odt"&gt;https://www.justice.gov/epstein/files/DataSet%2010/EFTA01600810.odt&lt;/a&gt;</text:p>
          </table:table-cell>
        </table:table-row>
        <table:table-row table:style-name="ro1">
          <table:table-cell office:value-type="string" calcext:value-type="string">
            <text:p>&lt;a href="https://www.justice.gov/epstein/files/DataSet%2010/EFTA01600810.txt"&gt;https://www.justice.gov/epstein/files/DataSet%2010/EFTA01600810.txt&lt;/a&gt;</text:p>
          </table:table-cell>
        </table:table-row>
        <table:table-row table:style-name="ro1">
          <table:table-cell office:value-type="string" calcext:value-type="string">
            <text:p>&lt;a href="https://www.justice.gov/epstein/files/DataSet%2010/EFTA01600810.wps"&gt;https://www.justice.gov/epstein/files/DataSet%2010/EFTA01600810.wps&lt;/a&gt;</text:p>
          </table:table-cell>
        </table:table-row>
        <table:table-row table:style-name="ro1">
          <table:table-cell office:value-type="string" calcext:value-type="string">
            <text:p>&lt;a href="https://www.justice.gov/epstein/files/DataSet%2010/EFTA01600810.dot"&gt;https://www.justice.gov/epstein/files/DataSet%2010/EFTA01600810.dot&lt;/a&gt;</text:p>
          </table:table-cell>
        </table:table-row>
        <table:table-row table:style-name="ro1">
          <table:table-cell office:value-type="string" calcext:value-type="string">
            <text:p>&lt;a href="https://www.justice.gov/epstein/files/DataSet%2010/EFTA01600810.dotx"&gt;https://www.justice.gov/epstein/files/DataSet%2010/EFTA01600810.dotx&lt;/a&gt;</text:p>
          </table:table-cell>
        </table:table-row>
        <table:table-row table:style-name="ro1">
          <table:table-cell office:value-type="string" calcext:value-type="string">
            <text:p>&lt;a href="https://www.justice.gov/epstein/files/DataSet%2010/EFTA01600810.abw"&gt;https://www.justice.gov/epstein/files/DataSet%2010/EFTA01600810.abw&lt;/a&gt;</text:p>
          </table:table-cell>
        </table:table-row>
        <table:table-row table:style-name="ro1">
          <table:table-cell office:value-type="string" calcext:value-type="string">
            <text:p>&lt;a href="https://www.justice.gov/epstein/files/DataSet%2010/EFTA01600810.ppt"&gt;https://www.justice.gov/epstein/files/DataSet%2010/EFTA01600810.ppt&lt;/a&gt;</text:p>
          </table:table-cell>
        </table:table-row>
        <table:table-row table:style-name="ro1">
          <table:table-cell office:value-type="string" calcext:value-type="string">
            <text:p>&lt;a href="https://www.justice.gov/epstein/files/DataSet%2010/EFTA01600810.pptx"&gt;https://www.justice.gov/epstein/files/DataSet%2010/EFTA01600810.pptx&lt;/a&gt;</text:p>
          </table:table-cell>
        </table:table-row>
        <table:table-row table:style-name="ro1">
          <table:table-cell office:value-type="string" calcext:value-type="string">
            <text:p>&lt;a href="https://www.justice.gov/epstein/files/DataSet%2010/EFTA01600810.pptm"&gt;https://www.justice.gov/epstein/files/DataSet%2010/EFTA01600810.pptm&lt;/a&gt;</text:p>
          </table:table-cell>
        </table:table-row>
        <table:table-row table:style-name="ro1">
          <table:table-cell office:value-type="string" calcext:value-type="string">
            <text:p>&lt;a href="https://www.justice.gov/epstein/files/DataSet%2010/EFTA01600810.pps"&gt;https://www.justice.gov/epstein/files/DataSet%2010/EFTA01600810.pps&lt;/a&gt;</text:p>
          </table:table-cell>
        </table:table-row>
        <table:table-row table:style-name="ro1">
          <table:table-cell office:value-type="string" calcext:value-type="string">
            <text:p>&lt;a href="https://www.justice.gov/epstein/files/DataSet%2010/EFTA01600810.ppsx"&gt;https://www.justice.gov/epstein/files/DataSet%2010/EFTA01600810.ppsx&lt;/a&gt;</text:p>
          </table:table-cell>
        </table:table-row>
        <table:table-row table:style-name="ro1">
          <table:table-cell office:value-type="string" calcext:value-type="string">
            <text:p>&lt;a href="https://www.justice.gov/epstein/files/DataSet%2010/EFTA01600810.pot"&gt;https://www.justice.gov/epstein/files/DataSet%2010/EFTA01600810.pot&lt;/a&gt;</text:p>
          </table:table-cell>
        </table:table-row>
        <table:table-row table:style-name="ro1">
          <table:table-cell office:value-type="string" calcext:value-type="string">
            <text:p>&lt;a href="https://www.justice.gov/epstein/files/DataSet%2010/EFTA01600810.potx"&gt;https://www.justice.gov/epstein/files/DataSet%2010/EFTA01600810.potx&lt;/a&gt;</text:p>
          </table:table-cell>
        </table:table-row>
        <table:table-row table:style-name="ro1">
          <table:table-cell office:value-type="string" calcext:value-type="string">
            <text:p>&lt;a href="https://www.justice.gov/epstein/files/DataSet%2010/EFTA01600810.odp"&gt;https://www.justice.gov/epstein/files/DataSet%2010/EFTA01600810.odp&lt;/a&gt;</text:p>
          </table:table-cell>
        </table:table-row>
        <table:table-row table:style-name="ro1">
          <table:table-cell office:value-type="string" calcext:value-type="string">
            <text:p>&lt;a href="https://www.justice.gov/epstein/files/DataSet%2010/EFTA01600810.key"&gt;https://www.justice.gov/epstein/files/DataSet%2010/EFTA01600810.key&lt;/a&gt;</text:p>
          </table:table-cell>
        </table:table-row>
        <table:table-row table:style-name="ro1">
          <table:table-cell office:value-type="string" calcext:value-type="string">
            <text:p>&lt;a href="https://www.justice.gov/epstein/files/DataSet%2010/EFTA01600810.xls"&gt;https://www.justice.gov/epstein/files/DataSet%2010/EFTA01600810.xls&lt;/a&gt;</text:p>
          </table:table-cell>
        </table:table-row>
        <table:table-row table:style-name="ro1">
          <table:table-cell office:value-type="string" calcext:value-type="string">
            <text:p>&lt;a href="https://www.justice.gov/epstein/files/DataSet%2010/EFTA01600810.xlsx"&gt;https://www.justice.gov/epstein/files/DataSet%2010/EFTA01600810.xlsx&lt;/a&gt;</text:p>
          </table:table-cell>
        </table:table-row>
        <table:table-row table:style-name="ro1">
          <table:table-cell office:value-type="string" calcext:value-type="string">
            <text:p>&lt;a href="https://www.justice.gov/epstein/files/DataSet%2010/EFTA01600810.xlsm"&gt;https://www.justice.gov/epstein/files/DataSet%2010/EFTA01600810.xlsm&lt;/a&gt;</text:p>
          </table:table-cell>
        </table:table-row>
        <table:table-row table:style-name="ro1">
          <table:table-cell office:value-type="string" calcext:value-type="string">
            <text:p>&lt;a href="https://www.justice.gov/epstein/files/DataSet%2010/EFTA01600810.xlt"&gt;https://www.justice.gov/epstein/files/DataSet%2010/EFTA01600810.xlt&lt;/a&gt;</text:p>
          </table:table-cell>
        </table:table-row>
        <table:table-row table:style-name="ro1">
          <table:table-cell office:value-type="string" calcext:value-type="string">
            <text:p>&lt;a href="https://www.justice.gov/epstein/files/DataSet%2010/EFTA01600810.xltx"&gt;https://www.justice.gov/epstein/files/DataSet%2010/EFTA01600810.xltx&lt;/a&gt;</text:p>
          </table:table-cell>
        </table:table-row>
        <table:table-row table:style-name="ro1">
          <table:table-cell office:value-type="string" calcext:value-type="string">
            <text:p>&lt;a href="https://www.justice.gov/epstein/files/DataSet%2010/EFTA01600810.ods"&gt;https://www.justice.gov/epstein/files/DataSet%2010/EFTA01600810.ods&lt;/a&gt;</text:p>
          </table:table-cell>
        </table:table-row>
        <table:table-row table:style-name="ro1">
          <table:table-cell office:value-type="string" calcext:value-type="string">
            <text:p>&lt;a href="https://www.justice.gov/epstein/files/DataSet%2010/EFTA01600810.csv"&gt;https://www.justice.gov/epstein/files/DataSet%2010/EFTA01600810.csv&lt;/a&gt;</text:p>
          </table:table-cell>
        </table:table-row>
        <table:table-row table:style-name="ro1">
          <table:table-cell office:value-type="string" calcext:value-type="string">
            <text:p>&lt;a href="https://www.justice.gov/epstein/files/DataSet%2010/EFTA01600810.numbers"&gt;https://www.justice.gov/epstein/files/DataSet%2010/EFTA01600810.numbers&lt;/a&gt;</text:p>
          </table:table-cell>
        </table:table-row>
        <table:table-row table:style-name="ro1">
          <table:table-cell office:value-type="string" calcext:value-type="string">
            <text:p>&lt;a href="https://www.justice.gov/epstein/files/DataSet%2010/EFTA01600810.wks"&gt;https://www.justice.gov/epstein/files/DataSet%2010/EFTA01600810.wks&lt;/a&gt;</text:p>
          </table:table-cell>
        </table:table-row>
        <table:table-row table:style-name="ro1">
          <table:table-cell office:value-type="string" calcext:value-type="string">
            <text:p>&lt;a href="https://www.justice.gov/epstein/files/DataSet%2010/EFTA01600812.avi"&gt;https://www.justice.gov/epstein/files/DataSet%2010/EFTA01600812.avi&lt;/a&gt;</text:p>
          </table:table-cell>
        </table:table-row>
        <table:table-row table:style-name="ro1">
          <table:table-cell office:value-type="string" calcext:value-type="string">
            <text:p>&lt;a href="https://www.justice.gov/epstein/files/DataSet%2010/EFTA01600812.mp4"&gt;https://www.justice.gov/epstein/files/DataSet%2010/EFTA01600812.mp4&lt;/a&gt;</text:p>
          </table:table-cell>
        </table:table-row>
        <table:table-row table:style-name="ro1">
          <table:table-cell office:value-type="string" calcext:value-type="string">
            <text:p>&lt;a href="https://www.justice.gov/epstein/files/DataSet%2010/EFTA01600812.mkv"&gt;https://www.justice.gov/epstein/files/DataSet%2010/EFTA01600812.mkv&lt;/a&gt;</text:p>
          </table:table-cell>
        </table:table-row>
        <table:table-row table:style-name="ro1">
          <table:table-cell office:value-type="string" calcext:value-type="string">
            <text:p>&lt;a href="https://www.justice.gov/epstein/files/DataSet%2010/EFTA01600812.mov"&gt;https://www.justice.gov/epstein/files/DataSet%2010/EFTA01600812.mov&lt;/a&gt;</text:p>
          </table:table-cell>
        </table:table-row>
        <table:table-row table:style-name="ro1">
          <table:table-cell office:value-type="string" calcext:value-type="string">
            <text:p>&lt;a href="https://www.justice.gov/epstein/files/DataSet%2010/EFTA01600812.wmv"&gt;https://www.justice.gov/epstein/files/DataSet%2010/EFTA01600812.wmv&lt;/a&gt;</text:p>
          </table:table-cell>
        </table:table-row>
        <table:table-row table:style-name="ro1">
          <table:table-cell office:value-type="string" calcext:value-type="string">
            <text:p>&lt;a href="https://www.justice.gov/epstein/files/DataSet%2010/EFTA01600812.flv"&gt;https://www.justice.gov/epstein/files/DataSet%2010/EFTA01600812.flv&lt;/a&gt;</text:p>
          </table:table-cell>
        </table:table-row>
        <table:table-row table:style-name="ro1">
          <table:table-cell office:value-type="string" calcext:value-type="string">
            <text:p>&lt;a href="https://www.justice.gov/epstein/files/DataSet%2010/EFTA01600812.webm"&gt;https://www.justice.gov/epstein/files/DataSet%2010/EFTA01600812.webm&lt;/a&gt;</text:p>
          </table:table-cell>
        </table:table-row>
        <table:table-row table:style-name="ro1">
          <table:table-cell office:value-type="string" calcext:value-type="string">
            <text:p>&lt;a href="https://www.justice.gov/epstein/files/DataSet%2010/EFTA01600812.mpg"&gt;https://www.justice.gov/epstein/files/DataSet%2010/EFTA01600812.mpg&lt;/a&gt;</text:p>
          </table:table-cell>
        </table:table-row>
        <table:table-row table:style-name="ro1">
          <table:table-cell office:value-type="string" calcext:value-type="string">
            <text:p>&lt;a href="https://www.justice.gov/epstein/files/DataSet%2010/EFTA01600812.mpeg"&gt;https://www.justice.gov/epstein/files/DataSet%2010/EFTA01600812.mpeg&lt;/a&gt;</text:p>
          </table:table-cell>
        </table:table-row>
        <table:table-row table:style-name="ro1">
          <table:table-cell office:value-type="string" calcext:value-type="string">
            <text:p>&lt;a href="https://www.justice.gov/epstein/files/DataSet%2010/EFTA01600812.m4v"&gt;https://www.justice.gov/epstein/files/DataSet%2010/EFTA01600812.m4v&lt;/a&gt;</text:p>
          </table:table-cell>
        </table:table-row>
        <table:table-row table:style-name="ro1">
          <table:table-cell office:value-type="string" calcext:value-type="string">
            <text:p>&lt;a href="https://www.justice.gov/epstein/files/DataSet%2010/EFTA01600812.ogv"&gt;https://www.justice.gov/epstein/files/DataSet%2010/EFTA01600812.ogv&lt;/a&gt;</text:p>
          </table:table-cell>
        </table:table-row>
        <table:table-row table:style-name="ro1">
          <table:table-cell office:value-type="string" calcext:value-type="string">
            <text:p>&lt;a href="https://www.justice.gov/epstein/files/DataSet%2010/EFTA01600812.vob"&gt;https://www.justice.gov/epstein/files/DataSet%2010/EFTA01600812.vob&lt;/a&gt;</text:p>
          </table:table-cell>
        </table:table-row>
        <table:table-row table:style-name="ro1">
          <table:table-cell office:value-type="string" calcext:value-type="string">
            <text:p>&lt;a href="https://www.justice.gov/epstein/files/DataSet%2010/EFTA01600812.3gp"&gt;https://www.justice.gov/epstein/files/DataSet%2010/EFTA01600812.3gp&lt;/a&gt;</text:p>
          </table:table-cell>
        </table:table-row>
        <table:table-row table:style-name="ro1">
          <table:table-cell office:value-type="string" calcext:value-type="string">
            <text:p>&lt;a href="https://www.justice.gov/epstein/files/DataSet%2010/EFTA01600812.ts"&gt;https://www.justice.gov/epstein/files/DataSet%2010/EFTA01600812.ts&lt;/a&gt;</text:p>
          </table:table-cell>
        </table:table-row>
        <table:table-row table:style-name="ro1">
          <table:table-cell office:value-type="string" calcext:value-type="string">
            <text:p>&lt;a href="https://www.justice.gov/epstein/files/DataSet%2010/EFTA01600812.rm"&gt;https://www.justice.gov/epstein/files/DataSet%2010/EFTA01600812.rm&lt;/a&gt;</text:p>
          </table:table-cell>
        </table:table-row>
        <table:table-row table:style-name="ro1">
          <table:table-cell office:value-type="string" calcext:value-type="string">
            <text:p>&lt;a href="https://www.justice.gov/epstein/files/DataSet%2010/EFTA01600812.asf"&gt;https://www.justice.gov/epstein/files/DataSet%2010/EFTA01600812.asf&lt;/a&gt;</text:p>
          </table:table-cell>
        </table:table-row>
        <table:table-row table:style-name="ro1">
          <table:table-cell office:value-type="string" calcext:value-type="string">
            <text:p>&lt;a href="https://www.justice.gov/epstein/files/DataSet%2010/EFTA01600812.mp3"&gt;https://www.justice.gov/epstein/files/DataSet%2010/EFTA01600812.mp3&lt;/a&gt;</text:p>
          </table:table-cell>
        </table:table-row>
        <table:table-row table:style-name="ro1">
          <table:table-cell office:value-type="string" calcext:value-type="string">
            <text:p>&lt;a href="https://www.justice.gov/epstein/files/DataSet%2010/EFTA01600812.wav"&gt;https://www.justice.gov/epstein/files/DataSet%2010/EFTA01600812.wav&lt;/a&gt;</text:p>
          </table:table-cell>
        </table:table-row>
        <table:table-row table:style-name="ro1">
          <table:table-cell office:value-type="string" calcext:value-type="string">
            <text:p>&lt;a href="https://www.justice.gov/epstein/files/DataSet%2010/EFTA01600812.aac"&gt;https://www.justice.gov/epstein/files/DataSet%2010/EFTA01600812.aac&lt;/a&gt;</text:p>
          </table:table-cell>
        </table:table-row>
        <table:table-row table:style-name="ro1">
          <table:table-cell office:value-type="string" calcext:value-type="string">
            <text:p>&lt;a href="https://www.justice.gov/epstein/files/DataSet%2010/EFTA01600812.m4a"&gt;https://www.justice.gov/epstein/files/DataSet%2010/EFTA01600812.m4a&lt;/a&gt;</text:p>
          </table:table-cell>
        </table:table-row>
        <table:table-row table:style-name="ro1">
          <table:table-cell office:value-type="string" calcext:value-type="string">
            <text:p>&lt;a href="https://www.justice.gov/epstein/files/DataSet%2010/EFTA01600812.wma"&gt;https://www.justice.gov/epstein/files/DataSet%2010/EFTA01600812.wma&lt;/a&gt;</text:p>
          </table:table-cell>
        </table:table-row>
        <table:table-row table:style-name="ro1">
          <table:table-cell office:value-type="string" calcext:value-type="string">
            <text:p>&lt;a href="https://www.justice.gov/epstein/files/DataSet%2010/EFTA01600812.ogg"&gt;https://www.justice.gov/epstein/files/DataSet%2010/EFTA01600812.ogg&lt;/a&gt;</text:p>
          </table:table-cell>
        </table:table-row>
        <table:table-row table:style-name="ro1">
          <table:table-cell office:value-type="string" calcext:value-type="string">
            <text:p>&lt;a href="https://www.justice.gov/epstein/files/DataSet%2010/EFTA01600812.flac"&gt;https://www.justice.gov/epstein/files/DataSet%2010/EFTA01600812.flac&lt;/a&gt;</text:p>
          </table:table-cell>
        </table:table-row>
        <table:table-row table:style-name="ro1">
          <table:table-cell office:value-type="string" calcext:value-type="string">
            <text:p>&lt;a href="https://www.justice.gov/epstein/files/DataSet%2010/EFTA01600812.aiff"&gt;https://www.justice.gov/epstein/files/DataSet%2010/EFTA01600812.aiff&lt;/a&gt;</text:p>
          </table:table-cell>
        </table:table-row>
        <table:table-row table:style-name="ro1">
          <table:table-cell office:value-type="string" calcext:value-type="string">
            <text:p>&lt;a href="https://www.justice.gov/epstein/files/DataSet%2010/EFTA01600812.mid"&gt;https://www.justice.gov/epstein/files/DataSet%2010/EFTA01600812.mid&lt;/a&gt;</text:p>
          </table:table-cell>
        </table:table-row>
        <table:table-row table:style-name="ro1">
          <table:table-cell office:value-type="string" calcext:value-type="string">
            <text:p>&lt;a href="https://www.justice.gov/epstein/files/DataSet%2010/EFTA01600812.midi"&gt;https://www.justice.gov/epstein/files/DataSet%2010/EFTA01600812.midi&lt;/a&gt;</text:p>
          </table:table-cell>
        </table:table-row>
        <table:table-row table:style-name="ro1">
          <table:table-cell office:value-type="string" calcext:value-type="string">
            <text:p>&lt;a href="https://www.justice.gov/epstein/files/DataSet%2010/EFTA01600812.amr"&gt;https://www.justice.gov/epstein/files/DataSet%2010/EFTA01600812.amr&lt;/a&gt;</text:p>
          </table:table-cell>
        </table:table-row>
        <table:table-row table:style-name="ro1">
          <table:table-cell office:value-type="string" calcext:value-type="string">
            <text:p>&lt;a href="https://www.justice.gov/epstein/files/DataSet%2010/EFTA01600812.ra"&gt;https://www.justice.gov/epstein/files/DataSet%2010/EFTA01600812.ra&lt;/a&gt;</text:p>
          </table:table-cell>
        </table:table-row>
        <table:table-row table:style-name="ro1">
          <table:table-cell office:value-type="string" calcext:value-type="string">
            <text:p>&lt;a href="https://www.justice.gov/epstein/files/DataSet%2010/EFTA01600812.opus"&gt;https://www.justice.gov/epstein/files/DataSet%2010/EFTA01600812.opus&lt;/a&gt;</text:p>
          </table:table-cell>
        </table:table-row>
        <table:table-row table:style-name="ro1">
          <table:table-cell office:value-type="string" calcext:value-type="string">
            <text:p>&lt;a href="https://www.justice.gov/epstein/files/DataSet%2010/EFTA01600812.jpg"&gt;https://www.justice.gov/epstein/files/DataSet%2010/EFTA01600812.jpg&lt;/a&gt;</text:p>
          </table:table-cell>
        </table:table-row>
        <table:table-row table:style-name="ro1">
          <table:table-cell office:value-type="string" calcext:value-type="string">
            <text:p>&lt;a href="https://www.justice.gov/epstein/files/DataSet%2010/EFTA01600812.jpeg"&gt;https://www.justice.gov/epstein/files/DataSet%2010/EFTA01600812.jpeg&lt;/a&gt;</text:p>
          </table:table-cell>
        </table:table-row>
        <table:table-row table:style-name="ro1">
          <table:table-cell office:value-type="string" calcext:value-type="string">
            <text:p>&lt;a href="https://www.justice.gov/epstein/files/DataSet%2010/EFTA01600812.png"&gt;https://www.justice.gov/epstein/files/DataSet%2010/EFTA01600812.png&lt;/a&gt;</text:p>
          </table:table-cell>
        </table:table-row>
        <table:table-row table:style-name="ro1">
          <table:table-cell office:value-type="string" calcext:value-type="string">
            <text:p>&lt;a href="https://www.justice.gov/epstein/files/DataSet%2010/EFTA01600812.gif"&gt;https://www.justice.gov/epstein/files/DataSet%2010/EFTA01600812.gif&lt;/a&gt;</text:p>
          </table:table-cell>
        </table:table-row>
        <table:table-row table:style-name="ro1">
          <table:table-cell office:value-type="string" calcext:value-type="string">
            <text:p>&lt;a href="https://www.justice.gov/epstein/files/DataSet%2010/EFTA01600812.bmp"&gt;https://www.justice.gov/epstein/files/DataSet%2010/EFTA01600812.bmp&lt;/a&gt;</text:p>
          </table:table-cell>
        </table:table-row>
        <table:table-row table:style-name="ro1">
          <table:table-cell office:value-type="string" calcext:value-type="string">
            <text:p>&lt;a href="https://www.justice.gov/epstein/files/DataSet%2010/EFTA01600812.tif"&gt;https://www.justice.gov/epstein/files/DataSet%2010/EFTA01600812.tif&lt;/a&gt;</text:p>
          </table:table-cell>
        </table:table-row>
        <table:table-row table:style-name="ro1">
          <table:table-cell office:value-type="string" calcext:value-type="string">
            <text:p>&lt;a href="https://www.justice.gov/epstein/files/DataSet%2010/EFTA01600812.tiff"&gt;https://www.justice.gov/epstein/files/DataSet%2010/EFTA01600812.tiff&lt;/a&gt;</text:p>
          </table:table-cell>
        </table:table-row>
        <table:table-row table:style-name="ro1">
          <table:table-cell office:value-type="string" calcext:value-type="string">
            <text:p>&lt;a href="https://www.justice.gov/epstein/files/DataSet%2010/EFTA01600812.webp"&gt;https://www.justice.gov/epstein/files/DataSet%2010/EFTA01600812.webp&lt;/a&gt;</text:p>
          </table:table-cell>
        </table:table-row>
        <table:table-row table:style-name="ro1">
          <table:table-cell office:value-type="string" calcext:value-type="string">
            <text:p>&lt;a href="https://www.justice.gov/epstein/files/DataSet%2010/EFTA01600812.heic"&gt;https://www.justice.gov/epstein/files/DataSet%2010/EFTA01600812.heic&lt;/a&gt;</text:p>
          </table:table-cell>
        </table:table-row>
        <table:table-row table:style-name="ro1">
          <table:table-cell office:value-type="string" calcext:value-type="string">
            <text:p>&lt;a href="https://www.justice.gov/epstein/files/DataSet%2010/EFTA01600812.heif"&gt;https://www.justice.gov/epstein/files/DataSet%2010/EFTA01600812.heif&lt;/a&gt;</text:p>
          </table:table-cell>
        </table:table-row>
        <table:table-row table:style-name="ro1">
          <table:table-cell office:value-type="string" calcext:value-type="string">
            <text:p>&lt;a href="https://www.justice.gov/epstein/files/DataSet%2010/EFTA01600812.psd"&gt;https://www.justice.gov/epstein/files/DataSet%2010/EFTA01600812.psd&lt;/a&gt;</text:p>
          </table:table-cell>
        </table:table-row>
        <table:table-row table:style-name="ro1">
          <table:table-cell office:value-type="string" calcext:value-type="string">
            <text:p>&lt;a href="https://www.justice.gov/epstein/files/DataSet%2010/EFTA01600812.eps"&gt;https://www.justice.gov/epstein/files/DataSet%2010/EFTA01600812.eps&lt;/a&gt;</text:p>
          </table:table-cell>
        </table:table-row>
        <table:table-row table:style-name="ro1">
          <table:table-cell office:value-type="string" calcext:value-type="string">
            <text:p>&lt;a href="https://www.justice.gov/epstein/files/DataSet%2010/EFTA01600812.raw"&gt;https://www.justice.gov/epstein/files/DataSet%2010/EFTA01600812.raw&lt;/a&gt;</text:p>
          </table:table-cell>
        </table:table-row>
        <table:table-row table:style-name="ro1">
          <table:table-cell office:value-type="string" calcext:value-type="string">
            <text:p>&lt;a href="https://www.justice.gov/epstein/files/DataSet%2010/EFTA01600812.svg"&gt;https://www.justice.gov/epstein/files/DataSet%2010/EFTA01600812.svg&lt;/a&gt;</text:p>
          </table:table-cell>
        </table:table-row>
        <table:table-row table:style-name="ro1">
          <table:table-cell office:value-type="string" calcext:value-type="string">
            <text:p>&lt;a href="https://www.justice.gov/epstein/files/DataSet%2010/EFTA01600812.pcx"&gt;https://www.justice.gov/epstein/files/DataSet%2010/EFTA01600812.pcx&lt;/a&gt;</text:p>
          </table:table-cell>
        </table:table-row>
        <table:table-row table:style-name="ro1">
          <table:table-cell office:value-type="string" calcext:value-type="string">
            <text:p>&lt;a href="https://www.justice.gov/epstein/files/DataSet%2010/EFTA01600812.doc"&gt;https://www.justice.gov/epstein/files/DataSet%2010/EFTA01600812.doc&lt;/a&gt;</text:p>
          </table:table-cell>
        </table:table-row>
        <table:table-row table:style-name="ro1">
          <table:table-cell office:value-type="string" calcext:value-type="string">
            <text:p>&lt;a href="https://www.justice.gov/epstein/files/DataSet%2010/EFTA01600812.docx"&gt;https://www.justice.gov/epstein/files/DataSet%2010/EFTA01600812.docx&lt;/a&gt;</text:p>
          </table:table-cell>
        </table:table-row>
        <table:table-row table:style-name="ro1">
          <table:table-cell office:value-type="string" calcext:value-type="string">
            <text:p>&lt;a href="https://www.justice.gov/epstein/files/DataSet%2010/EFTA01600812.docm"&gt;https://www.justice.gov/epstein/files/DataSet%2010/EFTA01600812.docm&lt;/a&gt;</text:p>
          </table:table-cell>
        </table:table-row>
        <table:table-row table:style-name="ro1">
          <table:table-cell office:value-type="string" calcext:value-type="string">
            <text:p>&lt;a href="https://www.justice.gov/epstein/files/DataSet%2010/EFTA01600812.rtf"&gt;https://www.justice.gov/epstein/files/DataSet%2010/EFTA01600812.rtf&lt;/a&gt;</text:p>
          </table:table-cell>
        </table:table-row>
        <table:table-row table:style-name="ro1">
          <table:table-cell office:value-type="string" calcext:value-type="string">
            <text:p>&lt;a href="https://www.justice.gov/epstein/files/DataSet%2010/EFTA01600812.odt"&gt;https://www.justice.gov/epstein/files/DataSet%2010/EFTA01600812.odt&lt;/a&gt;</text:p>
          </table:table-cell>
        </table:table-row>
        <table:table-row table:style-name="ro1">
          <table:table-cell office:value-type="string" calcext:value-type="string">
            <text:p>&lt;a href="https://www.justice.gov/epstein/files/DataSet%2010/EFTA01600812.txt"&gt;https://www.justice.gov/epstein/files/DataSet%2010/EFTA01600812.txt&lt;/a&gt;</text:p>
          </table:table-cell>
        </table:table-row>
        <table:table-row table:style-name="ro1">
          <table:table-cell office:value-type="string" calcext:value-type="string">
            <text:p>&lt;a href="https://www.justice.gov/epstein/files/DataSet%2010/EFTA01600812.wps"&gt;https://www.justice.gov/epstein/files/DataSet%2010/EFTA01600812.wps&lt;/a&gt;</text:p>
          </table:table-cell>
        </table:table-row>
        <table:table-row table:style-name="ro1">
          <table:table-cell office:value-type="string" calcext:value-type="string">
            <text:p>&lt;a href="https://www.justice.gov/epstein/files/DataSet%2010/EFTA01600812.dot"&gt;https://www.justice.gov/epstein/files/DataSet%2010/EFTA01600812.dot&lt;/a&gt;</text:p>
          </table:table-cell>
        </table:table-row>
        <table:table-row table:style-name="ro1">
          <table:table-cell office:value-type="string" calcext:value-type="string">
            <text:p>&lt;a href="https://www.justice.gov/epstein/files/DataSet%2010/EFTA01600812.dotx"&gt;https://www.justice.gov/epstein/files/DataSet%2010/EFTA01600812.dotx&lt;/a&gt;</text:p>
          </table:table-cell>
        </table:table-row>
        <table:table-row table:style-name="ro1">
          <table:table-cell office:value-type="string" calcext:value-type="string">
            <text:p>&lt;a href="https://www.justice.gov/epstein/files/DataSet%2010/EFTA01600812.abw"&gt;https://www.justice.gov/epstein/files/DataSet%2010/EFTA01600812.abw&lt;/a&gt;</text:p>
          </table:table-cell>
        </table:table-row>
        <table:table-row table:style-name="ro1">
          <table:table-cell office:value-type="string" calcext:value-type="string">
            <text:p>&lt;a href="https://www.justice.gov/epstein/files/DataSet%2010/EFTA01600812.ppt"&gt;https://www.justice.gov/epstein/files/DataSet%2010/EFTA01600812.ppt&lt;/a&gt;</text:p>
          </table:table-cell>
        </table:table-row>
        <table:table-row table:style-name="ro1">
          <table:table-cell office:value-type="string" calcext:value-type="string">
            <text:p>&lt;a href="https://www.justice.gov/epstein/files/DataSet%2010/EFTA01600812.pptx"&gt;https://www.justice.gov/epstein/files/DataSet%2010/EFTA01600812.pptx&lt;/a&gt;</text:p>
          </table:table-cell>
        </table:table-row>
        <table:table-row table:style-name="ro1">
          <table:table-cell office:value-type="string" calcext:value-type="string">
            <text:p>&lt;a href="https://www.justice.gov/epstein/files/DataSet%2010/EFTA01600812.pptm"&gt;https://www.justice.gov/epstein/files/DataSet%2010/EFTA01600812.pptm&lt;/a&gt;</text:p>
          </table:table-cell>
        </table:table-row>
        <table:table-row table:style-name="ro1">
          <table:table-cell office:value-type="string" calcext:value-type="string">
            <text:p>&lt;a href="https://www.justice.gov/epstein/files/DataSet%2010/EFTA01600812.pps"&gt;https://www.justice.gov/epstein/files/DataSet%2010/EFTA01600812.pps&lt;/a&gt;</text:p>
          </table:table-cell>
        </table:table-row>
        <table:table-row table:style-name="ro1">
          <table:table-cell office:value-type="string" calcext:value-type="string">
            <text:p>&lt;a href="https://www.justice.gov/epstein/files/DataSet%2010/EFTA01600812.ppsx"&gt;https://www.justice.gov/epstein/files/DataSet%2010/EFTA01600812.ppsx&lt;/a&gt;</text:p>
          </table:table-cell>
        </table:table-row>
        <table:table-row table:style-name="ro1">
          <table:table-cell office:value-type="string" calcext:value-type="string">
            <text:p>&lt;a href="https://www.justice.gov/epstein/files/DataSet%2010/EFTA01600812.pot"&gt;https://www.justice.gov/epstein/files/DataSet%2010/EFTA01600812.pot&lt;/a&gt;</text:p>
          </table:table-cell>
        </table:table-row>
        <table:table-row table:style-name="ro1">
          <table:table-cell office:value-type="string" calcext:value-type="string">
            <text:p>&lt;a href="https://www.justice.gov/epstein/files/DataSet%2010/EFTA01600812.potx"&gt;https://www.justice.gov/epstein/files/DataSet%2010/EFTA01600812.potx&lt;/a&gt;</text:p>
          </table:table-cell>
        </table:table-row>
        <table:table-row table:style-name="ro1">
          <table:table-cell office:value-type="string" calcext:value-type="string">
            <text:p>&lt;a href="https://www.justice.gov/epstein/files/DataSet%2010/EFTA01600812.odp"&gt;https://www.justice.gov/epstein/files/DataSet%2010/EFTA01600812.odp&lt;/a&gt;</text:p>
          </table:table-cell>
        </table:table-row>
        <table:table-row table:style-name="ro1">
          <table:table-cell office:value-type="string" calcext:value-type="string">
            <text:p>&lt;a href="https://www.justice.gov/epstein/files/DataSet%2010/EFTA01600812.key"&gt;https://www.justice.gov/epstein/files/DataSet%2010/EFTA01600812.key&lt;/a&gt;</text:p>
          </table:table-cell>
        </table:table-row>
        <table:table-row table:style-name="ro1">
          <table:table-cell office:value-type="string" calcext:value-type="string">
            <text:p>&lt;a href="https://www.justice.gov/epstein/files/DataSet%2010/EFTA01600812.xls"&gt;https://www.justice.gov/epstein/files/DataSet%2010/EFTA01600812.xls&lt;/a&gt;</text:p>
          </table:table-cell>
        </table:table-row>
        <table:table-row table:style-name="ro1">
          <table:table-cell office:value-type="string" calcext:value-type="string">
            <text:p>&lt;a href="https://www.justice.gov/epstein/files/DataSet%2010/EFTA01600812.xlsx"&gt;https://www.justice.gov/epstein/files/DataSet%2010/EFTA01600812.xlsx&lt;/a&gt;</text:p>
          </table:table-cell>
        </table:table-row>
        <table:table-row table:style-name="ro1">
          <table:table-cell office:value-type="string" calcext:value-type="string">
            <text:p>&lt;a href="https://www.justice.gov/epstein/files/DataSet%2010/EFTA01600812.xlsm"&gt;https://www.justice.gov/epstein/files/DataSet%2010/EFTA01600812.xlsm&lt;/a&gt;</text:p>
          </table:table-cell>
        </table:table-row>
        <table:table-row table:style-name="ro1">
          <table:table-cell office:value-type="string" calcext:value-type="string">
            <text:p>&lt;a href="https://www.justice.gov/epstein/files/DataSet%2010/EFTA01600812.xlt"&gt;https://www.justice.gov/epstein/files/DataSet%2010/EFTA01600812.xlt&lt;/a&gt;</text:p>
          </table:table-cell>
        </table:table-row>
        <table:table-row table:style-name="ro1">
          <table:table-cell office:value-type="string" calcext:value-type="string">
            <text:p>&lt;a href="https://www.justice.gov/epstein/files/DataSet%2010/EFTA01600812.xltx"&gt;https://www.justice.gov/epstein/files/DataSet%2010/EFTA01600812.xltx&lt;/a&gt;</text:p>
          </table:table-cell>
        </table:table-row>
        <table:table-row table:style-name="ro1">
          <table:table-cell office:value-type="string" calcext:value-type="string">
            <text:p>&lt;a href="https://www.justice.gov/epstein/files/DataSet%2010/EFTA01600812.ods"&gt;https://www.justice.gov/epstein/files/DataSet%2010/EFTA01600812.ods&lt;/a&gt;</text:p>
          </table:table-cell>
        </table:table-row>
        <table:table-row table:style-name="ro1">
          <table:table-cell office:value-type="string" calcext:value-type="string">
            <text:p>&lt;a href="https://www.justice.gov/epstein/files/DataSet%2010/EFTA01600812.csv"&gt;https://www.justice.gov/epstein/files/DataSet%2010/EFTA01600812.csv&lt;/a&gt;</text:p>
          </table:table-cell>
        </table:table-row>
        <table:table-row table:style-name="ro1">
          <table:table-cell office:value-type="string" calcext:value-type="string">
            <text:p>&lt;a href="https://www.justice.gov/epstein/files/DataSet%2010/EFTA01600812.numbers"&gt;https://www.justice.gov/epstein/files/DataSet%2010/EFTA01600812.numbers&lt;/a&gt;</text:p>
          </table:table-cell>
        </table:table-row>
        <table:table-row table:style-name="ro1">
          <table:table-cell office:value-type="string" calcext:value-type="string">
            <text:p>&lt;a href="https://www.justice.gov/epstein/files/DataSet%2010/EFTA01600812.wks"&gt;https://www.justice.gov/epstein/files/DataSet%2010/EFTA01600812.wks&lt;/a&gt;</text:p>
          </table:table-cell>
        </table:table-row>
        <table:table-row table:style-name="ro1">
          <table:table-cell office:value-type="string" calcext:value-type="string">
            <text:p>&lt;a href="https://www.justice.gov/epstein/files/DataSet%2010/EFTA01600813.avi"&gt;https://www.justice.gov/epstein/files/DataSet%2010/EFTA01600813.avi&lt;/a&gt;</text:p>
          </table:table-cell>
        </table:table-row>
        <table:table-row table:style-name="ro1">
          <table:table-cell office:value-type="string" calcext:value-type="string">
            <text:p>&lt;a href="https://www.justice.gov/epstein/files/DataSet%2010/EFTA01600813.mp4"&gt;https://www.justice.gov/epstein/files/DataSet%2010/EFTA01600813.mp4&lt;/a&gt;</text:p>
          </table:table-cell>
        </table:table-row>
        <table:table-row table:style-name="ro1">
          <table:table-cell office:value-type="string" calcext:value-type="string">
            <text:p>&lt;a href="https://www.justice.gov/epstein/files/DataSet%2010/EFTA01600813.mkv"&gt;https://www.justice.gov/epstein/files/DataSet%2010/EFTA01600813.mkv&lt;/a&gt;</text:p>
          </table:table-cell>
        </table:table-row>
        <table:table-row table:style-name="ro1">
          <table:table-cell office:value-type="string" calcext:value-type="string">
            <text:p>&lt;a href="https://www.justice.gov/epstein/files/DataSet%2010/EFTA01600813.mov"&gt;https://www.justice.gov/epstein/files/DataSet%2010/EFTA01600813.mov&lt;/a&gt;</text:p>
          </table:table-cell>
        </table:table-row>
        <table:table-row table:style-name="ro1">
          <table:table-cell office:value-type="string" calcext:value-type="string">
            <text:p>&lt;a href="https://www.justice.gov/epstein/files/DataSet%2010/EFTA01600813.wmv"&gt;https://www.justice.gov/epstein/files/DataSet%2010/EFTA01600813.wmv&lt;/a&gt;</text:p>
          </table:table-cell>
        </table:table-row>
        <table:table-row table:style-name="ro1">
          <table:table-cell office:value-type="string" calcext:value-type="string">
            <text:p>&lt;a href="https://www.justice.gov/epstein/files/DataSet%2010/EFTA01600813.flv"&gt;https://www.justice.gov/epstein/files/DataSet%2010/EFTA01600813.flv&lt;/a&gt;</text:p>
          </table:table-cell>
        </table:table-row>
        <table:table-row table:style-name="ro1">
          <table:table-cell office:value-type="string" calcext:value-type="string">
            <text:p>&lt;a href="https://www.justice.gov/epstein/files/DataSet%2010/EFTA01600813.webm"&gt;https://www.justice.gov/epstein/files/DataSet%2010/EFTA01600813.webm&lt;/a&gt;</text:p>
          </table:table-cell>
        </table:table-row>
        <table:table-row table:style-name="ro1">
          <table:table-cell office:value-type="string" calcext:value-type="string">
            <text:p>&lt;a href="https://www.justice.gov/epstein/files/DataSet%2010/EFTA01600813.mpg"&gt;https://www.justice.gov/epstein/files/DataSet%2010/EFTA01600813.mpg&lt;/a&gt;</text:p>
          </table:table-cell>
        </table:table-row>
        <table:table-row table:style-name="ro1">
          <table:table-cell office:value-type="string" calcext:value-type="string">
            <text:p>&lt;a href="https://www.justice.gov/epstein/files/DataSet%2010/EFTA01600813.mpeg"&gt;https://www.justice.gov/epstein/files/DataSet%2010/EFTA01600813.mpeg&lt;/a&gt;</text:p>
          </table:table-cell>
        </table:table-row>
        <table:table-row table:style-name="ro1">
          <table:table-cell office:value-type="string" calcext:value-type="string">
            <text:p>&lt;a href="https://www.justice.gov/epstein/files/DataSet%2010/EFTA01600813.m4v"&gt;https://www.justice.gov/epstein/files/DataSet%2010/EFTA01600813.m4v&lt;/a&gt;</text:p>
          </table:table-cell>
        </table:table-row>
        <table:table-row table:style-name="ro1">
          <table:table-cell office:value-type="string" calcext:value-type="string">
            <text:p>&lt;a href="https://www.justice.gov/epstein/files/DataSet%2010/EFTA01600813.ogv"&gt;https://www.justice.gov/epstein/files/DataSet%2010/EFTA01600813.ogv&lt;/a&gt;</text:p>
          </table:table-cell>
        </table:table-row>
        <table:table-row table:style-name="ro1">
          <table:table-cell office:value-type="string" calcext:value-type="string">
            <text:p>&lt;a href="https://www.justice.gov/epstein/files/DataSet%2010/EFTA01600813.vob"&gt;https://www.justice.gov/epstein/files/DataSet%2010/EFTA01600813.vob&lt;/a&gt;</text:p>
          </table:table-cell>
        </table:table-row>
        <table:table-row table:style-name="ro1">
          <table:table-cell office:value-type="string" calcext:value-type="string">
            <text:p>&lt;a href="https://www.justice.gov/epstein/files/DataSet%2010/EFTA01600813.3gp"&gt;https://www.justice.gov/epstein/files/DataSet%2010/EFTA01600813.3gp&lt;/a&gt;</text:p>
          </table:table-cell>
        </table:table-row>
        <table:table-row table:style-name="ro1">
          <table:table-cell office:value-type="string" calcext:value-type="string">
            <text:p>&lt;a href="https://www.justice.gov/epstein/files/DataSet%2010/EFTA01600813.ts"&gt;https://www.justice.gov/epstein/files/DataSet%2010/EFTA01600813.ts&lt;/a&gt;</text:p>
          </table:table-cell>
        </table:table-row>
        <table:table-row table:style-name="ro1">
          <table:table-cell office:value-type="string" calcext:value-type="string">
            <text:p>&lt;a href="https://www.justice.gov/epstein/files/DataSet%2010/EFTA01600813.rm"&gt;https://www.justice.gov/epstein/files/DataSet%2010/EFTA01600813.rm&lt;/a&gt;</text:p>
          </table:table-cell>
        </table:table-row>
        <table:table-row table:style-name="ro1">
          <table:table-cell office:value-type="string" calcext:value-type="string">
            <text:p>&lt;a href="https://www.justice.gov/epstein/files/DataSet%2010/EFTA01600813.asf"&gt;https://www.justice.gov/epstein/files/DataSet%2010/EFTA01600813.asf&lt;/a&gt;</text:p>
          </table:table-cell>
        </table:table-row>
        <table:table-row table:style-name="ro1">
          <table:table-cell office:value-type="string" calcext:value-type="string">
            <text:p>&lt;a href="https://www.justice.gov/epstein/files/DataSet%2010/EFTA01600813.mp3"&gt;https://www.justice.gov/epstein/files/DataSet%2010/EFTA01600813.mp3&lt;/a&gt;</text:p>
          </table:table-cell>
        </table:table-row>
        <table:table-row table:style-name="ro1">
          <table:table-cell office:value-type="string" calcext:value-type="string">
            <text:p>&lt;a href="https://www.justice.gov/epstein/files/DataSet%2010/EFTA01600813.wav"&gt;https://www.justice.gov/epstein/files/DataSet%2010/EFTA01600813.wav&lt;/a&gt;</text:p>
          </table:table-cell>
        </table:table-row>
        <table:table-row table:style-name="ro1">
          <table:table-cell office:value-type="string" calcext:value-type="string">
            <text:p>&lt;a href="https://www.justice.gov/epstein/files/DataSet%2010/EFTA01600813.aac"&gt;https://www.justice.gov/epstein/files/DataSet%2010/EFTA01600813.aac&lt;/a&gt;</text:p>
          </table:table-cell>
        </table:table-row>
        <table:table-row table:style-name="ro1">
          <table:table-cell office:value-type="string" calcext:value-type="string">
            <text:p>&lt;a href="https://www.justice.gov/epstein/files/DataSet%2010/EFTA01600813.m4a"&gt;https://www.justice.gov/epstein/files/DataSet%2010/EFTA01600813.m4a&lt;/a&gt;</text:p>
          </table:table-cell>
        </table:table-row>
        <table:table-row table:style-name="ro1">
          <table:table-cell office:value-type="string" calcext:value-type="string">
            <text:p>&lt;a href="https://www.justice.gov/epstein/files/DataSet%2010/EFTA01600813.wma"&gt;https://www.justice.gov/epstein/files/DataSet%2010/EFTA01600813.wma&lt;/a&gt;</text:p>
          </table:table-cell>
        </table:table-row>
        <table:table-row table:style-name="ro1">
          <table:table-cell office:value-type="string" calcext:value-type="string">
            <text:p>&lt;a href="https://www.justice.gov/epstein/files/DataSet%2010/EFTA01600813.ogg"&gt;https://www.justice.gov/epstein/files/DataSet%2010/EFTA01600813.ogg&lt;/a&gt;</text:p>
          </table:table-cell>
        </table:table-row>
        <table:table-row table:style-name="ro1">
          <table:table-cell office:value-type="string" calcext:value-type="string">
            <text:p>&lt;a href="https://www.justice.gov/epstein/files/DataSet%2010/EFTA01600813.flac"&gt;https://www.justice.gov/epstein/files/DataSet%2010/EFTA01600813.flac&lt;/a&gt;</text:p>
          </table:table-cell>
        </table:table-row>
        <table:table-row table:style-name="ro1">
          <table:table-cell office:value-type="string" calcext:value-type="string">
            <text:p>&lt;a href="https://www.justice.gov/epstein/files/DataSet%2010/EFTA01600813.aiff"&gt;https://www.justice.gov/epstein/files/DataSet%2010/EFTA01600813.aiff&lt;/a&gt;</text:p>
          </table:table-cell>
        </table:table-row>
        <table:table-row table:style-name="ro1">
          <table:table-cell office:value-type="string" calcext:value-type="string">
            <text:p>&lt;a href="https://www.justice.gov/epstein/files/DataSet%2010/EFTA01600813.mid"&gt;https://www.justice.gov/epstein/files/DataSet%2010/EFTA01600813.mid&lt;/a&gt;</text:p>
          </table:table-cell>
        </table:table-row>
        <table:table-row table:style-name="ro1">
          <table:table-cell office:value-type="string" calcext:value-type="string">
            <text:p>&lt;a href="https://www.justice.gov/epstein/files/DataSet%2010/EFTA01600813.midi"&gt;https://www.justice.gov/epstein/files/DataSet%2010/EFTA01600813.midi&lt;/a&gt;</text:p>
          </table:table-cell>
        </table:table-row>
        <table:table-row table:style-name="ro1">
          <table:table-cell office:value-type="string" calcext:value-type="string">
            <text:p>&lt;a href="https://www.justice.gov/epstein/files/DataSet%2010/EFTA01600813.amr"&gt;https://www.justice.gov/epstein/files/DataSet%2010/EFTA01600813.amr&lt;/a&gt;</text:p>
          </table:table-cell>
        </table:table-row>
        <table:table-row table:style-name="ro1">
          <table:table-cell office:value-type="string" calcext:value-type="string">
            <text:p>&lt;a href="https://www.justice.gov/epstein/files/DataSet%2010/EFTA01600813.ra"&gt;https://www.justice.gov/epstein/files/DataSet%2010/EFTA01600813.ra&lt;/a&gt;</text:p>
          </table:table-cell>
        </table:table-row>
        <table:table-row table:style-name="ro1">
          <table:table-cell office:value-type="string" calcext:value-type="string">
            <text:p>&lt;a href="https://www.justice.gov/epstein/files/DataSet%2010/EFTA01600813.opus"&gt;https://www.justice.gov/epstein/files/DataSet%2010/EFTA01600813.opus&lt;/a&gt;</text:p>
          </table:table-cell>
        </table:table-row>
        <table:table-row table:style-name="ro1">
          <table:table-cell office:value-type="string" calcext:value-type="string">
            <text:p>&lt;a href="https://www.justice.gov/epstein/files/DataSet%2010/EFTA01600813.jpg"&gt;https://www.justice.gov/epstein/files/DataSet%2010/EFTA01600813.jpg&lt;/a&gt;</text:p>
          </table:table-cell>
        </table:table-row>
        <table:table-row table:style-name="ro1">
          <table:table-cell office:value-type="string" calcext:value-type="string">
            <text:p>&lt;a href="https://www.justice.gov/epstein/files/DataSet%2010/EFTA01600813.jpeg"&gt;https://www.justice.gov/epstein/files/DataSet%2010/EFTA01600813.jpeg&lt;/a&gt;</text:p>
          </table:table-cell>
        </table:table-row>
        <table:table-row table:style-name="ro1">
          <table:table-cell office:value-type="string" calcext:value-type="string">
            <text:p>&lt;a href="https://www.justice.gov/epstein/files/DataSet%2010/EFTA01600813.png"&gt;https://www.justice.gov/epstein/files/DataSet%2010/EFTA01600813.png&lt;/a&gt;</text:p>
          </table:table-cell>
        </table:table-row>
        <table:table-row table:style-name="ro1">
          <table:table-cell office:value-type="string" calcext:value-type="string">
            <text:p>&lt;a href="https://www.justice.gov/epstein/files/DataSet%2010/EFTA01600813.gif"&gt;https://www.justice.gov/epstein/files/DataSet%2010/EFTA01600813.gif&lt;/a&gt;</text:p>
          </table:table-cell>
        </table:table-row>
        <table:table-row table:style-name="ro1">
          <table:table-cell office:value-type="string" calcext:value-type="string">
            <text:p>&lt;a href="https://www.justice.gov/epstein/files/DataSet%2010/EFTA01600813.bmp"&gt;https://www.justice.gov/epstein/files/DataSet%2010/EFTA01600813.bmp&lt;/a&gt;</text:p>
          </table:table-cell>
        </table:table-row>
        <table:table-row table:style-name="ro1">
          <table:table-cell office:value-type="string" calcext:value-type="string">
            <text:p>&lt;a href="https://www.justice.gov/epstein/files/DataSet%2010/EFTA01600813.tif"&gt;https://www.justice.gov/epstein/files/DataSet%2010/EFTA01600813.tif&lt;/a&gt;</text:p>
          </table:table-cell>
        </table:table-row>
        <table:table-row table:style-name="ro1">
          <table:table-cell office:value-type="string" calcext:value-type="string">
            <text:p>&lt;a href="https://www.justice.gov/epstein/files/DataSet%2010/EFTA01600813.tiff"&gt;https://www.justice.gov/epstein/files/DataSet%2010/EFTA01600813.tiff&lt;/a&gt;</text:p>
          </table:table-cell>
        </table:table-row>
        <table:table-row table:style-name="ro1">
          <table:table-cell office:value-type="string" calcext:value-type="string">
            <text:p>&lt;a href="https://www.justice.gov/epstein/files/DataSet%2010/EFTA01600813.webp"&gt;https://www.justice.gov/epstein/files/DataSet%2010/EFTA01600813.webp&lt;/a&gt;</text:p>
          </table:table-cell>
        </table:table-row>
        <table:table-row table:style-name="ro1">
          <table:table-cell office:value-type="string" calcext:value-type="string">
            <text:p>&lt;a href="https://www.justice.gov/epstein/files/DataSet%2010/EFTA01600813.heic"&gt;https://www.justice.gov/epstein/files/DataSet%2010/EFTA01600813.heic&lt;/a&gt;</text:p>
          </table:table-cell>
        </table:table-row>
        <table:table-row table:style-name="ro1">
          <table:table-cell office:value-type="string" calcext:value-type="string">
            <text:p>&lt;a href="https://www.justice.gov/epstein/files/DataSet%2010/EFTA01600813.heif"&gt;https://www.justice.gov/epstein/files/DataSet%2010/EFTA01600813.heif&lt;/a&gt;</text:p>
          </table:table-cell>
        </table:table-row>
        <table:table-row table:style-name="ro1">
          <table:table-cell office:value-type="string" calcext:value-type="string">
            <text:p>&lt;a href="https://www.justice.gov/epstein/files/DataSet%2010/EFTA01600813.psd"&gt;https://www.justice.gov/epstein/files/DataSet%2010/EFTA01600813.psd&lt;/a&gt;</text:p>
          </table:table-cell>
        </table:table-row>
        <table:table-row table:style-name="ro1">
          <table:table-cell office:value-type="string" calcext:value-type="string">
            <text:p>&lt;a href="https://www.justice.gov/epstein/files/DataSet%2010/EFTA01600813.eps"&gt;https://www.justice.gov/epstein/files/DataSet%2010/EFTA01600813.eps&lt;/a&gt;</text:p>
          </table:table-cell>
        </table:table-row>
        <table:table-row table:style-name="ro1">
          <table:table-cell office:value-type="string" calcext:value-type="string">
            <text:p>&lt;a href="https://www.justice.gov/epstein/files/DataSet%2010/EFTA01600813.raw"&gt;https://www.justice.gov/epstein/files/DataSet%2010/EFTA01600813.raw&lt;/a&gt;</text:p>
          </table:table-cell>
        </table:table-row>
        <table:table-row table:style-name="ro1">
          <table:table-cell office:value-type="string" calcext:value-type="string">
            <text:p>&lt;a href="https://www.justice.gov/epstein/files/DataSet%2010/EFTA01600813.svg"&gt;https://www.justice.gov/epstein/files/DataSet%2010/EFTA01600813.svg&lt;/a&gt;</text:p>
          </table:table-cell>
        </table:table-row>
        <table:table-row table:style-name="ro1">
          <table:table-cell office:value-type="string" calcext:value-type="string">
            <text:p>&lt;a href="https://www.justice.gov/epstein/files/DataSet%2010/EFTA01600813.pcx"&gt;https://www.justice.gov/epstein/files/DataSet%2010/EFTA01600813.pcx&lt;/a&gt;</text:p>
          </table:table-cell>
        </table:table-row>
        <table:table-row table:style-name="ro1">
          <table:table-cell office:value-type="string" calcext:value-type="string">
            <text:p>&lt;a href="https://www.justice.gov/epstein/files/DataSet%2010/EFTA01600813.doc"&gt;https://www.justice.gov/epstein/files/DataSet%2010/EFTA01600813.doc&lt;/a&gt;</text:p>
          </table:table-cell>
        </table:table-row>
        <table:table-row table:style-name="ro1">
          <table:table-cell office:value-type="string" calcext:value-type="string">
            <text:p>&lt;a href="https://www.justice.gov/epstein/files/DataSet%2010/EFTA01600813.docx"&gt;https://www.justice.gov/epstein/files/DataSet%2010/EFTA01600813.docx&lt;/a&gt;</text:p>
          </table:table-cell>
        </table:table-row>
        <table:table-row table:style-name="ro1">
          <table:table-cell office:value-type="string" calcext:value-type="string">
            <text:p>&lt;a href="https://www.justice.gov/epstein/files/DataSet%2010/EFTA01600813.docm"&gt;https://www.justice.gov/epstein/files/DataSet%2010/EFTA01600813.docm&lt;/a&gt;</text:p>
          </table:table-cell>
        </table:table-row>
        <table:table-row table:style-name="ro1">
          <table:table-cell office:value-type="string" calcext:value-type="string">
            <text:p>&lt;a href="https://www.justice.gov/epstein/files/DataSet%2010/EFTA01600813.rtf"&gt;https://www.justice.gov/epstein/files/DataSet%2010/EFTA01600813.rtf&lt;/a&gt;</text:p>
          </table:table-cell>
        </table:table-row>
        <table:table-row table:style-name="ro1">
          <table:table-cell office:value-type="string" calcext:value-type="string">
            <text:p>&lt;a href="https://www.justice.gov/epstein/files/DataSet%2010/EFTA01600813.odt"&gt;https://www.justice.gov/epstein/files/DataSet%2010/EFTA01600813.odt&lt;/a&gt;</text:p>
          </table:table-cell>
        </table:table-row>
        <table:table-row table:style-name="ro1">
          <table:table-cell office:value-type="string" calcext:value-type="string">
            <text:p>&lt;a href="https://www.justice.gov/epstein/files/DataSet%2010/EFTA01600813.txt"&gt;https://www.justice.gov/epstein/files/DataSet%2010/EFTA01600813.txt&lt;/a&gt;</text:p>
          </table:table-cell>
        </table:table-row>
        <table:table-row table:style-name="ro1">
          <table:table-cell office:value-type="string" calcext:value-type="string">
            <text:p>&lt;a href="https://www.justice.gov/epstein/files/DataSet%2010/EFTA01600813.wps"&gt;https://www.justice.gov/epstein/files/DataSet%2010/EFTA01600813.wps&lt;/a&gt;</text:p>
          </table:table-cell>
        </table:table-row>
        <table:table-row table:style-name="ro1">
          <table:table-cell office:value-type="string" calcext:value-type="string">
            <text:p>&lt;a href="https://www.justice.gov/epstein/files/DataSet%2010/EFTA01600813.dot"&gt;https://www.justice.gov/epstein/files/DataSet%2010/EFTA01600813.dot&lt;/a&gt;</text:p>
          </table:table-cell>
        </table:table-row>
        <table:table-row table:style-name="ro1">
          <table:table-cell office:value-type="string" calcext:value-type="string">
            <text:p>&lt;a href="https://www.justice.gov/epstein/files/DataSet%2010/EFTA01600813.dotx"&gt;https://www.justice.gov/epstein/files/DataSet%2010/EFTA01600813.dotx&lt;/a&gt;</text:p>
          </table:table-cell>
        </table:table-row>
        <table:table-row table:style-name="ro1">
          <table:table-cell office:value-type="string" calcext:value-type="string">
            <text:p>&lt;a href="https://www.justice.gov/epstein/files/DataSet%2010/EFTA01600813.abw"&gt;https://www.justice.gov/epstein/files/DataSet%2010/EFTA01600813.abw&lt;/a&gt;</text:p>
          </table:table-cell>
        </table:table-row>
        <table:table-row table:style-name="ro1">
          <table:table-cell office:value-type="string" calcext:value-type="string">
            <text:p>&lt;a href="https://www.justice.gov/epstein/files/DataSet%2010/EFTA01600813.ppt"&gt;https://www.justice.gov/epstein/files/DataSet%2010/EFTA01600813.ppt&lt;/a&gt;</text:p>
          </table:table-cell>
        </table:table-row>
        <table:table-row table:style-name="ro1">
          <table:table-cell office:value-type="string" calcext:value-type="string">
            <text:p>&lt;a href="https://www.justice.gov/epstein/files/DataSet%2010/EFTA01600813.pptx"&gt;https://www.justice.gov/epstein/files/DataSet%2010/EFTA01600813.pptx&lt;/a&gt;</text:p>
          </table:table-cell>
        </table:table-row>
        <table:table-row table:style-name="ro1">
          <table:table-cell office:value-type="string" calcext:value-type="string">
            <text:p>&lt;a href="https://www.justice.gov/epstein/files/DataSet%2010/EFTA01600813.pptm"&gt;https://www.justice.gov/epstein/files/DataSet%2010/EFTA01600813.pptm&lt;/a&gt;</text:p>
          </table:table-cell>
        </table:table-row>
        <table:table-row table:style-name="ro1">
          <table:table-cell office:value-type="string" calcext:value-type="string">
            <text:p>&lt;a href="https://www.justice.gov/epstein/files/DataSet%2010/EFTA01600813.pps"&gt;https://www.justice.gov/epstein/files/DataSet%2010/EFTA01600813.pps&lt;/a&gt;</text:p>
          </table:table-cell>
        </table:table-row>
        <table:table-row table:style-name="ro1">
          <table:table-cell office:value-type="string" calcext:value-type="string">
            <text:p>&lt;a href="https://www.justice.gov/epstein/files/DataSet%2010/EFTA01600813.ppsx"&gt;https://www.justice.gov/epstein/files/DataSet%2010/EFTA01600813.ppsx&lt;/a&gt;</text:p>
          </table:table-cell>
        </table:table-row>
        <table:table-row table:style-name="ro1">
          <table:table-cell office:value-type="string" calcext:value-type="string">
            <text:p>&lt;a href="https://www.justice.gov/epstein/files/DataSet%2010/EFTA01600813.pot"&gt;https://www.justice.gov/epstein/files/DataSet%2010/EFTA01600813.pot&lt;/a&gt;</text:p>
          </table:table-cell>
        </table:table-row>
        <table:table-row table:style-name="ro1">
          <table:table-cell office:value-type="string" calcext:value-type="string">
            <text:p>&lt;a href="https://www.justice.gov/epstein/files/DataSet%2010/EFTA01600813.potx"&gt;https://www.justice.gov/epstein/files/DataSet%2010/EFTA01600813.potx&lt;/a&gt;</text:p>
          </table:table-cell>
        </table:table-row>
        <table:table-row table:style-name="ro1">
          <table:table-cell office:value-type="string" calcext:value-type="string">
            <text:p>&lt;a href="https://www.justice.gov/epstein/files/DataSet%2010/EFTA01600813.odp"&gt;https://www.justice.gov/epstein/files/DataSet%2010/EFTA01600813.odp&lt;/a&gt;</text:p>
          </table:table-cell>
        </table:table-row>
        <table:table-row table:style-name="ro1">
          <table:table-cell office:value-type="string" calcext:value-type="string">
            <text:p>&lt;a href="https://www.justice.gov/epstein/files/DataSet%2010/EFTA01600813.key"&gt;https://www.justice.gov/epstein/files/DataSet%2010/EFTA01600813.key&lt;/a&gt;</text:p>
          </table:table-cell>
        </table:table-row>
        <table:table-row table:style-name="ro1">
          <table:table-cell office:value-type="string" calcext:value-type="string">
            <text:p>&lt;a href="https://www.justice.gov/epstein/files/DataSet%2010/EFTA01600813.xls"&gt;https://www.justice.gov/epstein/files/DataSet%2010/EFTA01600813.xls&lt;/a&gt;</text:p>
          </table:table-cell>
        </table:table-row>
        <table:table-row table:style-name="ro1">
          <table:table-cell office:value-type="string" calcext:value-type="string">
            <text:p>&lt;a href="https://www.justice.gov/epstein/files/DataSet%2010/EFTA01600813.xlsx"&gt;https://www.justice.gov/epstein/files/DataSet%2010/EFTA01600813.xlsx&lt;/a&gt;</text:p>
          </table:table-cell>
        </table:table-row>
        <table:table-row table:style-name="ro1">
          <table:table-cell office:value-type="string" calcext:value-type="string">
            <text:p>&lt;a href="https://www.justice.gov/epstein/files/DataSet%2010/EFTA01600813.xlsm"&gt;https://www.justice.gov/epstein/files/DataSet%2010/EFTA01600813.xlsm&lt;/a&gt;</text:p>
          </table:table-cell>
        </table:table-row>
        <table:table-row table:style-name="ro1">
          <table:table-cell office:value-type="string" calcext:value-type="string">
            <text:p>&lt;a href="https://www.justice.gov/epstein/files/DataSet%2010/EFTA01600813.xlt"&gt;https://www.justice.gov/epstein/files/DataSet%2010/EFTA01600813.xlt&lt;/a&gt;</text:p>
          </table:table-cell>
        </table:table-row>
        <table:table-row table:style-name="ro1">
          <table:table-cell office:value-type="string" calcext:value-type="string">
            <text:p>&lt;a href="https://www.justice.gov/epstein/files/DataSet%2010/EFTA01600813.xltx"&gt;https://www.justice.gov/epstein/files/DataSet%2010/EFTA01600813.xltx&lt;/a&gt;</text:p>
          </table:table-cell>
        </table:table-row>
        <table:table-row table:style-name="ro1">
          <table:table-cell office:value-type="string" calcext:value-type="string">
            <text:p>&lt;a href="https://www.justice.gov/epstein/files/DataSet%2010/EFTA01600813.ods"&gt;https://www.justice.gov/epstein/files/DataSet%2010/EFTA01600813.ods&lt;/a&gt;</text:p>
          </table:table-cell>
        </table:table-row>
        <table:table-row table:style-name="ro1">
          <table:table-cell office:value-type="string" calcext:value-type="string">
            <text:p>&lt;a href="https://www.justice.gov/epstein/files/DataSet%2010/EFTA01600813.csv"&gt;https://www.justice.gov/epstein/files/DataSet%2010/EFTA01600813.csv&lt;/a&gt;</text:p>
          </table:table-cell>
        </table:table-row>
        <table:table-row table:style-name="ro1">
          <table:table-cell office:value-type="string" calcext:value-type="string">
            <text:p>&lt;a href="https://www.justice.gov/epstein/files/DataSet%2010/EFTA01600813.numbers"&gt;https://www.justice.gov/epstein/files/DataSet%2010/EFTA01600813.numbers&lt;/a&gt;</text:p>
          </table:table-cell>
        </table:table-row>
        <table:table-row table:style-name="ro1">
          <table:table-cell office:value-type="string" calcext:value-type="string">
            <text:p>&lt;a href="https://www.justice.gov/epstein/files/DataSet%2010/EFTA01600813.wks"&gt;https://www.justice.gov/epstein/files/DataSet%2010/EFTA01600813.wks&lt;/a&gt;</text:p>
          </table:table-cell>
        </table:table-row>
        <table:table-row table:style-name="ro1">
          <table:table-cell office:value-type="string" calcext:value-type="string">
            <text:p>&lt;a href="https://www.justice.gov/epstein/files/DataSet%2010/EFTA01600814.avi"&gt;https://www.justice.gov/epstein/files/DataSet%2010/EFTA01600814.avi&lt;/a&gt;</text:p>
          </table:table-cell>
        </table:table-row>
        <table:table-row table:style-name="ro1">
          <table:table-cell office:value-type="string" calcext:value-type="string">
            <text:p>&lt;a href="https://www.justice.gov/epstein/files/DataSet%2010/EFTA01600814.mp4"&gt;https://www.justice.gov/epstein/files/DataSet%2010/EFTA01600814.mp4&lt;/a&gt;</text:p>
          </table:table-cell>
        </table:table-row>
        <table:table-row table:style-name="ro1">
          <table:table-cell office:value-type="string" calcext:value-type="string">
            <text:p>&lt;a href="https://www.justice.gov/epstein/files/DataSet%2010/EFTA01600814.mkv"&gt;https://www.justice.gov/epstein/files/DataSet%2010/EFTA01600814.mkv&lt;/a&gt;</text:p>
          </table:table-cell>
        </table:table-row>
        <table:table-row table:style-name="ro1">
          <table:table-cell office:value-type="string" calcext:value-type="string">
            <text:p>&lt;a href="https://www.justice.gov/epstein/files/DataSet%2010/EFTA01600814.mov"&gt;https://www.justice.gov/epstein/files/DataSet%2010/EFTA01600814.mov&lt;/a&gt;</text:p>
          </table:table-cell>
        </table:table-row>
        <table:table-row table:style-name="ro1">
          <table:table-cell office:value-type="string" calcext:value-type="string">
            <text:p>&lt;a href="https://www.justice.gov/epstein/files/DataSet%2010/EFTA01600814.wmv"&gt;https://www.justice.gov/epstein/files/DataSet%2010/EFTA01600814.wmv&lt;/a&gt;</text:p>
          </table:table-cell>
        </table:table-row>
        <table:table-row table:style-name="ro1">
          <table:table-cell office:value-type="string" calcext:value-type="string">
            <text:p>&lt;a href="https://www.justice.gov/epstein/files/DataSet%2010/EFTA01600814.flv"&gt;https://www.justice.gov/epstein/files/DataSet%2010/EFTA01600814.flv&lt;/a&gt;</text:p>
          </table:table-cell>
        </table:table-row>
        <table:table-row table:style-name="ro1">
          <table:table-cell office:value-type="string" calcext:value-type="string">
            <text:p>&lt;a href="https://www.justice.gov/epstein/files/DataSet%2010/EFTA01600814.webm"&gt;https://www.justice.gov/epstein/files/DataSet%2010/EFTA01600814.webm&lt;/a&gt;</text:p>
          </table:table-cell>
        </table:table-row>
        <table:table-row table:style-name="ro1">
          <table:table-cell office:value-type="string" calcext:value-type="string">
            <text:p>&lt;a href="https://www.justice.gov/epstein/files/DataSet%2010/EFTA01600814.mpg"&gt;https://www.justice.gov/epstein/files/DataSet%2010/EFTA01600814.mpg&lt;/a&gt;</text:p>
          </table:table-cell>
        </table:table-row>
        <table:table-row table:style-name="ro1">
          <table:table-cell office:value-type="string" calcext:value-type="string">
            <text:p>&lt;a href="https://www.justice.gov/epstein/files/DataSet%2010/EFTA01600814.mpeg"&gt;https://www.justice.gov/epstein/files/DataSet%2010/EFTA01600814.mpeg&lt;/a&gt;</text:p>
          </table:table-cell>
        </table:table-row>
        <table:table-row table:style-name="ro1">
          <table:table-cell office:value-type="string" calcext:value-type="string">
            <text:p>&lt;a href="https://www.justice.gov/epstein/files/DataSet%2010/EFTA01600814.m4v"&gt;https://www.justice.gov/epstein/files/DataSet%2010/EFTA01600814.m4v&lt;/a&gt;</text:p>
          </table:table-cell>
        </table:table-row>
        <table:table-row table:style-name="ro1">
          <table:table-cell office:value-type="string" calcext:value-type="string">
            <text:p>&lt;a href="https://www.justice.gov/epstein/files/DataSet%2010/EFTA01600814.ogv"&gt;https://www.justice.gov/epstein/files/DataSet%2010/EFTA01600814.ogv&lt;/a&gt;</text:p>
          </table:table-cell>
        </table:table-row>
        <table:table-row table:style-name="ro1">
          <table:table-cell office:value-type="string" calcext:value-type="string">
            <text:p>&lt;a href="https://www.justice.gov/epstein/files/DataSet%2010/EFTA01600814.vob"&gt;https://www.justice.gov/epstein/files/DataSet%2010/EFTA01600814.vob&lt;/a&gt;</text:p>
          </table:table-cell>
        </table:table-row>
        <table:table-row table:style-name="ro1">
          <table:table-cell office:value-type="string" calcext:value-type="string">
            <text:p>&lt;a href="https://www.justice.gov/epstein/files/DataSet%2010/EFTA01600814.3gp"&gt;https://www.justice.gov/epstein/files/DataSet%2010/EFTA01600814.3gp&lt;/a&gt;</text:p>
          </table:table-cell>
        </table:table-row>
        <table:table-row table:style-name="ro1">
          <table:table-cell office:value-type="string" calcext:value-type="string">
            <text:p>&lt;a href="https://www.justice.gov/epstein/files/DataSet%2010/EFTA01600814.ts"&gt;https://www.justice.gov/epstein/files/DataSet%2010/EFTA01600814.ts&lt;/a&gt;</text:p>
          </table:table-cell>
        </table:table-row>
        <table:table-row table:style-name="ro1">
          <table:table-cell office:value-type="string" calcext:value-type="string">
            <text:p>&lt;a href="https://www.justice.gov/epstein/files/DataSet%2010/EFTA01600814.rm"&gt;https://www.justice.gov/epstein/files/DataSet%2010/EFTA01600814.rm&lt;/a&gt;</text:p>
          </table:table-cell>
        </table:table-row>
        <table:table-row table:style-name="ro1">
          <table:table-cell office:value-type="string" calcext:value-type="string">
            <text:p>&lt;a href="https://www.justice.gov/epstein/files/DataSet%2010/EFTA01600814.asf"&gt;https://www.justice.gov/epstein/files/DataSet%2010/EFTA01600814.asf&lt;/a&gt;</text:p>
          </table:table-cell>
        </table:table-row>
        <table:table-row table:style-name="ro1">
          <table:table-cell office:value-type="string" calcext:value-type="string">
            <text:p>&lt;a href="https://www.justice.gov/epstein/files/DataSet%2010/EFTA01600814.mp3"&gt;https://www.justice.gov/epstein/files/DataSet%2010/EFTA01600814.mp3&lt;/a&gt;</text:p>
          </table:table-cell>
        </table:table-row>
        <table:table-row table:style-name="ro1">
          <table:table-cell office:value-type="string" calcext:value-type="string">
            <text:p>&lt;a href="https://www.justice.gov/epstein/files/DataSet%2010/EFTA01600814.wav"&gt;https://www.justice.gov/epstein/files/DataSet%2010/EFTA01600814.wav&lt;/a&gt;</text:p>
          </table:table-cell>
        </table:table-row>
        <table:table-row table:style-name="ro1">
          <table:table-cell office:value-type="string" calcext:value-type="string">
            <text:p>&lt;a href="https://www.justice.gov/epstein/files/DataSet%2010/EFTA01600814.aac"&gt;https://www.justice.gov/epstein/files/DataSet%2010/EFTA01600814.aac&lt;/a&gt;</text:p>
          </table:table-cell>
        </table:table-row>
        <table:table-row table:style-name="ro1">
          <table:table-cell office:value-type="string" calcext:value-type="string">
            <text:p>&lt;a href="https://www.justice.gov/epstein/files/DataSet%2010/EFTA01600814.m4a"&gt;https://www.justice.gov/epstein/files/DataSet%2010/EFTA01600814.m4a&lt;/a&gt;</text:p>
          </table:table-cell>
        </table:table-row>
        <table:table-row table:style-name="ro1">
          <table:table-cell office:value-type="string" calcext:value-type="string">
            <text:p>&lt;a href="https://www.justice.gov/epstein/files/DataSet%2010/EFTA01600814.wma"&gt;https://www.justice.gov/epstein/files/DataSet%2010/EFTA01600814.wma&lt;/a&gt;</text:p>
          </table:table-cell>
        </table:table-row>
        <table:table-row table:style-name="ro1">
          <table:table-cell office:value-type="string" calcext:value-type="string">
            <text:p>&lt;a href="https://www.justice.gov/epstein/files/DataSet%2010/EFTA01600814.ogg"&gt;https://www.justice.gov/epstein/files/DataSet%2010/EFTA01600814.ogg&lt;/a&gt;</text:p>
          </table:table-cell>
        </table:table-row>
        <table:table-row table:style-name="ro1">
          <table:table-cell office:value-type="string" calcext:value-type="string">
            <text:p>&lt;a href="https://www.justice.gov/epstein/files/DataSet%2010/EFTA01600814.flac"&gt;https://www.justice.gov/epstein/files/DataSet%2010/EFTA01600814.flac&lt;/a&gt;</text:p>
          </table:table-cell>
        </table:table-row>
        <table:table-row table:style-name="ro1">
          <table:table-cell office:value-type="string" calcext:value-type="string">
            <text:p>&lt;a href="https://www.justice.gov/epstein/files/DataSet%2010/EFTA01600814.aiff"&gt;https://www.justice.gov/epstein/files/DataSet%2010/EFTA01600814.aiff&lt;/a&gt;</text:p>
          </table:table-cell>
        </table:table-row>
        <table:table-row table:style-name="ro1">
          <table:table-cell office:value-type="string" calcext:value-type="string">
            <text:p>&lt;a href="https://www.justice.gov/epstein/files/DataSet%2010/EFTA01600814.mid"&gt;https://www.justice.gov/epstein/files/DataSet%2010/EFTA01600814.mid&lt;/a&gt;</text:p>
          </table:table-cell>
        </table:table-row>
        <table:table-row table:style-name="ro1">
          <table:table-cell office:value-type="string" calcext:value-type="string">
            <text:p>&lt;a href="https://www.justice.gov/epstein/files/DataSet%2010/EFTA01600814.midi"&gt;https://www.justice.gov/epstein/files/DataSet%2010/EFTA01600814.midi&lt;/a&gt;</text:p>
          </table:table-cell>
        </table:table-row>
        <table:table-row table:style-name="ro1">
          <table:table-cell office:value-type="string" calcext:value-type="string">
            <text:p>&lt;a href="https://www.justice.gov/epstein/files/DataSet%2010/EFTA01600814.amr"&gt;https://www.justice.gov/epstein/files/DataSet%2010/EFTA01600814.amr&lt;/a&gt;</text:p>
          </table:table-cell>
        </table:table-row>
        <table:table-row table:style-name="ro1">
          <table:table-cell office:value-type="string" calcext:value-type="string">
            <text:p>&lt;a href="https://www.justice.gov/epstein/files/DataSet%2010/EFTA01600814.ra"&gt;https://www.justice.gov/epstein/files/DataSet%2010/EFTA01600814.ra&lt;/a&gt;</text:p>
          </table:table-cell>
        </table:table-row>
        <table:table-row table:style-name="ro1">
          <table:table-cell office:value-type="string" calcext:value-type="string">
            <text:p>&lt;a href="https://www.justice.gov/epstein/files/DataSet%2010/EFTA01600814.opus"&gt;https://www.justice.gov/epstein/files/DataSet%2010/EFTA01600814.opus&lt;/a&gt;</text:p>
          </table:table-cell>
        </table:table-row>
        <table:table-row table:style-name="ro1">
          <table:table-cell office:value-type="string" calcext:value-type="string">
            <text:p>&lt;a href="https://www.justice.gov/epstein/files/DataSet%2010/EFTA01600814.jpg"&gt;https://www.justice.gov/epstein/files/DataSet%2010/EFTA01600814.jpg&lt;/a&gt;</text:p>
          </table:table-cell>
        </table:table-row>
        <table:table-row table:style-name="ro1">
          <table:table-cell office:value-type="string" calcext:value-type="string">
            <text:p>&lt;a href="https://www.justice.gov/epstein/files/DataSet%2010/EFTA01600814.jpeg"&gt;https://www.justice.gov/epstein/files/DataSet%2010/EFTA01600814.jpeg&lt;/a&gt;</text:p>
          </table:table-cell>
        </table:table-row>
        <table:table-row table:style-name="ro1">
          <table:table-cell office:value-type="string" calcext:value-type="string">
            <text:p>&lt;a href="https://www.justice.gov/epstein/files/DataSet%2010/EFTA01600814.png"&gt;https://www.justice.gov/epstein/files/DataSet%2010/EFTA01600814.png&lt;/a&gt;</text:p>
          </table:table-cell>
        </table:table-row>
        <table:table-row table:style-name="ro1">
          <table:table-cell office:value-type="string" calcext:value-type="string">
            <text:p>&lt;a href="https://www.justice.gov/epstein/files/DataSet%2010/EFTA01600814.gif"&gt;https://www.justice.gov/epstein/files/DataSet%2010/EFTA01600814.gif&lt;/a&gt;</text:p>
          </table:table-cell>
        </table:table-row>
        <table:table-row table:style-name="ro1">
          <table:table-cell office:value-type="string" calcext:value-type="string">
            <text:p>&lt;a href="https://www.justice.gov/epstein/files/DataSet%2010/EFTA01600814.bmp"&gt;https://www.justice.gov/epstein/files/DataSet%2010/EFTA01600814.bmp&lt;/a&gt;</text:p>
          </table:table-cell>
        </table:table-row>
        <table:table-row table:style-name="ro1">
          <table:table-cell office:value-type="string" calcext:value-type="string">
            <text:p>&lt;a href="https://www.justice.gov/epstein/files/DataSet%2010/EFTA01600814.tif"&gt;https://www.justice.gov/epstein/files/DataSet%2010/EFTA01600814.tif&lt;/a&gt;</text:p>
          </table:table-cell>
        </table:table-row>
        <table:table-row table:style-name="ro1">
          <table:table-cell office:value-type="string" calcext:value-type="string">
            <text:p>&lt;a href="https://www.justice.gov/epstein/files/DataSet%2010/EFTA01600814.tiff"&gt;https://www.justice.gov/epstein/files/DataSet%2010/EFTA01600814.tiff&lt;/a&gt;</text:p>
          </table:table-cell>
        </table:table-row>
        <table:table-row table:style-name="ro1">
          <table:table-cell office:value-type="string" calcext:value-type="string">
            <text:p>&lt;a href="https://www.justice.gov/epstein/files/DataSet%2010/EFTA01600814.webp"&gt;https://www.justice.gov/epstein/files/DataSet%2010/EFTA01600814.webp&lt;/a&gt;</text:p>
          </table:table-cell>
        </table:table-row>
        <table:table-row table:style-name="ro1">
          <table:table-cell office:value-type="string" calcext:value-type="string">
            <text:p>&lt;a href="https://www.justice.gov/epstein/files/DataSet%2010/EFTA01600814.heic"&gt;https://www.justice.gov/epstein/files/DataSet%2010/EFTA01600814.heic&lt;/a&gt;</text:p>
          </table:table-cell>
        </table:table-row>
        <table:table-row table:style-name="ro1">
          <table:table-cell office:value-type="string" calcext:value-type="string">
            <text:p>&lt;a href="https://www.justice.gov/epstein/files/DataSet%2010/EFTA01600814.heif"&gt;https://www.justice.gov/epstein/files/DataSet%2010/EFTA01600814.heif&lt;/a&gt;</text:p>
          </table:table-cell>
        </table:table-row>
        <table:table-row table:style-name="ro1">
          <table:table-cell office:value-type="string" calcext:value-type="string">
            <text:p>&lt;a href="https://www.justice.gov/epstein/files/DataSet%2010/EFTA01600814.psd"&gt;https://www.justice.gov/epstein/files/DataSet%2010/EFTA01600814.psd&lt;/a&gt;</text:p>
          </table:table-cell>
        </table:table-row>
        <table:table-row table:style-name="ro1">
          <table:table-cell office:value-type="string" calcext:value-type="string">
            <text:p>&lt;a href="https://www.justice.gov/epstein/files/DataSet%2010/EFTA01600814.eps"&gt;https://www.justice.gov/epstein/files/DataSet%2010/EFTA01600814.eps&lt;/a&gt;</text:p>
          </table:table-cell>
        </table:table-row>
        <table:table-row table:style-name="ro1">
          <table:table-cell office:value-type="string" calcext:value-type="string">
            <text:p>&lt;a href="https://www.justice.gov/epstein/files/DataSet%2010/EFTA01600814.raw"&gt;https://www.justice.gov/epstein/files/DataSet%2010/EFTA01600814.raw&lt;/a&gt;</text:p>
          </table:table-cell>
        </table:table-row>
        <table:table-row table:style-name="ro1">
          <table:table-cell office:value-type="string" calcext:value-type="string">
            <text:p>&lt;a href="https://www.justice.gov/epstein/files/DataSet%2010/EFTA01600814.svg"&gt;https://www.justice.gov/epstein/files/DataSet%2010/EFTA01600814.svg&lt;/a&gt;</text:p>
          </table:table-cell>
        </table:table-row>
        <table:table-row table:style-name="ro1">
          <table:table-cell office:value-type="string" calcext:value-type="string">
            <text:p>&lt;a href="https://www.justice.gov/epstein/files/DataSet%2010/EFTA01600814.pcx"&gt;https://www.justice.gov/epstein/files/DataSet%2010/EFTA01600814.pcx&lt;/a&gt;</text:p>
          </table:table-cell>
        </table:table-row>
        <table:table-row table:style-name="ro1">
          <table:table-cell office:value-type="string" calcext:value-type="string">
            <text:p>&lt;a href="https://www.justice.gov/epstein/files/DataSet%2010/EFTA01600814.doc"&gt;https://www.justice.gov/epstein/files/DataSet%2010/EFTA01600814.doc&lt;/a&gt;</text:p>
          </table:table-cell>
        </table:table-row>
        <table:table-row table:style-name="ro1">
          <table:table-cell office:value-type="string" calcext:value-type="string">
            <text:p>&lt;a href="https://www.justice.gov/epstein/files/DataSet%2010/EFTA01600814.docx"&gt;https://www.justice.gov/epstein/files/DataSet%2010/EFTA01600814.docx&lt;/a&gt;</text:p>
          </table:table-cell>
        </table:table-row>
        <table:table-row table:style-name="ro1">
          <table:table-cell office:value-type="string" calcext:value-type="string">
            <text:p>&lt;a href="https://www.justice.gov/epstein/files/DataSet%2010/EFTA01600814.docm"&gt;https://www.justice.gov/epstein/files/DataSet%2010/EFTA01600814.docm&lt;/a&gt;</text:p>
          </table:table-cell>
        </table:table-row>
        <table:table-row table:style-name="ro1">
          <table:table-cell office:value-type="string" calcext:value-type="string">
            <text:p>&lt;a href="https://www.justice.gov/epstein/files/DataSet%2010/EFTA01600814.rtf"&gt;https://www.justice.gov/epstein/files/DataSet%2010/EFTA01600814.rtf&lt;/a&gt;</text:p>
          </table:table-cell>
        </table:table-row>
        <table:table-row table:style-name="ro1">
          <table:table-cell office:value-type="string" calcext:value-type="string">
            <text:p>&lt;a href="https://www.justice.gov/epstein/files/DataSet%2010/EFTA01600814.odt"&gt;https://www.justice.gov/epstein/files/DataSet%2010/EFTA01600814.odt&lt;/a&gt;</text:p>
          </table:table-cell>
        </table:table-row>
        <table:table-row table:style-name="ro1">
          <table:table-cell office:value-type="string" calcext:value-type="string">
            <text:p>&lt;a href="https://www.justice.gov/epstein/files/DataSet%2010/EFTA01600814.txt"&gt;https://www.justice.gov/epstein/files/DataSet%2010/EFTA01600814.txt&lt;/a&gt;</text:p>
          </table:table-cell>
        </table:table-row>
        <table:table-row table:style-name="ro1">
          <table:table-cell office:value-type="string" calcext:value-type="string">
            <text:p>&lt;a href="https://www.justice.gov/epstein/files/DataSet%2010/EFTA01600814.wps"&gt;https://www.justice.gov/epstein/files/DataSet%2010/EFTA01600814.wps&lt;/a&gt;</text:p>
          </table:table-cell>
        </table:table-row>
        <table:table-row table:style-name="ro1">
          <table:table-cell office:value-type="string" calcext:value-type="string">
            <text:p>&lt;a href="https://www.justice.gov/epstein/files/DataSet%2010/EFTA01600814.dot"&gt;https://www.justice.gov/epstein/files/DataSet%2010/EFTA01600814.dot&lt;/a&gt;</text:p>
          </table:table-cell>
        </table:table-row>
        <table:table-row table:style-name="ro1">
          <table:table-cell office:value-type="string" calcext:value-type="string">
            <text:p>&lt;a href="https://www.justice.gov/epstein/files/DataSet%2010/EFTA01600814.dotx"&gt;https://www.justice.gov/epstein/files/DataSet%2010/EFTA01600814.dotx&lt;/a&gt;</text:p>
          </table:table-cell>
        </table:table-row>
        <table:table-row table:style-name="ro1">
          <table:table-cell office:value-type="string" calcext:value-type="string">
            <text:p>&lt;a href="https://www.justice.gov/epstein/files/DataSet%2010/EFTA01600814.abw"&gt;https://www.justice.gov/epstein/files/DataSet%2010/EFTA01600814.abw&lt;/a&gt;</text:p>
          </table:table-cell>
        </table:table-row>
        <table:table-row table:style-name="ro1">
          <table:table-cell office:value-type="string" calcext:value-type="string">
            <text:p>&lt;a href="https://www.justice.gov/epstein/files/DataSet%2010/EFTA01600814.ppt"&gt;https://www.justice.gov/epstein/files/DataSet%2010/EFTA01600814.ppt&lt;/a&gt;</text:p>
          </table:table-cell>
        </table:table-row>
        <table:table-row table:style-name="ro1">
          <table:table-cell office:value-type="string" calcext:value-type="string">
            <text:p>&lt;a href="https://www.justice.gov/epstein/files/DataSet%2010/EFTA01600814.pptx"&gt;https://www.justice.gov/epstein/files/DataSet%2010/EFTA01600814.pptx&lt;/a&gt;</text:p>
          </table:table-cell>
        </table:table-row>
        <table:table-row table:style-name="ro1">
          <table:table-cell office:value-type="string" calcext:value-type="string">
            <text:p>&lt;a href="https://www.justice.gov/epstein/files/DataSet%2010/EFTA01600814.pptm"&gt;https://www.justice.gov/epstein/files/DataSet%2010/EFTA01600814.pptm&lt;/a&gt;</text:p>
          </table:table-cell>
        </table:table-row>
        <table:table-row table:style-name="ro1">
          <table:table-cell office:value-type="string" calcext:value-type="string">
            <text:p>&lt;a href="https://www.justice.gov/epstein/files/DataSet%2010/EFTA01600814.pps"&gt;https://www.justice.gov/epstein/files/DataSet%2010/EFTA01600814.pps&lt;/a&gt;</text:p>
          </table:table-cell>
        </table:table-row>
        <table:table-row table:style-name="ro1">
          <table:table-cell office:value-type="string" calcext:value-type="string">
            <text:p>&lt;a href="https://www.justice.gov/epstein/files/DataSet%2010/EFTA01600814.ppsx"&gt;https://www.justice.gov/epstein/files/DataSet%2010/EFTA01600814.ppsx&lt;/a&gt;</text:p>
          </table:table-cell>
        </table:table-row>
        <table:table-row table:style-name="ro1">
          <table:table-cell office:value-type="string" calcext:value-type="string">
            <text:p>&lt;a href="https://www.justice.gov/epstein/files/DataSet%2010/EFTA01600814.pot"&gt;https://www.justice.gov/epstein/files/DataSet%2010/EFTA01600814.pot&lt;/a&gt;</text:p>
          </table:table-cell>
        </table:table-row>
        <table:table-row table:style-name="ro1">
          <table:table-cell office:value-type="string" calcext:value-type="string">
            <text:p>&lt;a href="https://www.justice.gov/epstein/files/DataSet%2010/EFTA01600814.potx"&gt;https://www.justice.gov/epstein/files/DataSet%2010/EFTA01600814.potx&lt;/a&gt;</text:p>
          </table:table-cell>
        </table:table-row>
        <table:table-row table:style-name="ro1">
          <table:table-cell office:value-type="string" calcext:value-type="string">
            <text:p>&lt;a href="https://www.justice.gov/epstein/files/DataSet%2010/EFTA01600814.odp"&gt;https://www.justice.gov/epstein/files/DataSet%2010/EFTA01600814.odp&lt;/a&gt;</text:p>
          </table:table-cell>
        </table:table-row>
        <table:table-row table:style-name="ro1">
          <table:table-cell office:value-type="string" calcext:value-type="string">
            <text:p>&lt;a href="https://www.justice.gov/epstein/files/DataSet%2010/EFTA01600814.key"&gt;https://www.justice.gov/epstein/files/DataSet%2010/EFTA01600814.key&lt;/a&gt;</text:p>
          </table:table-cell>
        </table:table-row>
        <table:table-row table:style-name="ro1">
          <table:table-cell office:value-type="string" calcext:value-type="string">
            <text:p>&lt;a href="https://www.justice.gov/epstein/files/DataSet%2010/EFTA01600814.xls"&gt;https://www.justice.gov/epstein/files/DataSet%2010/EFTA01600814.xls&lt;/a&gt;</text:p>
          </table:table-cell>
        </table:table-row>
        <table:table-row table:style-name="ro1">
          <table:table-cell office:value-type="string" calcext:value-type="string">
            <text:p>&lt;a href="https://www.justice.gov/epstein/files/DataSet%2010/EFTA01600814.xlsx"&gt;https://www.justice.gov/epstein/files/DataSet%2010/EFTA01600814.xlsx&lt;/a&gt;</text:p>
          </table:table-cell>
        </table:table-row>
        <table:table-row table:style-name="ro1">
          <table:table-cell office:value-type="string" calcext:value-type="string">
            <text:p>&lt;a href="https://www.justice.gov/epstein/files/DataSet%2010/EFTA01600814.xlsm"&gt;https://www.justice.gov/epstein/files/DataSet%2010/EFTA01600814.xlsm&lt;/a&gt;</text:p>
          </table:table-cell>
        </table:table-row>
        <table:table-row table:style-name="ro1">
          <table:table-cell office:value-type="string" calcext:value-type="string">
            <text:p>&lt;a href="https://www.justice.gov/epstein/files/DataSet%2010/EFTA01600814.xlt"&gt;https://www.justice.gov/epstein/files/DataSet%2010/EFTA01600814.xlt&lt;/a&gt;</text:p>
          </table:table-cell>
        </table:table-row>
        <table:table-row table:style-name="ro1">
          <table:table-cell office:value-type="string" calcext:value-type="string">
            <text:p>&lt;a href="https://www.justice.gov/epstein/files/DataSet%2010/EFTA01600814.xltx"&gt;https://www.justice.gov/epstein/files/DataSet%2010/EFTA01600814.xltx&lt;/a&gt;</text:p>
          </table:table-cell>
        </table:table-row>
        <table:table-row table:style-name="ro1">
          <table:table-cell office:value-type="string" calcext:value-type="string">
            <text:p>&lt;a href="https://www.justice.gov/epstein/files/DataSet%2010/EFTA01600814.ods"&gt;https://www.justice.gov/epstein/files/DataSet%2010/EFTA01600814.ods&lt;/a&gt;</text:p>
          </table:table-cell>
        </table:table-row>
        <table:table-row table:style-name="ro1">
          <table:table-cell office:value-type="string" calcext:value-type="string">
            <text:p>&lt;a href="https://www.justice.gov/epstein/files/DataSet%2010/EFTA01600814.csv"&gt;https://www.justice.gov/epstein/files/DataSet%2010/EFTA01600814.csv&lt;/a&gt;</text:p>
          </table:table-cell>
        </table:table-row>
        <table:table-row table:style-name="ro1">
          <table:table-cell office:value-type="string" calcext:value-type="string">
            <text:p>&lt;a href="https://www.justice.gov/epstein/files/DataSet%2010/EFTA01600814.numbers"&gt;https://www.justice.gov/epstein/files/DataSet%2010/EFTA01600814.numbers&lt;/a&gt;</text:p>
          </table:table-cell>
        </table:table-row>
        <table:table-row table:style-name="ro1">
          <table:table-cell office:value-type="string" calcext:value-type="string">
            <text:p>&lt;a href="https://www.justice.gov/epstein/files/DataSet%2010/EFTA01600814.wks"&gt;https://www.justice.gov/epstein/files/DataSet%2010/EFTA01600814.wks&lt;/a&gt;</text:p>
          </table:table-cell>
        </table:table-row>
        <table:table-row table:style-name="ro1">
          <table:table-cell office:value-type="string" calcext:value-type="string">
            <text:p>&lt;a href="https://www.justice.gov/epstein/files/DataSet%2010/EFTA01600815.avi"&gt;https://www.justice.gov/epstein/files/DataSet%2010/EFTA01600815.avi&lt;/a&gt;</text:p>
          </table:table-cell>
        </table:table-row>
        <table:table-row table:style-name="ro1">
          <table:table-cell office:value-type="string" calcext:value-type="string">
            <text:p>&lt;a href="https://www.justice.gov/epstein/files/DataSet%2010/EFTA01600815.mp4"&gt;https://www.justice.gov/epstein/files/DataSet%2010/EFTA01600815.mp4&lt;/a&gt;</text:p>
          </table:table-cell>
        </table:table-row>
        <table:table-row table:style-name="ro1">
          <table:table-cell office:value-type="string" calcext:value-type="string">
            <text:p>&lt;a href="https://www.justice.gov/epstein/files/DataSet%2010/EFTA01600815.mkv"&gt;https://www.justice.gov/epstein/files/DataSet%2010/EFTA01600815.mkv&lt;/a&gt;</text:p>
          </table:table-cell>
        </table:table-row>
        <table:table-row table:style-name="ro1">
          <table:table-cell office:value-type="string" calcext:value-type="string">
            <text:p>&lt;a href="https://www.justice.gov/epstein/files/DataSet%2010/EFTA01600815.mov"&gt;https://www.justice.gov/epstein/files/DataSet%2010/EFTA01600815.mov&lt;/a&gt;</text:p>
          </table:table-cell>
        </table:table-row>
        <table:table-row table:style-name="ro1">
          <table:table-cell office:value-type="string" calcext:value-type="string">
            <text:p>&lt;a href="https://www.justice.gov/epstein/files/DataSet%2010/EFTA01600815.wmv"&gt;https://www.justice.gov/epstein/files/DataSet%2010/EFTA01600815.wmv&lt;/a&gt;</text:p>
          </table:table-cell>
        </table:table-row>
        <table:table-row table:style-name="ro1">
          <table:table-cell office:value-type="string" calcext:value-type="string">
            <text:p>&lt;a href="https://www.justice.gov/epstein/files/DataSet%2010/EFTA01600815.flv"&gt;https://www.justice.gov/epstein/files/DataSet%2010/EFTA01600815.flv&lt;/a&gt;</text:p>
          </table:table-cell>
        </table:table-row>
        <table:table-row table:style-name="ro1">
          <table:table-cell office:value-type="string" calcext:value-type="string">
            <text:p>&lt;a href="https://www.justice.gov/epstein/files/DataSet%2010/EFTA01600815.webm"&gt;https://www.justice.gov/epstein/files/DataSet%2010/EFTA01600815.webm&lt;/a&gt;</text:p>
          </table:table-cell>
        </table:table-row>
        <table:table-row table:style-name="ro1">
          <table:table-cell office:value-type="string" calcext:value-type="string">
            <text:p>&lt;a href="https://www.justice.gov/epstein/files/DataSet%2010/EFTA01600815.mpg"&gt;https://www.justice.gov/epstein/files/DataSet%2010/EFTA01600815.mpg&lt;/a&gt;</text:p>
          </table:table-cell>
        </table:table-row>
        <table:table-row table:style-name="ro1">
          <table:table-cell office:value-type="string" calcext:value-type="string">
            <text:p>&lt;a href="https://www.justice.gov/epstein/files/DataSet%2010/EFTA01600815.mpeg"&gt;https://www.justice.gov/epstein/files/DataSet%2010/EFTA01600815.mpeg&lt;/a&gt;</text:p>
          </table:table-cell>
        </table:table-row>
        <table:table-row table:style-name="ro1">
          <table:table-cell office:value-type="string" calcext:value-type="string">
            <text:p>&lt;a href="https://www.justice.gov/epstein/files/DataSet%2010/EFTA01600815.m4v"&gt;https://www.justice.gov/epstein/files/DataSet%2010/EFTA01600815.m4v&lt;/a&gt;</text:p>
          </table:table-cell>
        </table:table-row>
        <table:table-row table:style-name="ro1">
          <table:table-cell office:value-type="string" calcext:value-type="string">
            <text:p>&lt;a href="https://www.justice.gov/epstein/files/DataSet%2010/EFTA01600815.ogv"&gt;https://www.justice.gov/epstein/files/DataSet%2010/EFTA01600815.ogv&lt;/a&gt;</text:p>
          </table:table-cell>
        </table:table-row>
        <table:table-row table:style-name="ro1">
          <table:table-cell office:value-type="string" calcext:value-type="string">
            <text:p>&lt;a href="https://www.justice.gov/epstein/files/DataSet%2010/EFTA01600815.vob"&gt;https://www.justice.gov/epstein/files/DataSet%2010/EFTA01600815.vob&lt;/a&gt;</text:p>
          </table:table-cell>
        </table:table-row>
        <table:table-row table:style-name="ro1">
          <table:table-cell office:value-type="string" calcext:value-type="string">
            <text:p>&lt;a href="https://www.justice.gov/epstein/files/DataSet%2010/EFTA01600815.3gp"&gt;https://www.justice.gov/epstein/files/DataSet%2010/EFTA01600815.3gp&lt;/a&gt;</text:p>
          </table:table-cell>
        </table:table-row>
        <table:table-row table:style-name="ro1">
          <table:table-cell office:value-type="string" calcext:value-type="string">
            <text:p>&lt;a href="https://www.justice.gov/epstein/files/DataSet%2010/EFTA01600815.ts"&gt;https://www.justice.gov/epstein/files/DataSet%2010/EFTA01600815.ts&lt;/a&gt;</text:p>
          </table:table-cell>
        </table:table-row>
        <table:table-row table:style-name="ro1">
          <table:table-cell office:value-type="string" calcext:value-type="string">
            <text:p>&lt;a href="https://www.justice.gov/epstein/files/DataSet%2010/EFTA01600815.rm"&gt;https://www.justice.gov/epstein/files/DataSet%2010/EFTA01600815.rm&lt;/a&gt;</text:p>
          </table:table-cell>
        </table:table-row>
        <table:table-row table:style-name="ro1">
          <table:table-cell office:value-type="string" calcext:value-type="string">
            <text:p>&lt;a href="https://www.justice.gov/epstein/files/DataSet%2010/EFTA01600815.asf"&gt;https://www.justice.gov/epstein/files/DataSet%2010/EFTA01600815.asf&lt;/a&gt;</text:p>
          </table:table-cell>
        </table:table-row>
        <table:table-row table:style-name="ro1">
          <table:table-cell office:value-type="string" calcext:value-type="string">
            <text:p>&lt;a href="https://www.justice.gov/epstein/files/DataSet%2010/EFTA01600815.mp3"&gt;https://www.justice.gov/epstein/files/DataSet%2010/EFTA01600815.mp3&lt;/a&gt;</text:p>
          </table:table-cell>
        </table:table-row>
        <table:table-row table:style-name="ro1">
          <table:table-cell office:value-type="string" calcext:value-type="string">
            <text:p>&lt;a href="https://www.justice.gov/epstein/files/DataSet%2010/EFTA01600815.wav"&gt;https://www.justice.gov/epstein/files/DataSet%2010/EFTA01600815.wav&lt;/a&gt;</text:p>
          </table:table-cell>
        </table:table-row>
        <table:table-row table:style-name="ro1">
          <table:table-cell office:value-type="string" calcext:value-type="string">
            <text:p>&lt;a href="https://www.justice.gov/epstein/files/DataSet%2010/EFTA01600815.aac"&gt;https://www.justice.gov/epstein/files/DataSet%2010/EFTA01600815.aac&lt;/a&gt;</text:p>
          </table:table-cell>
        </table:table-row>
        <table:table-row table:style-name="ro1">
          <table:table-cell office:value-type="string" calcext:value-type="string">
            <text:p>&lt;a href="https://www.justice.gov/epstein/files/DataSet%2010/EFTA01600815.m4a"&gt;https://www.justice.gov/epstein/files/DataSet%2010/EFTA01600815.m4a&lt;/a&gt;</text:p>
          </table:table-cell>
        </table:table-row>
        <table:table-row table:style-name="ro1">
          <table:table-cell office:value-type="string" calcext:value-type="string">
            <text:p>&lt;a href="https://www.justice.gov/epstein/files/DataSet%2010/EFTA01600815.wma"&gt;https://www.justice.gov/epstein/files/DataSet%2010/EFTA01600815.wma&lt;/a&gt;</text:p>
          </table:table-cell>
        </table:table-row>
        <table:table-row table:style-name="ro1">
          <table:table-cell office:value-type="string" calcext:value-type="string">
            <text:p>&lt;a href="https://www.justice.gov/epstein/files/DataSet%2010/EFTA01600815.ogg"&gt;https://www.justice.gov/epstein/files/DataSet%2010/EFTA01600815.ogg&lt;/a&gt;</text:p>
          </table:table-cell>
        </table:table-row>
        <table:table-row table:style-name="ro1">
          <table:table-cell office:value-type="string" calcext:value-type="string">
            <text:p>&lt;a href="https://www.justice.gov/epstein/files/DataSet%2010/EFTA01600815.flac"&gt;https://www.justice.gov/epstein/files/DataSet%2010/EFTA01600815.flac&lt;/a&gt;</text:p>
          </table:table-cell>
        </table:table-row>
        <table:table-row table:style-name="ro1">
          <table:table-cell office:value-type="string" calcext:value-type="string">
            <text:p>&lt;a href="https://www.justice.gov/epstein/files/DataSet%2010/EFTA01600815.aiff"&gt;https://www.justice.gov/epstein/files/DataSet%2010/EFTA01600815.aiff&lt;/a&gt;</text:p>
          </table:table-cell>
        </table:table-row>
        <table:table-row table:style-name="ro1">
          <table:table-cell office:value-type="string" calcext:value-type="string">
            <text:p>&lt;a href="https://www.justice.gov/epstein/files/DataSet%2010/EFTA01600815.mid"&gt;https://www.justice.gov/epstein/files/DataSet%2010/EFTA01600815.mid&lt;/a&gt;</text:p>
          </table:table-cell>
        </table:table-row>
        <table:table-row table:style-name="ro1">
          <table:table-cell office:value-type="string" calcext:value-type="string">
            <text:p>&lt;a href="https://www.justice.gov/epstein/files/DataSet%2010/EFTA01600815.midi"&gt;https://www.justice.gov/epstein/files/DataSet%2010/EFTA01600815.midi&lt;/a&gt;</text:p>
          </table:table-cell>
        </table:table-row>
        <table:table-row table:style-name="ro1">
          <table:table-cell office:value-type="string" calcext:value-type="string">
            <text:p>&lt;a href="https://www.justice.gov/epstein/files/DataSet%2010/EFTA01600815.amr"&gt;https://www.justice.gov/epstein/files/DataSet%2010/EFTA01600815.amr&lt;/a&gt;</text:p>
          </table:table-cell>
        </table:table-row>
        <table:table-row table:style-name="ro1">
          <table:table-cell office:value-type="string" calcext:value-type="string">
            <text:p>&lt;a href="https://www.justice.gov/epstein/files/DataSet%2010/EFTA01600815.ra"&gt;https://www.justice.gov/epstein/files/DataSet%2010/EFTA01600815.ra&lt;/a&gt;</text:p>
          </table:table-cell>
        </table:table-row>
        <table:table-row table:style-name="ro1">
          <table:table-cell office:value-type="string" calcext:value-type="string">
            <text:p>&lt;a href="https://www.justice.gov/epstein/files/DataSet%2010/EFTA01600815.opus"&gt;https://www.justice.gov/epstein/files/DataSet%2010/EFTA01600815.opus&lt;/a&gt;</text:p>
          </table:table-cell>
        </table:table-row>
        <table:table-row table:style-name="ro1">
          <table:table-cell office:value-type="string" calcext:value-type="string">
            <text:p>&lt;a href="https://www.justice.gov/epstein/files/DataSet%2010/EFTA01600815.jpg"&gt;https://www.justice.gov/epstein/files/DataSet%2010/EFTA01600815.jpg&lt;/a&gt;</text:p>
          </table:table-cell>
        </table:table-row>
        <table:table-row table:style-name="ro1">
          <table:table-cell office:value-type="string" calcext:value-type="string">
            <text:p>&lt;a href="https://www.justice.gov/epstein/files/DataSet%2010/EFTA01600815.jpeg"&gt;https://www.justice.gov/epstein/files/DataSet%2010/EFTA01600815.jpeg&lt;/a&gt;</text:p>
          </table:table-cell>
        </table:table-row>
        <table:table-row table:style-name="ro1">
          <table:table-cell office:value-type="string" calcext:value-type="string">
            <text:p>&lt;a href="https://www.justice.gov/epstein/files/DataSet%2010/EFTA01600815.png"&gt;https://www.justice.gov/epstein/files/DataSet%2010/EFTA01600815.png&lt;/a&gt;</text:p>
          </table:table-cell>
        </table:table-row>
        <table:table-row table:style-name="ro1">
          <table:table-cell office:value-type="string" calcext:value-type="string">
            <text:p>&lt;a href="https://www.justice.gov/epstein/files/DataSet%2010/EFTA01600815.gif"&gt;https://www.justice.gov/epstein/files/DataSet%2010/EFTA01600815.gif&lt;/a&gt;</text:p>
          </table:table-cell>
        </table:table-row>
        <table:table-row table:style-name="ro1">
          <table:table-cell office:value-type="string" calcext:value-type="string">
            <text:p>&lt;a href="https://www.justice.gov/epstein/files/DataSet%2010/EFTA01600815.bmp"&gt;https://www.justice.gov/epstein/files/DataSet%2010/EFTA01600815.bmp&lt;/a&gt;</text:p>
          </table:table-cell>
        </table:table-row>
        <table:table-row table:style-name="ro1">
          <table:table-cell office:value-type="string" calcext:value-type="string">
            <text:p>&lt;a href="https://www.justice.gov/epstein/files/DataSet%2010/EFTA01600815.tif"&gt;https://www.justice.gov/epstein/files/DataSet%2010/EFTA01600815.tif&lt;/a&gt;</text:p>
          </table:table-cell>
        </table:table-row>
        <table:table-row table:style-name="ro1">
          <table:table-cell office:value-type="string" calcext:value-type="string">
            <text:p>&lt;a href="https://www.justice.gov/epstein/files/DataSet%2010/EFTA01600815.tiff"&gt;https://www.justice.gov/epstein/files/DataSet%2010/EFTA01600815.tiff&lt;/a&gt;</text:p>
          </table:table-cell>
        </table:table-row>
        <table:table-row table:style-name="ro1">
          <table:table-cell office:value-type="string" calcext:value-type="string">
            <text:p>&lt;a href="https://www.justice.gov/epstein/files/DataSet%2010/EFTA01600815.webp"&gt;https://www.justice.gov/epstein/files/DataSet%2010/EFTA01600815.webp&lt;/a&gt;</text:p>
          </table:table-cell>
        </table:table-row>
        <table:table-row table:style-name="ro1">
          <table:table-cell office:value-type="string" calcext:value-type="string">
            <text:p>&lt;a href="https://www.justice.gov/epstein/files/DataSet%2010/EFTA01600815.heic"&gt;https://www.justice.gov/epstein/files/DataSet%2010/EFTA01600815.heic&lt;/a&gt;</text:p>
          </table:table-cell>
        </table:table-row>
        <table:table-row table:style-name="ro1">
          <table:table-cell office:value-type="string" calcext:value-type="string">
            <text:p>&lt;a href="https://www.justice.gov/epstein/files/DataSet%2010/EFTA01600815.heif"&gt;https://www.justice.gov/epstein/files/DataSet%2010/EFTA01600815.heif&lt;/a&gt;</text:p>
          </table:table-cell>
        </table:table-row>
        <table:table-row table:style-name="ro1">
          <table:table-cell office:value-type="string" calcext:value-type="string">
            <text:p>&lt;a href="https://www.justice.gov/epstein/files/DataSet%2010/EFTA01600815.psd"&gt;https://www.justice.gov/epstein/files/DataSet%2010/EFTA01600815.psd&lt;/a&gt;</text:p>
          </table:table-cell>
        </table:table-row>
        <table:table-row table:style-name="ro1">
          <table:table-cell office:value-type="string" calcext:value-type="string">
            <text:p>&lt;a href="https://www.justice.gov/epstein/files/DataSet%2010/EFTA01600815.eps"&gt;https://www.justice.gov/epstein/files/DataSet%2010/EFTA01600815.eps&lt;/a&gt;</text:p>
          </table:table-cell>
        </table:table-row>
        <table:table-row table:style-name="ro1">
          <table:table-cell office:value-type="string" calcext:value-type="string">
            <text:p>&lt;a href="https://www.justice.gov/epstein/files/DataSet%2010/EFTA01600815.raw"&gt;https://www.justice.gov/epstein/files/DataSet%2010/EFTA01600815.raw&lt;/a&gt;</text:p>
          </table:table-cell>
        </table:table-row>
        <table:table-row table:style-name="ro1">
          <table:table-cell office:value-type="string" calcext:value-type="string">
            <text:p>&lt;a href="https://www.justice.gov/epstein/files/DataSet%2010/EFTA01600815.svg"&gt;https://www.justice.gov/epstein/files/DataSet%2010/EFTA01600815.svg&lt;/a&gt;</text:p>
          </table:table-cell>
        </table:table-row>
        <table:table-row table:style-name="ro1">
          <table:table-cell office:value-type="string" calcext:value-type="string">
            <text:p>&lt;a href="https://www.justice.gov/epstein/files/DataSet%2010/EFTA01600815.pcx"&gt;https://www.justice.gov/epstein/files/DataSet%2010/EFTA01600815.pcx&lt;/a&gt;</text:p>
          </table:table-cell>
        </table:table-row>
        <table:table-row table:style-name="ro1">
          <table:table-cell office:value-type="string" calcext:value-type="string">
            <text:p>&lt;a href="https://www.justice.gov/epstein/files/DataSet%2010/EFTA01600815.doc"&gt;https://www.justice.gov/epstein/files/DataSet%2010/EFTA01600815.doc&lt;/a&gt;</text:p>
          </table:table-cell>
        </table:table-row>
        <table:table-row table:style-name="ro1">
          <table:table-cell office:value-type="string" calcext:value-type="string">
            <text:p>&lt;a href="https://www.justice.gov/epstein/files/DataSet%2010/EFTA01600815.docx"&gt;https://www.justice.gov/epstein/files/DataSet%2010/EFTA01600815.docx&lt;/a&gt;</text:p>
          </table:table-cell>
        </table:table-row>
        <table:table-row table:style-name="ro1">
          <table:table-cell office:value-type="string" calcext:value-type="string">
            <text:p>&lt;a href="https://www.justice.gov/epstein/files/DataSet%2010/EFTA01600815.docm"&gt;https://www.justice.gov/epstein/files/DataSet%2010/EFTA01600815.docm&lt;/a&gt;</text:p>
          </table:table-cell>
        </table:table-row>
        <table:table-row table:style-name="ro1">
          <table:table-cell office:value-type="string" calcext:value-type="string">
            <text:p>&lt;a href="https://www.justice.gov/epstein/files/DataSet%2010/EFTA01600815.rtf"&gt;https://www.justice.gov/epstein/files/DataSet%2010/EFTA01600815.rtf&lt;/a&gt;</text:p>
          </table:table-cell>
        </table:table-row>
        <table:table-row table:style-name="ro1">
          <table:table-cell office:value-type="string" calcext:value-type="string">
            <text:p>&lt;a href="https://www.justice.gov/epstein/files/DataSet%2010/EFTA01600815.odt"&gt;https://www.justice.gov/epstein/files/DataSet%2010/EFTA01600815.odt&lt;/a&gt;</text:p>
          </table:table-cell>
        </table:table-row>
        <table:table-row table:style-name="ro1">
          <table:table-cell office:value-type="string" calcext:value-type="string">
            <text:p>&lt;a href="https://www.justice.gov/epstein/files/DataSet%2010/EFTA01600815.txt"&gt;https://www.justice.gov/epstein/files/DataSet%2010/EFTA01600815.txt&lt;/a&gt;</text:p>
          </table:table-cell>
        </table:table-row>
        <table:table-row table:style-name="ro1">
          <table:table-cell office:value-type="string" calcext:value-type="string">
            <text:p>&lt;a href="https://www.justice.gov/epstein/files/DataSet%2010/EFTA01600815.wps"&gt;https://www.justice.gov/epstein/files/DataSet%2010/EFTA01600815.wps&lt;/a&gt;</text:p>
          </table:table-cell>
        </table:table-row>
        <table:table-row table:style-name="ro1">
          <table:table-cell office:value-type="string" calcext:value-type="string">
            <text:p>&lt;a href="https://www.justice.gov/epstein/files/DataSet%2010/EFTA01600815.dot"&gt;https://www.justice.gov/epstein/files/DataSet%2010/EFTA01600815.dot&lt;/a&gt;</text:p>
          </table:table-cell>
        </table:table-row>
        <table:table-row table:style-name="ro1">
          <table:table-cell office:value-type="string" calcext:value-type="string">
            <text:p>&lt;a href="https://www.justice.gov/epstein/files/DataSet%2010/EFTA01600815.dotx"&gt;https://www.justice.gov/epstein/files/DataSet%2010/EFTA01600815.dotx&lt;/a&gt;</text:p>
          </table:table-cell>
        </table:table-row>
        <table:table-row table:style-name="ro1">
          <table:table-cell office:value-type="string" calcext:value-type="string">
            <text:p>&lt;a href="https://www.justice.gov/epstein/files/DataSet%2010/EFTA01600815.abw"&gt;https://www.justice.gov/epstein/files/DataSet%2010/EFTA01600815.abw&lt;/a&gt;</text:p>
          </table:table-cell>
        </table:table-row>
        <table:table-row table:style-name="ro1">
          <table:table-cell office:value-type="string" calcext:value-type="string">
            <text:p>&lt;a href="https://www.justice.gov/epstein/files/DataSet%2010/EFTA01600815.ppt"&gt;https://www.justice.gov/epstein/files/DataSet%2010/EFTA01600815.ppt&lt;/a&gt;</text:p>
          </table:table-cell>
        </table:table-row>
        <table:table-row table:style-name="ro1">
          <table:table-cell office:value-type="string" calcext:value-type="string">
            <text:p>&lt;a href="https://www.justice.gov/epstein/files/DataSet%2010/EFTA01600815.pptx"&gt;https://www.justice.gov/epstein/files/DataSet%2010/EFTA01600815.pptx&lt;/a&gt;</text:p>
          </table:table-cell>
        </table:table-row>
        <table:table-row table:style-name="ro1">
          <table:table-cell office:value-type="string" calcext:value-type="string">
            <text:p>&lt;a href="https://www.justice.gov/epstein/files/DataSet%2010/EFTA01600815.pptm"&gt;https://www.justice.gov/epstein/files/DataSet%2010/EFTA01600815.pptm&lt;/a&gt;</text:p>
          </table:table-cell>
        </table:table-row>
        <table:table-row table:style-name="ro1">
          <table:table-cell office:value-type="string" calcext:value-type="string">
            <text:p>&lt;a href="https://www.justice.gov/epstein/files/DataSet%2010/EFTA01600815.pps"&gt;https://www.justice.gov/epstein/files/DataSet%2010/EFTA01600815.pps&lt;/a&gt;</text:p>
          </table:table-cell>
        </table:table-row>
        <table:table-row table:style-name="ro1">
          <table:table-cell office:value-type="string" calcext:value-type="string">
            <text:p>&lt;a href="https://www.justice.gov/epstein/files/DataSet%2010/EFTA01600815.ppsx"&gt;https://www.justice.gov/epstein/files/DataSet%2010/EFTA01600815.ppsx&lt;/a&gt;</text:p>
          </table:table-cell>
        </table:table-row>
        <table:table-row table:style-name="ro1">
          <table:table-cell office:value-type="string" calcext:value-type="string">
            <text:p>&lt;a href="https://www.justice.gov/epstein/files/DataSet%2010/EFTA01600815.pot"&gt;https://www.justice.gov/epstein/files/DataSet%2010/EFTA01600815.pot&lt;/a&gt;</text:p>
          </table:table-cell>
        </table:table-row>
        <table:table-row table:style-name="ro1">
          <table:table-cell office:value-type="string" calcext:value-type="string">
            <text:p>&lt;a href="https://www.justice.gov/epstein/files/DataSet%2010/EFTA01600815.potx"&gt;https://www.justice.gov/epstein/files/DataSet%2010/EFTA01600815.potx&lt;/a&gt;</text:p>
          </table:table-cell>
        </table:table-row>
        <table:table-row table:style-name="ro1">
          <table:table-cell office:value-type="string" calcext:value-type="string">
            <text:p>&lt;a href="https://www.justice.gov/epstein/files/DataSet%2010/EFTA01600815.odp"&gt;https://www.justice.gov/epstein/files/DataSet%2010/EFTA01600815.odp&lt;/a&gt;</text:p>
          </table:table-cell>
        </table:table-row>
        <table:table-row table:style-name="ro1">
          <table:table-cell office:value-type="string" calcext:value-type="string">
            <text:p>&lt;a href="https://www.justice.gov/epstein/files/DataSet%2010/EFTA01600815.key"&gt;https://www.justice.gov/epstein/files/DataSet%2010/EFTA01600815.key&lt;/a&gt;</text:p>
          </table:table-cell>
        </table:table-row>
        <table:table-row table:style-name="ro1">
          <table:table-cell office:value-type="string" calcext:value-type="string">
            <text:p>&lt;a href="https://www.justice.gov/epstein/files/DataSet%2010/EFTA01600815.xls"&gt;https://www.justice.gov/epstein/files/DataSet%2010/EFTA01600815.xls&lt;/a&gt;</text:p>
          </table:table-cell>
        </table:table-row>
        <table:table-row table:style-name="ro1">
          <table:table-cell office:value-type="string" calcext:value-type="string">
            <text:p>&lt;a href="https://www.justice.gov/epstein/files/DataSet%2010/EFTA01600815.xlsx"&gt;https://www.justice.gov/epstein/files/DataSet%2010/EFTA01600815.xlsx&lt;/a&gt;</text:p>
          </table:table-cell>
        </table:table-row>
        <table:table-row table:style-name="ro1">
          <table:table-cell office:value-type="string" calcext:value-type="string">
            <text:p>&lt;a href="https://www.justice.gov/epstein/files/DataSet%2010/EFTA01600815.xlsm"&gt;https://www.justice.gov/epstein/files/DataSet%2010/EFTA01600815.xlsm&lt;/a&gt;</text:p>
          </table:table-cell>
        </table:table-row>
        <table:table-row table:style-name="ro1">
          <table:table-cell office:value-type="string" calcext:value-type="string">
            <text:p>&lt;a href="https://www.justice.gov/epstein/files/DataSet%2010/EFTA01600815.xlt"&gt;https://www.justice.gov/epstein/files/DataSet%2010/EFTA01600815.xlt&lt;/a&gt;</text:p>
          </table:table-cell>
        </table:table-row>
        <table:table-row table:style-name="ro1">
          <table:table-cell office:value-type="string" calcext:value-type="string">
            <text:p>&lt;a href="https://www.justice.gov/epstein/files/DataSet%2010/EFTA01600815.xltx"&gt;https://www.justice.gov/epstein/files/DataSet%2010/EFTA01600815.xltx&lt;/a&gt;</text:p>
          </table:table-cell>
        </table:table-row>
        <table:table-row table:style-name="ro1">
          <table:table-cell office:value-type="string" calcext:value-type="string">
            <text:p>&lt;a href="https://www.justice.gov/epstein/files/DataSet%2010/EFTA01600815.ods"&gt;https://www.justice.gov/epstein/files/DataSet%2010/EFTA01600815.ods&lt;/a&gt;</text:p>
          </table:table-cell>
        </table:table-row>
        <table:table-row table:style-name="ro1">
          <table:table-cell office:value-type="string" calcext:value-type="string">
            <text:p>&lt;a href="https://www.justice.gov/epstein/files/DataSet%2010/EFTA01600815.csv"&gt;https://www.justice.gov/epstein/files/DataSet%2010/EFTA01600815.csv&lt;/a&gt;</text:p>
          </table:table-cell>
        </table:table-row>
        <table:table-row table:style-name="ro1">
          <table:table-cell office:value-type="string" calcext:value-type="string">
            <text:p>&lt;a href="https://www.justice.gov/epstein/files/DataSet%2010/EFTA01600815.numbers"&gt;https://www.justice.gov/epstein/files/DataSet%2010/EFTA01600815.numbers&lt;/a&gt;</text:p>
          </table:table-cell>
        </table:table-row>
        <table:table-row table:style-name="ro1">
          <table:table-cell office:value-type="string" calcext:value-type="string">
            <text:p>&lt;a href="https://www.justice.gov/epstein/files/DataSet%2010/EFTA01600815.wks"&gt;https://www.justice.gov/epstein/files/DataSet%2010/EFTA01600815.wks&lt;/a&gt;</text:p>
          </table:table-cell>
        </table:table-row>
        <table:table-row table:style-name="ro1">
          <table:table-cell office:value-type="string" calcext:value-type="string">
            <text:p>&lt;a href="https://www.justice.gov/epstein/files/DataSet%2010/EFTA01600817.avi"&gt;https://www.justice.gov/epstein/files/DataSet%2010/EFTA01600817.avi&lt;/a&gt;</text:p>
          </table:table-cell>
        </table:table-row>
        <table:table-row table:style-name="ro1">
          <table:table-cell office:value-type="string" calcext:value-type="string">
            <text:p>&lt;a href="https://www.justice.gov/epstein/files/DataSet%2010/EFTA01600817.mp4"&gt;https://www.justice.gov/epstein/files/DataSet%2010/EFTA01600817.mp4&lt;/a&gt;</text:p>
          </table:table-cell>
        </table:table-row>
        <table:table-row table:style-name="ro1">
          <table:table-cell office:value-type="string" calcext:value-type="string">
            <text:p>&lt;a href="https://www.justice.gov/epstein/files/DataSet%2010/EFTA01600817.mkv"&gt;https://www.justice.gov/epstein/files/DataSet%2010/EFTA01600817.mkv&lt;/a&gt;</text:p>
          </table:table-cell>
        </table:table-row>
        <table:table-row table:style-name="ro1">
          <table:table-cell office:value-type="string" calcext:value-type="string">
            <text:p>&lt;a href="https://www.justice.gov/epstein/files/DataSet%2010/EFTA01600817.mov"&gt;https://www.justice.gov/epstein/files/DataSet%2010/EFTA01600817.mov&lt;/a&gt;</text:p>
          </table:table-cell>
        </table:table-row>
        <table:table-row table:style-name="ro1">
          <table:table-cell office:value-type="string" calcext:value-type="string">
            <text:p>&lt;a href="https://www.justice.gov/epstein/files/DataSet%2010/EFTA01600817.wmv"&gt;https://www.justice.gov/epstein/files/DataSet%2010/EFTA01600817.wmv&lt;/a&gt;</text:p>
          </table:table-cell>
        </table:table-row>
        <table:table-row table:style-name="ro1">
          <table:table-cell office:value-type="string" calcext:value-type="string">
            <text:p>&lt;a href="https://www.justice.gov/epstein/files/DataSet%2010/EFTA01600817.flv"&gt;https://www.justice.gov/epstein/files/DataSet%2010/EFTA01600817.flv&lt;/a&gt;</text:p>
          </table:table-cell>
        </table:table-row>
        <table:table-row table:style-name="ro1">
          <table:table-cell office:value-type="string" calcext:value-type="string">
            <text:p>&lt;a href="https://www.justice.gov/epstein/files/DataSet%2010/EFTA01600817.webm"&gt;https://www.justice.gov/epstein/files/DataSet%2010/EFTA01600817.webm&lt;/a&gt;</text:p>
          </table:table-cell>
        </table:table-row>
        <table:table-row table:style-name="ro1">
          <table:table-cell office:value-type="string" calcext:value-type="string">
            <text:p>&lt;a href="https://www.justice.gov/epstein/files/DataSet%2010/EFTA01600817.mpg"&gt;https://www.justice.gov/epstein/files/DataSet%2010/EFTA01600817.mpg&lt;/a&gt;</text:p>
          </table:table-cell>
        </table:table-row>
        <table:table-row table:style-name="ro1">
          <table:table-cell office:value-type="string" calcext:value-type="string">
            <text:p>&lt;a href="https://www.justice.gov/epstein/files/DataSet%2010/EFTA01600817.mpeg"&gt;https://www.justice.gov/epstein/files/DataSet%2010/EFTA01600817.mpeg&lt;/a&gt;</text:p>
          </table:table-cell>
        </table:table-row>
        <table:table-row table:style-name="ro1">
          <table:table-cell office:value-type="string" calcext:value-type="string">
            <text:p>&lt;a href="https://www.justice.gov/epstein/files/DataSet%2010/EFTA01600817.m4v"&gt;https://www.justice.gov/epstein/files/DataSet%2010/EFTA01600817.m4v&lt;/a&gt;</text:p>
          </table:table-cell>
        </table:table-row>
        <table:table-row table:style-name="ro1">
          <table:table-cell office:value-type="string" calcext:value-type="string">
            <text:p>&lt;a href="https://www.justice.gov/epstein/files/DataSet%2010/EFTA01600817.ogv"&gt;https://www.justice.gov/epstein/files/DataSet%2010/EFTA01600817.ogv&lt;/a&gt;</text:p>
          </table:table-cell>
        </table:table-row>
        <table:table-row table:style-name="ro1">
          <table:table-cell office:value-type="string" calcext:value-type="string">
            <text:p>&lt;a href="https://www.justice.gov/epstein/files/DataSet%2010/EFTA01600817.vob"&gt;https://www.justice.gov/epstein/files/DataSet%2010/EFTA01600817.vob&lt;/a&gt;</text:p>
          </table:table-cell>
        </table:table-row>
        <table:table-row table:style-name="ro1">
          <table:table-cell office:value-type="string" calcext:value-type="string">
            <text:p>&lt;a href="https://www.justice.gov/epstein/files/DataSet%2010/EFTA01600817.3gp"&gt;https://www.justice.gov/epstein/files/DataSet%2010/EFTA01600817.3gp&lt;/a&gt;</text:p>
          </table:table-cell>
        </table:table-row>
        <table:table-row table:style-name="ro1">
          <table:table-cell office:value-type="string" calcext:value-type="string">
            <text:p>&lt;a href="https://www.justice.gov/epstein/files/DataSet%2010/EFTA01600817.ts"&gt;https://www.justice.gov/epstein/files/DataSet%2010/EFTA01600817.ts&lt;/a&gt;</text:p>
          </table:table-cell>
        </table:table-row>
        <table:table-row table:style-name="ro1">
          <table:table-cell office:value-type="string" calcext:value-type="string">
            <text:p>&lt;a href="https://www.justice.gov/epstein/files/DataSet%2010/EFTA01600817.rm"&gt;https://www.justice.gov/epstein/files/DataSet%2010/EFTA01600817.rm&lt;/a&gt;</text:p>
          </table:table-cell>
        </table:table-row>
        <table:table-row table:style-name="ro1">
          <table:table-cell office:value-type="string" calcext:value-type="string">
            <text:p>&lt;a href="https://www.justice.gov/epstein/files/DataSet%2010/EFTA01600817.asf"&gt;https://www.justice.gov/epstein/files/DataSet%2010/EFTA01600817.asf&lt;/a&gt;</text:p>
          </table:table-cell>
        </table:table-row>
        <table:table-row table:style-name="ro1">
          <table:table-cell office:value-type="string" calcext:value-type="string">
            <text:p>&lt;a href="https://www.justice.gov/epstein/files/DataSet%2010/EFTA01600817.mp3"&gt;https://www.justice.gov/epstein/files/DataSet%2010/EFTA01600817.mp3&lt;/a&gt;</text:p>
          </table:table-cell>
        </table:table-row>
        <table:table-row table:style-name="ro1">
          <table:table-cell office:value-type="string" calcext:value-type="string">
            <text:p>&lt;a href="https://www.justice.gov/epstein/files/DataSet%2010/EFTA01600817.wav"&gt;https://www.justice.gov/epstein/files/DataSet%2010/EFTA01600817.wav&lt;/a&gt;</text:p>
          </table:table-cell>
        </table:table-row>
        <table:table-row table:style-name="ro1">
          <table:table-cell office:value-type="string" calcext:value-type="string">
            <text:p>&lt;a href="https://www.justice.gov/epstein/files/DataSet%2010/EFTA01600817.aac"&gt;https://www.justice.gov/epstein/files/DataSet%2010/EFTA01600817.aac&lt;/a&gt;</text:p>
          </table:table-cell>
        </table:table-row>
        <table:table-row table:style-name="ro1">
          <table:table-cell office:value-type="string" calcext:value-type="string">
            <text:p>&lt;a href="https://www.justice.gov/epstein/files/DataSet%2010/EFTA01600817.m4a"&gt;https://www.justice.gov/epstein/files/DataSet%2010/EFTA01600817.m4a&lt;/a&gt;</text:p>
          </table:table-cell>
        </table:table-row>
        <table:table-row table:style-name="ro1">
          <table:table-cell office:value-type="string" calcext:value-type="string">
            <text:p>&lt;a href="https://www.justice.gov/epstein/files/DataSet%2010/EFTA01600817.wma"&gt;https://www.justice.gov/epstein/files/DataSet%2010/EFTA01600817.wma&lt;/a&gt;</text:p>
          </table:table-cell>
        </table:table-row>
        <table:table-row table:style-name="ro1">
          <table:table-cell office:value-type="string" calcext:value-type="string">
            <text:p>&lt;a href="https://www.justice.gov/epstein/files/DataSet%2010/EFTA01600817.ogg"&gt;https://www.justice.gov/epstein/files/DataSet%2010/EFTA01600817.ogg&lt;/a&gt;</text:p>
          </table:table-cell>
        </table:table-row>
        <table:table-row table:style-name="ro1">
          <table:table-cell office:value-type="string" calcext:value-type="string">
            <text:p>&lt;a href="https://www.justice.gov/epstein/files/DataSet%2010/EFTA01600817.flac"&gt;https://www.justice.gov/epstein/files/DataSet%2010/EFTA01600817.flac&lt;/a&gt;</text:p>
          </table:table-cell>
        </table:table-row>
        <table:table-row table:style-name="ro1">
          <table:table-cell office:value-type="string" calcext:value-type="string">
            <text:p>&lt;a href="https://www.justice.gov/epstein/files/DataSet%2010/EFTA01600817.aiff"&gt;https://www.justice.gov/epstein/files/DataSet%2010/EFTA01600817.aiff&lt;/a&gt;</text:p>
          </table:table-cell>
        </table:table-row>
        <table:table-row table:style-name="ro1">
          <table:table-cell office:value-type="string" calcext:value-type="string">
            <text:p>&lt;a href="https://www.justice.gov/epstein/files/DataSet%2010/EFTA01600817.mid"&gt;https://www.justice.gov/epstein/files/DataSet%2010/EFTA01600817.mid&lt;/a&gt;</text:p>
          </table:table-cell>
        </table:table-row>
        <table:table-row table:style-name="ro1">
          <table:table-cell office:value-type="string" calcext:value-type="string">
            <text:p>&lt;a href="https://www.justice.gov/epstein/files/DataSet%2010/EFTA01600817.midi"&gt;https://www.justice.gov/epstein/files/DataSet%2010/EFTA01600817.midi&lt;/a&gt;</text:p>
          </table:table-cell>
        </table:table-row>
        <table:table-row table:style-name="ro1">
          <table:table-cell office:value-type="string" calcext:value-type="string">
            <text:p>&lt;a href="https://www.justice.gov/epstein/files/DataSet%2010/EFTA01600817.amr"&gt;https://www.justice.gov/epstein/files/DataSet%2010/EFTA01600817.amr&lt;/a&gt;</text:p>
          </table:table-cell>
        </table:table-row>
        <table:table-row table:style-name="ro1">
          <table:table-cell office:value-type="string" calcext:value-type="string">
            <text:p>&lt;a href="https://www.justice.gov/epstein/files/DataSet%2010/EFTA01600817.ra"&gt;https://www.justice.gov/epstein/files/DataSet%2010/EFTA01600817.ra&lt;/a&gt;</text:p>
          </table:table-cell>
        </table:table-row>
        <table:table-row table:style-name="ro1">
          <table:table-cell office:value-type="string" calcext:value-type="string">
            <text:p>&lt;a href="https://www.justice.gov/epstein/files/DataSet%2010/EFTA01600817.opus"&gt;https://www.justice.gov/epstein/files/DataSet%2010/EFTA01600817.opus&lt;/a&gt;</text:p>
          </table:table-cell>
        </table:table-row>
        <table:table-row table:style-name="ro1">
          <table:table-cell office:value-type="string" calcext:value-type="string">
            <text:p>&lt;a href="https://www.justice.gov/epstein/files/DataSet%2010/EFTA01600817.jpg"&gt;https://www.justice.gov/epstein/files/DataSet%2010/EFTA01600817.jpg&lt;/a&gt;</text:p>
          </table:table-cell>
        </table:table-row>
        <table:table-row table:style-name="ro1">
          <table:table-cell office:value-type="string" calcext:value-type="string">
            <text:p>&lt;a href="https://www.justice.gov/epstein/files/DataSet%2010/EFTA01600817.jpeg"&gt;https://www.justice.gov/epstein/files/DataSet%2010/EFTA01600817.jpeg&lt;/a&gt;</text:p>
          </table:table-cell>
        </table:table-row>
        <table:table-row table:style-name="ro1">
          <table:table-cell office:value-type="string" calcext:value-type="string">
            <text:p>&lt;a href="https://www.justice.gov/epstein/files/DataSet%2010/EFTA01600817.png"&gt;https://www.justice.gov/epstein/files/DataSet%2010/EFTA01600817.png&lt;/a&gt;</text:p>
          </table:table-cell>
        </table:table-row>
        <table:table-row table:style-name="ro1">
          <table:table-cell office:value-type="string" calcext:value-type="string">
            <text:p>&lt;a href="https://www.justice.gov/epstein/files/DataSet%2010/EFTA01600817.gif"&gt;https://www.justice.gov/epstein/files/DataSet%2010/EFTA01600817.gif&lt;/a&gt;</text:p>
          </table:table-cell>
        </table:table-row>
        <table:table-row table:style-name="ro1">
          <table:table-cell office:value-type="string" calcext:value-type="string">
            <text:p>&lt;a href="https://www.justice.gov/epstein/files/DataSet%2010/EFTA01600817.bmp"&gt;https://www.justice.gov/epstein/files/DataSet%2010/EFTA01600817.bmp&lt;/a&gt;</text:p>
          </table:table-cell>
        </table:table-row>
        <table:table-row table:style-name="ro1">
          <table:table-cell office:value-type="string" calcext:value-type="string">
            <text:p>&lt;a href="https://www.justice.gov/epstein/files/DataSet%2010/EFTA01600817.tif"&gt;https://www.justice.gov/epstein/files/DataSet%2010/EFTA01600817.tif&lt;/a&gt;</text:p>
          </table:table-cell>
        </table:table-row>
        <table:table-row table:style-name="ro1">
          <table:table-cell office:value-type="string" calcext:value-type="string">
            <text:p>&lt;a href="https://www.justice.gov/epstein/files/DataSet%2010/EFTA01600817.tiff"&gt;https://www.justice.gov/epstein/files/DataSet%2010/EFTA01600817.tiff&lt;/a&gt;</text:p>
          </table:table-cell>
        </table:table-row>
        <table:table-row table:style-name="ro1">
          <table:table-cell office:value-type="string" calcext:value-type="string">
            <text:p>&lt;a href="https://www.justice.gov/epstein/files/DataSet%2010/EFTA01600817.webp"&gt;https://www.justice.gov/epstein/files/DataSet%2010/EFTA01600817.webp&lt;/a&gt;</text:p>
          </table:table-cell>
        </table:table-row>
        <table:table-row table:style-name="ro1">
          <table:table-cell office:value-type="string" calcext:value-type="string">
            <text:p>&lt;a href="https://www.justice.gov/epstein/files/DataSet%2010/EFTA01600817.heic"&gt;https://www.justice.gov/epstein/files/DataSet%2010/EFTA01600817.heic&lt;/a&gt;</text:p>
          </table:table-cell>
        </table:table-row>
        <table:table-row table:style-name="ro1">
          <table:table-cell office:value-type="string" calcext:value-type="string">
            <text:p>&lt;a href="https://www.justice.gov/epstein/files/DataSet%2010/EFTA01600817.heif"&gt;https://www.justice.gov/epstein/files/DataSet%2010/EFTA01600817.heif&lt;/a&gt;</text:p>
          </table:table-cell>
        </table:table-row>
        <table:table-row table:style-name="ro1">
          <table:table-cell office:value-type="string" calcext:value-type="string">
            <text:p>&lt;a href="https://www.justice.gov/epstein/files/DataSet%2010/EFTA01600817.psd"&gt;https://www.justice.gov/epstein/files/DataSet%2010/EFTA01600817.psd&lt;/a&gt;</text:p>
          </table:table-cell>
        </table:table-row>
        <table:table-row table:style-name="ro1">
          <table:table-cell office:value-type="string" calcext:value-type="string">
            <text:p>&lt;a href="https://www.justice.gov/epstein/files/DataSet%2010/EFTA01600817.eps"&gt;https://www.justice.gov/epstein/files/DataSet%2010/EFTA01600817.eps&lt;/a&gt;</text:p>
          </table:table-cell>
        </table:table-row>
        <table:table-row table:style-name="ro1">
          <table:table-cell office:value-type="string" calcext:value-type="string">
            <text:p>&lt;a href="https://www.justice.gov/epstein/files/DataSet%2010/EFTA01600817.raw"&gt;https://www.justice.gov/epstein/files/DataSet%2010/EFTA01600817.raw&lt;/a&gt;</text:p>
          </table:table-cell>
        </table:table-row>
        <table:table-row table:style-name="ro1">
          <table:table-cell office:value-type="string" calcext:value-type="string">
            <text:p>&lt;a href="https://www.justice.gov/epstein/files/DataSet%2010/EFTA01600817.svg"&gt;https://www.justice.gov/epstein/files/DataSet%2010/EFTA01600817.svg&lt;/a&gt;</text:p>
          </table:table-cell>
        </table:table-row>
        <table:table-row table:style-name="ro1">
          <table:table-cell office:value-type="string" calcext:value-type="string">
            <text:p>&lt;a href="https://www.justice.gov/epstein/files/DataSet%2010/EFTA01600817.pcx"&gt;https://www.justice.gov/epstein/files/DataSet%2010/EFTA01600817.pcx&lt;/a&gt;</text:p>
          </table:table-cell>
        </table:table-row>
        <table:table-row table:style-name="ro1">
          <table:table-cell office:value-type="string" calcext:value-type="string">
            <text:p>&lt;a href="https://www.justice.gov/epstein/files/DataSet%2010/EFTA01600817.doc"&gt;https://www.justice.gov/epstein/files/DataSet%2010/EFTA01600817.doc&lt;/a&gt;</text:p>
          </table:table-cell>
        </table:table-row>
        <table:table-row table:style-name="ro1">
          <table:table-cell office:value-type="string" calcext:value-type="string">
            <text:p>&lt;a href="https://www.justice.gov/epstein/files/DataSet%2010/EFTA01600817.docx"&gt;https://www.justice.gov/epstein/files/DataSet%2010/EFTA01600817.docx&lt;/a&gt;</text:p>
          </table:table-cell>
        </table:table-row>
        <table:table-row table:style-name="ro1">
          <table:table-cell office:value-type="string" calcext:value-type="string">
            <text:p>&lt;a href="https://www.justice.gov/epstein/files/DataSet%2010/EFTA01600817.docm"&gt;https://www.justice.gov/epstein/files/DataSet%2010/EFTA01600817.docm&lt;/a&gt;</text:p>
          </table:table-cell>
        </table:table-row>
        <table:table-row table:style-name="ro1">
          <table:table-cell office:value-type="string" calcext:value-type="string">
            <text:p>&lt;a href="https://www.justice.gov/epstein/files/DataSet%2010/EFTA01600817.rtf"&gt;https://www.justice.gov/epstein/files/DataSet%2010/EFTA01600817.rtf&lt;/a&gt;</text:p>
          </table:table-cell>
        </table:table-row>
        <table:table-row table:style-name="ro1">
          <table:table-cell office:value-type="string" calcext:value-type="string">
            <text:p>&lt;a href="https://www.justice.gov/epstein/files/DataSet%2010/EFTA01600817.odt"&gt;https://www.justice.gov/epstein/files/DataSet%2010/EFTA01600817.odt&lt;/a&gt;</text:p>
          </table:table-cell>
        </table:table-row>
        <table:table-row table:style-name="ro1">
          <table:table-cell office:value-type="string" calcext:value-type="string">
            <text:p>&lt;a href="https://www.justice.gov/epstein/files/DataSet%2010/EFTA01600817.txt"&gt;https://www.justice.gov/epstein/files/DataSet%2010/EFTA01600817.txt&lt;/a&gt;</text:p>
          </table:table-cell>
        </table:table-row>
        <table:table-row table:style-name="ro1">
          <table:table-cell office:value-type="string" calcext:value-type="string">
            <text:p>&lt;a href="https://www.justice.gov/epstein/files/DataSet%2010/EFTA01600817.wps"&gt;https://www.justice.gov/epstein/files/DataSet%2010/EFTA01600817.wps&lt;/a&gt;</text:p>
          </table:table-cell>
        </table:table-row>
        <table:table-row table:style-name="ro1">
          <table:table-cell office:value-type="string" calcext:value-type="string">
            <text:p>&lt;a href="https://www.justice.gov/epstein/files/DataSet%2010/EFTA01600817.dot"&gt;https://www.justice.gov/epstein/files/DataSet%2010/EFTA01600817.dot&lt;/a&gt;</text:p>
          </table:table-cell>
        </table:table-row>
        <table:table-row table:style-name="ro1">
          <table:table-cell office:value-type="string" calcext:value-type="string">
            <text:p>&lt;a href="https://www.justice.gov/epstein/files/DataSet%2010/EFTA01600817.dotx"&gt;https://www.justice.gov/epstein/files/DataSet%2010/EFTA01600817.dotx&lt;/a&gt;</text:p>
          </table:table-cell>
        </table:table-row>
        <table:table-row table:style-name="ro1">
          <table:table-cell office:value-type="string" calcext:value-type="string">
            <text:p>&lt;a href="https://www.justice.gov/epstein/files/DataSet%2010/EFTA01600817.abw"&gt;https://www.justice.gov/epstein/files/DataSet%2010/EFTA01600817.abw&lt;/a&gt;</text:p>
          </table:table-cell>
        </table:table-row>
        <table:table-row table:style-name="ro1">
          <table:table-cell office:value-type="string" calcext:value-type="string">
            <text:p>&lt;a href="https://www.justice.gov/epstein/files/DataSet%2010/EFTA01600817.ppt"&gt;https://www.justice.gov/epstein/files/DataSet%2010/EFTA01600817.ppt&lt;/a&gt;</text:p>
          </table:table-cell>
        </table:table-row>
        <table:table-row table:style-name="ro1">
          <table:table-cell office:value-type="string" calcext:value-type="string">
            <text:p>&lt;a href="https://www.justice.gov/epstein/files/DataSet%2010/EFTA01600817.pptx"&gt;https://www.justice.gov/epstein/files/DataSet%2010/EFTA01600817.pptx&lt;/a&gt;</text:p>
          </table:table-cell>
        </table:table-row>
        <table:table-row table:style-name="ro1">
          <table:table-cell office:value-type="string" calcext:value-type="string">
            <text:p>&lt;a href="https://www.justice.gov/epstein/files/DataSet%2010/EFTA01600817.pptm"&gt;https://www.justice.gov/epstein/files/DataSet%2010/EFTA01600817.pptm&lt;/a&gt;</text:p>
          </table:table-cell>
        </table:table-row>
        <table:table-row table:style-name="ro1">
          <table:table-cell office:value-type="string" calcext:value-type="string">
            <text:p>&lt;a href="https://www.justice.gov/epstein/files/DataSet%2010/EFTA01600817.pps"&gt;https://www.justice.gov/epstein/files/DataSet%2010/EFTA01600817.pps&lt;/a&gt;</text:p>
          </table:table-cell>
        </table:table-row>
        <table:table-row table:style-name="ro1">
          <table:table-cell office:value-type="string" calcext:value-type="string">
            <text:p>&lt;a href="https://www.justice.gov/epstein/files/DataSet%2010/EFTA01600817.ppsx"&gt;https://www.justice.gov/epstein/files/DataSet%2010/EFTA01600817.ppsx&lt;/a&gt;</text:p>
          </table:table-cell>
        </table:table-row>
        <table:table-row table:style-name="ro1">
          <table:table-cell office:value-type="string" calcext:value-type="string">
            <text:p>&lt;a href="https://www.justice.gov/epstein/files/DataSet%2010/EFTA01600817.pot"&gt;https://www.justice.gov/epstein/files/DataSet%2010/EFTA01600817.pot&lt;/a&gt;</text:p>
          </table:table-cell>
        </table:table-row>
        <table:table-row table:style-name="ro1">
          <table:table-cell office:value-type="string" calcext:value-type="string">
            <text:p>&lt;a href="https://www.justice.gov/epstein/files/DataSet%2010/EFTA01600817.potx"&gt;https://www.justice.gov/epstein/files/DataSet%2010/EFTA01600817.potx&lt;/a&gt;</text:p>
          </table:table-cell>
        </table:table-row>
        <table:table-row table:style-name="ro1">
          <table:table-cell office:value-type="string" calcext:value-type="string">
            <text:p>&lt;a href="https://www.justice.gov/epstein/files/DataSet%2010/EFTA01600817.odp"&gt;https://www.justice.gov/epstein/files/DataSet%2010/EFTA01600817.odp&lt;/a&gt;</text:p>
          </table:table-cell>
        </table:table-row>
        <table:table-row table:style-name="ro1">
          <table:table-cell office:value-type="string" calcext:value-type="string">
            <text:p>&lt;a href="https://www.justice.gov/epstein/files/DataSet%2010/EFTA01600817.key"&gt;https://www.justice.gov/epstein/files/DataSet%2010/EFTA01600817.key&lt;/a&gt;</text:p>
          </table:table-cell>
        </table:table-row>
        <table:table-row table:style-name="ro1">
          <table:table-cell office:value-type="string" calcext:value-type="string">
            <text:p>&lt;a href="https://www.justice.gov/epstein/files/DataSet%2010/EFTA01600817.xls"&gt;https://www.justice.gov/epstein/files/DataSet%2010/EFTA01600817.xls&lt;/a&gt;</text:p>
          </table:table-cell>
        </table:table-row>
        <table:table-row table:style-name="ro1">
          <table:table-cell office:value-type="string" calcext:value-type="string">
            <text:p>&lt;a href="https://www.justice.gov/epstein/files/DataSet%2010/EFTA01600817.xlsx"&gt;https://www.justice.gov/epstein/files/DataSet%2010/EFTA01600817.xlsx&lt;/a&gt;</text:p>
          </table:table-cell>
        </table:table-row>
        <table:table-row table:style-name="ro1">
          <table:table-cell office:value-type="string" calcext:value-type="string">
            <text:p>&lt;a href="https://www.justice.gov/epstein/files/DataSet%2010/EFTA01600817.xlsm"&gt;https://www.justice.gov/epstein/files/DataSet%2010/EFTA01600817.xlsm&lt;/a&gt;</text:p>
          </table:table-cell>
        </table:table-row>
        <table:table-row table:style-name="ro1">
          <table:table-cell office:value-type="string" calcext:value-type="string">
            <text:p>&lt;a href="https://www.justice.gov/epstein/files/DataSet%2010/EFTA01600817.xlt"&gt;https://www.justice.gov/epstein/files/DataSet%2010/EFTA01600817.xlt&lt;/a&gt;</text:p>
          </table:table-cell>
        </table:table-row>
        <table:table-row table:style-name="ro1">
          <table:table-cell office:value-type="string" calcext:value-type="string">
            <text:p>&lt;a href="https://www.justice.gov/epstein/files/DataSet%2010/EFTA01600817.xltx"&gt;https://www.justice.gov/epstein/files/DataSet%2010/EFTA01600817.xltx&lt;/a&gt;</text:p>
          </table:table-cell>
        </table:table-row>
        <table:table-row table:style-name="ro1">
          <table:table-cell office:value-type="string" calcext:value-type="string">
            <text:p>&lt;a href="https://www.justice.gov/epstein/files/DataSet%2010/EFTA01600817.ods"&gt;https://www.justice.gov/epstein/files/DataSet%2010/EFTA01600817.ods&lt;/a&gt;</text:p>
          </table:table-cell>
        </table:table-row>
        <table:table-row table:style-name="ro1">
          <table:table-cell office:value-type="string" calcext:value-type="string">
            <text:p>&lt;a href="https://www.justice.gov/epstein/files/DataSet%2010/EFTA01600817.csv"&gt;https://www.justice.gov/epstein/files/DataSet%2010/EFTA01600817.csv&lt;/a&gt;</text:p>
          </table:table-cell>
        </table:table-row>
        <table:table-row table:style-name="ro1">
          <table:table-cell office:value-type="string" calcext:value-type="string">
            <text:p>&lt;a href="https://www.justice.gov/epstein/files/DataSet%2010/EFTA01600817.numbers"&gt;https://www.justice.gov/epstein/files/DataSet%2010/EFTA01600817.numbers&lt;/a&gt;</text:p>
          </table:table-cell>
        </table:table-row>
        <table:table-row table:style-name="ro1">
          <table:table-cell office:value-type="string" calcext:value-type="string">
            <text:p>&lt;a href="https://www.justice.gov/epstein/files/DataSet%2010/EFTA01600817.wks"&gt;https://www.justice.gov/epstein/files/DataSet%2010/EFTA01600817.wks&lt;/a&gt;</text:p>
          </table:table-cell>
        </table:table-row>
        <table:table-row table:style-name="ro1">
          <table:table-cell office:value-type="string" calcext:value-type="string">
            <text:p>&lt;a href="https://www.justice.gov/epstein/files/DataSet%2010/EFTA01600822.avi"&gt;https://www.justice.gov/epstein/files/DataSet%2010/EFTA01600822.avi&lt;/a&gt;</text:p>
          </table:table-cell>
        </table:table-row>
        <table:table-row table:style-name="ro1">
          <table:table-cell office:value-type="string" calcext:value-type="string">
            <text:p>&lt;a href="https://www.justice.gov/epstein/files/DataSet%2010/EFTA01600822.mp4"&gt;https://www.justice.gov/epstein/files/DataSet%2010/EFTA01600822.mp4&lt;/a&gt;</text:p>
          </table:table-cell>
        </table:table-row>
        <table:table-row table:style-name="ro1">
          <table:table-cell office:value-type="string" calcext:value-type="string">
            <text:p>&lt;a href="https://www.justice.gov/epstein/files/DataSet%2010/EFTA01600822.mkv"&gt;https://www.justice.gov/epstein/files/DataSet%2010/EFTA01600822.mkv&lt;/a&gt;</text:p>
          </table:table-cell>
        </table:table-row>
        <table:table-row table:style-name="ro1">
          <table:table-cell office:value-type="string" calcext:value-type="string">
            <text:p>&lt;a href="https://www.justice.gov/epstein/files/DataSet%2010/EFTA01600822.mov"&gt;https://www.justice.gov/epstein/files/DataSet%2010/EFTA01600822.mov&lt;/a&gt;</text:p>
          </table:table-cell>
        </table:table-row>
        <table:table-row table:style-name="ro1">
          <table:table-cell office:value-type="string" calcext:value-type="string">
            <text:p>&lt;a href="https://www.justice.gov/epstein/files/DataSet%2010/EFTA01600822.wmv"&gt;https://www.justice.gov/epstein/files/DataSet%2010/EFTA01600822.wmv&lt;/a&gt;</text:p>
          </table:table-cell>
        </table:table-row>
        <table:table-row table:style-name="ro1">
          <table:table-cell office:value-type="string" calcext:value-type="string">
            <text:p>&lt;a href="https://www.justice.gov/epstein/files/DataSet%2010/EFTA01600822.flv"&gt;https://www.justice.gov/epstein/files/DataSet%2010/EFTA01600822.flv&lt;/a&gt;</text:p>
          </table:table-cell>
        </table:table-row>
        <table:table-row table:style-name="ro1">
          <table:table-cell office:value-type="string" calcext:value-type="string">
            <text:p>&lt;a href="https://www.justice.gov/epstein/files/DataSet%2010/EFTA01600822.webm"&gt;https://www.justice.gov/epstein/files/DataSet%2010/EFTA01600822.webm&lt;/a&gt;</text:p>
          </table:table-cell>
        </table:table-row>
        <table:table-row table:style-name="ro1">
          <table:table-cell office:value-type="string" calcext:value-type="string">
            <text:p>&lt;a href="https://www.justice.gov/epstein/files/DataSet%2010/EFTA01600822.mpg"&gt;https://www.justice.gov/epstein/files/DataSet%2010/EFTA01600822.mpg&lt;/a&gt;</text:p>
          </table:table-cell>
        </table:table-row>
        <table:table-row table:style-name="ro1">
          <table:table-cell office:value-type="string" calcext:value-type="string">
            <text:p>&lt;a href="https://www.justice.gov/epstein/files/DataSet%2010/EFTA01600822.mpeg"&gt;https://www.justice.gov/epstein/files/DataSet%2010/EFTA01600822.mpeg&lt;/a&gt;</text:p>
          </table:table-cell>
        </table:table-row>
        <table:table-row table:style-name="ro1">
          <table:table-cell office:value-type="string" calcext:value-type="string">
            <text:p>&lt;a href="https://www.justice.gov/epstein/files/DataSet%2010/EFTA01600822.m4v"&gt;https://www.justice.gov/epstein/files/DataSet%2010/EFTA01600822.m4v&lt;/a&gt;</text:p>
          </table:table-cell>
        </table:table-row>
        <table:table-row table:style-name="ro1">
          <table:table-cell office:value-type="string" calcext:value-type="string">
            <text:p>&lt;a href="https://www.justice.gov/epstein/files/DataSet%2010/EFTA01600822.ogv"&gt;https://www.justice.gov/epstein/files/DataSet%2010/EFTA01600822.ogv&lt;/a&gt;</text:p>
          </table:table-cell>
        </table:table-row>
        <table:table-row table:style-name="ro1">
          <table:table-cell office:value-type="string" calcext:value-type="string">
            <text:p>&lt;a href="https://www.justice.gov/epstein/files/DataSet%2010/EFTA01600822.vob"&gt;https://www.justice.gov/epstein/files/DataSet%2010/EFTA01600822.vob&lt;/a&gt;</text:p>
          </table:table-cell>
        </table:table-row>
        <table:table-row table:style-name="ro1">
          <table:table-cell office:value-type="string" calcext:value-type="string">
            <text:p>&lt;a href="https://www.justice.gov/epstein/files/DataSet%2010/EFTA01600822.3gp"&gt;https://www.justice.gov/epstein/files/DataSet%2010/EFTA01600822.3gp&lt;/a&gt;</text:p>
          </table:table-cell>
        </table:table-row>
        <table:table-row table:style-name="ro1">
          <table:table-cell office:value-type="string" calcext:value-type="string">
            <text:p>&lt;a href="https://www.justice.gov/epstein/files/DataSet%2010/EFTA01600822.ts"&gt;https://www.justice.gov/epstein/files/DataSet%2010/EFTA01600822.ts&lt;/a&gt;</text:p>
          </table:table-cell>
        </table:table-row>
        <table:table-row table:style-name="ro1">
          <table:table-cell office:value-type="string" calcext:value-type="string">
            <text:p>&lt;a href="https://www.justice.gov/epstein/files/DataSet%2010/EFTA01600822.rm"&gt;https://www.justice.gov/epstein/files/DataSet%2010/EFTA01600822.rm&lt;/a&gt;</text:p>
          </table:table-cell>
        </table:table-row>
        <table:table-row table:style-name="ro1">
          <table:table-cell office:value-type="string" calcext:value-type="string">
            <text:p>&lt;a href="https://www.justice.gov/epstein/files/DataSet%2010/EFTA01600822.asf"&gt;https://www.justice.gov/epstein/files/DataSet%2010/EFTA01600822.asf&lt;/a&gt;</text:p>
          </table:table-cell>
        </table:table-row>
        <table:table-row table:style-name="ro1">
          <table:table-cell office:value-type="string" calcext:value-type="string">
            <text:p>&lt;a href="https://www.justice.gov/epstein/files/DataSet%2010/EFTA01600822.mp3"&gt;https://www.justice.gov/epstein/files/DataSet%2010/EFTA01600822.mp3&lt;/a&gt;</text:p>
          </table:table-cell>
        </table:table-row>
        <table:table-row table:style-name="ro1">
          <table:table-cell office:value-type="string" calcext:value-type="string">
            <text:p>&lt;a href="https://www.justice.gov/epstein/files/DataSet%2010/EFTA01600822.wav"&gt;https://www.justice.gov/epstein/files/DataSet%2010/EFTA01600822.wav&lt;/a&gt;</text:p>
          </table:table-cell>
        </table:table-row>
        <table:table-row table:style-name="ro1">
          <table:table-cell office:value-type="string" calcext:value-type="string">
            <text:p>&lt;a href="https://www.justice.gov/epstein/files/DataSet%2010/EFTA01600822.aac"&gt;https://www.justice.gov/epstein/files/DataSet%2010/EFTA01600822.aac&lt;/a&gt;</text:p>
          </table:table-cell>
        </table:table-row>
        <table:table-row table:style-name="ro1">
          <table:table-cell office:value-type="string" calcext:value-type="string">
            <text:p>&lt;a href="https://www.justice.gov/epstein/files/DataSet%2010/EFTA01600822.m4a"&gt;https://www.justice.gov/epstein/files/DataSet%2010/EFTA01600822.m4a&lt;/a&gt;</text:p>
          </table:table-cell>
        </table:table-row>
        <table:table-row table:style-name="ro1">
          <table:table-cell office:value-type="string" calcext:value-type="string">
            <text:p>&lt;a href="https://www.justice.gov/epstein/files/DataSet%2010/EFTA01600822.wma"&gt;https://www.justice.gov/epstein/files/DataSet%2010/EFTA01600822.wma&lt;/a&gt;</text:p>
          </table:table-cell>
        </table:table-row>
        <table:table-row table:style-name="ro1">
          <table:table-cell office:value-type="string" calcext:value-type="string">
            <text:p>&lt;a href="https://www.justice.gov/epstein/files/DataSet%2010/EFTA01600822.ogg"&gt;https://www.justice.gov/epstein/files/DataSet%2010/EFTA01600822.ogg&lt;/a&gt;</text:p>
          </table:table-cell>
        </table:table-row>
        <table:table-row table:style-name="ro1">
          <table:table-cell office:value-type="string" calcext:value-type="string">
            <text:p>&lt;a href="https://www.justice.gov/epstein/files/DataSet%2010/EFTA01600822.flac"&gt;https://www.justice.gov/epstein/files/DataSet%2010/EFTA01600822.flac&lt;/a&gt;</text:p>
          </table:table-cell>
        </table:table-row>
        <table:table-row table:style-name="ro1">
          <table:table-cell office:value-type="string" calcext:value-type="string">
            <text:p>&lt;a href="https://www.justice.gov/epstein/files/DataSet%2010/EFTA01600822.aiff"&gt;https://www.justice.gov/epstein/files/DataSet%2010/EFTA01600822.aiff&lt;/a&gt;</text:p>
          </table:table-cell>
        </table:table-row>
        <table:table-row table:style-name="ro1">
          <table:table-cell office:value-type="string" calcext:value-type="string">
            <text:p>&lt;a href="https://www.justice.gov/epstein/files/DataSet%2010/EFTA01600822.mid"&gt;https://www.justice.gov/epstein/files/DataSet%2010/EFTA01600822.mid&lt;/a&gt;</text:p>
          </table:table-cell>
        </table:table-row>
        <table:table-row table:style-name="ro1">
          <table:table-cell office:value-type="string" calcext:value-type="string">
            <text:p>&lt;a href="https://www.justice.gov/epstein/files/DataSet%2010/EFTA01600822.midi"&gt;https://www.justice.gov/epstein/files/DataSet%2010/EFTA01600822.midi&lt;/a&gt;</text:p>
          </table:table-cell>
        </table:table-row>
        <table:table-row table:style-name="ro1">
          <table:table-cell office:value-type="string" calcext:value-type="string">
            <text:p>&lt;a href="https://www.justice.gov/epstein/files/DataSet%2010/EFTA01600822.amr"&gt;https://www.justice.gov/epstein/files/DataSet%2010/EFTA01600822.amr&lt;/a&gt;</text:p>
          </table:table-cell>
        </table:table-row>
        <table:table-row table:style-name="ro1">
          <table:table-cell office:value-type="string" calcext:value-type="string">
            <text:p>&lt;a href="https://www.justice.gov/epstein/files/DataSet%2010/EFTA01600822.ra"&gt;https://www.justice.gov/epstein/files/DataSet%2010/EFTA01600822.ra&lt;/a&gt;</text:p>
          </table:table-cell>
        </table:table-row>
        <table:table-row table:style-name="ro1">
          <table:table-cell office:value-type="string" calcext:value-type="string">
            <text:p>&lt;a href="https://www.justice.gov/epstein/files/DataSet%2010/EFTA01600822.opus"&gt;https://www.justice.gov/epstein/files/DataSet%2010/EFTA01600822.opus&lt;/a&gt;</text:p>
          </table:table-cell>
        </table:table-row>
        <table:table-row table:style-name="ro1">
          <table:table-cell office:value-type="string" calcext:value-type="string">
            <text:p>&lt;a href="https://www.justice.gov/epstein/files/DataSet%2010/EFTA01600822.jpg"&gt;https://www.justice.gov/epstein/files/DataSet%2010/EFTA01600822.jpg&lt;/a&gt;</text:p>
          </table:table-cell>
        </table:table-row>
        <table:table-row table:style-name="ro1">
          <table:table-cell office:value-type="string" calcext:value-type="string">
            <text:p>&lt;a href="https://www.justice.gov/epstein/files/DataSet%2010/EFTA01600822.jpeg"&gt;https://www.justice.gov/epstein/files/DataSet%2010/EFTA01600822.jpeg&lt;/a&gt;</text:p>
          </table:table-cell>
        </table:table-row>
        <table:table-row table:style-name="ro1">
          <table:table-cell office:value-type="string" calcext:value-type="string">
            <text:p>&lt;a href="https://www.justice.gov/epstein/files/DataSet%2010/EFTA01600822.png"&gt;https://www.justice.gov/epstein/files/DataSet%2010/EFTA01600822.png&lt;/a&gt;</text:p>
          </table:table-cell>
        </table:table-row>
        <table:table-row table:style-name="ro1">
          <table:table-cell office:value-type="string" calcext:value-type="string">
            <text:p>&lt;a href="https://www.justice.gov/epstein/files/DataSet%2010/EFTA01600822.gif"&gt;https://www.justice.gov/epstein/files/DataSet%2010/EFTA01600822.gif&lt;/a&gt;</text:p>
          </table:table-cell>
        </table:table-row>
        <table:table-row table:style-name="ro1">
          <table:table-cell office:value-type="string" calcext:value-type="string">
            <text:p>&lt;a href="https://www.justice.gov/epstein/files/DataSet%2010/EFTA01600822.bmp"&gt;https://www.justice.gov/epstein/files/DataSet%2010/EFTA01600822.bmp&lt;/a&gt;</text:p>
          </table:table-cell>
        </table:table-row>
        <table:table-row table:style-name="ro1">
          <table:table-cell office:value-type="string" calcext:value-type="string">
            <text:p>&lt;a href="https://www.justice.gov/epstein/files/DataSet%2010/EFTA01600822.tif"&gt;https://www.justice.gov/epstein/files/DataSet%2010/EFTA01600822.tif&lt;/a&gt;</text:p>
          </table:table-cell>
        </table:table-row>
        <table:table-row table:style-name="ro1">
          <table:table-cell office:value-type="string" calcext:value-type="string">
            <text:p>&lt;a href="https://www.justice.gov/epstein/files/DataSet%2010/EFTA01600822.tiff"&gt;https://www.justice.gov/epstein/files/DataSet%2010/EFTA01600822.tiff&lt;/a&gt;</text:p>
          </table:table-cell>
        </table:table-row>
        <table:table-row table:style-name="ro1">
          <table:table-cell office:value-type="string" calcext:value-type="string">
            <text:p>&lt;a href="https://www.justice.gov/epstein/files/DataSet%2010/EFTA01600822.webp"&gt;https://www.justice.gov/epstein/files/DataSet%2010/EFTA01600822.webp&lt;/a&gt;</text:p>
          </table:table-cell>
        </table:table-row>
        <table:table-row table:style-name="ro1">
          <table:table-cell office:value-type="string" calcext:value-type="string">
            <text:p>&lt;a href="https://www.justice.gov/epstein/files/DataSet%2010/EFTA01600822.heic"&gt;https://www.justice.gov/epstein/files/DataSet%2010/EFTA01600822.heic&lt;/a&gt;</text:p>
          </table:table-cell>
        </table:table-row>
        <table:table-row table:style-name="ro1">
          <table:table-cell office:value-type="string" calcext:value-type="string">
            <text:p>&lt;a href="https://www.justice.gov/epstein/files/DataSet%2010/EFTA01600822.heif"&gt;https://www.justice.gov/epstein/files/DataSet%2010/EFTA01600822.heif&lt;/a&gt;</text:p>
          </table:table-cell>
        </table:table-row>
        <table:table-row table:style-name="ro1">
          <table:table-cell office:value-type="string" calcext:value-type="string">
            <text:p>&lt;a href="https://www.justice.gov/epstein/files/DataSet%2010/EFTA01600822.psd"&gt;https://www.justice.gov/epstein/files/DataSet%2010/EFTA01600822.psd&lt;/a&gt;</text:p>
          </table:table-cell>
        </table:table-row>
        <table:table-row table:style-name="ro1">
          <table:table-cell office:value-type="string" calcext:value-type="string">
            <text:p>&lt;a href="https://www.justice.gov/epstein/files/DataSet%2010/EFTA01600822.eps"&gt;https://www.justice.gov/epstein/files/DataSet%2010/EFTA01600822.eps&lt;/a&gt;</text:p>
          </table:table-cell>
        </table:table-row>
        <table:table-row table:style-name="ro1">
          <table:table-cell office:value-type="string" calcext:value-type="string">
            <text:p>&lt;a href="https://www.justice.gov/epstein/files/DataSet%2010/EFTA01600822.raw"&gt;https://www.justice.gov/epstein/files/DataSet%2010/EFTA01600822.raw&lt;/a&gt;</text:p>
          </table:table-cell>
        </table:table-row>
        <table:table-row table:style-name="ro1">
          <table:table-cell office:value-type="string" calcext:value-type="string">
            <text:p>&lt;a href="https://www.justice.gov/epstein/files/DataSet%2010/EFTA01600822.svg"&gt;https://www.justice.gov/epstein/files/DataSet%2010/EFTA01600822.svg&lt;/a&gt;</text:p>
          </table:table-cell>
        </table:table-row>
        <table:table-row table:style-name="ro1">
          <table:table-cell office:value-type="string" calcext:value-type="string">
            <text:p>&lt;a href="https://www.justice.gov/epstein/files/DataSet%2010/EFTA01600822.pcx"&gt;https://www.justice.gov/epstein/files/DataSet%2010/EFTA01600822.pcx&lt;/a&gt;</text:p>
          </table:table-cell>
        </table:table-row>
        <table:table-row table:style-name="ro1">
          <table:table-cell office:value-type="string" calcext:value-type="string">
            <text:p>&lt;a href="https://www.justice.gov/epstein/files/DataSet%2010/EFTA01600822.doc"&gt;https://www.justice.gov/epstein/files/DataSet%2010/EFTA01600822.doc&lt;/a&gt;</text:p>
          </table:table-cell>
        </table:table-row>
        <table:table-row table:style-name="ro1">
          <table:table-cell office:value-type="string" calcext:value-type="string">
            <text:p>&lt;a href="https://www.justice.gov/epstein/files/DataSet%2010/EFTA01600822.docx"&gt;https://www.justice.gov/epstein/files/DataSet%2010/EFTA01600822.docx&lt;/a&gt;</text:p>
          </table:table-cell>
        </table:table-row>
        <table:table-row table:style-name="ro1">
          <table:table-cell office:value-type="string" calcext:value-type="string">
            <text:p>&lt;a href="https://www.justice.gov/epstein/files/DataSet%2010/EFTA01600822.docm"&gt;https://www.justice.gov/epstein/files/DataSet%2010/EFTA01600822.docm&lt;/a&gt;</text:p>
          </table:table-cell>
        </table:table-row>
        <table:table-row table:style-name="ro1">
          <table:table-cell office:value-type="string" calcext:value-type="string">
            <text:p>&lt;a href="https://www.justice.gov/epstein/files/DataSet%2010/EFTA01600822.rtf"&gt;https://www.justice.gov/epstein/files/DataSet%2010/EFTA01600822.rtf&lt;/a&gt;</text:p>
          </table:table-cell>
        </table:table-row>
        <table:table-row table:style-name="ro1">
          <table:table-cell office:value-type="string" calcext:value-type="string">
            <text:p>&lt;a href="https://www.justice.gov/epstein/files/DataSet%2010/EFTA01600822.odt"&gt;https://www.justice.gov/epstein/files/DataSet%2010/EFTA01600822.odt&lt;/a&gt;</text:p>
          </table:table-cell>
        </table:table-row>
        <table:table-row table:style-name="ro1">
          <table:table-cell office:value-type="string" calcext:value-type="string">
            <text:p>&lt;a href="https://www.justice.gov/epstein/files/DataSet%2010/EFTA01600822.txt"&gt;https://www.justice.gov/epstein/files/DataSet%2010/EFTA01600822.txt&lt;/a&gt;</text:p>
          </table:table-cell>
        </table:table-row>
        <table:table-row table:style-name="ro1">
          <table:table-cell office:value-type="string" calcext:value-type="string">
            <text:p>&lt;a href="https://www.justice.gov/epstein/files/DataSet%2010/EFTA01600822.wps"&gt;https://www.justice.gov/epstein/files/DataSet%2010/EFTA01600822.wps&lt;/a&gt;</text:p>
          </table:table-cell>
        </table:table-row>
        <table:table-row table:style-name="ro1">
          <table:table-cell office:value-type="string" calcext:value-type="string">
            <text:p>&lt;a href="https://www.justice.gov/epstein/files/DataSet%2010/EFTA01600822.dot"&gt;https://www.justice.gov/epstein/files/DataSet%2010/EFTA01600822.dot&lt;/a&gt;</text:p>
          </table:table-cell>
        </table:table-row>
        <table:table-row table:style-name="ro1">
          <table:table-cell office:value-type="string" calcext:value-type="string">
            <text:p>&lt;a href="https://www.justice.gov/epstein/files/DataSet%2010/EFTA01600822.dotx"&gt;https://www.justice.gov/epstein/files/DataSet%2010/EFTA01600822.dotx&lt;/a&gt;</text:p>
          </table:table-cell>
        </table:table-row>
        <table:table-row table:style-name="ro1">
          <table:table-cell office:value-type="string" calcext:value-type="string">
            <text:p>&lt;a href="https://www.justice.gov/epstein/files/DataSet%2010/EFTA01600822.abw"&gt;https://www.justice.gov/epstein/files/DataSet%2010/EFTA01600822.abw&lt;/a&gt;</text:p>
          </table:table-cell>
        </table:table-row>
        <table:table-row table:style-name="ro1">
          <table:table-cell office:value-type="string" calcext:value-type="string">
            <text:p>&lt;a href="https://www.justice.gov/epstein/files/DataSet%2010/EFTA01600822.ppt"&gt;https://www.justice.gov/epstein/files/DataSet%2010/EFTA01600822.ppt&lt;/a&gt;</text:p>
          </table:table-cell>
        </table:table-row>
        <table:table-row table:style-name="ro1">
          <table:table-cell office:value-type="string" calcext:value-type="string">
            <text:p>&lt;a href="https://www.justice.gov/epstein/files/DataSet%2010/EFTA01600822.pptx"&gt;https://www.justice.gov/epstein/files/DataSet%2010/EFTA01600822.pptx&lt;/a&gt;</text:p>
          </table:table-cell>
        </table:table-row>
        <table:table-row table:style-name="ro1">
          <table:table-cell office:value-type="string" calcext:value-type="string">
            <text:p>&lt;a href="https://www.justice.gov/epstein/files/DataSet%2010/EFTA01600822.pptm"&gt;https://www.justice.gov/epstein/files/DataSet%2010/EFTA01600822.pptm&lt;/a&gt;</text:p>
          </table:table-cell>
        </table:table-row>
        <table:table-row table:style-name="ro1">
          <table:table-cell office:value-type="string" calcext:value-type="string">
            <text:p>&lt;a href="https://www.justice.gov/epstein/files/DataSet%2010/EFTA01600822.pps"&gt;https://www.justice.gov/epstein/files/DataSet%2010/EFTA01600822.pps&lt;/a&gt;</text:p>
          </table:table-cell>
        </table:table-row>
        <table:table-row table:style-name="ro1">
          <table:table-cell office:value-type="string" calcext:value-type="string">
            <text:p>&lt;a href="https://www.justice.gov/epstein/files/DataSet%2010/EFTA01600822.ppsx"&gt;https://www.justice.gov/epstein/files/DataSet%2010/EFTA01600822.ppsx&lt;/a&gt;</text:p>
          </table:table-cell>
        </table:table-row>
        <table:table-row table:style-name="ro1">
          <table:table-cell office:value-type="string" calcext:value-type="string">
            <text:p>&lt;a href="https://www.justice.gov/epstein/files/DataSet%2010/EFTA01600822.pot"&gt;https://www.justice.gov/epstein/files/DataSet%2010/EFTA01600822.pot&lt;/a&gt;</text:p>
          </table:table-cell>
        </table:table-row>
        <table:table-row table:style-name="ro1">
          <table:table-cell office:value-type="string" calcext:value-type="string">
            <text:p>&lt;a href="https://www.justice.gov/epstein/files/DataSet%2010/EFTA01600822.potx"&gt;https://www.justice.gov/epstein/files/DataSet%2010/EFTA01600822.potx&lt;/a&gt;</text:p>
          </table:table-cell>
        </table:table-row>
        <table:table-row table:style-name="ro1">
          <table:table-cell office:value-type="string" calcext:value-type="string">
            <text:p>&lt;a href="https://www.justice.gov/epstein/files/DataSet%2010/EFTA01600822.odp"&gt;https://www.justice.gov/epstein/files/DataSet%2010/EFTA01600822.odp&lt;/a&gt;</text:p>
          </table:table-cell>
        </table:table-row>
        <table:table-row table:style-name="ro1">
          <table:table-cell office:value-type="string" calcext:value-type="string">
            <text:p>&lt;a href="https://www.justice.gov/epstein/files/DataSet%2010/EFTA01600822.key"&gt;https://www.justice.gov/epstein/files/DataSet%2010/EFTA01600822.key&lt;/a&gt;</text:p>
          </table:table-cell>
        </table:table-row>
        <table:table-row table:style-name="ro1">
          <table:table-cell office:value-type="string" calcext:value-type="string">
            <text:p>&lt;a href="https://www.justice.gov/epstein/files/DataSet%2010/EFTA01600822.xls"&gt;https://www.justice.gov/epstein/files/DataSet%2010/EFTA01600822.xls&lt;/a&gt;</text:p>
          </table:table-cell>
        </table:table-row>
        <table:table-row table:style-name="ro1">
          <table:table-cell office:value-type="string" calcext:value-type="string">
            <text:p>&lt;a href="https://www.justice.gov/epstein/files/DataSet%2010/EFTA01600822.xlsx"&gt;https://www.justice.gov/epstein/files/DataSet%2010/EFTA01600822.xlsx&lt;/a&gt;</text:p>
          </table:table-cell>
        </table:table-row>
        <table:table-row table:style-name="ro1">
          <table:table-cell office:value-type="string" calcext:value-type="string">
            <text:p>&lt;a href="https://www.justice.gov/epstein/files/DataSet%2010/EFTA01600822.xlsm"&gt;https://www.justice.gov/epstein/files/DataSet%2010/EFTA01600822.xlsm&lt;/a&gt;</text:p>
          </table:table-cell>
        </table:table-row>
        <table:table-row table:style-name="ro1">
          <table:table-cell office:value-type="string" calcext:value-type="string">
            <text:p>&lt;a href="https://www.justice.gov/epstein/files/DataSet%2010/EFTA01600822.xlt"&gt;https://www.justice.gov/epstein/files/DataSet%2010/EFTA01600822.xlt&lt;/a&gt;</text:p>
          </table:table-cell>
        </table:table-row>
        <table:table-row table:style-name="ro1">
          <table:table-cell office:value-type="string" calcext:value-type="string">
            <text:p>&lt;a href="https://www.justice.gov/epstein/files/DataSet%2010/EFTA01600822.xltx"&gt;https://www.justice.gov/epstein/files/DataSet%2010/EFTA01600822.xltx&lt;/a&gt;</text:p>
          </table:table-cell>
        </table:table-row>
        <table:table-row table:style-name="ro1">
          <table:table-cell office:value-type="string" calcext:value-type="string">
            <text:p>&lt;a href="https://www.justice.gov/epstein/files/DataSet%2010/EFTA01600822.ods"&gt;https://www.justice.gov/epstein/files/DataSet%2010/EFTA01600822.ods&lt;/a&gt;</text:p>
          </table:table-cell>
        </table:table-row>
        <table:table-row table:style-name="ro1">
          <table:table-cell office:value-type="string" calcext:value-type="string">
            <text:p>&lt;a href="https://www.justice.gov/epstein/files/DataSet%2010/EFTA01600822.csv"&gt;https://www.justice.gov/epstein/files/DataSet%2010/EFTA01600822.csv&lt;/a&gt;</text:p>
          </table:table-cell>
        </table:table-row>
        <table:table-row table:style-name="ro1">
          <table:table-cell office:value-type="string" calcext:value-type="string">
            <text:p>&lt;a href="https://www.justice.gov/epstein/files/DataSet%2010/EFTA01600822.numbers"&gt;https://www.justice.gov/epstein/files/DataSet%2010/EFTA01600822.numbers&lt;/a&gt;</text:p>
          </table:table-cell>
        </table:table-row>
        <table:table-row table:style-name="ro1">
          <table:table-cell office:value-type="string" calcext:value-type="string">
            <text:p>&lt;a href="https://www.justice.gov/epstein/files/DataSet%2010/EFTA01600822.wks"&gt;https://www.justice.gov/epstein/files/DataSet%2010/EFTA01600822.wks&lt;/a&gt;</text:p>
          </table:table-cell>
        </table:table-row>
        <table:table-row table:style-name="ro1">
          <table:table-cell office:value-type="string" calcext:value-type="string">
            <text:p>&lt;a href="https://www.justice.gov/epstein/files/DataSet%2010/EFTA01600823.avi"&gt;https://www.justice.gov/epstein/files/DataSet%2010/EFTA01600823.avi&lt;/a&gt;</text:p>
          </table:table-cell>
        </table:table-row>
        <table:table-row table:style-name="ro1">
          <table:table-cell office:value-type="string" calcext:value-type="string">
            <text:p>&lt;a href="https://www.justice.gov/epstein/files/DataSet%2010/EFTA01600823.mp4"&gt;https://www.justice.gov/epstein/files/DataSet%2010/EFTA01600823.mp4&lt;/a&gt;</text:p>
          </table:table-cell>
        </table:table-row>
        <table:table-row table:style-name="ro1">
          <table:table-cell office:value-type="string" calcext:value-type="string">
            <text:p>&lt;a href="https://www.justice.gov/epstein/files/DataSet%2010/EFTA01600823.mkv"&gt;https://www.justice.gov/epstein/files/DataSet%2010/EFTA01600823.mkv&lt;/a&gt;</text:p>
          </table:table-cell>
        </table:table-row>
        <table:table-row table:style-name="ro1">
          <table:table-cell office:value-type="string" calcext:value-type="string">
            <text:p>&lt;a href="https://www.justice.gov/epstein/files/DataSet%2010/EFTA01600823.mov"&gt;https://www.justice.gov/epstein/files/DataSet%2010/EFTA01600823.mov&lt;/a&gt;</text:p>
          </table:table-cell>
        </table:table-row>
        <table:table-row table:style-name="ro1">
          <table:table-cell office:value-type="string" calcext:value-type="string">
            <text:p>&lt;a href="https://www.justice.gov/epstein/files/DataSet%2010/EFTA01600823.wmv"&gt;https://www.justice.gov/epstein/files/DataSet%2010/EFTA01600823.wmv&lt;/a&gt;</text:p>
          </table:table-cell>
        </table:table-row>
        <table:table-row table:style-name="ro1">
          <table:table-cell office:value-type="string" calcext:value-type="string">
            <text:p>&lt;a href="https://www.justice.gov/epstein/files/DataSet%2010/EFTA01600823.flv"&gt;https://www.justice.gov/epstein/files/DataSet%2010/EFTA01600823.flv&lt;/a&gt;</text:p>
          </table:table-cell>
        </table:table-row>
        <table:table-row table:style-name="ro1">
          <table:table-cell office:value-type="string" calcext:value-type="string">
            <text:p>&lt;a href="https://www.justice.gov/epstein/files/DataSet%2010/EFTA01600823.webm"&gt;https://www.justice.gov/epstein/files/DataSet%2010/EFTA01600823.webm&lt;/a&gt;</text:p>
          </table:table-cell>
        </table:table-row>
        <table:table-row table:style-name="ro1">
          <table:table-cell office:value-type="string" calcext:value-type="string">
            <text:p>&lt;a href="https://www.justice.gov/epstein/files/DataSet%2010/EFTA01600823.mpg"&gt;https://www.justice.gov/epstein/files/DataSet%2010/EFTA01600823.mpg&lt;/a&gt;</text:p>
          </table:table-cell>
        </table:table-row>
        <table:table-row table:style-name="ro1">
          <table:table-cell office:value-type="string" calcext:value-type="string">
            <text:p>&lt;a href="https://www.justice.gov/epstein/files/DataSet%2010/EFTA01600823.mpeg"&gt;https://www.justice.gov/epstein/files/DataSet%2010/EFTA01600823.mpeg&lt;/a&gt;</text:p>
          </table:table-cell>
        </table:table-row>
        <table:table-row table:style-name="ro1">
          <table:table-cell office:value-type="string" calcext:value-type="string">
            <text:p>&lt;a href="https://www.justice.gov/epstein/files/DataSet%2010/EFTA01600823.m4v"&gt;https://www.justice.gov/epstein/files/DataSet%2010/EFTA01600823.m4v&lt;/a&gt;</text:p>
          </table:table-cell>
        </table:table-row>
        <table:table-row table:style-name="ro1">
          <table:table-cell office:value-type="string" calcext:value-type="string">
            <text:p>&lt;a href="https://www.justice.gov/epstein/files/DataSet%2010/EFTA01600823.ogv"&gt;https://www.justice.gov/epstein/files/DataSet%2010/EFTA01600823.ogv&lt;/a&gt;</text:p>
          </table:table-cell>
        </table:table-row>
        <table:table-row table:style-name="ro1">
          <table:table-cell office:value-type="string" calcext:value-type="string">
            <text:p>&lt;a href="https://www.justice.gov/epstein/files/DataSet%2010/EFTA01600823.vob"&gt;https://www.justice.gov/epstein/files/DataSet%2010/EFTA01600823.vob&lt;/a&gt;</text:p>
          </table:table-cell>
        </table:table-row>
        <table:table-row table:style-name="ro1">
          <table:table-cell office:value-type="string" calcext:value-type="string">
            <text:p>&lt;a href="https://www.justice.gov/epstein/files/DataSet%2010/EFTA01600823.3gp"&gt;https://www.justice.gov/epstein/files/DataSet%2010/EFTA01600823.3gp&lt;/a&gt;</text:p>
          </table:table-cell>
        </table:table-row>
        <table:table-row table:style-name="ro1">
          <table:table-cell office:value-type="string" calcext:value-type="string">
            <text:p>&lt;a href="https://www.justice.gov/epstein/files/DataSet%2010/EFTA01600823.ts"&gt;https://www.justice.gov/epstein/files/DataSet%2010/EFTA01600823.ts&lt;/a&gt;</text:p>
          </table:table-cell>
        </table:table-row>
        <table:table-row table:style-name="ro1">
          <table:table-cell office:value-type="string" calcext:value-type="string">
            <text:p>&lt;a href="https://www.justice.gov/epstein/files/DataSet%2010/EFTA01600823.rm"&gt;https://www.justice.gov/epstein/files/DataSet%2010/EFTA01600823.rm&lt;/a&gt;</text:p>
          </table:table-cell>
        </table:table-row>
        <table:table-row table:style-name="ro1">
          <table:table-cell office:value-type="string" calcext:value-type="string">
            <text:p>&lt;a href="https://www.justice.gov/epstein/files/DataSet%2010/EFTA01600823.asf"&gt;https://www.justice.gov/epstein/files/DataSet%2010/EFTA01600823.asf&lt;/a&gt;</text:p>
          </table:table-cell>
        </table:table-row>
        <table:table-row table:style-name="ro1">
          <table:table-cell office:value-type="string" calcext:value-type="string">
            <text:p>&lt;a href="https://www.justice.gov/epstein/files/DataSet%2010/EFTA01600823.mp3"&gt;https://www.justice.gov/epstein/files/DataSet%2010/EFTA01600823.mp3&lt;/a&gt;</text:p>
          </table:table-cell>
        </table:table-row>
        <table:table-row table:style-name="ro1">
          <table:table-cell office:value-type="string" calcext:value-type="string">
            <text:p>&lt;a href="https://www.justice.gov/epstein/files/DataSet%2010/EFTA01600823.wav"&gt;https://www.justice.gov/epstein/files/DataSet%2010/EFTA01600823.wav&lt;/a&gt;</text:p>
          </table:table-cell>
        </table:table-row>
        <table:table-row table:style-name="ro1">
          <table:table-cell office:value-type="string" calcext:value-type="string">
            <text:p>&lt;a href="https://www.justice.gov/epstein/files/DataSet%2010/EFTA01600823.aac"&gt;https://www.justice.gov/epstein/files/DataSet%2010/EFTA01600823.aac&lt;/a&gt;</text:p>
          </table:table-cell>
        </table:table-row>
        <table:table-row table:style-name="ro1">
          <table:table-cell office:value-type="string" calcext:value-type="string">
            <text:p>&lt;a href="https://www.justice.gov/epstein/files/DataSet%2010/EFTA01600823.m4a"&gt;https://www.justice.gov/epstein/files/DataSet%2010/EFTA01600823.m4a&lt;/a&gt;</text:p>
          </table:table-cell>
        </table:table-row>
        <table:table-row table:style-name="ro1">
          <table:table-cell office:value-type="string" calcext:value-type="string">
            <text:p>&lt;a href="https://www.justice.gov/epstein/files/DataSet%2010/EFTA01600823.wma"&gt;https://www.justice.gov/epstein/files/DataSet%2010/EFTA01600823.wma&lt;/a&gt;</text:p>
          </table:table-cell>
        </table:table-row>
        <table:table-row table:style-name="ro1">
          <table:table-cell office:value-type="string" calcext:value-type="string">
            <text:p>&lt;a href="https://www.justice.gov/epstein/files/DataSet%2010/EFTA01600823.ogg"&gt;https://www.justice.gov/epstein/files/DataSet%2010/EFTA01600823.ogg&lt;/a&gt;</text:p>
          </table:table-cell>
        </table:table-row>
        <table:table-row table:style-name="ro1">
          <table:table-cell office:value-type="string" calcext:value-type="string">
            <text:p>&lt;a href="https://www.justice.gov/epstein/files/DataSet%2010/EFTA01600823.flac"&gt;https://www.justice.gov/epstein/files/DataSet%2010/EFTA01600823.flac&lt;/a&gt;</text:p>
          </table:table-cell>
        </table:table-row>
        <table:table-row table:style-name="ro1">
          <table:table-cell office:value-type="string" calcext:value-type="string">
            <text:p>&lt;a href="https://www.justice.gov/epstein/files/DataSet%2010/EFTA01600823.aiff"&gt;https://www.justice.gov/epstein/files/DataSet%2010/EFTA01600823.aiff&lt;/a&gt;</text:p>
          </table:table-cell>
        </table:table-row>
        <table:table-row table:style-name="ro1">
          <table:table-cell office:value-type="string" calcext:value-type="string">
            <text:p>&lt;a href="https://www.justice.gov/epstein/files/DataSet%2010/EFTA01600823.mid"&gt;https://www.justice.gov/epstein/files/DataSet%2010/EFTA01600823.mid&lt;/a&gt;</text:p>
          </table:table-cell>
        </table:table-row>
        <table:table-row table:style-name="ro1">
          <table:table-cell office:value-type="string" calcext:value-type="string">
            <text:p>&lt;a href="https://www.justice.gov/epstein/files/DataSet%2010/EFTA01600823.midi"&gt;https://www.justice.gov/epstein/files/DataSet%2010/EFTA01600823.midi&lt;/a&gt;</text:p>
          </table:table-cell>
        </table:table-row>
        <table:table-row table:style-name="ro1">
          <table:table-cell office:value-type="string" calcext:value-type="string">
            <text:p>&lt;a href="https://www.justice.gov/epstein/files/DataSet%2010/EFTA01600823.amr"&gt;https://www.justice.gov/epstein/files/DataSet%2010/EFTA01600823.amr&lt;/a&gt;</text:p>
          </table:table-cell>
        </table:table-row>
        <table:table-row table:style-name="ro1">
          <table:table-cell office:value-type="string" calcext:value-type="string">
            <text:p>&lt;a href="https://www.justice.gov/epstein/files/DataSet%2010/EFTA01600823.ra"&gt;https://www.justice.gov/epstein/files/DataSet%2010/EFTA01600823.ra&lt;/a&gt;</text:p>
          </table:table-cell>
        </table:table-row>
        <table:table-row table:style-name="ro1">
          <table:table-cell office:value-type="string" calcext:value-type="string">
            <text:p>&lt;a href="https://www.justice.gov/epstein/files/DataSet%2010/EFTA01600823.opus"&gt;https://www.justice.gov/epstein/files/DataSet%2010/EFTA01600823.opus&lt;/a&gt;</text:p>
          </table:table-cell>
        </table:table-row>
        <table:table-row table:style-name="ro1">
          <table:table-cell office:value-type="string" calcext:value-type="string">
            <text:p>&lt;a href="https://www.justice.gov/epstein/files/DataSet%2010/EFTA01600823.jpg"&gt;https://www.justice.gov/epstein/files/DataSet%2010/EFTA01600823.jpg&lt;/a&gt;</text:p>
          </table:table-cell>
        </table:table-row>
        <table:table-row table:style-name="ro1">
          <table:table-cell office:value-type="string" calcext:value-type="string">
            <text:p>&lt;a href="https://www.justice.gov/epstein/files/DataSet%2010/EFTA01600823.jpeg"&gt;https://www.justice.gov/epstein/files/DataSet%2010/EFTA01600823.jpeg&lt;/a&gt;</text:p>
          </table:table-cell>
        </table:table-row>
        <table:table-row table:style-name="ro1">
          <table:table-cell office:value-type="string" calcext:value-type="string">
            <text:p>&lt;a href="https://www.justice.gov/epstein/files/DataSet%2010/EFTA01600823.png"&gt;https://www.justice.gov/epstein/files/DataSet%2010/EFTA01600823.png&lt;/a&gt;</text:p>
          </table:table-cell>
        </table:table-row>
        <table:table-row table:style-name="ro1">
          <table:table-cell office:value-type="string" calcext:value-type="string">
            <text:p>&lt;a href="https://www.justice.gov/epstein/files/DataSet%2010/EFTA01600823.gif"&gt;https://www.justice.gov/epstein/files/DataSet%2010/EFTA01600823.gif&lt;/a&gt;</text:p>
          </table:table-cell>
        </table:table-row>
        <table:table-row table:style-name="ro1">
          <table:table-cell office:value-type="string" calcext:value-type="string">
            <text:p>&lt;a href="https://www.justice.gov/epstein/files/DataSet%2010/EFTA01600823.bmp"&gt;https://www.justice.gov/epstein/files/DataSet%2010/EFTA01600823.bmp&lt;/a&gt;</text:p>
          </table:table-cell>
        </table:table-row>
        <table:table-row table:style-name="ro1">
          <table:table-cell office:value-type="string" calcext:value-type="string">
            <text:p>&lt;a href="https://www.justice.gov/epstein/files/DataSet%2010/EFTA01600823.tif"&gt;https://www.justice.gov/epstein/files/DataSet%2010/EFTA01600823.tif&lt;/a&gt;</text:p>
          </table:table-cell>
        </table:table-row>
        <table:table-row table:style-name="ro1">
          <table:table-cell office:value-type="string" calcext:value-type="string">
            <text:p>&lt;a href="https://www.justice.gov/epstein/files/DataSet%2010/EFTA01600823.tiff"&gt;https://www.justice.gov/epstein/files/DataSet%2010/EFTA01600823.tiff&lt;/a&gt;</text:p>
          </table:table-cell>
        </table:table-row>
        <table:table-row table:style-name="ro1">
          <table:table-cell office:value-type="string" calcext:value-type="string">
            <text:p>&lt;a href="https://www.justice.gov/epstein/files/DataSet%2010/EFTA01600823.webp"&gt;https://www.justice.gov/epstein/files/DataSet%2010/EFTA01600823.webp&lt;/a&gt;</text:p>
          </table:table-cell>
        </table:table-row>
        <table:table-row table:style-name="ro1">
          <table:table-cell office:value-type="string" calcext:value-type="string">
            <text:p>&lt;a href="https://www.justice.gov/epstein/files/DataSet%2010/EFTA01600823.heic"&gt;https://www.justice.gov/epstein/files/DataSet%2010/EFTA01600823.heic&lt;/a&gt;</text:p>
          </table:table-cell>
        </table:table-row>
        <table:table-row table:style-name="ro1">
          <table:table-cell office:value-type="string" calcext:value-type="string">
            <text:p>&lt;a href="https://www.justice.gov/epstein/files/DataSet%2010/EFTA01600823.heif"&gt;https://www.justice.gov/epstein/files/DataSet%2010/EFTA01600823.heif&lt;/a&gt;</text:p>
          </table:table-cell>
        </table:table-row>
        <table:table-row table:style-name="ro1">
          <table:table-cell office:value-type="string" calcext:value-type="string">
            <text:p>&lt;a href="https://www.justice.gov/epstein/files/DataSet%2010/EFTA01600823.psd"&gt;https://www.justice.gov/epstein/files/DataSet%2010/EFTA01600823.psd&lt;/a&gt;</text:p>
          </table:table-cell>
        </table:table-row>
        <table:table-row table:style-name="ro1">
          <table:table-cell office:value-type="string" calcext:value-type="string">
            <text:p>&lt;a href="https://www.justice.gov/epstein/files/DataSet%2010/EFTA01600823.eps"&gt;https://www.justice.gov/epstein/files/DataSet%2010/EFTA01600823.eps&lt;/a&gt;</text:p>
          </table:table-cell>
        </table:table-row>
        <table:table-row table:style-name="ro1">
          <table:table-cell office:value-type="string" calcext:value-type="string">
            <text:p>&lt;a href="https://www.justice.gov/epstein/files/DataSet%2010/EFTA01600823.raw"&gt;https://www.justice.gov/epstein/files/DataSet%2010/EFTA01600823.raw&lt;/a&gt;</text:p>
          </table:table-cell>
        </table:table-row>
        <table:table-row table:style-name="ro1">
          <table:table-cell office:value-type="string" calcext:value-type="string">
            <text:p>&lt;a href="https://www.justice.gov/epstein/files/DataSet%2010/EFTA01600823.svg"&gt;https://www.justice.gov/epstein/files/DataSet%2010/EFTA01600823.svg&lt;/a&gt;</text:p>
          </table:table-cell>
        </table:table-row>
        <table:table-row table:style-name="ro1">
          <table:table-cell office:value-type="string" calcext:value-type="string">
            <text:p>&lt;a href="https://www.justice.gov/epstein/files/DataSet%2010/EFTA01600823.pcx"&gt;https://www.justice.gov/epstein/files/DataSet%2010/EFTA01600823.pcx&lt;/a&gt;</text:p>
          </table:table-cell>
        </table:table-row>
        <table:table-row table:style-name="ro1">
          <table:table-cell office:value-type="string" calcext:value-type="string">
            <text:p>&lt;a href="https://www.justice.gov/epstein/files/DataSet%2010/EFTA01600823.doc"&gt;https://www.justice.gov/epstein/files/DataSet%2010/EFTA01600823.doc&lt;/a&gt;</text:p>
          </table:table-cell>
        </table:table-row>
        <table:table-row table:style-name="ro1">
          <table:table-cell office:value-type="string" calcext:value-type="string">
            <text:p>&lt;a href="https://www.justice.gov/epstein/files/DataSet%2010/EFTA01600823.docx"&gt;https://www.justice.gov/epstein/files/DataSet%2010/EFTA01600823.docx&lt;/a&gt;</text:p>
          </table:table-cell>
        </table:table-row>
        <table:table-row table:style-name="ro1">
          <table:table-cell office:value-type="string" calcext:value-type="string">
            <text:p>&lt;a href="https://www.justice.gov/epstein/files/DataSet%2010/EFTA01600823.docm"&gt;https://www.justice.gov/epstein/files/DataSet%2010/EFTA01600823.docm&lt;/a&gt;</text:p>
          </table:table-cell>
        </table:table-row>
        <table:table-row table:style-name="ro1">
          <table:table-cell office:value-type="string" calcext:value-type="string">
            <text:p>&lt;a href="https://www.justice.gov/epstein/files/DataSet%2010/EFTA01600823.rtf"&gt;https://www.justice.gov/epstein/files/DataSet%2010/EFTA01600823.rtf&lt;/a&gt;</text:p>
          </table:table-cell>
        </table:table-row>
        <table:table-row table:style-name="ro1">
          <table:table-cell office:value-type="string" calcext:value-type="string">
            <text:p>&lt;a href="https://www.justice.gov/epstein/files/DataSet%2010/EFTA01600823.odt"&gt;https://www.justice.gov/epstein/files/DataSet%2010/EFTA01600823.odt&lt;/a&gt;</text:p>
          </table:table-cell>
        </table:table-row>
        <table:table-row table:style-name="ro1">
          <table:table-cell office:value-type="string" calcext:value-type="string">
            <text:p>&lt;a href="https://www.justice.gov/epstein/files/DataSet%2010/EFTA01600823.txt"&gt;https://www.justice.gov/epstein/files/DataSet%2010/EFTA01600823.txt&lt;/a&gt;</text:p>
          </table:table-cell>
        </table:table-row>
        <table:table-row table:style-name="ro1">
          <table:table-cell office:value-type="string" calcext:value-type="string">
            <text:p>&lt;a href="https://www.justice.gov/epstein/files/DataSet%2010/EFTA01600823.wps"&gt;https://www.justice.gov/epstein/files/DataSet%2010/EFTA01600823.wps&lt;/a&gt;</text:p>
          </table:table-cell>
        </table:table-row>
        <table:table-row table:style-name="ro1">
          <table:table-cell office:value-type="string" calcext:value-type="string">
            <text:p>&lt;a href="https://www.justice.gov/epstein/files/DataSet%2010/EFTA01600823.dot"&gt;https://www.justice.gov/epstein/files/DataSet%2010/EFTA01600823.dot&lt;/a&gt;</text:p>
          </table:table-cell>
        </table:table-row>
        <table:table-row table:style-name="ro1">
          <table:table-cell office:value-type="string" calcext:value-type="string">
            <text:p>&lt;a href="https://www.justice.gov/epstein/files/DataSet%2010/EFTA01600823.dotx"&gt;https://www.justice.gov/epstein/files/DataSet%2010/EFTA01600823.dotx&lt;/a&gt;</text:p>
          </table:table-cell>
        </table:table-row>
        <table:table-row table:style-name="ro1">
          <table:table-cell office:value-type="string" calcext:value-type="string">
            <text:p>&lt;a href="https://www.justice.gov/epstein/files/DataSet%2010/EFTA01600823.abw"&gt;https://www.justice.gov/epstein/files/DataSet%2010/EFTA01600823.abw&lt;/a&gt;</text:p>
          </table:table-cell>
        </table:table-row>
        <table:table-row table:style-name="ro1">
          <table:table-cell office:value-type="string" calcext:value-type="string">
            <text:p>&lt;a href="https://www.justice.gov/epstein/files/DataSet%2010/EFTA01600823.ppt"&gt;https://www.justice.gov/epstein/files/DataSet%2010/EFTA01600823.ppt&lt;/a&gt;</text:p>
          </table:table-cell>
        </table:table-row>
        <table:table-row table:style-name="ro1">
          <table:table-cell office:value-type="string" calcext:value-type="string">
            <text:p>&lt;a href="https://www.justice.gov/epstein/files/DataSet%2010/EFTA01600823.pptx"&gt;https://www.justice.gov/epstein/files/DataSet%2010/EFTA01600823.pptx&lt;/a&gt;</text:p>
          </table:table-cell>
        </table:table-row>
        <table:table-row table:style-name="ro1">
          <table:table-cell office:value-type="string" calcext:value-type="string">
            <text:p>&lt;a href="https://www.justice.gov/epstein/files/DataSet%2010/EFTA01600823.pptm"&gt;https://www.justice.gov/epstein/files/DataSet%2010/EFTA01600823.pptm&lt;/a&gt;</text:p>
          </table:table-cell>
        </table:table-row>
        <table:table-row table:style-name="ro1">
          <table:table-cell office:value-type="string" calcext:value-type="string">
            <text:p>&lt;a href="https://www.justice.gov/epstein/files/DataSet%2010/EFTA01600823.pps"&gt;https://www.justice.gov/epstein/files/DataSet%2010/EFTA01600823.pps&lt;/a&gt;</text:p>
          </table:table-cell>
        </table:table-row>
        <table:table-row table:style-name="ro1">
          <table:table-cell office:value-type="string" calcext:value-type="string">
            <text:p>&lt;a href="https://www.justice.gov/epstein/files/DataSet%2010/EFTA01600823.ppsx"&gt;https://www.justice.gov/epstein/files/DataSet%2010/EFTA01600823.ppsx&lt;/a&gt;</text:p>
          </table:table-cell>
        </table:table-row>
        <table:table-row table:style-name="ro1">
          <table:table-cell office:value-type="string" calcext:value-type="string">
            <text:p>&lt;a href="https://www.justice.gov/epstein/files/DataSet%2010/EFTA01600823.pot"&gt;https://www.justice.gov/epstein/files/DataSet%2010/EFTA01600823.pot&lt;/a&gt;</text:p>
          </table:table-cell>
        </table:table-row>
        <table:table-row table:style-name="ro1">
          <table:table-cell office:value-type="string" calcext:value-type="string">
            <text:p>&lt;a href="https://www.justice.gov/epstein/files/DataSet%2010/EFTA01600823.potx"&gt;https://www.justice.gov/epstein/files/DataSet%2010/EFTA01600823.potx&lt;/a&gt;</text:p>
          </table:table-cell>
        </table:table-row>
        <table:table-row table:style-name="ro1">
          <table:table-cell office:value-type="string" calcext:value-type="string">
            <text:p>&lt;a href="https://www.justice.gov/epstein/files/DataSet%2010/EFTA01600823.odp"&gt;https://www.justice.gov/epstein/files/DataSet%2010/EFTA01600823.odp&lt;/a&gt;</text:p>
          </table:table-cell>
        </table:table-row>
        <table:table-row table:style-name="ro1">
          <table:table-cell office:value-type="string" calcext:value-type="string">
            <text:p>&lt;a href="https://www.justice.gov/epstein/files/DataSet%2010/EFTA01600823.key"&gt;https://www.justice.gov/epstein/files/DataSet%2010/EFTA01600823.key&lt;/a&gt;</text:p>
          </table:table-cell>
        </table:table-row>
        <table:table-row table:style-name="ro1">
          <table:table-cell office:value-type="string" calcext:value-type="string">
            <text:p>&lt;a href="https://www.justice.gov/epstein/files/DataSet%2010/EFTA01600823.xls"&gt;https://www.justice.gov/epstein/files/DataSet%2010/EFTA01600823.xls&lt;/a&gt;</text:p>
          </table:table-cell>
        </table:table-row>
        <table:table-row table:style-name="ro1">
          <table:table-cell office:value-type="string" calcext:value-type="string">
            <text:p>&lt;a href="https://www.justice.gov/epstein/files/DataSet%2010/EFTA01600823.xlsx"&gt;https://www.justice.gov/epstein/files/DataSet%2010/EFTA01600823.xlsx&lt;/a&gt;</text:p>
          </table:table-cell>
        </table:table-row>
        <table:table-row table:style-name="ro1">
          <table:table-cell office:value-type="string" calcext:value-type="string">
            <text:p>&lt;a href="https://www.justice.gov/epstein/files/DataSet%2010/EFTA01600823.xlsm"&gt;https://www.justice.gov/epstein/files/DataSet%2010/EFTA01600823.xlsm&lt;/a&gt;</text:p>
          </table:table-cell>
        </table:table-row>
        <table:table-row table:style-name="ro1">
          <table:table-cell office:value-type="string" calcext:value-type="string">
            <text:p>&lt;a href="https://www.justice.gov/epstein/files/DataSet%2010/EFTA01600823.xlt"&gt;https://www.justice.gov/epstein/files/DataSet%2010/EFTA01600823.xlt&lt;/a&gt;</text:p>
          </table:table-cell>
        </table:table-row>
        <table:table-row table:style-name="ro1">
          <table:table-cell office:value-type="string" calcext:value-type="string">
            <text:p>&lt;a href="https://www.justice.gov/epstein/files/DataSet%2010/EFTA01600823.xltx"&gt;https://www.justice.gov/epstein/files/DataSet%2010/EFTA01600823.xltx&lt;/a&gt;</text:p>
          </table:table-cell>
        </table:table-row>
        <table:table-row table:style-name="ro1">
          <table:table-cell office:value-type="string" calcext:value-type="string">
            <text:p>&lt;a href="https://www.justice.gov/epstein/files/DataSet%2010/EFTA01600823.ods"&gt;https://www.justice.gov/epstein/files/DataSet%2010/EFTA01600823.ods&lt;/a&gt;</text:p>
          </table:table-cell>
        </table:table-row>
        <table:table-row table:style-name="ro1">
          <table:table-cell office:value-type="string" calcext:value-type="string">
            <text:p>&lt;a href="https://www.justice.gov/epstein/files/DataSet%2010/EFTA01600823.csv"&gt;https://www.justice.gov/epstein/files/DataSet%2010/EFTA01600823.csv&lt;/a&gt;</text:p>
          </table:table-cell>
        </table:table-row>
        <table:table-row table:style-name="ro1">
          <table:table-cell office:value-type="string" calcext:value-type="string">
            <text:p>&lt;a href="https://www.justice.gov/epstein/files/DataSet%2010/EFTA01600823.numbers"&gt;https://www.justice.gov/epstein/files/DataSet%2010/EFTA01600823.numbers&lt;/a&gt;</text:p>
          </table:table-cell>
        </table:table-row>
        <table:table-row table:style-name="ro1">
          <table:table-cell office:value-type="string" calcext:value-type="string">
            <text:p>&lt;a href="https://www.justice.gov/epstein/files/DataSet%2010/EFTA01600823.wks"&gt;https://www.justice.gov/epstein/files/DataSet%2010/EFTA01600823.wks&lt;/a&gt;</text:p>
          </table:table-cell>
        </table:table-row>
        <table:table-row table:style-name="ro1">
          <table:table-cell office:value-type="string" calcext:value-type="string">
            <text:p>&lt;a href="https://www.justice.gov/epstein/files/DataSet%2010/EFTA01612251.avi"&gt;https://www.justice.gov/epstein/files/DataSet%2010/EFTA01612251.avi&lt;/a&gt;</text:p>
          </table:table-cell>
        </table:table-row>
        <table:table-row table:style-name="ro1">
          <table:table-cell office:value-type="string" calcext:value-type="string">
            <text:p>&lt;a href="https://www.justice.gov/epstein/files/DataSet%2010/EFTA01612251.mp4"&gt;https://www.justice.gov/epstein/files/DataSet%2010/EFTA01612251.mp4&lt;/a&gt;</text:p>
          </table:table-cell>
        </table:table-row>
        <table:table-row table:style-name="ro1">
          <table:table-cell office:value-type="string" calcext:value-type="string">
            <text:p>&lt;a href="https://www.justice.gov/epstein/files/DataSet%2010/EFTA01612251.mkv"&gt;https://www.justice.gov/epstein/files/DataSet%2010/EFTA01612251.mkv&lt;/a&gt;</text:p>
          </table:table-cell>
        </table:table-row>
        <table:table-row table:style-name="ro1">
          <table:table-cell office:value-type="string" calcext:value-type="string">
            <text:p>&lt;a href="https://www.justice.gov/epstein/files/DataSet%2010/EFTA01612251.mov"&gt;https://www.justice.gov/epstein/files/DataSet%2010/EFTA01612251.mov&lt;/a&gt;</text:p>
          </table:table-cell>
        </table:table-row>
        <table:table-row table:style-name="ro1">
          <table:table-cell office:value-type="string" calcext:value-type="string">
            <text:p>&lt;a href="https://www.justice.gov/epstein/files/DataSet%2010/EFTA01612251.wmv"&gt;https://www.justice.gov/epstein/files/DataSet%2010/EFTA01612251.wmv&lt;/a&gt;</text:p>
          </table:table-cell>
        </table:table-row>
        <table:table-row table:style-name="ro1">
          <table:table-cell office:value-type="string" calcext:value-type="string">
            <text:p>&lt;a href="https://www.justice.gov/epstein/files/DataSet%2010/EFTA01612251.flv"&gt;https://www.justice.gov/epstein/files/DataSet%2010/EFTA01612251.flv&lt;/a&gt;</text:p>
          </table:table-cell>
        </table:table-row>
        <table:table-row table:style-name="ro1">
          <table:table-cell office:value-type="string" calcext:value-type="string">
            <text:p>&lt;a href="https://www.justice.gov/epstein/files/DataSet%2010/EFTA01612251.webm"&gt;https://www.justice.gov/epstein/files/DataSet%2010/EFTA01612251.webm&lt;/a&gt;</text:p>
          </table:table-cell>
        </table:table-row>
        <table:table-row table:style-name="ro1">
          <table:table-cell office:value-type="string" calcext:value-type="string">
            <text:p>&lt;a href="https://www.justice.gov/epstein/files/DataSet%2010/EFTA01612251.mpg"&gt;https://www.justice.gov/epstein/files/DataSet%2010/EFTA01612251.mpg&lt;/a&gt;</text:p>
          </table:table-cell>
        </table:table-row>
        <table:table-row table:style-name="ro1">
          <table:table-cell office:value-type="string" calcext:value-type="string">
            <text:p>&lt;a href="https://www.justice.gov/epstein/files/DataSet%2010/EFTA01612251.mpeg"&gt;https://www.justice.gov/epstein/files/DataSet%2010/EFTA01612251.mpeg&lt;/a&gt;</text:p>
          </table:table-cell>
        </table:table-row>
        <table:table-row table:style-name="ro1">
          <table:table-cell office:value-type="string" calcext:value-type="string">
            <text:p>&lt;a href="https://www.justice.gov/epstein/files/DataSet%2010/EFTA01612251.m4v"&gt;https://www.justice.gov/epstein/files/DataSet%2010/EFTA01612251.m4v&lt;/a&gt;</text:p>
          </table:table-cell>
        </table:table-row>
        <table:table-row table:style-name="ro1">
          <table:table-cell office:value-type="string" calcext:value-type="string">
            <text:p>&lt;a href="https://www.justice.gov/epstein/files/DataSet%2010/EFTA01612251.ogv"&gt;https://www.justice.gov/epstein/files/DataSet%2010/EFTA01612251.ogv&lt;/a&gt;</text:p>
          </table:table-cell>
        </table:table-row>
        <table:table-row table:style-name="ro1">
          <table:table-cell office:value-type="string" calcext:value-type="string">
            <text:p>&lt;a href="https://www.justice.gov/epstein/files/DataSet%2010/EFTA01612251.vob"&gt;https://www.justice.gov/epstein/files/DataSet%2010/EFTA01612251.vob&lt;/a&gt;</text:p>
          </table:table-cell>
        </table:table-row>
        <table:table-row table:style-name="ro1">
          <table:table-cell office:value-type="string" calcext:value-type="string">
            <text:p>&lt;a href="https://www.justice.gov/epstein/files/DataSet%2010/EFTA01612251.3gp"&gt;https://www.justice.gov/epstein/files/DataSet%2010/EFTA01612251.3gp&lt;/a&gt;</text:p>
          </table:table-cell>
        </table:table-row>
        <table:table-row table:style-name="ro1">
          <table:table-cell office:value-type="string" calcext:value-type="string">
            <text:p>&lt;a href="https://www.justice.gov/epstein/files/DataSet%2010/EFTA01612251.ts"&gt;https://www.justice.gov/epstein/files/DataSet%2010/EFTA01612251.ts&lt;/a&gt;</text:p>
          </table:table-cell>
        </table:table-row>
        <table:table-row table:style-name="ro1">
          <table:table-cell office:value-type="string" calcext:value-type="string">
            <text:p>&lt;a href="https://www.justice.gov/epstein/files/DataSet%2010/EFTA01612251.rm"&gt;https://www.justice.gov/epstein/files/DataSet%2010/EFTA01612251.rm&lt;/a&gt;</text:p>
          </table:table-cell>
        </table:table-row>
        <table:table-row table:style-name="ro1">
          <table:table-cell office:value-type="string" calcext:value-type="string">
            <text:p>&lt;a href="https://www.justice.gov/epstein/files/DataSet%2010/EFTA01612251.asf"&gt;https://www.justice.gov/epstein/files/DataSet%2010/EFTA01612251.asf&lt;/a&gt;</text:p>
          </table:table-cell>
        </table:table-row>
        <table:table-row table:style-name="ro1">
          <table:table-cell office:value-type="string" calcext:value-type="string">
            <text:p>&lt;a href="https://www.justice.gov/epstein/files/DataSet%2010/EFTA01612251.mp3"&gt;https://www.justice.gov/epstein/files/DataSet%2010/EFTA01612251.mp3&lt;/a&gt;</text:p>
          </table:table-cell>
        </table:table-row>
        <table:table-row table:style-name="ro1">
          <table:table-cell office:value-type="string" calcext:value-type="string">
            <text:p>&lt;a href="https://www.justice.gov/epstein/files/DataSet%2010/EFTA01612251.wav"&gt;https://www.justice.gov/epstein/files/DataSet%2010/EFTA01612251.wav&lt;/a&gt;</text:p>
          </table:table-cell>
        </table:table-row>
        <table:table-row table:style-name="ro1">
          <table:table-cell office:value-type="string" calcext:value-type="string">
            <text:p>&lt;a href="https://www.justice.gov/epstein/files/DataSet%2010/EFTA01612251.aac"&gt;https://www.justice.gov/epstein/files/DataSet%2010/EFTA01612251.aac&lt;/a&gt;</text:p>
          </table:table-cell>
        </table:table-row>
        <table:table-row table:style-name="ro1">
          <table:table-cell office:value-type="string" calcext:value-type="string">
            <text:p>&lt;a href="https://www.justice.gov/epstein/files/DataSet%2010/EFTA01612251.m4a"&gt;https://www.justice.gov/epstein/files/DataSet%2010/EFTA01612251.m4a&lt;/a&gt;</text:p>
          </table:table-cell>
        </table:table-row>
        <table:table-row table:style-name="ro1">
          <table:table-cell office:value-type="string" calcext:value-type="string">
            <text:p>&lt;a href="https://www.justice.gov/epstein/files/DataSet%2010/EFTA01612251.wma"&gt;https://www.justice.gov/epstein/files/DataSet%2010/EFTA01612251.wma&lt;/a&gt;</text:p>
          </table:table-cell>
        </table:table-row>
        <table:table-row table:style-name="ro1">
          <table:table-cell office:value-type="string" calcext:value-type="string">
            <text:p>&lt;a href="https://www.justice.gov/epstein/files/DataSet%2010/EFTA01612251.ogg"&gt;https://www.justice.gov/epstein/files/DataSet%2010/EFTA01612251.ogg&lt;/a&gt;</text:p>
          </table:table-cell>
        </table:table-row>
        <table:table-row table:style-name="ro1">
          <table:table-cell office:value-type="string" calcext:value-type="string">
            <text:p>&lt;a href="https://www.justice.gov/epstein/files/DataSet%2010/EFTA01612251.flac"&gt;https://www.justice.gov/epstein/files/DataSet%2010/EFTA01612251.flac&lt;/a&gt;</text:p>
          </table:table-cell>
        </table:table-row>
        <table:table-row table:style-name="ro1">
          <table:table-cell office:value-type="string" calcext:value-type="string">
            <text:p>&lt;a href="https://www.justice.gov/epstein/files/DataSet%2010/EFTA01612251.aiff"&gt;https://www.justice.gov/epstein/files/DataSet%2010/EFTA01612251.aiff&lt;/a&gt;</text:p>
          </table:table-cell>
        </table:table-row>
        <table:table-row table:style-name="ro1">
          <table:table-cell office:value-type="string" calcext:value-type="string">
            <text:p>&lt;a href="https://www.justice.gov/epstein/files/DataSet%2010/EFTA01612251.mid"&gt;https://www.justice.gov/epstein/files/DataSet%2010/EFTA01612251.mid&lt;/a&gt;</text:p>
          </table:table-cell>
        </table:table-row>
        <table:table-row table:style-name="ro1">
          <table:table-cell office:value-type="string" calcext:value-type="string">
            <text:p>&lt;a href="https://www.justice.gov/epstein/files/DataSet%2010/EFTA01612251.midi"&gt;https://www.justice.gov/epstein/files/DataSet%2010/EFTA01612251.midi&lt;/a&gt;</text:p>
          </table:table-cell>
        </table:table-row>
        <table:table-row table:style-name="ro1">
          <table:table-cell office:value-type="string" calcext:value-type="string">
            <text:p>&lt;a href="https://www.justice.gov/epstein/files/DataSet%2010/EFTA01612251.amr"&gt;https://www.justice.gov/epstein/files/DataSet%2010/EFTA01612251.amr&lt;/a&gt;</text:p>
          </table:table-cell>
        </table:table-row>
        <table:table-row table:style-name="ro1">
          <table:table-cell office:value-type="string" calcext:value-type="string">
            <text:p>&lt;a href="https://www.justice.gov/epstein/files/DataSet%2010/EFTA01612251.ra"&gt;https://www.justice.gov/epstein/files/DataSet%2010/EFTA01612251.ra&lt;/a&gt;</text:p>
          </table:table-cell>
        </table:table-row>
        <table:table-row table:style-name="ro1">
          <table:table-cell office:value-type="string" calcext:value-type="string">
            <text:p>&lt;a href="https://www.justice.gov/epstein/files/DataSet%2010/EFTA01612251.opus"&gt;https://www.justice.gov/epstein/files/DataSet%2010/EFTA01612251.opus&lt;/a&gt;</text:p>
          </table:table-cell>
        </table:table-row>
        <table:table-row table:style-name="ro1">
          <table:table-cell office:value-type="string" calcext:value-type="string">
            <text:p>&lt;a href="https://www.justice.gov/epstein/files/DataSet%2010/EFTA01612251.jpg"&gt;https://www.justice.gov/epstein/files/DataSet%2010/EFTA01612251.jpg&lt;/a&gt;</text:p>
          </table:table-cell>
        </table:table-row>
        <table:table-row table:style-name="ro1">
          <table:table-cell office:value-type="string" calcext:value-type="string">
            <text:p>&lt;a href="https://www.justice.gov/epstein/files/DataSet%2010/EFTA01612251.jpeg"&gt;https://www.justice.gov/epstein/files/DataSet%2010/EFTA01612251.jpeg&lt;/a&gt;</text:p>
          </table:table-cell>
        </table:table-row>
        <table:table-row table:style-name="ro1">
          <table:table-cell office:value-type="string" calcext:value-type="string">
            <text:p>&lt;a href="https://www.justice.gov/epstein/files/DataSet%2010/EFTA01612251.png"&gt;https://www.justice.gov/epstein/files/DataSet%2010/EFTA01612251.png&lt;/a&gt;</text:p>
          </table:table-cell>
        </table:table-row>
        <table:table-row table:style-name="ro1">
          <table:table-cell office:value-type="string" calcext:value-type="string">
            <text:p>&lt;a href="https://www.justice.gov/epstein/files/DataSet%2010/EFTA01612251.gif"&gt;https://www.justice.gov/epstein/files/DataSet%2010/EFTA01612251.gif&lt;/a&gt;</text:p>
          </table:table-cell>
        </table:table-row>
        <table:table-row table:style-name="ro1">
          <table:table-cell office:value-type="string" calcext:value-type="string">
            <text:p>&lt;a href="https://www.justice.gov/epstein/files/DataSet%2010/EFTA01612251.bmp"&gt;https://www.justice.gov/epstein/files/DataSet%2010/EFTA01612251.bmp&lt;/a&gt;</text:p>
          </table:table-cell>
        </table:table-row>
        <table:table-row table:style-name="ro1">
          <table:table-cell office:value-type="string" calcext:value-type="string">
            <text:p>&lt;a href="https://www.justice.gov/epstein/files/DataSet%2010/EFTA01612251.tif"&gt;https://www.justice.gov/epstein/files/DataSet%2010/EFTA01612251.tif&lt;/a&gt;</text:p>
          </table:table-cell>
        </table:table-row>
        <table:table-row table:style-name="ro1">
          <table:table-cell office:value-type="string" calcext:value-type="string">
            <text:p>&lt;a href="https://www.justice.gov/epstein/files/DataSet%2010/EFTA01612251.tiff"&gt;https://www.justice.gov/epstein/files/DataSet%2010/EFTA01612251.tiff&lt;/a&gt;</text:p>
          </table:table-cell>
        </table:table-row>
        <table:table-row table:style-name="ro1">
          <table:table-cell office:value-type="string" calcext:value-type="string">
            <text:p>&lt;a href="https://www.justice.gov/epstein/files/DataSet%2010/EFTA01612251.webp"&gt;https://www.justice.gov/epstein/files/DataSet%2010/EFTA01612251.webp&lt;/a&gt;</text:p>
          </table:table-cell>
        </table:table-row>
        <table:table-row table:style-name="ro1">
          <table:table-cell office:value-type="string" calcext:value-type="string">
            <text:p>&lt;a href="https://www.justice.gov/epstein/files/DataSet%2010/EFTA01612251.heic"&gt;https://www.justice.gov/epstein/files/DataSet%2010/EFTA01612251.heic&lt;/a&gt;</text:p>
          </table:table-cell>
        </table:table-row>
        <table:table-row table:style-name="ro1">
          <table:table-cell office:value-type="string" calcext:value-type="string">
            <text:p>&lt;a href="https://www.justice.gov/epstein/files/DataSet%2010/EFTA01612251.heif"&gt;https://www.justice.gov/epstein/files/DataSet%2010/EFTA01612251.heif&lt;/a&gt;</text:p>
          </table:table-cell>
        </table:table-row>
        <table:table-row table:style-name="ro1">
          <table:table-cell office:value-type="string" calcext:value-type="string">
            <text:p>&lt;a href="https://www.justice.gov/epstein/files/DataSet%2010/EFTA01612251.psd"&gt;https://www.justice.gov/epstein/files/DataSet%2010/EFTA01612251.psd&lt;/a&gt;</text:p>
          </table:table-cell>
        </table:table-row>
        <table:table-row table:style-name="ro1">
          <table:table-cell office:value-type="string" calcext:value-type="string">
            <text:p>&lt;a href="https://www.justice.gov/epstein/files/DataSet%2010/EFTA01612251.eps"&gt;https://www.justice.gov/epstein/files/DataSet%2010/EFTA01612251.eps&lt;/a&gt;</text:p>
          </table:table-cell>
        </table:table-row>
        <table:table-row table:style-name="ro1">
          <table:table-cell office:value-type="string" calcext:value-type="string">
            <text:p>&lt;a href="https://www.justice.gov/epstein/files/DataSet%2010/EFTA01612251.raw"&gt;https://www.justice.gov/epstein/files/DataSet%2010/EFTA01612251.raw&lt;/a&gt;</text:p>
          </table:table-cell>
        </table:table-row>
        <table:table-row table:style-name="ro1">
          <table:table-cell office:value-type="string" calcext:value-type="string">
            <text:p>&lt;a href="https://www.justice.gov/epstein/files/DataSet%2010/EFTA01612251.svg"&gt;https://www.justice.gov/epstein/files/DataSet%2010/EFTA01612251.svg&lt;/a&gt;</text:p>
          </table:table-cell>
        </table:table-row>
        <table:table-row table:style-name="ro1">
          <table:table-cell office:value-type="string" calcext:value-type="string">
            <text:p>&lt;a href="https://www.justice.gov/epstein/files/DataSet%2010/EFTA01612251.pcx"&gt;https://www.justice.gov/epstein/files/DataSet%2010/EFTA01612251.pcx&lt;/a&gt;</text:p>
          </table:table-cell>
        </table:table-row>
        <table:table-row table:style-name="ro1">
          <table:table-cell office:value-type="string" calcext:value-type="string">
            <text:p>&lt;a href="https://www.justice.gov/epstein/files/DataSet%2010/EFTA01612251.doc"&gt;https://www.justice.gov/epstein/files/DataSet%2010/EFTA01612251.doc&lt;/a&gt;</text:p>
          </table:table-cell>
        </table:table-row>
        <table:table-row table:style-name="ro1">
          <table:table-cell office:value-type="string" calcext:value-type="string">
            <text:p>&lt;a href="https://www.justice.gov/epstein/files/DataSet%2010/EFTA01612251.docx"&gt;https://www.justice.gov/epstein/files/DataSet%2010/EFTA01612251.docx&lt;/a&gt;</text:p>
          </table:table-cell>
        </table:table-row>
        <table:table-row table:style-name="ro1">
          <table:table-cell office:value-type="string" calcext:value-type="string">
            <text:p>&lt;a href="https://www.justice.gov/epstein/files/DataSet%2010/EFTA01612251.docm"&gt;https://www.justice.gov/epstein/files/DataSet%2010/EFTA01612251.docm&lt;/a&gt;</text:p>
          </table:table-cell>
        </table:table-row>
        <table:table-row table:style-name="ro1">
          <table:table-cell office:value-type="string" calcext:value-type="string">
            <text:p>&lt;a href="https://www.justice.gov/epstein/files/DataSet%2010/EFTA01612251.rtf"&gt;https://www.justice.gov/epstein/files/DataSet%2010/EFTA01612251.rtf&lt;/a&gt;</text:p>
          </table:table-cell>
        </table:table-row>
        <table:table-row table:style-name="ro1">
          <table:table-cell office:value-type="string" calcext:value-type="string">
            <text:p>&lt;a href="https://www.justice.gov/epstein/files/DataSet%2010/EFTA01612251.odt"&gt;https://www.justice.gov/epstein/files/DataSet%2010/EFTA01612251.odt&lt;/a&gt;</text:p>
          </table:table-cell>
        </table:table-row>
        <table:table-row table:style-name="ro1">
          <table:table-cell office:value-type="string" calcext:value-type="string">
            <text:p>&lt;a href="https://www.justice.gov/epstein/files/DataSet%2010/EFTA01612251.txt"&gt;https://www.justice.gov/epstein/files/DataSet%2010/EFTA01612251.txt&lt;/a&gt;</text:p>
          </table:table-cell>
        </table:table-row>
        <table:table-row table:style-name="ro1">
          <table:table-cell office:value-type="string" calcext:value-type="string">
            <text:p>&lt;a href="https://www.justice.gov/epstein/files/DataSet%2010/EFTA01612251.wps"&gt;https://www.justice.gov/epstein/files/DataSet%2010/EFTA01612251.wps&lt;/a&gt;</text:p>
          </table:table-cell>
        </table:table-row>
        <table:table-row table:style-name="ro1">
          <table:table-cell office:value-type="string" calcext:value-type="string">
            <text:p>&lt;a href="https://www.justice.gov/epstein/files/DataSet%2010/EFTA01612251.dot"&gt;https://www.justice.gov/epstein/files/DataSet%2010/EFTA01612251.dot&lt;/a&gt;</text:p>
          </table:table-cell>
        </table:table-row>
        <table:table-row table:style-name="ro1">
          <table:table-cell office:value-type="string" calcext:value-type="string">
            <text:p>&lt;a href="https://www.justice.gov/epstein/files/DataSet%2010/EFTA01612251.dotx"&gt;https://www.justice.gov/epstein/files/DataSet%2010/EFTA01612251.dotx&lt;/a&gt;</text:p>
          </table:table-cell>
        </table:table-row>
        <table:table-row table:style-name="ro1">
          <table:table-cell office:value-type="string" calcext:value-type="string">
            <text:p>&lt;a href="https://www.justice.gov/epstein/files/DataSet%2010/EFTA01612251.abw"&gt;https://www.justice.gov/epstein/files/DataSet%2010/EFTA01612251.abw&lt;/a&gt;</text:p>
          </table:table-cell>
        </table:table-row>
        <table:table-row table:style-name="ro1">
          <table:table-cell office:value-type="string" calcext:value-type="string">
            <text:p>&lt;a href="https://www.justice.gov/epstein/files/DataSet%2010/EFTA01612251.ppt"&gt;https://www.justice.gov/epstein/files/DataSet%2010/EFTA01612251.ppt&lt;/a&gt;</text:p>
          </table:table-cell>
        </table:table-row>
        <table:table-row table:style-name="ro1">
          <table:table-cell office:value-type="string" calcext:value-type="string">
            <text:p>&lt;a href="https://www.justice.gov/epstein/files/DataSet%2010/EFTA01612251.pptx"&gt;https://www.justice.gov/epstein/files/DataSet%2010/EFTA01612251.pptx&lt;/a&gt;</text:p>
          </table:table-cell>
        </table:table-row>
        <table:table-row table:style-name="ro1">
          <table:table-cell office:value-type="string" calcext:value-type="string">
            <text:p>&lt;a href="https://www.justice.gov/epstein/files/DataSet%2010/EFTA01612251.pptm"&gt;https://www.justice.gov/epstein/files/DataSet%2010/EFTA01612251.pptm&lt;/a&gt;</text:p>
          </table:table-cell>
        </table:table-row>
        <table:table-row table:style-name="ro1">
          <table:table-cell office:value-type="string" calcext:value-type="string">
            <text:p>&lt;a href="https://www.justice.gov/epstein/files/DataSet%2010/EFTA01612251.pps"&gt;https://www.justice.gov/epstein/files/DataSet%2010/EFTA01612251.pps&lt;/a&gt;</text:p>
          </table:table-cell>
        </table:table-row>
        <table:table-row table:style-name="ro1">
          <table:table-cell office:value-type="string" calcext:value-type="string">
            <text:p>&lt;a href="https://www.justice.gov/epstein/files/DataSet%2010/EFTA01612251.ppsx"&gt;https://www.justice.gov/epstein/files/DataSet%2010/EFTA01612251.ppsx&lt;/a&gt;</text:p>
          </table:table-cell>
        </table:table-row>
        <table:table-row table:style-name="ro1">
          <table:table-cell office:value-type="string" calcext:value-type="string">
            <text:p>&lt;a href="https://www.justice.gov/epstein/files/DataSet%2010/EFTA01612251.pot"&gt;https://www.justice.gov/epstein/files/DataSet%2010/EFTA01612251.pot&lt;/a&gt;</text:p>
          </table:table-cell>
        </table:table-row>
        <table:table-row table:style-name="ro1">
          <table:table-cell office:value-type="string" calcext:value-type="string">
            <text:p>&lt;a href="https://www.justice.gov/epstein/files/DataSet%2010/EFTA01612251.potx"&gt;https://www.justice.gov/epstein/files/DataSet%2010/EFTA01612251.potx&lt;/a&gt;</text:p>
          </table:table-cell>
        </table:table-row>
        <table:table-row table:style-name="ro1">
          <table:table-cell office:value-type="string" calcext:value-type="string">
            <text:p>&lt;a href="https://www.justice.gov/epstein/files/DataSet%2010/EFTA01612251.odp"&gt;https://www.justice.gov/epstein/files/DataSet%2010/EFTA01612251.odp&lt;/a&gt;</text:p>
          </table:table-cell>
        </table:table-row>
        <table:table-row table:style-name="ro1">
          <table:table-cell office:value-type="string" calcext:value-type="string">
            <text:p>&lt;a href="https://www.justice.gov/epstein/files/DataSet%2010/EFTA01612251.key"&gt;https://www.justice.gov/epstein/files/DataSet%2010/EFTA01612251.key&lt;/a&gt;</text:p>
          </table:table-cell>
        </table:table-row>
        <table:table-row table:style-name="ro1">
          <table:table-cell office:value-type="string" calcext:value-type="string">
            <text:p>&lt;a href="https://www.justice.gov/epstein/files/DataSet%2010/EFTA01612251.xls"&gt;https://www.justice.gov/epstein/files/DataSet%2010/EFTA01612251.xls&lt;/a&gt;</text:p>
          </table:table-cell>
        </table:table-row>
        <table:table-row table:style-name="ro1">
          <table:table-cell office:value-type="string" calcext:value-type="string">
            <text:p>&lt;a href="https://www.justice.gov/epstein/files/DataSet%2010/EFTA01612251.xlsx"&gt;https://www.justice.gov/epstein/files/DataSet%2010/EFTA01612251.xlsx&lt;/a&gt;</text:p>
          </table:table-cell>
        </table:table-row>
        <table:table-row table:style-name="ro1">
          <table:table-cell office:value-type="string" calcext:value-type="string">
            <text:p>&lt;a href="https://www.justice.gov/epstein/files/DataSet%2010/EFTA01612251.xlsm"&gt;https://www.justice.gov/epstein/files/DataSet%2010/EFTA01612251.xlsm&lt;/a&gt;</text:p>
          </table:table-cell>
        </table:table-row>
        <table:table-row table:style-name="ro1">
          <table:table-cell office:value-type="string" calcext:value-type="string">
            <text:p>&lt;a href="https://www.justice.gov/epstein/files/DataSet%2010/EFTA01612251.xlt"&gt;https://www.justice.gov/epstein/files/DataSet%2010/EFTA01612251.xlt&lt;/a&gt;</text:p>
          </table:table-cell>
        </table:table-row>
        <table:table-row table:style-name="ro1">
          <table:table-cell office:value-type="string" calcext:value-type="string">
            <text:p>&lt;a href="https://www.justice.gov/epstein/files/DataSet%2010/EFTA01612251.xltx"&gt;https://www.justice.gov/epstein/files/DataSet%2010/EFTA01612251.xltx&lt;/a&gt;</text:p>
          </table:table-cell>
        </table:table-row>
        <table:table-row table:style-name="ro1">
          <table:table-cell office:value-type="string" calcext:value-type="string">
            <text:p>&lt;a href="https://www.justice.gov/epstein/files/DataSet%2010/EFTA01612251.ods"&gt;https://www.justice.gov/epstein/files/DataSet%2010/EFTA01612251.ods&lt;/a&gt;</text:p>
          </table:table-cell>
        </table:table-row>
        <table:table-row table:style-name="ro1">
          <table:table-cell office:value-type="string" calcext:value-type="string">
            <text:p>&lt;a href="https://www.justice.gov/epstein/files/DataSet%2010/EFTA01612251.csv"&gt;https://www.justice.gov/epstein/files/DataSet%2010/EFTA01612251.csv&lt;/a&gt;</text:p>
          </table:table-cell>
        </table:table-row>
        <table:table-row table:style-name="ro1">
          <table:table-cell office:value-type="string" calcext:value-type="string">
            <text:p>&lt;a href="https://www.justice.gov/epstein/files/DataSet%2010/EFTA01612251.numbers"&gt;https://www.justice.gov/epstein/files/DataSet%2010/EFTA01612251.numbers&lt;/a&gt;</text:p>
          </table:table-cell>
        </table:table-row>
        <table:table-row table:style-name="ro1">
          <table:table-cell office:value-type="string" calcext:value-type="string">
            <text:p>&lt;a href="https://www.justice.gov/epstein/files/DataSet%2010/EFTA01612251.wks"&gt;https://www.justice.gov/epstein/files/DataSet%2010/EFTA01612251.wks&lt;/a&gt;</text:p>
          </table:table-cell>
        </table:table-row>
        <table:table-row table:style-name="ro1">
          <table:table-cell office:value-type="string" calcext:value-type="string">
            <text:p>&lt;a href="https://www.justice.gov/epstein/files/DataSet%2010/EFTA01614277.avi"&gt;https://www.justice.gov/epstein/files/DataSet%2010/EFTA01614277.avi&lt;/a&gt;</text:p>
          </table:table-cell>
        </table:table-row>
        <table:table-row table:style-name="ro1">
          <table:table-cell office:value-type="string" calcext:value-type="string">
            <text:p>&lt;a href="https://www.justice.gov/epstein/files/DataSet%2010/EFTA01614277.mp4"&gt;https://www.justice.gov/epstein/files/DataSet%2010/EFTA01614277.mp4&lt;/a&gt;</text:p>
          </table:table-cell>
        </table:table-row>
        <table:table-row table:style-name="ro1">
          <table:table-cell office:value-type="string" calcext:value-type="string">
            <text:p>&lt;a href="https://www.justice.gov/epstein/files/DataSet%2010/EFTA01614277.mkv"&gt;https://www.justice.gov/epstein/files/DataSet%2010/EFTA01614277.mkv&lt;/a&gt;</text:p>
          </table:table-cell>
        </table:table-row>
        <table:table-row table:style-name="ro1">
          <table:table-cell office:value-type="string" calcext:value-type="string">
            <text:p>&lt;a href="https://www.justice.gov/epstein/files/DataSet%2010/EFTA01614277.mov"&gt;https://www.justice.gov/epstein/files/DataSet%2010/EFTA01614277.mov&lt;/a&gt;</text:p>
          </table:table-cell>
        </table:table-row>
        <table:table-row table:style-name="ro1">
          <table:table-cell office:value-type="string" calcext:value-type="string">
            <text:p>&lt;a href="https://www.justice.gov/epstein/files/DataSet%2010/EFTA01614277.wmv"&gt;https://www.justice.gov/epstein/files/DataSet%2010/EFTA01614277.wmv&lt;/a&gt;</text:p>
          </table:table-cell>
        </table:table-row>
        <table:table-row table:style-name="ro1">
          <table:table-cell office:value-type="string" calcext:value-type="string">
            <text:p>&lt;a href="https://www.justice.gov/epstein/files/DataSet%2010/EFTA01614277.flv"&gt;https://www.justice.gov/epstein/files/DataSet%2010/EFTA01614277.flv&lt;/a&gt;</text:p>
          </table:table-cell>
        </table:table-row>
        <table:table-row table:style-name="ro1">
          <table:table-cell office:value-type="string" calcext:value-type="string">
            <text:p>&lt;a href="https://www.justice.gov/epstein/files/DataSet%2010/EFTA01614277.webm"&gt;https://www.justice.gov/epstein/files/DataSet%2010/EFTA01614277.webm&lt;/a&gt;</text:p>
          </table:table-cell>
        </table:table-row>
        <table:table-row table:style-name="ro1">
          <table:table-cell office:value-type="string" calcext:value-type="string">
            <text:p>&lt;a href="https://www.justice.gov/epstein/files/DataSet%2010/EFTA01614277.mpg"&gt;https://www.justice.gov/epstein/files/DataSet%2010/EFTA01614277.mpg&lt;/a&gt;</text:p>
          </table:table-cell>
        </table:table-row>
        <table:table-row table:style-name="ro1">
          <table:table-cell office:value-type="string" calcext:value-type="string">
            <text:p>&lt;a href="https://www.justice.gov/epstein/files/DataSet%2010/EFTA01614277.mpeg"&gt;https://www.justice.gov/epstein/files/DataSet%2010/EFTA01614277.mpeg&lt;/a&gt;</text:p>
          </table:table-cell>
        </table:table-row>
        <table:table-row table:style-name="ro1">
          <table:table-cell office:value-type="string" calcext:value-type="string">
            <text:p>&lt;a href="https://www.justice.gov/epstein/files/DataSet%2010/EFTA01614277.m4v"&gt;https://www.justice.gov/epstein/files/DataSet%2010/EFTA01614277.m4v&lt;/a&gt;</text:p>
          </table:table-cell>
        </table:table-row>
        <table:table-row table:style-name="ro1">
          <table:table-cell office:value-type="string" calcext:value-type="string">
            <text:p>&lt;a href="https://www.justice.gov/epstein/files/DataSet%2010/EFTA01614277.ogv"&gt;https://www.justice.gov/epstein/files/DataSet%2010/EFTA01614277.ogv&lt;/a&gt;</text:p>
          </table:table-cell>
        </table:table-row>
        <table:table-row table:style-name="ro1">
          <table:table-cell office:value-type="string" calcext:value-type="string">
            <text:p>&lt;a href="https://www.justice.gov/epstein/files/DataSet%2010/EFTA01614277.vob"&gt;https://www.justice.gov/epstein/files/DataSet%2010/EFTA01614277.vob&lt;/a&gt;</text:p>
          </table:table-cell>
        </table:table-row>
        <table:table-row table:style-name="ro1">
          <table:table-cell office:value-type="string" calcext:value-type="string">
            <text:p>&lt;a href="https://www.justice.gov/epstein/files/DataSet%2010/EFTA01614277.3gp"&gt;https://www.justice.gov/epstein/files/DataSet%2010/EFTA01614277.3gp&lt;/a&gt;</text:p>
          </table:table-cell>
        </table:table-row>
        <table:table-row table:style-name="ro1">
          <table:table-cell office:value-type="string" calcext:value-type="string">
            <text:p>&lt;a href="https://www.justice.gov/epstein/files/DataSet%2010/EFTA01614277.ts"&gt;https://www.justice.gov/epstein/files/DataSet%2010/EFTA01614277.ts&lt;/a&gt;</text:p>
          </table:table-cell>
        </table:table-row>
        <table:table-row table:style-name="ro1">
          <table:table-cell office:value-type="string" calcext:value-type="string">
            <text:p>&lt;a href="https://www.justice.gov/epstein/files/DataSet%2010/EFTA01614277.rm"&gt;https://www.justice.gov/epstein/files/DataSet%2010/EFTA01614277.rm&lt;/a&gt;</text:p>
          </table:table-cell>
        </table:table-row>
        <table:table-row table:style-name="ro1">
          <table:table-cell office:value-type="string" calcext:value-type="string">
            <text:p>&lt;a href="https://www.justice.gov/epstein/files/DataSet%2010/EFTA01614277.asf"&gt;https://www.justice.gov/epstein/files/DataSet%2010/EFTA01614277.asf&lt;/a&gt;</text:p>
          </table:table-cell>
        </table:table-row>
        <table:table-row table:style-name="ro1">
          <table:table-cell office:value-type="string" calcext:value-type="string">
            <text:p>&lt;a href="https://www.justice.gov/epstein/files/DataSet%2010/EFTA01614277.mp3"&gt;https://www.justice.gov/epstein/files/DataSet%2010/EFTA01614277.mp3&lt;/a&gt;</text:p>
          </table:table-cell>
        </table:table-row>
        <table:table-row table:style-name="ro1">
          <table:table-cell office:value-type="string" calcext:value-type="string">
            <text:p>&lt;a href="https://www.justice.gov/epstein/files/DataSet%2010/EFTA01614277.wav"&gt;https://www.justice.gov/epstein/files/DataSet%2010/EFTA01614277.wav&lt;/a&gt;</text:p>
          </table:table-cell>
        </table:table-row>
        <table:table-row table:style-name="ro1">
          <table:table-cell office:value-type="string" calcext:value-type="string">
            <text:p>&lt;a href="https://www.justice.gov/epstein/files/DataSet%2010/EFTA01614277.aac"&gt;https://www.justice.gov/epstein/files/DataSet%2010/EFTA01614277.aac&lt;/a&gt;</text:p>
          </table:table-cell>
        </table:table-row>
        <table:table-row table:style-name="ro1">
          <table:table-cell office:value-type="string" calcext:value-type="string">
            <text:p>&lt;a href="https://www.justice.gov/epstein/files/DataSet%2010/EFTA01614277.m4a"&gt;https://www.justice.gov/epstein/files/DataSet%2010/EFTA01614277.m4a&lt;/a&gt;</text:p>
          </table:table-cell>
        </table:table-row>
        <table:table-row table:style-name="ro1">
          <table:table-cell office:value-type="string" calcext:value-type="string">
            <text:p>&lt;a href="https://www.justice.gov/epstein/files/DataSet%2010/EFTA01614277.wma"&gt;https://www.justice.gov/epstein/files/DataSet%2010/EFTA01614277.wma&lt;/a&gt;</text:p>
          </table:table-cell>
        </table:table-row>
        <table:table-row table:style-name="ro1">
          <table:table-cell office:value-type="string" calcext:value-type="string">
            <text:p>&lt;a href="https://www.justice.gov/epstein/files/DataSet%2010/EFTA01614277.ogg"&gt;https://www.justice.gov/epstein/files/DataSet%2010/EFTA01614277.ogg&lt;/a&gt;</text:p>
          </table:table-cell>
        </table:table-row>
        <table:table-row table:style-name="ro1">
          <table:table-cell office:value-type="string" calcext:value-type="string">
            <text:p>&lt;a href="https://www.justice.gov/epstein/files/DataSet%2010/EFTA01614277.flac"&gt;https://www.justice.gov/epstein/files/DataSet%2010/EFTA01614277.flac&lt;/a&gt;</text:p>
          </table:table-cell>
        </table:table-row>
        <table:table-row table:style-name="ro1">
          <table:table-cell office:value-type="string" calcext:value-type="string">
            <text:p>&lt;a href="https://www.justice.gov/epstein/files/DataSet%2010/EFTA01614277.aiff"&gt;https://www.justice.gov/epstein/files/DataSet%2010/EFTA01614277.aiff&lt;/a&gt;</text:p>
          </table:table-cell>
        </table:table-row>
        <table:table-row table:style-name="ro1">
          <table:table-cell office:value-type="string" calcext:value-type="string">
            <text:p>&lt;a href="https://www.justice.gov/epstein/files/DataSet%2010/EFTA01614277.mid"&gt;https://www.justice.gov/epstein/files/DataSet%2010/EFTA01614277.mid&lt;/a&gt;</text:p>
          </table:table-cell>
        </table:table-row>
        <table:table-row table:style-name="ro1">
          <table:table-cell office:value-type="string" calcext:value-type="string">
            <text:p>&lt;a href="https://www.justice.gov/epstein/files/DataSet%2010/EFTA01614277.midi"&gt;https://www.justice.gov/epstein/files/DataSet%2010/EFTA01614277.midi&lt;/a&gt;</text:p>
          </table:table-cell>
        </table:table-row>
        <table:table-row table:style-name="ro1">
          <table:table-cell office:value-type="string" calcext:value-type="string">
            <text:p>&lt;a href="https://www.justice.gov/epstein/files/DataSet%2010/EFTA01614277.amr"&gt;https://www.justice.gov/epstein/files/DataSet%2010/EFTA01614277.amr&lt;/a&gt;</text:p>
          </table:table-cell>
        </table:table-row>
        <table:table-row table:style-name="ro1">
          <table:table-cell office:value-type="string" calcext:value-type="string">
            <text:p>&lt;a href="https://www.justice.gov/epstein/files/DataSet%2010/EFTA01614277.ra"&gt;https://www.justice.gov/epstein/files/DataSet%2010/EFTA01614277.ra&lt;/a&gt;</text:p>
          </table:table-cell>
        </table:table-row>
        <table:table-row table:style-name="ro1">
          <table:table-cell office:value-type="string" calcext:value-type="string">
            <text:p>&lt;a href="https://www.justice.gov/epstein/files/DataSet%2010/EFTA01614277.opus"&gt;https://www.justice.gov/epstein/files/DataSet%2010/EFTA01614277.opus&lt;/a&gt;</text:p>
          </table:table-cell>
        </table:table-row>
        <table:table-row table:style-name="ro1">
          <table:table-cell office:value-type="string" calcext:value-type="string">
            <text:p>&lt;a href="https://www.justice.gov/epstein/files/DataSet%2010/EFTA01614277.jpg"&gt;https://www.justice.gov/epstein/files/DataSet%2010/EFTA01614277.jpg&lt;/a&gt;</text:p>
          </table:table-cell>
        </table:table-row>
        <table:table-row table:style-name="ro1">
          <table:table-cell office:value-type="string" calcext:value-type="string">
            <text:p>&lt;a href="https://www.justice.gov/epstein/files/DataSet%2010/EFTA01614277.jpeg"&gt;https://www.justice.gov/epstein/files/DataSet%2010/EFTA01614277.jpeg&lt;/a&gt;</text:p>
          </table:table-cell>
        </table:table-row>
        <table:table-row table:style-name="ro1">
          <table:table-cell office:value-type="string" calcext:value-type="string">
            <text:p>&lt;a href="https://www.justice.gov/epstein/files/DataSet%2010/EFTA01614277.png"&gt;https://www.justice.gov/epstein/files/DataSet%2010/EFTA01614277.png&lt;/a&gt;</text:p>
          </table:table-cell>
        </table:table-row>
        <table:table-row table:style-name="ro1">
          <table:table-cell office:value-type="string" calcext:value-type="string">
            <text:p>&lt;a href="https://www.justice.gov/epstein/files/DataSet%2010/EFTA01614277.gif"&gt;https://www.justice.gov/epstein/files/DataSet%2010/EFTA01614277.gif&lt;/a&gt;</text:p>
          </table:table-cell>
        </table:table-row>
        <table:table-row table:style-name="ro1">
          <table:table-cell office:value-type="string" calcext:value-type="string">
            <text:p>&lt;a href="https://www.justice.gov/epstein/files/DataSet%2010/EFTA01614277.bmp"&gt;https://www.justice.gov/epstein/files/DataSet%2010/EFTA01614277.bmp&lt;/a&gt;</text:p>
          </table:table-cell>
        </table:table-row>
        <table:table-row table:style-name="ro1">
          <table:table-cell office:value-type="string" calcext:value-type="string">
            <text:p>&lt;a href="https://www.justice.gov/epstein/files/DataSet%2010/EFTA01614277.tif"&gt;https://www.justice.gov/epstein/files/DataSet%2010/EFTA01614277.tif&lt;/a&gt;</text:p>
          </table:table-cell>
        </table:table-row>
        <table:table-row table:style-name="ro1">
          <table:table-cell office:value-type="string" calcext:value-type="string">
            <text:p>&lt;a href="https://www.justice.gov/epstein/files/DataSet%2010/EFTA01614277.tiff"&gt;https://www.justice.gov/epstein/files/DataSet%2010/EFTA01614277.tiff&lt;/a&gt;</text:p>
          </table:table-cell>
        </table:table-row>
        <table:table-row table:style-name="ro1">
          <table:table-cell office:value-type="string" calcext:value-type="string">
            <text:p>&lt;a href="https://www.justice.gov/epstein/files/DataSet%2010/EFTA01614277.webp"&gt;https://www.justice.gov/epstein/files/DataSet%2010/EFTA01614277.webp&lt;/a&gt;</text:p>
          </table:table-cell>
        </table:table-row>
        <table:table-row table:style-name="ro1">
          <table:table-cell office:value-type="string" calcext:value-type="string">
            <text:p>&lt;a href="https://www.justice.gov/epstein/files/DataSet%2010/EFTA01614277.heic"&gt;https://www.justice.gov/epstein/files/DataSet%2010/EFTA01614277.heic&lt;/a&gt;</text:p>
          </table:table-cell>
        </table:table-row>
        <table:table-row table:style-name="ro1">
          <table:table-cell office:value-type="string" calcext:value-type="string">
            <text:p>&lt;a href="https://www.justice.gov/epstein/files/DataSet%2010/EFTA01614277.heif"&gt;https://www.justice.gov/epstein/files/DataSet%2010/EFTA01614277.heif&lt;/a&gt;</text:p>
          </table:table-cell>
        </table:table-row>
        <table:table-row table:style-name="ro1">
          <table:table-cell office:value-type="string" calcext:value-type="string">
            <text:p>&lt;a href="https://www.justice.gov/epstein/files/DataSet%2010/EFTA01614277.psd"&gt;https://www.justice.gov/epstein/files/DataSet%2010/EFTA01614277.psd&lt;/a&gt;</text:p>
          </table:table-cell>
        </table:table-row>
        <table:table-row table:style-name="ro1">
          <table:table-cell office:value-type="string" calcext:value-type="string">
            <text:p>&lt;a href="https://www.justice.gov/epstein/files/DataSet%2010/EFTA01614277.eps"&gt;https://www.justice.gov/epstein/files/DataSet%2010/EFTA01614277.eps&lt;/a&gt;</text:p>
          </table:table-cell>
        </table:table-row>
        <table:table-row table:style-name="ro1">
          <table:table-cell office:value-type="string" calcext:value-type="string">
            <text:p>&lt;a href="https://www.justice.gov/epstein/files/DataSet%2010/EFTA01614277.raw"&gt;https://www.justice.gov/epstein/files/DataSet%2010/EFTA01614277.raw&lt;/a&gt;</text:p>
          </table:table-cell>
        </table:table-row>
        <table:table-row table:style-name="ro1">
          <table:table-cell office:value-type="string" calcext:value-type="string">
            <text:p>&lt;a href="https://www.justice.gov/epstein/files/DataSet%2010/EFTA01614277.svg"&gt;https://www.justice.gov/epstein/files/DataSet%2010/EFTA01614277.svg&lt;/a&gt;</text:p>
          </table:table-cell>
        </table:table-row>
        <table:table-row table:style-name="ro1">
          <table:table-cell office:value-type="string" calcext:value-type="string">
            <text:p>&lt;a href="https://www.justice.gov/epstein/files/DataSet%2010/EFTA01614277.pcx"&gt;https://www.justice.gov/epstein/files/DataSet%2010/EFTA01614277.pcx&lt;/a&gt;</text:p>
          </table:table-cell>
        </table:table-row>
        <table:table-row table:style-name="ro1">
          <table:table-cell office:value-type="string" calcext:value-type="string">
            <text:p>&lt;a href="https://www.justice.gov/epstein/files/DataSet%2010/EFTA01614277.doc"&gt;https://www.justice.gov/epstein/files/DataSet%2010/EFTA01614277.doc&lt;/a&gt;</text:p>
          </table:table-cell>
        </table:table-row>
        <table:table-row table:style-name="ro1">
          <table:table-cell office:value-type="string" calcext:value-type="string">
            <text:p>&lt;a href="https://www.justice.gov/epstein/files/DataSet%2010/EFTA01614277.docx"&gt;https://www.justice.gov/epstein/files/DataSet%2010/EFTA01614277.docx&lt;/a&gt;</text:p>
          </table:table-cell>
        </table:table-row>
        <table:table-row table:style-name="ro1">
          <table:table-cell office:value-type="string" calcext:value-type="string">
            <text:p>&lt;a href="https://www.justice.gov/epstein/files/DataSet%2010/EFTA01614277.docm"&gt;https://www.justice.gov/epstein/files/DataSet%2010/EFTA01614277.docm&lt;/a&gt;</text:p>
          </table:table-cell>
        </table:table-row>
        <table:table-row table:style-name="ro1">
          <table:table-cell office:value-type="string" calcext:value-type="string">
            <text:p>&lt;a href="https://www.justice.gov/epstein/files/DataSet%2010/EFTA01614277.rtf"&gt;https://www.justice.gov/epstein/files/DataSet%2010/EFTA01614277.rtf&lt;/a&gt;</text:p>
          </table:table-cell>
        </table:table-row>
        <table:table-row table:style-name="ro1">
          <table:table-cell office:value-type="string" calcext:value-type="string">
            <text:p>&lt;a href="https://www.justice.gov/epstein/files/DataSet%2010/EFTA01614277.odt"&gt;https://www.justice.gov/epstein/files/DataSet%2010/EFTA01614277.odt&lt;/a&gt;</text:p>
          </table:table-cell>
        </table:table-row>
        <table:table-row table:style-name="ro1">
          <table:table-cell office:value-type="string" calcext:value-type="string">
            <text:p>&lt;a href="https://www.justice.gov/epstein/files/DataSet%2010/EFTA01614277.txt"&gt;https://www.justice.gov/epstein/files/DataSet%2010/EFTA01614277.txt&lt;/a&gt;</text:p>
          </table:table-cell>
        </table:table-row>
        <table:table-row table:style-name="ro1">
          <table:table-cell office:value-type="string" calcext:value-type="string">
            <text:p>&lt;a href="https://www.justice.gov/epstein/files/DataSet%2010/EFTA01614277.wps"&gt;https://www.justice.gov/epstein/files/DataSet%2010/EFTA01614277.wps&lt;/a&gt;</text:p>
          </table:table-cell>
        </table:table-row>
        <table:table-row table:style-name="ro1">
          <table:table-cell office:value-type="string" calcext:value-type="string">
            <text:p>&lt;a href="https://www.justice.gov/epstein/files/DataSet%2010/EFTA01614277.dot"&gt;https://www.justice.gov/epstein/files/DataSet%2010/EFTA01614277.dot&lt;/a&gt;</text:p>
          </table:table-cell>
        </table:table-row>
        <table:table-row table:style-name="ro1">
          <table:table-cell office:value-type="string" calcext:value-type="string">
            <text:p>&lt;a href="https://www.justice.gov/epstein/files/DataSet%2010/EFTA01614277.dotx"&gt;https://www.justice.gov/epstein/files/DataSet%2010/EFTA01614277.dotx&lt;/a&gt;</text:p>
          </table:table-cell>
        </table:table-row>
        <table:table-row table:style-name="ro1">
          <table:table-cell office:value-type="string" calcext:value-type="string">
            <text:p>&lt;a href="https://www.justice.gov/epstein/files/DataSet%2010/EFTA01614277.abw"&gt;https://www.justice.gov/epstein/files/DataSet%2010/EFTA01614277.abw&lt;/a&gt;</text:p>
          </table:table-cell>
        </table:table-row>
        <table:table-row table:style-name="ro1">
          <table:table-cell office:value-type="string" calcext:value-type="string">
            <text:p>&lt;a href="https://www.justice.gov/epstein/files/DataSet%2010/EFTA01614277.ppt"&gt;https://www.justice.gov/epstein/files/DataSet%2010/EFTA01614277.ppt&lt;/a&gt;</text:p>
          </table:table-cell>
        </table:table-row>
        <table:table-row table:style-name="ro1">
          <table:table-cell office:value-type="string" calcext:value-type="string">
            <text:p>&lt;a href="https://www.justice.gov/epstein/files/DataSet%2010/EFTA01614277.pptx"&gt;https://www.justice.gov/epstein/files/DataSet%2010/EFTA01614277.pptx&lt;/a&gt;</text:p>
          </table:table-cell>
        </table:table-row>
        <table:table-row table:style-name="ro1">
          <table:table-cell office:value-type="string" calcext:value-type="string">
            <text:p>&lt;a href="https://www.justice.gov/epstein/files/DataSet%2010/EFTA01614277.pptm"&gt;https://www.justice.gov/epstein/files/DataSet%2010/EFTA01614277.pptm&lt;/a&gt;</text:p>
          </table:table-cell>
        </table:table-row>
        <table:table-row table:style-name="ro1">
          <table:table-cell office:value-type="string" calcext:value-type="string">
            <text:p>&lt;a href="https://www.justice.gov/epstein/files/DataSet%2010/EFTA01614277.pps"&gt;https://www.justice.gov/epstein/files/DataSet%2010/EFTA01614277.pps&lt;/a&gt;</text:p>
          </table:table-cell>
        </table:table-row>
        <table:table-row table:style-name="ro1">
          <table:table-cell office:value-type="string" calcext:value-type="string">
            <text:p>&lt;a href="https://www.justice.gov/epstein/files/DataSet%2010/EFTA01614277.ppsx"&gt;https://www.justice.gov/epstein/files/DataSet%2010/EFTA01614277.ppsx&lt;/a&gt;</text:p>
          </table:table-cell>
        </table:table-row>
        <table:table-row table:style-name="ro1">
          <table:table-cell office:value-type="string" calcext:value-type="string">
            <text:p>&lt;a href="https://www.justice.gov/epstein/files/DataSet%2010/EFTA01614277.pot"&gt;https://www.justice.gov/epstein/files/DataSet%2010/EFTA01614277.pot&lt;/a&gt;</text:p>
          </table:table-cell>
        </table:table-row>
        <table:table-row table:style-name="ro1">
          <table:table-cell office:value-type="string" calcext:value-type="string">
            <text:p>&lt;a href="https://www.justice.gov/epstein/files/DataSet%2010/EFTA01614277.potx"&gt;https://www.justice.gov/epstein/files/DataSet%2010/EFTA01614277.potx&lt;/a&gt;</text:p>
          </table:table-cell>
        </table:table-row>
        <table:table-row table:style-name="ro1">
          <table:table-cell office:value-type="string" calcext:value-type="string">
            <text:p>&lt;a href="https://www.justice.gov/epstein/files/DataSet%2010/EFTA01614277.odp"&gt;https://www.justice.gov/epstein/files/DataSet%2010/EFTA01614277.odp&lt;/a&gt;</text:p>
          </table:table-cell>
        </table:table-row>
        <table:table-row table:style-name="ro1">
          <table:table-cell office:value-type="string" calcext:value-type="string">
            <text:p>&lt;a href="https://www.justice.gov/epstein/files/DataSet%2010/EFTA01614277.key"&gt;https://www.justice.gov/epstein/files/DataSet%2010/EFTA01614277.key&lt;/a&gt;</text:p>
          </table:table-cell>
        </table:table-row>
        <table:table-row table:style-name="ro1">
          <table:table-cell office:value-type="string" calcext:value-type="string">
            <text:p>&lt;a href="https://www.justice.gov/epstein/files/DataSet%2010/EFTA01614277.xls"&gt;https://www.justice.gov/epstein/files/DataSet%2010/EFTA01614277.xls&lt;/a&gt;</text:p>
          </table:table-cell>
        </table:table-row>
        <table:table-row table:style-name="ro1">
          <table:table-cell office:value-type="string" calcext:value-type="string">
            <text:p>&lt;a href="https://www.justice.gov/epstein/files/DataSet%2010/EFTA01614277.xlsx"&gt;https://www.justice.gov/epstein/files/DataSet%2010/EFTA01614277.xlsx&lt;/a&gt;</text:p>
          </table:table-cell>
        </table:table-row>
        <table:table-row table:style-name="ro1">
          <table:table-cell office:value-type="string" calcext:value-type="string">
            <text:p>&lt;a href="https://www.justice.gov/epstein/files/DataSet%2010/EFTA01614277.xlsm"&gt;https://www.justice.gov/epstein/files/DataSet%2010/EFTA01614277.xlsm&lt;/a&gt;</text:p>
          </table:table-cell>
        </table:table-row>
        <table:table-row table:style-name="ro1">
          <table:table-cell office:value-type="string" calcext:value-type="string">
            <text:p>&lt;a href="https://www.justice.gov/epstein/files/DataSet%2010/EFTA01614277.xlt"&gt;https://www.justice.gov/epstein/files/DataSet%2010/EFTA01614277.xlt&lt;/a&gt;</text:p>
          </table:table-cell>
        </table:table-row>
        <table:table-row table:style-name="ro1">
          <table:table-cell office:value-type="string" calcext:value-type="string">
            <text:p>&lt;a href="https://www.justice.gov/epstein/files/DataSet%2010/EFTA01614277.xltx"&gt;https://www.justice.gov/epstein/files/DataSet%2010/EFTA01614277.xltx&lt;/a&gt;</text:p>
          </table:table-cell>
        </table:table-row>
        <table:table-row table:style-name="ro1">
          <table:table-cell office:value-type="string" calcext:value-type="string">
            <text:p>&lt;a href="https://www.justice.gov/epstein/files/DataSet%2010/EFTA01614277.ods"&gt;https://www.justice.gov/epstein/files/DataSet%2010/EFTA01614277.ods&lt;/a&gt;</text:p>
          </table:table-cell>
        </table:table-row>
        <table:table-row table:style-name="ro1">
          <table:table-cell office:value-type="string" calcext:value-type="string">
            <text:p>&lt;a href="https://www.justice.gov/epstein/files/DataSet%2010/EFTA01614277.csv"&gt;https://www.justice.gov/epstein/files/DataSet%2010/EFTA01614277.csv&lt;/a&gt;</text:p>
          </table:table-cell>
        </table:table-row>
        <table:table-row table:style-name="ro1">
          <table:table-cell office:value-type="string" calcext:value-type="string">
            <text:p>&lt;a href="https://www.justice.gov/epstein/files/DataSet%2010/EFTA01614277.numbers"&gt;https://www.justice.gov/epstein/files/DataSet%2010/EFTA01614277.numbers&lt;/a&gt;</text:p>
          </table:table-cell>
        </table:table-row>
        <table:table-row table:style-name="ro1">
          <table:table-cell office:value-type="string" calcext:value-type="string">
            <text:p>&lt;a href="https://www.justice.gov/epstein/files/DataSet%2010/EFTA01614277.wks"&gt;https://www.justice.gov/epstein/files/DataSet%2010/EFTA01614277.wks&lt;/a&gt;</text:p>
          </table:table-cell>
        </table:table-row>
        <table:table-row table:style-name="ro1">
          <table:table-cell office:value-type="string" calcext:value-type="string">
            <text:p>&lt;a href="https://www.justice.gov/epstein/files/DataSet%2010/EFTA01615130.avi"&gt;https://www.justice.gov/epstein/files/DataSet%2010/EFTA01615130.avi&lt;/a&gt;</text:p>
          </table:table-cell>
        </table:table-row>
        <table:table-row table:style-name="ro1">
          <table:table-cell office:value-type="string" calcext:value-type="string">
            <text:p>&lt;a href="https://www.justice.gov/epstein/files/DataSet%2010/EFTA01615130.mp4"&gt;https://www.justice.gov/epstein/files/DataSet%2010/EFTA01615130.mp4&lt;/a&gt;</text:p>
          </table:table-cell>
        </table:table-row>
        <table:table-row table:style-name="ro1">
          <table:table-cell office:value-type="string" calcext:value-type="string">
            <text:p>&lt;a href="https://www.justice.gov/epstein/files/DataSet%2010/EFTA01615130.mkv"&gt;https://www.justice.gov/epstein/files/DataSet%2010/EFTA01615130.mkv&lt;/a&gt;</text:p>
          </table:table-cell>
        </table:table-row>
        <table:table-row table:style-name="ro1">
          <table:table-cell office:value-type="string" calcext:value-type="string">
            <text:p>&lt;a href="https://www.justice.gov/epstein/files/DataSet%2010/EFTA01615130.mov"&gt;https://www.justice.gov/epstein/files/DataSet%2010/EFTA01615130.mov&lt;/a&gt;</text:p>
          </table:table-cell>
        </table:table-row>
        <table:table-row table:style-name="ro1">
          <table:table-cell office:value-type="string" calcext:value-type="string">
            <text:p>&lt;a href="https://www.justice.gov/epstein/files/DataSet%2010/EFTA01615130.wmv"&gt;https://www.justice.gov/epstein/files/DataSet%2010/EFTA01615130.wmv&lt;/a&gt;</text:p>
          </table:table-cell>
        </table:table-row>
        <table:table-row table:style-name="ro1">
          <table:table-cell office:value-type="string" calcext:value-type="string">
            <text:p>&lt;a href="https://www.justice.gov/epstein/files/DataSet%2010/EFTA01615130.flv"&gt;https://www.justice.gov/epstein/files/DataSet%2010/EFTA01615130.flv&lt;/a&gt;</text:p>
          </table:table-cell>
        </table:table-row>
        <table:table-row table:style-name="ro1">
          <table:table-cell office:value-type="string" calcext:value-type="string">
            <text:p>&lt;a href="https://www.justice.gov/epstein/files/DataSet%2010/EFTA01615130.webm"&gt;https://www.justice.gov/epstein/files/DataSet%2010/EFTA01615130.webm&lt;/a&gt;</text:p>
          </table:table-cell>
        </table:table-row>
        <table:table-row table:style-name="ro1">
          <table:table-cell office:value-type="string" calcext:value-type="string">
            <text:p>&lt;a href="https://www.justice.gov/epstein/files/DataSet%2010/EFTA01615130.mpg"&gt;https://www.justice.gov/epstein/files/DataSet%2010/EFTA01615130.mpg&lt;/a&gt;</text:p>
          </table:table-cell>
        </table:table-row>
        <table:table-row table:style-name="ro1">
          <table:table-cell office:value-type="string" calcext:value-type="string">
            <text:p>&lt;a href="https://www.justice.gov/epstein/files/DataSet%2010/EFTA01615130.mpeg"&gt;https://www.justice.gov/epstein/files/DataSet%2010/EFTA01615130.mpeg&lt;/a&gt;</text:p>
          </table:table-cell>
        </table:table-row>
        <table:table-row table:style-name="ro1">
          <table:table-cell office:value-type="string" calcext:value-type="string">
            <text:p>&lt;a href="https://www.justice.gov/epstein/files/DataSet%2010/EFTA01615130.m4v"&gt;https://www.justice.gov/epstein/files/DataSet%2010/EFTA01615130.m4v&lt;/a&gt;</text:p>
          </table:table-cell>
        </table:table-row>
        <table:table-row table:style-name="ro1">
          <table:table-cell office:value-type="string" calcext:value-type="string">
            <text:p>&lt;a href="https://www.justice.gov/epstein/files/DataSet%2010/EFTA01615130.ogv"&gt;https://www.justice.gov/epstein/files/DataSet%2010/EFTA01615130.ogv&lt;/a&gt;</text:p>
          </table:table-cell>
        </table:table-row>
        <table:table-row table:style-name="ro1">
          <table:table-cell office:value-type="string" calcext:value-type="string">
            <text:p>&lt;a href="https://www.justice.gov/epstein/files/DataSet%2010/EFTA01615130.vob"&gt;https://www.justice.gov/epstein/files/DataSet%2010/EFTA01615130.vob&lt;/a&gt;</text:p>
          </table:table-cell>
        </table:table-row>
        <table:table-row table:style-name="ro1">
          <table:table-cell office:value-type="string" calcext:value-type="string">
            <text:p>&lt;a href="https://www.justice.gov/epstein/files/DataSet%2010/EFTA01615130.3gp"&gt;https://www.justice.gov/epstein/files/DataSet%2010/EFTA01615130.3gp&lt;/a&gt;</text:p>
          </table:table-cell>
        </table:table-row>
        <table:table-row table:style-name="ro1">
          <table:table-cell office:value-type="string" calcext:value-type="string">
            <text:p>&lt;a href="https://www.justice.gov/epstein/files/DataSet%2010/EFTA01615130.ts"&gt;https://www.justice.gov/epstein/files/DataSet%2010/EFTA01615130.ts&lt;/a&gt;</text:p>
          </table:table-cell>
        </table:table-row>
        <table:table-row table:style-name="ro1">
          <table:table-cell office:value-type="string" calcext:value-type="string">
            <text:p>&lt;a href="https://www.justice.gov/epstein/files/DataSet%2010/EFTA01615130.rm"&gt;https://www.justice.gov/epstein/files/DataSet%2010/EFTA01615130.rm&lt;/a&gt;</text:p>
          </table:table-cell>
        </table:table-row>
        <table:table-row table:style-name="ro1">
          <table:table-cell office:value-type="string" calcext:value-type="string">
            <text:p>&lt;a href="https://www.justice.gov/epstein/files/DataSet%2010/EFTA01615130.asf"&gt;https://www.justice.gov/epstein/files/DataSet%2010/EFTA01615130.asf&lt;/a&gt;</text:p>
          </table:table-cell>
        </table:table-row>
        <table:table-row table:style-name="ro1">
          <table:table-cell office:value-type="string" calcext:value-type="string">
            <text:p>&lt;a href="https://www.justice.gov/epstein/files/DataSet%2010/EFTA01615130.mp3"&gt;https://www.justice.gov/epstein/files/DataSet%2010/EFTA01615130.mp3&lt;/a&gt;</text:p>
          </table:table-cell>
        </table:table-row>
        <table:table-row table:style-name="ro1">
          <table:table-cell office:value-type="string" calcext:value-type="string">
            <text:p>&lt;a href="https://www.justice.gov/epstein/files/DataSet%2010/EFTA01615130.wav"&gt;https://www.justice.gov/epstein/files/DataSet%2010/EFTA01615130.wav&lt;/a&gt;</text:p>
          </table:table-cell>
        </table:table-row>
        <table:table-row table:style-name="ro1">
          <table:table-cell office:value-type="string" calcext:value-type="string">
            <text:p>&lt;a href="https://www.justice.gov/epstein/files/DataSet%2010/EFTA01615130.aac"&gt;https://www.justice.gov/epstein/files/DataSet%2010/EFTA01615130.aac&lt;/a&gt;</text:p>
          </table:table-cell>
        </table:table-row>
        <table:table-row table:style-name="ro1">
          <table:table-cell office:value-type="string" calcext:value-type="string">
            <text:p>&lt;a href="https://www.justice.gov/epstein/files/DataSet%2010/EFTA01615130.m4a"&gt;https://www.justice.gov/epstein/files/DataSet%2010/EFTA01615130.m4a&lt;/a&gt;</text:p>
          </table:table-cell>
        </table:table-row>
        <table:table-row table:style-name="ro1">
          <table:table-cell office:value-type="string" calcext:value-type="string">
            <text:p>&lt;a href="https://www.justice.gov/epstein/files/DataSet%2010/EFTA01615130.wma"&gt;https://www.justice.gov/epstein/files/DataSet%2010/EFTA01615130.wma&lt;/a&gt;</text:p>
          </table:table-cell>
        </table:table-row>
        <table:table-row table:style-name="ro1">
          <table:table-cell office:value-type="string" calcext:value-type="string">
            <text:p>&lt;a href="https://www.justice.gov/epstein/files/DataSet%2010/EFTA01615130.ogg"&gt;https://www.justice.gov/epstein/files/DataSet%2010/EFTA01615130.ogg&lt;/a&gt;</text:p>
          </table:table-cell>
        </table:table-row>
        <table:table-row table:style-name="ro1">
          <table:table-cell office:value-type="string" calcext:value-type="string">
            <text:p>&lt;a href="https://www.justice.gov/epstein/files/DataSet%2010/EFTA01615130.flac"&gt;https://www.justice.gov/epstein/files/DataSet%2010/EFTA01615130.flac&lt;/a&gt;</text:p>
          </table:table-cell>
        </table:table-row>
        <table:table-row table:style-name="ro1">
          <table:table-cell office:value-type="string" calcext:value-type="string">
            <text:p>&lt;a href="https://www.justice.gov/epstein/files/DataSet%2010/EFTA01615130.aiff"&gt;https://www.justice.gov/epstein/files/DataSet%2010/EFTA01615130.aiff&lt;/a&gt;</text:p>
          </table:table-cell>
        </table:table-row>
        <table:table-row table:style-name="ro1">
          <table:table-cell office:value-type="string" calcext:value-type="string">
            <text:p>&lt;a href="https://www.justice.gov/epstein/files/DataSet%2010/EFTA01615130.mid"&gt;https://www.justice.gov/epstein/files/DataSet%2010/EFTA01615130.mid&lt;/a&gt;</text:p>
          </table:table-cell>
        </table:table-row>
        <table:table-row table:style-name="ro1">
          <table:table-cell office:value-type="string" calcext:value-type="string">
            <text:p>&lt;a href="https://www.justice.gov/epstein/files/DataSet%2010/EFTA01615130.midi"&gt;https://www.justice.gov/epstein/files/DataSet%2010/EFTA01615130.midi&lt;/a&gt;</text:p>
          </table:table-cell>
        </table:table-row>
        <table:table-row table:style-name="ro1">
          <table:table-cell office:value-type="string" calcext:value-type="string">
            <text:p>&lt;a href="https://www.justice.gov/epstein/files/DataSet%2010/EFTA01615130.amr"&gt;https://www.justice.gov/epstein/files/DataSet%2010/EFTA01615130.amr&lt;/a&gt;</text:p>
          </table:table-cell>
        </table:table-row>
        <table:table-row table:style-name="ro1">
          <table:table-cell office:value-type="string" calcext:value-type="string">
            <text:p>&lt;a href="https://www.justice.gov/epstein/files/DataSet%2010/EFTA01615130.ra"&gt;https://www.justice.gov/epstein/files/DataSet%2010/EFTA01615130.ra&lt;/a&gt;</text:p>
          </table:table-cell>
        </table:table-row>
        <table:table-row table:style-name="ro1">
          <table:table-cell office:value-type="string" calcext:value-type="string">
            <text:p>&lt;a href="https://www.justice.gov/epstein/files/DataSet%2010/EFTA01615130.opus"&gt;https://www.justice.gov/epstein/files/DataSet%2010/EFTA01615130.opus&lt;/a&gt;</text:p>
          </table:table-cell>
        </table:table-row>
        <table:table-row table:style-name="ro1">
          <table:table-cell office:value-type="string" calcext:value-type="string">
            <text:p>&lt;a href="https://www.justice.gov/epstein/files/DataSet%2010/EFTA01615130.jpg"&gt;https://www.justice.gov/epstein/files/DataSet%2010/EFTA01615130.jpg&lt;/a&gt;</text:p>
          </table:table-cell>
        </table:table-row>
        <table:table-row table:style-name="ro1">
          <table:table-cell office:value-type="string" calcext:value-type="string">
            <text:p>&lt;a href="https://www.justice.gov/epstein/files/DataSet%2010/EFTA01615130.jpeg"&gt;https://www.justice.gov/epstein/files/DataSet%2010/EFTA01615130.jpeg&lt;/a&gt;</text:p>
          </table:table-cell>
        </table:table-row>
        <table:table-row table:style-name="ro1">
          <table:table-cell office:value-type="string" calcext:value-type="string">
            <text:p>&lt;a href="https://www.justice.gov/epstein/files/DataSet%2010/EFTA01615130.png"&gt;https://www.justice.gov/epstein/files/DataSet%2010/EFTA01615130.png&lt;/a&gt;</text:p>
          </table:table-cell>
        </table:table-row>
        <table:table-row table:style-name="ro1">
          <table:table-cell office:value-type="string" calcext:value-type="string">
            <text:p>&lt;a href="https://www.justice.gov/epstein/files/DataSet%2010/EFTA01615130.gif"&gt;https://www.justice.gov/epstein/files/DataSet%2010/EFTA01615130.gif&lt;/a&gt;</text:p>
          </table:table-cell>
        </table:table-row>
        <table:table-row table:style-name="ro1">
          <table:table-cell office:value-type="string" calcext:value-type="string">
            <text:p>&lt;a href="https://www.justice.gov/epstein/files/DataSet%2010/EFTA01615130.bmp"&gt;https://www.justice.gov/epstein/files/DataSet%2010/EFTA01615130.bmp&lt;/a&gt;</text:p>
          </table:table-cell>
        </table:table-row>
        <table:table-row table:style-name="ro1">
          <table:table-cell office:value-type="string" calcext:value-type="string">
            <text:p>&lt;a href="https://www.justice.gov/epstein/files/DataSet%2010/EFTA01615130.tif"&gt;https://www.justice.gov/epstein/files/DataSet%2010/EFTA01615130.tif&lt;/a&gt;</text:p>
          </table:table-cell>
        </table:table-row>
        <table:table-row table:style-name="ro1">
          <table:table-cell office:value-type="string" calcext:value-type="string">
            <text:p>&lt;a href="https://www.justice.gov/epstein/files/DataSet%2010/EFTA01615130.tiff"&gt;https://www.justice.gov/epstein/files/DataSet%2010/EFTA01615130.tiff&lt;/a&gt;</text:p>
          </table:table-cell>
        </table:table-row>
        <table:table-row table:style-name="ro1">
          <table:table-cell office:value-type="string" calcext:value-type="string">
            <text:p>&lt;a href="https://www.justice.gov/epstein/files/DataSet%2010/EFTA01615130.webp"&gt;https://www.justice.gov/epstein/files/DataSet%2010/EFTA01615130.webp&lt;/a&gt;</text:p>
          </table:table-cell>
        </table:table-row>
        <table:table-row table:style-name="ro1">
          <table:table-cell office:value-type="string" calcext:value-type="string">
            <text:p>&lt;a href="https://www.justice.gov/epstein/files/DataSet%2010/EFTA01615130.heic"&gt;https://www.justice.gov/epstein/files/DataSet%2010/EFTA01615130.heic&lt;/a&gt;</text:p>
          </table:table-cell>
        </table:table-row>
        <table:table-row table:style-name="ro1">
          <table:table-cell office:value-type="string" calcext:value-type="string">
            <text:p>&lt;a href="https://www.justice.gov/epstein/files/DataSet%2010/EFTA01615130.heif"&gt;https://www.justice.gov/epstein/files/DataSet%2010/EFTA01615130.heif&lt;/a&gt;</text:p>
          </table:table-cell>
        </table:table-row>
        <table:table-row table:style-name="ro1">
          <table:table-cell office:value-type="string" calcext:value-type="string">
            <text:p>&lt;a href="https://www.justice.gov/epstein/files/DataSet%2010/EFTA01615130.psd"&gt;https://www.justice.gov/epstein/files/DataSet%2010/EFTA01615130.psd&lt;/a&gt;</text:p>
          </table:table-cell>
        </table:table-row>
        <table:table-row table:style-name="ro1">
          <table:table-cell office:value-type="string" calcext:value-type="string">
            <text:p>&lt;a href="https://www.justice.gov/epstein/files/DataSet%2010/EFTA01615130.eps"&gt;https://www.justice.gov/epstein/files/DataSet%2010/EFTA01615130.eps&lt;/a&gt;</text:p>
          </table:table-cell>
        </table:table-row>
        <table:table-row table:style-name="ro1">
          <table:table-cell office:value-type="string" calcext:value-type="string">
            <text:p>&lt;a href="https://www.justice.gov/epstein/files/DataSet%2010/EFTA01615130.raw"&gt;https://www.justice.gov/epstein/files/DataSet%2010/EFTA01615130.raw&lt;/a&gt;</text:p>
          </table:table-cell>
        </table:table-row>
        <table:table-row table:style-name="ro1">
          <table:table-cell office:value-type="string" calcext:value-type="string">
            <text:p>&lt;a href="https://www.justice.gov/epstein/files/DataSet%2010/EFTA01615130.svg"&gt;https://www.justice.gov/epstein/files/DataSet%2010/EFTA01615130.svg&lt;/a&gt;</text:p>
          </table:table-cell>
        </table:table-row>
        <table:table-row table:style-name="ro1">
          <table:table-cell office:value-type="string" calcext:value-type="string">
            <text:p>&lt;a href="https://www.justice.gov/epstein/files/DataSet%2010/EFTA01615130.pcx"&gt;https://www.justice.gov/epstein/files/DataSet%2010/EFTA01615130.pcx&lt;/a&gt;</text:p>
          </table:table-cell>
        </table:table-row>
        <table:table-row table:style-name="ro1">
          <table:table-cell office:value-type="string" calcext:value-type="string">
            <text:p>&lt;a href="https://www.justice.gov/epstein/files/DataSet%2010/EFTA01615130.doc"&gt;https://www.justice.gov/epstein/files/DataSet%2010/EFTA01615130.doc&lt;/a&gt;</text:p>
          </table:table-cell>
        </table:table-row>
        <table:table-row table:style-name="ro1">
          <table:table-cell office:value-type="string" calcext:value-type="string">
            <text:p>&lt;a href="https://www.justice.gov/epstein/files/DataSet%2010/EFTA01615130.docx"&gt;https://www.justice.gov/epstein/files/DataSet%2010/EFTA01615130.docx&lt;/a&gt;</text:p>
          </table:table-cell>
        </table:table-row>
        <table:table-row table:style-name="ro1">
          <table:table-cell office:value-type="string" calcext:value-type="string">
            <text:p>&lt;a href="https://www.justice.gov/epstein/files/DataSet%2010/EFTA01615130.docm"&gt;https://www.justice.gov/epstein/files/DataSet%2010/EFTA01615130.docm&lt;/a&gt;</text:p>
          </table:table-cell>
        </table:table-row>
        <table:table-row table:style-name="ro1">
          <table:table-cell office:value-type="string" calcext:value-type="string">
            <text:p>&lt;a href="https://www.justice.gov/epstein/files/DataSet%2010/EFTA01615130.rtf"&gt;https://www.justice.gov/epstein/files/DataSet%2010/EFTA01615130.rtf&lt;/a&gt;</text:p>
          </table:table-cell>
        </table:table-row>
        <table:table-row table:style-name="ro1">
          <table:table-cell office:value-type="string" calcext:value-type="string">
            <text:p>&lt;a href="https://www.justice.gov/epstein/files/DataSet%2010/EFTA01615130.odt"&gt;https://www.justice.gov/epstein/files/DataSet%2010/EFTA01615130.odt&lt;/a&gt;</text:p>
          </table:table-cell>
        </table:table-row>
        <table:table-row table:style-name="ro1">
          <table:table-cell office:value-type="string" calcext:value-type="string">
            <text:p>&lt;a href="https://www.justice.gov/epstein/files/DataSet%2010/EFTA01615130.txt"&gt;https://www.justice.gov/epstein/files/DataSet%2010/EFTA01615130.txt&lt;/a&gt;</text:p>
          </table:table-cell>
        </table:table-row>
        <table:table-row table:style-name="ro1">
          <table:table-cell office:value-type="string" calcext:value-type="string">
            <text:p>&lt;a href="https://www.justice.gov/epstein/files/DataSet%2010/EFTA01615130.wps"&gt;https://www.justice.gov/epstein/files/DataSet%2010/EFTA01615130.wps&lt;/a&gt;</text:p>
          </table:table-cell>
        </table:table-row>
        <table:table-row table:style-name="ro1">
          <table:table-cell office:value-type="string" calcext:value-type="string">
            <text:p>&lt;a href="https://www.justice.gov/epstein/files/DataSet%2010/EFTA01615130.dot"&gt;https://www.justice.gov/epstein/files/DataSet%2010/EFTA01615130.dot&lt;/a&gt;</text:p>
          </table:table-cell>
        </table:table-row>
        <table:table-row table:style-name="ro1">
          <table:table-cell office:value-type="string" calcext:value-type="string">
            <text:p>&lt;a href="https://www.justice.gov/epstein/files/DataSet%2010/EFTA01615130.dotx"&gt;https://www.justice.gov/epstein/files/DataSet%2010/EFTA01615130.dotx&lt;/a&gt;</text:p>
          </table:table-cell>
        </table:table-row>
        <table:table-row table:style-name="ro1">
          <table:table-cell office:value-type="string" calcext:value-type="string">
            <text:p>&lt;a href="https://www.justice.gov/epstein/files/DataSet%2010/EFTA01615130.abw"&gt;https://www.justice.gov/epstein/files/DataSet%2010/EFTA01615130.abw&lt;/a&gt;</text:p>
          </table:table-cell>
        </table:table-row>
        <table:table-row table:style-name="ro1">
          <table:table-cell office:value-type="string" calcext:value-type="string">
            <text:p>&lt;a href="https://www.justice.gov/epstein/files/DataSet%2010/EFTA01615130.ppt"&gt;https://www.justice.gov/epstein/files/DataSet%2010/EFTA01615130.ppt&lt;/a&gt;</text:p>
          </table:table-cell>
        </table:table-row>
        <table:table-row table:style-name="ro1">
          <table:table-cell office:value-type="string" calcext:value-type="string">
            <text:p>&lt;a href="https://www.justice.gov/epstein/files/DataSet%2010/EFTA01615130.pptx"&gt;https://www.justice.gov/epstein/files/DataSet%2010/EFTA01615130.pptx&lt;/a&gt;</text:p>
          </table:table-cell>
        </table:table-row>
        <table:table-row table:style-name="ro1">
          <table:table-cell office:value-type="string" calcext:value-type="string">
            <text:p>&lt;a href="https://www.justice.gov/epstein/files/DataSet%2010/EFTA01615130.pptm"&gt;https://www.justice.gov/epstein/files/DataSet%2010/EFTA01615130.pptm&lt;/a&gt;</text:p>
          </table:table-cell>
        </table:table-row>
        <table:table-row table:style-name="ro1">
          <table:table-cell office:value-type="string" calcext:value-type="string">
            <text:p>&lt;a href="https://www.justice.gov/epstein/files/DataSet%2010/EFTA01615130.pps"&gt;https://www.justice.gov/epstein/files/DataSet%2010/EFTA01615130.pps&lt;/a&gt;</text:p>
          </table:table-cell>
        </table:table-row>
        <table:table-row table:style-name="ro1">
          <table:table-cell office:value-type="string" calcext:value-type="string">
            <text:p>&lt;a href="https://www.justice.gov/epstein/files/DataSet%2010/EFTA01615130.ppsx"&gt;https://www.justice.gov/epstein/files/DataSet%2010/EFTA01615130.ppsx&lt;/a&gt;</text:p>
          </table:table-cell>
        </table:table-row>
        <table:table-row table:style-name="ro1">
          <table:table-cell office:value-type="string" calcext:value-type="string">
            <text:p>&lt;a href="https://www.justice.gov/epstein/files/DataSet%2010/EFTA01615130.pot"&gt;https://www.justice.gov/epstein/files/DataSet%2010/EFTA01615130.pot&lt;/a&gt;</text:p>
          </table:table-cell>
        </table:table-row>
        <table:table-row table:style-name="ro1">
          <table:table-cell office:value-type="string" calcext:value-type="string">
            <text:p>&lt;a href="https://www.justice.gov/epstein/files/DataSet%2010/EFTA01615130.potx"&gt;https://www.justice.gov/epstein/files/DataSet%2010/EFTA01615130.potx&lt;/a&gt;</text:p>
          </table:table-cell>
        </table:table-row>
        <table:table-row table:style-name="ro1">
          <table:table-cell office:value-type="string" calcext:value-type="string">
            <text:p>&lt;a href="https://www.justice.gov/epstein/files/DataSet%2010/EFTA01615130.odp"&gt;https://www.justice.gov/epstein/files/DataSet%2010/EFTA01615130.odp&lt;/a&gt;</text:p>
          </table:table-cell>
        </table:table-row>
        <table:table-row table:style-name="ro1">
          <table:table-cell office:value-type="string" calcext:value-type="string">
            <text:p>&lt;a href="https://www.justice.gov/epstein/files/DataSet%2010/EFTA01615130.key"&gt;https://www.justice.gov/epstein/files/DataSet%2010/EFTA01615130.key&lt;/a&gt;</text:p>
          </table:table-cell>
        </table:table-row>
        <table:table-row table:style-name="ro1">
          <table:table-cell office:value-type="string" calcext:value-type="string">
            <text:p>&lt;a href="https://www.justice.gov/epstein/files/DataSet%2010/EFTA01615130.xls"&gt;https://www.justice.gov/epstein/files/DataSet%2010/EFTA01615130.xls&lt;/a&gt;</text:p>
          </table:table-cell>
        </table:table-row>
        <table:table-row table:style-name="ro1">
          <table:table-cell office:value-type="string" calcext:value-type="string">
            <text:p>&lt;a href="https://www.justice.gov/epstein/files/DataSet%2010/EFTA01615130.xlsx"&gt;https://www.justice.gov/epstein/files/DataSet%2010/EFTA01615130.xlsx&lt;/a&gt;</text:p>
          </table:table-cell>
        </table:table-row>
        <table:table-row table:style-name="ro1">
          <table:table-cell office:value-type="string" calcext:value-type="string">
            <text:p>&lt;a href="https://www.justice.gov/epstein/files/DataSet%2010/EFTA01615130.xlsm"&gt;https://www.justice.gov/epstein/files/DataSet%2010/EFTA01615130.xlsm&lt;/a&gt;</text:p>
          </table:table-cell>
        </table:table-row>
        <table:table-row table:style-name="ro1">
          <table:table-cell office:value-type="string" calcext:value-type="string">
            <text:p>&lt;a href="https://www.justice.gov/epstein/files/DataSet%2010/EFTA01615130.xlt"&gt;https://www.justice.gov/epstein/files/DataSet%2010/EFTA01615130.xlt&lt;/a&gt;</text:p>
          </table:table-cell>
        </table:table-row>
        <table:table-row table:style-name="ro1">
          <table:table-cell office:value-type="string" calcext:value-type="string">
            <text:p>&lt;a href="https://www.justice.gov/epstein/files/DataSet%2010/EFTA01615130.xltx"&gt;https://www.justice.gov/epstein/files/DataSet%2010/EFTA01615130.xltx&lt;/a&gt;</text:p>
          </table:table-cell>
        </table:table-row>
        <table:table-row table:style-name="ro1">
          <table:table-cell office:value-type="string" calcext:value-type="string">
            <text:p>&lt;a href="https://www.justice.gov/epstein/files/DataSet%2010/EFTA01615130.ods"&gt;https://www.justice.gov/epstein/files/DataSet%2010/EFTA01615130.ods&lt;/a&gt;</text:p>
          </table:table-cell>
        </table:table-row>
        <table:table-row table:style-name="ro1">
          <table:table-cell office:value-type="string" calcext:value-type="string">
            <text:p>&lt;a href="https://www.justice.gov/epstein/files/DataSet%2010/EFTA01615130.csv"&gt;https://www.justice.gov/epstein/files/DataSet%2010/EFTA01615130.csv&lt;/a&gt;</text:p>
          </table:table-cell>
        </table:table-row>
        <table:table-row table:style-name="ro1">
          <table:table-cell office:value-type="string" calcext:value-type="string">
            <text:p>&lt;a href="https://www.justice.gov/epstein/files/DataSet%2010/EFTA01615130.numbers"&gt;https://www.justice.gov/epstein/files/DataSet%2010/EFTA01615130.numbers&lt;/a&gt;</text:p>
          </table:table-cell>
        </table:table-row>
        <table:table-row table:style-name="ro1">
          <table:table-cell office:value-type="string" calcext:value-type="string">
            <text:p>&lt;a href="https://www.justice.gov/epstein/files/DataSet%2010/EFTA01615130.wks"&gt;https://www.justice.gov/epstein/files/DataSet%2010/EFTA01615130.wks&lt;/a&gt;</text:p>
          </table:table-cell>
        </table:table-row>
        <table:table-row table:style-name="ro1">
          <table:table-cell office:value-type="string" calcext:value-type="string">
            <text:p>&lt;a href="https://www.justice.gov/epstein/files/DataSet%2010/EFTA01616766.avi"&gt;https://www.justice.gov/epstein/files/DataSet%2010/EFTA01616766.avi&lt;/a&gt;</text:p>
          </table:table-cell>
        </table:table-row>
        <table:table-row table:style-name="ro1">
          <table:table-cell office:value-type="string" calcext:value-type="string">
            <text:p>&lt;a href="https://www.justice.gov/epstein/files/DataSet%2010/EFTA01616766.mp4"&gt;https://www.justice.gov/epstein/files/DataSet%2010/EFTA01616766.mp4&lt;/a&gt;</text:p>
          </table:table-cell>
        </table:table-row>
        <table:table-row table:style-name="ro1">
          <table:table-cell office:value-type="string" calcext:value-type="string">
            <text:p>&lt;a href="https://www.justice.gov/epstein/files/DataSet%2010/EFTA01616766.mkv"&gt;https://www.justice.gov/epstein/files/DataSet%2010/EFTA01616766.mkv&lt;/a&gt;</text:p>
          </table:table-cell>
        </table:table-row>
        <table:table-row table:style-name="ro1">
          <table:table-cell office:value-type="string" calcext:value-type="string">
            <text:p>&lt;a href="https://www.justice.gov/epstein/files/DataSet%2010/EFTA01616766.mov"&gt;https://www.justice.gov/epstein/files/DataSet%2010/EFTA01616766.mov&lt;/a&gt;</text:p>
          </table:table-cell>
        </table:table-row>
        <table:table-row table:style-name="ro1">
          <table:table-cell office:value-type="string" calcext:value-type="string">
            <text:p>&lt;a href="https://www.justice.gov/epstein/files/DataSet%2010/EFTA01616766.wmv"&gt;https://www.justice.gov/epstein/files/DataSet%2010/EFTA01616766.wmv&lt;/a&gt;</text:p>
          </table:table-cell>
        </table:table-row>
        <table:table-row table:style-name="ro1">
          <table:table-cell office:value-type="string" calcext:value-type="string">
            <text:p>&lt;a href="https://www.justice.gov/epstein/files/DataSet%2010/EFTA01616766.flv"&gt;https://www.justice.gov/epstein/files/DataSet%2010/EFTA01616766.flv&lt;/a&gt;</text:p>
          </table:table-cell>
        </table:table-row>
        <table:table-row table:style-name="ro1">
          <table:table-cell office:value-type="string" calcext:value-type="string">
            <text:p>&lt;a href="https://www.justice.gov/epstein/files/DataSet%2010/EFTA01616766.webm"&gt;https://www.justice.gov/epstein/files/DataSet%2010/EFTA01616766.webm&lt;/a&gt;</text:p>
          </table:table-cell>
        </table:table-row>
        <table:table-row table:style-name="ro1">
          <table:table-cell office:value-type="string" calcext:value-type="string">
            <text:p>&lt;a href="https://www.justice.gov/epstein/files/DataSet%2010/EFTA01616766.mpg"&gt;https://www.justice.gov/epstein/files/DataSet%2010/EFTA01616766.mpg&lt;/a&gt;</text:p>
          </table:table-cell>
        </table:table-row>
        <table:table-row table:style-name="ro1">
          <table:table-cell office:value-type="string" calcext:value-type="string">
            <text:p>&lt;a href="https://www.justice.gov/epstein/files/DataSet%2010/EFTA01616766.mpeg"&gt;https://www.justice.gov/epstein/files/DataSet%2010/EFTA01616766.mpeg&lt;/a&gt;</text:p>
          </table:table-cell>
        </table:table-row>
        <table:table-row table:style-name="ro1">
          <table:table-cell office:value-type="string" calcext:value-type="string">
            <text:p>&lt;a href="https://www.justice.gov/epstein/files/DataSet%2010/EFTA01616766.m4v"&gt;https://www.justice.gov/epstein/files/DataSet%2010/EFTA01616766.m4v&lt;/a&gt;</text:p>
          </table:table-cell>
        </table:table-row>
        <table:table-row table:style-name="ro1">
          <table:table-cell office:value-type="string" calcext:value-type="string">
            <text:p>&lt;a href="https://www.justice.gov/epstein/files/DataSet%2010/EFTA01616766.ogv"&gt;https://www.justice.gov/epstein/files/DataSet%2010/EFTA01616766.ogv&lt;/a&gt;</text:p>
          </table:table-cell>
        </table:table-row>
        <table:table-row table:style-name="ro1">
          <table:table-cell office:value-type="string" calcext:value-type="string">
            <text:p>&lt;a href="https://www.justice.gov/epstein/files/DataSet%2010/EFTA01616766.vob"&gt;https://www.justice.gov/epstein/files/DataSet%2010/EFTA01616766.vob&lt;/a&gt;</text:p>
          </table:table-cell>
        </table:table-row>
        <table:table-row table:style-name="ro1">
          <table:table-cell office:value-type="string" calcext:value-type="string">
            <text:p>&lt;a href="https://www.justice.gov/epstein/files/DataSet%2010/EFTA01616766.3gp"&gt;https://www.justice.gov/epstein/files/DataSet%2010/EFTA01616766.3gp&lt;/a&gt;</text:p>
          </table:table-cell>
        </table:table-row>
        <table:table-row table:style-name="ro1">
          <table:table-cell office:value-type="string" calcext:value-type="string">
            <text:p>&lt;a href="https://www.justice.gov/epstein/files/DataSet%2010/EFTA01616766.ts"&gt;https://www.justice.gov/epstein/files/DataSet%2010/EFTA01616766.ts&lt;/a&gt;</text:p>
          </table:table-cell>
        </table:table-row>
        <table:table-row table:style-name="ro1">
          <table:table-cell office:value-type="string" calcext:value-type="string">
            <text:p>&lt;a href="https://www.justice.gov/epstein/files/DataSet%2010/EFTA01616766.rm"&gt;https://www.justice.gov/epstein/files/DataSet%2010/EFTA01616766.rm&lt;/a&gt;</text:p>
          </table:table-cell>
        </table:table-row>
        <table:table-row table:style-name="ro1">
          <table:table-cell office:value-type="string" calcext:value-type="string">
            <text:p>&lt;a href="https://www.justice.gov/epstein/files/DataSet%2010/EFTA01616766.asf"&gt;https://www.justice.gov/epstein/files/DataSet%2010/EFTA01616766.asf&lt;/a&gt;</text:p>
          </table:table-cell>
        </table:table-row>
        <table:table-row table:style-name="ro1">
          <table:table-cell office:value-type="string" calcext:value-type="string">
            <text:p>&lt;a href="https://www.justice.gov/epstein/files/DataSet%2010/EFTA01616766.mp3"&gt;https://www.justice.gov/epstein/files/DataSet%2010/EFTA01616766.mp3&lt;/a&gt;</text:p>
          </table:table-cell>
        </table:table-row>
        <table:table-row table:style-name="ro1">
          <table:table-cell office:value-type="string" calcext:value-type="string">
            <text:p>&lt;a href="https://www.justice.gov/epstein/files/DataSet%2010/EFTA01616766.wav"&gt;https://www.justice.gov/epstein/files/DataSet%2010/EFTA01616766.wav&lt;/a&gt;</text:p>
          </table:table-cell>
        </table:table-row>
        <table:table-row table:style-name="ro1">
          <table:table-cell office:value-type="string" calcext:value-type="string">
            <text:p>&lt;a href="https://www.justice.gov/epstein/files/DataSet%2010/EFTA01616766.aac"&gt;https://www.justice.gov/epstein/files/DataSet%2010/EFTA01616766.aac&lt;/a&gt;</text:p>
          </table:table-cell>
        </table:table-row>
        <table:table-row table:style-name="ro1">
          <table:table-cell office:value-type="string" calcext:value-type="string">
            <text:p>&lt;a href="https://www.justice.gov/epstein/files/DataSet%2010/EFTA01616766.m4a"&gt;https://www.justice.gov/epstein/files/DataSet%2010/EFTA01616766.m4a&lt;/a&gt;</text:p>
          </table:table-cell>
        </table:table-row>
        <table:table-row table:style-name="ro1">
          <table:table-cell office:value-type="string" calcext:value-type="string">
            <text:p>&lt;a href="https://www.justice.gov/epstein/files/DataSet%2010/EFTA01616766.wma"&gt;https://www.justice.gov/epstein/files/DataSet%2010/EFTA01616766.wma&lt;/a&gt;</text:p>
          </table:table-cell>
        </table:table-row>
        <table:table-row table:style-name="ro1">
          <table:table-cell office:value-type="string" calcext:value-type="string">
            <text:p>&lt;a href="https://www.justice.gov/epstein/files/DataSet%2010/EFTA01616766.ogg"&gt;https://www.justice.gov/epstein/files/DataSet%2010/EFTA01616766.ogg&lt;/a&gt;</text:p>
          </table:table-cell>
        </table:table-row>
        <table:table-row table:style-name="ro1">
          <table:table-cell office:value-type="string" calcext:value-type="string">
            <text:p>&lt;a href="https://www.justice.gov/epstein/files/DataSet%2010/EFTA01616766.flac"&gt;https://www.justice.gov/epstein/files/DataSet%2010/EFTA01616766.flac&lt;/a&gt;</text:p>
          </table:table-cell>
        </table:table-row>
        <table:table-row table:style-name="ro1">
          <table:table-cell office:value-type="string" calcext:value-type="string">
            <text:p>&lt;a href="https://www.justice.gov/epstein/files/DataSet%2010/EFTA01616766.aiff"&gt;https://www.justice.gov/epstein/files/DataSet%2010/EFTA01616766.aiff&lt;/a&gt;</text:p>
          </table:table-cell>
        </table:table-row>
        <table:table-row table:style-name="ro1">
          <table:table-cell office:value-type="string" calcext:value-type="string">
            <text:p>&lt;a href="https://www.justice.gov/epstein/files/DataSet%2010/EFTA01616766.mid"&gt;https://www.justice.gov/epstein/files/DataSet%2010/EFTA01616766.mid&lt;/a&gt;</text:p>
          </table:table-cell>
        </table:table-row>
        <table:table-row table:style-name="ro1">
          <table:table-cell office:value-type="string" calcext:value-type="string">
            <text:p>&lt;a href="https://www.justice.gov/epstein/files/DataSet%2010/EFTA01616766.midi"&gt;https://www.justice.gov/epstein/files/DataSet%2010/EFTA01616766.midi&lt;/a&gt;</text:p>
          </table:table-cell>
        </table:table-row>
        <table:table-row table:style-name="ro1">
          <table:table-cell office:value-type="string" calcext:value-type="string">
            <text:p>&lt;a href="https://www.justice.gov/epstein/files/DataSet%2010/EFTA01616766.amr"&gt;https://www.justice.gov/epstein/files/DataSet%2010/EFTA01616766.amr&lt;/a&gt;</text:p>
          </table:table-cell>
        </table:table-row>
        <table:table-row table:style-name="ro1">
          <table:table-cell office:value-type="string" calcext:value-type="string">
            <text:p>&lt;a href="https://www.justice.gov/epstein/files/DataSet%2010/EFTA01616766.ra"&gt;https://www.justice.gov/epstein/files/DataSet%2010/EFTA01616766.ra&lt;/a&gt;</text:p>
          </table:table-cell>
        </table:table-row>
        <table:table-row table:style-name="ro1">
          <table:table-cell office:value-type="string" calcext:value-type="string">
            <text:p>&lt;a href="https://www.justice.gov/epstein/files/DataSet%2010/EFTA01616766.opus"&gt;https://www.justice.gov/epstein/files/DataSet%2010/EFTA01616766.opus&lt;/a&gt;</text:p>
          </table:table-cell>
        </table:table-row>
        <table:table-row table:style-name="ro1">
          <table:table-cell office:value-type="string" calcext:value-type="string">
            <text:p>&lt;a href="https://www.justice.gov/epstein/files/DataSet%2010/EFTA01616766.jpg"&gt;https://www.justice.gov/epstein/files/DataSet%2010/EFTA01616766.jpg&lt;/a&gt;</text:p>
          </table:table-cell>
        </table:table-row>
        <table:table-row table:style-name="ro1">
          <table:table-cell office:value-type="string" calcext:value-type="string">
            <text:p>&lt;a href="https://www.justice.gov/epstein/files/DataSet%2010/EFTA01616766.jpeg"&gt;https://www.justice.gov/epstein/files/DataSet%2010/EFTA01616766.jpeg&lt;/a&gt;</text:p>
          </table:table-cell>
        </table:table-row>
        <table:table-row table:style-name="ro1">
          <table:table-cell office:value-type="string" calcext:value-type="string">
            <text:p>&lt;a href="https://www.justice.gov/epstein/files/DataSet%2010/EFTA01616766.png"&gt;https://www.justice.gov/epstein/files/DataSet%2010/EFTA01616766.png&lt;/a&gt;</text:p>
          </table:table-cell>
        </table:table-row>
        <table:table-row table:style-name="ro1">
          <table:table-cell office:value-type="string" calcext:value-type="string">
            <text:p>&lt;a href="https://www.justice.gov/epstein/files/DataSet%2010/EFTA01616766.gif"&gt;https://www.justice.gov/epstein/files/DataSet%2010/EFTA01616766.gif&lt;/a&gt;</text:p>
          </table:table-cell>
        </table:table-row>
        <table:table-row table:style-name="ro1">
          <table:table-cell office:value-type="string" calcext:value-type="string">
            <text:p>&lt;a href="https://www.justice.gov/epstein/files/DataSet%2010/EFTA01616766.bmp"&gt;https://www.justice.gov/epstein/files/DataSet%2010/EFTA01616766.bmp&lt;/a&gt;</text:p>
          </table:table-cell>
        </table:table-row>
        <table:table-row table:style-name="ro1">
          <table:table-cell office:value-type="string" calcext:value-type="string">
            <text:p>&lt;a href="https://www.justice.gov/epstein/files/DataSet%2010/EFTA01616766.tif"&gt;https://www.justice.gov/epstein/files/DataSet%2010/EFTA01616766.tif&lt;/a&gt;</text:p>
          </table:table-cell>
        </table:table-row>
        <table:table-row table:style-name="ro1">
          <table:table-cell office:value-type="string" calcext:value-type="string">
            <text:p>&lt;a href="https://www.justice.gov/epstein/files/DataSet%2010/EFTA01616766.tiff"&gt;https://www.justice.gov/epstein/files/DataSet%2010/EFTA01616766.tiff&lt;/a&gt;</text:p>
          </table:table-cell>
        </table:table-row>
        <table:table-row table:style-name="ro1">
          <table:table-cell office:value-type="string" calcext:value-type="string">
            <text:p>&lt;a href="https://www.justice.gov/epstein/files/DataSet%2010/EFTA01616766.webp"&gt;https://www.justice.gov/epstein/files/DataSet%2010/EFTA01616766.webp&lt;/a&gt;</text:p>
          </table:table-cell>
        </table:table-row>
        <table:table-row table:style-name="ro1">
          <table:table-cell office:value-type="string" calcext:value-type="string">
            <text:p>&lt;a href="https://www.justice.gov/epstein/files/DataSet%2010/EFTA01616766.heic"&gt;https://www.justice.gov/epstein/files/DataSet%2010/EFTA01616766.heic&lt;/a&gt;</text:p>
          </table:table-cell>
        </table:table-row>
        <table:table-row table:style-name="ro1">
          <table:table-cell office:value-type="string" calcext:value-type="string">
            <text:p>&lt;a href="https://www.justice.gov/epstein/files/DataSet%2010/EFTA01616766.heif"&gt;https://www.justice.gov/epstein/files/DataSet%2010/EFTA01616766.heif&lt;/a&gt;</text:p>
          </table:table-cell>
        </table:table-row>
        <table:table-row table:style-name="ro1">
          <table:table-cell office:value-type="string" calcext:value-type="string">
            <text:p>&lt;a href="https://www.justice.gov/epstein/files/DataSet%2010/EFTA01616766.psd"&gt;https://www.justice.gov/epstein/files/DataSet%2010/EFTA01616766.psd&lt;/a&gt;</text:p>
          </table:table-cell>
        </table:table-row>
        <table:table-row table:style-name="ro1">
          <table:table-cell office:value-type="string" calcext:value-type="string">
            <text:p>&lt;a href="https://www.justice.gov/epstein/files/DataSet%2010/EFTA01616766.eps"&gt;https://www.justice.gov/epstein/files/DataSet%2010/EFTA01616766.eps&lt;/a&gt;</text:p>
          </table:table-cell>
        </table:table-row>
        <table:table-row table:style-name="ro1">
          <table:table-cell office:value-type="string" calcext:value-type="string">
            <text:p>&lt;a href="https://www.justice.gov/epstein/files/DataSet%2010/EFTA01616766.raw"&gt;https://www.justice.gov/epstein/files/DataSet%2010/EFTA01616766.raw&lt;/a&gt;</text:p>
          </table:table-cell>
        </table:table-row>
        <table:table-row table:style-name="ro1">
          <table:table-cell office:value-type="string" calcext:value-type="string">
            <text:p>&lt;a href="https://www.justice.gov/epstein/files/DataSet%2010/EFTA01616766.svg"&gt;https://www.justice.gov/epstein/files/DataSet%2010/EFTA01616766.svg&lt;/a&gt;</text:p>
          </table:table-cell>
        </table:table-row>
        <table:table-row table:style-name="ro1">
          <table:table-cell office:value-type="string" calcext:value-type="string">
            <text:p>&lt;a href="https://www.justice.gov/epstein/files/DataSet%2010/EFTA01616766.pcx"&gt;https://www.justice.gov/epstein/files/DataSet%2010/EFTA01616766.pcx&lt;/a&gt;</text:p>
          </table:table-cell>
        </table:table-row>
        <table:table-row table:style-name="ro1">
          <table:table-cell office:value-type="string" calcext:value-type="string">
            <text:p>&lt;a href="https://www.justice.gov/epstein/files/DataSet%2010/EFTA01616766.doc"&gt;https://www.justice.gov/epstein/files/DataSet%2010/EFTA01616766.doc&lt;/a&gt;</text:p>
          </table:table-cell>
        </table:table-row>
        <table:table-row table:style-name="ro1">
          <table:table-cell office:value-type="string" calcext:value-type="string">
            <text:p>&lt;a href="https://www.justice.gov/epstein/files/DataSet%2010/EFTA01616766.docx"&gt;https://www.justice.gov/epstein/files/DataSet%2010/EFTA01616766.docx&lt;/a&gt;</text:p>
          </table:table-cell>
        </table:table-row>
        <table:table-row table:style-name="ro1">
          <table:table-cell office:value-type="string" calcext:value-type="string">
            <text:p>&lt;a href="https://www.justice.gov/epstein/files/DataSet%2010/EFTA01616766.docm"&gt;https://www.justice.gov/epstein/files/DataSet%2010/EFTA01616766.docm&lt;/a&gt;</text:p>
          </table:table-cell>
        </table:table-row>
        <table:table-row table:style-name="ro1">
          <table:table-cell office:value-type="string" calcext:value-type="string">
            <text:p>&lt;a href="https://www.justice.gov/epstein/files/DataSet%2010/EFTA01616766.rtf"&gt;https://www.justice.gov/epstein/files/DataSet%2010/EFTA01616766.rtf&lt;/a&gt;</text:p>
          </table:table-cell>
        </table:table-row>
        <table:table-row table:style-name="ro1">
          <table:table-cell office:value-type="string" calcext:value-type="string">
            <text:p>&lt;a href="https://www.justice.gov/epstein/files/DataSet%2010/EFTA01616766.odt"&gt;https://www.justice.gov/epstein/files/DataSet%2010/EFTA01616766.odt&lt;/a&gt;</text:p>
          </table:table-cell>
        </table:table-row>
        <table:table-row table:style-name="ro1">
          <table:table-cell office:value-type="string" calcext:value-type="string">
            <text:p>&lt;a href="https://www.justice.gov/epstein/files/DataSet%2010/EFTA01616766.txt"&gt;https://www.justice.gov/epstein/files/DataSet%2010/EFTA01616766.txt&lt;/a&gt;</text:p>
          </table:table-cell>
        </table:table-row>
        <table:table-row table:style-name="ro1">
          <table:table-cell office:value-type="string" calcext:value-type="string">
            <text:p>&lt;a href="https://www.justice.gov/epstein/files/DataSet%2010/EFTA01616766.wps"&gt;https://www.justice.gov/epstein/files/DataSet%2010/EFTA01616766.wps&lt;/a&gt;</text:p>
          </table:table-cell>
        </table:table-row>
        <table:table-row table:style-name="ro1">
          <table:table-cell office:value-type="string" calcext:value-type="string">
            <text:p>&lt;a href="https://www.justice.gov/epstein/files/DataSet%2010/EFTA01616766.dot"&gt;https://www.justice.gov/epstein/files/DataSet%2010/EFTA01616766.dot&lt;/a&gt;</text:p>
          </table:table-cell>
        </table:table-row>
        <table:table-row table:style-name="ro1">
          <table:table-cell office:value-type="string" calcext:value-type="string">
            <text:p>&lt;a href="https://www.justice.gov/epstein/files/DataSet%2010/EFTA01616766.dotx"&gt;https://www.justice.gov/epstein/files/DataSet%2010/EFTA01616766.dotx&lt;/a&gt;</text:p>
          </table:table-cell>
        </table:table-row>
        <table:table-row table:style-name="ro1">
          <table:table-cell office:value-type="string" calcext:value-type="string">
            <text:p>&lt;a href="https://www.justice.gov/epstein/files/DataSet%2010/EFTA01616766.abw"&gt;https://www.justice.gov/epstein/files/DataSet%2010/EFTA01616766.abw&lt;/a&gt;</text:p>
          </table:table-cell>
        </table:table-row>
        <table:table-row table:style-name="ro1">
          <table:table-cell office:value-type="string" calcext:value-type="string">
            <text:p>&lt;a href="https://www.justice.gov/epstein/files/DataSet%2010/EFTA01616766.ppt"&gt;https://www.justice.gov/epstein/files/DataSet%2010/EFTA01616766.ppt&lt;/a&gt;</text:p>
          </table:table-cell>
        </table:table-row>
        <table:table-row table:style-name="ro1">
          <table:table-cell office:value-type="string" calcext:value-type="string">
            <text:p>&lt;a href="https://www.justice.gov/epstein/files/DataSet%2010/EFTA01616766.pptx"&gt;https://www.justice.gov/epstein/files/DataSet%2010/EFTA01616766.pptx&lt;/a&gt;</text:p>
          </table:table-cell>
        </table:table-row>
        <table:table-row table:style-name="ro1">
          <table:table-cell office:value-type="string" calcext:value-type="string">
            <text:p>&lt;a href="https://www.justice.gov/epstein/files/DataSet%2010/EFTA01616766.pptm"&gt;https://www.justice.gov/epstein/files/DataSet%2010/EFTA01616766.pptm&lt;/a&gt;</text:p>
          </table:table-cell>
        </table:table-row>
        <table:table-row table:style-name="ro1">
          <table:table-cell office:value-type="string" calcext:value-type="string">
            <text:p>&lt;a href="https://www.justice.gov/epstein/files/DataSet%2010/EFTA01616766.pps"&gt;https://www.justice.gov/epstein/files/DataSet%2010/EFTA01616766.pps&lt;/a&gt;</text:p>
          </table:table-cell>
        </table:table-row>
        <table:table-row table:style-name="ro1">
          <table:table-cell office:value-type="string" calcext:value-type="string">
            <text:p>&lt;a href="https://www.justice.gov/epstein/files/DataSet%2010/EFTA01616766.ppsx"&gt;https://www.justice.gov/epstein/files/DataSet%2010/EFTA01616766.ppsx&lt;/a&gt;</text:p>
          </table:table-cell>
        </table:table-row>
        <table:table-row table:style-name="ro1">
          <table:table-cell office:value-type="string" calcext:value-type="string">
            <text:p>&lt;a href="https://www.justice.gov/epstein/files/DataSet%2010/EFTA01616766.pot"&gt;https://www.justice.gov/epstein/files/DataSet%2010/EFTA01616766.pot&lt;/a&gt;</text:p>
          </table:table-cell>
        </table:table-row>
        <table:table-row table:style-name="ro1">
          <table:table-cell office:value-type="string" calcext:value-type="string">
            <text:p>&lt;a href="https://www.justice.gov/epstein/files/DataSet%2010/EFTA01616766.potx"&gt;https://www.justice.gov/epstein/files/DataSet%2010/EFTA01616766.potx&lt;/a&gt;</text:p>
          </table:table-cell>
        </table:table-row>
        <table:table-row table:style-name="ro1">
          <table:table-cell office:value-type="string" calcext:value-type="string">
            <text:p>&lt;a href="https://www.justice.gov/epstein/files/DataSet%2010/EFTA01616766.odp"&gt;https://www.justice.gov/epstein/files/DataSet%2010/EFTA01616766.odp&lt;/a&gt;</text:p>
          </table:table-cell>
        </table:table-row>
        <table:table-row table:style-name="ro1">
          <table:table-cell office:value-type="string" calcext:value-type="string">
            <text:p>&lt;a href="https://www.justice.gov/epstein/files/DataSet%2010/EFTA01616766.key"&gt;https://www.justice.gov/epstein/files/DataSet%2010/EFTA01616766.key&lt;/a&gt;</text:p>
          </table:table-cell>
        </table:table-row>
        <table:table-row table:style-name="ro1">
          <table:table-cell office:value-type="string" calcext:value-type="string">
            <text:p>&lt;a href="https://www.justice.gov/epstein/files/DataSet%2010/EFTA01616766.xls"&gt;https://www.justice.gov/epstein/files/DataSet%2010/EFTA01616766.xls&lt;/a&gt;</text:p>
          </table:table-cell>
        </table:table-row>
        <table:table-row table:style-name="ro1">
          <table:table-cell office:value-type="string" calcext:value-type="string">
            <text:p>&lt;a href="https://www.justice.gov/epstein/files/DataSet%2010/EFTA01616766.xlsx"&gt;https://www.justice.gov/epstein/files/DataSet%2010/EFTA01616766.xlsx&lt;/a&gt;</text:p>
          </table:table-cell>
        </table:table-row>
        <table:table-row table:style-name="ro1">
          <table:table-cell office:value-type="string" calcext:value-type="string">
            <text:p>&lt;a href="https://www.justice.gov/epstein/files/DataSet%2010/EFTA01616766.xlsm"&gt;https://www.justice.gov/epstein/files/DataSet%2010/EFTA01616766.xlsm&lt;/a&gt;</text:p>
          </table:table-cell>
        </table:table-row>
        <table:table-row table:style-name="ro1">
          <table:table-cell office:value-type="string" calcext:value-type="string">
            <text:p>&lt;a href="https://www.justice.gov/epstein/files/DataSet%2010/EFTA01616766.xlt"&gt;https://www.justice.gov/epstein/files/DataSet%2010/EFTA01616766.xlt&lt;/a&gt;</text:p>
          </table:table-cell>
        </table:table-row>
        <table:table-row table:style-name="ro1">
          <table:table-cell office:value-type="string" calcext:value-type="string">
            <text:p>&lt;a href="https://www.justice.gov/epstein/files/DataSet%2010/EFTA01616766.xltx"&gt;https://www.justice.gov/epstein/files/DataSet%2010/EFTA01616766.xltx&lt;/a&gt;</text:p>
          </table:table-cell>
        </table:table-row>
        <table:table-row table:style-name="ro1">
          <table:table-cell office:value-type="string" calcext:value-type="string">
            <text:p>&lt;a href="https://www.justice.gov/epstein/files/DataSet%2010/EFTA01616766.ods"&gt;https://www.justice.gov/epstein/files/DataSet%2010/EFTA01616766.ods&lt;/a&gt;</text:p>
          </table:table-cell>
        </table:table-row>
        <table:table-row table:style-name="ro1">
          <table:table-cell office:value-type="string" calcext:value-type="string">
            <text:p>&lt;a href="https://www.justice.gov/epstein/files/DataSet%2010/EFTA01616766.csv"&gt;https://www.justice.gov/epstein/files/DataSet%2010/EFTA01616766.csv&lt;/a&gt;</text:p>
          </table:table-cell>
        </table:table-row>
        <table:table-row table:style-name="ro1">
          <table:table-cell office:value-type="string" calcext:value-type="string">
            <text:p>&lt;a href="https://www.justice.gov/epstein/files/DataSet%2010/EFTA01616766.numbers"&gt;https://www.justice.gov/epstein/files/DataSet%2010/EFTA01616766.numbers&lt;/a&gt;</text:p>
          </table:table-cell>
        </table:table-row>
        <table:table-row table:style-name="ro1">
          <table:table-cell office:value-type="string" calcext:value-type="string">
            <text:p>&lt;a href="https://www.justice.gov/epstein/files/DataSet%2010/EFTA01616766.wks"&gt;https://www.justice.gov/epstein/files/DataSet%2010/EFTA01616766.wks&lt;/a&gt;</text:p>
          </table:table-cell>
        </table:table-row>
        <table:table-row table:style-name="ro1">
          <table:table-cell office:value-type="string" calcext:value-type="string">
            <text:p>&lt;a href="https://www.justice.gov/epstein/files/DataSet%2010/EFTA01617897.avi"&gt;https://www.justice.gov/epstein/files/DataSet%2010/EFTA01617897.avi&lt;/a&gt;</text:p>
          </table:table-cell>
        </table:table-row>
        <table:table-row table:style-name="ro1">
          <table:table-cell office:value-type="string" calcext:value-type="string">
            <text:p>&lt;a href="https://www.justice.gov/epstein/files/DataSet%2010/EFTA01617897.mp4"&gt;https://www.justice.gov/epstein/files/DataSet%2010/EFTA01617897.mp4&lt;/a&gt;</text:p>
          </table:table-cell>
        </table:table-row>
        <table:table-row table:style-name="ro1">
          <table:table-cell office:value-type="string" calcext:value-type="string">
            <text:p>&lt;a href="https://www.justice.gov/epstein/files/DataSet%2010/EFTA01617897.mkv"&gt;https://www.justice.gov/epstein/files/DataSet%2010/EFTA01617897.mkv&lt;/a&gt;</text:p>
          </table:table-cell>
        </table:table-row>
        <table:table-row table:style-name="ro1">
          <table:table-cell office:value-type="string" calcext:value-type="string">
            <text:p>&lt;a href="https://www.justice.gov/epstein/files/DataSet%2010/EFTA01617897.mov"&gt;https://www.justice.gov/epstein/files/DataSet%2010/EFTA01617897.mov&lt;/a&gt;</text:p>
          </table:table-cell>
        </table:table-row>
        <table:table-row table:style-name="ro1">
          <table:table-cell office:value-type="string" calcext:value-type="string">
            <text:p>&lt;a href="https://www.justice.gov/epstein/files/DataSet%2010/EFTA01617897.wmv"&gt;https://www.justice.gov/epstein/files/DataSet%2010/EFTA01617897.wmv&lt;/a&gt;</text:p>
          </table:table-cell>
        </table:table-row>
        <table:table-row table:style-name="ro1">
          <table:table-cell office:value-type="string" calcext:value-type="string">
            <text:p>&lt;a href="https://www.justice.gov/epstein/files/DataSet%2010/EFTA01617897.flv"&gt;https://www.justice.gov/epstein/files/DataSet%2010/EFTA01617897.flv&lt;/a&gt;</text:p>
          </table:table-cell>
        </table:table-row>
        <table:table-row table:style-name="ro1">
          <table:table-cell office:value-type="string" calcext:value-type="string">
            <text:p>&lt;a href="https://www.justice.gov/epstein/files/DataSet%2010/EFTA01617897.webm"&gt;https://www.justice.gov/epstein/files/DataSet%2010/EFTA01617897.webm&lt;/a&gt;</text:p>
          </table:table-cell>
        </table:table-row>
        <table:table-row table:style-name="ro1">
          <table:table-cell office:value-type="string" calcext:value-type="string">
            <text:p>&lt;a href="https://www.justice.gov/epstein/files/DataSet%2010/EFTA01617897.mpg"&gt;https://www.justice.gov/epstein/files/DataSet%2010/EFTA01617897.mpg&lt;/a&gt;</text:p>
          </table:table-cell>
        </table:table-row>
        <table:table-row table:style-name="ro1">
          <table:table-cell office:value-type="string" calcext:value-type="string">
            <text:p>&lt;a href="https://www.justice.gov/epstein/files/DataSet%2010/EFTA01617897.mpeg"&gt;https://www.justice.gov/epstein/files/DataSet%2010/EFTA01617897.mpeg&lt;/a&gt;</text:p>
          </table:table-cell>
        </table:table-row>
        <table:table-row table:style-name="ro1">
          <table:table-cell office:value-type="string" calcext:value-type="string">
            <text:p>&lt;a href="https://www.justice.gov/epstein/files/DataSet%2010/EFTA01617897.m4v"&gt;https://www.justice.gov/epstein/files/DataSet%2010/EFTA01617897.m4v&lt;/a&gt;</text:p>
          </table:table-cell>
        </table:table-row>
        <table:table-row table:style-name="ro1">
          <table:table-cell office:value-type="string" calcext:value-type="string">
            <text:p>&lt;a href="https://www.justice.gov/epstein/files/DataSet%2010/EFTA01617897.ogv"&gt;https://www.justice.gov/epstein/files/DataSet%2010/EFTA01617897.ogv&lt;/a&gt;</text:p>
          </table:table-cell>
        </table:table-row>
        <table:table-row table:style-name="ro1">
          <table:table-cell office:value-type="string" calcext:value-type="string">
            <text:p>&lt;a href="https://www.justice.gov/epstein/files/DataSet%2010/EFTA01617897.vob"&gt;https://www.justice.gov/epstein/files/DataSet%2010/EFTA01617897.vob&lt;/a&gt;</text:p>
          </table:table-cell>
        </table:table-row>
        <table:table-row table:style-name="ro1">
          <table:table-cell office:value-type="string" calcext:value-type="string">
            <text:p>&lt;a href="https://www.justice.gov/epstein/files/DataSet%2010/EFTA01617897.3gp"&gt;https://www.justice.gov/epstein/files/DataSet%2010/EFTA01617897.3gp&lt;/a&gt;</text:p>
          </table:table-cell>
        </table:table-row>
        <table:table-row table:style-name="ro1">
          <table:table-cell office:value-type="string" calcext:value-type="string">
            <text:p>&lt;a href="https://www.justice.gov/epstein/files/DataSet%2010/EFTA01617897.ts"&gt;https://www.justice.gov/epstein/files/DataSet%2010/EFTA01617897.ts&lt;/a&gt;</text:p>
          </table:table-cell>
        </table:table-row>
        <table:table-row table:style-name="ro1">
          <table:table-cell office:value-type="string" calcext:value-type="string">
            <text:p>&lt;a href="https://www.justice.gov/epstein/files/DataSet%2010/EFTA01617897.rm"&gt;https://www.justice.gov/epstein/files/DataSet%2010/EFTA01617897.rm&lt;/a&gt;</text:p>
          </table:table-cell>
        </table:table-row>
        <table:table-row table:style-name="ro1">
          <table:table-cell office:value-type="string" calcext:value-type="string">
            <text:p>&lt;a href="https://www.justice.gov/epstein/files/DataSet%2010/EFTA01617897.asf"&gt;https://www.justice.gov/epstein/files/DataSet%2010/EFTA01617897.asf&lt;/a&gt;</text:p>
          </table:table-cell>
        </table:table-row>
        <table:table-row table:style-name="ro1">
          <table:table-cell office:value-type="string" calcext:value-type="string">
            <text:p>&lt;a href="https://www.justice.gov/epstein/files/DataSet%2010/EFTA01617897.mp3"&gt;https://www.justice.gov/epstein/files/DataSet%2010/EFTA01617897.mp3&lt;/a&gt;</text:p>
          </table:table-cell>
        </table:table-row>
        <table:table-row table:style-name="ro1">
          <table:table-cell office:value-type="string" calcext:value-type="string">
            <text:p>&lt;a href="https://www.justice.gov/epstein/files/DataSet%2010/EFTA01617897.wav"&gt;https://www.justice.gov/epstein/files/DataSet%2010/EFTA01617897.wav&lt;/a&gt;</text:p>
          </table:table-cell>
        </table:table-row>
        <table:table-row table:style-name="ro1">
          <table:table-cell office:value-type="string" calcext:value-type="string">
            <text:p>&lt;a href="https://www.justice.gov/epstein/files/DataSet%2010/EFTA01617897.aac"&gt;https://www.justice.gov/epstein/files/DataSet%2010/EFTA01617897.aac&lt;/a&gt;</text:p>
          </table:table-cell>
        </table:table-row>
        <table:table-row table:style-name="ro1">
          <table:table-cell office:value-type="string" calcext:value-type="string">
            <text:p>&lt;a href="https://www.justice.gov/epstein/files/DataSet%2010/EFTA01617897.m4a"&gt;https://www.justice.gov/epstein/files/DataSet%2010/EFTA01617897.m4a&lt;/a&gt;</text:p>
          </table:table-cell>
        </table:table-row>
        <table:table-row table:style-name="ro1">
          <table:table-cell office:value-type="string" calcext:value-type="string">
            <text:p>&lt;a href="https://www.justice.gov/epstein/files/DataSet%2010/EFTA01617897.wma"&gt;https://www.justice.gov/epstein/files/DataSet%2010/EFTA01617897.wma&lt;/a&gt;</text:p>
          </table:table-cell>
        </table:table-row>
        <table:table-row table:style-name="ro1">
          <table:table-cell office:value-type="string" calcext:value-type="string">
            <text:p>&lt;a href="https://www.justice.gov/epstein/files/DataSet%2010/EFTA01617897.ogg"&gt;https://www.justice.gov/epstein/files/DataSet%2010/EFTA01617897.ogg&lt;/a&gt;</text:p>
          </table:table-cell>
        </table:table-row>
        <table:table-row table:style-name="ro1">
          <table:table-cell office:value-type="string" calcext:value-type="string">
            <text:p>&lt;a href="https://www.justice.gov/epstein/files/DataSet%2010/EFTA01617897.flac"&gt;https://www.justice.gov/epstein/files/DataSet%2010/EFTA01617897.flac&lt;/a&gt;</text:p>
          </table:table-cell>
        </table:table-row>
        <table:table-row table:style-name="ro1">
          <table:table-cell office:value-type="string" calcext:value-type="string">
            <text:p>&lt;a href="https://www.justice.gov/epstein/files/DataSet%2010/EFTA01617897.aiff"&gt;https://www.justice.gov/epstein/files/DataSet%2010/EFTA01617897.aiff&lt;/a&gt;</text:p>
          </table:table-cell>
        </table:table-row>
        <table:table-row table:style-name="ro1">
          <table:table-cell office:value-type="string" calcext:value-type="string">
            <text:p>&lt;a href="https://www.justice.gov/epstein/files/DataSet%2010/EFTA01617897.mid"&gt;https://www.justice.gov/epstein/files/DataSet%2010/EFTA01617897.mid&lt;/a&gt;</text:p>
          </table:table-cell>
        </table:table-row>
        <table:table-row table:style-name="ro1">
          <table:table-cell office:value-type="string" calcext:value-type="string">
            <text:p>&lt;a href="https://www.justice.gov/epstein/files/DataSet%2010/EFTA01617897.midi"&gt;https://www.justice.gov/epstein/files/DataSet%2010/EFTA01617897.midi&lt;/a&gt;</text:p>
          </table:table-cell>
        </table:table-row>
        <table:table-row table:style-name="ro1">
          <table:table-cell office:value-type="string" calcext:value-type="string">
            <text:p>&lt;a href="https://www.justice.gov/epstein/files/DataSet%2010/EFTA01617897.amr"&gt;https://www.justice.gov/epstein/files/DataSet%2010/EFTA01617897.amr&lt;/a&gt;</text:p>
          </table:table-cell>
        </table:table-row>
        <table:table-row table:style-name="ro1">
          <table:table-cell office:value-type="string" calcext:value-type="string">
            <text:p>&lt;a href="https://www.justice.gov/epstein/files/DataSet%2010/EFTA01617897.ra"&gt;https://www.justice.gov/epstein/files/DataSet%2010/EFTA01617897.ra&lt;/a&gt;</text:p>
          </table:table-cell>
        </table:table-row>
        <table:table-row table:style-name="ro1">
          <table:table-cell office:value-type="string" calcext:value-type="string">
            <text:p>&lt;a href="https://www.justice.gov/epstein/files/DataSet%2010/EFTA01617897.opus"&gt;https://www.justice.gov/epstein/files/DataSet%2010/EFTA01617897.opus&lt;/a&gt;</text:p>
          </table:table-cell>
        </table:table-row>
        <table:table-row table:style-name="ro1">
          <table:table-cell office:value-type="string" calcext:value-type="string">
            <text:p>&lt;a href="https://www.justice.gov/epstein/files/DataSet%2010/EFTA01617897.jpg"&gt;https://www.justice.gov/epstein/files/DataSet%2010/EFTA01617897.jpg&lt;/a&gt;</text:p>
          </table:table-cell>
        </table:table-row>
        <table:table-row table:style-name="ro1">
          <table:table-cell office:value-type="string" calcext:value-type="string">
            <text:p>&lt;a href="https://www.justice.gov/epstein/files/DataSet%2010/EFTA01617897.jpeg"&gt;https://www.justice.gov/epstein/files/DataSet%2010/EFTA01617897.jpeg&lt;/a&gt;</text:p>
          </table:table-cell>
        </table:table-row>
        <table:table-row table:style-name="ro1">
          <table:table-cell office:value-type="string" calcext:value-type="string">
            <text:p>&lt;a href="https://www.justice.gov/epstein/files/DataSet%2010/EFTA01617897.png"&gt;https://www.justice.gov/epstein/files/DataSet%2010/EFTA01617897.png&lt;/a&gt;</text:p>
          </table:table-cell>
        </table:table-row>
        <table:table-row table:style-name="ro1">
          <table:table-cell office:value-type="string" calcext:value-type="string">
            <text:p>&lt;a href="https://www.justice.gov/epstein/files/DataSet%2010/EFTA01617897.gif"&gt;https://www.justice.gov/epstein/files/DataSet%2010/EFTA01617897.gif&lt;/a&gt;</text:p>
          </table:table-cell>
        </table:table-row>
        <table:table-row table:style-name="ro1">
          <table:table-cell office:value-type="string" calcext:value-type="string">
            <text:p>&lt;a href="https://www.justice.gov/epstein/files/DataSet%2010/EFTA01617897.bmp"&gt;https://www.justice.gov/epstein/files/DataSet%2010/EFTA01617897.bmp&lt;/a&gt;</text:p>
          </table:table-cell>
        </table:table-row>
        <table:table-row table:style-name="ro1">
          <table:table-cell office:value-type="string" calcext:value-type="string">
            <text:p>&lt;a href="https://www.justice.gov/epstein/files/DataSet%2010/EFTA01617897.tif"&gt;https://www.justice.gov/epstein/files/DataSet%2010/EFTA01617897.tif&lt;/a&gt;</text:p>
          </table:table-cell>
        </table:table-row>
        <table:table-row table:style-name="ro1">
          <table:table-cell office:value-type="string" calcext:value-type="string">
            <text:p>&lt;a href="https://www.justice.gov/epstein/files/DataSet%2010/EFTA01617897.tiff"&gt;https://www.justice.gov/epstein/files/DataSet%2010/EFTA01617897.tiff&lt;/a&gt;</text:p>
          </table:table-cell>
        </table:table-row>
        <table:table-row table:style-name="ro1">
          <table:table-cell office:value-type="string" calcext:value-type="string">
            <text:p>&lt;a href="https://www.justice.gov/epstein/files/DataSet%2010/EFTA01617897.webp"&gt;https://www.justice.gov/epstein/files/DataSet%2010/EFTA01617897.webp&lt;/a&gt;</text:p>
          </table:table-cell>
        </table:table-row>
        <table:table-row table:style-name="ro1">
          <table:table-cell office:value-type="string" calcext:value-type="string">
            <text:p>&lt;a href="https://www.justice.gov/epstein/files/DataSet%2010/EFTA01617897.heic"&gt;https://www.justice.gov/epstein/files/DataSet%2010/EFTA01617897.heic&lt;/a&gt;</text:p>
          </table:table-cell>
        </table:table-row>
        <table:table-row table:style-name="ro1">
          <table:table-cell office:value-type="string" calcext:value-type="string">
            <text:p>&lt;a href="https://www.justice.gov/epstein/files/DataSet%2010/EFTA01617897.heif"&gt;https://www.justice.gov/epstein/files/DataSet%2010/EFTA01617897.heif&lt;/a&gt;</text:p>
          </table:table-cell>
        </table:table-row>
        <table:table-row table:style-name="ro1">
          <table:table-cell office:value-type="string" calcext:value-type="string">
            <text:p>&lt;a href="https://www.justice.gov/epstein/files/DataSet%2010/EFTA01617897.psd"&gt;https://www.justice.gov/epstein/files/DataSet%2010/EFTA01617897.psd&lt;/a&gt;</text:p>
          </table:table-cell>
        </table:table-row>
        <table:table-row table:style-name="ro1">
          <table:table-cell office:value-type="string" calcext:value-type="string">
            <text:p>&lt;a href="https://www.justice.gov/epstein/files/DataSet%2010/EFTA01617897.eps"&gt;https://www.justice.gov/epstein/files/DataSet%2010/EFTA01617897.eps&lt;/a&gt;</text:p>
          </table:table-cell>
        </table:table-row>
        <table:table-row table:style-name="ro1">
          <table:table-cell office:value-type="string" calcext:value-type="string">
            <text:p>&lt;a href="https://www.justice.gov/epstein/files/DataSet%2010/EFTA01617897.raw"&gt;https://www.justice.gov/epstein/files/DataSet%2010/EFTA01617897.raw&lt;/a&gt;</text:p>
          </table:table-cell>
        </table:table-row>
        <table:table-row table:style-name="ro1">
          <table:table-cell office:value-type="string" calcext:value-type="string">
            <text:p>&lt;a href="https://www.justice.gov/epstein/files/DataSet%2010/EFTA01617897.svg"&gt;https://www.justice.gov/epstein/files/DataSet%2010/EFTA01617897.svg&lt;/a&gt;</text:p>
          </table:table-cell>
        </table:table-row>
        <table:table-row table:style-name="ro1">
          <table:table-cell office:value-type="string" calcext:value-type="string">
            <text:p>&lt;a href="https://www.justice.gov/epstein/files/DataSet%2010/EFTA01617897.pcx"&gt;https://www.justice.gov/epstein/files/DataSet%2010/EFTA01617897.pcx&lt;/a&gt;</text:p>
          </table:table-cell>
        </table:table-row>
        <table:table-row table:style-name="ro1">
          <table:table-cell office:value-type="string" calcext:value-type="string">
            <text:p>&lt;a href="https://www.justice.gov/epstein/files/DataSet%2010/EFTA01617897.doc"&gt;https://www.justice.gov/epstein/files/DataSet%2010/EFTA01617897.doc&lt;/a&gt;</text:p>
          </table:table-cell>
        </table:table-row>
        <table:table-row table:style-name="ro1">
          <table:table-cell office:value-type="string" calcext:value-type="string">
            <text:p>&lt;a href="https://www.justice.gov/epstein/files/DataSet%2010/EFTA01617897.docx"&gt;https://www.justice.gov/epstein/files/DataSet%2010/EFTA01617897.docx&lt;/a&gt;</text:p>
          </table:table-cell>
        </table:table-row>
        <table:table-row table:style-name="ro1">
          <table:table-cell office:value-type="string" calcext:value-type="string">
            <text:p>&lt;a href="https://www.justice.gov/epstein/files/DataSet%2010/EFTA01617897.docm"&gt;https://www.justice.gov/epstein/files/DataSet%2010/EFTA01617897.docm&lt;/a&gt;</text:p>
          </table:table-cell>
        </table:table-row>
        <table:table-row table:style-name="ro1">
          <table:table-cell office:value-type="string" calcext:value-type="string">
            <text:p>&lt;a href="https://www.justice.gov/epstein/files/DataSet%2010/EFTA01617897.rtf"&gt;https://www.justice.gov/epstein/files/DataSet%2010/EFTA01617897.rtf&lt;/a&gt;</text:p>
          </table:table-cell>
        </table:table-row>
        <table:table-row table:style-name="ro1">
          <table:table-cell office:value-type="string" calcext:value-type="string">
            <text:p>&lt;a href="https://www.justice.gov/epstein/files/DataSet%2010/EFTA01617897.odt"&gt;https://www.justice.gov/epstein/files/DataSet%2010/EFTA01617897.odt&lt;/a&gt;</text:p>
          </table:table-cell>
        </table:table-row>
        <table:table-row table:style-name="ro1">
          <table:table-cell office:value-type="string" calcext:value-type="string">
            <text:p>&lt;a href="https://www.justice.gov/epstein/files/DataSet%2010/EFTA01617897.txt"&gt;https://www.justice.gov/epstein/files/DataSet%2010/EFTA01617897.txt&lt;/a&gt;</text:p>
          </table:table-cell>
        </table:table-row>
        <table:table-row table:style-name="ro1">
          <table:table-cell office:value-type="string" calcext:value-type="string">
            <text:p>&lt;a href="https://www.justice.gov/epstein/files/DataSet%2010/EFTA01617897.wps"&gt;https://www.justice.gov/epstein/files/DataSet%2010/EFTA01617897.wps&lt;/a&gt;</text:p>
          </table:table-cell>
        </table:table-row>
        <table:table-row table:style-name="ro1">
          <table:table-cell office:value-type="string" calcext:value-type="string">
            <text:p>&lt;a href="https://www.justice.gov/epstein/files/DataSet%2010/EFTA01617897.dot"&gt;https://www.justice.gov/epstein/files/DataSet%2010/EFTA01617897.dot&lt;/a&gt;</text:p>
          </table:table-cell>
        </table:table-row>
        <table:table-row table:style-name="ro1">
          <table:table-cell office:value-type="string" calcext:value-type="string">
            <text:p>&lt;a href="https://www.justice.gov/epstein/files/DataSet%2010/EFTA01617897.dotx"&gt;https://www.justice.gov/epstein/files/DataSet%2010/EFTA01617897.dotx&lt;/a&gt;</text:p>
          </table:table-cell>
        </table:table-row>
        <table:table-row table:style-name="ro1">
          <table:table-cell office:value-type="string" calcext:value-type="string">
            <text:p>&lt;a href="https://www.justice.gov/epstein/files/DataSet%2010/EFTA01617897.abw"&gt;https://www.justice.gov/epstein/files/DataSet%2010/EFTA01617897.abw&lt;/a&gt;</text:p>
          </table:table-cell>
        </table:table-row>
        <table:table-row table:style-name="ro1">
          <table:table-cell office:value-type="string" calcext:value-type="string">
            <text:p>&lt;a href="https://www.justice.gov/epstein/files/DataSet%2010/EFTA01617897.ppt"&gt;https://www.justice.gov/epstein/files/DataSet%2010/EFTA01617897.ppt&lt;/a&gt;</text:p>
          </table:table-cell>
        </table:table-row>
        <table:table-row table:style-name="ro1">
          <table:table-cell office:value-type="string" calcext:value-type="string">
            <text:p>&lt;a href="https://www.justice.gov/epstein/files/DataSet%2010/EFTA01617897.pptx"&gt;https://www.justice.gov/epstein/files/DataSet%2010/EFTA01617897.pptx&lt;/a&gt;</text:p>
          </table:table-cell>
        </table:table-row>
        <table:table-row table:style-name="ro1">
          <table:table-cell office:value-type="string" calcext:value-type="string">
            <text:p>&lt;a href="https://www.justice.gov/epstein/files/DataSet%2010/EFTA01617897.pptm"&gt;https://www.justice.gov/epstein/files/DataSet%2010/EFTA01617897.pptm&lt;/a&gt;</text:p>
          </table:table-cell>
        </table:table-row>
        <table:table-row table:style-name="ro1">
          <table:table-cell office:value-type="string" calcext:value-type="string">
            <text:p>&lt;a href="https://www.justice.gov/epstein/files/DataSet%2010/EFTA01617897.pps"&gt;https://www.justice.gov/epstein/files/DataSet%2010/EFTA01617897.pps&lt;/a&gt;</text:p>
          </table:table-cell>
        </table:table-row>
        <table:table-row table:style-name="ro1">
          <table:table-cell office:value-type="string" calcext:value-type="string">
            <text:p>&lt;a href="https://www.justice.gov/epstein/files/DataSet%2010/EFTA01617897.ppsx"&gt;https://www.justice.gov/epstein/files/DataSet%2010/EFTA01617897.ppsx&lt;/a&gt;</text:p>
          </table:table-cell>
        </table:table-row>
        <table:table-row table:style-name="ro1">
          <table:table-cell office:value-type="string" calcext:value-type="string">
            <text:p>&lt;a href="https://www.justice.gov/epstein/files/DataSet%2010/EFTA01617897.pot"&gt;https://www.justice.gov/epstein/files/DataSet%2010/EFTA01617897.pot&lt;/a&gt;</text:p>
          </table:table-cell>
        </table:table-row>
        <table:table-row table:style-name="ro1">
          <table:table-cell office:value-type="string" calcext:value-type="string">
            <text:p>&lt;a href="https://www.justice.gov/epstein/files/DataSet%2010/EFTA01617897.potx"&gt;https://www.justice.gov/epstein/files/DataSet%2010/EFTA01617897.potx&lt;/a&gt;</text:p>
          </table:table-cell>
        </table:table-row>
        <table:table-row table:style-name="ro1">
          <table:table-cell office:value-type="string" calcext:value-type="string">
            <text:p>&lt;a href="https://www.justice.gov/epstein/files/DataSet%2010/EFTA01617897.odp"&gt;https://www.justice.gov/epstein/files/DataSet%2010/EFTA01617897.odp&lt;/a&gt;</text:p>
          </table:table-cell>
        </table:table-row>
        <table:table-row table:style-name="ro1">
          <table:table-cell office:value-type="string" calcext:value-type="string">
            <text:p>&lt;a href="https://www.justice.gov/epstein/files/DataSet%2010/EFTA01617897.key"&gt;https://www.justice.gov/epstein/files/DataSet%2010/EFTA01617897.key&lt;/a&gt;</text:p>
          </table:table-cell>
        </table:table-row>
        <table:table-row table:style-name="ro1">
          <table:table-cell office:value-type="string" calcext:value-type="string">
            <text:p>&lt;a href="https://www.justice.gov/epstein/files/DataSet%2010/EFTA01617897.xls"&gt;https://www.justice.gov/epstein/files/DataSet%2010/EFTA01617897.xls&lt;/a&gt;</text:p>
          </table:table-cell>
        </table:table-row>
        <table:table-row table:style-name="ro1">
          <table:table-cell office:value-type="string" calcext:value-type="string">
            <text:p>&lt;a href="https://www.justice.gov/epstein/files/DataSet%2010/EFTA01617897.xlsx"&gt;https://www.justice.gov/epstein/files/DataSet%2010/EFTA01617897.xlsx&lt;/a&gt;</text:p>
          </table:table-cell>
        </table:table-row>
        <table:table-row table:style-name="ro1">
          <table:table-cell office:value-type="string" calcext:value-type="string">
            <text:p>&lt;a href="https://www.justice.gov/epstein/files/DataSet%2010/EFTA01617897.xlsm"&gt;https://www.justice.gov/epstein/files/DataSet%2010/EFTA01617897.xlsm&lt;/a&gt;</text:p>
          </table:table-cell>
        </table:table-row>
        <table:table-row table:style-name="ro1">
          <table:table-cell office:value-type="string" calcext:value-type="string">
            <text:p>&lt;a href="https://www.justice.gov/epstein/files/DataSet%2010/EFTA01617897.xlt"&gt;https://www.justice.gov/epstein/files/DataSet%2010/EFTA01617897.xlt&lt;/a&gt;</text:p>
          </table:table-cell>
        </table:table-row>
        <table:table-row table:style-name="ro1">
          <table:table-cell office:value-type="string" calcext:value-type="string">
            <text:p>&lt;a href="https://www.justice.gov/epstein/files/DataSet%2010/EFTA01617897.xltx"&gt;https://www.justice.gov/epstein/files/DataSet%2010/EFTA01617897.xltx&lt;/a&gt;</text:p>
          </table:table-cell>
        </table:table-row>
        <table:table-row table:style-name="ro1">
          <table:table-cell office:value-type="string" calcext:value-type="string">
            <text:p>&lt;a href="https://www.justice.gov/epstein/files/DataSet%2010/EFTA01617897.ods"&gt;https://www.justice.gov/epstein/files/DataSet%2010/EFTA01617897.ods&lt;/a&gt;</text:p>
          </table:table-cell>
        </table:table-row>
        <table:table-row table:style-name="ro1">
          <table:table-cell office:value-type="string" calcext:value-type="string">
            <text:p>&lt;a href="https://www.justice.gov/epstein/files/DataSet%2010/EFTA01617897.csv"&gt;https://www.justice.gov/epstein/files/DataSet%2010/EFTA01617897.csv&lt;/a&gt;</text:p>
          </table:table-cell>
        </table:table-row>
        <table:table-row table:style-name="ro1">
          <table:table-cell office:value-type="string" calcext:value-type="string">
            <text:p>&lt;a href="https://www.justice.gov/epstein/files/DataSet%2010/EFTA01617897.numbers"&gt;https://www.justice.gov/epstein/files/DataSet%2010/EFTA01617897.numbers&lt;/a&gt;</text:p>
          </table:table-cell>
        </table:table-row>
        <table:table-row table:style-name="ro1">
          <table:table-cell office:value-type="string" calcext:value-type="string">
            <text:p>&lt;a href="https://www.justice.gov/epstein/files/DataSet%2010/EFTA01617897.wks"&gt;https://www.justice.gov/epstein/files/DataSet%2010/EFTA01617897.wks&lt;/a&gt;</text:p>
          </table:table-cell>
        </table:table-row>
        <table:table-row table:style-name="ro1">
          <table:table-cell office:value-type="string" calcext:value-type="string">
            <text:p>&lt;a href="https://www.justice.gov/epstein/files/DataSet%2010/EFTA01617898.avi"&gt;https://www.justice.gov/epstein/files/DataSet%2010/EFTA01617898.avi&lt;/a&gt;</text:p>
          </table:table-cell>
        </table:table-row>
        <table:table-row table:style-name="ro1">
          <table:table-cell office:value-type="string" calcext:value-type="string">
            <text:p>&lt;a href="https://www.justice.gov/epstein/files/DataSet%2010/EFTA01617898.mp4"&gt;https://www.justice.gov/epstein/files/DataSet%2010/EFTA01617898.mp4&lt;/a&gt;</text:p>
          </table:table-cell>
        </table:table-row>
        <table:table-row table:style-name="ro1">
          <table:table-cell office:value-type="string" calcext:value-type="string">
            <text:p>&lt;a href="https://www.justice.gov/epstein/files/DataSet%2010/EFTA01617898.mkv"&gt;https://www.justice.gov/epstein/files/DataSet%2010/EFTA01617898.mkv&lt;/a&gt;</text:p>
          </table:table-cell>
        </table:table-row>
        <table:table-row table:style-name="ro1">
          <table:table-cell office:value-type="string" calcext:value-type="string">
            <text:p>&lt;a href="https://www.justice.gov/epstein/files/DataSet%2010/EFTA01617898.mov"&gt;https://www.justice.gov/epstein/files/DataSet%2010/EFTA01617898.mov&lt;/a&gt;</text:p>
          </table:table-cell>
        </table:table-row>
        <table:table-row table:style-name="ro1">
          <table:table-cell office:value-type="string" calcext:value-type="string">
            <text:p>&lt;a href="https://www.justice.gov/epstein/files/DataSet%2010/EFTA01617898.wmv"&gt;https://www.justice.gov/epstein/files/DataSet%2010/EFTA01617898.wmv&lt;/a&gt;</text:p>
          </table:table-cell>
        </table:table-row>
        <table:table-row table:style-name="ro1">
          <table:table-cell office:value-type="string" calcext:value-type="string">
            <text:p>&lt;a href="https://www.justice.gov/epstein/files/DataSet%2010/EFTA01617898.flv"&gt;https://www.justice.gov/epstein/files/DataSet%2010/EFTA01617898.flv&lt;/a&gt;</text:p>
          </table:table-cell>
        </table:table-row>
        <table:table-row table:style-name="ro1">
          <table:table-cell office:value-type="string" calcext:value-type="string">
            <text:p>&lt;a href="https://www.justice.gov/epstein/files/DataSet%2010/EFTA01617898.webm"&gt;https://www.justice.gov/epstein/files/DataSet%2010/EFTA01617898.webm&lt;/a&gt;</text:p>
          </table:table-cell>
        </table:table-row>
        <table:table-row table:style-name="ro1">
          <table:table-cell office:value-type="string" calcext:value-type="string">
            <text:p>&lt;a href="https://www.justice.gov/epstein/files/DataSet%2010/EFTA01617898.mpg"&gt;https://www.justice.gov/epstein/files/DataSet%2010/EFTA01617898.mpg&lt;/a&gt;</text:p>
          </table:table-cell>
        </table:table-row>
        <table:table-row table:style-name="ro1">
          <table:table-cell office:value-type="string" calcext:value-type="string">
            <text:p>&lt;a href="https://www.justice.gov/epstein/files/DataSet%2010/EFTA01617898.mpeg"&gt;https://www.justice.gov/epstein/files/DataSet%2010/EFTA01617898.mpeg&lt;/a&gt;</text:p>
          </table:table-cell>
        </table:table-row>
        <table:table-row table:style-name="ro1">
          <table:table-cell office:value-type="string" calcext:value-type="string">
            <text:p>&lt;a href="https://www.justice.gov/epstein/files/DataSet%2010/EFTA01617898.m4v"&gt;https://www.justice.gov/epstein/files/DataSet%2010/EFTA01617898.m4v&lt;/a&gt;</text:p>
          </table:table-cell>
        </table:table-row>
        <table:table-row table:style-name="ro1">
          <table:table-cell office:value-type="string" calcext:value-type="string">
            <text:p>&lt;a href="https://www.justice.gov/epstein/files/DataSet%2010/EFTA01617898.ogv"&gt;https://www.justice.gov/epstein/files/DataSet%2010/EFTA01617898.ogv&lt;/a&gt;</text:p>
          </table:table-cell>
        </table:table-row>
        <table:table-row table:style-name="ro1">
          <table:table-cell office:value-type="string" calcext:value-type="string">
            <text:p>&lt;a href="https://www.justice.gov/epstein/files/DataSet%2010/EFTA01617898.vob"&gt;https://www.justice.gov/epstein/files/DataSet%2010/EFTA01617898.vob&lt;/a&gt;</text:p>
          </table:table-cell>
        </table:table-row>
        <table:table-row table:style-name="ro1">
          <table:table-cell office:value-type="string" calcext:value-type="string">
            <text:p>&lt;a href="https://www.justice.gov/epstein/files/DataSet%2010/EFTA01617898.3gp"&gt;https://www.justice.gov/epstein/files/DataSet%2010/EFTA01617898.3gp&lt;/a&gt;</text:p>
          </table:table-cell>
        </table:table-row>
        <table:table-row table:style-name="ro1">
          <table:table-cell office:value-type="string" calcext:value-type="string">
            <text:p>&lt;a href="https://www.justice.gov/epstein/files/DataSet%2010/EFTA01617898.ts"&gt;https://www.justice.gov/epstein/files/DataSet%2010/EFTA01617898.ts&lt;/a&gt;</text:p>
          </table:table-cell>
        </table:table-row>
        <table:table-row table:style-name="ro1">
          <table:table-cell office:value-type="string" calcext:value-type="string">
            <text:p>&lt;a href="https://www.justice.gov/epstein/files/DataSet%2010/EFTA01617898.rm"&gt;https://www.justice.gov/epstein/files/DataSet%2010/EFTA01617898.rm&lt;/a&gt;</text:p>
          </table:table-cell>
        </table:table-row>
        <table:table-row table:style-name="ro1">
          <table:table-cell office:value-type="string" calcext:value-type="string">
            <text:p>&lt;a href="https://www.justice.gov/epstein/files/DataSet%2010/EFTA01617898.asf"&gt;https://www.justice.gov/epstein/files/DataSet%2010/EFTA01617898.asf&lt;/a&gt;</text:p>
          </table:table-cell>
        </table:table-row>
        <table:table-row table:style-name="ro1">
          <table:table-cell office:value-type="string" calcext:value-type="string">
            <text:p>&lt;a href="https://www.justice.gov/epstein/files/DataSet%2010/EFTA01617898.mp3"&gt;https://www.justice.gov/epstein/files/DataSet%2010/EFTA01617898.mp3&lt;/a&gt;</text:p>
          </table:table-cell>
        </table:table-row>
        <table:table-row table:style-name="ro1">
          <table:table-cell office:value-type="string" calcext:value-type="string">
            <text:p>&lt;a href="https://www.justice.gov/epstein/files/DataSet%2010/EFTA01617898.wav"&gt;https://www.justice.gov/epstein/files/DataSet%2010/EFTA01617898.wav&lt;/a&gt;</text:p>
          </table:table-cell>
        </table:table-row>
        <table:table-row table:style-name="ro1">
          <table:table-cell office:value-type="string" calcext:value-type="string">
            <text:p>&lt;a href="https://www.justice.gov/epstein/files/DataSet%2010/EFTA01617898.aac"&gt;https://www.justice.gov/epstein/files/DataSet%2010/EFTA01617898.aac&lt;/a&gt;</text:p>
          </table:table-cell>
        </table:table-row>
        <table:table-row table:style-name="ro1">
          <table:table-cell office:value-type="string" calcext:value-type="string">
            <text:p>&lt;a href="https://www.justice.gov/epstein/files/DataSet%2010/EFTA01617898.m4a"&gt;https://www.justice.gov/epstein/files/DataSet%2010/EFTA01617898.m4a&lt;/a&gt;</text:p>
          </table:table-cell>
        </table:table-row>
        <table:table-row table:style-name="ro1">
          <table:table-cell office:value-type="string" calcext:value-type="string">
            <text:p>&lt;a href="https://www.justice.gov/epstein/files/DataSet%2010/EFTA01617898.wma"&gt;https://www.justice.gov/epstein/files/DataSet%2010/EFTA01617898.wma&lt;/a&gt;</text:p>
          </table:table-cell>
        </table:table-row>
        <table:table-row table:style-name="ro1">
          <table:table-cell office:value-type="string" calcext:value-type="string">
            <text:p>&lt;a href="https://www.justice.gov/epstein/files/DataSet%2010/EFTA01617898.ogg"&gt;https://www.justice.gov/epstein/files/DataSet%2010/EFTA01617898.ogg&lt;/a&gt;</text:p>
          </table:table-cell>
        </table:table-row>
        <table:table-row table:style-name="ro1">
          <table:table-cell office:value-type="string" calcext:value-type="string">
            <text:p>&lt;a href="https://www.justice.gov/epstein/files/DataSet%2010/EFTA01617898.flac"&gt;https://www.justice.gov/epstein/files/DataSet%2010/EFTA01617898.flac&lt;/a&gt;</text:p>
          </table:table-cell>
        </table:table-row>
        <table:table-row table:style-name="ro1">
          <table:table-cell office:value-type="string" calcext:value-type="string">
            <text:p>&lt;a href="https://www.justice.gov/epstein/files/DataSet%2010/EFTA01617898.aiff"&gt;https://www.justice.gov/epstein/files/DataSet%2010/EFTA01617898.aiff&lt;/a&gt;</text:p>
          </table:table-cell>
        </table:table-row>
        <table:table-row table:style-name="ro1">
          <table:table-cell office:value-type="string" calcext:value-type="string">
            <text:p>&lt;a href="https://www.justice.gov/epstein/files/DataSet%2010/EFTA01617898.mid"&gt;https://www.justice.gov/epstein/files/DataSet%2010/EFTA01617898.mid&lt;/a&gt;</text:p>
          </table:table-cell>
        </table:table-row>
        <table:table-row table:style-name="ro1">
          <table:table-cell office:value-type="string" calcext:value-type="string">
            <text:p>&lt;a href="https://www.justice.gov/epstein/files/DataSet%2010/EFTA01617898.midi"&gt;https://www.justice.gov/epstein/files/DataSet%2010/EFTA01617898.midi&lt;/a&gt;</text:p>
          </table:table-cell>
        </table:table-row>
        <table:table-row table:style-name="ro1">
          <table:table-cell office:value-type="string" calcext:value-type="string">
            <text:p>&lt;a href="https://www.justice.gov/epstein/files/DataSet%2010/EFTA01617898.amr"&gt;https://www.justice.gov/epstein/files/DataSet%2010/EFTA01617898.amr&lt;/a&gt;</text:p>
          </table:table-cell>
        </table:table-row>
        <table:table-row table:style-name="ro1">
          <table:table-cell office:value-type="string" calcext:value-type="string">
            <text:p>&lt;a href="https://www.justice.gov/epstein/files/DataSet%2010/EFTA01617898.ra"&gt;https://www.justice.gov/epstein/files/DataSet%2010/EFTA01617898.ra&lt;/a&gt;</text:p>
          </table:table-cell>
        </table:table-row>
        <table:table-row table:style-name="ro1">
          <table:table-cell office:value-type="string" calcext:value-type="string">
            <text:p>&lt;a href="https://www.justice.gov/epstein/files/DataSet%2010/EFTA01617898.opus"&gt;https://www.justice.gov/epstein/files/DataSet%2010/EFTA01617898.opus&lt;/a&gt;</text:p>
          </table:table-cell>
        </table:table-row>
        <table:table-row table:style-name="ro1">
          <table:table-cell office:value-type="string" calcext:value-type="string">
            <text:p>&lt;a href="https://www.justice.gov/epstein/files/DataSet%2010/EFTA01617898.jpg"&gt;https://www.justice.gov/epstein/files/DataSet%2010/EFTA01617898.jpg&lt;/a&gt;</text:p>
          </table:table-cell>
        </table:table-row>
        <table:table-row table:style-name="ro1">
          <table:table-cell office:value-type="string" calcext:value-type="string">
            <text:p>&lt;a href="https://www.justice.gov/epstein/files/DataSet%2010/EFTA01617898.jpeg"&gt;https://www.justice.gov/epstein/files/DataSet%2010/EFTA01617898.jpeg&lt;/a&gt;</text:p>
          </table:table-cell>
        </table:table-row>
        <table:table-row table:style-name="ro1">
          <table:table-cell office:value-type="string" calcext:value-type="string">
            <text:p>&lt;a href="https://www.justice.gov/epstein/files/DataSet%2010/EFTA01617898.png"&gt;https://www.justice.gov/epstein/files/DataSet%2010/EFTA01617898.png&lt;/a&gt;</text:p>
          </table:table-cell>
        </table:table-row>
        <table:table-row table:style-name="ro1">
          <table:table-cell office:value-type="string" calcext:value-type="string">
            <text:p>&lt;a href="https://www.justice.gov/epstein/files/DataSet%2010/EFTA01617898.gif"&gt;https://www.justice.gov/epstein/files/DataSet%2010/EFTA01617898.gif&lt;/a&gt;</text:p>
          </table:table-cell>
        </table:table-row>
        <table:table-row table:style-name="ro1">
          <table:table-cell office:value-type="string" calcext:value-type="string">
            <text:p>&lt;a href="https://www.justice.gov/epstein/files/DataSet%2010/EFTA01617898.bmp"&gt;https://www.justice.gov/epstein/files/DataSet%2010/EFTA01617898.bmp&lt;/a&gt;</text:p>
          </table:table-cell>
        </table:table-row>
        <table:table-row table:style-name="ro1">
          <table:table-cell office:value-type="string" calcext:value-type="string">
            <text:p>&lt;a href="https://www.justice.gov/epstein/files/DataSet%2010/EFTA01617898.tif"&gt;https://www.justice.gov/epstein/files/DataSet%2010/EFTA01617898.tif&lt;/a&gt;</text:p>
          </table:table-cell>
        </table:table-row>
        <table:table-row table:style-name="ro1">
          <table:table-cell office:value-type="string" calcext:value-type="string">
            <text:p>&lt;a href="https://www.justice.gov/epstein/files/DataSet%2010/EFTA01617898.tiff"&gt;https://www.justice.gov/epstein/files/DataSet%2010/EFTA01617898.tiff&lt;/a&gt;</text:p>
          </table:table-cell>
        </table:table-row>
        <table:table-row table:style-name="ro1">
          <table:table-cell office:value-type="string" calcext:value-type="string">
            <text:p>&lt;a href="https://www.justice.gov/epstein/files/DataSet%2010/EFTA01617898.webp"&gt;https://www.justice.gov/epstein/files/DataSet%2010/EFTA01617898.webp&lt;/a&gt;</text:p>
          </table:table-cell>
        </table:table-row>
        <table:table-row table:style-name="ro1">
          <table:table-cell office:value-type="string" calcext:value-type="string">
            <text:p>&lt;a href="https://www.justice.gov/epstein/files/DataSet%2010/EFTA01617898.heic"&gt;https://www.justice.gov/epstein/files/DataSet%2010/EFTA01617898.heic&lt;/a&gt;</text:p>
          </table:table-cell>
        </table:table-row>
        <table:table-row table:style-name="ro1">
          <table:table-cell office:value-type="string" calcext:value-type="string">
            <text:p>&lt;a href="https://www.justice.gov/epstein/files/DataSet%2010/EFTA01617898.heif"&gt;https://www.justice.gov/epstein/files/DataSet%2010/EFTA01617898.heif&lt;/a&gt;</text:p>
          </table:table-cell>
        </table:table-row>
        <table:table-row table:style-name="ro1">
          <table:table-cell office:value-type="string" calcext:value-type="string">
            <text:p>&lt;a href="https://www.justice.gov/epstein/files/DataSet%2010/EFTA01617898.psd"&gt;https://www.justice.gov/epstein/files/DataSet%2010/EFTA01617898.psd&lt;/a&gt;</text:p>
          </table:table-cell>
        </table:table-row>
        <table:table-row table:style-name="ro1">
          <table:table-cell office:value-type="string" calcext:value-type="string">
            <text:p>&lt;a href="https://www.justice.gov/epstein/files/DataSet%2010/EFTA01617898.eps"&gt;https://www.justice.gov/epstein/files/DataSet%2010/EFTA01617898.eps&lt;/a&gt;</text:p>
          </table:table-cell>
        </table:table-row>
        <table:table-row table:style-name="ro1">
          <table:table-cell office:value-type="string" calcext:value-type="string">
            <text:p>&lt;a href="https://www.justice.gov/epstein/files/DataSet%2010/EFTA01617898.raw"&gt;https://www.justice.gov/epstein/files/DataSet%2010/EFTA01617898.raw&lt;/a&gt;</text:p>
          </table:table-cell>
        </table:table-row>
        <table:table-row table:style-name="ro1">
          <table:table-cell office:value-type="string" calcext:value-type="string">
            <text:p>&lt;a href="https://www.justice.gov/epstein/files/DataSet%2010/EFTA01617898.svg"&gt;https://www.justice.gov/epstein/files/DataSet%2010/EFTA01617898.svg&lt;/a&gt;</text:p>
          </table:table-cell>
        </table:table-row>
        <table:table-row table:style-name="ro1">
          <table:table-cell office:value-type="string" calcext:value-type="string">
            <text:p>&lt;a href="https://www.justice.gov/epstein/files/DataSet%2010/EFTA01617898.pcx"&gt;https://www.justice.gov/epstein/files/DataSet%2010/EFTA01617898.pcx&lt;/a&gt;</text:p>
          </table:table-cell>
        </table:table-row>
        <table:table-row table:style-name="ro1">
          <table:table-cell office:value-type="string" calcext:value-type="string">
            <text:p>&lt;a href="https://www.justice.gov/epstein/files/DataSet%2010/EFTA01617898.doc"&gt;https://www.justice.gov/epstein/files/DataSet%2010/EFTA01617898.doc&lt;/a&gt;</text:p>
          </table:table-cell>
        </table:table-row>
        <table:table-row table:style-name="ro1">
          <table:table-cell office:value-type="string" calcext:value-type="string">
            <text:p>&lt;a href="https://www.justice.gov/epstein/files/DataSet%2010/EFTA01617898.docx"&gt;https://www.justice.gov/epstein/files/DataSet%2010/EFTA01617898.docx&lt;/a&gt;</text:p>
          </table:table-cell>
        </table:table-row>
        <table:table-row table:style-name="ro1">
          <table:table-cell office:value-type="string" calcext:value-type="string">
            <text:p>&lt;a href="https://www.justice.gov/epstein/files/DataSet%2010/EFTA01617898.docm"&gt;https://www.justice.gov/epstein/files/DataSet%2010/EFTA01617898.docm&lt;/a&gt;</text:p>
          </table:table-cell>
        </table:table-row>
        <table:table-row table:style-name="ro1">
          <table:table-cell office:value-type="string" calcext:value-type="string">
            <text:p>&lt;a href="https://www.justice.gov/epstein/files/DataSet%2010/EFTA01617898.rtf"&gt;https://www.justice.gov/epstein/files/DataSet%2010/EFTA01617898.rtf&lt;/a&gt;</text:p>
          </table:table-cell>
        </table:table-row>
        <table:table-row table:style-name="ro1">
          <table:table-cell office:value-type="string" calcext:value-type="string">
            <text:p>&lt;a href="https://www.justice.gov/epstein/files/DataSet%2010/EFTA01617898.odt"&gt;https://www.justice.gov/epstein/files/DataSet%2010/EFTA01617898.odt&lt;/a&gt;</text:p>
          </table:table-cell>
        </table:table-row>
        <table:table-row table:style-name="ro1">
          <table:table-cell office:value-type="string" calcext:value-type="string">
            <text:p>&lt;a href="https://www.justice.gov/epstein/files/DataSet%2010/EFTA01617898.txt"&gt;https://www.justice.gov/epstein/files/DataSet%2010/EFTA01617898.txt&lt;/a&gt;</text:p>
          </table:table-cell>
        </table:table-row>
        <table:table-row table:style-name="ro1">
          <table:table-cell office:value-type="string" calcext:value-type="string">
            <text:p>&lt;a href="https://www.justice.gov/epstein/files/DataSet%2010/EFTA01617898.wps"&gt;https://www.justice.gov/epstein/files/DataSet%2010/EFTA01617898.wps&lt;/a&gt;</text:p>
          </table:table-cell>
        </table:table-row>
        <table:table-row table:style-name="ro1">
          <table:table-cell office:value-type="string" calcext:value-type="string">
            <text:p>&lt;a href="https://www.justice.gov/epstein/files/DataSet%2010/EFTA01617898.dot"&gt;https://www.justice.gov/epstein/files/DataSet%2010/EFTA01617898.dot&lt;/a&gt;</text:p>
          </table:table-cell>
        </table:table-row>
        <table:table-row table:style-name="ro1">
          <table:table-cell office:value-type="string" calcext:value-type="string">
            <text:p>&lt;a href="https://www.justice.gov/epstein/files/DataSet%2010/EFTA01617898.dotx"&gt;https://www.justice.gov/epstein/files/DataSet%2010/EFTA01617898.dotx&lt;/a&gt;</text:p>
          </table:table-cell>
        </table:table-row>
        <table:table-row table:style-name="ro1">
          <table:table-cell office:value-type="string" calcext:value-type="string">
            <text:p>&lt;a href="https://www.justice.gov/epstein/files/DataSet%2010/EFTA01617898.abw"&gt;https://www.justice.gov/epstein/files/DataSet%2010/EFTA01617898.abw&lt;/a&gt;</text:p>
          </table:table-cell>
        </table:table-row>
        <table:table-row table:style-name="ro1">
          <table:table-cell office:value-type="string" calcext:value-type="string">
            <text:p>&lt;a href="https://www.justice.gov/epstein/files/DataSet%2010/EFTA01617898.ppt"&gt;https://www.justice.gov/epstein/files/DataSet%2010/EFTA01617898.ppt&lt;/a&gt;</text:p>
          </table:table-cell>
        </table:table-row>
        <table:table-row table:style-name="ro1">
          <table:table-cell office:value-type="string" calcext:value-type="string">
            <text:p>&lt;a href="https://www.justice.gov/epstein/files/DataSet%2010/EFTA01617898.pptx"&gt;https://www.justice.gov/epstein/files/DataSet%2010/EFTA01617898.pptx&lt;/a&gt;</text:p>
          </table:table-cell>
        </table:table-row>
        <table:table-row table:style-name="ro1">
          <table:table-cell office:value-type="string" calcext:value-type="string">
            <text:p>&lt;a href="https://www.justice.gov/epstein/files/DataSet%2010/EFTA01617898.pptm"&gt;https://www.justice.gov/epstein/files/DataSet%2010/EFTA01617898.pptm&lt;/a&gt;</text:p>
          </table:table-cell>
        </table:table-row>
        <table:table-row table:style-name="ro1">
          <table:table-cell office:value-type="string" calcext:value-type="string">
            <text:p>&lt;a href="https://www.justice.gov/epstein/files/DataSet%2010/EFTA01617898.pps"&gt;https://www.justice.gov/epstein/files/DataSet%2010/EFTA01617898.pps&lt;/a&gt;</text:p>
          </table:table-cell>
        </table:table-row>
        <table:table-row table:style-name="ro1">
          <table:table-cell office:value-type="string" calcext:value-type="string">
            <text:p>&lt;a href="https://www.justice.gov/epstein/files/DataSet%2010/EFTA01617898.ppsx"&gt;https://www.justice.gov/epstein/files/DataSet%2010/EFTA01617898.ppsx&lt;/a&gt;</text:p>
          </table:table-cell>
        </table:table-row>
        <table:table-row table:style-name="ro1">
          <table:table-cell office:value-type="string" calcext:value-type="string">
            <text:p>&lt;a href="https://www.justice.gov/epstein/files/DataSet%2010/EFTA01617898.pot"&gt;https://www.justice.gov/epstein/files/DataSet%2010/EFTA01617898.pot&lt;/a&gt;</text:p>
          </table:table-cell>
        </table:table-row>
        <table:table-row table:style-name="ro1">
          <table:table-cell office:value-type="string" calcext:value-type="string">
            <text:p>&lt;a href="https://www.justice.gov/epstein/files/DataSet%2010/EFTA01617898.potx"&gt;https://www.justice.gov/epstein/files/DataSet%2010/EFTA01617898.potx&lt;/a&gt;</text:p>
          </table:table-cell>
        </table:table-row>
        <table:table-row table:style-name="ro1">
          <table:table-cell office:value-type="string" calcext:value-type="string">
            <text:p>&lt;a href="https://www.justice.gov/epstein/files/DataSet%2010/EFTA01617898.odp"&gt;https://www.justice.gov/epstein/files/DataSet%2010/EFTA01617898.odp&lt;/a&gt;</text:p>
          </table:table-cell>
        </table:table-row>
        <table:table-row table:style-name="ro1">
          <table:table-cell office:value-type="string" calcext:value-type="string">
            <text:p>&lt;a href="https://www.justice.gov/epstein/files/DataSet%2010/EFTA01617898.key"&gt;https://www.justice.gov/epstein/files/DataSet%2010/EFTA01617898.key&lt;/a&gt;</text:p>
          </table:table-cell>
        </table:table-row>
        <table:table-row table:style-name="ro1">
          <table:table-cell office:value-type="string" calcext:value-type="string">
            <text:p>&lt;a href="https://www.justice.gov/epstein/files/DataSet%2010/EFTA01617898.xls"&gt;https://www.justice.gov/epstein/files/DataSet%2010/EFTA01617898.xls&lt;/a&gt;</text:p>
          </table:table-cell>
        </table:table-row>
        <table:table-row table:style-name="ro1">
          <table:table-cell office:value-type="string" calcext:value-type="string">
            <text:p>&lt;a href="https://www.justice.gov/epstein/files/DataSet%2010/EFTA01617898.xlsx"&gt;https://www.justice.gov/epstein/files/DataSet%2010/EFTA01617898.xlsx&lt;/a&gt;</text:p>
          </table:table-cell>
        </table:table-row>
        <table:table-row table:style-name="ro1">
          <table:table-cell office:value-type="string" calcext:value-type="string">
            <text:p>&lt;a href="https://www.justice.gov/epstein/files/DataSet%2010/EFTA01617898.xlsm"&gt;https://www.justice.gov/epstein/files/DataSet%2010/EFTA01617898.xlsm&lt;/a&gt;</text:p>
          </table:table-cell>
        </table:table-row>
        <table:table-row table:style-name="ro1">
          <table:table-cell office:value-type="string" calcext:value-type="string">
            <text:p>&lt;a href="https://www.justice.gov/epstein/files/DataSet%2010/EFTA01617898.xlt"&gt;https://www.justice.gov/epstein/files/DataSet%2010/EFTA01617898.xlt&lt;/a&gt;</text:p>
          </table:table-cell>
        </table:table-row>
        <table:table-row table:style-name="ro1">
          <table:table-cell office:value-type="string" calcext:value-type="string">
            <text:p>&lt;a href="https://www.justice.gov/epstein/files/DataSet%2010/EFTA01617898.xltx"&gt;https://www.justice.gov/epstein/files/DataSet%2010/EFTA01617898.xltx&lt;/a&gt;</text:p>
          </table:table-cell>
        </table:table-row>
        <table:table-row table:style-name="ro1">
          <table:table-cell office:value-type="string" calcext:value-type="string">
            <text:p>&lt;a href="https://www.justice.gov/epstein/files/DataSet%2010/EFTA01617898.ods"&gt;https://www.justice.gov/epstein/files/DataSet%2010/EFTA01617898.ods&lt;/a&gt;</text:p>
          </table:table-cell>
        </table:table-row>
        <table:table-row table:style-name="ro1">
          <table:table-cell office:value-type="string" calcext:value-type="string">
            <text:p>&lt;a href="https://www.justice.gov/epstein/files/DataSet%2010/EFTA01617898.csv"&gt;https://www.justice.gov/epstein/files/DataSet%2010/EFTA01617898.csv&lt;/a&gt;</text:p>
          </table:table-cell>
        </table:table-row>
        <table:table-row table:style-name="ro1">
          <table:table-cell office:value-type="string" calcext:value-type="string">
            <text:p>&lt;a href="https://www.justice.gov/epstein/files/DataSet%2010/EFTA01617898.numbers"&gt;https://www.justice.gov/epstein/files/DataSet%2010/EFTA01617898.numbers&lt;/a&gt;</text:p>
          </table:table-cell>
        </table:table-row>
        <table:table-row table:style-name="ro1">
          <table:table-cell office:value-type="string" calcext:value-type="string">
            <text:p>&lt;a href="https://www.justice.gov/epstein/files/DataSet%2010/EFTA01617898.wks"&gt;https://www.justice.gov/epstein/files/DataSet%2010/EFTA01617898.wks&lt;/a&gt;</text:p>
          </table:table-cell>
        </table:table-row>
        <table:table-row table:style-name="ro1">
          <table:table-cell office:value-type="string" calcext:value-type="string">
            <text:p>&lt;a href="https://www.justice.gov/epstein/files/DataSet%2010/EFTA01617899.avi"&gt;https://www.justice.gov/epstein/files/DataSet%2010/EFTA01617899.avi&lt;/a&gt;</text:p>
          </table:table-cell>
        </table:table-row>
        <table:table-row table:style-name="ro1">
          <table:table-cell office:value-type="string" calcext:value-type="string">
            <text:p>&lt;a href="https://www.justice.gov/epstein/files/DataSet%2010/EFTA01617899.mp4"&gt;https://www.justice.gov/epstein/files/DataSet%2010/EFTA01617899.mp4&lt;/a&gt;</text:p>
          </table:table-cell>
        </table:table-row>
        <table:table-row table:style-name="ro1">
          <table:table-cell office:value-type="string" calcext:value-type="string">
            <text:p>&lt;a href="https://www.justice.gov/epstein/files/DataSet%2010/EFTA01617899.mkv"&gt;https://www.justice.gov/epstein/files/DataSet%2010/EFTA01617899.mkv&lt;/a&gt;</text:p>
          </table:table-cell>
        </table:table-row>
        <table:table-row table:style-name="ro1">
          <table:table-cell office:value-type="string" calcext:value-type="string">
            <text:p>&lt;a href="https://www.justice.gov/epstein/files/DataSet%2010/EFTA01617899.mov"&gt;https://www.justice.gov/epstein/files/DataSet%2010/EFTA01617899.mov&lt;/a&gt;</text:p>
          </table:table-cell>
        </table:table-row>
        <table:table-row table:style-name="ro1">
          <table:table-cell office:value-type="string" calcext:value-type="string">
            <text:p>&lt;a href="https://www.justice.gov/epstein/files/DataSet%2010/EFTA01617899.wmv"&gt;https://www.justice.gov/epstein/files/DataSet%2010/EFTA01617899.wmv&lt;/a&gt;</text:p>
          </table:table-cell>
        </table:table-row>
        <table:table-row table:style-name="ro1">
          <table:table-cell office:value-type="string" calcext:value-type="string">
            <text:p>&lt;a href="https://www.justice.gov/epstein/files/DataSet%2010/EFTA01617899.flv"&gt;https://www.justice.gov/epstein/files/DataSet%2010/EFTA01617899.flv&lt;/a&gt;</text:p>
          </table:table-cell>
        </table:table-row>
        <table:table-row table:style-name="ro1">
          <table:table-cell office:value-type="string" calcext:value-type="string">
            <text:p>&lt;a href="https://www.justice.gov/epstein/files/DataSet%2010/EFTA01617899.webm"&gt;https://www.justice.gov/epstein/files/DataSet%2010/EFTA01617899.webm&lt;/a&gt;</text:p>
          </table:table-cell>
        </table:table-row>
        <table:table-row table:style-name="ro1">
          <table:table-cell office:value-type="string" calcext:value-type="string">
            <text:p>&lt;a href="https://www.justice.gov/epstein/files/DataSet%2010/EFTA01617899.mpg"&gt;https://www.justice.gov/epstein/files/DataSet%2010/EFTA01617899.mpg&lt;/a&gt;</text:p>
          </table:table-cell>
        </table:table-row>
        <table:table-row table:style-name="ro1">
          <table:table-cell office:value-type="string" calcext:value-type="string">
            <text:p>&lt;a href="https://www.justice.gov/epstein/files/DataSet%2010/EFTA01617899.mpeg"&gt;https://www.justice.gov/epstein/files/DataSet%2010/EFTA01617899.mpeg&lt;/a&gt;</text:p>
          </table:table-cell>
        </table:table-row>
        <table:table-row table:style-name="ro1">
          <table:table-cell office:value-type="string" calcext:value-type="string">
            <text:p>&lt;a href="https://www.justice.gov/epstein/files/DataSet%2010/EFTA01617899.m4v"&gt;https://www.justice.gov/epstein/files/DataSet%2010/EFTA01617899.m4v&lt;/a&gt;</text:p>
          </table:table-cell>
        </table:table-row>
        <table:table-row table:style-name="ro1">
          <table:table-cell office:value-type="string" calcext:value-type="string">
            <text:p>&lt;a href="https://www.justice.gov/epstein/files/DataSet%2010/EFTA01617899.ogv"&gt;https://www.justice.gov/epstein/files/DataSet%2010/EFTA01617899.ogv&lt;/a&gt;</text:p>
          </table:table-cell>
        </table:table-row>
        <table:table-row table:style-name="ro1">
          <table:table-cell office:value-type="string" calcext:value-type="string">
            <text:p>&lt;a href="https://www.justice.gov/epstein/files/DataSet%2010/EFTA01617899.vob"&gt;https://www.justice.gov/epstein/files/DataSet%2010/EFTA01617899.vob&lt;/a&gt;</text:p>
          </table:table-cell>
        </table:table-row>
        <table:table-row table:style-name="ro1">
          <table:table-cell office:value-type="string" calcext:value-type="string">
            <text:p>&lt;a href="https://www.justice.gov/epstein/files/DataSet%2010/EFTA01617899.3gp"&gt;https://www.justice.gov/epstein/files/DataSet%2010/EFTA01617899.3gp&lt;/a&gt;</text:p>
          </table:table-cell>
        </table:table-row>
        <table:table-row table:style-name="ro1">
          <table:table-cell office:value-type="string" calcext:value-type="string">
            <text:p>&lt;a href="https://www.justice.gov/epstein/files/DataSet%2010/EFTA01617899.ts"&gt;https://www.justice.gov/epstein/files/DataSet%2010/EFTA01617899.ts&lt;/a&gt;</text:p>
          </table:table-cell>
        </table:table-row>
        <table:table-row table:style-name="ro1">
          <table:table-cell office:value-type="string" calcext:value-type="string">
            <text:p>&lt;a href="https://www.justice.gov/epstein/files/DataSet%2010/EFTA01617899.rm"&gt;https://www.justice.gov/epstein/files/DataSet%2010/EFTA01617899.rm&lt;/a&gt;</text:p>
          </table:table-cell>
        </table:table-row>
        <table:table-row table:style-name="ro1">
          <table:table-cell office:value-type="string" calcext:value-type="string">
            <text:p>&lt;a href="https://www.justice.gov/epstein/files/DataSet%2010/EFTA01617899.asf"&gt;https://www.justice.gov/epstein/files/DataSet%2010/EFTA01617899.asf&lt;/a&gt;</text:p>
          </table:table-cell>
        </table:table-row>
        <table:table-row table:style-name="ro1">
          <table:table-cell office:value-type="string" calcext:value-type="string">
            <text:p>&lt;a href="https://www.justice.gov/epstein/files/DataSet%2010/EFTA01617899.mp3"&gt;https://www.justice.gov/epstein/files/DataSet%2010/EFTA01617899.mp3&lt;/a&gt;</text:p>
          </table:table-cell>
        </table:table-row>
        <table:table-row table:style-name="ro1">
          <table:table-cell office:value-type="string" calcext:value-type="string">
            <text:p>&lt;a href="https://www.justice.gov/epstein/files/DataSet%2010/EFTA01617899.wav"&gt;https://www.justice.gov/epstein/files/DataSet%2010/EFTA01617899.wav&lt;/a&gt;</text:p>
          </table:table-cell>
        </table:table-row>
        <table:table-row table:style-name="ro1">
          <table:table-cell office:value-type="string" calcext:value-type="string">
            <text:p>&lt;a href="https://www.justice.gov/epstein/files/DataSet%2010/EFTA01617899.aac"&gt;https://www.justice.gov/epstein/files/DataSet%2010/EFTA01617899.aac&lt;/a&gt;</text:p>
          </table:table-cell>
        </table:table-row>
        <table:table-row table:style-name="ro1">
          <table:table-cell office:value-type="string" calcext:value-type="string">
            <text:p>&lt;a href="https://www.justice.gov/epstein/files/DataSet%2010/EFTA01617899.m4a"&gt;https://www.justice.gov/epstein/files/DataSet%2010/EFTA01617899.m4a&lt;/a&gt;</text:p>
          </table:table-cell>
        </table:table-row>
        <table:table-row table:style-name="ro1">
          <table:table-cell office:value-type="string" calcext:value-type="string">
            <text:p>&lt;a href="https://www.justice.gov/epstein/files/DataSet%2010/EFTA01617899.wma"&gt;https://www.justice.gov/epstein/files/DataSet%2010/EFTA01617899.wma&lt;/a&gt;</text:p>
          </table:table-cell>
        </table:table-row>
        <table:table-row table:style-name="ro1">
          <table:table-cell office:value-type="string" calcext:value-type="string">
            <text:p>&lt;a href="https://www.justice.gov/epstein/files/DataSet%2010/EFTA01617899.ogg"&gt;https://www.justice.gov/epstein/files/DataSet%2010/EFTA01617899.ogg&lt;/a&gt;</text:p>
          </table:table-cell>
        </table:table-row>
        <table:table-row table:style-name="ro1">
          <table:table-cell office:value-type="string" calcext:value-type="string">
            <text:p>&lt;a href="https://www.justice.gov/epstein/files/DataSet%2010/EFTA01617899.flac"&gt;https://www.justice.gov/epstein/files/DataSet%2010/EFTA01617899.flac&lt;/a&gt;</text:p>
          </table:table-cell>
        </table:table-row>
        <table:table-row table:style-name="ro1">
          <table:table-cell office:value-type="string" calcext:value-type="string">
            <text:p>&lt;a href="https://www.justice.gov/epstein/files/DataSet%2010/EFTA01617899.aiff"&gt;https://www.justice.gov/epstein/files/DataSet%2010/EFTA01617899.aiff&lt;/a&gt;</text:p>
          </table:table-cell>
        </table:table-row>
        <table:table-row table:style-name="ro1">
          <table:table-cell office:value-type="string" calcext:value-type="string">
            <text:p>&lt;a href="https://www.justice.gov/epstein/files/DataSet%2010/EFTA01617899.mid"&gt;https://www.justice.gov/epstein/files/DataSet%2010/EFTA01617899.mid&lt;/a&gt;</text:p>
          </table:table-cell>
        </table:table-row>
        <table:table-row table:style-name="ro1">
          <table:table-cell office:value-type="string" calcext:value-type="string">
            <text:p>&lt;a href="https://www.justice.gov/epstein/files/DataSet%2010/EFTA01617899.midi"&gt;https://www.justice.gov/epstein/files/DataSet%2010/EFTA01617899.midi&lt;/a&gt;</text:p>
          </table:table-cell>
        </table:table-row>
        <table:table-row table:style-name="ro1">
          <table:table-cell office:value-type="string" calcext:value-type="string">
            <text:p>&lt;a href="https://www.justice.gov/epstein/files/DataSet%2010/EFTA01617899.amr"&gt;https://www.justice.gov/epstein/files/DataSet%2010/EFTA01617899.amr&lt;/a&gt;</text:p>
          </table:table-cell>
        </table:table-row>
        <table:table-row table:style-name="ro1">
          <table:table-cell office:value-type="string" calcext:value-type="string">
            <text:p>&lt;a href="https://www.justice.gov/epstein/files/DataSet%2010/EFTA01617899.ra"&gt;https://www.justice.gov/epstein/files/DataSet%2010/EFTA01617899.ra&lt;/a&gt;</text:p>
          </table:table-cell>
        </table:table-row>
        <table:table-row table:style-name="ro1">
          <table:table-cell office:value-type="string" calcext:value-type="string">
            <text:p>&lt;a href="https://www.justice.gov/epstein/files/DataSet%2010/EFTA01617899.opus"&gt;https://www.justice.gov/epstein/files/DataSet%2010/EFTA01617899.opus&lt;/a&gt;</text:p>
          </table:table-cell>
        </table:table-row>
        <table:table-row table:style-name="ro1">
          <table:table-cell office:value-type="string" calcext:value-type="string">
            <text:p>&lt;a href="https://www.justice.gov/epstein/files/DataSet%2010/EFTA01617899.jpg"&gt;https://www.justice.gov/epstein/files/DataSet%2010/EFTA01617899.jpg&lt;/a&gt;</text:p>
          </table:table-cell>
        </table:table-row>
        <table:table-row table:style-name="ro1">
          <table:table-cell office:value-type="string" calcext:value-type="string">
            <text:p>&lt;a href="https://www.justice.gov/epstein/files/DataSet%2010/EFTA01617899.jpeg"&gt;https://www.justice.gov/epstein/files/DataSet%2010/EFTA01617899.jpeg&lt;/a&gt;</text:p>
          </table:table-cell>
        </table:table-row>
        <table:table-row table:style-name="ro1">
          <table:table-cell office:value-type="string" calcext:value-type="string">
            <text:p>&lt;a href="https://www.justice.gov/epstein/files/DataSet%2010/EFTA01617899.png"&gt;https://www.justice.gov/epstein/files/DataSet%2010/EFTA01617899.png&lt;/a&gt;</text:p>
          </table:table-cell>
        </table:table-row>
        <table:table-row table:style-name="ro1">
          <table:table-cell office:value-type="string" calcext:value-type="string">
            <text:p>&lt;a href="https://www.justice.gov/epstein/files/DataSet%2010/EFTA01617899.gif"&gt;https://www.justice.gov/epstein/files/DataSet%2010/EFTA01617899.gif&lt;/a&gt;</text:p>
          </table:table-cell>
        </table:table-row>
        <table:table-row table:style-name="ro1">
          <table:table-cell office:value-type="string" calcext:value-type="string">
            <text:p>&lt;a href="https://www.justice.gov/epstein/files/DataSet%2010/EFTA01617899.bmp"&gt;https://www.justice.gov/epstein/files/DataSet%2010/EFTA01617899.bmp&lt;/a&gt;</text:p>
          </table:table-cell>
        </table:table-row>
        <table:table-row table:style-name="ro1">
          <table:table-cell office:value-type="string" calcext:value-type="string">
            <text:p>&lt;a href="https://www.justice.gov/epstein/files/DataSet%2010/EFTA01617899.tif"&gt;https://www.justice.gov/epstein/files/DataSet%2010/EFTA01617899.tif&lt;/a&gt;</text:p>
          </table:table-cell>
        </table:table-row>
        <table:table-row table:style-name="ro1">
          <table:table-cell office:value-type="string" calcext:value-type="string">
            <text:p>&lt;a href="https://www.justice.gov/epstein/files/DataSet%2010/EFTA01617899.tiff"&gt;https://www.justice.gov/epstein/files/DataSet%2010/EFTA01617899.tiff&lt;/a&gt;</text:p>
          </table:table-cell>
        </table:table-row>
        <table:table-row table:style-name="ro1">
          <table:table-cell office:value-type="string" calcext:value-type="string">
            <text:p>&lt;a href="https://www.justice.gov/epstein/files/DataSet%2010/EFTA01617899.webp"&gt;https://www.justice.gov/epstein/files/DataSet%2010/EFTA01617899.webp&lt;/a&gt;</text:p>
          </table:table-cell>
        </table:table-row>
        <table:table-row table:style-name="ro1">
          <table:table-cell office:value-type="string" calcext:value-type="string">
            <text:p>&lt;a href="https://www.justice.gov/epstein/files/DataSet%2010/EFTA01617899.heic"&gt;https://www.justice.gov/epstein/files/DataSet%2010/EFTA01617899.heic&lt;/a&gt;</text:p>
          </table:table-cell>
        </table:table-row>
        <table:table-row table:style-name="ro1">
          <table:table-cell office:value-type="string" calcext:value-type="string">
            <text:p>&lt;a href="https://www.justice.gov/epstein/files/DataSet%2010/EFTA01617899.heif"&gt;https://www.justice.gov/epstein/files/DataSet%2010/EFTA01617899.heif&lt;/a&gt;</text:p>
          </table:table-cell>
        </table:table-row>
        <table:table-row table:style-name="ro1">
          <table:table-cell office:value-type="string" calcext:value-type="string">
            <text:p>&lt;a href="https://www.justice.gov/epstein/files/DataSet%2010/EFTA01617899.psd"&gt;https://www.justice.gov/epstein/files/DataSet%2010/EFTA01617899.psd&lt;/a&gt;</text:p>
          </table:table-cell>
        </table:table-row>
        <table:table-row table:style-name="ro1">
          <table:table-cell office:value-type="string" calcext:value-type="string">
            <text:p>&lt;a href="https://www.justice.gov/epstein/files/DataSet%2010/EFTA01617899.eps"&gt;https://www.justice.gov/epstein/files/DataSet%2010/EFTA01617899.eps&lt;/a&gt;</text:p>
          </table:table-cell>
        </table:table-row>
        <table:table-row table:style-name="ro1">
          <table:table-cell office:value-type="string" calcext:value-type="string">
            <text:p>&lt;a href="https://www.justice.gov/epstein/files/DataSet%2010/EFTA01617899.raw"&gt;https://www.justice.gov/epstein/files/DataSet%2010/EFTA01617899.raw&lt;/a&gt;</text:p>
          </table:table-cell>
        </table:table-row>
        <table:table-row table:style-name="ro1">
          <table:table-cell office:value-type="string" calcext:value-type="string">
            <text:p>&lt;a href="https://www.justice.gov/epstein/files/DataSet%2010/EFTA01617899.svg"&gt;https://www.justice.gov/epstein/files/DataSet%2010/EFTA01617899.svg&lt;/a&gt;</text:p>
          </table:table-cell>
        </table:table-row>
        <table:table-row table:style-name="ro1">
          <table:table-cell office:value-type="string" calcext:value-type="string">
            <text:p>&lt;a href="https://www.justice.gov/epstein/files/DataSet%2010/EFTA01617899.pcx"&gt;https://www.justice.gov/epstein/files/DataSet%2010/EFTA01617899.pcx&lt;/a&gt;</text:p>
          </table:table-cell>
        </table:table-row>
        <table:table-row table:style-name="ro1">
          <table:table-cell office:value-type="string" calcext:value-type="string">
            <text:p>&lt;a href="https://www.justice.gov/epstein/files/DataSet%2010/EFTA01617899.doc"&gt;https://www.justice.gov/epstein/files/DataSet%2010/EFTA01617899.doc&lt;/a&gt;</text:p>
          </table:table-cell>
        </table:table-row>
        <table:table-row table:style-name="ro1">
          <table:table-cell office:value-type="string" calcext:value-type="string">
            <text:p>&lt;a href="https://www.justice.gov/epstein/files/DataSet%2010/EFTA01617899.docx"&gt;https://www.justice.gov/epstein/files/DataSet%2010/EFTA01617899.docx&lt;/a&gt;</text:p>
          </table:table-cell>
        </table:table-row>
        <table:table-row table:style-name="ro1">
          <table:table-cell office:value-type="string" calcext:value-type="string">
            <text:p>&lt;a href="https://www.justice.gov/epstein/files/DataSet%2010/EFTA01617899.docm"&gt;https://www.justice.gov/epstein/files/DataSet%2010/EFTA01617899.docm&lt;/a&gt;</text:p>
          </table:table-cell>
        </table:table-row>
        <table:table-row table:style-name="ro1">
          <table:table-cell office:value-type="string" calcext:value-type="string">
            <text:p>&lt;a href="https://www.justice.gov/epstein/files/DataSet%2010/EFTA01617899.rtf"&gt;https://www.justice.gov/epstein/files/DataSet%2010/EFTA01617899.rtf&lt;/a&gt;</text:p>
          </table:table-cell>
        </table:table-row>
        <table:table-row table:style-name="ro1">
          <table:table-cell office:value-type="string" calcext:value-type="string">
            <text:p>&lt;a href="https://www.justice.gov/epstein/files/DataSet%2010/EFTA01617899.odt"&gt;https://www.justice.gov/epstein/files/DataSet%2010/EFTA01617899.odt&lt;/a&gt;</text:p>
          </table:table-cell>
        </table:table-row>
        <table:table-row table:style-name="ro1">
          <table:table-cell office:value-type="string" calcext:value-type="string">
            <text:p>&lt;a href="https://www.justice.gov/epstein/files/DataSet%2010/EFTA01617899.txt"&gt;https://www.justice.gov/epstein/files/DataSet%2010/EFTA01617899.txt&lt;/a&gt;</text:p>
          </table:table-cell>
        </table:table-row>
        <table:table-row table:style-name="ro1">
          <table:table-cell office:value-type="string" calcext:value-type="string">
            <text:p>&lt;a href="https://www.justice.gov/epstein/files/DataSet%2010/EFTA01617899.wps"&gt;https://www.justice.gov/epstein/files/DataSet%2010/EFTA01617899.wps&lt;/a&gt;</text:p>
          </table:table-cell>
        </table:table-row>
        <table:table-row table:style-name="ro1">
          <table:table-cell office:value-type="string" calcext:value-type="string">
            <text:p>&lt;a href="https://www.justice.gov/epstein/files/DataSet%2010/EFTA01617899.dot"&gt;https://www.justice.gov/epstein/files/DataSet%2010/EFTA01617899.dot&lt;/a&gt;</text:p>
          </table:table-cell>
        </table:table-row>
        <table:table-row table:style-name="ro1">
          <table:table-cell office:value-type="string" calcext:value-type="string">
            <text:p>&lt;a href="https://www.justice.gov/epstein/files/DataSet%2010/EFTA01617899.dotx"&gt;https://www.justice.gov/epstein/files/DataSet%2010/EFTA01617899.dotx&lt;/a&gt;</text:p>
          </table:table-cell>
        </table:table-row>
        <table:table-row table:style-name="ro1">
          <table:table-cell office:value-type="string" calcext:value-type="string">
            <text:p>&lt;a href="https://www.justice.gov/epstein/files/DataSet%2010/EFTA01617899.abw"&gt;https://www.justice.gov/epstein/files/DataSet%2010/EFTA01617899.abw&lt;/a&gt;</text:p>
          </table:table-cell>
        </table:table-row>
        <table:table-row table:style-name="ro1">
          <table:table-cell office:value-type="string" calcext:value-type="string">
            <text:p>&lt;a href="https://www.justice.gov/epstein/files/DataSet%2010/EFTA01617899.ppt"&gt;https://www.justice.gov/epstein/files/DataSet%2010/EFTA01617899.ppt&lt;/a&gt;</text:p>
          </table:table-cell>
        </table:table-row>
        <table:table-row table:style-name="ro1">
          <table:table-cell office:value-type="string" calcext:value-type="string">
            <text:p>&lt;a href="https://www.justice.gov/epstein/files/DataSet%2010/EFTA01617899.pptx"&gt;https://www.justice.gov/epstein/files/DataSet%2010/EFTA01617899.pptx&lt;/a&gt;</text:p>
          </table:table-cell>
        </table:table-row>
        <table:table-row table:style-name="ro1">
          <table:table-cell office:value-type="string" calcext:value-type="string">
            <text:p>&lt;a href="https://www.justice.gov/epstein/files/DataSet%2010/EFTA01617899.pptm"&gt;https://www.justice.gov/epstein/files/DataSet%2010/EFTA01617899.pptm&lt;/a&gt;</text:p>
          </table:table-cell>
        </table:table-row>
        <table:table-row table:style-name="ro1">
          <table:table-cell office:value-type="string" calcext:value-type="string">
            <text:p>&lt;a href="https://www.justice.gov/epstein/files/DataSet%2010/EFTA01617899.pps"&gt;https://www.justice.gov/epstein/files/DataSet%2010/EFTA01617899.pps&lt;/a&gt;</text:p>
          </table:table-cell>
        </table:table-row>
        <table:table-row table:style-name="ro1">
          <table:table-cell office:value-type="string" calcext:value-type="string">
            <text:p>&lt;a href="https://www.justice.gov/epstein/files/DataSet%2010/EFTA01617899.ppsx"&gt;https://www.justice.gov/epstein/files/DataSet%2010/EFTA01617899.ppsx&lt;/a&gt;</text:p>
          </table:table-cell>
        </table:table-row>
        <table:table-row table:style-name="ro1">
          <table:table-cell office:value-type="string" calcext:value-type="string">
            <text:p>&lt;a href="https://www.justice.gov/epstein/files/DataSet%2010/EFTA01617899.pot"&gt;https://www.justice.gov/epstein/files/DataSet%2010/EFTA01617899.pot&lt;/a&gt;</text:p>
          </table:table-cell>
        </table:table-row>
        <table:table-row table:style-name="ro1">
          <table:table-cell office:value-type="string" calcext:value-type="string">
            <text:p>&lt;a href="https://www.justice.gov/epstein/files/DataSet%2010/EFTA01617899.potx"&gt;https://www.justice.gov/epstein/files/DataSet%2010/EFTA01617899.potx&lt;/a&gt;</text:p>
          </table:table-cell>
        </table:table-row>
        <table:table-row table:style-name="ro1">
          <table:table-cell office:value-type="string" calcext:value-type="string">
            <text:p>&lt;a href="https://www.justice.gov/epstein/files/DataSet%2010/EFTA01617899.odp"&gt;https://www.justice.gov/epstein/files/DataSet%2010/EFTA01617899.odp&lt;/a&gt;</text:p>
          </table:table-cell>
        </table:table-row>
        <table:table-row table:style-name="ro1">
          <table:table-cell office:value-type="string" calcext:value-type="string">
            <text:p>&lt;a href="https://www.justice.gov/epstein/files/DataSet%2010/EFTA01617899.key"&gt;https://www.justice.gov/epstein/files/DataSet%2010/EFTA01617899.key&lt;/a&gt;</text:p>
          </table:table-cell>
        </table:table-row>
        <table:table-row table:style-name="ro1">
          <table:table-cell office:value-type="string" calcext:value-type="string">
            <text:p>&lt;a href="https://www.justice.gov/epstein/files/DataSet%2010/EFTA01617899.xls"&gt;https://www.justice.gov/epstein/files/DataSet%2010/EFTA01617899.xls&lt;/a&gt;</text:p>
          </table:table-cell>
        </table:table-row>
        <table:table-row table:style-name="ro1">
          <table:table-cell office:value-type="string" calcext:value-type="string">
            <text:p>&lt;a href="https://www.justice.gov/epstein/files/DataSet%2010/EFTA01617899.xlsx"&gt;https://www.justice.gov/epstein/files/DataSet%2010/EFTA01617899.xlsx&lt;/a&gt;</text:p>
          </table:table-cell>
        </table:table-row>
        <table:table-row table:style-name="ro1">
          <table:table-cell office:value-type="string" calcext:value-type="string">
            <text:p>&lt;a href="https://www.justice.gov/epstein/files/DataSet%2010/EFTA01617899.xlsm"&gt;https://www.justice.gov/epstein/files/DataSet%2010/EFTA01617899.xlsm&lt;/a&gt;</text:p>
          </table:table-cell>
        </table:table-row>
        <table:table-row table:style-name="ro1">
          <table:table-cell office:value-type="string" calcext:value-type="string">
            <text:p>&lt;a href="https://www.justice.gov/epstein/files/DataSet%2010/EFTA01617899.xlt"&gt;https://www.justice.gov/epstein/files/DataSet%2010/EFTA01617899.xlt&lt;/a&gt;</text:p>
          </table:table-cell>
        </table:table-row>
        <table:table-row table:style-name="ro1">
          <table:table-cell office:value-type="string" calcext:value-type="string">
            <text:p>&lt;a href="https://www.justice.gov/epstein/files/DataSet%2010/EFTA01617899.xltx"&gt;https://www.justice.gov/epstein/files/DataSet%2010/EFTA01617899.xltx&lt;/a&gt;</text:p>
          </table:table-cell>
        </table:table-row>
        <table:table-row table:style-name="ro1">
          <table:table-cell office:value-type="string" calcext:value-type="string">
            <text:p>&lt;a href="https://www.justice.gov/epstein/files/DataSet%2010/EFTA01617899.ods"&gt;https://www.justice.gov/epstein/files/DataSet%2010/EFTA01617899.ods&lt;/a&gt;</text:p>
          </table:table-cell>
        </table:table-row>
        <table:table-row table:style-name="ro1">
          <table:table-cell office:value-type="string" calcext:value-type="string">
            <text:p>&lt;a href="https://www.justice.gov/epstein/files/DataSet%2010/EFTA01617899.csv"&gt;https://www.justice.gov/epstein/files/DataSet%2010/EFTA01617899.csv&lt;/a&gt;</text:p>
          </table:table-cell>
        </table:table-row>
        <table:table-row table:style-name="ro1">
          <table:table-cell office:value-type="string" calcext:value-type="string">
            <text:p>&lt;a href="https://www.justice.gov/epstein/files/DataSet%2010/EFTA01617899.numbers"&gt;https://www.justice.gov/epstein/files/DataSet%2010/EFTA01617899.numbers&lt;/a&gt;</text:p>
          </table:table-cell>
        </table:table-row>
        <table:table-row table:style-name="ro1">
          <table:table-cell office:value-type="string" calcext:value-type="string">
            <text:p>&lt;a href="https://www.justice.gov/epstein/files/DataSet%2010/EFTA01617899.wks"&gt;https://www.justice.gov/epstein/files/DataSet%2010/EFTA01617899.wks&lt;/a&gt;</text:p>
          </table:table-cell>
        </table:table-row>
        <table:table-row table:style-name="ro1">
          <table:table-cell office:value-type="string" calcext:value-type="string">
            <text:p>&lt;a href="https://www.justice.gov/epstein/files/DataSet%2010/EFTA01617928.avi"&gt;https://www.justice.gov/epstein/files/DataSet%2010/EFTA01617928.avi&lt;/a&gt;</text:p>
          </table:table-cell>
        </table:table-row>
        <table:table-row table:style-name="ro1">
          <table:table-cell office:value-type="string" calcext:value-type="string">
            <text:p>&lt;a href="https://www.justice.gov/epstein/files/DataSet%2010/EFTA01617928.mp4"&gt;https://www.justice.gov/epstein/files/DataSet%2010/EFTA01617928.mp4&lt;/a&gt;</text:p>
          </table:table-cell>
        </table:table-row>
        <table:table-row table:style-name="ro1">
          <table:table-cell office:value-type="string" calcext:value-type="string">
            <text:p>&lt;a href="https://www.justice.gov/epstein/files/DataSet%2010/EFTA01617928.mkv"&gt;https://www.justice.gov/epstein/files/DataSet%2010/EFTA01617928.mkv&lt;/a&gt;</text:p>
          </table:table-cell>
        </table:table-row>
        <table:table-row table:style-name="ro1">
          <table:table-cell office:value-type="string" calcext:value-type="string">
            <text:p>&lt;a href="https://www.justice.gov/epstein/files/DataSet%2010/EFTA01617928.mov"&gt;https://www.justice.gov/epstein/files/DataSet%2010/EFTA01617928.mov&lt;/a&gt;</text:p>
          </table:table-cell>
        </table:table-row>
        <table:table-row table:style-name="ro1">
          <table:table-cell office:value-type="string" calcext:value-type="string">
            <text:p>&lt;a href="https://www.justice.gov/epstein/files/DataSet%2010/EFTA01617928.wmv"&gt;https://www.justice.gov/epstein/files/DataSet%2010/EFTA01617928.wmv&lt;/a&gt;</text:p>
          </table:table-cell>
        </table:table-row>
        <table:table-row table:style-name="ro1">
          <table:table-cell office:value-type="string" calcext:value-type="string">
            <text:p>&lt;a href="https://www.justice.gov/epstein/files/DataSet%2010/EFTA01617928.flv"&gt;https://www.justice.gov/epstein/files/DataSet%2010/EFTA01617928.flv&lt;/a&gt;</text:p>
          </table:table-cell>
        </table:table-row>
        <table:table-row table:style-name="ro1">
          <table:table-cell office:value-type="string" calcext:value-type="string">
            <text:p>&lt;a href="https://www.justice.gov/epstein/files/DataSet%2010/EFTA01617928.webm"&gt;https://www.justice.gov/epstein/files/DataSet%2010/EFTA01617928.webm&lt;/a&gt;</text:p>
          </table:table-cell>
        </table:table-row>
        <table:table-row table:style-name="ro1">
          <table:table-cell office:value-type="string" calcext:value-type="string">
            <text:p>&lt;a href="https://www.justice.gov/epstein/files/DataSet%2010/EFTA01617928.mpg"&gt;https://www.justice.gov/epstein/files/DataSet%2010/EFTA01617928.mpg&lt;/a&gt;</text:p>
          </table:table-cell>
        </table:table-row>
        <table:table-row table:style-name="ro1">
          <table:table-cell office:value-type="string" calcext:value-type="string">
            <text:p>&lt;a href="https://www.justice.gov/epstein/files/DataSet%2010/EFTA01617928.mpeg"&gt;https://www.justice.gov/epstein/files/DataSet%2010/EFTA01617928.mpeg&lt;/a&gt;</text:p>
          </table:table-cell>
        </table:table-row>
        <table:table-row table:style-name="ro1">
          <table:table-cell office:value-type="string" calcext:value-type="string">
            <text:p>&lt;a href="https://www.justice.gov/epstein/files/DataSet%2010/EFTA01617928.m4v"&gt;https://www.justice.gov/epstein/files/DataSet%2010/EFTA01617928.m4v&lt;/a&gt;</text:p>
          </table:table-cell>
        </table:table-row>
        <table:table-row table:style-name="ro1">
          <table:table-cell office:value-type="string" calcext:value-type="string">
            <text:p>&lt;a href="https://www.justice.gov/epstein/files/DataSet%2010/EFTA01617928.ogv"&gt;https://www.justice.gov/epstein/files/DataSet%2010/EFTA01617928.ogv&lt;/a&gt;</text:p>
          </table:table-cell>
        </table:table-row>
        <table:table-row table:style-name="ro1">
          <table:table-cell office:value-type="string" calcext:value-type="string">
            <text:p>&lt;a href="https://www.justice.gov/epstein/files/DataSet%2010/EFTA01617928.vob"&gt;https://www.justice.gov/epstein/files/DataSet%2010/EFTA01617928.vob&lt;/a&gt;</text:p>
          </table:table-cell>
        </table:table-row>
        <table:table-row table:style-name="ro1">
          <table:table-cell office:value-type="string" calcext:value-type="string">
            <text:p>&lt;a href="https://www.justice.gov/epstein/files/DataSet%2010/EFTA01617928.3gp"&gt;https://www.justice.gov/epstein/files/DataSet%2010/EFTA01617928.3gp&lt;/a&gt;</text:p>
          </table:table-cell>
        </table:table-row>
        <table:table-row table:style-name="ro1">
          <table:table-cell office:value-type="string" calcext:value-type="string">
            <text:p>&lt;a href="https://www.justice.gov/epstein/files/DataSet%2010/EFTA01617928.ts"&gt;https://www.justice.gov/epstein/files/DataSet%2010/EFTA01617928.ts&lt;/a&gt;</text:p>
          </table:table-cell>
        </table:table-row>
        <table:table-row table:style-name="ro1">
          <table:table-cell office:value-type="string" calcext:value-type="string">
            <text:p>&lt;a href="https://www.justice.gov/epstein/files/DataSet%2010/EFTA01617928.rm"&gt;https://www.justice.gov/epstein/files/DataSet%2010/EFTA01617928.rm&lt;/a&gt;</text:p>
          </table:table-cell>
        </table:table-row>
        <table:table-row table:style-name="ro1">
          <table:table-cell office:value-type="string" calcext:value-type="string">
            <text:p>&lt;a href="https://www.justice.gov/epstein/files/DataSet%2010/EFTA01617928.asf"&gt;https://www.justice.gov/epstein/files/DataSet%2010/EFTA01617928.asf&lt;/a&gt;</text:p>
          </table:table-cell>
        </table:table-row>
        <table:table-row table:style-name="ro1">
          <table:table-cell office:value-type="string" calcext:value-type="string">
            <text:p>&lt;a href="https://www.justice.gov/epstein/files/DataSet%2010/EFTA01617928.mp3"&gt;https://www.justice.gov/epstein/files/DataSet%2010/EFTA01617928.mp3&lt;/a&gt;</text:p>
          </table:table-cell>
        </table:table-row>
        <table:table-row table:style-name="ro1">
          <table:table-cell office:value-type="string" calcext:value-type="string">
            <text:p>&lt;a href="https://www.justice.gov/epstein/files/DataSet%2010/EFTA01617928.wav"&gt;https://www.justice.gov/epstein/files/DataSet%2010/EFTA01617928.wav&lt;/a&gt;</text:p>
          </table:table-cell>
        </table:table-row>
        <table:table-row table:style-name="ro1">
          <table:table-cell office:value-type="string" calcext:value-type="string">
            <text:p>&lt;a href="https://www.justice.gov/epstein/files/DataSet%2010/EFTA01617928.aac"&gt;https://www.justice.gov/epstein/files/DataSet%2010/EFTA01617928.aac&lt;/a&gt;</text:p>
          </table:table-cell>
        </table:table-row>
        <table:table-row table:style-name="ro1">
          <table:table-cell office:value-type="string" calcext:value-type="string">
            <text:p>&lt;a href="https://www.justice.gov/epstein/files/DataSet%2010/EFTA01617928.m4a"&gt;https://www.justice.gov/epstein/files/DataSet%2010/EFTA01617928.m4a&lt;/a&gt;</text:p>
          </table:table-cell>
        </table:table-row>
        <table:table-row table:style-name="ro1">
          <table:table-cell office:value-type="string" calcext:value-type="string">
            <text:p>&lt;a href="https://www.justice.gov/epstein/files/DataSet%2010/EFTA01617928.wma"&gt;https://www.justice.gov/epstein/files/DataSet%2010/EFTA01617928.wma&lt;/a&gt;</text:p>
          </table:table-cell>
        </table:table-row>
        <table:table-row table:style-name="ro1">
          <table:table-cell office:value-type="string" calcext:value-type="string">
            <text:p>&lt;a href="https://www.justice.gov/epstein/files/DataSet%2010/EFTA01617928.ogg"&gt;https://www.justice.gov/epstein/files/DataSet%2010/EFTA01617928.ogg&lt;/a&gt;</text:p>
          </table:table-cell>
        </table:table-row>
        <table:table-row table:style-name="ro1">
          <table:table-cell office:value-type="string" calcext:value-type="string">
            <text:p>&lt;a href="https://www.justice.gov/epstein/files/DataSet%2010/EFTA01617928.flac"&gt;https://www.justice.gov/epstein/files/DataSet%2010/EFTA01617928.flac&lt;/a&gt;</text:p>
          </table:table-cell>
        </table:table-row>
        <table:table-row table:style-name="ro1">
          <table:table-cell office:value-type="string" calcext:value-type="string">
            <text:p>&lt;a href="https://www.justice.gov/epstein/files/DataSet%2010/EFTA01617928.aiff"&gt;https://www.justice.gov/epstein/files/DataSet%2010/EFTA01617928.aiff&lt;/a&gt;</text:p>
          </table:table-cell>
        </table:table-row>
        <table:table-row table:style-name="ro1">
          <table:table-cell office:value-type="string" calcext:value-type="string">
            <text:p>&lt;a href="https://www.justice.gov/epstein/files/DataSet%2010/EFTA01617928.mid"&gt;https://www.justice.gov/epstein/files/DataSet%2010/EFTA01617928.mid&lt;/a&gt;</text:p>
          </table:table-cell>
        </table:table-row>
        <table:table-row table:style-name="ro1">
          <table:table-cell office:value-type="string" calcext:value-type="string">
            <text:p>&lt;a href="https://www.justice.gov/epstein/files/DataSet%2010/EFTA01617928.midi"&gt;https://www.justice.gov/epstein/files/DataSet%2010/EFTA01617928.midi&lt;/a&gt;</text:p>
          </table:table-cell>
        </table:table-row>
        <table:table-row table:style-name="ro1">
          <table:table-cell office:value-type="string" calcext:value-type="string">
            <text:p>&lt;a href="https://www.justice.gov/epstein/files/DataSet%2010/EFTA01617928.amr"&gt;https://www.justice.gov/epstein/files/DataSet%2010/EFTA01617928.amr&lt;/a&gt;</text:p>
          </table:table-cell>
        </table:table-row>
        <table:table-row table:style-name="ro1">
          <table:table-cell office:value-type="string" calcext:value-type="string">
            <text:p>&lt;a href="https://www.justice.gov/epstein/files/DataSet%2010/EFTA01617928.ra"&gt;https://www.justice.gov/epstein/files/DataSet%2010/EFTA01617928.ra&lt;/a&gt;</text:p>
          </table:table-cell>
        </table:table-row>
        <table:table-row table:style-name="ro1">
          <table:table-cell office:value-type="string" calcext:value-type="string">
            <text:p>&lt;a href="https://www.justice.gov/epstein/files/DataSet%2010/EFTA01617928.opus"&gt;https://www.justice.gov/epstein/files/DataSet%2010/EFTA01617928.opus&lt;/a&gt;</text:p>
          </table:table-cell>
        </table:table-row>
        <table:table-row table:style-name="ro1">
          <table:table-cell office:value-type="string" calcext:value-type="string">
            <text:p>&lt;a href="https://www.justice.gov/epstein/files/DataSet%2010/EFTA01617928.jpg"&gt;https://www.justice.gov/epstein/files/DataSet%2010/EFTA01617928.jpg&lt;/a&gt;</text:p>
          </table:table-cell>
        </table:table-row>
        <table:table-row table:style-name="ro1">
          <table:table-cell office:value-type="string" calcext:value-type="string">
            <text:p>&lt;a href="https://www.justice.gov/epstein/files/DataSet%2010/EFTA01617928.jpeg"&gt;https://www.justice.gov/epstein/files/DataSet%2010/EFTA01617928.jpeg&lt;/a&gt;</text:p>
          </table:table-cell>
        </table:table-row>
        <table:table-row table:style-name="ro1">
          <table:table-cell office:value-type="string" calcext:value-type="string">
            <text:p>&lt;a href="https://www.justice.gov/epstein/files/DataSet%2010/EFTA01617928.png"&gt;https://www.justice.gov/epstein/files/DataSet%2010/EFTA01617928.png&lt;/a&gt;</text:p>
          </table:table-cell>
        </table:table-row>
        <table:table-row table:style-name="ro1">
          <table:table-cell office:value-type="string" calcext:value-type="string">
            <text:p>&lt;a href="https://www.justice.gov/epstein/files/DataSet%2010/EFTA01617928.gif"&gt;https://www.justice.gov/epstein/files/DataSet%2010/EFTA01617928.gif&lt;/a&gt;</text:p>
          </table:table-cell>
        </table:table-row>
        <table:table-row table:style-name="ro1">
          <table:table-cell office:value-type="string" calcext:value-type="string">
            <text:p>&lt;a href="https://www.justice.gov/epstein/files/DataSet%2010/EFTA01617928.bmp"&gt;https://www.justice.gov/epstein/files/DataSet%2010/EFTA01617928.bmp&lt;/a&gt;</text:p>
          </table:table-cell>
        </table:table-row>
        <table:table-row table:style-name="ro1">
          <table:table-cell office:value-type="string" calcext:value-type="string">
            <text:p>&lt;a href="https://www.justice.gov/epstein/files/DataSet%2010/EFTA01617928.tif"&gt;https://www.justice.gov/epstein/files/DataSet%2010/EFTA01617928.tif&lt;/a&gt;</text:p>
          </table:table-cell>
        </table:table-row>
        <table:table-row table:style-name="ro1">
          <table:table-cell office:value-type="string" calcext:value-type="string">
            <text:p>&lt;a href="https://www.justice.gov/epstein/files/DataSet%2010/EFTA01617928.tiff"&gt;https://www.justice.gov/epstein/files/DataSet%2010/EFTA01617928.tiff&lt;/a&gt;</text:p>
          </table:table-cell>
        </table:table-row>
        <table:table-row table:style-name="ro1">
          <table:table-cell office:value-type="string" calcext:value-type="string">
            <text:p>&lt;a href="https://www.justice.gov/epstein/files/DataSet%2010/EFTA01617928.webp"&gt;https://www.justice.gov/epstein/files/DataSet%2010/EFTA01617928.webp&lt;/a&gt;</text:p>
          </table:table-cell>
        </table:table-row>
        <table:table-row table:style-name="ro1">
          <table:table-cell office:value-type="string" calcext:value-type="string">
            <text:p>&lt;a href="https://www.justice.gov/epstein/files/DataSet%2010/EFTA01617928.heic"&gt;https://www.justice.gov/epstein/files/DataSet%2010/EFTA01617928.heic&lt;/a&gt;</text:p>
          </table:table-cell>
        </table:table-row>
        <table:table-row table:style-name="ro1">
          <table:table-cell office:value-type="string" calcext:value-type="string">
            <text:p>&lt;a href="https://www.justice.gov/epstein/files/DataSet%2010/EFTA01617928.heif"&gt;https://www.justice.gov/epstein/files/DataSet%2010/EFTA01617928.heif&lt;/a&gt;</text:p>
          </table:table-cell>
        </table:table-row>
        <table:table-row table:style-name="ro1">
          <table:table-cell office:value-type="string" calcext:value-type="string">
            <text:p>&lt;a href="https://www.justice.gov/epstein/files/DataSet%2010/EFTA01617928.psd"&gt;https://www.justice.gov/epstein/files/DataSet%2010/EFTA01617928.psd&lt;/a&gt;</text:p>
          </table:table-cell>
        </table:table-row>
        <table:table-row table:style-name="ro1">
          <table:table-cell office:value-type="string" calcext:value-type="string">
            <text:p>&lt;a href="https://www.justice.gov/epstein/files/DataSet%2010/EFTA01617928.eps"&gt;https://www.justice.gov/epstein/files/DataSet%2010/EFTA01617928.eps&lt;/a&gt;</text:p>
          </table:table-cell>
        </table:table-row>
        <table:table-row table:style-name="ro1">
          <table:table-cell office:value-type="string" calcext:value-type="string">
            <text:p>&lt;a href="https://www.justice.gov/epstein/files/DataSet%2010/EFTA01617928.raw"&gt;https://www.justice.gov/epstein/files/DataSet%2010/EFTA01617928.raw&lt;/a&gt;</text:p>
          </table:table-cell>
        </table:table-row>
        <table:table-row table:style-name="ro1">
          <table:table-cell office:value-type="string" calcext:value-type="string">
            <text:p>&lt;a href="https://www.justice.gov/epstein/files/DataSet%2010/EFTA01617928.svg"&gt;https://www.justice.gov/epstein/files/DataSet%2010/EFTA01617928.svg&lt;/a&gt;</text:p>
          </table:table-cell>
        </table:table-row>
        <table:table-row table:style-name="ro1">
          <table:table-cell office:value-type="string" calcext:value-type="string">
            <text:p>&lt;a href="https://www.justice.gov/epstein/files/DataSet%2010/EFTA01617928.pcx"&gt;https://www.justice.gov/epstein/files/DataSet%2010/EFTA01617928.pcx&lt;/a&gt;</text:p>
          </table:table-cell>
        </table:table-row>
        <table:table-row table:style-name="ro1">
          <table:table-cell office:value-type="string" calcext:value-type="string">
            <text:p>&lt;a href="https://www.justice.gov/epstein/files/DataSet%2010/EFTA01617928.doc"&gt;https://www.justice.gov/epstein/files/DataSet%2010/EFTA01617928.doc&lt;/a&gt;</text:p>
          </table:table-cell>
        </table:table-row>
        <table:table-row table:style-name="ro1">
          <table:table-cell office:value-type="string" calcext:value-type="string">
            <text:p>&lt;a href="https://www.justice.gov/epstein/files/DataSet%2010/EFTA01617928.docx"&gt;https://www.justice.gov/epstein/files/DataSet%2010/EFTA01617928.docx&lt;/a&gt;</text:p>
          </table:table-cell>
        </table:table-row>
        <table:table-row table:style-name="ro1">
          <table:table-cell office:value-type="string" calcext:value-type="string">
            <text:p>&lt;a href="https://www.justice.gov/epstein/files/DataSet%2010/EFTA01617928.docm"&gt;https://www.justice.gov/epstein/files/DataSet%2010/EFTA01617928.docm&lt;/a&gt;</text:p>
          </table:table-cell>
        </table:table-row>
        <table:table-row table:style-name="ro1">
          <table:table-cell office:value-type="string" calcext:value-type="string">
            <text:p>&lt;a href="https://www.justice.gov/epstein/files/DataSet%2010/EFTA01617928.rtf"&gt;https://www.justice.gov/epstein/files/DataSet%2010/EFTA01617928.rtf&lt;/a&gt;</text:p>
          </table:table-cell>
        </table:table-row>
        <table:table-row table:style-name="ro1">
          <table:table-cell office:value-type="string" calcext:value-type="string">
            <text:p>&lt;a href="https://www.justice.gov/epstein/files/DataSet%2010/EFTA01617928.odt"&gt;https://www.justice.gov/epstein/files/DataSet%2010/EFTA01617928.odt&lt;/a&gt;</text:p>
          </table:table-cell>
        </table:table-row>
        <table:table-row table:style-name="ro1">
          <table:table-cell office:value-type="string" calcext:value-type="string">
            <text:p>&lt;a href="https://www.justice.gov/epstein/files/DataSet%2010/EFTA01617928.txt"&gt;https://www.justice.gov/epstein/files/DataSet%2010/EFTA01617928.txt&lt;/a&gt;</text:p>
          </table:table-cell>
        </table:table-row>
        <table:table-row table:style-name="ro1">
          <table:table-cell office:value-type="string" calcext:value-type="string">
            <text:p>&lt;a href="https://www.justice.gov/epstein/files/DataSet%2010/EFTA01617928.wps"&gt;https://www.justice.gov/epstein/files/DataSet%2010/EFTA01617928.wps&lt;/a&gt;</text:p>
          </table:table-cell>
        </table:table-row>
        <table:table-row table:style-name="ro1">
          <table:table-cell office:value-type="string" calcext:value-type="string">
            <text:p>&lt;a href="https://www.justice.gov/epstein/files/DataSet%2010/EFTA01617928.dot"&gt;https://www.justice.gov/epstein/files/DataSet%2010/EFTA01617928.dot&lt;/a&gt;</text:p>
          </table:table-cell>
        </table:table-row>
        <table:table-row table:style-name="ro1">
          <table:table-cell office:value-type="string" calcext:value-type="string">
            <text:p>&lt;a href="https://www.justice.gov/epstein/files/DataSet%2010/EFTA01617928.dotx"&gt;https://www.justice.gov/epstein/files/DataSet%2010/EFTA01617928.dotx&lt;/a&gt;</text:p>
          </table:table-cell>
        </table:table-row>
        <table:table-row table:style-name="ro1">
          <table:table-cell office:value-type="string" calcext:value-type="string">
            <text:p>&lt;a href="https://www.justice.gov/epstein/files/DataSet%2010/EFTA01617928.abw"&gt;https://www.justice.gov/epstein/files/DataSet%2010/EFTA01617928.abw&lt;/a&gt;</text:p>
          </table:table-cell>
        </table:table-row>
        <table:table-row table:style-name="ro1">
          <table:table-cell office:value-type="string" calcext:value-type="string">
            <text:p>&lt;a href="https://www.justice.gov/epstein/files/DataSet%2010/EFTA01617928.ppt"&gt;https://www.justice.gov/epstein/files/DataSet%2010/EFTA01617928.ppt&lt;/a&gt;</text:p>
          </table:table-cell>
        </table:table-row>
        <table:table-row table:style-name="ro1">
          <table:table-cell office:value-type="string" calcext:value-type="string">
            <text:p>&lt;a href="https://www.justice.gov/epstein/files/DataSet%2010/EFTA01617928.pptx"&gt;https://www.justice.gov/epstein/files/DataSet%2010/EFTA01617928.pptx&lt;/a&gt;</text:p>
          </table:table-cell>
        </table:table-row>
        <table:table-row table:style-name="ro1">
          <table:table-cell office:value-type="string" calcext:value-type="string">
            <text:p>&lt;a href="https://www.justice.gov/epstein/files/DataSet%2010/EFTA01617928.pptm"&gt;https://www.justice.gov/epstein/files/DataSet%2010/EFTA01617928.pptm&lt;/a&gt;</text:p>
          </table:table-cell>
        </table:table-row>
        <table:table-row table:style-name="ro1">
          <table:table-cell office:value-type="string" calcext:value-type="string">
            <text:p>&lt;a href="https://www.justice.gov/epstein/files/DataSet%2010/EFTA01617928.pps"&gt;https://www.justice.gov/epstein/files/DataSet%2010/EFTA01617928.pps&lt;/a&gt;</text:p>
          </table:table-cell>
        </table:table-row>
        <table:table-row table:style-name="ro1">
          <table:table-cell office:value-type="string" calcext:value-type="string">
            <text:p>&lt;a href="https://www.justice.gov/epstein/files/DataSet%2010/EFTA01617928.ppsx"&gt;https://www.justice.gov/epstein/files/DataSet%2010/EFTA01617928.ppsx&lt;/a&gt;</text:p>
          </table:table-cell>
        </table:table-row>
        <table:table-row table:style-name="ro1">
          <table:table-cell office:value-type="string" calcext:value-type="string">
            <text:p>&lt;a href="https://www.justice.gov/epstein/files/DataSet%2010/EFTA01617928.pot"&gt;https://www.justice.gov/epstein/files/DataSet%2010/EFTA01617928.pot&lt;/a&gt;</text:p>
          </table:table-cell>
        </table:table-row>
        <table:table-row table:style-name="ro1">
          <table:table-cell office:value-type="string" calcext:value-type="string">
            <text:p>&lt;a href="https://www.justice.gov/epstein/files/DataSet%2010/EFTA01617928.potx"&gt;https://www.justice.gov/epstein/files/DataSet%2010/EFTA01617928.potx&lt;/a&gt;</text:p>
          </table:table-cell>
        </table:table-row>
        <table:table-row table:style-name="ro1">
          <table:table-cell office:value-type="string" calcext:value-type="string">
            <text:p>&lt;a href="https://www.justice.gov/epstein/files/DataSet%2010/EFTA01617928.odp"&gt;https://www.justice.gov/epstein/files/DataSet%2010/EFTA01617928.odp&lt;/a&gt;</text:p>
          </table:table-cell>
        </table:table-row>
        <table:table-row table:style-name="ro1">
          <table:table-cell office:value-type="string" calcext:value-type="string">
            <text:p>&lt;a href="https://www.justice.gov/epstein/files/DataSet%2010/EFTA01617928.key"&gt;https://www.justice.gov/epstein/files/DataSet%2010/EFTA01617928.key&lt;/a&gt;</text:p>
          </table:table-cell>
        </table:table-row>
        <table:table-row table:style-name="ro1">
          <table:table-cell office:value-type="string" calcext:value-type="string">
            <text:p>&lt;a href="https://www.justice.gov/epstein/files/DataSet%2010/EFTA01617928.xls"&gt;https://www.justice.gov/epstein/files/DataSet%2010/EFTA01617928.xls&lt;/a&gt;</text:p>
          </table:table-cell>
        </table:table-row>
        <table:table-row table:style-name="ro1">
          <table:table-cell office:value-type="string" calcext:value-type="string">
            <text:p>&lt;a href="https://www.justice.gov/epstein/files/DataSet%2010/EFTA01617928.xlsx"&gt;https://www.justice.gov/epstein/files/DataSet%2010/EFTA01617928.xlsx&lt;/a&gt;</text:p>
          </table:table-cell>
        </table:table-row>
        <table:table-row table:style-name="ro1">
          <table:table-cell office:value-type="string" calcext:value-type="string">
            <text:p>&lt;a href="https://www.justice.gov/epstein/files/DataSet%2010/EFTA01617928.xlsm"&gt;https://www.justice.gov/epstein/files/DataSet%2010/EFTA01617928.xlsm&lt;/a&gt;</text:p>
          </table:table-cell>
        </table:table-row>
        <table:table-row table:style-name="ro1">
          <table:table-cell office:value-type="string" calcext:value-type="string">
            <text:p>&lt;a href="https://www.justice.gov/epstein/files/DataSet%2010/EFTA01617928.xlt"&gt;https://www.justice.gov/epstein/files/DataSet%2010/EFTA01617928.xlt&lt;/a&gt;</text:p>
          </table:table-cell>
        </table:table-row>
        <table:table-row table:style-name="ro1">
          <table:table-cell office:value-type="string" calcext:value-type="string">
            <text:p>&lt;a href="https://www.justice.gov/epstein/files/DataSet%2010/EFTA01617928.xltx"&gt;https://www.justice.gov/epstein/files/DataSet%2010/EFTA01617928.xltx&lt;/a&gt;</text:p>
          </table:table-cell>
        </table:table-row>
        <table:table-row table:style-name="ro1">
          <table:table-cell office:value-type="string" calcext:value-type="string">
            <text:p>&lt;a href="https://www.justice.gov/epstein/files/DataSet%2010/EFTA01617928.ods"&gt;https://www.justice.gov/epstein/files/DataSet%2010/EFTA01617928.ods&lt;/a&gt;</text:p>
          </table:table-cell>
        </table:table-row>
        <table:table-row table:style-name="ro1">
          <table:table-cell office:value-type="string" calcext:value-type="string">
            <text:p>&lt;a href="https://www.justice.gov/epstein/files/DataSet%2010/EFTA01617928.csv"&gt;https://www.justice.gov/epstein/files/DataSet%2010/EFTA01617928.csv&lt;/a&gt;</text:p>
          </table:table-cell>
        </table:table-row>
        <table:table-row table:style-name="ro1">
          <table:table-cell office:value-type="string" calcext:value-type="string">
            <text:p>&lt;a href="https://www.justice.gov/epstein/files/DataSet%2010/EFTA01617928.numbers"&gt;https://www.justice.gov/epstein/files/DataSet%2010/EFTA01617928.numbers&lt;/a&gt;</text:p>
          </table:table-cell>
        </table:table-row>
        <table:table-row table:style-name="ro1">
          <table:table-cell office:value-type="string" calcext:value-type="string">
            <text:p>&lt;a href="https://www.justice.gov/epstein/files/DataSet%2010/EFTA01617928.wks"&gt;https://www.justice.gov/epstein/files/DataSet%2010/EFTA01617928.wks&lt;/a&gt;</text:p>
          </table:table-cell>
        </table:table-row>
        <table:table-row table:style-name="ro1">
          <table:table-cell office:value-type="string" calcext:value-type="string">
            <text:p>&lt;a href="https://www.justice.gov/epstein/files/DataSet%2010/EFTA01617929.avi"&gt;https://www.justice.gov/epstein/files/DataSet%2010/EFTA01617929.avi&lt;/a&gt;</text:p>
          </table:table-cell>
        </table:table-row>
        <table:table-row table:style-name="ro1">
          <table:table-cell office:value-type="string" calcext:value-type="string">
            <text:p>&lt;a href="https://www.justice.gov/epstein/files/DataSet%2010/EFTA01617929.mp4"&gt;https://www.justice.gov/epstein/files/DataSet%2010/EFTA01617929.mp4&lt;/a&gt;</text:p>
          </table:table-cell>
        </table:table-row>
        <table:table-row table:style-name="ro1">
          <table:table-cell office:value-type="string" calcext:value-type="string">
            <text:p>&lt;a href="https://www.justice.gov/epstein/files/DataSet%2010/EFTA01617929.mkv"&gt;https://www.justice.gov/epstein/files/DataSet%2010/EFTA01617929.mkv&lt;/a&gt;</text:p>
          </table:table-cell>
        </table:table-row>
        <table:table-row table:style-name="ro1">
          <table:table-cell office:value-type="string" calcext:value-type="string">
            <text:p>&lt;a href="https://www.justice.gov/epstein/files/DataSet%2010/EFTA01617929.mov"&gt;https://www.justice.gov/epstein/files/DataSet%2010/EFTA01617929.mov&lt;/a&gt;</text:p>
          </table:table-cell>
        </table:table-row>
        <table:table-row table:style-name="ro1">
          <table:table-cell office:value-type="string" calcext:value-type="string">
            <text:p>&lt;a href="https://www.justice.gov/epstein/files/DataSet%2010/EFTA01617929.wmv"&gt;https://www.justice.gov/epstein/files/DataSet%2010/EFTA01617929.wmv&lt;/a&gt;</text:p>
          </table:table-cell>
        </table:table-row>
        <table:table-row table:style-name="ro1">
          <table:table-cell office:value-type="string" calcext:value-type="string">
            <text:p>&lt;a href="https://www.justice.gov/epstein/files/DataSet%2010/EFTA01617929.flv"&gt;https://www.justice.gov/epstein/files/DataSet%2010/EFTA01617929.flv&lt;/a&gt;</text:p>
          </table:table-cell>
        </table:table-row>
        <table:table-row table:style-name="ro1">
          <table:table-cell office:value-type="string" calcext:value-type="string">
            <text:p>&lt;a href="https://www.justice.gov/epstein/files/DataSet%2010/EFTA01617929.webm"&gt;https://www.justice.gov/epstein/files/DataSet%2010/EFTA01617929.webm&lt;/a&gt;</text:p>
          </table:table-cell>
        </table:table-row>
        <table:table-row table:style-name="ro1">
          <table:table-cell office:value-type="string" calcext:value-type="string">
            <text:p>&lt;a href="https://www.justice.gov/epstein/files/DataSet%2010/EFTA01617929.mpg"&gt;https://www.justice.gov/epstein/files/DataSet%2010/EFTA01617929.mpg&lt;/a&gt;</text:p>
          </table:table-cell>
        </table:table-row>
        <table:table-row table:style-name="ro1">
          <table:table-cell office:value-type="string" calcext:value-type="string">
            <text:p>&lt;a href="https://www.justice.gov/epstein/files/DataSet%2010/EFTA01617929.mpeg"&gt;https://www.justice.gov/epstein/files/DataSet%2010/EFTA01617929.mpeg&lt;/a&gt;</text:p>
          </table:table-cell>
        </table:table-row>
        <table:table-row table:style-name="ro1">
          <table:table-cell office:value-type="string" calcext:value-type="string">
            <text:p>&lt;a href="https://www.justice.gov/epstein/files/DataSet%2010/EFTA01617929.m4v"&gt;https://www.justice.gov/epstein/files/DataSet%2010/EFTA01617929.m4v&lt;/a&gt;</text:p>
          </table:table-cell>
        </table:table-row>
        <table:table-row table:style-name="ro1">
          <table:table-cell office:value-type="string" calcext:value-type="string">
            <text:p>&lt;a href="https://www.justice.gov/epstein/files/DataSet%2010/EFTA01617929.ogv"&gt;https://www.justice.gov/epstein/files/DataSet%2010/EFTA01617929.ogv&lt;/a&gt;</text:p>
          </table:table-cell>
        </table:table-row>
        <table:table-row table:style-name="ro1">
          <table:table-cell office:value-type="string" calcext:value-type="string">
            <text:p>&lt;a href="https://www.justice.gov/epstein/files/DataSet%2010/EFTA01617929.vob"&gt;https://www.justice.gov/epstein/files/DataSet%2010/EFTA01617929.vob&lt;/a&gt;</text:p>
          </table:table-cell>
        </table:table-row>
        <table:table-row table:style-name="ro1">
          <table:table-cell office:value-type="string" calcext:value-type="string">
            <text:p>&lt;a href="https://www.justice.gov/epstein/files/DataSet%2010/EFTA01617929.3gp"&gt;https://www.justice.gov/epstein/files/DataSet%2010/EFTA01617929.3gp&lt;/a&gt;</text:p>
          </table:table-cell>
        </table:table-row>
        <table:table-row table:style-name="ro1">
          <table:table-cell office:value-type="string" calcext:value-type="string">
            <text:p>&lt;a href="https://www.justice.gov/epstein/files/DataSet%2010/EFTA01617929.ts"&gt;https://www.justice.gov/epstein/files/DataSet%2010/EFTA01617929.ts&lt;/a&gt;</text:p>
          </table:table-cell>
        </table:table-row>
        <table:table-row table:style-name="ro1">
          <table:table-cell office:value-type="string" calcext:value-type="string">
            <text:p>&lt;a href="https://www.justice.gov/epstein/files/DataSet%2010/EFTA01617929.rm"&gt;https://www.justice.gov/epstein/files/DataSet%2010/EFTA01617929.rm&lt;/a&gt;</text:p>
          </table:table-cell>
        </table:table-row>
        <table:table-row table:style-name="ro1">
          <table:table-cell office:value-type="string" calcext:value-type="string">
            <text:p>&lt;a href="https://www.justice.gov/epstein/files/DataSet%2010/EFTA01617929.asf"&gt;https://www.justice.gov/epstein/files/DataSet%2010/EFTA01617929.asf&lt;/a&gt;</text:p>
          </table:table-cell>
        </table:table-row>
        <table:table-row table:style-name="ro1">
          <table:table-cell office:value-type="string" calcext:value-type="string">
            <text:p>&lt;a href="https://www.justice.gov/epstein/files/DataSet%2010/EFTA01617929.mp3"&gt;https://www.justice.gov/epstein/files/DataSet%2010/EFTA01617929.mp3&lt;/a&gt;</text:p>
          </table:table-cell>
        </table:table-row>
        <table:table-row table:style-name="ro1">
          <table:table-cell office:value-type="string" calcext:value-type="string">
            <text:p>&lt;a href="https://www.justice.gov/epstein/files/DataSet%2010/EFTA01617929.wav"&gt;https://www.justice.gov/epstein/files/DataSet%2010/EFTA01617929.wav&lt;/a&gt;</text:p>
          </table:table-cell>
        </table:table-row>
        <table:table-row table:style-name="ro1">
          <table:table-cell office:value-type="string" calcext:value-type="string">
            <text:p>&lt;a href="https://www.justice.gov/epstein/files/DataSet%2010/EFTA01617929.aac"&gt;https://www.justice.gov/epstein/files/DataSet%2010/EFTA01617929.aac&lt;/a&gt;</text:p>
          </table:table-cell>
        </table:table-row>
        <table:table-row table:style-name="ro1">
          <table:table-cell office:value-type="string" calcext:value-type="string">
            <text:p>&lt;a href="https://www.justice.gov/epstein/files/DataSet%2010/EFTA01617929.m4a"&gt;https://www.justice.gov/epstein/files/DataSet%2010/EFTA01617929.m4a&lt;/a&gt;</text:p>
          </table:table-cell>
        </table:table-row>
        <table:table-row table:style-name="ro1">
          <table:table-cell office:value-type="string" calcext:value-type="string">
            <text:p>&lt;a href="https://www.justice.gov/epstein/files/DataSet%2010/EFTA01617929.wma"&gt;https://www.justice.gov/epstein/files/DataSet%2010/EFTA01617929.wma&lt;/a&gt;</text:p>
          </table:table-cell>
        </table:table-row>
        <table:table-row table:style-name="ro1">
          <table:table-cell office:value-type="string" calcext:value-type="string">
            <text:p>&lt;a href="https://www.justice.gov/epstein/files/DataSet%2010/EFTA01617929.ogg"&gt;https://www.justice.gov/epstein/files/DataSet%2010/EFTA01617929.ogg&lt;/a&gt;</text:p>
          </table:table-cell>
        </table:table-row>
        <table:table-row table:style-name="ro1">
          <table:table-cell office:value-type="string" calcext:value-type="string">
            <text:p>&lt;a href="https://www.justice.gov/epstein/files/DataSet%2010/EFTA01617929.flac"&gt;https://www.justice.gov/epstein/files/DataSet%2010/EFTA01617929.flac&lt;/a&gt;</text:p>
          </table:table-cell>
        </table:table-row>
        <table:table-row table:style-name="ro1">
          <table:table-cell office:value-type="string" calcext:value-type="string">
            <text:p>&lt;a href="https://www.justice.gov/epstein/files/DataSet%2010/EFTA01617929.aiff"&gt;https://www.justice.gov/epstein/files/DataSet%2010/EFTA01617929.aiff&lt;/a&gt;</text:p>
          </table:table-cell>
        </table:table-row>
        <table:table-row table:style-name="ro1">
          <table:table-cell office:value-type="string" calcext:value-type="string">
            <text:p>&lt;a href="https://www.justice.gov/epstein/files/DataSet%2010/EFTA01617929.mid"&gt;https://www.justice.gov/epstein/files/DataSet%2010/EFTA01617929.mid&lt;/a&gt;</text:p>
          </table:table-cell>
        </table:table-row>
        <table:table-row table:style-name="ro1">
          <table:table-cell office:value-type="string" calcext:value-type="string">
            <text:p>&lt;a href="https://www.justice.gov/epstein/files/DataSet%2010/EFTA01617929.midi"&gt;https://www.justice.gov/epstein/files/DataSet%2010/EFTA01617929.midi&lt;/a&gt;</text:p>
          </table:table-cell>
        </table:table-row>
        <table:table-row table:style-name="ro1">
          <table:table-cell office:value-type="string" calcext:value-type="string">
            <text:p>&lt;a href="https://www.justice.gov/epstein/files/DataSet%2010/EFTA01617929.amr"&gt;https://www.justice.gov/epstein/files/DataSet%2010/EFTA01617929.amr&lt;/a&gt;</text:p>
          </table:table-cell>
        </table:table-row>
        <table:table-row table:style-name="ro1">
          <table:table-cell office:value-type="string" calcext:value-type="string">
            <text:p>&lt;a href="https://www.justice.gov/epstein/files/DataSet%2010/EFTA01617929.ra"&gt;https://www.justice.gov/epstein/files/DataSet%2010/EFTA01617929.ra&lt;/a&gt;</text:p>
          </table:table-cell>
        </table:table-row>
        <table:table-row table:style-name="ro1">
          <table:table-cell office:value-type="string" calcext:value-type="string">
            <text:p>&lt;a href="https://www.justice.gov/epstein/files/DataSet%2010/EFTA01617929.opus"&gt;https://www.justice.gov/epstein/files/DataSet%2010/EFTA01617929.opus&lt;/a&gt;</text:p>
          </table:table-cell>
        </table:table-row>
        <table:table-row table:style-name="ro1">
          <table:table-cell office:value-type="string" calcext:value-type="string">
            <text:p>&lt;a href="https://www.justice.gov/epstein/files/DataSet%2010/EFTA01617929.jpg"&gt;https://www.justice.gov/epstein/files/DataSet%2010/EFTA01617929.jpg&lt;/a&gt;</text:p>
          </table:table-cell>
        </table:table-row>
        <table:table-row table:style-name="ro1">
          <table:table-cell office:value-type="string" calcext:value-type="string">
            <text:p>&lt;a href="https://www.justice.gov/epstein/files/DataSet%2010/EFTA01617929.jpeg"&gt;https://www.justice.gov/epstein/files/DataSet%2010/EFTA01617929.jpeg&lt;/a&gt;</text:p>
          </table:table-cell>
        </table:table-row>
        <table:table-row table:style-name="ro1">
          <table:table-cell office:value-type="string" calcext:value-type="string">
            <text:p>&lt;a href="https://www.justice.gov/epstein/files/DataSet%2010/EFTA01617929.png"&gt;https://www.justice.gov/epstein/files/DataSet%2010/EFTA01617929.png&lt;/a&gt;</text:p>
          </table:table-cell>
        </table:table-row>
        <table:table-row table:style-name="ro1">
          <table:table-cell office:value-type="string" calcext:value-type="string">
            <text:p>&lt;a href="https://www.justice.gov/epstein/files/DataSet%2010/EFTA01617929.gif"&gt;https://www.justice.gov/epstein/files/DataSet%2010/EFTA01617929.gif&lt;/a&gt;</text:p>
          </table:table-cell>
        </table:table-row>
        <table:table-row table:style-name="ro1">
          <table:table-cell office:value-type="string" calcext:value-type="string">
            <text:p>&lt;a href="https://www.justice.gov/epstein/files/DataSet%2010/EFTA01617929.bmp"&gt;https://www.justice.gov/epstein/files/DataSet%2010/EFTA01617929.bmp&lt;/a&gt;</text:p>
          </table:table-cell>
        </table:table-row>
        <table:table-row table:style-name="ro1">
          <table:table-cell office:value-type="string" calcext:value-type="string">
            <text:p>&lt;a href="https://www.justice.gov/epstein/files/DataSet%2010/EFTA01617929.tif"&gt;https://www.justice.gov/epstein/files/DataSet%2010/EFTA01617929.tif&lt;/a&gt;</text:p>
          </table:table-cell>
        </table:table-row>
        <table:table-row table:style-name="ro1">
          <table:table-cell office:value-type="string" calcext:value-type="string">
            <text:p>&lt;a href="https://www.justice.gov/epstein/files/DataSet%2010/EFTA01617929.tiff"&gt;https://www.justice.gov/epstein/files/DataSet%2010/EFTA01617929.tiff&lt;/a&gt;</text:p>
          </table:table-cell>
        </table:table-row>
        <table:table-row table:style-name="ro1">
          <table:table-cell office:value-type="string" calcext:value-type="string">
            <text:p>&lt;a href="https://www.justice.gov/epstein/files/DataSet%2010/EFTA01617929.webp"&gt;https://www.justice.gov/epstein/files/DataSet%2010/EFTA01617929.webp&lt;/a&gt;</text:p>
          </table:table-cell>
        </table:table-row>
        <table:table-row table:style-name="ro1">
          <table:table-cell office:value-type="string" calcext:value-type="string">
            <text:p>&lt;a href="https://www.justice.gov/epstein/files/DataSet%2010/EFTA01617929.heic"&gt;https://www.justice.gov/epstein/files/DataSet%2010/EFTA01617929.heic&lt;/a&gt;</text:p>
          </table:table-cell>
        </table:table-row>
        <table:table-row table:style-name="ro1">
          <table:table-cell office:value-type="string" calcext:value-type="string">
            <text:p>&lt;a href="https://www.justice.gov/epstein/files/DataSet%2010/EFTA01617929.heif"&gt;https://www.justice.gov/epstein/files/DataSet%2010/EFTA01617929.heif&lt;/a&gt;</text:p>
          </table:table-cell>
        </table:table-row>
        <table:table-row table:style-name="ro1">
          <table:table-cell office:value-type="string" calcext:value-type="string">
            <text:p>&lt;a href="https://www.justice.gov/epstein/files/DataSet%2010/EFTA01617929.psd"&gt;https://www.justice.gov/epstein/files/DataSet%2010/EFTA01617929.psd&lt;/a&gt;</text:p>
          </table:table-cell>
        </table:table-row>
        <table:table-row table:style-name="ro1">
          <table:table-cell office:value-type="string" calcext:value-type="string">
            <text:p>&lt;a href="https://www.justice.gov/epstein/files/DataSet%2010/EFTA01617929.eps"&gt;https://www.justice.gov/epstein/files/DataSet%2010/EFTA01617929.eps&lt;/a&gt;</text:p>
          </table:table-cell>
        </table:table-row>
        <table:table-row table:style-name="ro1">
          <table:table-cell office:value-type="string" calcext:value-type="string">
            <text:p>&lt;a href="https://www.justice.gov/epstein/files/DataSet%2010/EFTA01617929.raw"&gt;https://www.justice.gov/epstein/files/DataSet%2010/EFTA01617929.raw&lt;/a&gt;</text:p>
          </table:table-cell>
        </table:table-row>
        <table:table-row table:style-name="ro1">
          <table:table-cell office:value-type="string" calcext:value-type="string">
            <text:p>&lt;a href="https://www.justice.gov/epstein/files/DataSet%2010/EFTA01617929.svg"&gt;https://www.justice.gov/epstein/files/DataSet%2010/EFTA01617929.svg&lt;/a&gt;</text:p>
          </table:table-cell>
        </table:table-row>
        <table:table-row table:style-name="ro1">
          <table:table-cell office:value-type="string" calcext:value-type="string">
            <text:p>&lt;a href="https://www.justice.gov/epstein/files/DataSet%2010/EFTA01617929.pcx"&gt;https://www.justice.gov/epstein/files/DataSet%2010/EFTA01617929.pcx&lt;/a&gt;</text:p>
          </table:table-cell>
        </table:table-row>
        <table:table-row table:style-name="ro1">
          <table:table-cell office:value-type="string" calcext:value-type="string">
            <text:p>&lt;a href="https://www.justice.gov/epstein/files/DataSet%2010/EFTA01617929.doc"&gt;https://www.justice.gov/epstein/files/DataSet%2010/EFTA01617929.doc&lt;/a&gt;</text:p>
          </table:table-cell>
        </table:table-row>
        <table:table-row table:style-name="ro1">
          <table:table-cell office:value-type="string" calcext:value-type="string">
            <text:p>&lt;a href="https://www.justice.gov/epstein/files/DataSet%2010/EFTA01617929.docx"&gt;https://www.justice.gov/epstein/files/DataSet%2010/EFTA01617929.docx&lt;/a&gt;</text:p>
          </table:table-cell>
        </table:table-row>
        <table:table-row table:style-name="ro1">
          <table:table-cell office:value-type="string" calcext:value-type="string">
            <text:p>&lt;a href="https://www.justice.gov/epstein/files/DataSet%2010/EFTA01617929.docm"&gt;https://www.justice.gov/epstein/files/DataSet%2010/EFTA01617929.docm&lt;/a&gt;</text:p>
          </table:table-cell>
        </table:table-row>
        <table:table-row table:style-name="ro1">
          <table:table-cell office:value-type="string" calcext:value-type="string">
            <text:p>&lt;a href="https://www.justice.gov/epstein/files/DataSet%2010/EFTA01617929.rtf"&gt;https://www.justice.gov/epstein/files/DataSet%2010/EFTA01617929.rtf&lt;/a&gt;</text:p>
          </table:table-cell>
        </table:table-row>
        <table:table-row table:style-name="ro1">
          <table:table-cell office:value-type="string" calcext:value-type="string">
            <text:p>&lt;a href="https://www.justice.gov/epstein/files/DataSet%2010/EFTA01617929.odt"&gt;https://www.justice.gov/epstein/files/DataSet%2010/EFTA01617929.odt&lt;/a&gt;</text:p>
          </table:table-cell>
        </table:table-row>
        <table:table-row table:style-name="ro1">
          <table:table-cell office:value-type="string" calcext:value-type="string">
            <text:p>&lt;a href="https://www.justice.gov/epstein/files/DataSet%2010/EFTA01617929.txt"&gt;https://www.justice.gov/epstein/files/DataSet%2010/EFTA01617929.txt&lt;/a&gt;</text:p>
          </table:table-cell>
        </table:table-row>
        <table:table-row table:style-name="ro1">
          <table:table-cell office:value-type="string" calcext:value-type="string">
            <text:p>&lt;a href="https://www.justice.gov/epstein/files/DataSet%2010/EFTA01617929.wps"&gt;https://www.justice.gov/epstein/files/DataSet%2010/EFTA01617929.wps&lt;/a&gt;</text:p>
          </table:table-cell>
        </table:table-row>
        <table:table-row table:style-name="ro1">
          <table:table-cell office:value-type="string" calcext:value-type="string">
            <text:p>&lt;a href="https://www.justice.gov/epstein/files/DataSet%2010/EFTA01617929.dot"&gt;https://www.justice.gov/epstein/files/DataSet%2010/EFTA01617929.dot&lt;/a&gt;</text:p>
          </table:table-cell>
        </table:table-row>
        <table:table-row table:style-name="ro1">
          <table:table-cell office:value-type="string" calcext:value-type="string">
            <text:p>&lt;a href="https://www.justice.gov/epstein/files/DataSet%2010/EFTA01617929.dotx"&gt;https://www.justice.gov/epstein/files/DataSet%2010/EFTA01617929.dotx&lt;/a&gt;</text:p>
          </table:table-cell>
        </table:table-row>
        <table:table-row table:style-name="ro1">
          <table:table-cell office:value-type="string" calcext:value-type="string">
            <text:p>&lt;a href="https://www.justice.gov/epstein/files/DataSet%2010/EFTA01617929.abw"&gt;https://www.justice.gov/epstein/files/DataSet%2010/EFTA01617929.abw&lt;/a&gt;</text:p>
          </table:table-cell>
        </table:table-row>
        <table:table-row table:style-name="ro1">
          <table:table-cell office:value-type="string" calcext:value-type="string">
            <text:p>&lt;a href="https://www.justice.gov/epstein/files/DataSet%2010/EFTA01617929.ppt"&gt;https://www.justice.gov/epstein/files/DataSet%2010/EFTA01617929.ppt&lt;/a&gt;</text:p>
          </table:table-cell>
        </table:table-row>
        <table:table-row table:style-name="ro1">
          <table:table-cell office:value-type="string" calcext:value-type="string">
            <text:p>&lt;a href="https://www.justice.gov/epstein/files/DataSet%2010/EFTA01617929.pptx"&gt;https://www.justice.gov/epstein/files/DataSet%2010/EFTA01617929.pptx&lt;/a&gt;</text:p>
          </table:table-cell>
        </table:table-row>
        <table:table-row table:style-name="ro1">
          <table:table-cell office:value-type="string" calcext:value-type="string">
            <text:p>&lt;a href="https://www.justice.gov/epstein/files/DataSet%2010/EFTA01617929.pptm"&gt;https://www.justice.gov/epstein/files/DataSet%2010/EFTA01617929.pptm&lt;/a&gt;</text:p>
          </table:table-cell>
        </table:table-row>
        <table:table-row table:style-name="ro1">
          <table:table-cell office:value-type="string" calcext:value-type="string">
            <text:p>&lt;a href="https://www.justice.gov/epstein/files/DataSet%2010/EFTA01617929.pps"&gt;https://www.justice.gov/epstein/files/DataSet%2010/EFTA01617929.pps&lt;/a&gt;</text:p>
          </table:table-cell>
        </table:table-row>
        <table:table-row table:style-name="ro1">
          <table:table-cell office:value-type="string" calcext:value-type="string">
            <text:p>&lt;a href="https://www.justice.gov/epstein/files/DataSet%2010/EFTA01617929.ppsx"&gt;https://www.justice.gov/epstein/files/DataSet%2010/EFTA01617929.ppsx&lt;/a&gt;</text:p>
          </table:table-cell>
        </table:table-row>
        <table:table-row table:style-name="ro1">
          <table:table-cell office:value-type="string" calcext:value-type="string">
            <text:p>&lt;a href="https://www.justice.gov/epstein/files/DataSet%2010/EFTA01617929.pot"&gt;https://www.justice.gov/epstein/files/DataSet%2010/EFTA01617929.pot&lt;/a&gt;</text:p>
          </table:table-cell>
        </table:table-row>
        <table:table-row table:style-name="ro1">
          <table:table-cell office:value-type="string" calcext:value-type="string">
            <text:p>&lt;a href="https://www.justice.gov/epstein/files/DataSet%2010/EFTA01617929.potx"&gt;https://www.justice.gov/epstein/files/DataSet%2010/EFTA01617929.potx&lt;/a&gt;</text:p>
          </table:table-cell>
        </table:table-row>
        <table:table-row table:style-name="ro1">
          <table:table-cell office:value-type="string" calcext:value-type="string">
            <text:p>&lt;a href="https://www.justice.gov/epstein/files/DataSet%2010/EFTA01617929.odp"&gt;https://www.justice.gov/epstein/files/DataSet%2010/EFTA01617929.odp&lt;/a&gt;</text:p>
          </table:table-cell>
        </table:table-row>
        <table:table-row table:style-name="ro1">
          <table:table-cell office:value-type="string" calcext:value-type="string">
            <text:p>&lt;a href="https://www.justice.gov/epstein/files/DataSet%2010/EFTA01617929.key"&gt;https://www.justice.gov/epstein/files/DataSet%2010/EFTA01617929.key&lt;/a&gt;</text:p>
          </table:table-cell>
        </table:table-row>
        <table:table-row table:style-name="ro1">
          <table:table-cell office:value-type="string" calcext:value-type="string">
            <text:p>&lt;a href="https://www.justice.gov/epstein/files/DataSet%2010/EFTA01617929.xls"&gt;https://www.justice.gov/epstein/files/DataSet%2010/EFTA01617929.xls&lt;/a&gt;</text:p>
          </table:table-cell>
        </table:table-row>
        <table:table-row table:style-name="ro1">
          <table:table-cell office:value-type="string" calcext:value-type="string">
            <text:p>&lt;a href="https://www.justice.gov/epstein/files/DataSet%2010/EFTA01617929.xlsx"&gt;https://www.justice.gov/epstein/files/DataSet%2010/EFTA01617929.xlsx&lt;/a&gt;</text:p>
          </table:table-cell>
        </table:table-row>
        <table:table-row table:style-name="ro1">
          <table:table-cell office:value-type="string" calcext:value-type="string">
            <text:p>&lt;a href="https://www.justice.gov/epstein/files/DataSet%2010/EFTA01617929.xlsm"&gt;https://www.justice.gov/epstein/files/DataSet%2010/EFTA01617929.xlsm&lt;/a&gt;</text:p>
          </table:table-cell>
        </table:table-row>
        <table:table-row table:style-name="ro1">
          <table:table-cell office:value-type="string" calcext:value-type="string">
            <text:p>&lt;a href="https://www.justice.gov/epstein/files/DataSet%2010/EFTA01617929.xlt"&gt;https://www.justice.gov/epstein/files/DataSet%2010/EFTA01617929.xlt&lt;/a&gt;</text:p>
          </table:table-cell>
        </table:table-row>
        <table:table-row table:style-name="ro1">
          <table:table-cell office:value-type="string" calcext:value-type="string">
            <text:p>&lt;a href="https://www.justice.gov/epstein/files/DataSet%2010/EFTA01617929.xltx"&gt;https://www.justice.gov/epstein/files/DataSet%2010/EFTA01617929.xltx&lt;/a&gt;</text:p>
          </table:table-cell>
        </table:table-row>
        <table:table-row table:style-name="ro1">
          <table:table-cell office:value-type="string" calcext:value-type="string">
            <text:p>&lt;a href="https://www.justice.gov/epstein/files/DataSet%2010/EFTA01617929.ods"&gt;https://www.justice.gov/epstein/files/DataSet%2010/EFTA01617929.ods&lt;/a&gt;</text:p>
          </table:table-cell>
        </table:table-row>
        <table:table-row table:style-name="ro1">
          <table:table-cell office:value-type="string" calcext:value-type="string">
            <text:p>&lt;a href="https://www.justice.gov/epstein/files/DataSet%2010/EFTA01617929.csv"&gt;https://www.justice.gov/epstein/files/DataSet%2010/EFTA01617929.csv&lt;/a&gt;</text:p>
          </table:table-cell>
        </table:table-row>
        <table:table-row table:style-name="ro1">
          <table:table-cell office:value-type="string" calcext:value-type="string">
            <text:p>&lt;a href="https://www.justice.gov/epstein/files/DataSet%2010/EFTA01617929.numbers"&gt;https://www.justice.gov/epstein/files/DataSet%2010/EFTA01617929.numbers&lt;/a&gt;</text:p>
          </table:table-cell>
        </table:table-row>
        <table:table-row table:style-name="ro1">
          <table:table-cell office:value-type="string" calcext:value-type="string">
            <text:p>&lt;a href="https://www.justice.gov/epstein/files/DataSet%2010/EFTA01617929.wks"&gt;https://www.justice.gov/epstein/files/DataSet%2010/EFTA01617929.wks&lt;/a&gt;</text:p>
          </table:table-cell>
        </table:table-row>
        <table:table-row table:style-name="ro1">
          <table:table-cell office:value-type="string" calcext:value-type="string">
            <text:p>&lt;a href="https://www.justice.gov/epstein/files/DataSet%2010/EFTA01617931.avi"&gt;https://www.justice.gov/epstein/files/DataSet%2010/EFTA01617931.avi&lt;/a&gt;</text:p>
          </table:table-cell>
        </table:table-row>
        <table:table-row table:style-name="ro1">
          <table:table-cell office:value-type="string" calcext:value-type="string">
            <text:p>&lt;a href="https://www.justice.gov/epstein/files/DataSet%2010/EFTA01617931.mp4"&gt;https://www.justice.gov/epstein/files/DataSet%2010/EFTA01617931.mp4&lt;/a&gt;</text:p>
          </table:table-cell>
        </table:table-row>
        <table:table-row table:style-name="ro1">
          <table:table-cell office:value-type="string" calcext:value-type="string">
            <text:p>&lt;a href="https://www.justice.gov/epstein/files/DataSet%2010/EFTA01617931.mkv"&gt;https://www.justice.gov/epstein/files/DataSet%2010/EFTA01617931.mkv&lt;/a&gt;</text:p>
          </table:table-cell>
        </table:table-row>
        <table:table-row table:style-name="ro1">
          <table:table-cell office:value-type="string" calcext:value-type="string">
            <text:p>&lt;a href="https://www.justice.gov/epstein/files/DataSet%2010/EFTA01617931.mov"&gt;https://www.justice.gov/epstein/files/DataSet%2010/EFTA01617931.mov&lt;/a&gt;</text:p>
          </table:table-cell>
        </table:table-row>
        <table:table-row table:style-name="ro1">
          <table:table-cell office:value-type="string" calcext:value-type="string">
            <text:p>&lt;a href="https://www.justice.gov/epstein/files/DataSet%2010/EFTA01617931.wmv"&gt;https://www.justice.gov/epstein/files/DataSet%2010/EFTA01617931.wmv&lt;/a&gt;</text:p>
          </table:table-cell>
        </table:table-row>
        <table:table-row table:style-name="ro1">
          <table:table-cell office:value-type="string" calcext:value-type="string">
            <text:p>&lt;a href="https://www.justice.gov/epstein/files/DataSet%2010/EFTA01617931.flv"&gt;https://www.justice.gov/epstein/files/DataSet%2010/EFTA01617931.flv&lt;/a&gt;</text:p>
          </table:table-cell>
        </table:table-row>
        <table:table-row table:style-name="ro1">
          <table:table-cell office:value-type="string" calcext:value-type="string">
            <text:p>&lt;a href="https://www.justice.gov/epstein/files/DataSet%2010/EFTA01617931.webm"&gt;https://www.justice.gov/epstein/files/DataSet%2010/EFTA01617931.webm&lt;/a&gt;</text:p>
          </table:table-cell>
        </table:table-row>
        <table:table-row table:style-name="ro1">
          <table:table-cell office:value-type="string" calcext:value-type="string">
            <text:p>&lt;a href="https://www.justice.gov/epstein/files/DataSet%2010/EFTA01617931.mpg"&gt;https://www.justice.gov/epstein/files/DataSet%2010/EFTA01617931.mpg&lt;/a&gt;</text:p>
          </table:table-cell>
        </table:table-row>
        <table:table-row table:style-name="ro1">
          <table:table-cell office:value-type="string" calcext:value-type="string">
            <text:p>&lt;a href="https://www.justice.gov/epstein/files/DataSet%2010/EFTA01617931.mpeg"&gt;https://www.justice.gov/epstein/files/DataSet%2010/EFTA01617931.mpeg&lt;/a&gt;</text:p>
          </table:table-cell>
        </table:table-row>
        <table:table-row table:style-name="ro1">
          <table:table-cell office:value-type="string" calcext:value-type="string">
            <text:p>&lt;a href="https://www.justice.gov/epstein/files/DataSet%2010/EFTA01617931.m4v"&gt;https://www.justice.gov/epstein/files/DataSet%2010/EFTA01617931.m4v&lt;/a&gt;</text:p>
          </table:table-cell>
        </table:table-row>
        <table:table-row table:style-name="ro1">
          <table:table-cell office:value-type="string" calcext:value-type="string">
            <text:p>&lt;a href="https://www.justice.gov/epstein/files/DataSet%2010/EFTA01617931.ogv"&gt;https://www.justice.gov/epstein/files/DataSet%2010/EFTA01617931.ogv&lt;/a&gt;</text:p>
          </table:table-cell>
        </table:table-row>
        <table:table-row table:style-name="ro1">
          <table:table-cell office:value-type="string" calcext:value-type="string">
            <text:p>&lt;a href="https://www.justice.gov/epstein/files/DataSet%2010/EFTA01617931.vob"&gt;https://www.justice.gov/epstein/files/DataSet%2010/EFTA01617931.vob&lt;/a&gt;</text:p>
          </table:table-cell>
        </table:table-row>
        <table:table-row table:style-name="ro1">
          <table:table-cell office:value-type="string" calcext:value-type="string">
            <text:p>&lt;a href="https://www.justice.gov/epstein/files/DataSet%2010/EFTA01617931.3gp"&gt;https://www.justice.gov/epstein/files/DataSet%2010/EFTA01617931.3gp&lt;/a&gt;</text:p>
          </table:table-cell>
        </table:table-row>
        <table:table-row table:style-name="ro1">
          <table:table-cell office:value-type="string" calcext:value-type="string">
            <text:p>&lt;a href="https://www.justice.gov/epstein/files/DataSet%2010/EFTA01617931.ts"&gt;https://www.justice.gov/epstein/files/DataSet%2010/EFTA01617931.ts&lt;/a&gt;</text:p>
          </table:table-cell>
        </table:table-row>
        <table:table-row table:style-name="ro1">
          <table:table-cell office:value-type="string" calcext:value-type="string">
            <text:p>&lt;a href="https://www.justice.gov/epstein/files/DataSet%2010/EFTA01617931.rm"&gt;https://www.justice.gov/epstein/files/DataSet%2010/EFTA01617931.rm&lt;/a&gt;</text:p>
          </table:table-cell>
        </table:table-row>
        <table:table-row table:style-name="ro1">
          <table:table-cell office:value-type="string" calcext:value-type="string">
            <text:p>&lt;a href="https://www.justice.gov/epstein/files/DataSet%2010/EFTA01617931.asf"&gt;https://www.justice.gov/epstein/files/DataSet%2010/EFTA01617931.asf&lt;/a&gt;</text:p>
          </table:table-cell>
        </table:table-row>
        <table:table-row table:style-name="ro1">
          <table:table-cell office:value-type="string" calcext:value-type="string">
            <text:p>&lt;a href="https://www.justice.gov/epstein/files/DataSet%2010/EFTA01617931.mp3"&gt;https://www.justice.gov/epstein/files/DataSet%2010/EFTA01617931.mp3&lt;/a&gt;</text:p>
          </table:table-cell>
        </table:table-row>
        <table:table-row table:style-name="ro1">
          <table:table-cell office:value-type="string" calcext:value-type="string">
            <text:p>&lt;a href="https://www.justice.gov/epstein/files/DataSet%2010/EFTA01617931.wav"&gt;https://www.justice.gov/epstein/files/DataSet%2010/EFTA01617931.wav&lt;/a&gt;</text:p>
          </table:table-cell>
        </table:table-row>
        <table:table-row table:style-name="ro1">
          <table:table-cell office:value-type="string" calcext:value-type="string">
            <text:p>&lt;a href="https://www.justice.gov/epstein/files/DataSet%2010/EFTA01617931.aac"&gt;https://www.justice.gov/epstein/files/DataSet%2010/EFTA01617931.aac&lt;/a&gt;</text:p>
          </table:table-cell>
        </table:table-row>
        <table:table-row table:style-name="ro1">
          <table:table-cell office:value-type="string" calcext:value-type="string">
            <text:p>&lt;a href="https://www.justice.gov/epstein/files/DataSet%2010/EFTA01617931.m4a"&gt;https://www.justice.gov/epstein/files/DataSet%2010/EFTA01617931.m4a&lt;/a&gt;</text:p>
          </table:table-cell>
        </table:table-row>
        <table:table-row table:style-name="ro1">
          <table:table-cell office:value-type="string" calcext:value-type="string">
            <text:p>&lt;a href="https://www.justice.gov/epstein/files/DataSet%2010/EFTA01617931.wma"&gt;https://www.justice.gov/epstein/files/DataSet%2010/EFTA01617931.wma&lt;/a&gt;</text:p>
          </table:table-cell>
        </table:table-row>
        <table:table-row table:style-name="ro1">
          <table:table-cell office:value-type="string" calcext:value-type="string">
            <text:p>&lt;a href="https://www.justice.gov/epstein/files/DataSet%2010/EFTA01617931.ogg"&gt;https://www.justice.gov/epstein/files/DataSet%2010/EFTA01617931.ogg&lt;/a&gt;</text:p>
          </table:table-cell>
        </table:table-row>
        <table:table-row table:style-name="ro1">
          <table:table-cell office:value-type="string" calcext:value-type="string">
            <text:p>&lt;a href="https://www.justice.gov/epstein/files/DataSet%2010/EFTA01617931.flac"&gt;https://www.justice.gov/epstein/files/DataSet%2010/EFTA01617931.flac&lt;/a&gt;</text:p>
          </table:table-cell>
        </table:table-row>
        <table:table-row table:style-name="ro1">
          <table:table-cell office:value-type="string" calcext:value-type="string">
            <text:p>&lt;a href="https://www.justice.gov/epstein/files/DataSet%2010/EFTA01617931.aiff"&gt;https://www.justice.gov/epstein/files/DataSet%2010/EFTA01617931.aiff&lt;/a&gt;</text:p>
          </table:table-cell>
        </table:table-row>
        <table:table-row table:style-name="ro1">
          <table:table-cell office:value-type="string" calcext:value-type="string">
            <text:p>&lt;a href="https://www.justice.gov/epstein/files/DataSet%2010/EFTA01617931.mid"&gt;https://www.justice.gov/epstein/files/DataSet%2010/EFTA01617931.mid&lt;/a&gt;</text:p>
          </table:table-cell>
        </table:table-row>
        <table:table-row table:style-name="ro1">
          <table:table-cell office:value-type="string" calcext:value-type="string">
            <text:p>&lt;a href="https://www.justice.gov/epstein/files/DataSet%2010/EFTA01617931.midi"&gt;https://www.justice.gov/epstein/files/DataSet%2010/EFTA01617931.midi&lt;/a&gt;</text:p>
          </table:table-cell>
        </table:table-row>
        <table:table-row table:style-name="ro1">
          <table:table-cell office:value-type="string" calcext:value-type="string">
            <text:p>&lt;a href="https://www.justice.gov/epstein/files/DataSet%2010/EFTA01617931.amr"&gt;https://www.justice.gov/epstein/files/DataSet%2010/EFTA01617931.amr&lt;/a&gt;</text:p>
          </table:table-cell>
        </table:table-row>
        <table:table-row table:style-name="ro1">
          <table:table-cell office:value-type="string" calcext:value-type="string">
            <text:p>&lt;a href="https://www.justice.gov/epstein/files/DataSet%2010/EFTA01617931.ra"&gt;https://www.justice.gov/epstein/files/DataSet%2010/EFTA01617931.ra&lt;/a&gt;</text:p>
          </table:table-cell>
        </table:table-row>
        <table:table-row table:style-name="ro1">
          <table:table-cell office:value-type="string" calcext:value-type="string">
            <text:p>&lt;a href="https://www.justice.gov/epstein/files/DataSet%2010/EFTA01617931.opus"&gt;https://www.justice.gov/epstein/files/DataSet%2010/EFTA01617931.opus&lt;/a&gt;</text:p>
          </table:table-cell>
        </table:table-row>
        <table:table-row table:style-name="ro1">
          <table:table-cell office:value-type="string" calcext:value-type="string">
            <text:p>&lt;a href="https://www.justice.gov/epstein/files/DataSet%2010/EFTA01617931.jpg"&gt;https://www.justice.gov/epstein/files/DataSet%2010/EFTA01617931.jpg&lt;/a&gt;</text:p>
          </table:table-cell>
        </table:table-row>
        <table:table-row table:style-name="ro1">
          <table:table-cell office:value-type="string" calcext:value-type="string">
            <text:p>&lt;a href="https://www.justice.gov/epstein/files/DataSet%2010/EFTA01617931.jpeg"&gt;https://www.justice.gov/epstein/files/DataSet%2010/EFTA01617931.jpeg&lt;/a&gt;</text:p>
          </table:table-cell>
        </table:table-row>
        <table:table-row table:style-name="ro1">
          <table:table-cell office:value-type="string" calcext:value-type="string">
            <text:p>&lt;a href="https://www.justice.gov/epstein/files/DataSet%2010/EFTA01617931.png"&gt;https://www.justice.gov/epstein/files/DataSet%2010/EFTA01617931.png&lt;/a&gt;</text:p>
          </table:table-cell>
        </table:table-row>
        <table:table-row table:style-name="ro1">
          <table:table-cell office:value-type="string" calcext:value-type="string">
            <text:p>&lt;a href="https://www.justice.gov/epstein/files/DataSet%2010/EFTA01617931.gif"&gt;https://www.justice.gov/epstein/files/DataSet%2010/EFTA01617931.gif&lt;/a&gt;</text:p>
          </table:table-cell>
        </table:table-row>
        <table:table-row table:style-name="ro1">
          <table:table-cell office:value-type="string" calcext:value-type="string">
            <text:p>&lt;a href="https://www.justice.gov/epstein/files/DataSet%2010/EFTA01617931.bmp"&gt;https://www.justice.gov/epstein/files/DataSet%2010/EFTA01617931.bmp&lt;/a&gt;</text:p>
          </table:table-cell>
        </table:table-row>
        <table:table-row table:style-name="ro1">
          <table:table-cell office:value-type="string" calcext:value-type="string">
            <text:p>&lt;a href="https://www.justice.gov/epstein/files/DataSet%2010/EFTA01617931.tif"&gt;https://www.justice.gov/epstein/files/DataSet%2010/EFTA01617931.tif&lt;/a&gt;</text:p>
          </table:table-cell>
        </table:table-row>
        <table:table-row table:style-name="ro1">
          <table:table-cell office:value-type="string" calcext:value-type="string">
            <text:p>&lt;a href="https://www.justice.gov/epstein/files/DataSet%2010/EFTA01617931.tiff"&gt;https://www.justice.gov/epstein/files/DataSet%2010/EFTA01617931.tiff&lt;/a&gt;</text:p>
          </table:table-cell>
        </table:table-row>
        <table:table-row table:style-name="ro1">
          <table:table-cell office:value-type="string" calcext:value-type="string">
            <text:p>&lt;a href="https://www.justice.gov/epstein/files/DataSet%2010/EFTA01617931.webp"&gt;https://www.justice.gov/epstein/files/DataSet%2010/EFTA01617931.webp&lt;/a&gt;</text:p>
          </table:table-cell>
        </table:table-row>
        <table:table-row table:style-name="ro1">
          <table:table-cell office:value-type="string" calcext:value-type="string">
            <text:p>&lt;a href="https://www.justice.gov/epstein/files/DataSet%2010/EFTA01617931.heic"&gt;https://www.justice.gov/epstein/files/DataSet%2010/EFTA01617931.heic&lt;/a&gt;</text:p>
          </table:table-cell>
        </table:table-row>
        <table:table-row table:style-name="ro1">
          <table:table-cell office:value-type="string" calcext:value-type="string">
            <text:p>&lt;a href="https://www.justice.gov/epstein/files/DataSet%2010/EFTA01617931.heif"&gt;https://www.justice.gov/epstein/files/DataSet%2010/EFTA01617931.heif&lt;/a&gt;</text:p>
          </table:table-cell>
        </table:table-row>
        <table:table-row table:style-name="ro1">
          <table:table-cell office:value-type="string" calcext:value-type="string">
            <text:p>&lt;a href="https://www.justice.gov/epstein/files/DataSet%2010/EFTA01617931.psd"&gt;https://www.justice.gov/epstein/files/DataSet%2010/EFTA01617931.psd&lt;/a&gt;</text:p>
          </table:table-cell>
        </table:table-row>
        <table:table-row table:style-name="ro1">
          <table:table-cell office:value-type="string" calcext:value-type="string">
            <text:p>&lt;a href="https://www.justice.gov/epstein/files/DataSet%2010/EFTA01617931.eps"&gt;https://www.justice.gov/epstein/files/DataSet%2010/EFTA01617931.eps&lt;/a&gt;</text:p>
          </table:table-cell>
        </table:table-row>
        <table:table-row table:style-name="ro1">
          <table:table-cell office:value-type="string" calcext:value-type="string">
            <text:p>&lt;a href="https://www.justice.gov/epstein/files/DataSet%2010/EFTA01617931.raw"&gt;https://www.justice.gov/epstein/files/DataSet%2010/EFTA01617931.raw&lt;/a&gt;</text:p>
          </table:table-cell>
        </table:table-row>
        <table:table-row table:style-name="ro1">
          <table:table-cell office:value-type="string" calcext:value-type="string">
            <text:p>&lt;a href="https://www.justice.gov/epstein/files/DataSet%2010/EFTA01617931.svg"&gt;https://www.justice.gov/epstein/files/DataSet%2010/EFTA01617931.svg&lt;/a&gt;</text:p>
          </table:table-cell>
        </table:table-row>
        <table:table-row table:style-name="ro1">
          <table:table-cell office:value-type="string" calcext:value-type="string">
            <text:p>&lt;a href="https://www.justice.gov/epstein/files/DataSet%2010/EFTA01617931.pcx"&gt;https://www.justice.gov/epstein/files/DataSet%2010/EFTA01617931.pcx&lt;/a&gt;</text:p>
          </table:table-cell>
        </table:table-row>
        <table:table-row table:style-name="ro1">
          <table:table-cell office:value-type="string" calcext:value-type="string">
            <text:p>&lt;a href="https://www.justice.gov/epstein/files/DataSet%2010/EFTA01617931.doc"&gt;https://www.justice.gov/epstein/files/DataSet%2010/EFTA01617931.doc&lt;/a&gt;</text:p>
          </table:table-cell>
        </table:table-row>
        <table:table-row table:style-name="ro1">
          <table:table-cell office:value-type="string" calcext:value-type="string">
            <text:p>&lt;a href="https://www.justice.gov/epstein/files/DataSet%2010/EFTA01617931.docx"&gt;https://www.justice.gov/epstein/files/DataSet%2010/EFTA01617931.docx&lt;/a&gt;</text:p>
          </table:table-cell>
        </table:table-row>
        <table:table-row table:style-name="ro1">
          <table:table-cell office:value-type="string" calcext:value-type="string">
            <text:p>&lt;a href="https://www.justice.gov/epstein/files/DataSet%2010/EFTA01617931.docm"&gt;https://www.justice.gov/epstein/files/DataSet%2010/EFTA01617931.docm&lt;/a&gt;</text:p>
          </table:table-cell>
        </table:table-row>
        <table:table-row table:style-name="ro1">
          <table:table-cell office:value-type="string" calcext:value-type="string">
            <text:p>&lt;a href="https://www.justice.gov/epstein/files/DataSet%2010/EFTA01617931.rtf"&gt;https://www.justice.gov/epstein/files/DataSet%2010/EFTA01617931.rtf&lt;/a&gt;</text:p>
          </table:table-cell>
        </table:table-row>
        <table:table-row table:style-name="ro1">
          <table:table-cell office:value-type="string" calcext:value-type="string">
            <text:p>&lt;a href="https://www.justice.gov/epstein/files/DataSet%2010/EFTA01617931.odt"&gt;https://www.justice.gov/epstein/files/DataSet%2010/EFTA01617931.odt&lt;/a&gt;</text:p>
          </table:table-cell>
        </table:table-row>
        <table:table-row table:style-name="ro1">
          <table:table-cell office:value-type="string" calcext:value-type="string">
            <text:p>&lt;a href="https://www.justice.gov/epstein/files/DataSet%2010/EFTA01617931.txt"&gt;https://www.justice.gov/epstein/files/DataSet%2010/EFTA01617931.txt&lt;/a&gt;</text:p>
          </table:table-cell>
        </table:table-row>
        <table:table-row table:style-name="ro1">
          <table:table-cell office:value-type="string" calcext:value-type="string">
            <text:p>&lt;a href="https://www.justice.gov/epstein/files/DataSet%2010/EFTA01617931.wps"&gt;https://www.justice.gov/epstein/files/DataSet%2010/EFTA01617931.wps&lt;/a&gt;</text:p>
          </table:table-cell>
        </table:table-row>
        <table:table-row table:style-name="ro1">
          <table:table-cell office:value-type="string" calcext:value-type="string">
            <text:p>&lt;a href="https://www.justice.gov/epstein/files/DataSet%2010/EFTA01617931.dot"&gt;https://www.justice.gov/epstein/files/DataSet%2010/EFTA01617931.dot&lt;/a&gt;</text:p>
          </table:table-cell>
        </table:table-row>
        <table:table-row table:style-name="ro1">
          <table:table-cell office:value-type="string" calcext:value-type="string">
            <text:p>&lt;a href="https://www.justice.gov/epstein/files/DataSet%2010/EFTA01617931.dotx"&gt;https://www.justice.gov/epstein/files/DataSet%2010/EFTA01617931.dotx&lt;/a&gt;</text:p>
          </table:table-cell>
        </table:table-row>
        <table:table-row table:style-name="ro1">
          <table:table-cell office:value-type="string" calcext:value-type="string">
            <text:p>&lt;a href="https://www.justice.gov/epstein/files/DataSet%2010/EFTA01617931.abw"&gt;https://www.justice.gov/epstein/files/DataSet%2010/EFTA01617931.abw&lt;/a&gt;</text:p>
          </table:table-cell>
        </table:table-row>
        <table:table-row table:style-name="ro1">
          <table:table-cell office:value-type="string" calcext:value-type="string">
            <text:p>&lt;a href="https://www.justice.gov/epstein/files/DataSet%2010/EFTA01617931.ppt"&gt;https://www.justice.gov/epstein/files/DataSet%2010/EFTA01617931.ppt&lt;/a&gt;</text:p>
          </table:table-cell>
        </table:table-row>
        <table:table-row table:style-name="ro1">
          <table:table-cell office:value-type="string" calcext:value-type="string">
            <text:p>&lt;a href="https://www.justice.gov/epstein/files/DataSet%2010/EFTA01617931.pptx"&gt;https://www.justice.gov/epstein/files/DataSet%2010/EFTA01617931.pptx&lt;/a&gt;</text:p>
          </table:table-cell>
        </table:table-row>
        <table:table-row table:style-name="ro1">
          <table:table-cell office:value-type="string" calcext:value-type="string">
            <text:p>&lt;a href="https://www.justice.gov/epstein/files/DataSet%2010/EFTA01617931.pptm"&gt;https://www.justice.gov/epstein/files/DataSet%2010/EFTA01617931.pptm&lt;/a&gt;</text:p>
          </table:table-cell>
        </table:table-row>
        <table:table-row table:style-name="ro1">
          <table:table-cell office:value-type="string" calcext:value-type="string">
            <text:p>&lt;a href="https://www.justice.gov/epstein/files/DataSet%2010/EFTA01617931.pps"&gt;https://www.justice.gov/epstein/files/DataSet%2010/EFTA01617931.pps&lt;/a&gt;</text:p>
          </table:table-cell>
        </table:table-row>
        <table:table-row table:style-name="ro1">
          <table:table-cell office:value-type="string" calcext:value-type="string">
            <text:p>&lt;a href="https://www.justice.gov/epstein/files/DataSet%2010/EFTA01617931.ppsx"&gt;https://www.justice.gov/epstein/files/DataSet%2010/EFTA01617931.ppsx&lt;/a&gt;</text:p>
          </table:table-cell>
        </table:table-row>
        <table:table-row table:style-name="ro1">
          <table:table-cell office:value-type="string" calcext:value-type="string">
            <text:p>&lt;a href="https://www.justice.gov/epstein/files/DataSet%2010/EFTA01617931.pot"&gt;https://www.justice.gov/epstein/files/DataSet%2010/EFTA01617931.pot&lt;/a&gt;</text:p>
          </table:table-cell>
        </table:table-row>
        <table:table-row table:style-name="ro1">
          <table:table-cell office:value-type="string" calcext:value-type="string">
            <text:p>&lt;a href="https://www.justice.gov/epstein/files/DataSet%2010/EFTA01617931.potx"&gt;https://www.justice.gov/epstein/files/DataSet%2010/EFTA01617931.potx&lt;/a&gt;</text:p>
          </table:table-cell>
        </table:table-row>
        <table:table-row table:style-name="ro1">
          <table:table-cell office:value-type="string" calcext:value-type="string">
            <text:p>&lt;a href="https://www.justice.gov/epstein/files/DataSet%2010/EFTA01617931.odp"&gt;https://www.justice.gov/epstein/files/DataSet%2010/EFTA01617931.odp&lt;/a&gt;</text:p>
          </table:table-cell>
        </table:table-row>
        <table:table-row table:style-name="ro1">
          <table:table-cell office:value-type="string" calcext:value-type="string">
            <text:p>&lt;a href="https://www.justice.gov/epstein/files/DataSet%2010/EFTA01617931.key"&gt;https://www.justice.gov/epstein/files/DataSet%2010/EFTA01617931.key&lt;/a&gt;</text:p>
          </table:table-cell>
        </table:table-row>
        <table:table-row table:style-name="ro1">
          <table:table-cell office:value-type="string" calcext:value-type="string">
            <text:p>&lt;a href="https://www.justice.gov/epstein/files/DataSet%2010/EFTA01617931.xls"&gt;https://www.justice.gov/epstein/files/DataSet%2010/EFTA01617931.xls&lt;/a&gt;</text:p>
          </table:table-cell>
        </table:table-row>
        <table:table-row table:style-name="ro1">
          <table:table-cell office:value-type="string" calcext:value-type="string">
            <text:p>&lt;a href="https://www.justice.gov/epstein/files/DataSet%2010/EFTA01617931.xlsx"&gt;https://www.justice.gov/epstein/files/DataSet%2010/EFTA01617931.xlsx&lt;/a&gt;</text:p>
          </table:table-cell>
        </table:table-row>
        <table:table-row table:style-name="ro1">
          <table:table-cell office:value-type="string" calcext:value-type="string">
            <text:p>&lt;a href="https://www.justice.gov/epstein/files/DataSet%2010/EFTA01617931.xlsm"&gt;https://www.justice.gov/epstein/files/DataSet%2010/EFTA01617931.xlsm&lt;/a&gt;</text:p>
          </table:table-cell>
        </table:table-row>
        <table:table-row table:style-name="ro1">
          <table:table-cell office:value-type="string" calcext:value-type="string">
            <text:p>&lt;a href="https://www.justice.gov/epstein/files/DataSet%2010/EFTA01617931.xlt"&gt;https://www.justice.gov/epstein/files/DataSet%2010/EFTA01617931.xlt&lt;/a&gt;</text:p>
          </table:table-cell>
        </table:table-row>
        <table:table-row table:style-name="ro1">
          <table:table-cell office:value-type="string" calcext:value-type="string">
            <text:p>&lt;a href="https://www.justice.gov/epstein/files/DataSet%2010/EFTA01617931.xltx"&gt;https://www.justice.gov/epstein/files/DataSet%2010/EFTA01617931.xltx&lt;/a&gt;</text:p>
          </table:table-cell>
        </table:table-row>
        <table:table-row table:style-name="ro1">
          <table:table-cell office:value-type="string" calcext:value-type="string">
            <text:p>&lt;a href="https://www.justice.gov/epstein/files/DataSet%2010/EFTA01617931.ods"&gt;https://www.justice.gov/epstein/files/DataSet%2010/EFTA01617931.ods&lt;/a&gt;</text:p>
          </table:table-cell>
        </table:table-row>
        <table:table-row table:style-name="ro1">
          <table:table-cell office:value-type="string" calcext:value-type="string">
            <text:p>&lt;a href="https://www.justice.gov/epstein/files/DataSet%2010/EFTA01617931.csv"&gt;https://www.justice.gov/epstein/files/DataSet%2010/EFTA01617931.csv&lt;/a&gt;</text:p>
          </table:table-cell>
        </table:table-row>
        <table:table-row table:style-name="ro1">
          <table:table-cell office:value-type="string" calcext:value-type="string">
            <text:p>&lt;a href="https://www.justice.gov/epstein/files/DataSet%2010/EFTA01617931.numbers"&gt;https://www.justice.gov/epstein/files/DataSet%2010/EFTA01617931.numbers&lt;/a&gt;</text:p>
          </table:table-cell>
        </table:table-row>
        <table:table-row table:style-name="ro1">
          <table:table-cell office:value-type="string" calcext:value-type="string">
            <text:p>&lt;a href="https://www.justice.gov/epstein/files/DataSet%2010/EFTA01617931.wks"&gt;https://www.justice.gov/epstein/files/DataSet%2010/EFTA01617931.wks&lt;/a&gt;</text:p>
          </table:table-cell>
        </table:table-row>
        <table:table-row table:style-name="ro1">
          <table:table-cell office:value-type="string" calcext:value-type="string">
            <text:p>&lt;a href="https://www.justice.gov/epstein/files/DataSet%2010/EFTA01617940.avi"&gt;https://www.justice.gov/epstein/files/DataSet%2010/EFTA01617940.avi&lt;/a&gt;</text:p>
          </table:table-cell>
        </table:table-row>
        <table:table-row table:style-name="ro1">
          <table:table-cell office:value-type="string" calcext:value-type="string">
            <text:p>&lt;a href="https://www.justice.gov/epstein/files/DataSet%2010/EFTA01617940.mp4"&gt;https://www.justice.gov/epstein/files/DataSet%2010/EFTA01617940.mp4&lt;/a&gt;</text:p>
          </table:table-cell>
        </table:table-row>
        <table:table-row table:style-name="ro1">
          <table:table-cell office:value-type="string" calcext:value-type="string">
            <text:p>&lt;a href="https://www.justice.gov/epstein/files/DataSet%2010/EFTA01617940.mkv"&gt;https://www.justice.gov/epstein/files/DataSet%2010/EFTA01617940.mkv&lt;/a&gt;</text:p>
          </table:table-cell>
        </table:table-row>
        <table:table-row table:style-name="ro1">
          <table:table-cell office:value-type="string" calcext:value-type="string">
            <text:p>&lt;a href="https://www.justice.gov/epstein/files/DataSet%2010/EFTA01617940.mov"&gt;https://www.justice.gov/epstein/files/DataSet%2010/EFTA01617940.mov&lt;/a&gt;</text:p>
          </table:table-cell>
        </table:table-row>
        <table:table-row table:style-name="ro1">
          <table:table-cell office:value-type="string" calcext:value-type="string">
            <text:p>&lt;a href="https://www.justice.gov/epstein/files/DataSet%2010/EFTA01617940.wmv"&gt;https://www.justice.gov/epstein/files/DataSet%2010/EFTA01617940.wmv&lt;/a&gt;</text:p>
          </table:table-cell>
        </table:table-row>
        <table:table-row table:style-name="ro1">
          <table:table-cell office:value-type="string" calcext:value-type="string">
            <text:p>&lt;a href="https://www.justice.gov/epstein/files/DataSet%2010/EFTA01617940.flv"&gt;https://www.justice.gov/epstein/files/DataSet%2010/EFTA01617940.flv&lt;/a&gt;</text:p>
          </table:table-cell>
        </table:table-row>
        <table:table-row table:style-name="ro1">
          <table:table-cell office:value-type="string" calcext:value-type="string">
            <text:p>&lt;a href="https://www.justice.gov/epstein/files/DataSet%2010/EFTA01617940.webm"&gt;https://www.justice.gov/epstein/files/DataSet%2010/EFTA01617940.webm&lt;/a&gt;</text:p>
          </table:table-cell>
        </table:table-row>
        <table:table-row table:style-name="ro1">
          <table:table-cell office:value-type="string" calcext:value-type="string">
            <text:p>&lt;a href="https://www.justice.gov/epstein/files/DataSet%2010/EFTA01617940.mpg"&gt;https://www.justice.gov/epstein/files/DataSet%2010/EFTA01617940.mpg&lt;/a&gt;</text:p>
          </table:table-cell>
        </table:table-row>
        <table:table-row table:style-name="ro1">
          <table:table-cell office:value-type="string" calcext:value-type="string">
            <text:p>&lt;a href="https://www.justice.gov/epstein/files/DataSet%2010/EFTA01617940.mpeg"&gt;https://www.justice.gov/epstein/files/DataSet%2010/EFTA01617940.mpeg&lt;/a&gt;</text:p>
          </table:table-cell>
        </table:table-row>
        <table:table-row table:style-name="ro1">
          <table:table-cell office:value-type="string" calcext:value-type="string">
            <text:p>&lt;a href="https://www.justice.gov/epstein/files/DataSet%2010/EFTA01617940.m4v"&gt;https://www.justice.gov/epstein/files/DataSet%2010/EFTA01617940.m4v&lt;/a&gt;</text:p>
          </table:table-cell>
        </table:table-row>
        <table:table-row table:style-name="ro1">
          <table:table-cell office:value-type="string" calcext:value-type="string">
            <text:p>&lt;a href="https://www.justice.gov/epstein/files/DataSet%2010/EFTA01617940.ogv"&gt;https://www.justice.gov/epstein/files/DataSet%2010/EFTA01617940.ogv&lt;/a&gt;</text:p>
          </table:table-cell>
        </table:table-row>
        <table:table-row table:style-name="ro1">
          <table:table-cell office:value-type="string" calcext:value-type="string">
            <text:p>&lt;a href="https://www.justice.gov/epstein/files/DataSet%2010/EFTA01617940.vob"&gt;https://www.justice.gov/epstein/files/DataSet%2010/EFTA01617940.vob&lt;/a&gt;</text:p>
          </table:table-cell>
        </table:table-row>
        <table:table-row table:style-name="ro1">
          <table:table-cell office:value-type="string" calcext:value-type="string">
            <text:p>&lt;a href="https://www.justice.gov/epstein/files/DataSet%2010/EFTA01617940.3gp"&gt;https://www.justice.gov/epstein/files/DataSet%2010/EFTA01617940.3gp&lt;/a&gt;</text:p>
          </table:table-cell>
        </table:table-row>
        <table:table-row table:style-name="ro1">
          <table:table-cell office:value-type="string" calcext:value-type="string">
            <text:p>&lt;a href="https://www.justice.gov/epstein/files/DataSet%2010/EFTA01617940.ts"&gt;https://www.justice.gov/epstein/files/DataSet%2010/EFTA01617940.ts&lt;/a&gt;</text:p>
          </table:table-cell>
        </table:table-row>
        <table:table-row table:style-name="ro1">
          <table:table-cell office:value-type="string" calcext:value-type="string">
            <text:p>&lt;a href="https://www.justice.gov/epstein/files/DataSet%2010/EFTA01617940.rm"&gt;https://www.justice.gov/epstein/files/DataSet%2010/EFTA01617940.rm&lt;/a&gt;</text:p>
          </table:table-cell>
        </table:table-row>
        <table:table-row table:style-name="ro1">
          <table:table-cell office:value-type="string" calcext:value-type="string">
            <text:p>&lt;a href="https://www.justice.gov/epstein/files/DataSet%2010/EFTA01617940.asf"&gt;https://www.justice.gov/epstein/files/DataSet%2010/EFTA01617940.asf&lt;/a&gt;</text:p>
          </table:table-cell>
        </table:table-row>
        <table:table-row table:style-name="ro1">
          <table:table-cell office:value-type="string" calcext:value-type="string">
            <text:p>&lt;a href="https://www.justice.gov/epstein/files/DataSet%2010/EFTA01617940.mp3"&gt;https://www.justice.gov/epstein/files/DataSet%2010/EFTA01617940.mp3&lt;/a&gt;</text:p>
          </table:table-cell>
        </table:table-row>
        <table:table-row table:style-name="ro1">
          <table:table-cell office:value-type="string" calcext:value-type="string">
            <text:p>&lt;a href="https://www.justice.gov/epstein/files/DataSet%2010/EFTA01617940.wav"&gt;https://www.justice.gov/epstein/files/DataSet%2010/EFTA01617940.wav&lt;/a&gt;</text:p>
          </table:table-cell>
        </table:table-row>
        <table:table-row table:style-name="ro1">
          <table:table-cell office:value-type="string" calcext:value-type="string">
            <text:p>&lt;a href="https://www.justice.gov/epstein/files/DataSet%2010/EFTA01617940.aac"&gt;https://www.justice.gov/epstein/files/DataSet%2010/EFTA01617940.aac&lt;/a&gt;</text:p>
          </table:table-cell>
        </table:table-row>
        <table:table-row table:style-name="ro1">
          <table:table-cell office:value-type="string" calcext:value-type="string">
            <text:p>&lt;a href="https://www.justice.gov/epstein/files/DataSet%2010/EFTA01617940.m4a"&gt;https://www.justice.gov/epstein/files/DataSet%2010/EFTA01617940.m4a&lt;/a&gt;</text:p>
          </table:table-cell>
        </table:table-row>
        <table:table-row table:style-name="ro1">
          <table:table-cell office:value-type="string" calcext:value-type="string">
            <text:p>&lt;a href="https://www.justice.gov/epstein/files/DataSet%2010/EFTA01617940.wma"&gt;https://www.justice.gov/epstein/files/DataSet%2010/EFTA01617940.wma&lt;/a&gt;</text:p>
          </table:table-cell>
        </table:table-row>
        <table:table-row table:style-name="ro1">
          <table:table-cell office:value-type="string" calcext:value-type="string">
            <text:p>&lt;a href="https://www.justice.gov/epstein/files/DataSet%2010/EFTA01617940.ogg"&gt;https://www.justice.gov/epstein/files/DataSet%2010/EFTA01617940.ogg&lt;/a&gt;</text:p>
          </table:table-cell>
        </table:table-row>
        <table:table-row table:style-name="ro1">
          <table:table-cell office:value-type="string" calcext:value-type="string">
            <text:p>&lt;a href="https://www.justice.gov/epstein/files/DataSet%2010/EFTA01617940.flac"&gt;https://www.justice.gov/epstein/files/DataSet%2010/EFTA01617940.flac&lt;/a&gt;</text:p>
          </table:table-cell>
        </table:table-row>
        <table:table-row table:style-name="ro1">
          <table:table-cell office:value-type="string" calcext:value-type="string">
            <text:p>&lt;a href="https://www.justice.gov/epstein/files/DataSet%2010/EFTA01617940.aiff"&gt;https://www.justice.gov/epstein/files/DataSet%2010/EFTA01617940.aiff&lt;/a&gt;</text:p>
          </table:table-cell>
        </table:table-row>
        <table:table-row table:style-name="ro1">
          <table:table-cell office:value-type="string" calcext:value-type="string">
            <text:p>&lt;a href="https://www.justice.gov/epstein/files/DataSet%2010/EFTA01617940.mid"&gt;https://www.justice.gov/epstein/files/DataSet%2010/EFTA01617940.mid&lt;/a&gt;</text:p>
          </table:table-cell>
        </table:table-row>
        <table:table-row table:style-name="ro1">
          <table:table-cell office:value-type="string" calcext:value-type="string">
            <text:p>&lt;a href="https://www.justice.gov/epstein/files/DataSet%2010/EFTA01617940.midi"&gt;https://www.justice.gov/epstein/files/DataSet%2010/EFTA01617940.midi&lt;/a&gt;</text:p>
          </table:table-cell>
        </table:table-row>
        <table:table-row table:style-name="ro1">
          <table:table-cell office:value-type="string" calcext:value-type="string">
            <text:p>&lt;a href="https://www.justice.gov/epstein/files/DataSet%2010/EFTA01617940.amr"&gt;https://www.justice.gov/epstein/files/DataSet%2010/EFTA01617940.amr&lt;/a&gt;</text:p>
          </table:table-cell>
        </table:table-row>
        <table:table-row table:style-name="ro1">
          <table:table-cell office:value-type="string" calcext:value-type="string">
            <text:p>&lt;a href="https://www.justice.gov/epstein/files/DataSet%2010/EFTA01617940.ra"&gt;https://www.justice.gov/epstein/files/DataSet%2010/EFTA01617940.ra&lt;/a&gt;</text:p>
          </table:table-cell>
        </table:table-row>
        <table:table-row table:style-name="ro1">
          <table:table-cell office:value-type="string" calcext:value-type="string">
            <text:p>&lt;a href="https://www.justice.gov/epstein/files/DataSet%2010/EFTA01617940.opus"&gt;https://www.justice.gov/epstein/files/DataSet%2010/EFTA01617940.opus&lt;/a&gt;</text:p>
          </table:table-cell>
        </table:table-row>
        <table:table-row table:style-name="ro1">
          <table:table-cell office:value-type="string" calcext:value-type="string">
            <text:p>&lt;a href="https://www.justice.gov/epstein/files/DataSet%2010/EFTA01617940.jpg"&gt;https://www.justice.gov/epstein/files/DataSet%2010/EFTA01617940.jpg&lt;/a&gt;</text:p>
          </table:table-cell>
        </table:table-row>
        <table:table-row table:style-name="ro1">
          <table:table-cell office:value-type="string" calcext:value-type="string">
            <text:p>&lt;a href="https://www.justice.gov/epstein/files/DataSet%2010/EFTA01617940.jpeg"&gt;https://www.justice.gov/epstein/files/DataSet%2010/EFTA01617940.jpeg&lt;/a&gt;</text:p>
          </table:table-cell>
        </table:table-row>
        <table:table-row table:style-name="ro1">
          <table:table-cell office:value-type="string" calcext:value-type="string">
            <text:p>&lt;a href="https://www.justice.gov/epstein/files/DataSet%2010/EFTA01617940.png"&gt;https://www.justice.gov/epstein/files/DataSet%2010/EFTA01617940.png&lt;/a&gt;</text:p>
          </table:table-cell>
        </table:table-row>
        <table:table-row table:style-name="ro1">
          <table:table-cell office:value-type="string" calcext:value-type="string">
            <text:p>&lt;a href="https://www.justice.gov/epstein/files/DataSet%2010/EFTA01617940.gif"&gt;https://www.justice.gov/epstein/files/DataSet%2010/EFTA01617940.gif&lt;/a&gt;</text:p>
          </table:table-cell>
        </table:table-row>
        <table:table-row table:style-name="ro1">
          <table:table-cell office:value-type="string" calcext:value-type="string">
            <text:p>&lt;a href="https://www.justice.gov/epstein/files/DataSet%2010/EFTA01617940.bmp"&gt;https://www.justice.gov/epstein/files/DataSet%2010/EFTA01617940.bmp&lt;/a&gt;</text:p>
          </table:table-cell>
        </table:table-row>
        <table:table-row table:style-name="ro1">
          <table:table-cell office:value-type="string" calcext:value-type="string">
            <text:p>&lt;a href="https://www.justice.gov/epstein/files/DataSet%2010/EFTA01617940.tif"&gt;https://www.justice.gov/epstein/files/DataSet%2010/EFTA01617940.tif&lt;/a&gt;</text:p>
          </table:table-cell>
        </table:table-row>
        <table:table-row table:style-name="ro1">
          <table:table-cell office:value-type="string" calcext:value-type="string">
            <text:p>&lt;a href="https://www.justice.gov/epstein/files/DataSet%2010/EFTA01617940.tiff"&gt;https://www.justice.gov/epstein/files/DataSet%2010/EFTA01617940.tiff&lt;/a&gt;</text:p>
          </table:table-cell>
        </table:table-row>
        <table:table-row table:style-name="ro1">
          <table:table-cell office:value-type="string" calcext:value-type="string">
            <text:p>&lt;a href="https://www.justice.gov/epstein/files/DataSet%2010/EFTA01617940.webp"&gt;https://www.justice.gov/epstein/files/DataSet%2010/EFTA01617940.webp&lt;/a&gt;</text:p>
          </table:table-cell>
        </table:table-row>
        <table:table-row table:style-name="ro1">
          <table:table-cell office:value-type="string" calcext:value-type="string">
            <text:p>&lt;a href="https://www.justice.gov/epstein/files/DataSet%2010/EFTA01617940.heic"&gt;https://www.justice.gov/epstein/files/DataSet%2010/EFTA01617940.heic&lt;/a&gt;</text:p>
          </table:table-cell>
        </table:table-row>
        <table:table-row table:style-name="ro1">
          <table:table-cell office:value-type="string" calcext:value-type="string">
            <text:p>&lt;a href="https://www.justice.gov/epstein/files/DataSet%2010/EFTA01617940.heif"&gt;https://www.justice.gov/epstein/files/DataSet%2010/EFTA01617940.heif&lt;/a&gt;</text:p>
          </table:table-cell>
        </table:table-row>
        <table:table-row table:style-name="ro1">
          <table:table-cell office:value-type="string" calcext:value-type="string">
            <text:p>&lt;a href="https://www.justice.gov/epstein/files/DataSet%2010/EFTA01617940.psd"&gt;https://www.justice.gov/epstein/files/DataSet%2010/EFTA01617940.psd&lt;/a&gt;</text:p>
          </table:table-cell>
        </table:table-row>
        <table:table-row table:style-name="ro1">
          <table:table-cell office:value-type="string" calcext:value-type="string">
            <text:p>&lt;a href="https://www.justice.gov/epstein/files/DataSet%2010/EFTA01617940.eps"&gt;https://www.justice.gov/epstein/files/DataSet%2010/EFTA01617940.eps&lt;/a&gt;</text:p>
          </table:table-cell>
        </table:table-row>
        <table:table-row table:style-name="ro1">
          <table:table-cell office:value-type="string" calcext:value-type="string">
            <text:p>&lt;a href="https://www.justice.gov/epstein/files/DataSet%2010/EFTA01617940.raw"&gt;https://www.justice.gov/epstein/files/DataSet%2010/EFTA01617940.raw&lt;/a&gt;</text:p>
          </table:table-cell>
        </table:table-row>
        <table:table-row table:style-name="ro1">
          <table:table-cell office:value-type="string" calcext:value-type="string">
            <text:p>&lt;a href="https://www.justice.gov/epstein/files/DataSet%2010/EFTA01617940.svg"&gt;https://www.justice.gov/epstein/files/DataSet%2010/EFTA01617940.svg&lt;/a&gt;</text:p>
          </table:table-cell>
        </table:table-row>
        <table:table-row table:style-name="ro1">
          <table:table-cell office:value-type="string" calcext:value-type="string">
            <text:p>&lt;a href="https://www.justice.gov/epstein/files/DataSet%2010/EFTA01617940.pcx"&gt;https://www.justice.gov/epstein/files/DataSet%2010/EFTA01617940.pcx&lt;/a&gt;</text:p>
          </table:table-cell>
        </table:table-row>
        <table:table-row table:style-name="ro1">
          <table:table-cell office:value-type="string" calcext:value-type="string">
            <text:p>&lt;a href="https://www.justice.gov/epstein/files/DataSet%2010/EFTA01617940.doc"&gt;https://www.justice.gov/epstein/files/DataSet%2010/EFTA01617940.doc&lt;/a&gt;</text:p>
          </table:table-cell>
        </table:table-row>
        <table:table-row table:style-name="ro1">
          <table:table-cell office:value-type="string" calcext:value-type="string">
            <text:p>&lt;a href="https://www.justice.gov/epstein/files/DataSet%2010/EFTA01617940.docx"&gt;https://www.justice.gov/epstein/files/DataSet%2010/EFTA01617940.docx&lt;/a&gt;</text:p>
          </table:table-cell>
        </table:table-row>
        <table:table-row table:style-name="ro1">
          <table:table-cell office:value-type="string" calcext:value-type="string">
            <text:p>&lt;a href="https://www.justice.gov/epstein/files/DataSet%2010/EFTA01617940.docm"&gt;https://www.justice.gov/epstein/files/DataSet%2010/EFTA01617940.docm&lt;/a&gt;</text:p>
          </table:table-cell>
        </table:table-row>
        <table:table-row table:style-name="ro1">
          <table:table-cell office:value-type="string" calcext:value-type="string">
            <text:p>&lt;a href="https://www.justice.gov/epstein/files/DataSet%2010/EFTA01617940.rtf"&gt;https://www.justice.gov/epstein/files/DataSet%2010/EFTA01617940.rtf&lt;/a&gt;</text:p>
          </table:table-cell>
        </table:table-row>
        <table:table-row table:style-name="ro1">
          <table:table-cell office:value-type="string" calcext:value-type="string">
            <text:p>&lt;a href="https://www.justice.gov/epstein/files/DataSet%2010/EFTA01617940.odt"&gt;https://www.justice.gov/epstein/files/DataSet%2010/EFTA01617940.odt&lt;/a&gt;</text:p>
          </table:table-cell>
        </table:table-row>
        <table:table-row table:style-name="ro1">
          <table:table-cell office:value-type="string" calcext:value-type="string">
            <text:p>&lt;a href="https://www.justice.gov/epstein/files/DataSet%2010/EFTA01617940.txt"&gt;https://www.justice.gov/epstein/files/DataSet%2010/EFTA01617940.txt&lt;/a&gt;</text:p>
          </table:table-cell>
        </table:table-row>
        <table:table-row table:style-name="ro1">
          <table:table-cell office:value-type="string" calcext:value-type="string">
            <text:p>&lt;a href="https://www.justice.gov/epstein/files/DataSet%2010/EFTA01617940.wps"&gt;https://www.justice.gov/epstein/files/DataSet%2010/EFTA01617940.wps&lt;/a&gt;</text:p>
          </table:table-cell>
        </table:table-row>
        <table:table-row table:style-name="ro1">
          <table:table-cell office:value-type="string" calcext:value-type="string">
            <text:p>&lt;a href="https://www.justice.gov/epstein/files/DataSet%2010/EFTA01617940.dot"&gt;https://www.justice.gov/epstein/files/DataSet%2010/EFTA01617940.dot&lt;/a&gt;</text:p>
          </table:table-cell>
        </table:table-row>
        <table:table-row table:style-name="ro1">
          <table:table-cell office:value-type="string" calcext:value-type="string">
            <text:p>&lt;a href="https://www.justice.gov/epstein/files/DataSet%2010/EFTA01617940.dotx"&gt;https://www.justice.gov/epstein/files/DataSet%2010/EFTA01617940.dotx&lt;/a&gt;</text:p>
          </table:table-cell>
        </table:table-row>
        <table:table-row table:style-name="ro1">
          <table:table-cell office:value-type="string" calcext:value-type="string">
            <text:p>&lt;a href="https://www.justice.gov/epstein/files/DataSet%2010/EFTA01617940.abw"&gt;https://www.justice.gov/epstein/files/DataSet%2010/EFTA01617940.abw&lt;/a&gt;</text:p>
          </table:table-cell>
        </table:table-row>
        <table:table-row table:style-name="ro1">
          <table:table-cell office:value-type="string" calcext:value-type="string">
            <text:p>&lt;a href="https://www.justice.gov/epstein/files/DataSet%2010/EFTA01617940.ppt"&gt;https://www.justice.gov/epstein/files/DataSet%2010/EFTA01617940.ppt&lt;/a&gt;</text:p>
          </table:table-cell>
        </table:table-row>
        <table:table-row table:style-name="ro1">
          <table:table-cell office:value-type="string" calcext:value-type="string">
            <text:p>&lt;a href="https://www.justice.gov/epstein/files/DataSet%2010/EFTA01617940.pptx"&gt;https://www.justice.gov/epstein/files/DataSet%2010/EFTA01617940.pptx&lt;/a&gt;</text:p>
          </table:table-cell>
        </table:table-row>
        <table:table-row table:style-name="ro1">
          <table:table-cell office:value-type="string" calcext:value-type="string">
            <text:p>&lt;a href="https://www.justice.gov/epstein/files/DataSet%2010/EFTA01617940.pptm"&gt;https://www.justice.gov/epstein/files/DataSet%2010/EFTA01617940.pptm&lt;/a&gt;</text:p>
          </table:table-cell>
        </table:table-row>
        <table:table-row table:style-name="ro1">
          <table:table-cell office:value-type="string" calcext:value-type="string">
            <text:p>&lt;a href="https://www.justice.gov/epstein/files/DataSet%2010/EFTA01617940.pps"&gt;https://www.justice.gov/epstein/files/DataSet%2010/EFTA01617940.pps&lt;/a&gt;</text:p>
          </table:table-cell>
        </table:table-row>
        <table:table-row table:style-name="ro1">
          <table:table-cell office:value-type="string" calcext:value-type="string">
            <text:p>&lt;a href="https://www.justice.gov/epstein/files/DataSet%2010/EFTA01617940.ppsx"&gt;https://www.justice.gov/epstein/files/DataSet%2010/EFTA01617940.ppsx&lt;/a&gt;</text:p>
          </table:table-cell>
        </table:table-row>
        <table:table-row table:style-name="ro1">
          <table:table-cell office:value-type="string" calcext:value-type="string">
            <text:p>&lt;a href="https://www.justice.gov/epstein/files/DataSet%2010/EFTA01617940.pot"&gt;https://www.justice.gov/epstein/files/DataSet%2010/EFTA01617940.pot&lt;/a&gt;</text:p>
          </table:table-cell>
        </table:table-row>
        <table:table-row table:style-name="ro1">
          <table:table-cell office:value-type="string" calcext:value-type="string">
            <text:p>&lt;a href="https://www.justice.gov/epstein/files/DataSet%2010/EFTA01617940.potx"&gt;https://www.justice.gov/epstein/files/DataSet%2010/EFTA01617940.potx&lt;/a&gt;</text:p>
          </table:table-cell>
        </table:table-row>
        <table:table-row table:style-name="ro1">
          <table:table-cell office:value-type="string" calcext:value-type="string">
            <text:p>&lt;a href="https://www.justice.gov/epstein/files/DataSet%2010/EFTA01617940.odp"&gt;https://www.justice.gov/epstein/files/DataSet%2010/EFTA01617940.odp&lt;/a&gt;</text:p>
          </table:table-cell>
        </table:table-row>
        <table:table-row table:style-name="ro1">
          <table:table-cell office:value-type="string" calcext:value-type="string">
            <text:p>&lt;a href="https://www.justice.gov/epstein/files/DataSet%2010/EFTA01617940.key"&gt;https://www.justice.gov/epstein/files/DataSet%2010/EFTA01617940.key&lt;/a&gt;</text:p>
          </table:table-cell>
        </table:table-row>
        <table:table-row table:style-name="ro1">
          <table:table-cell office:value-type="string" calcext:value-type="string">
            <text:p>&lt;a href="https://www.justice.gov/epstein/files/DataSet%2010/EFTA01617940.xls"&gt;https://www.justice.gov/epstein/files/DataSet%2010/EFTA01617940.xls&lt;/a&gt;</text:p>
          </table:table-cell>
        </table:table-row>
        <table:table-row table:style-name="ro1">
          <table:table-cell office:value-type="string" calcext:value-type="string">
            <text:p>&lt;a href="https://www.justice.gov/epstein/files/DataSet%2010/EFTA01617940.xlsx"&gt;https://www.justice.gov/epstein/files/DataSet%2010/EFTA01617940.xlsx&lt;/a&gt;</text:p>
          </table:table-cell>
        </table:table-row>
        <table:table-row table:style-name="ro1">
          <table:table-cell office:value-type="string" calcext:value-type="string">
            <text:p>&lt;a href="https://www.justice.gov/epstein/files/DataSet%2010/EFTA01617940.xlsm"&gt;https://www.justice.gov/epstein/files/DataSet%2010/EFTA01617940.xlsm&lt;/a&gt;</text:p>
          </table:table-cell>
        </table:table-row>
        <table:table-row table:style-name="ro1">
          <table:table-cell office:value-type="string" calcext:value-type="string">
            <text:p>&lt;a href="https://www.justice.gov/epstein/files/DataSet%2010/EFTA01617940.xlt"&gt;https://www.justice.gov/epstein/files/DataSet%2010/EFTA01617940.xlt&lt;/a&gt;</text:p>
          </table:table-cell>
        </table:table-row>
        <table:table-row table:style-name="ro1">
          <table:table-cell office:value-type="string" calcext:value-type="string">
            <text:p>&lt;a href="https://www.justice.gov/epstein/files/DataSet%2010/EFTA01617940.xltx"&gt;https://www.justice.gov/epstein/files/DataSet%2010/EFTA01617940.xltx&lt;/a&gt;</text:p>
          </table:table-cell>
        </table:table-row>
        <table:table-row table:style-name="ro1">
          <table:table-cell office:value-type="string" calcext:value-type="string">
            <text:p>&lt;a href="https://www.justice.gov/epstein/files/DataSet%2010/EFTA01617940.ods"&gt;https://www.justice.gov/epstein/files/DataSet%2010/EFTA01617940.ods&lt;/a&gt;</text:p>
          </table:table-cell>
        </table:table-row>
        <table:table-row table:style-name="ro1">
          <table:table-cell office:value-type="string" calcext:value-type="string">
            <text:p>&lt;a href="https://www.justice.gov/epstein/files/DataSet%2010/EFTA01617940.csv"&gt;https://www.justice.gov/epstein/files/DataSet%2010/EFTA01617940.csv&lt;/a&gt;</text:p>
          </table:table-cell>
        </table:table-row>
        <table:table-row table:style-name="ro1">
          <table:table-cell office:value-type="string" calcext:value-type="string">
            <text:p>&lt;a href="https://www.justice.gov/epstein/files/DataSet%2010/EFTA01617940.numbers"&gt;https://www.justice.gov/epstein/files/DataSet%2010/EFTA01617940.numbers&lt;/a&gt;</text:p>
          </table:table-cell>
        </table:table-row>
        <table:table-row table:style-name="ro1">
          <table:table-cell office:value-type="string" calcext:value-type="string">
            <text:p>&lt;a href="https://www.justice.gov/epstein/files/DataSet%2010/EFTA01617940.wks"&gt;https://www.justice.gov/epstein/files/DataSet%2010/EFTA01617940.wks&lt;/a&gt;</text:p>
          </table:table-cell>
        </table:table-row>
        <table:table-row table:style-name="ro1">
          <table:table-cell office:value-type="string" calcext:value-type="string">
            <text:p>&lt;a href="https://www.justice.gov/epstein/files/DataSet%2010/EFTA01617941.avi"&gt;https://www.justice.gov/epstein/files/DataSet%2010/EFTA01617941.avi&lt;/a&gt;</text:p>
          </table:table-cell>
        </table:table-row>
        <table:table-row table:style-name="ro1">
          <table:table-cell office:value-type="string" calcext:value-type="string">
            <text:p>&lt;a href="https://www.justice.gov/epstein/files/DataSet%2010/EFTA01617941.mp4"&gt;https://www.justice.gov/epstein/files/DataSet%2010/EFTA01617941.mp4&lt;/a&gt;</text:p>
          </table:table-cell>
        </table:table-row>
        <table:table-row table:style-name="ro1">
          <table:table-cell office:value-type="string" calcext:value-type="string">
            <text:p>&lt;a href="https://www.justice.gov/epstein/files/DataSet%2010/EFTA01617941.mkv"&gt;https://www.justice.gov/epstein/files/DataSet%2010/EFTA01617941.mkv&lt;/a&gt;</text:p>
          </table:table-cell>
        </table:table-row>
        <table:table-row table:style-name="ro1">
          <table:table-cell office:value-type="string" calcext:value-type="string">
            <text:p>&lt;a href="https://www.justice.gov/epstein/files/DataSet%2010/EFTA01617941.mov"&gt;https://www.justice.gov/epstein/files/DataSet%2010/EFTA01617941.mov&lt;/a&gt;</text:p>
          </table:table-cell>
        </table:table-row>
        <table:table-row table:style-name="ro1">
          <table:table-cell office:value-type="string" calcext:value-type="string">
            <text:p>&lt;a href="https://www.justice.gov/epstein/files/DataSet%2010/EFTA01617941.wmv"&gt;https://www.justice.gov/epstein/files/DataSet%2010/EFTA01617941.wmv&lt;/a&gt;</text:p>
          </table:table-cell>
        </table:table-row>
        <table:table-row table:style-name="ro1">
          <table:table-cell office:value-type="string" calcext:value-type="string">
            <text:p>&lt;a href="https://www.justice.gov/epstein/files/DataSet%2010/EFTA01617941.flv"&gt;https://www.justice.gov/epstein/files/DataSet%2010/EFTA01617941.flv&lt;/a&gt;</text:p>
          </table:table-cell>
        </table:table-row>
        <table:table-row table:style-name="ro1">
          <table:table-cell office:value-type="string" calcext:value-type="string">
            <text:p>&lt;a href="https://www.justice.gov/epstein/files/DataSet%2010/EFTA01617941.webm"&gt;https://www.justice.gov/epstein/files/DataSet%2010/EFTA01617941.webm&lt;/a&gt;</text:p>
          </table:table-cell>
        </table:table-row>
        <table:table-row table:style-name="ro1">
          <table:table-cell office:value-type="string" calcext:value-type="string">
            <text:p>&lt;a href="https://www.justice.gov/epstein/files/DataSet%2010/EFTA01617941.mpg"&gt;https://www.justice.gov/epstein/files/DataSet%2010/EFTA01617941.mpg&lt;/a&gt;</text:p>
          </table:table-cell>
        </table:table-row>
        <table:table-row table:style-name="ro1">
          <table:table-cell office:value-type="string" calcext:value-type="string">
            <text:p>&lt;a href="https://www.justice.gov/epstein/files/DataSet%2010/EFTA01617941.mpeg"&gt;https://www.justice.gov/epstein/files/DataSet%2010/EFTA01617941.mpeg&lt;/a&gt;</text:p>
          </table:table-cell>
        </table:table-row>
        <table:table-row table:style-name="ro1">
          <table:table-cell office:value-type="string" calcext:value-type="string">
            <text:p>&lt;a href="https://www.justice.gov/epstein/files/DataSet%2010/EFTA01617941.m4v"&gt;https://www.justice.gov/epstein/files/DataSet%2010/EFTA01617941.m4v&lt;/a&gt;</text:p>
          </table:table-cell>
        </table:table-row>
        <table:table-row table:style-name="ro1">
          <table:table-cell office:value-type="string" calcext:value-type="string">
            <text:p>&lt;a href="https://www.justice.gov/epstein/files/DataSet%2010/EFTA01617941.ogv"&gt;https://www.justice.gov/epstein/files/DataSet%2010/EFTA01617941.ogv&lt;/a&gt;</text:p>
          </table:table-cell>
        </table:table-row>
        <table:table-row table:style-name="ro1">
          <table:table-cell office:value-type="string" calcext:value-type="string">
            <text:p>&lt;a href="https://www.justice.gov/epstein/files/DataSet%2010/EFTA01617941.vob"&gt;https://www.justice.gov/epstein/files/DataSet%2010/EFTA01617941.vob&lt;/a&gt;</text:p>
          </table:table-cell>
        </table:table-row>
        <table:table-row table:style-name="ro1">
          <table:table-cell office:value-type="string" calcext:value-type="string">
            <text:p>&lt;a href="https://www.justice.gov/epstein/files/DataSet%2010/EFTA01617941.3gp"&gt;https://www.justice.gov/epstein/files/DataSet%2010/EFTA01617941.3gp&lt;/a&gt;</text:p>
          </table:table-cell>
        </table:table-row>
        <table:table-row table:style-name="ro1">
          <table:table-cell office:value-type="string" calcext:value-type="string">
            <text:p>&lt;a href="https://www.justice.gov/epstein/files/DataSet%2010/EFTA01617941.ts"&gt;https://www.justice.gov/epstein/files/DataSet%2010/EFTA01617941.ts&lt;/a&gt;</text:p>
          </table:table-cell>
        </table:table-row>
        <table:table-row table:style-name="ro1">
          <table:table-cell office:value-type="string" calcext:value-type="string">
            <text:p>&lt;a href="https://www.justice.gov/epstein/files/DataSet%2010/EFTA01617941.rm"&gt;https://www.justice.gov/epstein/files/DataSet%2010/EFTA01617941.rm&lt;/a&gt;</text:p>
          </table:table-cell>
        </table:table-row>
        <table:table-row table:style-name="ro1">
          <table:table-cell office:value-type="string" calcext:value-type="string">
            <text:p>&lt;a href="https://www.justice.gov/epstein/files/DataSet%2010/EFTA01617941.asf"&gt;https://www.justice.gov/epstein/files/DataSet%2010/EFTA01617941.asf&lt;/a&gt;</text:p>
          </table:table-cell>
        </table:table-row>
        <table:table-row table:style-name="ro1">
          <table:table-cell office:value-type="string" calcext:value-type="string">
            <text:p>&lt;a href="https://www.justice.gov/epstein/files/DataSet%2010/EFTA01617941.mp3"&gt;https://www.justice.gov/epstein/files/DataSet%2010/EFTA01617941.mp3&lt;/a&gt;</text:p>
          </table:table-cell>
        </table:table-row>
        <table:table-row table:style-name="ro1">
          <table:table-cell office:value-type="string" calcext:value-type="string">
            <text:p>&lt;a href="https://www.justice.gov/epstein/files/DataSet%2010/EFTA01617941.wav"&gt;https://www.justice.gov/epstein/files/DataSet%2010/EFTA01617941.wav&lt;/a&gt;</text:p>
          </table:table-cell>
        </table:table-row>
        <table:table-row table:style-name="ro1">
          <table:table-cell office:value-type="string" calcext:value-type="string">
            <text:p>&lt;a href="https://www.justice.gov/epstein/files/DataSet%2010/EFTA01617941.aac"&gt;https://www.justice.gov/epstein/files/DataSet%2010/EFTA01617941.aac&lt;/a&gt;</text:p>
          </table:table-cell>
        </table:table-row>
        <table:table-row table:style-name="ro1">
          <table:table-cell office:value-type="string" calcext:value-type="string">
            <text:p>&lt;a href="https://www.justice.gov/epstein/files/DataSet%2010/EFTA01617941.m4a"&gt;https://www.justice.gov/epstein/files/DataSet%2010/EFTA01617941.m4a&lt;/a&gt;</text:p>
          </table:table-cell>
        </table:table-row>
        <table:table-row table:style-name="ro1">
          <table:table-cell office:value-type="string" calcext:value-type="string">
            <text:p>&lt;a href="https://www.justice.gov/epstein/files/DataSet%2010/EFTA01617941.wma"&gt;https://www.justice.gov/epstein/files/DataSet%2010/EFTA01617941.wma&lt;/a&gt;</text:p>
          </table:table-cell>
        </table:table-row>
        <table:table-row table:style-name="ro1">
          <table:table-cell office:value-type="string" calcext:value-type="string">
            <text:p>&lt;a href="https://www.justice.gov/epstein/files/DataSet%2010/EFTA01617941.ogg"&gt;https://www.justice.gov/epstein/files/DataSet%2010/EFTA01617941.ogg&lt;/a&gt;</text:p>
          </table:table-cell>
        </table:table-row>
        <table:table-row table:style-name="ro1">
          <table:table-cell office:value-type="string" calcext:value-type="string">
            <text:p>&lt;a href="https://www.justice.gov/epstein/files/DataSet%2010/EFTA01617941.flac"&gt;https://www.justice.gov/epstein/files/DataSet%2010/EFTA01617941.flac&lt;/a&gt;</text:p>
          </table:table-cell>
        </table:table-row>
        <table:table-row table:style-name="ro1">
          <table:table-cell office:value-type="string" calcext:value-type="string">
            <text:p>&lt;a href="https://www.justice.gov/epstein/files/DataSet%2010/EFTA01617941.aiff"&gt;https://www.justice.gov/epstein/files/DataSet%2010/EFTA01617941.aiff&lt;/a&gt;</text:p>
          </table:table-cell>
        </table:table-row>
        <table:table-row table:style-name="ro1">
          <table:table-cell office:value-type="string" calcext:value-type="string">
            <text:p>&lt;a href="https://www.justice.gov/epstein/files/DataSet%2010/EFTA01617941.mid"&gt;https://www.justice.gov/epstein/files/DataSet%2010/EFTA01617941.mid&lt;/a&gt;</text:p>
          </table:table-cell>
        </table:table-row>
        <table:table-row table:style-name="ro1">
          <table:table-cell office:value-type="string" calcext:value-type="string">
            <text:p>&lt;a href="https://www.justice.gov/epstein/files/DataSet%2010/EFTA01617941.midi"&gt;https://www.justice.gov/epstein/files/DataSet%2010/EFTA01617941.midi&lt;/a&gt;</text:p>
          </table:table-cell>
        </table:table-row>
        <table:table-row table:style-name="ro1">
          <table:table-cell office:value-type="string" calcext:value-type="string">
            <text:p>&lt;a href="https://www.justice.gov/epstein/files/DataSet%2010/EFTA01617941.amr"&gt;https://www.justice.gov/epstein/files/DataSet%2010/EFTA01617941.amr&lt;/a&gt;</text:p>
          </table:table-cell>
        </table:table-row>
        <table:table-row table:style-name="ro1">
          <table:table-cell office:value-type="string" calcext:value-type="string">
            <text:p>&lt;a href="https://www.justice.gov/epstein/files/DataSet%2010/EFTA01617941.ra"&gt;https://www.justice.gov/epstein/files/DataSet%2010/EFTA01617941.ra&lt;/a&gt;</text:p>
          </table:table-cell>
        </table:table-row>
        <table:table-row table:style-name="ro1">
          <table:table-cell office:value-type="string" calcext:value-type="string">
            <text:p>&lt;a href="https://www.justice.gov/epstein/files/DataSet%2010/EFTA01617941.opus"&gt;https://www.justice.gov/epstein/files/DataSet%2010/EFTA01617941.opus&lt;/a&gt;</text:p>
          </table:table-cell>
        </table:table-row>
        <table:table-row table:style-name="ro1">
          <table:table-cell office:value-type="string" calcext:value-type="string">
            <text:p>&lt;a href="https://www.justice.gov/epstein/files/DataSet%2010/EFTA01617941.jpg"&gt;https://www.justice.gov/epstein/files/DataSet%2010/EFTA01617941.jpg&lt;/a&gt;</text:p>
          </table:table-cell>
        </table:table-row>
        <table:table-row table:style-name="ro1">
          <table:table-cell office:value-type="string" calcext:value-type="string">
            <text:p>&lt;a href="https://www.justice.gov/epstein/files/DataSet%2010/EFTA01617941.jpeg"&gt;https://www.justice.gov/epstein/files/DataSet%2010/EFTA01617941.jpeg&lt;/a&gt;</text:p>
          </table:table-cell>
        </table:table-row>
        <table:table-row table:style-name="ro1">
          <table:table-cell office:value-type="string" calcext:value-type="string">
            <text:p>&lt;a href="https://www.justice.gov/epstein/files/DataSet%2010/EFTA01617941.png"&gt;https://www.justice.gov/epstein/files/DataSet%2010/EFTA01617941.png&lt;/a&gt;</text:p>
          </table:table-cell>
        </table:table-row>
        <table:table-row table:style-name="ro1">
          <table:table-cell office:value-type="string" calcext:value-type="string">
            <text:p>&lt;a href="https://www.justice.gov/epstein/files/DataSet%2010/EFTA01617941.gif"&gt;https://www.justice.gov/epstein/files/DataSet%2010/EFTA01617941.gif&lt;/a&gt;</text:p>
          </table:table-cell>
        </table:table-row>
        <table:table-row table:style-name="ro1">
          <table:table-cell office:value-type="string" calcext:value-type="string">
            <text:p>&lt;a href="https://www.justice.gov/epstein/files/DataSet%2010/EFTA01617941.bmp"&gt;https://www.justice.gov/epstein/files/DataSet%2010/EFTA01617941.bmp&lt;/a&gt;</text:p>
          </table:table-cell>
        </table:table-row>
        <table:table-row table:style-name="ro1">
          <table:table-cell office:value-type="string" calcext:value-type="string">
            <text:p>&lt;a href="https://www.justice.gov/epstein/files/DataSet%2010/EFTA01617941.tif"&gt;https://www.justice.gov/epstein/files/DataSet%2010/EFTA01617941.tif&lt;/a&gt;</text:p>
          </table:table-cell>
        </table:table-row>
        <table:table-row table:style-name="ro1">
          <table:table-cell office:value-type="string" calcext:value-type="string">
            <text:p>&lt;a href="https://www.justice.gov/epstein/files/DataSet%2010/EFTA01617941.tiff"&gt;https://www.justice.gov/epstein/files/DataSet%2010/EFTA01617941.tiff&lt;/a&gt;</text:p>
          </table:table-cell>
        </table:table-row>
        <table:table-row table:style-name="ro1">
          <table:table-cell office:value-type="string" calcext:value-type="string">
            <text:p>&lt;a href="https://www.justice.gov/epstein/files/DataSet%2010/EFTA01617941.webp"&gt;https://www.justice.gov/epstein/files/DataSet%2010/EFTA01617941.webp&lt;/a&gt;</text:p>
          </table:table-cell>
        </table:table-row>
        <table:table-row table:style-name="ro1">
          <table:table-cell office:value-type="string" calcext:value-type="string">
            <text:p>&lt;a href="https://www.justice.gov/epstein/files/DataSet%2010/EFTA01617941.heic"&gt;https://www.justice.gov/epstein/files/DataSet%2010/EFTA01617941.heic&lt;/a&gt;</text:p>
          </table:table-cell>
        </table:table-row>
        <table:table-row table:style-name="ro1">
          <table:table-cell office:value-type="string" calcext:value-type="string">
            <text:p>&lt;a href="https://www.justice.gov/epstein/files/DataSet%2010/EFTA01617941.heif"&gt;https://www.justice.gov/epstein/files/DataSet%2010/EFTA01617941.heif&lt;/a&gt;</text:p>
          </table:table-cell>
        </table:table-row>
        <table:table-row table:style-name="ro1">
          <table:table-cell office:value-type="string" calcext:value-type="string">
            <text:p>&lt;a href="https://www.justice.gov/epstein/files/DataSet%2010/EFTA01617941.psd"&gt;https://www.justice.gov/epstein/files/DataSet%2010/EFTA01617941.psd&lt;/a&gt;</text:p>
          </table:table-cell>
        </table:table-row>
        <table:table-row table:style-name="ro1">
          <table:table-cell office:value-type="string" calcext:value-type="string">
            <text:p>&lt;a href="https://www.justice.gov/epstein/files/DataSet%2010/EFTA01617941.eps"&gt;https://www.justice.gov/epstein/files/DataSet%2010/EFTA01617941.eps&lt;/a&gt;</text:p>
          </table:table-cell>
        </table:table-row>
        <table:table-row table:style-name="ro1">
          <table:table-cell office:value-type="string" calcext:value-type="string">
            <text:p>&lt;a href="https://www.justice.gov/epstein/files/DataSet%2010/EFTA01617941.raw"&gt;https://www.justice.gov/epstein/files/DataSet%2010/EFTA01617941.raw&lt;/a&gt;</text:p>
          </table:table-cell>
        </table:table-row>
        <table:table-row table:style-name="ro1">
          <table:table-cell office:value-type="string" calcext:value-type="string">
            <text:p>&lt;a href="https://www.justice.gov/epstein/files/DataSet%2010/EFTA01617941.svg"&gt;https://www.justice.gov/epstein/files/DataSet%2010/EFTA01617941.svg&lt;/a&gt;</text:p>
          </table:table-cell>
        </table:table-row>
        <table:table-row table:style-name="ro1">
          <table:table-cell office:value-type="string" calcext:value-type="string">
            <text:p>&lt;a href="https://www.justice.gov/epstein/files/DataSet%2010/EFTA01617941.pcx"&gt;https://www.justice.gov/epstein/files/DataSet%2010/EFTA01617941.pcx&lt;/a&gt;</text:p>
          </table:table-cell>
        </table:table-row>
        <table:table-row table:style-name="ro1">
          <table:table-cell office:value-type="string" calcext:value-type="string">
            <text:p>&lt;a href="https://www.justice.gov/epstein/files/DataSet%2010/EFTA01617941.doc"&gt;https://www.justice.gov/epstein/files/DataSet%2010/EFTA01617941.doc&lt;/a&gt;</text:p>
          </table:table-cell>
        </table:table-row>
        <table:table-row table:style-name="ro1">
          <table:table-cell office:value-type="string" calcext:value-type="string">
            <text:p>&lt;a href="https://www.justice.gov/epstein/files/DataSet%2010/EFTA01617941.docx"&gt;https://www.justice.gov/epstein/files/DataSet%2010/EFTA01617941.docx&lt;/a&gt;</text:p>
          </table:table-cell>
        </table:table-row>
        <table:table-row table:style-name="ro1">
          <table:table-cell office:value-type="string" calcext:value-type="string">
            <text:p>&lt;a href="https://www.justice.gov/epstein/files/DataSet%2010/EFTA01617941.docm"&gt;https://www.justice.gov/epstein/files/DataSet%2010/EFTA01617941.docm&lt;/a&gt;</text:p>
          </table:table-cell>
        </table:table-row>
        <table:table-row table:style-name="ro1">
          <table:table-cell office:value-type="string" calcext:value-type="string">
            <text:p>&lt;a href="https://www.justice.gov/epstein/files/DataSet%2010/EFTA01617941.rtf"&gt;https://www.justice.gov/epstein/files/DataSet%2010/EFTA01617941.rtf&lt;/a&gt;</text:p>
          </table:table-cell>
        </table:table-row>
        <table:table-row table:style-name="ro1">
          <table:table-cell office:value-type="string" calcext:value-type="string">
            <text:p>&lt;a href="https://www.justice.gov/epstein/files/DataSet%2010/EFTA01617941.odt"&gt;https://www.justice.gov/epstein/files/DataSet%2010/EFTA01617941.odt&lt;/a&gt;</text:p>
          </table:table-cell>
        </table:table-row>
        <table:table-row table:style-name="ro1">
          <table:table-cell office:value-type="string" calcext:value-type="string">
            <text:p>&lt;a href="https://www.justice.gov/epstein/files/DataSet%2010/EFTA01617941.txt"&gt;https://www.justice.gov/epstein/files/DataSet%2010/EFTA01617941.txt&lt;/a&gt;</text:p>
          </table:table-cell>
        </table:table-row>
        <table:table-row table:style-name="ro1">
          <table:table-cell office:value-type="string" calcext:value-type="string">
            <text:p>&lt;a href="https://www.justice.gov/epstein/files/DataSet%2010/EFTA01617941.wps"&gt;https://www.justice.gov/epstein/files/DataSet%2010/EFTA01617941.wps&lt;/a&gt;</text:p>
          </table:table-cell>
        </table:table-row>
        <table:table-row table:style-name="ro1">
          <table:table-cell office:value-type="string" calcext:value-type="string">
            <text:p>&lt;a href="https://www.justice.gov/epstein/files/DataSet%2010/EFTA01617941.dot"&gt;https://www.justice.gov/epstein/files/DataSet%2010/EFTA01617941.dot&lt;/a&gt;</text:p>
          </table:table-cell>
        </table:table-row>
        <table:table-row table:style-name="ro1">
          <table:table-cell office:value-type="string" calcext:value-type="string">
            <text:p>&lt;a href="https://www.justice.gov/epstein/files/DataSet%2010/EFTA01617941.dotx"&gt;https://www.justice.gov/epstein/files/DataSet%2010/EFTA01617941.dotx&lt;/a&gt;</text:p>
          </table:table-cell>
        </table:table-row>
        <table:table-row table:style-name="ro1">
          <table:table-cell office:value-type="string" calcext:value-type="string">
            <text:p>&lt;a href="https://www.justice.gov/epstein/files/DataSet%2010/EFTA01617941.abw"&gt;https://www.justice.gov/epstein/files/DataSet%2010/EFTA01617941.abw&lt;/a&gt;</text:p>
          </table:table-cell>
        </table:table-row>
        <table:table-row table:style-name="ro1">
          <table:table-cell office:value-type="string" calcext:value-type="string">
            <text:p>&lt;a href="https://www.justice.gov/epstein/files/DataSet%2010/EFTA01617941.ppt"&gt;https://www.justice.gov/epstein/files/DataSet%2010/EFTA01617941.ppt&lt;/a&gt;</text:p>
          </table:table-cell>
        </table:table-row>
        <table:table-row table:style-name="ro1">
          <table:table-cell office:value-type="string" calcext:value-type="string">
            <text:p>&lt;a href="https://www.justice.gov/epstein/files/DataSet%2010/EFTA01617941.pptx"&gt;https://www.justice.gov/epstein/files/DataSet%2010/EFTA01617941.pptx&lt;/a&gt;</text:p>
          </table:table-cell>
        </table:table-row>
        <table:table-row table:style-name="ro1">
          <table:table-cell office:value-type="string" calcext:value-type="string">
            <text:p>&lt;a href="https://www.justice.gov/epstein/files/DataSet%2010/EFTA01617941.pptm"&gt;https://www.justice.gov/epstein/files/DataSet%2010/EFTA01617941.pptm&lt;/a&gt;</text:p>
          </table:table-cell>
        </table:table-row>
        <table:table-row table:style-name="ro1">
          <table:table-cell office:value-type="string" calcext:value-type="string">
            <text:p>&lt;a href="https://www.justice.gov/epstein/files/DataSet%2010/EFTA01617941.pps"&gt;https://www.justice.gov/epstein/files/DataSet%2010/EFTA01617941.pps&lt;/a&gt;</text:p>
          </table:table-cell>
        </table:table-row>
        <table:table-row table:style-name="ro1">
          <table:table-cell office:value-type="string" calcext:value-type="string">
            <text:p>&lt;a href="https://www.justice.gov/epstein/files/DataSet%2010/EFTA01617941.ppsx"&gt;https://www.justice.gov/epstein/files/DataSet%2010/EFTA01617941.ppsx&lt;/a&gt;</text:p>
          </table:table-cell>
        </table:table-row>
        <table:table-row table:style-name="ro1">
          <table:table-cell office:value-type="string" calcext:value-type="string">
            <text:p>&lt;a href="https://www.justice.gov/epstein/files/DataSet%2010/EFTA01617941.pot"&gt;https://www.justice.gov/epstein/files/DataSet%2010/EFTA01617941.pot&lt;/a&gt;</text:p>
          </table:table-cell>
        </table:table-row>
        <table:table-row table:style-name="ro1">
          <table:table-cell office:value-type="string" calcext:value-type="string">
            <text:p>&lt;a href="https://www.justice.gov/epstein/files/DataSet%2010/EFTA01617941.potx"&gt;https://www.justice.gov/epstein/files/DataSet%2010/EFTA01617941.potx&lt;/a&gt;</text:p>
          </table:table-cell>
        </table:table-row>
        <table:table-row table:style-name="ro1">
          <table:table-cell office:value-type="string" calcext:value-type="string">
            <text:p>&lt;a href="https://www.justice.gov/epstein/files/DataSet%2010/EFTA01617941.odp"&gt;https://www.justice.gov/epstein/files/DataSet%2010/EFTA01617941.odp&lt;/a&gt;</text:p>
          </table:table-cell>
        </table:table-row>
        <table:table-row table:style-name="ro1">
          <table:table-cell office:value-type="string" calcext:value-type="string">
            <text:p>&lt;a href="https://www.justice.gov/epstein/files/DataSet%2010/EFTA01617941.key"&gt;https://www.justice.gov/epstein/files/DataSet%2010/EFTA01617941.key&lt;/a&gt;</text:p>
          </table:table-cell>
        </table:table-row>
        <table:table-row table:style-name="ro1">
          <table:table-cell office:value-type="string" calcext:value-type="string">
            <text:p>&lt;a href="https://www.justice.gov/epstein/files/DataSet%2010/EFTA01617941.xls"&gt;https://www.justice.gov/epstein/files/DataSet%2010/EFTA01617941.xls&lt;/a&gt;</text:p>
          </table:table-cell>
        </table:table-row>
        <table:table-row table:style-name="ro1">
          <table:table-cell office:value-type="string" calcext:value-type="string">
            <text:p>&lt;a href="https://www.justice.gov/epstein/files/DataSet%2010/EFTA01617941.xlsx"&gt;https://www.justice.gov/epstein/files/DataSet%2010/EFTA01617941.xlsx&lt;/a&gt;</text:p>
          </table:table-cell>
        </table:table-row>
        <table:table-row table:style-name="ro1">
          <table:table-cell office:value-type="string" calcext:value-type="string">
            <text:p>&lt;a href="https://www.justice.gov/epstein/files/DataSet%2010/EFTA01617941.xlsm"&gt;https://www.justice.gov/epstein/files/DataSet%2010/EFTA01617941.xlsm&lt;/a&gt;</text:p>
          </table:table-cell>
        </table:table-row>
        <table:table-row table:style-name="ro1">
          <table:table-cell office:value-type="string" calcext:value-type="string">
            <text:p>&lt;a href="https://www.justice.gov/epstein/files/DataSet%2010/EFTA01617941.xlt"&gt;https://www.justice.gov/epstein/files/DataSet%2010/EFTA01617941.xlt&lt;/a&gt;</text:p>
          </table:table-cell>
        </table:table-row>
        <table:table-row table:style-name="ro1">
          <table:table-cell office:value-type="string" calcext:value-type="string">
            <text:p>&lt;a href="https://www.justice.gov/epstein/files/DataSet%2010/EFTA01617941.xltx"&gt;https://www.justice.gov/epstein/files/DataSet%2010/EFTA01617941.xltx&lt;/a&gt;</text:p>
          </table:table-cell>
        </table:table-row>
        <table:table-row table:style-name="ro1">
          <table:table-cell office:value-type="string" calcext:value-type="string">
            <text:p>&lt;a href="https://www.justice.gov/epstein/files/DataSet%2010/EFTA01617941.ods"&gt;https://www.justice.gov/epstein/files/DataSet%2010/EFTA01617941.ods&lt;/a&gt;</text:p>
          </table:table-cell>
        </table:table-row>
        <table:table-row table:style-name="ro1">
          <table:table-cell office:value-type="string" calcext:value-type="string">
            <text:p>&lt;a href="https://www.justice.gov/epstein/files/DataSet%2010/EFTA01617941.csv"&gt;https://www.justice.gov/epstein/files/DataSet%2010/EFTA01617941.csv&lt;/a&gt;</text:p>
          </table:table-cell>
        </table:table-row>
        <table:table-row table:style-name="ro1">
          <table:table-cell office:value-type="string" calcext:value-type="string">
            <text:p>&lt;a href="https://www.justice.gov/epstein/files/DataSet%2010/EFTA01617941.numbers"&gt;https://www.justice.gov/epstein/files/DataSet%2010/EFTA01617941.numbers&lt;/a&gt;</text:p>
          </table:table-cell>
        </table:table-row>
        <table:table-row table:style-name="ro1">
          <table:table-cell office:value-type="string" calcext:value-type="string">
            <text:p>&lt;a href="https://www.justice.gov/epstein/files/DataSet%2010/EFTA01617941.wks"&gt;https://www.justice.gov/epstein/files/DataSet%2010/EFTA01617941.wks&lt;/a&gt;</text:p>
          </table:table-cell>
        </table:table-row>
        <table:table-row table:style-name="ro1">
          <table:table-cell office:value-type="string" calcext:value-type="string">
            <text:p>&lt;a href="https://www.justice.gov/epstein/files/DataSet%2010/EFTA01617942.avi"&gt;https://www.justice.gov/epstein/files/DataSet%2010/EFTA01617942.avi&lt;/a&gt;</text:p>
          </table:table-cell>
        </table:table-row>
        <table:table-row table:style-name="ro1">
          <table:table-cell office:value-type="string" calcext:value-type="string">
            <text:p>&lt;a href="https://www.justice.gov/epstein/files/DataSet%2010/EFTA01617942.mp4"&gt;https://www.justice.gov/epstein/files/DataSet%2010/EFTA01617942.mp4&lt;/a&gt;</text:p>
          </table:table-cell>
        </table:table-row>
        <table:table-row table:style-name="ro1">
          <table:table-cell office:value-type="string" calcext:value-type="string">
            <text:p>&lt;a href="https://www.justice.gov/epstein/files/DataSet%2010/EFTA01617942.mkv"&gt;https://www.justice.gov/epstein/files/DataSet%2010/EFTA01617942.mkv&lt;/a&gt;</text:p>
          </table:table-cell>
        </table:table-row>
        <table:table-row table:style-name="ro1">
          <table:table-cell office:value-type="string" calcext:value-type="string">
            <text:p>&lt;a href="https://www.justice.gov/epstein/files/DataSet%2010/EFTA01617942.mov"&gt;https://www.justice.gov/epstein/files/DataSet%2010/EFTA01617942.mov&lt;/a&gt;</text:p>
          </table:table-cell>
        </table:table-row>
        <table:table-row table:style-name="ro1">
          <table:table-cell office:value-type="string" calcext:value-type="string">
            <text:p>&lt;a href="https://www.justice.gov/epstein/files/DataSet%2010/EFTA01617942.wmv"&gt;https://www.justice.gov/epstein/files/DataSet%2010/EFTA01617942.wmv&lt;/a&gt;</text:p>
          </table:table-cell>
        </table:table-row>
        <table:table-row table:style-name="ro1">
          <table:table-cell office:value-type="string" calcext:value-type="string">
            <text:p>&lt;a href="https://www.justice.gov/epstein/files/DataSet%2010/EFTA01617942.flv"&gt;https://www.justice.gov/epstein/files/DataSet%2010/EFTA01617942.flv&lt;/a&gt;</text:p>
          </table:table-cell>
        </table:table-row>
        <table:table-row table:style-name="ro1">
          <table:table-cell office:value-type="string" calcext:value-type="string">
            <text:p>&lt;a href="https://www.justice.gov/epstein/files/DataSet%2010/EFTA01617942.webm"&gt;https://www.justice.gov/epstein/files/DataSet%2010/EFTA01617942.webm&lt;/a&gt;</text:p>
          </table:table-cell>
        </table:table-row>
        <table:table-row table:style-name="ro1">
          <table:table-cell office:value-type="string" calcext:value-type="string">
            <text:p>&lt;a href="https://www.justice.gov/epstein/files/DataSet%2010/EFTA01617942.mpg"&gt;https://www.justice.gov/epstein/files/DataSet%2010/EFTA01617942.mpg&lt;/a&gt;</text:p>
          </table:table-cell>
        </table:table-row>
        <table:table-row table:style-name="ro1">
          <table:table-cell office:value-type="string" calcext:value-type="string">
            <text:p>&lt;a href="https://www.justice.gov/epstein/files/DataSet%2010/EFTA01617942.mpeg"&gt;https://www.justice.gov/epstein/files/DataSet%2010/EFTA01617942.mpeg&lt;/a&gt;</text:p>
          </table:table-cell>
        </table:table-row>
        <table:table-row table:style-name="ro1">
          <table:table-cell office:value-type="string" calcext:value-type="string">
            <text:p>&lt;a href="https://www.justice.gov/epstein/files/DataSet%2010/EFTA01617942.m4v"&gt;https://www.justice.gov/epstein/files/DataSet%2010/EFTA01617942.m4v&lt;/a&gt;</text:p>
          </table:table-cell>
        </table:table-row>
        <table:table-row table:style-name="ro1">
          <table:table-cell office:value-type="string" calcext:value-type="string">
            <text:p>&lt;a href="https://www.justice.gov/epstein/files/DataSet%2010/EFTA01617942.ogv"&gt;https://www.justice.gov/epstein/files/DataSet%2010/EFTA01617942.ogv&lt;/a&gt;</text:p>
          </table:table-cell>
        </table:table-row>
        <table:table-row table:style-name="ro1">
          <table:table-cell office:value-type="string" calcext:value-type="string">
            <text:p>&lt;a href="https://www.justice.gov/epstein/files/DataSet%2010/EFTA01617942.vob"&gt;https://www.justice.gov/epstein/files/DataSet%2010/EFTA01617942.vob&lt;/a&gt;</text:p>
          </table:table-cell>
        </table:table-row>
        <table:table-row table:style-name="ro1">
          <table:table-cell office:value-type="string" calcext:value-type="string">
            <text:p>&lt;a href="https://www.justice.gov/epstein/files/DataSet%2010/EFTA01617942.3gp"&gt;https://www.justice.gov/epstein/files/DataSet%2010/EFTA01617942.3gp&lt;/a&gt;</text:p>
          </table:table-cell>
        </table:table-row>
        <table:table-row table:style-name="ro1">
          <table:table-cell office:value-type="string" calcext:value-type="string">
            <text:p>&lt;a href="https://www.justice.gov/epstein/files/DataSet%2010/EFTA01617942.ts"&gt;https://www.justice.gov/epstein/files/DataSet%2010/EFTA01617942.ts&lt;/a&gt;</text:p>
          </table:table-cell>
        </table:table-row>
        <table:table-row table:style-name="ro1">
          <table:table-cell office:value-type="string" calcext:value-type="string">
            <text:p>&lt;a href="https://www.justice.gov/epstein/files/DataSet%2010/EFTA01617942.rm"&gt;https://www.justice.gov/epstein/files/DataSet%2010/EFTA01617942.rm&lt;/a&gt;</text:p>
          </table:table-cell>
        </table:table-row>
        <table:table-row table:style-name="ro1">
          <table:table-cell office:value-type="string" calcext:value-type="string">
            <text:p>&lt;a href="https://www.justice.gov/epstein/files/DataSet%2010/EFTA01617942.asf"&gt;https://www.justice.gov/epstein/files/DataSet%2010/EFTA01617942.asf&lt;/a&gt;</text:p>
          </table:table-cell>
        </table:table-row>
        <table:table-row table:style-name="ro1">
          <table:table-cell office:value-type="string" calcext:value-type="string">
            <text:p>&lt;a href="https://www.justice.gov/epstein/files/DataSet%2010/EFTA01617942.mp3"&gt;https://www.justice.gov/epstein/files/DataSet%2010/EFTA01617942.mp3&lt;/a&gt;</text:p>
          </table:table-cell>
        </table:table-row>
        <table:table-row table:style-name="ro1">
          <table:table-cell office:value-type="string" calcext:value-type="string">
            <text:p>&lt;a href="https://www.justice.gov/epstein/files/DataSet%2010/EFTA01617942.wav"&gt;https://www.justice.gov/epstein/files/DataSet%2010/EFTA01617942.wav&lt;/a&gt;</text:p>
          </table:table-cell>
        </table:table-row>
        <table:table-row table:style-name="ro1">
          <table:table-cell office:value-type="string" calcext:value-type="string">
            <text:p>&lt;a href="https://www.justice.gov/epstein/files/DataSet%2010/EFTA01617942.aac"&gt;https://www.justice.gov/epstein/files/DataSet%2010/EFTA01617942.aac&lt;/a&gt;</text:p>
          </table:table-cell>
        </table:table-row>
        <table:table-row table:style-name="ro1">
          <table:table-cell office:value-type="string" calcext:value-type="string">
            <text:p>&lt;a href="https://www.justice.gov/epstein/files/DataSet%2010/EFTA01617942.m4a"&gt;https://www.justice.gov/epstein/files/DataSet%2010/EFTA01617942.m4a&lt;/a&gt;</text:p>
          </table:table-cell>
        </table:table-row>
        <table:table-row table:style-name="ro1">
          <table:table-cell office:value-type="string" calcext:value-type="string">
            <text:p>&lt;a href="https://www.justice.gov/epstein/files/DataSet%2010/EFTA01617942.wma"&gt;https://www.justice.gov/epstein/files/DataSet%2010/EFTA01617942.wma&lt;/a&gt;</text:p>
          </table:table-cell>
        </table:table-row>
        <table:table-row table:style-name="ro1">
          <table:table-cell office:value-type="string" calcext:value-type="string">
            <text:p>&lt;a href="https://www.justice.gov/epstein/files/DataSet%2010/EFTA01617942.ogg"&gt;https://www.justice.gov/epstein/files/DataSet%2010/EFTA01617942.ogg&lt;/a&gt;</text:p>
          </table:table-cell>
        </table:table-row>
        <table:table-row table:style-name="ro1">
          <table:table-cell office:value-type="string" calcext:value-type="string">
            <text:p>&lt;a href="https://www.justice.gov/epstein/files/DataSet%2010/EFTA01617942.flac"&gt;https://www.justice.gov/epstein/files/DataSet%2010/EFTA01617942.flac&lt;/a&gt;</text:p>
          </table:table-cell>
        </table:table-row>
        <table:table-row table:style-name="ro1">
          <table:table-cell office:value-type="string" calcext:value-type="string">
            <text:p>&lt;a href="https://www.justice.gov/epstein/files/DataSet%2010/EFTA01617942.aiff"&gt;https://www.justice.gov/epstein/files/DataSet%2010/EFTA01617942.aiff&lt;/a&gt;</text:p>
          </table:table-cell>
        </table:table-row>
        <table:table-row table:style-name="ro1">
          <table:table-cell office:value-type="string" calcext:value-type="string">
            <text:p>&lt;a href="https://www.justice.gov/epstein/files/DataSet%2010/EFTA01617942.mid"&gt;https://www.justice.gov/epstein/files/DataSet%2010/EFTA01617942.mid&lt;/a&gt;</text:p>
          </table:table-cell>
        </table:table-row>
        <table:table-row table:style-name="ro1">
          <table:table-cell office:value-type="string" calcext:value-type="string">
            <text:p>&lt;a href="https://www.justice.gov/epstein/files/DataSet%2010/EFTA01617942.midi"&gt;https://www.justice.gov/epstein/files/DataSet%2010/EFTA01617942.midi&lt;/a&gt;</text:p>
          </table:table-cell>
        </table:table-row>
        <table:table-row table:style-name="ro1">
          <table:table-cell office:value-type="string" calcext:value-type="string">
            <text:p>&lt;a href="https://www.justice.gov/epstein/files/DataSet%2010/EFTA01617942.amr"&gt;https://www.justice.gov/epstein/files/DataSet%2010/EFTA01617942.amr&lt;/a&gt;</text:p>
          </table:table-cell>
        </table:table-row>
        <table:table-row table:style-name="ro1">
          <table:table-cell office:value-type="string" calcext:value-type="string">
            <text:p>&lt;a href="https://www.justice.gov/epstein/files/DataSet%2010/EFTA01617942.ra"&gt;https://www.justice.gov/epstein/files/DataSet%2010/EFTA01617942.ra&lt;/a&gt;</text:p>
          </table:table-cell>
        </table:table-row>
        <table:table-row table:style-name="ro1">
          <table:table-cell office:value-type="string" calcext:value-type="string">
            <text:p>&lt;a href="https://www.justice.gov/epstein/files/DataSet%2010/EFTA01617942.opus"&gt;https://www.justice.gov/epstein/files/DataSet%2010/EFTA01617942.opus&lt;/a&gt;</text:p>
          </table:table-cell>
        </table:table-row>
        <table:table-row table:style-name="ro1">
          <table:table-cell office:value-type="string" calcext:value-type="string">
            <text:p>&lt;a href="https://www.justice.gov/epstein/files/DataSet%2010/EFTA01617942.jpg"&gt;https://www.justice.gov/epstein/files/DataSet%2010/EFTA01617942.jpg&lt;/a&gt;</text:p>
          </table:table-cell>
        </table:table-row>
        <table:table-row table:style-name="ro1">
          <table:table-cell office:value-type="string" calcext:value-type="string">
            <text:p>&lt;a href="https://www.justice.gov/epstein/files/DataSet%2010/EFTA01617942.jpeg"&gt;https://www.justice.gov/epstein/files/DataSet%2010/EFTA01617942.jpeg&lt;/a&gt;</text:p>
          </table:table-cell>
        </table:table-row>
        <table:table-row table:style-name="ro1">
          <table:table-cell office:value-type="string" calcext:value-type="string">
            <text:p>&lt;a href="https://www.justice.gov/epstein/files/DataSet%2010/EFTA01617942.png"&gt;https://www.justice.gov/epstein/files/DataSet%2010/EFTA01617942.png&lt;/a&gt;</text:p>
          </table:table-cell>
        </table:table-row>
        <table:table-row table:style-name="ro1">
          <table:table-cell office:value-type="string" calcext:value-type="string">
            <text:p>&lt;a href="https://www.justice.gov/epstein/files/DataSet%2010/EFTA01617942.gif"&gt;https://www.justice.gov/epstein/files/DataSet%2010/EFTA01617942.gif&lt;/a&gt;</text:p>
          </table:table-cell>
        </table:table-row>
        <table:table-row table:style-name="ro1">
          <table:table-cell office:value-type="string" calcext:value-type="string">
            <text:p>&lt;a href="https://www.justice.gov/epstein/files/DataSet%2010/EFTA01617942.bmp"&gt;https://www.justice.gov/epstein/files/DataSet%2010/EFTA01617942.bmp&lt;/a&gt;</text:p>
          </table:table-cell>
        </table:table-row>
        <table:table-row table:style-name="ro1">
          <table:table-cell office:value-type="string" calcext:value-type="string">
            <text:p>&lt;a href="https://www.justice.gov/epstein/files/DataSet%2010/EFTA01617942.tif"&gt;https://www.justice.gov/epstein/files/DataSet%2010/EFTA01617942.tif&lt;/a&gt;</text:p>
          </table:table-cell>
        </table:table-row>
        <table:table-row table:style-name="ro1">
          <table:table-cell office:value-type="string" calcext:value-type="string">
            <text:p>&lt;a href="https://www.justice.gov/epstein/files/DataSet%2010/EFTA01617942.tiff"&gt;https://www.justice.gov/epstein/files/DataSet%2010/EFTA01617942.tiff&lt;/a&gt;</text:p>
          </table:table-cell>
        </table:table-row>
        <table:table-row table:style-name="ro1">
          <table:table-cell office:value-type="string" calcext:value-type="string">
            <text:p>&lt;a href="https://www.justice.gov/epstein/files/DataSet%2010/EFTA01617942.webp"&gt;https://www.justice.gov/epstein/files/DataSet%2010/EFTA01617942.webp&lt;/a&gt;</text:p>
          </table:table-cell>
        </table:table-row>
        <table:table-row table:style-name="ro1">
          <table:table-cell office:value-type="string" calcext:value-type="string">
            <text:p>&lt;a href="https://www.justice.gov/epstein/files/DataSet%2010/EFTA01617942.heic"&gt;https://www.justice.gov/epstein/files/DataSet%2010/EFTA01617942.heic&lt;/a&gt;</text:p>
          </table:table-cell>
        </table:table-row>
        <table:table-row table:style-name="ro1">
          <table:table-cell office:value-type="string" calcext:value-type="string">
            <text:p>&lt;a href="https://www.justice.gov/epstein/files/DataSet%2010/EFTA01617942.heif"&gt;https://www.justice.gov/epstein/files/DataSet%2010/EFTA01617942.heif&lt;/a&gt;</text:p>
          </table:table-cell>
        </table:table-row>
        <table:table-row table:style-name="ro1">
          <table:table-cell office:value-type="string" calcext:value-type="string">
            <text:p>&lt;a href="https://www.justice.gov/epstein/files/DataSet%2010/EFTA01617942.psd"&gt;https://www.justice.gov/epstein/files/DataSet%2010/EFTA01617942.psd&lt;/a&gt;</text:p>
          </table:table-cell>
        </table:table-row>
        <table:table-row table:style-name="ro1">
          <table:table-cell office:value-type="string" calcext:value-type="string">
            <text:p>&lt;a href="https://www.justice.gov/epstein/files/DataSet%2010/EFTA01617942.eps"&gt;https://www.justice.gov/epstein/files/DataSet%2010/EFTA01617942.eps&lt;/a&gt;</text:p>
          </table:table-cell>
        </table:table-row>
        <table:table-row table:style-name="ro1">
          <table:table-cell office:value-type="string" calcext:value-type="string">
            <text:p>&lt;a href="https://www.justice.gov/epstein/files/DataSet%2010/EFTA01617942.raw"&gt;https://www.justice.gov/epstein/files/DataSet%2010/EFTA01617942.raw&lt;/a&gt;</text:p>
          </table:table-cell>
        </table:table-row>
        <table:table-row table:style-name="ro1">
          <table:table-cell office:value-type="string" calcext:value-type="string">
            <text:p>&lt;a href="https://www.justice.gov/epstein/files/DataSet%2010/EFTA01617942.svg"&gt;https://www.justice.gov/epstein/files/DataSet%2010/EFTA01617942.svg&lt;/a&gt;</text:p>
          </table:table-cell>
        </table:table-row>
        <table:table-row table:style-name="ro1">
          <table:table-cell office:value-type="string" calcext:value-type="string">
            <text:p>&lt;a href="https://www.justice.gov/epstein/files/DataSet%2010/EFTA01617942.pcx"&gt;https://www.justice.gov/epstein/files/DataSet%2010/EFTA01617942.pcx&lt;/a&gt;</text:p>
          </table:table-cell>
        </table:table-row>
        <table:table-row table:style-name="ro1">
          <table:table-cell office:value-type="string" calcext:value-type="string">
            <text:p>&lt;a href="https://www.justice.gov/epstein/files/DataSet%2010/EFTA01617942.doc"&gt;https://www.justice.gov/epstein/files/DataSet%2010/EFTA01617942.doc&lt;/a&gt;</text:p>
          </table:table-cell>
        </table:table-row>
        <table:table-row table:style-name="ro1">
          <table:table-cell office:value-type="string" calcext:value-type="string">
            <text:p>&lt;a href="https://www.justice.gov/epstein/files/DataSet%2010/EFTA01617942.docx"&gt;https://www.justice.gov/epstein/files/DataSet%2010/EFTA01617942.docx&lt;/a&gt;</text:p>
          </table:table-cell>
        </table:table-row>
        <table:table-row table:style-name="ro1">
          <table:table-cell office:value-type="string" calcext:value-type="string">
            <text:p>&lt;a href="https://www.justice.gov/epstein/files/DataSet%2010/EFTA01617942.docm"&gt;https://www.justice.gov/epstein/files/DataSet%2010/EFTA01617942.docm&lt;/a&gt;</text:p>
          </table:table-cell>
        </table:table-row>
        <table:table-row table:style-name="ro1">
          <table:table-cell office:value-type="string" calcext:value-type="string">
            <text:p>&lt;a href="https://www.justice.gov/epstein/files/DataSet%2010/EFTA01617942.rtf"&gt;https://www.justice.gov/epstein/files/DataSet%2010/EFTA01617942.rtf&lt;/a&gt;</text:p>
          </table:table-cell>
        </table:table-row>
        <table:table-row table:style-name="ro1">
          <table:table-cell office:value-type="string" calcext:value-type="string">
            <text:p>&lt;a href="https://www.justice.gov/epstein/files/DataSet%2010/EFTA01617942.odt"&gt;https://www.justice.gov/epstein/files/DataSet%2010/EFTA01617942.odt&lt;/a&gt;</text:p>
          </table:table-cell>
        </table:table-row>
        <table:table-row table:style-name="ro1">
          <table:table-cell office:value-type="string" calcext:value-type="string">
            <text:p>&lt;a href="https://www.justice.gov/epstein/files/DataSet%2010/EFTA01617942.txt"&gt;https://www.justice.gov/epstein/files/DataSet%2010/EFTA01617942.txt&lt;/a&gt;</text:p>
          </table:table-cell>
        </table:table-row>
        <table:table-row table:style-name="ro1">
          <table:table-cell office:value-type="string" calcext:value-type="string">
            <text:p>&lt;a href="https://www.justice.gov/epstein/files/DataSet%2010/EFTA01617942.wps"&gt;https://www.justice.gov/epstein/files/DataSet%2010/EFTA01617942.wps&lt;/a&gt;</text:p>
          </table:table-cell>
        </table:table-row>
        <table:table-row table:style-name="ro1">
          <table:table-cell office:value-type="string" calcext:value-type="string">
            <text:p>&lt;a href="https://www.justice.gov/epstein/files/DataSet%2010/EFTA01617942.dot"&gt;https://www.justice.gov/epstein/files/DataSet%2010/EFTA01617942.dot&lt;/a&gt;</text:p>
          </table:table-cell>
        </table:table-row>
        <table:table-row table:style-name="ro1">
          <table:table-cell office:value-type="string" calcext:value-type="string">
            <text:p>&lt;a href="https://www.justice.gov/epstein/files/DataSet%2010/EFTA01617942.dotx"&gt;https://www.justice.gov/epstein/files/DataSet%2010/EFTA01617942.dotx&lt;/a&gt;</text:p>
          </table:table-cell>
        </table:table-row>
        <table:table-row table:style-name="ro1">
          <table:table-cell office:value-type="string" calcext:value-type="string">
            <text:p>&lt;a href="https://www.justice.gov/epstein/files/DataSet%2010/EFTA01617942.abw"&gt;https://www.justice.gov/epstein/files/DataSet%2010/EFTA01617942.abw&lt;/a&gt;</text:p>
          </table:table-cell>
        </table:table-row>
        <table:table-row table:style-name="ro1">
          <table:table-cell office:value-type="string" calcext:value-type="string">
            <text:p>&lt;a href="https://www.justice.gov/epstein/files/DataSet%2010/EFTA01617942.ppt"&gt;https://www.justice.gov/epstein/files/DataSet%2010/EFTA01617942.ppt&lt;/a&gt;</text:p>
          </table:table-cell>
        </table:table-row>
        <table:table-row table:style-name="ro1">
          <table:table-cell office:value-type="string" calcext:value-type="string">
            <text:p>&lt;a href="https://www.justice.gov/epstein/files/DataSet%2010/EFTA01617942.pptx"&gt;https://www.justice.gov/epstein/files/DataSet%2010/EFTA01617942.pptx&lt;/a&gt;</text:p>
          </table:table-cell>
        </table:table-row>
        <table:table-row table:style-name="ro1">
          <table:table-cell office:value-type="string" calcext:value-type="string">
            <text:p>&lt;a href="https://www.justice.gov/epstein/files/DataSet%2010/EFTA01617942.pptm"&gt;https://www.justice.gov/epstein/files/DataSet%2010/EFTA01617942.pptm&lt;/a&gt;</text:p>
          </table:table-cell>
        </table:table-row>
        <table:table-row table:style-name="ro1">
          <table:table-cell office:value-type="string" calcext:value-type="string">
            <text:p>&lt;a href="https://www.justice.gov/epstein/files/DataSet%2010/EFTA01617942.pps"&gt;https://www.justice.gov/epstein/files/DataSet%2010/EFTA01617942.pps&lt;/a&gt;</text:p>
          </table:table-cell>
        </table:table-row>
        <table:table-row table:style-name="ro1">
          <table:table-cell office:value-type="string" calcext:value-type="string">
            <text:p>&lt;a href="https://www.justice.gov/epstein/files/DataSet%2010/EFTA01617942.ppsx"&gt;https://www.justice.gov/epstein/files/DataSet%2010/EFTA01617942.ppsx&lt;/a&gt;</text:p>
          </table:table-cell>
        </table:table-row>
        <table:table-row table:style-name="ro1">
          <table:table-cell office:value-type="string" calcext:value-type="string">
            <text:p>&lt;a href="https://www.justice.gov/epstein/files/DataSet%2010/EFTA01617942.pot"&gt;https://www.justice.gov/epstein/files/DataSet%2010/EFTA01617942.pot&lt;/a&gt;</text:p>
          </table:table-cell>
        </table:table-row>
        <table:table-row table:style-name="ro1">
          <table:table-cell office:value-type="string" calcext:value-type="string">
            <text:p>&lt;a href="https://www.justice.gov/epstein/files/DataSet%2010/EFTA01617942.potx"&gt;https://www.justice.gov/epstein/files/DataSet%2010/EFTA01617942.potx&lt;/a&gt;</text:p>
          </table:table-cell>
        </table:table-row>
        <table:table-row table:style-name="ro1">
          <table:table-cell office:value-type="string" calcext:value-type="string">
            <text:p>&lt;a href="https://www.justice.gov/epstein/files/DataSet%2010/EFTA01617942.odp"&gt;https://www.justice.gov/epstein/files/DataSet%2010/EFTA01617942.odp&lt;/a&gt;</text:p>
          </table:table-cell>
        </table:table-row>
        <table:table-row table:style-name="ro1">
          <table:table-cell office:value-type="string" calcext:value-type="string">
            <text:p>&lt;a href="https://www.justice.gov/epstein/files/DataSet%2010/EFTA01617942.key"&gt;https://www.justice.gov/epstein/files/DataSet%2010/EFTA01617942.key&lt;/a&gt;</text:p>
          </table:table-cell>
        </table:table-row>
        <table:table-row table:style-name="ro1">
          <table:table-cell office:value-type="string" calcext:value-type="string">
            <text:p>&lt;a href="https://www.justice.gov/epstein/files/DataSet%2010/EFTA01617942.xls"&gt;https://www.justice.gov/epstein/files/DataSet%2010/EFTA01617942.xls&lt;/a&gt;</text:p>
          </table:table-cell>
        </table:table-row>
        <table:table-row table:style-name="ro1">
          <table:table-cell office:value-type="string" calcext:value-type="string">
            <text:p>&lt;a href="https://www.justice.gov/epstein/files/DataSet%2010/EFTA01617942.xlsx"&gt;https://www.justice.gov/epstein/files/DataSet%2010/EFTA01617942.xlsx&lt;/a&gt;</text:p>
          </table:table-cell>
        </table:table-row>
        <table:table-row table:style-name="ro1">
          <table:table-cell office:value-type="string" calcext:value-type="string">
            <text:p>&lt;a href="https://www.justice.gov/epstein/files/DataSet%2010/EFTA01617942.xlsm"&gt;https://www.justice.gov/epstein/files/DataSet%2010/EFTA01617942.xlsm&lt;/a&gt;</text:p>
          </table:table-cell>
        </table:table-row>
        <table:table-row table:style-name="ro1">
          <table:table-cell office:value-type="string" calcext:value-type="string">
            <text:p>&lt;a href="https://www.justice.gov/epstein/files/DataSet%2010/EFTA01617942.xlt"&gt;https://www.justice.gov/epstein/files/DataSet%2010/EFTA01617942.xlt&lt;/a&gt;</text:p>
          </table:table-cell>
        </table:table-row>
        <table:table-row table:style-name="ro1">
          <table:table-cell office:value-type="string" calcext:value-type="string">
            <text:p>&lt;a href="https://www.justice.gov/epstein/files/DataSet%2010/EFTA01617942.xltx"&gt;https://www.justice.gov/epstein/files/DataSet%2010/EFTA01617942.xltx&lt;/a&gt;</text:p>
          </table:table-cell>
        </table:table-row>
        <table:table-row table:style-name="ro1">
          <table:table-cell office:value-type="string" calcext:value-type="string">
            <text:p>&lt;a href="https://www.justice.gov/epstein/files/DataSet%2010/EFTA01617942.ods"&gt;https://www.justice.gov/epstein/files/DataSet%2010/EFTA01617942.ods&lt;/a&gt;</text:p>
          </table:table-cell>
        </table:table-row>
        <table:table-row table:style-name="ro1">
          <table:table-cell office:value-type="string" calcext:value-type="string">
            <text:p>&lt;a href="https://www.justice.gov/epstein/files/DataSet%2010/EFTA01617942.csv"&gt;https://www.justice.gov/epstein/files/DataSet%2010/EFTA01617942.csv&lt;/a&gt;</text:p>
          </table:table-cell>
        </table:table-row>
        <table:table-row table:style-name="ro1">
          <table:table-cell office:value-type="string" calcext:value-type="string">
            <text:p>&lt;a href="https://www.justice.gov/epstein/files/DataSet%2010/EFTA01617942.numbers"&gt;https://www.justice.gov/epstein/files/DataSet%2010/EFTA01617942.numbers&lt;/a&gt;</text:p>
          </table:table-cell>
        </table:table-row>
        <table:table-row table:style-name="ro1">
          <table:table-cell office:value-type="string" calcext:value-type="string">
            <text:p>&lt;a href="https://www.justice.gov/epstein/files/DataSet%2010/EFTA01617942.wks"&gt;https://www.justice.gov/epstein/files/DataSet%2010/EFTA01617942.wks&lt;/a&gt;</text:p>
          </table:table-cell>
        </table:table-row>
        <table:table-row table:style-name="ro1">
          <table:table-cell office:value-type="string" calcext:value-type="string">
            <text:p>&lt;a href="https://www.justice.gov/epstein/files/DataSet%2010/EFTA01617967.avi"&gt;https://www.justice.gov/epstein/files/DataSet%2010/EFTA01617967.avi&lt;/a&gt;</text:p>
          </table:table-cell>
        </table:table-row>
        <table:table-row table:style-name="ro1">
          <table:table-cell office:value-type="string" calcext:value-type="string">
            <text:p>&lt;a href="https://www.justice.gov/epstein/files/DataSet%2010/EFTA01617967.mp4"&gt;https://www.justice.gov/epstein/files/DataSet%2010/EFTA01617967.mp4&lt;/a&gt;</text:p>
          </table:table-cell>
        </table:table-row>
        <table:table-row table:style-name="ro1">
          <table:table-cell office:value-type="string" calcext:value-type="string">
            <text:p>&lt;a href="https://www.justice.gov/epstein/files/DataSet%2010/EFTA01617967.mkv"&gt;https://www.justice.gov/epstein/files/DataSet%2010/EFTA01617967.mkv&lt;/a&gt;</text:p>
          </table:table-cell>
        </table:table-row>
        <table:table-row table:style-name="ro1">
          <table:table-cell office:value-type="string" calcext:value-type="string">
            <text:p>&lt;a href="https://www.justice.gov/epstein/files/DataSet%2010/EFTA01617967.mov"&gt;https://www.justice.gov/epstein/files/DataSet%2010/EFTA01617967.mov&lt;/a&gt;</text:p>
          </table:table-cell>
        </table:table-row>
        <table:table-row table:style-name="ro1">
          <table:table-cell office:value-type="string" calcext:value-type="string">
            <text:p>&lt;a href="https://www.justice.gov/epstein/files/DataSet%2010/EFTA01617967.wmv"&gt;https://www.justice.gov/epstein/files/DataSet%2010/EFTA01617967.wmv&lt;/a&gt;</text:p>
          </table:table-cell>
        </table:table-row>
        <table:table-row table:style-name="ro1">
          <table:table-cell office:value-type="string" calcext:value-type="string">
            <text:p>&lt;a href="https://www.justice.gov/epstein/files/DataSet%2010/EFTA01617967.flv"&gt;https://www.justice.gov/epstein/files/DataSet%2010/EFTA01617967.flv&lt;/a&gt;</text:p>
          </table:table-cell>
        </table:table-row>
        <table:table-row table:style-name="ro1">
          <table:table-cell office:value-type="string" calcext:value-type="string">
            <text:p>&lt;a href="https://www.justice.gov/epstein/files/DataSet%2010/EFTA01617967.webm"&gt;https://www.justice.gov/epstein/files/DataSet%2010/EFTA01617967.webm&lt;/a&gt;</text:p>
          </table:table-cell>
        </table:table-row>
        <table:table-row table:style-name="ro1">
          <table:table-cell office:value-type="string" calcext:value-type="string">
            <text:p>&lt;a href="https://www.justice.gov/epstein/files/DataSet%2010/EFTA01617967.mpg"&gt;https://www.justice.gov/epstein/files/DataSet%2010/EFTA01617967.mpg&lt;/a&gt;</text:p>
          </table:table-cell>
        </table:table-row>
        <table:table-row table:style-name="ro1">
          <table:table-cell office:value-type="string" calcext:value-type="string">
            <text:p>&lt;a href="https://www.justice.gov/epstein/files/DataSet%2010/EFTA01617967.mpeg"&gt;https://www.justice.gov/epstein/files/DataSet%2010/EFTA01617967.mpeg&lt;/a&gt;</text:p>
          </table:table-cell>
        </table:table-row>
        <table:table-row table:style-name="ro1">
          <table:table-cell office:value-type="string" calcext:value-type="string">
            <text:p>&lt;a href="https://www.justice.gov/epstein/files/DataSet%2010/EFTA01617967.m4v"&gt;https://www.justice.gov/epstein/files/DataSet%2010/EFTA01617967.m4v&lt;/a&gt;</text:p>
          </table:table-cell>
        </table:table-row>
        <table:table-row table:style-name="ro1">
          <table:table-cell office:value-type="string" calcext:value-type="string">
            <text:p>&lt;a href="https://www.justice.gov/epstein/files/DataSet%2010/EFTA01617967.ogv"&gt;https://www.justice.gov/epstein/files/DataSet%2010/EFTA01617967.ogv&lt;/a&gt;</text:p>
          </table:table-cell>
        </table:table-row>
        <table:table-row table:style-name="ro1">
          <table:table-cell office:value-type="string" calcext:value-type="string">
            <text:p>&lt;a href="https://www.justice.gov/epstein/files/DataSet%2010/EFTA01617967.vob"&gt;https://www.justice.gov/epstein/files/DataSet%2010/EFTA01617967.vob&lt;/a&gt;</text:p>
          </table:table-cell>
        </table:table-row>
        <table:table-row table:style-name="ro1">
          <table:table-cell office:value-type="string" calcext:value-type="string">
            <text:p>&lt;a href="https://www.justice.gov/epstein/files/DataSet%2010/EFTA01617967.3gp"&gt;https://www.justice.gov/epstein/files/DataSet%2010/EFTA01617967.3gp&lt;/a&gt;</text:p>
          </table:table-cell>
        </table:table-row>
        <table:table-row table:style-name="ro1">
          <table:table-cell office:value-type="string" calcext:value-type="string">
            <text:p>&lt;a href="https://www.justice.gov/epstein/files/DataSet%2010/EFTA01617967.ts"&gt;https://www.justice.gov/epstein/files/DataSet%2010/EFTA01617967.ts&lt;/a&gt;</text:p>
          </table:table-cell>
        </table:table-row>
        <table:table-row table:style-name="ro1">
          <table:table-cell office:value-type="string" calcext:value-type="string">
            <text:p>&lt;a href="https://www.justice.gov/epstein/files/DataSet%2010/EFTA01617967.rm"&gt;https://www.justice.gov/epstein/files/DataSet%2010/EFTA01617967.rm&lt;/a&gt;</text:p>
          </table:table-cell>
        </table:table-row>
        <table:table-row table:style-name="ro1">
          <table:table-cell office:value-type="string" calcext:value-type="string">
            <text:p>&lt;a href="https://www.justice.gov/epstein/files/DataSet%2010/EFTA01617967.asf"&gt;https://www.justice.gov/epstein/files/DataSet%2010/EFTA01617967.asf&lt;/a&gt;</text:p>
          </table:table-cell>
        </table:table-row>
        <table:table-row table:style-name="ro1">
          <table:table-cell office:value-type="string" calcext:value-type="string">
            <text:p>&lt;a href="https://www.justice.gov/epstein/files/DataSet%2010/EFTA01617967.mp3"&gt;https://www.justice.gov/epstein/files/DataSet%2010/EFTA01617967.mp3&lt;/a&gt;</text:p>
          </table:table-cell>
        </table:table-row>
        <table:table-row table:style-name="ro1">
          <table:table-cell office:value-type="string" calcext:value-type="string">
            <text:p>&lt;a href="https://www.justice.gov/epstein/files/DataSet%2010/EFTA01617967.wav"&gt;https://www.justice.gov/epstein/files/DataSet%2010/EFTA01617967.wav&lt;/a&gt;</text:p>
          </table:table-cell>
        </table:table-row>
        <table:table-row table:style-name="ro1">
          <table:table-cell office:value-type="string" calcext:value-type="string">
            <text:p>&lt;a href="https://www.justice.gov/epstein/files/DataSet%2010/EFTA01617967.aac"&gt;https://www.justice.gov/epstein/files/DataSet%2010/EFTA01617967.aac&lt;/a&gt;</text:p>
          </table:table-cell>
        </table:table-row>
        <table:table-row table:style-name="ro1">
          <table:table-cell office:value-type="string" calcext:value-type="string">
            <text:p>&lt;a href="https://www.justice.gov/epstein/files/DataSet%2010/EFTA01617967.m4a"&gt;https://www.justice.gov/epstein/files/DataSet%2010/EFTA01617967.m4a&lt;/a&gt;</text:p>
          </table:table-cell>
        </table:table-row>
        <table:table-row table:style-name="ro1">
          <table:table-cell office:value-type="string" calcext:value-type="string">
            <text:p>&lt;a href="https://www.justice.gov/epstein/files/DataSet%2010/EFTA01617967.wma"&gt;https://www.justice.gov/epstein/files/DataSet%2010/EFTA01617967.wma&lt;/a&gt;</text:p>
          </table:table-cell>
        </table:table-row>
        <table:table-row table:style-name="ro1">
          <table:table-cell office:value-type="string" calcext:value-type="string">
            <text:p>&lt;a href="https://www.justice.gov/epstein/files/DataSet%2010/EFTA01617967.ogg"&gt;https://www.justice.gov/epstein/files/DataSet%2010/EFTA01617967.ogg&lt;/a&gt;</text:p>
          </table:table-cell>
        </table:table-row>
        <table:table-row table:style-name="ro1">
          <table:table-cell office:value-type="string" calcext:value-type="string">
            <text:p>&lt;a href="https://www.justice.gov/epstein/files/DataSet%2010/EFTA01617967.flac"&gt;https://www.justice.gov/epstein/files/DataSet%2010/EFTA01617967.flac&lt;/a&gt;</text:p>
          </table:table-cell>
        </table:table-row>
        <table:table-row table:style-name="ro1">
          <table:table-cell office:value-type="string" calcext:value-type="string">
            <text:p>&lt;a href="https://www.justice.gov/epstein/files/DataSet%2010/EFTA01617967.aiff"&gt;https://www.justice.gov/epstein/files/DataSet%2010/EFTA01617967.aiff&lt;/a&gt;</text:p>
          </table:table-cell>
        </table:table-row>
        <table:table-row table:style-name="ro1">
          <table:table-cell office:value-type="string" calcext:value-type="string">
            <text:p>&lt;a href="https://www.justice.gov/epstein/files/DataSet%2010/EFTA01617967.mid"&gt;https://www.justice.gov/epstein/files/DataSet%2010/EFTA01617967.mid&lt;/a&gt;</text:p>
          </table:table-cell>
        </table:table-row>
        <table:table-row table:style-name="ro1">
          <table:table-cell office:value-type="string" calcext:value-type="string">
            <text:p>&lt;a href="https://www.justice.gov/epstein/files/DataSet%2010/EFTA01617967.midi"&gt;https://www.justice.gov/epstein/files/DataSet%2010/EFTA01617967.midi&lt;/a&gt;</text:p>
          </table:table-cell>
        </table:table-row>
        <table:table-row table:style-name="ro1">
          <table:table-cell office:value-type="string" calcext:value-type="string">
            <text:p>&lt;a href="https://www.justice.gov/epstein/files/DataSet%2010/EFTA01617967.amr"&gt;https://www.justice.gov/epstein/files/DataSet%2010/EFTA01617967.amr&lt;/a&gt;</text:p>
          </table:table-cell>
        </table:table-row>
        <table:table-row table:style-name="ro1">
          <table:table-cell office:value-type="string" calcext:value-type="string">
            <text:p>&lt;a href="https://www.justice.gov/epstein/files/DataSet%2010/EFTA01617967.ra"&gt;https://www.justice.gov/epstein/files/DataSet%2010/EFTA01617967.ra&lt;/a&gt;</text:p>
          </table:table-cell>
        </table:table-row>
        <table:table-row table:style-name="ro1">
          <table:table-cell office:value-type="string" calcext:value-type="string">
            <text:p>&lt;a href="https://www.justice.gov/epstein/files/DataSet%2010/EFTA01617967.opus"&gt;https://www.justice.gov/epstein/files/DataSet%2010/EFTA01617967.opus&lt;/a&gt;</text:p>
          </table:table-cell>
        </table:table-row>
        <table:table-row table:style-name="ro1">
          <table:table-cell office:value-type="string" calcext:value-type="string">
            <text:p>&lt;a href="https://www.justice.gov/epstein/files/DataSet%2010/EFTA01617967.jpg"&gt;https://www.justice.gov/epstein/files/DataSet%2010/EFTA01617967.jpg&lt;/a&gt;</text:p>
          </table:table-cell>
        </table:table-row>
        <table:table-row table:style-name="ro1">
          <table:table-cell office:value-type="string" calcext:value-type="string">
            <text:p>&lt;a href="https://www.justice.gov/epstein/files/DataSet%2010/EFTA01617967.jpeg"&gt;https://www.justice.gov/epstein/files/DataSet%2010/EFTA01617967.jpeg&lt;/a&gt;</text:p>
          </table:table-cell>
        </table:table-row>
        <table:table-row table:style-name="ro1">
          <table:table-cell office:value-type="string" calcext:value-type="string">
            <text:p>&lt;a href="https://www.justice.gov/epstein/files/DataSet%2010/EFTA01617967.png"&gt;https://www.justice.gov/epstein/files/DataSet%2010/EFTA01617967.png&lt;/a&gt;</text:p>
          </table:table-cell>
        </table:table-row>
        <table:table-row table:style-name="ro1">
          <table:table-cell office:value-type="string" calcext:value-type="string">
            <text:p>&lt;a href="https://www.justice.gov/epstein/files/DataSet%2010/EFTA01617967.gif"&gt;https://www.justice.gov/epstein/files/DataSet%2010/EFTA01617967.gif&lt;/a&gt;</text:p>
          </table:table-cell>
        </table:table-row>
        <table:table-row table:style-name="ro1">
          <table:table-cell office:value-type="string" calcext:value-type="string">
            <text:p>&lt;a href="https://www.justice.gov/epstein/files/DataSet%2010/EFTA01617967.bmp"&gt;https://www.justice.gov/epstein/files/DataSet%2010/EFTA01617967.bmp&lt;/a&gt;</text:p>
          </table:table-cell>
        </table:table-row>
        <table:table-row table:style-name="ro1">
          <table:table-cell office:value-type="string" calcext:value-type="string">
            <text:p>&lt;a href="https://www.justice.gov/epstein/files/DataSet%2010/EFTA01617967.tif"&gt;https://www.justice.gov/epstein/files/DataSet%2010/EFTA01617967.tif&lt;/a&gt;</text:p>
          </table:table-cell>
        </table:table-row>
        <table:table-row table:style-name="ro1">
          <table:table-cell office:value-type="string" calcext:value-type="string">
            <text:p>&lt;a href="https://www.justice.gov/epstein/files/DataSet%2010/EFTA01617967.tiff"&gt;https://www.justice.gov/epstein/files/DataSet%2010/EFTA01617967.tiff&lt;/a&gt;</text:p>
          </table:table-cell>
        </table:table-row>
        <table:table-row table:style-name="ro1">
          <table:table-cell office:value-type="string" calcext:value-type="string">
            <text:p>&lt;a href="https://www.justice.gov/epstein/files/DataSet%2010/EFTA01617967.webp"&gt;https://www.justice.gov/epstein/files/DataSet%2010/EFTA01617967.webp&lt;/a&gt;</text:p>
          </table:table-cell>
        </table:table-row>
        <table:table-row table:style-name="ro1">
          <table:table-cell office:value-type="string" calcext:value-type="string">
            <text:p>&lt;a href="https://www.justice.gov/epstein/files/DataSet%2010/EFTA01617967.heic"&gt;https://www.justice.gov/epstein/files/DataSet%2010/EFTA01617967.heic&lt;/a&gt;</text:p>
          </table:table-cell>
        </table:table-row>
        <table:table-row table:style-name="ro1">
          <table:table-cell office:value-type="string" calcext:value-type="string">
            <text:p>&lt;a href="https://www.justice.gov/epstein/files/DataSet%2010/EFTA01617967.heif"&gt;https://www.justice.gov/epstein/files/DataSet%2010/EFTA01617967.heif&lt;/a&gt;</text:p>
          </table:table-cell>
        </table:table-row>
        <table:table-row table:style-name="ro1">
          <table:table-cell office:value-type="string" calcext:value-type="string">
            <text:p>&lt;a href="https://www.justice.gov/epstein/files/DataSet%2010/EFTA01617967.psd"&gt;https://www.justice.gov/epstein/files/DataSet%2010/EFTA01617967.psd&lt;/a&gt;</text:p>
          </table:table-cell>
        </table:table-row>
        <table:table-row table:style-name="ro1">
          <table:table-cell office:value-type="string" calcext:value-type="string">
            <text:p>&lt;a href="https://www.justice.gov/epstein/files/DataSet%2010/EFTA01617967.eps"&gt;https://www.justice.gov/epstein/files/DataSet%2010/EFTA01617967.eps&lt;/a&gt;</text:p>
          </table:table-cell>
        </table:table-row>
        <table:table-row table:style-name="ro1">
          <table:table-cell office:value-type="string" calcext:value-type="string">
            <text:p>&lt;a href="https://www.justice.gov/epstein/files/DataSet%2010/EFTA01617967.raw"&gt;https://www.justice.gov/epstein/files/DataSet%2010/EFTA01617967.raw&lt;/a&gt;</text:p>
          </table:table-cell>
        </table:table-row>
        <table:table-row table:style-name="ro1">
          <table:table-cell office:value-type="string" calcext:value-type="string">
            <text:p>&lt;a href="https://www.justice.gov/epstein/files/DataSet%2010/EFTA01617967.svg"&gt;https://www.justice.gov/epstein/files/DataSet%2010/EFTA01617967.svg&lt;/a&gt;</text:p>
          </table:table-cell>
        </table:table-row>
        <table:table-row table:style-name="ro1">
          <table:table-cell office:value-type="string" calcext:value-type="string">
            <text:p>&lt;a href="https://www.justice.gov/epstein/files/DataSet%2010/EFTA01617967.pcx"&gt;https://www.justice.gov/epstein/files/DataSet%2010/EFTA01617967.pcx&lt;/a&gt;</text:p>
          </table:table-cell>
        </table:table-row>
        <table:table-row table:style-name="ro1">
          <table:table-cell office:value-type="string" calcext:value-type="string">
            <text:p>&lt;a href="https://www.justice.gov/epstein/files/DataSet%2010/EFTA01617967.doc"&gt;https://www.justice.gov/epstein/files/DataSet%2010/EFTA01617967.doc&lt;/a&gt;</text:p>
          </table:table-cell>
        </table:table-row>
        <table:table-row table:style-name="ro1">
          <table:table-cell office:value-type="string" calcext:value-type="string">
            <text:p>&lt;a href="https://www.justice.gov/epstein/files/DataSet%2010/EFTA01617967.docx"&gt;https://www.justice.gov/epstein/files/DataSet%2010/EFTA01617967.docx&lt;/a&gt;</text:p>
          </table:table-cell>
        </table:table-row>
        <table:table-row table:style-name="ro1">
          <table:table-cell office:value-type="string" calcext:value-type="string">
            <text:p>&lt;a href="https://www.justice.gov/epstein/files/DataSet%2010/EFTA01617967.docm"&gt;https://www.justice.gov/epstein/files/DataSet%2010/EFTA01617967.docm&lt;/a&gt;</text:p>
          </table:table-cell>
        </table:table-row>
        <table:table-row table:style-name="ro1">
          <table:table-cell office:value-type="string" calcext:value-type="string">
            <text:p>&lt;a href="https://www.justice.gov/epstein/files/DataSet%2010/EFTA01617967.rtf"&gt;https://www.justice.gov/epstein/files/DataSet%2010/EFTA01617967.rtf&lt;/a&gt;</text:p>
          </table:table-cell>
        </table:table-row>
        <table:table-row table:style-name="ro1">
          <table:table-cell office:value-type="string" calcext:value-type="string">
            <text:p>&lt;a href="https://www.justice.gov/epstein/files/DataSet%2010/EFTA01617967.odt"&gt;https://www.justice.gov/epstein/files/DataSet%2010/EFTA01617967.odt&lt;/a&gt;</text:p>
          </table:table-cell>
        </table:table-row>
        <table:table-row table:style-name="ro1">
          <table:table-cell office:value-type="string" calcext:value-type="string">
            <text:p>&lt;a href="https://www.justice.gov/epstein/files/DataSet%2010/EFTA01617967.txt"&gt;https://www.justice.gov/epstein/files/DataSet%2010/EFTA01617967.txt&lt;/a&gt;</text:p>
          </table:table-cell>
        </table:table-row>
        <table:table-row table:style-name="ro1">
          <table:table-cell office:value-type="string" calcext:value-type="string">
            <text:p>&lt;a href="https://www.justice.gov/epstein/files/DataSet%2010/EFTA01617967.wps"&gt;https://www.justice.gov/epstein/files/DataSet%2010/EFTA01617967.wps&lt;/a&gt;</text:p>
          </table:table-cell>
        </table:table-row>
        <table:table-row table:style-name="ro1">
          <table:table-cell office:value-type="string" calcext:value-type="string">
            <text:p>&lt;a href="https://www.justice.gov/epstein/files/DataSet%2010/EFTA01617967.dot"&gt;https://www.justice.gov/epstein/files/DataSet%2010/EFTA01617967.dot&lt;/a&gt;</text:p>
          </table:table-cell>
        </table:table-row>
        <table:table-row table:style-name="ro1">
          <table:table-cell office:value-type="string" calcext:value-type="string">
            <text:p>&lt;a href="https://www.justice.gov/epstein/files/DataSet%2010/EFTA01617967.dotx"&gt;https://www.justice.gov/epstein/files/DataSet%2010/EFTA01617967.dotx&lt;/a&gt;</text:p>
          </table:table-cell>
        </table:table-row>
        <table:table-row table:style-name="ro1">
          <table:table-cell office:value-type="string" calcext:value-type="string">
            <text:p>&lt;a href="https://www.justice.gov/epstein/files/DataSet%2010/EFTA01617967.abw"&gt;https://www.justice.gov/epstein/files/DataSet%2010/EFTA01617967.abw&lt;/a&gt;</text:p>
          </table:table-cell>
        </table:table-row>
        <table:table-row table:style-name="ro1">
          <table:table-cell office:value-type="string" calcext:value-type="string">
            <text:p>&lt;a href="https://www.justice.gov/epstein/files/DataSet%2010/EFTA01617967.ppt"&gt;https://www.justice.gov/epstein/files/DataSet%2010/EFTA01617967.ppt&lt;/a&gt;</text:p>
          </table:table-cell>
        </table:table-row>
        <table:table-row table:style-name="ro1">
          <table:table-cell office:value-type="string" calcext:value-type="string">
            <text:p>&lt;a href="https://www.justice.gov/epstein/files/DataSet%2010/EFTA01617967.pptx"&gt;https://www.justice.gov/epstein/files/DataSet%2010/EFTA01617967.pptx&lt;/a&gt;</text:p>
          </table:table-cell>
        </table:table-row>
        <table:table-row table:style-name="ro1">
          <table:table-cell office:value-type="string" calcext:value-type="string">
            <text:p>&lt;a href="https://www.justice.gov/epstein/files/DataSet%2010/EFTA01617967.pptm"&gt;https://www.justice.gov/epstein/files/DataSet%2010/EFTA01617967.pptm&lt;/a&gt;</text:p>
          </table:table-cell>
        </table:table-row>
        <table:table-row table:style-name="ro1">
          <table:table-cell office:value-type="string" calcext:value-type="string">
            <text:p>&lt;a href="https://www.justice.gov/epstein/files/DataSet%2010/EFTA01617967.pps"&gt;https://www.justice.gov/epstein/files/DataSet%2010/EFTA01617967.pps&lt;/a&gt;</text:p>
          </table:table-cell>
        </table:table-row>
        <table:table-row table:style-name="ro1">
          <table:table-cell office:value-type="string" calcext:value-type="string">
            <text:p>&lt;a href="https://www.justice.gov/epstein/files/DataSet%2010/EFTA01617967.ppsx"&gt;https://www.justice.gov/epstein/files/DataSet%2010/EFTA01617967.ppsx&lt;/a&gt;</text:p>
          </table:table-cell>
        </table:table-row>
        <table:table-row table:style-name="ro1">
          <table:table-cell office:value-type="string" calcext:value-type="string">
            <text:p>&lt;a href="https://www.justice.gov/epstein/files/DataSet%2010/EFTA01617967.pot"&gt;https://www.justice.gov/epstein/files/DataSet%2010/EFTA01617967.pot&lt;/a&gt;</text:p>
          </table:table-cell>
        </table:table-row>
        <table:table-row table:style-name="ro1">
          <table:table-cell office:value-type="string" calcext:value-type="string">
            <text:p>&lt;a href="https://www.justice.gov/epstein/files/DataSet%2010/EFTA01617967.potx"&gt;https://www.justice.gov/epstein/files/DataSet%2010/EFTA01617967.potx&lt;/a&gt;</text:p>
          </table:table-cell>
        </table:table-row>
        <table:table-row table:style-name="ro1">
          <table:table-cell office:value-type="string" calcext:value-type="string">
            <text:p>&lt;a href="https://www.justice.gov/epstein/files/DataSet%2010/EFTA01617967.odp"&gt;https://www.justice.gov/epstein/files/DataSet%2010/EFTA01617967.odp&lt;/a&gt;</text:p>
          </table:table-cell>
        </table:table-row>
        <table:table-row table:style-name="ro1">
          <table:table-cell office:value-type="string" calcext:value-type="string">
            <text:p>&lt;a href="https://www.justice.gov/epstein/files/DataSet%2010/EFTA01617967.key"&gt;https://www.justice.gov/epstein/files/DataSet%2010/EFTA01617967.key&lt;/a&gt;</text:p>
          </table:table-cell>
        </table:table-row>
        <table:table-row table:style-name="ro1">
          <table:table-cell office:value-type="string" calcext:value-type="string">
            <text:p>&lt;a href="https://www.justice.gov/epstein/files/DataSet%2010/EFTA01617967.xls"&gt;https://www.justice.gov/epstein/files/DataSet%2010/EFTA01617967.xls&lt;/a&gt;</text:p>
          </table:table-cell>
        </table:table-row>
        <table:table-row table:style-name="ro1">
          <table:table-cell office:value-type="string" calcext:value-type="string">
            <text:p>&lt;a href="https://www.justice.gov/epstein/files/DataSet%2010/EFTA01617967.xlsx"&gt;https://www.justice.gov/epstein/files/DataSet%2010/EFTA01617967.xlsx&lt;/a&gt;</text:p>
          </table:table-cell>
        </table:table-row>
        <table:table-row table:style-name="ro1">
          <table:table-cell office:value-type="string" calcext:value-type="string">
            <text:p>&lt;a href="https://www.justice.gov/epstein/files/DataSet%2010/EFTA01617967.xlsm"&gt;https://www.justice.gov/epstein/files/DataSet%2010/EFTA01617967.xlsm&lt;/a&gt;</text:p>
          </table:table-cell>
        </table:table-row>
        <table:table-row table:style-name="ro1">
          <table:table-cell office:value-type="string" calcext:value-type="string">
            <text:p>&lt;a href="https://www.justice.gov/epstein/files/DataSet%2010/EFTA01617967.xlt"&gt;https://www.justice.gov/epstein/files/DataSet%2010/EFTA01617967.xlt&lt;/a&gt;</text:p>
          </table:table-cell>
        </table:table-row>
        <table:table-row table:style-name="ro1">
          <table:table-cell office:value-type="string" calcext:value-type="string">
            <text:p>&lt;a href="https://www.justice.gov/epstein/files/DataSet%2010/EFTA01617967.xltx"&gt;https://www.justice.gov/epstein/files/DataSet%2010/EFTA01617967.xltx&lt;/a&gt;</text:p>
          </table:table-cell>
        </table:table-row>
        <table:table-row table:style-name="ro1">
          <table:table-cell office:value-type="string" calcext:value-type="string">
            <text:p>&lt;a href="https://www.justice.gov/epstein/files/DataSet%2010/EFTA01617967.ods"&gt;https://www.justice.gov/epstein/files/DataSet%2010/EFTA01617967.ods&lt;/a&gt;</text:p>
          </table:table-cell>
        </table:table-row>
        <table:table-row table:style-name="ro1">
          <table:table-cell office:value-type="string" calcext:value-type="string">
            <text:p>&lt;a href="https://www.justice.gov/epstein/files/DataSet%2010/EFTA01617967.csv"&gt;https://www.justice.gov/epstein/files/DataSet%2010/EFTA01617967.csv&lt;/a&gt;</text:p>
          </table:table-cell>
        </table:table-row>
        <table:table-row table:style-name="ro1">
          <table:table-cell office:value-type="string" calcext:value-type="string">
            <text:p>&lt;a href="https://www.justice.gov/epstein/files/DataSet%2010/EFTA01617967.numbers"&gt;https://www.justice.gov/epstein/files/DataSet%2010/EFTA01617967.numbers&lt;/a&gt;</text:p>
          </table:table-cell>
        </table:table-row>
        <table:table-row table:style-name="ro1">
          <table:table-cell office:value-type="string" calcext:value-type="string">
            <text:p>&lt;a href="https://www.justice.gov/epstein/files/DataSet%2010/EFTA01617967.wks"&gt;https://www.justice.gov/epstein/files/DataSet%2010/EFTA01617967.wks&lt;/a&gt;</text:p>
          </table:table-cell>
        </table:table-row>
        <table:table-row table:style-name="ro1">
          <table:table-cell office:value-type="string" calcext:value-type="string">
            <text:p>&lt;a href="https://www.justice.gov/epstein/files/DataSet%2010/EFTA01617968.avi"&gt;https://www.justice.gov/epstein/files/DataSet%2010/EFTA01617968.avi&lt;/a&gt;</text:p>
          </table:table-cell>
        </table:table-row>
        <table:table-row table:style-name="ro1">
          <table:table-cell office:value-type="string" calcext:value-type="string">
            <text:p>&lt;a href="https://www.justice.gov/epstein/files/DataSet%2010/EFTA01617968.mp4"&gt;https://www.justice.gov/epstein/files/DataSet%2010/EFTA01617968.mp4&lt;/a&gt;</text:p>
          </table:table-cell>
        </table:table-row>
        <table:table-row table:style-name="ro1">
          <table:table-cell office:value-type="string" calcext:value-type="string">
            <text:p>&lt;a href="https://www.justice.gov/epstein/files/DataSet%2010/EFTA01617968.mkv"&gt;https://www.justice.gov/epstein/files/DataSet%2010/EFTA01617968.mkv&lt;/a&gt;</text:p>
          </table:table-cell>
        </table:table-row>
        <table:table-row table:style-name="ro1">
          <table:table-cell office:value-type="string" calcext:value-type="string">
            <text:p>&lt;a href="https://www.justice.gov/epstein/files/DataSet%2010/EFTA01617968.mov"&gt;https://www.justice.gov/epstein/files/DataSet%2010/EFTA01617968.mov&lt;/a&gt;</text:p>
          </table:table-cell>
        </table:table-row>
        <table:table-row table:style-name="ro1">
          <table:table-cell office:value-type="string" calcext:value-type="string">
            <text:p>&lt;a href="https://www.justice.gov/epstein/files/DataSet%2010/EFTA01617968.wmv"&gt;https://www.justice.gov/epstein/files/DataSet%2010/EFTA01617968.wmv&lt;/a&gt;</text:p>
          </table:table-cell>
        </table:table-row>
        <table:table-row table:style-name="ro1">
          <table:table-cell office:value-type="string" calcext:value-type="string">
            <text:p>&lt;a href="https://www.justice.gov/epstein/files/DataSet%2010/EFTA01617968.flv"&gt;https://www.justice.gov/epstein/files/DataSet%2010/EFTA01617968.flv&lt;/a&gt;</text:p>
          </table:table-cell>
        </table:table-row>
        <table:table-row table:style-name="ro1">
          <table:table-cell office:value-type="string" calcext:value-type="string">
            <text:p>&lt;a href="https://www.justice.gov/epstein/files/DataSet%2010/EFTA01617968.webm"&gt;https://www.justice.gov/epstein/files/DataSet%2010/EFTA01617968.webm&lt;/a&gt;</text:p>
          </table:table-cell>
        </table:table-row>
        <table:table-row table:style-name="ro1">
          <table:table-cell office:value-type="string" calcext:value-type="string">
            <text:p>&lt;a href="https://www.justice.gov/epstein/files/DataSet%2010/EFTA01617968.mpg"&gt;https://www.justice.gov/epstein/files/DataSet%2010/EFTA01617968.mpg&lt;/a&gt;</text:p>
          </table:table-cell>
        </table:table-row>
        <table:table-row table:style-name="ro1">
          <table:table-cell office:value-type="string" calcext:value-type="string">
            <text:p>&lt;a href="https://www.justice.gov/epstein/files/DataSet%2010/EFTA01617968.mpeg"&gt;https://www.justice.gov/epstein/files/DataSet%2010/EFTA01617968.mpeg&lt;/a&gt;</text:p>
          </table:table-cell>
        </table:table-row>
        <table:table-row table:style-name="ro1">
          <table:table-cell office:value-type="string" calcext:value-type="string">
            <text:p>&lt;a href="https://www.justice.gov/epstein/files/DataSet%2010/EFTA01617968.m4v"&gt;https://www.justice.gov/epstein/files/DataSet%2010/EFTA01617968.m4v&lt;/a&gt;</text:p>
          </table:table-cell>
        </table:table-row>
        <table:table-row table:style-name="ro1">
          <table:table-cell office:value-type="string" calcext:value-type="string">
            <text:p>&lt;a href="https://www.justice.gov/epstein/files/DataSet%2010/EFTA01617968.ogv"&gt;https://www.justice.gov/epstein/files/DataSet%2010/EFTA01617968.ogv&lt;/a&gt;</text:p>
          </table:table-cell>
        </table:table-row>
        <table:table-row table:style-name="ro1">
          <table:table-cell office:value-type="string" calcext:value-type="string">
            <text:p>&lt;a href="https://www.justice.gov/epstein/files/DataSet%2010/EFTA01617968.vob"&gt;https://www.justice.gov/epstein/files/DataSet%2010/EFTA01617968.vob&lt;/a&gt;</text:p>
          </table:table-cell>
        </table:table-row>
        <table:table-row table:style-name="ro1">
          <table:table-cell office:value-type="string" calcext:value-type="string">
            <text:p>&lt;a href="https://www.justice.gov/epstein/files/DataSet%2010/EFTA01617968.3gp"&gt;https://www.justice.gov/epstein/files/DataSet%2010/EFTA01617968.3gp&lt;/a&gt;</text:p>
          </table:table-cell>
        </table:table-row>
        <table:table-row table:style-name="ro1">
          <table:table-cell office:value-type="string" calcext:value-type="string">
            <text:p>&lt;a href="https://www.justice.gov/epstein/files/DataSet%2010/EFTA01617968.ts"&gt;https://www.justice.gov/epstein/files/DataSet%2010/EFTA01617968.ts&lt;/a&gt;</text:p>
          </table:table-cell>
        </table:table-row>
        <table:table-row table:style-name="ro1">
          <table:table-cell office:value-type="string" calcext:value-type="string">
            <text:p>&lt;a href="https://www.justice.gov/epstein/files/DataSet%2010/EFTA01617968.rm"&gt;https://www.justice.gov/epstein/files/DataSet%2010/EFTA01617968.rm&lt;/a&gt;</text:p>
          </table:table-cell>
        </table:table-row>
        <table:table-row table:style-name="ro1">
          <table:table-cell office:value-type="string" calcext:value-type="string">
            <text:p>&lt;a href="https://www.justice.gov/epstein/files/DataSet%2010/EFTA01617968.asf"&gt;https://www.justice.gov/epstein/files/DataSet%2010/EFTA01617968.asf&lt;/a&gt;</text:p>
          </table:table-cell>
        </table:table-row>
        <table:table-row table:style-name="ro1">
          <table:table-cell office:value-type="string" calcext:value-type="string">
            <text:p>&lt;a href="https://www.justice.gov/epstein/files/DataSet%2010/EFTA01617968.mp3"&gt;https://www.justice.gov/epstein/files/DataSet%2010/EFTA01617968.mp3&lt;/a&gt;</text:p>
          </table:table-cell>
        </table:table-row>
        <table:table-row table:style-name="ro1">
          <table:table-cell office:value-type="string" calcext:value-type="string">
            <text:p>&lt;a href="https://www.justice.gov/epstein/files/DataSet%2010/EFTA01617968.wav"&gt;https://www.justice.gov/epstein/files/DataSet%2010/EFTA01617968.wav&lt;/a&gt;</text:p>
          </table:table-cell>
        </table:table-row>
        <table:table-row table:style-name="ro1">
          <table:table-cell office:value-type="string" calcext:value-type="string">
            <text:p>&lt;a href="https://www.justice.gov/epstein/files/DataSet%2010/EFTA01617968.aac"&gt;https://www.justice.gov/epstein/files/DataSet%2010/EFTA01617968.aac&lt;/a&gt;</text:p>
          </table:table-cell>
        </table:table-row>
        <table:table-row table:style-name="ro1">
          <table:table-cell office:value-type="string" calcext:value-type="string">
            <text:p>&lt;a href="https://www.justice.gov/epstein/files/DataSet%2010/EFTA01617968.m4a"&gt;https://www.justice.gov/epstein/files/DataSet%2010/EFTA01617968.m4a&lt;/a&gt;</text:p>
          </table:table-cell>
        </table:table-row>
        <table:table-row table:style-name="ro1">
          <table:table-cell office:value-type="string" calcext:value-type="string">
            <text:p>&lt;a href="https://www.justice.gov/epstein/files/DataSet%2010/EFTA01617968.wma"&gt;https://www.justice.gov/epstein/files/DataSet%2010/EFTA01617968.wma&lt;/a&gt;</text:p>
          </table:table-cell>
        </table:table-row>
        <table:table-row table:style-name="ro1">
          <table:table-cell office:value-type="string" calcext:value-type="string">
            <text:p>&lt;a href="https://www.justice.gov/epstein/files/DataSet%2010/EFTA01617968.ogg"&gt;https://www.justice.gov/epstein/files/DataSet%2010/EFTA01617968.ogg&lt;/a&gt;</text:p>
          </table:table-cell>
        </table:table-row>
        <table:table-row table:style-name="ro1">
          <table:table-cell office:value-type="string" calcext:value-type="string">
            <text:p>&lt;a href="https://www.justice.gov/epstein/files/DataSet%2010/EFTA01617968.flac"&gt;https://www.justice.gov/epstein/files/DataSet%2010/EFTA01617968.flac&lt;/a&gt;</text:p>
          </table:table-cell>
        </table:table-row>
        <table:table-row table:style-name="ro1">
          <table:table-cell office:value-type="string" calcext:value-type="string">
            <text:p>&lt;a href="https://www.justice.gov/epstein/files/DataSet%2010/EFTA01617968.aiff"&gt;https://www.justice.gov/epstein/files/DataSet%2010/EFTA01617968.aiff&lt;/a&gt;</text:p>
          </table:table-cell>
        </table:table-row>
        <table:table-row table:style-name="ro1">
          <table:table-cell office:value-type="string" calcext:value-type="string">
            <text:p>&lt;a href="https://www.justice.gov/epstein/files/DataSet%2010/EFTA01617968.mid"&gt;https://www.justice.gov/epstein/files/DataSet%2010/EFTA01617968.mid&lt;/a&gt;</text:p>
          </table:table-cell>
        </table:table-row>
        <table:table-row table:style-name="ro1">
          <table:table-cell office:value-type="string" calcext:value-type="string">
            <text:p>&lt;a href="https://www.justice.gov/epstein/files/DataSet%2010/EFTA01617968.midi"&gt;https://www.justice.gov/epstein/files/DataSet%2010/EFTA01617968.midi&lt;/a&gt;</text:p>
          </table:table-cell>
        </table:table-row>
        <table:table-row table:style-name="ro1">
          <table:table-cell office:value-type="string" calcext:value-type="string">
            <text:p>&lt;a href="https://www.justice.gov/epstein/files/DataSet%2010/EFTA01617968.amr"&gt;https://www.justice.gov/epstein/files/DataSet%2010/EFTA01617968.amr&lt;/a&gt;</text:p>
          </table:table-cell>
        </table:table-row>
        <table:table-row table:style-name="ro1">
          <table:table-cell office:value-type="string" calcext:value-type="string">
            <text:p>&lt;a href="https://www.justice.gov/epstein/files/DataSet%2010/EFTA01617968.ra"&gt;https://www.justice.gov/epstein/files/DataSet%2010/EFTA01617968.ra&lt;/a&gt;</text:p>
          </table:table-cell>
        </table:table-row>
        <table:table-row table:style-name="ro1">
          <table:table-cell office:value-type="string" calcext:value-type="string">
            <text:p>&lt;a href="https://www.justice.gov/epstein/files/DataSet%2010/EFTA01617968.opus"&gt;https://www.justice.gov/epstein/files/DataSet%2010/EFTA01617968.opus&lt;/a&gt;</text:p>
          </table:table-cell>
        </table:table-row>
        <table:table-row table:style-name="ro1">
          <table:table-cell office:value-type="string" calcext:value-type="string">
            <text:p>&lt;a href="https://www.justice.gov/epstein/files/DataSet%2010/EFTA01617968.jpg"&gt;https://www.justice.gov/epstein/files/DataSet%2010/EFTA01617968.jpg&lt;/a&gt;</text:p>
          </table:table-cell>
        </table:table-row>
        <table:table-row table:style-name="ro1">
          <table:table-cell office:value-type="string" calcext:value-type="string">
            <text:p>&lt;a href="https://www.justice.gov/epstein/files/DataSet%2010/EFTA01617968.jpeg"&gt;https://www.justice.gov/epstein/files/DataSet%2010/EFTA01617968.jpeg&lt;/a&gt;</text:p>
          </table:table-cell>
        </table:table-row>
        <table:table-row table:style-name="ro1">
          <table:table-cell office:value-type="string" calcext:value-type="string">
            <text:p>&lt;a href="https://www.justice.gov/epstein/files/DataSet%2010/EFTA01617968.png"&gt;https://www.justice.gov/epstein/files/DataSet%2010/EFTA01617968.png&lt;/a&gt;</text:p>
          </table:table-cell>
        </table:table-row>
        <table:table-row table:style-name="ro1">
          <table:table-cell office:value-type="string" calcext:value-type="string">
            <text:p>&lt;a href="https://www.justice.gov/epstein/files/DataSet%2010/EFTA01617968.gif"&gt;https://www.justice.gov/epstein/files/DataSet%2010/EFTA01617968.gif&lt;/a&gt;</text:p>
          </table:table-cell>
        </table:table-row>
        <table:table-row table:style-name="ro1">
          <table:table-cell office:value-type="string" calcext:value-type="string">
            <text:p>&lt;a href="https://www.justice.gov/epstein/files/DataSet%2010/EFTA01617968.bmp"&gt;https://www.justice.gov/epstein/files/DataSet%2010/EFTA01617968.bmp&lt;/a&gt;</text:p>
          </table:table-cell>
        </table:table-row>
        <table:table-row table:style-name="ro1">
          <table:table-cell office:value-type="string" calcext:value-type="string">
            <text:p>&lt;a href="https://www.justice.gov/epstein/files/DataSet%2010/EFTA01617968.tif"&gt;https://www.justice.gov/epstein/files/DataSet%2010/EFTA01617968.tif&lt;/a&gt;</text:p>
          </table:table-cell>
        </table:table-row>
        <table:table-row table:style-name="ro1">
          <table:table-cell office:value-type="string" calcext:value-type="string">
            <text:p>&lt;a href="https://www.justice.gov/epstein/files/DataSet%2010/EFTA01617968.tiff"&gt;https://www.justice.gov/epstein/files/DataSet%2010/EFTA01617968.tiff&lt;/a&gt;</text:p>
          </table:table-cell>
        </table:table-row>
        <table:table-row table:style-name="ro1">
          <table:table-cell office:value-type="string" calcext:value-type="string">
            <text:p>&lt;a href="https://www.justice.gov/epstein/files/DataSet%2010/EFTA01617968.webp"&gt;https://www.justice.gov/epstein/files/DataSet%2010/EFTA01617968.webp&lt;/a&gt;</text:p>
          </table:table-cell>
        </table:table-row>
        <table:table-row table:style-name="ro1">
          <table:table-cell office:value-type="string" calcext:value-type="string">
            <text:p>&lt;a href="https://www.justice.gov/epstein/files/DataSet%2010/EFTA01617968.heic"&gt;https://www.justice.gov/epstein/files/DataSet%2010/EFTA01617968.heic&lt;/a&gt;</text:p>
          </table:table-cell>
        </table:table-row>
        <table:table-row table:style-name="ro1">
          <table:table-cell office:value-type="string" calcext:value-type="string">
            <text:p>&lt;a href="https://www.justice.gov/epstein/files/DataSet%2010/EFTA01617968.heif"&gt;https://www.justice.gov/epstein/files/DataSet%2010/EFTA01617968.heif&lt;/a&gt;</text:p>
          </table:table-cell>
        </table:table-row>
        <table:table-row table:style-name="ro1">
          <table:table-cell office:value-type="string" calcext:value-type="string">
            <text:p>&lt;a href="https://www.justice.gov/epstein/files/DataSet%2010/EFTA01617968.psd"&gt;https://www.justice.gov/epstein/files/DataSet%2010/EFTA01617968.psd&lt;/a&gt;</text:p>
          </table:table-cell>
        </table:table-row>
        <table:table-row table:style-name="ro1">
          <table:table-cell office:value-type="string" calcext:value-type="string">
            <text:p>&lt;a href="https://www.justice.gov/epstein/files/DataSet%2010/EFTA01617968.eps"&gt;https://www.justice.gov/epstein/files/DataSet%2010/EFTA01617968.eps&lt;/a&gt;</text:p>
          </table:table-cell>
        </table:table-row>
        <table:table-row table:style-name="ro1">
          <table:table-cell office:value-type="string" calcext:value-type="string">
            <text:p>&lt;a href="https://www.justice.gov/epstein/files/DataSet%2010/EFTA01617968.raw"&gt;https://www.justice.gov/epstein/files/DataSet%2010/EFTA01617968.raw&lt;/a&gt;</text:p>
          </table:table-cell>
        </table:table-row>
        <table:table-row table:style-name="ro1">
          <table:table-cell office:value-type="string" calcext:value-type="string">
            <text:p>&lt;a href="https://www.justice.gov/epstein/files/DataSet%2010/EFTA01617968.svg"&gt;https://www.justice.gov/epstein/files/DataSet%2010/EFTA01617968.svg&lt;/a&gt;</text:p>
          </table:table-cell>
        </table:table-row>
        <table:table-row table:style-name="ro1">
          <table:table-cell office:value-type="string" calcext:value-type="string">
            <text:p>&lt;a href="https://www.justice.gov/epstein/files/DataSet%2010/EFTA01617968.pcx"&gt;https://www.justice.gov/epstein/files/DataSet%2010/EFTA01617968.pcx&lt;/a&gt;</text:p>
          </table:table-cell>
        </table:table-row>
        <table:table-row table:style-name="ro1">
          <table:table-cell office:value-type="string" calcext:value-type="string">
            <text:p>&lt;a href="https://www.justice.gov/epstein/files/DataSet%2010/EFTA01617968.doc"&gt;https://www.justice.gov/epstein/files/DataSet%2010/EFTA01617968.doc&lt;/a&gt;</text:p>
          </table:table-cell>
        </table:table-row>
        <table:table-row table:style-name="ro1">
          <table:table-cell office:value-type="string" calcext:value-type="string">
            <text:p>&lt;a href="https://www.justice.gov/epstein/files/DataSet%2010/EFTA01617968.docx"&gt;https://www.justice.gov/epstein/files/DataSet%2010/EFTA01617968.docx&lt;/a&gt;</text:p>
          </table:table-cell>
        </table:table-row>
        <table:table-row table:style-name="ro1">
          <table:table-cell office:value-type="string" calcext:value-type="string">
            <text:p>&lt;a href="https://www.justice.gov/epstein/files/DataSet%2010/EFTA01617968.docm"&gt;https://www.justice.gov/epstein/files/DataSet%2010/EFTA01617968.docm&lt;/a&gt;</text:p>
          </table:table-cell>
        </table:table-row>
        <table:table-row table:style-name="ro1">
          <table:table-cell office:value-type="string" calcext:value-type="string">
            <text:p>&lt;a href="https://www.justice.gov/epstein/files/DataSet%2010/EFTA01617968.rtf"&gt;https://www.justice.gov/epstein/files/DataSet%2010/EFTA01617968.rtf&lt;/a&gt;</text:p>
          </table:table-cell>
        </table:table-row>
        <table:table-row table:style-name="ro1">
          <table:table-cell office:value-type="string" calcext:value-type="string">
            <text:p>&lt;a href="https://www.justice.gov/epstein/files/DataSet%2010/EFTA01617968.odt"&gt;https://www.justice.gov/epstein/files/DataSet%2010/EFTA01617968.odt&lt;/a&gt;</text:p>
          </table:table-cell>
        </table:table-row>
        <table:table-row table:style-name="ro1">
          <table:table-cell office:value-type="string" calcext:value-type="string">
            <text:p>&lt;a href="https://www.justice.gov/epstein/files/DataSet%2010/EFTA01617968.txt"&gt;https://www.justice.gov/epstein/files/DataSet%2010/EFTA01617968.txt&lt;/a&gt;</text:p>
          </table:table-cell>
        </table:table-row>
        <table:table-row table:style-name="ro1">
          <table:table-cell office:value-type="string" calcext:value-type="string">
            <text:p>&lt;a href="https://www.justice.gov/epstein/files/DataSet%2010/EFTA01617968.wps"&gt;https://www.justice.gov/epstein/files/DataSet%2010/EFTA01617968.wps&lt;/a&gt;</text:p>
          </table:table-cell>
        </table:table-row>
        <table:table-row table:style-name="ro1">
          <table:table-cell office:value-type="string" calcext:value-type="string">
            <text:p>&lt;a href="https://www.justice.gov/epstein/files/DataSet%2010/EFTA01617968.dot"&gt;https://www.justice.gov/epstein/files/DataSet%2010/EFTA01617968.dot&lt;/a&gt;</text:p>
          </table:table-cell>
        </table:table-row>
        <table:table-row table:style-name="ro1">
          <table:table-cell office:value-type="string" calcext:value-type="string">
            <text:p>&lt;a href="https://www.justice.gov/epstein/files/DataSet%2010/EFTA01617968.dotx"&gt;https://www.justice.gov/epstein/files/DataSet%2010/EFTA01617968.dotx&lt;/a&gt;</text:p>
          </table:table-cell>
        </table:table-row>
        <table:table-row table:style-name="ro1">
          <table:table-cell office:value-type="string" calcext:value-type="string">
            <text:p>&lt;a href="https://www.justice.gov/epstein/files/DataSet%2010/EFTA01617968.abw"&gt;https://www.justice.gov/epstein/files/DataSet%2010/EFTA01617968.abw&lt;/a&gt;</text:p>
          </table:table-cell>
        </table:table-row>
        <table:table-row table:style-name="ro1">
          <table:table-cell office:value-type="string" calcext:value-type="string">
            <text:p>&lt;a href="https://www.justice.gov/epstein/files/DataSet%2010/EFTA01617968.ppt"&gt;https://www.justice.gov/epstein/files/DataSet%2010/EFTA01617968.ppt&lt;/a&gt;</text:p>
          </table:table-cell>
        </table:table-row>
        <table:table-row table:style-name="ro1">
          <table:table-cell office:value-type="string" calcext:value-type="string">
            <text:p>&lt;a href="https://www.justice.gov/epstein/files/DataSet%2010/EFTA01617968.pptx"&gt;https://www.justice.gov/epstein/files/DataSet%2010/EFTA01617968.pptx&lt;/a&gt;</text:p>
          </table:table-cell>
        </table:table-row>
        <table:table-row table:style-name="ro1">
          <table:table-cell office:value-type="string" calcext:value-type="string">
            <text:p>&lt;a href="https://www.justice.gov/epstein/files/DataSet%2010/EFTA01617968.pptm"&gt;https://www.justice.gov/epstein/files/DataSet%2010/EFTA01617968.pptm&lt;/a&gt;</text:p>
          </table:table-cell>
        </table:table-row>
        <table:table-row table:style-name="ro1">
          <table:table-cell office:value-type="string" calcext:value-type="string">
            <text:p>&lt;a href="https://www.justice.gov/epstein/files/DataSet%2010/EFTA01617968.pps"&gt;https://www.justice.gov/epstein/files/DataSet%2010/EFTA01617968.pps&lt;/a&gt;</text:p>
          </table:table-cell>
        </table:table-row>
        <table:table-row table:style-name="ro1">
          <table:table-cell office:value-type="string" calcext:value-type="string">
            <text:p>&lt;a href="https://www.justice.gov/epstein/files/DataSet%2010/EFTA01617968.ppsx"&gt;https://www.justice.gov/epstein/files/DataSet%2010/EFTA01617968.ppsx&lt;/a&gt;</text:p>
          </table:table-cell>
        </table:table-row>
        <table:table-row table:style-name="ro1">
          <table:table-cell office:value-type="string" calcext:value-type="string">
            <text:p>&lt;a href="https://www.justice.gov/epstein/files/DataSet%2010/EFTA01617968.pot"&gt;https://www.justice.gov/epstein/files/DataSet%2010/EFTA01617968.pot&lt;/a&gt;</text:p>
          </table:table-cell>
        </table:table-row>
        <table:table-row table:style-name="ro1">
          <table:table-cell office:value-type="string" calcext:value-type="string">
            <text:p>&lt;a href="https://www.justice.gov/epstein/files/DataSet%2010/EFTA01617968.potx"&gt;https://www.justice.gov/epstein/files/DataSet%2010/EFTA01617968.potx&lt;/a&gt;</text:p>
          </table:table-cell>
        </table:table-row>
        <table:table-row table:style-name="ro1">
          <table:table-cell office:value-type="string" calcext:value-type="string">
            <text:p>&lt;a href="https://www.justice.gov/epstein/files/DataSet%2010/EFTA01617968.odp"&gt;https://www.justice.gov/epstein/files/DataSet%2010/EFTA01617968.odp&lt;/a&gt;</text:p>
          </table:table-cell>
        </table:table-row>
        <table:table-row table:style-name="ro1">
          <table:table-cell office:value-type="string" calcext:value-type="string">
            <text:p>&lt;a href="https://www.justice.gov/epstein/files/DataSet%2010/EFTA01617968.key"&gt;https://www.justice.gov/epstein/files/DataSet%2010/EFTA01617968.key&lt;/a&gt;</text:p>
          </table:table-cell>
        </table:table-row>
        <table:table-row table:style-name="ro1">
          <table:table-cell office:value-type="string" calcext:value-type="string">
            <text:p>&lt;a href="https://www.justice.gov/epstein/files/DataSet%2010/EFTA01617968.xls"&gt;https://www.justice.gov/epstein/files/DataSet%2010/EFTA01617968.xls&lt;/a&gt;</text:p>
          </table:table-cell>
        </table:table-row>
        <table:table-row table:style-name="ro1">
          <table:table-cell office:value-type="string" calcext:value-type="string">
            <text:p>&lt;a href="https://www.justice.gov/epstein/files/DataSet%2010/EFTA01617968.xlsx"&gt;https://www.justice.gov/epstein/files/DataSet%2010/EFTA01617968.xlsx&lt;/a&gt;</text:p>
          </table:table-cell>
        </table:table-row>
        <table:table-row table:style-name="ro1">
          <table:table-cell office:value-type="string" calcext:value-type="string">
            <text:p>&lt;a href="https://www.justice.gov/epstein/files/DataSet%2010/EFTA01617968.xlsm"&gt;https://www.justice.gov/epstein/files/DataSet%2010/EFTA01617968.xlsm&lt;/a&gt;</text:p>
          </table:table-cell>
        </table:table-row>
        <table:table-row table:style-name="ro1">
          <table:table-cell office:value-type="string" calcext:value-type="string">
            <text:p>&lt;a href="https://www.justice.gov/epstein/files/DataSet%2010/EFTA01617968.xlt"&gt;https://www.justice.gov/epstein/files/DataSet%2010/EFTA01617968.xlt&lt;/a&gt;</text:p>
          </table:table-cell>
        </table:table-row>
        <table:table-row table:style-name="ro1">
          <table:table-cell office:value-type="string" calcext:value-type="string">
            <text:p>&lt;a href="https://www.justice.gov/epstein/files/DataSet%2010/EFTA01617968.xltx"&gt;https://www.justice.gov/epstein/files/DataSet%2010/EFTA01617968.xltx&lt;/a&gt;</text:p>
          </table:table-cell>
        </table:table-row>
        <table:table-row table:style-name="ro1">
          <table:table-cell office:value-type="string" calcext:value-type="string">
            <text:p>&lt;a href="https://www.justice.gov/epstein/files/DataSet%2010/EFTA01617968.ods"&gt;https://www.justice.gov/epstein/files/DataSet%2010/EFTA01617968.ods&lt;/a&gt;</text:p>
          </table:table-cell>
        </table:table-row>
        <table:table-row table:style-name="ro1">
          <table:table-cell office:value-type="string" calcext:value-type="string">
            <text:p>&lt;a href="https://www.justice.gov/epstein/files/DataSet%2010/EFTA01617968.csv"&gt;https://www.justice.gov/epstein/files/DataSet%2010/EFTA01617968.csv&lt;/a&gt;</text:p>
          </table:table-cell>
        </table:table-row>
        <table:table-row table:style-name="ro1">
          <table:table-cell office:value-type="string" calcext:value-type="string">
            <text:p>&lt;a href="https://www.justice.gov/epstein/files/DataSet%2010/EFTA01617968.numbers"&gt;https://www.justice.gov/epstein/files/DataSet%2010/EFTA01617968.numbers&lt;/a&gt;</text:p>
          </table:table-cell>
        </table:table-row>
        <table:table-row table:style-name="ro1">
          <table:table-cell office:value-type="string" calcext:value-type="string">
            <text:p>&lt;a href="https://www.justice.gov/epstein/files/DataSet%2010/EFTA01617968.wks"&gt;https://www.justice.gov/epstein/files/DataSet%2010/EFTA01617968.wks&lt;/a&gt;</text:p>
          </table:table-cell>
        </table:table-row>
        <table:table-row table:style-name="ro1">
          <table:table-cell office:value-type="string" calcext:value-type="string">
            <text:p>&lt;a href="https://www.justice.gov/epstein/files/DataSet%2010/EFTA01617969.avi"&gt;https://www.justice.gov/epstein/files/DataSet%2010/EFTA01617969.avi&lt;/a&gt;</text:p>
          </table:table-cell>
        </table:table-row>
        <table:table-row table:style-name="ro1">
          <table:table-cell office:value-type="string" calcext:value-type="string">
            <text:p>&lt;a href="https://www.justice.gov/epstein/files/DataSet%2010/EFTA01617969.mp4"&gt;https://www.justice.gov/epstein/files/DataSet%2010/EFTA01617969.mp4&lt;/a&gt;</text:p>
          </table:table-cell>
        </table:table-row>
        <table:table-row table:style-name="ro1">
          <table:table-cell office:value-type="string" calcext:value-type="string">
            <text:p>&lt;a href="https://www.justice.gov/epstein/files/DataSet%2010/EFTA01617969.mkv"&gt;https://www.justice.gov/epstein/files/DataSet%2010/EFTA01617969.mkv&lt;/a&gt;</text:p>
          </table:table-cell>
        </table:table-row>
        <table:table-row table:style-name="ro1">
          <table:table-cell office:value-type="string" calcext:value-type="string">
            <text:p>&lt;a href="https://www.justice.gov/epstein/files/DataSet%2010/EFTA01617969.mov"&gt;https://www.justice.gov/epstein/files/DataSet%2010/EFTA01617969.mov&lt;/a&gt;</text:p>
          </table:table-cell>
        </table:table-row>
        <table:table-row table:style-name="ro1">
          <table:table-cell office:value-type="string" calcext:value-type="string">
            <text:p>&lt;a href="https://www.justice.gov/epstein/files/DataSet%2010/EFTA01617969.wmv"&gt;https://www.justice.gov/epstein/files/DataSet%2010/EFTA01617969.wmv&lt;/a&gt;</text:p>
          </table:table-cell>
        </table:table-row>
        <table:table-row table:style-name="ro1">
          <table:table-cell office:value-type="string" calcext:value-type="string">
            <text:p>&lt;a href="https://www.justice.gov/epstein/files/DataSet%2010/EFTA01617969.flv"&gt;https://www.justice.gov/epstein/files/DataSet%2010/EFTA01617969.flv&lt;/a&gt;</text:p>
          </table:table-cell>
        </table:table-row>
        <table:table-row table:style-name="ro1">
          <table:table-cell office:value-type="string" calcext:value-type="string">
            <text:p>&lt;a href="https://www.justice.gov/epstein/files/DataSet%2010/EFTA01617969.webm"&gt;https://www.justice.gov/epstein/files/DataSet%2010/EFTA01617969.webm&lt;/a&gt;</text:p>
          </table:table-cell>
        </table:table-row>
        <table:table-row table:style-name="ro1">
          <table:table-cell office:value-type="string" calcext:value-type="string">
            <text:p>&lt;a href="https://www.justice.gov/epstein/files/DataSet%2010/EFTA01617969.mpg"&gt;https://www.justice.gov/epstein/files/DataSet%2010/EFTA01617969.mpg&lt;/a&gt;</text:p>
          </table:table-cell>
        </table:table-row>
        <table:table-row table:style-name="ro1">
          <table:table-cell office:value-type="string" calcext:value-type="string">
            <text:p>&lt;a href="https://www.justice.gov/epstein/files/DataSet%2010/EFTA01617969.mpeg"&gt;https://www.justice.gov/epstein/files/DataSet%2010/EFTA01617969.mpeg&lt;/a&gt;</text:p>
          </table:table-cell>
        </table:table-row>
        <table:table-row table:style-name="ro1">
          <table:table-cell office:value-type="string" calcext:value-type="string">
            <text:p>&lt;a href="https://www.justice.gov/epstein/files/DataSet%2010/EFTA01617969.m4v"&gt;https://www.justice.gov/epstein/files/DataSet%2010/EFTA01617969.m4v&lt;/a&gt;</text:p>
          </table:table-cell>
        </table:table-row>
        <table:table-row table:style-name="ro1">
          <table:table-cell office:value-type="string" calcext:value-type="string">
            <text:p>&lt;a href="https://www.justice.gov/epstein/files/DataSet%2010/EFTA01617969.ogv"&gt;https://www.justice.gov/epstein/files/DataSet%2010/EFTA01617969.ogv&lt;/a&gt;</text:p>
          </table:table-cell>
        </table:table-row>
        <table:table-row table:style-name="ro1">
          <table:table-cell office:value-type="string" calcext:value-type="string">
            <text:p>&lt;a href="https://www.justice.gov/epstein/files/DataSet%2010/EFTA01617969.vob"&gt;https://www.justice.gov/epstein/files/DataSet%2010/EFTA01617969.vob&lt;/a&gt;</text:p>
          </table:table-cell>
        </table:table-row>
        <table:table-row table:style-name="ro1">
          <table:table-cell office:value-type="string" calcext:value-type="string">
            <text:p>&lt;a href="https://www.justice.gov/epstein/files/DataSet%2010/EFTA01617969.3gp"&gt;https://www.justice.gov/epstein/files/DataSet%2010/EFTA01617969.3gp&lt;/a&gt;</text:p>
          </table:table-cell>
        </table:table-row>
        <table:table-row table:style-name="ro1">
          <table:table-cell office:value-type="string" calcext:value-type="string">
            <text:p>&lt;a href="https://www.justice.gov/epstein/files/DataSet%2010/EFTA01617969.ts"&gt;https://www.justice.gov/epstein/files/DataSet%2010/EFTA01617969.ts&lt;/a&gt;</text:p>
          </table:table-cell>
        </table:table-row>
        <table:table-row table:style-name="ro1">
          <table:table-cell office:value-type="string" calcext:value-type="string">
            <text:p>&lt;a href="https://www.justice.gov/epstein/files/DataSet%2010/EFTA01617969.rm"&gt;https://www.justice.gov/epstein/files/DataSet%2010/EFTA01617969.rm&lt;/a&gt;</text:p>
          </table:table-cell>
        </table:table-row>
        <table:table-row table:style-name="ro1">
          <table:table-cell office:value-type="string" calcext:value-type="string">
            <text:p>&lt;a href="https://www.justice.gov/epstein/files/DataSet%2010/EFTA01617969.asf"&gt;https://www.justice.gov/epstein/files/DataSet%2010/EFTA01617969.asf&lt;/a&gt;</text:p>
          </table:table-cell>
        </table:table-row>
        <table:table-row table:style-name="ro1">
          <table:table-cell office:value-type="string" calcext:value-type="string">
            <text:p>&lt;a href="https://www.justice.gov/epstein/files/DataSet%2010/EFTA01617969.mp3"&gt;https://www.justice.gov/epstein/files/DataSet%2010/EFTA01617969.mp3&lt;/a&gt;</text:p>
          </table:table-cell>
        </table:table-row>
        <table:table-row table:style-name="ro1">
          <table:table-cell office:value-type="string" calcext:value-type="string">
            <text:p>&lt;a href="https://www.justice.gov/epstein/files/DataSet%2010/EFTA01617969.wav"&gt;https://www.justice.gov/epstein/files/DataSet%2010/EFTA01617969.wav&lt;/a&gt;</text:p>
          </table:table-cell>
        </table:table-row>
        <table:table-row table:style-name="ro1">
          <table:table-cell office:value-type="string" calcext:value-type="string">
            <text:p>&lt;a href="https://www.justice.gov/epstein/files/DataSet%2010/EFTA01617969.aac"&gt;https://www.justice.gov/epstein/files/DataSet%2010/EFTA01617969.aac&lt;/a&gt;</text:p>
          </table:table-cell>
        </table:table-row>
        <table:table-row table:style-name="ro1">
          <table:table-cell office:value-type="string" calcext:value-type="string">
            <text:p>&lt;a href="https://www.justice.gov/epstein/files/DataSet%2010/EFTA01617969.m4a"&gt;https://www.justice.gov/epstein/files/DataSet%2010/EFTA01617969.m4a&lt;/a&gt;</text:p>
          </table:table-cell>
        </table:table-row>
        <table:table-row table:style-name="ro1">
          <table:table-cell office:value-type="string" calcext:value-type="string">
            <text:p>&lt;a href="https://www.justice.gov/epstein/files/DataSet%2010/EFTA01617969.wma"&gt;https://www.justice.gov/epstein/files/DataSet%2010/EFTA01617969.wma&lt;/a&gt;</text:p>
          </table:table-cell>
        </table:table-row>
        <table:table-row table:style-name="ro1">
          <table:table-cell office:value-type="string" calcext:value-type="string">
            <text:p>&lt;a href="https://www.justice.gov/epstein/files/DataSet%2010/EFTA01617969.ogg"&gt;https://www.justice.gov/epstein/files/DataSet%2010/EFTA01617969.ogg&lt;/a&gt;</text:p>
          </table:table-cell>
        </table:table-row>
        <table:table-row table:style-name="ro1">
          <table:table-cell office:value-type="string" calcext:value-type="string">
            <text:p>&lt;a href="https://www.justice.gov/epstein/files/DataSet%2010/EFTA01617969.flac"&gt;https://www.justice.gov/epstein/files/DataSet%2010/EFTA01617969.flac&lt;/a&gt;</text:p>
          </table:table-cell>
        </table:table-row>
        <table:table-row table:style-name="ro1">
          <table:table-cell office:value-type="string" calcext:value-type="string">
            <text:p>&lt;a href="https://www.justice.gov/epstein/files/DataSet%2010/EFTA01617969.aiff"&gt;https://www.justice.gov/epstein/files/DataSet%2010/EFTA01617969.aiff&lt;/a&gt;</text:p>
          </table:table-cell>
        </table:table-row>
        <table:table-row table:style-name="ro1">
          <table:table-cell office:value-type="string" calcext:value-type="string">
            <text:p>&lt;a href="https://www.justice.gov/epstein/files/DataSet%2010/EFTA01617969.mid"&gt;https://www.justice.gov/epstein/files/DataSet%2010/EFTA01617969.mid&lt;/a&gt;</text:p>
          </table:table-cell>
        </table:table-row>
        <table:table-row table:style-name="ro1">
          <table:table-cell office:value-type="string" calcext:value-type="string">
            <text:p>&lt;a href="https://www.justice.gov/epstein/files/DataSet%2010/EFTA01617969.midi"&gt;https://www.justice.gov/epstein/files/DataSet%2010/EFTA01617969.midi&lt;/a&gt;</text:p>
          </table:table-cell>
        </table:table-row>
        <table:table-row table:style-name="ro1">
          <table:table-cell office:value-type="string" calcext:value-type="string">
            <text:p>&lt;a href="https://www.justice.gov/epstein/files/DataSet%2010/EFTA01617969.amr"&gt;https://www.justice.gov/epstein/files/DataSet%2010/EFTA01617969.amr&lt;/a&gt;</text:p>
          </table:table-cell>
        </table:table-row>
        <table:table-row table:style-name="ro1">
          <table:table-cell office:value-type="string" calcext:value-type="string">
            <text:p>&lt;a href="https://www.justice.gov/epstein/files/DataSet%2010/EFTA01617969.ra"&gt;https://www.justice.gov/epstein/files/DataSet%2010/EFTA01617969.ra&lt;/a&gt;</text:p>
          </table:table-cell>
        </table:table-row>
        <table:table-row table:style-name="ro1">
          <table:table-cell office:value-type="string" calcext:value-type="string">
            <text:p>&lt;a href="https://www.justice.gov/epstein/files/DataSet%2010/EFTA01617969.opus"&gt;https://www.justice.gov/epstein/files/DataSet%2010/EFTA01617969.opus&lt;/a&gt;</text:p>
          </table:table-cell>
        </table:table-row>
        <table:table-row table:style-name="ro1">
          <table:table-cell office:value-type="string" calcext:value-type="string">
            <text:p>&lt;a href="https://www.justice.gov/epstein/files/DataSet%2010/EFTA01617969.jpg"&gt;https://www.justice.gov/epstein/files/DataSet%2010/EFTA01617969.jpg&lt;/a&gt;</text:p>
          </table:table-cell>
        </table:table-row>
        <table:table-row table:style-name="ro1">
          <table:table-cell office:value-type="string" calcext:value-type="string">
            <text:p>&lt;a href="https://www.justice.gov/epstein/files/DataSet%2010/EFTA01617969.jpeg"&gt;https://www.justice.gov/epstein/files/DataSet%2010/EFTA01617969.jpeg&lt;/a&gt;</text:p>
          </table:table-cell>
        </table:table-row>
        <table:table-row table:style-name="ro1">
          <table:table-cell office:value-type="string" calcext:value-type="string">
            <text:p>&lt;a href="https://www.justice.gov/epstein/files/DataSet%2010/EFTA01617969.png"&gt;https://www.justice.gov/epstein/files/DataSet%2010/EFTA01617969.png&lt;/a&gt;</text:p>
          </table:table-cell>
        </table:table-row>
        <table:table-row table:style-name="ro1">
          <table:table-cell office:value-type="string" calcext:value-type="string">
            <text:p>&lt;a href="https://www.justice.gov/epstein/files/DataSet%2010/EFTA01617969.gif"&gt;https://www.justice.gov/epstein/files/DataSet%2010/EFTA01617969.gif&lt;/a&gt;</text:p>
          </table:table-cell>
        </table:table-row>
        <table:table-row table:style-name="ro1">
          <table:table-cell office:value-type="string" calcext:value-type="string">
            <text:p>&lt;a href="https://www.justice.gov/epstein/files/DataSet%2010/EFTA01617969.bmp"&gt;https://www.justice.gov/epstein/files/DataSet%2010/EFTA01617969.bmp&lt;/a&gt;</text:p>
          </table:table-cell>
        </table:table-row>
        <table:table-row table:style-name="ro1">
          <table:table-cell office:value-type="string" calcext:value-type="string">
            <text:p>&lt;a href="https://www.justice.gov/epstein/files/DataSet%2010/EFTA01617969.tif"&gt;https://www.justice.gov/epstein/files/DataSet%2010/EFTA01617969.tif&lt;/a&gt;</text:p>
          </table:table-cell>
        </table:table-row>
        <table:table-row table:style-name="ro1">
          <table:table-cell office:value-type="string" calcext:value-type="string">
            <text:p>&lt;a href="https://www.justice.gov/epstein/files/DataSet%2010/EFTA01617969.tiff"&gt;https://www.justice.gov/epstein/files/DataSet%2010/EFTA01617969.tiff&lt;/a&gt;</text:p>
          </table:table-cell>
        </table:table-row>
        <table:table-row table:style-name="ro1">
          <table:table-cell office:value-type="string" calcext:value-type="string">
            <text:p>&lt;a href="https://www.justice.gov/epstein/files/DataSet%2010/EFTA01617969.webp"&gt;https://www.justice.gov/epstein/files/DataSet%2010/EFTA01617969.webp&lt;/a&gt;</text:p>
          </table:table-cell>
        </table:table-row>
        <table:table-row table:style-name="ro1">
          <table:table-cell office:value-type="string" calcext:value-type="string">
            <text:p>&lt;a href="https://www.justice.gov/epstein/files/DataSet%2010/EFTA01617969.heic"&gt;https://www.justice.gov/epstein/files/DataSet%2010/EFTA01617969.heic&lt;/a&gt;</text:p>
          </table:table-cell>
        </table:table-row>
        <table:table-row table:style-name="ro1">
          <table:table-cell office:value-type="string" calcext:value-type="string">
            <text:p>&lt;a href="https://www.justice.gov/epstein/files/DataSet%2010/EFTA01617969.heif"&gt;https://www.justice.gov/epstein/files/DataSet%2010/EFTA01617969.heif&lt;/a&gt;</text:p>
          </table:table-cell>
        </table:table-row>
        <table:table-row table:style-name="ro1">
          <table:table-cell office:value-type="string" calcext:value-type="string">
            <text:p>&lt;a href="https://www.justice.gov/epstein/files/DataSet%2010/EFTA01617969.psd"&gt;https://www.justice.gov/epstein/files/DataSet%2010/EFTA01617969.psd&lt;/a&gt;</text:p>
          </table:table-cell>
        </table:table-row>
        <table:table-row table:style-name="ro1">
          <table:table-cell office:value-type="string" calcext:value-type="string">
            <text:p>&lt;a href="https://www.justice.gov/epstein/files/DataSet%2010/EFTA01617969.eps"&gt;https://www.justice.gov/epstein/files/DataSet%2010/EFTA01617969.eps&lt;/a&gt;</text:p>
          </table:table-cell>
        </table:table-row>
        <table:table-row table:style-name="ro1">
          <table:table-cell office:value-type="string" calcext:value-type="string">
            <text:p>&lt;a href="https://www.justice.gov/epstein/files/DataSet%2010/EFTA01617969.raw"&gt;https://www.justice.gov/epstein/files/DataSet%2010/EFTA01617969.raw&lt;/a&gt;</text:p>
          </table:table-cell>
        </table:table-row>
        <table:table-row table:style-name="ro1">
          <table:table-cell office:value-type="string" calcext:value-type="string">
            <text:p>&lt;a href="https://www.justice.gov/epstein/files/DataSet%2010/EFTA01617969.svg"&gt;https://www.justice.gov/epstein/files/DataSet%2010/EFTA01617969.svg&lt;/a&gt;</text:p>
          </table:table-cell>
        </table:table-row>
        <table:table-row table:style-name="ro1">
          <table:table-cell office:value-type="string" calcext:value-type="string">
            <text:p>&lt;a href="https://www.justice.gov/epstein/files/DataSet%2010/EFTA01617969.pcx"&gt;https://www.justice.gov/epstein/files/DataSet%2010/EFTA01617969.pcx&lt;/a&gt;</text:p>
          </table:table-cell>
        </table:table-row>
        <table:table-row table:style-name="ro1">
          <table:table-cell office:value-type="string" calcext:value-type="string">
            <text:p>&lt;a href="https://www.justice.gov/epstein/files/DataSet%2010/EFTA01617969.doc"&gt;https://www.justice.gov/epstein/files/DataSet%2010/EFTA01617969.doc&lt;/a&gt;</text:p>
          </table:table-cell>
        </table:table-row>
        <table:table-row table:style-name="ro1">
          <table:table-cell office:value-type="string" calcext:value-type="string">
            <text:p>&lt;a href="https://www.justice.gov/epstein/files/DataSet%2010/EFTA01617969.docx"&gt;https://www.justice.gov/epstein/files/DataSet%2010/EFTA01617969.docx&lt;/a&gt;</text:p>
          </table:table-cell>
        </table:table-row>
        <table:table-row table:style-name="ro1">
          <table:table-cell office:value-type="string" calcext:value-type="string">
            <text:p>&lt;a href="https://www.justice.gov/epstein/files/DataSet%2010/EFTA01617969.docm"&gt;https://www.justice.gov/epstein/files/DataSet%2010/EFTA01617969.docm&lt;/a&gt;</text:p>
          </table:table-cell>
        </table:table-row>
        <table:table-row table:style-name="ro1">
          <table:table-cell office:value-type="string" calcext:value-type="string">
            <text:p>&lt;a href="https://www.justice.gov/epstein/files/DataSet%2010/EFTA01617969.rtf"&gt;https://www.justice.gov/epstein/files/DataSet%2010/EFTA01617969.rtf&lt;/a&gt;</text:p>
          </table:table-cell>
        </table:table-row>
        <table:table-row table:style-name="ro1">
          <table:table-cell office:value-type="string" calcext:value-type="string">
            <text:p>&lt;a href="https://www.justice.gov/epstein/files/DataSet%2010/EFTA01617969.odt"&gt;https://www.justice.gov/epstein/files/DataSet%2010/EFTA01617969.odt&lt;/a&gt;</text:p>
          </table:table-cell>
        </table:table-row>
        <table:table-row table:style-name="ro1">
          <table:table-cell office:value-type="string" calcext:value-type="string">
            <text:p>&lt;a href="https://www.justice.gov/epstein/files/DataSet%2010/EFTA01617969.txt"&gt;https://www.justice.gov/epstein/files/DataSet%2010/EFTA01617969.txt&lt;/a&gt;</text:p>
          </table:table-cell>
        </table:table-row>
        <table:table-row table:style-name="ro1">
          <table:table-cell office:value-type="string" calcext:value-type="string">
            <text:p>&lt;a href="https://www.justice.gov/epstein/files/DataSet%2010/EFTA01617969.wps"&gt;https://www.justice.gov/epstein/files/DataSet%2010/EFTA01617969.wps&lt;/a&gt;</text:p>
          </table:table-cell>
        </table:table-row>
        <table:table-row table:style-name="ro1">
          <table:table-cell office:value-type="string" calcext:value-type="string">
            <text:p>&lt;a href="https://www.justice.gov/epstein/files/DataSet%2010/EFTA01617969.dot"&gt;https://www.justice.gov/epstein/files/DataSet%2010/EFTA01617969.dot&lt;/a&gt;</text:p>
          </table:table-cell>
        </table:table-row>
        <table:table-row table:style-name="ro1">
          <table:table-cell office:value-type="string" calcext:value-type="string">
            <text:p>&lt;a href="https://www.justice.gov/epstein/files/DataSet%2010/EFTA01617969.dotx"&gt;https://www.justice.gov/epstein/files/DataSet%2010/EFTA01617969.dotx&lt;/a&gt;</text:p>
          </table:table-cell>
        </table:table-row>
        <table:table-row table:style-name="ro1">
          <table:table-cell office:value-type="string" calcext:value-type="string">
            <text:p>&lt;a href="https://www.justice.gov/epstein/files/DataSet%2010/EFTA01617969.abw"&gt;https://www.justice.gov/epstein/files/DataSet%2010/EFTA01617969.abw&lt;/a&gt;</text:p>
          </table:table-cell>
        </table:table-row>
        <table:table-row table:style-name="ro1">
          <table:table-cell office:value-type="string" calcext:value-type="string">
            <text:p>&lt;a href="https://www.justice.gov/epstein/files/DataSet%2010/EFTA01617969.ppt"&gt;https://www.justice.gov/epstein/files/DataSet%2010/EFTA01617969.ppt&lt;/a&gt;</text:p>
          </table:table-cell>
        </table:table-row>
        <table:table-row table:style-name="ro1">
          <table:table-cell office:value-type="string" calcext:value-type="string">
            <text:p>&lt;a href="https://www.justice.gov/epstein/files/DataSet%2010/EFTA01617969.pptx"&gt;https://www.justice.gov/epstein/files/DataSet%2010/EFTA01617969.pptx&lt;/a&gt;</text:p>
          </table:table-cell>
        </table:table-row>
        <table:table-row table:style-name="ro1">
          <table:table-cell office:value-type="string" calcext:value-type="string">
            <text:p>&lt;a href="https://www.justice.gov/epstein/files/DataSet%2010/EFTA01617969.pptm"&gt;https://www.justice.gov/epstein/files/DataSet%2010/EFTA01617969.pptm&lt;/a&gt;</text:p>
          </table:table-cell>
        </table:table-row>
        <table:table-row table:style-name="ro1">
          <table:table-cell office:value-type="string" calcext:value-type="string">
            <text:p>&lt;a href="https://www.justice.gov/epstein/files/DataSet%2010/EFTA01617969.pps"&gt;https://www.justice.gov/epstein/files/DataSet%2010/EFTA01617969.pps&lt;/a&gt;</text:p>
          </table:table-cell>
        </table:table-row>
        <table:table-row table:style-name="ro1">
          <table:table-cell office:value-type="string" calcext:value-type="string">
            <text:p>&lt;a href="https://www.justice.gov/epstein/files/DataSet%2010/EFTA01617969.ppsx"&gt;https://www.justice.gov/epstein/files/DataSet%2010/EFTA01617969.ppsx&lt;/a&gt;</text:p>
          </table:table-cell>
        </table:table-row>
        <table:table-row table:style-name="ro1">
          <table:table-cell office:value-type="string" calcext:value-type="string">
            <text:p>&lt;a href="https://www.justice.gov/epstein/files/DataSet%2010/EFTA01617969.pot"&gt;https://www.justice.gov/epstein/files/DataSet%2010/EFTA01617969.pot&lt;/a&gt;</text:p>
          </table:table-cell>
        </table:table-row>
        <table:table-row table:style-name="ro1">
          <table:table-cell office:value-type="string" calcext:value-type="string">
            <text:p>&lt;a href="https://www.justice.gov/epstein/files/DataSet%2010/EFTA01617969.potx"&gt;https://www.justice.gov/epstein/files/DataSet%2010/EFTA01617969.potx&lt;/a&gt;</text:p>
          </table:table-cell>
        </table:table-row>
        <table:table-row table:style-name="ro1">
          <table:table-cell office:value-type="string" calcext:value-type="string">
            <text:p>&lt;a href="https://www.justice.gov/epstein/files/DataSet%2010/EFTA01617969.odp"&gt;https://www.justice.gov/epstein/files/DataSet%2010/EFTA01617969.odp&lt;/a&gt;</text:p>
          </table:table-cell>
        </table:table-row>
        <table:table-row table:style-name="ro1">
          <table:table-cell office:value-type="string" calcext:value-type="string">
            <text:p>&lt;a href="https://www.justice.gov/epstein/files/DataSet%2010/EFTA01617969.key"&gt;https://www.justice.gov/epstein/files/DataSet%2010/EFTA01617969.key&lt;/a&gt;</text:p>
          </table:table-cell>
        </table:table-row>
        <table:table-row table:style-name="ro1">
          <table:table-cell office:value-type="string" calcext:value-type="string">
            <text:p>&lt;a href="https://www.justice.gov/epstein/files/DataSet%2010/EFTA01617969.xls"&gt;https://www.justice.gov/epstein/files/DataSet%2010/EFTA01617969.xls&lt;/a&gt;</text:p>
          </table:table-cell>
        </table:table-row>
        <table:table-row table:style-name="ro1">
          <table:table-cell office:value-type="string" calcext:value-type="string">
            <text:p>&lt;a href="https://www.justice.gov/epstein/files/DataSet%2010/EFTA01617969.xlsx"&gt;https://www.justice.gov/epstein/files/DataSet%2010/EFTA01617969.xlsx&lt;/a&gt;</text:p>
          </table:table-cell>
        </table:table-row>
        <table:table-row table:style-name="ro1">
          <table:table-cell office:value-type="string" calcext:value-type="string">
            <text:p>&lt;a href="https://www.justice.gov/epstein/files/DataSet%2010/EFTA01617969.xlsm"&gt;https://www.justice.gov/epstein/files/DataSet%2010/EFTA01617969.xlsm&lt;/a&gt;</text:p>
          </table:table-cell>
        </table:table-row>
        <table:table-row table:style-name="ro1">
          <table:table-cell office:value-type="string" calcext:value-type="string">
            <text:p>&lt;a href="https://www.justice.gov/epstein/files/DataSet%2010/EFTA01617969.xlt"&gt;https://www.justice.gov/epstein/files/DataSet%2010/EFTA01617969.xlt&lt;/a&gt;</text:p>
          </table:table-cell>
        </table:table-row>
        <table:table-row table:style-name="ro1">
          <table:table-cell office:value-type="string" calcext:value-type="string">
            <text:p>&lt;a href="https://www.justice.gov/epstein/files/DataSet%2010/EFTA01617969.xltx"&gt;https://www.justice.gov/epstein/files/DataSet%2010/EFTA01617969.xltx&lt;/a&gt;</text:p>
          </table:table-cell>
        </table:table-row>
        <table:table-row table:style-name="ro1">
          <table:table-cell office:value-type="string" calcext:value-type="string">
            <text:p>&lt;a href="https://www.justice.gov/epstein/files/DataSet%2010/EFTA01617969.ods"&gt;https://www.justice.gov/epstein/files/DataSet%2010/EFTA01617969.ods&lt;/a&gt;</text:p>
          </table:table-cell>
        </table:table-row>
        <table:table-row table:style-name="ro1">
          <table:table-cell office:value-type="string" calcext:value-type="string">
            <text:p>&lt;a href="https://www.justice.gov/epstein/files/DataSet%2010/EFTA01617969.csv"&gt;https://www.justice.gov/epstein/files/DataSet%2010/EFTA01617969.csv&lt;/a&gt;</text:p>
          </table:table-cell>
        </table:table-row>
        <table:table-row table:style-name="ro1">
          <table:table-cell office:value-type="string" calcext:value-type="string">
            <text:p>&lt;a href="https://www.justice.gov/epstein/files/DataSet%2010/EFTA01617969.numbers"&gt;https://www.justice.gov/epstein/files/DataSet%2010/EFTA01617969.numbers&lt;/a&gt;</text:p>
          </table:table-cell>
        </table:table-row>
        <table:table-row table:style-name="ro1">
          <table:table-cell office:value-type="string" calcext:value-type="string">
            <text:p>&lt;a href="https://www.justice.gov/epstein/files/DataSet%2010/EFTA01617969.wks"&gt;https://www.justice.gov/epstein/files/DataSet%2010/EFTA01617969.wks&lt;/a&gt;</text:p>
          </table:table-cell>
        </table:table-row>
        <table:table-row table:style-name="ro1">
          <table:table-cell office:value-type="string" calcext:value-type="string">
            <text:p>&lt;a href="https://www.justice.gov/epstein/files/DataSet%2010/EFTA01617970.avi"&gt;https://www.justice.gov/epstein/files/DataSet%2010/EFTA01617970.avi&lt;/a&gt;</text:p>
          </table:table-cell>
        </table:table-row>
        <table:table-row table:style-name="ro1">
          <table:table-cell office:value-type="string" calcext:value-type="string">
            <text:p>&lt;a href="https://www.justice.gov/epstein/files/DataSet%2010/EFTA01617970.mp4"&gt;https://www.justice.gov/epstein/files/DataSet%2010/EFTA01617970.mp4&lt;/a&gt;</text:p>
          </table:table-cell>
        </table:table-row>
        <table:table-row table:style-name="ro1">
          <table:table-cell office:value-type="string" calcext:value-type="string">
            <text:p>&lt;a href="https://www.justice.gov/epstein/files/DataSet%2010/EFTA01617970.mkv"&gt;https://www.justice.gov/epstein/files/DataSet%2010/EFTA01617970.mkv&lt;/a&gt;</text:p>
          </table:table-cell>
        </table:table-row>
        <table:table-row table:style-name="ro1">
          <table:table-cell office:value-type="string" calcext:value-type="string">
            <text:p>&lt;a href="https://www.justice.gov/epstein/files/DataSet%2010/EFTA01617970.mov"&gt;https://www.justice.gov/epstein/files/DataSet%2010/EFTA01617970.mov&lt;/a&gt;</text:p>
          </table:table-cell>
        </table:table-row>
        <table:table-row table:style-name="ro1">
          <table:table-cell office:value-type="string" calcext:value-type="string">
            <text:p>&lt;a href="https://www.justice.gov/epstein/files/DataSet%2010/EFTA01617970.wmv"&gt;https://www.justice.gov/epstein/files/DataSet%2010/EFTA01617970.wmv&lt;/a&gt;</text:p>
          </table:table-cell>
        </table:table-row>
        <table:table-row table:style-name="ro1">
          <table:table-cell office:value-type="string" calcext:value-type="string">
            <text:p>&lt;a href="https://www.justice.gov/epstein/files/DataSet%2010/EFTA01617970.flv"&gt;https://www.justice.gov/epstein/files/DataSet%2010/EFTA01617970.flv&lt;/a&gt;</text:p>
          </table:table-cell>
        </table:table-row>
        <table:table-row table:style-name="ro1">
          <table:table-cell office:value-type="string" calcext:value-type="string">
            <text:p>&lt;a href="https://www.justice.gov/epstein/files/DataSet%2010/EFTA01617970.webm"&gt;https://www.justice.gov/epstein/files/DataSet%2010/EFTA01617970.webm&lt;/a&gt;</text:p>
          </table:table-cell>
        </table:table-row>
        <table:table-row table:style-name="ro1">
          <table:table-cell office:value-type="string" calcext:value-type="string">
            <text:p>&lt;a href="https://www.justice.gov/epstein/files/DataSet%2010/EFTA01617970.mpg"&gt;https://www.justice.gov/epstein/files/DataSet%2010/EFTA01617970.mpg&lt;/a&gt;</text:p>
          </table:table-cell>
        </table:table-row>
        <table:table-row table:style-name="ro1">
          <table:table-cell office:value-type="string" calcext:value-type="string">
            <text:p>&lt;a href="https://www.justice.gov/epstein/files/DataSet%2010/EFTA01617970.mpeg"&gt;https://www.justice.gov/epstein/files/DataSet%2010/EFTA01617970.mpeg&lt;/a&gt;</text:p>
          </table:table-cell>
        </table:table-row>
        <table:table-row table:style-name="ro1">
          <table:table-cell office:value-type="string" calcext:value-type="string">
            <text:p>&lt;a href="https://www.justice.gov/epstein/files/DataSet%2010/EFTA01617970.m4v"&gt;https://www.justice.gov/epstein/files/DataSet%2010/EFTA01617970.m4v&lt;/a&gt;</text:p>
          </table:table-cell>
        </table:table-row>
        <table:table-row table:style-name="ro1">
          <table:table-cell office:value-type="string" calcext:value-type="string">
            <text:p>&lt;a href="https://www.justice.gov/epstein/files/DataSet%2010/EFTA01617970.ogv"&gt;https://www.justice.gov/epstein/files/DataSet%2010/EFTA01617970.ogv&lt;/a&gt;</text:p>
          </table:table-cell>
        </table:table-row>
        <table:table-row table:style-name="ro1">
          <table:table-cell office:value-type="string" calcext:value-type="string">
            <text:p>&lt;a href="https://www.justice.gov/epstein/files/DataSet%2010/EFTA01617970.vob"&gt;https://www.justice.gov/epstein/files/DataSet%2010/EFTA01617970.vob&lt;/a&gt;</text:p>
          </table:table-cell>
        </table:table-row>
        <table:table-row table:style-name="ro1">
          <table:table-cell office:value-type="string" calcext:value-type="string">
            <text:p>&lt;a href="https://www.justice.gov/epstein/files/DataSet%2010/EFTA01617970.3gp"&gt;https://www.justice.gov/epstein/files/DataSet%2010/EFTA01617970.3gp&lt;/a&gt;</text:p>
          </table:table-cell>
        </table:table-row>
        <table:table-row table:style-name="ro1">
          <table:table-cell office:value-type="string" calcext:value-type="string">
            <text:p>&lt;a href="https://www.justice.gov/epstein/files/DataSet%2010/EFTA01617970.ts"&gt;https://www.justice.gov/epstein/files/DataSet%2010/EFTA01617970.ts&lt;/a&gt;</text:p>
          </table:table-cell>
        </table:table-row>
        <table:table-row table:style-name="ro1">
          <table:table-cell office:value-type="string" calcext:value-type="string">
            <text:p>&lt;a href="https://www.justice.gov/epstein/files/DataSet%2010/EFTA01617970.rm"&gt;https://www.justice.gov/epstein/files/DataSet%2010/EFTA01617970.rm&lt;/a&gt;</text:p>
          </table:table-cell>
        </table:table-row>
        <table:table-row table:style-name="ro1">
          <table:table-cell office:value-type="string" calcext:value-type="string">
            <text:p>&lt;a href="https://www.justice.gov/epstein/files/DataSet%2010/EFTA01617970.asf"&gt;https://www.justice.gov/epstein/files/DataSet%2010/EFTA01617970.asf&lt;/a&gt;</text:p>
          </table:table-cell>
        </table:table-row>
        <table:table-row table:style-name="ro1">
          <table:table-cell office:value-type="string" calcext:value-type="string">
            <text:p>&lt;a href="https://www.justice.gov/epstein/files/DataSet%2010/EFTA01617970.mp3"&gt;https://www.justice.gov/epstein/files/DataSet%2010/EFTA01617970.mp3&lt;/a&gt;</text:p>
          </table:table-cell>
        </table:table-row>
        <table:table-row table:style-name="ro1">
          <table:table-cell office:value-type="string" calcext:value-type="string">
            <text:p>&lt;a href="https://www.justice.gov/epstein/files/DataSet%2010/EFTA01617970.wav"&gt;https://www.justice.gov/epstein/files/DataSet%2010/EFTA01617970.wav&lt;/a&gt;</text:p>
          </table:table-cell>
        </table:table-row>
        <table:table-row table:style-name="ro1">
          <table:table-cell office:value-type="string" calcext:value-type="string">
            <text:p>&lt;a href="https://www.justice.gov/epstein/files/DataSet%2010/EFTA01617970.aac"&gt;https://www.justice.gov/epstein/files/DataSet%2010/EFTA01617970.aac&lt;/a&gt;</text:p>
          </table:table-cell>
        </table:table-row>
        <table:table-row table:style-name="ro1">
          <table:table-cell office:value-type="string" calcext:value-type="string">
            <text:p>&lt;a href="https://www.justice.gov/epstein/files/DataSet%2010/EFTA01617970.m4a"&gt;https://www.justice.gov/epstein/files/DataSet%2010/EFTA01617970.m4a&lt;/a&gt;</text:p>
          </table:table-cell>
        </table:table-row>
        <table:table-row table:style-name="ro1">
          <table:table-cell office:value-type="string" calcext:value-type="string">
            <text:p>&lt;a href="https://www.justice.gov/epstein/files/DataSet%2010/EFTA01617970.wma"&gt;https://www.justice.gov/epstein/files/DataSet%2010/EFTA01617970.wma&lt;/a&gt;</text:p>
          </table:table-cell>
        </table:table-row>
        <table:table-row table:style-name="ro1">
          <table:table-cell office:value-type="string" calcext:value-type="string">
            <text:p>&lt;a href="https://www.justice.gov/epstein/files/DataSet%2010/EFTA01617970.ogg"&gt;https://www.justice.gov/epstein/files/DataSet%2010/EFTA01617970.ogg&lt;/a&gt;</text:p>
          </table:table-cell>
        </table:table-row>
        <table:table-row table:style-name="ro1">
          <table:table-cell office:value-type="string" calcext:value-type="string">
            <text:p>&lt;a href="https://www.justice.gov/epstein/files/DataSet%2010/EFTA01617970.flac"&gt;https://www.justice.gov/epstein/files/DataSet%2010/EFTA01617970.flac&lt;/a&gt;</text:p>
          </table:table-cell>
        </table:table-row>
        <table:table-row table:style-name="ro1">
          <table:table-cell office:value-type="string" calcext:value-type="string">
            <text:p>&lt;a href="https://www.justice.gov/epstein/files/DataSet%2010/EFTA01617970.aiff"&gt;https://www.justice.gov/epstein/files/DataSet%2010/EFTA01617970.aiff&lt;/a&gt;</text:p>
          </table:table-cell>
        </table:table-row>
        <table:table-row table:style-name="ro1">
          <table:table-cell office:value-type="string" calcext:value-type="string">
            <text:p>&lt;a href="https://www.justice.gov/epstein/files/DataSet%2010/EFTA01617970.mid"&gt;https://www.justice.gov/epstein/files/DataSet%2010/EFTA01617970.mid&lt;/a&gt;</text:p>
          </table:table-cell>
        </table:table-row>
        <table:table-row table:style-name="ro1">
          <table:table-cell office:value-type="string" calcext:value-type="string">
            <text:p>&lt;a href="https://www.justice.gov/epstein/files/DataSet%2010/EFTA01617970.midi"&gt;https://www.justice.gov/epstein/files/DataSet%2010/EFTA01617970.midi&lt;/a&gt;</text:p>
          </table:table-cell>
        </table:table-row>
        <table:table-row table:style-name="ro1">
          <table:table-cell office:value-type="string" calcext:value-type="string">
            <text:p>&lt;a href="https://www.justice.gov/epstein/files/DataSet%2010/EFTA01617970.amr"&gt;https://www.justice.gov/epstein/files/DataSet%2010/EFTA01617970.amr&lt;/a&gt;</text:p>
          </table:table-cell>
        </table:table-row>
        <table:table-row table:style-name="ro1">
          <table:table-cell office:value-type="string" calcext:value-type="string">
            <text:p>&lt;a href="https://www.justice.gov/epstein/files/DataSet%2010/EFTA01617970.ra"&gt;https://www.justice.gov/epstein/files/DataSet%2010/EFTA01617970.ra&lt;/a&gt;</text:p>
          </table:table-cell>
        </table:table-row>
        <table:table-row table:style-name="ro1">
          <table:table-cell office:value-type="string" calcext:value-type="string">
            <text:p>&lt;a href="https://www.justice.gov/epstein/files/DataSet%2010/EFTA01617970.opus"&gt;https://www.justice.gov/epstein/files/DataSet%2010/EFTA01617970.opus&lt;/a&gt;</text:p>
          </table:table-cell>
        </table:table-row>
        <table:table-row table:style-name="ro1">
          <table:table-cell office:value-type="string" calcext:value-type="string">
            <text:p>&lt;a href="https://www.justice.gov/epstein/files/DataSet%2010/EFTA01617970.jpg"&gt;https://www.justice.gov/epstein/files/DataSet%2010/EFTA01617970.jpg&lt;/a&gt;</text:p>
          </table:table-cell>
        </table:table-row>
        <table:table-row table:style-name="ro1">
          <table:table-cell office:value-type="string" calcext:value-type="string">
            <text:p>&lt;a href="https://www.justice.gov/epstein/files/DataSet%2010/EFTA01617970.jpeg"&gt;https://www.justice.gov/epstein/files/DataSet%2010/EFTA01617970.jpeg&lt;/a&gt;</text:p>
          </table:table-cell>
        </table:table-row>
        <table:table-row table:style-name="ro1">
          <table:table-cell office:value-type="string" calcext:value-type="string">
            <text:p>&lt;a href="https://www.justice.gov/epstein/files/DataSet%2010/EFTA01617970.png"&gt;https://www.justice.gov/epstein/files/DataSet%2010/EFTA01617970.png&lt;/a&gt;</text:p>
          </table:table-cell>
        </table:table-row>
        <table:table-row table:style-name="ro1">
          <table:table-cell office:value-type="string" calcext:value-type="string">
            <text:p>&lt;a href="https://www.justice.gov/epstein/files/DataSet%2010/EFTA01617970.gif"&gt;https://www.justice.gov/epstein/files/DataSet%2010/EFTA01617970.gif&lt;/a&gt;</text:p>
          </table:table-cell>
        </table:table-row>
        <table:table-row table:style-name="ro1">
          <table:table-cell office:value-type="string" calcext:value-type="string">
            <text:p>&lt;a href="https://www.justice.gov/epstein/files/DataSet%2010/EFTA01617970.bmp"&gt;https://www.justice.gov/epstein/files/DataSet%2010/EFTA01617970.bmp&lt;/a&gt;</text:p>
          </table:table-cell>
        </table:table-row>
        <table:table-row table:style-name="ro1">
          <table:table-cell office:value-type="string" calcext:value-type="string">
            <text:p>&lt;a href="https://www.justice.gov/epstein/files/DataSet%2010/EFTA01617970.tif"&gt;https://www.justice.gov/epstein/files/DataSet%2010/EFTA01617970.tif&lt;/a&gt;</text:p>
          </table:table-cell>
        </table:table-row>
        <table:table-row table:style-name="ro1">
          <table:table-cell office:value-type="string" calcext:value-type="string">
            <text:p>&lt;a href="https://www.justice.gov/epstein/files/DataSet%2010/EFTA01617970.tiff"&gt;https://www.justice.gov/epstein/files/DataSet%2010/EFTA01617970.tiff&lt;/a&gt;</text:p>
          </table:table-cell>
        </table:table-row>
        <table:table-row table:style-name="ro1">
          <table:table-cell office:value-type="string" calcext:value-type="string">
            <text:p>&lt;a href="https://www.justice.gov/epstein/files/DataSet%2010/EFTA01617970.webp"&gt;https://www.justice.gov/epstein/files/DataSet%2010/EFTA01617970.webp&lt;/a&gt;</text:p>
          </table:table-cell>
        </table:table-row>
        <table:table-row table:style-name="ro1">
          <table:table-cell office:value-type="string" calcext:value-type="string">
            <text:p>&lt;a href="https://www.justice.gov/epstein/files/DataSet%2010/EFTA01617970.heic"&gt;https://www.justice.gov/epstein/files/DataSet%2010/EFTA01617970.heic&lt;/a&gt;</text:p>
          </table:table-cell>
        </table:table-row>
        <table:table-row table:style-name="ro1">
          <table:table-cell office:value-type="string" calcext:value-type="string">
            <text:p>&lt;a href="https://www.justice.gov/epstein/files/DataSet%2010/EFTA01617970.heif"&gt;https://www.justice.gov/epstein/files/DataSet%2010/EFTA01617970.heif&lt;/a&gt;</text:p>
          </table:table-cell>
        </table:table-row>
        <table:table-row table:style-name="ro1">
          <table:table-cell office:value-type="string" calcext:value-type="string">
            <text:p>&lt;a href="https://www.justice.gov/epstein/files/DataSet%2010/EFTA01617970.psd"&gt;https://www.justice.gov/epstein/files/DataSet%2010/EFTA01617970.psd&lt;/a&gt;</text:p>
          </table:table-cell>
        </table:table-row>
        <table:table-row table:style-name="ro1">
          <table:table-cell office:value-type="string" calcext:value-type="string">
            <text:p>&lt;a href="https://www.justice.gov/epstein/files/DataSet%2010/EFTA01617970.eps"&gt;https://www.justice.gov/epstein/files/DataSet%2010/EFTA01617970.eps&lt;/a&gt;</text:p>
          </table:table-cell>
        </table:table-row>
        <table:table-row table:style-name="ro1">
          <table:table-cell office:value-type="string" calcext:value-type="string">
            <text:p>&lt;a href="https://www.justice.gov/epstein/files/DataSet%2010/EFTA01617970.raw"&gt;https://www.justice.gov/epstein/files/DataSet%2010/EFTA01617970.raw&lt;/a&gt;</text:p>
          </table:table-cell>
        </table:table-row>
        <table:table-row table:style-name="ro1">
          <table:table-cell office:value-type="string" calcext:value-type="string">
            <text:p>&lt;a href="https://www.justice.gov/epstein/files/DataSet%2010/EFTA01617970.svg"&gt;https://www.justice.gov/epstein/files/DataSet%2010/EFTA01617970.svg&lt;/a&gt;</text:p>
          </table:table-cell>
        </table:table-row>
        <table:table-row table:style-name="ro1">
          <table:table-cell office:value-type="string" calcext:value-type="string">
            <text:p>&lt;a href="https://www.justice.gov/epstein/files/DataSet%2010/EFTA01617970.pcx"&gt;https://www.justice.gov/epstein/files/DataSet%2010/EFTA01617970.pcx&lt;/a&gt;</text:p>
          </table:table-cell>
        </table:table-row>
        <table:table-row table:style-name="ro1">
          <table:table-cell office:value-type="string" calcext:value-type="string">
            <text:p>&lt;a href="https://www.justice.gov/epstein/files/DataSet%2010/EFTA01617970.doc"&gt;https://www.justice.gov/epstein/files/DataSet%2010/EFTA01617970.doc&lt;/a&gt;</text:p>
          </table:table-cell>
        </table:table-row>
        <table:table-row table:style-name="ro1">
          <table:table-cell office:value-type="string" calcext:value-type="string">
            <text:p>&lt;a href="https://www.justice.gov/epstein/files/DataSet%2010/EFTA01617970.docx"&gt;https://www.justice.gov/epstein/files/DataSet%2010/EFTA01617970.docx&lt;/a&gt;</text:p>
          </table:table-cell>
        </table:table-row>
        <table:table-row table:style-name="ro1">
          <table:table-cell office:value-type="string" calcext:value-type="string">
            <text:p>&lt;a href="https://www.justice.gov/epstein/files/DataSet%2010/EFTA01617970.docm"&gt;https://www.justice.gov/epstein/files/DataSet%2010/EFTA01617970.docm&lt;/a&gt;</text:p>
          </table:table-cell>
        </table:table-row>
        <table:table-row table:style-name="ro1">
          <table:table-cell office:value-type="string" calcext:value-type="string">
            <text:p>&lt;a href="https://www.justice.gov/epstein/files/DataSet%2010/EFTA01617970.rtf"&gt;https://www.justice.gov/epstein/files/DataSet%2010/EFTA01617970.rtf&lt;/a&gt;</text:p>
          </table:table-cell>
        </table:table-row>
        <table:table-row table:style-name="ro1">
          <table:table-cell office:value-type="string" calcext:value-type="string">
            <text:p>&lt;a href="https://www.justice.gov/epstein/files/DataSet%2010/EFTA01617970.odt"&gt;https://www.justice.gov/epstein/files/DataSet%2010/EFTA01617970.odt&lt;/a&gt;</text:p>
          </table:table-cell>
        </table:table-row>
        <table:table-row table:style-name="ro1">
          <table:table-cell office:value-type="string" calcext:value-type="string">
            <text:p>&lt;a href="https://www.justice.gov/epstein/files/DataSet%2010/EFTA01617970.txt"&gt;https://www.justice.gov/epstein/files/DataSet%2010/EFTA01617970.txt&lt;/a&gt;</text:p>
          </table:table-cell>
        </table:table-row>
        <table:table-row table:style-name="ro1">
          <table:table-cell office:value-type="string" calcext:value-type="string">
            <text:p>&lt;a href="https://www.justice.gov/epstein/files/DataSet%2010/EFTA01617970.wps"&gt;https://www.justice.gov/epstein/files/DataSet%2010/EFTA01617970.wps&lt;/a&gt;</text:p>
          </table:table-cell>
        </table:table-row>
        <table:table-row table:style-name="ro1">
          <table:table-cell office:value-type="string" calcext:value-type="string">
            <text:p>&lt;a href="https://www.justice.gov/epstein/files/DataSet%2010/EFTA01617970.dot"&gt;https://www.justice.gov/epstein/files/DataSet%2010/EFTA01617970.dot&lt;/a&gt;</text:p>
          </table:table-cell>
        </table:table-row>
        <table:table-row table:style-name="ro1">
          <table:table-cell office:value-type="string" calcext:value-type="string">
            <text:p>&lt;a href="https://www.justice.gov/epstein/files/DataSet%2010/EFTA01617970.dotx"&gt;https://www.justice.gov/epstein/files/DataSet%2010/EFTA01617970.dotx&lt;/a&gt;</text:p>
          </table:table-cell>
        </table:table-row>
        <table:table-row table:style-name="ro1">
          <table:table-cell office:value-type="string" calcext:value-type="string">
            <text:p>&lt;a href="https://www.justice.gov/epstein/files/DataSet%2010/EFTA01617970.abw"&gt;https://www.justice.gov/epstein/files/DataSet%2010/EFTA01617970.abw&lt;/a&gt;</text:p>
          </table:table-cell>
        </table:table-row>
        <table:table-row table:style-name="ro1">
          <table:table-cell office:value-type="string" calcext:value-type="string">
            <text:p>&lt;a href="https://www.justice.gov/epstein/files/DataSet%2010/EFTA01617970.ppt"&gt;https://www.justice.gov/epstein/files/DataSet%2010/EFTA01617970.ppt&lt;/a&gt;</text:p>
          </table:table-cell>
        </table:table-row>
        <table:table-row table:style-name="ro1">
          <table:table-cell office:value-type="string" calcext:value-type="string">
            <text:p>&lt;a href="https://www.justice.gov/epstein/files/DataSet%2010/EFTA01617970.pptx"&gt;https://www.justice.gov/epstein/files/DataSet%2010/EFTA01617970.pptx&lt;/a&gt;</text:p>
          </table:table-cell>
        </table:table-row>
        <table:table-row table:style-name="ro1">
          <table:table-cell office:value-type="string" calcext:value-type="string">
            <text:p>&lt;a href="https://www.justice.gov/epstein/files/DataSet%2010/EFTA01617970.pptm"&gt;https://www.justice.gov/epstein/files/DataSet%2010/EFTA01617970.pptm&lt;/a&gt;</text:p>
          </table:table-cell>
        </table:table-row>
        <table:table-row table:style-name="ro1">
          <table:table-cell office:value-type="string" calcext:value-type="string">
            <text:p>&lt;a href="https://www.justice.gov/epstein/files/DataSet%2010/EFTA01617970.pps"&gt;https://www.justice.gov/epstein/files/DataSet%2010/EFTA01617970.pps&lt;/a&gt;</text:p>
          </table:table-cell>
        </table:table-row>
        <table:table-row table:style-name="ro1">
          <table:table-cell office:value-type="string" calcext:value-type="string">
            <text:p>&lt;a href="https://www.justice.gov/epstein/files/DataSet%2010/EFTA01617970.ppsx"&gt;https://www.justice.gov/epstein/files/DataSet%2010/EFTA01617970.ppsx&lt;/a&gt;</text:p>
          </table:table-cell>
        </table:table-row>
        <table:table-row table:style-name="ro1">
          <table:table-cell office:value-type="string" calcext:value-type="string">
            <text:p>&lt;a href="https://www.justice.gov/epstein/files/DataSet%2010/EFTA01617970.pot"&gt;https://www.justice.gov/epstein/files/DataSet%2010/EFTA01617970.pot&lt;/a&gt;</text:p>
          </table:table-cell>
        </table:table-row>
        <table:table-row table:style-name="ro1">
          <table:table-cell office:value-type="string" calcext:value-type="string">
            <text:p>&lt;a href="https://www.justice.gov/epstein/files/DataSet%2010/EFTA01617970.potx"&gt;https://www.justice.gov/epstein/files/DataSet%2010/EFTA01617970.potx&lt;/a&gt;</text:p>
          </table:table-cell>
        </table:table-row>
        <table:table-row table:style-name="ro1">
          <table:table-cell office:value-type="string" calcext:value-type="string">
            <text:p>&lt;a href="https://www.justice.gov/epstein/files/DataSet%2010/EFTA01617970.odp"&gt;https://www.justice.gov/epstein/files/DataSet%2010/EFTA01617970.odp&lt;/a&gt;</text:p>
          </table:table-cell>
        </table:table-row>
        <table:table-row table:style-name="ro1">
          <table:table-cell office:value-type="string" calcext:value-type="string">
            <text:p>&lt;a href="https://www.justice.gov/epstein/files/DataSet%2010/EFTA01617970.key"&gt;https://www.justice.gov/epstein/files/DataSet%2010/EFTA01617970.key&lt;/a&gt;</text:p>
          </table:table-cell>
        </table:table-row>
        <table:table-row table:style-name="ro1">
          <table:table-cell office:value-type="string" calcext:value-type="string">
            <text:p>&lt;a href="https://www.justice.gov/epstein/files/DataSet%2010/EFTA01617970.xls"&gt;https://www.justice.gov/epstein/files/DataSet%2010/EFTA01617970.xls&lt;/a&gt;</text:p>
          </table:table-cell>
        </table:table-row>
        <table:table-row table:style-name="ro1">
          <table:table-cell office:value-type="string" calcext:value-type="string">
            <text:p>&lt;a href="https://www.justice.gov/epstein/files/DataSet%2010/EFTA01617970.xlsx"&gt;https://www.justice.gov/epstein/files/DataSet%2010/EFTA01617970.xlsx&lt;/a&gt;</text:p>
          </table:table-cell>
        </table:table-row>
        <table:table-row table:style-name="ro1">
          <table:table-cell office:value-type="string" calcext:value-type="string">
            <text:p>&lt;a href="https://www.justice.gov/epstein/files/DataSet%2010/EFTA01617970.xlsm"&gt;https://www.justice.gov/epstein/files/DataSet%2010/EFTA01617970.xlsm&lt;/a&gt;</text:p>
          </table:table-cell>
        </table:table-row>
        <table:table-row table:style-name="ro1">
          <table:table-cell office:value-type="string" calcext:value-type="string">
            <text:p>&lt;a href="https://www.justice.gov/epstein/files/DataSet%2010/EFTA01617970.xlt"&gt;https://www.justice.gov/epstein/files/DataSet%2010/EFTA01617970.xlt&lt;/a&gt;</text:p>
          </table:table-cell>
        </table:table-row>
        <table:table-row table:style-name="ro1">
          <table:table-cell office:value-type="string" calcext:value-type="string">
            <text:p>&lt;a href="https://www.justice.gov/epstein/files/DataSet%2010/EFTA01617970.xltx"&gt;https://www.justice.gov/epstein/files/DataSet%2010/EFTA01617970.xltx&lt;/a&gt;</text:p>
          </table:table-cell>
        </table:table-row>
        <table:table-row table:style-name="ro1">
          <table:table-cell office:value-type="string" calcext:value-type="string">
            <text:p>&lt;a href="https://www.justice.gov/epstein/files/DataSet%2010/EFTA01617970.ods"&gt;https://www.justice.gov/epstein/files/DataSet%2010/EFTA01617970.ods&lt;/a&gt;</text:p>
          </table:table-cell>
        </table:table-row>
        <table:table-row table:style-name="ro1">
          <table:table-cell office:value-type="string" calcext:value-type="string">
            <text:p>&lt;a href="https://www.justice.gov/epstein/files/DataSet%2010/EFTA01617970.csv"&gt;https://www.justice.gov/epstein/files/DataSet%2010/EFTA01617970.csv&lt;/a&gt;</text:p>
          </table:table-cell>
        </table:table-row>
        <table:table-row table:style-name="ro1">
          <table:table-cell office:value-type="string" calcext:value-type="string">
            <text:p>&lt;a href="https://www.justice.gov/epstein/files/DataSet%2010/EFTA01617970.numbers"&gt;https://www.justice.gov/epstein/files/DataSet%2010/EFTA01617970.numbers&lt;/a&gt;</text:p>
          </table:table-cell>
        </table:table-row>
        <table:table-row table:style-name="ro1">
          <table:table-cell office:value-type="string" calcext:value-type="string">
            <text:p>&lt;a href="https://www.justice.gov/epstein/files/DataSet%2010/EFTA01617970.wks"&gt;https://www.justice.gov/epstein/files/DataSet%2010/EFTA01617970.wks&lt;/a&gt;</text:p>
          </table:table-cell>
        </table:table-row>
        <table:table-row table:style-name="ro1">
          <table:table-cell office:value-type="string" calcext:value-type="string">
            <text:p>&lt;a href="https://www.justice.gov/epstein/files/DataSet%2010/EFTA01654344.avi"&gt;https://www.justice.gov/epstein/files/DataSet%2010/EFTA01654344.avi&lt;/a&gt;</text:p>
          </table:table-cell>
        </table:table-row>
        <table:table-row table:style-name="ro1">
          <table:table-cell office:value-type="string" calcext:value-type="string">
            <text:p>&lt;a href="https://www.justice.gov/epstein/files/DataSet%2010/EFTA01654344.mp4"&gt;https://www.justice.gov/epstein/files/DataSet%2010/EFTA01654344.mp4&lt;/a&gt;</text:p>
          </table:table-cell>
        </table:table-row>
        <table:table-row table:style-name="ro1">
          <table:table-cell office:value-type="string" calcext:value-type="string">
            <text:p>&lt;a href="https://www.justice.gov/epstein/files/DataSet%2010/EFTA01654344.mkv"&gt;https://www.justice.gov/epstein/files/DataSet%2010/EFTA01654344.mkv&lt;/a&gt;</text:p>
          </table:table-cell>
        </table:table-row>
        <table:table-row table:style-name="ro1">
          <table:table-cell office:value-type="string" calcext:value-type="string">
            <text:p>&lt;a href="https://www.justice.gov/epstein/files/DataSet%2010/EFTA01654344.mov"&gt;https://www.justice.gov/epstein/files/DataSet%2010/EFTA01654344.mov&lt;/a&gt;</text:p>
          </table:table-cell>
        </table:table-row>
        <table:table-row table:style-name="ro1">
          <table:table-cell office:value-type="string" calcext:value-type="string">
            <text:p>&lt;a href="https://www.justice.gov/epstein/files/DataSet%2010/EFTA01654344.wmv"&gt;https://www.justice.gov/epstein/files/DataSet%2010/EFTA01654344.wmv&lt;/a&gt;</text:p>
          </table:table-cell>
        </table:table-row>
        <table:table-row table:style-name="ro1">
          <table:table-cell office:value-type="string" calcext:value-type="string">
            <text:p>&lt;a href="https://www.justice.gov/epstein/files/DataSet%2010/EFTA01654344.flv"&gt;https://www.justice.gov/epstein/files/DataSet%2010/EFTA01654344.flv&lt;/a&gt;</text:p>
          </table:table-cell>
        </table:table-row>
        <table:table-row table:style-name="ro1">
          <table:table-cell office:value-type="string" calcext:value-type="string">
            <text:p>&lt;a href="https://www.justice.gov/epstein/files/DataSet%2010/EFTA01654344.webm"&gt;https://www.justice.gov/epstein/files/DataSet%2010/EFTA01654344.webm&lt;/a&gt;</text:p>
          </table:table-cell>
        </table:table-row>
        <table:table-row table:style-name="ro1">
          <table:table-cell office:value-type="string" calcext:value-type="string">
            <text:p>&lt;a href="https://www.justice.gov/epstein/files/DataSet%2010/EFTA01654344.mpg"&gt;https://www.justice.gov/epstein/files/DataSet%2010/EFTA01654344.mpg&lt;/a&gt;</text:p>
          </table:table-cell>
        </table:table-row>
        <table:table-row table:style-name="ro1">
          <table:table-cell office:value-type="string" calcext:value-type="string">
            <text:p>&lt;a href="https://www.justice.gov/epstein/files/DataSet%2010/EFTA01654344.mpeg"&gt;https://www.justice.gov/epstein/files/DataSet%2010/EFTA01654344.mpeg&lt;/a&gt;</text:p>
          </table:table-cell>
        </table:table-row>
        <table:table-row table:style-name="ro1">
          <table:table-cell office:value-type="string" calcext:value-type="string">
            <text:p>&lt;a href="https://www.justice.gov/epstein/files/DataSet%2010/EFTA01654344.m4v"&gt;https://www.justice.gov/epstein/files/DataSet%2010/EFTA01654344.m4v&lt;/a&gt;</text:p>
          </table:table-cell>
        </table:table-row>
        <table:table-row table:style-name="ro1">
          <table:table-cell office:value-type="string" calcext:value-type="string">
            <text:p>&lt;a href="https://www.justice.gov/epstein/files/DataSet%2010/EFTA01654344.ogv"&gt;https://www.justice.gov/epstein/files/DataSet%2010/EFTA01654344.ogv&lt;/a&gt;</text:p>
          </table:table-cell>
        </table:table-row>
        <table:table-row table:style-name="ro1">
          <table:table-cell office:value-type="string" calcext:value-type="string">
            <text:p>&lt;a href="https://www.justice.gov/epstein/files/DataSet%2010/EFTA01654344.vob"&gt;https://www.justice.gov/epstein/files/DataSet%2010/EFTA01654344.vob&lt;/a&gt;</text:p>
          </table:table-cell>
        </table:table-row>
        <table:table-row table:style-name="ro1">
          <table:table-cell office:value-type="string" calcext:value-type="string">
            <text:p>&lt;a href="https://www.justice.gov/epstein/files/DataSet%2010/EFTA01654344.3gp"&gt;https://www.justice.gov/epstein/files/DataSet%2010/EFTA01654344.3gp&lt;/a&gt;</text:p>
          </table:table-cell>
        </table:table-row>
        <table:table-row table:style-name="ro1">
          <table:table-cell office:value-type="string" calcext:value-type="string">
            <text:p>&lt;a href="https://www.justice.gov/epstein/files/DataSet%2010/EFTA01654344.ts"&gt;https://www.justice.gov/epstein/files/DataSet%2010/EFTA01654344.ts&lt;/a&gt;</text:p>
          </table:table-cell>
        </table:table-row>
        <table:table-row table:style-name="ro1">
          <table:table-cell office:value-type="string" calcext:value-type="string">
            <text:p>&lt;a href="https://www.justice.gov/epstein/files/DataSet%2010/EFTA01654344.rm"&gt;https://www.justice.gov/epstein/files/DataSet%2010/EFTA01654344.rm&lt;/a&gt;</text:p>
          </table:table-cell>
        </table:table-row>
        <table:table-row table:style-name="ro1">
          <table:table-cell office:value-type="string" calcext:value-type="string">
            <text:p>&lt;a href="https://www.justice.gov/epstein/files/DataSet%2010/EFTA01654344.asf"&gt;https://www.justice.gov/epstein/files/DataSet%2010/EFTA01654344.asf&lt;/a&gt;</text:p>
          </table:table-cell>
        </table:table-row>
        <table:table-row table:style-name="ro1">
          <table:table-cell office:value-type="string" calcext:value-type="string">
            <text:p>&lt;a href="https://www.justice.gov/epstein/files/DataSet%2010/EFTA01654344.mp3"&gt;https://www.justice.gov/epstein/files/DataSet%2010/EFTA01654344.mp3&lt;/a&gt;</text:p>
          </table:table-cell>
        </table:table-row>
        <table:table-row table:style-name="ro1">
          <table:table-cell office:value-type="string" calcext:value-type="string">
            <text:p>&lt;a href="https://www.justice.gov/epstein/files/DataSet%2010/EFTA01654344.wav"&gt;https://www.justice.gov/epstein/files/DataSet%2010/EFTA01654344.wav&lt;/a&gt;</text:p>
          </table:table-cell>
        </table:table-row>
        <table:table-row table:style-name="ro1">
          <table:table-cell office:value-type="string" calcext:value-type="string">
            <text:p>&lt;a href="https://www.justice.gov/epstein/files/DataSet%2010/EFTA01654344.aac"&gt;https://www.justice.gov/epstein/files/DataSet%2010/EFTA01654344.aac&lt;/a&gt;</text:p>
          </table:table-cell>
        </table:table-row>
        <table:table-row table:style-name="ro1">
          <table:table-cell office:value-type="string" calcext:value-type="string">
            <text:p>&lt;a href="https://www.justice.gov/epstein/files/DataSet%2010/EFTA01654344.m4a"&gt;https://www.justice.gov/epstein/files/DataSet%2010/EFTA01654344.m4a&lt;/a&gt;</text:p>
          </table:table-cell>
        </table:table-row>
        <table:table-row table:style-name="ro1">
          <table:table-cell office:value-type="string" calcext:value-type="string">
            <text:p>&lt;a href="https://www.justice.gov/epstein/files/DataSet%2010/EFTA01654344.wma"&gt;https://www.justice.gov/epstein/files/DataSet%2010/EFTA01654344.wma&lt;/a&gt;</text:p>
          </table:table-cell>
        </table:table-row>
        <table:table-row table:style-name="ro1">
          <table:table-cell office:value-type="string" calcext:value-type="string">
            <text:p>&lt;a href="https://www.justice.gov/epstein/files/DataSet%2010/EFTA01654344.ogg"&gt;https://www.justice.gov/epstein/files/DataSet%2010/EFTA01654344.ogg&lt;/a&gt;</text:p>
          </table:table-cell>
        </table:table-row>
        <table:table-row table:style-name="ro1">
          <table:table-cell office:value-type="string" calcext:value-type="string">
            <text:p>&lt;a href="https://www.justice.gov/epstein/files/DataSet%2010/EFTA01654344.flac"&gt;https://www.justice.gov/epstein/files/DataSet%2010/EFTA01654344.flac&lt;/a&gt;</text:p>
          </table:table-cell>
        </table:table-row>
        <table:table-row table:style-name="ro1">
          <table:table-cell office:value-type="string" calcext:value-type="string">
            <text:p>&lt;a href="https://www.justice.gov/epstein/files/DataSet%2010/EFTA01654344.aiff"&gt;https://www.justice.gov/epstein/files/DataSet%2010/EFTA01654344.aiff&lt;/a&gt;</text:p>
          </table:table-cell>
        </table:table-row>
        <table:table-row table:style-name="ro1">
          <table:table-cell office:value-type="string" calcext:value-type="string">
            <text:p>&lt;a href="https://www.justice.gov/epstein/files/DataSet%2010/EFTA01654344.mid"&gt;https://www.justice.gov/epstein/files/DataSet%2010/EFTA01654344.mid&lt;/a&gt;</text:p>
          </table:table-cell>
        </table:table-row>
        <table:table-row table:style-name="ro1">
          <table:table-cell office:value-type="string" calcext:value-type="string">
            <text:p>&lt;a href="https://www.justice.gov/epstein/files/DataSet%2010/EFTA01654344.midi"&gt;https://www.justice.gov/epstein/files/DataSet%2010/EFTA01654344.midi&lt;/a&gt;</text:p>
          </table:table-cell>
        </table:table-row>
        <table:table-row table:style-name="ro1">
          <table:table-cell office:value-type="string" calcext:value-type="string">
            <text:p>&lt;a href="https://www.justice.gov/epstein/files/DataSet%2010/EFTA01654344.amr"&gt;https://www.justice.gov/epstein/files/DataSet%2010/EFTA01654344.amr&lt;/a&gt;</text:p>
          </table:table-cell>
        </table:table-row>
        <table:table-row table:style-name="ro1">
          <table:table-cell office:value-type="string" calcext:value-type="string">
            <text:p>&lt;a href="https://www.justice.gov/epstein/files/DataSet%2010/EFTA01654344.ra"&gt;https://www.justice.gov/epstein/files/DataSet%2010/EFTA01654344.ra&lt;/a&gt;</text:p>
          </table:table-cell>
        </table:table-row>
        <table:table-row table:style-name="ro1">
          <table:table-cell office:value-type="string" calcext:value-type="string">
            <text:p>&lt;a href="https://www.justice.gov/epstein/files/DataSet%2010/EFTA01654344.opus"&gt;https://www.justice.gov/epstein/files/DataSet%2010/EFTA01654344.opus&lt;/a&gt;</text:p>
          </table:table-cell>
        </table:table-row>
        <table:table-row table:style-name="ro1">
          <table:table-cell office:value-type="string" calcext:value-type="string">
            <text:p>&lt;a href="https://www.justice.gov/epstein/files/DataSet%2010/EFTA01654344.jpg"&gt;https://www.justice.gov/epstein/files/DataSet%2010/EFTA01654344.jpg&lt;/a&gt;</text:p>
          </table:table-cell>
        </table:table-row>
        <table:table-row table:style-name="ro1">
          <table:table-cell office:value-type="string" calcext:value-type="string">
            <text:p>&lt;a href="https://www.justice.gov/epstein/files/DataSet%2010/EFTA01654344.jpeg"&gt;https://www.justice.gov/epstein/files/DataSet%2010/EFTA01654344.jpeg&lt;/a&gt;</text:p>
          </table:table-cell>
        </table:table-row>
        <table:table-row table:style-name="ro1">
          <table:table-cell office:value-type="string" calcext:value-type="string">
            <text:p>&lt;a href="https://www.justice.gov/epstein/files/DataSet%2010/EFTA01654344.png"&gt;https://www.justice.gov/epstein/files/DataSet%2010/EFTA01654344.png&lt;/a&gt;</text:p>
          </table:table-cell>
        </table:table-row>
        <table:table-row table:style-name="ro1">
          <table:table-cell office:value-type="string" calcext:value-type="string">
            <text:p>&lt;a href="https://www.justice.gov/epstein/files/DataSet%2010/EFTA01654344.gif"&gt;https://www.justice.gov/epstein/files/DataSet%2010/EFTA01654344.gif&lt;/a&gt;</text:p>
          </table:table-cell>
        </table:table-row>
        <table:table-row table:style-name="ro1">
          <table:table-cell office:value-type="string" calcext:value-type="string">
            <text:p>&lt;a href="https://www.justice.gov/epstein/files/DataSet%2010/EFTA01654344.bmp"&gt;https://www.justice.gov/epstein/files/DataSet%2010/EFTA01654344.bmp&lt;/a&gt;</text:p>
          </table:table-cell>
        </table:table-row>
        <table:table-row table:style-name="ro1">
          <table:table-cell office:value-type="string" calcext:value-type="string">
            <text:p>&lt;a href="https://www.justice.gov/epstein/files/DataSet%2010/EFTA01654344.tif"&gt;https://www.justice.gov/epstein/files/DataSet%2010/EFTA01654344.tif&lt;/a&gt;</text:p>
          </table:table-cell>
        </table:table-row>
        <table:table-row table:style-name="ro1">
          <table:table-cell office:value-type="string" calcext:value-type="string">
            <text:p>&lt;a href="https://www.justice.gov/epstein/files/DataSet%2010/EFTA01654344.tiff"&gt;https://www.justice.gov/epstein/files/DataSet%2010/EFTA01654344.tiff&lt;/a&gt;</text:p>
          </table:table-cell>
        </table:table-row>
        <table:table-row table:style-name="ro1">
          <table:table-cell office:value-type="string" calcext:value-type="string">
            <text:p>&lt;a href="https://www.justice.gov/epstein/files/DataSet%2010/EFTA01654344.webp"&gt;https://www.justice.gov/epstein/files/DataSet%2010/EFTA01654344.webp&lt;/a&gt;</text:p>
          </table:table-cell>
        </table:table-row>
        <table:table-row table:style-name="ro1">
          <table:table-cell office:value-type="string" calcext:value-type="string">
            <text:p>&lt;a href="https://www.justice.gov/epstein/files/DataSet%2010/EFTA01654344.heic"&gt;https://www.justice.gov/epstein/files/DataSet%2010/EFTA01654344.heic&lt;/a&gt;</text:p>
          </table:table-cell>
        </table:table-row>
        <table:table-row table:style-name="ro1">
          <table:table-cell office:value-type="string" calcext:value-type="string">
            <text:p>&lt;a href="https://www.justice.gov/epstein/files/DataSet%2010/EFTA01654344.heif"&gt;https://www.justice.gov/epstein/files/DataSet%2010/EFTA01654344.heif&lt;/a&gt;</text:p>
          </table:table-cell>
        </table:table-row>
        <table:table-row table:style-name="ro1">
          <table:table-cell office:value-type="string" calcext:value-type="string">
            <text:p>&lt;a href="https://www.justice.gov/epstein/files/DataSet%2010/EFTA01654344.psd"&gt;https://www.justice.gov/epstein/files/DataSet%2010/EFTA01654344.psd&lt;/a&gt;</text:p>
          </table:table-cell>
        </table:table-row>
        <table:table-row table:style-name="ro1">
          <table:table-cell office:value-type="string" calcext:value-type="string">
            <text:p>&lt;a href="https://www.justice.gov/epstein/files/DataSet%2010/EFTA01654344.eps"&gt;https://www.justice.gov/epstein/files/DataSet%2010/EFTA01654344.eps&lt;/a&gt;</text:p>
          </table:table-cell>
        </table:table-row>
        <table:table-row table:style-name="ro1">
          <table:table-cell office:value-type="string" calcext:value-type="string">
            <text:p>&lt;a href="https://www.justice.gov/epstein/files/DataSet%2010/EFTA01654344.raw"&gt;https://www.justice.gov/epstein/files/DataSet%2010/EFTA01654344.raw&lt;/a&gt;</text:p>
          </table:table-cell>
        </table:table-row>
        <table:table-row table:style-name="ro1">
          <table:table-cell office:value-type="string" calcext:value-type="string">
            <text:p>&lt;a href="https://www.justice.gov/epstein/files/DataSet%2010/EFTA01654344.svg"&gt;https://www.justice.gov/epstein/files/DataSet%2010/EFTA01654344.svg&lt;/a&gt;</text:p>
          </table:table-cell>
        </table:table-row>
        <table:table-row table:style-name="ro1">
          <table:table-cell office:value-type="string" calcext:value-type="string">
            <text:p>&lt;a href="https://www.justice.gov/epstein/files/DataSet%2010/EFTA01654344.pcx"&gt;https://www.justice.gov/epstein/files/DataSet%2010/EFTA01654344.pcx&lt;/a&gt;</text:p>
          </table:table-cell>
        </table:table-row>
        <table:table-row table:style-name="ro1">
          <table:table-cell office:value-type="string" calcext:value-type="string">
            <text:p>&lt;a href="https://www.justice.gov/epstein/files/DataSet%2010/EFTA01654344.doc"&gt;https://www.justice.gov/epstein/files/DataSet%2010/EFTA01654344.doc&lt;/a&gt;</text:p>
          </table:table-cell>
        </table:table-row>
        <table:table-row table:style-name="ro1">
          <table:table-cell office:value-type="string" calcext:value-type="string">
            <text:p>&lt;a href="https://www.justice.gov/epstein/files/DataSet%2010/EFTA01654344.docx"&gt;https://www.justice.gov/epstein/files/DataSet%2010/EFTA01654344.docx&lt;/a&gt;</text:p>
          </table:table-cell>
        </table:table-row>
        <table:table-row table:style-name="ro1">
          <table:table-cell office:value-type="string" calcext:value-type="string">
            <text:p>&lt;a href="https://www.justice.gov/epstein/files/DataSet%2010/EFTA01654344.docm"&gt;https://www.justice.gov/epstein/files/DataSet%2010/EFTA01654344.docm&lt;/a&gt;</text:p>
          </table:table-cell>
        </table:table-row>
        <table:table-row table:style-name="ro1">
          <table:table-cell office:value-type="string" calcext:value-type="string">
            <text:p>&lt;a href="https://www.justice.gov/epstein/files/DataSet%2010/EFTA01654344.rtf"&gt;https://www.justice.gov/epstein/files/DataSet%2010/EFTA01654344.rtf&lt;/a&gt;</text:p>
          </table:table-cell>
        </table:table-row>
        <table:table-row table:style-name="ro1">
          <table:table-cell office:value-type="string" calcext:value-type="string">
            <text:p>&lt;a href="https://www.justice.gov/epstein/files/DataSet%2010/EFTA01654344.odt"&gt;https://www.justice.gov/epstein/files/DataSet%2010/EFTA01654344.odt&lt;/a&gt;</text:p>
          </table:table-cell>
        </table:table-row>
        <table:table-row table:style-name="ro1">
          <table:table-cell office:value-type="string" calcext:value-type="string">
            <text:p>&lt;a href="https://www.justice.gov/epstein/files/DataSet%2010/EFTA01654344.txt"&gt;https://www.justice.gov/epstein/files/DataSet%2010/EFTA01654344.txt&lt;/a&gt;</text:p>
          </table:table-cell>
        </table:table-row>
        <table:table-row table:style-name="ro1">
          <table:table-cell office:value-type="string" calcext:value-type="string">
            <text:p>&lt;a href="https://www.justice.gov/epstein/files/DataSet%2010/EFTA01654344.wps"&gt;https://www.justice.gov/epstein/files/DataSet%2010/EFTA01654344.wps&lt;/a&gt;</text:p>
          </table:table-cell>
        </table:table-row>
        <table:table-row table:style-name="ro1">
          <table:table-cell office:value-type="string" calcext:value-type="string">
            <text:p>&lt;a href="https://www.justice.gov/epstein/files/DataSet%2010/EFTA01654344.dot"&gt;https://www.justice.gov/epstein/files/DataSet%2010/EFTA01654344.dot&lt;/a&gt;</text:p>
          </table:table-cell>
        </table:table-row>
        <table:table-row table:style-name="ro1">
          <table:table-cell office:value-type="string" calcext:value-type="string">
            <text:p>&lt;a href="https://www.justice.gov/epstein/files/DataSet%2010/EFTA01654344.dotx"&gt;https://www.justice.gov/epstein/files/DataSet%2010/EFTA01654344.dotx&lt;/a&gt;</text:p>
          </table:table-cell>
        </table:table-row>
        <table:table-row table:style-name="ro1">
          <table:table-cell office:value-type="string" calcext:value-type="string">
            <text:p>&lt;a href="https://www.justice.gov/epstein/files/DataSet%2010/EFTA01654344.abw"&gt;https://www.justice.gov/epstein/files/DataSet%2010/EFTA01654344.abw&lt;/a&gt;</text:p>
          </table:table-cell>
        </table:table-row>
        <table:table-row table:style-name="ro1">
          <table:table-cell office:value-type="string" calcext:value-type="string">
            <text:p>&lt;a href="https://www.justice.gov/epstein/files/DataSet%2010/EFTA01654344.ppt"&gt;https://www.justice.gov/epstein/files/DataSet%2010/EFTA01654344.ppt&lt;/a&gt;</text:p>
          </table:table-cell>
        </table:table-row>
        <table:table-row table:style-name="ro1">
          <table:table-cell office:value-type="string" calcext:value-type="string">
            <text:p>&lt;a href="https://www.justice.gov/epstein/files/DataSet%2010/EFTA01654344.pptx"&gt;https://www.justice.gov/epstein/files/DataSet%2010/EFTA01654344.pptx&lt;/a&gt;</text:p>
          </table:table-cell>
        </table:table-row>
        <table:table-row table:style-name="ro1">
          <table:table-cell office:value-type="string" calcext:value-type="string">
            <text:p>&lt;a href="https://www.justice.gov/epstein/files/DataSet%2010/EFTA01654344.pptm"&gt;https://www.justice.gov/epstein/files/DataSet%2010/EFTA01654344.pptm&lt;/a&gt;</text:p>
          </table:table-cell>
        </table:table-row>
        <table:table-row table:style-name="ro1">
          <table:table-cell office:value-type="string" calcext:value-type="string">
            <text:p>&lt;a href="https://www.justice.gov/epstein/files/DataSet%2010/EFTA01654344.pps"&gt;https://www.justice.gov/epstein/files/DataSet%2010/EFTA01654344.pps&lt;/a&gt;</text:p>
          </table:table-cell>
        </table:table-row>
        <table:table-row table:style-name="ro1">
          <table:table-cell office:value-type="string" calcext:value-type="string">
            <text:p>&lt;a href="https://www.justice.gov/epstein/files/DataSet%2010/EFTA01654344.ppsx"&gt;https://www.justice.gov/epstein/files/DataSet%2010/EFTA01654344.ppsx&lt;/a&gt;</text:p>
          </table:table-cell>
        </table:table-row>
        <table:table-row table:style-name="ro1">
          <table:table-cell office:value-type="string" calcext:value-type="string">
            <text:p>&lt;a href="https://www.justice.gov/epstein/files/DataSet%2010/EFTA01654344.pot"&gt;https://www.justice.gov/epstein/files/DataSet%2010/EFTA01654344.pot&lt;/a&gt;</text:p>
          </table:table-cell>
        </table:table-row>
        <table:table-row table:style-name="ro1">
          <table:table-cell office:value-type="string" calcext:value-type="string">
            <text:p>&lt;a href="https://www.justice.gov/epstein/files/DataSet%2010/EFTA01654344.potx"&gt;https://www.justice.gov/epstein/files/DataSet%2010/EFTA01654344.potx&lt;/a&gt;</text:p>
          </table:table-cell>
        </table:table-row>
        <table:table-row table:style-name="ro1">
          <table:table-cell office:value-type="string" calcext:value-type="string">
            <text:p>&lt;a href="https://www.justice.gov/epstein/files/DataSet%2010/EFTA01654344.odp"&gt;https://www.justice.gov/epstein/files/DataSet%2010/EFTA01654344.odp&lt;/a&gt;</text:p>
          </table:table-cell>
        </table:table-row>
        <table:table-row table:style-name="ro1">
          <table:table-cell office:value-type="string" calcext:value-type="string">
            <text:p>&lt;a href="https://www.justice.gov/epstein/files/DataSet%2010/EFTA01654344.key"&gt;https://www.justice.gov/epstein/files/DataSet%2010/EFTA01654344.key&lt;/a&gt;</text:p>
          </table:table-cell>
        </table:table-row>
        <table:table-row table:style-name="ro1">
          <table:table-cell office:value-type="string" calcext:value-type="string">
            <text:p>&lt;a href="https://www.justice.gov/epstein/files/DataSet%2010/EFTA01654344.xls"&gt;https://www.justice.gov/epstein/files/DataSet%2010/EFTA01654344.xls&lt;/a&gt;</text:p>
          </table:table-cell>
        </table:table-row>
        <table:table-row table:style-name="ro1">
          <table:table-cell office:value-type="string" calcext:value-type="string">
            <text:p>&lt;a href="https://www.justice.gov/epstein/files/DataSet%2010/EFTA01654344.xlsx"&gt;https://www.justice.gov/epstein/files/DataSet%2010/EFTA01654344.xlsx&lt;/a&gt;</text:p>
          </table:table-cell>
        </table:table-row>
        <table:table-row table:style-name="ro1">
          <table:table-cell office:value-type="string" calcext:value-type="string">
            <text:p>&lt;a href="https://www.justice.gov/epstein/files/DataSet%2010/EFTA01654344.xlsm"&gt;https://www.justice.gov/epstein/files/DataSet%2010/EFTA01654344.xlsm&lt;/a&gt;</text:p>
          </table:table-cell>
        </table:table-row>
        <table:table-row table:style-name="ro1">
          <table:table-cell office:value-type="string" calcext:value-type="string">
            <text:p>&lt;a href="https://www.justice.gov/epstein/files/DataSet%2010/EFTA01654344.xlt"&gt;https://www.justice.gov/epstein/files/DataSet%2010/EFTA01654344.xlt&lt;/a&gt;</text:p>
          </table:table-cell>
        </table:table-row>
        <table:table-row table:style-name="ro1">
          <table:table-cell office:value-type="string" calcext:value-type="string">
            <text:p>&lt;a href="https://www.justice.gov/epstein/files/DataSet%2010/EFTA01654344.xltx"&gt;https://www.justice.gov/epstein/files/DataSet%2010/EFTA01654344.xltx&lt;/a&gt;</text:p>
          </table:table-cell>
        </table:table-row>
        <table:table-row table:style-name="ro1">
          <table:table-cell office:value-type="string" calcext:value-type="string">
            <text:p>&lt;a href="https://www.justice.gov/epstein/files/DataSet%2010/EFTA01654344.ods"&gt;https://www.justice.gov/epstein/files/DataSet%2010/EFTA01654344.ods&lt;/a&gt;</text:p>
          </table:table-cell>
        </table:table-row>
        <table:table-row table:style-name="ro1">
          <table:table-cell office:value-type="string" calcext:value-type="string">
            <text:p>&lt;a href="https://www.justice.gov/epstein/files/DataSet%2010/EFTA01654344.csv"&gt;https://www.justice.gov/epstein/files/DataSet%2010/EFTA01654344.csv&lt;/a&gt;</text:p>
          </table:table-cell>
        </table:table-row>
        <table:table-row table:style-name="ro1">
          <table:table-cell office:value-type="string" calcext:value-type="string">
            <text:p>&lt;a href="https://www.justice.gov/epstein/files/DataSet%2010/EFTA01654344.numbers"&gt;https://www.justice.gov/epstein/files/DataSet%2010/EFTA01654344.numbers&lt;/a&gt;</text:p>
          </table:table-cell>
        </table:table-row>
        <table:table-row table:style-name="ro1">
          <table:table-cell office:value-type="string" calcext:value-type="string">
            <text:p>&lt;a href="https://www.justice.gov/epstein/files/DataSet%2010/EFTA01654344.wks"&gt;https://www.justice.gov/epstein/files/DataSet%2010/EFTA01654344.wks&lt;/a&gt;</text:p>
          </table:table-cell>
        </table:table-row>
        <table:table-row table:style-name="ro1">
          <table:table-cell office:value-type="string" calcext:value-type="string">
            <text:p>&lt;a href="https://www.justice.gov/epstein/files/DataSet%2010/EFTA01682131.avi"&gt;https://www.justice.gov/epstein/files/DataSet%2010/EFTA01682131.avi&lt;/a&gt;</text:p>
          </table:table-cell>
        </table:table-row>
        <table:table-row table:style-name="ro1">
          <table:table-cell office:value-type="string" calcext:value-type="string">
            <text:p>&lt;a href="https://www.justice.gov/epstein/files/DataSet%2010/EFTA01682131.mp4"&gt;https://www.justice.gov/epstein/files/DataSet%2010/EFTA01682131.mp4&lt;/a&gt;</text:p>
          </table:table-cell>
        </table:table-row>
        <table:table-row table:style-name="ro1">
          <table:table-cell office:value-type="string" calcext:value-type="string">
            <text:p>&lt;a href="https://www.justice.gov/epstein/files/DataSet%2010/EFTA01682131.mkv"&gt;https://www.justice.gov/epstein/files/DataSet%2010/EFTA01682131.mkv&lt;/a&gt;</text:p>
          </table:table-cell>
        </table:table-row>
        <table:table-row table:style-name="ro1">
          <table:table-cell office:value-type="string" calcext:value-type="string">
            <text:p>&lt;a href="https://www.justice.gov/epstein/files/DataSet%2010/EFTA01682131.mov"&gt;https://www.justice.gov/epstein/files/DataSet%2010/EFTA01682131.mov&lt;/a&gt;</text:p>
          </table:table-cell>
        </table:table-row>
        <table:table-row table:style-name="ro1">
          <table:table-cell office:value-type="string" calcext:value-type="string">
            <text:p>&lt;a href="https://www.justice.gov/epstein/files/DataSet%2010/EFTA01682131.wmv"&gt;https://www.justice.gov/epstein/files/DataSet%2010/EFTA01682131.wmv&lt;/a&gt;</text:p>
          </table:table-cell>
        </table:table-row>
        <table:table-row table:style-name="ro1">
          <table:table-cell office:value-type="string" calcext:value-type="string">
            <text:p>&lt;a href="https://www.justice.gov/epstein/files/DataSet%2010/EFTA01682131.flv"&gt;https://www.justice.gov/epstein/files/DataSet%2010/EFTA01682131.flv&lt;/a&gt;</text:p>
          </table:table-cell>
        </table:table-row>
        <table:table-row table:style-name="ro1">
          <table:table-cell office:value-type="string" calcext:value-type="string">
            <text:p>&lt;a href="https://www.justice.gov/epstein/files/DataSet%2010/EFTA01682131.webm"&gt;https://www.justice.gov/epstein/files/DataSet%2010/EFTA01682131.webm&lt;/a&gt;</text:p>
          </table:table-cell>
        </table:table-row>
        <table:table-row table:style-name="ro1">
          <table:table-cell office:value-type="string" calcext:value-type="string">
            <text:p>&lt;a href="https://www.justice.gov/epstein/files/DataSet%2010/EFTA01682131.mpg"&gt;https://www.justice.gov/epstein/files/DataSet%2010/EFTA01682131.mpg&lt;/a&gt;</text:p>
          </table:table-cell>
        </table:table-row>
        <table:table-row table:style-name="ro1">
          <table:table-cell office:value-type="string" calcext:value-type="string">
            <text:p>&lt;a href="https://www.justice.gov/epstein/files/DataSet%2010/EFTA01682131.mpeg"&gt;https://www.justice.gov/epstein/files/DataSet%2010/EFTA01682131.mpeg&lt;/a&gt;</text:p>
          </table:table-cell>
        </table:table-row>
        <table:table-row table:style-name="ro1">
          <table:table-cell office:value-type="string" calcext:value-type="string">
            <text:p>&lt;a href="https://www.justice.gov/epstein/files/DataSet%2010/EFTA01682131.m4v"&gt;https://www.justice.gov/epstein/files/DataSet%2010/EFTA01682131.m4v&lt;/a&gt;</text:p>
          </table:table-cell>
        </table:table-row>
        <table:table-row table:style-name="ro1">
          <table:table-cell office:value-type="string" calcext:value-type="string">
            <text:p>&lt;a href="https://www.justice.gov/epstein/files/DataSet%2010/EFTA01682131.ogv"&gt;https://www.justice.gov/epstein/files/DataSet%2010/EFTA01682131.ogv&lt;/a&gt;</text:p>
          </table:table-cell>
        </table:table-row>
        <table:table-row table:style-name="ro1">
          <table:table-cell office:value-type="string" calcext:value-type="string">
            <text:p>&lt;a href="https://www.justice.gov/epstein/files/DataSet%2010/EFTA01682131.vob"&gt;https://www.justice.gov/epstein/files/DataSet%2010/EFTA01682131.vob&lt;/a&gt;</text:p>
          </table:table-cell>
        </table:table-row>
        <table:table-row table:style-name="ro1">
          <table:table-cell office:value-type="string" calcext:value-type="string">
            <text:p>&lt;a href="https://www.justice.gov/epstein/files/DataSet%2010/EFTA01682131.3gp"&gt;https://www.justice.gov/epstein/files/DataSet%2010/EFTA01682131.3gp&lt;/a&gt;</text:p>
          </table:table-cell>
        </table:table-row>
        <table:table-row table:style-name="ro1">
          <table:table-cell office:value-type="string" calcext:value-type="string">
            <text:p>&lt;a href="https://www.justice.gov/epstein/files/DataSet%2010/EFTA01682131.ts"&gt;https://www.justice.gov/epstein/files/DataSet%2010/EFTA01682131.ts&lt;/a&gt;</text:p>
          </table:table-cell>
        </table:table-row>
        <table:table-row table:style-name="ro1">
          <table:table-cell office:value-type="string" calcext:value-type="string">
            <text:p>&lt;a href="https://www.justice.gov/epstein/files/DataSet%2010/EFTA01682131.rm"&gt;https://www.justice.gov/epstein/files/DataSet%2010/EFTA01682131.rm&lt;/a&gt;</text:p>
          </table:table-cell>
        </table:table-row>
        <table:table-row table:style-name="ro1">
          <table:table-cell office:value-type="string" calcext:value-type="string">
            <text:p>&lt;a href="https://www.justice.gov/epstein/files/DataSet%2010/EFTA01682131.asf"&gt;https://www.justice.gov/epstein/files/DataSet%2010/EFTA01682131.asf&lt;/a&gt;</text:p>
          </table:table-cell>
        </table:table-row>
        <table:table-row table:style-name="ro1">
          <table:table-cell office:value-type="string" calcext:value-type="string">
            <text:p>&lt;a href="https://www.justice.gov/epstein/files/DataSet%2010/EFTA01682131.mp3"&gt;https://www.justice.gov/epstein/files/DataSet%2010/EFTA01682131.mp3&lt;/a&gt;</text:p>
          </table:table-cell>
        </table:table-row>
        <table:table-row table:style-name="ro1">
          <table:table-cell office:value-type="string" calcext:value-type="string">
            <text:p>&lt;a href="https://www.justice.gov/epstein/files/DataSet%2010/EFTA01682131.wav"&gt;https://www.justice.gov/epstein/files/DataSet%2010/EFTA01682131.wav&lt;/a&gt;</text:p>
          </table:table-cell>
        </table:table-row>
        <table:table-row table:style-name="ro1">
          <table:table-cell office:value-type="string" calcext:value-type="string">
            <text:p>&lt;a href="https://www.justice.gov/epstein/files/DataSet%2010/EFTA01682131.aac"&gt;https://www.justice.gov/epstein/files/DataSet%2010/EFTA01682131.aac&lt;/a&gt;</text:p>
          </table:table-cell>
        </table:table-row>
        <table:table-row table:style-name="ro1">
          <table:table-cell office:value-type="string" calcext:value-type="string">
            <text:p>&lt;a href="https://www.justice.gov/epstein/files/DataSet%2010/EFTA01682131.m4a"&gt;https://www.justice.gov/epstein/files/DataSet%2010/EFTA01682131.m4a&lt;/a&gt;</text:p>
          </table:table-cell>
        </table:table-row>
        <table:table-row table:style-name="ro1">
          <table:table-cell office:value-type="string" calcext:value-type="string">
            <text:p>&lt;a href="https://www.justice.gov/epstein/files/DataSet%2010/EFTA01682131.wma"&gt;https://www.justice.gov/epstein/files/DataSet%2010/EFTA01682131.wma&lt;/a&gt;</text:p>
          </table:table-cell>
        </table:table-row>
        <table:table-row table:style-name="ro1">
          <table:table-cell office:value-type="string" calcext:value-type="string">
            <text:p>&lt;a href="https://www.justice.gov/epstein/files/DataSet%2010/EFTA01682131.ogg"&gt;https://www.justice.gov/epstein/files/DataSet%2010/EFTA01682131.ogg&lt;/a&gt;</text:p>
          </table:table-cell>
        </table:table-row>
        <table:table-row table:style-name="ro1">
          <table:table-cell office:value-type="string" calcext:value-type="string">
            <text:p>&lt;a href="https://www.justice.gov/epstein/files/DataSet%2010/EFTA01682131.flac"&gt;https://www.justice.gov/epstein/files/DataSet%2010/EFTA01682131.flac&lt;/a&gt;</text:p>
          </table:table-cell>
        </table:table-row>
        <table:table-row table:style-name="ro1">
          <table:table-cell office:value-type="string" calcext:value-type="string">
            <text:p>&lt;a href="https://www.justice.gov/epstein/files/DataSet%2010/EFTA01682131.aiff"&gt;https://www.justice.gov/epstein/files/DataSet%2010/EFTA01682131.aiff&lt;/a&gt;</text:p>
          </table:table-cell>
        </table:table-row>
        <table:table-row table:style-name="ro1">
          <table:table-cell office:value-type="string" calcext:value-type="string">
            <text:p>&lt;a href="https://www.justice.gov/epstein/files/DataSet%2010/EFTA01682131.mid"&gt;https://www.justice.gov/epstein/files/DataSet%2010/EFTA01682131.mid&lt;/a&gt;</text:p>
          </table:table-cell>
        </table:table-row>
        <table:table-row table:style-name="ro1">
          <table:table-cell office:value-type="string" calcext:value-type="string">
            <text:p>&lt;a href="https://www.justice.gov/epstein/files/DataSet%2010/EFTA01682131.midi"&gt;https://www.justice.gov/epstein/files/DataSet%2010/EFTA01682131.midi&lt;/a&gt;</text:p>
          </table:table-cell>
        </table:table-row>
        <table:table-row table:style-name="ro1">
          <table:table-cell office:value-type="string" calcext:value-type="string">
            <text:p>&lt;a href="https://www.justice.gov/epstein/files/DataSet%2010/EFTA01682131.amr"&gt;https://www.justice.gov/epstein/files/DataSet%2010/EFTA01682131.amr&lt;/a&gt;</text:p>
          </table:table-cell>
        </table:table-row>
        <table:table-row table:style-name="ro1">
          <table:table-cell office:value-type="string" calcext:value-type="string">
            <text:p>&lt;a href="https://www.justice.gov/epstein/files/DataSet%2010/EFTA01682131.ra"&gt;https://www.justice.gov/epstein/files/DataSet%2010/EFTA01682131.ra&lt;/a&gt;</text:p>
          </table:table-cell>
        </table:table-row>
        <table:table-row table:style-name="ro1">
          <table:table-cell office:value-type="string" calcext:value-type="string">
            <text:p>&lt;a href="https://www.justice.gov/epstein/files/DataSet%2010/EFTA01682131.opus"&gt;https://www.justice.gov/epstein/files/DataSet%2010/EFTA01682131.opus&lt;/a&gt;</text:p>
          </table:table-cell>
        </table:table-row>
        <table:table-row table:style-name="ro1">
          <table:table-cell office:value-type="string" calcext:value-type="string">
            <text:p>&lt;a href="https://www.justice.gov/epstein/files/DataSet%2010/EFTA01682131.jpg"&gt;https://www.justice.gov/epstein/files/DataSet%2010/EFTA01682131.jpg&lt;/a&gt;</text:p>
          </table:table-cell>
        </table:table-row>
        <table:table-row table:style-name="ro1">
          <table:table-cell office:value-type="string" calcext:value-type="string">
            <text:p>&lt;a href="https://www.justice.gov/epstein/files/DataSet%2010/EFTA01682131.jpeg"&gt;https://www.justice.gov/epstein/files/DataSet%2010/EFTA01682131.jpeg&lt;/a&gt;</text:p>
          </table:table-cell>
        </table:table-row>
        <table:table-row table:style-name="ro1">
          <table:table-cell office:value-type="string" calcext:value-type="string">
            <text:p>&lt;a href="https://www.justice.gov/epstein/files/DataSet%2010/EFTA01682131.png"&gt;https://www.justice.gov/epstein/files/DataSet%2010/EFTA01682131.png&lt;/a&gt;</text:p>
          </table:table-cell>
        </table:table-row>
        <table:table-row table:style-name="ro1">
          <table:table-cell office:value-type="string" calcext:value-type="string">
            <text:p>&lt;a href="https://www.justice.gov/epstein/files/DataSet%2010/EFTA01682131.gif"&gt;https://www.justice.gov/epstein/files/DataSet%2010/EFTA01682131.gif&lt;/a&gt;</text:p>
          </table:table-cell>
        </table:table-row>
        <table:table-row table:style-name="ro1">
          <table:table-cell office:value-type="string" calcext:value-type="string">
            <text:p>&lt;a href="https://www.justice.gov/epstein/files/DataSet%2010/EFTA01682131.bmp"&gt;https://www.justice.gov/epstein/files/DataSet%2010/EFTA01682131.bmp&lt;/a&gt;</text:p>
          </table:table-cell>
        </table:table-row>
        <table:table-row table:style-name="ro1">
          <table:table-cell office:value-type="string" calcext:value-type="string">
            <text:p>&lt;a href="https://www.justice.gov/epstein/files/DataSet%2010/EFTA01682131.tif"&gt;https://www.justice.gov/epstein/files/DataSet%2010/EFTA01682131.tif&lt;/a&gt;</text:p>
          </table:table-cell>
        </table:table-row>
        <table:table-row table:style-name="ro1">
          <table:table-cell office:value-type="string" calcext:value-type="string">
            <text:p>&lt;a href="https://www.justice.gov/epstein/files/DataSet%2010/EFTA01682131.tiff"&gt;https://www.justice.gov/epstein/files/DataSet%2010/EFTA01682131.tiff&lt;/a&gt;</text:p>
          </table:table-cell>
        </table:table-row>
        <table:table-row table:style-name="ro1">
          <table:table-cell office:value-type="string" calcext:value-type="string">
            <text:p>&lt;a href="https://www.justice.gov/epstein/files/DataSet%2010/EFTA01682131.webp"&gt;https://www.justice.gov/epstein/files/DataSet%2010/EFTA01682131.webp&lt;/a&gt;</text:p>
          </table:table-cell>
        </table:table-row>
        <table:table-row table:style-name="ro1">
          <table:table-cell office:value-type="string" calcext:value-type="string">
            <text:p>&lt;a href="https://www.justice.gov/epstein/files/DataSet%2010/EFTA01682131.heic"&gt;https://www.justice.gov/epstein/files/DataSet%2010/EFTA01682131.heic&lt;/a&gt;</text:p>
          </table:table-cell>
        </table:table-row>
        <table:table-row table:style-name="ro1">
          <table:table-cell office:value-type="string" calcext:value-type="string">
            <text:p>&lt;a href="https://www.justice.gov/epstein/files/DataSet%2010/EFTA01682131.heif"&gt;https://www.justice.gov/epstein/files/DataSet%2010/EFTA01682131.heif&lt;/a&gt;</text:p>
          </table:table-cell>
        </table:table-row>
        <table:table-row table:style-name="ro1">
          <table:table-cell office:value-type="string" calcext:value-type="string">
            <text:p>&lt;a href="https://www.justice.gov/epstein/files/DataSet%2010/EFTA01682131.psd"&gt;https://www.justice.gov/epstein/files/DataSet%2010/EFTA01682131.psd&lt;/a&gt;</text:p>
          </table:table-cell>
        </table:table-row>
        <table:table-row table:style-name="ro1">
          <table:table-cell office:value-type="string" calcext:value-type="string">
            <text:p>&lt;a href="https://www.justice.gov/epstein/files/DataSet%2010/EFTA01682131.eps"&gt;https://www.justice.gov/epstein/files/DataSet%2010/EFTA01682131.eps&lt;/a&gt;</text:p>
          </table:table-cell>
        </table:table-row>
        <table:table-row table:style-name="ro1">
          <table:table-cell office:value-type="string" calcext:value-type="string">
            <text:p>&lt;a href="https://www.justice.gov/epstein/files/DataSet%2010/EFTA01682131.raw"&gt;https://www.justice.gov/epstein/files/DataSet%2010/EFTA01682131.raw&lt;/a&gt;</text:p>
          </table:table-cell>
        </table:table-row>
        <table:table-row table:style-name="ro1">
          <table:table-cell office:value-type="string" calcext:value-type="string">
            <text:p>&lt;a href="https://www.justice.gov/epstein/files/DataSet%2010/EFTA01682131.svg"&gt;https://www.justice.gov/epstein/files/DataSet%2010/EFTA01682131.svg&lt;/a&gt;</text:p>
          </table:table-cell>
        </table:table-row>
        <table:table-row table:style-name="ro1">
          <table:table-cell office:value-type="string" calcext:value-type="string">
            <text:p>&lt;a href="https://www.justice.gov/epstein/files/DataSet%2010/EFTA01682131.pcx"&gt;https://www.justice.gov/epstein/files/DataSet%2010/EFTA01682131.pcx&lt;/a&gt;</text:p>
          </table:table-cell>
        </table:table-row>
        <table:table-row table:style-name="ro1">
          <table:table-cell office:value-type="string" calcext:value-type="string">
            <text:p>&lt;a href="https://www.justice.gov/epstein/files/DataSet%2010/EFTA01682131.doc"&gt;https://www.justice.gov/epstein/files/DataSet%2010/EFTA01682131.doc&lt;/a&gt;</text:p>
          </table:table-cell>
        </table:table-row>
        <table:table-row table:style-name="ro1">
          <table:table-cell office:value-type="string" calcext:value-type="string">
            <text:p>&lt;a href="https://www.justice.gov/epstein/files/DataSet%2010/EFTA01682131.docx"&gt;https://www.justice.gov/epstein/files/DataSet%2010/EFTA01682131.docx&lt;/a&gt;</text:p>
          </table:table-cell>
        </table:table-row>
        <table:table-row table:style-name="ro1">
          <table:table-cell office:value-type="string" calcext:value-type="string">
            <text:p>&lt;a href="https://www.justice.gov/epstein/files/DataSet%2010/EFTA01682131.docm"&gt;https://www.justice.gov/epstein/files/DataSet%2010/EFTA01682131.docm&lt;/a&gt;</text:p>
          </table:table-cell>
        </table:table-row>
        <table:table-row table:style-name="ro1">
          <table:table-cell office:value-type="string" calcext:value-type="string">
            <text:p>&lt;a href="https://www.justice.gov/epstein/files/DataSet%2010/EFTA01682131.rtf"&gt;https://www.justice.gov/epstein/files/DataSet%2010/EFTA01682131.rtf&lt;/a&gt;</text:p>
          </table:table-cell>
        </table:table-row>
        <table:table-row table:style-name="ro1">
          <table:table-cell office:value-type="string" calcext:value-type="string">
            <text:p>&lt;a href="https://www.justice.gov/epstein/files/DataSet%2010/EFTA01682131.odt"&gt;https://www.justice.gov/epstein/files/DataSet%2010/EFTA01682131.odt&lt;/a&gt;</text:p>
          </table:table-cell>
        </table:table-row>
        <table:table-row table:style-name="ro1">
          <table:table-cell office:value-type="string" calcext:value-type="string">
            <text:p>&lt;a href="https://www.justice.gov/epstein/files/DataSet%2010/EFTA01682131.txt"&gt;https://www.justice.gov/epstein/files/DataSet%2010/EFTA01682131.txt&lt;/a&gt;</text:p>
          </table:table-cell>
        </table:table-row>
        <table:table-row table:style-name="ro1">
          <table:table-cell office:value-type="string" calcext:value-type="string">
            <text:p>&lt;a href="https://www.justice.gov/epstein/files/DataSet%2010/EFTA01682131.wps"&gt;https://www.justice.gov/epstein/files/DataSet%2010/EFTA01682131.wps&lt;/a&gt;</text:p>
          </table:table-cell>
        </table:table-row>
        <table:table-row table:style-name="ro1">
          <table:table-cell office:value-type="string" calcext:value-type="string">
            <text:p>&lt;a href="https://www.justice.gov/epstein/files/DataSet%2010/EFTA01682131.dot"&gt;https://www.justice.gov/epstein/files/DataSet%2010/EFTA01682131.dot&lt;/a&gt;</text:p>
          </table:table-cell>
        </table:table-row>
        <table:table-row table:style-name="ro1">
          <table:table-cell office:value-type="string" calcext:value-type="string">
            <text:p>&lt;a href="https://www.justice.gov/epstein/files/DataSet%2010/EFTA01682131.dotx"&gt;https://www.justice.gov/epstein/files/DataSet%2010/EFTA01682131.dotx&lt;/a&gt;</text:p>
          </table:table-cell>
        </table:table-row>
        <table:table-row table:style-name="ro1">
          <table:table-cell office:value-type="string" calcext:value-type="string">
            <text:p>&lt;a href="https://www.justice.gov/epstein/files/DataSet%2010/EFTA01682131.abw"&gt;https://www.justice.gov/epstein/files/DataSet%2010/EFTA01682131.abw&lt;/a&gt;</text:p>
          </table:table-cell>
        </table:table-row>
        <table:table-row table:style-name="ro1">
          <table:table-cell office:value-type="string" calcext:value-type="string">
            <text:p>&lt;a href="https://www.justice.gov/epstein/files/DataSet%2010/EFTA01682131.ppt"&gt;https://www.justice.gov/epstein/files/DataSet%2010/EFTA01682131.ppt&lt;/a&gt;</text:p>
          </table:table-cell>
        </table:table-row>
        <table:table-row table:style-name="ro1">
          <table:table-cell office:value-type="string" calcext:value-type="string">
            <text:p>&lt;a href="https://www.justice.gov/epstein/files/DataSet%2010/EFTA01682131.pptx"&gt;https://www.justice.gov/epstein/files/DataSet%2010/EFTA01682131.pptx&lt;/a&gt;</text:p>
          </table:table-cell>
        </table:table-row>
        <table:table-row table:style-name="ro1">
          <table:table-cell office:value-type="string" calcext:value-type="string">
            <text:p>&lt;a href="https://www.justice.gov/epstein/files/DataSet%2010/EFTA01682131.pptm"&gt;https://www.justice.gov/epstein/files/DataSet%2010/EFTA01682131.pptm&lt;/a&gt;</text:p>
          </table:table-cell>
        </table:table-row>
        <table:table-row table:style-name="ro1">
          <table:table-cell office:value-type="string" calcext:value-type="string">
            <text:p>&lt;a href="https://www.justice.gov/epstein/files/DataSet%2010/EFTA01682131.pps"&gt;https://www.justice.gov/epstein/files/DataSet%2010/EFTA01682131.pps&lt;/a&gt;</text:p>
          </table:table-cell>
        </table:table-row>
        <table:table-row table:style-name="ro1">
          <table:table-cell office:value-type="string" calcext:value-type="string">
            <text:p>&lt;a href="https://www.justice.gov/epstein/files/DataSet%2010/EFTA01682131.ppsx"&gt;https://www.justice.gov/epstein/files/DataSet%2010/EFTA01682131.ppsx&lt;/a&gt;</text:p>
          </table:table-cell>
        </table:table-row>
        <table:table-row table:style-name="ro1">
          <table:table-cell office:value-type="string" calcext:value-type="string">
            <text:p>&lt;a href="https://www.justice.gov/epstein/files/DataSet%2010/EFTA01682131.pot"&gt;https://www.justice.gov/epstein/files/DataSet%2010/EFTA01682131.pot&lt;/a&gt;</text:p>
          </table:table-cell>
        </table:table-row>
        <table:table-row table:style-name="ro1">
          <table:table-cell office:value-type="string" calcext:value-type="string">
            <text:p>&lt;a href="https://www.justice.gov/epstein/files/DataSet%2010/EFTA01682131.potx"&gt;https://www.justice.gov/epstein/files/DataSet%2010/EFTA01682131.potx&lt;/a&gt;</text:p>
          </table:table-cell>
        </table:table-row>
        <table:table-row table:style-name="ro1">
          <table:table-cell office:value-type="string" calcext:value-type="string">
            <text:p>&lt;a href="https://www.justice.gov/epstein/files/DataSet%2010/EFTA01682131.odp"&gt;https://www.justice.gov/epstein/files/DataSet%2010/EFTA01682131.odp&lt;/a&gt;</text:p>
          </table:table-cell>
        </table:table-row>
        <table:table-row table:style-name="ro1">
          <table:table-cell office:value-type="string" calcext:value-type="string">
            <text:p>&lt;a href="https://www.justice.gov/epstein/files/DataSet%2010/EFTA01682131.key"&gt;https://www.justice.gov/epstein/files/DataSet%2010/EFTA01682131.key&lt;/a&gt;</text:p>
          </table:table-cell>
        </table:table-row>
        <table:table-row table:style-name="ro1">
          <table:table-cell office:value-type="string" calcext:value-type="string">
            <text:p>&lt;a href="https://www.justice.gov/epstein/files/DataSet%2010/EFTA01682131.xls"&gt;https://www.justice.gov/epstein/files/DataSet%2010/EFTA01682131.xls&lt;/a&gt;</text:p>
          </table:table-cell>
        </table:table-row>
        <table:table-row table:style-name="ro1">
          <table:table-cell office:value-type="string" calcext:value-type="string">
            <text:p>&lt;a href="https://www.justice.gov/epstein/files/DataSet%2010/EFTA01682131.xlsx"&gt;https://www.justice.gov/epstein/files/DataSet%2010/EFTA01682131.xlsx&lt;/a&gt;</text:p>
          </table:table-cell>
        </table:table-row>
        <table:table-row table:style-name="ro1">
          <table:table-cell office:value-type="string" calcext:value-type="string">
            <text:p>&lt;a href="https://www.justice.gov/epstein/files/DataSet%2010/EFTA01682131.xlsm"&gt;https://www.justice.gov/epstein/files/DataSet%2010/EFTA01682131.xlsm&lt;/a&gt;</text:p>
          </table:table-cell>
        </table:table-row>
        <table:table-row table:style-name="ro1">
          <table:table-cell office:value-type="string" calcext:value-type="string">
            <text:p>&lt;a href="https://www.justice.gov/epstein/files/DataSet%2010/EFTA01682131.xlt"&gt;https://www.justice.gov/epstein/files/DataSet%2010/EFTA01682131.xlt&lt;/a&gt;</text:p>
          </table:table-cell>
        </table:table-row>
        <table:table-row table:style-name="ro1">
          <table:table-cell office:value-type="string" calcext:value-type="string">
            <text:p>&lt;a href="https://www.justice.gov/epstein/files/DataSet%2010/EFTA01682131.xltx"&gt;https://www.justice.gov/epstein/files/DataSet%2010/EFTA01682131.xltx&lt;/a&gt;</text:p>
          </table:table-cell>
        </table:table-row>
        <table:table-row table:style-name="ro1">
          <table:table-cell office:value-type="string" calcext:value-type="string">
            <text:p>&lt;a href="https://www.justice.gov/epstein/files/DataSet%2010/EFTA01682131.ods"&gt;https://www.justice.gov/epstein/files/DataSet%2010/EFTA01682131.ods&lt;/a&gt;</text:p>
          </table:table-cell>
        </table:table-row>
        <table:table-row table:style-name="ro1">
          <table:table-cell office:value-type="string" calcext:value-type="string">
            <text:p>&lt;a href="https://www.justice.gov/epstein/files/DataSet%2010/EFTA01682131.csv"&gt;https://www.justice.gov/epstein/files/DataSet%2010/EFTA01682131.csv&lt;/a&gt;</text:p>
          </table:table-cell>
        </table:table-row>
        <table:table-row table:style-name="ro1">
          <table:table-cell office:value-type="string" calcext:value-type="string">
            <text:p>&lt;a href="https://www.justice.gov/epstein/files/DataSet%2010/EFTA01682131.numbers"&gt;https://www.justice.gov/epstein/files/DataSet%2010/EFTA01682131.numbers&lt;/a&gt;</text:p>
          </table:table-cell>
        </table:table-row>
        <table:table-row table:style-name="ro1">
          <table:table-cell office:value-type="string" calcext:value-type="string">
            <text:p>&lt;a href="https://www.justice.gov/epstein/files/DataSet%2010/EFTA01682131.wks"&gt;https://www.justice.gov/epstein/files/DataSet%2010/EFTA01682131.wks&lt;/a&gt;</text:p>
          </table:table-cell>
        </table:table-row>
        <table:table-row table:style-name="ro1">
          <table:table-cell office:value-type="string" calcext:value-type="string">
            <text:p>&lt;a href="https://www.justice.gov/epstein/files/DataSet%2010/EFTA01683546.avi"&gt;https://www.justice.gov/epstein/files/DataSet%2010/EFTA01683546.avi&lt;/a&gt;</text:p>
          </table:table-cell>
        </table:table-row>
        <table:table-row table:style-name="ro1">
          <table:table-cell office:value-type="string" calcext:value-type="string">
            <text:p>&lt;a href="https://www.justice.gov/epstein/files/DataSet%2010/EFTA01683546.mp4"&gt;https://www.justice.gov/epstein/files/DataSet%2010/EFTA01683546.mp4&lt;/a&gt;</text:p>
          </table:table-cell>
        </table:table-row>
        <table:table-row table:style-name="ro1">
          <table:table-cell office:value-type="string" calcext:value-type="string">
            <text:p>&lt;a href="https://www.justice.gov/epstein/files/DataSet%2010/EFTA01683546.mkv"&gt;https://www.justice.gov/epstein/files/DataSet%2010/EFTA01683546.mkv&lt;/a&gt;</text:p>
          </table:table-cell>
        </table:table-row>
        <table:table-row table:style-name="ro1">
          <table:table-cell office:value-type="string" calcext:value-type="string">
            <text:p>&lt;a href="https://www.justice.gov/epstein/files/DataSet%2010/EFTA01683546.mov"&gt;https://www.justice.gov/epstein/files/DataSet%2010/EFTA01683546.mov&lt;/a&gt;</text:p>
          </table:table-cell>
        </table:table-row>
        <table:table-row table:style-name="ro1">
          <table:table-cell office:value-type="string" calcext:value-type="string">
            <text:p>&lt;a href="https://www.justice.gov/epstein/files/DataSet%2010/EFTA01683546.wmv"&gt;https://www.justice.gov/epstein/files/DataSet%2010/EFTA01683546.wmv&lt;/a&gt;</text:p>
          </table:table-cell>
        </table:table-row>
        <table:table-row table:style-name="ro1">
          <table:table-cell office:value-type="string" calcext:value-type="string">
            <text:p>&lt;a href="https://www.justice.gov/epstein/files/DataSet%2010/EFTA01683546.flv"&gt;https://www.justice.gov/epstein/files/DataSet%2010/EFTA01683546.flv&lt;/a&gt;</text:p>
          </table:table-cell>
        </table:table-row>
        <table:table-row table:style-name="ro1">
          <table:table-cell office:value-type="string" calcext:value-type="string">
            <text:p>&lt;a href="https://www.justice.gov/epstein/files/DataSet%2010/EFTA01683546.webm"&gt;https://www.justice.gov/epstein/files/DataSet%2010/EFTA01683546.webm&lt;/a&gt;</text:p>
          </table:table-cell>
        </table:table-row>
        <table:table-row table:style-name="ro1">
          <table:table-cell office:value-type="string" calcext:value-type="string">
            <text:p>&lt;a href="https://www.justice.gov/epstein/files/DataSet%2010/EFTA01683546.mpg"&gt;https://www.justice.gov/epstein/files/DataSet%2010/EFTA01683546.mpg&lt;/a&gt;</text:p>
          </table:table-cell>
        </table:table-row>
        <table:table-row table:style-name="ro1">
          <table:table-cell office:value-type="string" calcext:value-type="string">
            <text:p>&lt;a href="https://www.justice.gov/epstein/files/DataSet%2010/EFTA01683546.mpeg"&gt;https://www.justice.gov/epstein/files/DataSet%2010/EFTA01683546.mpeg&lt;/a&gt;</text:p>
          </table:table-cell>
        </table:table-row>
        <table:table-row table:style-name="ro1">
          <table:table-cell office:value-type="string" calcext:value-type="string">
            <text:p>&lt;a href="https://www.justice.gov/epstein/files/DataSet%2010/EFTA01683546.m4v"&gt;https://www.justice.gov/epstein/files/DataSet%2010/EFTA01683546.m4v&lt;/a&gt;</text:p>
          </table:table-cell>
        </table:table-row>
        <table:table-row table:style-name="ro1">
          <table:table-cell office:value-type="string" calcext:value-type="string">
            <text:p>&lt;a href="https://www.justice.gov/epstein/files/DataSet%2010/EFTA01683546.ogv"&gt;https://www.justice.gov/epstein/files/DataSet%2010/EFTA01683546.ogv&lt;/a&gt;</text:p>
          </table:table-cell>
        </table:table-row>
        <table:table-row table:style-name="ro1">
          <table:table-cell office:value-type="string" calcext:value-type="string">
            <text:p>&lt;a href="https://www.justice.gov/epstein/files/DataSet%2010/EFTA01683546.vob"&gt;https://www.justice.gov/epstein/files/DataSet%2010/EFTA01683546.vob&lt;/a&gt;</text:p>
          </table:table-cell>
        </table:table-row>
        <table:table-row table:style-name="ro1">
          <table:table-cell office:value-type="string" calcext:value-type="string">
            <text:p>&lt;a href="https://www.justice.gov/epstein/files/DataSet%2010/EFTA01683546.3gp"&gt;https://www.justice.gov/epstein/files/DataSet%2010/EFTA01683546.3gp&lt;/a&gt;</text:p>
          </table:table-cell>
        </table:table-row>
        <table:table-row table:style-name="ro1">
          <table:table-cell office:value-type="string" calcext:value-type="string">
            <text:p>&lt;a href="https://www.justice.gov/epstein/files/DataSet%2010/EFTA01683546.ts"&gt;https://www.justice.gov/epstein/files/DataSet%2010/EFTA01683546.ts&lt;/a&gt;</text:p>
          </table:table-cell>
        </table:table-row>
        <table:table-row table:style-name="ro1">
          <table:table-cell office:value-type="string" calcext:value-type="string">
            <text:p>&lt;a href="https://www.justice.gov/epstein/files/DataSet%2010/EFTA01683546.rm"&gt;https://www.justice.gov/epstein/files/DataSet%2010/EFTA01683546.rm&lt;/a&gt;</text:p>
          </table:table-cell>
        </table:table-row>
        <table:table-row table:style-name="ro1">
          <table:table-cell office:value-type="string" calcext:value-type="string">
            <text:p>&lt;a href="https://www.justice.gov/epstein/files/DataSet%2010/EFTA01683546.asf"&gt;https://www.justice.gov/epstein/files/DataSet%2010/EFTA01683546.asf&lt;/a&gt;</text:p>
          </table:table-cell>
        </table:table-row>
        <table:table-row table:style-name="ro1">
          <table:table-cell office:value-type="string" calcext:value-type="string">
            <text:p>&lt;a href="https://www.justice.gov/epstein/files/DataSet%2010/EFTA01683546.mp3"&gt;https://www.justice.gov/epstein/files/DataSet%2010/EFTA01683546.mp3&lt;/a&gt;</text:p>
          </table:table-cell>
        </table:table-row>
        <table:table-row table:style-name="ro1">
          <table:table-cell office:value-type="string" calcext:value-type="string">
            <text:p>&lt;a href="https://www.justice.gov/epstein/files/DataSet%2010/EFTA01683546.wav"&gt;https://www.justice.gov/epstein/files/DataSet%2010/EFTA01683546.wav&lt;/a&gt;</text:p>
          </table:table-cell>
        </table:table-row>
        <table:table-row table:style-name="ro1">
          <table:table-cell office:value-type="string" calcext:value-type="string">
            <text:p>&lt;a href="https://www.justice.gov/epstein/files/DataSet%2010/EFTA01683546.aac"&gt;https://www.justice.gov/epstein/files/DataSet%2010/EFTA01683546.aac&lt;/a&gt;</text:p>
          </table:table-cell>
        </table:table-row>
        <table:table-row table:style-name="ro1">
          <table:table-cell office:value-type="string" calcext:value-type="string">
            <text:p>&lt;a href="https://www.justice.gov/epstein/files/DataSet%2010/EFTA01683546.m4a"&gt;https://www.justice.gov/epstein/files/DataSet%2010/EFTA01683546.m4a&lt;/a&gt;</text:p>
          </table:table-cell>
        </table:table-row>
        <table:table-row table:style-name="ro1">
          <table:table-cell office:value-type="string" calcext:value-type="string">
            <text:p>&lt;a href="https://www.justice.gov/epstein/files/DataSet%2010/EFTA01683546.wma"&gt;https://www.justice.gov/epstein/files/DataSet%2010/EFTA01683546.wma&lt;/a&gt;</text:p>
          </table:table-cell>
        </table:table-row>
        <table:table-row table:style-name="ro1">
          <table:table-cell office:value-type="string" calcext:value-type="string">
            <text:p>&lt;a href="https://www.justice.gov/epstein/files/DataSet%2010/EFTA01683546.ogg"&gt;https://www.justice.gov/epstein/files/DataSet%2010/EFTA01683546.ogg&lt;/a&gt;</text:p>
          </table:table-cell>
        </table:table-row>
        <table:table-row table:style-name="ro1">
          <table:table-cell office:value-type="string" calcext:value-type="string">
            <text:p>&lt;a href="https://www.justice.gov/epstein/files/DataSet%2010/EFTA01683546.flac"&gt;https://www.justice.gov/epstein/files/DataSet%2010/EFTA01683546.flac&lt;/a&gt;</text:p>
          </table:table-cell>
        </table:table-row>
        <table:table-row table:style-name="ro1">
          <table:table-cell office:value-type="string" calcext:value-type="string">
            <text:p>&lt;a href="https://www.justice.gov/epstein/files/DataSet%2010/EFTA01683546.aiff"&gt;https://www.justice.gov/epstein/files/DataSet%2010/EFTA01683546.aiff&lt;/a&gt;</text:p>
          </table:table-cell>
        </table:table-row>
        <table:table-row table:style-name="ro1">
          <table:table-cell office:value-type="string" calcext:value-type="string">
            <text:p>&lt;a href="https://www.justice.gov/epstein/files/DataSet%2010/EFTA01683546.mid"&gt;https://www.justice.gov/epstein/files/DataSet%2010/EFTA01683546.mid&lt;/a&gt;</text:p>
          </table:table-cell>
        </table:table-row>
        <table:table-row table:style-name="ro1">
          <table:table-cell office:value-type="string" calcext:value-type="string">
            <text:p>&lt;a href="https://www.justice.gov/epstein/files/DataSet%2010/EFTA01683546.midi"&gt;https://www.justice.gov/epstein/files/DataSet%2010/EFTA01683546.midi&lt;/a&gt;</text:p>
          </table:table-cell>
        </table:table-row>
        <table:table-row table:style-name="ro1">
          <table:table-cell office:value-type="string" calcext:value-type="string">
            <text:p>&lt;a href="https://www.justice.gov/epstein/files/DataSet%2010/EFTA01683546.amr"&gt;https://www.justice.gov/epstein/files/DataSet%2010/EFTA01683546.amr&lt;/a&gt;</text:p>
          </table:table-cell>
        </table:table-row>
        <table:table-row table:style-name="ro1">
          <table:table-cell office:value-type="string" calcext:value-type="string">
            <text:p>&lt;a href="https://www.justice.gov/epstein/files/DataSet%2010/EFTA01683546.ra"&gt;https://www.justice.gov/epstein/files/DataSet%2010/EFTA01683546.ra&lt;/a&gt;</text:p>
          </table:table-cell>
        </table:table-row>
        <table:table-row table:style-name="ro1">
          <table:table-cell office:value-type="string" calcext:value-type="string">
            <text:p>&lt;a href="https://www.justice.gov/epstein/files/DataSet%2010/EFTA01683546.opus"&gt;https://www.justice.gov/epstein/files/DataSet%2010/EFTA01683546.opus&lt;/a&gt;</text:p>
          </table:table-cell>
        </table:table-row>
        <table:table-row table:style-name="ro1">
          <table:table-cell office:value-type="string" calcext:value-type="string">
            <text:p>&lt;a href="https://www.justice.gov/epstein/files/DataSet%2010/EFTA01683546.jpg"&gt;https://www.justice.gov/epstein/files/DataSet%2010/EFTA01683546.jpg&lt;/a&gt;</text:p>
          </table:table-cell>
        </table:table-row>
        <table:table-row table:style-name="ro1">
          <table:table-cell office:value-type="string" calcext:value-type="string">
            <text:p>&lt;a href="https://www.justice.gov/epstein/files/DataSet%2010/EFTA01683546.jpeg"&gt;https://www.justice.gov/epstein/files/DataSet%2010/EFTA01683546.jpeg&lt;/a&gt;</text:p>
          </table:table-cell>
        </table:table-row>
        <table:table-row table:style-name="ro1">
          <table:table-cell office:value-type="string" calcext:value-type="string">
            <text:p>&lt;a href="https://www.justice.gov/epstein/files/DataSet%2010/EFTA01683546.png"&gt;https://www.justice.gov/epstein/files/DataSet%2010/EFTA01683546.png&lt;/a&gt;</text:p>
          </table:table-cell>
        </table:table-row>
        <table:table-row table:style-name="ro1">
          <table:table-cell office:value-type="string" calcext:value-type="string">
            <text:p>&lt;a href="https://www.justice.gov/epstein/files/DataSet%2010/EFTA01683546.gif"&gt;https://www.justice.gov/epstein/files/DataSet%2010/EFTA01683546.gif&lt;/a&gt;</text:p>
          </table:table-cell>
        </table:table-row>
        <table:table-row table:style-name="ro1">
          <table:table-cell office:value-type="string" calcext:value-type="string">
            <text:p>&lt;a href="https://www.justice.gov/epstein/files/DataSet%2010/EFTA01683546.bmp"&gt;https://www.justice.gov/epstein/files/DataSet%2010/EFTA01683546.bmp&lt;/a&gt;</text:p>
          </table:table-cell>
        </table:table-row>
        <table:table-row table:style-name="ro1">
          <table:table-cell office:value-type="string" calcext:value-type="string">
            <text:p>&lt;a href="https://www.justice.gov/epstein/files/DataSet%2010/EFTA01683546.tif"&gt;https://www.justice.gov/epstein/files/DataSet%2010/EFTA01683546.tif&lt;/a&gt;</text:p>
          </table:table-cell>
        </table:table-row>
        <table:table-row table:style-name="ro1">
          <table:table-cell office:value-type="string" calcext:value-type="string">
            <text:p>&lt;a href="https://www.justice.gov/epstein/files/DataSet%2010/EFTA01683546.tiff"&gt;https://www.justice.gov/epstein/files/DataSet%2010/EFTA01683546.tiff&lt;/a&gt;</text:p>
          </table:table-cell>
        </table:table-row>
        <table:table-row table:style-name="ro1">
          <table:table-cell office:value-type="string" calcext:value-type="string">
            <text:p>&lt;a href="https://www.justice.gov/epstein/files/DataSet%2010/EFTA01683546.webp"&gt;https://www.justice.gov/epstein/files/DataSet%2010/EFTA01683546.webp&lt;/a&gt;</text:p>
          </table:table-cell>
        </table:table-row>
        <table:table-row table:style-name="ro1">
          <table:table-cell office:value-type="string" calcext:value-type="string">
            <text:p>&lt;a href="https://www.justice.gov/epstein/files/DataSet%2010/EFTA01683546.heic"&gt;https://www.justice.gov/epstein/files/DataSet%2010/EFTA01683546.heic&lt;/a&gt;</text:p>
          </table:table-cell>
        </table:table-row>
        <table:table-row table:style-name="ro1">
          <table:table-cell office:value-type="string" calcext:value-type="string">
            <text:p>&lt;a href="https://www.justice.gov/epstein/files/DataSet%2010/EFTA01683546.heif"&gt;https://www.justice.gov/epstein/files/DataSet%2010/EFTA01683546.heif&lt;/a&gt;</text:p>
          </table:table-cell>
        </table:table-row>
        <table:table-row table:style-name="ro1">
          <table:table-cell office:value-type="string" calcext:value-type="string">
            <text:p>&lt;a href="https://www.justice.gov/epstein/files/DataSet%2010/EFTA01683546.psd"&gt;https://www.justice.gov/epstein/files/DataSet%2010/EFTA01683546.psd&lt;/a&gt;</text:p>
          </table:table-cell>
        </table:table-row>
        <table:table-row table:style-name="ro1">
          <table:table-cell office:value-type="string" calcext:value-type="string">
            <text:p>&lt;a href="https://www.justice.gov/epstein/files/DataSet%2010/EFTA01683546.eps"&gt;https://www.justice.gov/epstein/files/DataSet%2010/EFTA01683546.eps&lt;/a&gt;</text:p>
          </table:table-cell>
        </table:table-row>
        <table:table-row table:style-name="ro1">
          <table:table-cell office:value-type="string" calcext:value-type="string">
            <text:p>&lt;a href="https://www.justice.gov/epstein/files/DataSet%2010/EFTA01683546.raw"&gt;https://www.justice.gov/epstein/files/DataSet%2010/EFTA01683546.raw&lt;/a&gt;</text:p>
          </table:table-cell>
        </table:table-row>
        <table:table-row table:style-name="ro1">
          <table:table-cell office:value-type="string" calcext:value-type="string">
            <text:p>&lt;a href="https://www.justice.gov/epstein/files/DataSet%2010/EFTA01683546.svg"&gt;https://www.justice.gov/epstein/files/DataSet%2010/EFTA01683546.svg&lt;/a&gt;</text:p>
          </table:table-cell>
        </table:table-row>
        <table:table-row table:style-name="ro1">
          <table:table-cell office:value-type="string" calcext:value-type="string">
            <text:p>&lt;a href="https://www.justice.gov/epstein/files/DataSet%2010/EFTA01683546.pcx"&gt;https://www.justice.gov/epstein/files/DataSet%2010/EFTA01683546.pcx&lt;/a&gt;</text:p>
          </table:table-cell>
        </table:table-row>
        <table:table-row table:style-name="ro1">
          <table:table-cell office:value-type="string" calcext:value-type="string">
            <text:p>&lt;a href="https://www.justice.gov/epstein/files/DataSet%2010/EFTA01683546.doc"&gt;https://www.justice.gov/epstein/files/DataSet%2010/EFTA01683546.doc&lt;/a&gt;</text:p>
          </table:table-cell>
        </table:table-row>
        <table:table-row table:style-name="ro1">
          <table:table-cell office:value-type="string" calcext:value-type="string">
            <text:p>&lt;a href="https://www.justice.gov/epstein/files/DataSet%2010/EFTA01683546.docx"&gt;https://www.justice.gov/epstein/files/DataSet%2010/EFTA01683546.docx&lt;/a&gt;</text:p>
          </table:table-cell>
        </table:table-row>
        <table:table-row table:style-name="ro1">
          <table:table-cell office:value-type="string" calcext:value-type="string">
            <text:p>&lt;a href="https://www.justice.gov/epstein/files/DataSet%2010/EFTA01683546.docm"&gt;https://www.justice.gov/epstein/files/DataSet%2010/EFTA01683546.docm&lt;/a&gt;</text:p>
          </table:table-cell>
        </table:table-row>
        <table:table-row table:style-name="ro1">
          <table:table-cell office:value-type="string" calcext:value-type="string">
            <text:p>&lt;a href="https://www.justice.gov/epstein/files/DataSet%2010/EFTA01683546.rtf"&gt;https://www.justice.gov/epstein/files/DataSet%2010/EFTA01683546.rtf&lt;/a&gt;</text:p>
          </table:table-cell>
        </table:table-row>
        <table:table-row table:style-name="ro1">
          <table:table-cell office:value-type="string" calcext:value-type="string">
            <text:p>&lt;a href="https://www.justice.gov/epstein/files/DataSet%2010/EFTA01683546.odt"&gt;https://www.justice.gov/epstein/files/DataSet%2010/EFTA01683546.odt&lt;/a&gt;</text:p>
          </table:table-cell>
        </table:table-row>
        <table:table-row table:style-name="ro1">
          <table:table-cell office:value-type="string" calcext:value-type="string">
            <text:p>&lt;a href="https://www.justice.gov/epstein/files/DataSet%2010/EFTA01683546.txt"&gt;https://www.justice.gov/epstein/files/DataSet%2010/EFTA01683546.txt&lt;/a&gt;</text:p>
          </table:table-cell>
        </table:table-row>
        <table:table-row table:style-name="ro1">
          <table:table-cell office:value-type="string" calcext:value-type="string">
            <text:p>&lt;a href="https://www.justice.gov/epstein/files/DataSet%2010/EFTA01683546.wps"&gt;https://www.justice.gov/epstein/files/DataSet%2010/EFTA01683546.wps&lt;/a&gt;</text:p>
          </table:table-cell>
        </table:table-row>
        <table:table-row table:style-name="ro1">
          <table:table-cell office:value-type="string" calcext:value-type="string">
            <text:p>&lt;a href="https://www.justice.gov/epstein/files/DataSet%2010/EFTA01683546.dot"&gt;https://www.justice.gov/epstein/files/DataSet%2010/EFTA01683546.dot&lt;/a&gt;</text:p>
          </table:table-cell>
        </table:table-row>
        <table:table-row table:style-name="ro1">
          <table:table-cell office:value-type="string" calcext:value-type="string">
            <text:p>&lt;a href="https://www.justice.gov/epstein/files/DataSet%2010/EFTA01683546.dotx"&gt;https://www.justice.gov/epstein/files/DataSet%2010/EFTA01683546.dotx&lt;/a&gt;</text:p>
          </table:table-cell>
        </table:table-row>
        <table:table-row table:style-name="ro1">
          <table:table-cell office:value-type="string" calcext:value-type="string">
            <text:p>&lt;a href="https://www.justice.gov/epstein/files/DataSet%2010/EFTA01683546.abw"&gt;https://www.justice.gov/epstein/files/DataSet%2010/EFTA01683546.abw&lt;/a&gt;</text:p>
          </table:table-cell>
        </table:table-row>
        <table:table-row table:style-name="ro1">
          <table:table-cell office:value-type="string" calcext:value-type="string">
            <text:p>&lt;a href="https://www.justice.gov/epstein/files/DataSet%2010/EFTA01683546.ppt"&gt;https://www.justice.gov/epstein/files/DataSet%2010/EFTA01683546.ppt&lt;/a&gt;</text:p>
          </table:table-cell>
        </table:table-row>
        <table:table-row table:style-name="ro1">
          <table:table-cell office:value-type="string" calcext:value-type="string">
            <text:p>&lt;a href="https://www.justice.gov/epstein/files/DataSet%2010/EFTA01683546.pptx"&gt;https://www.justice.gov/epstein/files/DataSet%2010/EFTA01683546.pptx&lt;/a&gt;</text:p>
          </table:table-cell>
        </table:table-row>
        <table:table-row table:style-name="ro1">
          <table:table-cell office:value-type="string" calcext:value-type="string">
            <text:p>&lt;a href="https://www.justice.gov/epstein/files/DataSet%2010/EFTA01683546.pptm"&gt;https://www.justice.gov/epstein/files/DataSet%2010/EFTA01683546.pptm&lt;/a&gt;</text:p>
          </table:table-cell>
        </table:table-row>
        <table:table-row table:style-name="ro1">
          <table:table-cell office:value-type="string" calcext:value-type="string">
            <text:p>&lt;a href="https://www.justice.gov/epstein/files/DataSet%2010/EFTA01683546.pps"&gt;https://www.justice.gov/epstein/files/DataSet%2010/EFTA01683546.pps&lt;/a&gt;</text:p>
          </table:table-cell>
        </table:table-row>
        <table:table-row table:style-name="ro1">
          <table:table-cell office:value-type="string" calcext:value-type="string">
            <text:p>&lt;a href="https://www.justice.gov/epstein/files/DataSet%2010/EFTA01683546.ppsx"&gt;https://www.justice.gov/epstein/files/DataSet%2010/EFTA01683546.ppsx&lt;/a&gt;</text:p>
          </table:table-cell>
        </table:table-row>
        <table:table-row table:style-name="ro1">
          <table:table-cell office:value-type="string" calcext:value-type="string">
            <text:p>&lt;a href="https://www.justice.gov/epstein/files/DataSet%2010/EFTA01683546.pot"&gt;https://www.justice.gov/epstein/files/DataSet%2010/EFTA01683546.pot&lt;/a&gt;</text:p>
          </table:table-cell>
        </table:table-row>
        <table:table-row table:style-name="ro1">
          <table:table-cell office:value-type="string" calcext:value-type="string">
            <text:p>&lt;a href="https://www.justice.gov/epstein/files/DataSet%2010/EFTA01683546.potx"&gt;https://www.justice.gov/epstein/files/DataSet%2010/EFTA01683546.potx&lt;/a&gt;</text:p>
          </table:table-cell>
        </table:table-row>
        <table:table-row table:style-name="ro1">
          <table:table-cell office:value-type="string" calcext:value-type="string">
            <text:p>&lt;a href="https://www.justice.gov/epstein/files/DataSet%2010/EFTA01683546.odp"&gt;https://www.justice.gov/epstein/files/DataSet%2010/EFTA01683546.odp&lt;/a&gt;</text:p>
          </table:table-cell>
        </table:table-row>
        <table:table-row table:style-name="ro1">
          <table:table-cell office:value-type="string" calcext:value-type="string">
            <text:p>&lt;a href="https://www.justice.gov/epstein/files/DataSet%2010/EFTA01683546.key"&gt;https://www.justice.gov/epstein/files/DataSet%2010/EFTA01683546.key&lt;/a&gt;</text:p>
          </table:table-cell>
        </table:table-row>
        <table:table-row table:style-name="ro1">
          <table:table-cell office:value-type="string" calcext:value-type="string">
            <text:p>&lt;a href="https://www.justice.gov/epstein/files/DataSet%2010/EFTA01683546.xls"&gt;https://www.justice.gov/epstein/files/DataSet%2010/EFTA01683546.xls&lt;/a&gt;</text:p>
          </table:table-cell>
        </table:table-row>
        <table:table-row table:style-name="ro1">
          <table:table-cell office:value-type="string" calcext:value-type="string">
            <text:p>&lt;a href="https://www.justice.gov/epstein/files/DataSet%2010/EFTA01683546.xlsx"&gt;https://www.justice.gov/epstein/files/DataSet%2010/EFTA01683546.xlsx&lt;/a&gt;</text:p>
          </table:table-cell>
        </table:table-row>
        <table:table-row table:style-name="ro1">
          <table:table-cell office:value-type="string" calcext:value-type="string">
            <text:p>&lt;a href="https://www.justice.gov/epstein/files/DataSet%2010/EFTA01683546.xlsm"&gt;https://www.justice.gov/epstein/files/DataSet%2010/EFTA01683546.xlsm&lt;/a&gt;</text:p>
          </table:table-cell>
        </table:table-row>
        <table:table-row table:style-name="ro1">
          <table:table-cell office:value-type="string" calcext:value-type="string">
            <text:p>&lt;a href="https://www.justice.gov/epstein/files/DataSet%2010/EFTA01683546.xlt"&gt;https://www.justice.gov/epstein/files/DataSet%2010/EFTA01683546.xlt&lt;/a&gt;</text:p>
          </table:table-cell>
        </table:table-row>
        <table:table-row table:style-name="ro1">
          <table:table-cell office:value-type="string" calcext:value-type="string">
            <text:p>&lt;a href="https://www.justice.gov/epstein/files/DataSet%2010/EFTA01683546.xltx"&gt;https://www.justice.gov/epstein/files/DataSet%2010/EFTA01683546.xltx&lt;/a&gt;</text:p>
          </table:table-cell>
        </table:table-row>
        <table:table-row table:style-name="ro1">
          <table:table-cell office:value-type="string" calcext:value-type="string">
            <text:p>&lt;a href="https://www.justice.gov/epstein/files/DataSet%2010/EFTA01683546.ods"&gt;https://www.justice.gov/epstein/files/DataSet%2010/EFTA01683546.ods&lt;/a&gt;</text:p>
          </table:table-cell>
        </table:table-row>
        <table:table-row table:style-name="ro1">
          <table:table-cell office:value-type="string" calcext:value-type="string">
            <text:p>&lt;a href="https://www.justice.gov/epstein/files/DataSet%2010/EFTA01683546.csv"&gt;https://www.justice.gov/epstein/files/DataSet%2010/EFTA01683546.csv&lt;/a&gt;</text:p>
          </table:table-cell>
        </table:table-row>
        <table:table-row table:style-name="ro1">
          <table:table-cell office:value-type="string" calcext:value-type="string">
            <text:p>&lt;a href="https://www.justice.gov/epstein/files/DataSet%2010/EFTA01683546.numbers"&gt;https://www.justice.gov/epstein/files/DataSet%2010/EFTA01683546.numbers&lt;/a&gt;</text:p>
          </table:table-cell>
        </table:table-row>
        <table:table-row table:style-name="ro1">
          <table:table-cell office:value-type="string" calcext:value-type="string">
            <text:p>&lt;a href="https://www.justice.gov/epstein/files/DataSet%2010/EFTA01683546.wks"&gt;https://www.justice.gov/epstein/files/DataSet%2010/EFTA01683546.wks&lt;/a&gt;</text:p>
          </table:table-cell>
        </table:table-row>
        <table:table-row table:style-name="ro1">
          <table:table-cell office:value-type="string" calcext:value-type="string">
            <text:p>&lt;a href="https://www.justice.gov/epstein/files/DataSet%2010/EFTA01683547.avi"&gt;https://www.justice.gov/epstein/files/DataSet%2010/EFTA01683547.avi&lt;/a&gt;</text:p>
          </table:table-cell>
        </table:table-row>
        <table:table-row table:style-name="ro1">
          <table:table-cell office:value-type="string" calcext:value-type="string">
            <text:p>&lt;a href="https://www.justice.gov/epstein/files/DataSet%2010/EFTA01683547.mp4"&gt;https://www.justice.gov/epstein/files/DataSet%2010/EFTA01683547.mp4&lt;/a&gt;</text:p>
          </table:table-cell>
        </table:table-row>
        <table:table-row table:style-name="ro1">
          <table:table-cell office:value-type="string" calcext:value-type="string">
            <text:p>&lt;a href="https://www.justice.gov/epstein/files/DataSet%2010/EFTA01683547.mkv"&gt;https://www.justice.gov/epstein/files/DataSet%2010/EFTA01683547.mkv&lt;/a&gt;</text:p>
          </table:table-cell>
        </table:table-row>
        <table:table-row table:style-name="ro1">
          <table:table-cell office:value-type="string" calcext:value-type="string">
            <text:p>&lt;a href="https://www.justice.gov/epstein/files/DataSet%2010/EFTA01683547.mov"&gt;https://www.justice.gov/epstein/files/DataSet%2010/EFTA01683547.mov&lt;/a&gt;</text:p>
          </table:table-cell>
        </table:table-row>
        <table:table-row table:style-name="ro1">
          <table:table-cell office:value-type="string" calcext:value-type="string">
            <text:p>&lt;a href="https://www.justice.gov/epstein/files/DataSet%2010/EFTA01683547.wmv"&gt;https://www.justice.gov/epstein/files/DataSet%2010/EFTA01683547.wmv&lt;/a&gt;</text:p>
          </table:table-cell>
        </table:table-row>
        <table:table-row table:style-name="ro1">
          <table:table-cell office:value-type="string" calcext:value-type="string">
            <text:p>&lt;a href="https://www.justice.gov/epstein/files/DataSet%2010/EFTA01683547.flv"&gt;https://www.justice.gov/epstein/files/DataSet%2010/EFTA01683547.flv&lt;/a&gt;</text:p>
          </table:table-cell>
        </table:table-row>
        <table:table-row table:style-name="ro1">
          <table:table-cell office:value-type="string" calcext:value-type="string">
            <text:p>&lt;a href="https://www.justice.gov/epstein/files/DataSet%2010/EFTA01683547.webm"&gt;https://www.justice.gov/epstein/files/DataSet%2010/EFTA01683547.webm&lt;/a&gt;</text:p>
          </table:table-cell>
        </table:table-row>
        <table:table-row table:style-name="ro1">
          <table:table-cell office:value-type="string" calcext:value-type="string">
            <text:p>&lt;a href="https://www.justice.gov/epstein/files/DataSet%2010/EFTA01683547.mpg"&gt;https://www.justice.gov/epstein/files/DataSet%2010/EFTA01683547.mpg&lt;/a&gt;</text:p>
          </table:table-cell>
        </table:table-row>
        <table:table-row table:style-name="ro1">
          <table:table-cell office:value-type="string" calcext:value-type="string">
            <text:p>&lt;a href="https://www.justice.gov/epstein/files/DataSet%2010/EFTA01683547.mpeg"&gt;https://www.justice.gov/epstein/files/DataSet%2010/EFTA01683547.mpeg&lt;/a&gt;</text:p>
          </table:table-cell>
        </table:table-row>
        <table:table-row table:style-name="ro1">
          <table:table-cell office:value-type="string" calcext:value-type="string">
            <text:p>&lt;a href="https://www.justice.gov/epstein/files/DataSet%2010/EFTA01683547.m4v"&gt;https://www.justice.gov/epstein/files/DataSet%2010/EFTA01683547.m4v&lt;/a&gt;</text:p>
          </table:table-cell>
        </table:table-row>
        <table:table-row table:style-name="ro1">
          <table:table-cell office:value-type="string" calcext:value-type="string">
            <text:p>&lt;a href="https://www.justice.gov/epstein/files/DataSet%2010/EFTA01683547.ogv"&gt;https://www.justice.gov/epstein/files/DataSet%2010/EFTA01683547.ogv&lt;/a&gt;</text:p>
          </table:table-cell>
        </table:table-row>
        <table:table-row table:style-name="ro1">
          <table:table-cell office:value-type="string" calcext:value-type="string">
            <text:p>&lt;a href="https://www.justice.gov/epstein/files/DataSet%2010/EFTA01683547.vob"&gt;https://www.justice.gov/epstein/files/DataSet%2010/EFTA01683547.vob&lt;/a&gt;</text:p>
          </table:table-cell>
        </table:table-row>
        <table:table-row table:style-name="ro1">
          <table:table-cell office:value-type="string" calcext:value-type="string">
            <text:p>&lt;a href="https://www.justice.gov/epstein/files/DataSet%2010/EFTA01683547.3gp"&gt;https://www.justice.gov/epstein/files/DataSet%2010/EFTA01683547.3gp&lt;/a&gt;</text:p>
          </table:table-cell>
        </table:table-row>
        <table:table-row table:style-name="ro1">
          <table:table-cell office:value-type="string" calcext:value-type="string">
            <text:p>&lt;a href="https://www.justice.gov/epstein/files/DataSet%2010/EFTA01683547.ts"&gt;https://www.justice.gov/epstein/files/DataSet%2010/EFTA01683547.ts&lt;/a&gt;</text:p>
          </table:table-cell>
        </table:table-row>
        <table:table-row table:style-name="ro1">
          <table:table-cell office:value-type="string" calcext:value-type="string">
            <text:p>&lt;a href="https://www.justice.gov/epstein/files/DataSet%2010/EFTA01683547.rm"&gt;https://www.justice.gov/epstein/files/DataSet%2010/EFTA01683547.rm&lt;/a&gt;</text:p>
          </table:table-cell>
        </table:table-row>
        <table:table-row table:style-name="ro1">
          <table:table-cell office:value-type="string" calcext:value-type="string">
            <text:p>&lt;a href="https://www.justice.gov/epstein/files/DataSet%2010/EFTA01683547.asf"&gt;https://www.justice.gov/epstein/files/DataSet%2010/EFTA01683547.asf&lt;/a&gt;</text:p>
          </table:table-cell>
        </table:table-row>
        <table:table-row table:style-name="ro1">
          <table:table-cell office:value-type="string" calcext:value-type="string">
            <text:p>&lt;a href="https://www.justice.gov/epstein/files/DataSet%2010/EFTA01683547.mp3"&gt;https://www.justice.gov/epstein/files/DataSet%2010/EFTA01683547.mp3&lt;/a&gt;</text:p>
          </table:table-cell>
        </table:table-row>
        <table:table-row table:style-name="ro1">
          <table:table-cell office:value-type="string" calcext:value-type="string">
            <text:p>&lt;a href="https://www.justice.gov/epstein/files/DataSet%2010/EFTA01683547.wav"&gt;https://www.justice.gov/epstein/files/DataSet%2010/EFTA01683547.wav&lt;/a&gt;</text:p>
          </table:table-cell>
        </table:table-row>
        <table:table-row table:style-name="ro1">
          <table:table-cell office:value-type="string" calcext:value-type="string">
            <text:p>&lt;a href="https://www.justice.gov/epstein/files/DataSet%2010/EFTA01683547.aac"&gt;https://www.justice.gov/epstein/files/DataSet%2010/EFTA01683547.aac&lt;/a&gt;</text:p>
          </table:table-cell>
        </table:table-row>
        <table:table-row table:style-name="ro1">
          <table:table-cell office:value-type="string" calcext:value-type="string">
            <text:p>&lt;a href="https://www.justice.gov/epstein/files/DataSet%2010/EFTA01683547.m4a"&gt;https://www.justice.gov/epstein/files/DataSet%2010/EFTA01683547.m4a&lt;/a&gt;</text:p>
          </table:table-cell>
        </table:table-row>
        <table:table-row table:style-name="ro1">
          <table:table-cell office:value-type="string" calcext:value-type="string">
            <text:p>&lt;a href="https://www.justice.gov/epstein/files/DataSet%2010/EFTA01683547.wma"&gt;https://www.justice.gov/epstein/files/DataSet%2010/EFTA01683547.wma&lt;/a&gt;</text:p>
          </table:table-cell>
        </table:table-row>
        <table:table-row table:style-name="ro1">
          <table:table-cell office:value-type="string" calcext:value-type="string">
            <text:p>&lt;a href="https://www.justice.gov/epstein/files/DataSet%2010/EFTA01683547.ogg"&gt;https://www.justice.gov/epstein/files/DataSet%2010/EFTA01683547.ogg&lt;/a&gt;</text:p>
          </table:table-cell>
        </table:table-row>
        <table:table-row table:style-name="ro1">
          <table:table-cell office:value-type="string" calcext:value-type="string">
            <text:p>&lt;a href="https://www.justice.gov/epstein/files/DataSet%2010/EFTA01683547.flac"&gt;https://www.justice.gov/epstein/files/DataSet%2010/EFTA01683547.flac&lt;/a&gt;</text:p>
          </table:table-cell>
        </table:table-row>
        <table:table-row table:style-name="ro1">
          <table:table-cell office:value-type="string" calcext:value-type="string">
            <text:p>&lt;a href="https://www.justice.gov/epstein/files/DataSet%2010/EFTA01683547.aiff"&gt;https://www.justice.gov/epstein/files/DataSet%2010/EFTA01683547.aiff&lt;/a&gt;</text:p>
          </table:table-cell>
        </table:table-row>
        <table:table-row table:style-name="ro1">
          <table:table-cell office:value-type="string" calcext:value-type="string">
            <text:p>&lt;a href="https://www.justice.gov/epstein/files/DataSet%2010/EFTA01683547.mid"&gt;https://www.justice.gov/epstein/files/DataSet%2010/EFTA01683547.mid&lt;/a&gt;</text:p>
          </table:table-cell>
        </table:table-row>
        <table:table-row table:style-name="ro1">
          <table:table-cell office:value-type="string" calcext:value-type="string">
            <text:p>&lt;a href="https://www.justice.gov/epstein/files/DataSet%2010/EFTA01683547.midi"&gt;https://www.justice.gov/epstein/files/DataSet%2010/EFTA01683547.midi&lt;/a&gt;</text:p>
          </table:table-cell>
        </table:table-row>
        <table:table-row table:style-name="ro1">
          <table:table-cell office:value-type="string" calcext:value-type="string">
            <text:p>&lt;a href="https://www.justice.gov/epstein/files/DataSet%2010/EFTA01683547.amr"&gt;https://www.justice.gov/epstein/files/DataSet%2010/EFTA01683547.amr&lt;/a&gt;</text:p>
          </table:table-cell>
        </table:table-row>
        <table:table-row table:style-name="ro1">
          <table:table-cell office:value-type="string" calcext:value-type="string">
            <text:p>&lt;a href="https://www.justice.gov/epstein/files/DataSet%2010/EFTA01683547.ra"&gt;https://www.justice.gov/epstein/files/DataSet%2010/EFTA01683547.ra&lt;/a&gt;</text:p>
          </table:table-cell>
        </table:table-row>
        <table:table-row table:style-name="ro1">
          <table:table-cell office:value-type="string" calcext:value-type="string">
            <text:p>&lt;a href="https://www.justice.gov/epstein/files/DataSet%2010/EFTA01683547.opus"&gt;https://www.justice.gov/epstein/files/DataSet%2010/EFTA01683547.opus&lt;/a&gt;</text:p>
          </table:table-cell>
        </table:table-row>
        <table:table-row table:style-name="ro1">
          <table:table-cell office:value-type="string" calcext:value-type="string">
            <text:p>&lt;a href="https://www.justice.gov/epstein/files/DataSet%2010/EFTA01683547.jpg"&gt;https://www.justice.gov/epstein/files/DataSet%2010/EFTA01683547.jpg&lt;/a&gt;</text:p>
          </table:table-cell>
        </table:table-row>
        <table:table-row table:style-name="ro1">
          <table:table-cell office:value-type="string" calcext:value-type="string">
            <text:p>&lt;a href="https://www.justice.gov/epstein/files/DataSet%2010/EFTA01683547.jpeg"&gt;https://www.justice.gov/epstein/files/DataSet%2010/EFTA01683547.jpeg&lt;/a&gt;</text:p>
          </table:table-cell>
        </table:table-row>
        <table:table-row table:style-name="ro1">
          <table:table-cell office:value-type="string" calcext:value-type="string">
            <text:p>&lt;a href="https://www.justice.gov/epstein/files/DataSet%2010/EFTA01683547.png"&gt;https://www.justice.gov/epstein/files/DataSet%2010/EFTA01683547.png&lt;/a&gt;</text:p>
          </table:table-cell>
        </table:table-row>
        <table:table-row table:style-name="ro1">
          <table:table-cell office:value-type="string" calcext:value-type="string">
            <text:p>&lt;a href="https://www.justice.gov/epstein/files/DataSet%2010/EFTA01683547.gif"&gt;https://www.justice.gov/epstein/files/DataSet%2010/EFTA01683547.gif&lt;/a&gt;</text:p>
          </table:table-cell>
        </table:table-row>
        <table:table-row table:style-name="ro1">
          <table:table-cell office:value-type="string" calcext:value-type="string">
            <text:p>&lt;a href="https://www.justice.gov/epstein/files/DataSet%2010/EFTA01683547.bmp"&gt;https://www.justice.gov/epstein/files/DataSet%2010/EFTA01683547.bmp&lt;/a&gt;</text:p>
          </table:table-cell>
        </table:table-row>
        <table:table-row table:style-name="ro1">
          <table:table-cell office:value-type="string" calcext:value-type="string">
            <text:p>&lt;a href="https://www.justice.gov/epstein/files/DataSet%2010/EFTA01683547.tif"&gt;https://www.justice.gov/epstein/files/DataSet%2010/EFTA01683547.tif&lt;/a&gt;</text:p>
          </table:table-cell>
        </table:table-row>
        <table:table-row table:style-name="ro1">
          <table:table-cell office:value-type="string" calcext:value-type="string">
            <text:p>&lt;a href="https://www.justice.gov/epstein/files/DataSet%2010/EFTA01683547.tiff"&gt;https://www.justice.gov/epstein/files/DataSet%2010/EFTA01683547.tiff&lt;/a&gt;</text:p>
          </table:table-cell>
        </table:table-row>
        <table:table-row table:style-name="ro1">
          <table:table-cell office:value-type="string" calcext:value-type="string">
            <text:p>&lt;a href="https://www.justice.gov/epstein/files/DataSet%2010/EFTA01683547.webp"&gt;https://www.justice.gov/epstein/files/DataSet%2010/EFTA01683547.webp&lt;/a&gt;</text:p>
          </table:table-cell>
        </table:table-row>
        <table:table-row table:style-name="ro1">
          <table:table-cell office:value-type="string" calcext:value-type="string">
            <text:p>&lt;a href="https://www.justice.gov/epstein/files/DataSet%2010/EFTA01683547.heic"&gt;https://www.justice.gov/epstein/files/DataSet%2010/EFTA01683547.heic&lt;/a&gt;</text:p>
          </table:table-cell>
        </table:table-row>
        <table:table-row table:style-name="ro1">
          <table:table-cell office:value-type="string" calcext:value-type="string">
            <text:p>&lt;a href="https://www.justice.gov/epstein/files/DataSet%2010/EFTA01683547.heif"&gt;https://www.justice.gov/epstein/files/DataSet%2010/EFTA01683547.heif&lt;/a&gt;</text:p>
          </table:table-cell>
        </table:table-row>
        <table:table-row table:style-name="ro1">
          <table:table-cell office:value-type="string" calcext:value-type="string">
            <text:p>&lt;a href="https://www.justice.gov/epstein/files/DataSet%2010/EFTA01683547.psd"&gt;https://www.justice.gov/epstein/files/DataSet%2010/EFTA01683547.psd&lt;/a&gt;</text:p>
          </table:table-cell>
        </table:table-row>
        <table:table-row table:style-name="ro1">
          <table:table-cell office:value-type="string" calcext:value-type="string">
            <text:p>&lt;a href="https://www.justice.gov/epstein/files/DataSet%2010/EFTA01683547.eps"&gt;https://www.justice.gov/epstein/files/DataSet%2010/EFTA01683547.eps&lt;/a&gt;</text:p>
          </table:table-cell>
        </table:table-row>
        <table:table-row table:style-name="ro1">
          <table:table-cell office:value-type="string" calcext:value-type="string">
            <text:p>&lt;a href="https://www.justice.gov/epstein/files/DataSet%2010/EFTA01683547.raw"&gt;https://www.justice.gov/epstein/files/DataSet%2010/EFTA01683547.raw&lt;/a&gt;</text:p>
          </table:table-cell>
        </table:table-row>
        <table:table-row table:style-name="ro1">
          <table:table-cell office:value-type="string" calcext:value-type="string">
            <text:p>&lt;a href="https://www.justice.gov/epstein/files/DataSet%2010/EFTA01683547.svg"&gt;https://www.justice.gov/epstein/files/DataSet%2010/EFTA01683547.svg&lt;/a&gt;</text:p>
          </table:table-cell>
        </table:table-row>
        <table:table-row table:style-name="ro1">
          <table:table-cell office:value-type="string" calcext:value-type="string">
            <text:p>&lt;a href="https://www.justice.gov/epstein/files/DataSet%2010/EFTA01683547.pcx"&gt;https://www.justice.gov/epstein/files/DataSet%2010/EFTA01683547.pcx&lt;/a&gt;</text:p>
          </table:table-cell>
        </table:table-row>
        <table:table-row table:style-name="ro1">
          <table:table-cell office:value-type="string" calcext:value-type="string">
            <text:p>&lt;a href="https://www.justice.gov/epstein/files/DataSet%2010/EFTA01683547.doc"&gt;https://www.justice.gov/epstein/files/DataSet%2010/EFTA01683547.doc&lt;/a&gt;</text:p>
          </table:table-cell>
        </table:table-row>
        <table:table-row table:style-name="ro1">
          <table:table-cell office:value-type="string" calcext:value-type="string">
            <text:p>&lt;a href="https://www.justice.gov/epstein/files/DataSet%2010/EFTA01683547.docx"&gt;https://www.justice.gov/epstein/files/DataSet%2010/EFTA01683547.docx&lt;/a&gt;</text:p>
          </table:table-cell>
        </table:table-row>
        <table:table-row table:style-name="ro1">
          <table:table-cell office:value-type="string" calcext:value-type="string">
            <text:p>&lt;a href="https://www.justice.gov/epstein/files/DataSet%2010/EFTA01683547.docm"&gt;https://www.justice.gov/epstein/files/DataSet%2010/EFTA01683547.docm&lt;/a&gt;</text:p>
          </table:table-cell>
        </table:table-row>
        <table:table-row table:style-name="ro1">
          <table:table-cell office:value-type="string" calcext:value-type="string">
            <text:p>&lt;a href="https://www.justice.gov/epstein/files/DataSet%2010/EFTA01683547.rtf"&gt;https://www.justice.gov/epstein/files/DataSet%2010/EFTA01683547.rtf&lt;/a&gt;</text:p>
          </table:table-cell>
        </table:table-row>
        <table:table-row table:style-name="ro1">
          <table:table-cell office:value-type="string" calcext:value-type="string">
            <text:p>&lt;a href="https://www.justice.gov/epstein/files/DataSet%2010/EFTA01683547.odt"&gt;https://www.justice.gov/epstein/files/DataSet%2010/EFTA01683547.odt&lt;/a&gt;</text:p>
          </table:table-cell>
        </table:table-row>
        <table:table-row table:style-name="ro1">
          <table:table-cell office:value-type="string" calcext:value-type="string">
            <text:p>&lt;a href="https://www.justice.gov/epstein/files/DataSet%2010/EFTA01683547.txt"&gt;https://www.justice.gov/epstein/files/DataSet%2010/EFTA01683547.txt&lt;/a&gt;</text:p>
          </table:table-cell>
        </table:table-row>
        <table:table-row table:style-name="ro1">
          <table:table-cell office:value-type="string" calcext:value-type="string">
            <text:p>&lt;a href="https://www.justice.gov/epstein/files/DataSet%2010/EFTA01683547.wps"&gt;https://www.justice.gov/epstein/files/DataSet%2010/EFTA01683547.wps&lt;/a&gt;</text:p>
          </table:table-cell>
        </table:table-row>
        <table:table-row table:style-name="ro1">
          <table:table-cell office:value-type="string" calcext:value-type="string">
            <text:p>&lt;a href="https://www.justice.gov/epstein/files/DataSet%2010/EFTA01683547.dot"&gt;https://www.justice.gov/epstein/files/DataSet%2010/EFTA01683547.dot&lt;/a&gt;</text:p>
          </table:table-cell>
        </table:table-row>
        <table:table-row table:style-name="ro1">
          <table:table-cell office:value-type="string" calcext:value-type="string">
            <text:p>&lt;a href="https://www.justice.gov/epstein/files/DataSet%2010/EFTA01683547.dotx"&gt;https://www.justice.gov/epstein/files/DataSet%2010/EFTA01683547.dotx&lt;/a&gt;</text:p>
          </table:table-cell>
        </table:table-row>
        <table:table-row table:style-name="ro1">
          <table:table-cell office:value-type="string" calcext:value-type="string">
            <text:p>&lt;a href="https://www.justice.gov/epstein/files/DataSet%2010/EFTA01683547.abw"&gt;https://www.justice.gov/epstein/files/DataSet%2010/EFTA01683547.abw&lt;/a&gt;</text:p>
          </table:table-cell>
        </table:table-row>
        <table:table-row table:style-name="ro1">
          <table:table-cell office:value-type="string" calcext:value-type="string">
            <text:p>&lt;a href="https://www.justice.gov/epstein/files/DataSet%2010/EFTA01683547.ppt"&gt;https://www.justice.gov/epstein/files/DataSet%2010/EFTA01683547.ppt&lt;/a&gt;</text:p>
          </table:table-cell>
        </table:table-row>
        <table:table-row table:style-name="ro1">
          <table:table-cell office:value-type="string" calcext:value-type="string">
            <text:p>&lt;a href="https://www.justice.gov/epstein/files/DataSet%2010/EFTA01683547.pptx"&gt;https://www.justice.gov/epstein/files/DataSet%2010/EFTA01683547.pptx&lt;/a&gt;</text:p>
          </table:table-cell>
        </table:table-row>
        <table:table-row table:style-name="ro1">
          <table:table-cell office:value-type="string" calcext:value-type="string">
            <text:p>&lt;a href="https://www.justice.gov/epstein/files/DataSet%2010/EFTA01683547.pptm"&gt;https://www.justice.gov/epstein/files/DataSet%2010/EFTA01683547.pptm&lt;/a&gt;</text:p>
          </table:table-cell>
        </table:table-row>
        <table:table-row table:style-name="ro1">
          <table:table-cell office:value-type="string" calcext:value-type="string">
            <text:p>&lt;a href="https://www.justice.gov/epstein/files/DataSet%2010/EFTA01683547.pps"&gt;https://www.justice.gov/epstein/files/DataSet%2010/EFTA01683547.pps&lt;/a&gt;</text:p>
          </table:table-cell>
        </table:table-row>
        <table:table-row table:style-name="ro1">
          <table:table-cell office:value-type="string" calcext:value-type="string">
            <text:p>&lt;a href="https://www.justice.gov/epstein/files/DataSet%2010/EFTA01683547.ppsx"&gt;https://www.justice.gov/epstein/files/DataSet%2010/EFTA01683547.ppsx&lt;/a&gt;</text:p>
          </table:table-cell>
        </table:table-row>
        <table:table-row table:style-name="ro1">
          <table:table-cell office:value-type="string" calcext:value-type="string">
            <text:p>&lt;a href="https://www.justice.gov/epstein/files/DataSet%2010/EFTA01683547.pot"&gt;https://www.justice.gov/epstein/files/DataSet%2010/EFTA01683547.pot&lt;/a&gt;</text:p>
          </table:table-cell>
        </table:table-row>
        <table:table-row table:style-name="ro1">
          <table:table-cell office:value-type="string" calcext:value-type="string">
            <text:p>&lt;a href="https://www.justice.gov/epstein/files/DataSet%2010/EFTA01683547.potx"&gt;https://www.justice.gov/epstein/files/DataSet%2010/EFTA01683547.potx&lt;/a&gt;</text:p>
          </table:table-cell>
        </table:table-row>
        <table:table-row table:style-name="ro1">
          <table:table-cell office:value-type="string" calcext:value-type="string">
            <text:p>&lt;a href="https://www.justice.gov/epstein/files/DataSet%2010/EFTA01683547.odp"&gt;https://www.justice.gov/epstein/files/DataSet%2010/EFTA01683547.odp&lt;/a&gt;</text:p>
          </table:table-cell>
        </table:table-row>
        <table:table-row table:style-name="ro1">
          <table:table-cell office:value-type="string" calcext:value-type="string">
            <text:p>&lt;a href="https://www.justice.gov/epstein/files/DataSet%2010/EFTA01683547.key"&gt;https://www.justice.gov/epstein/files/DataSet%2010/EFTA01683547.key&lt;/a&gt;</text:p>
          </table:table-cell>
        </table:table-row>
        <table:table-row table:style-name="ro1">
          <table:table-cell office:value-type="string" calcext:value-type="string">
            <text:p>&lt;a href="https://www.justice.gov/epstein/files/DataSet%2010/EFTA01683547.xls"&gt;https://www.justice.gov/epstein/files/DataSet%2010/EFTA01683547.xls&lt;/a&gt;</text:p>
          </table:table-cell>
        </table:table-row>
        <table:table-row table:style-name="ro1">
          <table:table-cell office:value-type="string" calcext:value-type="string">
            <text:p>&lt;a href="https://www.justice.gov/epstein/files/DataSet%2010/EFTA01683547.xlsx"&gt;https://www.justice.gov/epstein/files/DataSet%2010/EFTA01683547.xlsx&lt;/a&gt;</text:p>
          </table:table-cell>
        </table:table-row>
        <table:table-row table:style-name="ro1">
          <table:table-cell office:value-type="string" calcext:value-type="string">
            <text:p>&lt;a href="https://www.justice.gov/epstein/files/DataSet%2010/EFTA01683547.xlsm"&gt;https://www.justice.gov/epstein/files/DataSet%2010/EFTA01683547.xlsm&lt;/a&gt;</text:p>
          </table:table-cell>
        </table:table-row>
        <table:table-row table:style-name="ro1">
          <table:table-cell office:value-type="string" calcext:value-type="string">
            <text:p>&lt;a href="https://www.justice.gov/epstein/files/DataSet%2010/EFTA01683547.xlt"&gt;https://www.justice.gov/epstein/files/DataSet%2010/EFTA01683547.xlt&lt;/a&gt;</text:p>
          </table:table-cell>
        </table:table-row>
        <table:table-row table:style-name="ro1">
          <table:table-cell office:value-type="string" calcext:value-type="string">
            <text:p>&lt;a href="https://www.justice.gov/epstein/files/DataSet%2010/EFTA01683547.xltx"&gt;https://www.justice.gov/epstein/files/DataSet%2010/EFTA01683547.xltx&lt;/a&gt;</text:p>
          </table:table-cell>
        </table:table-row>
        <table:table-row table:style-name="ro1">
          <table:table-cell office:value-type="string" calcext:value-type="string">
            <text:p>&lt;a href="https://www.justice.gov/epstein/files/DataSet%2010/EFTA01683547.ods"&gt;https://www.justice.gov/epstein/files/DataSet%2010/EFTA01683547.ods&lt;/a&gt;</text:p>
          </table:table-cell>
        </table:table-row>
        <table:table-row table:style-name="ro1">
          <table:table-cell office:value-type="string" calcext:value-type="string">
            <text:p>&lt;a href="https://www.justice.gov/epstein/files/DataSet%2010/EFTA01683547.csv"&gt;https://www.justice.gov/epstein/files/DataSet%2010/EFTA01683547.csv&lt;/a&gt;</text:p>
          </table:table-cell>
        </table:table-row>
        <table:table-row table:style-name="ro1">
          <table:table-cell office:value-type="string" calcext:value-type="string">
            <text:p>&lt;a href="https://www.justice.gov/epstein/files/DataSet%2010/EFTA01683547.numbers"&gt;https://www.justice.gov/epstein/files/DataSet%2010/EFTA01683547.numbers&lt;/a&gt;</text:p>
          </table:table-cell>
        </table:table-row>
        <table:table-row table:style-name="ro1">
          <table:table-cell office:value-type="string" calcext:value-type="string">
            <text:p>&lt;a href="https://www.justice.gov/epstein/files/DataSet%2010/EFTA01683547.wks"&gt;https://www.justice.gov/epstein/files/DataSet%2010/EFTA01683547.wks&lt;/a&gt;</text:p>
          </table:table-cell>
        </table:table-row>
        <table:table-row table:style-name="ro1">
          <table:table-cell office:value-type="string" calcext:value-type="string">
            <text:p>&lt;a href="https://www.justice.gov/epstein/files/DataSet%2010/EFTA01683548.avi"&gt;https://www.justice.gov/epstein/files/DataSet%2010/EFTA01683548.avi&lt;/a&gt;</text:p>
          </table:table-cell>
        </table:table-row>
        <table:table-row table:style-name="ro1">
          <table:table-cell office:value-type="string" calcext:value-type="string">
            <text:p>&lt;a href="https://www.justice.gov/epstein/files/DataSet%2010/EFTA01683548.mp4"&gt;https://www.justice.gov/epstein/files/DataSet%2010/EFTA01683548.mp4&lt;/a&gt;</text:p>
          </table:table-cell>
        </table:table-row>
        <table:table-row table:style-name="ro1">
          <table:table-cell office:value-type="string" calcext:value-type="string">
            <text:p>&lt;a href="https://www.justice.gov/epstein/files/DataSet%2010/EFTA01683548.mkv"&gt;https://www.justice.gov/epstein/files/DataSet%2010/EFTA01683548.mkv&lt;/a&gt;</text:p>
          </table:table-cell>
        </table:table-row>
        <table:table-row table:style-name="ro1">
          <table:table-cell office:value-type="string" calcext:value-type="string">
            <text:p>&lt;a href="https://www.justice.gov/epstein/files/DataSet%2010/EFTA01683548.mov"&gt;https://www.justice.gov/epstein/files/DataSet%2010/EFTA01683548.mov&lt;/a&gt;</text:p>
          </table:table-cell>
        </table:table-row>
        <table:table-row table:style-name="ro1">
          <table:table-cell office:value-type="string" calcext:value-type="string">
            <text:p>&lt;a href="https://www.justice.gov/epstein/files/DataSet%2010/EFTA01683548.wmv"&gt;https://www.justice.gov/epstein/files/DataSet%2010/EFTA01683548.wmv&lt;/a&gt;</text:p>
          </table:table-cell>
        </table:table-row>
        <table:table-row table:style-name="ro1">
          <table:table-cell office:value-type="string" calcext:value-type="string">
            <text:p>&lt;a href="https://www.justice.gov/epstein/files/DataSet%2010/EFTA01683548.flv"&gt;https://www.justice.gov/epstein/files/DataSet%2010/EFTA01683548.flv&lt;/a&gt;</text:p>
          </table:table-cell>
        </table:table-row>
        <table:table-row table:style-name="ro1">
          <table:table-cell office:value-type="string" calcext:value-type="string">
            <text:p>&lt;a href="https://www.justice.gov/epstein/files/DataSet%2010/EFTA01683548.webm"&gt;https://www.justice.gov/epstein/files/DataSet%2010/EFTA01683548.webm&lt;/a&gt;</text:p>
          </table:table-cell>
        </table:table-row>
        <table:table-row table:style-name="ro1">
          <table:table-cell office:value-type="string" calcext:value-type="string">
            <text:p>&lt;a href="https://www.justice.gov/epstein/files/DataSet%2010/EFTA01683548.mpg"&gt;https://www.justice.gov/epstein/files/DataSet%2010/EFTA01683548.mpg&lt;/a&gt;</text:p>
          </table:table-cell>
        </table:table-row>
        <table:table-row table:style-name="ro1">
          <table:table-cell office:value-type="string" calcext:value-type="string">
            <text:p>&lt;a href="https://www.justice.gov/epstein/files/DataSet%2010/EFTA01683548.mpeg"&gt;https://www.justice.gov/epstein/files/DataSet%2010/EFTA01683548.mpeg&lt;/a&gt;</text:p>
          </table:table-cell>
        </table:table-row>
        <table:table-row table:style-name="ro1">
          <table:table-cell office:value-type="string" calcext:value-type="string">
            <text:p>&lt;a href="https://www.justice.gov/epstein/files/DataSet%2010/EFTA01683548.m4v"&gt;https://www.justice.gov/epstein/files/DataSet%2010/EFTA01683548.m4v&lt;/a&gt;</text:p>
          </table:table-cell>
        </table:table-row>
        <table:table-row table:style-name="ro1">
          <table:table-cell office:value-type="string" calcext:value-type="string">
            <text:p>&lt;a href="https://www.justice.gov/epstein/files/DataSet%2010/EFTA01683548.ogv"&gt;https://www.justice.gov/epstein/files/DataSet%2010/EFTA01683548.ogv&lt;/a&gt;</text:p>
          </table:table-cell>
        </table:table-row>
        <table:table-row table:style-name="ro1">
          <table:table-cell office:value-type="string" calcext:value-type="string">
            <text:p>&lt;a href="https://www.justice.gov/epstein/files/DataSet%2010/EFTA01683548.vob"&gt;https://www.justice.gov/epstein/files/DataSet%2010/EFTA01683548.vob&lt;/a&gt;</text:p>
          </table:table-cell>
        </table:table-row>
        <table:table-row table:style-name="ro1">
          <table:table-cell office:value-type="string" calcext:value-type="string">
            <text:p>&lt;a href="https://www.justice.gov/epstein/files/DataSet%2010/EFTA01683548.3gp"&gt;https://www.justice.gov/epstein/files/DataSet%2010/EFTA01683548.3gp&lt;/a&gt;</text:p>
          </table:table-cell>
        </table:table-row>
        <table:table-row table:style-name="ro1">
          <table:table-cell office:value-type="string" calcext:value-type="string">
            <text:p>&lt;a href="https://www.justice.gov/epstein/files/DataSet%2010/EFTA01683548.ts"&gt;https://www.justice.gov/epstein/files/DataSet%2010/EFTA01683548.ts&lt;/a&gt;</text:p>
          </table:table-cell>
        </table:table-row>
        <table:table-row table:style-name="ro1">
          <table:table-cell office:value-type="string" calcext:value-type="string">
            <text:p>&lt;a href="https://www.justice.gov/epstein/files/DataSet%2010/EFTA01683548.rm"&gt;https://www.justice.gov/epstein/files/DataSet%2010/EFTA01683548.rm&lt;/a&gt;</text:p>
          </table:table-cell>
        </table:table-row>
        <table:table-row table:style-name="ro1">
          <table:table-cell office:value-type="string" calcext:value-type="string">
            <text:p>&lt;a href="https://www.justice.gov/epstein/files/DataSet%2010/EFTA01683548.asf"&gt;https://www.justice.gov/epstein/files/DataSet%2010/EFTA01683548.asf&lt;/a&gt;</text:p>
          </table:table-cell>
        </table:table-row>
        <table:table-row table:style-name="ro1">
          <table:table-cell office:value-type="string" calcext:value-type="string">
            <text:p>&lt;a href="https://www.justice.gov/epstein/files/DataSet%2010/EFTA01683548.mp3"&gt;https://www.justice.gov/epstein/files/DataSet%2010/EFTA01683548.mp3&lt;/a&gt;</text:p>
          </table:table-cell>
        </table:table-row>
        <table:table-row table:style-name="ro1">
          <table:table-cell office:value-type="string" calcext:value-type="string">
            <text:p>&lt;a href="https://www.justice.gov/epstein/files/DataSet%2010/EFTA01683548.wav"&gt;https://www.justice.gov/epstein/files/DataSet%2010/EFTA01683548.wav&lt;/a&gt;</text:p>
          </table:table-cell>
        </table:table-row>
        <table:table-row table:style-name="ro1">
          <table:table-cell office:value-type="string" calcext:value-type="string">
            <text:p>&lt;a href="https://www.justice.gov/epstein/files/DataSet%2010/EFTA01683548.aac"&gt;https://www.justice.gov/epstein/files/DataSet%2010/EFTA01683548.aac&lt;/a&gt;</text:p>
          </table:table-cell>
        </table:table-row>
        <table:table-row table:style-name="ro1">
          <table:table-cell office:value-type="string" calcext:value-type="string">
            <text:p>&lt;a href="https://www.justice.gov/epstein/files/DataSet%2010/EFTA01683548.m4a"&gt;https://www.justice.gov/epstein/files/DataSet%2010/EFTA01683548.m4a&lt;/a&gt;</text:p>
          </table:table-cell>
        </table:table-row>
        <table:table-row table:style-name="ro1">
          <table:table-cell office:value-type="string" calcext:value-type="string">
            <text:p>&lt;a href="https://www.justice.gov/epstein/files/DataSet%2010/EFTA01683548.wma"&gt;https://www.justice.gov/epstein/files/DataSet%2010/EFTA01683548.wma&lt;/a&gt;</text:p>
          </table:table-cell>
        </table:table-row>
        <table:table-row table:style-name="ro1">
          <table:table-cell office:value-type="string" calcext:value-type="string">
            <text:p>&lt;a href="https://www.justice.gov/epstein/files/DataSet%2010/EFTA01683548.ogg"&gt;https://www.justice.gov/epstein/files/DataSet%2010/EFTA01683548.ogg&lt;/a&gt;</text:p>
          </table:table-cell>
        </table:table-row>
        <table:table-row table:style-name="ro1">
          <table:table-cell office:value-type="string" calcext:value-type="string">
            <text:p>&lt;a href="https://www.justice.gov/epstein/files/DataSet%2010/EFTA01683548.flac"&gt;https://www.justice.gov/epstein/files/DataSet%2010/EFTA01683548.flac&lt;/a&gt;</text:p>
          </table:table-cell>
        </table:table-row>
        <table:table-row table:style-name="ro1">
          <table:table-cell office:value-type="string" calcext:value-type="string">
            <text:p>&lt;a href="https://www.justice.gov/epstein/files/DataSet%2010/EFTA01683548.aiff"&gt;https://www.justice.gov/epstein/files/DataSet%2010/EFTA01683548.aiff&lt;/a&gt;</text:p>
          </table:table-cell>
        </table:table-row>
        <table:table-row table:style-name="ro1">
          <table:table-cell office:value-type="string" calcext:value-type="string">
            <text:p>&lt;a href="https://www.justice.gov/epstein/files/DataSet%2010/EFTA01683548.mid"&gt;https://www.justice.gov/epstein/files/DataSet%2010/EFTA01683548.mid&lt;/a&gt;</text:p>
          </table:table-cell>
        </table:table-row>
        <table:table-row table:style-name="ro1">
          <table:table-cell office:value-type="string" calcext:value-type="string">
            <text:p>&lt;a href="https://www.justice.gov/epstein/files/DataSet%2010/EFTA01683548.midi"&gt;https://www.justice.gov/epstein/files/DataSet%2010/EFTA01683548.midi&lt;/a&gt;</text:p>
          </table:table-cell>
        </table:table-row>
        <table:table-row table:style-name="ro1">
          <table:table-cell office:value-type="string" calcext:value-type="string">
            <text:p>&lt;a href="https://www.justice.gov/epstein/files/DataSet%2010/EFTA01683548.amr"&gt;https://www.justice.gov/epstein/files/DataSet%2010/EFTA01683548.amr&lt;/a&gt;</text:p>
          </table:table-cell>
        </table:table-row>
        <table:table-row table:style-name="ro1">
          <table:table-cell office:value-type="string" calcext:value-type="string">
            <text:p>&lt;a href="https://www.justice.gov/epstein/files/DataSet%2010/EFTA01683548.ra"&gt;https://www.justice.gov/epstein/files/DataSet%2010/EFTA01683548.ra&lt;/a&gt;</text:p>
          </table:table-cell>
        </table:table-row>
        <table:table-row table:style-name="ro1">
          <table:table-cell office:value-type="string" calcext:value-type="string">
            <text:p>&lt;a href="https://www.justice.gov/epstein/files/DataSet%2010/EFTA01683548.opus"&gt;https://www.justice.gov/epstein/files/DataSet%2010/EFTA01683548.opus&lt;/a&gt;</text:p>
          </table:table-cell>
        </table:table-row>
        <table:table-row table:style-name="ro1">
          <table:table-cell office:value-type="string" calcext:value-type="string">
            <text:p>&lt;a href="https://www.justice.gov/epstein/files/DataSet%2010/EFTA01683548.jpg"&gt;https://www.justice.gov/epstein/files/DataSet%2010/EFTA01683548.jpg&lt;/a&gt;</text:p>
          </table:table-cell>
        </table:table-row>
        <table:table-row table:style-name="ro1">
          <table:table-cell office:value-type="string" calcext:value-type="string">
            <text:p>&lt;a href="https://www.justice.gov/epstein/files/DataSet%2010/EFTA01683548.jpeg"&gt;https://www.justice.gov/epstein/files/DataSet%2010/EFTA01683548.jpeg&lt;/a&gt;</text:p>
          </table:table-cell>
        </table:table-row>
        <table:table-row table:style-name="ro1">
          <table:table-cell office:value-type="string" calcext:value-type="string">
            <text:p>&lt;a href="https://www.justice.gov/epstein/files/DataSet%2010/EFTA01683548.png"&gt;https://www.justice.gov/epstein/files/DataSet%2010/EFTA01683548.png&lt;/a&gt;</text:p>
          </table:table-cell>
        </table:table-row>
        <table:table-row table:style-name="ro1">
          <table:table-cell office:value-type="string" calcext:value-type="string">
            <text:p>&lt;a href="https://www.justice.gov/epstein/files/DataSet%2010/EFTA01683548.gif"&gt;https://www.justice.gov/epstein/files/DataSet%2010/EFTA01683548.gif&lt;/a&gt;</text:p>
          </table:table-cell>
        </table:table-row>
        <table:table-row table:style-name="ro1">
          <table:table-cell office:value-type="string" calcext:value-type="string">
            <text:p>&lt;a href="https://www.justice.gov/epstein/files/DataSet%2010/EFTA01683548.bmp"&gt;https://www.justice.gov/epstein/files/DataSet%2010/EFTA01683548.bmp&lt;/a&gt;</text:p>
          </table:table-cell>
        </table:table-row>
        <table:table-row table:style-name="ro1">
          <table:table-cell office:value-type="string" calcext:value-type="string">
            <text:p>&lt;a href="https://www.justice.gov/epstein/files/DataSet%2010/EFTA01683548.tif"&gt;https://www.justice.gov/epstein/files/DataSet%2010/EFTA01683548.tif&lt;/a&gt;</text:p>
          </table:table-cell>
        </table:table-row>
        <table:table-row table:style-name="ro1">
          <table:table-cell office:value-type="string" calcext:value-type="string">
            <text:p>&lt;a href="https://www.justice.gov/epstein/files/DataSet%2010/EFTA01683548.tiff"&gt;https://www.justice.gov/epstein/files/DataSet%2010/EFTA01683548.tiff&lt;/a&gt;</text:p>
          </table:table-cell>
        </table:table-row>
        <table:table-row table:style-name="ro1">
          <table:table-cell office:value-type="string" calcext:value-type="string">
            <text:p>&lt;a href="https://www.justice.gov/epstein/files/DataSet%2010/EFTA01683548.webp"&gt;https://www.justice.gov/epstein/files/DataSet%2010/EFTA01683548.webp&lt;/a&gt;</text:p>
          </table:table-cell>
        </table:table-row>
        <table:table-row table:style-name="ro1">
          <table:table-cell office:value-type="string" calcext:value-type="string">
            <text:p>&lt;a href="https://www.justice.gov/epstein/files/DataSet%2010/EFTA01683548.heic"&gt;https://www.justice.gov/epstein/files/DataSet%2010/EFTA01683548.heic&lt;/a&gt;</text:p>
          </table:table-cell>
        </table:table-row>
        <table:table-row table:style-name="ro1">
          <table:table-cell office:value-type="string" calcext:value-type="string">
            <text:p>&lt;a href="https://www.justice.gov/epstein/files/DataSet%2010/EFTA01683548.heif"&gt;https://www.justice.gov/epstein/files/DataSet%2010/EFTA01683548.heif&lt;/a&gt;</text:p>
          </table:table-cell>
        </table:table-row>
        <table:table-row table:style-name="ro1">
          <table:table-cell office:value-type="string" calcext:value-type="string">
            <text:p>&lt;a href="https://www.justice.gov/epstein/files/DataSet%2010/EFTA01683548.psd"&gt;https://www.justice.gov/epstein/files/DataSet%2010/EFTA01683548.psd&lt;/a&gt;</text:p>
          </table:table-cell>
        </table:table-row>
        <table:table-row table:style-name="ro1">
          <table:table-cell office:value-type="string" calcext:value-type="string">
            <text:p>&lt;a href="https://www.justice.gov/epstein/files/DataSet%2010/EFTA01683548.eps"&gt;https://www.justice.gov/epstein/files/DataSet%2010/EFTA01683548.eps&lt;/a&gt;</text:p>
          </table:table-cell>
        </table:table-row>
        <table:table-row table:style-name="ro1">
          <table:table-cell office:value-type="string" calcext:value-type="string">
            <text:p>&lt;a href="https://www.justice.gov/epstein/files/DataSet%2010/EFTA01683548.raw"&gt;https://www.justice.gov/epstein/files/DataSet%2010/EFTA01683548.raw&lt;/a&gt;</text:p>
          </table:table-cell>
        </table:table-row>
        <table:table-row table:style-name="ro1">
          <table:table-cell office:value-type="string" calcext:value-type="string">
            <text:p>&lt;a href="https://www.justice.gov/epstein/files/DataSet%2010/EFTA01683548.svg"&gt;https://www.justice.gov/epstein/files/DataSet%2010/EFTA01683548.svg&lt;/a&gt;</text:p>
          </table:table-cell>
        </table:table-row>
        <table:table-row table:style-name="ro1">
          <table:table-cell office:value-type="string" calcext:value-type="string">
            <text:p>&lt;a href="https://www.justice.gov/epstein/files/DataSet%2010/EFTA01683548.pcx"&gt;https://www.justice.gov/epstein/files/DataSet%2010/EFTA01683548.pcx&lt;/a&gt;</text:p>
          </table:table-cell>
        </table:table-row>
        <table:table-row table:style-name="ro1">
          <table:table-cell office:value-type="string" calcext:value-type="string">
            <text:p>&lt;a href="https://www.justice.gov/epstein/files/DataSet%2010/EFTA01683548.doc"&gt;https://www.justice.gov/epstein/files/DataSet%2010/EFTA01683548.doc&lt;/a&gt;</text:p>
          </table:table-cell>
        </table:table-row>
        <table:table-row table:style-name="ro1">
          <table:table-cell office:value-type="string" calcext:value-type="string">
            <text:p>&lt;a href="https://www.justice.gov/epstein/files/DataSet%2010/EFTA01683548.docx"&gt;https://www.justice.gov/epstein/files/DataSet%2010/EFTA01683548.docx&lt;/a&gt;</text:p>
          </table:table-cell>
        </table:table-row>
        <table:table-row table:style-name="ro1">
          <table:table-cell office:value-type="string" calcext:value-type="string">
            <text:p>&lt;a href="https://www.justice.gov/epstein/files/DataSet%2010/EFTA01683548.docm"&gt;https://www.justice.gov/epstein/files/DataSet%2010/EFTA01683548.docm&lt;/a&gt;</text:p>
          </table:table-cell>
        </table:table-row>
        <table:table-row table:style-name="ro1">
          <table:table-cell office:value-type="string" calcext:value-type="string">
            <text:p>&lt;a href="https://www.justice.gov/epstein/files/DataSet%2010/EFTA01683548.rtf"&gt;https://www.justice.gov/epstein/files/DataSet%2010/EFTA01683548.rtf&lt;/a&gt;</text:p>
          </table:table-cell>
        </table:table-row>
        <table:table-row table:style-name="ro1">
          <table:table-cell office:value-type="string" calcext:value-type="string">
            <text:p>&lt;a href="https://www.justice.gov/epstein/files/DataSet%2010/EFTA01683548.odt"&gt;https://www.justice.gov/epstein/files/DataSet%2010/EFTA01683548.odt&lt;/a&gt;</text:p>
          </table:table-cell>
        </table:table-row>
        <table:table-row table:style-name="ro1">
          <table:table-cell office:value-type="string" calcext:value-type="string">
            <text:p>&lt;a href="https://www.justice.gov/epstein/files/DataSet%2010/EFTA01683548.txt"&gt;https://www.justice.gov/epstein/files/DataSet%2010/EFTA01683548.txt&lt;/a&gt;</text:p>
          </table:table-cell>
        </table:table-row>
        <table:table-row table:style-name="ro1">
          <table:table-cell office:value-type="string" calcext:value-type="string">
            <text:p>&lt;a href="https://www.justice.gov/epstein/files/DataSet%2010/EFTA01683548.wps"&gt;https://www.justice.gov/epstein/files/DataSet%2010/EFTA01683548.wps&lt;/a&gt;</text:p>
          </table:table-cell>
        </table:table-row>
        <table:table-row table:style-name="ro1">
          <table:table-cell office:value-type="string" calcext:value-type="string">
            <text:p>&lt;a href="https://www.justice.gov/epstein/files/DataSet%2010/EFTA01683548.dot"&gt;https://www.justice.gov/epstein/files/DataSet%2010/EFTA01683548.dot&lt;/a&gt;</text:p>
          </table:table-cell>
        </table:table-row>
        <table:table-row table:style-name="ro1">
          <table:table-cell office:value-type="string" calcext:value-type="string">
            <text:p>&lt;a href="https://www.justice.gov/epstein/files/DataSet%2010/EFTA01683548.dotx"&gt;https://www.justice.gov/epstein/files/DataSet%2010/EFTA01683548.dotx&lt;/a&gt;</text:p>
          </table:table-cell>
        </table:table-row>
        <table:table-row table:style-name="ro1">
          <table:table-cell office:value-type="string" calcext:value-type="string">
            <text:p>&lt;a href="https://www.justice.gov/epstein/files/DataSet%2010/EFTA01683548.abw"&gt;https://www.justice.gov/epstein/files/DataSet%2010/EFTA01683548.abw&lt;/a&gt;</text:p>
          </table:table-cell>
        </table:table-row>
        <table:table-row table:style-name="ro1">
          <table:table-cell office:value-type="string" calcext:value-type="string">
            <text:p>&lt;a href="https://www.justice.gov/epstein/files/DataSet%2010/EFTA01683548.ppt"&gt;https://www.justice.gov/epstein/files/DataSet%2010/EFTA01683548.ppt&lt;/a&gt;</text:p>
          </table:table-cell>
        </table:table-row>
        <table:table-row table:style-name="ro1">
          <table:table-cell office:value-type="string" calcext:value-type="string">
            <text:p>&lt;a href="https://www.justice.gov/epstein/files/DataSet%2010/EFTA01683548.pptx"&gt;https://www.justice.gov/epstein/files/DataSet%2010/EFTA01683548.pptx&lt;/a&gt;</text:p>
          </table:table-cell>
        </table:table-row>
        <table:table-row table:style-name="ro1">
          <table:table-cell office:value-type="string" calcext:value-type="string">
            <text:p>&lt;a href="https://www.justice.gov/epstein/files/DataSet%2010/EFTA01683548.pptm"&gt;https://www.justice.gov/epstein/files/DataSet%2010/EFTA01683548.pptm&lt;/a&gt;</text:p>
          </table:table-cell>
        </table:table-row>
        <table:table-row table:style-name="ro1">
          <table:table-cell office:value-type="string" calcext:value-type="string">
            <text:p>&lt;a href="https://www.justice.gov/epstein/files/DataSet%2010/EFTA01683548.pps"&gt;https://www.justice.gov/epstein/files/DataSet%2010/EFTA01683548.pps&lt;/a&gt;</text:p>
          </table:table-cell>
        </table:table-row>
        <table:table-row table:style-name="ro1">
          <table:table-cell office:value-type="string" calcext:value-type="string">
            <text:p>&lt;a href="https://www.justice.gov/epstein/files/DataSet%2010/EFTA01683548.ppsx"&gt;https://www.justice.gov/epstein/files/DataSet%2010/EFTA01683548.ppsx&lt;/a&gt;</text:p>
          </table:table-cell>
        </table:table-row>
        <table:table-row table:style-name="ro1">
          <table:table-cell office:value-type="string" calcext:value-type="string">
            <text:p>&lt;a href="https://www.justice.gov/epstein/files/DataSet%2010/EFTA01683548.pot"&gt;https://www.justice.gov/epstein/files/DataSet%2010/EFTA01683548.pot&lt;/a&gt;</text:p>
          </table:table-cell>
        </table:table-row>
        <table:table-row table:style-name="ro1">
          <table:table-cell office:value-type="string" calcext:value-type="string">
            <text:p>&lt;a href="https://www.justice.gov/epstein/files/DataSet%2010/EFTA01683548.potx"&gt;https://www.justice.gov/epstein/files/DataSet%2010/EFTA01683548.potx&lt;/a&gt;</text:p>
          </table:table-cell>
        </table:table-row>
        <table:table-row table:style-name="ro1">
          <table:table-cell office:value-type="string" calcext:value-type="string">
            <text:p>&lt;a href="https://www.justice.gov/epstein/files/DataSet%2010/EFTA01683548.odp"&gt;https://www.justice.gov/epstein/files/DataSet%2010/EFTA01683548.odp&lt;/a&gt;</text:p>
          </table:table-cell>
        </table:table-row>
        <table:table-row table:style-name="ro1">
          <table:table-cell office:value-type="string" calcext:value-type="string">
            <text:p>&lt;a href="https://www.justice.gov/epstein/files/DataSet%2010/EFTA01683548.key"&gt;https://www.justice.gov/epstein/files/DataSet%2010/EFTA01683548.key&lt;/a&gt;</text:p>
          </table:table-cell>
        </table:table-row>
        <table:table-row table:style-name="ro1">
          <table:table-cell office:value-type="string" calcext:value-type="string">
            <text:p>&lt;a href="https://www.justice.gov/epstein/files/DataSet%2010/EFTA01683548.xls"&gt;https://www.justice.gov/epstein/files/DataSet%2010/EFTA01683548.xls&lt;/a&gt;</text:p>
          </table:table-cell>
        </table:table-row>
        <table:table-row table:style-name="ro1">
          <table:table-cell office:value-type="string" calcext:value-type="string">
            <text:p>&lt;a href="https://www.justice.gov/epstein/files/DataSet%2010/EFTA01683548.xlsx"&gt;https://www.justice.gov/epstein/files/DataSet%2010/EFTA01683548.xlsx&lt;/a&gt;</text:p>
          </table:table-cell>
        </table:table-row>
        <table:table-row table:style-name="ro1">
          <table:table-cell office:value-type="string" calcext:value-type="string">
            <text:p>&lt;a href="https://www.justice.gov/epstein/files/DataSet%2010/EFTA01683548.xlsm"&gt;https://www.justice.gov/epstein/files/DataSet%2010/EFTA01683548.xlsm&lt;/a&gt;</text:p>
          </table:table-cell>
        </table:table-row>
        <table:table-row table:style-name="ro1">
          <table:table-cell office:value-type="string" calcext:value-type="string">
            <text:p>&lt;a href="https://www.justice.gov/epstein/files/DataSet%2010/EFTA01683548.xlt"&gt;https://www.justice.gov/epstein/files/DataSet%2010/EFTA01683548.xlt&lt;/a&gt;</text:p>
          </table:table-cell>
        </table:table-row>
        <table:table-row table:style-name="ro1">
          <table:table-cell office:value-type="string" calcext:value-type="string">
            <text:p>&lt;a href="https://www.justice.gov/epstein/files/DataSet%2010/EFTA01683548.xltx"&gt;https://www.justice.gov/epstein/files/DataSet%2010/EFTA01683548.xltx&lt;/a&gt;</text:p>
          </table:table-cell>
        </table:table-row>
        <table:table-row table:style-name="ro1">
          <table:table-cell office:value-type="string" calcext:value-type="string">
            <text:p>&lt;a href="https://www.justice.gov/epstein/files/DataSet%2010/EFTA01683548.ods"&gt;https://www.justice.gov/epstein/files/DataSet%2010/EFTA01683548.ods&lt;/a&gt;</text:p>
          </table:table-cell>
        </table:table-row>
        <table:table-row table:style-name="ro1">
          <table:table-cell office:value-type="string" calcext:value-type="string">
            <text:p>&lt;a href="https://www.justice.gov/epstein/files/DataSet%2010/EFTA01683548.csv"&gt;https://www.justice.gov/epstein/files/DataSet%2010/EFTA01683548.csv&lt;/a&gt;</text:p>
          </table:table-cell>
        </table:table-row>
        <table:table-row table:style-name="ro1">
          <table:table-cell office:value-type="string" calcext:value-type="string">
            <text:p>&lt;a href="https://www.justice.gov/epstein/files/DataSet%2010/EFTA01683548.numbers"&gt;https://www.justice.gov/epstein/files/DataSet%2010/EFTA01683548.numbers&lt;/a&gt;</text:p>
          </table:table-cell>
        </table:table-row>
        <table:table-row table:style-name="ro1">
          <table:table-cell office:value-type="string" calcext:value-type="string">
            <text:p>&lt;a href="https://www.justice.gov/epstein/files/DataSet%2010/EFTA01683548.wks"&gt;https://www.justice.gov/epstein/files/DataSet%2010/EFTA01683548.wks&lt;/a&gt;</text:p>
          </table:table-cell>
        </table:table-row>
        <table:table-row table:style-name="ro1">
          <table:table-cell office:value-type="string" calcext:value-type="string">
            <text:p>&lt;a href="https://www.justice.gov/epstein/files/DataSet%2011/EFTA02674462.avi"&gt;https://www.justice.gov/epstein/files/DataSet%2011/EFTA02674462.avi&lt;/a&gt;</text:p>
          </table:table-cell>
        </table:table-row>
        <table:table-row table:style-name="ro1">
          <table:table-cell office:value-type="string" calcext:value-type="string">
            <text:p>&lt;a href="https://www.justice.gov/epstein/files/DataSet%2011/EFTA02674462.mp4"&gt;https://www.justice.gov/epstein/files/DataSet%2011/EFTA02674462.mp4&lt;/a&gt;</text:p>
          </table:table-cell>
        </table:table-row>
        <table:table-row table:style-name="ro1">
          <table:table-cell office:value-type="string" calcext:value-type="string">
            <text:p>&lt;a href="https://www.justice.gov/epstein/files/DataSet%2011/EFTA02674462.mkv"&gt;https://www.justice.gov/epstein/files/DataSet%2011/EFTA02674462.mkv&lt;/a&gt;</text:p>
          </table:table-cell>
        </table:table-row>
        <table:table-row table:style-name="ro1">
          <table:table-cell office:value-type="string" calcext:value-type="string">
            <text:p>&lt;a href="https://www.justice.gov/epstein/files/DataSet%2011/EFTA02674462.mov"&gt;https://www.justice.gov/epstein/files/DataSet%2011/EFTA02674462.mov&lt;/a&gt;</text:p>
          </table:table-cell>
        </table:table-row>
        <table:table-row table:style-name="ro1">
          <table:table-cell office:value-type="string" calcext:value-type="string">
            <text:p>&lt;a href="https://www.justice.gov/epstein/files/DataSet%2011/EFTA02674462.wmv"&gt;https://www.justice.gov/epstein/files/DataSet%2011/EFTA02674462.wmv&lt;/a&gt;</text:p>
          </table:table-cell>
        </table:table-row>
        <table:table-row table:style-name="ro1">
          <table:table-cell office:value-type="string" calcext:value-type="string">
            <text:p>&lt;a href="https://www.justice.gov/epstein/files/DataSet%2011/EFTA02674462.flv"&gt;https://www.justice.gov/epstein/files/DataSet%2011/EFTA02674462.flv&lt;/a&gt;</text:p>
          </table:table-cell>
        </table:table-row>
        <table:table-row table:style-name="ro1">
          <table:table-cell office:value-type="string" calcext:value-type="string">
            <text:p>&lt;a href="https://www.justice.gov/epstein/files/DataSet%2011/EFTA02674462.webm"&gt;https://www.justice.gov/epstein/files/DataSet%2011/EFTA02674462.webm&lt;/a&gt;</text:p>
          </table:table-cell>
        </table:table-row>
        <table:table-row table:style-name="ro1">
          <table:table-cell office:value-type="string" calcext:value-type="string">
            <text:p>&lt;a href="https://www.justice.gov/epstein/files/DataSet%2011/EFTA02674462.mpg"&gt;https://www.justice.gov/epstein/files/DataSet%2011/EFTA02674462.mpg&lt;/a&gt;</text:p>
          </table:table-cell>
        </table:table-row>
        <table:table-row table:style-name="ro1">
          <table:table-cell office:value-type="string" calcext:value-type="string">
            <text:p>&lt;a href="https://www.justice.gov/epstein/files/DataSet%2011/EFTA02674462.mpeg"&gt;https://www.justice.gov/epstein/files/DataSet%2011/EFTA02674462.mpeg&lt;/a&gt;</text:p>
          </table:table-cell>
        </table:table-row>
        <table:table-row table:style-name="ro1">
          <table:table-cell office:value-type="string" calcext:value-type="string">
            <text:p>&lt;a href="https://www.justice.gov/epstein/files/DataSet%2011/EFTA02674462.m4v"&gt;https://www.justice.gov/epstein/files/DataSet%2011/EFTA02674462.m4v&lt;/a&gt;</text:p>
          </table:table-cell>
        </table:table-row>
        <table:table-row table:style-name="ro1">
          <table:table-cell office:value-type="string" calcext:value-type="string">
            <text:p>&lt;a href="https://www.justice.gov/epstein/files/DataSet%2011/EFTA02674462.ogv"&gt;https://www.justice.gov/epstein/files/DataSet%2011/EFTA02674462.ogv&lt;/a&gt;</text:p>
          </table:table-cell>
        </table:table-row>
        <table:table-row table:style-name="ro1">
          <table:table-cell office:value-type="string" calcext:value-type="string">
            <text:p>&lt;a href="https://www.justice.gov/epstein/files/DataSet%2011/EFTA02674462.vob"&gt;https://www.justice.gov/epstein/files/DataSet%2011/EFTA02674462.vob&lt;/a&gt;</text:p>
          </table:table-cell>
        </table:table-row>
        <table:table-row table:style-name="ro1">
          <table:table-cell office:value-type="string" calcext:value-type="string">
            <text:p>&lt;a href="https://www.justice.gov/epstein/files/DataSet%2011/EFTA02674462.3gp"&gt;https://www.justice.gov/epstein/files/DataSet%2011/EFTA02674462.3gp&lt;/a&gt;</text:p>
          </table:table-cell>
        </table:table-row>
        <table:table-row table:style-name="ro1">
          <table:table-cell office:value-type="string" calcext:value-type="string">
            <text:p>&lt;a href="https://www.justice.gov/epstein/files/DataSet%2011/EFTA02674462.ts"&gt;https://www.justice.gov/epstein/files/DataSet%2011/EFTA02674462.ts&lt;/a&gt;</text:p>
          </table:table-cell>
        </table:table-row>
        <table:table-row table:style-name="ro1">
          <table:table-cell office:value-type="string" calcext:value-type="string">
            <text:p>&lt;a href="https://www.justice.gov/epstein/files/DataSet%2011/EFTA02674462.rm"&gt;https://www.justice.gov/epstein/files/DataSet%2011/EFTA02674462.rm&lt;/a&gt;</text:p>
          </table:table-cell>
        </table:table-row>
        <table:table-row table:style-name="ro1">
          <table:table-cell office:value-type="string" calcext:value-type="string">
            <text:p>&lt;a href="https://www.justice.gov/epstein/files/DataSet%2011/EFTA02674462.asf"&gt;https://www.justice.gov/epstein/files/DataSet%2011/EFTA02674462.asf&lt;/a&gt;</text:p>
          </table:table-cell>
        </table:table-row>
        <table:table-row table:style-name="ro1">
          <table:table-cell office:value-type="string" calcext:value-type="string">
            <text:p>&lt;a href="https://www.justice.gov/epstein/files/DataSet%2011/EFTA02674462.mp3"&gt;https://www.justice.gov/epstein/files/DataSet%2011/EFTA02674462.mp3&lt;/a&gt;</text:p>
          </table:table-cell>
        </table:table-row>
        <table:table-row table:style-name="ro1">
          <table:table-cell office:value-type="string" calcext:value-type="string">
            <text:p>&lt;a href="https://www.justice.gov/epstein/files/DataSet%2011/EFTA02674462.wav"&gt;https://www.justice.gov/epstein/files/DataSet%2011/EFTA02674462.wav&lt;/a&gt;</text:p>
          </table:table-cell>
        </table:table-row>
        <table:table-row table:style-name="ro1">
          <table:table-cell office:value-type="string" calcext:value-type="string">
            <text:p>&lt;a href="https://www.justice.gov/epstein/files/DataSet%2011/EFTA02674462.aac"&gt;https://www.justice.gov/epstein/files/DataSet%2011/EFTA02674462.aac&lt;/a&gt;</text:p>
          </table:table-cell>
        </table:table-row>
        <table:table-row table:style-name="ro1">
          <table:table-cell office:value-type="string" calcext:value-type="string">
            <text:p>&lt;a href="https://www.justice.gov/epstein/files/DataSet%2011/EFTA02674462.m4a"&gt;https://www.justice.gov/epstein/files/DataSet%2011/EFTA02674462.m4a&lt;/a&gt;</text:p>
          </table:table-cell>
        </table:table-row>
        <table:table-row table:style-name="ro1">
          <table:table-cell office:value-type="string" calcext:value-type="string">
            <text:p>&lt;a href="https://www.justice.gov/epstein/files/DataSet%2011/EFTA02674462.wma"&gt;https://www.justice.gov/epstein/files/DataSet%2011/EFTA02674462.wma&lt;/a&gt;</text:p>
          </table:table-cell>
        </table:table-row>
        <table:table-row table:style-name="ro1">
          <table:table-cell office:value-type="string" calcext:value-type="string">
            <text:p>&lt;a href="https://www.justice.gov/epstein/files/DataSet%2011/EFTA02674462.ogg"&gt;https://www.justice.gov/epstein/files/DataSet%2011/EFTA02674462.ogg&lt;/a&gt;</text:p>
          </table:table-cell>
        </table:table-row>
        <table:table-row table:style-name="ro1">
          <table:table-cell office:value-type="string" calcext:value-type="string">
            <text:p>&lt;a href="https://www.justice.gov/epstein/files/DataSet%2011/EFTA02674462.flac"&gt;https://www.justice.gov/epstein/files/DataSet%2011/EFTA02674462.flac&lt;/a&gt;</text:p>
          </table:table-cell>
        </table:table-row>
        <table:table-row table:style-name="ro1">
          <table:table-cell office:value-type="string" calcext:value-type="string">
            <text:p>&lt;a href="https://www.justice.gov/epstein/files/DataSet%2011/EFTA02674462.aiff"&gt;https://www.justice.gov/epstein/files/DataSet%2011/EFTA02674462.aiff&lt;/a&gt;</text:p>
          </table:table-cell>
        </table:table-row>
        <table:table-row table:style-name="ro1">
          <table:table-cell office:value-type="string" calcext:value-type="string">
            <text:p>&lt;a href="https://www.justice.gov/epstein/files/DataSet%2011/EFTA02674462.mid"&gt;https://www.justice.gov/epstein/files/DataSet%2011/EFTA02674462.mid&lt;/a&gt;</text:p>
          </table:table-cell>
        </table:table-row>
        <table:table-row table:style-name="ro1">
          <table:table-cell office:value-type="string" calcext:value-type="string">
            <text:p>&lt;a href="https://www.justice.gov/epstein/files/DataSet%2011/EFTA02674462.midi"&gt;https://www.justice.gov/epstein/files/DataSet%2011/EFTA02674462.midi&lt;/a&gt;</text:p>
          </table:table-cell>
        </table:table-row>
        <table:table-row table:style-name="ro1">
          <table:table-cell office:value-type="string" calcext:value-type="string">
            <text:p>&lt;a href="https://www.justice.gov/epstein/files/DataSet%2011/EFTA02674462.amr"&gt;https://www.justice.gov/epstein/files/DataSet%2011/EFTA02674462.amr&lt;/a&gt;</text:p>
          </table:table-cell>
        </table:table-row>
        <table:table-row table:style-name="ro1">
          <table:table-cell office:value-type="string" calcext:value-type="string">
            <text:p>&lt;a href="https://www.justice.gov/epstein/files/DataSet%2011/EFTA02674462.ra"&gt;https://www.justice.gov/epstein/files/DataSet%2011/EFTA02674462.ra&lt;/a&gt;</text:p>
          </table:table-cell>
        </table:table-row>
        <table:table-row table:style-name="ro1">
          <table:table-cell office:value-type="string" calcext:value-type="string">
            <text:p>&lt;a href="https://www.justice.gov/epstein/files/DataSet%2011/EFTA02674462.opus"&gt;https://www.justice.gov/epstein/files/DataSet%2011/EFTA02674462.opus&lt;/a&gt;</text:p>
          </table:table-cell>
        </table:table-row>
        <table:table-row table:style-name="ro1">
          <table:table-cell office:value-type="string" calcext:value-type="string">
            <text:p>&lt;a href="https://www.justice.gov/epstein/files/DataSet%2011/EFTA02674462.jpg"&gt;https://www.justice.gov/epstein/files/DataSet%2011/EFTA02674462.jpg&lt;/a&gt;</text:p>
          </table:table-cell>
        </table:table-row>
        <table:table-row table:style-name="ro1">
          <table:table-cell office:value-type="string" calcext:value-type="string">
            <text:p>&lt;a href="https://www.justice.gov/epstein/files/DataSet%2011/EFTA02674462.jpeg"&gt;https://www.justice.gov/epstein/files/DataSet%2011/EFTA02674462.jpeg&lt;/a&gt;</text:p>
          </table:table-cell>
        </table:table-row>
        <table:table-row table:style-name="ro1">
          <table:table-cell office:value-type="string" calcext:value-type="string">
            <text:p>&lt;a href="https://www.justice.gov/epstein/files/DataSet%2011/EFTA02674462.png"&gt;https://www.justice.gov/epstein/files/DataSet%2011/EFTA02674462.png&lt;/a&gt;</text:p>
          </table:table-cell>
        </table:table-row>
        <table:table-row table:style-name="ro1">
          <table:table-cell office:value-type="string" calcext:value-type="string">
            <text:p>&lt;a href="https://www.justice.gov/epstein/files/DataSet%2011/EFTA02674462.gif"&gt;https://www.justice.gov/epstein/files/DataSet%2011/EFTA02674462.gif&lt;/a&gt;</text:p>
          </table:table-cell>
        </table:table-row>
        <table:table-row table:style-name="ro1">
          <table:table-cell office:value-type="string" calcext:value-type="string">
            <text:p>&lt;a href="https://www.justice.gov/epstein/files/DataSet%2011/EFTA02674462.bmp"&gt;https://www.justice.gov/epstein/files/DataSet%2011/EFTA02674462.bmp&lt;/a&gt;</text:p>
          </table:table-cell>
        </table:table-row>
        <table:table-row table:style-name="ro1">
          <table:table-cell office:value-type="string" calcext:value-type="string">
            <text:p>&lt;a href="https://www.justice.gov/epstein/files/DataSet%2011/EFTA02674462.tif"&gt;https://www.justice.gov/epstein/files/DataSet%2011/EFTA02674462.tif&lt;/a&gt;</text:p>
          </table:table-cell>
        </table:table-row>
        <table:table-row table:style-name="ro1">
          <table:table-cell office:value-type="string" calcext:value-type="string">
            <text:p>&lt;a href="https://www.justice.gov/epstein/files/DataSet%2011/EFTA02674462.tiff"&gt;https://www.justice.gov/epstein/files/DataSet%2011/EFTA02674462.tiff&lt;/a&gt;</text:p>
          </table:table-cell>
        </table:table-row>
        <table:table-row table:style-name="ro1">
          <table:table-cell office:value-type="string" calcext:value-type="string">
            <text:p>&lt;a href="https://www.justice.gov/epstein/files/DataSet%2011/EFTA02674462.webp"&gt;https://www.justice.gov/epstein/files/DataSet%2011/EFTA02674462.webp&lt;/a&gt;</text:p>
          </table:table-cell>
        </table:table-row>
        <table:table-row table:style-name="ro1">
          <table:table-cell office:value-type="string" calcext:value-type="string">
            <text:p>&lt;a href="https://www.justice.gov/epstein/files/DataSet%2011/EFTA02674462.heic"&gt;https://www.justice.gov/epstein/files/DataSet%2011/EFTA02674462.heic&lt;/a&gt;</text:p>
          </table:table-cell>
        </table:table-row>
        <table:table-row table:style-name="ro1">
          <table:table-cell office:value-type="string" calcext:value-type="string">
            <text:p>&lt;a href="https://www.justice.gov/epstein/files/DataSet%2011/EFTA02674462.heif"&gt;https://www.justice.gov/epstein/files/DataSet%2011/EFTA02674462.heif&lt;/a&gt;</text:p>
          </table:table-cell>
        </table:table-row>
        <table:table-row table:style-name="ro1">
          <table:table-cell office:value-type="string" calcext:value-type="string">
            <text:p>&lt;a href="https://www.justice.gov/epstein/files/DataSet%2011/EFTA02674462.psd"&gt;https://www.justice.gov/epstein/files/DataSet%2011/EFTA02674462.psd&lt;/a&gt;</text:p>
          </table:table-cell>
        </table:table-row>
        <table:table-row table:style-name="ro1">
          <table:table-cell office:value-type="string" calcext:value-type="string">
            <text:p>&lt;a href="https://www.justice.gov/epstein/files/DataSet%2011/EFTA02674462.eps"&gt;https://www.justice.gov/epstein/files/DataSet%2011/EFTA02674462.eps&lt;/a&gt;</text:p>
          </table:table-cell>
        </table:table-row>
        <table:table-row table:style-name="ro1">
          <table:table-cell office:value-type="string" calcext:value-type="string">
            <text:p>&lt;a href="https://www.justice.gov/epstein/files/DataSet%2011/EFTA02674462.raw"&gt;https://www.justice.gov/epstein/files/DataSet%2011/EFTA02674462.raw&lt;/a&gt;</text:p>
          </table:table-cell>
        </table:table-row>
        <table:table-row table:style-name="ro1">
          <table:table-cell office:value-type="string" calcext:value-type="string">
            <text:p>&lt;a href="https://www.justice.gov/epstein/files/DataSet%2011/EFTA02674462.svg"&gt;https://www.justice.gov/epstein/files/DataSet%2011/EFTA02674462.svg&lt;/a&gt;</text:p>
          </table:table-cell>
        </table:table-row>
        <table:table-row table:style-name="ro1">
          <table:table-cell office:value-type="string" calcext:value-type="string">
            <text:p>&lt;a href="https://www.justice.gov/epstein/files/DataSet%2011/EFTA02674462.pcx"&gt;https://www.justice.gov/epstein/files/DataSet%2011/EFTA02674462.pcx&lt;/a&gt;</text:p>
          </table:table-cell>
        </table:table-row>
        <table:table-row table:style-name="ro1">
          <table:table-cell office:value-type="string" calcext:value-type="string">
            <text:p>&lt;a href="https://www.justice.gov/epstein/files/DataSet%2011/EFTA02674462.doc"&gt;https://www.justice.gov/epstein/files/DataSet%2011/EFTA02674462.doc&lt;/a&gt;</text:p>
          </table:table-cell>
        </table:table-row>
        <table:table-row table:style-name="ro1">
          <table:table-cell office:value-type="string" calcext:value-type="string">
            <text:p>&lt;a href="https://www.justice.gov/epstein/files/DataSet%2011/EFTA02674462.docx"&gt;https://www.justice.gov/epstein/files/DataSet%2011/EFTA02674462.docx&lt;/a&gt;</text:p>
          </table:table-cell>
        </table:table-row>
        <table:table-row table:style-name="ro1">
          <table:table-cell office:value-type="string" calcext:value-type="string">
            <text:p>&lt;a href="https://www.justice.gov/epstein/files/DataSet%2011/EFTA02674462.docm"&gt;https://www.justice.gov/epstein/files/DataSet%2011/EFTA02674462.docm&lt;/a&gt;</text:p>
          </table:table-cell>
        </table:table-row>
        <table:table-row table:style-name="ro1">
          <table:table-cell office:value-type="string" calcext:value-type="string">
            <text:p>&lt;a href="https://www.justice.gov/epstein/files/DataSet%2011/EFTA02674462.rtf"&gt;https://www.justice.gov/epstein/files/DataSet%2011/EFTA02674462.rtf&lt;/a&gt;</text:p>
          </table:table-cell>
        </table:table-row>
        <table:table-row table:style-name="ro1">
          <table:table-cell office:value-type="string" calcext:value-type="string">
            <text:p>&lt;a href="https://www.justice.gov/epstein/files/DataSet%2011/EFTA02674462.odt"&gt;https://www.justice.gov/epstein/files/DataSet%2011/EFTA02674462.odt&lt;/a&gt;</text:p>
          </table:table-cell>
        </table:table-row>
        <table:table-row table:style-name="ro1">
          <table:table-cell office:value-type="string" calcext:value-type="string">
            <text:p>&lt;a href="https://www.justice.gov/epstein/files/DataSet%2011/EFTA02674462.txt"&gt;https://www.justice.gov/epstein/files/DataSet%2011/EFTA02674462.txt&lt;/a&gt;</text:p>
          </table:table-cell>
        </table:table-row>
        <table:table-row table:style-name="ro1">
          <table:table-cell office:value-type="string" calcext:value-type="string">
            <text:p>&lt;a href="https://www.justice.gov/epstein/files/DataSet%2011/EFTA02674462.wps"&gt;https://www.justice.gov/epstein/files/DataSet%2011/EFTA02674462.wps&lt;/a&gt;</text:p>
          </table:table-cell>
        </table:table-row>
        <table:table-row table:style-name="ro1">
          <table:table-cell office:value-type="string" calcext:value-type="string">
            <text:p>&lt;a href="https://www.justice.gov/epstein/files/DataSet%2011/EFTA02674462.dot"&gt;https://www.justice.gov/epstein/files/DataSet%2011/EFTA02674462.dot&lt;/a&gt;</text:p>
          </table:table-cell>
        </table:table-row>
        <table:table-row table:style-name="ro1">
          <table:table-cell office:value-type="string" calcext:value-type="string">
            <text:p>&lt;a href="https://www.justice.gov/epstein/files/DataSet%2011/EFTA02674462.dotx"&gt;https://www.justice.gov/epstein/files/DataSet%2011/EFTA02674462.dotx&lt;/a&gt;</text:p>
          </table:table-cell>
        </table:table-row>
        <table:table-row table:style-name="ro1">
          <table:table-cell office:value-type="string" calcext:value-type="string">
            <text:p>&lt;a href="https://www.justice.gov/epstein/files/DataSet%2011/EFTA02674462.abw"&gt;https://www.justice.gov/epstein/files/DataSet%2011/EFTA02674462.abw&lt;/a&gt;</text:p>
          </table:table-cell>
        </table:table-row>
        <table:table-row table:style-name="ro1">
          <table:table-cell office:value-type="string" calcext:value-type="string">
            <text:p>&lt;a href="https://www.justice.gov/epstein/files/DataSet%2011/EFTA02674462.ppt"&gt;https://www.justice.gov/epstein/files/DataSet%2011/EFTA02674462.ppt&lt;/a&gt;</text:p>
          </table:table-cell>
        </table:table-row>
        <table:table-row table:style-name="ro1">
          <table:table-cell office:value-type="string" calcext:value-type="string">
            <text:p>&lt;a href="https://www.justice.gov/epstein/files/DataSet%2011/EFTA02674462.pptx"&gt;https://www.justice.gov/epstein/files/DataSet%2011/EFTA02674462.pptx&lt;/a&gt;</text:p>
          </table:table-cell>
        </table:table-row>
        <table:table-row table:style-name="ro1">
          <table:table-cell office:value-type="string" calcext:value-type="string">
            <text:p>&lt;a href="https://www.justice.gov/epstein/files/DataSet%2011/EFTA02674462.pptm"&gt;https://www.justice.gov/epstein/files/DataSet%2011/EFTA02674462.pptm&lt;/a&gt;</text:p>
          </table:table-cell>
        </table:table-row>
        <table:table-row table:style-name="ro1">
          <table:table-cell office:value-type="string" calcext:value-type="string">
            <text:p>&lt;a href="https://www.justice.gov/epstein/files/DataSet%2011/EFTA02674462.pps"&gt;https://www.justice.gov/epstein/files/DataSet%2011/EFTA02674462.pps&lt;/a&gt;</text:p>
          </table:table-cell>
        </table:table-row>
        <table:table-row table:style-name="ro1">
          <table:table-cell office:value-type="string" calcext:value-type="string">
            <text:p>&lt;a href="https://www.justice.gov/epstein/files/DataSet%2011/EFTA02674462.ppsx"&gt;https://www.justice.gov/epstein/files/DataSet%2011/EFTA02674462.ppsx&lt;/a&gt;</text:p>
          </table:table-cell>
        </table:table-row>
        <table:table-row table:style-name="ro1">
          <table:table-cell office:value-type="string" calcext:value-type="string">
            <text:p>&lt;a href="https://www.justice.gov/epstein/files/DataSet%2011/EFTA02674462.pot"&gt;https://www.justice.gov/epstein/files/DataSet%2011/EFTA02674462.pot&lt;/a&gt;</text:p>
          </table:table-cell>
        </table:table-row>
        <table:table-row table:style-name="ro1">
          <table:table-cell office:value-type="string" calcext:value-type="string">
            <text:p>&lt;a href="https://www.justice.gov/epstein/files/DataSet%2011/EFTA02674462.potx"&gt;https://www.justice.gov/epstein/files/DataSet%2011/EFTA02674462.potx&lt;/a&gt;</text:p>
          </table:table-cell>
        </table:table-row>
        <table:table-row table:style-name="ro1">
          <table:table-cell office:value-type="string" calcext:value-type="string">
            <text:p>&lt;a href="https://www.justice.gov/epstein/files/DataSet%2011/EFTA02674462.odp"&gt;https://www.justice.gov/epstein/files/DataSet%2011/EFTA02674462.odp&lt;/a&gt;</text:p>
          </table:table-cell>
        </table:table-row>
        <table:table-row table:style-name="ro1">
          <table:table-cell office:value-type="string" calcext:value-type="string">
            <text:p>&lt;a href="https://www.justice.gov/epstein/files/DataSet%2011/EFTA02674462.key"&gt;https://www.justice.gov/epstein/files/DataSet%2011/EFTA02674462.key&lt;/a&gt;</text:p>
          </table:table-cell>
        </table:table-row>
        <table:table-row table:style-name="ro1">
          <table:table-cell office:value-type="string" calcext:value-type="string">
            <text:p>&lt;a href="https://www.justice.gov/epstein/files/DataSet%2011/EFTA02674462.xls"&gt;https://www.justice.gov/epstein/files/DataSet%2011/EFTA02674462.xls&lt;/a&gt;</text:p>
          </table:table-cell>
        </table:table-row>
        <table:table-row table:style-name="ro1">
          <table:table-cell office:value-type="string" calcext:value-type="string">
            <text:p>&lt;a href="https://www.justice.gov/epstein/files/DataSet%2011/EFTA02674462.xlsx"&gt;https://www.justice.gov/epstein/files/DataSet%2011/EFTA02674462.xlsx&lt;/a&gt;</text:p>
          </table:table-cell>
        </table:table-row>
        <table:table-row table:style-name="ro1">
          <table:table-cell office:value-type="string" calcext:value-type="string">
            <text:p>&lt;a href="https://www.justice.gov/epstein/files/DataSet%2011/EFTA02674462.xlsm"&gt;https://www.justice.gov/epstein/files/DataSet%2011/EFTA02674462.xlsm&lt;/a&gt;</text:p>
          </table:table-cell>
        </table:table-row>
        <table:table-row table:style-name="ro1">
          <table:table-cell office:value-type="string" calcext:value-type="string">
            <text:p>&lt;a href="https://www.justice.gov/epstein/files/DataSet%2011/EFTA02674462.xlt"&gt;https://www.justice.gov/epstein/files/DataSet%2011/EFTA02674462.xlt&lt;/a&gt;</text:p>
          </table:table-cell>
        </table:table-row>
        <table:table-row table:style-name="ro1">
          <table:table-cell office:value-type="string" calcext:value-type="string">
            <text:p>&lt;a href="https://www.justice.gov/epstein/files/DataSet%2011/EFTA02674462.xltx"&gt;https://www.justice.gov/epstein/files/DataSet%2011/EFTA02674462.xltx&lt;/a&gt;</text:p>
          </table:table-cell>
        </table:table-row>
        <table:table-row table:style-name="ro1">
          <table:table-cell office:value-type="string" calcext:value-type="string">
            <text:p>&lt;a href="https://www.justice.gov/epstein/files/DataSet%2011/EFTA02674462.ods"&gt;https://www.justice.gov/epstein/files/DataSet%2011/EFTA02674462.ods&lt;/a&gt;</text:p>
          </table:table-cell>
        </table:table-row>
        <table:table-row table:style-name="ro1">
          <table:table-cell office:value-type="string" calcext:value-type="string">
            <text:p>&lt;a href="https://www.justice.gov/epstein/files/DataSet%2011/EFTA02674462.csv"&gt;https://www.justice.gov/epstein/files/DataSet%2011/EFTA02674462.csv&lt;/a&gt;</text:p>
          </table:table-cell>
        </table:table-row>
        <table:table-row table:style-name="ro1">
          <table:table-cell office:value-type="string" calcext:value-type="string">
            <text:p>&lt;a href="https://www.justice.gov/epstein/files/DataSet%2011/EFTA02674462.numbers"&gt;https://www.justice.gov/epstein/files/DataSet%2011/EFTA02674462.numbers&lt;/a&gt;</text:p>
          </table:table-cell>
        </table:table-row>
        <table:table-row table:style-name="ro1">
          <table:table-cell office:value-type="string" calcext:value-type="string">
            <text:p>&lt;a href="https://www.justice.gov/epstein/files/DataSet%2011/EFTA02674462.wks"&gt;https://www.justice.gov/epstein/files/DataSet%2011/EFTA02674462.wks&lt;/a&gt;</text:p>
          </table:table-cell>
        </table:table-row>
        <table:table-row table:style-name="ro1">
          <table:table-cell office:value-type="string" calcext:value-type="string">
            <text:p>&lt;a href="https://www.justice.gov/epstein/files/DataSet%2011/EFTA02698946.avi"&gt;https://www.justice.gov/epstein/files/DataSet%2011/EFTA02698946.avi&lt;/a&gt;</text:p>
          </table:table-cell>
        </table:table-row>
        <table:table-row table:style-name="ro1">
          <table:table-cell office:value-type="string" calcext:value-type="string">
            <text:p>&lt;a href="https://www.justice.gov/epstein/files/DataSet%2011/EFTA02698946.mp4"&gt;https://www.justice.gov/epstein/files/DataSet%2011/EFTA02698946.mp4&lt;/a&gt;</text:p>
          </table:table-cell>
        </table:table-row>
        <table:table-row table:style-name="ro1">
          <table:table-cell office:value-type="string" calcext:value-type="string">
            <text:p>&lt;a href="https://www.justice.gov/epstein/files/DataSet%2011/EFTA02698946.mkv"&gt;https://www.justice.gov/epstein/files/DataSet%2011/EFTA02698946.mkv&lt;/a&gt;</text:p>
          </table:table-cell>
        </table:table-row>
        <table:table-row table:style-name="ro1">
          <table:table-cell office:value-type="string" calcext:value-type="string">
            <text:p>&lt;a href="https://www.justice.gov/epstein/files/DataSet%2011/EFTA02698946.mov"&gt;https://www.justice.gov/epstein/files/DataSet%2011/EFTA02698946.mov&lt;/a&gt;</text:p>
          </table:table-cell>
        </table:table-row>
        <table:table-row table:style-name="ro1">
          <table:table-cell office:value-type="string" calcext:value-type="string">
            <text:p>&lt;a href="https://www.justice.gov/epstein/files/DataSet%2011/EFTA02698946.wmv"&gt;https://www.justice.gov/epstein/files/DataSet%2011/EFTA02698946.wmv&lt;/a&gt;</text:p>
          </table:table-cell>
        </table:table-row>
        <table:table-row table:style-name="ro1">
          <table:table-cell office:value-type="string" calcext:value-type="string">
            <text:p>&lt;a href="https://www.justice.gov/epstein/files/DataSet%2011/EFTA02698946.flv"&gt;https://www.justice.gov/epstein/files/DataSet%2011/EFTA02698946.flv&lt;/a&gt;</text:p>
          </table:table-cell>
        </table:table-row>
        <table:table-row table:style-name="ro1">
          <table:table-cell office:value-type="string" calcext:value-type="string">
            <text:p>&lt;a href="https://www.justice.gov/epstein/files/DataSet%2011/EFTA02698946.webm"&gt;https://www.justice.gov/epstein/files/DataSet%2011/EFTA02698946.webm&lt;/a&gt;</text:p>
          </table:table-cell>
        </table:table-row>
        <table:table-row table:style-name="ro1">
          <table:table-cell office:value-type="string" calcext:value-type="string">
            <text:p>&lt;a href="https://www.justice.gov/epstein/files/DataSet%2011/EFTA02698946.mpg"&gt;https://www.justice.gov/epstein/files/DataSet%2011/EFTA02698946.mpg&lt;/a&gt;</text:p>
          </table:table-cell>
        </table:table-row>
        <table:table-row table:style-name="ro1">
          <table:table-cell office:value-type="string" calcext:value-type="string">
            <text:p>&lt;a href="https://www.justice.gov/epstein/files/DataSet%2011/EFTA02698946.mpeg"&gt;https://www.justice.gov/epstein/files/DataSet%2011/EFTA02698946.mpeg&lt;/a&gt;</text:p>
          </table:table-cell>
        </table:table-row>
        <table:table-row table:style-name="ro1">
          <table:table-cell office:value-type="string" calcext:value-type="string">
            <text:p>&lt;a href="https://www.justice.gov/epstein/files/DataSet%2011/EFTA02698946.m4v"&gt;https://www.justice.gov/epstein/files/DataSet%2011/EFTA02698946.m4v&lt;/a&gt;</text:p>
          </table:table-cell>
        </table:table-row>
        <table:table-row table:style-name="ro1">
          <table:table-cell office:value-type="string" calcext:value-type="string">
            <text:p>&lt;a href="https://www.justice.gov/epstein/files/DataSet%2011/EFTA02698946.ogv"&gt;https://www.justice.gov/epstein/files/DataSet%2011/EFTA02698946.ogv&lt;/a&gt;</text:p>
          </table:table-cell>
        </table:table-row>
        <table:table-row table:style-name="ro1">
          <table:table-cell office:value-type="string" calcext:value-type="string">
            <text:p>&lt;a href="https://www.justice.gov/epstein/files/DataSet%2011/EFTA02698946.vob"&gt;https://www.justice.gov/epstein/files/DataSet%2011/EFTA02698946.vob&lt;/a&gt;</text:p>
          </table:table-cell>
        </table:table-row>
        <table:table-row table:style-name="ro1">
          <table:table-cell office:value-type="string" calcext:value-type="string">
            <text:p>&lt;a href="https://www.justice.gov/epstein/files/DataSet%2011/EFTA02698946.3gp"&gt;https://www.justice.gov/epstein/files/DataSet%2011/EFTA02698946.3gp&lt;/a&gt;</text:p>
          </table:table-cell>
        </table:table-row>
        <table:table-row table:style-name="ro1">
          <table:table-cell office:value-type="string" calcext:value-type="string">
            <text:p>&lt;a href="https://www.justice.gov/epstein/files/DataSet%2011/EFTA02698946.ts"&gt;https://www.justice.gov/epstein/files/DataSet%2011/EFTA02698946.ts&lt;/a&gt;</text:p>
          </table:table-cell>
        </table:table-row>
        <table:table-row table:style-name="ro1">
          <table:table-cell office:value-type="string" calcext:value-type="string">
            <text:p>&lt;a href="https://www.justice.gov/epstein/files/DataSet%2011/EFTA02698946.rm"&gt;https://www.justice.gov/epstein/files/DataSet%2011/EFTA02698946.rm&lt;/a&gt;</text:p>
          </table:table-cell>
        </table:table-row>
        <table:table-row table:style-name="ro1">
          <table:table-cell office:value-type="string" calcext:value-type="string">
            <text:p>&lt;a href="https://www.justice.gov/epstein/files/DataSet%2011/EFTA02698946.asf"&gt;https://www.justice.gov/epstein/files/DataSet%2011/EFTA02698946.asf&lt;/a&gt;</text:p>
          </table:table-cell>
        </table:table-row>
        <table:table-row table:style-name="ro1">
          <table:table-cell office:value-type="string" calcext:value-type="string">
            <text:p>&lt;a href="https://www.justice.gov/epstein/files/DataSet%2011/EFTA02698946.mp3"&gt;https://www.justice.gov/epstein/files/DataSet%2011/EFTA02698946.mp3&lt;/a&gt;</text:p>
          </table:table-cell>
        </table:table-row>
        <table:table-row table:style-name="ro1">
          <table:table-cell office:value-type="string" calcext:value-type="string">
            <text:p>&lt;a href="https://www.justice.gov/epstein/files/DataSet%2011/EFTA02698946.wav"&gt;https://www.justice.gov/epstein/files/DataSet%2011/EFTA02698946.wav&lt;/a&gt;</text:p>
          </table:table-cell>
        </table:table-row>
        <table:table-row table:style-name="ro1">
          <table:table-cell office:value-type="string" calcext:value-type="string">
            <text:p>&lt;a href="https://www.justice.gov/epstein/files/DataSet%2011/EFTA02698946.aac"&gt;https://www.justice.gov/epstein/files/DataSet%2011/EFTA02698946.aac&lt;/a&gt;</text:p>
          </table:table-cell>
        </table:table-row>
        <table:table-row table:style-name="ro1">
          <table:table-cell office:value-type="string" calcext:value-type="string">
            <text:p>&lt;a href="https://www.justice.gov/epstein/files/DataSet%2011/EFTA02698946.m4a"&gt;https://www.justice.gov/epstein/files/DataSet%2011/EFTA02698946.m4a&lt;/a&gt;</text:p>
          </table:table-cell>
        </table:table-row>
        <table:table-row table:style-name="ro1">
          <table:table-cell office:value-type="string" calcext:value-type="string">
            <text:p>&lt;a href="https://www.justice.gov/epstein/files/DataSet%2011/EFTA02698946.wma"&gt;https://www.justice.gov/epstein/files/DataSet%2011/EFTA02698946.wma&lt;/a&gt;</text:p>
          </table:table-cell>
        </table:table-row>
        <table:table-row table:style-name="ro1">
          <table:table-cell office:value-type="string" calcext:value-type="string">
            <text:p>&lt;a href="https://www.justice.gov/epstein/files/DataSet%2011/EFTA02698946.ogg"&gt;https://www.justice.gov/epstein/files/DataSet%2011/EFTA02698946.ogg&lt;/a&gt;</text:p>
          </table:table-cell>
        </table:table-row>
        <table:table-row table:style-name="ro1">
          <table:table-cell office:value-type="string" calcext:value-type="string">
            <text:p>&lt;a href="https://www.justice.gov/epstein/files/DataSet%2011/EFTA02698946.flac"&gt;https://www.justice.gov/epstein/files/DataSet%2011/EFTA02698946.flac&lt;/a&gt;</text:p>
          </table:table-cell>
        </table:table-row>
        <table:table-row table:style-name="ro1">
          <table:table-cell office:value-type="string" calcext:value-type="string">
            <text:p>&lt;a href="https://www.justice.gov/epstein/files/DataSet%2011/EFTA02698946.aiff"&gt;https://www.justice.gov/epstein/files/DataSet%2011/EFTA02698946.aiff&lt;/a&gt;</text:p>
          </table:table-cell>
        </table:table-row>
        <table:table-row table:style-name="ro1">
          <table:table-cell office:value-type="string" calcext:value-type="string">
            <text:p>&lt;a href="https://www.justice.gov/epstein/files/DataSet%2011/EFTA02698946.mid"&gt;https://www.justice.gov/epstein/files/DataSet%2011/EFTA02698946.mid&lt;/a&gt;</text:p>
          </table:table-cell>
        </table:table-row>
        <table:table-row table:style-name="ro1">
          <table:table-cell office:value-type="string" calcext:value-type="string">
            <text:p>&lt;a href="https://www.justice.gov/epstein/files/DataSet%2011/EFTA02698946.midi"&gt;https://www.justice.gov/epstein/files/DataSet%2011/EFTA02698946.midi&lt;/a&gt;</text:p>
          </table:table-cell>
        </table:table-row>
        <table:table-row table:style-name="ro1">
          <table:table-cell office:value-type="string" calcext:value-type="string">
            <text:p>&lt;a href="https://www.justice.gov/epstein/files/DataSet%2011/EFTA02698946.amr"&gt;https://www.justice.gov/epstein/files/DataSet%2011/EFTA02698946.amr&lt;/a&gt;</text:p>
          </table:table-cell>
        </table:table-row>
        <table:table-row table:style-name="ro1">
          <table:table-cell office:value-type="string" calcext:value-type="string">
            <text:p>&lt;a href="https://www.justice.gov/epstein/files/DataSet%2011/EFTA02698946.ra"&gt;https://www.justice.gov/epstein/files/DataSet%2011/EFTA02698946.ra&lt;/a&gt;</text:p>
          </table:table-cell>
        </table:table-row>
        <table:table-row table:style-name="ro1">
          <table:table-cell office:value-type="string" calcext:value-type="string">
            <text:p>&lt;a href="https://www.justice.gov/epstein/files/DataSet%2011/EFTA02698946.opus"&gt;https://www.justice.gov/epstein/files/DataSet%2011/EFTA02698946.opus&lt;/a&gt;</text:p>
          </table:table-cell>
        </table:table-row>
        <table:table-row table:style-name="ro1">
          <table:table-cell office:value-type="string" calcext:value-type="string">
            <text:p>&lt;a href="https://www.justice.gov/epstein/files/DataSet%2011/EFTA02698946.jpg"&gt;https://www.justice.gov/epstein/files/DataSet%2011/EFTA02698946.jpg&lt;/a&gt;</text:p>
          </table:table-cell>
        </table:table-row>
        <table:table-row table:style-name="ro1">
          <table:table-cell office:value-type="string" calcext:value-type="string">
            <text:p>&lt;a href="https://www.justice.gov/epstein/files/DataSet%2011/EFTA02698946.jpeg"&gt;https://www.justice.gov/epstein/files/DataSet%2011/EFTA02698946.jpeg&lt;/a&gt;</text:p>
          </table:table-cell>
        </table:table-row>
        <table:table-row table:style-name="ro1">
          <table:table-cell office:value-type="string" calcext:value-type="string">
            <text:p>&lt;a href="https://www.justice.gov/epstein/files/DataSet%2011/EFTA02698946.png"&gt;https://www.justice.gov/epstein/files/DataSet%2011/EFTA02698946.png&lt;/a&gt;</text:p>
          </table:table-cell>
        </table:table-row>
        <table:table-row table:style-name="ro1">
          <table:table-cell office:value-type="string" calcext:value-type="string">
            <text:p>&lt;a href="https://www.justice.gov/epstein/files/DataSet%2011/EFTA02698946.gif"&gt;https://www.justice.gov/epstein/files/DataSet%2011/EFTA02698946.gif&lt;/a&gt;</text:p>
          </table:table-cell>
        </table:table-row>
        <table:table-row table:style-name="ro1">
          <table:table-cell office:value-type="string" calcext:value-type="string">
            <text:p>&lt;a href="https://www.justice.gov/epstein/files/DataSet%2011/EFTA02698946.bmp"&gt;https://www.justice.gov/epstein/files/DataSet%2011/EFTA02698946.bmp&lt;/a&gt;</text:p>
          </table:table-cell>
        </table:table-row>
        <table:table-row table:style-name="ro1">
          <table:table-cell office:value-type="string" calcext:value-type="string">
            <text:p>&lt;a href="https://www.justice.gov/epstein/files/DataSet%2011/EFTA02698946.tif"&gt;https://www.justice.gov/epstein/files/DataSet%2011/EFTA02698946.tif&lt;/a&gt;</text:p>
          </table:table-cell>
        </table:table-row>
        <table:table-row table:style-name="ro1">
          <table:table-cell office:value-type="string" calcext:value-type="string">
            <text:p>&lt;a href="https://www.justice.gov/epstein/files/DataSet%2011/EFTA02698946.tiff"&gt;https://www.justice.gov/epstein/files/DataSet%2011/EFTA02698946.tiff&lt;/a&gt;</text:p>
          </table:table-cell>
        </table:table-row>
        <table:table-row table:style-name="ro1">
          <table:table-cell office:value-type="string" calcext:value-type="string">
            <text:p>&lt;a href="https://www.justice.gov/epstein/files/DataSet%2011/EFTA02698946.webp"&gt;https://www.justice.gov/epstein/files/DataSet%2011/EFTA02698946.webp&lt;/a&gt;</text:p>
          </table:table-cell>
        </table:table-row>
        <table:table-row table:style-name="ro1">
          <table:table-cell office:value-type="string" calcext:value-type="string">
            <text:p>&lt;a href="https://www.justice.gov/epstein/files/DataSet%2011/EFTA02698946.heic"&gt;https://www.justice.gov/epstein/files/DataSet%2011/EFTA02698946.heic&lt;/a&gt;</text:p>
          </table:table-cell>
        </table:table-row>
        <table:table-row table:style-name="ro1">
          <table:table-cell office:value-type="string" calcext:value-type="string">
            <text:p>&lt;a href="https://www.justice.gov/epstein/files/DataSet%2011/EFTA02698946.heif"&gt;https://www.justice.gov/epstein/files/DataSet%2011/EFTA02698946.heif&lt;/a&gt;</text:p>
          </table:table-cell>
        </table:table-row>
        <table:table-row table:style-name="ro1">
          <table:table-cell office:value-type="string" calcext:value-type="string">
            <text:p>&lt;a href="https://www.justice.gov/epstein/files/DataSet%2011/EFTA02698946.psd"&gt;https://www.justice.gov/epstein/files/DataSet%2011/EFTA02698946.psd&lt;/a&gt;</text:p>
          </table:table-cell>
        </table:table-row>
        <table:table-row table:style-name="ro1">
          <table:table-cell office:value-type="string" calcext:value-type="string">
            <text:p>&lt;a href="https://www.justice.gov/epstein/files/DataSet%2011/EFTA02698946.eps"&gt;https://www.justice.gov/epstein/files/DataSet%2011/EFTA02698946.eps&lt;/a&gt;</text:p>
          </table:table-cell>
        </table:table-row>
        <table:table-row table:style-name="ro1">
          <table:table-cell office:value-type="string" calcext:value-type="string">
            <text:p>&lt;a href="https://www.justice.gov/epstein/files/DataSet%2011/EFTA02698946.raw"&gt;https://www.justice.gov/epstein/files/DataSet%2011/EFTA02698946.raw&lt;/a&gt;</text:p>
          </table:table-cell>
        </table:table-row>
        <table:table-row table:style-name="ro1">
          <table:table-cell office:value-type="string" calcext:value-type="string">
            <text:p>&lt;a href="https://www.justice.gov/epstein/files/DataSet%2011/EFTA02698946.svg"&gt;https://www.justice.gov/epstein/files/DataSet%2011/EFTA02698946.svg&lt;/a&gt;</text:p>
          </table:table-cell>
        </table:table-row>
        <table:table-row table:style-name="ro1">
          <table:table-cell office:value-type="string" calcext:value-type="string">
            <text:p>&lt;a href="https://www.justice.gov/epstein/files/DataSet%2011/EFTA02698946.pcx"&gt;https://www.justice.gov/epstein/files/DataSet%2011/EFTA02698946.pcx&lt;/a&gt;</text:p>
          </table:table-cell>
        </table:table-row>
        <table:table-row table:style-name="ro1">
          <table:table-cell office:value-type="string" calcext:value-type="string">
            <text:p>&lt;a href="https://www.justice.gov/epstein/files/DataSet%2011/EFTA02698946.doc"&gt;https://www.justice.gov/epstein/files/DataSet%2011/EFTA02698946.doc&lt;/a&gt;</text:p>
          </table:table-cell>
        </table:table-row>
        <table:table-row table:style-name="ro1">
          <table:table-cell office:value-type="string" calcext:value-type="string">
            <text:p>&lt;a href="https://www.justice.gov/epstein/files/DataSet%2011/EFTA02698946.docx"&gt;https://www.justice.gov/epstein/files/DataSet%2011/EFTA02698946.docx&lt;/a&gt;</text:p>
          </table:table-cell>
        </table:table-row>
        <table:table-row table:style-name="ro1">
          <table:table-cell office:value-type="string" calcext:value-type="string">
            <text:p>&lt;a href="https://www.justice.gov/epstein/files/DataSet%2011/EFTA02698946.docm"&gt;https://www.justice.gov/epstein/files/DataSet%2011/EFTA02698946.docm&lt;/a&gt;</text:p>
          </table:table-cell>
        </table:table-row>
        <table:table-row table:style-name="ro1">
          <table:table-cell office:value-type="string" calcext:value-type="string">
            <text:p>&lt;a href="https://www.justice.gov/epstein/files/DataSet%2011/EFTA02698946.rtf"&gt;https://www.justice.gov/epstein/files/DataSet%2011/EFTA02698946.rtf&lt;/a&gt;</text:p>
          </table:table-cell>
        </table:table-row>
        <table:table-row table:style-name="ro1">
          <table:table-cell office:value-type="string" calcext:value-type="string">
            <text:p>&lt;a href="https://www.justice.gov/epstein/files/DataSet%2011/EFTA02698946.odt"&gt;https://www.justice.gov/epstein/files/DataSet%2011/EFTA02698946.odt&lt;/a&gt;</text:p>
          </table:table-cell>
        </table:table-row>
        <table:table-row table:style-name="ro1">
          <table:table-cell office:value-type="string" calcext:value-type="string">
            <text:p>&lt;a href="https://www.justice.gov/epstein/files/DataSet%2011/EFTA02698946.txt"&gt;https://www.justice.gov/epstein/files/DataSet%2011/EFTA02698946.txt&lt;/a&gt;</text:p>
          </table:table-cell>
        </table:table-row>
        <table:table-row table:style-name="ro1">
          <table:table-cell office:value-type="string" calcext:value-type="string">
            <text:p>&lt;a href="https://www.justice.gov/epstein/files/DataSet%2011/EFTA02698946.wps"&gt;https://www.justice.gov/epstein/files/DataSet%2011/EFTA02698946.wps&lt;/a&gt;</text:p>
          </table:table-cell>
        </table:table-row>
        <table:table-row table:style-name="ro1">
          <table:table-cell office:value-type="string" calcext:value-type="string">
            <text:p>&lt;a href="https://www.justice.gov/epstein/files/DataSet%2011/EFTA02698946.dot"&gt;https://www.justice.gov/epstein/files/DataSet%2011/EFTA02698946.dot&lt;/a&gt;</text:p>
          </table:table-cell>
        </table:table-row>
        <table:table-row table:style-name="ro1">
          <table:table-cell office:value-type="string" calcext:value-type="string">
            <text:p>&lt;a href="https://www.justice.gov/epstein/files/DataSet%2011/EFTA02698946.dotx"&gt;https://www.justice.gov/epstein/files/DataSet%2011/EFTA02698946.dotx&lt;/a&gt;</text:p>
          </table:table-cell>
        </table:table-row>
        <table:table-row table:style-name="ro1">
          <table:table-cell office:value-type="string" calcext:value-type="string">
            <text:p>&lt;a href="https://www.justice.gov/epstein/files/DataSet%2011/EFTA02698946.abw"&gt;https://www.justice.gov/epstein/files/DataSet%2011/EFTA02698946.abw&lt;/a&gt;</text:p>
          </table:table-cell>
        </table:table-row>
        <table:table-row table:style-name="ro1">
          <table:table-cell office:value-type="string" calcext:value-type="string">
            <text:p>&lt;a href="https://www.justice.gov/epstein/files/DataSet%2011/EFTA02698946.ppt"&gt;https://www.justice.gov/epstein/files/DataSet%2011/EFTA02698946.ppt&lt;/a&gt;</text:p>
          </table:table-cell>
        </table:table-row>
        <table:table-row table:style-name="ro1">
          <table:table-cell office:value-type="string" calcext:value-type="string">
            <text:p>&lt;a href="https://www.justice.gov/epstein/files/DataSet%2011/EFTA02698946.pptx"&gt;https://www.justice.gov/epstein/files/DataSet%2011/EFTA02698946.pptx&lt;/a&gt;</text:p>
          </table:table-cell>
        </table:table-row>
        <table:table-row table:style-name="ro1">
          <table:table-cell office:value-type="string" calcext:value-type="string">
            <text:p>&lt;a href="https://www.justice.gov/epstein/files/DataSet%2011/EFTA02698946.pptm"&gt;https://www.justice.gov/epstein/files/DataSet%2011/EFTA02698946.pptm&lt;/a&gt;</text:p>
          </table:table-cell>
        </table:table-row>
        <table:table-row table:style-name="ro1">
          <table:table-cell office:value-type="string" calcext:value-type="string">
            <text:p>&lt;a href="https://www.justice.gov/epstein/files/DataSet%2011/EFTA02698946.pps"&gt;https://www.justice.gov/epstein/files/DataSet%2011/EFTA02698946.pps&lt;/a&gt;</text:p>
          </table:table-cell>
        </table:table-row>
        <table:table-row table:style-name="ro1">
          <table:table-cell office:value-type="string" calcext:value-type="string">
            <text:p>&lt;a href="https://www.justice.gov/epstein/files/DataSet%2011/EFTA02698946.ppsx"&gt;https://www.justice.gov/epstein/files/DataSet%2011/EFTA02698946.ppsx&lt;/a&gt;</text:p>
          </table:table-cell>
        </table:table-row>
        <table:table-row table:style-name="ro1">
          <table:table-cell office:value-type="string" calcext:value-type="string">
            <text:p>&lt;a href="https://www.justice.gov/epstein/files/DataSet%2011/EFTA02698946.pot"&gt;https://www.justice.gov/epstein/files/DataSet%2011/EFTA02698946.pot&lt;/a&gt;</text:p>
          </table:table-cell>
        </table:table-row>
        <table:table-row table:style-name="ro1">
          <table:table-cell office:value-type="string" calcext:value-type="string">
            <text:p>&lt;a href="https://www.justice.gov/epstein/files/DataSet%2011/EFTA02698946.potx"&gt;https://www.justice.gov/epstein/files/DataSet%2011/EFTA02698946.potx&lt;/a&gt;</text:p>
          </table:table-cell>
        </table:table-row>
        <table:table-row table:style-name="ro1">
          <table:table-cell office:value-type="string" calcext:value-type="string">
            <text:p>&lt;a href="https://www.justice.gov/epstein/files/DataSet%2011/EFTA02698946.odp"&gt;https://www.justice.gov/epstein/files/DataSet%2011/EFTA02698946.odp&lt;/a&gt;</text:p>
          </table:table-cell>
        </table:table-row>
        <table:table-row table:style-name="ro1">
          <table:table-cell office:value-type="string" calcext:value-type="string">
            <text:p>&lt;a href="https://www.justice.gov/epstein/files/DataSet%2011/EFTA02698946.key"&gt;https://www.justice.gov/epstein/files/DataSet%2011/EFTA02698946.key&lt;/a&gt;</text:p>
          </table:table-cell>
        </table:table-row>
        <table:table-row table:style-name="ro1">
          <table:table-cell office:value-type="string" calcext:value-type="string">
            <text:p>&lt;a href="https://www.justice.gov/epstein/files/DataSet%2011/EFTA02698946.xls"&gt;https://www.justice.gov/epstein/files/DataSet%2011/EFTA02698946.xls&lt;/a&gt;</text:p>
          </table:table-cell>
        </table:table-row>
        <table:table-row table:style-name="ro1">
          <table:table-cell office:value-type="string" calcext:value-type="string">
            <text:p>&lt;a href="https://www.justice.gov/epstein/files/DataSet%2011/EFTA02698946.xlsx"&gt;https://www.justice.gov/epstein/files/DataSet%2011/EFTA02698946.xlsx&lt;/a&gt;</text:p>
          </table:table-cell>
        </table:table-row>
        <table:table-row table:style-name="ro1">
          <table:table-cell office:value-type="string" calcext:value-type="string">
            <text:p>&lt;a href="https://www.justice.gov/epstein/files/DataSet%2011/EFTA02698946.xlsm"&gt;https://www.justice.gov/epstein/files/DataSet%2011/EFTA02698946.xlsm&lt;/a&gt;</text:p>
          </table:table-cell>
        </table:table-row>
        <table:table-row table:style-name="ro1">
          <table:table-cell office:value-type="string" calcext:value-type="string">
            <text:p>&lt;a href="https://www.justice.gov/epstein/files/DataSet%2011/EFTA02698946.xlt"&gt;https://www.justice.gov/epstein/files/DataSet%2011/EFTA02698946.xlt&lt;/a&gt;</text:p>
          </table:table-cell>
        </table:table-row>
        <table:table-row table:style-name="ro1">
          <table:table-cell office:value-type="string" calcext:value-type="string">
            <text:p>&lt;a href="https://www.justice.gov/epstein/files/DataSet%2011/EFTA02698946.xltx"&gt;https://www.justice.gov/epstein/files/DataSet%2011/EFTA02698946.xltx&lt;/a&gt;</text:p>
          </table:table-cell>
        </table:table-row>
        <table:table-row table:style-name="ro1">
          <table:table-cell office:value-type="string" calcext:value-type="string">
            <text:p>&lt;a href="https://www.justice.gov/epstein/files/DataSet%2011/EFTA02698946.ods"&gt;https://www.justice.gov/epstein/files/DataSet%2011/EFTA02698946.ods&lt;/a&gt;</text:p>
          </table:table-cell>
        </table:table-row>
        <table:table-row table:style-name="ro1">
          <table:table-cell office:value-type="string" calcext:value-type="string">
            <text:p>&lt;a href="https://www.justice.gov/epstein/files/DataSet%2011/EFTA02698946.csv"&gt;https://www.justice.gov/epstein/files/DataSet%2011/EFTA02698946.csv&lt;/a&gt;</text:p>
          </table:table-cell>
        </table:table-row>
        <table:table-row table:style-name="ro1">
          <table:table-cell office:value-type="string" calcext:value-type="string">
            <text:p>&lt;a href="https://www.justice.gov/epstein/files/DataSet%2011/EFTA02698946.numbers"&gt;https://www.justice.gov/epstein/files/DataSet%2011/EFTA02698946.numbers&lt;/a&gt;</text:p>
          </table:table-cell>
        </table:table-row>
        <table:table-row table:style-name="ro1">
          <table:table-cell office:value-type="string" calcext:value-type="string">
            <text:p>&lt;a href="https://www.justice.gov/epstein/files/DataSet%2011/EFTA02698946.wks"&gt;https://www.justice.gov/epstein/files/DataSet%2011/EFTA02698946.wks&lt;/a&gt;</text:p>
          </table:table-cell>
        </table:table-row>
        <table:table-row table:style-name="ro1">
          <table:table-cell office:value-type="string" calcext:value-type="string">
            <text:p>&lt;a href="https://www.justice.gov/epstein/files/DataSet%2011/EFTA02713876.avi"&gt;https://www.justice.gov/epstein/files/DataSet%2011/EFTA02713876.avi&lt;/a&gt;</text:p>
          </table:table-cell>
        </table:table-row>
        <table:table-row table:style-name="ro1">
          <table:table-cell office:value-type="string" calcext:value-type="string">
            <text:p>&lt;a href="https://www.justice.gov/epstein/files/DataSet%2011/EFTA02713876.mp4"&gt;https://www.justice.gov/epstein/files/DataSet%2011/EFTA02713876.mp4&lt;/a&gt;</text:p>
          </table:table-cell>
        </table:table-row>
        <table:table-row table:style-name="ro1">
          <table:table-cell office:value-type="string" calcext:value-type="string">
            <text:p>&lt;a href="https://www.justice.gov/epstein/files/DataSet%2011/EFTA02713876.mkv"&gt;https://www.justice.gov/epstein/files/DataSet%2011/EFTA02713876.mkv&lt;/a&gt;</text:p>
          </table:table-cell>
        </table:table-row>
        <table:table-row table:style-name="ro1">
          <table:table-cell office:value-type="string" calcext:value-type="string">
            <text:p>&lt;a href="https://www.justice.gov/epstein/files/DataSet%2011/EFTA02713876.mov"&gt;https://www.justice.gov/epstein/files/DataSet%2011/EFTA02713876.mov&lt;/a&gt;</text:p>
          </table:table-cell>
        </table:table-row>
        <table:table-row table:style-name="ro1">
          <table:table-cell office:value-type="string" calcext:value-type="string">
            <text:p>&lt;a href="https://www.justice.gov/epstein/files/DataSet%2011/EFTA02713876.wmv"&gt;https://www.justice.gov/epstein/files/DataSet%2011/EFTA02713876.wmv&lt;/a&gt;</text:p>
          </table:table-cell>
        </table:table-row>
        <table:table-row table:style-name="ro1">
          <table:table-cell office:value-type="string" calcext:value-type="string">
            <text:p>&lt;a href="https://www.justice.gov/epstein/files/DataSet%2011/EFTA02713876.flv"&gt;https://www.justice.gov/epstein/files/DataSet%2011/EFTA02713876.flv&lt;/a&gt;</text:p>
          </table:table-cell>
        </table:table-row>
        <table:table-row table:style-name="ro1">
          <table:table-cell office:value-type="string" calcext:value-type="string">
            <text:p>&lt;a href="https://www.justice.gov/epstein/files/DataSet%2011/EFTA02713876.webm"&gt;https://www.justice.gov/epstein/files/DataSet%2011/EFTA02713876.webm&lt;/a&gt;</text:p>
          </table:table-cell>
        </table:table-row>
        <table:table-row table:style-name="ro1">
          <table:table-cell office:value-type="string" calcext:value-type="string">
            <text:p>&lt;a href="https://www.justice.gov/epstein/files/DataSet%2011/EFTA02713876.mpg"&gt;https://www.justice.gov/epstein/files/DataSet%2011/EFTA02713876.mpg&lt;/a&gt;</text:p>
          </table:table-cell>
        </table:table-row>
        <table:table-row table:style-name="ro1">
          <table:table-cell office:value-type="string" calcext:value-type="string">
            <text:p>&lt;a href="https://www.justice.gov/epstein/files/DataSet%2011/EFTA02713876.mpeg"&gt;https://www.justice.gov/epstein/files/DataSet%2011/EFTA02713876.mpeg&lt;/a&gt;</text:p>
          </table:table-cell>
        </table:table-row>
        <table:table-row table:style-name="ro1">
          <table:table-cell office:value-type="string" calcext:value-type="string">
            <text:p>&lt;a href="https://www.justice.gov/epstein/files/DataSet%2011/EFTA02713876.m4v"&gt;https://www.justice.gov/epstein/files/DataSet%2011/EFTA02713876.m4v&lt;/a&gt;</text:p>
          </table:table-cell>
        </table:table-row>
        <table:table-row table:style-name="ro1">
          <table:table-cell office:value-type="string" calcext:value-type="string">
            <text:p>&lt;a href="https://www.justice.gov/epstein/files/DataSet%2011/EFTA02713876.ogv"&gt;https://www.justice.gov/epstein/files/DataSet%2011/EFTA02713876.ogv&lt;/a&gt;</text:p>
          </table:table-cell>
        </table:table-row>
        <table:table-row table:style-name="ro1">
          <table:table-cell office:value-type="string" calcext:value-type="string">
            <text:p>&lt;a href="https://www.justice.gov/epstein/files/DataSet%2011/EFTA02713876.vob"&gt;https://www.justice.gov/epstein/files/DataSet%2011/EFTA02713876.vob&lt;/a&gt;</text:p>
          </table:table-cell>
        </table:table-row>
        <table:table-row table:style-name="ro1">
          <table:table-cell office:value-type="string" calcext:value-type="string">
            <text:p>&lt;a href="https://www.justice.gov/epstein/files/DataSet%2011/EFTA02713876.3gp"&gt;https://www.justice.gov/epstein/files/DataSet%2011/EFTA02713876.3gp&lt;/a&gt;</text:p>
          </table:table-cell>
        </table:table-row>
        <table:table-row table:style-name="ro1">
          <table:table-cell office:value-type="string" calcext:value-type="string">
            <text:p>&lt;a href="https://www.justice.gov/epstein/files/DataSet%2011/EFTA02713876.ts"&gt;https://www.justice.gov/epstein/files/DataSet%2011/EFTA02713876.ts&lt;/a&gt;</text:p>
          </table:table-cell>
        </table:table-row>
        <table:table-row table:style-name="ro1">
          <table:table-cell office:value-type="string" calcext:value-type="string">
            <text:p>&lt;a href="https://www.justice.gov/epstein/files/DataSet%2011/EFTA02713876.rm"&gt;https://www.justice.gov/epstein/files/DataSet%2011/EFTA02713876.rm&lt;/a&gt;</text:p>
          </table:table-cell>
        </table:table-row>
        <table:table-row table:style-name="ro1">
          <table:table-cell office:value-type="string" calcext:value-type="string">
            <text:p>&lt;a href="https://www.justice.gov/epstein/files/DataSet%2011/EFTA02713876.asf"&gt;https://www.justice.gov/epstein/files/DataSet%2011/EFTA02713876.asf&lt;/a&gt;</text:p>
          </table:table-cell>
        </table:table-row>
        <table:table-row table:style-name="ro1">
          <table:table-cell office:value-type="string" calcext:value-type="string">
            <text:p>&lt;a href="https://www.justice.gov/epstein/files/DataSet%2011/EFTA02713876.mp3"&gt;https://www.justice.gov/epstein/files/DataSet%2011/EFTA02713876.mp3&lt;/a&gt;</text:p>
          </table:table-cell>
        </table:table-row>
        <table:table-row table:style-name="ro1">
          <table:table-cell office:value-type="string" calcext:value-type="string">
            <text:p>&lt;a href="https://www.justice.gov/epstein/files/DataSet%2011/EFTA02713876.wav"&gt;https://www.justice.gov/epstein/files/DataSet%2011/EFTA02713876.wav&lt;/a&gt;</text:p>
          </table:table-cell>
        </table:table-row>
        <table:table-row table:style-name="ro1">
          <table:table-cell office:value-type="string" calcext:value-type="string">
            <text:p>&lt;a href="https://www.justice.gov/epstein/files/DataSet%2011/EFTA02713876.aac"&gt;https://www.justice.gov/epstein/files/DataSet%2011/EFTA02713876.aac&lt;/a&gt;</text:p>
          </table:table-cell>
        </table:table-row>
        <table:table-row table:style-name="ro1">
          <table:table-cell office:value-type="string" calcext:value-type="string">
            <text:p>&lt;a href="https://www.justice.gov/epstein/files/DataSet%2011/EFTA02713876.m4a"&gt;https://www.justice.gov/epstein/files/DataSet%2011/EFTA02713876.m4a&lt;/a&gt;</text:p>
          </table:table-cell>
        </table:table-row>
        <table:table-row table:style-name="ro1">
          <table:table-cell office:value-type="string" calcext:value-type="string">
            <text:p>&lt;a href="https://www.justice.gov/epstein/files/DataSet%2011/EFTA02713876.wma"&gt;https://www.justice.gov/epstein/files/DataSet%2011/EFTA02713876.wma&lt;/a&gt;</text:p>
          </table:table-cell>
        </table:table-row>
        <table:table-row table:style-name="ro1">
          <table:table-cell office:value-type="string" calcext:value-type="string">
            <text:p>&lt;a href="https://www.justice.gov/epstein/files/DataSet%2011/EFTA02713876.ogg"&gt;https://www.justice.gov/epstein/files/DataSet%2011/EFTA02713876.ogg&lt;/a&gt;</text:p>
          </table:table-cell>
        </table:table-row>
        <table:table-row table:style-name="ro1">
          <table:table-cell office:value-type="string" calcext:value-type="string">
            <text:p>&lt;a href="https://www.justice.gov/epstein/files/DataSet%2011/EFTA02713876.flac"&gt;https://www.justice.gov/epstein/files/DataSet%2011/EFTA02713876.flac&lt;/a&gt;</text:p>
          </table:table-cell>
        </table:table-row>
        <table:table-row table:style-name="ro1">
          <table:table-cell office:value-type="string" calcext:value-type="string">
            <text:p>&lt;a href="https://www.justice.gov/epstein/files/DataSet%2011/EFTA02713876.aiff"&gt;https://www.justice.gov/epstein/files/DataSet%2011/EFTA02713876.aiff&lt;/a&gt;</text:p>
          </table:table-cell>
        </table:table-row>
        <table:table-row table:style-name="ro1">
          <table:table-cell office:value-type="string" calcext:value-type="string">
            <text:p>&lt;a href="https://www.justice.gov/epstein/files/DataSet%2011/EFTA02713876.mid"&gt;https://www.justice.gov/epstein/files/DataSet%2011/EFTA02713876.mid&lt;/a&gt;</text:p>
          </table:table-cell>
        </table:table-row>
        <table:table-row table:style-name="ro1">
          <table:table-cell office:value-type="string" calcext:value-type="string">
            <text:p>&lt;a href="https://www.justice.gov/epstein/files/DataSet%2011/EFTA02713876.midi"&gt;https://www.justice.gov/epstein/files/DataSet%2011/EFTA02713876.midi&lt;/a&gt;</text:p>
          </table:table-cell>
        </table:table-row>
        <table:table-row table:style-name="ro1">
          <table:table-cell office:value-type="string" calcext:value-type="string">
            <text:p>&lt;a href="https://www.justice.gov/epstein/files/DataSet%2011/EFTA02713876.amr"&gt;https://www.justice.gov/epstein/files/DataSet%2011/EFTA02713876.amr&lt;/a&gt;</text:p>
          </table:table-cell>
        </table:table-row>
        <table:table-row table:style-name="ro1">
          <table:table-cell office:value-type="string" calcext:value-type="string">
            <text:p>&lt;a href="https://www.justice.gov/epstein/files/DataSet%2011/EFTA02713876.ra"&gt;https://www.justice.gov/epstein/files/DataSet%2011/EFTA02713876.ra&lt;/a&gt;</text:p>
          </table:table-cell>
        </table:table-row>
        <table:table-row table:style-name="ro1">
          <table:table-cell office:value-type="string" calcext:value-type="string">
            <text:p>&lt;a href="https://www.justice.gov/epstein/files/DataSet%2011/EFTA02713876.opus"&gt;https://www.justice.gov/epstein/files/DataSet%2011/EFTA02713876.opus&lt;/a&gt;</text:p>
          </table:table-cell>
        </table:table-row>
        <table:table-row table:style-name="ro1">
          <table:table-cell office:value-type="string" calcext:value-type="string">
            <text:p>&lt;a href="https://www.justice.gov/epstein/files/DataSet%2011/EFTA02713876.jpg"&gt;https://www.justice.gov/epstein/files/DataSet%2011/EFTA02713876.jpg&lt;/a&gt;</text:p>
          </table:table-cell>
        </table:table-row>
        <table:table-row table:style-name="ro1">
          <table:table-cell office:value-type="string" calcext:value-type="string">
            <text:p>&lt;a href="https://www.justice.gov/epstein/files/DataSet%2011/EFTA02713876.jpeg"&gt;https://www.justice.gov/epstein/files/DataSet%2011/EFTA02713876.jpeg&lt;/a&gt;</text:p>
          </table:table-cell>
        </table:table-row>
        <table:table-row table:style-name="ro1">
          <table:table-cell office:value-type="string" calcext:value-type="string">
            <text:p>&lt;a href="https://www.justice.gov/epstein/files/DataSet%2011/EFTA02713876.png"&gt;https://www.justice.gov/epstein/files/DataSet%2011/EFTA02713876.png&lt;/a&gt;</text:p>
          </table:table-cell>
        </table:table-row>
        <table:table-row table:style-name="ro1">
          <table:table-cell office:value-type="string" calcext:value-type="string">
            <text:p>&lt;a href="https://www.justice.gov/epstein/files/DataSet%2011/EFTA02713876.gif"&gt;https://www.justice.gov/epstein/files/DataSet%2011/EFTA02713876.gif&lt;/a&gt;</text:p>
          </table:table-cell>
        </table:table-row>
        <table:table-row table:style-name="ro1">
          <table:table-cell office:value-type="string" calcext:value-type="string">
            <text:p>&lt;a href="https://www.justice.gov/epstein/files/DataSet%2011/EFTA02713876.bmp"&gt;https://www.justice.gov/epstein/files/DataSet%2011/EFTA02713876.bmp&lt;/a&gt;</text:p>
          </table:table-cell>
        </table:table-row>
        <table:table-row table:style-name="ro1">
          <table:table-cell office:value-type="string" calcext:value-type="string">
            <text:p>&lt;a href="https://www.justice.gov/epstein/files/DataSet%2011/EFTA02713876.tif"&gt;https://www.justice.gov/epstein/files/DataSet%2011/EFTA02713876.tif&lt;/a&gt;</text:p>
          </table:table-cell>
        </table:table-row>
        <table:table-row table:style-name="ro1">
          <table:table-cell office:value-type="string" calcext:value-type="string">
            <text:p>&lt;a href="https://www.justice.gov/epstein/files/DataSet%2011/EFTA02713876.tiff"&gt;https://www.justice.gov/epstein/files/DataSet%2011/EFTA02713876.tiff&lt;/a&gt;</text:p>
          </table:table-cell>
        </table:table-row>
        <table:table-row table:style-name="ro1">
          <table:table-cell office:value-type="string" calcext:value-type="string">
            <text:p>&lt;a href="https://www.justice.gov/epstein/files/DataSet%2011/EFTA02713876.webp"&gt;https://www.justice.gov/epstein/files/DataSet%2011/EFTA02713876.webp&lt;/a&gt;</text:p>
          </table:table-cell>
        </table:table-row>
        <table:table-row table:style-name="ro1">
          <table:table-cell office:value-type="string" calcext:value-type="string">
            <text:p>&lt;a href="https://www.justice.gov/epstein/files/DataSet%2011/EFTA02713876.heic"&gt;https://www.justice.gov/epstein/files/DataSet%2011/EFTA02713876.heic&lt;/a&gt;</text:p>
          </table:table-cell>
        </table:table-row>
        <table:table-row table:style-name="ro1">
          <table:table-cell office:value-type="string" calcext:value-type="string">
            <text:p>&lt;a href="https://www.justice.gov/epstein/files/DataSet%2011/EFTA02713876.heif"&gt;https://www.justice.gov/epstein/files/DataSet%2011/EFTA02713876.heif&lt;/a&gt;</text:p>
          </table:table-cell>
        </table:table-row>
        <table:table-row table:style-name="ro1">
          <table:table-cell office:value-type="string" calcext:value-type="string">
            <text:p>&lt;a href="https://www.justice.gov/epstein/files/DataSet%2011/EFTA02713876.psd"&gt;https://www.justice.gov/epstein/files/DataSet%2011/EFTA02713876.psd&lt;/a&gt;</text:p>
          </table:table-cell>
        </table:table-row>
        <table:table-row table:style-name="ro1">
          <table:table-cell office:value-type="string" calcext:value-type="string">
            <text:p>&lt;a href="https://www.justice.gov/epstein/files/DataSet%2011/EFTA02713876.eps"&gt;https://www.justice.gov/epstein/files/DataSet%2011/EFTA02713876.eps&lt;/a&gt;</text:p>
          </table:table-cell>
        </table:table-row>
        <table:table-row table:style-name="ro1">
          <table:table-cell office:value-type="string" calcext:value-type="string">
            <text:p>&lt;a href="https://www.justice.gov/epstein/files/DataSet%2011/EFTA02713876.raw"&gt;https://www.justice.gov/epstein/files/DataSet%2011/EFTA02713876.raw&lt;/a&gt;</text:p>
          </table:table-cell>
        </table:table-row>
        <table:table-row table:style-name="ro1">
          <table:table-cell office:value-type="string" calcext:value-type="string">
            <text:p>&lt;a href="https://www.justice.gov/epstein/files/DataSet%2011/EFTA02713876.svg"&gt;https://www.justice.gov/epstein/files/DataSet%2011/EFTA02713876.svg&lt;/a&gt;</text:p>
          </table:table-cell>
        </table:table-row>
        <table:table-row table:style-name="ro1">
          <table:table-cell office:value-type="string" calcext:value-type="string">
            <text:p>&lt;a href="https://www.justice.gov/epstein/files/DataSet%2011/EFTA02713876.pcx"&gt;https://www.justice.gov/epstein/files/DataSet%2011/EFTA02713876.pcx&lt;/a&gt;</text:p>
          </table:table-cell>
        </table:table-row>
        <table:table-row table:style-name="ro1">
          <table:table-cell office:value-type="string" calcext:value-type="string">
            <text:p>&lt;a href="https://www.justice.gov/epstein/files/DataSet%2011/EFTA02713876.doc"&gt;https://www.justice.gov/epstein/files/DataSet%2011/EFTA02713876.doc&lt;/a&gt;</text:p>
          </table:table-cell>
        </table:table-row>
        <table:table-row table:style-name="ro1">
          <table:table-cell office:value-type="string" calcext:value-type="string">
            <text:p>&lt;a href="https://www.justice.gov/epstein/files/DataSet%2011/EFTA02713876.docx"&gt;https://www.justice.gov/epstein/files/DataSet%2011/EFTA02713876.docx&lt;/a&gt;</text:p>
          </table:table-cell>
        </table:table-row>
        <table:table-row table:style-name="ro1">
          <table:table-cell office:value-type="string" calcext:value-type="string">
            <text:p>&lt;a href="https://www.justice.gov/epstein/files/DataSet%2011/EFTA02713876.docm"&gt;https://www.justice.gov/epstein/files/DataSet%2011/EFTA02713876.docm&lt;/a&gt;</text:p>
          </table:table-cell>
        </table:table-row>
        <table:table-row table:style-name="ro1">
          <table:table-cell office:value-type="string" calcext:value-type="string">
            <text:p>&lt;a href="https://www.justice.gov/epstein/files/DataSet%2011/EFTA02713876.rtf"&gt;https://www.justice.gov/epstein/files/DataSet%2011/EFTA02713876.rtf&lt;/a&gt;</text:p>
          </table:table-cell>
        </table:table-row>
        <table:table-row table:style-name="ro1">
          <table:table-cell office:value-type="string" calcext:value-type="string">
            <text:p>&lt;a href="https://www.justice.gov/epstein/files/DataSet%2011/EFTA02713876.odt"&gt;https://www.justice.gov/epstein/files/DataSet%2011/EFTA02713876.odt&lt;/a&gt;</text:p>
          </table:table-cell>
        </table:table-row>
        <table:table-row table:style-name="ro1">
          <table:table-cell office:value-type="string" calcext:value-type="string">
            <text:p>&lt;a href="https://www.justice.gov/epstein/files/DataSet%2011/EFTA02713876.txt"&gt;https://www.justice.gov/epstein/files/DataSet%2011/EFTA02713876.txt&lt;/a&gt;</text:p>
          </table:table-cell>
        </table:table-row>
        <table:table-row table:style-name="ro1">
          <table:table-cell office:value-type="string" calcext:value-type="string">
            <text:p>&lt;a href="https://www.justice.gov/epstein/files/DataSet%2011/EFTA02713876.wps"&gt;https://www.justice.gov/epstein/files/DataSet%2011/EFTA02713876.wps&lt;/a&gt;</text:p>
          </table:table-cell>
        </table:table-row>
        <table:table-row table:style-name="ro1">
          <table:table-cell office:value-type="string" calcext:value-type="string">
            <text:p>&lt;a href="https://www.justice.gov/epstein/files/DataSet%2011/EFTA02713876.dot"&gt;https://www.justice.gov/epstein/files/DataSet%2011/EFTA02713876.dot&lt;/a&gt;</text:p>
          </table:table-cell>
        </table:table-row>
        <table:table-row table:style-name="ro1">
          <table:table-cell office:value-type="string" calcext:value-type="string">
            <text:p>&lt;a href="https://www.justice.gov/epstein/files/DataSet%2011/EFTA02713876.dotx"&gt;https://www.justice.gov/epstein/files/DataSet%2011/EFTA02713876.dotx&lt;/a&gt;</text:p>
          </table:table-cell>
        </table:table-row>
        <table:table-row table:style-name="ro1">
          <table:table-cell office:value-type="string" calcext:value-type="string">
            <text:p>&lt;a href="https://www.justice.gov/epstein/files/DataSet%2011/EFTA02713876.abw"&gt;https://www.justice.gov/epstein/files/DataSet%2011/EFTA02713876.abw&lt;/a&gt;</text:p>
          </table:table-cell>
        </table:table-row>
        <table:table-row table:style-name="ro1">
          <table:table-cell office:value-type="string" calcext:value-type="string">
            <text:p>&lt;a href="https://www.justice.gov/epstein/files/DataSet%2011/EFTA02713876.ppt"&gt;https://www.justice.gov/epstein/files/DataSet%2011/EFTA02713876.ppt&lt;/a&gt;</text:p>
          </table:table-cell>
        </table:table-row>
        <table:table-row table:style-name="ro1">
          <table:table-cell office:value-type="string" calcext:value-type="string">
            <text:p>&lt;a href="https://www.justice.gov/epstein/files/DataSet%2011/EFTA02713876.pptx"&gt;https://www.justice.gov/epstein/files/DataSet%2011/EFTA02713876.pptx&lt;/a&gt;</text:p>
          </table:table-cell>
        </table:table-row>
        <table:table-row table:style-name="ro1">
          <table:table-cell office:value-type="string" calcext:value-type="string">
            <text:p>&lt;a href="https://www.justice.gov/epstein/files/DataSet%2011/EFTA02713876.pptm"&gt;https://www.justice.gov/epstein/files/DataSet%2011/EFTA02713876.pptm&lt;/a&gt;</text:p>
          </table:table-cell>
        </table:table-row>
        <table:table-row table:style-name="ro1">
          <table:table-cell office:value-type="string" calcext:value-type="string">
            <text:p>&lt;a href="https://www.justice.gov/epstein/files/DataSet%2011/EFTA02713876.pps"&gt;https://www.justice.gov/epstein/files/DataSet%2011/EFTA02713876.pps&lt;/a&gt;</text:p>
          </table:table-cell>
        </table:table-row>
        <table:table-row table:style-name="ro1">
          <table:table-cell office:value-type="string" calcext:value-type="string">
            <text:p>&lt;a href="https://www.justice.gov/epstein/files/DataSet%2011/EFTA02713876.ppsx"&gt;https://www.justice.gov/epstein/files/DataSet%2011/EFTA02713876.ppsx&lt;/a&gt;</text:p>
          </table:table-cell>
        </table:table-row>
        <table:table-row table:style-name="ro1">
          <table:table-cell office:value-type="string" calcext:value-type="string">
            <text:p>&lt;a href="https://www.justice.gov/epstein/files/DataSet%2011/EFTA02713876.pot"&gt;https://www.justice.gov/epstein/files/DataSet%2011/EFTA02713876.pot&lt;/a&gt;</text:p>
          </table:table-cell>
        </table:table-row>
        <table:table-row table:style-name="ro1">
          <table:table-cell office:value-type="string" calcext:value-type="string">
            <text:p>&lt;a href="https://www.justice.gov/epstein/files/DataSet%2011/EFTA02713876.potx"&gt;https://www.justice.gov/epstein/files/DataSet%2011/EFTA02713876.potx&lt;/a&gt;</text:p>
          </table:table-cell>
        </table:table-row>
        <table:table-row table:style-name="ro1">
          <table:table-cell office:value-type="string" calcext:value-type="string">
            <text:p>&lt;a href="https://www.justice.gov/epstein/files/DataSet%2011/EFTA02713876.odp"&gt;https://www.justice.gov/epstein/files/DataSet%2011/EFTA02713876.odp&lt;/a&gt;</text:p>
          </table:table-cell>
        </table:table-row>
        <table:table-row table:style-name="ro1">
          <table:table-cell office:value-type="string" calcext:value-type="string">
            <text:p>&lt;a href="https://www.justice.gov/epstein/files/DataSet%2011/EFTA02713876.key"&gt;https://www.justice.gov/epstein/files/DataSet%2011/EFTA02713876.key&lt;/a&gt;</text:p>
          </table:table-cell>
        </table:table-row>
        <table:table-row table:style-name="ro1">
          <table:table-cell office:value-type="string" calcext:value-type="string">
            <text:p>&lt;a href="https://www.justice.gov/epstein/files/DataSet%2011/EFTA02713876.xls"&gt;https://www.justice.gov/epstein/files/DataSet%2011/EFTA02713876.xls&lt;/a&gt;</text:p>
          </table:table-cell>
        </table:table-row>
        <table:table-row table:style-name="ro1">
          <table:table-cell office:value-type="string" calcext:value-type="string">
            <text:p>&lt;a href="https://www.justice.gov/epstein/files/DataSet%2011/EFTA02713876.xlsx"&gt;https://www.justice.gov/epstein/files/DataSet%2011/EFTA02713876.xlsx&lt;/a&gt;</text:p>
          </table:table-cell>
        </table:table-row>
        <table:table-row table:style-name="ro1">
          <table:table-cell office:value-type="string" calcext:value-type="string">
            <text:p>&lt;a href="https://www.justice.gov/epstein/files/DataSet%2011/EFTA02713876.xlsm"&gt;https://www.justice.gov/epstein/files/DataSet%2011/EFTA02713876.xlsm&lt;/a&gt;</text:p>
          </table:table-cell>
        </table:table-row>
        <table:table-row table:style-name="ro1">
          <table:table-cell office:value-type="string" calcext:value-type="string">
            <text:p>&lt;a href="https://www.justice.gov/epstein/files/DataSet%2011/EFTA02713876.xlt"&gt;https://www.justice.gov/epstein/files/DataSet%2011/EFTA02713876.xlt&lt;/a&gt;</text:p>
          </table:table-cell>
        </table:table-row>
        <table:table-row table:style-name="ro1">
          <table:table-cell office:value-type="string" calcext:value-type="string">
            <text:p>&lt;a href="https://www.justice.gov/epstein/files/DataSet%2011/EFTA02713876.xltx"&gt;https://www.justice.gov/epstein/files/DataSet%2011/EFTA02713876.xltx&lt;/a&gt;</text:p>
          </table:table-cell>
        </table:table-row>
        <table:table-row table:style-name="ro1">
          <table:table-cell office:value-type="string" calcext:value-type="string">
            <text:p>&lt;a href="https://www.justice.gov/epstein/files/DataSet%2011/EFTA02713876.ods"&gt;https://www.justice.gov/epstein/files/DataSet%2011/EFTA02713876.ods&lt;/a&gt;</text:p>
          </table:table-cell>
        </table:table-row>
        <table:table-row table:style-name="ro1">
          <table:table-cell office:value-type="string" calcext:value-type="string">
            <text:p>&lt;a href="https://www.justice.gov/epstein/files/DataSet%2011/EFTA02713876.csv"&gt;https://www.justice.gov/epstein/files/DataSet%2011/EFTA02713876.csv&lt;/a&gt;</text:p>
          </table:table-cell>
        </table:table-row>
        <table:table-row table:style-name="ro1">
          <table:table-cell office:value-type="string" calcext:value-type="string">
            <text:p>&lt;a href="https://www.justice.gov/epstein/files/DataSet%2011/EFTA02713876.numbers"&gt;https://www.justice.gov/epstein/files/DataSet%2011/EFTA02713876.numbers&lt;/a&gt;</text:p>
          </table:table-cell>
        </table:table-row>
        <table:table-row table:style-name="ro1">
          <table:table-cell office:value-type="string" calcext:value-type="string">
            <text:p>&lt;a href="https://www.justice.gov/epstein/files/DataSet%2011/EFTA02713876.wks"&gt;https://www.justice.gov/epstein/files/DataSet%2011/EFTA02713876.wks&lt;/a&gt;</text:p>
          </table:table-cell>
        </table:table-row>
        <table:table-row table:style-name="ro1">
          <table:table-cell office:value-type="string" calcext:value-type="string">
            <text:p>&lt;a href="https://www.justice.gov/epstein/files/DataSet%2011/EFTA02720005.avi"&gt;https://www.justice.gov/epstein/files/DataSet%2011/EFTA02720005.avi&lt;/a&gt;</text:p>
          </table:table-cell>
        </table:table-row>
        <table:table-row table:style-name="ro1">
          <table:table-cell office:value-type="string" calcext:value-type="string">
            <text:p>&lt;a href="https://www.justice.gov/epstein/files/DataSet%2011/EFTA02720005.mp4"&gt;https://www.justice.gov/epstein/files/DataSet%2011/EFTA02720005.mp4&lt;/a&gt;</text:p>
          </table:table-cell>
        </table:table-row>
        <table:table-row table:style-name="ro1">
          <table:table-cell office:value-type="string" calcext:value-type="string">
            <text:p>&lt;a href="https://www.justice.gov/epstein/files/DataSet%2011/EFTA02720005.mkv"&gt;https://www.justice.gov/epstein/files/DataSet%2011/EFTA02720005.mkv&lt;/a&gt;</text:p>
          </table:table-cell>
        </table:table-row>
        <table:table-row table:style-name="ro1">
          <table:table-cell office:value-type="string" calcext:value-type="string">
            <text:p>&lt;a href="https://www.justice.gov/epstein/files/DataSet%2011/EFTA02720005.mov"&gt;https://www.justice.gov/epstein/files/DataSet%2011/EFTA02720005.mov&lt;/a&gt;</text:p>
          </table:table-cell>
        </table:table-row>
        <table:table-row table:style-name="ro1">
          <table:table-cell office:value-type="string" calcext:value-type="string">
            <text:p>&lt;a href="https://www.justice.gov/epstein/files/DataSet%2011/EFTA02720005.wmv"&gt;https://www.justice.gov/epstein/files/DataSet%2011/EFTA02720005.wmv&lt;/a&gt;</text:p>
          </table:table-cell>
        </table:table-row>
        <table:table-row table:style-name="ro1">
          <table:table-cell office:value-type="string" calcext:value-type="string">
            <text:p>&lt;a href="https://www.justice.gov/epstein/files/DataSet%2011/EFTA02720005.flv"&gt;https://www.justice.gov/epstein/files/DataSet%2011/EFTA02720005.flv&lt;/a&gt;</text:p>
          </table:table-cell>
        </table:table-row>
        <table:table-row table:style-name="ro1">
          <table:table-cell office:value-type="string" calcext:value-type="string">
            <text:p>&lt;a href="https://www.justice.gov/epstein/files/DataSet%2011/EFTA02720005.webm"&gt;https://www.justice.gov/epstein/files/DataSet%2011/EFTA02720005.webm&lt;/a&gt;</text:p>
          </table:table-cell>
        </table:table-row>
        <table:table-row table:style-name="ro1">
          <table:table-cell office:value-type="string" calcext:value-type="string">
            <text:p>&lt;a href="https://www.justice.gov/epstein/files/DataSet%2011/EFTA02720005.mpg"&gt;https://www.justice.gov/epstein/files/DataSet%2011/EFTA02720005.mpg&lt;/a&gt;</text:p>
          </table:table-cell>
        </table:table-row>
        <table:table-row table:style-name="ro1">
          <table:table-cell office:value-type="string" calcext:value-type="string">
            <text:p>&lt;a href="https://www.justice.gov/epstein/files/DataSet%2011/EFTA02720005.mpeg"&gt;https://www.justice.gov/epstein/files/DataSet%2011/EFTA02720005.mpeg&lt;/a&gt;</text:p>
          </table:table-cell>
        </table:table-row>
        <table:table-row table:style-name="ro1">
          <table:table-cell office:value-type="string" calcext:value-type="string">
            <text:p>&lt;a href="https://www.justice.gov/epstein/files/DataSet%2011/EFTA02720005.m4v"&gt;https://www.justice.gov/epstein/files/DataSet%2011/EFTA02720005.m4v&lt;/a&gt;</text:p>
          </table:table-cell>
        </table:table-row>
        <table:table-row table:style-name="ro1">
          <table:table-cell office:value-type="string" calcext:value-type="string">
            <text:p>&lt;a href="https://www.justice.gov/epstein/files/DataSet%2011/EFTA02720005.ogv"&gt;https://www.justice.gov/epstein/files/DataSet%2011/EFTA02720005.ogv&lt;/a&gt;</text:p>
          </table:table-cell>
        </table:table-row>
        <table:table-row table:style-name="ro1">
          <table:table-cell office:value-type="string" calcext:value-type="string">
            <text:p>&lt;a href="https://www.justice.gov/epstein/files/DataSet%2011/EFTA02720005.vob"&gt;https://www.justice.gov/epstein/files/DataSet%2011/EFTA02720005.vob&lt;/a&gt;</text:p>
          </table:table-cell>
        </table:table-row>
        <table:table-row table:style-name="ro1">
          <table:table-cell office:value-type="string" calcext:value-type="string">
            <text:p>&lt;a href="https://www.justice.gov/epstein/files/DataSet%2011/EFTA02720005.3gp"&gt;https://www.justice.gov/epstein/files/DataSet%2011/EFTA02720005.3gp&lt;/a&gt;</text:p>
          </table:table-cell>
        </table:table-row>
        <table:table-row table:style-name="ro1">
          <table:table-cell office:value-type="string" calcext:value-type="string">
            <text:p>&lt;a href="https://www.justice.gov/epstein/files/DataSet%2011/EFTA02720005.ts"&gt;https://www.justice.gov/epstein/files/DataSet%2011/EFTA02720005.ts&lt;/a&gt;</text:p>
          </table:table-cell>
        </table:table-row>
        <table:table-row table:style-name="ro1">
          <table:table-cell office:value-type="string" calcext:value-type="string">
            <text:p>&lt;a href="https://www.justice.gov/epstein/files/DataSet%2011/EFTA02720005.rm"&gt;https://www.justice.gov/epstein/files/DataSet%2011/EFTA02720005.rm&lt;/a&gt;</text:p>
          </table:table-cell>
        </table:table-row>
        <table:table-row table:style-name="ro1">
          <table:table-cell office:value-type="string" calcext:value-type="string">
            <text:p>&lt;a href="https://www.justice.gov/epstein/files/DataSet%2011/EFTA02720005.asf"&gt;https://www.justice.gov/epstein/files/DataSet%2011/EFTA02720005.asf&lt;/a&gt;</text:p>
          </table:table-cell>
        </table:table-row>
        <table:table-row table:style-name="ro1">
          <table:table-cell office:value-type="string" calcext:value-type="string">
            <text:p>&lt;a href="https://www.justice.gov/epstein/files/DataSet%2011/EFTA02720005.mp3"&gt;https://www.justice.gov/epstein/files/DataSet%2011/EFTA02720005.mp3&lt;/a&gt;</text:p>
          </table:table-cell>
        </table:table-row>
        <table:table-row table:style-name="ro1">
          <table:table-cell office:value-type="string" calcext:value-type="string">
            <text:p>&lt;a href="https://www.justice.gov/epstein/files/DataSet%2011/EFTA02720005.wav"&gt;https://www.justice.gov/epstein/files/DataSet%2011/EFTA02720005.wav&lt;/a&gt;</text:p>
          </table:table-cell>
        </table:table-row>
        <table:table-row table:style-name="ro1">
          <table:table-cell office:value-type="string" calcext:value-type="string">
            <text:p>&lt;a href="https://www.justice.gov/epstein/files/DataSet%2011/EFTA02720005.aac"&gt;https://www.justice.gov/epstein/files/DataSet%2011/EFTA02720005.aac&lt;/a&gt;</text:p>
          </table:table-cell>
        </table:table-row>
        <table:table-row table:style-name="ro1">
          <table:table-cell office:value-type="string" calcext:value-type="string">
            <text:p>&lt;a href="https://www.justice.gov/epstein/files/DataSet%2011/EFTA02720005.m4a"&gt;https://www.justice.gov/epstein/files/DataSet%2011/EFTA02720005.m4a&lt;/a&gt;</text:p>
          </table:table-cell>
        </table:table-row>
        <table:table-row table:style-name="ro1">
          <table:table-cell office:value-type="string" calcext:value-type="string">
            <text:p>&lt;a href="https://www.justice.gov/epstein/files/DataSet%2011/EFTA02720005.wma"&gt;https://www.justice.gov/epstein/files/DataSet%2011/EFTA02720005.wma&lt;/a&gt;</text:p>
          </table:table-cell>
        </table:table-row>
        <table:table-row table:style-name="ro1">
          <table:table-cell office:value-type="string" calcext:value-type="string">
            <text:p>&lt;a href="https://www.justice.gov/epstein/files/DataSet%2011/EFTA02720005.ogg"&gt;https://www.justice.gov/epstein/files/DataSet%2011/EFTA02720005.ogg&lt;/a&gt;</text:p>
          </table:table-cell>
        </table:table-row>
        <table:table-row table:style-name="ro1">
          <table:table-cell office:value-type="string" calcext:value-type="string">
            <text:p>&lt;a href="https://www.justice.gov/epstein/files/DataSet%2011/EFTA02720005.flac"&gt;https://www.justice.gov/epstein/files/DataSet%2011/EFTA02720005.flac&lt;/a&gt;</text:p>
          </table:table-cell>
        </table:table-row>
        <table:table-row table:style-name="ro1">
          <table:table-cell office:value-type="string" calcext:value-type="string">
            <text:p>&lt;a href="https://www.justice.gov/epstein/files/DataSet%2011/EFTA02720005.aiff"&gt;https://www.justice.gov/epstein/files/DataSet%2011/EFTA02720005.aiff&lt;/a&gt;</text:p>
          </table:table-cell>
        </table:table-row>
        <table:table-row table:style-name="ro1">
          <table:table-cell office:value-type="string" calcext:value-type="string">
            <text:p>&lt;a href="https://www.justice.gov/epstein/files/DataSet%2011/EFTA02720005.mid"&gt;https://www.justice.gov/epstein/files/DataSet%2011/EFTA02720005.mid&lt;/a&gt;</text:p>
          </table:table-cell>
        </table:table-row>
        <table:table-row table:style-name="ro1">
          <table:table-cell office:value-type="string" calcext:value-type="string">
            <text:p>&lt;a href="https://www.justice.gov/epstein/files/DataSet%2011/EFTA02720005.midi"&gt;https://www.justice.gov/epstein/files/DataSet%2011/EFTA02720005.midi&lt;/a&gt;</text:p>
          </table:table-cell>
        </table:table-row>
        <table:table-row table:style-name="ro1">
          <table:table-cell office:value-type="string" calcext:value-type="string">
            <text:p>&lt;a href="https://www.justice.gov/epstein/files/DataSet%2011/EFTA02720005.amr"&gt;https://www.justice.gov/epstein/files/DataSet%2011/EFTA02720005.amr&lt;/a&gt;</text:p>
          </table:table-cell>
        </table:table-row>
        <table:table-row table:style-name="ro1">
          <table:table-cell office:value-type="string" calcext:value-type="string">
            <text:p>&lt;a href="https://www.justice.gov/epstein/files/DataSet%2011/EFTA02720005.ra"&gt;https://www.justice.gov/epstein/files/DataSet%2011/EFTA02720005.ra&lt;/a&gt;</text:p>
          </table:table-cell>
        </table:table-row>
        <table:table-row table:style-name="ro1">
          <table:table-cell office:value-type="string" calcext:value-type="string">
            <text:p>&lt;a href="https://www.justice.gov/epstein/files/DataSet%2011/EFTA02720005.opus"&gt;https://www.justice.gov/epstein/files/DataSet%2011/EFTA02720005.opus&lt;/a&gt;</text:p>
          </table:table-cell>
        </table:table-row>
        <table:table-row table:style-name="ro1">
          <table:table-cell office:value-type="string" calcext:value-type="string">
            <text:p>&lt;a href="https://www.justice.gov/epstein/files/DataSet%2011/EFTA02720005.jpg"&gt;https://www.justice.gov/epstein/files/DataSet%2011/EFTA02720005.jpg&lt;/a&gt;</text:p>
          </table:table-cell>
        </table:table-row>
        <table:table-row table:style-name="ro1">
          <table:table-cell office:value-type="string" calcext:value-type="string">
            <text:p>&lt;a href="https://www.justice.gov/epstein/files/DataSet%2011/EFTA02720005.jpeg"&gt;https://www.justice.gov/epstein/files/DataSet%2011/EFTA02720005.jpeg&lt;/a&gt;</text:p>
          </table:table-cell>
        </table:table-row>
        <table:table-row table:style-name="ro1">
          <table:table-cell office:value-type="string" calcext:value-type="string">
            <text:p>&lt;a href="https://www.justice.gov/epstein/files/DataSet%2011/EFTA02720005.png"&gt;https://www.justice.gov/epstein/files/DataSet%2011/EFTA02720005.png&lt;/a&gt;</text:p>
          </table:table-cell>
        </table:table-row>
        <table:table-row table:style-name="ro1">
          <table:table-cell office:value-type="string" calcext:value-type="string">
            <text:p>&lt;a href="https://www.justice.gov/epstein/files/DataSet%2011/EFTA02720005.gif"&gt;https://www.justice.gov/epstein/files/DataSet%2011/EFTA02720005.gif&lt;/a&gt;</text:p>
          </table:table-cell>
        </table:table-row>
        <table:table-row table:style-name="ro1">
          <table:table-cell office:value-type="string" calcext:value-type="string">
            <text:p>&lt;a href="https://www.justice.gov/epstein/files/DataSet%2011/EFTA02720005.bmp"&gt;https://www.justice.gov/epstein/files/DataSet%2011/EFTA02720005.bmp&lt;/a&gt;</text:p>
          </table:table-cell>
        </table:table-row>
        <table:table-row table:style-name="ro1">
          <table:table-cell office:value-type="string" calcext:value-type="string">
            <text:p>&lt;a href="https://www.justice.gov/epstein/files/DataSet%2011/EFTA02720005.tif"&gt;https://www.justice.gov/epstein/files/DataSet%2011/EFTA02720005.tif&lt;/a&gt;</text:p>
          </table:table-cell>
        </table:table-row>
        <table:table-row table:style-name="ro1">
          <table:table-cell office:value-type="string" calcext:value-type="string">
            <text:p>&lt;a href="https://www.justice.gov/epstein/files/DataSet%2011/EFTA02720005.tiff"&gt;https://www.justice.gov/epstein/files/DataSet%2011/EFTA02720005.tiff&lt;/a&gt;</text:p>
          </table:table-cell>
        </table:table-row>
        <table:table-row table:style-name="ro1">
          <table:table-cell office:value-type="string" calcext:value-type="string">
            <text:p>&lt;a href="https://www.justice.gov/epstein/files/DataSet%2011/EFTA02720005.webp"&gt;https://www.justice.gov/epstein/files/DataSet%2011/EFTA02720005.webp&lt;/a&gt;</text:p>
          </table:table-cell>
        </table:table-row>
        <table:table-row table:style-name="ro1">
          <table:table-cell office:value-type="string" calcext:value-type="string">
            <text:p>&lt;a href="https://www.justice.gov/epstein/files/DataSet%2011/EFTA02720005.heic"&gt;https://www.justice.gov/epstein/files/DataSet%2011/EFTA02720005.heic&lt;/a&gt;</text:p>
          </table:table-cell>
        </table:table-row>
        <table:table-row table:style-name="ro1">
          <table:table-cell office:value-type="string" calcext:value-type="string">
            <text:p>&lt;a href="https://www.justice.gov/epstein/files/DataSet%2011/EFTA02720005.heif"&gt;https://www.justice.gov/epstein/files/DataSet%2011/EFTA02720005.heif&lt;/a&gt;</text:p>
          </table:table-cell>
        </table:table-row>
        <table:table-row table:style-name="ro1">
          <table:table-cell office:value-type="string" calcext:value-type="string">
            <text:p>&lt;a href="https://www.justice.gov/epstein/files/DataSet%2011/EFTA02720005.psd"&gt;https://www.justice.gov/epstein/files/DataSet%2011/EFTA02720005.psd&lt;/a&gt;</text:p>
          </table:table-cell>
        </table:table-row>
        <table:table-row table:style-name="ro1">
          <table:table-cell office:value-type="string" calcext:value-type="string">
            <text:p>&lt;a href="https://www.justice.gov/epstein/files/DataSet%2011/EFTA02720005.eps"&gt;https://www.justice.gov/epstein/files/DataSet%2011/EFTA02720005.eps&lt;/a&gt;</text:p>
          </table:table-cell>
        </table:table-row>
        <table:table-row table:style-name="ro1">
          <table:table-cell office:value-type="string" calcext:value-type="string">
            <text:p>&lt;a href="https://www.justice.gov/epstein/files/DataSet%2011/EFTA02720005.raw"&gt;https://www.justice.gov/epstein/files/DataSet%2011/EFTA02720005.raw&lt;/a&gt;</text:p>
          </table:table-cell>
        </table:table-row>
        <table:table-row table:style-name="ro1">
          <table:table-cell office:value-type="string" calcext:value-type="string">
            <text:p>&lt;a href="https://www.justice.gov/epstein/files/DataSet%2011/EFTA02720005.svg"&gt;https://www.justice.gov/epstein/files/DataSet%2011/EFTA02720005.svg&lt;/a&gt;</text:p>
          </table:table-cell>
        </table:table-row>
        <table:table-row table:style-name="ro1">
          <table:table-cell office:value-type="string" calcext:value-type="string">
            <text:p>&lt;a href="https://www.justice.gov/epstein/files/DataSet%2011/EFTA02720005.pcx"&gt;https://www.justice.gov/epstein/files/DataSet%2011/EFTA02720005.pcx&lt;/a&gt;</text:p>
          </table:table-cell>
        </table:table-row>
        <table:table-row table:style-name="ro1">
          <table:table-cell office:value-type="string" calcext:value-type="string">
            <text:p>&lt;a href="https://www.justice.gov/epstein/files/DataSet%2011/EFTA02720005.doc"&gt;https://www.justice.gov/epstein/files/DataSet%2011/EFTA02720005.doc&lt;/a&gt;</text:p>
          </table:table-cell>
        </table:table-row>
        <table:table-row table:style-name="ro1">
          <table:table-cell office:value-type="string" calcext:value-type="string">
            <text:p>&lt;a href="https://www.justice.gov/epstein/files/DataSet%2011/EFTA02720005.docx"&gt;https://www.justice.gov/epstein/files/DataSet%2011/EFTA02720005.docx&lt;/a&gt;</text:p>
          </table:table-cell>
        </table:table-row>
        <table:table-row table:style-name="ro1">
          <table:table-cell office:value-type="string" calcext:value-type="string">
            <text:p>&lt;a href="https://www.justice.gov/epstein/files/DataSet%2011/EFTA02720005.docm"&gt;https://www.justice.gov/epstein/files/DataSet%2011/EFTA02720005.docm&lt;/a&gt;</text:p>
          </table:table-cell>
        </table:table-row>
        <table:table-row table:style-name="ro1">
          <table:table-cell office:value-type="string" calcext:value-type="string">
            <text:p>&lt;a href="https://www.justice.gov/epstein/files/DataSet%2011/EFTA02720005.rtf"&gt;https://www.justice.gov/epstein/files/DataSet%2011/EFTA02720005.rtf&lt;/a&gt;</text:p>
          </table:table-cell>
        </table:table-row>
        <table:table-row table:style-name="ro1">
          <table:table-cell office:value-type="string" calcext:value-type="string">
            <text:p>&lt;a href="https://www.justice.gov/epstein/files/DataSet%2011/EFTA02720005.odt"&gt;https://www.justice.gov/epstein/files/DataSet%2011/EFTA02720005.odt&lt;/a&gt;</text:p>
          </table:table-cell>
        </table:table-row>
        <table:table-row table:style-name="ro1">
          <table:table-cell office:value-type="string" calcext:value-type="string">
            <text:p>&lt;a href="https://www.justice.gov/epstein/files/DataSet%2011/EFTA02720005.txt"&gt;https://www.justice.gov/epstein/files/DataSet%2011/EFTA02720005.txt&lt;/a&gt;</text:p>
          </table:table-cell>
        </table:table-row>
        <table:table-row table:style-name="ro1">
          <table:table-cell office:value-type="string" calcext:value-type="string">
            <text:p>&lt;a href="https://www.justice.gov/epstein/files/DataSet%2011/EFTA02720005.wps"&gt;https://www.justice.gov/epstein/files/DataSet%2011/EFTA02720005.wps&lt;/a&gt;</text:p>
          </table:table-cell>
        </table:table-row>
        <table:table-row table:style-name="ro1">
          <table:table-cell office:value-type="string" calcext:value-type="string">
            <text:p>&lt;a href="https://www.justice.gov/epstein/files/DataSet%2011/EFTA02720005.dot"&gt;https://www.justice.gov/epstein/files/DataSet%2011/EFTA02720005.dot&lt;/a&gt;</text:p>
          </table:table-cell>
        </table:table-row>
        <table:table-row table:style-name="ro1">
          <table:table-cell office:value-type="string" calcext:value-type="string">
            <text:p>&lt;a href="https://www.justice.gov/epstein/files/DataSet%2011/EFTA02720005.dotx"&gt;https://www.justice.gov/epstein/files/DataSet%2011/EFTA02720005.dotx&lt;/a&gt;</text:p>
          </table:table-cell>
        </table:table-row>
        <table:table-row table:style-name="ro1">
          <table:table-cell office:value-type="string" calcext:value-type="string">
            <text:p>&lt;a href="https://www.justice.gov/epstein/files/DataSet%2011/EFTA02720005.abw"&gt;https://www.justice.gov/epstein/files/DataSet%2011/EFTA02720005.abw&lt;/a&gt;</text:p>
          </table:table-cell>
        </table:table-row>
        <table:table-row table:style-name="ro1">
          <table:table-cell office:value-type="string" calcext:value-type="string">
            <text:p>&lt;a href="https://www.justice.gov/epstein/files/DataSet%2011/EFTA02720005.ppt"&gt;https://www.justice.gov/epstein/files/DataSet%2011/EFTA02720005.ppt&lt;/a&gt;</text:p>
          </table:table-cell>
        </table:table-row>
        <table:table-row table:style-name="ro1">
          <table:table-cell office:value-type="string" calcext:value-type="string">
            <text:p>&lt;a href="https://www.justice.gov/epstein/files/DataSet%2011/EFTA02720005.pptx"&gt;https://www.justice.gov/epstein/files/DataSet%2011/EFTA02720005.pptx&lt;/a&gt;</text:p>
          </table:table-cell>
        </table:table-row>
        <table:table-row table:style-name="ro1">
          <table:table-cell office:value-type="string" calcext:value-type="string">
            <text:p>&lt;a href="https://www.justice.gov/epstein/files/DataSet%2011/EFTA02720005.pptm"&gt;https://www.justice.gov/epstein/files/DataSet%2011/EFTA02720005.pptm&lt;/a&gt;</text:p>
          </table:table-cell>
        </table:table-row>
        <table:table-row table:style-name="ro1">
          <table:table-cell office:value-type="string" calcext:value-type="string">
            <text:p>&lt;a href="https://www.justice.gov/epstein/files/DataSet%2011/EFTA02720005.pps"&gt;https://www.justice.gov/epstein/files/DataSet%2011/EFTA02720005.pps&lt;/a&gt;</text:p>
          </table:table-cell>
        </table:table-row>
        <table:table-row table:style-name="ro1">
          <table:table-cell office:value-type="string" calcext:value-type="string">
            <text:p>&lt;a href="https://www.justice.gov/epstein/files/DataSet%2011/EFTA02720005.ppsx"&gt;https://www.justice.gov/epstein/files/DataSet%2011/EFTA02720005.ppsx&lt;/a&gt;</text:p>
          </table:table-cell>
        </table:table-row>
        <table:table-row table:style-name="ro1">
          <table:table-cell office:value-type="string" calcext:value-type="string">
            <text:p>&lt;a href="https://www.justice.gov/epstein/files/DataSet%2011/EFTA02720005.pot"&gt;https://www.justice.gov/epstein/files/DataSet%2011/EFTA02720005.pot&lt;/a&gt;</text:p>
          </table:table-cell>
        </table:table-row>
        <table:table-row table:style-name="ro1">
          <table:table-cell office:value-type="string" calcext:value-type="string">
            <text:p>&lt;a href="https://www.justice.gov/epstein/files/DataSet%2011/EFTA02720005.potx"&gt;https://www.justice.gov/epstein/files/DataSet%2011/EFTA02720005.potx&lt;/a&gt;</text:p>
          </table:table-cell>
        </table:table-row>
        <table:table-row table:style-name="ro1">
          <table:table-cell office:value-type="string" calcext:value-type="string">
            <text:p>&lt;a href="https://www.justice.gov/epstein/files/DataSet%2011/EFTA02720005.odp"&gt;https://www.justice.gov/epstein/files/DataSet%2011/EFTA02720005.odp&lt;/a&gt;</text:p>
          </table:table-cell>
        </table:table-row>
        <table:table-row table:style-name="ro1">
          <table:table-cell office:value-type="string" calcext:value-type="string">
            <text:p>&lt;a href="https://www.justice.gov/epstein/files/DataSet%2011/EFTA02720005.key"&gt;https://www.justice.gov/epstein/files/DataSet%2011/EFTA02720005.key&lt;/a&gt;</text:p>
          </table:table-cell>
        </table:table-row>
        <table:table-row table:style-name="ro1">
          <table:table-cell office:value-type="string" calcext:value-type="string">
            <text:p>&lt;a href="https://www.justice.gov/epstein/files/DataSet%2011/EFTA02720005.xls"&gt;https://www.justice.gov/epstein/files/DataSet%2011/EFTA02720005.xls&lt;/a&gt;</text:p>
          </table:table-cell>
        </table:table-row>
        <table:table-row table:style-name="ro1">
          <table:table-cell office:value-type="string" calcext:value-type="string">
            <text:p>&lt;a href="https://www.justice.gov/epstein/files/DataSet%2011/EFTA02720005.xlsx"&gt;https://www.justice.gov/epstein/files/DataSet%2011/EFTA02720005.xlsx&lt;/a&gt;</text:p>
          </table:table-cell>
        </table:table-row>
        <table:table-row table:style-name="ro1">
          <table:table-cell office:value-type="string" calcext:value-type="string">
            <text:p>&lt;a href="https://www.justice.gov/epstein/files/DataSet%2011/EFTA02720005.xlsm"&gt;https://www.justice.gov/epstein/files/DataSet%2011/EFTA02720005.xlsm&lt;/a&gt;</text:p>
          </table:table-cell>
        </table:table-row>
        <table:table-row table:style-name="ro1">
          <table:table-cell office:value-type="string" calcext:value-type="string">
            <text:p>&lt;a href="https://www.justice.gov/epstein/files/DataSet%2011/EFTA02720005.xlt"&gt;https://www.justice.gov/epstein/files/DataSet%2011/EFTA02720005.xlt&lt;/a&gt;</text:p>
          </table:table-cell>
        </table:table-row>
        <table:table-row table:style-name="ro1">
          <table:table-cell office:value-type="string" calcext:value-type="string">
            <text:p>&lt;a href="https://www.justice.gov/epstein/files/DataSet%2011/EFTA02720005.xltx"&gt;https://www.justice.gov/epstein/files/DataSet%2011/EFTA02720005.xltx&lt;/a&gt;</text:p>
          </table:table-cell>
        </table:table-row>
        <table:table-row table:style-name="ro1">
          <table:table-cell office:value-type="string" calcext:value-type="string">
            <text:p>&lt;a href="https://www.justice.gov/epstein/files/DataSet%2011/EFTA02720005.ods"&gt;https://www.justice.gov/epstein/files/DataSet%2011/EFTA02720005.ods&lt;/a&gt;</text:p>
          </table:table-cell>
        </table:table-row>
        <table:table-row table:style-name="ro1">
          <table:table-cell office:value-type="string" calcext:value-type="string">
            <text:p>&lt;a href="https://www.justice.gov/epstein/files/DataSet%2011/EFTA02720005.csv"&gt;https://www.justice.gov/epstein/files/DataSet%2011/EFTA02720005.csv&lt;/a&gt;</text:p>
          </table:table-cell>
        </table:table-row>
        <table:table-row table:style-name="ro1">
          <table:table-cell office:value-type="string" calcext:value-type="string">
            <text:p>&lt;a href="https://www.justice.gov/epstein/files/DataSet%2011/EFTA02720005.numbers"&gt;https://www.justice.gov/epstein/files/DataSet%2011/EFTA02720005.numbers&lt;/a&gt;</text:p>
          </table:table-cell>
        </table:table-row>
        <table:table-row table:style-name="ro1">
          <table:table-cell office:value-type="string" calcext:value-type="string">
            <text:p>&lt;a href="https://www.justice.gov/epstein/files/DataSet%2011/EFTA02720005.wks"&gt;https://www.justice.gov/epstein/files/DataSet%2011/EFTA02720005.wks&lt;/a&gt;</text:p>
          </table:table-cell>
        </table:table-row>
        <table:table-row table:style-name="ro1">
          <table:table-cell office:value-type="string" calcext:value-type="string">
            <text:p>&lt;a href="https://www.justice.gov/epstein/files/DataSet%202/EFTA00003212.avi"&gt;https://www.justice.gov/epstein/files/DataSet%202/EFTA00003212.avi&lt;/a&gt;</text:p>
          </table:table-cell>
        </table:table-row>
        <table:table-row table:style-name="ro1">
          <table:table-cell office:value-type="string" calcext:value-type="string">
            <text:p>&lt;a href="https://www.justice.gov/epstein/files/DataSet%202/EFTA00003212.mp4"&gt;https://www.justice.gov/epstein/files/DataSet%202/EFTA00003212.mp4&lt;/a&gt;</text:p>
          </table:table-cell>
        </table:table-row>
        <table:table-row table:style-name="ro1">
          <table:table-cell office:value-type="string" calcext:value-type="string">
            <text:p>&lt;a href="https://www.justice.gov/epstein/files/DataSet%202/EFTA00003212.mkv"&gt;https://www.justice.gov/epstein/files/DataSet%202/EFTA00003212.mkv&lt;/a&gt;</text:p>
          </table:table-cell>
        </table:table-row>
        <table:table-row table:style-name="ro1">
          <table:table-cell office:value-type="string" calcext:value-type="string">
            <text:p>&lt;a href="https://www.justice.gov/epstein/files/DataSet%202/EFTA00003212.mov"&gt;https://www.justice.gov/epstein/files/DataSet%202/EFTA00003212.mov&lt;/a&gt;</text:p>
          </table:table-cell>
        </table:table-row>
        <table:table-row table:style-name="ro1">
          <table:table-cell office:value-type="string" calcext:value-type="string">
            <text:p>&lt;a href="https://www.justice.gov/epstein/files/DataSet%202/EFTA00003212.wmv"&gt;https://www.justice.gov/epstein/files/DataSet%202/EFTA00003212.wmv&lt;/a&gt;</text:p>
          </table:table-cell>
        </table:table-row>
        <table:table-row table:style-name="ro1">
          <table:table-cell office:value-type="string" calcext:value-type="string">
            <text:p>&lt;a href="https://www.justice.gov/epstein/files/DataSet%202/EFTA00003212.flv"&gt;https://www.justice.gov/epstein/files/DataSet%202/EFTA00003212.flv&lt;/a&gt;</text:p>
          </table:table-cell>
        </table:table-row>
        <table:table-row table:style-name="ro1">
          <table:table-cell office:value-type="string" calcext:value-type="string">
            <text:p>&lt;a href="https://www.justice.gov/epstein/files/DataSet%202/EFTA00003212.webm"&gt;https://www.justice.gov/epstein/files/DataSet%202/EFTA00003212.webm&lt;/a&gt;</text:p>
          </table:table-cell>
        </table:table-row>
        <table:table-row table:style-name="ro1">
          <table:table-cell office:value-type="string" calcext:value-type="string">
            <text:p>&lt;a href="https://www.justice.gov/epstein/files/DataSet%202/EFTA00003212.mpg"&gt;https://www.justice.gov/epstein/files/DataSet%202/EFTA00003212.mpg&lt;/a&gt;</text:p>
          </table:table-cell>
        </table:table-row>
        <table:table-row table:style-name="ro1">
          <table:table-cell office:value-type="string" calcext:value-type="string">
            <text:p>&lt;a href="https://www.justice.gov/epstein/files/DataSet%202/EFTA00003212.mpeg"&gt;https://www.justice.gov/epstein/files/DataSet%202/EFTA00003212.mpeg&lt;/a&gt;</text:p>
          </table:table-cell>
        </table:table-row>
        <table:table-row table:style-name="ro1">
          <table:table-cell office:value-type="string" calcext:value-type="string">
            <text:p>&lt;a href="https://www.justice.gov/epstein/files/DataSet%202/EFTA00003212.m4v"&gt;https://www.justice.gov/epstein/files/DataSet%202/EFTA00003212.m4v&lt;/a&gt;</text:p>
          </table:table-cell>
        </table:table-row>
        <table:table-row table:style-name="ro1">
          <table:table-cell office:value-type="string" calcext:value-type="string">
            <text:p>&lt;a href="https://www.justice.gov/epstein/files/DataSet%202/EFTA00003212.ogv"&gt;https://www.justice.gov/epstein/files/DataSet%202/EFTA00003212.ogv&lt;/a&gt;</text:p>
          </table:table-cell>
        </table:table-row>
        <table:table-row table:style-name="ro1">
          <table:table-cell office:value-type="string" calcext:value-type="string">
            <text:p>&lt;a href="https://www.justice.gov/epstein/files/DataSet%202/EFTA00003212.vob"&gt;https://www.justice.gov/epstein/files/DataSet%202/EFTA00003212.vob&lt;/a&gt;</text:p>
          </table:table-cell>
        </table:table-row>
        <table:table-row table:style-name="ro1">
          <table:table-cell office:value-type="string" calcext:value-type="string">
            <text:p>&lt;a href="https://www.justice.gov/epstein/files/DataSet%202/EFTA00003212.3gp"&gt;https://www.justice.gov/epstein/files/DataSet%202/EFTA00003212.3gp&lt;/a&gt;</text:p>
          </table:table-cell>
        </table:table-row>
        <table:table-row table:style-name="ro1">
          <table:table-cell office:value-type="string" calcext:value-type="string">
            <text:p>&lt;a href="https://www.justice.gov/epstein/files/DataSet%202/EFTA00003212.ts"&gt;https://www.justice.gov/epstein/files/DataSet%202/EFTA00003212.ts&lt;/a&gt;</text:p>
          </table:table-cell>
        </table:table-row>
        <table:table-row table:style-name="ro1">
          <table:table-cell office:value-type="string" calcext:value-type="string">
            <text:p>&lt;a href="https://www.justice.gov/epstein/files/DataSet%202/EFTA00003212.rm"&gt;https://www.justice.gov/epstein/files/DataSet%202/EFTA00003212.rm&lt;/a&gt;</text:p>
          </table:table-cell>
        </table:table-row>
        <table:table-row table:style-name="ro1">
          <table:table-cell office:value-type="string" calcext:value-type="string">
            <text:p>&lt;a href="https://www.justice.gov/epstein/files/DataSet%202/EFTA00003212.asf"&gt;https://www.justice.gov/epstein/files/DataSet%202/EFTA00003212.asf&lt;/a&gt;</text:p>
          </table:table-cell>
        </table:table-row>
        <table:table-row table:style-name="ro1">
          <table:table-cell office:value-type="string" calcext:value-type="string">
            <text:p>&lt;a href="https://www.justice.gov/epstein/files/DataSet%202/EFTA00003212.mp3"&gt;https://www.justice.gov/epstein/files/DataSet%202/EFTA00003212.mp3&lt;/a&gt;</text:p>
          </table:table-cell>
        </table:table-row>
        <table:table-row table:style-name="ro1">
          <table:table-cell office:value-type="string" calcext:value-type="string">
            <text:p>&lt;a href="https://www.justice.gov/epstein/files/DataSet%202/EFTA00003212.wav"&gt;https://www.justice.gov/epstein/files/DataSet%202/EFTA00003212.wav&lt;/a&gt;</text:p>
          </table:table-cell>
        </table:table-row>
        <table:table-row table:style-name="ro1">
          <table:table-cell office:value-type="string" calcext:value-type="string">
            <text:p>&lt;a href="https://www.justice.gov/epstein/files/DataSet%202/EFTA00003212.aac"&gt;https://www.justice.gov/epstein/files/DataSet%202/EFTA00003212.aac&lt;/a&gt;</text:p>
          </table:table-cell>
        </table:table-row>
        <table:table-row table:style-name="ro1">
          <table:table-cell office:value-type="string" calcext:value-type="string">
            <text:p>&lt;a href="https://www.justice.gov/epstein/files/DataSet%202/EFTA00003212.m4a"&gt;https://www.justice.gov/epstein/files/DataSet%202/EFTA00003212.m4a&lt;/a&gt;</text:p>
          </table:table-cell>
        </table:table-row>
        <table:table-row table:style-name="ro1">
          <table:table-cell office:value-type="string" calcext:value-type="string">
            <text:p>&lt;a href="https://www.justice.gov/epstein/files/DataSet%202/EFTA00003212.wma"&gt;https://www.justice.gov/epstein/files/DataSet%202/EFTA00003212.wma&lt;/a&gt;</text:p>
          </table:table-cell>
        </table:table-row>
        <table:table-row table:style-name="ro1">
          <table:table-cell office:value-type="string" calcext:value-type="string">
            <text:p>&lt;a href="https://www.justice.gov/epstein/files/DataSet%202/EFTA00003212.ogg"&gt;https://www.justice.gov/epstein/files/DataSet%202/EFTA00003212.ogg&lt;/a&gt;</text:p>
          </table:table-cell>
        </table:table-row>
        <table:table-row table:style-name="ro1">
          <table:table-cell office:value-type="string" calcext:value-type="string">
            <text:p>&lt;a href="https://www.justice.gov/epstein/files/DataSet%202/EFTA00003212.flac"&gt;https://www.justice.gov/epstein/files/DataSet%202/EFTA00003212.flac&lt;/a&gt;</text:p>
          </table:table-cell>
        </table:table-row>
        <table:table-row table:style-name="ro1">
          <table:table-cell office:value-type="string" calcext:value-type="string">
            <text:p>&lt;a href="https://www.justice.gov/epstein/files/DataSet%202/EFTA00003212.aiff"&gt;https://www.justice.gov/epstein/files/DataSet%202/EFTA00003212.aiff&lt;/a&gt;</text:p>
          </table:table-cell>
        </table:table-row>
        <table:table-row table:style-name="ro1">
          <table:table-cell office:value-type="string" calcext:value-type="string">
            <text:p>&lt;a href="https://www.justice.gov/epstein/files/DataSet%202/EFTA00003212.mid"&gt;https://www.justice.gov/epstein/files/DataSet%202/EFTA00003212.mid&lt;/a&gt;</text:p>
          </table:table-cell>
        </table:table-row>
        <table:table-row table:style-name="ro1">
          <table:table-cell office:value-type="string" calcext:value-type="string">
            <text:p>&lt;a href="https://www.justice.gov/epstein/files/DataSet%202/EFTA00003212.midi"&gt;https://www.justice.gov/epstein/files/DataSet%202/EFTA00003212.midi&lt;/a&gt;</text:p>
          </table:table-cell>
        </table:table-row>
        <table:table-row table:style-name="ro1">
          <table:table-cell office:value-type="string" calcext:value-type="string">
            <text:p>&lt;a href="https://www.justice.gov/epstein/files/DataSet%202/EFTA00003212.amr"&gt;https://www.justice.gov/epstein/files/DataSet%202/EFTA00003212.amr&lt;/a&gt;</text:p>
          </table:table-cell>
        </table:table-row>
        <table:table-row table:style-name="ro1">
          <table:table-cell office:value-type="string" calcext:value-type="string">
            <text:p>&lt;a href="https://www.justice.gov/epstein/files/DataSet%202/EFTA00003212.ra"&gt;https://www.justice.gov/epstein/files/DataSet%202/EFTA00003212.ra&lt;/a&gt;</text:p>
          </table:table-cell>
        </table:table-row>
        <table:table-row table:style-name="ro1">
          <table:table-cell office:value-type="string" calcext:value-type="string">
            <text:p>&lt;a href="https://www.justice.gov/epstein/files/DataSet%202/EFTA00003212.opus"&gt;https://www.justice.gov/epstein/files/DataSet%202/EFTA00003212.opus&lt;/a&gt;</text:p>
          </table:table-cell>
        </table:table-row>
        <table:table-row table:style-name="ro1">
          <table:table-cell office:value-type="string" calcext:value-type="string">
            <text:p>&lt;a href="https://www.justice.gov/epstein/files/DataSet%202/EFTA00003212.jpg"&gt;https://www.justice.gov/epstein/files/DataSet%202/EFTA00003212.jpg&lt;/a&gt;</text:p>
          </table:table-cell>
        </table:table-row>
        <table:table-row table:style-name="ro1">
          <table:table-cell office:value-type="string" calcext:value-type="string">
            <text:p>&lt;a href="https://www.justice.gov/epstein/files/DataSet%202/EFTA00003212.jpeg"&gt;https://www.justice.gov/epstein/files/DataSet%202/EFTA00003212.jpeg&lt;/a&gt;</text:p>
          </table:table-cell>
        </table:table-row>
        <table:table-row table:style-name="ro1">
          <table:table-cell office:value-type="string" calcext:value-type="string">
            <text:p>&lt;a href="https://www.justice.gov/epstein/files/DataSet%202/EFTA00003212.png"&gt;https://www.justice.gov/epstein/files/DataSet%202/EFTA00003212.png&lt;/a&gt;</text:p>
          </table:table-cell>
        </table:table-row>
        <table:table-row table:style-name="ro1">
          <table:table-cell office:value-type="string" calcext:value-type="string">
            <text:p>&lt;a href="https://www.justice.gov/epstein/files/DataSet%202/EFTA00003212.gif"&gt;https://www.justice.gov/epstein/files/DataSet%202/EFTA00003212.gif&lt;/a&gt;</text:p>
          </table:table-cell>
        </table:table-row>
        <table:table-row table:style-name="ro1">
          <table:table-cell office:value-type="string" calcext:value-type="string">
            <text:p>&lt;a href="https://www.justice.gov/epstein/files/DataSet%202/EFTA00003212.bmp"&gt;https://www.justice.gov/epstein/files/DataSet%202/EFTA00003212.bmp&lt;/a&gt;</text:p>
          </table:table-cell>
        </table:table-row>
        <table:table-row table:style-name="ro1">
          <table:table-cell office:value-type="string" calcext:value-type="string">
            <text:p>&lt;a href="https://www.justice.gov/epstein/files/DataSet%202/EFTA00003212.tif"&gt;https://www.justice.gov/epstein/files/DataSet%202/EFTA00003212.tif&lt;/a&gt;</text:p>
          </table:table-cell>
        </table:table-row>
        <table:table-row table:style-name="ro1">
          <table:table-cell office:value-type="string" calcext:value-type="string">
            <text:p>&lt;a href="https://www.justice.gov/epstein/files/DataSet%202/EFTA00003212.tiff"&gt;https://www.justice.gov/epstein/files/DataSet%202/EFTA00003212.tiff&lt;/a&gt;</text:p>
          </table:table-cell>
        </table:table-row>
        <table:table-row table:style-name="ro1">
          <table:table-cell office:value-type="string" calcext:value-type="string">
            <text:p>&lt;a href="https://www.justice.gov/epstein/files/DataSet%202/EFTA00003212.webp"&gt;https://www.justice.gov/epstein/files/DataSet%202/EFTA00003212.webp&lt;/a&gt;</text:p>
          </table:table-cell>
        </table:table-row>
        <table:table-row table:style-name="ro1">
          <table:table-cell office:value-type="string" calcext:value-type="string">
            <text:p>&lt;a href="https://www.justice.gov/epstein/files/DataSet%202/EFTA00003212.heic"&gt;https://www.justice.gov/epstein/files/DataSet%202/EFTA00003212.heic&lt;/a&gt;</text:p>
          </table:table-cell>
        </table:table-row>
        <table:table-row table:style-name="ro1">
          <table:table-cell office:value-type="string" calcext:value-type="string">
            <text:p>&lt;a href="https://www.justice.gov/epstein/files/DataSet%202/EFTA00003212.heif"&gt;https://www.justice.gov/epstein/files/DataSet%202/EFTA00003212.heif&lt;/a&gt;</text:p>
          </table:table-cell>
        </table:table-row>
        <table:table-row table:style-name="ro1">
          <table:table-cell office:value-type="string" calcext:value-type="string">
            <text:p>&lt;a href="https://www.justice.gov/epstein/files/DataSet%202/EFTA00003212.psd"&gt;https://www.justice.gov/epstein/files/DataSet%202/EFTA00003212.psd&lt;/a&gt;</text:p>
          </table:table-cell>
        </table:table-row>
        <table:table-row table:style-name="ro1">
          <table:table-cell office:value-type="string" calcext:value-type="string">
            <text:p>&lt;a href="https://www.justice.gov/epstein/files/DataSet%202/EFTA00003212.eps"&gt;https://www.justice.gov/epstein/files/DataSet%202/EFTA00003212.eps&lt;/a&gt;</text:p>
          </table:table-cell>
        </table:table-row>
        <table:table-row table:style-name="ro1">
          <table:table-cell office:value-type="string" calcext:value-type="string">
            <text:p>&lt;a href="https://www.justice.gov/epstein/files/DataSet%202/EFTA00003212.raw"&gt;https://www.justice.gov/epstein/files/DataSet%202/EFTA00003212.raw&lt;/a&gt;</text:p>
          </table:table-cell>
        </table:table-row>
        <table:table-row table:style-name="ro1">
          <table:table-cell office:value-type="string" calcext:value-type="string">
            <text:p>&lt;a href="https://www.justice.gov/epstein/files/DataSet%202/EFTA00003212.svg"&gt;https://www.justice.gov/epstein/files/DataSet%202/EFTA00003212.svg&lt;/a&gt;</text:p>
          </table:table-cell>
        </table:table-row>
        <table:table-row table:style-name="ro1">
          <table:table-cell office:value-type="string" calcext:value-type="string">
            <text:p>&lt;a href="https://www.justice.gov/epstein/files/DataSet%202/EFTA00003212.pcx"&gt;https://www.justice.gov/epstein/files/DataSet%202/EFTA00003212.pcx&lt;/a&gt;</text:p>
          </table:table-cell>
        </table:table-row>
        <table:table-row table:style-name="ro1">
          <table:table-cell office:value-type="string" calcext:value-type="string">
            <text:p>&lt;a href="https://www.justice.gov/epstein/files/DataSet%202/EFTA00003212.doc"&gt;https://www.justice.gov/epstein/files/DataSet%202/EFTA00003212.doc&lt;/a&gt;</text:p>
          </table:table-cell>
        </table:table-row>
        <table:table-row table:style-name="ro1">
          <table:table-cell office:value-type="string" calcext:value-type="string">
            <text:p>&lt;a href="https://www.justice.gov/epstein/files/DataSet%202/EFTA00003212.docx"&gt;https://www.justice.gov/epstein/files/DataSet%202/EFTA00003212.docx&lt;/a&gt;</text:p>
          </table:table-cell>
        </table:table-row>
        <table:table-row table:style-name="ro1">
          <table:table-cell office:value-type="string" calcext:value-type="string">
            <text:p>&lt;a href="https://www.justice.gov/epstein/files/DataSet%202/EFTA00003212.docm"&gt;https://www.justice.gov/epstein/files/DataSet%202/EFTA00003212.docm&lt;/a&gt;</text:p>
          </table:table-cell>
        </table:table-row>
        <table:table-row table:style-name="ro1">
          <table:table-cell office:value-type="string" calcext:value-type="string">
            <text:p>&lt;a href="https://www.justice.gov/epstein/files/DataSet%202/EFTA00003212.rtf"&gt;https://www.justice.gov/epstein/files/DataSet%202/EFTA00003212.rtf&lt;/a&gt;</text:p>
          </table:table-cell>
        </table:table-row>
        <table:table-row table:style-name="ro1">
          <table:table-cell office:value-type="string" calcext:value-type="string">
            <text:p>&lt;a href="https://www.justice.gov/epstein/files/DataSet%202/EFTA00003212.odt"&gt;https://www.justice.gov/epstein/files/DataSet%202/EFTA00003212.odt&lt;/a&gt;</text:p>
          </table:table-cell>
        </table:table-row>
        <table:table-row table:style-name="ro1">
          <table:table-cell office:value-type="string" calcext:value-type="string">
            <text:p>&lt;a href="https://www.justice.gov/epstein/files/DataSet%202/EFTA00003212.txt"&gt;https://www.justice.gov/epstein/files/DataSet%202/EFTA00003212.txt&lt;/a&gt;</text:p>
          </table:table-cell>
        </table:table-row>
        <table:table-row table:style-name="ro1">
          <table:table-cell office:value-type="string" calcext:value-type="string">
            <text:p>&lt;a href="https://www.justice.gov/epstein/files/DataSet%202/EFTA00003212.wps"&gt;https://www.justice.gov/epstein/files/DataSet%202/EFTA00003212.wps&lt;/a&gt;</text:p>
          </table:table-cell>
        </table:table-row>
        <table:table-row table:style-name="ro1">
          <table:table-cell office:value-type="string" calcext:value-type="string">
            <text:p>&lt;a href="https://www.justice.gov/epstein/files/DataSet%202/EFTA00003212.dot"&gt;https://www.justice.gov/epstein/files/DataSet%202/EFTA00003212.dot&lt;/a&gt;</text:p>
          </table:table-cell>
        </table:table-row>
        <table:table-row table:style-name="ro1">
          <table:table-cell office:value-type="string" calcext:value-type="string">
            <text:p>&lt;a href="https://www.justice.gov/epstein/files/DataSet%202/EFTA00003212.dotx"&gt;https://www.justice.gov/epstein/files/DataSet%202/EFTA00003212.dotx&lt;/a&gt;</text:p>
          </table:table-cell>
        </table:table-row>
        <table:table-row table:style-name="ro1">
          <table:table-cell office:value-type="string" calcext:value-type="string">
            <text:p>&lt;a href="https://www.justice.gov/epstein/files/DataSet%202/EFTA00003212.abw"&gt;https://www.justice.gov/epstein/files/DataSet%202/EFTA00003212.abw&lt;/a&gt;</text:p>
          </table:table-cell>
        </table:table-row>
        <table:table-row table:style-name="ro1">
          <table:table-cell office:value-type="string" calcext:value-type="string">
            <text:p>&lt;a href="https://www.justice.gov/epstein/files/DataSet%202/EFTA00003212.ppt"&gt;https://www.justice.gov/epstein/files/DataSet%202/EFTA00003212.ppt&lt;/a&gt;</text:p>
          </table:table-cell>
        </table:table-row>
        <table:table-row table:style-name="ro1">
          <table:table-cell office:value-type="string" calcext:value-type="string">
            <text:p>&lt;a href="https://www.justice.gov/epstein/files/DataSet%202/EFTA00003212.pptx"&gt;https://www.justice.gov/epstein/files/DataSet%202/EFTA00003212.pptx&lt;/a&gt;</text:p>
          </table:table-cell>
        </table:table-row>
        <table:table-row table:style-name="ro1">
          <table:table-cell office:value-type="string" calcext:value-type="string">
            <text:p>&lt;a href="https://www.justice.gov/epstein/files/DataSet%202/EFTA00003212.pptm"&gt;https://www.justice.gov/epstein/files/DataSet%202/EFTA00003212.pptm&lt;/a&gt;</text:p>
          </table:table-cell>
        </table:table-row>
        <table:table-row table:style-name="ro1">
          <table:table-cell office:value-type="string" calcext:value-type="string">
            <text:p>&lt;a href="https://www.justice.gov/epstein/files/DataSet%202/EFTA00003212.pps"&gt;https://www.justice.gov/epstein/files/DataSet%202/EFTA00003212.pps&lt;/a&gt;</text:p>
          </table:table-cell>
        </table:table-row>
        <table:table-row table:style-name="ro1">
          <table:table-cell office:value-type="string" calcext:value-type="string">
            <text:p>&lt;a href="https://www.justice.gov/epstein/files/DataSet%202/EFTA00003212.ppsx"&gt;https://www.justice.gov/epstein/files/DataSet%202/EFTA00003212.ppsx&lt;/a&gt;</text:p>
          </table:table-cell>
        </table:table-row>
        <table:table-row table:style-name="ro1">
          <table:table-cell office:value-type="string" calcext:value-type="string">
            <text:p>&lt;a href="https://www.justice.gov/epstein/files/DataSet%202/EFTA00003212.pot"&gt;https://www.justice.gov/epstein/files/DataSet%202/EFTA00003212.pot&lt;/a&gt;</text:p>
          </table:table-cell>
        </table:table-row>
        <table:table-row table:style-name="ro1">
          <table:table-cell office:value-type="string" calcext:value-type="string">
            <text:p>&lt;a href="https://www.justice.gov/epstein/files/DataSet%202/EFTA00003212.potx"&gt;https://www.justice.gov/epstein/files/DataSet%202/EFTA00003212.potx&lt;/a&gt;</text:p>
          </table:table-cell>
        </table:table-row>
        <table:table-row table:style-name="ro1">
          <table:table-cell office:value-type="string" calcext:value-type="string">
            <text:p>&lt;a href="https://www.justice.gov/epstein/files/DataSet%202/EFTA00003212.odp"&gt;https://www.justice.gov/epstein/files/DataSet%202/EFTA00003212.odp&lt;/a&gt;</text:p>
          </table:table-cell>
        </table:table-row>
        <table:table-row table:style-name="ro1">
          <table:table-cell office:value-type="string" calcext:value-type="string">
            <text:p>&lt;a href="https://www.justice.gov/epstein/files/DataSet%202/EFTA00003212.key"&gt;https://www.justice.gov/epstein/files/DataSet%202/EFTA00003212.key&lt;/a&gt;</text:p>
          </table:table-cell>
        </table:table-row>
        <table:table-row table:style-name="ro1">
          <table:table-cell office:value-type="string" calcext:value-type="string">
            <text:p>&lt;a href="https://www.justice.gov/epstein/files/DataSet%202/EFTA00003212.xls"&gt;https://www.justice.gov/epstein/files/DataSet%202/EFTA00003212.xls&lt;/a&gt;</text:p>
          </table:table-cell>
        </table:table-row>
        <table:table-row table:style-name="ro1">
          <table:table-cell office:value-type="string" calcext:value-type="string">
            <text:p>&lt;a href="https://www.justice.gov/epstein/files/DataSet%202/EFTA00003212.xlsx"&gt;https://www.justice.gov/epstein/files/DataSet%202/EFTA00003212.xlsx&lt;/a&gt;</text:p>
          </table:table-cell>
        </table:table-row>
        <table:table-row table:style-name="ro1">
          <table:table-cell office:value-type="string" calcext:value-type="string">
            <text:p>&lt;a href="https://www.justice.gov/epstein/files/DataSet%202/EFTA00003212.xlsm"&gt;https://www.justice.gov/epstein/files/DataSet%202/EFTA00003212.xlsm&lt;/a&gt;</text:p>
          </table:table-cell>
        </table:table-row>
        <table:table-row table:style-name="ro1">
          <table:table-cell office:value-type="string" calcext:value-type="string">
            <text:p>&lt;a href="https://www.justice.gov/epstein/files/DataSet%202/EFTA00003212.xlt"&gt;https://www.justice.gov/epstein/files/DataSet%202/EFTA00003212.xlt&lt;/a&gt;</text:p>
          </table:table-cell>
        </table:table-row>
        <table:table-row table:style-name="ro1">
          <table:table-cell office:value-type="string" calcext:value-type="string">
            <text:p>&lt;a href="https://www.justice.gov/epstein/files/DataSet%202/EFTA00003212.xltx"&gt;https://www.justice.gov/epstein/files/DataSet%202/EFTA00003212.xltx&lt;/a&gt;</text:p>
          </table:table-cell>
        </table:table-row>
        <table:table-row table:style-name="ro1">
          <table:table-cell office:value-type="string" calcext:value-type="string">
            <text:p>&lt;a href="https://www.justice.gov/epstein/files/DataSet%202/EFTA00003212.ods"&gt;https://www.justice.gov/epstein/files/DataSet%202/EFTA00003212.ods&lt;/a&gt;</text:p>
          </table:table-cell>
        </table:table-row>
        <table:table-row table:style-name="ro1">
          <table:table-cell office:value-type="string" calcext:value-type="string">
            <text:p>&lt;a href="https://www.justice.gov/epstein/files/DataSet%202/EFTA00003212.csv"&gt;https://www.justice.gov/epstein/files/DataSet%202/EFTA00003212.csv&lt;/a&gt;</text:p>
          </table:table-cell>
        </table:table-row>
        <table:table-row table:style-name="ro1">
          <table:table-cell office:value-type="string" calcext:value-type="string">
            <text:p>&lt;a href="https://www.justice.gov/epstein/files/DataSet%202/EFTA00003212.numbers"&gt;https://www.justice.gov/epstein/files/DataSet%202/EFTA00003212.numbers&lt;/a&gt;</text:p>
          </table:table-cell>
        </table:table-row>
        <table:table-row table:style-name="ro1">
          <table:table-cell office:value-type="string" calcext:value-type="string">
            <text:p>&lt;a href="https://www.justice.gov/epstein/files/DataSet%202/EFTA00003212.wks"&gt;https://www.justice.gov/epstein/files/DataSet%202/EFTA00003212.wks&lt;/a&gt;</text:p>
          </table:table-cell>
        </table:table-row>
        <table:table-row table:style-name="ro1">
          <table:table-cell office:value-type="string" calcext:value-type="string">
            <text:p>&lt;a href="https://www.justice.gov/epstein/files/DataSet%208/EFTA00015032.avi"&gt;https://www.justice.gov/epstein/files/DataSet%208/EFTA00015032.avi&lt;/a&gt;</text:p>
          </table:table-cell>
        </table:table-row>
        <table:table-row table:style-name="ro1">
          <table:table-cell office:value-type="string" calcext:value-type="string">
            <text:p>&lt;a href="https://www.justice.gov/epstein/files/DataSet%208/EFTA00015032.mp4"&gt;https://www.justice.gov/epstein/files/DataSet%208/EFTA00015032.mp4&lt;/a&gt;</text:p>
          </table:table-cell>
        </table:table-row>
        <table:table-row table:style-name="ro1">
          <table:table-cell office:value-type="string" calcext:value-type="string">
            <text:p>&lt;a href="https://www.justice.gov/epstein/files/DataSet%208/EFTA00015032.mkv"&gt;https://www.justice.gov/epstein/files/DataSet%208/EFTA00015032.mkv&lt;/a&gt;</text:p>
          </table:table-cell>
        </table:table-row>
        <table:table-row table:style-name="ro1">
          <table:table-cell office:value-type="string" calcext:value-type="string">
            <text:p>&lt;a href="https://www.justice.gov/epstein/files/DataSet%208/EFTA00015032.mov"&gt;https://www.justice.gov/epstein/files/DataSet%208/EFTA00015032.mov&lt;/a&gt;</text:p>
          </table:table-cell>
        </table:table-row>
        <table:table-row table:style-name="ro1">
          <table:table-cell office:value-type="string" calcext:value-type="string">
            <text:p>&lt;a href="https://www.justice.gov/epstein/files/DataSet%208/EFTA00015032.wmv"&gt;https://www.justice.gov/epstein/files/DataSet%208/EFTA00015032.wmv&lt;/a&gt;</text:p>
          </table:table-cell>
        </table:table-row>
        <table:table-row table:style-name="ro1">
          <table:table-cell office:value-type="string" calcext:value-type="string">
            <text:p>&lt;a href="https://www.justice.gov/epstein/files/DataSet%208/EFTA00015032.flv"&gt;https://www.justice.gov/epstein/files/DataSet%208/EFTA00015032.flv&lt;/a&gt;</text:p>
          </table:table-cell>
        </table:table-row>
        <table:table-row table:style-name="ro1">
          <table:table-cell office:value-type="string" calcext:value-type="string">
            <text:p>&lt;a href="https://www.justice.gov/epstein/files/DataSet%208/EFTA00015032.webm"&gt;https://www.justice.gov/epstein/files/DataSet%208/EFTA00015032.webm&lt;/a&gt;</text:p>
          </table:table-cell>
        </table:table-row>
        <table:table-row table:style-name="ro1">
          <table:table-cell office:value-type="string" calcext:value-type="string">
            <text:p>&lt;a href="https://www.justice.gov/epstein/files/DataSet%208/EFTA00015032.mpg"&gt;https://www.justice.gov/epstein/files/DataSet%208/EFTA00015032.mpg&lt;/a&gt;</text:p>
          </table:table-cell>
        </table:table-row>
        <table:table-row table:style-name="ro1">
          <table:table-cell office:value-type="string" calcext:value-type="string">
            <text:p>&lt;a href="https://www.justice.gov/epstein/files/DataSet%208/EFTA00015032.mpeg"&gt;https://www.justice.gov/epstein/files/DataSet%208/EFTA00015032.mpeg&lt;/a&gt;</text:p>
          </table:table-cell>
        </table:table-row>
        <table:table-row table:style-name="ro1">
          <table:table-cell office:value-type="string" calcext:value-type="string">
            <text:p>&lt;a href="https://www.justice.gov/epstein/files/DataSet%208/EFTA00015032.m4v"&gt;https://www.justice.gov/epstein/files/DataSet%208/EFTA00015032.m4v&lt;/a&gt;</text:p>
          </table:table-cell>
        </table:table-row>
        <table:table-row table:style-name="ro1">
          <table:table-cell office:value-type="string" calcext:value-type="string">
            <text:p>&lt;a href="https://www.justice.gov/epstein/files/DataSet%208/EFTA00015032.ogv"&gt;https://www.justice.gov/epstein/files/DataSet%208/EFTA00015032.ogv&lt;/a&gt;</text:p>
          </table:table-cell>
        </table:table-row>
        <table:table-row table:style-name="ro1">
          <table:table-cell office:value-type="string" calcext:value-type="string">
            <text:p>&lt;a href="https://www.justice.gov/epstein/files/DataSet%208/EFTA00015032.vob"&gt;https://www.justice.gov/epstein/files/DataSet%208/EFTA00015032.vob&lt;/a&gt;</text:p>
          </table:table-cell>
        </table:table-row>
        <table:table-row table:style-name="ro1">
          <table:table-cell office:value-type="string" calcext:value-type="string">
            <text:p>&lt;a href="https://www.justice.gov/epstein/files/DataSet%208/EFTA00015032.3gp"&gt;https://www.justice.gov/epstein/files/DataSet%208/EFTA00015032.3gp&lt;/a&gt;</text:p>
          </table:table-cell>
        </table:table-row>
        <table:table-row table:style-name="ro1">
          <table:table-cell office:value-type="string" calcext:value-type="string">
            <text:p>&lt;a href="https://www.justice.gov/epstein/files/DataSet%208/EFTA00015032.ts"&gt;https://www.justice.gov/epstein/files/DataSet%208/EFTA00015032.ts&lt;/a&gt;</text:p>
          </table:table-cell>
        </table:table-row>
        <table:table-row table:style-name="ro1">
          <table:table-cell office:value-type="string" calcext:value-type="string">
            <text:p>&lt;a href="https://www.justice.gov/epstein/files/DataSet%208/EFTA00015032.rm"&gt;https://www.justice.gov/epstein/files/DataSet%208/EFTA00015032.rm&lt;/a&gt;</text:p>
          </table:table-cell>
        </table:table-row>
        <table:table-row table:style-name="ro1">
          <table:table-cell office:value-type="string" calcext:value-type="string">
            <text:p>&lt;a href="https://www.justice.gov/epstein/files/DataSet%208/EFTA00015032.asf"&gt;https://www.justice.gov/epstein/files/DataSet%208/EFTA00015032.asf&lt;/a&gt;</text:p>
          </table:table-cell>
        </table:table-row>
        <table:table-row table:style-name="ro1">
          <table:table-cell office:value-type="string" calcext:value-type="string">
            <text:p>&lt;a href="https://www.justice.gov/epstein/files/DataSet%208/EFTA00015032.mp3"&gt;https://www.justice.gov/epstein/files/DataSet%208/EFTA00015032.mp3&lt;/a&gt;</text:p>
          </table:table-cell>
        </table:table-row>
        <table:table-row table:style-name="ro1">
          <table:table-cell office:value-type="string" calcext:value-type="string">
            <text:p>&lt;a href="https://www.justice.gov/epstein/files/DataSet%208/EFTA00015032.wav"&gt;https://www.justice.gov/epstein/files/DataSet%208/EFTA00015032.wav&lt;/a&gt;</text:p>
          </table:table-cell>
        </table:table-row>
        <table:table-row table:style-name="ro1">
          <table:table-cell office:value-type="string" calcext:value-type="string">
            <text:p>&lt;a href="https://www.justice.gov/epstein/files/DataSet%208/EFTA00015032.aac"&gt;https://www.justice.gov/epstein/files/DataSet%208/EFTA00015032.aac&lt;/a&gt;</text:p>
          </table:table-cell>
        </table:table-row>
        <table:table-row table:style-name="ro1">
          <table:table-cell office:value-type="string" calcext:value-type="string">
            <text:p>&lt;a href="https://www.justice.gov/epstein/files/DataSet%208/EFTA00015032.m4a"&gt;https://www.justice.gov/epstein/files/DataSet%208/EFTA00015032.m4a&lt;/a&gt;</text:p>
          </table:table-cell>
        </table:table-row>
        <table:table-row table:style-name="ro1">
          <table:table-cell office:value-type="string" calcext:value-type="string">
            <text:p>&lt;a href="https://www.justice.gov/epstein/files/DataSet%208/EFTA00015032.wma"&gt;https://www.justice.gov/epstein/files/DataSet%208/EFTA00015032.wma&lt;/a&gt;</text:p>
          </table:table-cell>
        </table:table-row>
        <table:table-row table:style-name="ro1">
          <table:table-cell office:value-type="string" calcext:value-type="string">
            <text:p>&lt;a href="https://www.justice.gov/epstein/files/DataSet%208/EFTA00015032.ogg"&gt;https://www.justice.gov/epstein/files/DataSet%208/EFTA00015032.ogg&lt;/a&gt;</text:p>
          </table:table-cell>
        </table:table-row>
        <table:table-row table:style-name="ro1">
          <table:table-cell office:value-type="string" calcext:value-type="string">
            <text:p>&lt;a href="https://www.justice.gov/epstein/files/DataSet%208/EFTA00015032.flac"&gt;https://www.justice.gov/epstein/files/DataSet%208/EFTA00015032.flac&lt;/a&gt;</text:p>
          </table:table-cell>
        </table:table-row>
        <table:table-row table:style-name="ro1">
          <table:table-cell office:value-type="string" calcext:value-type="string">
            <text:p>&lt;a href="https://www.justice.gov/epstein/files/DataSet%208/EFTA00015032.aiff"&gt;https://www.justice.gov/epstein/files/DataSet%208/EFTA00015032.aiff&lt;/a&gt;</text:p>
          </table:table-cell>
        </table:table-row>
        <table:table-row table:style-name="ro1">
          <table:table-cell office:value-type="string" calcext:value-type="string">
            <text:p>&lt;a href="https://www.justice.gov/epstein/files/DataSet%208/EFTA00015032.mid"&gt;https://www.justice.gov/epstein/files/DataSet%208/EFTA00015032.mid&lt;/a&gt;</text:p>
          </table:table-cell>
        </table:table-row>
        <table:table-row table:style-name="ro1">
          <table:table-cell office:value-type="string" calcext:value-type="string">
            <text:p>&lt;a href="https://www.justice.gov/epstein/files/DataSet%208/EFTA00015032.midi"&gt;https://www.justice.gov/epstein/files/DataSet%208/EFTA00015032.midi&lt;/a&gt;</text:p>
          </table:table-cell>
        </table:table-row>
        <table:table-row table:style-name="ro1">
          <table:table-cell office:value-type="string" calcext:value-type="string">
            <text:p>&lt;a href="https://www.justice.gov/epstein/files/DataSet%208/EFTA00015032.amr"&gt;https://www.justice.gov/epstein/files/DataSet%208/EFTA00015032.amr&lt;/a&gt;</text:p>
          </table:table-cell>
        </table:table-row>
        <table:table-row table:style-name="ro1">
          <table:table-cell office:value-type="string" calcext:value-type="string">
            <text:p>&lt;a href="https://www.justice.gov/epstein/files/DataSet%208/EFTA00015032.ra"&gt;https://www.justice.gov/epstein/files/DataSet%208/EFTA00015032.ra&lt;/a&gt;</text:p>
          </table:table-cell>
        </table:table-row>
        <table:table-row table:style-name="ro1">
          <table:table-cell office:value-type="string" calcext:value-type="string">
            <text:p>&lt;a href="https://www.justice.gov/epstein/files/DataSet%208/EFTA00015032.opus"&gt;https://www.justice.gov/epstein/files/DataSet%208/EFTA00015032.opus&lt;/a&gt;</text:p>
          </table:table-cell>
        </table:table-row>
        <table:table-row table:style-name="ro1">
          <table:table-cell office:value-type="string" calcext:value-type="string">
            <text:p>&lt;a href="https://www.justice.gov/epstein/files/DataSet%208/EFTA00015032.jpg"&gt;https://www.justice.gov/epstein/files/DataSet%208/EFTA00015032.jpg&lt;/a&gt;</text:p>
          </table:table-cell>
        </table:table-row>
        <table:table-row table:style-name="ro1">
          <table:table-cell office:value-type="string" calcext:value-type="string">
            <text:p>&lt;a href="https://www.justice.gov/epstein/files/DataSet%208/EFTA00015032.jpeg"&gt;https://www.justice.gov/epstein/files/DataSet%208/EFTA00015032.jpeg&lt;/a&gt;</text:p>
          </table:table-cell>
        </table:table-row>
        <table:table-row table:style-name="ro1">
          <table:table-cell office:value-type="string" calcext:value-type="string">
            <text:p>&lt;a href="https://www.justice.gov/epstein/files/DataSet%208/EFTA00015032.png"&gt;https://www.justice.gov/epstein/files/DataSet%208/EFTA00015032.png&lt;/a&gt;</text:p>
          </table:table-cell>
        </table:table-row>
        <table:table-row table:style-name="ro1">
          <table:table-cell office:value-type="string" calcext:value-type="string">
            <text:p>&lt;a href="https://www.justice.gov/epstein/files/DataSet%208/EFTA00015032.gif"&gt;https://www.justice.gov/epstein/files/DataSet%208/EFTA00015032.gif&lt;/a&gt;</text:p>
          </table:table-cell>
        </table:table-row>
        <table:table-row table:style-name="ro1">
          <table:table-cell office:value-type="string" calcext:value-type="string">
            <text:p>&lt;a href="https://www.justice.gov/epstein/files/DataSet%208/EFTA00015032.bmp"&gt;https://www.justice.gov/epstein/files/DataSet%208/EFTA00015032.bmp&lt;/a&gt;</text:p>
          </table:table-cell>
        </table:table-row>
        <table:table-row table:style-name="ro1">
          <table:table-cell office:value-type="string" calcext:value-type="string">
            <text:p>&lt;a href="https://www.justice.gov/epstein/files/DataSet%208/EFTA00015032.tif"&gt;https://www.justice.gov/epstein/files/DataSet%208/EFTA00015032.tif&lt;/a&gt;</text:p>
          </table:table-cell>
        </table:table-row>
        <table:table-row table:style-name="ro1">
          <table:table-cell office:value-type="string" calcext:value-type="string">
            <text:p>&lt;a href="https://www.justice.gov/epstein/files/DataSet%208/EFTA00015032.tiff"&gt;https://www.justice.gov/epstein/files/DataSet%208/EFTA00015032.tiff&lt;/a&gt;</text:p>
          </table:table-cell>
        </table:table-row>
        <table:table-row table:style-name="ro1">
          <table:table-cell office:value-type="string" calcext:value-type="string">
            <text:p>&lt;a href="https://www.justice.gov/epstein/files/DataSet%208/EFTA00015032.webp"&gt;https://www.justice.gov/epstein/files/DataSet%208/EFTA00015032.webp&lt;/a&gt;</text:p>
          </table:table-cell>
        </table:table-row>
        <table:table-row table:style-name="ro1">
          <table:table-cell office:value-type="string" calcext:value-type="string">
            <text:p>&lt;a href="https://www.justice.gov/epstein/files/DataSet%208/EFTA00015032.heic"&gt;https://www.justice.gov/epstein/files/DataSet%208/EFTA00015032.heic&lt;/a&gt;</text:p>
          </table:table-cell>
        </table:table-row>
        <table:table-row table:style-name="ro1">
          <table:table-cell office:value-type="string" calcext:value-type="string">
            <text:p>&lt;a href="https://www.justice.gov/epstein/files/DataSet%208/EFTA00015032.heif"&gt;https://www.justice.gov/epstein/files/DataSet%208/EFTA00015032.heif&lt;/a&gt;</text:p>
          </table:table-cell>
        </table:table-row>
        <table:table-row table:style-name="ro1">
          <table:table-cell office:value-type="string" calcext:value-type="string">
            <text:p>&lt;a href="https://www.justice.gov/epstein/files/DataSet%208/EFTA00015032.psd"&gt;https://www.justice.gov/epstein/files/DataSet%208/EFTA00015032.psd&lt;/a&gt;</text:p>
          </table:table-cell>
        </table:table-row>
        <table:table-row table:style-name="ro1">
          <table:table-cell office:value-type="string" calcext:value-type="string">
            <text:p>&lt;a href="https://www.justice.gov/epstein/files/DataSet%208/EFTA00015032.eps"&gt;https://www.justice.gov/epstein/files/DataSet%208/EFTA00015032.eps&lt;/a&gt;</text:p>
          </table:table-cell>
        </table:table-row>
        <table:table-row table:style-name="ro1">
          <table:table-cell office:value-type="string" calcext:value-type="string">
            <text:p>&lt;a href="https://www.justice.gov/epstein/files/DataSet%208/EFTA00015032.raw"&gt;https://www.justice.gov/epstein/files/DataSet%208/EFTA00015032.raw&lt;/a&gt;</text:p>
          </table:table-cell>
        </table:table-row>
        <table:table-row table:style-name="ro1">
          <table:table-cell office:value-type="string" calcext:value-type="string">
            <text:p>&lt;a href="https://www.justice.gov/epstein/files/DataSet%208/EFTA00015032.svg"&gt;https://www.justice.gov/epstein/files/DataSet%208/EFTA00015032.svg&lt;/a&gt;</text:p>
          </table:table-cell>
        </table:table-row>
        <table:table-row table:style-name="ro1">
          <table:table-cell office:value-type="string" calcext:value-type="string">
            <text:p>&lt;a href="https://www.justice.gov/epstein/files/DataSet%208/EFTA00015032.pcx"&gt;https://www.justice.gov/epstein/files/DataSet%208/EFTA00015032.pcx&lt;/a&gt;</text:p>
          </table:table-cell>
        </table:table-row>
        <table:table-row table:style-name="ro1">
          <table:table-cell office:value-type="string" calcext:value-type="string">
            <text:p>&lt;a href="https://www.justice.gov/epstein/files/DataSet%208/EFTA00015032.doc"&gt;https://www.justice.gov/epstein/files/DataSet%208/EFTA00015032.doc&lt;/a&gt;</text:p>
          </table:table-cell>
        </table:table-row>
        <table:table-row table:style-name="ro1">
          <table:table-cell office:value-type="string" calcext:value-type="string">
            <text:p>&lt;a href="https://www.justice.gov/epstein/files/DataSet%208/EFTA00015032.docx"&gt;https://www.justice.gov/epstein/files/DataSet%208/EFTA00015032.docx&lt;/a&gt;</text:p>
          </table:table-cell>
        </table:table-row>
        <table:table-row table:style-name="ro1">
          <table:table-cell office:value-type="string" calcext:value-type="string">
            <text:p>&lt;a href="https://www.justice.gov/epstein/files/DataSet%208/EFTA00015032.docm"&gt;https://www.justice.gov/epstein/files/DataSet%208/EFTA00015032.docm&lt;/a&gt;</text:p>
          </table:table-cell>
        </table:table-row>
        <table:table-row table:style-name="ro1">
          <table:table-cell office:value-type="string" calcext:value-type="string">
            <text:p>&lt;a href="https://www.justice.gov/epstein/files/DataSet%208/EFTA00015032.rtf"&gt;https://www.justice.gov/epstein/files/DataSet%208/EFTA00015032.rtf&lt;/a&gt;</text:p>
          </table:table-cell>
        </table:table-row>
        <table:table-row table:style-name="ro1">
          <table:table-cell office:value-type="string" calcext:value-type="string">
            <text:p>&lt;a href="https://www.justice.gov/epstein/files/DataSet%208/EFTA00015032.odt"&gt;https://www.justice.gov/epstein/files/DataSet%208/EFTA00015032.odt&lt;/a&gt;</text:p>
          </table:table-cell>
        </table:table-row>
        <table:table-row table:style-name="ro1">
          <table:table-cell office:value-type="string" calcext:value-type="string">
            <text:p>&lt;a href="https://www.justice.gov/epstein/files/DataSet%208/EFTA00015032.txt"&gt;https://www.justice.gov/epstein/files/DataSet%208/EFTA00015032.txt&lt;/a&gt;</text:p>
          </table:table-cell>
        </table:table-row>
        <table:table-row table:style-name="ro1">
          <table:table-cell office:value-type="string" calcext:value-type="string">
            <text:p>&lt;a href="https://www.justice.gov/epstein/files/DataSet%208/EFTA00015032.wps"&gt;https://www.justice.gov/epstein/files/DataSet%208/EFTA00015032.wps&lt;/a&gt;</text:p>
          </table:table-cell>
        </table:table-row>
        <table:table-row table:style-name="ro1">
          <table:table-cell office:value-type="string" calcext:value-type="string">
            <text:p>&lt;a href="https://www.justice.gov/epstein/files/DataSet%208/EFTA00015032.dot"&gt;https://www.justice.gov/epstein/files/DataSet%208/EFTA00015032.dot&lt;/a&gt;</text:p>
          </table:table-cell>
        </table:table-row>
        <table:table-row table:style-name="ro1">
          <table:table-cell office:value-type="string" calcext:value-type="string">
            <text:p>&lt;a href="https://www.justice.gov/epstein/files/DataSet%208/EFTA00015032.dotx"&gt;https://www.justice.gov/epstein/files/DataSet%208/EFTA00015032.dotx&lt;/a&gt;</text:p>
          </table:table-cell>
        </table:table-row>
        <table:table-row table:style-name="ro1">
          <table:table-cell office:value-type="string" calcext:value-type="string">
            <text:p>&lt;a href="https://www.justice.gov/epstein/files/DataSet%208/EFTA00015032.abw"&gt;https://www.justice.gov/epstein/files/DataSet%208/EFTA00015032.abw&lt;/a&gt;</text:p>
          </table:table-cell>
        </table:table-row>
        <table:table-row table:style-name="ro1">
          <table:table-cell office:value-type="string" calcext:value-type="string">
            <text:p>&lt;a href="https://www.justice.gov/epstein/files/DataSet%208/EFTA00015032.ppt"&gt;https://www.justice.gov/epstein/files/DataSet%208/EFTA00015032.ppt&lt;/a&gt;</text:p>
          </table:table-cell>
        </table:table-row>
        <table:table-row table:style-name="ro1">
          <table:table-cell office:value-type="string" calcext:value-type="string">
            <text:p>&lt;a href="https://www.justice.gov/epstein/files/DataSet%208/EFTA00015032.pptx"&gt;https://www.justice.gov/epstein/files/DataSet%208/EFTA00015032.pptx&lt;/a&gt;</text:p>
          </table:table-cell>
        </table:table-row>
        <table:table-row table:style-name="ro1">
          <table:table-cell office:value-type="string" calcext:value-type="string">
            <text:p>&lt;a href="https://www.justice.gov/epstein/files/DataSet%208/EFTA00015032.pptm"&gt;https://www.justice.gov/epstein/files/DataSet%208/EFTA00015032.pptm&lt;/a&gt;</text:p>
          </table:table-cell>
        </table:table-row>
        <table:table-row table:style-name="ro1">
          <table:table-cell office:value-type="string" calcext:value-type="string">
            <text:p>&lt;a href="https://www.justice.gov/epstein/files/DataSet%208/EFTA00015032.pps"&gt;https://www.justice.gov/epstein/files/DataSet%208/EFTA00015032.pps&lt;/a&gt;</text:p>
          </table:table-cell>
        </table:table-row>
        <table:table-row table:style-name="ro1">
          <table:table-cell office:value-type="string" calcext:value-type="string">
            <text:p>&lt;a href="https://www.justice.gov/epstein/files/DataSet%208/EFTA00015032.ppsx"&gt;https://www.justice.gov/epstein/files/DataSet%208/EFTA00015032.ppsx&lt;/a&gt;</text:p>
          </table:table-cell>
        </table:table-row>
        <table:table-row table:style-name="ro1">
          <table:table-cell office:value-type="string" calcext:value-type="string">
            <text:p>&lt;a href="https://www.justice.gov/epstein/files/DataSet%208/EFTA00015032.pot"&gt;https://www.justice.gov/epstein/files/DataSet%208/EFTA00015032.pot&lt;/a&gt;</text:p>
          </table:table-cell>
        </table:table-row>
        <table:table-row table:style-name="ro1">
          <table:table-cell office:value-type="string" calcext:value-type="string">
            <text:p>&lt;a href="https://www.justice.gov/epstein/files/DataSet%208/EFTA00015032.potx"&gt;https://www.justice.gov/epstein/files/DataSet%208/EFTA00015032.potx&lt;/a&gt;</text:p>
          </table:table-cell>
        </table:table-row>
        <table:table-row table:style-name="ro1">
          <table:table-cell office:value-type="string" calcext:value-type="string">
            <text:p>&lt;a href="https://www.justice.gov/epstein/files/DataSet%208/EFTA00015032.odp"&gt;https://www.justice.gov/epstein/files/DataSet%208/EFTA00015032.odp&lt;/a&gt;</text:p>
          </table:table-cell>
        </table:table-row>
        <table:table-row table:style-name="ro1">
          <table:table-cell office:value-type="string" calcext:value-type="string">
            <text:p>&lt;a href="https://www.justice.gov/epstein/files/DataSet%208/EFTA00015032.key"&gt;https://www.justice.gov/epstein/files/DataSet%208/EFTA00015032.key&lt;/a&gt;</text:p>
          </table:table-cell>
        </table:table-row>
        <table:table-row table:style-name="ro1">
          <table:table-cell office:value-type="string" calcext:value-type="string">
            <text:p>&lt;a href="https://www.justice.gov/epstein/files/DataSet%208/EFTA00015032.xls"&gt;https://www.justice.gov/epstein/files/DataSet%208/EFTA00015032.xls&lt;/a&gt;</text:p>
          </table:table-cell>
        </table:table-row>
        <table:table-row table:style-name="ro1">
          <table:table-cell office:value-type="string" calcext:value-type="string">
            <text:p>&lt;a href="https://www.justice.gov/epstein/files/DataSet%208/EFTA00015032.xlsx"&gt;https://www.justice.gov/epstein/files/DataSet%208/EFTA00015032.xlsx&lt;/a&gt;</text:p>
          </table:table-cell>
        </table:table-row>
        <table:table-row table:style-name="ro1">
          <table:table-cell office:value-type="string" calcext:value-type="string">
            <text:p>&lt;a href="https://www.justice.gov/epstein/files/DataSet%208/EFTA00015032.xlsm"&gt;https://www.justice.gov/epstein/files/DataSet%208/EFTA00015032.xlsm&lt;/a&gt;</text:p>
          </table:table-cell>
        </table:table-row>
        <table:table-row table:style-name="ro1">
          <table:table-cell office:value-type="string" calcext:value-type="string">
            <text:p>&lt;a href="https://www.justice.gov/epstein/files/DataSet%208/EFTA00015032.xlt"&gt;https://www.justice.gov/epstein/files/DataSet%208/EFTA00015032.xlt&lt;/a&gt;</text:p>
          </table:table-cell>
        </table:table-row>
        <table:table-row table:style-name="ro1">
          <table:table-cell office:value-type="string" calcext:value-type="string">
            <text:p>&lt;a href="https://www.justice.gov/epstein/files/DataSet%208/EFTA00015032.xltx"&gt;https://www.justice.gov/epstein/files/DataSet%208/EFTA00015032.xltx&lt;/a&gt;</text:p>
          </table:table-cell>
        </table:table-row>
        <table:table-row table:style-name="ro1">
          <table:table-cell office:value-type="string" calcext:value-type="string">
            <text:p>&lt;a href="https://www.justice.gov/epstein/files/DataSet%208/EFTA00015032.ods"&gt;https://www.justice.gov/epstein/files/DataSet%208/EFTA00015032.ods&lt;/a&gt;</text:p>
          </table:table-cell>
        </table:table-row>
        <table:table-row table:style-name="ro1">
          <table:table-cell office:value-type="string" calcext:value-type="string">
            <text:p>&lt;a href="https://www.justice.gov/epstein/files/DataSet%208/EFTA00015032.csv"&gt;https://www.justice.gov/epstein/files/DataSet%208/EFTA00015032.csv&lt;/a&gt;</text:p>
          </table:table-cell>
        </table:table-row>
        <table:table-row table:style-name="ro1">
          <table:table-cell office:value-type="string" calcext:value-type="string">
            <text:p>&lt;a href="https://www.justice.gov/epstein/files/DataSet%208/EFTA00015032.numbers"&gt;https://www.justice.gov/epstein/files/DataSet%208/EFTA00015032.numbers&lt;/a&gt;</text:p>
          </table:table-cell>
        </table:table-row>
        <table:table-row table:style-name="ro1">
          <table:table-cell office:value-type="string" calcext:value-type="string">
            <text:p>&lt;a href="https://www.justice.gov/epstein/files/DataSet%208/EFTA00015032.wks"&gt;https://www.justice.gov/epstein/files/DataSet%208/EFTA00015032.wks&lt;/a&gt;</text:p>
          </table:table-cell>
        </table:table-row>
        <table:table-row table:style-name="ro1">
          <table:table-cell office:value-type="string" calcext:value-type="string">
            <text:p>&lt;a href="https://www.justice.gov/epstein/files/DataSet%208/EFTA00016155.avi"&gt;https://www.justice.gov/epstein/files/DataSet%208/EFTA00016155.avi&lt;/a&gt;</text:p>
          </table:table-cell>
        </table:table-row>
        <table:table-row table:style-name="ro1">
          <table:table-cell office:value-type="string" calcext:value-type="string">
            <text:p>&lt;a href="https://www.justice.gov/epstein/files/DataSet%208/EFTA00016155.mp4"&gt;https://www.justice.gov/epstein/files/DataSet%208/EFTA00016155.mp4&lt;/a&gt;</text:p>
          </table:table-cell>
        </table:table-row>
        <table:table-row table:style-name="ro1">
          <table:table-cell office:value-type="string" calcext:value-type="string">
            <text:p>&lt;a href="https://www.justice.gov/epstein/files/DataSet%208/EFTA00016155.mkv"&gt;https://www.justice.gov/epstein/files/DataSet%208/EFTA00016155.mkv&lt;/a&gt;</text:p>
          </table:table-cell>
        </table:table-row>
        <table:table-row table:style-name="ro1">
          <table:table-cell office:value-type="string" calcext:value-type="string">
            <text:p>&lt;a href="https://www.justice.gov/epstein/files/DataSet%208/EFTA00016155.mov"&gt;https://www.justice.gov/epstein/files/DataSet%208/EFTA00016155.mov&lt;/a&gt;</text:p>
          </table:table-cell>
        </table:table-row>
        <table:table-row table:style-name="ro1">
          <table:table-cell office:value-type="string" calcext:value-type="string">
            <text:p>&lt;a href="https://www.justice.gov/epstein/files/DataSet%208/EFTA00016155.wmv"&gt;https://www.justice.gov/epstein/files/DataSet%208/EFTA00016155.wmv&lt;/a&gt;</text:p>
          </table:table-cell>
        </table:table-row>
        <table:table-row table:style-name="ro1">
          <table:table-cell office:value-type="string" calcext:value-type="string">
            <text:p>&lt;a href="https://www.justice.gov/epstein/files/DataSet%208/EFTA00016155.flv"&gt;https://www.justice.gov/epstein/files/DataSet%208/EFTA00016155.flv&lt;/a&gt;</text:p>
          </table:table-cell>
        </table:table-row>
        <table:table-row table:style-name="ro1">
          <table:table-cell office:value-type="string" calcext:value-type="string">
            <text:p>&lt;a href="https://www.justice.gov/epstein/files/DataSet%208/EFTA00016155.webm"&gt;https://www.justice.gov/epstein/files/DataSet%208/EFTA00016155.webm&lt;/a&gt;</text:p>
          </table:table-cell>
        </table:table-row>
        <table:table-row table:style-name="ro1">
          <table:table-cell office:value-type="string" calcext:value-type="string">
            <text:p>&lt;a href="https://www.justice.gov/epstein/files/DataSet%208/EFTA00016155.mpg"&gt;https://www.justice.gov/epstein/files/DataSet%208/EFTA00016155.mpg&lt;/a&gt;</text:p>
          </table:table-cell>
        </table:table-row>
        <table:table-row table:style-name="ro1">
          <table:table-cell office:value-type="string" calcext:value-type="string">
            <text:p>&lt;a href="https://www.justice.gov/epstein/files/DataSet%208/EFTA00016155.mpeg"&gt;https://www.justice.gov/epstein/files/DataSet%208/EFTA00016155.mpeg&lt;/a&gt;</text:p>
          </table:table-cell>
        </table:table-row>
        <table:table-row table:style-name="ro1">
          <table:table-cell office:value-type="string" calcext:value-type="string">
            <text:p>&lt;a href="https://www.justice.gov/epstein/files/DataSet%208/EFTA00016155.m4v"&gt;https://www.justice.gov/epstein/files/DataSet%208/EFTA00016155.m4v&lt;/a&gt;</text:p>
          </table:table-cell>
        </table:table-row>
        <table:table-row table:style-name="ro1">
          <table:table-cell office:value-type="string" calcext:value-type="string">
            <text:p>&lt;a href="https://www.justice.gov/epstein/files/DataSet%208/EFTA00016155.ogv"&gt;https://www.justice.gov/epstein/files/DataSet%208/EFTA00016155.ogv&lt;/a&gt;</text:p>
          </table:table-cell>
        </table:table-row>
        <table:table-row table:style-name="ro1">
          <table:table-cell office:value-type="string" calcext:value-type="string">
            <text:p>&lt;a href="https://www.justice.gov/epstein/files/DataSet%208/EFTA00016155.vob"&gt;https://www.justice.gov/epstein/files/DataSet%208/EFTA00016155.vob&lt;/a&gt;</text:p>
          </table:table-cell>
        </table:table-row>
        <table:table-row table:style-name="ro1">
          <table:table-cell office:value-type="string" calcext:value-type="string">
            <text:p>&lt;a href="https://www.justice.gov/epstein/files/DataSet%208/EFTA00016155.3gp"&gt;https://www.justice.gov/epstein/files/DataSet%208/EFTA00016155.3gp&lt;/a&gt;</text:p>
          </table:table-cell>
        </table:table-row>
        <table:table-row table:style-name="ro1">
          <table:table-cell office:value-type="string" calcext:value-type="string">
            <text:p>&lt;a href="https://www.justice.gov/epstein/files/DataSet%208/EFTA00016155.ts"&gt;https://www.justice.gov/epstein/files/DataSet%208/EFTA00016155.ts&lt;/a&gt;</text:p>
          </table:table-cell>
        </table:table-row>
        <table:table-row table:style-name="ro1">
          <table:table-cell office:value-type="string" calcext:value-type="string">
            <text:p>&lt;a href="https://www.justice.gov/epstein/files/DataSet%208/EFTA00016155.rm"&gt;https://www.justice.gov/epstein/files/DataSet%208/EFTA00016155.rm&lt;/a&gt;</text:p>
          </table:table-cell>
        </table:table-row>
        <table:table-row table:style-name="ro1">
          <table:table-cell office:value-type="string" calcext:value-type="string">
            <text:p>&lt;a href="https://www.justice.gov/epstein/files/DataSet%208/EFTA00016155.asf"&gt;https://www.justice.gov/epstein/files/DataSet%208/EFTA00016155.asf&lt;/a&gt;</text:p>
          </table:table-cell>
        </table:table-row>
        <table:table-row table:style-name="ro1">
          <table:table-cell office:value-type="string" calcext:value-type="string">
            <text:p>&lt;a href="https://www.justice.gov/epstein/files/DataSet%208/EFTA00016155.mp3"&gt;https://www.justice.gov/epstein/files/DataSet%208/EFTA00016155.mp3&lt;/a&gt;</text:p>
          </table:table-cell>
        </table:table-row>
        <table:table-row table:style-name="ro1">
          <table:table-cell office:value-type="string" calcext:value-type="string">
            <text:p>&lt;a href="https://www.justice.gov/epstein/files/DataSet%208/EFTA00016155.wav"&gt;https://www.justice.gov/epstein/files/DataSet%208/EFTA00016155.wav&lt;/a&gt;</text:p>
          </table:table-cell>
        </table:table-row>
        <table:table-row table:style-name="ro1">
          <table:table-cell office:value-type="string" calcext:value-type="string">
            <text:p>&lt;a href="https://www.justice.gov/epstein/files/DataSet%208/EFTA00016155.aac"&gt;https://www.justice.gov/epstein/files/DataSet%208/EFTA00016155.aac&lt;/a&gt;</text:p>
          </table:table-cell>
        </table:table-row>
        <table:table-row table:style-name="ro1">
          <table:table-cell office:value-type="string" calcext:value-type="string">
            <text:p>&lt;a href="https://www.justice.gov/epstein/files/DataSet%208/EFTA00016155.m4a"&gt;https://www.justice.gov/epstein/files/DataSet%208/EFTA00016155.m4a&lt;/a&gt;</text:p>
          </table:table-cell>
        </table:table-row>
        <table:table-row table:style-name="ro1">
          <table:table-cell office:value-type="string" calcext:value-type="string">
            <text:p>&lt;a href="https://www.justice.gov/epstein/files/DataSet%208/EFTA00016155.wma"&gt;https://www.justice.gov/epstein/files/DataSet%208/EFTA00016155.wma&lt;/a&gt;</text:p>
          </table:table-cell>
        </table:table-row>
        <table:table-row table:style-name="ro1">
          <table:table-cell office:value-type="string" calcext:value-type="string">
            <text:p>&lt;a href="https://www.justice.gov/epstein/files/DataSet%208/EFTA00016155.ogg"&gt;https://www.justice.gov/epstein/files/DataSet%208/EFTA00016155.ogg&lt;/a&gt;</text:p>
          </table:table-cell>
        </table:table-row>
        <table:table-row table:style-name="ro1">
          <table:table-cell office:value-type="string" calcext:value-type="string">
            <text:p>&lt;a href="https://www.justice.gov/epstein/files/DataSet%208/EFTA00016155.flac"&gt;https://www.justice.gov/epstein/files/DataSet%208/EFTA00016155.flac&lt;/a&gt;</text:p>
          </table:table-cell>
        </table:table-row>
        <table:table-row table:style-name="ro1">
          <table:table-cell office:value-type="string" calcext:value-type="string">
            <text:p>&lt;a href="https://www.justice.gov/epstein/files/DataSet%208/EFTA00016155.aiff"&gt;https://www.justice.gov/epstein/files/DataSet%208/EFTA00016155.aiff&lt;/a&gt;</text:p>
          </table:table-cell>
        </table:table-row>
        <table:table-row table:style-name="ro1">
          <table:table-cell office:value-type="string" calcext:value-type="string">
            <text:p>&lt;a href="https://www.justice.gov/epstein/files/DataSet%208/EFTA00016155.mid"&gt;https://www.justice.gov/epstein/files/DataSet%208/EFTA00016155.mid&lt;/a&gt;</text:p>
          </table:table-cell>
        </table:table-row>
        <table:table-row table:style-name="ro1">
          <table:table-cell office:value-type="string" calcext:value-type="string">
            <text:p>&lt;a href="https://www.justice.gov/epstein/files/DataSet%208/EFTA00016155.midi"&gt;https://www.justice.gov/epstein/files/DataSet%208/EFTA00016155.midi&lt;/a&gt;</text:p>
          </table:table-cell>
        </table:table-row>
        <table:table-row table:style-name="ro1">
          <table:table-cell office:value-type="string" calcext:value-type="string">
            <text:p>&lt;a href="https://www.justice.gov/epstein/files/DataSet%208/EFTA00016155.amr"&gt;https://www.justice.gov/epstein/files/DataSet%208/EFTA00016155.amr&lt;/a&gt;</text:p>
          </table:table-cell>
        </table:table-row>
        <table:table-row table:style-name="ro1">
          <table:table-cell office:value-type="string" calcext:value-type="string">
            <text:p>&lt;a href="https://www.justice.gov/epstein/files/DataSet%208/EFTA00016155.ra"&gt;https://www.justice.gov/epstein/files/DataSet%208/EFTA00016155.ra&lt;/a&gt;</text:p>
          </table:table-cell>
        </table:table-row>
        <table:table-row table:style-name="ro1">
          <table:table-cell office:value-type="string" calcext:value-type="string">
            <text:p>&lt;a href="https://www.justice.gov/epstein/files/DataSet%208/EFTA00016155.opus"&gt;https://www.justice.gov/epstein/files/DataSet%208/EFTA00016155.opus&lt;/a&gt;</text:p>
          </table:table-cell>
        </table:table-row>
        <table:table-row table:style-name="ro1">
          <table:table-cell office:value-type="string" calcext:value-type="string">
            <text:p>&lt;a href="https://www.justice.gov/epstein/files/DataSet%208/EFTA00016155.jpg"&gt;https://www.justice.gov/epstein/files/DataSet%208/EFTA00016155.jpg&lt;/a&gt;</text:p>
          </table:table-cell>
        </table:table-row>
        <table:table-row table:style-name="ro1">
          <table:table-cell office:value-type="string" calcext:value-type="string">
            <text:p>&lt;a href="https://www.justice.gov/epstein/files/DataSet%208/EFTA00016155.jpeg"&gt;https://www.justice.gov/epstein/files/DataSet%208/EFTA00016155.jpeg&lt;/a&gt;</text:p>
          </table:table-cell>
        </table:table-row>
        <table:table-row table:style-name="ro1">
          <table:table-cell office:value-type="string" calcext:value-type="string">
            <text:p>&lt;a href="https://www.justice.gov/epstein/files/DataSet%208/EFTA00016155.png"&gt;https://www.justice.gov/epstein/files/DataSet%208/EFTA00016155.png&lt;/a&gt;</text:p>
          </table:table-cell>
        </table:table-row>
        <table:table-row table:style-name="ro1">
          <table:table-cell office:value-type="string" calcext:value-type="string">
            <text:p>&lt;a href="https://www.justice.gov/epstein/files/DataSet%208/EFTA00016155.gif"&gt;https://www.justice.gov/epstein/files/DataSet%208/EFTA00016155.gif&lt;/a&gt;</text:p>
          </table:table-cell>
        </table:table-row>
        <table:table-row table:style-name="ro1">
          <table:table-cell office:value-type="string" calcext:value-type="string">
            <text:p>&lt;a href="https://www.justice.gov/epstein/files/DataSet%208/EFTA00016155.bmp"&gt;https://www.justice.gov/epstein/files/DataSet%208/EFTA00016155.bmp&lt;/a&gt;</text:p>
          </table:table-cell>
        </table:table-row>
        <table:table-row table:style-name="ro1">
          <table:table-cell office:value-type="string" calcext:value-type="string">
            <text:p>&lt;a href="https://www.justice.gov/epstein/files/DataSet%208/EFTA00016155.tif"&gt;https://www.justice.gov/epstein/files/DataSet%208/EFTA00016155.tif&lt;/a&gt;</text:p>
          </table:table-cell>
        </table:table-row>
        <table:table-row table:style-name="ro1">
          <table:table-cell office:value-type="string" calcext:value-type="string">
            <text:p>&lt;a href="https://www.justice.gov/epstein/files/DataSet%208/EFTA00016155.tiff"&gt;https://www.justice.gov/epstein/files/DataSet%208/EFTA00016155.tiff&lt;/a&gt;</text:p>
          </table:table-cell>
        </table:table-row>
        <table:table-row table:style-name="ro1">
          <table:table-cell office:value-type="string" calcext:value-type="string">
            <text:p>&lt;a href="https://www.justice.gov/epstein/files/DataSet%208/EFTA00016155.webp"&gt;https://www.justice.gov/epstein/files/DataSet%208/EFTA00016155.webp&lt;/a&gt;</text:p>
          </table:table-cell>
        </table:table-row>
        <table:table-row table:style-name="ro1">
          <table:table-cell office:value-type="string" calcext:value-type="string">
            <text:p>&lt;a href="https://www.justice.gov/epstein/files/DataSet%208/EFTA00016155.heic"&gt;https://www.justice.gov/epstein/files/DataSet%208/EFTA00016155.heic&lt;/a&gt;</text:p>
          </table:table-cell>
        </table:table-row>
        <table:table-row table:style-name="ro1">
          <table:table-cell office:value-type="string" calcext:value-type="string">
            <text:p>&lt;a href="https://www.justice.gov/epstein/files/DataSet%208/EFTA00016155.heif"&gt;https://www.justice.gov/epstein/files/DataSet%208/EFTA00016155.heif&lt;/a&gt;</text:p>
          </table:table-cell>
        </table:table-row>
        <table:table-row table:style-name="ro1">
          <table:table-cell office:value-type="string" calcext:value-type="string">
            <text:p>&lt;a href="https://www.justice.gov/epstein/files/DataSet%208/EFTA00016155.psd"&gt;https://www.justice.gov/epstein/files/DataSet%208/EFTA00016155.psd&lt;/a&gt;</text:p>
          </table:table-cell>
        </table:table-row>
        <table:table-row table:style-name="ro1">
          <table:table-cell office:value-type="string" calcext:value-type="string">
            <text:p>&lt;a href="https://www.justice.gov/epstein/files/DataSet%208/EFTA00016155.eps"&gt;https://www.justice.gov/epstein/files/DataSet%208/EFTA00016155.eps&lt;/a&gt;</text:p>
          </table:table-cell>
        </table:table-row>
        <table:table-row table:style-name="ro1">
          <table:table-cell office:value-type="string" calcext:value-type="string">
            <text:p>&lt;a href="https://www.justice.gov/epstein/files/DataSet%208/EFTA00016155.raw"&gt;https://www.justice.gov/epstein/files/DataSet%208/EFTA00016155.raw&lt;/a&gt;</text:p>
          </table:table-cell>
        </table:table-row>
        <table:table-row table:style-name="ro1">
          <table:table-cell office:value-type="string" calcext:value-type="string">
            <text:p>&lt;a href="https://www.justice.gov/epstein/files/DataSet%208/EFTA00016155.svg"&gt;https://www.justice.gov/epstein/files/DataSet%208/EFTA00016155.svg&lt;/a&gt;</text:p>
          </table:table-cell>
        </table:table-row>
        <table:table-row table:style-name="ro1">
          <table:table-cell office:value-type="string" calcext:value-type="string">
            <text:p>&lt;a href="https://www.justice.gov/epstein/files/DataSet%208/EFTA00016155.pcx"&gt;https://www.justice.gov/epstein/files/DataSet%208/EFTA00016155.pcx&lt;/a&gt;</text:p>
          </table:table-cell>
        </table:table-row>
        <table:table-row table:style-name="ro1">
          <table:table-cell office:value-type="string" calcext:value-type="string">
            <text:p>&lt;a href="https://www.justice.gov/epstein/files/DataSet%208/EFTA00016155.doc"&gt;https://www.justice.gov/epstein/files/DataSet%208/EFTA00016155.doc&lt;/a&gt;</text:p>
          </table:table-cell>
        </table:table-row>
        <table:table-row table:style-name="ro1">
          <table:table-cell office:value-type="string" calcext:value-type="string">
            <text:p>&lt;a href="https://www.justice.gov/epstein/files/DataSet%208/EFTA00016155.docx"&gt;https://www.justice.gov/epstein/files/DataSet%208/EFTA00016155.docx&lt;/a&gt;</text:p>
          </table:table-cell>
        </table:table-row>
        <table:table-row table:style-name="ro1">
          <table:table-cell office:value-type="string" calcext:value-type="string">
            <text:p>&lt;a href="https://www.justice.gov/epstein/files/DataSet%208/EFTA00016155.docm"&gt;https://www.justice.gov/epstein/files/DataSet%208/EFTA00016155.docm&lt;/a&gt;</text:p>
          </table:table-cell>
        </table:table-row>
        <table:table-row table:style-name="ro1">
          <table:table-cell office:value-type="string" calcext:value-type="string">
            <text:p>&lt;a href="https://www.justice.gov/epstein/files/DataSet%208/EFTA00016155.rtf"&gt;https://www.justice.gov/epstein/files/DataSet%208/EFTA00016155.rtf&lt;/a&gt;</text:p>
          </table:table-cell>
        </table:table-row>
        <table:table-row table:style-name="ro1">
          <table:table-cell office:value-type="string" calcext:value-type="string">
            <text:p>&lt;a href="https://www.justice.gov/epstein/files/DataSet%208/EFTA00016155.odt"&gt;https://www.justice.gov/epstein/files/DataSet%208/EFTA00016155.odt&lt;/a&gt;</text:p>
          </table:table-cell>
        </table:table-row>
        <table:table-row table:style-name="ro1">
          <table:table-cell office:value-type="string" calcext:value-type="string">
            <text:p>&lt;a href="https://www.justice.gov/epstein/files/DataSet%208/EFTA00016155.txt"&gt;https://www.justice.gov/epstein/files/DataSet%208/EFTA00016155.txt&lt;/a&gt;</text:p>
          </table:table-cell>
        </table:table-row>
        <table:table-row table:style-name="ro1">
          <table:table-cell office:value-type="string" calcext:value-type="string">
            <text:p>&lt;a href="https://www.justice.gov/epstein/files/DataSet%208/EFTA00016155.wps"&gt;https://www.justice.gov/epstein/files/DataSet%208/EFTA00016155.wps&lt;/a&gt;</text:p>
          </table:table-cell>
        </table:table-row>
        <table:table-row table:style-name="ro1">
          <table:table-cell office:value-type="string" calcext:value-type="string">
            <text:p>&lt;a href="https://www.justice.gov/epstein/files/DataSet%208/EFTA00016155.dot"&gt;https://www.justice.gov/epstein/files/DataSet%208/EFTA00016155.dot&lt;/a&gt;</text:p>
          </table:table-cell>
        </table:table-row>
        <table:table-row table:style-name="ro1">
          <table:table-cell office:value-type="string" calcext:value-type="string">
            <text:p>&lt;a href="https://www.justice.gov/epstein/files/DataSet%208/EFTA00016155.dotx"&gt;https://www.justice.gov/epstein/files/DataSet%208/EFTA00016155.dotx&lt;/a&gt;</text:p>
          </table:table-cell>
        </table:table-row>
        <table:table-row table:style-name="ro1">
          <table:table-cell office:value-type="string" calcext:value-type="string">
            <text:p>&lt;a href="https://www.justice.gov/epstein/files/DataSet%208/EFTA00016155.abw"&gt;https://www.justice.gov/epstein/files/DataSet%208/EFTA00016155.abw&lt;/a&gt;</text:p>
          </table:table-cell>
        </table:table-row>
        <table:table-row table:style-name="ro1">
          <table:table-cell office:value-type="string" calcext:value-type="string">
            <text:p>&lt;a href="https://www.justice.gov/epstein/files/DataSet%208/EFTA00016155.ppt"&gt;https://www.justice.gov/epstein/files/DataSet%208/EFTA00016155.ppt&lt;/a&gt;</text:p>
          </table:table-cell>
        </table:table-row>
        <table:table-row table:style-name="ro1">
          <table:table-cell office:value-type="string" calcext:value-type="string">
            <text:p>&lt;a href="https://www.justice.gov/epstein/files/DataSet%208/EFTA00016155.pptx"&gt;https://www.justice.gov/epstein/files/DataSet%208/EFTA00016155.pptx&lt;/a&gt;</text:p>
          </table:table-cell>
        </table:table-row>
        <table:table-row table:style-name="ro1">
          <table:table-cell office:value-type="string" calcext:value-type="string">
            <text:p>&lt;a href="https://www.justice.gov/epstein/files/DataSet%208/EFTA00016155.pptm"&gt;https://www.justice.gov/epstein/files/DataSet%208/EFTA00016155.pptm&lt;/a&gt;</text:p>
          </table:table-cell>
        </table:table-row>
        <table:table-row table:style-name="ro1">
          <table:table-cell office:value-type="string" calcext:value-type="string">
            <text:p>&lt;a href="https://www.justice.gov/epstein/files/DataSet%208/EFTA00016155.pps"&gt;https://www.justice.gov/epstein/files/DataSet%208/EFTA00016155.pps&lt;/a&gt;</text:p>
          </table:table-cell>
        </table:table-row>
        <table:table-row table:style-name="ro1">
          <table:table-cell office:value-type="string" calcext:value-type="string">
            <text:p>&lt;a href="https://www.justice.gov/epstein/files/DataSet%208/EFTA00016155.ppsx"&gt;https://www.justice.gov/epstein/files/DataSet%208/EFTA00016155.ppsx&lt;/a&gt;</text:p>
          </table:table-cell>
        </table:table-row>
        <table:table-row table:style-name="ro1">
          <table:table-cell office:value-type="string" calcext:value-type="string">
            <text:p>&lt;a href="https://www.justice.gov/epstein/files/DataSet%208/EFTA00016155.pot"&gt;https://www.justice.gov/epstein/files/DataSet%208/EFTA00016155.pot&lt;/a&gt;</text:p>
          </table:table-cell>
        </table:table-row>
        <table:table-row table:style-name="ro1">
          <table:table-cell office:value-type="string" calcext:value-type="string">
            <text:p>&lt;a href="https://www.justice.gov/epstein/files/DataSet%208/EFTA00016155.potx"&gt;https://www.justice.gov/epstein/files/DataSet%208/EFTA00016155.potx&lt;/a&gt;</text:p>
          </table:table-cell>
        </table:table-row>
        <table:table-row table:style-name="ro1">
          <table:table-cell office:value-type="string" calcext:value-type="string">
            <text:p>&lt;a href="https://www.justice.gov/epstein/files/DataSet%208/EFTA00016155.odp"&gt;https://www.justice.gov/epstein/files/DataSet%208/EFTA00016155.odp&lt;/a&gt;</text:p>
          </table:table-cell>
        </table:table-row>
        <table:table-row table:style-name="ro1">
          <table:table-cell office:value-type="string" calcext:value-type="string">
            <text:p>&lt;a href="https://www.justice.gov/epstein/files/DataSet%208/EFTA00016155.key"&gt;https://www.justice.gov/epstein/files/DataSet%208/EFTA00016155.key&lt;/a&gt;</text:p>
          </table:table-cell>
        </table:table-row>
        <table:table-row table:style-name="ro1">
          <table:table-cell office:value-type="string" calcext:value-type="string">
            <text:p>&lt;a href="https://www.justice.gov/epstein/files/DataSet%208/EFTA00016155.xls"&gt;https://www.justice.gov/epstein/files/DataSet%208/EFTA00016155.xls&lt;/a&gt;</text:p>
          </table:table-cell>
        </table:table-row>
        <table:table-row table:style-name="ro1">
          <table:table-cell office:value-type="string" calcext:value-type="string">
            <text:p>&lt;a href="https://www.justice.gov/epstein/files/DataSet%208/EFTA00016155.xlsx"&gt;https://www.justice.gov/epstein/files/DataSet%208/EFTA00016155.xlsx&lt;/a&gt;</text:p>
          </table:table-cell>
        </table:table-row>
        <table:table-row table:style-name="ro1">
          <table:table-cell office:value-type="string" calcext:value-type="string">
            <text:p>&lt;a href="https://www.justice.gov/epstein/files/DataSet%208/EFTA00016155.xlsm"&gt;https://www.justice.gov/epstein/files/DataSet%208/EFTA00016155.xlsm&lt;/a&gt;</text:p>
          </table:table-cell>
        </table:table-row>
        <table:table-row table:style-name="ro1">
          <table:table-cell office:value-type="string" calcext:value-type="string">
            <text:p>&lt;a href="https://www.justice.gov/epstein/files/DataSet%208/EFTA00016155.xlt"&gt;https://www.justice.gov/epstein/files/DataSet%208/EFTA00016155.xlt&lt;/a&gt;</text:p>
          </table:table-cell>
        </table:table-row>
        <table:table-row table:style-name="ro1">
          <table:table-cell office:value-type="string" calcext:value-type="string">
            <text:p>&lt;a href="https://www.justice.gov/epstein/files/DataSet%208/EFTA00016155.xltx"&gt;https://www.justice.gov/epstein/files/DataSet%208/EFTA00016155.xltx&lt;/a&gt;</text:p>
          </table:table-cell>
        </table:table-row>
        <table:table-row table:style-name="ro1">
          <table:table-cell office:value-type="string" calcext:value-type="string">
            <text:p>&lt;a href="https://www.justice.gov/epstein/files/DataSet%208/EFTA00016155.ods"&gt;https://www.justice.gov/epstein/files/DataSet%208/EFTA00016155.ods&lt;/a&gt;</text:p>
          </table:table-cell>
        </table:table-row>
        <table:table-row table:style-name="ro1">
          <table:table-cell office:value-type="string" calcext:value-type="string">
            <text:p>&lt;a href="https://www.justice.gov/epstein/files/DataSet%208/EFTA00016155.csv"&gt;https://www.justice.gov/epstein/files/DataSet%208/EFTA00016155.csv&lt;/a&gt;</text:p>
          </table:table-cell>
        </table:table-row>
        <table:table-row table:style-name="ro1">
          <table:table-cell office:value-type="string" calcext:value-type="string">
            <text:p>&lt;a href="https://www.justice.gov/epstein/files/DataSet%208/EFTA00016155.numbers"&gt;https://www.justice.gov/epstein/files/DataSet%208/EFTA00016155.numbers&lt;/a&gt;</text:p>
          </table:table-cell>
        </table:table-row>
        <table:table-row table:style-name="ro1">
          <table:table-cell office:value-type="string" calcext:value-type="string">
            <text:p>&lt;a href="https://www.justice.gov/epstein/files/DataSet%208/EFTA00016155.wks"&gt;https://www.justice.gov/epstein/files/DataSet%208/EFTA00016155.wks&lt;/a&gt;</text:p>
          </table:table-cell>
        </table:table-row>
        <table:table-row table:style-name="ro1">
          <table:table-cell office:value-type="string" calcext:value-type="string">
            <text:p>&lt;a href="https://www.justice.gov/epstein/files/DataSet%208/EFTA00016338.avi"&gt;https://www.justice.gov/epstein/files/DataSet%208/EFTA00016338.avi&lt;/a&gt;</text:p>
          </table:table-cell>
        </table:table-row>
        <table:table-row table:style-name="ro1">
          <table:table-cell office:value-type="string" calcext:value-type="string">
            <text:p>&lt;a href="https://www.justice.gov/epstein/files/DataSet%208/EFTA00016338.mp4"&gt;https://www.justice.gov/epstein/files/DataSet%208/EFTA00016338.mp4&lt;/a&gt;</text:p>
          </table:table-cell>
        </table:table-row>
        <table:table-row table:style-name="ro1">
          <table:table-cell office:value-type="string" calcext:value-type="string">
            <text:p>&lt;a href="https://www.justice.gov/epstein/files/DataSet%208/EFTA00016338.mkv"&gt;https://www.justice.gov/epstein/files/DataSet%208/EFTA00016338.mkv&lt;/a&gt;</text:p>
          </table:table-cell>
        </table:table-row>
        <table:table-row table:style-name="ro1">
          <table:table-cell office:value-type="string" calcext:value-type="string">
            <text:p>&lt;a href="https://www.justice.gov/epstein/files/DataSet%208/EFTA00016338.mov"&gt;https://www.justice.gov/epstein/files/DataSet%208/EFTA00016338.mov&lt;/a&gt;</text:p>
          </table:table-cell>
        </table:table-row>
        <table:table-row table:style-name="ro1">
          <table:table-cell office:value-type="string" calcext:value-type="string">
            <text:p>&lt;a href="https://www.justice.gov/epstein/files/DataSet%208/EFTA00016338.wmv"&gt;https://www.justice.gov/epstein/files/DataSet%208/EFTA00016338.wmv&lt;/a&gt;</text:p>
          </table:table-cell>
        </table:table-row>
        <table:table-row table:style-name="ro1">
          <table:table-cell office:value-type="string" calcext:value-type="string">
            <text:p>&lt;a href="https://www.justice.gov/epstein/files/DataSet%208/EFTA00016338.flv"&gt;https://www.justice.gov/epstein/files/DataSet%208/EFTA00016338.flv&lt;/a&gt;</text:p>
          </table:table-cell>
        </table:table-row>
        <table:table-row table:style-name="ro1">
          <table:table-cell office:value-type="string" calcext:value-type="string">
            <text:p>&lt;a href="https://www.justice.gov/epstein/files/DataSet%208/EFTA00016338.webm"&gt;https://www.justice.gov/epstein/files/DataSet%208/EFTA00016338.webm&lt;/a&gt;</text:p>
          </table:table-cell>
        </table:table-row>
        <table:table-row table:style-name="ro1">
          <table:table-cell office:value-type="string" calcext:value-type="string">
            <text:p>&lt;a href="https://www.justice.gov/epstein/files/DataSet%208/EFTA00016338.mpg"&gt;https://www.justice.gov/epstein/files/DataSet%208/EFTA00016338.mpg&lt;/a&gt;</text:p>
          </table:table-cell>
        </table:table-row>
        <table:table-row table:style-name="ro1">
          <table:table-cell office:value-type="string" calcext:value-type="string">
            <text:p>&lt;a href="https://www.justice.gov/epstein/files/DataSet%208/EFTA00016338.mpeg"&gt;https://www.justice.gov/epstein/files/DataSet%208/EFTA00016338.mpeg&lt;/a&gt;</text:p>
          </table:table-cell>
        </table:table-row>
        <table:table-row table:style-name="ro1">
          <table:table-cell office:value-type="string" calcext:value-type="string">
            <text:p>&lt;a href="https://www.justice.gov/epstein/files/DataSet%208/EFTA00016338.m4v"&gt;https://www.justice.gov/epstein/files/DataSet%208/EFTA00016338.m4v&lt;/a&gt;</text:p>
          </table:table-cell>
        </table:table-row>
        <table:table-row table:style-name="ro1">
          <table:table-cell office:value-type="string" calcext:value-type="string">
            <text:p>&lt;a href="https://www.justice.gov/epstein/files/DataSet%208/EFTA00016338.ogv"&gt;https://www.justice.gov/epstein/files/DataSet%208/EFTA00016338.ogv&lt;/a&gt;</text:p>
          </table:table-cell>
        </table:table-row>
        <table:table-row table:style-name="ro1">
          <table:table-cell office:value-type="string" calcext:value-type="string">
            <text:p>&lt;a href="https://www.justice.gov/epstein/files/DataSet%208/EFTA00016338.vob"&gt;https://www.justice.gov/epstein/files/DataSet%208/EFTA00016338.vob&lt;/a&gt;</text:p>
          </table:table-cell>
        </table:table-row>
        <table:table-row table:style-name="ro1">
          <table:table-cell office:value-type="string" calcext:value-type="string">
            <text:p>&lt;a href="https://www.justice.gov/epstein/files/DataSet%208/EFTA00016338.3gp"&gt;https://www.justice.gov/epstein/files/DataSet%208/EFTA00016338.3gp&lt;/a&gt;</text:p>
          </table:table-cell>
        </table:table-row>
        <table:table-row table:style-name="ro1">
          <table:table-cell office:value-type="string" calcext:value-type="string">
            <text:p>&lt;a href="https://www.justice.gov/epstein/files/DataSet%208/EFTA00016338.ts"&gt;https://www.justice.gov/epstein/files/DataSet%208/EFTA00016338.ts&lt;/a&gt;</text:p>
          </table:table-cell>
        </table:table-row>
        <table:table-row table:style-name="ro1">
          <table:table-cell office:value-type="string" calcext:value-type="string">
            <text:p>&lt;a href="https://www.justice.gov/epstein/files/DataSet%208/EFTA00016338.rm"&gt;https://www.justice.gov/epstein/files/DataSet%208/EFTA00016338.rm&lt;/a&gt;</text:p>
          </table:table-cell>
        </table:table-row>
        <table:table-row table:style-name="ro1">
          <table:table-cell office:value-type="string" calcext:value-type="string">
            <text:p>&lt;a href="https://www.justice.gov/epstein/files/DataSet%208/EFTA00016338.asf"&gt;https://www.justice.gov/epstein/files/DataSet%208/EFTA00016338.asf&lt;/a&gt;</text:p>
          </table:table-cell>
        </table:table-row>
        <table:table-row table:style-name="ro1">
          <table:table-cell office:value-type="string" calcext:value-type="string">
            <text:p>&lt;a href="https://www.justice.gov/epstein/files/DataSet%208/EFTA00016338.mp3"&gt;https://www.justice.gov/epstein/files/DataSet%208/EFTA00016338.mp3&lt;/a&gt;</text:p>
          </table:table-cell>
        </table:table-row>
        <table:table-row table:style-name="ro1">
          <table:table-cell office:value-type="string" calcext:value-type="string">
            <text:p>&lt;a href="https://www.justice.gov/epstein/files/DataSet%208/EFTA00016338.wav"&gt;https://www.justice.gov/epstein/files/DataSet%208/EFTA00016338.wav&lt;/a&gt;</text:p>
          </table:table-cell>
        </table:table-row>
        <table:table-row table:style-name="ro1">
          <table:table-cell office:value-type="string" calcext:value-type="string">
            <text:p>&lt;a href="https://www.justice.gov/epstein/files/DataSet%208/EFTA00016338.aac"&gt;https://www.justice.gov/epstein/files/DataSet%208/EFTA00016338.aac&lt;/a&gt;</text:p>
          </table:table-cell>
        </table:table-row>
        <table:table-row table:style-name="ro1">
          <table:table-cell office:value-type="string" calcext:value-type="string">
            <text:p>&lt;a href="https://www.justice.gov/epstein/files/DataSet%208/EFTA00016338.m4a"&gt;https://www.justice.gov/epstein/files/DataSet%208/EFTA00016338.m4a&lt;/a&gt;</text:p>
          </table:table-cell>
        </table:table-row>
        <table:table-row table:style-name="ro1">
          <table:table-cell office:value-type="string" calcext:value-type="string">
            <text:p>&lt;a href="https://www.justice.gov/epstein/files/DataSet%208/EFTA00016338.wma"&gt;https://www.justice.gov/epstein/files/DataSet%208/EFTA00016338.wma&lt;/a&gt;</text:p>
          </table:table-cell>
        </table:table-row>
        <table:table-row table:style-name="ro1">
          <table:table-cell office:value-type="string" calcext:value-type="string">
            <text:p>&lt;a href="https://www.justice.gov/epstein/files/DataSet%208/EFTA00016338.ogg"&gt;https://www.justice.gov/epstein/files/DataSet%208/EFTA00016338.ogg&lt;/a&gt;</text:p>
          </table:table-cell>
        </table:table-row>
        <table:table-row table:style-name="ro1">
          <table:table-cell office:value-type="string" calcext:value-type="string">
            <text:p>&lt;a href="https://www.justice.gov/epstein/files/DataSet%208/EFTA00016338.flac"&gt;https://www.justice.gov/epstein/files/DataSet%208/EFTA00016338.flac&lt;/a&gt;</text:p>
          </table:table-cell>
        </table:table-row>
        <table:table-row table:style-name="ro1">
          <table:table-cell office:value-type="string" calcext:value-type="string">
            <text:p>&lt;a href="https://www.justice.gov/epstein/files/DataSet%208/EFTA00016338.aiff"&gt;https://www.justice.gov/epstein/files/DataSet%208/EFTA00016338.aiff&lt;/a&gt;</text:p>
          </table:table-cell>
        </table:table-row>
        <table:table-row table:style-name="ro1">
          <table:table-cell office:value-type="string" calcext:value-type="string">
            <text:p>&lt;a href="https://www.justice.gov/epstein/files/DataSet%208/EFTA00016338.mid"&gt;https://www.justice.gov/epstein/files/DataSet%208/EFTA00016338.mid&lt;/a&gt;</text:p>
          </table:table-cell>
        </table:table-row>
        <table:table-row table:style-name="ro1">
          <table:table-cell office:value-type="string" calcext:value-type="string">
            <text:p>&lt;a href="https://www.justice.gov/epstein/files/DataSet%208/EFTA00016338.midi"&gt;https://www.justice.gov/epstein/files/DataSet%208/EFTA00016338.midi&lt;/a&gt;</text:p>
          </table:table-cell>
        </table:table-row>
        <table:table-row table:style-name="ro1">
          <table:table-cell office:value-type="string" calcext:value-type="string">
            <text:p>&lt;a href="https://www.justice.gov/epstein/files/DataSet%208/EFTA00016338.amr"&gt;https://www.justice.gov/epstein/files/DataSet%208/EFTA00016338.amr&lt;/a&gt;</text:p>
          </table:table-cell>
        </table:table-row>
        <table:table-row table:style-name="ro1">
          <table:table-cell office:value-type="string" calcext:value-type="string">
            <text:p>&lt;a href="https://www.justice.gov/epstein/files/DataSet%208/EFTA00016338.ra"&gt;https://www.justice.gov/epstein/files/DataSet%208/EFTA00016338.ra&lt;/a&gt;</text:p>
          </table:table-cell>
        </table:table-row>
        <table:table-row table:style-name="ro1">
          <table:table-cell office:value-type="string" calcext:value-type="string">
            <text:p>&lt;a href="https://www.justice.gov/epstein/files/DataSet%208/EFTA00016338.opus"&gt;https://www.justice.gov/epstein/files/DataSet%208/EFTA00016338.opus&lt;/a&gt;</text:p>
          </table:table-cell>
        </table:table-row>
        <table:table-row table:style-name="ro1">
          <table:table-cell office:value-type="string" calcext:value-type="string">
            <text:p>&lt;a href="https://www.justice.gov/epstein/files/DataSet%208/EFTA00016338.jpg"&gt;https://www.justice.gov/epstein/files/DataSet%208/EFTA00016338.jpg&lt;/a&gt;</text:p>
          </table:table-cell>
        </table:table-row>
        <table:table-row table:style-name="ro1">
          <table:table-cell office:value-type="string" calcext:value-type="string">
            <text:p>&lt;a href="https://www.justice.gov/epstein/files/DataSet%208/EFTA00016338.jpeg"&gt;https://www.justice.gov/epstein/files/DataSet%208/EFTA00016338.jpeg&lt;/a&gt;</text:p>
          </table:table-cell>
        </table:table-row>
        <table:table-row table:style-name="ro1">
          <table:table-cell office:value-type="string" calcext:value-type="string">
            <text:p>&lt;a href="https://www.justice.gov/epstein/files/DataSet%208/EFTA00016338.png"&gt;https://www.justice.gov/epstein/files/DataSet%208/EFTA00016338.png&lt;/a&gt;</text:p>
          </table:table-cell>
        </table:table-row>
        <table:table-row table:style-name="ro1">
          <table:table-cell office:value-type="string" calcext:value-type="string">
            <text:p>&lt;a href="https://www.justice.gov/epstein/files/DataSet%208/EFTA00016338.gif"&gt;https://www.justice.gov/epstein/files/DataSet%208/EFTA00016338.gif&lt;/a&gt;</text:p>
          </table:table-cell>
        </table:table-row>
        <table:table-row table:style-name="ro1">
          <table:table-cell office:value-type="string" calcext:value-type="string">
            <text:p>&lt;a href="https://www.justice.gov/epstein/files/DataSet%208/EFTA00016338.bmp"&gt;https://www.justice.gov/epstein/files/DataSet%208/EFTA00016338.bmp&lt;/a&gt;</text:p>
          </table:table-cell>
        </table:table-row>
        <table:table-row table:style-name="ro1">
          <table:table-cell office:value-type="string" calcext:value-type="string">
            <text:p>&lt;a href="https://www.justice.gov/epstein/files/DataSet%208/EFTA00016338.tif"&gt;https://www.justice.gov/epstein/files/DataSet%208/EFTA00016338.tif&lt;/a&gt;</text:p>
          </table:table-cell>
        </table:table-row>
        <table:table-row table:style-name="ro1">
          <table:table-cell office:value-type="string" calcext:value-type="string">
            <text:p>&lt;a href="https://www.justice.gov/epstein/files/DataSet%208/EFTA00016338.tiff"&gt;https://www.justice.gov/epstein/files/DataSet%208/EFTA00016338.tiff&lt;/a&gt;</text:p>
          </table:table-cell>
        </table:table-row>
        <table:table-row table:style-name="ro1">
          <table:table-cell office:value-type="string" calcext:value-type="string">
            <text:p>&lt;a href="https://www.justice.gov/epstein/files/DataSet%208/EFTA00016338.webp"&gt;https://www.justice.gov/epstein/files/DataSet%208/EFTA00016338.webp&lt;/a&gt;</text:p>
          </table:table-cell>
        </table:table-row>
        <table:table-row table:style-name="ro1">
          <table:table-cell office:value-type="string" calcext:value-type="string">
            <text:p>&lt;a href="https://www.justice.gov/epstein/files/DataSet%208/EFTA00016338.heic"&gt;https://www.justice.gov/epstein/files/DataSet%208/EFTA00016338.heic&lt;/a&gt;</text:p>
          </table:table-cell>
        </table:table-row>
        <table:table-row table:style-name="ro1">
          <table:table-cell office:value-type="string" calcext:value-type="string">
            <text:p>&lt;a href="https://www.justice.gov/epstein/files/DataSet%208/EFTA00016338.heif"&gt;https://www.justice.gov/epstein/files/DataSet%208/EFTA00016338.heif&lt;/a&gt;</text:p>
          </table:table-cell>
        </table:table-row>
        <table:table-row table:style-name="ro1">
          <table:table-cell office:value-type="string" calcext:value-type="string">
            <text:p>&lt;a href="https://www.justice.gov/epstein/files/DataSet%208/EFTA00016338.psd"&gt;https://www.justice.gov/epstein/files/DataSet%208/EFTA00016338.psd&lt;/a&gt;</text:p>
          </table:table-cell>
        </table:table-row>
        <table:table-row table:style-name="ro1">
          <table:table-cell office:value-type="string" calcext:value-type="string">
            <text:p>&lt;a href="https://www.justice.gov/epstein/files/DataSet%208/EFTA00016338.eps"&gt;https://www.justice.gov/epstein/files/DataSet%208/EFTA00016338.eps&lt;/a&gt;</text:p>
          </table:table-cell>
        </table:table-row>
        <table:table-row table:style-name="ro1">
          <table:table-cell office:value-type="string" calcext:value-type="string">
            <text:p>&lt;a href="https://www.justice.gov/epstein/files/DataSet%208/EFTA00016338.raw"&gt;https://www.justice.gov/epstein/files/DataSet%208/EFTA00016338.raw&lt;/a&gt;</text:p>
          </table:table-cell>
        </table:table-row>
        <table:table-row table:style-name="ro1">
          <table:table-cell office:value-type="string" calcext:value-type="string">
            <text:p>&lt;a href="https://www.justice.gov/epstein/files/DataSet%208/EFTA00016338.svg"&gt;https://www.justice.gov/epstein/files/DataSet%208/EFTA00016338.svg&lt;/a&gt;</text:p>
          </table:table-cell>
        </table:table-row>
        <table:table-row table:style-name="ro1">
          <table:table-cell office:value-type="string" calcext:value-type="string">
            <text:p>&lt;a href="https://www.justice.gov/epstein/files/DataSet%208/EFTA00016338.pcx"&gt;https://www.justice.gov/epstein/files/DataSet%208/EFTA00016338.pcx&lt;/a&gt;</text:p>
          </table:table-cell>
        </table:table-row>
        <table:table-row table:style-name="ro1">
          <table:table-cell office:value-type="string" calcext:value-type="string">
            <text:p>&lt;a href="https://www.justice.gov/epstein/files/DataSet%208/EFTA00016338.doc"&gt;https://www.justice.gov/epstein/files/DataSet%208/EFTA00016338.doc&lt;/a&gt;</text:p>
          </table:table-cell>
        </table:table-row>
        <table:table-row table:style-name="ro1">
          <table:table-cell office:value-type="string" calcext:value-type="string">
            <text:p>&lt;a href="https://www.justice.gov/epstein/files/DataSet%208/EFTA00016338.docx"&gt;https://www.justice.gov/epstein/files/DataSet%208/EFTA00016338.docx&lt;/a&gt;</text:p>
          </table:table-cell>
        </table:table-row>
        <table:table-row table:style-name="ro1">
          <table:table-cell office:value-type="string" calcext:value-type="string">
            <text:p>&lt;a href="https://www.justice.gov/epstein/files/DataSet%208/EFTA00016338.docm"&gt;https://www.justice.gov/epstein/files/DataSet%208/EFTA00016338.docm&lt;/a&gt;</text:p>
          </table:table-cell>
        </table:table-row>
        <table:table-row table:style-name="ro1">
          <table:table-cell office:value-type="string" calcext:value-type="string">
            <text:p>&lt;a href="https://www.justice.gov/epstein/files/DataSet%208/EFTA00016338.rtf"&gt;https://www.justice.gov/epstein/files/DataSet%208/EFTA00016338.rtf&lt;/a&gt;</text:p>
          </table:table-cell>
        </table:table-row>
        <table:table-row table:style-name="ro1">
          <table:table-cell office:value-type="string" calcext:value-type="string">
            <text:p>&lt;a href="https://www.justice.gov/epstein/files/DataSet%208/EFTA00016338.odt"&gt;https://www.justice.gov/epstein/files/DataSet%208/EFTA00016338.odt&lt;/a&gt;</text:p>
          </table:table-cell>
        </table:table-row>
        <table:table-row table:style-name="ro1">
          <table:table-cell office:value-type="string" calcext:value-type="string">
            <text:p>&lt;a href="https://www.justice.gov/epstein/files/DataSet%208/EFTA00016338.txt"&gt;https://www.justice.gov/epstein/files/DataSet%208/EFTA00016338.txt&lt;/a&gt;</text:p>
          </table:table-cell>
        </table:table-row>
        <table:table-row table:style-name="ro1">
          <table:table-cell office:value-type="string" calcext:value-type="string">
            <text:p>&lt;a href="https://www.justice.gov/epstein/files/DataSet%208/EFTA00016338.wps"&gt;https://www.justice.gov/epstein/files/DataSet%208/EFTA00016338.wps&lt;/a&gt;</text:p>
          </table:table-cell>
        </table:table-row>
        <table:table-row table:style-name="ro1">
          <table:table-cell office:value-type="string" calcext:value-type="string">
            <text:p>&lt;a href="https://www.justice.gov/epstein/files/DataSet%208/EFTA00016338.dot"&gt;https://www.justice.gov/epstein/files/DataSet%208/EFTA00016338.dot&lt;/a&gt;</text:p>
          </table:table-cell>
        </table:table-row>
        <table:table-row table:style-name="ro1">
          <table:table-cell office:value-type="string" calcext:value-type="string">
            <text:p>&lt;a href="https://www.justice.gov/epstein/files/DataSet%208/EFTA00016338.dotx"&gt;https://www.justice.gov/epstein/files/DataSet%208/EFTA00016338.dotx&lt;/a&gt;</text:p>
          </table:table-cell>
        </table:table-row>
        <table:table-row table:style-name="ro1">
          <table:table-cell office:value-type="string" calcext:value-type="string">
            <text:p>&lt;a href="https://www.justice.gov/epstein/files/DataSet%208/EFTA00016338.abw"&gt;https://www.justice.gov/epstein/files/DataSet%208/EFTA00016338.abw&lt;/a&gt;</text:p>
          </table:table-cell>
        </table:table-row>
        <table:table-row table:style-name="ro1">
          <table:table-cell office:value-type="string" calcext:value-type="string">
            <text:p>&lt;a href="https://www.justice.gov/epstein/files/DataSet%208/EFTA00016338.ppt"&gt;https://www.justice.gov/epstein/files/DataSet%208/EFTA00016338.ppt&lt;/a&gt;</text:p>
          </table:table-cell>
        </table:table-row>
        <table:table-row table:style-name="ro1">
          <table:table-cell office:value-type="string" calcext:value-type="string">
            <text:p>&lt;a href="https://www.justice.gov/epstein/files/DataSet%208/EFTA00016338.pptx"&gt;https://www.justice.gov/epstein/files/DataSet%208/EFTA00016338.pptx&lt;/a&gt;</text:p>
          </table:table-cell>
        </table:table-row>
        <table:table-row table:style-name="ro1">
          <table:table-cell office:value-type="string" calcext:value-type="string">
            <text:p>&lt;a href="https://www.justice.gov/epstein/files/DataSet%208/EFTA00016338.pptm"&gt;https://www.justice.gov/epstein/files/DataSet%208/EFTA00016338.pptm&lt;/a&gt;</text:p>
          </table:table-cell>
        </table:table-row>
        <table:table-row table:style-name="ro1">
          <table:table-cell office:value-type="string" calcext:value-type="string">
            <text:p>&lt;a href="https://www.justice.gov/epstein/files/DataSet%208/EFTA00016338.pps"&gt;https://www.justice.gov/epstein/files/DataSet%208/EFTA00016338.pps&lt;/a&gt;</text:p>
          </table:table-cell>
        </table:table-row>
        <table:table-row table:style-name="ro1">
          <table:table-cell office:value-type="string" calcext:value-type="string">
            <text:p>&lt;a href="https://www.justice.gov/epstein/files/DataSet%208/EFTA00016338.ppsx"&gt;https://www.justice.gov/epstein/files/DataSet%208/EFTA00016338.ppsx&lt;/a&gt;</text:p>
          </table:table-cell>
        </table:table-row>
        <table:table-row table:style-name="ro1">
          <table:table-cell office:value-type="string" calcext:value-type="string">
            <text:p>&lt;a href="https://www.justice.gov/epstein/files/DataSet%208/EFTA00016338.pot"&gt;https://www.justice.gov/epstein/files/DataSet%208/EFTA00016338.pot&lt;/a&gt;</text:p>
          </table:table-cell>
        </table:table-row>
        <table:table-row table:style-name="ro1">
          <table:table-cell office:value-type="string" calcext:value-type="string">
            <text:p>&lt;a href="https://www.justice.gov/epstein/files/DataSet%208/EFTA00016338.potx"&gt;https://www.justice.gov/epstein/files/DataSet%208/EFTA00016338.potx&lt;/a&gt;</text:p>
          </table:table-cell>
        </table:table-row>
        <table:table-row table:style-name="ro1">
          <table:table-cell office:value-type="string" calcext:value-type="string">
            <text:p>&lt;a href="https://www.justice.gov/epstein/files/DataSet%208/EFTA00016338.odp"&gt;https://www.justice.gov/epstein/files/DataSet%208/EFTA00016338.odp&lt;/a&gt;</text:p>
          </table:table-cell>
        </table:table-row>
        <table:table-row table:style-name="ro1">
          <table:table-cell office:value-type="string" calcext:value-type="string">
            <text:p>&lt;a href="https://www.justice.gov/epstein/files/DataSet%208/EFTA00016338.key"&gt;https://www.justice.gov/epstein/files/DataSet%208/EFTA00016338.key&lt;/a&gt;</text:p>
          </table:table-cell>
        </table:table-row>
        <table:table-row table:style-name="ro1">
          <table:table-cell office:value-type="string" calcext:value-type="string">
            <text:p>&lt;a href="https://www.justice.gov/epstein/files/DataSet%208/EFTA00016338.xls"&gt;https://www.justice.gov/epstein/files/DataSet%208/EFTA00016338.xls&lt;/a&gt;</text:p>
          </table:table-cell>
        </table:table-row>
        <table:table-row table:style-name="ro1">
          <table:table-cell office:value-type="string" calcext:value-type="string">
            <text:p>&lt;a href="https://www.justice.gov/epstein/files/DataSet%208/EFTA00016338.xlsx"&gt;https://www.justice.gov/epstein/files/DataSet%208/EFTA00016338.xlsx&lt;/a&gt;</text:p>
          </table:table-cell>
        </table:table-row>
        <table:table-row table:style-name="ro1">
          <table:table-cell office:value-type="string" calcext:value-type="string">
            <text:p>&lt;a href="https://www.justice.gov/epstein/files/DataSet%208/EFTA00016338.xlsm"&gt;https://www.justice.gov/epstein/files/DataSet%208/EFTA00016338.xlsm&lt;/a&gt;</text:p>
          </table:table-cell>
        </table:table-row>
        <table:table-row table:style-name="ro1">
          <table:table-cell office:value-type="string" calcext:value-type="string">
            <text:p>&lt;a href="https://www.justice.gov/epstein/files/DataSet%208/EFTA00016338.xlt"&gt;https://www.justice.gov/epstein/files/DataSet%208/EFTA00016338.xlt&lt;/a&gt;</text:p>
          </table:table-cell>
        </table:table-row>
        <table:table-row table:style-name="ro1">
          <table:table-cell office:value-type="string" calcext:value-type="string">
            <text:p>&lt;a href="https://www.justice.gov/epstein/files/DataSet%208/EFTA00016338.xltx"&gt;https://www.justice.gov/epstein/files/DataSet%208/EFTA00016338.xltx&lt;/a&gt;</text:p>
          </table:table-cell>
        </table:table-row>
        <table:table-row table:style-name="ro1">
          <table:table-cell office:value-type="string" calcext:value-type="string">
            <text:p>&lt;a href="https://www.justice.gov/epstein/files/DataSet%208/EFTA00016338.ods"&gt;https://www.justice.gov/epstein/files/DataSet%208/EFTA00016338.ods&lt;/a&gt;</text:p>
          </table:table-cell>
        </table:table-row>
        <table:table-row table:style-name="ro1">
          <table:table-cell office:value-type="string" calcext:value-type="string">
            <text:p>&lt;a href="https://www.justice.gov/epstein/files/DataSet%208/EFTA00016338.csv"&gt;https://www.justice.gov/epstein/files/DataSet%208/EFTA00016338.csv&lt;/a&gt;</text:p>
          </table:table-cell>
        </table:table-row>
        <table:table-row table:style-name="ro1">
          <table:table-cell office:value-type="string" calcext:value-type="string">
            <text:p>&lt;a href="https://www.justice.gov/epstein/files/DataSet%208/EFTA00016338.numbers"&gt;https://www.justice.gov/epstein/files/DataSet%208/EFTA00016338.numbers&lt;/a&gt;</text:p>
          </table:table-cell>
        </table:table-row>
        <table:table-row table:style-name="ro1">
          <table:table-cell office:value-type="string" calcext:value-type="string">
            <text:p>&lt;a href="https://www.justice.gov/epstein/files/DataSet%208/EFTA00016338.wks"&gt;https://www.justice.gov/epstein/files/DataSet%208/EFTA00016338.wks&lt;/a&gt;</text:p>
          </table:table-cell>
        </table:table-row>
        <table:table-row table:style-name="ro1">
          <table:table-cell office:value-type="string" calcext:value-type="string">
            <text:p>&lt;a href="https://www.justice.gov/epstein/files/DataSet%208/EFTA00016339.avi"&gt;https://www.justice.gov/epstein/files/DataSet%208/EFTA00016339.avi&lt;/a&gt;</text:p>
          </table:table-cell>
        </table:table-row>
        <table:table-row table:style-name="ro1">
          <table:table-cell office:value-type="string" calcext:value-type="string">
            <text:p>&lt;a href="https://www.justice.gov/epstein/files/DataSet%208/EFTA00016339.mp4"&gt;https://www.justice.gov/epstein/files/DataSet%208/EFTA00016339.mp4&lt;/a&gt;</text:p>
          </table:table-cell>
        </table:table-row>
        <table:table-row table:style-name="ro1">
          <table:table-cell office:value-type="string" calcext:value-type="string">
            <text:p>&lt;a href="https://www.justice.gov/epstein/files/DataSet%208/EFTA00016339.mkv"&gt;https://www.justice.gov/epstein/files/DataSet%208/EFTA00016339.mkv&lt;/a&gt;</text:p>
          </table:table-cell>
        </table:table-row>
        <table:table-row table:style-name="ro1">
          <table:table-cell office:value-type="string" calcext:value-type="string">
            <text:p>&lt;a href="https://www.justice.gov/epstein/files/DataSet%208/EFTA00016339.mov"&gt;https://www.justice.gov/epstein/files/DataSet%208/EFTA00016339.mov&lt;/a&gt;</text:p>
          </table:table-cell>
        </table:table-row>
        <table:table-row table:style-name="ro1">
          <table:table-cell office:value-type="string" calcext:value-type="string">
            <text:p>&lt;a href="https://www.justice.gov/epstein/files/DataSet%208/EFTA00016339.wmv"&gt;https://www.justice.gov/epstein/files/DataSet%208/EFTA00016339.wmv&lt;/a&gt;</text:p>
          </table:table-cell>
        </table:table-row>
        <table:table-row table:style-name="ro1">
          <table:table-cell office:value-type="string" calcext:value-type="string">
            <text:p>&lt;a href="https://www.justice.gov/epstein/files/DataSet%208/EFTA00016339.flv"&gt;https://www.justice.gov/epstein/files/DataSet%208/EFTA00016339.flv&lt;/a&gt;</text:p>
          </table:table-cell>
        </table:table-row>
        <table:table-row table:style-name="ro1">
          <table:table-cell office:value-type="string" calcext:value-type="string">
            <text:p>&lt;a href="https://www.justice.gov/epstein/files/DataSet%208/EFTA00016339.webm"&gt;https://www.justice.gov/epstein/files/DataSet%208/EFTA00016339.webm&lt;/a&gt;</text:p>
          </table:table-cell>
        </table:table-row>
        <table:table-row table:style-name="ro1">
          <table:table-cell office:value-type="string" calcext:value-type="string">
            <text:p>&lt;a href="https://www.justice.gov/epstein/files/DataSet%208/EFTA00016339.mpg"&gt;https://www.justice.gov/epstein/files/DataSet%208/EFTA00016339.mpg&lt;/a&gt;</text:p>
          </table:table-cell>
        </table:table-row>
        <table:table-row table:style-name="ro1">
          <table:table-cell office:value-type="string" calcext:value-type="string">
            <text:p>&lt;a href="https://www.justice.gov/epstein/files/DataSet%208/EFTA00016339.mpeg"&gt;https://www.justice.gov/epstein/files/DataSet%208/EFTA00016339.mpeg&lt;/a&gt;</text:p>
          </table:table-cell>
        </table:table-row>
        <table:table-row table:style-name="ro1">
          <table:table-cell office:value-type="string" calcext:value-type="string">
            <text:p>&lt;a href="https://www.justice.gov/epstein/files/DataSet%208/EFTA00016339.m4v"&gt;https://www.justice.gov/epstein/files/DataSet%208/EFTA00016339.m4v&lt;/a&gt;</text:p>
          </table:table-cell>
        </table:table-row>
        <table:table-row table:style-name="ro1">
          <table:table-cell office:value-type="string" calcext:value-type="string">
            <text:p>&lt;a href="https://www.justice.gov/epstein/files/DataSet%208/EFTA00016339.ogv"&gt;https://www.justice.gov/epstein/files/DataSet%208/EFTA00016339.ogv&lt;/a&gt;</text:p>
          </table:table-cell>
        </table:table-row>
        <table:table-row table:style-name="ro1">
          <table:table-cell office:value-type="string" calcext:value-type="string">
            <text:p>&lt;a href="https://www.justice.gov/epstein/files/DataSet%208/EFTA00016339.vob"&gt;https://www.justice.gov/epstein/files/DataSet%208/EFTA00016339.vob&lt;/a&gt;</text:p>
          </table:table-cell>
        </table:table-row>
        <table:table-row table:style-name="ro1">
          <table:table-cell office:value-type="string" calcext:value-type="string">
            <text:p>&lt;a href="https://www.justice.gov/epstein/files/DataSet%208/EFTA00016339.3gp"&gt;https://www.justice.gov/epstein/files/DataSet%208/EFTA00016339.3gp&lt;/a&gt;</text:p>
          </table:table-cell>
        </table:table-row>
        <table:table-row table:style-name="ro1">
          <table:table-cell office:value-type="string" calcext:value-type="string">
            <text:p>&lt;a href="https://www.justice.gov/epstein/files/DataSet%208/EFTA00016339.ts"&gt;https://www.justice.gov/epstein/files/DataSet%208/EFTA00016339.ts&lt;/a&gt;</text:p>
          </table:table-cell>
        </table:table-row>
        <table:table-row table:style-name="ro1">
          <table:table-cell office:value-type="string" calcext:value-type="string">
            <text:p>&lt;a href="https://www.justice.gov/epstein/files/DataSet%208/EFTA00016339.rm"&gt;https://www.justice.gov/epstein/files/DataSet%208/EFTA00016339.rm&lt;/a&gt;</text:p>
          </table:table-cell>
        </table:table-row>
        <table:table-row table:style-name="ro1">
          <table:table-cell office:value-type="string" calcext:value-type="string">
            <text:p>&lt;a href="https://www.justice.gov/epstein/files/DataSet%208/EFTA00016339.asf"&gt;https://www.justice.gov/epstein/files/DataSet%208/EFTA00016339.asf&lt;/a&gt;</text:p>
          </table:table-cell>
        </table:table-row>
        <table:table-row table:style-name="ro1">
          <table:table-cell office:value-type="string" calcext:value-type="string">
            <text:p>&lt;a href="https://www.justice.gov/epstein/files/DataSet%208/EFTA00016339.mp3"&gt;https://www.justice.gov/epstein/files/DataSet%208/EFTA00016339.mp3&lt;/a&gt;</text:p>
          </table:table-cell>
        </table:table-row>
        <table:table-row table:style-name="ro1">
          <table:table-cell office:value-type="string" calcext:value-type="string">
            <text:p>&lt;a href="https://www.justice.gov/epstein/files/DataSet%208/EFTA00016339.wav"&gt;https://www.justice.gov/epstein/files/DataSet%208/EFTA00016339.wav&lt;/a&gt;</text:p>
          </table:table-cell>
        </table:table-row>
        <table:table-row table:style-name="ro1">
          <table:table-cell office:value-type="string" calcext:value-type="string">
            <text:p>&lt;a href="https://www.justice.gov/epstein/files/DataSet%208/EFTA00016339.aac"&gt;https://www.justice.gov/epstein/files/DataSet%208/EFTA00016339.aac&lt;/a&gt;</text:p>
          </table:table-cell>
        </table:table-row>
        <table:table-row table:style-name="ro1">
          <table:table-cell office:value-type="string" calcext:value-type="string">
            <text:p>&lt;a href="https://www.justice.gov/epstein/files/DataSet%208/EFTA00016339.m4a"&gt;https://www.justice.gov/epstein/files/DataSet%208/EFTA00016339.m4a&lt;/a&gt;</text:p>
          </table:table-cell>
        </table:table-row>
        <table:table-row table:style-name="ro1">
          <table:table-cell office:value-type="string" calcext:value-type="string">
            <text:p>&lt;a href="https://www.justice.gov/epstein/files/DataSet%208/EFTA00016339.wma"&gt;https://www.justice.gov/epstein/files/DataSet%208/EFTA00016339.wma&lt;/a&gt;</text:p>
          </table:table-cell>
        </table:table-row>
        <table:table-row table:style-name="ro1">
          <table:table-cell office:value-type="string" calcext:value-type="string">
            <text:p>&lt;a href="https://www.justice.gov/epstein/files/DataSet%208/EFTA00016339.ogg"&gt;https://www.justice.gov/epstein/files/DataSet%208/EFTA00016339.ogg&lt;/a&gt;</text:p>
          </table:table-cell>
        </table:table-row>
        <table:table-row table:style-name="ro1">
          <table:table-cell office:value-type="string" calcext:value-type="string">
            <text:p>&lt;a href="https://www.justice.gov/epstein/files/DataSet%208/EFTA00016339.flac"&gt;https://www.justice.gov/epstein/files/DataSet%208/EFTA00016339.flac&lt;/a&gt;</text:p>
          </table:table-cell>
        </table:table-row>
        <table:table-row table:style-name="ro1">
          <table:table-cell office:value-type="string" calcext:value-type="string">
            <text:p>&lt;a href="https://www.justice.gov/epstein/files/DataSet%208/EFTA00016339.aiff"&gt;https://www.justice.gov/epstein/files/DataSet%208/EFTA00016339.aiff&lt;/a&gt;</text:p>
          </table:table-cell>
        </table:table-row>
        <table:table-row table:style-name="ro1">
          <table:table-cell office:value-type="string" calcext:value-type="string">
            <text:p>&lt;a href="https://www.justice.gov/epstein/files/DataSet%208/EFTA00016339.mid"&gt;https://www.justice.gov/epstein/files/DataSet%208/EFTA00016339.mid&lt;/a&gt;</text:p>
          </table:table-cell>
        </table:table-row>
        <table:table-row table:style-name="ro1">
          <table:table-cell office:value-type="string" calcext:value-type="string">
            <text:p>&lt;a href="https://www.justice.gov/epstein/files/DataSet%208/EFTA00016339.midi"&gt;https://www.justice.gov/epstein/files/DataSet%208/EFTA00016339.midi&lt;/a&gt;</text:p>
          </table:table-cell>
        </table:table-row>
        <table:table-row table:style-name="ro1">
          <table:table-cell office:value-type="string" calcext:value-type="string">
            <text:p>&lt;a href="https://www.justice.gov/epstein/files/DataSet%208/EFTA00016339.amr"&gt;https://www.justice.gov/epstein/files/DataSet%208/EFTA00016339.amr&lt;/a&gt;</text:p>
          </table:table-cell>
        </table:table-row>
        <table:table-row table:style-name="ro1">
          <table:table-cell office:value-type="string" calcext:value-type="string">
            <text:p>&lt;a href="https://www.justice.gov/epstein/files/DataSet%208/EFTA00016339.ra"&gt;https://www.justice.gov/epstein/files/DataSet%208/EFTA00016339.ra&lt;/a&gt;</text:p>
          </table:table-cell>
        </table:table-row>
        <table:table-row table:style-name="ro1">
          <table:table-cell office:value-type="string" calcext:value-type="string">
            <text:p>&lt;a href="https://www.justice.gov/epstein/files/DataSet%208/EFTA00016339.opus"&gt;https://www.justice.gov/epstein/files/DataSet%208/EFTA00016339.opus&lt;/a&gt;</text:p>
          </table:table-cell>
        </table:table-row>
        <table:table-row table:style-name="ro1">
          <table:table-cell office:value-type="string" calcext:value-type="string">
            <text:p>&lt;a href="https://www.justice.gov/epstein/files/DataSet%208/EFTA00016339.jpg"&gt;https://www.justice.gov/epstein/files/DataSet%208/EFTA00016339.jpg&lt;/a&gt;</text:p>
          </table:table-cell>
        </table:table-row>
        <table:table-row table:style-name="ro1">
          <table:table-cell office:value-type="string" calcext:value-type="string">
            <text:p>&lt;a href="https://www.justice.gov/epstein/files/DataSet%208/EFTA00016339.jpeg"&gt;https://www.justice.gov/epstein/files/DataSet%208/EFTA00016339.jpeg&lt;/a&gt;</text:p>
          </table:table-cell>
        </table:table-row>
        <table:table-row table:style-name="ro1">
          <table:table-cell office:value-type="string" calcext:value-type="string">
            <text:p>&lt;a href="https://www.justice.gov/epstein/files/DataSet%208/EFTA00016339.png"&gt;https://www.justice.gov/epstein/files/DataSet%208/EFTA00016339.png&lt;/a&gt;</text:p>
          </table:table-cell>
        </table:table-row>
        <table:table-row table:style-name="ro1">
          <table:table-cell office:value-type="string" calcext:value-type="string">
            <text:p>&lt;a href="https://www.justice.gov/epstein/files/DataSet%208/EFTA00016339.gif"&gt;https://www.justice.gov/epstein/files/DataSet%208/EFTA00016339.gif&lt;/a&gt;</text:p>
          </table:table-cell>
        </table:table-row>
        <table:table-row table:style-name="ro1">
          <table:table-cell office:value-type="string" calcext:value-type="string">
            <text:p>&lt;a href="https://www.justice.gov/epstein/files/DataSet%208/EFTA00016339.bmp"&gt;https://www.justice.gov/epstein/files/DataSet%208/EFTA00016339.bmp&lt;/a&gt;</text:p>
          </table:table-cell>
        </table:table-row>
        <table:table-row table:style-name="ro1">
          <table:table-cell office:value-type="string" calcext:value-type="string">
            <text:p>&lt;a href="https://www.justice.gov/epstein/files/DataSet%208/EFTA00016339.tif"&gt;https://www.justice.gov/epstein/files/DataSet%208/EFTA00016339.tif&lt;/a&gt;</text:p>
          </table:table-cell>
        </table:table-row>
        <table:table-row table:style-name="ro1">
          <table:table-cell office:value-type="string" calcext:value-type="string">
            <text:p>&lt;a href="https://www.justice.gov/epstein/files/DataSet%208/EFTA00016339.tiff"&gt;https://www.justice.gov/epstein/files/DataSet%208/EFTA00016339.tiff&lt;/a&gt;</text:p>
          </table:table-cell>
        </table:table-row>
        <table:table-row table:style-name="ro1">
          <table:table-cell office:value-type="string" calcext:value-type="string">
            <text:p>&lt;a href="https://www.justice.gov/epstein/files/DataSet%208/EFTA00016339.webp"&gt;https://www.justice.gov/epstein/files/DataSet%208/EFTA00016339.webp&lt;/a&gt;</text:p>
          </table:table-cell>
        </table:table-row>
        <table:table-row table:style-name="ro1">
          <table:table-cell office:value-type="string" calcext:value-type="string">
            <text:p>&lt;a href="https://www.justice.gov/epstein/files/DataSet%208/EFTA00016339.heic"&gt;https://www.justice.gov/epstein/files/DataSet%208/EFTA00016339.heic&lt;/a&gt;</text:p>
          </table:table-cell>
        </table:table-row>
        <table:table-row table:style-name="ro1">
          <table:table-cell office:value-type="string" calcext:value-type="string">
            <text:p>&lt;a href="https://www.justice.gov/epstein/files/DataSet%208/EFTA00016339.heif"&gt;https://www.justice.gov/epstein/files/DataSet%208/EFTA00016339.heif&lt;/a&gt;</text:p>
          </table:table-cell>
        </table:table-row>
        <table:table-row table:style-name="ro1">
          <table:table-cell office:value-type="string" calcext:value-type="string">
            <text:p>&lt;a href="https://www.justice.gov/epstein/files/DataSet%208/EFTA00016339.psd"&gt;https://www.justice.gov/epstein/files/DataSet%208/EFTA00016339.psd&lt;/a&gt;</text:p>
          </table:table-cell>
        </table:table-row>
        <table:table-row table:style-name="ro1">
          <table:table-cell office:value-type="string" calcext:value-type="string">
            <text:p>&lt;a href="https://www.justice.gov/epstein/files/DataSet%208/EFTA00016339.eps"&gt;https://www.justice.gov/epstein/files/DataSet%208/EFTA00016339.eps&lt;/a&gt;</text:p>
          </table:table-cell>
        </table:table-row>
        <table:table-row table:style-name="ro1">
          <table:table-cell office:value-type="string" calcext:value-type="string">
            <text:p>&lt;a href="https://www.justice.gov/epstein/files/DataSet%208/EFTA00016339.raw"&gt;https://www.justice.gov/epstein/files/DataSet%208/EFTA00016339.raw&lt;/a&gt;</text:p>
          </table:table-cell>
        </table:table-row>
        <table:table-row table:style-name="ro1">
          <table:table-cell office:value-type="string" calcext:value-type="string">
            <text:p>&lt;a href="https://www.justice.gov/epstein/files/DataSet%208/EFTA00016339.svg"&gt;https://www.justice.gov/epstein/files/DataSet%208/EFTA00016339.svg&lt;/a&gt;</text:p>
          </table:table-cell>
        </table:table-row>
        <table:table-row table:style-name="ro1">
          <table:table-cell office:value-type="string" calcext:value-type="string">
            <text:p>&lt;a href="https://www.justice.gov/epstein/files/DataSet%208/EFTA00016339.pcx"&gt;https://www.justice.gov/epstein/files/DataSet%208/EFTA00016339.pcx&lt;/a&gt;</text:p>
          </table:table-cell>
        </table:table-row>
        <table:table-row table:style-name="ro1">
          <table:table-cell office:value-type="string" calcext:value-type="string">
            <text:p>&lt;a href="https://www.justice.gov/epstein/files/DataSet%208/EFTA00016339.doc"&gt;https://www.justice.gov/epstein/files/DataSet%208/EFTA00016339.doc&lt;/a&gt;</text:p>
          </table:table-cell>
        </table:table-row>
        <table:table-row table:style-name="ro1">
          <table:table-cell office:value-type="string" calcext:value-type="string">
            <text:p>&lt;a href="https://www.justice.gov/epstein/files/DataSet%208/EFTA00016339.docx"&gt;https://www.justice.gov/epstein/files/DataSet%208/EFTA00016339.docx&lt;/a&gt;</text:p>
          </table:table-cell>
        </table:table-row>
        <table:table-row table:style-name="ro1">
          <table:table-cell office:value-type="string" calcext:value-type="string">
            <text:p>&lt;a href="https://www.justice.gov/epstein/files/DataSet%208/EFTA00016339.docm"&gt;https://www.justice.gov/epstein/files/DataSet%208/EFTA00016339.docm&lt;/a&gt;</text:p>
          </table:table-cell>
        </table:table-row>
        <table:table-row table:style-name="ro1">
          <table:table-cell office:value-type="string" calcext:value-type="string">
            <text:p>&lt;a href="https://www.justice.gov/epstein/files/DataSet%208/EFTA00016339.rtf"&gt;https://www.justice.gov/epstein/files/DataSet%208/EFTA00016339.rtf&lt;/a&gt;</text:p>
          </table:table-cell>
        </table:table-row>
        <table:table-row table:style-name="ro1">
          <table:table-cell office:value-type="string" calcext:value-type="string">
            <text:p>&lt;a href="https://www.justice.gov/epstein/files/DataSet%208/EFTA00016339.odt"&gt;https://www.justice.gov/epstein/files/DataSet%208/EFTA00016339.odt&lt;/a&gt;</text:p>
          </table:table-cell>
        </table:table-row>
        <table:table-row table:style-name="ro1">
          <table:table-cell office:value-type="string" calcext:value-type="string">
            <text:p>&lt;a href="https://www.justice.gov/epstein/files/DataSet%208/EFTA00016339.txt"&gt;https://www.justice.gov/epstein/files/DataSet%208/EFTA00016339.txt&lt;/a&gt;</text:p>
          </table:table-cell>
        </table:table-row>
        <table:table-row table:style-name="ro1">
          <table:table-cell office:value-type="string" calcext:value-type="string">
            <text:p>&lt;a href="https://www.justice.gov/epstein/files/DataSet%208/EFTA00016339.wps"&gt;https://www.justice.gov/epstein/files/DataSet%208/EFTA00016339.wps&lt;/a&gt;</text:p>
          </table:table-cell>
        </table:table-row>
        <table:table-row table:style-name="ro1">
          <table:table-cell office:value-type="string" calcext:value-type="string">
            <text:p>&lt;a href="https://www.justice.gov/epstein/files/DataSet%208/EFTA00016339.dot"&gt;https://www.justice.gov/epstein/files/DataSet%208/EFTA00016339.dot&lt;/a&gt;</text:p>
          </table:table-cell>
        </table:table-row>
        <table:table-row table:style-name="ro1">
          <table:table-cell office:value-type="string" calcext:value-type="string">
            <text:p>&lt;a href="https://www.justice.gov/epstein/files/DataSet%208/EFTA00016339.dotx"&gt;https://www.justice.gov/epstein/files/DataSet%208/EFTA00016339.dotx&lt;/a&gt;</text:p>
          </table:table-cell>
        </table:table-row>
        <table:table-row table:style-name="ro1">
          <table:table-cell office:value-type="string" calcext:value-type="string">
            <text:p>&lt;a href="https://www.justice.gov/epstein/files/DataSet%208/EFTA00016339.abw"&gt;https://www.justice.gov/epstein/files/DataSet%208/EFTA00016339.abw&lt;/a&gt;</text:p>
          </table:table-cell>
        </table:table-row>
        <table:table-row table:style-name="ro1">
          <table:table-cell office:value-type="string" calcext:value-type="string">
            <text:p>&lt;a href="https://www.justice.gov/epstein/files/DataSet%208/EFTA00016339.ppt"&gt;https://www.justice.gov/epstein/files/DataSet%208/EFTA00016339.ppt&lt;/a&gt;</text:p>
          </table:table-cell>
        </table:table-row>
        <table:table-row table:style-name="ro1">
          <table:table-cell office:value-type="string" calcext:value-type="string">
            <text:p>&lt;a href="https://www.justice.gov/epstein/files/DataSet%208/EFTA00016339.pptx"&gt;https://www.justice.gov/epstein/files/DataSet%208/EFTA00016339.pptx&lt;/a&gt;</text:p>
          </table:table-cell>
        </table:table-row>
        <table:table-row table:style-name="ro1">
          <table:table-cell office:value-type="string" calcext:value-type="string">
            <text:p>&lt;a href="https://www.justice.gov/epstein/files/DataSet%208/EFTA00016339.pptm"&gt;https://www.justice.gov/epstein/files/DataSet%208/EFTA00016339.pptm&lt;/a&gt;</text:p>
          </table:table-cell>
        </table:table-row>
        <table:table-row table:style-name="ro1">
          <table:table-cell office:value-type="string" calcext:value-type="string">
            <text:p>&lt;a href="https://www.justice.gov/epstein/files/DataSet%208/EFTA00016339.pps"&gt;https://www.justice.gov/epstein/files/DataSet%208/EFTA00016339.pps&lt;/a&gt;</text:p>
          </table:table-cell>
        </table:table-row>
        <table:table-row table:style-name="ro1">
          <table:table-cell office:value-type="string" calcext:value-type="string">
            <text:p>&lt;a href="https://www.justice.gov/epstein/files/DataSet%208/EFTA00016339.ppsx"&gt;https://www.justice.gov/epstein/files/DataSet%208/EFTA00016339.ppsx&lt;/a&gt;</text:p>
          </table:table-cell>
        </table:table-row>
        <table:table-row table:style-name="ro1">
          <table:table-cell office:value-type="string" calcext:value-type="string">
            <text:p>&lt;a href="https://www.justice.gov/epstein/files/DataSet%208/EFTA00016339.pot"&gt;https://www.justice.gov/epstein/files/DataSet%208/EFTA00016339.pot&lt;/a&gt;</text:p>
          </table:table-cell>
        </table:table-row>
        <table:table-row table:style-name="ro1">
          <table:table-cell office:value-type="string" calcext:value-type="string">
            <text:p>&lt;a href="https://www.justice.gov/epstein/files/DataSet%208/EFTA00016339.potx"&gt;https://www.justice.gov/epstein/files/DataSet%208/EFTA00016339.potx&lt;/a&gt;</text:p>
          </table:table-cell>
        </table:table-row>
        <table:table-row table:style-name="ro1">
          <table:table-cell office:value-type="string" calcext:value-type="string">
            <text:p>&lt;a href="https://www.justice.gov/epstein/files/DataSet%208/EFTA00016339.odp"&gt;https://www.justice.gov/epstein/files/DataSet%208/EFTA00016339.odp&lt;/a&gt;</text:p>
          </table:table-cell>
        </table:table-row>
        <table:table-row table:style-name="ro1">
          <table:table-cell office:value-type="string" calcext:value-type="string">
            <text:p>&lt;a href="https://www.justice.gov/epstein/files/DataSet%208/EFTA00016339.key"&gt;https://www.justice.gov/epstein/files/DataSet%208/EFTA00016339.key&lt;/a&gt;</text:p>
          </table:table-cell>
        </table:table-row>
        <table:table-row table:style-name="ro1">
          <table:table-cell office:value-type="string" calcext:value-type="string">
            <text:p>&lt;a href="https://www.justice.gov/epstein/files/DataSet%208/EFTA00016339.xls"&gt;https://www.justice.gov/epstein/files/DataSet%208/EFTA00016339.xls&lt;/a&gt;</text:p>
          </table:table-cell>
        </table:table-row>
        <table:table-row table:style-name="ro1">
          <table:table-cell office:value-type="string" calcext:value-type="string">
            <text:p>&lt;a href="https://www.justice.gov/epstein/files/DataSet%208/EFTA00016339.xlsx"&gt;https://www.justice.gov/epstein/files/DataSet%208/EFTA00016339.xlsx&lt;/a&gt;</text:p>
          </table:table-cell>
        </table:table-row>
        <table:table-row table:style-name="ro1">
          <table:table-cell office:value-type="string" calcext:value-type="string">
            <text:p>&lt;a href="https://www.justice.gov/epstein/files/DataSet%208/EFTA00016339.xlsm"&gt;https://www.justice.gov/epstein/files/DataSet%208/EFTA00016339.xlsm&lt;/a&gt;</text:p>
          </table:table-cell>
        </table:table-row>
        <table:table-row table:style-name="ro1">
          <table:table-cell office:value-type="string" calcext:value-type="string">
            <text:p>&lt;a href="https://www.justice.gov/epstein/files/DataSet%208/EFTA00016339.xlt"&gt;https://www.justice.gov/epstein/files/DataSet%208/EFTA00016339.xlt&lt;/a&gt;</text:p>
          </table:table-cell>
        </table:table-row>
        <table:table-row table:style-name="ro1">
          <table:table-cell office:value-type="string" calcext:value-type="string">
            <text:p>&lt;a href="https://www.justice.gov/epstein/files/DataSet%208/EFTA00016339.xltx"&gt;https://www.justice.gov/epstein/files/DataSet%208/EFTA00016339.xltx&lt;/a&gt;</text:p>
          </table:table-cell>
        </table:table-row>
        <table:table-row table:style-name="ro1">
          <table:table-cell office:value-type="string" calcext:value-type="string">
            <text:p>&lt;a href="https://www.justice.gov/epstein/files/DataSet%208/EFTA00016339.ods"&gt;https://www.justice.gov/epstein/files/DataSet%208/EFTA00016339.ods&lt;/a&gt;</text:p>
          </table:table-cell>
        </table:table-row>
        <table:table-row table:style-name="ro1">
          <table:table-cell office:value-type="string" calcext:value-type="string">
            <text:p>&lt;a href="https://www.justice.gov/epstein/files/DataSet%208/EFTA00016339.csv"&gt;https://www.justice.gov/epstein/files/DataSet%208/EFTA00016339.csv&lt;/a&gt;</text:p>
          </table:table-cell>
        </table:table-row>
        <table:table-row table:style-name="ro1">
          <table:table-cell office:value-type="string" calcext:value-type="string">
            <text:p>&lt;a href="https://www.justice.gov/epstein/files/DataSet%208/EFTA00016339.numbers"&gt;https://www.justice.gov/epstein/files/DataSet%208/EFTA00016339.numbers&lt;/a&gt;</text:p>
          </table:table-cell>
        </table:table-row>
        <table:table-row table:style-name="ro1">
          <table:table-cell office:value-type="string" calcext:value-type="string">
            <text:p>&lt;a href="https://www.justice.gov/epstein/files/DataSet%208/EFTA00016339.wks"&gt;https://www.justice.gov/epstein/files/DataSet%208/EFTA00016339.wks&lt;/a&gt;</text:p>
          </table:table-cell>
        </table:table-row>
        <table:table-row table:style-name="ro1">
          <table:table-cell office:value-type="string" calcext:value-type="string">
            <text:p>&lt;a href="https://www.justice.gov/epstein/files/DataSet%208/EFTA00016341.avi"&gt;https://www.justice.gov/epstein/files/DataSet%208/EFTA00016341.avi&lt;/a&gt;</text:p>
          </table:table-cell>
        </table:table-row>
        <table:table-row table:style-name="ro1">
          <table:table-cell office:value-type="string" calcext:value-type="string">
            <text:p>&lt;a href="https://www.justice.gov/epstein/files/DataSet%208/EFTA00016341.mp4"&gt;https://www.justice.gov/epstein/files/DataSet%208/EFTA00016341.mp4&lt;/a&gt;</text:p>
          </table:table-cell>
        </table:table-row>
        <table:table-row table:style-name="ro1">
          <table:table-cell office:value-type="string" calcext:value-type="string">
            <text:p>&lt;a href="https://www.justice.gov/epstein/files/DataSet%208/EFTA00016341.mkv"&gt;https://www.justice.gov/epstein/files/DataSet%208/EFTA00016341.mkv&lt;/a&gt;</text:p>
          </table:table-cell>
        </table:table-row>
        <table:table-row table:style-name="ro1">
          <table:table-cell office:value-type="string" calcext:value-type="string">
            <text:p>&lt;a href="https://www.justice.gov/epstein/files/DataSet%208/EFTA00016341.mov"&gt;https://www.justice.gov/epstein/files/DataSet%208/EFTA00016341.mov&lt;/a&gt;</text:p>
          </table:table-cell>
        </table:table-row>
        <table:table-row table:style-name="ro1">
          <table:table-cell office:value-type="string" calcext:value-type="string">
            <text:p>&lt;a href="https://www.justice.gov/epstein/files/DataSet%208/EFTA00016341.wmv"&gt;https://www.justice.gov/epstein/files/DataSet%208/EFTA00016341.wmv&lt;/a&gt;</text:p>
          </table:table-cell>
        </table:table-row>
        <table:table-row table:style-name="ro1">
          <table:table-cell office:value-type="string" calcext:value-type="string">
            <text:p>&lt;a href="https://www.justice.gov/epstein/files/DataSet%208/EFTA00016341.flv"&gt;https://www.justice.gov/epstein/files/DataSet%208/EFTA00016341.flv&lt;/a&gt;</text:p>
          </table:table-cell>
        </table:table-row>
        <table:table-row table:style-name="ro1">
          <table:table-cell office:value-type="string" calcext:value-type="string">
            <text:p>&lt;a href="https://www.justice.gov/epstein/files/DataSet%208/EFTA00016341.webm"&gt;https://www.justice.gov/epstein/files/DataSet%208/EFTA00016341.webm&lt;/a&gt;</text:p>
          </table:table-cell>
        </table:table-row>
        <table:table-row table:style-name="ro1">
          <table:table-cell office:value-type="string" calcext:value-type="string">
            <text:p>&lt;a href="https://www.justice.gov/epstein/files/DataSet%208/EFTA00016341.mpg"&gt;https://www.justice.gov/epstein/files/DataSet%208/EFTA00016341.mpg&lt;/a&gt;</text:p>
          </table:table-cell>
        </table:table-row>
        <table:table-row table:style-name="ro1">
          <table:table-cell office:value-type="string" calcext:value-type="string">
            <text:p>&lt;a href="https://www.justice.gov/epstein/files/DataSet%208/EFTA00016341.mpeg"&gt;https://www.justice.gov/epstein/files/DataSet%208/EFTA00016341.mpeg&lt;/a&gt;</text:p>
          </table:table-cell>
        </table:table-row>
        <table:table-row table:style-name="ro1">
          <table:table-cell office:value-type="string" calcext:value-type="string">
            <text:p>&lt;a href="https://www.justice.gov/epstein/files/DataSet%208/EFTA00016341.m4v"&gt;https://www.justice.gov/epstein/files/DataSet%208/EFTA00016341.m4v&lt;/a&gt;</text:p>
          </table:table-cell>
        </table:table-row>
        <table:table-row table:style-name="ro1">
          <table:table-cell office:value-type="string" calcext:value-type="string">
            <text:p>&lt;a href="https://www.justice.gov/epstein/files/DataSet%208/EFTA00016341.ogv"&gt;https://www.justice.gov/epstein/files/DataSet%208/EFTA00016341.ogv&lt;/a&gt;</text:p>
          </table:table-cell>
        </table:table-row>
        <table:table-row table:style-name="ro1">
          <table:table-cell office:value-type="string" calcext:value-type="string">
            <text:p>&lt;a href="https://www.justice.gov/epstein/files/DataSet%208/EFTA00016341.vob"&gt;https://www.justice.gov/epstein/files/DataSet%208/EFTA00016341.vob&lt;/a&gt;</text:p>
          </table:table-cell>
        </table:table-row>
        <table:table-row table:style-name="ro1">
          <table:table-cell office:value-type="string" calcext:value-type="string">
            <text:p>&lt;a href="https://www.justice.gov/epstein/files/DataSet%208/EFTA00016341.3gp"&gt;https://www.justice.gov/epstein/files/DataSet%208/EFTA00016341.3gp&lt;/a&gt;</text:p>
          </table:table-cell>
        </table:table-row>
        <table:table-row table:style-name="ro1">
          <table:table-cell office:value-type="string" calcext:value-type="string">
            <text:p>&lt;a href="https://www.justice.gov/epstein/files/DataSet%208/EFTA00016341.ts"&gt;https://www.justice.gov/epstein/files/DataSet%208/EFTA00016341.ts&lt;/a&gt;</text:p>
          </table:table-cell>
        </table:table-row>
        <table:table-row table:style-name="ro1">
          <table:table-cell office:value-type="string" calcext:value-type="string">
            <text:p>&lt;a href="https://www.justice.gov/epstein/files/DataSet%208/EFTA00016341.rm"&gt;https://www.justice.gov/epstein/files/DataSet%208/EFTA00016341.rm&lt;/a&gt;</text:p>
          </table:table-cell>
        </table:table-row>
        <table:table-row table:style-name="ro1">
          <table:table-cell office:value-type="string" calcext:value-type="string">
            <text:p>&lt;a href="https://www.justice.gov/epstein/files/DataSet%208/EFTA00016341.asf"&gt;https://www.justice.gov/epstein/files/DataSet%208/EFTA00016341.asf&lt;/a&gt;</text:p>
          </table:table-cell>
        </table:table-row>
        <table:table-row table:style-name="ro1">
          <table:table-cell office:value-type="string" calcext:value-type="string">
            <text:p>&lt;a href="https://www.justice.gov/epstein/files/DataSet%208/EFTA00016341.mp3"&gt;https://www.justice.gov/epstein/files/DataSet%208/EFTA00016341.mp3&lt;/a&gt;</text:p>
          </table:table-cell>
        </table:table-row>
        <table:table-row table:style-name="ro1">
          <table:table-cell office:value-type="string" calcext:value-type="string">
            <text:p>&lt;a href="https://www.justice.gov/epstein/files/DataSet%208/EFTA00016341.wav"&gt;https://www.justice.gov/epstein/files/DataSet%208/EFTA00016341.wav&lt;/a&gt;</text:p>
          </table:table-cell>
        </table:table-row>
        <table:table-row table:style-name="ro1">
          <table:table-cell office:value-type="string" calcext:value-type="string">
            <text:p>&lt;a href="https://www.justice.gov/epstein/files/DataSet%208/EFTA00016341.aac"&gt;https://www.justice.gov/epstein/files/DataSet%208/EFTA00016341.aac&lt;/a&gt;</text:p>
          </table:table-cell>
        </table:table-row>
        <table:table-row table:style-name="ro1">
          <table:table-cell office:value-type="string" calcext:value-type="string">
            <text:p>&lt;a href="https://www.justice.gov/epstein/files/DataSet%208/EFTA00016341.m4a"&gt;https://www.justice.gov/epstein/files/DataSet%208/EFTA00016341.m4a&lt;/a&gt;</text:p>
          </table:table-cell>
        </table:table-row>
        <table:table-row table:style-name="ro1">
          <table:table-cell office:value-type="string" calcext:value-type="string">
            <text:p>&lt;a href="https://www.justice.gov/epstein/files/DataSet%208/EFTA00016341.wma"&gt;https://www.justice.gov/epstein/files/DataSet%208/EFTA00016341.wma&lt;/a&gt;</text:p>
          </table:table-cell>
        </table:table-row>
        <table:table-row table:style-name="ro1">
          <table:table-cell office:value-type="string" calcext:value-type="string">
            <text:p>&lt;a href="https://www.justice.gov/epstein/files/DataSet%208/EFTA00016341.ogg"&gt;https://www.justice.gov/epstein/files/DataSet%208/EFTA00016341.ogg&lt;/a&gt;</text:p>
          </table:table-cell>
        </table:table-row>
        <table:table-row table:style-name="ro1">
          <table:table-cell office:value-type="string" calcext:value-type="string">
            <text:p>&lt;a href="https://www.justice.gov/epstein/files/DataSet%208/EFTA00016341.flac"&gt;https://www.justice.gov/epstein/files/DataSet%208/EFTA00016341.flac&lt;/a&gt;</text:p>
          </table:table-cell>
        </table:table-row>
        <table:table-row table:style-name="ro1">
          <table:table-cell office:value-type="string" calcext:value-type="string">
            <text:p>&lt;a href="https://www.justice.gov/epstein/files/DataSet%208/EFTA00016341.aiff"&gt;https://www.justice.gov/epstein/files/DataSet%208/EFTA00016341.aiff&lt;/a&gt;</text:p>
          </table:table-cell>
        </table:table-row>
        <table:table-row table:style-name="ro1">
          <table:table-cell office:value-type="string" calcext:value-type="string">
            <text:p>&lt;a href="https://www.justice.gov/epstein/files/DataSet%208/EFTA00016341.mid"&gt;https://www.justice.gov/epstein/files/DataSet%208/EFTA00016341.mid&lt;/a&gt;</text:p>
          </table:table-cell>
        </table:table-row>
        <table:table-row table:style-name="ro1">
          <table:table-cell office:value-type="string" calcext:value-type="string">
            <text:p>&lt;a href="https://www.justice.gov/epstein/files/DataSet%208/EFTA00016341.midi"&gt;https://www.justice.gov/epstein/files/DataSet%208/EFTA00016341.midi&lt;/a&gt;</text:p>
          </table:table-cell>
        </table:table-row>
        <table:table-row table:style-name="ro1">
          <table:table-cell office:value-type="string" calcext:value-type="string">
            <text:p>&lt;a href="https://www.justice.gov/epstein/files/DataSet%208/EFTA00016341.amr"&gt;https://www.justice.gov/epstein/files/DataSet%208/EFTA00016341.amr&lt;/a&gt;</text:p>
          </table:table-cell>
        </table:table-row>
        <table:table-row table:style-name="ro1">
          <table:table-cell office:value-type="string" calcext:value-type="string">
            <text:p>&lt;a href="https://www.justice.gov/epstein/files/DataSet%208/EFTA00016341.ra"&gt;https://www.justice.gov/epstein/files/DataSet%208/EFTA00016341.ra&lt;/a&gt;</text:p>
          </table:table-cell>
        </table:table-row>
        <table:table-row table:style-name="ro1">
          <table:table-cell office:value-type="string" calcext:value-type="string">
            <text:p>&lt;a href="https://www.justice.gov/epstein/files/DataSet%208/EFTA00016341.opus"&gt;https://www.justice.gov/epstein/files/DataSet%208/EFTA00016341.opus&lt;/a&gt;</text:p>
          </table:table-cell>
        </table:table-row>
        <table:table-row table:style-name="ro1">
          <table:table-cell office:value-type="string" calcext:value-type="string">
            <text:p>&lt;a href="https://www.justice.gov/epstein/files/DataSet%208/EFTA00016341.jpg"&gt;https://www.justice.gov/epstein/files/DataSet%208/EFTA00016341.jpg&lt;/a&gt;</text:p>
          </table:table-cell>
        </table:table-row>
        <table:table-row table:style-name="ro1">
          <table:table-cell office:value-type="string" calcext:value-type="string">
            <text:p>&lt;a href="https://www.justice.gov/epstein/files/DataSet%208/EFTA00016341.jpeg"&gt;https://www.justice.gov/epstein/files/DataSet%208/EFTA00016341.jpeg&lt;/a&gt;</text:p>
          </table:table-cell>
        </table:table-row>
        <table:table-row table:style-name="ro1">
          <table:table-cell office:value-type="string" calcext:value-type="string">
            <text:p>&lt;a href="https://www.justice.gov/epstein/files/DataSet%208/EFTA00016341.png"&gt;https://www.justice.gov/epstein/files/DataSet%208/EFTA00016341.png&lt;/a&gt;</text:p>
          </table:table-cell>
        </table:table-row>
        <table:table-row table:style-name="ro1">
          <table:table-cell office:value-type="string" calcext:value-type="string">
            <text:p>&lt;a href="https://www.justice.gov/epstein/files/DataSet%208/EFTA00016341.gif"&gt;https://www.justice.gov/epstein/files/DataSet%208/EFTA00016341.gif&lt;/a&gt;</text:p>
          </table:table-cell>
        </table:table-row>
        <table:table-row table:style-name="ro1">
          <table:table-cell office:value-type="string" calcext:value-type="string">
            <text:p>&lt;a href="https://www.justice.gov/epstein/files/DataSet%208/EFTA00016341.bmp"&gt;https://www.justice.gov/epstein/files/DataSet%208/EFTA00016341.bmp&lt;/a&gt;</text:p>
          </table:table-cell>
        </table:table-row>
        <table:table-row table:style-name="ro1">
          <table:table-cell office:value-type="string" calcext:value-type="string">
            <text:p>&lt;a href="https://www.justice.gov/epstein/files/DataSet%208/EFTA00016341.tif"&gt;https://www.justice.gov/epstein/files/DataSet%208/EFTA00016341.tif&lt;/a&gt;</text:p>
          </table:table-cell>
        </table:table-row>
        <table:table-row table:style-name="ro1">
          <table:table-cell office:value-type="string" calcext:value-type="string">
            <text:p>&lt;a href="https://www.justice.gov/epstein/files/DataSet%208/EFTA00016341.tiff"&gt;https://www.justice.gov/epstein/files/DataSet%208/EFTA00016341.tiff&lt;/a&gt;</text:p>
          </table:table-cell>
        </table:table-row>
        <table:table-row table:style-name="ro1">
          <table:table-cell office:value-type="string" calcext:value-type="string">
            <text:p>&lt;a href="https://www.justice.gov/epstein/files/DataSet%208/EFTA00016341.webp"&gt;https://www.justice.gov/epstein/files/DataSet%208/EFTA00016341.webp&lt;/a&gt;</text:p>
          </table:table-cell>
        </table:table-row>
        <table:table-row table:style-name="ro1">
          <table:table-cell office:value-type="string" calcext:value-type="string">
            <text:p>&lt;a href="https://www.justice.gov/epstein/files/DataSet%208/EFTA00016341.heic"&gt;https://www.justice.gov/epstein/files/DataSet%208/EFTA00016341.heic&lt;/a&gt;</text:p>
          </table:table-cell>
        </table:table-row>
        <table:table-row table:style-name="ro1">
          <table:table-cell office:value-type="string" calcext:value-type="string">
            <text:p>&lt;a href="https://www.justice.gov/epstein/files/DataSet%208/EFTA00016341.heif"&gt;https://www.justice.gov/epstein/files/DataSet%208/EFTA00016341.heif&lt;/a&gt;</text:p>
          </table:table-cell>
        </table:table-row>
        <table:table-row table:style-name="ro1">
          <table:table-cell office:value-type="string" calcext:value-type="string">
            <text:p>&lt;a href="https://www.justice.gov/epstein/files/DataSet%208/EFTA00016341.psd"&gt;https://www.justice.gov/epstein/files/DataSet%208/EFTA00016341.psd&lt;/a&gt;</text:p>
          </table:table-cell>
        </table:table-row>
        <table:table-row table:style-name="ro1">
          <table:table-cell office:value-type="string" calcext:value-type="string">
            <text:p>&lt;a href="https://www.justice.gov/epstein/files/DataSet%208/EFTA00016341.eps"&gt;https://www.justice.gov/epstein/files/DataSet%208/EFTA00016341.eps&lt;/a&gt;</text:p>
          </table:table-cell>
        </table:table-row>
        <table:table-row table:style-name="ro1">
          <table:table-cell office:value-type="string" calcext:value-type="string">
            <text:p>&lt;a href="https://www.justice.gov/epstein/files/DataSet%208/EFTA00016341.raw"&gt;https://www.justice.gov/epstein/files/DataSet%208/EFTA00016341.raw&lt;/a&gt;</text:p>
          </table:table-cell>
        </table:table-row>
        <table:table-row table:style-name="ro1">
          <table:table-cell office:value-type="string" calcext:value-type="string">
            <text:p>&lt;a href="https://www.justice.gov/epstein/files/DataSet%208/EFTA00016341.svg"&gt;https://www.justice.gov/epstein/files/DataSet%208/EFTA00016341.svg&lt;/a&gt;</text:p>
          </table:table-cell>
        </table:table-row>
        <table:table-row table:style-name="ro1">
          <table:table-cell office:value-type="string" calcext:value-type="string">
            <text:p>&lt;a href="https://www.justice.gov/epstein/files/DataSet%208/EFTA00016341.pcx"&gt;https://www.justice.gov/epstein/files/DataSet%208/EFTA00016341.pcx&lt;/a&gt;</text:p>
          </table:table-cell>
        </table:table-row>
        <table:table-row table:style-name="ro1">
          <table:table-cell office:value-type="string" calcext:value-type="string">
            <text:p>&lt;a href="https://www.justice.gov/epstein/files/DataSet%208/EFTA00016341.doc"&gt;https://www.justice.gov/epstein/files/DataSet%208/EFTA00016341.doc&lt;/a&gt;</text:p>
          </table:table-cell>
        </table:table-row>
        <table:table-row table:style-name="ro1">
          <table:table-cell office:value-type="string" calcext:value-type="string">
            <text:p>&lt;a href="https://www.justice.gov/epstein/files/DataSet%208/EFTA00016341.docx"&gt;https://www.justice.gov/epstein/files/DataSet%208/EFTA00016341.docx&lt;/a&gt;</text:p>
          </table:table-cell>
        </table:table-row>
        <table:table-row table:style-name="ro1">
          <table:table-cell office:value-type="string" calcext:value-type="string">
            <text:p>&lt;a href="https://www.justice.gov/epstein/files/DataSet%208/EFTA00016341.docm"&gt;https://www.justice.gov/epstein/files/DataSet%208/EFTA00016341.docm&lt;/a&gt;</text:p>
          </table:table-cell>
        </table:table-row>
        <table:table-row table:style-name="ro1">
          <table:table-cell office:value-type="string" calcext:value-type="string">
            <text:p>&lt;a href="https://www.justice.gov/epstein/files/DataSet%208/EFTA00016341.rtf"&gt;https://www.justice.gov/epstein/files/DataSet%208/EFTA00016341.rtf&lt;/a&gt;</text:p>
          </table:table-cell>
        </table:table-row>
        <table:table-row table:style-name="ro1">
          <table:table-cell office:value-type="string" calcext:value-type="string">
            <text:p>&lt;a href="https://www.justice.gov/epstein/files/DataSet%208/EFTA00016341.odt"&gt;https://www.justice.gov/epstein/files/DataSet%208/EFTA00016341.odt&lt;/a&gt;</text:p>
          </table:table-cell>
        </table:table-row>
        <table:table-row table:style-name="ro1">
          <table:table-cell office:value-type="string" calcext:value-type="string">
            <text:p>&lt;a href="https://www.justice.gov/epstein/files/DataSet%208/EFTA00016341.txt"&gt;https://www.justice.gov/epstein/files/DataSet%208/EFTA00016341.txt&lt;/a&gt;</text:p>
          </table:table-cell>
        </table:table-row>
        <table:table-row table:style-name="ro1">
          <table:table-cell office:value-type="string" calcext:value-type="string">
            <text:p>&lt;a href="https://www.justice.gov/epstein/files/DataSet%208/EFTA00016341.wps"&gt;https://www.justice.gov/epstein/files/DataSet%208/EFTA00016341.wps&lt;/a&gt;</text:p>
          </table:table-cell>
        </table:table-row>
        <table:table-row table:style-name="ro1">
          <table:table-cell office:value-type="string" calcext:value-type="string">
            <text:p>&lt;a href="https://www.justice.gov/epstein/files/DataSet%208/EFTA00016341.dot"&gt;https://www.justice.gov/epstein/files/DataSet%208/EFTA00016341.dot&lt;/a&gt;</text:p>
          </table:table-cell>
        </table:table-row>
        <table:table-row table:style-name="ro1">
          <table:table-cell office:value-type="string" calcext:value-type="string">
            <text:p>&lt;a href="https://www.justice.gov/epstein/files/DataSet%208/EFTA00016341.dotx"&gt;https://www.justice.gov/epstein/files/DataSet%208/EFTA00016341.dotx&lt;/a&gt;</text:p>
          </table:table-cell>
        </table:table-row>
        <table:table-row table:style-name="ro1">
          <table:table-cell office:value-type="string" calcext:value-type="string">
            <text:p>&lt;a href="https://www.justice.gov/epstein/files/DataSet%208/EFTA00016341.abw"&gt;https://www.justice.gov/epstein/files/DataSet%208/EFTA00016341.abw&lt;/a&gt;</text:p>
          </table:table-cell>
        </table:table-row>
        <table:table-row table:style-name="ro1">
          <table:table-cell office:value-type="string" calcext:value-type="string">
            <text:p>&lt;a href="https://www.justice.gov/epstein/files/DataSet%208/EFTA00016341.ppt"&gt;https://www.justice.gov/epstein/files/DataSet%208/EFTA00016341.ppt&lt;/a&gt;</text:p>
          </table:table-cell>
        </table:table-row>
        <table:table-row table:style-name="ro1">
          <table:table-cell office:value-type="string" calcext:value-type="string">
            <text:p>&lt;a href="https://www.justice.gov/epstein/files/DataSet%208/EFTA00016341.pptx"&gt;https://www.justice.gov/epstein/files/DataSet%208/EFTA00016341.pptx&lt;/a&gt;</text:p>
          </table:table-cell>
        </table:table-row>
        <table:table-row table:style-name="ro1">
          <table:table-cell office:value-type="string" calcext:value-type="string">
            <text:p>&lt;a href="https://www.justice.gov/epstein/files/DataSet%208/EFTA00016341.pptm"&gt;https://www.justice.gov/epstein/files/DataSet%208/EFTA00016341.pptm&lt;/a&gt;</text:p>
          </table:table-cell>
        </table:table-row>
        <table:table-row table:style-name="ro1">
          <table:table-cell office:value-type="string" calcext:value-type="string">
            <text:p>&lt;a href="https://www.justice.gov/epstein/files/DataSet%208/EFTA00016341.pps"&gt;https://www.justice.gov/epstein/files/DataSet%208/EFTA00016341.pps&lt;/a&gt;</text:p>
          </table:table-cell>
        </table:table-row>
        <table:table-row table:style-name="ro1">
          <table:table-cell office:value-type="string" calcext:value-type="string">
            <text:p>&lt;a href="https://www.justice.gov/epstein/files/DataSet%208/EFTA00016341.ppsx"&gt;https://www.justice.gov/epstein/files/DataSet%208/EFTA00016341.ppsx&lt;/a&gt;</text:p>
          </table:table-cell>
        </table:table-row>
        <table:table-row table:style-name="ro1">
          <table:table-cell office:value-type="string" calcext:value-type="string">
            <text:p>&lt;a href="https://www.justice.gov/epstein/files/DataSet%208/EFTA00016341.pot"&gt;https://www.justice.gov/epstein/files/DataSet%208/EFTA00016341.pot&lt;/a&gt;</text:p>
          </table:table-cell>
        </table:table-row>
        <table:table-row table:style-name="ro1">
          <table:table-cell office:value-type="string" calcext:value-type="string">
            <text:p>&lt;a href="https://www.justice.gov/epstein/files/DataSet%208/EFTA00016341.potx"&gt;https://www.justice.gov/epstein/files/DataSet%208/EFTA00016341.potx&lt;/a&gt;</text:p>
          </table:table-cell>
        </table:table-row>
        <table:table-row table:style-name="ro1">
          <table:table-cell office:value-type="string" calcext:value-type="string">
            <text:p>&lt;a href="https://www.justice.gov/epstein/files/DataSet%208/EFTA00016341.odp"&gt;https://www.justice.gov/epstein/files/DataSet%208/EFTA00016341.odp&lt;/a&gt;</text:p>
          </table:table-cell>
        </table:table-row>
        <table:table-row table:style-name="ro1">
          <table:table-cell office:value-type="string" calcext:value-type="string">
            <text:p>&lt;a href="https://www.justice.gov/epstein/files/DataSet%208/EFTA00016341.key"&gt;https://www.justice.gov/epstein/files/DataSet%208/EFTA00016341.key&lt;/a&gt;</text:p>
          </table:table-cell>
        </table:table-row>
        <table:table-row table:style-name="ro1">
          <table:table-cell office:value-type="string" calcext:value-type="string">
            <text:p>&lt;a href="https://www.justice.gov/epstein/files/DataSet%208/EFTA00016341.xls"&gt;https://www.justice.gov/epstein/files/DataSet%208/EFTA00016341.xls&lt;/a&gt;</text:p>
          </table:table-cell>
        </table:table-row>
        <table:table-row table:style-name="ro1">
          <table:table-cell office:value-type="string" calcext:value-type="string">
            <text:p>&lt;a href="https://www.justice.gov/epstein/files/DataSet%208/EFTA00016341.xlsx"&gt;https://www.justice.gov/epstein/files/DataSet%208/EFTA00016341.xlsx&lt;/a&gt;</text:p>
          </table:table-cell>
        </table:table-row>
        <table:table-row table:style-name="ro1">
          <table:table-cell office:value-type="string" calcext:value-type="string">
            <text:p>&lt;a href="https://www.justice.gov/epstein/files/DataSet%208/EFTA00016341.xlsm"&gt;https://www.justice.gov/epstein/files/DataSet%208/EFTA00016341.xlsm&lt;/a&gt;</text:p>
          </table:table-cell>
        </table:table-row>
        <table:table-row table:style-name="ro1">
          <table:table-cell office:value-type="string" calcext:value-type="string">
            <text:p>&lt;a href="https://www.justice.gov/epstein/files/DataSet%208/EFTA00016341.xlt"&gt;https://www.justice.gov/epstein/files/DataSet%208/EFTA00016341.xlt&lt;/a&gt;</text:p>
          </table:table-cell>
        </table:table-row>
        <table:table-row table:style-name="ro1">
          <table:table-cell office:value-type="string" calcext:value-type="string">
            <text:p>&lt;a href="https://www.justice.gov/epstein/files/DataSet%208/EFTA00016341.xltx"&gt;https://www.justice.gov/epstein/files/DataSet%208/EFTA00016341.xltx&lt;/a&gt;</text:p>
          </table:table-cell>
        </table:table-row>
        <table:table-row table:style-name="ro1">
          <table:table-cell office:value-type="string" calcext:value-type="string">
            <text:p>&lt;a href="https://www.justice.gov/epstein/files/DataSet%208/EFTA00016341.ods"&gt;https://www.justice.gov/epstein/files/DataSet%208/EFTA00016341.ods&lt;/a&gt;</text:p>
          </table:table-cell>
        </table:table-row>
        <table:table-row table:style-name="ro1">
          <table:table-cell office:value-type="string" calcext:value-type="string">
            <text:p>&lt;a href="https://www.justice.gov/epstein/files/DataSet%208/EFTA00016341.csv"&gt;https://www.justice.gov/epstein/files/DataSet%208/EFTA00016341.csv&lt;/a&gt;</text:p>
          </table:table-cell>
        </table:table-row>
        <table:table-row table:style-name="ro1">
          <table:table-cell office:value-type="string" calcext:value-type="string">
            <text:p>&lt;a href="https://www.justice.gov/epstein/files/DataSet%208/EFTA00016341.numbers"&gt;https://www.justice.gov/epstein/files/DataSet%208/EFTA00016341.numbers&lt;/a&gt;</text:p>
          </table:table-cell>
        </table:table-row>
        <table:table-row table:style-name="ro1">
          <table:table-cell office:value-type="string" calcext:value-type="string">
            <text:p>&lt;a href="https://www.justice.gov/epstein/files/DataSet%208/EFTA00016341.wks"&gt;https://www.justice.gov/epstein/files/DataSet%208/EFTA00016341.wks&lt;/a&gt;</text:p>
          </table:table-cell>
        </table:table-row>
        <table:table-row table:style-name="ro1">
          <table:table-cell office:value-type="string" calcext:value-type="string">
            <text:p>&lt;a href="https://www.justice.gov/epstein/files/DataSet%208/EFTA00018595.avi"&gt;https://www.justice.gov/epstein/files/DataSet%208/EFTA00018595.avi&lt;/a&gt;</text:p>
          </table:table-cell>
        </table:table-row>
        <table:table-row table:style-name="ro1">
          <table:table-cell office:value-type="string" calcext:value-type="string">
            <text:p>&lt;a href="https://www.justice.gov/epstein/files/DataSet%208/EFTA00018595.mp4"&gt;https://www.justice.gov/epstein/files/DataSet%208/EFTA00018595.mp4&lt;/a&gt;</text:p>
          </table:table-cell>
        </table:table-row>
        <table:table-row table:style-name="ro1">
          <table:table-cell office:value-type="string" calcext:value-type="string">
            <text:p>&lt;a href="https://www.justice.gov/epstein/files/DataSet%208/EFTA00018595.mkv"&gt;https://www.justice.gov/epstein/files/DataSet%208/EFTA00018595.mkv&lt;/a&gt;</text:p>
          </table:table-cell>
        </table:table-row>
        <table:table-row table:style-name="ro1">
          <table:table-cell office:value-type="string" calcext:value-type="string">
            <text:p>&lt;a href="https://www.justice.gov/epstein/files/DataSet%208/EFTA00018595.mov"&gt;https://www.justice.gov/epstein/files/DataSet%208/EFTA00018595.mov&lt;/a&gt;</text:p>
          </table:table-cell>
        </table:table-row>
        <table:table-row table:style-name="ro1">
          <table:table-cell office:value-type="string" calcext:value-type="string">
            <text:p>&lt;a href="https://www.justice.gov/epstein/files/DataSet%208/EFTA00018595.wmv"&gt;https://www.justice.gov/epstein/files/DataSet%208/EFTA00018595.wmv&lt;/a&gt;</text:p>
          </table:table-cell>
        </table:table-row>
        <table:table-row table:style-name="ro1">
          <table:table-cell office:value-type="string" calcext:value-type="string">
            <text:p>&lt;a href="https://www.justice.gov/epstein/files/DataSet%208/EFTA00018595.flv"&gt;https://www.justice.gov/epstein/files/DataSet%208/EFTA00018595.flv&lt;/a&gt;</text:p>
          </table:table-cell>
        </table:table-row>
        <table:table-row table:style-name="ro1">
          <table:table-cell office:value-type="string" calcext:value-type="string">
            <text:p>&lt;a href="https://www.justice.gov/epstein/files/DataSet%208/EFTA00018595.webm"&gt;https://www.justice.gov/epstein/files/DataSet%208/EFTA00018595.webm&lt;/a&gt;</text:p>
          </table:table-cell>
        </table:table-row>
        <table:table-row table:style-name="ro1">
          <table:table-cell office:value-type="string" calcext:value-type="string">
            <text:p>&lt;a href="https://www.justice.gov/epstein/files/DataSet%208/EFTA00018595.mpg"&gt;https://www.justice.gov/epstein/files/DataSet%208/EFTA00018595.mpg&lt;/a&gt;</text:p>
          </table:table-cell>
        </table:table-row>
        <table:table-row table:style-name="ro1">
          <table:table-cell office:value-type="string" calcext:value-type="string">
            <text:p>&lt;a href="https://www.justice.gov/epstein/files/DataSet%208/EFTA00018595.mpeg"&gt;https://www.justice.gov/epstein/files/DataSet%208/EFTA00018595.mpeg&lt;/a&gt;</text:p>
          </table:table-cell>
        </table:table-row>
        <table:table-row table:style-name="ro1">
          <table:table-cell office:value-type="string" calcext:value-type="string">
            <text:p>&lt;a href="https://www.justice.gov/epstein/files/DataSet%208/EFTA00018595.m4v"&gt;https://www.justice.gov/epstein/files/DataSet%208/EFTA00018595.m4v&lt;/a&gt;</text:p>
          </table:table-cell>
        </table:table-row>
        <table:table-row table:style-name="ro1">
          <table:table-cell office:value-type="string" calcext:value-type="string">
            <text:p>&lt;a href="https://www.justice.gov/epstein/files/DataSet%208/EFTA00018595.ogv"&gt;https://www.justice.gov/epstein/files/DataSet%208/EFTA00018595.ogv&lt;/a&gt;</text:p>
          </table:table-cell>
        </table:table-row>
        <table:table-row table:style-name="ro1">
          <table:table-cell office:value-type="string" calcext:value-type="string">
            <text:p>&lt;a href="https://www.justice.gov/epstein/files/DataSet%208/EFTA00018595.vob"&gt;https://www.justice.gov/epstein/files/DataSet%208/EFTA00018595.vob&lt;/a&gt;</text:p>
          </table:table-cell>
        </table:table-row>
        <table:table-row table:style-name="ro1">
          <table:table-cell office:value-type="string" calcext:value-type="string">
            <text:p>&lt;a href="https://www.justice.gov/epstein/files/DataSet%208/EFTA00018595.3gp"&gt;https://www.justice.gov/epstein/files/DataSet%208/EFTA00018595.3gp&lt;/a&gt;</text:p>
          </table:table-cell>
        </table:table-row>
        <table:table-row table:style-name="ro1">
          <table:table-cell office:value-type="string" calcext:value-type="string">
            <text:p>&lt;a href="https://www.justice.gov/epstein/files/DataSet%208/EFTA00018595.ts"&gt;https://www.justice.gov/epstein/files/DataSet%208/EFTA00018595.ts&lt;/a&gt;</text:p>
          </table:table-cell>
        </table:table-row>
        <table:table-row table:style-name="ro1">
          <table:table-cell office:value-type="string" calcext:value-type="string">
            <text:p>&lt;a href="https://www.justice.gov/epstein/files/DataSet%208/EFTA00018595.rm"&gt;https://www.justice.gov/epstein/files/DataSet%208/EFTA00018595.rm&lt;/a&gt;</text:p>
          </table:table-cell>
        </table:table-row>
        <table:table-row table:style-name="ro1">
          <table:table-cell office:value-type="string" calcext:value-type="string">
            <text:p>&lt;a href="https://www.justice.gov/epstein/files/DataSet%208/EFTA00018595.asf"&gt;https://www.justice.gov/epstein/files/DataSet%208/EFTA00018595.asf&lt;/a&gt;</text:p>
          </table:table-cell>
        </table:table-row>
        <table:table-row table:style-name="ro1">
          <table:table-cell office:value-type="string" calcext:value-type="string">
            <text:p>&lt;a href="https://www.justice.gov/epstein/files/DataSet%208/EFTA00018595.mp3"&gt;https://www.justice.gov/epstein/files/DataSet%208/EFTA00018595.mp3&lt;/a&gt;</text:p>
          </table:table-cell>
        </table:table-row>
        <table:table-row table:style-name="ro1">
          <table:table-cell office:value-type="string" calcext:value-type="string">
            <text:p>&lt;a href="https://www.justice.gov/epstein/files/DataSet%208/EFTA00018595.wav"&gt;https://www.justice.gov/epstein/files/DataSet%208/EFTA00018595.wav&lt;/a&gt;</text:p>
          </table:table-cell>
        </table:table-row>
        <table:table-row table:style-name="ro1">
          <table:table-cell office:value-type="string" calcext:value-type="string">
            <text:p>&lt;a href="https://www.justice.gov/epstein/files/DataSet%208/EFTA00018595.aac"&gt;https://www.justice.gov/epstein/files/DataSet%208/EFTA00018595.aac&lt;/a&gt;</text:p>
          </table:table-cell>
        </table:table-row>
        <table:table-row table:style-name="ro1">
          <table:table-cell office:value-type="string" calcext:value-type="string">
            <text:p>&lt;a href="https://www.justice.gov/epstein/files/DataSet%208/EFTA00018595.m4a"&gt;https://www.justice.gov/epstein/files/DataSet%208/EFTA00018595.m4a&lt;/a&gt;</text:p>
          </table:table-cell>
        </table:table-row>
        <table:table-row table:style-name="ro1">
          <table:table-cell office:value-type="string" calcext:value-type="string">
            <text:p>&lt;a href="https://www.justice.gov/epstein/files/DataSet%208/EFTA00018595.wma"&gt;https://www.justice.gov/epstein/files/DataSet%208/EFTA00018595.wma&lt;/a&gt;</text:p>
          </table:table-cell>
        </table:table-row>
        <table:table-row table:style-name="ro1">
          <table:table-cell office:value-type="string" calcext:value-type="string">
            <text:p>&lt;a href="https://www.justice.gov/epstein/files/DataSet%208/EFTA00018595.ogg"&gt;https://www.justice.gov/epstein/files/DataSet%208/EFTA00018595.ogg&lt;/a&gt;</text:p>
          </table:table-cell>
        </table:table-row>
        <table:table-row table:style-name="ro1">
          <table:table-cell office:value-type="string" calcext:value-type="string">
            <text:p>&lt;a href="https://www.justice.gov/epstein/files/DataSet%208/EFTA00018595.flac"&gt;https://www.justice.gov/epstein/files/DataSet%208/EFTA00018595.flac&lt;/a&gt;</text:p>
          </table:table-cell>
        </table:table-row>
        <table:table-row table:style-name="ro1">
          <table:table-cell office:value-type="string" calcext:value-type="string">
            <text:p>&lt;a href="https://www.justice.gov/epstein/files/DataSet%208/EFTA00018595.aiff"&gt;https://www.justice.gov/epstein/files/DataSet%208/EFTA00018595.aiff&lt;/a&gt;</text:p>
          </table:table-cell>
        </table:table-row>
        <table:table-row table:style-name="ro1">
          <table:table-cell office:value-type="string" calcext:value-type="string">
            <text:p>&lt;a href="https://www.justice.gov/epstein/files/DataSet%208/EFTA00018595.mid"&gt;https://www.justice.gov/epstein/files/DataSet%208/EFTA00018595.mid&lt;/a&gt;</text:p>
          </table:table-cell>
        </table:table-row>
        <table:table-row table:style-name="ro1">
          <table:table-cell office:value-type="string" calcext:value-type="string">
            <text:p>&lt;a href="https://www.justice.gov/epstein/files/DataSet%208/EFTA00018595.midi"&gt;https://www.justice.gov/epstein/files/DataSet%208/EFTA00018595.midi&lt;/a&gt;</text:p>
          </table:table-cell>
        </table:table-row>
        <table:table-row table:style-name="ro1">
          <table:table-cell office:value-type="string" calcext:value-type="string">
            <text:p>&lt;a href="https://www.justice.gov/epstein/files/DataSet%208/EFTA00018595.amr"&gt;https://www.justice.gov/epstein/files/DataSet%208/EFTA00018595.amr&lt;/a&gt;</text:p>
          </table:table-cell>
        </table:table-row>
        <table:table-row table:style-name="ro1">
          <table:table-cell office:value-type="string" calcext:value-type="string">
            <text:p>&lt;a href="https://www.justice.gov/epstein/files/DataSet%208/EFTA00018595.ra"&gt;https://www.justice.gov/epstein/files/DataSet%208/EFTA00018595.ra&lt;/a&gt;</text:p>
          </table:table-cell>
        </table:table-row>
        <table:table-row table:style-name="ro1">
          <table:table-cell office:value-type="string" calcext:value-type="string">
            <text:p>&lt;a href="https://www.justice.gov/epstein/files/DataSet%208/EFTA00018595.opus"&gt;https://www.justice.gov/epstein/files/DataSet%208/EFTA00018595.opus&lt;/a&gt;</text:p>
          </table:table-cell>
        </table:table-row>
        <table:table-row table:style-name="ro1">
          <table:table-cell office:value-type="string" calcext:value-type="string">
            <text:p>&lt;a href="https://www.justice.gov/epstein/files/DataSet%208/EFTA00018595.jpg"&gt;https://www.justice.gov/epstein/files/DataSet%208/EFTA00018595.jpg&lt;/a&gt;</text:p>
          </table:table-cell>
        </table:table-row>
        <table:table-row table:style-name="ro1">
          <table:table-cell office:value-type="string" calcext:value-type="string">
            <text:p>&lt;a href="https://www.justice.gov/epstein/files/DataSet%208/EFTA00018595.jpeg"&gt;https://www.justice.gov/epstein/files/DataSet%208/EFTA00018595.jpeg&lt;/a&gt;</text:p>
          </table:table-cell>
        </table:table-row>
        <table:table-row table:style-name="ro1">
          <table:table-cell office:value-type="string" calcext:value-type="string">
            <text:p>&lt;a href="https://www.justice.gov/epstein/files/DataSet%208/EFTA00018595.png"&gt;https://www.justice.gov/epstein/files/DataSet%208/EFTA00018595.png&lt;/a&gt;</text:p>
          </table:table-cell>
        </table:table-row>
        <table:table-row table:style-name="ro1">
          <table:table-cell office:value-type="string" calcext:value-type="string">
            <text:p>&lt;a href="https://www.justice.gov/epstein/files/DataSet%208/EFTA00018595.gif"&gt;https://www.justice.gov/epstein/files/DataSet%208/EFTA00018595.gif&lt;/a&gt;</text:p>
          </table:table-cell>
        </table:table-row>
        <table:table-row table:style-name="ro1">
          <table:table-cell office:value-type="string" calcext:value-type="string">
            <text:p>&lt;a href="https://www.justice.gov/epstein/files/DataSet%208/EFTA00018595.bmp"&gt;https://www.justice.gov/epstein/files/DataSet%208/EFTA00018595.bmp&lt;/a&gt;</text:p>
          </table:table-cell>
        </table:table-row>
        <table:table-row table:style-name="ro1">
          <table:table-cell office:value-type="string" calcext:value-type="string">
            <text:p>&lt;a href="https://www.justice.gov/epstein/files/DataSet%208/EFTA00018595.tif"&gt;https://www.justice.gov/epstein/files/DataSet%208/EFTA00018595.tif&lt;/a&gt;</text:p>
          </table:table-cell>
        </table:table-row>
        <table:table-row table:style-name="ro1">
          <table:table-cell office:value-type="string" calcext:value-type="string">
            <text:p>&lt;a href="https://www.justice.gov/epstein/files/DataSet%208/EFTA00018595.tiff"&gt;https://www.justice.gov/epstein/files/DataSet%208/EFTA00018595.tiff&lt;/a&gt;</text:p>
          </table:table-cell>
        </table:table-row>
        <table:table-row table:style-name="ro1">
          <table:table-cell office:value-type="string" calcext:value-type="string">
            <text:p>&lt;a href="https://www.justice.gov/epstein/files/DataSet%208/EFTA00018595.webp"&gt;https://www.justice.gov/epstein/files/DataSet%208/EFTA00018595.webp&lt;/a&gt;</text:p>
          </table:table-cell>
        </table:table-row>
        <table:table-row table:style-name="ro1">
          <table:table-cell office:value-type="string" calcext:value-type="string">
            <text:p>&lt;a href="https://www.justice.gov/epstein/files/DataSet%208/EFTA00018595.heic"&gt;https://www.justice.gov/epstein/files/DataSet%208/EFTA00018595.heic&lt;/a&gt;</text:p>
          </table:table-cell>
        </table:table-row>
        <table:table-row table:style-name="ro1">
          <table:table-cell office:value-type="string" calcext:value-type="string">
            <text:p>&lt;a href="https://www.justice.gov/epstein/files/DataSet%208/EFTA00018595.heif"&gt;https://www.justice.gov/epstein/files/DataSet%208/EFTA00018595.heif&lt;/a&gt;</text:p>
          </table:table-cell>
        </table:table-row>
        <table:table-row table:style-name="ro1">
          <table:table-cell office:value-type="string" calcext:value-type="string">
            <text:p>&lt;a href="https://www.justice.gov/epstein/files/DataSet%208/EFTA00018595.psd"&gt;https://www.justice.gov/epstein/files/DataSet%208/EFTA00018595.psd&lt;/a&gt;</text:p>
          </table:table-cell>
        </table:table-row>
        <table:table-row table:style-name="ro1">
          <table:table-cell office:value-type="string" calcext:value-type="string">
            <text:p>&lt;a href="https://www.justice.gov/epstein/files/DataSet%208/EFTA00018595.eps"&gt;https://www.justice.gov/epstein/files/DataSet%208/EFTA00018595.eps&lt;/a&gt;</text:p>
          </table:table-cell>
        </table:table-row>
        <table:table-row table:style-name="ro1">
          <table:table-cell office:value-type="string" calcext:value-type="string">
            <text:p>&lt;a href="https://www.justice.gov/epstein/files/DataSet%208/EFTA00018595.raw"&gt;https://www.justice.gov/epstein/files/DataSet%208/EFTA00018595.raw&lt;/a&gt;</text:p>
          </table:table-cell>
        </table:table-row>
        <table:table-row table:style-name="ro1">
          <table:table-cell office:value-type="string" calcext:value-type="string">
            <text:p>&lt;a href="https://www.justice.gov/epstein/files/DataSet%208/EFTA00018595.svg"&gt;https://www.justice.gov/epstein/files/DataSet%208/EFTA00018595.svg&lt;/a&gt;</text:p>
          </table:table-cell>
        </table:table-row>
        <table:table-row table:style-name="ro1">
          <table:table-cell office:value-type="string" calcext:value-type="string">
            <text:p>&lt;a href="https://www.justice.gov/epstein/files/DataSet%208/EFTA00018595.pcx"&gt;https://www.justice.gov/epstein/files/DataSet%208/EFTA00018595.pcx&lt;/a&gt;</text:p>
          </table:table-cell>
        </table:table-row>
        <table:table-row table:style-name="ro1">
          <table:table-cell office:value-type="string" calcext:value-type="string">
            <text:p>&lt;a href="https://www.justice.gov/epstein/files/DataSet%208/EFTA00018595.doc"&gt;https://www.justice.gov/epstein/files/DataSet%208/EFTA00018595.doc&lt;/a&gt;</text:p>
          </table:table-cell>
        </table:table-row>
        <table:table-row table:style-name="ro1">
          <table:table-cell office:value-type="string" calcext:value-type="string">
            <text:p>&lt;a href="https://www.justice.gov/epstein/files/DataSet%208/EFTA00018595.docx"&gt;https://www.justice.gov/epstein/files/DataSet%208/EFTA00018595.docx&lt;/a&gt;</text:p>
          </table:table-cell>
        </table:table-row>
        <table:table-row table:style-name="ro1">
          <table:table-cell office:value-type="string" calcext:value-type="string">
            <text:p>&lt;a href="https://www.justice.gov/epstein/files/DataSet%208/EFTA00018595.docm"&gt;https://www.justice.gov/epstein/files/DataSet%208/EFTA00018595.docm&lt;/a&gt;</text:p>
          </table:table-cell>
        </table:table-row>
        <table:table-row table:style-name="ro1">
          <table:table-cell office:value-type="string" calcext:value-type="string">
            <text:p>&lt;a href="https://www.justice.gov/epstein/files/DataSet%208/EFTA00018595.rtf"&gt;https://www.justice.gov/epstein/files/DataSet%208/EFTA00018595.rtf&lt;/a&gt;</text:p>
          </table:table-cell>
        </table:table-row>
        <table:table-row table:style-name="ro1">
          <table:table-cell office:value-type="string" calcext:value-type="string">
            <text:p>&lt;a href="https://www.justice.gov/epstein/files/DataSet%208/EFTA00018595.odt"&gt;https://www.justice.gov/epstein/files/DataSet%208/EFTA00018595.odt&lt;/a&gt;</text:p>
          </table:table-cell>
        </table:table-row>
        <table:table-row table:style-name="ro1">
          <table:table-cell office:value-type="string" calcext:value-type="string">
            <text:p>&lt;a href="https://www.justice.gov/epstein/files/DataSet%208/EFTA00018595.txt"&gt;https://www.justice.gov/epstein/files/DataSet%208/EFTA00018595.txt&lt;/a&gt;</text:p>
          </table:table-cell>
        </table:table-row>
        <table:table-row table:style-name="ro1">
          <table:table-cell office:value-type="string" calcext:value-type="string">
            <text:p>&lt;a href="https://www.justice.gov/epstein/files/DataSet%208/EFTA00018595.wps"&gt;https://www.justice.gov/epstein/files/DataSet%208/EFTA00018595.wps&lt;/a&gt;</text:p>
          </table:table-cell>
        </table:table-row>
        <table:table-row table:style-name="ro1">
          <table:table-cell office:value-type="string" calcext:value-type="string">
            <text:p>&lt;a href="https://www.justice.gov/epstein/files/DataSet%208/EFTA00018595.dot"&gt;https://www.justice.gov/epstein/files/DataSet%208/EFTA00018595.dot&lt;/a&gt;</text:p>
          </table:table-cell>
        </table:table-row>
        <table:table-row table:style-name="ro1">
          <table:table-cell office:value-type="string" calcext:value-type="string">
            <text:p>&lt;a href="https://www.justice.gov/epstein/files/DataSet%208/EFTA00018595.dotx"&gt;https://www.justice.gov/epstein/files/DataSet%208/EFTA00018595.dotx&lt;/a&gt;</text:p>
          </table:table-cell>
        </table:table-row>
        <table:table-row table:style-name="ro1">
          <table:table-cell office:value-type="string" calcext:value-type="string">
            <text:p>&lt;a href="https://www.justice.gov/epstein/files/DataSet%208/EFTA00018595.abw"&gt;https://www.justice.gov/epstein/files/DataSet%208/EFTA00018595.abw&lt;/a&gt;</text:p>
          </table:table-cell>
        </table:table-row>
        <table:table-row table:style-name="ro1">
          <table:table-cell office:value-type="string" calcext:value-type="string">
            <text:p>&lt;a href="https://www.justice.gov/epstein/files/DataSet%208/EFTA00018595.ppt"&gt;https://www.justice.gov/epstein/files/DataSet%208/EFTA00018595.ppt&lt;/a&gt;</text:p>
          </table:table-cell>
        </table:table-row>
        <table:table-row table:style-name="ro1">
          <table:table-cell office:value-type="string" calcext:value-type="string">
            <text:p>&lt;a href="https://www.justice.gov/epstein/files/DataSet%208/EFTA00018595.pptx"&gt;https://www.justice.gov/epstein/files/DataSet%208/EFTA00018595.pptx&lt;/a&gt;</text:p>
          </table:table-cell>
        </table:table-row>
        <table:table-row table:style-name="ro1">
          <table:table-cell office:value-type="string" calcext:value-type="string">
            <text:p>&lt;a href="https://www.justice.gov/epstein/files/DataSet%208/EFTA00018595.pptm"&gt;https://www.justice.gov/epstein/files/DataSet%208/EFTA00018595.pptm&lt;/a&gt;</text:p>
          </table:table-cell>
        </table:table-row>
        <table:table-row table:style-name="ro1">
          <table:table-cell office:value-type="string" calcext:value-type="string">
            <text:p>&lt;a href="https://www.justice.gov/epstein/files/DataSet%208/EFTA00018595.pps"&gt;https://www.justice.gov/epstein/files/DataSet%208/EFTA00018595.pps&lt;/a&gt;</text:p>
          </table:table-cell>
        </table:table-row>
        <table:table-row table:style-name="ro1">
          <table:table-cell office:value-type="string" calcext:value-type="string">
            <text:p>&lt;a href="https://www.justice.gov/epstein/files/DataSet%208/EFTA00018595.ppsx"&gt;https://www.justice.gov/epstein/files/DataSet%208/EFTA00018595.ppsx&lt;/a&gt;</text:p>
          </table:table-cell>
        </table:table-row>
        <table:table-row table:style-name="ro1">
          <table:table-cell office:value-type="string" calcext:value-type="string">
            <text:p>&lt;a href="https://www.justice.gov/epstein/files/DataSet%208/EFTA00018595.pot"&gt;https://www.justice.gov/epstein/files/DataSet%208/EFTA00018595.pot&lt;/a&gt;</text:p>
          </table:table-cell>
        </table:table-row>
        <table:table-row table:style-name="ro1">
          <table:table-cell office:value-type="string" calcext:value-type="string">
            <text:p>&lt;a href="https://www.justice.gov/epstein/files/DataSet%208/EFTA00018595.potx"&gt;https://www.justice.gov/epstein/files/DataSet%208/EFTA00018595.potx&lt;/a&gt;</text:p>
          </table:table-cell>
        </table:table-row>
        <table:table-row table:style-name="ro1">
          <table:table-cell office:value-type="string" calcext:value-type="string">
            <text:p>&lt;a href="https://www.justice.gov/epstein/files/DataSet%208/EFTA00018595.odp"&gt;https://www.justice.gov/epstein/files/DataSet%208/EFTA00018595.odp&lt;/a&gt;</text:p>
          </table:table-cell>
        </table:table-row>
        <table:table-row table:style-name="ro1">
          <table:table-cell office:value-type="string" calcext:value-type="string">
            <text:p>&lt;a href="https://www.justice.gov/epstein/files/DataSet%208/EFTA00018595.key"&gt;https://www.justice.gov/epstein/files/DataSet%208/EFTA00018595.key&lt;/a&gt;</text:p>
          </table:table-cell>
        </table:table-row>
        <table:table-row table:style-name="ro1">
          <table:table-cell office:value-type="string" calcext:value-type="string">
            <text:p>&lt;a href="https://www.justice.gov/epstein/files/DataSet%208/EFTA00018595.xls"&gt;https://www.justice.gov/epstein/files/DataSet%208/EFTA00018595.xls&lt;/a&gt;</text:p>
          </table:table-cell>
        </table:table-row>
        <table:table-row table:style-name="ro1">
          <table:table-cell office:value-type="string" calcext:value-type="string">
            <text:p>&lt;a href="https://www.justice.gov/epstein/files/DataSet%208/EFTA00018595.xlsx"&gt;https://www.justice.gov/epstein/files/DataSet%208/EFTA00018595.xlsx&lt;/a&gt;</text:p>
          </table:table-cell>
        </table:table-row>
        <table:table-row table:style-name="ro1">
          <table:table-cell office:value-type="string" calcext:value-type="string">
            <text:p>&lt;a href="https://www.justice.gov/epstein/files/DataSet%208/EFTA00018595.xlsm"&gt;https://www.justice.gov/epstein/files/DataSet%208/EFTA00018595.xlsm&lt;/a&gt;</text:p>
          </table:table-cell>
        </table:table-row>
        <table:table-row table:style-name="ro1">
          <table:table-cell office:value-type="string" calcext:value-type="string">
            <text:p>&lt;a href="https://www.justice.gov/epstein/files/DataSet%208/EFTA00018595.xlt"&gt;https://www.justice.gov/epstein/files/DataSet%208/EFTA00018595.xlt&lt;/a&gt;</text:p>
          </table:table-cell>
        </table:table-row>
        <table:table-row table:style-name="ro1">
          <table:table-cell office:value-type="string" calcext:value-type="string">
            <text:p>&lt;a href="https://www.justice.gov/epstein/files/DataSet%208/EFTA00018595.xltx"&gt;https://www.justice.gov/epstein/files/DataSet%208/EFTA00018595.xltx&lt;/a&gt;</text:p>
          </table:table-cell>
        </table:table-row>
        <table:table-row table:style-name="ro1">
          <table:table-cell office:value-type="string" calcext:value-type="string">
            <text:p>&lt;a href="https://www.justice.gov/epstein/files/DataSet%208/EFTA00018595.ods"&gt;https://www.justice.gov/epstein/files/DataSet%208/EFTA00018595.ods&lt;/a&gt;</text:p>
          </table:table-cell>
        </table:table-row>
        <table:table-row table:style-name="ro1">
          <table:table-cell office:value-type="string" calcext:value-type="string">
            <text:p>&lt;a href="https://www.justice.gov/epstein/files/DataSet%208/EFTA00018595.csv"&gt;https://www.justice.gov/epstein/files/DataSet%208/EFTA00018595.csv&lt;/a&gt;</text:p>
          </table:table-cell>
        </table:table-row>
        <table:table-row table:style-name="ro1">
          <table:table-cell office:value-type="string" calcext:value-type="string">
            <text:p>&lt;a href="https://www.justice.gov/epstein/files/DataSet%208/EFTA00018595.numbers"&gt;https://www.justice.gov/epstein/files/DataSet%208/EFTA00018595.numbers&lt;/a&gt;</text:p>
          </table:table-cell>
        </table:table-row>
        <table:table-row table:style-name="ro1">
          <table:table-cell office:value-type="string" calcext:value-type="string">
            <text:p>&lt;a href="https://www.justice.gov/epstein/files/DataSet%208/EFTA00018595.wks"&gt;https://www.justice.gov/epstein/files/DataSet%208/EFTA00018595.wks&lt;/a&gt;</text:p>
          </table:table-cell>
        </table:table-row>
        <table:table-row table:style-name="ro1">
          <table:table-cell office:value-type="string" calcext:value-type="string">
            <text:p>&lt;a href="https://www.justice.gov/epstein/files/DataSet%208/EFTA00019180.avi"&gt;https://www.justice.gov/epstein/files/DataSet%208/EFTA00019180.avi&lt;/a&gt;</text:p>
          </table:table-cell>
        </table:table-row>
        <table:table-row table:style-name="ro1">
          <table:table-cell office:value-type="string" calcext:value-type="string">
            <text:p>&lt;a href="https://www.justice.gov/epstein/files/DataSet%208/EFTA00019180.mp4"&gt;https://www.justice.gov/epstein/files/DataSet%208/EFTA00019180.mp4&lt;/a&gt;</text:p>
          </table:table-cell>
        </table:table-row>
        <table:table-row table:style-name="ro1">
          <table:table-cell office:value-type="string" calcext:value-type="string">
            <text:p>&lt;a href="https://www.justice.gov/epstein/files/DataSet%208/EFTA00019180.mkv"&gt;https://www.justice.gov/epstein/files/DataSet%208/EFTA00019180.mkv&lt;/a&gt;</text:p>
          </table:table-cell>
        </table:table-row>
        <table:table-row table:style-name="ro1">
          <table:table-cell office:value-type="string" calcext:value-type="string">
            <text:p>&lt;a href="https://www.justice.gov/epstein/files/DataSet%208/EFTA00019180.mov"&gt;https://www.justice.gov/epstein/files/DataSet%208/EFTA00019180.mov&lt;/a&gt;</text:p>
          </table:table-cell>
        </table:table-row>
        <table:table-row table:style-name="ro1">
          <table:table-cell office:value-type="string" calcext:value-type="string">
            <text:p>&lt;a href="https://www.justice.gov/epstein/files/DataSet%208/EFTA00019180.wmv"&gt;https://www.justice.gov/epstein/files/DataSet%208/EFTA00019180.wmv&lt;/a&gt;</text:p>
          </table:table-cell>
        </table:table-row>
        <table:table-row table:style-name="ro1">
          <table:table-cell office:value-type="string" calcext:value-type="string">
            <text:p>&lt;a href="https://www.justice.gov/epstein/files/DataSet%208/EFTA00019180.flv"&gt;https://www.justice.gov/epstein/files/DataSet%208/EFTA00019180.flv&lt;/a&gt;</text:p>
          </table:table-cell>
        </table:table-row>
        <table:table-row table:style-name="ro1">
          <table:table-cell office:value-type="string" calcext:value-type="string">
            <text:p>&lt;a href="https://www.justice.gov/epstein/files/DataSet%208/EFTA00019180.webm"&gt;https://www.justice.gov/epstein/files/DataSet%208/EFTA00019180.webm&lt;/a&gt;</text:p>
          </table:table-cell>
        </table:table-row>
        <table:table-row table:style-name="ro1">
          <table:table-cell office:value-type="string" calcext:value-type="string">
            <text:p>&lt;a href="https://www.justice.gov/epstein/files/DataSet%208/EFTA00019180.mpg"&gt;https://www.justice.gov/epstein/files/DataSet%208/EFTA00019180.mpg&lt;/a&gt;</text:p>
          </table:table-cell>
        </table:table-row>
        <table:table-row table:style-name="ro1">
          <table:table-cell office:value-type="string" calcext:value-type="string">
            <text:p>&lt;a href="https://www.justice.gov/epstein/files/DataSet%208/EFTA00019180.mpeg"&gt;https://www.justice.gov/epstein/files/DataSet%208/EFTA00019180.mpeg&lt;/a&gt;</text:p>
          </table:table-cell>
        </table:table-row>
        <table:table-row table:style-name="ro1">
          <table:table-cell office:value-type="string" calcext:value-type="string">
            <text:p>&lt;a href="https://www.justice.gov/epstein/files/DataSet%208/EFTA00019180.m4v"&gt;https://www.justice.gov/epstein/files/DataSet%208/EFTA00019180.m4v&lt;/a&gt;</text:p>
          </table:table-cell>
        </table:table-row>
        <table:table-row table:style-name="ro1">
          <table:table-cell office:value-type="string" calcext:value-type="string">
            <text:p>&lt;a href="https://www.justice.gov/epstein/files/DataSet%208/EFTA00019180.ogv"&gt;https://www.justice.gov/epstein/files/DataSet%208/EFTA00019180.ogv&lt;/a&gt;</text:p>
          </table:table-cell>
        </table:table-row>
        <table:table-row table:style-name="ro1">
          <table:table-cell office:value-type="string" calcext:value-type="string">
            <text:p>&lt;a href="https://www.justice.gov/epstein/files/DataSet%208/EFTA00019180.vob"&gt;https://www.justice.gov/epstein/files/DataSet%208/EFTA00019180.vob&lt;/a&gt;</text:p>
          </table:table-cell>
        </table:table-row>
        <table:table-row table:style-name="ro1">
          <table:table-cell office:value-type="string" calcext:value-type="string">
            <text:p>&lt;a href="https://www.justice.gov/epstein/files/DataSet%208/EFTA00019180.3gp"&gt;https://www.justice.gov/epstein/files/DataSet%208/EFTA00019180.3gp&lt;/a&gt;</text:p>
          </table:table-cell>
        </table:table-row>
        <table:table-row table:style-name="ro1">
          <table:table-cell office:value-type="string" calcext:value-type="string">
            <text:p>&lt;a href="https://www.justice.gov/epstein/files/DataSet%208/EFTA00019180.ts"&gt;https://www.justice.gov/epstein/files/DataSet%208/EFTA00019180.ts&lt;/a&gt;</text:p>
          </table:table-cell>
        </table:table-row>
        <table:table-row table:style-name="ro1">
          <table:table-cell office:value-type="string" calcext:value-type="string">
            <text:p>&lt;a href="https://www.justice.gov/epstein/files/DataSet%208/EFTA00019180.rm"&gt;https://www.justice.gov/epstein/files/DataSet%208/EFTA00019180.rm&lt;/a&gt;</text:p>
          </table:table-cell>
        </table:table-row>
        <table:table-row table:style-name="ro1">
          <table:table-cell office:value-type="string" calcext:value-type="string">
            <text:p>&lt;a href="https://www.justice.gov/epstein/files/DataSet%208/EFTA00019180.asf"&gt;https://www.justice.gov/epstein/files/DataSet%208/EFTA00019180.asf&lt;/a&gt;</text:p>
          </table:table-cell>
        </table:table-row>
        <table:table-row table:style-name="ro1">
          <table:table-cell office:value-type="string" calcext:value-type="string">
            <text:p>&lt;a href="https://www.justice.gov/epstein/files/DataSet%208/EFTA00019180.mp3"&gt;https://www.justice.gov/epstein/files/DataSet%208/EFTA00019180.mp3&lt;/a&gt;</text:p>
          </table:table-cell>
        </table:table-row>
        <table:table-row table:style-name="ro1">
          <table:table-cell office:value-type="string" calcext:value-type="string">
            <text:p>&lt;a href="https://www.justice.gov/epstein/files/DataSet%208/EFTA00019180.wav"&gt;https://www.justice.gov/epstein/files/DataSet%208/EFTA00019180.wav&lt;/a&gt;</text:p>
          </table:table-cell>
        </table:table-row>
        <table:table-row table:style-name="ro1">
          <table:table-cell office:value-type="string" calcext:value-type="string">
            <text:p>&lt;a href="https://www.justice.gov/epstein/files/DataSet%208/EFTA00019180.aac"&gt;https://www.justice.gov/epstein/files/DataSet%208/EFTA00019180.aac&lt;/a&gt;</text:p>
          </table:table-cell>
        </table:table-row>
        <table:table-row table:style-name="ro1">
          <table:table-cell office:value-type="string" calcext:value-type="string">
            <text:p>&lt;a href="https://www.justice.gov/epstein/files/DataSet%208/EFTA00019180.m4a"&gt;https://www.justice.gov/epstein/files/DataSet%208/EFTA00019180.m4a&lt;/a&gt;</text:p>
          </table:table-cell>
        </table:table-row>
        <table:table-row table:style-name="ro1">
          <table:table-cell office:value-type="string" calcext:value-type="string">
            <text:p>&lt;a href="https://www.justice.gov/epstein/files/DataSet%208/EFTA00019180.wma"&gt;https://www.justice.gov/epstein/files/DataSet%208/EFTA00019180.wma&lt;/a&gt;</text:p>
          </table:table-cell>
        </table:table-row>
        <table:table-row table:style-name="ro1">
          <table:table-cell office:value-type="string" calcext:value-type="string">
            <text:p>&lt;a href="https://www.justice.gov/epstein/files/DataSet%208/EFTA00019180.ogg"&gt;https://www.justice.gov/epstein/files/DataSet%208/EFTA00019180.ogg&lt;/a&gt;</text:p>
          </table:table-cell>
        </table:table-row>
        <table:table-row table:style-name="ro1">
          <table:table-cell office:value-type="string" calcext:value-type="string">
            <text:p>&lt;a href="https://www.justice.gov/epstein/files/DataSet%208/EFTA00019180.flac"&gt;https://www.justice.gov/epstein/files/DataSet%208/EFTA00019180.flac&lt;/a&gt;</text:p>
          </table:table-cell>
        </table:table-row>
        <table:table-row table:style-name="ro1">
          <table:table-cell office:value-type="string" calcext:value-type="string">
            <text:p>&lt;a href="https://www.justice.gov/epstein/files/DataSet%208/EFTA00019180.aiff"&gt;https://www.justice.gov/epstein/files/DataSet%208/EFTA00019180.aiff&lt;/a&gt;</text:p>
          </table:table-cell>
        </table:table-row>
        <table:table-row table:style-name="ro1">
          <table:table-cell office:value-type="string" calcext:value-type="string">
            <text:p>&lt;a href="https://www.justice.gov/epstein/files/DataSet%208/EFTA00019180.mid"&gt;https://www.justice.gov/epstein/files/DataSet%208/EFTA00019180.mid&lt;/a&gt;</text:p>
          </table:table-cell>
        </table:table-row>
        <table:table-row table:style-name="ro1">
          <table:table-cell office:value-type="string" calcext:value-type="string">
            <text:p>&lt;a href="https://www.justice.gov/epstein/files/DataSet%208/EFTA00019180.midi"&gt;https://www.justice.gov/epstein/files/DataSet%208/EFTA00019180.midi&lt;/a&gt;</text:p>
          </table:table-cell>
        </table:table-row>
        <table:table-row table:style-name="ro1">
          <table:table-cell office:value-type="string" calcext:value-type="string">
            <text:p>&lt;a href="https://www.justice.gov/epstein/files/DataSet%208/EFTA00019180.amr"&gt;https://www.justice.gov/epstein/files/DataSet%208/EFTA00019180.amr&lt;/a&gt;</text:p>
          </table:table-cell>
        </table:table-row>
        <table:table-row table:style-name="ro1">
          <table:table-cell office:value-type="string" calcext:value-type="string">
            <text:p>&lt;a href="https://www.justice.gov/epstein/files/DataSet%208/EFTA00019180.ra"&gt;https://www.justice.gov/epstein/files/DataSet%208/EFTA00019180.ra&lt;/a&gt;</text:p>
          </table:table-cell>
        </table:table-row>
        <table:table-row table:style-name="ro1">
          <table:table-cell office:value-type="string" calcext:value-type="string">
            <text:p>&lt;a href="https://www.justice.gov/epstein/files/DataSet%208/EFTA00019180.opus"&gt;https://www.justice.gov/epstein/files/DataSet%208/EFTA00019180.opus&lt;/a&gt;</text:p>
          </table:table-cell>
        </table:table-row>
        <table:table-row table:style-name="ro1">
          <table:table-cell office:value-type="string" calcext:value-type="string">
            <text:p>&lt;a href="https://www.justice.gov/epstein/files/DataSet%208/EFTA00019180.jpg"&gt;https://www.justice.gov/epstein/files/DataSet%208/EFTA00019180.jpg&lt;/a&gt;</text:p>
          </table:table-cell>
        </table:table-row>
        <table:table-row table:style-name="ro1">
          <table:table-cell office:value-type="string" calcext:value-type="string">
            <text:p>&lt;a href="https://www.justice.gov/epstein/files/DataSet%208/EFTA00019180.jpeg"&gt;https://www.justice.gov/epstein/files/DataSet%208/EFTA00019180.jpeg&lt;/a&gt;</text:p>
          </table:table-cell>
        </table:table-row>
        <table:table-row table:style-name="ro1">
          <table:table-cell office:value-type="string" calcext:value-type="string">
            <text:p>&lt;a href="https://www.justice.gov/epstein/files/DataSet%208/EFTA00019180.png"&gt;https://www.justice.gov/epstein/files/DataSet%208/EFTA00019180.png&lt;/a&gt;</text:p>
          </table:table-cell>
        </table:table-row>
        <table:table-row table:style-name="ro1">
          <table:table-cell office:value-type="string" calcext:value-type="string">
            <text:p>&lt;a href="https://www.justice.gov/epstein/files/DataSet%208/EFTA00019180.gif"&gt;https://www.justice.gov/epstein/files/DataSet%208/EFTA00019180.gif&lt;/a&gt;</text:p>
          </table:table-cell>
        </table:table-row>
        <table:table-row table:style-name="ro1">
          <table:table-cell office:value-type="string" calcext:value-type="string">
            <text:p>&lt;a href="https://www.justice.gov/epstein/files/DataSet%208/EFTA00019180.bmp"&gt;https://www.justice.gov/epstein/files/DataSet%208/EFTA00019180.bmp&lt;/a&gt;</text:p>
          </table:table-cell>
        </table:table-row>
        <table:table-row table:style-name="ro1">
          <table:table-cell office:value-type="string" calcext:value-type="string">
            <text:p>&lt;a href="https://www.justice.gov/epstein/files/DataSet%208/EFTA00019180.tif"&gt;https://www.justice.gov/epstein/files/DataSet%208/EFTA00019180.tif&lt;/a&gt;</text:p>
          </table:table-cell>
        </table:table-row>
        <table:table-row table:style-name="ro1">
          <table:table-cell office:value-type="string" calcext:value-type="string">
            <text:p>&lt;a href="https://www.justice.gov/epstein/files/DataSet%208/EFTA00019180.tiff"&gt;https://www.justice.gov/epstein/files/DataSet%208/EFTA00019180.tiff&lt;/a&gt;</text:p>
          </table:table-cell>
        </table:table-row>
        <table:table-row table:style-name="ro1">
          <table:table-cell office:value-type="string" calcext:value-type="string">
            <text:p>&lt;a href="https://www.justice.gov/epstein/files/DataSet%208/EFTA00019180.webp"&gt;https://www.justice.gov/epstein/files/DataSet%208/EFTA00019180.webp&lt;/a&gt;</text:p>
          </table:table-cell>
        </table:table-row>
        <table:table-row table:style-name="ro1">
          <table:table-cell office:value-type="string" calcext:value-type="string">
            <text:p>&lt;a href="https://www.justice.gov/epstein/files/DataSet%208/EFTA00019180.heic"&gt;https://www.justice.gov/epstein/files/DataSet%208/EFTA00019180.heic&lt;/a&gt;</text:p>
          </table:table-cell>
        </table:table-row>
        <table:table-row table:style-name="ro1">
          <table:table-cell office:value-type="string" calcext:value-type="string">
            <text:p>&lt;a href="https://www.justice.gov/epstein/files/DataSet%208/EFTA00019180.heif"&gt;https://www.justice.gov/epstein/files/DataSet%208/EFTA00019180.heif&lt;/a&gt;</text:p>
          </table:table-cell>
        </table:table-row>
        <table:table-row table:style-name="ro1">
          <table:table-cell office:value-type="string" calcext:value-type="string">
            <text:p>&lt;a href="https://www.justice.gov/epstein/files/DataSet%208/EFTA00019180.psd"&gt;https://www.justice.gov/epstein/files/DataSet%208/EFTA00019180.psd&lt;/a&gt;</text:p>
          </table:table-cell>
        </table:table-row>
        <table:table-row table:style-name="ro1">
          <table:table-cell office:value-type="string" calcext:value-type="string">
            <text:p>&lt;a href="https://www.justice.gov/epstein/files/DataSet%208/EFTA00019180.eps"&gt;https://www.justice.gov/epstein/files/DataSet%208/EFTA00019180.eps&lt;/a&gt;</text:p>
          </table:table-cell>
        </table:table-row>
        <table:table-row table:style-name="ro1">
          <table:table-cell office:value-type="string" calcext:value-type="string">
            <text:p>&lt;a href="https://www.justice.gov/epstein/files/DataSet%208/EFTA00019180.raw"&gt;https://www.justice.gov/epstein/files/DataSet%208/EFTA00019180.raw&lt;/a&gt;</text:p>
          </table:table-cell>
        </table:table-row>
        <table:table-row table:style-name="ro1">
          <table:table-cell office:value-type="string" calcext:value-type="string">
            <text:p>&lt;a href="https://www.justice.gov/epstein/files/DataSet%208/EFTA00019180.svg"&gt;https://www.justice.gov/epstein/files/DataSet%208/EFTA00019180.svg&lt;/a&gt;</text:p>
          </table:table-cell>
        </table:table-row>
        <table:table-row table:style-name="ro1">
          <table:table-cell office:value-type="string" calcext:value-type="string">
            <text:p>&lt;a href="https://www.justice.gov/epstein/files/DataSet%208/EFTA00019180.pcx"&gt;https://www.justice.gov/epstein/files/DataSet%208/EFTA00019180.pcx&lt;/a&gt;</text:p>
          </table:table-cell>
        </table:table-row>
        <table:table-row table:style-name="ro1">
          <table:table-cell office:value-type="string" calcext:value-type="string">
            <text:p>&lt;a href="https://www.justice.gov/epstein/files/DataSet%208/EFTA00019180.doc"&gt;https://www.justice.gov/epstein/files/DataSet%208/EFTA00019180.doc&lt;/a&gt;</text:p>
          </table:table-cell>
        </table:table-row>
        <table:table-row table:style-name="ro1">
          <table:table-cell office:value-type="string" calcext:value-type="string">
            <text:p>&lt;a href="https://www.justice.gov/epstein/files/DataSet%208/EFTA00019180.docx"&gt;https://www.justice.gov/epstein/files/DataSet%208/EFTA00019180.docx&lt;/a&gt;</text:p>
          </table:table-cell>
        </table:table-row>
        <table:table-row table:style-name="ro1">
          <table:table-cell office:value-type="string" calcext:value-type="string">
            <text:p>&lt;a href="https://www.justice.gov/epstein/files/DataSet%208/EFTA00019180.docm"&gt;https://www.justice.gov/epstein/files/DataSet%208/EFTA00019180.docm&lt;/a&gt;</text:p>
          </table:table-cell>
        </table:table-row>
        <table:table-row table:style-name="ro1">
          <table:table-cell office:value-type="string" calcext:value-type="string">
            <text:p>&lt;a href="https://www.justice.gov/epstein/files/DataSet%208/EFTA00019180.rtf"&gt;https://www.justice.gov/epstein/files/DataSet%208/EFTA00019180.rtf&lt;/a&gt;</text:p>
          </table:table-cell>
        </table:table-row>
        <table:table-row table:style-name="ro1">
          <table:table-cell office:value-type="string" calcext:value-type="string">
            <text:p>&lt;a href="https://www.justice.gov/epstein/files/DataSet%208/EFTA00019180.odt"&gt;https://www.justice.gov/epstein/files/DataSet%208/EFTA00019180.odt&lt;/a&gt;</text:p>
          </table:table-cell>
        </table:table-row>
        <table:table-row table:style-name="ro1">
          <table:table-cell office:value-type="string" calcext:value-type="string">
            <text:p>&lt;a href="https://www.justice.gov/epstein/files/DataSet%208/EFTA00019180.txt"&gt;https://www.justice.gov/epstein/files/DataSet%208/EFTA00019180.txt&lt;/a&gt;</text:p>
          </table:table-cell>
        </table:table-row>
        <table:table-row table:style-name="ro1">
          <table:table-cell office:value-type="string" calcext:value-type="string">
            <text:p>&lt;a href="https://www.justice.gov/epstein/files/DataSet%208/EFTA00019180.wps"&gt;https://www.justice.gov/epstein/files/DataSet%208/EFTA00019180.wps&lt;/a&gt;</text:p>
          </table:table-cell>
        </table:table-row>
        <table:table-row table:style-name="ro1">
          <table:table-cell office:value-type="string" calcext:value-type="string">
            <text:p>&lt;a href="https://www.justice.gov/epstein/files/DataSet%208/EFTA00019180.dot"&gt;https://www.justice.gov/epstein/files/DataSet%208/EFTA00019180.dot&lt;/a&gt;</text:p>
          </table:table-cell>
        </table:table-row>
        <table:table-row table:style-name="ro1">
          <table:table-cell office:value-type="string" calcext:value-type="string">
            <text:p>&lt;a href="https://www.justice.gov/epstein/files/DataSet%208/EFTA00019180.dotx"&gt;https://www.justice.gov/epstein/files/DataSet%208/EFTA00019180.dotx&lt;/a&gt;</text:p>
          </table:table-cell>
        </table:table-row>
        <table:table-row table:style-name="ro1">
          <table:table-cell office:value-type="string" calcext:value-type="string">
            <text:p>&lt;a href="https://www.justice.gov/epstein/files/DataSet%208/EFTA00019180.abw"&gt;https://www.justice.gov/epstein/files/DataSet%208/EFTA00019180.abw&lt;/a&gt;</text:p>
          </table:table-cell>
        </table:table-row>
        <table:table-row table:style-name="ro1">
          <table:table-cell office:value-type="string" calcext:value-type="string">
            <text:p>&lt;a href="https://www.justice.gov/epstein/files/DataSet%208/EFTA00019180.ppt"&gt;https://www.justice.gov/epstein/files/DataSet%208/EFTA00019180.ppt&lt;/a&gt;</text:p>
          </table:table-cell>
        </table:table-row>
        <table:table-row table:style-name="ro1">
          <table:table-cell office:value-type="string" calcext:value-type="string">
            <text:p>&lt;a href="https://www.justice.gov/epstein/files/DataSet%208/EFTA00019180.pptx"&gt;https://www.justice.gov/epstein/files/DataSet%208/EFTA00019180.pptx&lt;/a&gt;</text:p>
          </table:table-cell>
        </table:table-row>
        <table:table-row table:style-name="ro1">
          <table:table-cell office:value-type="string" calcext:value-type="string">
            <text:p>&lt;a href="https://www.justice.gov/epstein/files/DataSet%208/EFTA00019180.pptm"&gt;https://www.justice.gov/epstein/files/DataSet%208/EFTA00019180.pptm&lt;/a&gt;</text:p>
          </table:table-cell>
        </table:table-row>
        <table:table-row table:style-name="ro1">
          <table:table-cell office:value-type="string" calcext:value-type="string">
            <text:p>&lt;a href="https://www.justice.gov/epstein/files/DataSet%208/EFTA00019180.pps"&gt;https://www.justice.gov/epstein/files/DataSet%208/EFTA00019180.pps&lt;/a&gt;</text:p>
          </table:table-cell>
        </table:table-row>
        <table:table-row table:style-name="ro1">
          <table:table-cell office:value-type="string" calcext:value-type="string">
            <text:p>&lt;a href="https://www.justice.gov/epstein/files/DataSet%208/EFTA00019180.ppsx"&gt;https://www.justice.gov/epstein/files/DataSet%208/EFTA00019180.ppsx&lt;/a&gt;</text:p>
          </table:table-cell>
        </table:table-row>
        <table:table-row table:style-name="ro1">
          <table:table-cell office:value-type="string" calcext:value-type="string">
            <text:p>&lt;a href="https://www.justice.gov/epstein/files/DataSet%208/EFTA00019180.pot"&gt;https://www.justice.gov/epstein/files/DataSet%208/EFTA00019180.pot&lt;/a&gt;</text:p>
          </table:table-cell>
        </table:table-row>
        <table:table-row table:style-name="ro1">
          <table:table-cell office:value-type="string" calcext:value-type="string">
            <text:p>&lt;a href="https://www.justice.gov/epstein/files/DataSet%208/EFTA00019180.potx"&gt;https://www.justice.gov/epstein/files/DataSet%208/EFTA00019180.potx&lt;/a&gt;</text:p>
          </table:table-cell>
        </table:table-row>
        <table:table-row table:style-name="ro1">
          <table:table-cell office:value-type="string" calcext:value-type="string">
            <text:p>&lt;a href="https://www.justice.gov/epstein/files/DataSet%208/EFTA00019180.odp"&gt;https://www.justice.gov/epstein/files/DataSet%208/EFTA00019180.odp&lt;/a&gt;</text:p>
          </table:table-cell>
        </table:table-row>
        <table:table-row table:style-name="ro1">
          <table:table-cell office:value-type="string" calcext:value-type="string">
            <text:p>&lt;a href="https://www.justice.gov/epstein/files/DataSet%208/EFTA00019180.key"&gt;https://www.justice.gov/epstein/files/DataSet%208/EFTA00019180.key&lt;/a&gt;</text:p>
          </table:table-cell>
        </table:table-row>
        <table:table-row table:style-name="ro1">
          <table:table-cell office:value-type="string" calcext:value-type="string">
            <text:p>&lt;a href="https://www.justice.gov/epstein/files/DataSet%208/EFTA00019180.xls"&gt;https://www.justice.gov/epstein/files/DataSet%208/EFTA00019180.xls&lt;/a&gt;</text:p>
          </table:table-cell>
        </table:table-row>
        <table:table-row table:style-name="ro1">
          <table:table-cell office:value-type="string" calcext:value-type="string">
            <text:p>&lt;a href="https://www.justice.gov/epstein/files/DataSet%208/EFTA00019180.xlsx"&gt;https://www.justice.gov/epstein/files/DataSet%208/EFTA00019180.xlsx&lt;/a&gt;</text:p>
          </table:table-cell>
        </table:table-row>
        <table:table-row table:style-name="ro1">
          <table:table-cell office:value-type="string" calcext:value-type="string">
            <text:p>&lt;a href="https://www.justice.gov/epstein/files/DataSet%208/EFTA00019180.xlsm"&gt;https://www.justice.gov/epstein/files/DataSet%208/EFTA00019180.xlsm&lt;/a&gt;</text:p>
          </table:table-cell>
        </table:table-row>
        <table:table-row table:style-name="ro1">
          <table:table-cell office:value-type="string" calcext:value-type="string">
            <text:p>&lt;a href="https://www.justice.gov/epstein/files/DataSet%208/EFTA00019180.xlt"&gt;https://www.justice.gov/epstein/files/DataSet%208/EFTA00019180.xlt&lt;/a&gt;</text:p>
          </table:table-cell>
        </table:table-row>
        <table:table-row table:style-name="ro1">
          <table:table-cell office:value-type="string" calcext:value-type="string">
            <text:p>&lt;a href="https://www.justice.gov/epstein/files/DataSet%208/EFTA00019180.xltx"&gt;https://www.justice.gov/epstein/files/DataSet%208/EFTA00019180.xltx&lt;/a&gt;</text:p>
          </table:table-cell>
        </table:table-row>
        <table:table-row table:style-name="ro1">
          <table:table-cell office:value-type="string" calcext:value-type="string">
            <text:p>&lt;a href="https://www.justice.gov/epstein/files/DataSet%208/EFTA00019180.ods"&gt;https://www.justice.gov/epstein/files/DataSet%208/EFTA00019180.ods&lt;/a&gt;</text:p>
          </table:table-cell>
        </table:table-row>
        <table:table-row table:style-name="ro1">
          <table:table-cell office:value-type="string" calcext:value-type="string">
            <text:p>&lt;a href="https://www.justice.gov/epstein/files/DataSet%208/EFTA00019180.csv"&gt;https://www.justice.gov/epstein/files/DataSet%208/EFTA00019180.csv&lt;/a&gt;</text:p>
          </table:table-cell>
        </table:table-row>
        <table:table-row table:style-name="ro1">
          <table:table-cell office:value-type="string" calcext:value-type="string">
            <text:p>&lt;a href="https://www.justice.gov/epstein/files/DataSet%208/EFTA00019180.numbers"&gt;https://www.justice.gov/epstein/files/DataSet%208/EFTA00019180.numbers&lt;/a&gt;</text:p>
          </table:table-cell>
        </table:table-row>
        <table:table-row table:style-name="ro1">
          <table:table-cell office:value-type="string" calcext:value-type="string">
            <text:p>&lt;a href="https://www.justice.gov/epstein/files/DataSet%208/EFTA00019180.wks"&gt;https://www.justice.gov/epstein/files/DataSet%208/EFTA00019180.wks&lt;/a&gt;</text:p>
          </table:table-cell>
        </table:table-row>
        <table:table-row table:style-name="ro1">
          <table:table-cell office:value-type="string" calcext:value-type="string">
            <text:p>&lt;a href="https://www.justice.gov/epstein/files/DataSet%208/EFTA00019181.avi"&gt;https://www.justice.gov/epstein/files/DataSet%208/EFTA00019181.avi&lt;/a&gt;</text:p>
          </table:table-cell>
        </table:table-row>
        <table:table-row table:style-name="ro1">
          <table:table-cell office:value-type="string" calcext:value-type="string">
            <text:p>&lt;a href="https://www.justice.gov/epstein/files/DataSet%208/EFTA00019181.mp4"&gt;https://www.justice.gov/epstein/files/DataSet%208/EFTA00019181.mp4&lt;/a&gt;</text:p>
          </table:table-cell>
        </table:table-row>
        <table:table-row table:style-name="ro1">
          <table:table-cell office:value-type="string" calcext:value-type="string">
            <text:p>&lt;a href="https://www.justice.gov/epstein/files/DataSet%208/EFTA00019181.mkv"&gt;https://www.justice.gov/epstein/files/DataSet%208/EFTA00019181.mkv&lt;/a&gt;</text:p>
          </table:table-cell>
        </table:table-row>
        <table:table-row table:style-name="ro1">
          <table:table-cell office:value-type="string" calcext:value-type="string">
            <text:p>&lt;a href="https://www.justice.gov/epstein/files/DataSet%208/EFTA00019181.mov"&gt;https://www.justice.gov/epstein/files/DataSet%208/EFTA00019181.mov&lt;/a&gt;</text:p>
          </table:table-cell>
        </table:table-row>
        <table:table-row table:style-name="ro1">
          <table:table-cell office:value-type="string" calcext:value-type="string">
            <text:p>&lt;a href="https://www.justice.gov/epstein/files/DataSet%208/EFTA00019181.wmv"&gt;https://www.justice.gov/epstein/files/DataSet%208/EFTA00019181.wmv&lt;/a&gt;</text:p>
          </table:table-cell>
        </table:table-row>
        <table:table-row table:style-name="ro1">
          <table:table-cell office:value-type="string" calcext:value-type="string">
            <text:p>&lt;a href="https://www.justice.gov/epstein/files/DataSet%208/EFTA00019181.flv"&gt;https://www.justice.gov/epstein/files/DataSet%208/EFTA00019181.flv&lt;/a&gt;</text:p>
          </table:table-cell>
        </table:table-row>
        <table:table-row table:style-name="ro1">
          <table:table-cell office:value-type="string" calcext:value-type="string">
            <text:p>&lt;a href="https://www.justice.gov/epstein/files/DataSet%208/EFTA00019181.webm"&gt;https://www.justice.gov/epstein/files/DataSet%208/EFTA00019181.webm&lt;/a&gt;</text:p>
          </table:table-cell>
        </table:table-row>
        <table:table-row table:style-name="ro1">
          <table:table-cell office:value-type="string" calcext:value-type="string">
            <text:p>&lt;a href="https://www.justice.gov/epstein/files/DataSet%208/EFTA00019181.mpg"&gt;https://www.justice.gov/epstein/files/DataSet%208/EFTA00019181.mpg&lt;/a&gt;</text:p>
          </table:table-cell>
        </table:table-row>
        <table:table-row table:style-name="ro1">
          <table:table-cell office:value-type="string" calcext:value-type="string">
            <text:p>&lt;a href="https://www.justice.gov/epstein/files/DataSet%208/EFTA00019181.mpeg"&gt;https://www.justice.gov/epstein/files/DataSet%208/EFTA00019181.mpeg&lt;/a&gt;</text:p>
          </table:table-cell>
        </table:table-row>
        <table:table-row table:style-name="ro1">
          <table:table-cell office:value-type="string" calcext:value-type="string">
            <text:p>&lt;a href="https://www.justice.gov/epstein/files/DataSet%208/EFTA00019181.m4v"&gt;https://www.justice.gov/epstein/files/DataSet%208/EFTA00019181.m4v&lt;/a&gt;</text:p>
          </table:table-cell>
        </table:table-row>
        <table:table-row table:style-name="ro1">
          <table:table-cell office:value-type="string" calcext:value-type="string">
            <text:p>&lt;a href="https://www.justice.gov/epstein/files/DataSet%208/EFTA00019181.ogv"&gt;https://www.justice.gov/epstein/files/DataSet%208/EFTA00019181.ogv&lt;/a&gt;</text:p>
          </table:table-cell>
        </table:table-row>
        <table:table-row table:style-name="ro1">
          <table:table-cell office:value-type="string" calcext:value-type="string">
            <text:p>&lt;a href="https://www.justice.gov/epstein/files/DataSet%208/EFTA00019181.vob"&gt;https://www.justice.gov/epstein/files/DataSet%208/EFTA00019181.vob&lt;/a&gt;</text:p>
          </table:table-cell>
        </table:table-row>
        <table:table-row table:style-name="ro1">
          <table:table-cell office:value-type="string" calcext:value-type="string">
            <text:p>&lt;a href="https://www.justice.gov/epstein/files/DataSet%208/EFTA00019181.3gp"&gt;https://www.justice.gov/epstein/files/DataSet%208/EFTA00019181.3gp&lt;/a&gt;</text:p>
          </table:table-cell>
        </table:table-row>
        <table:table-row table:style-name="ro1">
          <table:table-cell office:value-type="string" calcext:value-type="string">
            <text:p>&lt;a href="https://www.justice.gov/epstein/files/DataSet%208/EFTA00019181.ts"&gt;https://www.justice.gov/epstein/files/DataSet%208/EFTA00019181.ts&lt;/a&gt;</text:p>
          </table:table-cell>
        </table:table-row>
        <table:table-row table:style-name="ro1">
          <table:table-cell office:value-type="string" calcext:value-type="string">
            <text:p>&lt;a href="https://www.justice.gov/epstein/files/DataSet%208/EFTA00019181.rm"&gt;https://www.justice.gov/epstein/files/DataSet%208/EFTA00019181.rm&lt;/a&gt;</text:p>
          </table:table-cell>
        </table:table-row>
        <table:table-row table:style-name="ro1">
          <table:table-cell office:value-type="string" calcext:value-type="string">
            <text:p>&lt;a href="https://www.justice.gov/epstein/files/DataSet%208/EFTA00019181.asf"&gt;https://www.justice.gov/epstein/files/DataSet%208/EFTA00019181.asf&lt;/a&gt;</text:p>
          </table:table-cell>
        </table:table-row>
        <table:table-row table:style-name="ro1">
          <table:table-cell office:value-type="string" calcext:value-type="string">
            <text:p>&lt;a href="https://www.justice.gov/epstein/files/DataSet%208/EFTA00019181.mp3"&gt;https://www.justice.gov/epstein/files/DataSet%208/EFTA00019181.mp3&lt;/a&gt;</text:p>
          </table:table-cell>
        </table:table-row>
        <table:table-row table:style-name="ro1">
          <table:table-cell office:value-type="string" calcext:value-type="string">
            <text:p>&lt;a href="https://www.justice.gov/epstein/files/DataSet%208/EFTA00019181.wav"&gt;https://www.justice.gov/epstein/files/DataSet%208/EFTA00019181.wav&lt;/a&gt;</text:p>
          </table:table-cell>
        </table:table-row>
        <table:table-row table:style-name="ro1">
          <table:table-cell office:value-type="string" calcext:value-type="string">
            <text:p>&lt;a href="https://www.justice.gov/epstein/files/DataSet%208/EFTA00019181.aac"&gt;https://www.justice.gov/epstein/files/DataSet%208/EFTA00019181.aac&lt;/a&gt;</text:p>
          </table:table-cell>
        </table:table-row>
        <table:table-row table:style-name="ro1">
          <table:table-cell office:value-type="string" calcext:value-type="string">
            <text:p>&lt;a href="https://www.justice.gov/epstein/files/DataSet%208/EFTA00019181.m4a"&gt;https://www.justice.gov/epstein/files/DataSet%208/EFTA00019181.m4a&lt;/a&gt;</text:p>
          </table:table-cell>
        </table:table-row>
        <table:table-row table:style-name="ro1">
          <table:table-cell office:value-type="string" calcext:value-type="string">
            <text:p>&lt;a href="https://www.justice.gov/epstein/files/DataSet%208/EFTA00019181.wma"&gt;https://www.justice.gov/epstein/files/DataSet%208/EFTA00019181.wma&lt;/a&gt;</text:p>
          </table:table-cell>
        </table:table-row>
        <table:table-row table:style-name="ro1">
          <table:table-cell office:value-type="string" calcext:value-type="string">
            <text:p>&lt;a href="https://www.justice.gov/epstein/files/DataSet%208/EFTA00019181.ogg"&gt;https://www.justice.gov/epstein/files/DataSet%208/EFTA00019181.ogg&lt;/a&gt;</text:p>
          </table:table-cell>
        </table:table-row>
        <table:table-row table:style-name="ro1">
          <table:table-cell office:value-type="string" calcext:value-type="string">
            <text:p>&lt;a href="https://www.justice.gov/epstein/files/DataSet%208/EFTA00019181.flac"&gt;https://www.justice.gov/epstein/files/DataSet%208/EFTA00019181.flac&lt;/a&gt;</text:p>
          </table:table-cell>
        </table:table-row>
        <table:table-row table:style-name="ro1">
          <table:table-cell office:value-type="string" calcext:value-type="string">
            <text:p>&lt;a href="https://www.justice.gov/epstein/files/DataSet%208/EFTA00019181.aiff"&gt;https://www.justice.gov/epstein/files/DataSet%208/EFTA00019181.aiff&lt;/a&gt;</text:p>
          </table:table-cell>
        </table:table-row>
        <table:table-row table:style-name="ro1">
          <table:table-cell office:value-type="string" calcext:value-type="string">
            <text:p>&lt;a href="https://www.justice.gov/epstein/files/DataSet%208/EFTA00019181.mid"&gt;https://www.justice.gov/epstein/files/DataSet%208/EFTA00019181.mid&lt;/a&gt;</text:p>
          </table:table-cell>
        </table:table-row>
        <table:table-row table:style-name="ro1">
          <table:table-cell office:value-type="string" calcext:value-type="string">
            <text:p>&lt;a href="https://www.justice.gov/epstein/files/DataSet%208/EFTA00019181.midi"&gt;https://www.justice.gov/epstein/files/DataSet%208/EFTA00019181.midi&lt;/a&gt;</text:p>
          </table:table-cell>
        </table:table-row>
        <table:table-row table:style-name="ro1">
          <table:table-cell office:value-type="string" calcext:value-type="string">
            <text:p>&lt;a href="https://www.justice.gov/epstein/files/DataSet%208/EFTA00019181.amr"&gt;https://www.justice.gov/epstein/files/DataSet%208/EFTA00019181.amr&lt;/a&gt;</text:p>
          </table:table-cell>
        </table:table-row>
        <table:table-row table:style-name="ro1">
          <table:table-cell office:value-type="string" calcext:value-type="string">
            <text:p>&lt;a href="https://www.justice.gov/epstein/files/DataSet%208/EFTA00019181.ra"&gt;https://www.justice.gov/epstein/files/DataSet%208/EFTA00019181.ra&lt;/a&gt;</text:p>
          </table:table-cell>
        </table:table-row>
        <table:table-row table:style-name="ro1">
          <table:table-cell office:value-type="string" calcext:value-type="string">
            <text:p>&lt;a href="https://www.justice.gov/epstein/files/DataSet%208/EFTA00019181.opus"&gt;https://www.justice.gov/epstein/files/DataSet%208/EFTA00019181.opus&lt;/a&gt;</text:p>
          </table:table-cell>
        </table:table-row>
        <table:table-row table:style-name="ro1">
          <table:table-cell office:value-type="string" calcext:value-type="string">
            <text:p>&lt;a href="https://www.justice.gov/epstein/files/DataSet%208/EFTA00019181.jpg"&gt;https://www.justice.gov/epstein/files/DataSet%208/EFTA00019181.jpg&lt;/a&gt;</text:p>
          </table:table-cell>
        </table:table-row>
        <table:table-row table:style-name="ro1">
          <table:table-cell office:value-type="string" calcext:value-type="string">
            <text:p>&lt;a href="https://www.justice.gov/epstein/files/DataSet%208/EFTA00019181.jpeg"&gt;https://www.justice.gov/epstein/files/DataSet%208/EFTA00019181.jpeg&lt;/a&gt;</text:p>
          </table:table-cell>
        </table:table-row>
        <table:table-row table:style-name="ro1">
          <table:table-cell office:value-type="string" calcext:value-type="string">
            <text:p>&lt;a href="https://www.justice.gov/epstein/files/DataSet%208/EFTA00019181.png"&gt;https://www.justice.gov/epstein/files/DataSet%208/EFTA00019181.png&lt;/a&gt;</text:p>
          </table:table-cell>
        </table:table-row>
        <table:table-row table:style-name="ro1">
          <table:table-cell office:value-type="string" calcext:value-type="string">
            <text:p>&lt;a href="https://www.justice.gov/epstein/files/DataSet%208/EFTA00019181.gif"&gt;https://www.justice.gov/epstein/files/DataSet%208/EFTA00019181.gif&lt;/a&gt;</text:p>
          </table:table-cell>
        </table:table-row>
        <table:table-row table:style-name="ro1">
          <table:table-cell office:value-type="string" calcext:value-type="string">
            <text:p>&lt;a href="https://www.justice.gov/epstein/files/DataSet%208/EFTA00019181.bmp"&gt;https://www.justice.gov/epstein/files/DataSet%208/EFTA00019181.bmp&lt;/a&gt;</text:p>
          </table:table-cell>
        </table:table-row>
        <table:table-row table:style-name="ro1">
          <table:table-cell office:value-type="string" calcext:value-type="string">
            <text:p>&lt;a href="https://www.justice.gov/epstein/files/DataSet%208/EFTA00019181.tif"&gt;https://www.justice.gov/epstein/files/DataSet%208/EFTA00019181.tif&lt;/a&gt;</text:p>
          </table:table-cell>
        </table:table-row>
        <table:table-row table:style-name="ro1">
          <table:table-cell office:value-type="string" calcext:value-type="string">
            <text:p>&lt;a href="https://www.justice.gov/epstein/files/DataSet%208/EFTA00019181.tiff"&gt;https://www.justice.gov/epstein/files/DataSet%208/EFTA00019181.tiff&lt;/a&gt;</text:p>
          </table:table-cell>
        </table:table-row>
        <table:table-row table:style-name="ro1">
          <table:table-cell office:value-type="string" calcext:value-type="string">
            <text:p>&lt;a href="https://www.justice.gov/epstein/files/DataSet%208/EFTA00019181.webp"&gt;https://www.justice.gov/epstein/files/DataSet%208/EFTA00019181.webp&lt;/a&gt;</text:p>
          </table:table-cell>
        </table:table-row>
        <table:table-row table:style-name="ro1">
          <table:table-cell office:value-type="string" calcext:value-type="string">
            <text:p>&lt;a href="https://www.justice.gov/epstein/files/DataSet%208/EFTA00019181.heic"&gt;https://www.justice.gov/epstein/files/DataSet%208/EFTA00019181.heic&lt;/a&gt;</text:p>
          </table:table-cell>
        </table:table-row>
        <table:table-row table:style-name="ro1">
          <table:table-cell office:value-type="string" calcext:value-type="string">
            <text:p>&lt;a href="https://www.justice.gov/epstein/files/DataSet%208/EFTA00019181.heif"&gt;https://www.justice.gov/epstein/files/DataSet%208/EFTA00019181.heif&lt;/a&gt;</text:p>
          </table:table-cell>
        </table:table-row>
        <table:table-row table:style-name="ro1">
          <table:table-cell office:value-type="string" calcext:value-type="string">
            <text:p>&lt;a href="https://www.justice.gov/epstein/files/DataSet%208/EFTA00019181.psd"&gt;https://www.justice.gov/epstein/files/DataSet%208/EFTA00019181.psd&lt;/a&gt;</text:p>
          </table:table-cell>
        </table:table-row>
        <table:table-row table:style-name="ro1">
          <table:table-cell office:value-type="string" calcext:value-type="string">
            <text:p>&lt;a href="https://www.justice.gov/epstein/files/DataSet%208/EFTA00019181.eps"&gt;https://www.justice.gov/epstein/files/DataSet%208/EFTA00019181.eps&lt;/a&gt;</text:p>
          </table:table-cell>
        </table:table-row>
        <table:table-row table:style-name="ro1">
          <table:table-cell office:value-type="string" calcext:value-type="string">
            <text:p>&lt;a href="https://www.justice.gov/epstein/files/DataSet%208/EFTA00019181.raw"&gt;https://www.justice.gov/epstein/files/DataSet%208/EFTA00019181.raw&lt;/a&gt;</text:p>
          </table:table-cell>
        </table:table-row>
        <table:table-row table:style-name="ro1">
          <table:table-cell office:value-type="string" calcext:value-type="string">
            <text:p>&lt;a href="https://www.justice.gov/epstein/files/DataSet%208/EFTA00019181.svg"&gt;https://www.justice.gov/epstein/files/DataSet%208/EFTA00019181.svg&lt;/a&gt;</text:p>
          </table:table-cell>
        </table:table-row>
        <table:table-row table:style-name="ro1">
          <table:table-cell office:value-type="string" calcext:value-type="string">
            <text:p>&lt;a href="https://www.justice.gov/epstein/files/DataSet%208/EFTA00019181.pcx"&gt;https://www.justice.gov/epstein/files/DataSet%208/EFTA00019181.pcx&lt;/a&gt;</text:p>
          </table:table-cell>
        </table:table-row>
        <table:table-row table:style-name="ro1">
          <table:table-cell office:value-type="string" calcext:value-type="string">
            <text:p>&lt;a href="https://www.justice.gov/epstein/files/DataSet%208/EFTA00019181.doc"&gt;https://www.justice.gov/epstein/files/DataSet%208/EFTA00019181.doc&lt;/a&gt;</text:p>
          </table:table-cell>
        </table:table-row>
        <table:table-row table:style-name="ro1">
          <table:table-cell office:value-type="string" calcext:value-type="string">
            <text:p>&lt;a href="https://www.justice.gov/epstein/files/DataSet%208/EFTA00019181.docx"&gt;https://www.justice.gov/epstein/files/DataSet%208/EFTA00019181.docx&lt;/a&gt;</text:p>
          </table:table-cell>
        </table:table-row>
        <table:table-row table:style-name="ro1">
          <table:table-cell office:value-type="string" calcext:value-type="string">
            <text:p>&lt;a href="https://www.justice.gov/epstein/files/DataSet%208/EFTA00019181.docm"&gt;https://www.justice.gov/epstein/files/DataSet%208/EFTA00019181.docm&lt;/a&gt;</text:p>
          </table:table-cell>
        </table:table-row>
        <table:table-row table:style-name="ro1">
          <table:table-cell office:value-type="string" calcext:value-type="string">
            <text:p>&lt;a href="https://www.justice.gov/epstein/files/DataSet%208/EFTA00019181.rtf"&gt;https://www.justice.gov/epstein/files/DataSet%208/EFTA00019181.rtf&lt;/a&gt;</text:p>
          </table:table-cell>
        </table:table-row>
        <table:table-row table:style-name="ro1">
          <table:table-cell office:value-type="string" calcext:value-type="string">
            <text:p>&lt;a href="https://www.justice.gov/epstein/files/DataSet%208/EFTA00019181.odt"&gt;https://www.justice.gov/epstein/files/DataSet%208/EFTA00019181.odt&lt;/a&gt;</text:p>
          </table:table-cell>
        </table:table-row>
        <table:table-row table:style-name="ro1">
          <table:table-cell office:value-type="string" calcext:value-type="string">
            <text:p>&lt;a href="https://www.justice.gov/epstein/files/DataSet%208/EFTA00019181.txt"&gt;https://www.justice.gov/epstein/files/DataSet%208/EFTA00019181.txt&lt;/a&gt;</text:p>
          </table:table-cell>
        </table:table-row>
        <table:table-row table:style-name="ro1">
          <table:table-cell office:value-type="string" calcext:value-type="string">
            <text:p>&lt;a href="https://www.justice.gov/epstein/files/DataSet%208/EFTA00019181.wps"&gt;https://www.justice.gov/epstein/files/DataSet%208/EFTA00019181.wps&lt;/a&gt;</text:p>
          </table:table-cell>
        </table:table-row>
        <table:table-row table:style-name="ro1">
          <table:table-cell office:value-type="string" calcext:value-type="string">
            <text:p>&lt;a href="https://www.justice.gov/epstein/files/DataSet%208/EFTA00019181.dot"&gt;https://www.justice.gov/epstein/files/DataSet%208/EFTA00019181.dot&lt;/a&gt;</text:p>
          </table:table-cell>
        </table:table-row>
        <table:table-row table:style-name="ro1">
          <table:table-cell office:value-type="string" calcext:value-type="string">
            <text:p>&lt;a href="https://www.justice.gov/epstein/files/DataSet%208/EFTA00019181.dotx"&gt;https://www.justice.gov/epstein/files/DataSet%208/EFTA00019181.dotx&lt;/a&gt;</text:p>
          </table:table-cell>
        </table:table-row>
        <table:table-row table:style-name="ro1">
          <table:table-cell office:value-type="string" calcext:value-type="string">
            <text:p>&lt;a href="https://www.justice.gov/epstein/files/DataSet%208/EFTA00019181.abw"&gt;https://www.justice.gov/epstein/files/DataSet%208/EFTA00019181.abw&lt;/a&gt;</text:p>
          </table:table-cell>
        </table:table-row>
        <table:table-row table:style-name="ro1">
          <table:table-cell office:value-type="string" calcext:value-type="string">
            <text:p>&lt;a href="https://www.justice.gov/epstein/files/DataSet%208/EFTA00019181.ppt"&gt;https://www.justice.gov/epstein/files/DataSet%208/EFTA00019181.ppt&lt;/a&gt;</text:p>
          </table:table-cell>
        </table:table-row>
        <table:table-row table:style-name="ro1">
          <table:table-cell office:value-type="string" calcext:value-type="string">
            <text:p>&lt;a href="https://www.justice.gov/epstein/files/DataSet%208/EFTA00019181.pptx"&gt;https://www.justice.gov/epstein/files/DataSet%208/EFTA00019181.pptx&lt;/a&gt;</text:p>
          </table:table-cell>
        </table:table-row>
        <table:table-row table:style-name="ro1">
          <table:table-cell office:value-type="string" calcext:value-type="string">
            <text:p>&lt;a href="https://www.justice.gov/epstein/files/DataSet%208/EFTA00019181.pptm"&gt;https://www.justice.gov/epstein/files/DataSet%208/EFTA00019181.pptm&lt;/a&gt;</text:p>
          </table:table-cell>
        </table:table-row>
        <table:table-row table:style-name="ro1">
          <table:table-cell office:value-type="string" calcext:value-type="string">
            <text:p>&lt;a href="https://www.justice.gov/epstein/files/DataSet%208/EFTA00019181.pps"&gt;https://www.justice.gov/epstein/files/DataSet%208/EFTA00019181.pps&lt;/a&gt;</text:p>
          </table:table-cell>
        </table:table-row>
        <table:table-row table:style-name="ro1">
          <table:table-cell office:value-type="string" calcext:value-type="string">
            <text:p>&lt;a href="https://www.justice.gov/epstein/files/DataSet%208/EFTA00019181.ppsx"&gt;https://www.justice.gov/epstein/files/DataSet%208/EFTA00019181.ppsx&lt;/a&gt;</text:p>
          </table:table-cell>
        </table:table-row>
        <table:table-row table:style-name="ro1">
          <table:table-cell office:value-type="string" calcext:value-type="string">
            <text:p>&lt;a href="https://www.justice.gov/epstein/files/DataSet%208/EFTA00019181.pot"&gt;https://www.justice.gov/epstein/files/DataSet%208/EFTA00019181.pot&lt;/a&gt;</text:p>
          </table:table-cell>
        </table:table-row>
        <table:table-row table:style-name="ro1">
          <table:table-cell office:value-type="string" calcext:value-type="string">
            <text:p>&lt;a href="https://www.justice.gov/epstein/files/DataSet%208/EFTA00019181.potx"&gt;https://www.justice.gov/epstein/files/DataSet%208/EFTA00019181.potx&lt;/a&gt;</text:p>
          </table:table-cell>
        </table:table-row>
        <table:table-row table:style-name="ro1">
          <table:table-cell office:value-type="string" calcext:value-type="string">
            <text:p>&lt;a href="https://www.justice.gov/epstein/files/DataSet%208/EFTA00019181.odp"&gt;https://www.justice.gov/epstein/files/DataSet%208/EFTA00019181.odp&lt;/a&gt;</text:p>
          </table:table-cell>
        </table:table-row>
        <table:table-row table:style-name="ro1">
          <table:table-cell office:value-type="string" calcext:value-type="string">
            <text:p>&lt;a href="https://www.justice.gov/epstein/files/DataSet%208/EFTA00019181.key"&gt;https://www.justice.gov/epstein/files/DataSet%208/EFTA00019181.key&lt;/a&gt;</text:p>
          </table:table-cell>
        </table:table-row>
        <table:table-row table:style-name="ro1">
          <table:table-cell office:value-type="string" calcext:value-type="string">
            <text:p>&lt;a href="https://www.justice.gov/epstein/files/DataSet%208/EFTA00019181.xls"&gt;https://www.justice.gov/epstein/files/DataSet%208/EFTA00019181.xls&lt;/a&gt;</text:p>
          </table:table-cell>
        </table:table-row>
        <table:table-row table:style-name="ro1">
          <table:table-cell office:value-type="string" calcext:value-type="string">
            <text:p>&lt;a href="https://www.justice.gov/epstein/files/DataSet%208/EFTA00019181.xlsx"&gt;https://www.justice.gov/epstein/files/DataSet%208/EFTA00019181.xlsx&lt;/a&gt;</text:p>
          </table:table-cell>
        </table:table-row>
        <table:table-row table:style-name="ro1">
          <table:table-cell office:value-type="string" calcext:value-type="string">
            <text:p>&lt;a href="https://www.justice.gov/epstein/files/DataSet%208/EFTA00019181.xlsm"&gt;https://www.justice.gov/epstein/files/DataSet%208/EFTA00019181.xlsm&lt;/a&gt;</text:p>
          </table:table-cell>
        </table:table-row>
        <table:table-row table:style-name="ro1">
          <table:table-cell office:value-type="string" calcext:value-type="string">
            <text:p>&lt;a href="https://www.justice.gov/epstein/files/DataSet%208/EFTA00019181.xlt"&gt;https://www.justice.gov/epstein/files/DataSet%208/EFTA00019181.xlt&lt;/a&gt;</text:p>
          </table:table-cell>
        </table:table-row>
        <table:table-row table:style-name="ro1">
          <table:table-cell office:value-type="string" calcext:value-type="string">
            <text:p>&lt;a href="https://www.justice.gov/epstein/files/DataSet%208/EFTA00019181.xltx"&gt;https://www.justice.gov/epstein/files/DataSet%208/EFTA00019181.xltx&lt;/a&gt;</text:p>
          </table:table-cell>
        </table:table-row>
        <table:table-row table:style-name="ro1">
          <table:table-cell office:value-type="string" calcext:value-type="string">
            <text:p>&lt;a href="https://www.justice.gov/epstein/files/DataSet%208/EFTA00019181.ods"&gt;https://www.justice.gov/epstein/files/DataSet%208/EFTA00019181.ods&lt;/a&gt;</text:p>
          </table:table-cell>
        </table:table-row>
        <table:table-row table:style-name="ro1">
          <table:table-cell office:value-type="string" calcext:value-type="string">
            <text:p>&lt;a href="https://www.justice.gov/epstein/files/DataSet%208/EFTA00019181.csv"&gt;https://www.justice.gov/epstein/files/DataSet%208/EFTA00019181.csv&lt;/a&gt;</text:p>
          </table:table-cell>
        </table:table-row>
        <table:table-row table:style-name="ro1">
          <table:table-cell office:value-type="string" calcext:value-type="string">
            <text:p>&lt;a href="https://www.justice.gov/epstein/files/DataSet%208/EFTA00019181.numbers"&gt;https://www.justice.gov/epstein/files/DataSet%208/EFTA00019181.numbers&lt;/a&gt;</text:p>
          </table:table-cell>
        </table:table-row>
        <table:table-row table:style-name="ro1">
          <table:table-cell office:value-type="string" calcext:value-type="string">
            <text:p>&lt;a href="https://www.justice.gov/epstein/files/DataSet%208/EFTA00019181.wks"&gt;https://www.justice.gov/epstein/files/DataSet%208/EFTA00019181.wks&lt;/a&gt;</text:p>
          </table:table-cell>
        </table:table-row>
        <table:table-row table:style-name="ro1">
          <table:table-cell office:value-type="string" calcext:value-type="string">
            <text:p>&lt;a href="https://www.justice.gov/epstein/files/DataSet%208/EFTA00020242.avi"&gt;https://www.justice.gov/epstein/files/DataSet%208/EFTA00020242.avi&lt;/a&gt;</text:p>
          </table:table-cell>
        </table:table-row>
        <table:table-row table:style-name="ro1">
          <table:table-cell office:value-type="string" calcext:value-type="string">
            <text:p>&lt;a href="https://www.justice.gov/epstein/files/DataSet%208/EFTA00020242.mp4"&gt;https://www.justice.gov/epstein/files/DataSet%208/EFTA00020242.mp4&lt;/a&gt;</text:p>
          </table:table-cell>
        </table:table-row>
        <table:table-row table:style-name="ro1">
          <table:table-cell office:value-type="string" calcext:value-type="string">
            <text:p>&lt;a href="https://www.justice.gov/epstein/files/DataSet%208/EFTA00020242.mkv"&gt;https://www.justice.gov/epstein/files/DataSet%208/EFTA00020242.mkv&lt;/a&gt;</text:p>
          </table:table-cell>
        </table:table-row>
        <table:table-row table:style-name="ro1">
          <table:table-cell office:value-type="string" calcext:value-type="string">
            <text:p>&lt;a href="https://www.justice.gov/epstein/files/DataSet%208/EFTA00020242.mov"&gt;https://www.justice.gov/epstein/files/DataSet%208/EFTA00020242.mov&lt;/a&gt;</text:p>
          </table:table-cell>
        </table:table-row>
        <table:table-row table:style-name="ro1">
          <table:table-cell office:value-type="string" calcext:value-type="string">
            <text:p>&lt;a href="https://www.justice.gov/epstein/files/DataSet%208/EFTA00020242.wmv"&gt;https://www.justice.gov/epstein/files/DataSet%208/EFTA00020242.wmv&lt;/a&gt;</text:p>
          </table:table-cell>
        </table:table-row>
        <table:table-row table:style-name="ro1">
          <table:table-cell office:value-type="string" calcext:value-type="string">
            <text:p>&lt;a href="https://www.justice.gov/epstein/files/DataSet%208/EFTA00020242.flv"&gt;https://www.justice.gov/epstein/files/DataSet%208/EFTA00020242.flv&lt;/a&gt;</text:p>
          </table:table-cell>
        </table:table-row>
        <table:table-row table:style-name="ro1">
          <table:table-cell office:value-type="string" calcext:value-type="string">
            <text:p>&lt;a href="https://www.justice.gov/epstein/files/DataSet%208/EFTA00020242.webm"&gt;https://www.justice.gov/epstein/files/DataSet%208/EFTA00020242.webm&lt;/a&gt;</text:p>
          </table:table-cell>
        </table:table-row>
        <table:table-row table:style-name="ro1">
          <table:table-cell office:value-type="string" calcext:value-type="string">
            <text:p>&lt;a href="https://www.justice.gov/epstein/files/DataSet%208/EFTA00020242.mpg"&gt;https://www.justice.gov/epstein/files/DataSet%208/EFTA00020242.mpg&lt;/a&gt;</text:p>
          </table:table-cell>
        </table:table-row>
        <table:table-row table:style-name="ro1">
          <table:table-cell office:value-type="string" calcext:value-type="string">
            <text:p>&lt;a href="https://www.justice.gov/epstein/files/DataSet%208/EFTA00020242.mpeg"&gt;https://www.justice.gov/epstein/files/DataSet%208/EFTA00020242.mpeg&lt;/a&gt;</text:p>
          </table:table-cell>
        </table:table-row>
        <table:table-row table:style-name="ro1">
          <table:table-cell office:value-type="string" calcext:value-type="string">
            <text:p>&lt;a href="https://www.justice.gov/epstein/files/DataSet%208/EFTA00020242.m4v"&gt;https://www.justice.gov/epstein/files/DataSet%208/EFTA00020242.m4v&lt;/a&gt;</text:p>
          </table:table-cell>
        </table:table-row>
        <table:table-row table:style-name="ro1">
          <table:table-cell office:value-type="string" calcext:value-type="string">
            <text:p>&lt;a href="https://www.justice.gov/epstein/files/DataSet%208/EFTA00020242.ogv"&gt;https://www.justice.gov/epstein/files/DataSet%208/EFTA00020242.ogv&lt;/a&gt;</text:p>
          </table:table-cell>
        </table:table-row>
        <table:table-row table:style-name="ro1">
          <table:table-cell office:value-type="string" calcext:value-type="string">
            <text:p>&lt;a href="https://www.justice.gov/epstein/files/DataSet%208/EFTA00020242.vob"&gt;https://www.justice.gov/epstein/files/DataSet%208/EFTA00020242.vob&lt;/a&gt;</text:p>
          </table:table-cell>
        </table:table-row>
        <table:table-row table:style-name="ro1">
          <table:table-cell office:value-type="string" calcext:value-type="string">
            <text:p>&lt;a href="https://www.justice.gov/epstein/files/DataSet%208/EFTA00020242.3gp"&gt;https://www.justice.gov/epstein/files/DataSet%208/EFTA00020242.3gp&lt;/a&gt;</text:p>
          </table:table-cell>
        </table:table-row>
        <table:table-row table:style-name="ro1">
          <table:table-cell office:value-type="string" calcext:value-type="string">
            <text:p>&lt;a href="https://www.justice.gov/epstein/files/DataSet%208/EFTA00020242.ts"&gt;https://www.justice.gov/epstein/files/DataSet%208/EFTA00020242.ts&lt;/a&gt;</text:p>
          </table:table-cell>
        </table:table-row>
        <table:table-row table:style-name="ro1">
          <table:table-cell office:value-type="string" calcext:value-type="string">
            <text:p>&lt;a href="https://www.justice.gov/epstein/files/DataSet%208/EFTA00020242.rm"&gt;https://www.justice.gov/epstein/files/DataSet%208/EFTA00020242.rm&lt;/a&gt;</text:p>
          </table:table-cell>
        </table:table-row>
        <table:table-row table:style-name="ro1">
          <table:table-cell office:value-type="string" calcext:value-type="string">
            <text:p>&lt;a href="https://www.justice.gov/epstein/files/DataSet%208/EFTA00020242.asf"&gt;https://www.justice.gov/epstein/files/DataSet%208/EFTA00020242.asf&lt;/a&gt;</text:p>
          </table:table-cell>
        </table:table-row>
        <table:table-row table:style-name="ro1">
          <table:table-cell office:value-type="string" calcext:value-type="string">
            <text:p>&lt;a href="https://www.justice.gov/epstein/files/DataSet%208/EFTA00020242.mp3"&gt;https://www.justice.gov/epstein/files/DataSet%208/EFTA00020242.mp3&lt;/a&gt;</text:p>
          </table:table-cell>
        </table:table-row>
        <table:table-row table:style-name="ro1">
          <table:table-cell office:value-type="string" calcext:value-type="string">
            <text:p>&lt;a href="https://www.justice.gov/epstein/files/DataSet%208/EFTA00020242.wav"&gt;https://www.justice.gov/epstein/files/DataSet%208/EFTA00020242.wav&lt;/a&gt;</text:p>
          </table:table-cell>
        </table:table-row>
        <table:table-row table:style-name="ro1">
          <table:table-cell office:value-type="string" calcext:value-type="string">
            <text:p>&lt;a href="https://www.justice.gov/epstein/files/DataSet%208/EFTA00020242.aac"&gt;https://www.justice.gov/epstein/files/DataSet%208/EFTA00020242.aac&lt;/a&gt;</text:p>
          </table:table-cell>
        </table:table-row>
        <table:table-row table:style-name="ro1">
          <table:table-cell office:value-type="string" calcext:value-type="string">
            <text:p>&lt;a href="https://www.justice.gov/epstein/files/DataSet%208/EFTA00020242.m4a"&gt;https://www.justice.gov/epstein/files/DataSet%208/EFTA00020242.m4a&lt;/a&gt;</text:p>
          </table:table-cell>
        </table:table-row>
        <table:table-row table:style-name="ro1">
          <table:table-cell office:value-type="string" calcext:value-type="string">
            <text:p>&lt;a href="https://www.justice.gov/epstein/files/DataSet%208/EFTA00020242.wma"&gt;https://www.justice.gov/epstein/files/DataSet%208/EFTA00020242.wma&lt;/a&gt;</text:p>
          </table:table-cell>
        </table:table-row>
        <table:table-row table:style-name="ro1">
          <table:table-cell office:value-type="string" calcext:value-type="string">
            <text:p>&lt;a href="https://www.justice.gov/epstein/files/DataSet%208/EFTA00020242.ogg"&gt;https://www.justice.gov/epstein/files/DataSet%208/EFTA00020242.ogg&lt;/a&gt;</text:p>
          </table:table-cell>
        </table:table-row>
        <table:table-row table:style-name="ro1">
          <table:table-cell office:value-type="string" calcext:value-type="string">
            <text:p>&lt;a href="https://www.justice.gov/epstein/files/DataSet%208/EFTA00020242.flac"&gt;https://www.justice.gov/epstein/files/DataSet%208/EFTA00020242.flac&lt;/a&gt;</text:p>
          </table:table-cell>
        </table:table-row>
        <table:table-row table:style-name="ro1">
          <table:table-cell office:value-type="string" calcext:value-type="string">
            <text:p>&lt;a href="https://www.justice.gov/epstein/files/DataSet%208/EFTA00020242.aiff"&gt;https://www.justice.gov/epstein/files/DataSet%208/EFTA00020242.aiff&lt;/a&gt;</text:p>
          </table:table-cell>
        </table:table-row>
        <table:table-row table:style-name="ro1">
          <table:table-cell office:value-type="string" calcext:value-type="string">
            <text:p>&lt;a href="https://www.justice.gov/epstein/files/DataSet%208/EFTA00020242.mid"&gt;https://www.justice.gov/epstein/files/DataSet%208/EFTA00020242.mid&lt;/a&gt;</text:p>
          </table:table-cell>
        </table:table-row>
        <table:table-row table:style-name="ro1">
          <table:table-cell office:value-type="string" calcext:value-type="string">
            <text:p>&lt;a href="https://www.justice.gov/epstein/files/DataSet%208/EFTA00020242.midi"&gt;https://www.justice.gov/epstein/files/DataSet%208/EFTA00020242.midi&lt;/a&gt;</text:p>
          </table:table-cell>
        </table:table-row>
        <table:table-row table:style-name="ro1">
          <table:table-cell office:value-type="string" calcext:value-type="string">
            <text:p>&lt;a href="https://www.justice.gov/epstein/files/DataSet%208/EFTA00020242.amr"&gt;https://www.justice.gov/epstein/files/DataSet%208/EFTA00020242.amr&lt;/a&gt;</text:p>
          </table:table-cell>
        </table:table-row>
        <table:table-row table:style-name="ro1">
          <table:table-cell office:value-type="string" calcext:value-type="string">
            <text:p>&lt;a href="https://www.justice.gov/epstein/files/DataSet%208/EFTA00020242.ra"&gt;https://www.justice.gov/epstein/files/DataSet%208/EFTA00020242.ra&lt;/a&gt;</text:p>
          </table:table-cell>
        </table:table-row>
        <table:table-row table:style-name="ro1">
          <table:table-cell office:value-type="string" calcext:value-type="string">
            <text:p>&lt;a href="https://www.justice.gov/epstein/files/DataSet%208/EFTA00020242.opus"&gt;https://www.justice.gov/epstein/files/DataSet%208/EFTA00020242.opus&lt;/a&gt;</text:p>
          </table:table-cell>
        </table:table-row>
        <table:table-row table:style-name="ro1">
          <table:table-cell office:value-type="string" calcext:value-type="string">
            <text:p>&lt;a href="https://www.justice.gov/epstein/files/DataSet%208/EFTA00020242.jpg"&gt;https://www.justice.gov/epstein/files/DataSet%208/EFTA00020242.jpg&lt;/a&gt;</text:p>
          </table:table-cell>
        </table:table-row>
        <table:table-row table:style-name="ro1">
          <table:table-cell office:value-type="string" calcext:value-type="string">
            <text:p>&lt;a href="https://www.justice.gov/epstein/files/DataSet%208/EFTA00020242.jpeg"&gt;https://www.justice.gov/epstein/files/DataSet%208/EFTA00020242.jpeg&lt;/a&gt;</text:p>
          </table:table-cell>
        </table:table-row>
        <table:table-row table:style-name="ro1">
          <table:table-cell office:value-type="string" calcext:value-type="string">
            <text:p>&lt;a href="https://www.justice.gov/epstein/files/DataSet%208/EFTA00020242.png"&gt;https://www.justice.gov/epstein/files/DataSet%208/EFTA00020242.png&lt;/a&gt;</text:p>
          </table:table-cell>
        </table:table-row>
        <table:table-row table:style-name="ro1">
          <table:table-cell office:value-type="string" calcext:value-type="string">
            <text:p>&lt;a href="https://www.justice.gov/epstein/files/DataSet%208/EFTA00020242.gif"&gt;https://www.justice.gov/epstein/files/DataSet%208/EFTA00020242.gif&lt;/a&gt;</text:p>
          </table:table-cell>
        </table:table-row>
        <table:table-row table:style-name="ro1">
          <table:table-cell office:value-type="string" calcext:value-type="string">
            <text:p>&lt;a href="https://www.justice.gov/epstein/files/DataSet%208/EFTA00020242.bmp"&gt;https://www.justice.gov/epstein/files/DataSet%208/EFTA00020242.bmp&lt;/a&gt;</text:p>
          </table:table-cell>
        </table:table-row>
        <table:table-row table:style-name="ro1">
          <table:table-cell office:value-type="string" calcext:value-type="string">
            <text:p>&lt;a href="https://www.justice.gov/epstein/files/DataSet%208/EFTA00020242.tif"&gt;https://www.justice.gov/epstein/files/DataSet%208/EFTA00020242.tif&lt;/a&gt;</text:p>
          </table:table-cell>
        </table:table-row>
        <table:table-row table:style-name="ro1">
          <table:table-cell office:value-type="string" calcext:value-type="string">
            <text:p>&lt;a href="https://www.justice.gov/epstein/files/DataSet%208/EFTA00020242.tiff"&gt;https://www.justice.gov/epstein/files/DataSet%208/EFTA00020242.tiff&lt;/a&gt;</text:p>
          </table:table-cell>
        </table:table-row>
        <table:table-row table:style-name="ro1">
          <table:table-cell office:value-type="string" calcext:value-type="string">
            <text:p>&lt;a href="https://www.justice.gov/epstein/files/DataSet%208/EFTA00020242.webp"&gt;https://www.justice.gov/epstein/files/DataSet%208/EFTA00020242.webp&lt;/a&gt;</text:p>
          </table:table-cell>
        </table:table-row>
        <table:table-row table:style-name="ro1">
          <table:table-cell office:value-type="string" calcext:value-type="string">
            <text:p>&lt;a href="https://www.justice.gov/epstein/files/DataSet%208/EFTA00020242.heic"&gt;https://www.justice.gov/epstein/files/DataSet%208/EFTA00020242.heic&lt;/a&gt;</text:p>
          </table:table-cell>
        </table:table-row>
        <table:table-row table:style-name="ro1">
          <table:table-cell office:value-type="string" calcext:value-type="string">
            <text:p>&lt;a href="https://www.justice.gov/epstein/files/DataSet%208/EFTA00020242.heif"&gt;https://www.justice.gov/epstein/files/DataSet%208/EFTA00020242.heif&lt;/a&gt;</text:p>
          </table:table-cell>
        </table:table-row>
        <table:table-row table:style-name="ro1">
          <table:table-cell office:value-type="string" calcext:value-type="string">
            <text:p>&lt;a href="https://www.justice.gov/epstein/files/DataSet%208/EFTA00020242.psd"&gt;https://www.justice.gov/epstein/files/DataSet%208/EFTA00020242.psd&lt;/a&gt;</text:p>
          </table:table-cell>
        </table:table-row>
        <table:table-row table:style-name="ro1">
          <table:table-cell office:value-type="string" calcext:value-type="string">
            <text:p>&lt;a href="https://www.justice.gov/epstein/files/DataSet%208/EFTA00020242.eps"&gt;https://www.justice.gov/epstein/files/DataSet%208/EFTA00020242.eps&lt;/a&gt;</text:p>
          </table:table-cell>
        </table:table-row>
        <table:table-row table:style-name="ro1">
          <table:table-cell office:value-type="string" calcext:value-type="string">
            <text:p>&lt;a href="https://www.justice.gov/epstein/files/DataSet%208/EFTA00020242.raw"&gt;https://www.justice.gov/epstein/files/DataSet%208/EFTA00020242.raw&lt;/a&gt;</text:p>
          </table:table-cell>
        </table:table-row>
        <table:table-row table:style-name="ro1">
          <table:table-cell office:value-type="string" calcext:value-type="string">
            <text:p>&lt;a href="https://www.justice.gov/epstein/files/DataSet%208/EFTA00020242.svg"&gt;https://www.justice.gov/epstein/files/DataSet%208/EFTA00020242.svg&lt;/a&gt;</text:p>
          </table:table-cell>
        </table:table-row>
        <table:table-row table:style-name="ro1">
          <table:table-cell office:value-type="string" calcext:value-type="string">
            <text:p>&lt;a href="https://www.justice.gov/epstein/files/DataSet%208/EFTA00020242.pcx"&gt;https://www.justice.gov/epstein/files/DataSet%208/EFTA00020242.pcx&lt;/a&gt;</text:p>
          </table:table-cell>
        </table:table-row>
        <table:table-row table:style-name="ro1">
          <table:table-cell office:value-type="string" calcext:value-type="string">
            <text:p>&lt;a href="https://www.justice.gov/epstein/files/DataSet%208/EFTA00020242.doc"&gt;https://www.justice.gov/epstein/files/DataSet%208/EFTA00020242.doc&lt;/a&gt;</text:p>
          </table:table-cell>
        </table:table-row>
        <table:table-row table:style-name="ro1">
          <table:table-cell office:value-type="string" calcext:value-type="string">
            <text:p>&lt;a href="https://www.justice.gov/epstein/files/DataSet%208/EFTA00020242.docx"&gt;https://www.justice.gov/epstein/files/DataSet%208/EFTA00020242.docx&lt;/a&gt;</text:p>
          </table:table-cell>
        </table:table-row>
        <table:table-row table:style-name="ro1">
          <table:table-cell office:value-type="string" calcext:value-type="string">
            <text:p>&lt;a href="https://www.justice.gov/epstein/files/DataSet%208/EFTA00020242.docm"&gt;https://www.justice.gov/epstein/files/DataSet%208/EFTA00020242.docm&lt;/a&gt;</text:p>
          </table:table-cell>
        </table:table-row>
        <table:table-row table:style-name="ro1">
          <table:table-cell office:value-type="string" calcext:value-type="string">
            <text:p>&lt;a href="https://www.justice.gov/epstein/files/DataSet%208/EFTA00020242.rtf"&gt;https://www.justice.gov/epstein/files/DataSet%208/EFTA00020242.rtf&lt;/a&gt;</text:p>
          </table:table-cell>
        </table:table-row>
        <table:table-row table:style-name="ro1">
          <table:table-cell office:value-type="string" calcext:value-type="string">
            <text:p>&lt;a href="https://www.justice.gov/epstein/files/DataSet%208/EFTA00020242.odt"&gt;https://www.justice.gov/epstein/files/DataSet%208/EFTA00020242.odt&lt;/a&gt;</text:p>
          </table:table-cell>
        </table:table-row>
        <table:table-row table:style-name="ro1">
          <table:table-cell office:value-type="string" calcext:value-type="string">
            <text:p>&lt;a href="https://www.justice.gov/epstein/files/DataSet%208/EFTA00020242.txt"&gt;https://www.justice.gov/epstein/files/DataSet%208/EFTA00020242.txt&lt;/a&gt;</text:p>
          </table:table-cell>
        </table:table-row>
        <table:table-row table:style-name="ro1">
          <table:table-cell office:value-type="string" calcext:value-type="string">
            <text:p>&lt;a href="https://www.justice.gov/epstein/files/DataSet%208/EFTA00020242.wps"&gt;https://www.justice.gov/epstein/files/DataSet%208/EFTA00020242.wps&lt;/a&gt;</text:p>
          </table:table-cell>
        </table:table-row>
        <table:table-row table:style-name="ro1">
          <table:table-cell office:value-type="string" calcext:value-type="string">
            <text:p>&lt;a href="https://www.justice.gov/epstein/files/DataSet%208/EFTA00020242.dot"&gt;https://www.justice.gov/epstein/files/DataSet%208/EFTA00020242.dot&lt;/a&gt;</text:p>
          </table:table-cell>
        </table:table-row>
        <table:table-row table:style-name="ro1">
          <table:table-cell office:value-type="string" calcext:value-type="string">
            <text:p>&lt;a href="https://www.justice.gov/epstein/files/DataSet%208/EFTA00020242.dotx"&gt;https://www.justice.gov/epstein/files/DataSet%208/EFTA00020242.dotx&lt;/a&gt;</text:p>
          </table:table-cell>
        </table:table-row>
        <table:table-row table:style-name="ro1">
          <table:table-cell office:value-type="string" calcext:value-type="string">
            <text:p>&lt;a href="https://www.justice.gov/epstein/files/DataSet%208/EFTA00020242.abw"&gt;https://www.justice.gov/epstein/files/DataSet%208/EFTA00020242.abw&lt;/a&gt;</text:p>
          </table:table-cell>
        </table:table-row>
        <table:table-row table:style-name="ro1">
          <table:table-cell office:value-type="string" calcext:value-type="string">
            <text:p>&lt;a href="https://www.justice.gov/epstein/files/DataSet%208/EFTA00020242.ppt"&gt;https://www.justice.gov/epstein/files/DataSet%208/EFTA00020242.ppt&lt;/a&gt;</text:p>
          </table:table-cell>
        </table:table-row>
        <table:table-row table:style-name="ro1">
          <table:table-cell office:value-type="string" calcext:value-type="string">
            <text:p>&lt;a href="https://www.justice.gov/epstein/files/DataSet%208/EFTA00020242.pptx"&gt;https://www.justice.gov/epstein/files/DataSet%208/EFTA00020242.pptx&lt;/a&gt;</text:p>
          </table:table-cell>
        </table:table-row>
        <table:table-row table:style-name="ro1">
          <table:table-cell office:value-type="string" calcext:value-type="string">
            <text:p>&lt;a href="https://www.justice.gov/epstein/files/DataSet%208/EFTA00020242.pptm"&gt;https://www.justice.gov/epstein/files/DataSet%208/EFTA00020242.pptm&lt;/a&gt;</text:p>
          </table:table-cell>
        </table:table-row>
        <table:table-row table:style-name="ro1">
          <table:table-cell office:value-type="string" calcext:value-type="string">
            <text:p>&lt;a href="https://www.justice.gov/epstein/files/DataSet%208/EFTA00020242.pps"&gt;https://www.justice.gov/epstein/files/DataSet%208/EFTA00020242.pps&lt;/a&gt;</text:p>
          </table:table-cell>
        </table:table-row>
        <table:table-row table:style-name="ro1">
          <table:table-cell office:value-type="string" calcext:value-type="string">
            <text:p>&lt;a href="https://www.justice.gov/epstein/files/DataSet%208/EFTA00020242.ppsx"&gt;https://www.justice.gov/epstein/files/DataSet%208/EFTA00020242.ppsx&lt;/a&gt;</text:p>
          </table:table-cell>
        </table:table-row>
        <table:table-row table:style-name="ro1">
          <table:table-cell office:value-type="string" calcext:value-type="string">
            <text:p>&lt;a href="https://www.justice.gov/epstein/files/DataSet%208/EFTA00020242.pot"&gt;https://www.justice.gov/epstein/files/DataSet%208/EFTA00020242.pot&lt;/a&gt;</text:p>
          </table:table-cell>
        </table:table-row>
        <table:table-row table:style-name="ro1">
          <table:table-cell office:value-type="string" calcext:value-type="string">
            <text:p>&lt;a href="https://www.justice.gov/epstein/files/DataSet%208/EFTA00020242.potx"&gt;https://www.justice.gov/epstein/files/DataSet%208/EFTA00020242.potx&lt;/a&gt;</text:p>
          </table:table-cell>
        </table:table-row>
        <table:table-row table:style-name="ro1">
          <table:table-cell office:value-type="string" calcext:value-type="string">
            <text:p>&lt;a href="https://www.justice.gov/epstein/files/DataSet%208/EFTA00020242.odp"&gt;https://www.justice.gov/epstein/files/DataSet%208/EFTA00020242.odp&lt;/a&gt;</text:p>
          </table:table-cell>
        </table:table-row>
        <table:table-row table:style-name="ro1">
          <table:table-cell office:value-type="string" calcext:value-type="string">
            <text:p>&lt;a href="https://www.justice.gov/epstein/files/DataSet%208/EFTA00020242.key"&gt;https://www.justice.gov/epstein/files/DataSet%208/EFTA00020242.key&lt;/a&gt;</text:p>
          </table:table-cell>
        </table:table-row>
        <table:table-row table:style-name="ro1">
          <table:table-cell office:value-type="string" calcext:value-type="string">
            <text:p>&lt;a href="https://www.justice.gov/epstein/files/DataSet%208/EFTA00020242.xls"&gt;https://www.justice.gov/epstein/files/DataSet%208/EFTA00020242.xls&lt;/a&gt;</text:p>
          </table:table-cell>
        </table:table-row>
        <table:table-row table:style-name="ro1">
          <table:table-cell office:value-type="string" calcext:value-type="string">
            <text:p>&lt;a href="https://www.justice.gov/epstein/files/DataSet%208/EFTA00020242.xlsx"&gt;https://www.justice.gov/epstein/files/DataSet%208/EFTA00020242.xlsx&lt;/a&gt;</text:p>
          </table:table-cell>
        </table:table-row>
        <table:table-row table:style-name="ro1">
          <table:table-cell office:value-type="string" calcext:value-type="string">
            <text:p>&lt;a href="https://www.justice.gov/epstein/files/DataSet%208/EFTA00020242.xlsm"&gt;https://www.justice.gov/epstein/files/DataSet%208/EFTA00020242.xlsm&lt;/a&gt;</text:p>
          </table:table-cell>
        </table:table-row>
        <table:table-row table:style-name="ro1">
          <table:table-cell office:value-type="string" calcext:value-type="string">
            <text:p>&lt;a href="https://www.justice.gov/epstein/files/DataSet%208/EFTA00020242.xlt"&gt;https://www.justice.gov/epstein/files/DataSet%208/EFTA00020242.xlt&lt;/a&gt;</text:p>
          </table:table-cell>
        </table:table-row>
        <table:table-row table:style-name="ro1">
          <table:table-cell office:value-type="string" calcext:value-type="string">
            <text:p>&lt;a href="https://www.justice.gov/epstein/files/DataSet%208/EFTA00020242.xltx"&gt;https://www.justice.gov/epstein/files/DataSet%208/EFTA00020242.xltx&lt;/a&gt;</text:p>
          </table:table-cell>
        </table:table-row>
        <table:table-row table:style-name="ro1">
          <table:table-cell office:value-type="string" calcext:value-type="string">
            <text:p>&lt;a href="https://www.justice.gov/epstein/files/DataSet%208/EFTA00020242.ods"&gt;https://www.justice.gov/epstein/files/DataSet%208/EFTA00020242.ods&lt;/a&gt;</text:p>
          </table:table-cell>
        </table:table-row>
        <table:table-row table:style-name="ro1">
          <table:table-cell office:value-type="string" calcext:value-type="string">
            <text:p>&lt;a href="https://www.justice.gov/epstein/files/DataSet%208/EFTA00020242.csv"&gt;https://www.justice.gov/epstein/files/DataSet%208/EFTA00020242.csv&lt;/a&gt;</text:p>
          </table:table-cell>
        </table:table-row>
        <table:table-row table:style-name="ro1">
          <table:table-cell office:value-type="string" calcext:value-type="string">
            <text:p>&lt;a href="https://www.justice.gov/epstein/files/DataSet%208/EFTA00020242.numbers"&gt;https://www.justice.gov/epstein/files/DataSet%208/EFTA00020242.numbers&lt;/a&gt;</text:p>
          </table:table-cell>
        </table:table-row>
        <table:table-row table:style-name="ro1">
          <table:table-cell office:value-type="string" calcext:value-type="string">
            <text:p>&lt;a href="https://www.justice.gov/epstein/files/DataSet%208/EFTA00020242.wks"&gt;https://www.justice.gov/epstein/files/DataSet%208/EFTA00020242.wks&lt;/a&gt;</text:p>
          </table:table-cell>
        </table:table-row>
        <table:table-row table:style-name="ro1">
          <table:table-cell office:value-type="string" calcext:value-type="string">
            <text:p>&lt;a href="https://www.justice.gov/epstein/files/DataSet%208/EFTA00023539.avi"&gt;https://www.justice.gov/epstein/files/DataSet%208/EFTA00023539.avi&lt;/a&gt;</text:p>
          </table:table-cell>
        </table:table-row>
        <table:table-row table:style-name="ro1">
          <table:table-cell office:value-type="string" calcext:value-type="string">
            <text:p>&lt;a href="https://www.justice.gov/epstein/files/DataSet%208/EFTA00023539.mp4"&gt;https://www.justice.gov/epstein/files/DataSet%208/EFTA00023539.mp4&lt;/a&gt;</text:p>
          </table:table-cell>
        </table:table-row>
        <table:table-row table:style-name="ro1">
          <table:table-cell office:value-type="string" calcext:value-type="string">
            <text:p>&lt;a href="https://www.justice.gov/epstein/files/DataSet%208/EFTA00023539.mkv"&gt;https://www.justice.gov/epstein/files/DataSet%208/EFTA00023539.mkv&lt;/a&gt;</text:p>
          </table:table-cell>
        </table:table-row>
        <table:table-row table:style-name="ro1">
          <table:table-cell office:value-type="string" calcext:value-type="string">
            <text:p>&lt;a href="https://www.justice.gov/epstein/files/DataSet%208/EFTA00023539.mov"&gt;https://www.justice.gov/epstein/files/DataSet%208/EFTA00023539.mov&lt;/a&gt;</text:p>
          </table:table-cell>
        </table:table-row>
        <table:table-row table:style-name="ro1">
          <table:table-cell office:value-type="string" calcext:value-type="string">
            <text:p>&lt;a href="https://www.justice.gov/epstein/files/DataSet%208/EFTA00023539.wmv"&gt;https://www.justice.gov/epstein/files/DataSet%208/EFTA00023539.wmv&lt;/a&gt;</text:p>
          </table:table-cell>
        </table:table-row>
        <table:table-row table:style-name="ro1">
          <table:table-cell office:value-type="string" calcext:value-type="string">
            <text:p>&lt;a href="https://www.justice.gov/epstein/files/DataSet%208/EFTA00023539.flv"&gt;https://www.justice.gov/epstein/files/DataSet%208/EFTA00023539.flv&lt;/a&gt;</text:p>
          </table:table-cell>
        </table:table-row>
        <table:table-row table:style-name="ro1">
          <table:table-cell office:value-type="string" calcext:value-type="string">
            <text:p>&lt;a href="https://www.justice.gov/epstein/files/DataSet%208/EFTA00023539.webm"&gt;https://www.justice.gov/epstein/files/DataSet%208/EFTA00023539.webm&lt;/a&gt;</text:p>
          </table:table-cell>
        </table:table-row>
        <table:table-row table:style-name="ro1">
          <table:table-cell office:value-type="string" calcext:value-type="string">
            <text:p>&lt;a href="https://www.justice.gov/epstein/files/DataSet%208/EFTA00023539.mpg"&gt;https://www.justice.gov/epstein/files/DataSet%208/EFTA00023539.mpg&lt;/a&gt;</text:p>
          </table:table-cell>
        </table:table-row>
        <table:table-row table:style-name="ro1">
          <table:table-cell office:value-type="string" calcext:value-type="string">
            <text:p>&lt;a href="https://www.justice.gov/epstein/files/DataSet%208/EFTA00023539.mpeg"&gt;https://www.justice.gov/epstein/files/DataSet%208/EFTA00023539.mpeg&lt;/a&gt;</text:p>
          </table:table-cell>
        </table:table-row>
        <table:table-row table:style-name="ro1">
          <table:table-cell office:value-type="string" calcext:value-type="string">
            <text:p>&lt;a href="https://www.justice.gov/epstein/files/DataSet%208/EFTA00023539.m4v"&gt;https://www.justice.gov/epstein/files/DataSet%208/EFTA00023539.m4v&lt;/a&gt;</text:p>
          </table:table-cell>
        </table:table-row>
        <table:table-row table:style-name="ro1">
          <table:table-cell office:value-type="string" calcext:value-type="string">
            <text:p>&lt;a href="https://www.justice.gov/epstein/files/DataSet%208/EFTA00023539.ogv"&gt;https://www.justice.gov/epstein/files/DataSet%208/EFTA00023539.ogv&lt;/a&gt;</text:p>
          </table:table-cell>
        </table:table-row>
        <table:table-row table:style-name="ro1">
          <table:table-cell office:value-type="string" calcext:value-type="string">
            <text:p>&lt;a href="https://www.justice.gov/epstein/files/DataSet%208/EFTA00023539.vob"&gt;https://www.justice.gov/epstein/files/DataSet%208/EFTA00023539.vob&lt;/a&gt;</text:p>
          </table:table-cell>
        </table:table-row>
        <table:table-row table:style-name="ro1">
          <table:table-cell office:value-type="string" calcext:value-type="string">
            <text:p>&lt;a href="https://www.justice.gov/epstein/files/DataSet%208/EFTA00023539.3gp"&gt;https://www.justice.gov/epstein/files/DataSet%208/EFTA00023539.3gp&lt;/a&gt;</text:p>
          </table:table-cell>
        </table:table-row>
        <table:table-row table:style-name="ro1">
          <table:table-cell office:value-type="string" calcext:value-type="string">
            <text:p>&lt;a href="https://www.justice.gov/epstein/files/DataSet%208/EFTA00023539.ts"&gt;https://www.justice.gov/epstein/files/DataSet%208/EFTA00023539.ts&lt;/a&gt;</text:p>
          </table:table-cell>
        </table:table-row>
        <table:table-row table:style-name="ro1">
          <table:table-cell office:value-type="string" calcext:value-type="string">
            <text:p>&lt;a href="https://www.justice.gov/epstein/files/DataSet%208/EFTA00023539.rm"&gt;https://www.justice.gov/epstein/files/DataSet%208/EFTA00023539.rm&lt;/a&gt;</text:p>
          </table:table-cell>
        </table:table-row>
        <table:table-row table:style-name="ro1">
          <table:table-cell office:value-type="string" calcext:value-type="string">
            <text:p>&lt;a href="https://www.justice.gov/epstein/files/DataSet%208/EFTA00023539.asf"&gt;https://www.justice.gov/epstein/files/DataSet%208/EFTA00023539.asf&lt;/a&gt;</text:p>
          </table:table-cell>
        </table:table-row>
        <table:table-row table:style-name="ro1">
          <table:table-cell office:value-type="string" calcext:value-type="string">
            <text:p>&lt;a href="https://www.justice.gov/epstein/files/DataSet%208/EFTA00023539.mp3"&gt;https://www.justice.gov/epstein/files/DataSet%208/EFTA00023539.mp3&lt;/a&gt;</text:p>
          </table:table-cell>
        </table:table-row>
        <table:table-row table:style-name="ro1">
          <table:table-cell office:value-type="string" calcext:value-type="string">
            <text:p>&lt;a href="https://www.justice.gov/epstein/files/DataSet%208/EFTA00023539.wav"&gt;https://www.justice.gov/epstein/files/DataSet%208/EFTA00023539.wav&lt;/a&gt;</text:p>
          </table:table-cell>
        </table:table-row>
        <table:table-row table:style-name="ro1">
          <table:table-cell office:value-type="string" calcext:value-type="string">
            <text:p>&lt;a href="https://www.justice.gov/epstein/files/DataSet%208/EFTA00023539.aac"&gt;https://www.justice.gov/epstein/files/DataSet%208/EFTA00023539.aac&lt;/a&gt;</text:p>
          </table:table-cell>
        </table:table-row>
        <table:table-row table:style-name="ro1">
          <table:table-cell office:value-type="string" calcext:value-type="string">
            <text:p>&lt;a href="https://www.justice.gov/epstein/files/DataSet%208/EFTA00023539.m4a"&gt;https://www.justice.gov/epstein/files/DataSet%208/EFTA00023539.m4a&lt;/a&gt;</text:p>
          </table:table-cell>
        </table:table-row>
        <table:table-row table:style-name="ro1">
          <table:table-cell office:value-type="string" calcext:value-type="string">
            <text:p>&lt;a href="https://www.justice.gov/epstein/files/DataSet%208/EFTA00023539.wma"&gt;https://www.justice.gov/epstein/files/DataSet%208/EFTA00023539.wma&lt;/a&gt;</text:p>
          </table:table-cell>
        </table:table-row>
        <table:table-row table:style-name="ro1">
          <table:table-cell office:value-type="string" calcext:value-type="string">
            <text:p>&lt;a href="https://www.justice.gov/epstein/files/DataSet%208/EFTA00023539.ogg"&gt;https://www.justice.gov/epstein/files/DataSet%208/EFTA00023539.ogg&lt;/a&gt;</text:p>
          </table:table-cell>
        </table:table-row>
        <table:table-row table:style-name="ro1">
          <table:table-cell office:value-type="string" calcext:value-type="string">
            <text:p>&lt;a href="https://www.justice.gov/epstein/files/DataSet%208/EFTA00023539.flac"&gt;https://www.justice.gov/epstein/files/DataSet%208/EFTA00023539.flac&lt;/a&gt;</text:p>
          </table:table-cell>
        </table:table-row>
        <table:table-row table:style-name="ro1">
          <table:table-cell office:value-type="string" calcext:value-type="string">
            <text:p>&lt;a href="https://www.justice.gov/epstein/files/DataSet%208/EFTA00023539.aiff"&gt;https://www.justice.gov/epstein/files/DataSet%208/EFTA00023539.aiff&lt;/a&gt;</text:p>
          </table:table-cell>
        </table:table-row>
        <table:table-row table:style-name="ro1">
          <table:table-cell office:value-type="string" calcext:value-type="string">
            <text:p>&lt;a href="https://www.justice.gov/epstein/files/DataSet%208/EFTA00023539.mid"&gt;https://www.justice.gov/epstein/files/DataSet%208/EFTA00023539.mid&lt;/a&gt;</text:p>
          </table:table-cell>
        </table:table-row>
        <table:table-row table:style-name="ro1">
          <table:table-cell office:value-type="string" calcext:value-type="string">
            <text:p>&lt;a href="https://www.justice.gov/epstein/files/DataSet%208/EFTA00023539.midi"&gt;https://www.justice.gov/epstein/files/DataSet%208/EFTA00023539.midi&lt;/a&gt;</text:p>
          </table:table-cell>
        </table:table-row>
        <table:table-row table:style-name="ro1">
          <table:table-cell office:value-type="string" calcext:value-type="string">
            <text:p>&lt;a href="https://www.justice.gov/epstein/files/DataSet%208/EFTA00023539.amr"&gt;https://www.justice.gov/epstein/files/DataSet%208/EFTA00023539.amr&lt;/a&gt;</text:p>
          </table:table-cell>
        </table:table-row>
        <table:table-row table:style-name="ro1">
          <table:table-cell office:value-type="string" calcext:value-type="string">
            <text:p>&lt;a href="https://www.justice.gov/epstein/files/DataSet%208/EFTA00023539.ra"&gt;https://www.justice.gov/epstein/files/DataSet%208/EFTA00023539.ra&lt;/a&gt;</text:p>
          </table:table-cell>
        </table:table-row>
        <table:table-row table:style-name="ro1">
          <table:table-cell office:value-type="string" calcext:value-type="string">
            <text:p>&lt;a href="https://www.justice.gov/epstein/files/DataSet%208/EFTA00023539.opus"&gt;https://www.justice.gov/epstein/files/DataSet%208/EFTA00023539.opus&lt;/a&gt;</text:p>
          </table:table-cell>
        </table:table-row>
        <table:table-row table:style-name="ro1">
          <table:table-cell office:value-type="string" calcext:value-type="string">
            <text:p>&lt;a href="https://www.justice.gov/epstein/files/DataSet%208/EFTA00023539.jpg"&gt;https://www.justice.gov/epstein/files/DataSet%208/EFTA00023539.jpg&lt;/a&gt;</text:p>
          </table:table-cell>
        </table:table-row>
        <table:table-row table:style-name="ro1">
          <table:table-cell office:value-type="string" calcext:value-type="string">
            <text:p>&lt;a href="https://www.justice.gov/epstein/files/DataSet%208/EFTA00023539.jpeg"&gt;https://www.justice.gov/epstein/files/DataSet%208/EFTA00023539.jpeg&lt;/a&gt;</text:p>
          </table:table-cell>
        </table:table-row>
        <table:table-row table:style-name="ro1">
          <table:table-cell office:value-type="string" calcext:value-type="string">
            <text:p>&lt;a href="https://www.justice.gov/epstein/files/DataSet%208/EFTA00023539.png"&gt;https://www.justice.gov/epstein/files/DataSet%208/EFTA00023539.png&lt;/a&gt;</text:p>
          </table:table-cell>
        </table:table-row>
        <table:table-row table:style-name="ro1">
          <table:table-cell office:value-type="string" calcext:value-type="string">
            <text:p>&lt;a href="https://www.justice.gov/epstein/files/DataSet%208/EFTA00023539.gif"&gt;https://www.justice.gov/epstein/files/DataSet%208/EFTA00023539.gif&lt;/a&gt;</text:p>
          </table:table-cell>
        </table:table-row>
        <table:table-row table:style-name="ro1">
          <table:table-cell office:value-type="string" calcext:value-type="string">
            <text:p>&lt;a href="https://www.justice.gov/epstein/files/DataSet%208/EFTA00023539.bmp"&gt;https://www.justice.gov/epstein/files/DataSet%208/EFTA00023539.bmp&lt;/a&gt;</text:p>
          </table:table-cell>
        </table:table-row>
        <table:table-row table:style-name="ro1">
          <table:table-cell office:value-type="string" calcext:value-type="string">
            <text:p>&lt;a href="https://www.justice.gov/epstein/files/DataSet%208/EFTA00023539.tif"&gt;https://www.justice.gov/epstein/files/DataSet%208/EFTA00023539.tif&lt;/a&gt;</text:p>
          </table:table-cell>
        </table:table-row>
        <table:table-row table:style-name="ro1">
          <table:table-cell office:value-type="string" calcext:value-type="string">
            <text:p>&lt;a href="https://www.justice.gov/epstein/files/DataSet%208/EFTA00023539.tiff"&gt;https://www.justice.gov/epstein/files/DataSet%208/EFTA00023539.tiff&lt;/a&gt;</text:p>
          </table:table-cell>
        </table:table-row>
        <table:table-row table:style-name="ro1">
          <table:table-cell office:value-type="string" calcext:value-type="string">
            <text:p>&lt;a href="https://www.justice.gov/epstein/files/DataSet%208/EFTA00023539.webp"&gt;https://www.justice.gov/epstein/files/DataSet%208/EFTA00023539.webp&lt;/a&gt;</text:p>
          </table:table-cell>
        </table:table-row>
        <table:table-row table:style-name="ro1">
          <table:table-cell office:value-type="string" calcext:value-type="string">
            <text:p>&lt;a href="https://www.justice.gov/epstein/files/DataSet%208/EFTA00023539.heic"&gt;https://www.justice.gov/epstein/files/DataSet%208/EFTA00023539.heic&lt;/a&gt;</text:p>
          </table:table-cell>
        </table:table-row>
        <table:table-row table:style-name="ro1">
          <table:table-cell office:value-type="string" calcext:value-type="string">
            <text:p>&lt;a href="https://www.justice.gov/epstein/files/DataSet%208/EFTA00023539.heif"&gt;https://www.justice.gov/epstein/files/DataSet%208/EFTA00023539.heif&lt;/a&gt;</text:p>
          </table:table-cell>
        </table:table-row>
        <table:table-row table:style-name="ro1">
          <table:table-cell office:value-type="string" calcext:value-type="string">
            <text:p>&lt;a href="https://www.justice.gov/epstein/files/DataSet%208/EFTA00023539.psd"&gt;https://www.justice.gov/epstein/files/DataSet%208/EFTA00023539.psd&lt;/a&gt;</text:p>
          </table:table-cell>
        </table:table-row>
        <table:table-row table:style-name="ro1">
          <table:table-cell office:value-type="string" calcext:value-type="string">
            <text:p>&lt;a href="https://www.justice.gov/epstein/files/DataSet%208/EFTA00023539.eps"&gt;https://www.justice.gov/epstein/files/DataSet%208/EFTA00023539.eps&lt;/a&gt;</text:p>
          </table:table-cell>
        </table:table-row>
        <table:table-row table:style-name="ro1">
          <table:table-cell office:value-type="string" calcext:value-type="string">
            <text:p>&lt;a href="https://www.justice.gov/epstein/files/DataSet%208/EFTA00023539.raw"&gt;https://www.justice.gov/epstein/files/DataSet%208/EFTA00023539.raw&lt;/a&gt;</text:p>
          </table:table-cell>
        </table:table-row>
        <table:table-row table:style-name="ro1">
          <table:table-cell office:value-type="string" calcext:value-type="string">
            <text:p>&lt;a href="https://www.justice.gov/epstein/files/DataSet%208/EFTA00023539.svg"&gt;https://www.justice.gov/epstein/files/DataSet%208/EFTA00023539.svg&lt;/a&gt;</text:p>
          </table:table-cell>
        </table:table-row>
        <table:table-row table:style-name="ro1">
          <table:table-cell office:value-type="string" calcext:value-type="string">
            <text:p>&lt;a href="https://www.justice.gov/epstein/files/DataSet%208/EFTA00023539.pcx"&gt;https://www.justice.gov/epstein/files/DataSet%208/EFTA00023539.pcx&lt;/a&gt;</text:p>
          </table:table-cell>
        </table:table-row>
        <table:table-row table:style-name="ro1">
          <table:table-cell office:value-type="string" calcext:value-type="string">
            <text:p>&lt;a href="https://www.justice.gov/epstein/files/DataSet%208/EFTA00023539.doc"&gt;https://www.justice.gov/epstein/files/DataSet%208/EFTA00023539.doc&lt;/a&gt;</text:p>
          </table:table-cell>
        </table:table-row>
        <table:table-row table:style-name="ro1">
          <table:table-cell office:value-type="string" calcext:value-type="string">
            <text:p>&lt;a href="https://www.justice.gov/epstein/files/DataSet%208/EFTA00023539.docx"&gt;https://www.justice.gov/epstein/files/DataSet%208/EFTA00023539.docx&lt;/a&gt;</text:p>
          </table:table-cell>
        </table:table-row>
        <table:table-row table:style-name="ro1">
          <table:table-cell office:value-type="string" calcext:value-type="string">
            <text:p>&lt;a href="https://www.justice.gov/epstein/files/DataSet%208/EFTA00023539.docm"&gt;https://www.justice.gov/epstein/files/DataSet%208/EFTA00023539.docm&lt;/a&gt;</text:p>
          </table:table-cell>
        </table:table-row>
        <table:table-row table:style-name="ro1">
          <table:table-cell office:value-type="string" calcext:value-type="string">
            <text:p>&lt;a href="https://www.justice.gov/epstein/files/DataSet%208/EFTA00023539.rtf"&gt;https://www.justice.gov/epstein/files/DataSet%208/EFTA00023539.rtf&lt;/a&gt;</text:p>
          </table:table-cell>
        </table:table-row>
        <table:table-row table:style-name="ro1">
          <table:table-cell office:value-type="string" calcext:value-type="string">
            <text:p>&lt;a href="https://www.justice.gov/epstein/files/DataSet%208/EFTA00023539.odt"&gt;https://www.justice.gov/epstein/files/DataSet%208/EFTA00023539.odt&lt;/a&gt;</text:p>
          </table:table-cell>
        </table:table-row>
        <table:table-row table:style-name="ro1">
          <table:table-cell office:value-type="string" calcext:value-type="string">
            <text:p>&lt;a href="https://www.justice.gov/epstein/files/DataSet%208/EFTA00023539.txt"&gt;https://www.justice.gov/epstein/files/DataSet%208/EFTA00023539.txt&lt;/a&gt;</text:p>
          </table:table-cell>
        </table:table-row>
        <table:table-row table:style-name="ro1">
          <table:table-cell office:value-type="string" calcext:value-type="string">
            <text:p>&lt;a href="https://www.justice.gov/epstein/files/DataSet%208/EFTA00023539.wps"&gt;https://www.justice.gov/epstein/files/DataSet%208/EFTA00023539.wps&lt;/a&gt;</text:p>
          </table:table-cell>
        </table:table-row>
        <table:table-row table:style-name="ro1">
          <table:table-cell office:value-type="string" calcext:value-type="string">
            <text:p>&lt;a href="https://www.justice.gov/epstein/files/DataSet%208/EFTA00023539.dot"&gt;https://www.justice.gov/epstein/files/DataSet%208/EFTA00023539.dot&lt;/a&gt;</text:p>
          </table:table-cell>
        </table:table-row>
        <table:table-row table:style-name="ro1">
          <table:table-cell office:value-type="string" calcext:value-type="string">
            <text:p>&lt;a href="https://www.justice.gov/epstein/files/DataSet%208/EFTA00023539.dotx"&gt;https://www.justice.gov/epstein/files/DataSet%208/EFTA00023539.dotx&lt;/a&gt;</text:p>
          </table:table-cell>
        </table:table-row>
        <table:table-row table:style-name="ro1">
          <table:table-cell office:value-type="string" calcext:value-type="string">
            <text:p>&lt;a href="https://www.justice.gov/epstein/files/DataSet%208/EFTA00023539.abw"&gt;https://www.justice.gov/epstein/files/DataSet%208/EFTA00023539.abw&lt;/a&gt;</text:p>
          </table:table-cell>
        </table:table-row>
        <table:table-row table:style-name="ro1">
          <table:table-cell office:value-type="string" calcext:value-type="string">
            <text:p>&lt;a href="https://www.justice.gov/epstein/files/DataSet%208/EFTA00023539.ppt"&gt;https://www.justice.gov/epstein/files/DataSet%208/EFTA00023539.ppt&lt;/a&gt;</text:p>
          </table:table-cell>
        </table:table-row>
        <table:table-row table:style-name="ro1">
          <table:table-cell office:value-type="string" calcext:value-type="string">
            <text:p>&lt;a href="https://www.justice.gov/epstein/files/DataSet%208/EFTA00023539.pptx"&gt;https://www.justice.gov/epstein/files/DataSet%208/EFTA00023539.pptx&lt;/a&gt;</text:p>
          </table:table-cell>
        </table:table-row>
        <table:table-row table:style-name="ro1">
          <table:table-cell office:value-type="string" calcext:value-type="string">
            <text:p>&lt;a href="https://www.justice.gov/epstein/files/DataSet%208/EFTA00023539.pptm"&gt;https://www.justice.gov/epstein/files/DataSet%208/EFTA00023539.pptm&lt;/a&gt;</text:p>
          </table:table-cell>
        </table:table-row>
        <table:table-row table:style-name="ro1">
          <table:table-cell office:value-type="string" calcext:value-type="string">
            <text:p>&lt;a href="https://www.justice.gov/epstein/files/DataSet%208/EFTA00023539.pps"&gt;https://www.justice.gov/epstein/files/DataSet%208/EFTA00023539.pps&lt;/a&gt;</text:p>
          </table:table-cell>
        </table:table-row>
        <table:table-row table:style-name="ro1">
          <table:table-cell office:value-type="string" calcext:value-type="string">
            <text:p>&lt;a href="https://www.justice.gov/epstein/files/DataSet%208/EFTA00023539.ppsx"&gt;https://www.justice.gov/epstein/files/DataSet%208/EFTA00023539.ppsx&lt;/a&gt;</text:p>
          </table:table-cell>
        </table:table-row>
        <table:table-row table:style-name="ro1">
          <table:table-cell office:value-type="string" calcext:value-type="string">
            <text:p>&lt;a href="https://www.justice.gov/epstein/files/DataSet%208/EFTA00023539.pot"&gt;https://www.justice.gov/epstein/files/DataSet%208/EFTA00023539.pot&lt;/a&gt;</text:p>
          </table:table-cell>
        </table:table-row>
        <table:table-row table:style-name="ro1">
          <table:table-cell office:value-type="string" calcext:value-type="string">
            <text:p>&lt;a href="https://www.justice.gov/epstein/files/DataSet%208/EFTA00023539.potx"&gt;https://www.justice.gov/epstein/files/DataSet%208/EFTA00023539.potx&lt;/a&gt;</text:p>
          </table:table-cell>
        </table:table-row>
        <table:table-row table:style-name="ro1">
          <table:table-cell office:value-type="string" calcext:value-type="string">
            <text:p>&lt;a href="https://www.justice.gov/epstein/files/DataSet%208/EFTA00023539.odp"&gt;https://www.justice.gov/epstein/files/DataSet%208/EFTA00023539.odp&lt;/a&gt;</text:p>
          </table:table-cell>
        </table:table-row>
        <table:table-row table:style-name="ro1">
          <table:table-cell office:value-type="string" calcext:value-type="string">
            <text:p>&lt;a href="https://www.justice.gov/epstein/files/DataSet%208/EFTA00023539.key"&gt;https://www.justice.gov/epstein/files/DataSet%208/EFTA00023539.key&lt;/a&gt;</text:p>
          </table:table-cell>
        </table:table-row>
        <table:table-row table:style-name="ro1">
          <table:table-cell office:value-type="string" calcext:value-type="string">
            <text:p>&lt;a href="https://www.justice.gov/epstein/files/DataSet%208/EFTA00023539.xls"&gt;https://www.justice.gov/epstein/files/DataSet%208/EFTA00023539.xls&lt;/a&gt;</text:p>
          </table:table-cell>
        </table:table-row>
        <table:table-row table:style-name="ro1">
          <table:table-cell office:value-type="string" calcext:value-type="string">
            <text:p>&lt;a href="https://www.justice.gov/epstein/files/DataSet%208/EFTA00023539.xlsx"&gt;https://www.justice.gov/epstein/files/DataSet%208/EFTA00023539.xlsx&lt;/a&gt;</text:p>
          </table:table-cell>
        </table:table-row>
        <table:table-row table:style-name="ro1">
          <table:table-cell office:value-type="string" calcext:value-type="string">
            <text:p>&lt;a href="https://www.justice.gov/epstein/files/DataSet%208/EFTA00023539.xlsm"&gt;https://www.justice.gov/epstein/files/DataSet%208/EFTA00023539.xlsm&lt;/a&gt;</text:p>
          </table:table-cell>
        </table:table-row>
        <table:table-row table:style-name="ro1">
          <table:table-cell office:value-type="string" calcext:value-type="string">
            <text:p>&lt;a href="https://www.justice.gov/epstein/files/DataSet%208/EFTA00023539.xlt"&gt;https://www.justice.gov/epstein/files/DataSet%208/EFTA00023539.xlt&lt;/a&gt;</text:p>
          </table:table-cell>
        </table:table-row>
        <table:table-row table:style-name="ro1">
          <table:table-cell office:value-type="string" calcext:value-type="string">
            <text:p>&lt;a href="https://www.justice.gov/epstein/files/DataSet%208/EFTA00023539.xltx"&gt;https://www.justice.gov/epstein/files/DataSet%208/EFTA00023539.xltx&lt;/a&gt;</text:p>
          </table:table-cell>
        </table:table-row>
        <table:table-row table:style-name="ro1">
          <table:table-cell office:value-type="string" calcext:value-type="string">
            <text:p>&lt;a href="https://www.justice.gov/epstein/files/DataSet%208/EFTA00023539.ods"&gt;https://www.justice.gov/epstein/files/DataSet%208/EFTA00023539.ods&lt;/a&gt;</text:p>
          </table:table-cell>
        </table:table-row>
        <table:table-row table:style-name="ro1">
          <table:table-cell office:value-type="string" calcext:value-type="string">
            <text:p>&lt;a href="https://www.justice.gov/epstein/files/DataSet%208/EFTA00023539.csv"&gt;https://www.justice.gov/epstein/files/DataSet%208/EFTA00023539.csv&lt;/a&gt;</text:p>
          </table:table-cell>
        </table:table-row>
        <table:table-row table:style-name="ro1">
          <table:table-cell office:value-type="string" calcext:value-type="string">
            <text:p>&lt;a href="https://www.justice.gov/epstein/files/DataSet%208/EFTA00023539.numbers"&gt;https://www.justice.gov/epstein/files/DataSet%208/EFTA00023539.numbers&lt;/a&gt;</text:p>
          </table:table-cell>
        </table:table-row>
        <table:table-row table:style-name="ro1">
          <table:table-cell office:value-type="string" calcext:value-type="string">
            <text:p>&lt;a href="https://www.justice.gov/epstein/files/DataSet%208/EFTA00023539.wks"&gt;https://www.justice.gov/epstein/files/DataSet%208/EFTA00023539.wks&lt;/a&gt;</text:p>
          </table:table-cell>
        </table:table-row>
        <table:table-row table:style-name="ro1">
          <table:table-cell office:value-type="string" calcext:value-type="string">
            <text:p>&lt;a href="https://www.justice.gov/epstein/files/DataSet%208/EFTA00024809.avi"&gt;https://www.justice.gov/epstein/files/DataSet%208/EFTA00024809.avi&lt;/a&gt;</text:p>
          </table:table-cell>
        </table:table-row>
        <table:table-row table:style-name="ro1">
          <table:table-cell office:value-type="string" calcext:value-type="string">
            <text:p>&lt;a href="https://www.justice.gov/epstein/files/DataSet%208/EFTA00024809.mp4"&gt;https://www.justice.gov/epstein/files/DataSet%208/EFTA00024809.mp4&lt;/a&gt;</text:p>
          </table:table-cell>
        </table:table-row>
        <table:table-row table:style-name="ro1">
          <table:table-cell office:value-type="string" calcext:value-type="string">
            <text:p>&lt;a href="https://www.justice.gov/epstein/files/DataSet%208/EFTA00024809.mkv"&gt;https://www.justice.gov/epstein/files/DataSet%208/EFTA00024809.mkv&lt;/a&gt;</text:p>
          </table:table-cell>
        </table:table-row>
        <table:table-row table:style-name="ro1">
          <table:table-cell office:value-type="string" calcext:value-type="string">
            <text:p>&lt;a href="https://www.justice.gov/epstein/files/DataSet%208/EFTA00024809.mov"&gt;https://www.justice.gov/epstein/files/DataSet%208/EFTA00024809.mov&lt;/a&gt;</text:p>
          </table:table-cell>
        </table:table-row>
        <table:table-row table:style-name="ro1">
          <table:table-cell office:value-type="string" calcext:value-type="string">
            <text:p>&lt;a href="https://www.justice.gov/epstein/files/DataSet%208/EFTA00024809.wmv"&gt;https://www.justice.gov/epstein/files/DataSet%208/EFTA00024809.wmv&lt;/a&gt;</text:p>
          </table:table-cell>
        </table:table-row>
        <table:table-row table:style-name="ro1">
          <table:table-cell office:value-type="string" calcext:value-type="string">
            <text:p>&lt;a href="https://www.justice.gov/epstein/files/DataSet%208/EFTA00024809.flv"&gt;https://www.justice.gov/epstein/files/DataSet%208/EFTA00024809.flv&lt;/a&gt;</text:p>
          </table:table-cell>
        </table:table-row>
        <table:table-row table:style-name="ro1">
          <table:table-cell office:value-type="string" calcext:value-type="string">
            <text:p>&lt;a href="https://www.justice.gov/epstein/files/DataSet%208/EFTA00024809.webm"&gt;https://www.justice.gov/epstein/files/DataSet%208/EFTA00024809.webm&lt;/a&gt;</text:p>
          </table:table-cell>
        </table:table-row>
        <table:table-row table:style-name="ro1">
          <table:table-cell office:value-type="string" calcext:value-type="string">
            <text:p>&lt;a href="https://www.justice.gov/epstein/files/DataSet%208/EFTA00024809.mpg"&gt;https://www.justice.gov/epstein/files/DataSet%208/EFTA00024809.mpg&lt;/a&gt;</text:p>
          </table:table-cell>
        </table:table-row>
        <table:table-row table:style-name="ro1">
          <table:table-cell office:value-type="string" calcext:value-type="string">
            <text:p>&lt;a href="https://www.justice.gov/epstein/files/DataSet%208/EFTA00024809.mpeg"&gt;https://www.justice.gov/epstein/files/DataSet%208/EFTA00024809.mpeg&lt;/a&gt;</text:p>
          </table:table-cell>
        </table:table-row>
        <table:table-row table:style-name="ro1">
          <table:table-cell office:value-type="string" calcext:value-type="string">
            <text:p>&lt;a href="https://www.justice.gov/epstein/files/DataSet%208/EFTA00024809.m4v"&gt;https://www.justice.gov/epstein/files/DataSet%208/EFTA00024809.m4v&lt;/a&gt;</text:p>
          </table:table-cell>
        </table:table-row>
        <table:table-row table:style-name="ro1">
          <table:table-cell office:value-type="string" calcext:value-type="string">
            <text:p>&lt;a href="https://www.justice.gov/epstein/files/DataSet%208/EFTA00024809.ogv"&gt;https://www.justice.gov/epstein/files/DataSet%208/EFTA00024809.ogv&lt;/a&gt;</text:p>
          </table:table-cell>
        </table:table-row>
        <table:table-row table:style-name="ro1">
          <table:table-cell office:value-type="string" calcext:value-type="string">
            <text:p>&lt;a href="https://www.justice.gov/epstein/files/DataSet%208/EFTA00024809.vob"&gt;https://www.justice.gov/epstein/files/DataSet%208/EFTA00024809.vob&lt;/a&gt;</text:p>
          </table:table-cell>
        </table:table-row>
        <table:table-row table:style-name="ro1">
          <table:table-cell office:value-type="string" calcext:value-type="string">
            <text:p>&lt;a href="https://www.justice.gov/epstein/files/DataSet%208/EFTA00024809.3gp"&gt;https://www.justice.gov/epstein/files/DataSet%208/EFTA00024809.3gp&lt;/a&gt;</text:p>
          </table:table-cell>
        </table:table-row>
        <table:table-row table:style-name="ro1">
          <table:table-cell office:value-type="string" calcext:value-type="string">
            <text:p>&lt;a href="https://www.justice.gov/epstein/files/DataSet%208/EFTA00024809.ts"&gt;https://www.justice.gov/epstein/files/DataSet%208/EFTA00024809.ts&lt;/a&gt;</text:p>
          </table:table-cell>
        </table:table-row>
        <table:table-row table:style-name="ro1">
          <table:table-cell office:value-type="string" calcext:value-type="string">
            <text:p>&lt;a href="https://www.justice.gov/epstein/files/DataSet%208/EFTA00024809.rm"&gt;https://www.justice.gov/epstein/files/DataSet%208/EFTA00024809.rm&lt;/a&gt;</text:p>
          </table:table-cell>
        </table:table-row>
        <table:table-row table:style-name="ro1">
          <table:table-cell office:value-type="string" calcext:value-type="string">
            <text:p>&lt;a href="https://www.justice.gov/epstein/files/DataSet%208/EFTA00024809.asf"&gt;https://www.justice.gov/epstein/files/DataSet%208/EFTA00024809.asf&lt;/a&gt;</text:p>
          </table:table-cell>
        </table:table-row>
        <table:table-row table:style-name="ro1">
          <table:table-cell office:value-type="string" calcext:value-type="string">
            <text:p>&lt;a href="https://www.justice.gov/epstein/files/DataSet%208/EFTA00024809.mp3"&gt;https://www.justice.gov/epstein/files/DataSet%208/EFTA00024809.mp3&lt;/a&gt;</text:p>
          </table:table-cell>
        </table:table-row>
        <table:table-row table:style-name="ro1">
          <table:table-cell office:value-type="string" calcext:value-type="string">
            <text:p>&lt;a href="https://www.justice.gov/epstein/files/DataSet%208/EFTA00024809.wav"&gt;https://www.justice.gov/epstein/files/DataSet%208/EFTA00024809.wav&lt;/a&gt;</text:p>
          </table:table-cell>
        </table:table-row>
        <table:table-row table:style-name="ro1">
          <table:table-cell office:value-type="string" calcext:value-type="string">
            <text:p>&lt;a href="https://www.justice.gov/epstein/files/DataSet%208/EFTA00024809.aac"&gt;https://www.justice.gov/epstein/files/DataSet%208/EFTA00024809.aac&lt;/a&gt;</text:p>
          </table:table-cell>
        </table:table-row>
        <table:table-row table:style-name="ro1">
          <table:table-cell office:value-type="string" calcext:value-type="string">
            <text:p>&lt;a href="https://www.justice.gov/epstein/files/DataSet%208/EFTA00024809.m4a"&gt;https://www.justice.gov/epstein/files/DataSet%208/EFTA00024809.m4a&lt;/a&gt;</text:p>
          </table:table-cell>
        </table:table-row>
        <table:table-row table:style-name="ro1">
          <table:table-cell office:value-type="string" calcext:value-type="string">
            <text:p>&lt;a href="https://www.justice.gov/epstein/files/DataSet%208/EFTA00024809.wma"&gt;https://www.justice.gov/epstein/files/DataSet%208/EFTA00024809.wma&lt;/a&gt;</text:p>
          </table:table-cell>
        </table:table-row>
        <table:table-row table:style-name="ro1">
          <table:table-cell office:value-type="string" calcext:value-type="string">
            <text:p>&lt;a href="https://www.justice.gov/epstein/files/DataSet%208/EFTA00024809.ogg"&gt;https://www.justice.gov/epstein/files/DataSet%208/EFTA00024809.ogg&lt;/a&gt;</text:p>
          </table:table-cell>
        </table:table-row>
        <table:table-row table:style-name="ro1">
          <table:table-cell office:value-type="string" calcext:value-type="string">
            <text:p>&lt;a href="https://www.justice.gov/epstein/files/DataSet%208/EFTA00024809.flac"&gt;https://www.justice.gov/epstein/files/DataSet%208/EFTA00024809.flac&lt;/a&gt;</text:p>
          </table:table-cell>
        </table:table-row>
        <table:table-row table:style-name="ro1">
          <table:table-cell office:value-type="string" calcext:value-type="string">
            <text:p>&lt;a href="https://www.justice.gov/epstein/files/DataSet%208/EFTA00024809.aiff"&gt;https://www.justice.gov/epstein/files/DataSet%208/EFTA00024809.aiff&lt;/a&gt;</text:p>
          </table:table-cell>
        </table:table-row>
        <table:table-row table:style-name="ro1">
          <table:table-cell office:value-type="string" calcext:value-type="string">
            <text:p>&lt;a href="https://www.justice.gov/epstein/files/DataSet%208/EFTA00024809.mid"&gt;https://www.justice.gov/epstein/files/DataSet%208/EFTA00024809.mid&lt;/a&gt;</text:p>
          </table:table-cell>
        </table:table-row>
        <table:table-row table:style-name="ro1">
          <table:table-cell office:value-type="string" calcext:value-type="string">
            <text:p>&lt;a href="https://www.justice.gov/epstein/files/DataSet%208/EFTA00024809.midi"&gt;https://www.justice.gov/epstein/files/DataSet%208/EFTA00024809.midi&lt;/a&gt;</text:p>
          </table:table-cell>
        </table:table-row>
        <table:table-row table:style-name="ro1">
          <table:table-cell office:value-type="string" calcext:value-type="string">
            <text:p>&lt;a href="https://www.justice.gov/epstein/files/DataSet%208/EFTA00024809.amr"&gt;https://www.justice.gov/epstein/files/DataSet%208/EFTA00024809.amr&lt;/a&gt;</text:p>
          </table:table-cell>
        </table:table-row>
        <table:table-row table:style-name="ro1">
          <table:table-cell office:value-type="string" calcext:value-type="string">
            <text:p>&lt;a href="https://www.justice.gov/epstein/files/DataSet%208/EFTA00024809.ra"&gt;https://www.justice.gov/epstein/files/DataSet%208/EFTA00024809.ra&lt;/a&gt;</text:p>
          </table:table-cell>
        </table:table-row>
        <table:table-row table:style-name="ro1">
          <table:table-cell office:value-type="string" calcext:value-type="string">
            <text:p>&lt;a href="https://www.justice.gov/epstein/files/DataSet%208/EFTA00024809.opus"&gt;https://www.justice.gov/epstein/files/DataSet%208/EFTA00024809.opus&lt;/a&gt;</text:p>
          </table:table-cell>
        </table:table-row>
        <table:table-row table:style-name="ro1">
          <table:table-cell office:value-type="string" calcext:value-type="string">
            <text:p>&lt;a href="https://www.justice.gov/epstein/files/DataSet%208/EFTA00024809.jpg"&gt;https://www.justice.gov/epstein/files/DataSet%208/EFTA00024809.jpg&lt;/a&gt;</text:p>
          </table:table-cell>
        </table:table-row>
        <table:table-row table:style-name="ro1">
          <table:table-cell office:value-type="string" calcext:value-type="string">
            <text:p>&lt;a href="https://www.justice.gov/epstein/files/DataSet%208/EFTA00024809.jpeg"&gt;https://www.justice.gov/epstein/files/DataSet%208/EFTA00024809.jpeg&lt;/a&gt;</text:p>
          </table:table-cell>
        </table:table-row>
        <table:table-row table:style-name="ro1">
          <table:table-cell office:value-type="string" calcext:value-type="string">
            <text:p>&lt;a href="https://www.justice.gov/epstein/files/DataSet%208/EFTA00024809.png"&gt;https://www.justice.gov/epstein/files/DataSet%208/EFTA00024809.png&lt;/a&gt;</text:p>
          </table:table-cell>
        </table:table-row>
        <table:table-row table:style-name="ro1">
          <table:table-cell office:value-type="string" calcext:value-type="string">
            <text:p>&lt;a href="https://www.justice.gov/epstein/files/DataSet%208/EFTA00024809.gif"&gt;https://www.justice.gov/epstein/files/DataSet%208/EFTA00024809.gif&lt;/a&gt;</text:p>
          </table:table-cell>
        </table:table-row>
        <table:table-row table:style-name="ro1">
          <table:table-cell office:value-type="string" calcext:value-type="string">
            <text:p>&lt;a href="https://www.justice.gov/epstein/files/DataSet%208/EFTA00024809.bmp"&gt;https://www.justice.gov/epstein/files/DataSet%208/EFTA00024809.bmp&lt;/a&gt;</text:p>
          </table:table-cell>
        </table:table-row>
        <table:table-row table:style-name="ro1">
          <table:table-cell office:value-type="string" calcext:value-type="string">
            <text:p>&lt;a href="https://www.justice.gov/epstein/files/DataSet%208/EFTA00024809.tif"&gt;https://www.justice.gov/epstein/files/DataSet%208/EFTA00024809.tif&lt;/a&gt;</text:p>
          </table:table-cell>
        </table:table-row>
        <table:table-row table:style-name="ro1">
          <table:table-cell office:value-type="string" calcext:value-type="string">
            <text:p>&lt;a href="https://www.justice.gov/epstein/files/DataSet%208/EFTA00024809.tiff"&gt;https://www.justice.gov/epstein/files/DataSet%208/EFTA00024809.tiff&lt;/a&gt;</text:p>
          </table:table-cell>
        </table:table-row>
        <table:table-row table:style-name="ro1">
          <table:table-cell office:value-type="string" calcext:value-type="string">
            <text:p>&lt;a href="https://www.justice.gov/epstein/files/DataSet%208/EFTA00024809.webp"&gt;https://www.justice.gov/epstein/files/DataSet%208/EFTA00024809.webp&lt;/a&gt;</text:p>
          </table:table-cell>
        </table:table-row>
        <table:table-row table:style-name="ro1">
          <table:table-cell office:value-type="string" calcext:value-type="string">
            <text:p>&lt;a href="https://www.justice.gov/epstein/files/DataSet%208/EFTA00024809.heic"&gt;https://www.justice.gov/epstein/files/DataSet%208/EFTA00024809.heic&lt;/a&gt;</text:p>
          </table:table-cell>
        </table:table-row>
        <table:table-row table:style-name="ro1">
          <table:table-cell office:value-type="string" calcext:value-type="string">
            <text:p>&lt;a href="https://www.justice.gov/epstein/files/DataSet%208/EFTA00024809.heif"&gt;https://www.justice.gov/epstein/files/DataSet%208/EFTA00024809.heif&lt;/a&gt;</text:p>
          </table:table-cell>
        </table:table-row>
        <table:table-row table:style-name="ro1">
          <table:table-cell office:value-type="string" calcext:value-type="string">
            <text:p>&lt;a href="https://www.justice.gov/epstein/files/DataSet%208/EFTA00024809.psd"&gt;https://www.justice.gov/epstein/files/DataSet%208/EFTA00024809.psd&lt;/a&gt;</text:p>
          </table:table-cell>
        </table:table-row>
        <table:table-row table:style-name="ro1">
          <table:table-cell office:value-type="string" calcext:value-type="string">
            <text:p>&lt;a href="https://www.justice.gov/epstein/files/DataSet%208/EFTA00024809.eps"&gt;https://www.justice.gov/epstein/files/DataSet%208/EFTA00024809.eps&lt;/a&gt;</text:p>
          </table:table-cell>
        </table:table-row>
        <table:table-row table:style-name="ro1">
          <table:table-cell office:value-type="string" calcext:value-type="string">
            <text:p>&lt;a href="https://www.justice.gov/epstein/files/DataSet%208/EFTA00024809.raw"&gt;https://www.justice.gov/epstein/files/DataSet%208/EFTA00024809.raw&lt;/a&gt;</text:p>
          </table:table-cell>
        </table:table-row>
        <table:table-row table:style-name="ro1">
          <table:table-cell office:value-type="string" calcext:value-type="string">
            <text:p>&lt;a href="https://www.justice.gov/epstein/files/DataSet%208/EFTA00024809.svg"&gt;https://www.justice.gov/epstein/files/DataSet%208/EFTA00024809.svg&lt;/a&gt;</text:p>
          </table:table-cell>
        </table:table-row>
        <table:table-row table:style-name="ro1">
          <table:table-cell office:value-type="string" calcext:value-type="string">
            <text:p>&lt;a href="https://www.justice.gov/epstein/files/DataSet%208/EFTA00024809.pcx"&gt;https://www.justice.gov/epstein/files/DataSet%208/EFTA00024809.pcx&lt;/a&gt;</text:p>
          </table:table-cell>
        </table:table-row>
        <table:table-row table:style-name="ro1">
          <table:table-cell office:value-type="string" calcext:value-type="string">
            <text:p>&lt;a href="https://www.justice.gov/epstein/files/DataSet%208/EFTA00024809.doc"&gt;https://www.justice.gov/epstein/files/DataSet%208/EFTA00024809.doc&lt;/a&gt;</text:p>
          </table:table-cell>
        </table:table-row>
        <table:table-row table:style-name="ro1">
          <table:table-cell office:value-type="string" calcext:value-type="string">
            <text:p>&lt;a href="https://www.justice.gov/epstein/files/DataSet%208/EFTA00024809.docx"&gt;https://www.justice.gov/epstein/files/DataSet%208/EFTA00024809.docx&lt;/a&gt;</text:p>
          </table:table-cell>
        </table:table-row>
        <table:table-row table:style-name="ro1">
          <table:table-cell office:value-type="string" calcext:value-type="string">
            <text:p>&lt;a href="https://www.justice.gov/epstein/files/DataSet%208/EFTA00024809.docm"&gt;https://www.justice.gov/epstein/files/DataSet%208/EFTA00024809.docm&lt;/a&gt;</text:p>
          </table:table-cell>
        </table:table-row>
        <table:table-row table:style-name="ro1">
          <table:table-cell office:value-type="string" calcext:value-type="string">
            <text:p>&lt;a href="https://www.justice.gov/epstein/files/DataSet%208/EFTA00024809.rtf"&gt;https://www.justice.gov/epstein/files/DataSet%208/EFTA00024809.rtf&lt;/a&gt;</text:p>
          </table:table-cell>
        </table:table-row>
        <table:table-row table:style-name="ro1">
          <table:table-cell office:value-type="string" calcext:value-type="string">
            <text:p>&lt;a href="https://www.justice.gov/epstein/files/DataSet%208/EFTA00024809.odt"&gt;https://www.justice.gov/epstein/files/DataSet%208/EFTA00024809.odt&lt;/a&gt;</text:p>
          </table:table-cell>
        </table:table-row>
        <table:table-row table:style-name="ro1">
          <table:table-cell office:value-type="string" calcext:value-type="string">
            <text:p>&lt;a href="https://www.justice.gov/epstein/files/DataSet%208/EFTA00024809.txt"&gt;https://www.justice.gov/epstein/files/DataSet%208/EFTA00024809.txt&lt;/a&gt;</text:p>
          </table:table-cell>
        </table:table-row>
        <table:table-row table:style-name="ro1">
          <table:table-cell office:value-type="string" calcext:value-type="string">
            <text:p>&lt;a href="https://www.justice.gov/epstein/files/DataSet%208/EFTA00024809.wps"&gt;https://www.justice.gov/epstein/files/DataSet%208/EFTA00024809.wps&lt;/a&gt;</text:p>
          </table:table-cell>
        </table:table-row>
        <table:table-row table:style-name="ro1">
          <table:table-cell office:value-type="string" calcext:value-type="string">
            <text:p>&lt;a href="https://www.justice.gov/epstein/files/DataSet%208/EFTA00024809.dot"&gt;https://www.justice.gov/epstein/files/DataSet%208/EFTA00024809.dot&lt;/a&gt;</text:p>
          </table:table-cell>
        </table:table-row>
        <table:table-row table:style-name="ro1">
          <table:table-cell office:value-type="string" calcext:value-type="string">
            <text:p>&lt;a href="https://www.justice.gov/epstein/files/DataSet%208/EFTA00024809.dotx"&gt;https://www.justice.gov/epstein/files/DataSet%208/EFTA00024809.dotx&lt;/a&gt;</text:p>
          </table:table-cell>
        </table:table-row>
        <table:table-row table:style-name="ro1">
          <table:table-cell office:value-type="string" calcext:value-type="string">
            <text:p>&lt;a href="https://www.justice.gov/epstein/files/DataSet%208/EFTA00024809.abw"&gt;https://www.justice.gov/epstein/files/DataSet%208/EFTA00024809.abw&lt;/a&gt;</text:p>
          </table:table-cell>
        </table:table-row>
        <table:table-row table:style-name="ro1">
          <table:table-cell office:value-type="string" calcext:value-type="string">
            <text:p>&lt;a href="https://www.justice.gov/epstein/files/DataSet%208/EFTA00024809.ppt"&gt;https://www.justice.gov/epstein/files/DataSet%208/EFTA00024809.ppt&lt;/a&gt;</text:p>
          </table:table-cell>
        </table:table-row>
        <table:table-row table:style-name="ro1">
          <table:table-cell office:value-type="string" calcext:value-type="string">
            <text:p>&lt;a href="https://www.justice.gov/epstein/files/DataSet%208/EFTA00024809.pptx"&gt;https://www.justice.gov/epstein/files/DataSet%208/EFTA00024809.pptx&lt;/a&gt;</text:p>
          </table:table-cell>
        </table:table-row>
        <table:table-row table:style-name="ro1">
          <table:table-cell office:value-type="string" calcext:value-type="string">
            <text:p>&lt;a href="https://www.justice.gov/epstein/files/DataSet%208/EFTA00024809.pptm"&gt;https://www.justice.gov/epstein/files/DataSet%208/EFTA00024809.pptm&lt;/a&gt;</text:p>
          </table:table-cell>
        </table:table-row>
        <table:table-row table:style-name="ro1">
          <table:table-cell office:value-type="string" calcext:value-type="string">
            <text:p>&lt;a href="https://www.justice.gov/epstein/files/DataSet%208/EFTA00024809.pps"&gt;https://www.justice.gov/epstein/files/DataSet%208/EFTA00024809.pps&lt;/a&gt;</text:p>
          </table:table-cell>
        </table:table-row>
        <table:table-row table:style-name="ro1">
          <table:table-cell office:value-type="string" calcext:value-type="string">
            <text:p>&lt;a href="https://www.justice.gov/epstein/files/DataSet%208/EFTA00024809.ppsx"&gt;https://www.justice.gov/epstein/files/DataSet%208/EFTA00024809.ppsx&lt;/a&gt;</text:p>
          </table:table-cell>
        </table:table-row>
        <table:table-row table:style-name="ro1">
          <table:table-cell office:value-type="string" calcext:value-type="string">
            <text:p>&lt;a href="https://www.justice.gov/epstein/files/DataSet%208/EFTA00024809.pot"&gt;https://www.justice.gov/epstein/files/DataSet%208/EFTA00024809.pot&lt;/a&gt;</text:p>
          </table:table-cell>
        </table:table-row>
        <table:table-row table:style-name="ro1">
          <table:table-cell office:value-type="string" calcext:value-type="string">
            <text:p>&lt;a href="https://www.justice.gov/epstein/files/DataSet%208/EFTA00024809.potx"&gt;https://www.justice.gov/epstein/files/DataSet%208/EFTA00024809.potx&lt;/a&gt;</text:p>
          </table:table-cell>
        </table:table-row>
        <table:table-row table:style-name="ro1">
          <table:table-cell office:value-type="string" calcext:value-type="string">
            <text:p>&lt;a href="https://www.justice.gov/epstein/files/DataSet%208/EFTA00024809.odp"&gt;https://www.justice.gov/epstein/files/DataSet%208/EFTA00024809.odp&lt;/a&gt;</text:p>
          </table:table-cell>
        </table:table-row>
        <table:table-row table:style-name="ro1">
          <table:table-cell office:value-type="string" calcext:value-type="string">
            <text:p>&lt;a href="https://www.justice.gov/epstein/files/DataSet%208/EFTA00024809.key"&gt;https://www.justice.gov/epstein/files/DataSet%208/EFTA00024809.key&lt;/a&gt;</text:p>
          </table:table-cell>
        </table:table-row>
        <table:table-row table:style-name="ro1">
          <table:table-cell office:value-type="string" calcext:value-type="string">
            <text:p>&lt;a href="https://www.justice.gov/epstein/files/DataSet%208/EFTA00024809.xls"&gt;https://www.justice.gov/epstein/files/DataSet%208/EFTA00024809.xls&lt;/a&gt;</text:p>
          </table:table-cell>
        </table:table-row>
        <table:table-row table:style-name="ro1">
          <table:table-cell office:value-type="string" calcext:value-type="string">
            <text:p>&lt;a href="https://www.justice.gov/epstein/files/DataSet%208/EFTA00024809.xlsx"&gt;https://www.justice.gov/epstein/files/DataSet%208/EFTA00024809.xlsx&lt;/a&gt;</text:p>
          </table:table-cell>
        </table:table-row>
        <table:table-row table:style-name="ro1">
          <table:table-cell office:value-type="string" calcext:value-type="string">
            <text:p>&lt;a href="https://www.justice.gov/epstein/files/DataSet%208/EFTA00024809.xlsm"&gt;https://www.justice.gov/epstein/files/DataSet%208/EFTA00024809.xlsm&lt;/a&gt;</text:p>
          </table:table-cell>
        </table:table-row>
        <table:table-row table:style-name="ro1">
          <table:table-cell office:value-type="string" calcext:value-type="string">
            <text:p>&lt;a href="https://www.justice.gov/epstein/files/DataSet%208/EFTA00024809.xlt"&gt;https://www.justice.gov/epstein/files/DataSet%208/EFTA00024809.xlt&lt;/a&gt;</text:p>
          </table:table-cell>
        </table:table-row>
        <table:table-row table:style-name="ro1">
          <table:table-cell office:value-type="string" calcext:value-type="string">
            <text:p>&lt;a href="https://www.justice.gov/epstein/files/DataSet%208/EFTA00024809.xltx"&gt;https://www.justice.gov/epstein/files/DataSet%208/EFTA00024809.xltx&lt;/a&gt;</text:p>
          </table:table-cell>
        </table:table-row>
        <table:table-row table:style-name="ro1">
          <table:table-cell office:value-type="string" calcext:value-type="string">
            <text:p>&lt;a href="https://www.justice.gov/epstein/files/DataSet%208/EFTA00024809.ods"&gt;https://www.justice.gov/epstein/files/DataSet%208/EFTA00024809.ods&lt;/a&gt;</text:p>
          </table:table-cell>
        </table:table-row>
        <table:table-row table:style-name="ro1">
          <table:table-cell office:value-type="string" calcext:value-type="string">
            <text:p>&lt;a href="https://www.justice.gov/epstein/files/DataSet%208/EFTA00024809.csv"&gt;https://www.justice.gov/epstein/files/DataSet%208/EFTA00024809.csv&lt;/a&gt;</text:p>
          </table:table-cell>
        </table:table-row>
        <table:table-row table:style-name="ro1">
          <table:table-cell office:value-type="string" calcext:value-type="string">
            <text:p>&lt;a href="https://www.justice.gov/epstein/files/DataSet%208/EFTA00024809.numbers"&gt;https://www.justice.gov/epstein/files/DataSet%208/EFTA00024809.numbers&lt;/a&gt;</text:p>
          </table:table-cell>
        </table:table-row>
        <table:table-row table:style-name="ro1">
          <table:table-cell office:value-type="string" calcext:value-type="string">
            <text:p>&lt;a href="https://www.justice.gov/epstein/files/DataSet%208/EFTA00024809.wks"&gt;https://www.justice.gov/epstein/files/DataSet%208/EFTA00024809.wks&lt;/a&gt;</text:p>
          </table:table-cell>
        </table:table-row>
        <table:table-row table:style-name="ro1">
          <table:table-cell office:value-type="string" calcext:value-type="string">
            <text:p>&lt;a href="https://www.justice.gov/epstein/files/DataSet%208/EFTA00024813.avi"&gt;https://www.justice.gov/epstein/files/DataSet%208/EFTA00024813.avi&lt;/a&gt;</text:p>
          </table:table-cell>
        </table:table-row>
        <table:table-row table:style-name="ro1">
          <table:table-cell office:value-type="string" calcext:value-type="string">
            <text:p>&lt;a href="https://www.justice.gov/epstein/files/DataSet%208/EFTA00024813.mp4"&gt;https://www.justice.gov/epstein/files/DataSet%208/EFTA00024813.mp4&lt;/a&gt;</text:p>
          </table:table-cell>
        </table:table-row>
        <table:table-row table:style-name="ro1">
          <table:table-cell office:value-type="string" calcext:value-type="string">
            <text:p>&lt;a href="https://www.justice.gov/epstein/files/DataSet%208/EFTA00024813.mkv"&gt;https://www.justice.gov/epstein/files/DataSet%208/EFTA00024813.mkv&lt;/a&gt;</text:p>
          </table:table-cell>
        </table:table-row>
        <table:table-row table:style-name="ro1">
          <table:table-cell office:value-type="string" calcext:value-type="string">
            <text:p>&lt;a href="https://www.justice.gov/epstein/files/DataSet%208/EFTA00024813.mov"&gt;https://www.justice.gov/epstein/files/DataSet%208/EFTA00024813.mov&lt;/a&gt;</text:p>
          </table:table-cell>
        </table:table-row>
        <table:table-row table:style-name="ro1">
          <table:table-cell office:value-type="string" calcext:value-type="string">
            <text:p>&lt;a href="https://www.justice.gov/epstein/files/DataSet%208/EFTA00024813.wmv"&gt;https://www.justice.gov/epstein/files/DataSet%208/EFTA00024813.wmv&lt;/a&gt;</text:p>
          </table:table-cell>
        </table:table-row>
        <table:table-row table:style-name="ro1">
          <table:table-cell office:value-type="string" calcext:value-type="string">
            <text:p>&lt;a href="https://www.justice.gov/epstein/files/DataSet%208/EFTA00024813.flv"&gt;https://www.justice.gov/epstein/files/DataSet%208/EFTA00024813.flv&lt;/a&gt;</text:p>
          </table:table-cell>
        </table:table-row>
        <table:table-row table:style-name="ro1">
          <table:table-cell office:value-type="string" calcext:value-type="string">
            <text:p>&lt;a href="https://www.justice.gov/epstein/files/DataSet%208/EFTA00024813.webm"&gt;https://www.justice.gov/epstein/files/DataSet%208/EFTA00024813.webm&lt;/a&gt;</text:p>
          </table:table-cell>
        </table:table-row>
        <table:table-row table:style-name="ro1">
          <table:table-cell office:value-type="string" calcext:value-type="string">
            <text:p>&lt;a href="https://www.justice.gov/epstein/files/DataSet%208/EFTA00024813.mpg"&gt;https://www.justice.gov/epstein/files/DataSet%208/EFTA00024813.mpg&lt;/a&gt;</text:p>
          </table:table-cell>
        </table:table-row>
        <table:table-row table:style-name="ro1">
          <table:table-cell office:value-type="string" calcext:value-type="string">
            <text:p>&lt;a href="https://www.justice.gov/epstein/files/DataSet%208/EFTA00024813.mpeg"&gt;https://www.justice.gov/epstein/files/DataSet%208/EFTA00024813.mpeg&lt;/a&gt;</text:p>
          </table:table-cell>
        </table:table-row>
        <table:table-row table:style-name="ro1">
          <table:table-cell office:value-type="string" calcext:value-type="string">
            <text:p>&lt;a href="https://www.justice.gov/epstein/files/DataSet%208/EFTA00024813.m4v"&gt;https://www.justice.gov/epstein/files/DataSet%208/EFTA00024813.m4v&lt;/a&gt;</text:p>
          </table:table-cell>
        </table:table-row>
        <table:table-row table:style-name="ro1">
          <table:table-cell office:value-type="string" calcext:value-type="string">
            <text:p>&lt;a href="https://www.justice.gov/epstein/files/DataSet%208/EFTA00024813.ogv"&gt;https://www.justice.gov/epstein/files/DataSet%208/EFTA00024813.ogv&lt;/a&gt;</text:p>
          </table:table-cell>
        </table:table-row>
        <table:table-row table:style-name="ro1">
          <table:table-cell office:value-type="string" calcext:value-type="string">
            <text:p>&lt;a href="https://www.justice.gov/epstein/files/DataSet%208/EFTA00024813.vob"&gt;https://www.justice.gov/epstein/files/DataSet%208/EFTA00024813.vob&lt;/a&gt;</text:p>
          </table:table-cell>
        </table:table-row>
        <table:table-row table:style-name="ro1">
          <table:table-cell office:value-type="string" calcext:value-type="string">
            <text:p>&lt;a href="https://www.justice.gov/epstein/files/DataSet%208/EFTA00024813.3gp"&gt;https://www.justice.gov/epstein/files/DataSet%208/EFTA00024813.3gp&lt;/a&gt;</text:p>
          </table:table-cell>
        </table:table-row>
        <table:table-row table:style-name="ro1">
          <table:table-cell office:value-type="string" calcext:value-type="string">
            <text:p>&lt;a href="https://www.justice.gov/epstein/files/DataSet%208/EFTA00024813.ts"&gt;https://www.justice.gov/epstein/files/DataSet%208/EFTA00024813.ts&lt;/a&gt;</text:p>
          </table:table-cell>
        </table:table-row>
        <table:table-row table:style-name="ro1">
          <table:table-cell office:value-type="string" calcext:value-type="string">
            <text:p>&lt;a href="https://www.justice.gov/epstein/files/DataSet%208/EFTA00024813.rm"&gt;https://www.justice.gov/epstein/files/DataSet%208/EFTA00024813.rm&lt;/a&gt;</text:p>
          </table:table-cell>
        </table:table-row>
        <table:table-row table:style-name="ro1">
          <table:table-cell office:value-type="string" calcext:value-type="string">
            <text:p>&lt;a href="https://www.justice.gov/epstein/files/DataSet%208/EFTA00024813.asf"&gt;https://www.justice.gov/epstein/files/DataSet%208/EFTA00024813.asf&lt;/a&gt;</text:p>
          </table:table-cell>
        </table:table-row>
        <table:table-row table:style-name="ro1">
          <table:table-cell office:value-type="string" calcext:value-type="string">
            <text:p>&lt;a href="https://www.justice.gov/epstein/files/DataSet%208/EFTA00024813.mp3"&gt;https://www.justice.gov/epstein/files/DataSet%208/EFTA00024813.mp3&lt;/a&gt;</text:p>
          </table:table-cell>
        </table:table-row>
        <table:table-row table:style-name="ro1">
          <table:table-cell office:value-type="string" calcext:value-type="string">
            <text:p>&lt;a href="https://www.justice.gov/epstein/files/DataSet%208/EFTA00024813.wav"&gt;https://www.justice.gov/epstein/files/DataSet%208/EFTA00024813.wav&lt;/a&gt;</text:p>
          </table:table-cell>
        </table:table-row>
        <table:table-row table:style-name="ro1">
          <table:table-cell office:value-type="string" calcext:value-type="string">
            <text:p>&lt;a href="https://www.justice.gov/epstein/files/DataSet%208/EFTA00024813.aac"&gt;https://www.justice.gov/epstein/files/DataSet%208/EFTA00024813.aac&lt;/a&gt;</text:p>
          </table:table-cell>
        </table:table-row>
        <table:table-row table:style-name="ro1">
          <table:table-cell office:value-type="string" calcext:value-type="string">
            <text:p>&lt;a href="https://www.justice.gov/epstein/files/DataSet%208/EFTA00024813.m4a"&gt;https://www.justice.gov/epstein/files/DataSet%208/EFTA00024813.m4a&lt;/a&gt;</text:p>
          </table:table-cell>
        </table:table-row>
        <table:table-row table:style-name="ro1">
          <table:table-cell office:value-type="string" calcext:value-type="string">
            <text:p>&lt;a href="https://www.justice.gov/epstein/files/DataSet%208/EFTA00024813.wma"&gt;https://www.justice.gov/epstein/files/DataSet%208/EFTA00024813.wma&lt;/a&gt;</text:p>
          </table:table-cell>
        </table:table-row>
        <table:table-row table:style-name="ro1">
          <table:table-cell office:value-type="string" calcext:value-type="string">
            <text:p>&lt;a href="https://www.justice.gov/epstein/files/DataSet%208/EFTA00024813.ogg"&gt;https://www.justice.gov/epstein/files/DataSet%208/EFTA00024813.ogg&lt;/a&gt;</text:p>
          </table:table-cell>
        </table:table-row>
        <table:table-row table:style-name="ro1">
          <table:table-cell office:value-type="string" calcext:value-type="string">
            <text:p>&lt;a href="https://www.justice.gov/epstein/files/DataSet%208/EFTA00024813.flac"&gt;https://www.justice.gov/epstein/files/DataSet%208/EFTA00024813.flac&lt;/a&gt;</text:p>
          </table:table-cell>
        </table:table-row>
        <table:table-row table:style-name="ro1">
          <table:table-cell office:value-type="string" calcext:value-type="string">
            <text:p>&lt;a href="https://www.justice.gov/epstein/files/DataSet%208/EFTA00024813.aiff"&gt;https://www.justice.gov/epstein/files/DataSet%208/EFTA00024813.aiff&lt;/a&gt;</text:p>
          </table:table-cell>
        </table:table-row>
        <table:table-row table:style-name="ro1">
          <table:table-cell office:value-type="string" calcext:value-type="string">
            <text:p>&lt;a href="https://www.justice.gov/epstein/files/DataSet%208/EFTA00024813.mid"&gt;https://www.justice.gov/epstein/files/DataSet%208/EFTA00024813.mid&lt;/a&gt;</text:p>
          </table:table-cell>
        </table:table-row>
        <table:table-row table:style-name="ro1">
          <table:table-cell office:value-type="string" calcext:value-type="string">
            <text:p>&lt;a href="https://www.justice.gov/epstein/files/DataSet%208/EFTA00024813.midi"&gt;https://www.justice.gov/epstein/files/DataSet%208/EFTA00024813.midi&lt;/a&gt;</text:p>
          </table:table-cell>
        </table:table-row>
        <table:table-row table:style-name="ro1">
          <table:table-cell office:value-type="string" calcext:value-type="string">
            <text:p>&lt;a href="https://www.justice.gov/epstein/files/DataSet%208/EFTA00024813.amr"&gt;https://www.justice.gov/epstein/files/DataSet%208/EFTA00024813.amr&lt;/a&gt;</text:p>
          </table:table-cell>
        </table:table-row>
        <table:table-row table:style-name="ro1">
          <table:table-cell office:value-type="string" calcext:value-type="string">
            <text:p>&lt;a href="https://www.justice.gov/epstein/files/DataSet%208/EFTA00024813.ra"&gt;https://www.justice.gov/epstein/files/DataSet%208/EFTA00024813.ra&lt;/a&gt;</text:p>
          </table:table-cell>
        </table:table-row>
        <table:table-row table:style-name="ro1">
          <table:table-cell office:value-type="string" calcext:value-type="string">
            <text:p>&lt;a href="https://www.justice.gov/epstein/files/DataSet%208/EFTA00024813.opus"&gt;https://www.justice.gov/epstein/files/DataSet%208/EFTA00024813.opus&lt;/a&gt;</text:p>
          </table:table-cell>
        </table:table-row>
        <table:table-row table:style-name="ro1">
          <table:table-cell office:value-type="string" calcext:value-type="string">
            <text:p>&lt;a href="https://www.justice.gov/epstein/files/DataSet%208/EFTA00024813.jpg"&gt;https://www.justice.gov/epstein/files/DataSet%208/EFTA00024813.jpg&lt;/a&gt;</text:p>
          </table:table-cell>
        </table:table-row>
        <table:table-row table:style-name="ro1">
          <table:table-cell office:value-type="string" calcext:value-type="string">
            <text:p>&lt;a href="https://www.justice.gov/epstein/files/DataSet%208/EFTA00024813.jpeg"&gt;https://www.justice.gov/epstein/files/DataSet%208/EFTA00024813.jpeg&lt;/a&gt;</text:p>
          </table:table-cell>
        </table:table-row>
        <table:table-row table:style-name="ro1">
          <table:table-cell office:value-type="string" calcext:value-type="string">
            <text:p>&lt;a href="https://www.justice.gov/epstein/files/DataSet%208/EFTA00024813.png"&gt;https://www.justice.gov/epstein/files/DataSet%208/EFTA00024813.png&lt;/a&gt;</text:p>
          </table:table-cell>
        </table:table-row>
        <table:table-row table:style-name="ro1">
          <table:table-cell office:value-type="string" calcext:value-type="string">
            <text:p>&lt;a href="https://www.justice.gov/epstein/files/DataSet%208/EFTA00024813.gif"&gt;https://www.justice.gov/epstein/files/DataSet%208/EFTA00024813.gif&lt;/a&gt;</text:p>
          </table:table-cell>
        </table:table-row>
        <table:table-row table:style-name="ro1">
          <table:table-cell office:value-type="string" calcext:value-type="string">
            <text:p>&lt;a href="https://www.justice.gov/epstein/files/DataSet%208/EFTA00024813.bmp"&gt;https://www.justice.gov/epstein/files/DataSet%208/EFTA00024813.bmp&lt;/a&gt;</text:p>
          </table:table-cell>
        </table:table-row>
        <table:table-row table:style-name="ro1">
          <table:table-cell office:value-type="string" calcext:value-type="string">
            <text:p>&lt;a href="https://www.justice.gov/epstein/files/DataSet%208/EFTA00024813.tif"&gt;https://www.justice.gov/epstein/files/DataSet%208/EFTA00024813.tif&lt;/a&gt;</text:p>
          </table:table-cell>
        </table:table-row>
        <table:table-row table:style-name="ro1">
          <table:table-cell office:value-type="string" calcext:value-type="string">
            <text:p>&lt;a href="https://www.justice.gov/epstein/files/DataSet%208/EFTA00024813.tiff"&gt;https://www.justice.gov/epstein/files/DataSet%208/EFTA00024813.tiff&lt;/a&gt;</text:p>
          </table:table-cell>
        </table:table-row>
        <table:table-row table:style-name="ro1">
          <table:table-cell office:value-type="string" calcext:value-type="string">
            <text:p>&lt;a href="https://www.justice.gov/epstein/files/DataSet%208/EFTA00024813.webp"&gt;https://www.justice.gov/epstein/files/DataSet%208/EFTA00024813.webp&lt;/a&gt;</text:p>
          </table:table-cell>
        </table:table-row>
        <table:table-row table:style-name="ro1">
          <table:table-cell office:value-type="string" calcext:value-type="string">
            <text:p>&lt;a href="https://www.justice.gov/epstein/files/DataSet%208/EFTA00024813.heic"&gt;https://www.justice.gov/epstein/files/DataSet%208/EFTA00024813.heic&lt;/a&gt;</text:p>
          </table:table-cell>
        </table:table-row>
        <table:table-row table:style-name="ro1">
          <table:table-cell office:value-type="string" calcext:value-type="string">
            <text:p>&lt;a href="https://www.justice.gov/epstein/files/DataSet%208/EFTA00024813.heif"&gt;https://www.justice.gov/epstein/files/DataSet%208/EFTA00024813.heif&lt;/a&gt;</text:p>
          </table:table-cell>
        </table:table-row>
        <table:table-row table:style-name="ro1">
          <table:table-cell office:value-type="string" calcext:value-type="string">
            <text:p>&lt;a href="https://www.justice.gov/epstein/files/DataSet%208/EFTA00024813.psd"&gt;https://www.justice.gov/epstein/files/DataSet%208/EFTA00024813.psd&lt;/a&gt;</text:p>
          </table:table-cell>
        </table:table-row>
        <table:table-row table:style-name="ro1">
          <table:table-cell office:value-type="string" calcext:value-type="string">
            <text:p>&lt;a href="https://www.justice.gov/epstein/files/DataSet%208/EFTA00024813.eps"&gt;https://www.justice.gov/epstein/files/DataSet%208/EFTA00024813.eps&lt;/a&gt;</text:p>
          </table:table-cell>
        </table:table-row>
        <table:table-row table:style-name="ro1">
          <table:table-cell office:value-type="string" calcext:value-type="string">
            <text:p>&lt;a href="https://www.justice.gov/epstein/files/DataSet%208/EFTA00024813.raw"&gt;https://www.justice.gov/epstein/files/DataSet%208/EFTA00024813.raw&lt;/a&gt;</text:p>
          </table:table-cell>
        </table:table-row>
        <table:table-row table:style-name="ro1">
          <table:table-cell office:value-type="string" calcext:value-type="string">
            <text:p>&lt;a href="https://www.justice.gov/epstein/files/DataSet%208/EFTA00024813.svg"&gt;https://www.justice.gov/epstein/files/DataSet%208/EFTA00024813.svg&lt;/a&gt;</text:p>
          </table:table-cell>
        </table:table-row>
        <table:table-row table:style-name="ro1">
          <table:table-cell office:value-type="string" calcext:value-type="string">
            <text:p>&lt;a href="https://www.justice.gov/epstein/files/DataSet%208/EFTA00024813.pcx"&gt;https://www.justice.gov/epstein/files/DataSet%208/EFTA00024813.pcx&lt;/a&gt;</text:p>
          </table:table-cell>
        </table:table-row>
        <table:table-row table:style-name="ro1">
          <table:table-cell office:value-type="string" calcext:value-type="string">
            <text:p>&lt;a href="https://www.justice.gov/epstein/files/DataSet%208/EFTA00024813.doc"&gt;https://www.justice.gov/epstein/files/DataSet%208/EFTA00024813.doc&lt;/a&gt;</text:p>
          </table:table-cell>
        </table:table-row>
        <table:table-row table:style-name="ro1">
          <table:table-cell office:value-type="string" calcext:value-type="string">
            <text:p>&lt;a href="https://www.justice.gov/epstein/files/DataSet%208/EFTA00024813.docx"&gt;https://www.justice.gov/epstein/files/DataSet%208/EFTA00024813.docx&lt;/a&gt;</text:p>
          </table:table-cell>
        </table:table-row>
        <table:table-row table:style-name="ro1">
          <table:table-cell office:value-type="string" calcext:value-type="string">
            <text:p>&lt;a href="https://www.justice.gov/epstein/files/DataSet%208/EFTA00024813.docm"&gt;https://www.justice.gov/epstein/files/DataSet%208/EFTA00024813.docm&lt;/a&gt;</text:p>
          </table:table-cell>
        </table:table-row>
        <table:table-row table:style-name="ro1">
          <table:table-cell office:value-type="string" calcext:value-type="string">
            <text:p>&lt;a href="https://www.justice.gov/epstein/files/DataSet%208/EFTA00024813.rtf"&gt;https://www.justice.gov/epstein/files/DataSet%208/EFTA00024813.rtf&lt;/a&gt;</text:p>
          </table:table-cell>
        </table:table-row>
        <table:table-row table:style-name="ro1">
          <table:table-cell office:value-type="string" calcext:value-type="string">
            <text:p>&lt;a href="https://www.justice.gov/epstein/files/DataSet%208/EFTA00024813.odt"&gt;https://www.justice.gov/epstein/files/DataSet%208/EFTA00024813.odt&lt;/a&gt;</text:p>
          </table:table-cell>
        </table:table-row>
        <table:table-row table:style-name="ro1">
          <table:table-cell office:value-type="string" calcext:value-type="string">
            <text:p>&lt;a href="https://www.justice.gov/epstein/files/DataSet%208/EFTA00024813.txt"&gt;https://www.justice.gov/epstein/files/DataSet%208/EFTA00024813.txt&lt;/a&gt;</text:p>
          </table:table-cell>
        </table:table-row>
        <table:table-row table:style-name="ro1">
          <table:table-cell office:value-type="string" calcext:value-type="string">
            <text:p>&lt;a href="https://www.justice.gov/epstein/files/DataSet%208/EFTA00024813.wps"&gt;https://www.justice.gov/epstein/files/DataSet%208/EFTA00024813.wps&lt;/a&gt;</text:p>
          </table:table-cell>
        </table:table-row>
        <table:table-row table:style-name="ro1">
          <table:table-cell office:value-type="string" calcext:value-type="string">
            <text:p>&lt;a href="https://www.justice.gov/epstein/files/DataSet%208/EFTA00024813.dot"&gt;https://www.justice.gov/epstein/files/DataSet%208/EFTA00024813.dot&lt;/a&gt;</text:p>
          </table:table-cell>
        </table:table-row>
        <table:table-row table:style-name="ro1">
          <table:table-cell office:value-type="string" calcext:value-type="string">
            <text:p>&lt;a href="https://www.justice.gov/epstein/files/DataSet%208/EFTA00024813.dotx"&gt;https://www.justice.gov/epstein/files/DataSet%208/EFTA00024813.dotx&lt;/a&gt;</text:p>
          </table:table-cell>
        </table:table-row>
        <table:table-row table:style-name="ro1">
          <table:table-cell office:value-type="string" calcext:value-type="string">
            <text:p>&lt;a href="https://www.justice.gov/epstein/files/DataSet%208/EFTA00024813.abw"&gt;https://www.justice.gov/epstein/files/DataSet%208/EFTA00024813.abw&lt;/a&gt;</text:p>
          </table:table-cell>
        </table:table-row>
        <table:table-row table:style-name="ro1">
          <table:table-cell office:value-type="string" calcext:value-type="string">
            <text:p>&lt;a href="https://www.justice.gov/epstein/files/DataSet%208/EFTA00024813.ppt"&gt;https://www.justice.gov/epstein/files/DataSet%208/EFTA00024813.ppt&lt;/a&gt;</text:p>
          </table:table-cell>
        </table:table-row>
        <table:table-row table:style-name="ro1">
          <table:table-cell office:value-type="string" calcext:value-type="string">
            <text:p>&lt;a href="https://www.justice.gov/epstein/files/DataSet%208/EFTA00024813.pptx"&gt;https://www.justice.gov/epstein/files/DataSet%208/EFTA00024813.pptx&lt;/a&gt;</text:p>
          </table:table-cell>
        </table:table-row>
        <table:table-row table:style-name="ro1">
          <table:table-cell office:value-type="string" calcext:value-type="string">
            <text:p>&lt;a href="https://www.justice.gov/epstein/files/DataSet%208/EFTA00024813.pptm"&gt;https://www.justice.gov/epstein/files/DataSet%208/EFTA00024813.pptm&lt;/a&gt;</text:p>
          </table:table-cell>
        </table:table-row>
        <table:table-row table:style-name="ro1">
          <table:table-cell office:value-type="string" calcext:value-type="string">
            <text:p>&lt;a href="https://www.justice.gov/epstein/files/DataSet%208/EFTA00024813.pps"&gt;https://www.justice.gov/epstein/files/DataSet%208/EFTA00024813.pps&lt;/a&gt;</text:p>
          </table:table-cell>
        </table:table-row>
        <table:table-row table:style-name="ro1">
          <table:table-cell office:value-type="string" calcext:value-type="string">
            <text:p>&lt;a href="https://www.justice.gov/epstein/files/DataSet%208/EFTA00024813.ppsx"&gt;https://www.justice.gov/epstein/files/DataSet%208/EFTA00024813.ppsx&lt;/a&gt;</text:p>
          </table:table-cell>
        </table:table-row>
        <table:table-row table:style-name="ro1">
          <table:table-cell office:value-type="string" calcext:value-type="string">
            <text:p>&lt;a href="https://www.justice.gov/epstein/files/DataSet%208/EFTA00024813.pot"&gt;https://www.justice.gov/epstein/files/DataSet%208/EFTA00024813.pot&lt;/a&gt;</text:p>
          </table:table-cell>
        </table:table-row>
        <table:table-row table:style-name="ro1">
          <table:table-cell office:value-type="string" calcext:value-type="string">
            <text:p>&lt;a href="https://www.justice.gov/epstein/files/DataSet%208/EFTA00024813.potx"&gt;https://www.justice.gov/epstein/files/DataSet%208/EFTA00024813.potx&lt;/a&gt;</text:p>
          </table:table-cell>
        </table:table-row>
        <table:table-row table:style-name="ro1">
          <table:table-cell office:value-type="string" calcext:value-type="string">
            <text:p>&lt;a href="https://www.justice.gov/epstein/files/DataSet%208/EFTA00024813.odp"&gt;https://www.justice.gov/epstein/files/DataSet%208/EFTA00024813.odp&lt;/a&gt;</text:p>
          </table:table-cell>
        </table:table-row>
        <table:table-row table:style-name="ro1">
          <table:table-cell office:value-type="string" calcext:value-type="string">
            <text:p>&lt;a href="https://www.justice.gov/epstein/files/DataSet%208/EFTA00024813.key"&gt;https://www.justice.gov/epstein/files/DataSet%208/EFTA00024813.key&lt;/a&gt;</text:p>
          </table:table-cell>
        </table:table-row>
        <table:table-row table:style-name="ro1">
          <table:table-cell office:value-type="string" calcext:value-type="string">
            <text:p>&lt;a href="https://www.justice.gov/epstein/files/DataSet%208/EFTA00024813.xls"&gt;https://www.justice.gov/epstein/files/DataSet%208/EFTA00024813.xls&lt;/a&gt;</text:p>
          </table:table-cell>
        </table:table-row>
        <table:table-row table:style-name="ro1">
          <table:table-cell office:value-type="string" calcext:value-type="string">
            <text:p>&lt;a href="https://www.justice.gov/epstein/files/DataSet%208/EFTA00024813.xlsx"&gt;https://www.justice.gov/epstein/files/DataSet%208/EFTA00024813.xlsx&lt;/a&gt;</text:p>
          </table:table-cell>
        </table:table-row>
        <table:table-row table:style-name="ro1">
          <table:table-cell office:value-type="string" calcext:value-type="string">
            <text:p>&lt;a href="https://www.justice.gov/epstein/files/DataSet%208/EFTA00024813.xlsm"&gt;https://www.justice.gov/epstein/files/DataSet%208/EFTA00024813.xlsm&lt;/a&gt;</text:p>
          </table:table-cell>
        </table:table-row>
        <table:table-row table:style-name="ro1">
          <table:table-cell office:value-type="string" calcext:value-type="string">
            <text:p>&lt;a href="https://www.justice.gov/epstein/files/DataSet%208/EFTA00024813.xlt"&gt;https://www.justice.gov/epstein/files/DataSet%208/EFTA00024813.xlt&lt;/a&gt;</text:p>
          </table:table-cell>
        </table:table-row>
        <table:table-row table:style-name="ro1">
          <table:table-cell office:value-type="string" calcext:value-type="string">
            <text:p>&lt;a href="https://www.justice.gov/epstein/files/DataSet%208/EFTA00024813.xltx"&gt;https://www.justice.gov/epstein/files/DataSet%208/EFTA00024813.xltx&lt;/a&gt;</text:p>
          </table:table-cell>
        </table:table-row>
        <table:table-row table:style-name="ro1">
          <table:table-cell office:value-type="string" calcext:value-type="string">
            <text:p>&lt;a href="https://www.justice.gov/epstein/files/DataSet%208/EFTA00024813.ods"&gt;https://www.justice.gov/epstein/files/DataSet%208/EFTA00024813.ods&lt;/a&gt;</text:p>
          </table:table-cell>
        </table:table-row>
        <table:table-row table:style-name="ro1">
          <table:table-cell office:value-type="string" calcext:value-type="string">
            <text:p>&lt;a href="https://www.justice.gov/epstein/files/DataSet%208/EFTA00024813.csv"&gt;https://www.justice.gov/epstein/files/DataSet%208/EFTA00024813.csv&lt;/a&gt;</text:p>
          </table:table-cell>
        </table:table-row>
        <table:table-row table:style-name="ro1">
          <table:table-cell office:value-type="string" calcext:value-type="string">
            <text:p>&lt;a href="https://www.justice.gov/epstein/files/DataSet%208/EFTA00024813.numbers"&gt;https://www.justice.gov/epstein/files/DataSet%208/EFTA00024813.numbers&lt;/a&gt;</text:p>
          </table:table-cell>
        </table:table-row>
        <table:table-row table:style-name="ro1">
          <table:table-cell office:value-type="string" calcext:value-type="string">
            <text:p>&lt;a href="https://www.justice.gov/epstein/files/DataSet%208/EFTA00024813.wks"&gt;https://www.justice.gov/epstein/files/DataSet%208/EFTA00024813.wks&lt;/a&gt;</text:p>
          </table:table-cell>
        </table:table-row>
        <table:table-row table:style-name="ro1">
          <table:table-cell office:value-type="string" calcext:value-type="string">
            <text:p>&lt;a href="https://www.justice.gov/epstein/files/DataSet%208/EFTA00029272.avi"&gt;https://www.justice.gov/epstein/files/DataSet%208/EFTA00029272.avi&lt;/a&gt;</text:p>
          </table:table-cell>
        </table:table-row>
        <table:table-row table:style-name="ro1">
          <table:table-cell office:value-type="string" calcext:value-type="string">
            <text:p>&lt;a href="https://www.justice.gov/epstein/files/DataSet%208/EFTA00029272.mp4"&gt;https://www.justice.gov/epstein/files/DataSet%208/EFTA00029272.mp4&lt;/a&gt;</text:p>
          </table:table-cell>
        </table:table-row>
        <table:table-row table:style-name="ro1">
          <table:table-cell office:value-type="string" calcext:value-type="string">
            <text:p>&lt;a href="https://www.justice.gov/epstein/files/DataSet%208/EFTA00029272.mkv"&gt;https://www.justice.gov/epstein/files/DataSet%208/EFTA00029272.mkv&lt;/a&gt;</text:p>
          </table:table-cell>
        </table:table-row>
        <table:table-row table:style-name="ro1">
          <table:table-cell office:value-type="string" calcext:value-type="string">
            <text:p>&lt;a href="https://www.justice.gov/epstein/files/DataSet%208/EFTA00029272.mov"&gt;https://www.justice.gov/epstein/files/DataSet%208/EFTA00029272.mov&lt;/a&gt;</text:p>
          </table:table-cell>
        </table:table-row>
        <table:table-row table:style-name="ro1">
          <table:table-cell office:value-type="string" calcext:value-type="string">
            <text:p>&lt;a href="https://www.justice.gov/epstein/files/DataSet%208/EFTA00029272.wmv"&gt;https://www.justice.gov/epstein/files/DataSet%208/EFTA00029272.wmv&lt;/a&gt;</text:p>
          </table:table-cell>
        </table:table-row>
        <table:table-row table:style-name="ro1">
          <table:table-cell office:value-type="string" calcext:value-type="string">
            <text:p>&lt;a href="https://www.justice.gov/epstein/files/DataSet%208/EFTA00029272.flv"&gt;https://www.justice.gov/epstein/files/DataSet%208/EFTA00029272.flv&lt;/a&gt;</text:p>
          </table:table-cell>
        </table:table-row>
        <table:table-row table:style-name="ro1">
          <table:table-cell office:value-type="string" calcext:value-type="string">
            <text:p>&lt;a href="https://www.justice.gov/epstein/files/DataSet%208/EFTA00029272.webm"&gt;https://www.justice.gov/epstein/files/DataSet%208/EFTA00029272.webm&lt;/a&gt;</text:p>
          </table:table-cell>
        </table:table-row>
        <table:table-row table:style-name="ro1">
          <table:table-cell office:value-type="string" calcext:value-type="string">
            <text:p>&lt;a href="https://www.justice.gov/epstein/files/DataSet%208/EFTA00029272.mpg"&gt;https://www.justice.gov/epstein/files/DataSet%208/EFTA00029272.mpg&lt;/a&gt;</text:p>
          </table:table-cell>
        </table:table-row>
        <table:table-row table:style-name="ro1">
          <table:table-cell office:value-type="string" calcext:value-type="string">
            <text:p>&lt;a href="https://www.justice.gov/epstein/files/DataSet%208/EFTA00029272.mpeg"&gt;https://www.justice.gov/epstein/files/DataSet%208/EFTA00029272.mpeg&lt;/a&gt;</text:p>
          </table:table-cell>
        </table:table-row>
        <table:table-row table:style-name="ro1">
          <table:table-cell office:value-type="string" calcext:value-type="string">
            <text:p>&lt;a href="https://www.justice.gov/epstein/files/DataSet%208/EFTA00029272.m4v"&gt;https://www.justice.gov/epstein/files/DataSet%208/EFTA00029272.m4v&lt;/a&gt;</text:p>
          </table:table-cell>
        </table:table-row>
        <table:table-row table:style-name="ro1">
          <table:table-cell office:value-type="string" calcext:value-type="string">
            <text:p>&lt;a href="https://www.justice.gov/epstein/files/DataSet%208/EFTA00029272.ogv"&gt;https://www.justice.gov/epstein/files/DataSet%208/EFTA00029272.ogv&lt;/a&gt;</text:p>
          </table:table-cell>
        </table:table-row>
        <table:table-row table:style-name="ro1">
          <table:table-cell office:value-type="string" calcext:value-type="string">
            <text:p>&lt;a href="https://www.justice.gov/epstein/files/DataSet%208/EFTA00029272.vob"&gt;https://www.justice.gov/epstein/files/DataSet%208/EFTA00029272.vob&lt;/a&gt;</text:p>
          </table:table-cell>
        </table:table-row>
        <table:table-row table:style-name="ro1">
          <table:table-cell office:value-type="string" calcext:value-type="string">
            <text:p>&lt;a href="https://www.justice.gov/epstein/files/DataSet%208/EFTA00029272.3gp"&gt;https://www.justice.gov/epstein/files/DataSet%208/EFTA00029272.3gp&lt;/a&gt;</text:p>
          </table:table-cell>
        </table:table-row>
        <table:table-row table:style-name="ro1">
          <table:table-cell office:value-type="string" calcext:value-type="string">
            <text:p>&lt;a href="https://www.justice.gov/epstein/files/DataSet%208/EFTA00029272.ts"&gt;https://www.justice.gov/epstein/files/DataSet%208/EFTA00029272.ts&lt;/a&gt;</text:p>
          </table:table-cell>
        </table:table-row>
        <table:table-row table:style-name="ro1">
          <table:table-cell office:value-type="string" calcext:value-type="string">
            <text:p>&lt;a href="https://www.justice.gov/epstein/files/DataSet%208/EFTA00029272.rm"&gt;https://www.justice.gov/epstein/files/DataSet%208/EFTA00029272.rm&lt;/a&gt;</text:p>
          </table:table-cell>
        </table:table-row>
        <table:table-row table:style-name="ro1">
          <table:table-cell office:value-type="string" calcext:value-type="string">
            <text:p>&lt;a href="https://www.justice.gov/epstein/files/DataSet%208/EFTA00029272.asf"&gt;https://www.justice.gov/epstein/files/DataSet%208/EFTA00029272.asf&lt;/a&gt;</text:p>
          </table:table-cell>
        </table:table-row>
        <table:table-row table:style-name="ro1">
          <table:table-cell office:value-type="string" calcext:value-type="string">
            <text:p>&lt;a href="https://www.justice.gov/epstein/files/DataSet%208/EFTA00029272.mp3"&gt;https://www.justice.gov/epstein/files/DataSet%208/EFTA00029272.mp3&lt;/a&gt;</text:p>
          </table:table-cell>
        </table:table-row>
        <table:table-row table:style-name="ro1">
          <table:table-cell office:value-type="string" calcext:value-type="string">
            <text:p>&lt;a href="https://www.justice.gov/epstein/files/DataSet%208/EFTA00029272.wav"&gt;https://www.justice.gov/epstein/files/DataSet%208/EFTA00029272.wav&lt;/a&gt;</text:p>
          </table:table-cell>
        </table:table-row>
        <table:table-row table:style-name="ro1">
          <table:table-cell office:value-type="string" calcext:value-type="string">
            <text:p>&lt;a href="https://www.justice.gov/epstein/files/DataSet%208/EFTA00029272.aac"&gt;https://www.justice.gov/epstein/files/DataSet%208/EFTA00029272.aac&lt;/a&gt;</text:p>
          </table:table-cell>
        </table:table-row>
        <table:table-row table:style-name="ro1">
          <table:table-cell office:value-type="string" calcext:value-type="string">
            <text:p>&lt;a href="https://www.justice.gov/epstein/files/DataSet%208/EFTA00029272.m4a"&gt;https://www.justice.gov/epstein/files/DataSet%208/EFTA00029272.m4a&lt;/a&gt;</text:p>
          </table:table-cell>
        </table:table-row>
        <table:table-row table:style-name="ro1">
          <table:table-cell office:value-type="string" calcext:value-type="string">
            <text:p>&lt;a href="https://www.justice.gov/epstein/files/DataSet%208/EFTA00029272.wma"&gt;https://www.justice.gov/epstein/files/DataSet%208/EFTA00029272.wma&lt;/a&gt;</text:p>
          </table:table-cell>
        </table:table-row>
        <table:table-row table:style-name="ro1">
          <table:table-cell office:value-type="string" calcext:value-type="string">
            <text:p>&lt;a href="https://www.justice.gov/epstein/files/DataSet%208/EFTA00029272.ogg"&gt;https://www.justice.gov/epstein/files/DataSet%208/EFTA00029272.ogg&lt;/a&gt;</text:p>
          </table:table-cell>
        </table:table-row>
        <table:table-row table:style-name="ro1">
          <table:table-cell office:value-type="string" calcext:value-type="string">
            <text:p>&lt;a href="https://www.justice.gov/epstein/files/DataSet%208/EFTA00029272.flac"&gt;https://www.justice.gov/epstein/files/DataSet%208/EFTA00029272.flac&lt;/a&gt;</text:p>
          </table:table-cell>
        </table:table-row>
        <table:table-row table:style-name="ro1">
          <table:table-cell office:value-type="string" calcext:value-type="string">
            <text:p>&lt;a href="https://www.justice.gov/epstein/files/DataSet%208/EFTA00029272.aiff"&gt;https://www.justice.gov/epstein/files/DataSet%208/EFTA00029272.aiff&lt;/a&gt;</text:p>
          </table:table-cell>
        </table:table-row>
        <table:table-row table:style-name="ro1">
          <table:table-cell office:value-type="string" calcext:value-type="string">
            <text:p>&lt;a href="https://www.justice.gov/epstein/files/DataSet%208/EFTA00029272.mid"&gt;https://www.justice.gov/epstein/files/DataSet%208/EFTA00029272.mid&lt;/a&gt;</text:p>
          </table:table-cell>
        </table:table-row>
        <table:table-row table:style-name="ro1">
          <table:table-cell office:value-type="string" calcext:value-type="string">
            <text:p>&lt;a href="https://www.justice.gov/epstein/files/DataSet%208/EFTA00029272.midi"&gt;https://www.justice.gov/epstein/files/DataSet%208/EFTA00029272.midi&lt;/a&gt;</text:p>
          </table:table-cell>
        </table:table-row>
        <table:table-row table:style-name="ro1">
          <table:table-cell office:value-type="string" calcext:value-type="string">
            <text:p>&lt;a href="https://www.justice.gov/epstein/files/DataSet%208/EFTA00029272.amr"&gt;https://www.justice.gov/epstein/files/DataSet%208/EFTA00029272.amr&lt;/a&gt;</text:p>
          </table:table-cell>
        </table:table-row>
        <table:table-row table:style-name="ro1">
          <table:table-cell office:value-type="string" calcext:value-type="string">
            <text:p>&lt;a href="https://www.justice.gov/epstein/files/DataSet%208/EFTA00029272.ra"&gt;https://www.justice.gov/epstein/files/DataSet%208/EFTA00029272.ra&lt;/a&gt;</text:p>
          </table:table-cell>
        </table:table-row>
        <table:table-row table:style-name="ro1">
          <table:table-cell office:value-type="string" calcext:value-type="string">
            <text:p>&lt;a href="https://www.justice.gov/epstein/files/DataSet%208/EFTA00029272.opus"&gt;https://www.justice.gov/epstein/files/DataSet%208/EFTA00029272.opus&lt;/a&gt;</text:p>
          </table:table-cell>
        </table:table-row>
        <table:table-row table:style-name="ro1">
          <table:table-cell office:value-type="string" calcext:value-type="string">
            <text:p>&lt;a href="https://www.justice.gov/epstein/files/DataSet%208/EFTA00029272.jpg"&gt;https://www.justice.gov/epstein/files/DataSet%208/EFTA00029272.jpg&lt;/a&gt;</text:p>
          </table:table-cell>
        </table:table-row>
        <table:table-row table:style-name="ro1">
          <table:table-cell office:value-type="string" calcext:value-type="string">
            <text:p>&lt;a href="https://www.justice.gov/epstein/files/DataSet%208/EFTA00029272.jpeg"&gt;https://www.justice.gov/epstein/files/DataSet%208/EFTA00029272.jpeg&lt;/a&gt;</text:p>
          </table:table-cell>
        </table:table-row>
        <table:table-row table:style-name="ro1">
          <table:table-cell office:value-type="string" calcext:value-type="string">
            <text:p>&lt;a href="https://www.justice.gov/epstein/files/DataSet%208/EFTA00029272.png"&gt;https://www.justice.gov/epstein/files/DataSet%208/EFTA00029272.png&lt;/a&gt;</text:p>
          </table:table-cell>
        </table:table-row>
        <table:table-row table:style-name="ro1">
          <table:table-cell office:value-type="string" calcext:value-type="string">
            <text:p>&lt;a href="https://www.justice.gov/epstein/files/DataSet%208/EFTA00029272.gif"&gt;https://www.justice.gov/epstein/files/DataSet%208/EFTA00029272.gif&lt;/a&gt;</text:p>
          </table:table-cell>
        </table:table-row>
        <table:table-row table:style-name="ro1">
          <table:table-cell office:value-type="string" calcext:value-type="string">
            <text:p>&lt;a href="https://www.justice.gov/epstein/files/DataSet%208/EFTA00029272.bmp"&gt;https://www.justice.gov/epstein/files/DataSet%208/EFTA00029272.bmp&lt;/a&gt;</text:p>
          </table:table-cell>
        </table:table-row>
        <table:table-row table:style-name="ro1">
          <table:table-cell office:value-type="string" calcext:value-type="string">
            <text:p>&lt;a href="https://www.justice.gov/epstein/files/DataSet%208/EFTA00029272.tif"&gt;https://www.justice.gov/epstein/files/DataSet%208/EFTA00029272.tif&lt;/a&gt;</text:p>
          </table:table-cell>
        </table:table-row>
        <table:table-row table:style-name="ro1">
          <table:table-cell office:value-type="string" calcext:value-type="string">
            <text:p>&lt;a href="https://www.justice.gov/epstein/files/DataSet%208/EFTA00029272.tiff"&gt;https://www.justice.gov/epstein/files/DataSet%208/EFTA00029272.tiff&lt;/a&gt;</text:p>
          </table:table-cell>
        </table:table-row>
        <table:table-row table:style-name="ro1">
          <table:table-cell office:value-type="string" calcext:value-type="string">
            <text:p>&lt;a href="https://www.justice.gov/epstein/files/DataSet%208/EFTA00029272.webp"&gt;https://www.justice.gov/epstein/files/DataSet%208/EFTA00029272.webp&lt;/a&gt;</text:p>
          </table:table-cell>
        </table:table-row>
        <table:table-row table:style-name="ro1">
          <table:table-cell office:value-type="string" calcext:value-type="string">
            <text:p>&lt;a href="https://www.justice.gov/epstein/files/DataSet%208/EFTA00029272.heic"&gt;https://www.justice.gov/epstein/files/DataSet%208/EFTA00029272.heic&lt;/a&gt;</text:p>
          </table:table-cell>
        </table:table-row>
        <table:table-row table:style-name="ro1">
          <table:table-cell office:value-type="string" calcext:value-type="string">
            <text:p>&lt;a href="https://www.justice.gov/epstein/files/DataSet%208/EFTA00029272.heif"&gt;https://www.justice.gov/epstein/files/DataSet%208/EFTA00029272.heif&lt;/a&gt;</text:p>
          </table:table-cell>
        </table:table-row>
        <table:table-row table:style-name="ro1">
          <table:table-cell office:value-type="string" calcext:value-type="string">
            <text:p>&lt;a href="https://www.justice.gov/epstein/files/DataSet%208/EFTA00029272.psd"&gt;https://www.justice.gov/epstein/files/DataSet%208/EFTA00029272.psd&lt;/a&gt;</text:p>
          </table:table-cell>
        </table:table-row>
        <table:table-row table:style-name="ro1">
          <table:table-cell office:value-type="string" calcext:value-type="string">
            <text:p>&lt;a href="https://www.justice.gov/epstein/files/DataSet%208/EFTA00029272.eps"&gt;https://www.justice.gov/epstein/files/DataSet%208/EFTA00029272.eps&lt;/a&gt;</text:p>
          </table:table-cell>
        </table:table-row>
        <table:table-row table:style-name="ro1">
          <table:table-cell office:value-type="string" calcext:value-type="string">
            <text:p>&lt;a href="https://www.justice.gov/epstein/files/DataSet%208/EFTA00029272.raw"&gt;https://www.justice.gov/epstein/files/DataSet%208/EFTA00029272.raw&lt;/a&gt;</text:p>
          </table:table-cell>
        </table:table-row>
        <table:table-row table:style-name="ro1">
          <table:table-cell office:value-type="string" calcext:value-type="string">
            <text:p>&lt;a href="https://www.justice.gov/epstein/files/DataSet%208/EFTA00029272.svg"&gt;https://www.justice.gov/epstein/files/DataSet%208/EFTA00029272.svg&lt;/a&gt;</text:p>
          </table:table-cell>
        </table:table-row>
        <table:table-row table:style-name="ro1">
          <table:table-cell office:value-type="string" calcext:value-type="string">
            <text:p>&lt;a href="https://www.justice.gov/epstein/files/DataSet%208/EFTA00029272.pcx"&gt;https://www.justice.gov/epstein/files/DataSet%208/EFTA00029272.pcx&lt;/a&gt;</text:p>
          </table:table-cell>
        </table:table-row>
        <table:table-row table:style-name="ro1">
          <table:table-cell office:value-type="string" calcext:value-type="string">
            <text:p>&lt;a href="https://www.justice.gov/epstein/files/DataSet%208/EFTA00029272.doc"&gt;https://www.justice.gov/epstein/files/DataSet%208/EFTA00029272.doc&lt;/a&gt;</text:p>
          </table:table-cell>
        </table:table-row>
        <table:table-row table:style-name="ro1">
          <table:table-cell office:value-type="string" calcext:value-type="string">
            <text:p>&lt;a href="https://www.justice.gov/epstein/files/DataSet%208/EFTA00029272.docx"&gt;https://www.justice.gov/epstein/files/DataSet%208/EFTA00029272.docx&lt;/a&gt;</text:p>
          </table:table-cell>
        </table:table-row>
        <table:table-row table:style-name="ro1">
          <table:table-cell office:value-type="string" calcext:value-type="string">
            <text:p>&lt;a href="https://www.justice.gov/epstein/files/DataSet%208/EFTA00029272.docm"&gt;https://www.justice.gov/epstein/files/DataSet%208/EFTA00029272.docm&lt;/a&gt;</text:p>
          </table:table-cell>
        </table:table-row>
        <table:table-row table:style-name="ro1">
          <table:table-cell office:value-type="string" calcext:value-type="string">
            <text:p>&lt;a href="https://www.justice.gov/epstein/files/DataSet%208/EFTA00029272.rtf"&gt;https://www.justice.gov/epstein/files/DataSet%208/EFTA00029272.rtf&lt;/a&gt;</text:p>
          </table:table-cell>
        </table:table-row>
        <table:table-row table:style-name="ro1">
          <table:table-cell office:value-type="string" calcext:value-type="string">
            <text:p>&lt;a href="https://www.justice.gov/epstein/files/DataSet%208/EFTA00029272.odt"&gt;https://www.justice.gov/epstein/files/DataSet%208/EFTA00029272.odt&lt;/a&gt;</text:p>
          </table:table-cell>
        </table:table-row>
        <table:table-row table:style-name="ro1">
          <table:table-cell office:value-type="string" calcext:value-type="string">
            <text:p>&lt;a href="https://www.justice.gov/epstein/files/DataSet%208/EFTA00029272.txt"&gt;https://www.justice.gov/epstein/files/DataSet%208/EFTA00029272.txt&lt;/a&gt;</text:p>
          </table:table-cell>
        </table:table-row>
        <table:table-row table:style-name="ro1">
          <table:table-cell office:value-type="string" calcext:value-type="string">
            <text:p>&lt;a href="https://www.justice.gov/epstein/files/DataSet%208/EFTA00029272.wps"&gt;https://www.justice.gov/epstein/files/DataSet%208/EFTA00029272.wps&lt;/a&gt;</text:p>
          </table:table-cell>
        </table:table-row>
        <table:table-row table:style-name="ro1">
          <table:table-cell office:value-type="string" calcext:value-type="string">
            <text:p>&lt;a href="https://www.justice.gov/epstein/files/DataSet%208/EFTA00029272.dot"&gt;https://www.justice.gov/epstein/files/DataSet%208/EFTA00029272.dot&lt;/a&gt;</text:p>
          </table:table-cell>
        </table:table-row>
        <table:table-row table:style-name="ro1">
          <table:table-cell office:value-type="string" calcext:value-type="string">
            <text:p>&lt;a href="https://www.justice.gov/epstein/files/DataSet%208/EFTA00029272.dotx"&gt;https://www.justice.gov/epstein/files/DataSet%208/EFTA00029272.dotx&lt;/a&gt;</text:p>
          </table:table-cell>
        </table:table-row>
        <table:table-row table:style-name="ro1">
          <table:table-cell office:value-type="string" calcext:value-type="string">
            <text:p>&lt;a href="https://www.justice.gov/epstein/files/DataSet%208/EFTA00029272.abw"&gt;https://www.justice.gov/epstein/files/DataSet%208/EFTA00029272.abw&lt;/a&gt;</text:p>
          </table:table-cell>
        </table:table-row>
        <table:table-row table:style-name="ro1">
          <table:table-cell office:value-type="string" calcext:value-type="string">
            <text:p>&lt;a href="https://www.justice.gov/epstein/files/DataSet%208/EFTA00029272.ppt"&gt;https://www.justice.gov/epstein/files/DataSet%208/EFTA00029272.ppt&lt;/a&gt;</text:p>
          </table:table-cell>
        </table:table-row>
        <table:table-row table:style-name="ro1">
          <table:table-cell office:value-type="string" calcext:value-type="string">
            <text:p>&lt;a href="https://www.justice.gov/epstein/files/DataSet%208/EFTA00029272.pptx"&gt;https://www.justice.gov/epstein/files/DataSet%208/EFTA00029272.pptx&lt;/a&gt;</text:p>
          </table:table-cell>
        </table:table-row>
        <table:table-row table:style-name="ro1">
          <table:table-cell office:value-type="string" calcext:value-type="string">
            <text:p>&lt;a href="https://www.justice.gov/epstein/files/DataSet%208/EFTA00029272.pptm"&gt;https://www.justice.gov/epstein/files/DataSet%208/EFTA00029272.pptm&lt;/a&gt;</text:p>
          </table:table-cell>
        </table:table-row>
        <table:table-row table:style-name="ro1">
          <table:table-cell office:value-type="string" calcext:value-type="string">
            <text:p>&lt;a href="https://www.justice.gov/epstein/files/DataSet%208/EFTA00029272.pps"&gt;https://www.justice.gov/epstein/files/DataSet%208/EFTA00029272.pps&lt;/a&gt;</text:p>
          </table:table-cell>
        </table:table-row>
        <table:table-row table:style-name="ro1">
          <table:table-cell office:value-type="string" calcext:value-type="string">
            <text:p>&lt;a href="https://www.justice.gov/epstein/files/DataSet%208/EFTA00029272.ppsx"&gt;https://www.justice.gov/epstein/files/DataSet%208/EFTA00029272.ppsx&lt;/a&gt;</text:p>
          </table:table-cell>
        </table:table-row>
        <table:table-row table:style-name="ro1">
          <table:table-cell office:value-type="string" calcext:value-type="string">
            <text:p>&lt;a href="https://www.justice.gov/epstein/files/DataSet%208/EFTA00029272.pot"&gt;https://www.justice.gov/epstein/files/DataSet%208/EFTA00029272.pot&lt;/a&gt;</text:p>
          </table:table-cell>
        </table:table-row>
        <table:table-row table:style-name="ro1">
          <table:table-cell office:value-type="string" calcext:value-type="string">
            <text:p>&lt;a href="https://www.justice.gov/epstein/files/DataSet%208/EFTA00029272.potx"&gt;https://www.justice.gov/epstein/files/DataSet%208/EFTA00029272.potx&lt;/a&gt;</text:p>
          </table:table-cell>
        </table:table-row>
        <table:table-row table:style-name="ro1">
          <table:table-cell office:value-type="string" calcext:value-type="string">
            <text:p>&lt;a href="https://www.justice.gov/epstein/files/DataSet%208/EFTA00029272.odp"&gt;https://www.justice.gov/epstein/files/DataSet%208/EFTA00029272.odp&lt;/a&gt;</text:p>
          </table:table-cell>
        </table:table-row>
        <table:table-row table:style-name="ro1">
          <table:table-cell office:value-type="string" calcext:value-type="string">
            <text:p>&lt;a href="https://www.justice.gov/epstein/files/DataSet%208/EFTA00029272.key"&gt;https://www.justice.gov/epstein/files/DataSet%208/EFTA00029272.key&lt;/a&gt;</text:p>
          </table:table-cell>
        </table:table-row>
        <table:table-row table:style-name="ro1">
          <table:table-cell office:value-type="string" calcext:value-type="string">
            <text:p>&lt;a href="https://www.justice.gov/epstein/files/DataSet%208/EFTA00029272.xls"&gt;https://www.justice.gov/epstein/files/DataSet%208/EFTA00029272.xls&lt;/a&gt;</text:p>
          </table:table-cell>
        </table:table-row>
        <table:table-row table:style-name="ro1">
          <table:table-cell office:value-type="string" calcext:value-type="string">
            <text:p>&lt;a href="https://www.justice.gov/epstein/files/DataSet%208/EFTA00029272.xlsx"&gt;https://www.justice.gov/epstein/files/DataSet%208/EFTA00029272.xlsx&lt;/a&gt;</text:p>
          </table:table-cell>
        </table:table-row>
        <table:table-row table:style-name="ro1">
          <table:table-cell office:value-type="string" calcext:value-type="string">
            <text:p>&lt;a href="https://www.justice.gov/epstein/files/DataSet%208/EFTA00029272.xlsm"&gt;https://www.justice.gov/epstein/files/DataSet%208/EFTA00029272.xlsm&lt;/a&gt;</text:p>
          </table:table-cell>
        </table:table-row>
        <table:table-row table:style-name="ro1">
          <table:table-cell office:value-type="string" calcext:value-type="string">
            <text:p>&lt;a href="https://www.justice.gov/epstein/files/DataSet%208/EFTA00029272.xlt"&gt;https://www.justice.gov/epstein/files/DataSet%208/EFTA00029272.xlt&lt;/a&gt;</text:p>
          </table:table-cell>
        </table:table-row>
        <table:table-row table:style-name="ro1">
          <table:table-cell office:value-type="string" calcext:value-type="string">
            <text:p>&lt;a href="https://www.justice.gov/epstein/files/DataSet%208/EFTA00029272.xltx"&gt;https://www.justice.gov/epstein/files/DataSet%208/EFTA00029272.xltx&lt;/a&gt;</text:p>
          </table:table-cell>
        </table:table-row>
        <table:table-row table:style-name="ro1">
          <table:table-cell office:value-type="string" calcext:value-type="string">
            <text:p>&lt;a href="https://www.justice.gov/epstein/files/DataSet%208/EFTA00029272.ods"&gt;https://www.justice.gov/epstein/files/DataSet%208/EFTA00029272.ods&lt;/a&gt;</text:p>
          </table:table-cell>
        </table:table-row>
        <table:table-row table:style-name="ro1">
          <table:table-cell office:value-type="string" calcext:value-type="string">
            <text:p>&lt;a href="https://www.justice.gov/epstein/files/DataSet%208/EFTA00029272.csv"&gt;https://www.justice.gov/epstein/files/DataSet%208/EFTA00029272.csv&lt;/a&gt;</text:p>
          </table:table-cell>
        </table:table-row>
        <table:table-row table:style-name="ro1">
          <table:table-cell office:value-type="string" calcext:value-type="string">
            <text:p>&lt;a href="https://www.justice.gov/epstein/files/DataSet%208/EFTA00029272.numbers"&gt;https://www.justice.gov/epstein/files/DataSet%208/EFTA00029272.numbers&lt;/a&gt;</text:p>
          </table:table-cell>
        </table:table-row>
        <table:table-row table:style-name="ro1">
          <table:table-cell office:value-type="string" calcext:value-type="string">
            <text:p>&lt;a href="https://www.justice.gov/epstein/files/DataSet%208/EFTA00029272.wks"&gt;https://www.justice.gov/epstein/files/DataSet%208/EFTA00029272.wks&lt;/a&gt;</text:p>
          </table:table-cell>
        </table:table-row>
        <table:table-row table:style-name="ro1">
          <table:table-cell office:value-type="string" calcext:value-type="string">
            <text:p>&lt;a href="https://www.justice.gov/epstein/files/DataSet%208/EFTA00029480.avi"&gt;https://www.justice.gov/epstein/files/DataSet%208/EFTA00029480.avi&lt;/a&gt;</text:p>
          </table:table-cell>
        </table:table-row>
        <table:table-row table:style-name="ro1">
          <table:table-cell office:value-type="string" calcext:value-type="string">
            <text:p>&lt;a href="https://www.justice.gov/epstein/files/DataSet%208/EFTA00029480.mp4"&gt;https://www.justice.gov/epstein/files/DataSet%208/EFTA00029480.mp4&lt;/a&gt;</text:p>
          </table:table-cell>
        </table:table-row>
        <table:table-row table:style-name="ro1">
          <table:table-cell office:value-type="string" calcext:value-type="string">
            <text:p>&lt;a href="https://www.justice.gov/epstein/files/DataSet%208/EFTA00029480.mkv"&gt;https://www.justice.gov/epstein/files/DataSet%208/EFTA00029480.mkv&lt;/a&gt;</text:p>
          </table:table-cell>
        </table:table-row>
        <table:table-row table:style-name="ro1">
          <table:table-cell office:value-type="string" calcext:value-type="string">
            <text:p>&lt;a href="https://www.justice.gov/epstein/files/DataSet%208/EFTA00029480.mov"&gt;https://www.justice.gov/epstein/files/DataSet%208/EFTA00029480.mov&lt;/a&gt;</text:p>
          </table:table-cell>
        </table:table-row>
        <table:table-row table:style-name="ro1">
          <table:table-cell office:value-type="string" calcext:value-type="string">
            <text:p>&lt;a href="https://www.justice.gov/epstein/files/DataSet%208/EFTA00029480.wmv"&gt;https://www.justice.gov/epstein/files/DataSet%208/EFTA00029480.wmv&lt;/a&gt;</text:p>
          </table:table-cell>
        </table:table-row>
        <table:table-row table:style-name="ro1">
          <table:table-cell office:value-type="string" calcext:value-type="string">
            <text:p>&lt;a href="https://www.justice.gov/epstein/files/DataSet%208/EFTA00029480.flv"&gt;https://www.justice.gov/epstein/files/DataSet%208/EFTA00029480.flv&lt;/a&gt;</text:p>
          </table:table-cell>
        </table:table-row>
        <table:table-row table:style-name="ro1">
          <table:table-cell office:value-type="string" calcext:value-type="string">
            <text:p>&lt;a href="https://www.justice.gov/epstein/files/DataSet%208/EFTA00029480.webm"&gt;https://www.justice.gov/epstein/files/DataSet%208/EFTA00029480.webm&lt;/a&gt;</text:p>
          </table:table-cell>
        </table:table-row>
        <table:table-row table:style-name="ro1">
          <table:table-cell office:value-type="string" calcext:value-type="string">
            <text:p>&lt;a href="https://www.justice.gov/epstein/files/DataSet%208/EFTA00029480.mpg"&gt;https://www.justice.gov/epstein/files/DataSet%208/EFTA00029480.mpg&lt;/a&gt;</text:p>
          </table:table-cell>
        </table:table-row>
        <table:table-row table:style-name="ro1">
          <table:table-cell office:value-type="string" calcext:value-type="string">
            <text:p>&lt;a href="https://www.justice.gov/epstein/files/DataSet%208/EFTA00029480.mpeg"&gt;https://www.justice.gov/epstein/files/DataSet%208/EFTA00029480.mpeg&lt;/a&gt;</text:p>
          </table:table-cell>
        </table:table-row>
        <table:table-row table:style-name="ro1">
          <table:table-cell office:value-type="string" calcext:value-type="string">
            <text:p>&lt;a href="https://www.justice.gov/epstein/files/DataSet%208/EFTA00029480.m4v"&gt;https://www.justice.gov/epstein/files/DataSet%208/EFTA00029480.m4v&lt;/a&gt;</text:p>
          </table:table-cell>
        </table:table-row>
        <table:table-row table:style-name="ro1">
          <table:table-cell office:value-type="string" calcext:value-type="string">
            <text:p>&lt;a href="https://www.justice.gov/epstein/files/DataSet%208/EFTA00029480.ogv"&gt;https://www.justice.gov/epstein/files/DataSet%208/EFTA00029480.ogv&lt;/a&gt;</text:p>
          </table:table-cell>
        </table:table-row>
        <table:table-row table:style-name="ro1">
          <table:table-cell office:value-type="string" calcext:value-type="string">
            <text:p>&lt;a href="https://www.justice.gov/epstein/files/DataSet%208/EFTA00029480.vob"&gt;https://www.justice.gov/epstein/files/DataSet%208/EFTA00029480.vob&lt;/a&gt;</text:p>
          </table:table-cell>
        </table:table-row>
        <table:table-row table:style-name="ro1">
          <table:table-cell office:value-type="string" calcext:value-type="string">
            <text:p>&lt;a href="https://www.justice.gov/epstein/files/DataSet%208/EFTA00029480.3gp"&gt;https://www.justice.gov/epstein/files/DataSet%208/EFTA00029480.3gp&lt;/a&gt;</text:p>
          </table:table-cell>
        </table:table-row>
        <table:table-row table:style-name="ro1">
          <table:table-cell office:value-type="string" calcext:value-type="string">
            <text:p>&lt;a href="https://www.justice.gov/epstein/files/DataSet%208/EFTA00029480.ts"&gt;https://www.justice.gov/epstein/files/DataSet%208/EFTA00029480.ts&lt;/a&gt;</text:p>
          </table:table-cell>
        </table:table-row>
        <table:table-row table:style-name="ro1">
          <table:table-cell office:value-type="string" calcext:value-type="string">
            <text:p>&lt;a href="https://www.justice.gov/epstein/files/DataSet%208/EFTA00029480.rm"&gt;https://www.justice.gov/epstein/files/DataSet%208/EFTA00029480.rm&lt;/a&gt;</text:p>
          </table:table-cell>
        </table:table-row>
        <table:table-row table:style-name="ro1">
          <table:table-cell office:value-type="string" calcext:value-type="string">
            <text:p>&lt;a href="https://www.justice.gov/epstein/files/DataSet%208/EFTA00029480.asf"&gt;https://www.justice.gov/epstein/files/DataSet%208/EFTA00029480.asf&lt;/a&gt;</text:p>
          </table:table-cell>
        </table:table-row>
        <table:table-row table:style-name="ro1">
          <table:table-cell office:value-type="string" calcext:value-type="string">
            <text:p>&lt;a href="https://www.justice.gov/epstein/files/DataSet%208/EFTA00029480.mp3"&gt;https://www.justice.gov/epstein/files/DataSet%208/EFTA00029480.mp3&lt;/a&gt;</text:p>
          </table:table-cell>
        </table:table-row>
        <table:table-row table:style-name="ro1">
          <table:table-cell office:value-type="string" calcext:value-type="string">
            <text:p>&lt;a href="https://www.justice.gov/epstein/files/DataSet%208/EFTA00029480.wav"&gt;https://www.justice.gov/epstein/files/DataSet%208/EFTA00029480.wav&lt;/a&gt;</text:p>
          </table:table-cell>
        </table:table-row>
        <table:table-row table:style-name="ro1">
          <table:table-cell office:value-type="string" calcext:value-type="string">
            <text:p>&lt;a href="https://www.justice.gov/epstein/files/DataSet%208/EFTA00029480.aac"&gt;https://www.justice.gov/epstein/files/DataSet%208/EFTA00029480.aac&lt;/a&gt;</text:p>
          </table:table-cell>
        </table:table-row>
        <table:table-row table:style-name="ro1">
          <table:table-cell office:value-type="string" calcext:value-type="string">
            <text:p>&lt;a href="https://www.justice.gov/epstein/files/DataSet%208/EFTA00029480.m4a"&gt;https://www.justice.gov/epstein/files/DataSet%208/EFTA00029480.m4a&lt;/a&gt;</text:p>
          </table:table-cell>
        </table:table-row>
        <table:table-row table:style-name="ro1">
          <table:table-cell office:value-type="string" calcext:value-type="string">
            <text:p>&lt;a href="https://www.justice.gov/epstein/files/DataSet%208/EFTA00029480.wma"&gt;https://www.justice.gov/epstein/files/DataSet%208/EFTA00029480.wma&lt;/a&gt;</text:p>
          </table:table-cell>
        </table:table-row>
        <table:table-row table:style-name="ro1">
          <table:table-cell office:value-type="string" calcext:value-type="string">
            <text:p>&lt;a href="https://www.justice.gov/epstein/files/DataSet%208/EFTA00029480.ogg"&gt;https://www.justice.gov/epstein/files/DataSet%208/EFTA00029480.ogg&lt;/a&gt;</text:p>
          </table:table-cell>
        </table:table-row>
        <table:table-row table:style-name="ro1">
          <table:table-cell office:value-type="string" calcext:value-type="string">
            <text:p>&lt;a href="https://www.justice.gov/epstein/files/DataSet%208/EFTA00029480.flac"&gt;https://www.justice.gov/epstein/files/DataSet%208/EFTA00029480.flac&lt;/a&gt;</text:p>
          </table:table-cell>
        </table:table-row>
        <table:table-row table:style-name="ro1">
          <table:table-cell office:value-type="string" calcext:value-type="string">
            <text:p>&lt;a href="https://www.justice.gov/epstein/files/DataSet%208/EFTA00029480.aiff"&gt;https://www.justice.gov/epstein/files/DataSet%208/EFTA00029480.aiff&lt;/a&gt;</text:p>
          </table:table-cell>
        </table:table-row>
        <table:table-row table:style-name="ro1">
          <table:table-cell office:value-type="string" calcext:value-type="string">
            <text:p>&lt;a href="https://www.justice.gov/epstein/files/DataSet%208/EFTA00029480.mid"&gt;https://www.justice.gov/epstein/files/DataSet%208/EFTA00029480.mid&lt;/a&gt;</text:p>
          </table:table-cell>
        </table:table-row>
        <table:table-row table:style-name="ro1">
          <table:table-cell office:value-type="string" calcext:value-type="string">
            <text:p>&lt;a href="https://www.justice.gov/epstein/files/DataSet%208/EFTA00029480.midi"&gt;https://www.justice.gov/epstein/files/DataSet%208/EFTA00029480.midi&lt;/a&gt;</text:p>
          </table:table-cell>
        </table:table-row>
        <table:table-row table:style-name="ro1">
          <table:table-cell office:value-type="string" calcext:value-type="string">
            <text:p>&lt;a href="https://www.justice.gov/epstein/files/DataSet%208/EFTA00029480.amr"&gt;https://www.justice.gov/epstein/files/DataSet%208/EFTA00029480.amr&lt;/a&gt;</text:p>
          </table:table-cell>
        </table:table-row>
        <table:table-row table:style-name="ro1">
          <table:table-cell office:value-type="string" calcext:value-type="string">
            <text:p>&lt;a href="https://www.justice.gov/epstein/files/DataSet%208/EFTA00029480.ra"&gt;https://www.justice.gov/epstein/files/DataSet%208/EFTA00029480.ra&lt;/a&gt;</text:p>
          </table:table-cell>
        </table:table-row>
        <table:table-row table:style-name="ro1">
          <table:table-cell office:value-type="string" calcext:value-type="string">
            <text:p>&lt;a href="https://www.justice.gov/epstein/files/DataSet%208/EFTA00029480.opus"&gt;https://www.justice.gov/epstein/files/DataSet%208/EFTA00029480.opus&lt;/a&gt;</text:p>
          </table:table-cell>
        </table:table-row>
        <table:table-row table:style-name="ro1">
          <table:table-cell office:value-type="string" calcext:value-type="string">
            <text:p>&lt;a href="https://www.justice.gov/epstein/files/DataSet%208/EFTA00029480.jpg"&gt;https://www.justice.gov/epstein/files/DataSet%208/EFTA00029480.jpg&lt;/a&gt;</text:p>
          </table:table-cell>
        </table:table-row>
        <table:table-row table:style-name="ro1">
          <table:table-cell office:value-type="string" calcext:value-type="string">
            <text:p>&lt;a href="https://www.justice.gov/epstein/files/DataSet%208/EFTA00029480.jpeg"&gt;https://www.justice.gov/epstein/files/DataSet%208/EFTA00029480.jpeg&lt;/a&gt;</text:p>
          </table:table-cell>
        </table:table-row>
        <table:table-row table:style-name="ro1">
          <table:table-cell office:value-type="string" calcext:value-type="string">
            <text:p>&lt;a href="https://www.justice.gov/epstein/files/DataSet%208/EFTA00029480.png"&gt;https://www.justice.gov/epstein/files/DataSet%208/EFTA00029480.png&lt;/a&gt;</text:p>
          </table:table-cell>
        </table:table-row>
        <table:table-row table:style-name="ro1">
          <table:table-cell office:value-type="string" calcext:value-type="string">
            <text:p>&lt;a href="https://www.justice.gov/epstein/files/DataSet%208/EFTA00029480.gif"&gt;https://www.justice.gov/epstein/files/DataSet%208/EFTA00029480.gif&lt;/a&gt;</text:p>
          </table:table-cell>
        </table:table-row>
        <table:table-row table:style-name="ro1">
          <table:table-cell office:value-type="string" calcext:value-type="string">
            <text:p>&lt;a href="https://www.justice.gov/epstein/files/DataSet%208/EFTA00029480.bmp"&gt;https://www.justice.gov/epstein/files/DataSet%208/EFTA00029480.bmp&lt;/a&gt;</text:p>
          </table:table-cell>
        </table:table-row>
        <table:table-row table:style-name="ro1">
          <table:table-cell office:value-type="string" calcext:value-type="string">
            <text:p>&lt;a href="https://www.justice.gov/epstein/files/DataSet%208/EFTA00029480.tif"&gt;https://www.justice.gov/epstein/files/DataSet%208/EFTA00029480.tif&lt;/a&gt;</text:p>
          </table:table-cell>
        </table:table-row>
        <table:table-row table:style-name="ro1">
          <table:table-cell office:value-type="string" calcext:value-type="string">
            <text:p>&lt;a href="https://www.justice.gov/epstein/files/DataSet%208/EFTA00029480.tiff"&gt;https://www.justice.gov/epstein/files/DataSet%208/EFTA00029480.tiff&lt;/a&gt;</text:p>
          </table:table-cell>
        </table:table-row>
        <table:table-row table:style-name="ro1">
          <table:table-cell office:value-type="string" calcext:value-type="string">
            <text:p>&lt;a href="https://www.justice.gov/epstein/files/DataSet%208/EFTA00029480.webp"&gt;https://www.justice.gov/epstein/files/DataSet%208/EFTA00029480.webp&lt;/a&gt;</text:p>
          </table:table-cell>
        </table:table-row>
        <table:table-row table:style-name="ro1">
          <table:table-cell office:value-type="string" calcext:value-type="string">
            <text:p>&lt;a href="https://www.justice.gov/epstein/files/DataSet%208/EFTA00029480.heic"&gt;https://www.justice.gov/epstein/files/DataSet%208/EFTA00029480.heic&lt;/a&gt;</text:p>
          </table:table-cell>
        </table:table-row>
        <table:table-row table:style-name="ro1">
          <table:table-cell office:value-type="string" calcext:value-type="string">
            <text:p>&lt;a href="https://www.justice.gov/epstein/files/DataSet%208/EFTA00029480.heif"&gt;https://www.justice.gov/epstein/files/DataSet%208/EFTA00029480.heif&lt;/a&gt;</text:p>
          </table:table-cell>
        </table:table-row>
        <table:table-row table:style-name="ro1">
          <table:table-cell office:value-type="string" calcext:value-type="string">
            <text:p>&lt;a href="https://www.justice.gov/epstein/files/DataSet%208/EFTA00029480.psd"&gt;https://www.justice.gov/epstein/files/DataSet%208/EFTA00029480.psd&lt;/a&gt;</text:p>
          </table:table-cell>
        </table:table-row>
        <table:table-row table:style-name="ro1">
          <table:table-cell office:value-type="string" calcext:value-type="string">
            <text:p>&lt;a href="https://www.justice.gov/epstein/files/DataSet%208/EFTA00029480.eps"&gt;https://www.justice.gov/epstein/files/DataSet%208/EFTA00029480.eps&lt;/a&gt;</text:p>
          </table:table-cell>
        </table:table-row>
        <table:table-row table:style-name="ro1">
          <table:table-cell office:value-type="string" calcext:value-type="string">
            <text:p>&lt;a href="https://www.justice.gov/epstein/files/DataSet%208/EFTA00029480.raw"&gt;https://www.justice.gov/epstein/files/DataSet%208/EFTA00029480.raw&lt;/a&gt;</text:p>
          </table:table-cell>
        </table:table-row>
        <table:table-row table:style-name="ro1">
          <table:table-cell office:value-type="string" calcext:value-type="string">
            <text:p>&lt;a href="https://www.justice.gov/epstein/files/DataSet%208/EFTA00029480.svg"&gt;https://www.justice.gov/epstein/files/DataSet%208/EFTA00029480.svg&lt;/a&gt;</text:p>
          </table:table-cell>
        </table:table-row>
        <table:table-row table:style-name="ro1">
          <table:table-cell office:value-type="string" calcext:value-type="string">
            <text:p>&lt;a href="https://www.justice.gov/epstein/files/DataSet%208/EFTA00029480.pcx"&gt;https://www.justice.gov/epstein/files/DataSet%208/EFTA00029480.pcx&lt;/a&gt;</text:p>
          </table:table-cell>
        </table:table-row>
        <table:table-row table:style-name="ro1">
          <table:table-cell office:value-type="string" calcext:value-type="string">
            <text:p>&lt;a href="https://www.justice.gov/epstein/files/DataSet%208/EFTA00029480.doc"&gt;https://www.justice.gov/epstein/files/DataSet%208/EFTA00029480.doc&lt;/a&gt;</text:p>
          </table:table-cell>
        </table:table-row>
        <table:table-row table:style-name="ro1">
          <table:table-cell office:value-type="string" calcext:value-type="string">
            <text:p>&lt;a href="https://www.justice.gov/epstein/files/DataSet%208/EFTA00029480.docx"&gt;https://www.justice.gov/epstein/files/DataSet%208/EFTA00029480.docx&lt;/a&gt;</text:p>
          </table:table-cell>
        </table:table-row>
        <table:table-row table:style-name="ro1">
          <table:table-cell office:value-type="string" calcext:value-type="string">
            <text:p>&lt;a href="https://www.justice.gov/epstein/files/DataSet%208/EFTA00029480.docm"&gt;https://www.justice.gov/epstein/files/DataSet%208/EFTA00029480.docm&lt;/a&gt;</text:p>
          </table:table-cell>
        </table:table-row>
        <table:table-row table:style-name="ro1">
          <table:table-cell office:value-type="string" calcext:value-type="string">
            <text:p>&lt;a href="https://www.justice.gov/epstein/files/DataSet%208/EFTA00029480.rtf"&gt;https://www.justice.gov/epstein/files/DataSet%208/EFTA00029480.rtf&lt;/a&gt;</text:p>
          </table:table-cell>
        </table:table-row>
        <table:table-row table:style-name="ro1">
          <table:table-cell office:value-type="string" calcext:value-type="string">
            <text:p>&lt;a href="https://www.justice.gov/epstein/files/DataSet%208/EFTA00029480.odt"&gt;https://www.justice.gov/epstein/files/DataSet%208/EFTA00029480.odt&lt;/a&gt;</text:p>
          </table:table-cell>
        </table:table-row>
        <table:table-row table:style-name="ro1">
          <table:table-cell office:value-type="string" calcext:value-type="string">
            <text:p>&lt;a href="https://www.justice.gov/epstein/files/DataSet%208/EFTA00029480.txt"&gt;https://www.justice.gov/epstein/files/DataSet%208/EFTA00029480.txt&lt;/a&gt;</text:p>
          </table:table-cell>
        </table:table-row>
        <table:table-row table:style-name="ro1">
          <table:table-cell office:value-type="string" calcext:value-type="string">
            <text:p>&lt;a href="https://www.justice.gov/epstein/files/DataSet%208/EFTA00029480.wps"&gt;https://www.justice.gov/epstein/files/DataSet%208/EFTA00029480.wps&lt;/a&gt;</text:p>
          </table:table-cell>
        </table:table-row>
        <table:table-row table:style-name="ro1">
          <table:table-cell office:value-type="string" calcext:value-type="string">
            <text:p>&lt;a href="https://www.justice.gov/epstein/files/DataSet%208/EFTA00029480.dot"&gt;https://www.justice.gov/epstein/files/DataSet%208/EFTA00029480.dot&lt;/a&gt;</text:p>
          </table:table-cell>
        </table:table-row>
        <table:table-row table:style-name="ro1">
          <table:table-cell office:value-type="string" calcext:value-type="string">
            <text:p>&lt;a href="https://www.justice.gov/epstein/files/DataSet%208/EFTA00029480.dotx"&gt;https://www.justice.gov/epstein/files/DataSet%208/EFTA00029480.dotx&lt;/a&gt;</text:p>
          </table:table-cell>
        </table:table-row>
        <table:table-row table:style-name="ro1">
          <table:table-cell office:value-type="string" calcext:value-type="string">
            <text:p>&lt;a href="https://www.justice.gov/epstein/files/DataSet%208/EFTA00029480.abw"&gt;https://www.justice.gov/epstein/files/DataSet%208/EFTA00029480.abw&lt;/a&gt;</text:p>
          </table:table-cell>
        </table:table-row>
        <table:table-row table:style-name="ro1">
          <table:table-cell office:value-type="string" calcext:value-type="string">
            <text:p>&lt;a href="https://www.justice.gov/epstein/files/DataSet%208/EFTA00029480.ppt"&gt;https://www.justice.gov/epstein/files/DataSet%208/EFTA00029480.ppt&lt;/a&gt;</text:p>
          </table:table-cell>
        </table:table-row>
        <table:table-row table:style-name="ro1">
          <table:table-cell office:value-type="string" calcext:value-type="string">
            <text:p>&lt;a href="https://www.justice.gov/epstein/files/DataSet%208/EFTA00029480.pptx"&gt;https://www.justice.gov/epstein/files/DataSet%208/EFTA00029480.pptx&lt;/a&gt;</text:p>
          </table:table-cell>
        </table:table-row>
        <table:table-row table:style-name="ro1">
          <table:table-cell office:value-type="string" calcext:value-type="string">
            <text:p>&lt;a href="https://www.justice.gov/epstein/files/DataSet%208/EFTA00029480.pptm"&gt;https://www.justice.gov/epstein/files/DataSet%208/EFTA00029480.pptm&lt;/a&gt;</text:p>
          </table:table-cell>
        </table:table-row>
        <table:table-row table:style-name="ro1">
          <table:table-cell office:value-type="string" calcext:value-type="string">
            <text:p>&lt;a href="https://www.justice.gov/epstein/files/DataSet%208/EFTA00029480.pps"&gt;https://www.justice.gov/epstein/files/DataSet%208/EFTA00029480.pps&lt;/a&gt;</text:p>
          </table:table-cell>
        </table:table-row>
        <table:table-row table:style-name="ro1">
          <table:table-cell office:value-type="string" calcext:value-type="string">
            <text:p>&lt;a href="https://www.justice.gov/epstein/files/DataSet%208/EFTA00029480.ppsx"&gt;https://www.justice.gov/epstein/files/DataSet%208/EFTA00029480.ppsx&lt;/a&gt;</text:p>
          </table:table-cell>
        </table:table-row>
        <table:table-row table:style-name="ro1">
          <table:table-cell office:value-type="string" calcext:value-type="string">
            <text:p>&lt;a href="https://www.justice.gov/epstein/files/DataSet%208/EFTA00029480.pot"&gt;https://www.justice.gov/epstein/files/DataSet%208/EFTA00029480.pot&lt;/a&gt;</text:p>
          </table:table-cell>
        </table:table-row>
        <table:table-row table:style-name="ro1">
          <table:table-cell office:value-type="string" calcext:value-type="string">
            <text:p>&lt;a href="https://www.justice.gov/epstein/files/DataSet%208/EFTA00029480.potx"&gt;https://www.justice.gov/epstein/files/DataSet%208/EFTA00029480.potx&lt;/a&gt;</text:p>
          </table:table-cell>
        </table:table-row>
        <table:table-row table:style-name="ro1">
          <table:table-cell office:value-type="string" calcext:value-type="string">
            <text:p>&lt;a href="https://www.justice.gov/epstein/files/DataSet%208/EFTA00029480.odp"&gt;https://www.justice.gov/epstein/files/DataSet%208/EFTA00029480.odp&lt;/a&gt;</text:p>
          </table:table-cell>
        </table:table-row>
        <table:table-row table:style-name="ro1">
          <table:table-cell office:value-type="string" calcext:value-type="string">
            <text:p>&lt;a href="https://www.justice.gov/epstein/files/DataSet%208/EFTA00029480.key"&gt;https://www.justice.gov/epstein/files/DataSet%208/EFTA00029480.key&lt;/a&gt;</text:p>
          </table:table-cell>
        </table:table-row>
        <table:table-row table:style-name="ro1">
          <table:table-cell office:value-type="string" calcext:value-type="string">
            <text:p>&lt;a href="https://www.justice.gov/epstein/files/DataSet%208/EFTA00029480.xls"&gt;https://www.justice.gov/epstein/files/DataSet%208/EFTA00029480.xls&lt;/a&gt;</text:p>
          </table:table-cell>
        </table:table-row>
        <table:table-row table:style-name="ro1">
          <table:table-cell office:value-type="string" calcext:value-type="string">
            <text:p>&lt;a href="https://www.justice.gov/epstein/files/DataSet%208/EFTA00029480.xlsx"&gt;https://www.justice.gov/epstein/files/DataSet%208/EFTA00029480.xlsx&lt;/a&gt;</text:p>
          </table:table-cell>
        </table:table-row>
        <table:table-row table:style-name="ro1">
          <table:table-cell office:value-type="string" calcext:value-type="string">
            <text:p>&lt;a href="https://www.justice.gov/epstein/files/DataSet%208/EFTA00029480.xlsm"&gt;https://www.justice.gov/epstein/files/DataSet%208/EFTA00029480.xlsm&lt;/a&gt;</text:p>
          </table:table-cell>
        </table:table-row>
        <table:table-row table:style-name="ro1">
          <table:table-cell office:value-type="string" calcext:value-type="string">
            <text:p>&lt;a href="https://www.justice.gov/epstein/files/DataSet%208/EFTA00029480.xlt"&gt;https://www.justice.gov/epstein/files/DataSet%208/EFTA00029480.xlt&lt;/a&gt;</text:p>
          </table:table-cell>
        </table:table-row>
        <table:table-row table:style-name="ro1">
          <table:table-cell office:value-type="string" calcext:value-type="string">
            <text:p>&lt;a href="https://www.justice.gov/epstein/files/DataSet%208/EFTA00029480.xltx"&gt;https://www.justice.gov/epstein/files/DataSet%208/EFTA00029480.xltx&lt;/a&gt;</text:p>
          </table:table-cell>
        </table:table-row>
        <table:table-row table:style-name="ro1">
          <table:table-cell office:value-type="string" calcext:value-type="string">
            <text:p>&lt;a href="https://www.justice.gov/epstein/files/DataSet%208/EFTA00029480.ods"&gt;https://www.justice.gov/epstein/files/DataSet%208/EFTA00029480.ods&lt;/a&gt;</text:p>
          </table:table-cell>
        </table:table-row>
        <table:table-row table:style-name="ro1">
          <table:table-cell office:value-type="string" calcext:value-type="string">
            <text:p>&lt;a href="https://www.justice.gov/epstein/files/DataSet%208/EFTA00029480.csv"&gt;https://www.justice.gov/epstein/files/DataSet%208/EFTA00029480.csv&lt;/a&gt;</text:p>
          </table:table-cell>
        </table:table-row>
        <table:table-row table:style-name="ro1">
          <table:table-cell office:value-type="string" calcext:value-type="string">
            <text:p>&lt;a href="https://www.justice.gov/epstein/files/DataSet%208/EFTA00029480.numbers"&gt;https://www.justice.gov/epstein/files/DataSet%208/EFTA00029480.numbers&lt;/a&gt;</text:p>
          </table:table-cell>
        </table:table-row>
        <table:table-row table:style-name="ro1">
          <table:table-cell office:value-type="string" calcext:value-type="string">
            <text:p>&lt;a href="https://www.justice.gov/epstein/files/DataSet%208/EFTA00029480.wks"&gt;https://www.justice.gov/epstein/files/DataSet%208/EFTA00029480.wks&lt;/a&gt;</text:p>
          </table:table-cell>
        </table:table-row>
        <table:table-row table:style-name="ro1">
          <table:table-cell office:value-type="string" calcext:value-type="string">
            <text:p>&lt;a href="https://www.justice.gov/epstein/files/DataSet%209/EFTA00093697.avi"&gt;https://www.justice.gov/epstein/files/DataSet%209/EFTA00093697.avi&lt;/a&gt;</text:p>
          </table:table-cell>
        </table:table-row>
        <table:table-row table:style-name="ro1">
          <table:table-cell office:value-type="string" calcext:value-type="string">
            <text:p>&lt;a href="https://www.justice.gov/epstein/files/DataSet%209/EFTA00093697.mp4"&gt;https://www.justice.gov/epstein/files/DataSet%209/EFTA00093697.mp4&lt;/a&gt;</text:p>
          </table:table-cell>
        </table:table-row>
        <table:table-row table:style-name="ro1">
          <table:table-cell office:value-type="string" calcext:value-type="string">
            <text:p>&lt;a href="https://www.justice.gov/epstein/files/DataSet%209/EFTA00093697.mkv"&gt;https://www.justice.gov/epstein/files/DataSet%209/EFTA00093697.mkv&lt;/a&gt;</text:p>
          </table:table-cell>
        </table:table-row>
        <table:table-row table:style-name="ro1">
          <table:table-cell office:value-type="string" calcext:value-type="string">
            <text:p>&lt;a href="https://www.justice.gov/epstein/files/DataSet%209/EFTA00093697.mov"&gt;https://www.justice.gov/epstein/files/DataSet%209/EFTA00093697.mov&lt;/a&gt;</text:p>
          </table:table-cell>
        </table:table-row>
        <table:table-row table:style-name="ro1">
          <table:table-cell office:value-type="string" calcext:value-type="string">
            <text:p>&lt;a href="https://www.justice.gov/epstein/files/DataSet%209/EFTA00093697.wmv"&gt;https://www.justice.gov/epstein/files/DataSet%209/EFTA00093697.wmv&lt;/a&gt;</text:p>
          </table:table-cell>
        </table:table-row>
        <table:table-row table:style-name="ro1">
          <table:table-cell office:value-type="string" calcext:value-type="string">
            <text:p>&lt;a href="https://www.justice.gov/epstein/files/DataSet%209/EFTA00093697.flv"&gt;https://www.justice.gov/epstein/files/DataSet%209/EFTA00093697.flv&lt;/a&gt;</text:p>
          </table:table-cell>
        </table:table-row>
        <table:table-row table:style-name="ro1">
          <table:table-cell office:value-type="string" calcext:value-type="string">
            <text:p>&lt;a href="https://www.justice.gov/epstein/files/DataSet%209/EFTA00093697.webm"&gt;https://www.justice.gov/epstein/files/DataSet%209/EFTA00093697.webm&lt;/a&gt;</text:p>
          </table:table-cell>
        </table:table-row>
        <table:table-row table:style-name="ro1">
          <table:table-cell office:value-type="string" calcext:value-type="string">
            <text:p>&lt;a href="https://www.justice.gov/epstein/files/DataSet%209/EFTA00093697.mpg"&gt;https://www.justice.gov/epstein/files/DataSet%209/EFTA00093697.mpg&lt;/a&gt;</text:p>
          </table:table-cell>
        </table:table-row>
        <table:table-row table:style-name="ro1">
          <table:table-cell office:value-type="string" calcext:value-type="string">
            <text:p>&lt;a href="https://www.justice.gov/epstein/files/DataSet%209/EFTA00093697.mpeg"&gt;https://www.justice.gov/epstein/files/DataSet%209/EFTA00093697.mpeg&lt;/a&gt;</text:p>
          </table:table-cell>
        </table:table-row>
        <table:table-row table:style-name="ro1">
          <table:table-cell office:value-type="string" calcext:value-type="string">
            <text:p>&lt;a href="https://www.justice.gov/epstein/files/DataSet%209/EFTA00093697.m4v"&gt;https://www.justice.gov/epstein/files/DataSet%209/EFTA00093697.m4v&lt;/a&gt;</text:p>
          </table:table-cell>
        </table:table-row>
        <table:table-row table:style-name="ro1">
          <table:table-cell office:value-type="string" calcext:value-type="string">
            <text:p>&lt;a href="https://www.justice.gov/epstein/files/DataSet%209/EFTA00093697.ogv"&gt;https://www.justice.gov/epstein/files/DataSet%209/EFTA00093697.ogv&lt;/a&gt;</text:p>
          </table:table-cell>
        </table:table-row>
        <table:table-row table:style-name="ro1">
          <table:table-cell office:value-type="string" calcext:value-type="string">
            <text:p>&lt;a href="https://www.justice.gov/epstein/files/DataSet%209/EFTA00093697.vob"&gt;https://www.justice.gov/epstein/files/DataSet%209/EFTA00093697.vob&lt;/a&gt;</text:p>
          </table:table-cell>
        </table:table-row>
        <table:table-row table:style-name="ro1">
          <table:table-cell office:value-type="string" calcext:value-type="string">
            <text:p>&lt;a href="https://www.justice.gov/epstein/files/DataSet%209/EFTA00093697.3gp"&gt;https://www.justice.gov/epstein/files/DataSet%209/EFTA00093697.3gp&lt;/a&gt;</text:p>
          </table:table-cell>
        </table:table-row>
        <table:table-row table:style-name="ro1">
          <table:table-cell office:value-type="string" calcext:value-type="string">
            <text:p>&lt;a href="https://www.justice.gov/epstein/files/DataSet%209/EFTA00093697.ts"&gt;https://www.justice.gov/epstein/files/DataSet%209/EFTA00093697.ts&lt;/a&gt;</text:p>
          </table:table-cell>
        </table:table-row>
        <table:table-row table:style-name="ro1">
          <table:table-cell office:value-type="string" calcext:value-type="string">
            <text:p>&lt;a href="https://www.justice.gov/epstein/files/DataSet%209/EFTA00093697.rm"&gt;https://www.justice.gov/epstein/files/DataSet%209/EFTA00093697.rm&lt;/a&gt;</text:p>
          </table:table-cell>
        </table:table-row>
        <table:table-row table:style-name="ro1">
          <table:table-cell office:value-type="string" calcext:value-type="string">
            <text:p>&lt;a href="https://www.justice.gov/epstein/files/DataSet%209/EFTA00093697.asf"&gt;https://www.justice.gov/epstein/files/DataSet%209/EFTA00093697.asf&lt;/a&gt;</text:p>
          </table:table-cell>
        </table:table-row>
        <table:table-row table:style-name="ro1">
          <table:table-cell office:value-type="string" calcext:value-type="string">
            <text:p>&lt;a href="https://www.justice.gov/epstein/files/DataSet%209/EFTA00093697.mp3"&gt;https://www.justice.gov/epstein/files/DataSet%209/EFTA00093697.mp3&lt;/a&gt;</text:p>
          </table:table-cell>
        </table:table-row>
        <table:table-row table:style-name="ro1">
          <table:table-cell office:value-type="string" calcext:value-type="string">
            <text:p>&lt;a href="https://www.justice.gov/epstein/files/DataSet%209/EFTA00093697.wav"&gt;https://www.justice.gov/epstein/files/DataSet%209/EFTA00093697.wav&lt;/a&gt;</text:p>
          </table:table-cell>
        </table:table-row>
        <table:table-row table:style-name="ro1">
          <table:table-cell office:value-type="string" calcext:value-type="string">
            <text:p>&lt;a href="https://www.justice.gov/epstein/files/DataSet%209/EFTA00093697.aac"&gt;https://www.justice.gov/epstein/files/DataSet%209/EFTA00093697.aac&lt;/a&gt;</text:p>
          </table:table-cell>
        </table:table-row>
        <table:table-row table:style-name="ro1">
          <table:table-cell office:value-type="string" calcext:value-type="string">
            <text:p>&lt;a href="https://www.justice.gov/epstein/files/DataSet%209/EFTA00093697.m4a"&gt;https://www.justice.gov/epstein/files/DataSet%209/EFTA00093697.m4a&lt;/a&gt;</text:p>
          </table:table-cell>
        </table:table-row>
        <table:table-row table:style-name="ro1">
          <table:table-cell office:value-type="string" calcext:value-type="string">
            <text:p>&lt;a href="https://www.justice.gov/epstein/files/DataSet%209/EFTA00093697.wma"&gt;https://www.justice.gov/epstein/files/DataSet%209/EFTA00093697.wma&lt;/a&gt;</text:p>
          </table:table-cell>
        </table:table-row>
        <table:table-row table:style-name="ro1">
          <table:table-cell office:value-type="string" calcext:value-type="string">
            <text:p>&lt;a href="https://www.justice.gov/epstein/files/DataSet%209/EFTA00093697.ogg"&gt;https://www.justice.gov/epstein/files/DataSet%209/EFTA00093697.ogg&lt;/a&gt;</text:p>
          </table:table-cell>
        </table:table-row>
        <table:table-row table:style-name="ro1">
          <table:table-cell office:value-type="string" calcext:value-type="string">
            <text:p>&lt;a href="https://www.justice.gov/epstein/files/DataSet%209/EFTA00093697.flac"&gt;https://www.justice.gov/epstein/files/DataSet%209/EFTA00093697.flac&lt;/a&gt;</text:p>
          </table:table-cell>
        </table:table-row>
        <table:table-row table:style-name="ro1">
          <table:table-cell office:value-type="string" calcext:value-type="string">
            <text:p>&lt;a href="https://www.justice.gov/epstein/files/DataSet%209/EFTA00093697.aiff"&gt;https://www.justice.gov/epstein/files/DataSet%209/EFTA00093697.aiff&lt;/a&gt;</text:p>
          </table:table-cell>
        </table:table-row>
        <table:table-row table:style-name="ro1">
          <table:table-cell office:value-type="string" calcext:value-type="string">
            <text:p>&lt;a href="https://www.justice.gov/epstein/files/DataSet%209/EFTA00093697.mid"&gt;https://www.justice.gov/epstein/files/DataSet%209/EFTA00093697.mid&lt;/a&gt;</text:p>
          </table:table-cell>
        </table:table-row>
        <table:table-row table:style-name="ro1">
          <table:table-cell office:value-type="string" calcext:value-type="string">
            <text:p>&lt;a href="https://www.justice.gov/epstein/files/DataSet%209/EFTA00093697.midi"&gt;https://www.justice.gov/epstein/files/DataSet%209/EFTA00093697.midi&lt;/a&gt;</text:p>
          </table:table-cell>
        </table:table-row>
        <table:table-row table:style-name="ro1">
          <table:table-cell office:value-type="string" calcext:value-type="string">
            <text:p>&lt;a href="https://www.justice.gov/epstein/files/DataSet%209/EFTA00093697.amr"&gt;https://www.justice.gov/epstein/files/DataSet%209/EFTA00093697.amr&lt;/a&gt;</text:p>
          </table:table-cell>
        </table:table-row>
        <table:table-row table:style-name="ro1">
          <table:table-cell office:value-type="string" calcext:value-type="string">
            <text:p>&lt;a href="https://www.justice.gov/epstein/files/DataSet%209/EFTA00093697.ra"&gt;https://www.justice.gov/epstein/files/DataSet%209/EFTA00093697.ra&lt;/a&gt;</text:p>
          </table:table-cell>
        </table:table-row>
        <table:table-row table:style-name="ro1">
          <table:table-cell office:value-type="string" calcext:value-type="string">
            <text:p>&lt;a href="https://www.justice.gov/epstein/files/DataSet%209/EFTA00093697.opus"&gt;https://www.justice.gov/epstein/files/DataSet%209/EFTA00093697.opus&lt;/a&gt;</text:p>
          </table:table-cell>
        </table:table-row>
        <table:table-row table:style-name="ro1">
          <table:table-cell office:value-type="string" calcext:value-type="string">
            <text:p>&lt;a href="https://www.justice.gov/epstein/files/DataSet%209/EFTA00093697.jpg"&gt;https://www.justice.gov/epstein/files/DataSet%209/EFTA00093697.jpg&lt;/a&gt;</text:p>
          </table:table-cell>
        </table:table-row>
        <table:table-row table:style-name="ro1">
          <table:table-cell office:value-type="string" calcext:value-type="string">
            <text:p>&lt;a href="https://www.justice.gov/epstein/files/DataSet%209/EFTA00093697.jpeg"&gt;https://www.justice.gov/epstein/files/DataSet%209/EFTA00093697.jpeg&lt;/a&gt;</text:p>
          </table:table-cell>
        </table:table-row>
        <table:table-row table:style-name="ro1">
          <table:table-cell office:value-type="string" calcext:value-type="string">
            <text:p>&lt;a href="https://www.justice.gov/epstein/files/DataSet%209/EFTA00093697.png"&gt;https://www.justice.gov/epstein/files/DataSet%209/EFTA00093697.png&lt;/a&gt;</text:p>
          </table:table-cell>
        </table:table-row>
        <table:table-row table:style-name="ro1">
          <table:table-cell office:value-type="string" calcext:value-type="string">
            <text:p>&lt;a href="https://www.justice.gov/epstein/files/DataSet%209/EFTA00093697.gif"&gt;https://www.justice.gov/epstein/files/DataSet%209/EFTA00093697.gif&lt;/a&gt;</text:p>
          </table:table-cell>
        </table:table-row>
        <table:table-row table:style-name="ro1">
          <table:table-cell office:value-type="string" calcext:value-type="string">
            <text:p>&lt;a href="https://www.justice.gov/epstein/files/DataSet%209/EFTA00093697.bmp"&gt;https://www.justice.gov/epstein/files/DataSet%209/EFTA00093697.bmp&lt;/a&gt;</text:p>
          </table:table-cell>
        </table:table-row>
        <table:table-row table:style-name="ro1">
          <table:table-cell office:value-type="string" calcext:value-type="string">
            <text:p>&lt;a href="https://www.justice.gov/epstein/files/DataSet%209/EFTA00093697.tif"&gt;https://www.justice.gov/epstein/files/DataSet%209/EFTA00093697.tif&lt;/a&gt;</text:p>
          </table:table-cell>
        </table:table-row>
        <table:table-row table:style-name="ro1">
          <table:table-cell office:value-type="string" calcext:value-type="string">
            <text:p>&lt;a href="https://www.justice.gov/epstein/files/DataSet%209/EFTA00093697.tiff"&gt;https://www.justice.gov/epstein/files/DataSet%209/EFTA00093697.tiff&lt;/a&gt;</text:p>
          </table:table-cell>
        </table:table-row>
        <table:table-row table:style-name="ro1">
          <table:table-cell office:value-type="string" calcext:value-type="string">
            <text:p>&lt;a href="https://www.justice.gov/epstein/files/DataSet%209/EFTA00093697.webp"&gt;https://www.justice.gov/epstein/files/DataSet%209/EFTA00093697.webp&lt;/a&gt;</text:p>
          </table:table-cell>
        </table:table-row>
        <table:table-row table:style-name="ro1">
          <table:table-cell office:value-type="string" calcext:value-type="string">
            <text:p>&lt;a href="https://www.justice.gov/epstein/files/DataSet%209/EFTA00093697.heic"&gt;https://www.justice.gov/epstein/files/DataSet%209/EFTA00093697.heic&lt;/a&gt;</text:p>
          </table:table-cell>
        </table:table-row>
        <table:table-row table:style-name="ro1">
          <table:table-cell office:value-type="string" calcext:value-type="string">
            <text:p>&lt;a href="https://www.justice.gov/epstein/files/DataSet%209/EFTA00093697.heif"&gt;https://www.justice.gov/epstein/files/DataSet%209/EFTA00093697.heif&lt;/a&gt;</text:p>
          </table:table-cell>
        </table:table-row>
        <table:table-row table:style-name="ro1">
          <table:table-cell office:value-type="string" calcext:value-type="string">
            <text:p>&lt;a href="https://www.justice.gov/epstein/files/DataSet%209/EFTA00093697.psd"&gt;https://www.justice.gov/epstein/files/DataSet%209/EFTA00093697.psd&lt;/a&gt;</text:p>
          </table:table-cell>
        </table:table-row>
        <table:table-row table:style-name="ro1">
          <table:table-cell office:value-type="string" calcext:value-type="string">
            <text:p>&lt;a href="https://www.justice.gov/epstein/files/DataSet%209/EFTA00093697.eps"&gt;https://www.justice.gov/epstein/files/DataSet%209/EFTA00093697.eps&lt;/a&gt;</text:p>
          </table:table-cell>
        </table:table-row>
        <table:table-row table:style-name="ro1">
          <table:table-cell office:value-type="string" calcext:value-type="string">
            <text:p>&lt;a href="https://www.justice.gov/epstein/files/DataSet%209/EFTA00093697.raw"&gt;https://www.justice.gov/epstein/files/DataSet%209/EFTA00093697.raw&lt;/a&gt;</text:p>
          </table:table-cell>
        </table:table-row>
        <table:table-row table:style-name="ro1">
          <table:table-cell office:value-type="string" calcext:value-type="string">
            <text:p>&lt;a href="https://www.justice.gov/epstein/files/DataSet%209/EFTA00093697.svg"&gt;https://www.justice.gov/epstein/files/DataSet%209/EFTA00093697.svg&lt;/a&gt;</text:p>
          </table:table-cell>
        </table:table-row>
        <table:table-row table:style-name="ro1">
          <table:table-cell office:value-type="string" calcext:value-type="string">
            <text:p>&lt;a href="https://www.justice.gov/epstein/files/DataSet%209/EFTA00093697.pcx"&gt;https://www.justice.gov/epstein/files/DataSet%209/EFTA00093697.pcx&lt;/a&gt;</text:p>
          </table:table-cell>
        </table:table-row>
        <table:table-row table:style-name="ro1">
          <table:table-cell office:value-type="string" calcext:value-type="string">
            <text:p>&lt;a href="https://www.justice.gov/epstein/files/DataSet%209/EFTA00093697.doc"&gt;https://www.justice.gov/epstein/files/DataSet%209/EFTA00093697.doc&lt;/a&gt;</text:p>
          </table:table-cell>
        </table:table-row>
        <table:table-row table:style-name="ro1">
          <table:table-cell office:value-type="string" calcext:value-type="string">
            <text:p>&lt;a href="https://www.justice.gov/epstein/files/DataSet%209/EFTA00093697.docx"&gt;https://www.justice.gov/epstein/files/DataSet%209/EFTA00093697.docx&lt;/a&gt;</text:p>
          </table:table-cell>
        </table:table-row>
        <table:table-row table:style-name="ro1">
          <table:table-cell office:value-type="string" calcext:value-type="string">
            <text:p>&lt;a href="https://www.justice.gov/epstein/files/DataSet%209/EFTA00093697.docm"&gt;https://www.justice.gov/epstein/files/DataSet%209/EFTA00093697.docm&lt;/a&gt;</text:p>
          </table:table-cell>
        </table:table-row>
        <table:table-row table:style-name="ro1">
          <table:table-cell office:value-type="string" calcext:value-type="string">
            <text:p>&lt;a href="https://www.justice.gov/epstein/files/DataSet%209/EFTA00093697.rtf"&gt;https://www.justice.gov/epstein/files/DataSet%209/EFTA00093697.rtf&lt;/a&gt;</text:p>
          </table:table-cell>
        </table:table-row>
        <table:table-row table:style-name="ro1">
          <table:table-cell office:value-type="string" calcext:value-type="string">
            <text:p>&lt;a href="https://www.justice.gov/epstein/files/DataSet%209/EFTA00093697.odt"&gt;https://www.justice.gov/epstein/files/DataSet%209/EFTA00093697.odt&lt;/a&gt;</text:p>
          </table:table-cell>
        </table:table-row>
        <table:table-row table:style-name="ro1">
          <table:table-cell office:value-type="string" calcext:value-type="string">
            <text:p>&lt;a href="https://www.justice.gov/epstein/files/DataSet%209/EFTA00093697.txt"&gt;https://www.justice.gov/epstein/files/DataSet%209/EFTA00093697.txt&lt;/a&gt;</text:p>
          </table:table-cell>
        </table:table-row>
        <table:table-row table:style-name="ro1">
          <table:table-cell office:value-type="string" calcext:value-type="string">
            <text:p>&lt;a href="https://www.justice.gov/epstein/files/DataSet%209/EFTA00093697.wps"&gt;https://www.justice.gov/epstein/files/DataSet%209/EFTA00093697.wps&lt;/a&gt;</text:p>
          </table:table-cell>
        </table:table-row>
        <table:table-row table:style-name="ro1">
          <table:table-cell office:value-type="string" calcext:value-type="string">
            <text:p>&lt;a href="https://www.justice.gov/epstein/files/DataSet%209/EFTA00093697.dot"&gt;https://www.justice.gov/epstein/files/DataSet%209/EFTA00093697.dot&lt;/a&gt;</text:p>
          </table:table-cell>
        </table:table-row>
        <table:table-row table:style-name="ro1">
          <table:table-cell office:value-type="string" calcext:value-type="string">
            <text:p>&lt;a href="https://www.justice.gov/epstein/files/DataSet%209/EFTA00093697.dotx"&gt;https://www.justice.gov/epstein/files/DataSet%209/EFTA00093697.dotx&lt;/a&gt;</text:p>
          </table:table-cell>
        </table:table-row>
        <table:table-row table:style-name="ro1">
          <table:table-cell office:value-type="string" calcext:value-type="string">
            <text:p>&lt;a href="https://www.justice.gov/epstein/files/DataSet%209/EFTA00093697.abw"&gt;https://www.justice.gov/epstein/files/DataSet%209/EFTA00093697.abw&lt;/a&gt;</text:p>
          </table:table-cell>
        </table:table-row>
        <table:table-row table:style-name="ro1">
          <table:table-cell office:value-type="string" calcext:value-type="string">
            <text:p>&lt;a href="https://www.justice.gov/epstein/files/DataSet%209/EFTA00093697.ppt"&gt;https://www.justice.gov/epstein/files/DataSet%209/EFTA00093697.ppt&lt;/a&gt;</text:p>
          </table:table-cell>
        </table:table-row>
        <table:table-row table:style-name="ro1">
          <table:table-cell office:value-type="string" calcext:value-type="string">
            <text:p>&lt;a href="https://www.justice.gov/epstein/files/DataSet%209/EFTA00093697.pptx"&gt;https://www.justice.gov/epstein/files/DataSet%209/EFTA00093697.pptx&lt;/a&gt;</text:p>
          </table:table-cell>
        </table:table-row>
        <table:table-row table:style-name="ro1">
          <table:table-cell office:value-type="string" calcext:value-type="string">
            <text:p>&lt;a href="https://www.justice.gov/epstein/files/DataSet%209/EFTA00093697.pptm"&gt;https://www.justice.gov/epstein/files/DataSet%209/EFTA00093697.pptm&lt;/a&gt;</text:p>
          </table:table-cell>
        </table:table-row>
        <table:table-row table:style-name="ro1">
          <table:table-cell office:value-type="string" calcext:value-type="string">
            <text:p>&lt;a href="https://www.justice.gov/epstein/files/DataSet%209/EFTA00093697.pps"&gt;https://www.justice.gov/epstein/files/DataSet%209/EFTA00093697.pps&lt;/a&gt;</text:p>
          </table:table-cell>
        </table:table-row>
        <table:table-row table:style-name="ro1">
          <table:table-cell office:value-type="string" calcext:value-type="string">
            <text:p>&lt;a href="https://www.justice.gov/epstein/files/DataSet%209/EFTA00093697.ppsx"&gt;https://www.justice.gov/epstein/files/DataSet%209/EFTA00093697.ppsx&lt;/a&gt;</text:p>
          </table:table-cell>
        </table:table-row>
        <table:table-row table:style-name="ro1">
          <table:table-cell office:value-type="string" calcext:value-type="string">
            <text:p>&lt;a href="https://www.justice.gov/epstein/files/DataSet%209/EFTA00093697.pot"&gt;https://www.justice.gov/epstein/files/DataSet%209/EFTA00093697.pot&lt;/a&gt;</text:p>
          </table:table-cell>
        </table:table-row>
        <table:table-row table:style-name="ro1">
          <table:table-cell office:value-type="string" calcext:value-type="string">
            <text:p>&lt;a href="https://www.justice.gov/epstein/files/DataSet%209/EFTA00093697.potx"&gt;https://www.justice.gov/epstein/files/DataSet%209/EFTA00093697.potx&lt;/a&gt;</text:p>
          </table:table-cell>
        </table:table-row>
        <table:table-row table:style-name="ro1">
          <table:table-cell office:value-type="string" calcext:value-type="string">
            <text:p>&lt;a href="https://www.justice.gov/epstein/files/DataSet%209/EFTA00093697.odp"&gt;https://www.justice.gov/epstein/files/DataSet%209/EFTA00093697.odp&lt;/a&gt;</text:p>
          </table:table-cell>
        </table:table-row>
        <table:table-row table:style-name="ro1">
          <table:table-cell office:value-type="string" calcext:value-type="string">
            <text:p>&lt;a href="https://www.justice.gov/epstein/files/DataSet%209/EFTA00093697.key"&gt;https://www.justice.gov/epstein/files/DataSet%209/EFTA00093697.key&lt;/a&gt;</text:p>
          </table:table-cell>
        </table:table-row>
        <table:table-row table:style-name="ro1">
          <table:table-cell office:value-type="string" calcext:value-type="string">
            <text:p>&lt;a href="https://www.justice.gov/epstein/files/DataSet%209/EFTA00093697.xls"&gt;https://www.justice.gov/epstein/files/DataSet%209/EFTA00093697.xls&lt;/a&gt;</text:p>
          </table:table-cell>
        </table:table-row>
        <table:table-row table:style-name="ro1">
          <table:table-cell office:value-type="string" calcext:value-type="string">
            <text:p>&lt;a href="https://www.justice.gov/epstein/files/DataSet%209/EFTA00093697.xlsx"&gt;https://www.justice.gov/epstein/files/DataSet%209/EFTA00093697.xlsx&lt;/a&gt;</text:p>
          </table:table-cell>
        </table:table-row>
        <table:table-row table:style-name="ro1">
          <table:table-cell office:value-type="string" calcext:value-type="string">
            <text:p>&lt;a href="https://www.justice.gov/epstein/files/DataSet%209/EFTA00093697.xlsm"&gt;https://www.justice.gov/epstein/files/DataSet%209/EFTA00093697.xlsm&lt;/a&gt;</text:p>
          </table:table-cell>
        </table:table-row>
        <table:table-row table:style-name="ro1">
          <table:table-cell office:value-type="string" calcext:value-type="string">
            <text:p>&lt;a href="https://www.justice.gov/epstein/files/DataSet%209/EFTA00093697.xlt"&gt;https://www.justice.gov/epstein/files/DataSet%209/EFTA00093697.xlt&lt;/a&gt;</text:p>
          </table:table-cell>
        </table:table-row>
        <table:table-row table:style-name="ro1">
          <table:table-cell office:value-type="string" calcext:value-type="string">
            <text:p>&lt;a href="https://www.justice.gov/epstein/files/DataSet%209/EFTA00093697.xltx"&gt;https://www.justice.gov/epstein/files/DataSet%209/EFTA00093697.xltx&lt;/a&gt;</text:p>
          </table:table-cell>
        </table:table-row>
        <table:table-row table:style-name="ro1">
          <table:table-cell office:value-type="string" calcext:value-type="string">
            <text:p>&lt;a href="https://www.justice.gov/epstein/files/DataSet%209/EFTA00093697.ods"&gt;https://www.justice.gov/epstein/files/DataSet%209/EFTA00093697.ods&lt;/a&gt;</text:p>
          </table:table-cell>
        </table:table-row>
        <table:table-row table:style-name="ro1">
          <table:table-cell office:value-type="string" calcext:value-type="string">
            <text:p>&lt;a href="https://www.justice.gov/epstein/files/DataSet%209/EFTA00093697.csv"&gt;https://www.justice.gov/epstein/files/DataSet%209/EFTA00093697.csv&lt;/a&gt;</text:p>
          </table:table-cell>
        </table:table-row>
        <table:table-row table:style-name="ro1">
          <table:table-cell office:value-type="string" calcext:value-type="string">
            <text:p>&lt;a href="https://www.justice.gov/epstein/files/DataSet%209/EFTA00093697.numbers"&gt;https://www.justice.gov/epstein/files/DataSet%209/EFTA00093697.numbers&lt;/a&gt;</text:p>
          </table:table-cell>
        </table:table-row>
        <table:table-row table:style-name="ro1">
          <table:table-cell office:value-type="string" calcext:value-type="string">
            <text:p>&lt;a href="https://www.justice.gov/epstein/files/DataSet%209/EFTA00093697.wks"&gt;https://www.justice.gov/epstein/files/DataSet%209/EFTA00093697.wks&lt;/a&gt;</text:p>
          </table:table-cell>
        </table:table-row>
        <table:table-row table:style-name="ro1">
          <table:table-cell office:value-type="string" calcext:value-type="string">
            <text:p>&lt;a href="https://www.justice.gov/epstein/files/DataSet%209/EFTA00155552.avi"&gt;https://www.justice.gov/epstein/files/DataSet%209/EFTA00155552.avi&lt;/a&gt;</text:p>
          </table:table-cell>
        </table:table-row>
        <table:table-row table:style-name="ro1">
          <table:table-cell office:value-type="string" calcext:value-type="string">
            <text:p>&lt;a href="https://www.justice.gov/epstein/files/DataSet%209/EFTA00155552.mp4"&gt;https://www.justice.gov/epstein/files/DataSet%209/EFTA00155552.mp4&lt;/a&gt;</text:p>
          </table:table-cell>
        </table:table-row>
        <table:table-row table:style-name="ro1">
          <table:table-cell office:value-type="string" calcext:value-type="string">
            <text:p>&lt;a href="https://www.justice.gov/epstein/files/DataSet%209/EFTA00155552.mkv"&gt;https://www.justice.gov/epstein/files/DataSet%209/EFTA00155552.mkv&lt;/a&gt;</text:p>
          </table:table-cell>
        </table:table-row>
        <table:table-row table:style-name="ro1">
          <table:table-cell office:value-type="string" calcext:value-type="string">
            <text:p>&lt;a href="https://www.justice.gov/epstein/files/DataSet%209/EFTA00155552.mov"&gt;https://www.justice.gov/epstein/files/DataSet%209/EFTA00155552.mov&lt;/a&gt;</text:p>
          </table:table-cell>
        </table:table-row>
        <table:table-row table:style-name="ro1">
          <table:table-cell office:value-type="string" calcext:value-type="string">
            <text:p>&lt;a href="https://www.justice.gov/epstein/files/DataSet%209/EFTA00155552.wmv"&gt;https://www.justice.gov/epstein/files/DataSet%209/EFTA00155552.wmv&lt;/a&gt;</text:p>
          </table:table-cell>
        </table:table-row>
        <table:table-row table:style-name="ro1">
          <table:table-cell office:value-type="string" calcext:value-type="string">
            <text:p>&lt;a href="https://www.justice.gov/epstein/files/DataSet%209/EFTA00155552.flv"&gt;https://www.justice.gov/epstein/files/DataSet%209/EFTA00155552.flv&lt;/a&gt;</text:p>
          </table:table-cell>
        </table:table-row>
        <table:table-row table:style-name="ro1">
          <table:table-cell office:value-type="string" calcext:value-type="string">
            <text:p>&lt;a href="https://www.justice.gov/epstein/files/DataSet%209/EFTA00155552.webm"&gt;https://www.justice.gov/epstein/files/DataSet%209/EFTA00155552.webm&lt;/a&gt;</text:p>
          </table:table-cell>
        </table:table-row>
        <table:table-row table:style-name="ro1">
          <table:table-cell office:value-type="string" calcext:value-type="string">
            <text:p>&lt;a href="https://www.justice.gov/epstein/files/DataSet%209/EFTA00155552.mpg"&gt;https://www.justice.gov/epstein/files/DataSet%209/EFTA00155552.mpg&lt;/a&gt;</text:p>
          </table:table-cell>
        </table:table-row>
        <table:table-row table:style-name="ro1">
          <table:table-cell office:value-type="string" calcext:value-type="string">
            <text:p>&lt;a href="https://www.justice.gov/epstein/files/DataSet%209/EFTA00155552.mpeg"&gt;https://www.justice.gov/epstein/files/DataSet%209/EFTA00155552.mpeg&lt;/a&gt;</text:p>
          </table:table-cell>
        </table:table-row>
        <table:table-row table:style-name="ro1">
          <table:table-cell office:value-type="string" calcext:value-type="string">
            <text:p>&lt;a href="https://www.justice.gov/epstein/files/DataSet%209/EFTA00155552.m4v"&gt;https://www.justice.gov/epstein/files/DataSet%209/EFTA00155552.m4v&lt;/a&gt;</text:p>
          </table:table-cell>
        </table:table-row>
        <table:table-row table:style-name="ro1">
          <table:table-cell office:value-type="string" calcext:value-type="string">
            <text:p>&lt;a href="https://www.justice.gov/epstein/files/DataSet%209/EFTA00155552.ogv"&gt;https://www.justice.gov/epstein/files/DataSet%209/EFTA00155552.ogv&lt;/a&gt;</text:p>
          </table:table-cell>
        </table:table-row>
        <table:table-row table:style-name="ro1">
          <table:table-cell office:value-type="string" calcext:value-type="string">
            <text:p>&lt;a href="https://www.justice.gov/epstein/files/DataSet%209/EFTA00155552.vob"&gt;https://www.justice.gov/epstein/files/DataSet%209/EFTA00155552.vob&lt;/a&gt;</text:p>
          </table:table-cell>
        </table:table-row>
        <table:table-row table:style-name="ro1">
          <table:table-cell office:value-type="string" calcext:value-type="string">
            <text:p>&lt;a href="https://www.justice.gov/epstein/files/DataSet%209/EFTA00155552.3gp"&gt;https://www.justice.gov/epstein/files/DataSet%209/EFTA00155552.3gp&lt;/a&gt;</text:p>
          </table:table-cell>
        </table:table-row>
        <table:table-row table:style-name="ro1">
          <table:table-cell office:value-type="string" calcext:value-type="string">
            <text:p>&lt;a href="https://www.justice.gov/epstein/files/DataSet%209/EFTA00155552.ts"&gt;https://www.justice.gov/epstein/files/DataSet%209/EFTA00155552.ts&lt;/a&gt;</text:p>
          </table:table-cell>
        </table:table-row>
        <table:table-row table:style-name="ro1">
          <table:table-cell office:value-type="string" calcext:value-type="string">
            <text:p>&lt;a href="https://www.justice.gov/epstein/files/DataSet%209/EFTA00155552.rm"&gt;https://www.justice.gov/epstein/files/DataSet%209/EFTA00155552.rm&lt;/a&gt;</text:p>
          </table:table-cell>
        </table:table-row>
        <table:table-row table:style-name="ro1">
          <table:table-cell office:value-type="string" calcext:value-type="string">
            <text:p>&lt;a href="https://www.justice.gov/epstein/files/DataSet%209/EFTA00155552.asf"&gt;https://www.justice.gov/epstein/files/DataSet%209/EFTA00155552.asf&lt;/a&gt;</text:p>
          </table:table-cell>
        </table:table-row>
        <table:table-row table:style-name="ro1">
          <table:table-cell office:value-type="string" calcext:value-type="string">
            <text:p>&lt;a href="https://www.justice.gov/epstein/files/DataSet%209/EFTA00155552.mp3"&gt;https://www.justice.gov/epstein/files/DataSet%209/EFTA00155552.mp3&lt;/a&gt;</text:p>
          </table:table-cell>
        </table:table-row>
        <table:table-row table:style-name="ro1">
          <table:table-cell office:value-type="string" calcext:value-type="string">
            <text:p>&lt;a href="https://www.justice.gov/epstein/files/DataSet%209/EFTA00155552.wav"&gt;https://www.justice.gov/epstein/files/DataSet%209/EFTA00155552.wav&lt;/a&gt;</text:p>
          </table:table-cell>
        </table:table-row>
        <table:table-row table:style-name="ro1">
          <table:table-cell office:value-type="string" calcext:value-type="string">
            <text:p>&lt;a href="https://www.justice.gov/epstein/files/DataSet%209/EFTA00155552.aac"&gt;https://www.justice.gov/epstein/files/DataSet%209/EFTA00155552.aac&lt;/a&gt;</text:p>
          </table:table-cell>
        </table:table-row>
        <table:table-row table:style-name="ro1">
          <table:table-cell office:value-type="string" calcext:value-type="string">
            <text:p>&lt;a href="https://www.justice.gov/epstein/files/DataSet%209/EFTA00155552.m4a"&gt;https://www.justice.gov/epstein/files/DataSet%209/EFTA00155552.m4a&lt;/a&gt;</text:p>
          </table:table-cell>
        </table:table-row>
        <table:table-row table:style-name="ro1">
          <table:table-cell office:value-type="string" calcext:value-type="string">
            <text:p>&lt;a href="https://www.justice.gov/epstein/files/DataSet%209/EFTA00155552.wma"&gt;https://www.justice.gov/epstein/files/DataSet%209/EFTA00155552.wma&lt;/a&gt;</text:p>
          </table:table-cell>
        </table:table-row>
        <table:table-row table:style-name="ro1">
          <table:table-cell office:value-type="string" calcext:value-type="string">
            <text:p>&lt;a href="https://www.justice.gov/epstein/files/DataSet%209/EFTA00155552.ogg"&gt;https://www.justice.gov/epstein/files/DataSet%209/EFTA00155552.ogg&lt;/a&gt;</text:p>
          </table:table-cell>
        </table:table-row>
        <table:table-row table:style-name="ro1">
          <table:table-cell office:value-type="string" calcext:value-type="string">
            <text:p>&lt;a href="https://www.justice.gov/epstein/files/DataSet%209/EFTA00155552.flac"&gt;https://www.justice.gov/epstein/files/DataSet%209/EFTA00155552.flac&lt;/a&gt;</text:p>
          </table:table-cell>
        </table:table-row>
        <table:table-row table:style-name="ro1">
          <table:table-cell office:value-type="string" calcext:value-type="string">
            <text:p>&lt;a href="https://www.justice.gov/epstein/files/DataSet%209/EFTA00155552.aiff"&gt;https://www.justice.gov/epstein/files/DataSet%209/EFTA00155552.aiff&lt;/a&gt;</text:p>
          </table:table-cell>
        </table:table-row>
        <table:table-row table:style-name="ro1">
          <table:table-cell office:value-type="string" calcext:value-type="string">
            <text:p>&lt;a href="https://www.justice.gov/epstein/files/DataSet%209/EFTA00155552.mid"&gt;https://www.justice.gov/epstein/files/DataSet%209/EFTA00155552.mid&lt;/a&gt;</text:p>
          </table:table-cell>
        </table:table-row>
        <table:table-row table:style-name="ro1">
          <table:table-cell office:value-type="string" calcext:value-type="string">
            <text:p>&lt;a href="https://www.justice.gov/epstein/files/DataSet%209/EFTA00155552.midi"&gt;https://www.justice.gov/epstein/files/DataSet%209/EFTA00155552.midi&lt;/a&gt;</text:p>
          </table:table-cell>
        </table:table-row>
        <table:table-row table:style-name="ro1">
          <table:table-cell office:value-type="string" calcext:value-type="string">
            <text:p>&lt;a href="https://www.justice.gov/epstein/files/DataSet%209/EFTA00155552.amr"&gt;https://www.justice.gov/epstein/files/DataSet%209/EFTA00155552.amr&lt;/a&gt;</text:p>
          </table:table-cell>
        </table:table-row>
        <table:table-row table:style-name="ro1">
          <table:table-cell office:value-type="string" calcext:value-type="string">
            <text:p>&lt;a href="https://www.justice.gov/epstein/files/DataSet%209/EFTA00155552.ra"&gt;https://www.justice.gov/epstein/files/DataSet%209/EFTA00155552.ra&lt;/a&gt;</text:p>
          </table:table-cell>
        </table:table-row>
        <table:table-row table:style-name="ro1">
          <table:table-cell office:value-type="string" calcext:value-type="string">
            <text:p>&lt;a href="https://www.justice.gov/epstein/files/DataSet%209/EFTA00155552.opus"&gt;https://www.justice.gov/epstein/files/DataSet%209/EFTA00155552.opus&lt;/a&gt;</text:p>
          </table:table-cell>
        </table:table-row>
        <table:table-row table:style-name="ro1">
          <table:table-cell office:value-type="string" calcext:value-type="string">
            <text:p>&lt;a href="https://www.justice.gov/epstein/files/DataSet%209/EFTA00155552.jpg"&gt;https://www.justice.gov/epstein/files/DataSet%209/EFTA00155552.jpg&lt;/a&gt;</text:p>
          </table:table-cell>
        </table:table-row>
        <table:table-row table:style-name="ro1">
          <table:table-cell office:value-type="string" calcext:value-type="string">
            <text:p>&lt;a href="https://www.justice.gov/epstein/files/DataSet%209/EFTA00155552.jpeg"&gt;https://www.justice.gov/epstein/files/DataSet%209/EFTA00155552.jpeg&lt;/a&gt;</text:p>
          </table:table-cell>
        </table:table-row>
        <table:table-row table:style-name="ro1">
          <table:table-cell office:value-type="string" calcext:value-type="string">
            <text:p>&lt;a href="https://www.justice.gov/epstein/files/DataSet%209/EFTA00155552.png"&gt;https://www.justice.gov/epstein/files/DataSet%209/EFTA00155552.png&lt;/a&gt;</text:p>
          </table:table-cell>
        </table:table-row>
        <table:table-row table:style-name="ro1">
          <table:table-cell office:value-type="string" calcext:value-type="string">
            <text:p>&lt;a href="https://www.justice.gov/epstein/files/DataSet%209/EFTA00155552.gif"&gt;https://www.justice.gov/epstein/files/DataSet%209/EFTA00155552.gif&lt;/a&gt;</text:p>
          </table:table-cell>
        </table:table-row>
        <table:table-row table:style-name="ro1">
          <table:table-cell office:value-type="string" calcext:value-type="string">
            <text:p>&lt;a href="https://www.justice.gov/epstein/files/DataSet%209/EFTA00155552.bmp"&gt;https://www.justice.gov/epstein/files/DataSet%209/EFTA00155552.bmp&lt;/a&gt;</text:p>
          </table:table-cell>
        </table:table-row>
        <table:table-row table:style-name="ro1">
          <table:table-cell office:value-type="string" calcext:value-type="string">
            <text:p>&lt;a href="https://www.justice.gov/epstein/files/DataSet%209/EFTA00155552.tif"&gt;https://www.justice.gov/epstein/files/DataSet%209/EFTA00155552.tif&lt;/a&gt;</text:p>
          </table:table-cell>
        </table:table-row>
        <table:table-row table:style-name="ro1">
          <table:table-cell office:value-type="string" calcext:value-type="string">
            <text:p>&lt;a href="https://www.justice.gov/epstein/files/DataSet%209/EFTA00155552.tiff"&gt;https://www.justice.gov/epstein/files/DataSet%209/EFTA00155552.tiff&lt;/a&gt;</text:p>
          </table:table-cell>
        </table:table-row>
        <table:table-row table:style-name="ro1">
          <table:table-cell office:value-type="string" calcext:value-type="string">
            <text:p>&lt;a href="https://www.justice.gov/epstein/files/DataSet%209/EFTA00155552.webp"&gt;https://www.justice.gov/epstein/files/DataSet%209/EFTA00155552.webp&lt;/a&gt;</text:p>
          </table:table-cell>
        </table:table-row>
        <table:table-row table:style-name="ro1">
          <table:table-cell office:value-type="string" calcext:value-type="string">
            <text:p>&lt;a href="https://www.justice.gov/epstein/files/DataSet%209/EFTA00155552.heic"&gt;https://www.justice.gov/epstein/files/DataSet%209/EFTA00155552.heic&lt;/a&gt;</text:p>
          </table:table-cell>
        </table:table-row>
        <table:table-row table:style-name="ro1">
          <table:table-cell office:value-type="string" calcext:value-type="string">
            <text:p>&lt;a href="https://www.justice.gov/epstein/files/DataSet%209/EFTA00155552.heif"&gt;https://www.justice.gov/epstein/files/DataSet%209/EFTA00155552.heif&lt;/a&gt;</text:p>
          </table:table-cell>
        </table:table-row>
        <table:table-row table:style-name="ro1">
          <table:table-cell office:value-type="string" calcext:value-type="string">
            <text:p>&lt;a href="https://www.justice.gov/epstein/files/DataSet%209/EFTA00155552.psd"&gt;https://www.justice.gov/epstein/files/DataSet%209/EFTA00155552.psd&lt;/a&gt;</text:p>
          </table:table-cell>
        </table:table-row>
        <table:table-row table:style-name="ro1">
          <table:table-cell office:value-type="string" calcext:value-type="string">
            <text:p>&lt;a href="https://www.justice.gov/epstein/files/DataSet%209/EFTA00155552.eps"&gt;https://www.justice.gov/epstein/files/DataSet%209/EFTA00155552.eps&lt;/a&gt;</text:p>
          </table:table-cell>
        </table:table-row>
        <table:table-row table:style-name="ro1">
          <table:table-cell office:value-type="string" calcext:value-type="string">
            <text:p>&lt;a href="https://www.justice.gov/epstein/files/DataSet%209/EFTA00155552.raw"&gt;https://www.justice.gov/epstein/files/DataSet%209/EFTA00155552.raw&lt;/a&gt;</text:p>
          </table:table-cell>
        </table:table-row>
        <table:table-row table:style-name="ro1">
          <table:table-cell office:value-type="string" calcext:value-type="string">
            <text:p>&lt;a href="https://www.justice.gov/epstein/files/DataSet%209/EFTA00155552.svg"&gt;https://www.justice.gov/epstein/files/DataSet%209/EFTA00155552.svg&lt;/a&gt;</text:p>
          </table:table-cell>
        </table:table-row>
        <table:table-row table:style-name="ro1">
          <table:table-cell office:value-type="string" calcext:value-type="string">
            <text:p>&lt;a href="https://www.justice.gov/epstein/files/DataSet%209/EFTA00155552.pcx"&gt;https://www.justice.gov/epstein/files/DataSet%209/EFTA00155552.pcx&lt;/a&gt;</text:p>
          </table:table-cell>
        </table:table-row>
        <table:table-row table:style-name="ro1">
          <table:table-cell office:value-type="string" calcext:value-type="string">
            <text:p>&lt;a href="https://www.justice.gov/epstein/files/DataSet%209/EFTA00155552.doc"&gt;https://www.justice.gov/epstein/files/DataSet%209/EFTA00155552.doc&lt;/a&gt;</text:p>
          </table:table-cell>
        </table:table-row>
        <table:table-row table:style-name="ro1">
          <table:table-cell office:value-type="string" calcext:value-type="string">
            <text:p>&lt;a href="https://www.justice.gov/epstein/files/DataSet%209/EFTA00155552.docx"&gt;https://www.justice.gov/epstein/files/DataSet%209/EFTA00155552.docx&lt;/a&gt;</text:p>
          </table:table-cell>
        </table:table-row>
        <table:table-row table:style-name="ro1">
          <table:table-cell office:value-type="string" calcext:value-type="string">
            <text:p>&lt;a href="https://www.justice.gov/epstein/files/DataSet%209/EFTA00155552.docm"&gt;https://www.justice.gov/epstein/files/DataSet%209/EFTA00155552.docm&lt;/a&gt;</text:p>
          </table:table-cell>
        </table:table-row>
        <table:table-row table:style-name="ro1">
          <table:table-cell office:value-type="string" calcext:value-type="string">
            <text:p>&lt;a href="https://www.justice.gov/epstein/files/DataSet%209/EFTA00155552.rtf"&gt;https://www.justice.gov/epstein/files/DataSet%209/EFTA00155552.rtf&lt;/a&gt;</text:p>
          </table:table-cell>
        </table:table-row>
        <table:table-row table:style-name="ro1">
          <table:table-cell office:value-type="string" calcext:value-type="string">
            <text:p>&lt;a href="https://www.justice.gov/epstein/files/DataSet%209/EFTA00155552.odt"&gt;https://www.justice.gov/epstein/files/DataSet%209/EFTA00155552.odt&lt;/a&gt;</text:p>
          </table:table-cell>
        </table:table-row>
        <table:table-row table:style-name="ro1">
          <table:table-cell office:value-type="string" calcext:value-type="string">
            <text:p>&lt;a href="https://www.justice.gov/epstein/files/DataSet%209/EFTA00155552.txt"&gt;https://www.justice.gov/epstein/files/DataSet%209/EFTA00155552.txt&lt;/a&gt;</text:p>
          </table:table-cell>
        </table:table-row>
        <table:table-row table:style-name="ro1">
          <table:table-cell office:value-type="string" calcext:value-type="string">
            <text:p>&lt;a href="https://www.justice.gov/epstein/files/DataSet%209/EFTA00155552.wps"&gt;https://www.justice.gov/epstein/files/DataSet%209/EFTA00155552.wps&lt;/a&gt;</text:p>
          </table:table-cell>
        </table:table-row>
        <table:table-row table:style-name="ro1">
          <table:table-cell office:value-type="string" calcext:value-type="string">
            <text:p>&lt;a href="https://www.justice.gov/epstein/files/DataSet%209/EFTA00155552.dot"&gt;https://www.justice.gov/epstein/files/DataSet%209/EFTA00155552.dot&lt;/a&gt;</text:p>
          </table:table-cell>
        </table:table-row>
        <table:table-row table:style-name="ro1">
          <table:table-cell office:value-type="string" calcext:value-type="string">
            <text:p>&lt;a href="https://www.justice.gov/epstein/files/DataSet%209/EFTA00155552.dotx"&gt;https://www.justice.gov/epstein/files/DataSet%209/EFTA00155552.dotx&lt;/a&gt;</text:p>
          </table:table-cell>
        </table:table-row>
        <table:table-row table:style-name="ro1">
          <table:table-cell office:value-type="string" calcext:value-type="string">
            <text:p>&lt;a href="https://www.justice.gov/epstein/files/DataSet%209/EFTA00155552.abw"&gt;https://www.justice.gov/epstein/files/DataSet%209/EFTA00155552.abw&lt;/a&gt;</text:p>
          </table:table-cell>
        </table:table-row>
        <table:table-row table:style-name="ro1">
          <table:table-cell office:value-type="string" calcext:value-type="string">
            <text:p>&lt;a href="https://www.justice.gov/epstein/files/DataSet%209/EFTA00155552.ppt"&gt;https://www.justice.gov/epstein/files/DataSet%209/EFTA00155552.ppt&lt;/a&gt;</text:p>
          </table:table-cell>
        </table:table-row>
        <table:table-row table:style-name="ro1">
          <table:table-cell office:value-type="string" calcext:value-type="string">
            <text:p>&lt;a href="https://www.justice.gov/epstein/files/DataSet%209/EFTA00155552.pptx"&gt;https://www.justice.gov/epstein/files/DataSet%209/EFTA00155552.pptx&lt;/a&gt;</text:p>
          </table:table-cell>
        </table:table-row>
        <table:table-row table:style-name="ro1">
          <table:table-cell office:value-type="string" calcext:value-type="string">
            <text:p>&lt;a href="https://www.justice.gov/epstein/files/DataSet%209/EFTA00155552.pptm"&gt;https://www.justice.gov/epstein/files/DataSet%209/EFTA00155552.pptm&lt;/a&gt;</text:p>
          </table:table-cell>
        </table:table-row>
        <table:table-row table:style-name="ro1">
          <table:table-cell office:value-type="string" calcext:value-type="string">
            <text:p>&lt;a href="https://www.justice.gov/epstein/files/DataSet%209/EFTA00155552.pps"&gt;https://www.justice.gov/epstein/files/DataSet%209/EFTA00155552.pps&lt;/a&gt;</text:p>
          </table:table-cell>
        </table:table-row>
        <table:table-row table:style-name="ro1">
          <table:table-cell office:value-type="string" calcext:value-type="string">
            <text:p>&lt;a href="https://www.justice.gov/epstein/files/DataSet%209/EFTA00155552.ppsx"&gt;https://www.justice.gov/epstein/files/DataSet%209/EFTA00155552.ppsx&lt;/a&gt;</text:p>
          </table:table-cell>
        </table:table-row>
        <table:table-row table:style-name="ro1">
          <table:table-cell office:value-type="string" calcext:value-type="string">
            <text:p>&lt;a href="https://www.justice.gov/epstein/files/DataSet%209/EFTA00155552.pot"&gt;https://www.justice.gov/epstein/files/DataSet%209/EFTA00155552.pot&lt;/a&gt;</text:p>
          </table:table-cell>
        </table:table-row>
        <table:table-row table:style-name="ro1">
          <table:table-cell office:value-type="string" calcext:value-type="string">
            <text:p>&lt;a href="https://www.justice.gov/epstein/files/DataSet%209/EFTA00155552.potx"&gt;https://www.justice.gov/epstein/files/DataSet%209/EFTA00155552.potx&lt;/a&gt;</text:p>
          </table:table-cell>
        </table:table-row>
        <table:table-row table:style-name="ro1">
          <table:table-cell office:value-type="string" calcext:value-type="string">
            <text:p>&lt;a href="https://www.justice.gov/epstein/files/DataSet%209/EFTA00155552.odp"&gt;https://www.justice.gov/epstein/files/DataSet%209/EFTA00155552.odp&lt;/a&gt;</text:p>
          </table:table-cell>
        </table:table-row>
        <table:table-row table:style-name="ro1">
          <table:table-cell office:value-type="string" calcext:value-type="string">
            <text:p>&lt;a href="https://www.justice.gov/epstein/files/DataSet%209/EFTA00155552.key"&gt;https://www.justice.gov/epstein/files/DataSet%209/EFTA00155552.key&lt;/a&gt;</text:p>
          </table:table-cell>
        </table:table-row>
        <table:table-row table:style-name="ro1">
          <table:table-cell office:value-type="string" calcext:value-type="string">
            <text:p>&lt;a href="https://www.justice.gov/epstein/files/DataSet%209/EFTA00155552.xls"&gt;https://www.justice.gov/epstein/files/DataSet%209/EFTA00155552.xls&lt;/a&gt;</text:p>
          </table:table-cell>
        </table:table-row>
        <table:table-row table:style-name="ro1">
          <table:table-cell office:value-type="string" calcext:value-type="string">
            <text:p>&lt;a href="https://www.justice.gov/epstein/files/DataSet%209/EFTA00155552.xlsx"&gt;https://www.justice.gov/epstein/files/DataSet%209/EFTA00155552.xlsx&lt;/a&gt;</text:p>
          </table:table-cell>
        </table:table-row>
        <table:table-row table:style-name="ro1">
          <table:table-cell office:value-type="string" calcext:value-type="string">
            <text:p>&lt;a href="https://www.justice.gov/epstein/files/DataSet%209/EFTA00155552.xlsm"&gt;https://www.justice.gov/epstein/files/DataSet%209/EFTA00155552.xlsm&lt;/a&gt;</text:p>
          </table:table-cell>
        </table:table-row>
        <table:table-row table:style-name="ro1">
          <table:table-cell office:value-type="string" calcext:value-type="string">
            <text:p>&lt;a href="https://www.justice.gov/epstein/files/DataSet%209/EFTA00155552.xlt"&gt;https://www.justice.gov/epstein/files/DataSet%209/EFTA00155552.xlt&lt;/a&gt;</text:p>
          </table:table-cell>
        </table:table-row>
        <table:table-row table:style-name="ro1">
          <table:table-cell office:value-type="string" calcext:value-type="string">
            <text:p>&lt;a href="https://www.justice.gov/epstein/files/DataSet%209/EFTA00155552.xltx"&gt;https://www.justice.gov/epstein/files/DataSet%209/EFTA00155552.xltx&lt;/a&gt;</text:p>
          </table:table-cell>
        </table:table-row>
        <table:table-row table:style-name="ro1">
          <table:table-cell office:value-type="string" calcext:value-type="string">
            <text:p>&lt;a href="https://www.justice.gov/epstein/files/DataSet%209/EFTA00155552.ods"&gt;https://www.justice.gov/epstein/files/DataSet%209/EFTA00155552.ods&lt;/a&gt;</text:p>
          </table:table-cell>
        </table:table-row>
        <table:table-row table:style-name="ro1">
          <table:table-cell office:value-type="string" calcext:value-type="string">
            <text:p>&lt;a href="https://www.justice.gov/epstein/files/DataSet%209/EFTA00155552.csv"&gt;https://www.justice.gov/epstein/files/DataSet%209/EFTA00155552.csv&lt;/a&gt;</text:p>
          </table:table-cell>
        </table:table-row>
        <table:table-row table:style-name="ro1">
          <table:table-cell office:value-type="string" calcext:value-type="string">
            <text:p>&lt;a href="https://www.justice.gov/epstein/files/DataSet%209/EFTA00155552.numbers"&gt;https://www.justice.gov/epstein/files/DataSet%209/EFTA00155552.numbers&lt;/a&gt;</text:p>
          </table:table-cell>
        </table:table-row>
        <table:table-row table:style-name="ro1">
          <table:table-cell office:value-type="string" calcext:value-type="string">
            <text:p>&lt;a href="https://www.justice.gov/epstein/files/DataSet%209/EFTA00155552.wks"&gt;https://www.justice.gov/epstein/files/DataSet%209/EFTA00155552.wks&lt;/a&gt;</text:p>
          </table:table-cell>
        </table:table-row>
        <table:table-row table:style-name="ro1">
          <table:table-cell office:value-type="string" calcext:value-type="string">
            <text:p>&lt;a href="https://www.justice.gov/epstein/files/DataSet%209/EFTA00164286.avi"&gt;https://www.justice.gov/epstein/files/DataSet%209/EFTA00164286.avi&lt;/a&gt;</text:p>
          </table:table-cell>
        </table:table-row>
        <table:table-row table:style-name="ro1">
          <table:table-cell office:value-type="string" calcext:value-type="string">
            <text:p>&lt;a href="https://www.justice.gov/epstein/files/DataSet%209/EFTA00164286.mp4"&gt;https://www.justice.gov/epstein/files/DataSet%209/EFTA00164286.mp4&lt;/a&gt;</text:p>
          </table:table-cell>
        </table:table-row>
        <table:table-row table:style-name="ro1">
          <table:table-cell office:value-type="string" calcext:value-type="string">
            <text:p>&lt;a href="https://www.justice.gov/epstein/files/DataSet%209/EFTA00164286.mkv"&gt;https://www.justice.gov/epstein/files/DataSet%209/EFTA00164286.mkv&lt;/a&gt;</text:p>
          </table:table-cell>
        </table:table-row>
        <table:table-row table:style-name="ro1">
          <table:table-cell office:value-type="string" calcext:value-type="string">
            <text:p>&lt;a href="https://www.justice.gov/epstein/files/DataSet%209/EFTA00164286.mov"&gt;https://www.justice.gov/epstein/files/DataSet%209/EFTA00164286.mov&lt;/a&gt;</text:p>
          </table:table-cell>
        </table:table-row>
        <table:table-row table:style-name="ro1">
          <table:table-cell office:value-type="string" calcext:value-type="string">
            <text:p>&lt;a href="https://www.justice.gov/epstein/files/DataSet%209/EFTA00164286.wmv"&gt;https://www.justice.gov/epstein/files/DataSet%209/EFTA00164286.wmv&lt;/a&gt;</text:p>
          </table:table-cell>
        </table:table-row>
        <table:table-row table:style-name="ro1">
          <table:table-cell office:value-type="string" calcext:value-type="string">
            <text:p>&lt;a href="https://www.justice.gov/epstein/files/DataSet%209/EFTA00164286.flv"&gt;https://www.justice.gov/epstein/files/DataSet%209/EFTA00164286.flv&lt;/a&gt;</text:p>
          </table:table-cell>
        </table:table-row>
        <table:table-row table:style-name="ro1">
          <table:table-cell office:value-type="string" calcext:value-type="string">
            <text:p>&lt;a href="https://www.justice.gov/epstein/files/DataSet%209/EFTA00164286.webm"&gt;https://www.justice.gov/epstein/files/DataSet%209/EFTA00164286.webm&lt;/a&gt;</text:p>
          </table:table-cell>
        </table:table-row>
        <table:table-row table:style-name="ro1">
          <table:table-cell office:value-type="string" calcext:value-type="string">
            <text:p>&lt;a href="https://www.justice.gov/epstein/files/DataSet%209/EFTA00164286.mpg"&gt;https://www.justice.gov/epstein/files/DataSet%209/EFTA00164286.mpg&lt;/a&gt;</text:p>
          </table:table-cell>
        </table:table-row>
        <table:table-row table:style-name="ro1">
          <table:table-cell office:value-type="string" calcext:value-type="string">
            <text:p>&lt;a href="https://www.justice.gov/epstein/files/DataSet%209/EFTA00164286.mpeg"&gt;https://www.justice.gov/epstein/files/DataSet%209/EFTA00164286.mpeg&lt;/a&gt;</text:p>
          </table:table-cell>
        </table:table-row>
        <table:table-row table:style-name="ro1">
          <table:table-cell office:value-type="string" calcext:value-type="string">
            <text:p>&lt;a href="https://www.justice.gov/epstein/files/DataSet%209/EFTA00164286.m4v"&gt;https://www.justice.gov/epstein/files/DataSet%209/EFTA00164286.m4v&lt;/a&gt;</text:p>
          </table:table-cell>
        </table:table-row>
        <table:table-row table:style-name="ro1">
          <table:table-cell office:value-type="string" calcext:value-type="string">
            <text:p>&lt;a href="https://www.justice.gov/epstein/files/DataSet%209/EFTA00164286.ogv"&gt;https://www.justice.gov/epstein/files/DataSet%209/EFTA00164286.ogv&lt;/a&gt;</text:p>
          </table:table-cell>
        </table:table-row>
        <table:table-row table:style-name="ro1">
          <table:table-cell office:value-type="string" calcext:value-type="string">
            <text:p>&lt;a href="https://www.justice.gov/epstein/files/DataSet%209/EFTA00164286.vob"&gt;https://www.justice.gov/epstein/files/DataSet%209/EFTA00164286.vob&lt;/a&gt;</text:p>
          </table:table-cell>
        </table:table-row>
        <table:table-row table:style-name="ro1">
          <table:table-cell office:value-type="string" calcext:value-type="string">
            <text:p>&lt;a href="https://www.justice.gov/epstein/files/DataSet%209/EFTA00164286.3gp"&gt;https://www.justice.gov/epstein/files/DataSet%209/EFTA00164286.3gp&lt;/a&gt;</text:p>
          </table:table-cell>
        </table:table-row>
        <table:table-row table:style-name="ro1">
          <table:table-cell office:value-type="string" calcext:value-type="string">
            <text:p>&lt;a href="https://www.justice.gov/epstein/files/DataSet%209/EFTA00164286.ts"&gt;https://www.justice.gov/epstein/files/DataSet%209/EFTA00164286.ts&lt;/a&gt;</text:p>
          </table:table-cell>
        </table:table-row>
        <table:table-row table:style-name="ro1">
          <table:table-cell office:value-type="string" calcext:value-type="string">
            <text:p>&lt;a href="https://www.justice.gov/epstein/files/DataSet%209/EFTA00164286.rm"&gt;https://www.justice.gov/epstein/files/DataSet%209/EFTA00164286.rm&lt;/a&gt;</text:p>
          </table:table-cell>
        </table:table-row>
        <table:table-row table:style-name="ro1">
          <table:table-cell office:value-type="string" calcext:value-type="string">
            <text:p>&lt;a href="https://www.justice.gov/epstein/files/DataSet%209/EFTA00164286.asf"&gt;https://www.justice.gov/epstein/files/DataSet%209/EFTA00164286.asf&lt;/a&gt;</text:p>
          </table:table-cell>
        </table:table-row>
        <table:table-row table:style-name="ro1">
          <table:table-cell office:value-type="string" calcext:value-type="string">
            <text:p>&lt;a href="https://www.justice.gov/epstein/files/DataSet%209/EFTA00164286.mp3"&gt;https://www.justice.gov/epstein/files/DataSet%209/EFTA00164286.mp3&lt;/a&gt;</text:p>
          </table:table-cell>
        </table:table-row>
        <table:table-row table:style-name="ro1">
          <table:table-cell office:value-type="string" calcext:value-type="string">
            <text:p>&lt;a href="https://www.justice.gov/epstein/files/DataSet%209/EFTA00164286.wav"&gt;https://www.justice.gov/epstein/files/DataSet%209/EFTA00164286.wav&lt;/a&gt;</text:p>
          </table:table-cell>
        </table:table-row>
        <table:table-row table:style-name="ro1">
          <table:table-cell office:value-type="string" calcext:value-type="string">
            <text:p>&lt;a href="https://www.justice.gov/epstein/files/DataSet%209/EFTA00164286.aac"&gt;https://www.justice.gov/epstein/files/DataSet%209/EFTA00164286.aac&lt;/a&gt;</text:p>
          </table:table-cell>
        </table:table-row>
        <table:table-row table:style-name="ro1">
          <table:table-cell office:value-type="string" calcext:value-type="string">
            <text:p>&lt;a href="https://www.justice.gov/epstein/files/DataSet%209/EFTA00164286.m4a"&gt;https://www.justice.gov/epstein/files/DataSet%209/EFTA00164286.m4a&lt;/a&gt;</text:p>
          </table:table-cell>
        </table:table-row>
        <table:table-row table:style-name="ro1">
          <table:table-cell office:value-type="string" calcext:value-type="string">
            <text:p>&lt;a href="https://www.justice.gov/epstein/files/DataSet%209/EFTA00164286.wma"&gt;https://www.justice.gov/epstein/files/DataSet%209/EFTA00164286.wma&lt;/a&gt;</text:p>
          </table:table-cell>
        </table:table-row>
        <table:table-row table:style-name="ro1">
          <table:table-cell office:value-type="string" calcext:value-type="string">
            <text:p>&lt;a href="https://www.justice.gov/epstein/files/DataSet%209/EFTA00164286.ogg"&gt;https://www.justice.gov/epstein/files/DataSet%209/EFTA00164286.ogg&lt;/a&gt;</text:p>
          </table:table-cell>
        </table:table-row>
        <table:table-row table:style-name="ro1">
          <table:table-cell office:value-type="string" calcext:value-type="string">
            <text:p>&lt;a href="https://www.justice.gov/epstein/files/DataSet%209/EFTA00164286.flac"&gt;https://www.justice.gov/epstein/files/DataSet%209/EFTA00164286.flac&lt;/a&gt;</text:p>
          </table:table-cell>
        </table:table-row>
        <table:table-row table:style-name="ro1">
          <table:table-cell office:value-type="string" calcext:value-type="string">
            <text:p>&lt;a href="https://www.justice.gov/epstein/files/DataSet%209/EFTA00164286.aiff"&gt;https://www.justice.gov/epstein/files/DataSet%209/EFTA00164286.aiff&lt;/a&gt;</text:p>
          </table:table-cell>
        </table:table-row>
        <table:table-row table:style-name="ro1">
          <table:table-cell office:value-type="string" calcext:value-type="string">
            <text:p>&lt;a href="https://www.justice.gov/epstein/files/DataSet%209/EFTA00164286.mid"&gt;https://www.justice.gov/epstein/files/DataSet%209/EFTA00164286.mid&lt;/a&gt;</text:p>
          </table:table-cell>
        </table:table-row>
        <table:table-row table:style-name="ro1">
          <table:table-cell office:value-type="string" calcext:value-type="string">
            <text:p>&lt;a href="https://www.justice.gov/epstein/files/DataSet%209/EFTA00164286.midi"&gt;https://www.justice.gov/epstein/files/DataSet%209/EFTA00164286.midi&lt;/a&gt;</text:p>
          </table:table-cell>
        </table:table-row>
        <table:table-row table:style-name="ro1">
          <table:table-cell office:value-type="string" calcext:value-type="string">
            <text:p>&lt;a href="https://www.justice.gov/epstein/files/DataSet%209/EFTA00164286.amr"&gt;https://www.justice.gov/epstein/files/DataSet%209/EFTA00164286.amr&lt;/a&gt;</text:p>
          </table:table-cell>
        </table:table-row>
        <table:table-row table:style-name="ro1">
          <table:table-cell office:value-type="string" calcext:value-type="string">
            <text:p>&lt;a href="https://www.justice.gov/epstein/files/DataSet%209/EFTA00164286.ra"&gt;https://www.justice.gov/epstein/files/DataSet%209/EFTA00164286.ra&lt;/a&gt;</text:p>
          </table:table-cell>
        </table:table-row>
        <table:table-row table:style-name="ro1">
          <table:table-cell office:value-type="string" calcext:value-type="string">
            <text:p>&lt;a href="https://www.justice.gov/epstein/files/DataSet%209/EFTA00164286.opus"&gt;https://www.justice.gov/epstein/files/DataSet%209/EFTA00164286.opus&lt;/a&gt;</text:p>
          </table:table-cell>
        </table:table-row>
        <table:table-row table:style-name="ro1">
          <table:table-cell office:value-type="string" calcext:value-type="string">
            <text:p>&lt;a href="https://www.justice.gov/epstein/files/DataSet%209/EFTA00164286.jpg"&gt;https://www.justice.gov/epstein/files/DataSet%209/EFTA00164286.jpg&lt;/a&gt;</text:p>
          </table:table-cell>
        </table:table-row>
        <table:table-row table:style-name="ro1">
          <table:table-cell office:value-type="string" calcext:value-type="string">
            <text:p>&lt;a href="https://www.justice.gov/epstein/files/DataSet%209/EFTA00164286.jpeg"&gt;https://www.justice.gov/epstein/files/DataSet%209/EFTA00164286.jpeg&lt;/a&gt;</text:p>
          </table:table-cell>
        </table:table-row>
        <table:table-row table:style-name="ro1">
          <table:table-cell office:value-type="string" calcext:value-type="string">
            <text:p>&lt;a href="https://www.justice.gov/epstein/files/DataSet%209/EFTA00164286.png"&gt;https://www.justice.gov/epstein/files/DataSet%209/EFTA00164286.png&lt;/a&gt;</text:p>
          </table:table-cell>
        </table:table-row>
        <table:table-row table:style-name="ro1">
          <table:table-cell office:value-type="string" calcext:value-type="string">
            <text:p>&lt;a href="https://www.justice.gov/epstein/files/DataSet%209/EFTA00164286.gif"&gt;https://www.justice.gov/epstein/files/DataSet%209/EFTA00164286.gif&lt;/a&gt;</text:p>
          </table:table-cell>
        </table:table-row>
        <table:table-row table:style-name="ro1">
          <table:table-cell office:value-type="string" calcext:value-type="string">
            <text:p>&lt;a href="https://www.justice.gov/epstein/files/DataSet%209/EFTA00164286.bmp"&gt;https://www.justice.gov/epstein/files/DataSet%209/EFTA00164286.bmp&lt;/a&gt;</text:p>
          </table:table-cell>
        </table:table-row>
        <table:table-row table:style-name="ro1">
          <table:table-cell office:value-type="string" calcext:value-type="string">
            <text:p>&lt;a href="https://www.justice.gov/epstein/files/DataSet%209/EFTA00164286.tif"&gt;https://www.justice.gov/epstein/files/DataSet%209/EFTA00164286.tif&lt;/a&gt;</text:p>
          </table:table-cell>
        </table:table-row>
        <table:table-row table:style-name="ro1">
          <table:table-cell office:value-type="string" calcext:value-type="string">
            <text:p>&lt;a href="https://www.justice.gov/epstein/files/DataSet%209/EFTA00164286.tiff"&gt;https://www.justice.gov/epstein/files/DataSet%209/EFTA00164286.tiff&lt;/a&gt;</text:p>
          </table:table-cell>
        </table:table-row>
        <table:table-row table:style-name="ro1">
          <table:table-cell office:value-type="string" calcext:value-type="string">
            <text:p>&lt;a href="https://www.justice.gov/epstein/files/DataSet%209/EFTA00164286.webp"&gt;https://www.justice.gov/epstein/files/DataSet%209/EFTA00164286.webp&lt;/a&gt;</text:p>
          </table:table-cell>
        </table:table-row>
        <table:table-row table:style-name="ro1">
          <table:table-cell office:value-type="string" calcext:value-type="string">
            <text:p>&lt;a href="https://www.justice.gov/epstein/files/DataSet%209/EFTA00164286.heic"&gt;https://www.justice.gov/epstein/files/DataSet%209/EFTA00164286.heic&lt;/a&gt;</text:p>
          </table:table-cell>
        </table:table-row>
        <table:table-row table:style-name="ro1">
          <table:table-cell office:value-type="string" calcext:value-type="string">
            <text:p>&lt;a href="https://www.justice.gov/epstein/files/DataSet%209/EFTA00164286.heif"&gt;https://www.justice.gov/epstein/files/DataSet%209/EFTA00164286.heif&lt;/a&gt;</text:p>
          </table:table-cell>
        </table:table-row>
        <table:table-row table:style-name="ro1">
          <table:table-cell office:value-type="string" calcext:value-type="string">
            <text:p>&lt;a href="https://www.justice.gov/epstein/files/DataSet%209/EFTA00164286.psd"&gt;https://www.justice.gov/epstein/files/DataSet%209/EFTA00164286.psd&lt;/a&gt;</text:p>
          </table:table-cell>
        </table:table-row>
        <table:table-row table:style-name="ro1">
          <table:table-cell office:value-type="string" calcext:value-type="string">
            <text:p>&lt;a href="https://www.justice.gov/epstein/files/DataSet%209/EFTA00164286.eps"&gt;https://www.justice.gov/epstein/files/DataSet%209/EFTA00164286.eps&lt;/a&gt;</text:p>
          </table:table-cell>
        </table:table-row>
        <table:table-row table:style-name="ro1">
          <table:table-cell office:value-type="string" calcext:value-type="string">
            <text:p>&lt;a href="https://www.justice.gov/epstein/files/DataSet%209/EFTA00164286.raw"&gt;https://www.justice.gov/epstein/files/DataSet%209/EFTA00164286.raw&lt;/a&gt;</text:p>
          </table:table-cell>
        </table:table-row>
        <table:table-row table:style-name="ro1">
          <table:table-cell office:value-type="string" calcext:value-type="string">
            <text:p>&lt;a href="https://www.justice.gov/epstein/files/DataSet%209/EFTA00164286.svg"&gt;https://www.justice.gov/epstein/files/DataSet%209/EFTA00164286.svg&lt;/a&gt;</text:p>
          </table:table-cell>
        </table:table-row>
        <table:table-row table:style-name="ro1">
          <table:table-cell office:value-type="string" calcext:value-type="string">
            <text:p>&lt;a href="https://www.justice.gov/epstein/files/DataSet%209/EFTA00164286.pcx"&gt;https://www.justice.gov/epstein/files/DataSet%209/EFTA00164286.pcx&lt;/a&gt;</text:p>
          </table:table-cell>
        </table:table-row>
        <table:table-row table:style-name="ro1">
          <table:table-cell office:value-type="string" calcext:value-type="string">
            <text:p>&lt;a href="https://www.justice.gov/epstein/files/DataSet%209/EFTA00164286.doc"&gt;https://www.justice.gov/epstein/files/DataSet%209/EFTA00164286.doc&lt;/a&gt;</text:p>
          </table:table-cell>
        </table:table-row>
        <table:table-row table:style-name="ro1">
          <table:table-cell office:value-type="string" calcext:value-type="string">
            <text:p>&lt;a href="https://www.justice.gov/epstein/files/DataSet%209/EFTA00164286.docx"&gt;https://www.justice.gov/epstein/files/DataSet%209/EFTA00164286.docx&lt;/a&gt;</text:p>
          </table:table-cell>
        </table:table-row>
        <table:table-row table:style-name="ro1">
          <table:table-cell office:value-type="string" calcext:value-type="string">
            <text:p>&lt;a href="https://www.justice.gov/epstein/files/DataSet%209/EFTA00164286.docm"&gt;https://www.justice.gov/epstein/files/DataSet%209/EFTA00164286.docm&lt;/a&gt;</text:p>
          </table:table-cell>
        </table:table-row>
        <table:table-row table:style-name="ro1">
          <table:table-cell office:value-type="string" calcext:value-type="string">
            <text:p>&lt;a href="https://www.justice.gov/epstein/files/DataSet%209/EFTA00164286.rtf"&gt;https://www.justice.gov/epstein/files/DataSet%209/EFTA00164286.rtf&lt;/a&gt;</text:p>
          </table:table-cell>
        </table:table-row>
        <table:table-row table:style-name="ro1">
          <table:table-cell office:value-type="string" calcext:value-type="string">
            <text:p>&lt;a href="https://www.justice.gov/epstein/files/DataSet%209/EFTA00164286.odt"&gt;https://www.justice.gov/epstein/files/DataSet%209/EFTA00164286.odt&lt;/a&gt;</text:p>
          </table:table-cell>
        </table:table-row>
        <table:table-row table:style-name="ro1">
          <table:table-cell office:value-type="string" calcext:value-type="string">
            <text:p>&lt;a href="https://www.justice.gov/epstein/files/DataSet%209/EFTA00164286.txt"&gt;https://www.justice.gov/epstein/files/DataSet%209/EFTA00164286.txt&lt;/a&gt;</text:p>
          </table:table-cell>
        </table:table-row>
        <table:table-row table:style-name="ro1">
          <table:table-cell office:value-type="string" calcext:value-type="string">
            <text:p>&lt;a href="https://www.justice.gov/epstein/files/DataSet%209/EFTA00164286.wps"&gt;https://www.justice.gov/epstein/files/DataSet%209/EFTA00164286.wps&lt;/a&gt;</text:p>
          </table:table-cell>
        </table:table-row>
        <table:table-row table:style-name="ro1">
          <table:table-cell office:value-type="string" calcext:value-type="string">
            <text:p>&lt;a href="https://www.justice.gov/epstein/files/DataSet%209/EFTA00164286.dot"&gt;https://www.justice.gov/epstein/files/DataSet%209/EFTA00164286.dot&lt;/a&gt;</text:p>
          </table:table-cell>
        </table:table-row>
        <table:table-row table:style-name="ro1">
          <table:table-cell office:value-type="string" calcext:value-type="string">
            <text:p>&lt;a href="https://www.justice.gov/epstein/files/DataSet%209/EFTA00164286.dotx"&gt;https://www.justice.gov/epstein/files/DataSet%209/EFTA00164286.dotx&lt;/a&gt;</text:p>
          </table:table-cell>
        </table:table-row>
        <table:table-row table:style-name="ro1">
          <table:table-cell office:value-type="string" calcext:value-type="string">
            <text:p>&lt;a href="https://www.justice.gov/epstein/files/DataSet%209/EFTA00164286.abw"&gt;https://www.justice.gov/epstein/files/DataSet%209/EFTA00164286.abw&lt;/a&gt;</text:p>
          </table:table-cell>
        </table:table-row>
        <table:table-row table:style-name="ro1">
          <table:table-cell office:value-type="string" calcext:value-type="string">
            <text:p>&lt;a href="https://www.justice.gov/epstein/files/DataSet%209/EFTA00164286.ppt"&gt;https://www.justice.gov/epstein/files/DataSet%209/EFTA00164286.ppt&lt;/a&gt;</text:p>
          </table:table-cell>
        </table:table-row>
        <table:table-row table:style-name="ro1">
          <table:table-cell office:value-type="string" calcext:value-type="string">
            <text:p>&lt;a href="https://www.justice.gov/epstein/files/DataSet%209/EFTA00164286.pptx"&gt;https://www.justice.gov/epstein/files/DataSet%209/EFTA00164286.pptx&lt;/a&gt;</text:p>
          </table:table-cell>
        </table:table-row>
        <table:table-row table:style-name="ro1">
          <table:table-cell office:value-type="string" calcext:value-type="string">
            <text:p>&lt;a href="https://www.justice.gov/epstein/files/DataSet%209/EFTA00164286.pptm"&gt;https://www.justice.gov/epstein/files/DataSet%209/EFTA00164286.pptm&lt;/a&gt;</text:p>
          </table:table-cell>
        </table:table-row>
        <table:table-row table:style-name="ro1">
          <table:table-cell office:value-type="string" calcext:value-type="string">
            <text:p>&lt;a href="https://www.justice.gov/epstein/files/DataSet%209/EFTA00164286.pps"&gt;https://www.justice.gov/epstein/files/DataSet%209/EFTA00164286.pps&lt;/a&gt;</text:p>
          </table:table-cell>
        </table:table-row>
        <table:table-row table:style-name="ro1">
          <table:table-cell office:value-type="string" calcext:value-type="string">
            <text:p>&lt;a href="https://www.justice.gov/epstein/files/DataSet%209/EFTA00164286.ppsx"&gt;https://www.justice.gov/epstein/files/DataSet%209/EFTA00164286.ppsx&lt;/a&gt;</text:p>
          </table:table-cell>
        </table:table-row>
        <table:table-row table:style-name="ro1">
          <table:table-cell office:value-type="string" calcext:value-type="string">
            <text:p>&lt;a href="https://www.justice.gov/epstein/files/DataSet%209/EFTA00164286.pot"&gt;https://www.justice.gov/epstein/files/DataSet%209/EFTA00164286.pot&lt;/a&gt;</text:p>
          </table:table-cell>
        </table:table-row>
        <table:table-row table:style-name="ro1">
          <table:table-cell office:value-type="string" calcext:value-type="string">
            <text:p>&lt;a href="https://www.justice.gov/epstein/files/DataSet%209/EFTA00164286.potx"&gt;https://www.justice.gov/epstein/files/DataSet%209/EFTA00164286.potx&lt;/a&gt;</text:p>
          </table:table-cell>
        </table:table-row>
        <table:table-row table:style-name="ro1">
          <table:table-cell office:value-type="string" calcext:value-type="string">
            <text:p>&lt;a href="https://www.justice.gov/epstein/files/DataSet%209/EFTA00164286.odp"&gt;https://www.justice.gov/epstein/files/DataSet%209/EFTA00164286.odp&lt;/a&gt;</text:p>
          </table:table-cell>
        </table:table-row>
        <table:table-row table:style-name="ro1">
          <table:table-cell office:value-type="string" calcext:value-type="string">
            <text:p>&lt;a href="https://www.justice.gov/epstein/files/DataSet%209/EFTA00164286.key"&gt;https://www.justice.gov/epstein/files/DataSet%209/EFTA00164286.key&lt;/a&gt;</text:p>
          </table:table-cell>
        </table:table-row>
        <table:table-row table:style-name="ro1">
          <table:table-cell office:value-type="string" calcext:value-type="string">
            <text:p>&lt;a href="https://www.justice.gov/epstein/files/DataSet%209/EFTA00164286.xls"&gt;https://www.justice.gov/epstein/files/DataSet%209/EFTA00164286.xls&lt;/a&gt;</text:p>
          </table:table-cell>
        </table:table-row>
        <table:table-row table:style-name="ro1">
          <table:table-cell office:value-type="string" calcext:value-type="string">
            <text:p>&lt;a href="https://www.justice.gov/epstein/files/DataSet%209/EFTA00164286.xlsx"&gt;https://www.justice.gov/epstein/files/DataSet%209/EFTA00164286.xlsx&lt;/a&gt;</text:p>
          </table:table-cell>
        </table:table-row>
        <table:table-row table:style-name="ro1">
          <table:table-cell office:value-type="string" calcext:value-type="string">
            <text:p>&lt;a href="https://www.justice.gov/epstein/files/DataSet%209/EFTA00164286.xlsm"&gt;https://www.justice.gov/epstein/files/DataSet%209/EFTA00164286.xlsm&lt;/a&gt;</text:p>
          </table:table-cell>
        </table:table-row>
        <table:table-row table:style-name="ro1">
          <table:table-cell office:value-type="string" calcext:value-type="string">
            <text:p>&lt;a href="https://www.justice.gov/epstein/files/DataSet%209/EFTA00164286.xlt"&gt;https://www.justice.gov/epstein/files/DataSet%209/EFTA00164286.xlt&lt;/a&gt;</text:p>
          </table:table-cell>
        </table:table-row>
        <table:table-row table:style-name="ro1">
          <table:table-cell office:value-type="string" calcext:value-type="string">
            <text:p>&lt;a href="https://www.justice.gov/epstein/files/DataSet%209/EFTA00164286.xltx"&gt;https://www.justice.gov/epstein/files/DataSet%209/EFTA00164286.xltx&lt;/a&gt;</text:p>
          </table:table-cell>
        </table:table-row>
        <table:table-row table:style-name="ro1">
          <table:table-cell office:value-type="string" calcext:value-type="string">
            <text:p>&lt;a href="https://www.justice.gov/epstein/files/DataSet%209/EFTA00164286.ods"&gt;https://www.justice.gov/epstein/files/DataSet%209/EFTA00164286.ods&lt;/a&gt;</text:p>
          </table:table-cell>
        </table:table-row>
        <table:table-row table:style-name="ro1">
          <table:table-cell office:value-type="string" calcext:value-type="string">
            <text:p>&lt;a href="https://www.justice.gov/epstein/files/DataSet%209/EFTA00164286.csv"&gt;https://www.justice.gov/epstein/files/DataSet%209/EFTA00164286.csv&lt;/a&gt;</text:p>
          </table:table-cell>
        </table:table-row>
        <table:table-row table:style-name="ro1">
          <table:table-cell office:value-type="string" calcext:value-type="string">
            <text:p>&lt;a href="https://www.justice.gov/epstein/files/DataSet%209/EFTA00164286.numbers"&gt;https://www.justice.gov/epstein/files/DataSet%209/EFTA00164286.numbers&lt;/a&gt;</text:p>
          </table:table-cell>
        </table:table-row>
        <table:table-row table:style-name="ro1">
          <table:table-cell office:value-type="string" calcext:value-type="string">
            <text:p>&lt;a href="https://www.justice.gov/epstein/files/DataSet%209/EFTA00164286.wks"&gt;https://www.justice.gov/epstein/files/DataSet%209/EFTA00164286.wks&lt;/a&gt;</text:p>
          </table:table-cell>
        </table:table-row>
        <table:table-row table:style-name="ro1">
          <table:table-cell office:value-type="string" calcext:value-type="string">
            <text:p>&lt;a href="https://www.justice.gov/epstein/files/DataSet%209/EFTA00164288.avi"&gt;https://www.justice.gov/epstein/files/DataSet%209/EFTA00164288.avi&lt;/a&gt;</text:p>
          </table:table-cell>
        </table:table-row>
        <table:table-row table:style-name="ro1">
          <table:table-cell office:value-type="string" calcext:value-type="string">
            <text:p>&lt;a href="https://www.justice.gov/epstein/files/DataSet%209/EFTA00164288.mp4"&gt;https://www.justice.gov/epstein/files/DataSet%209/EFTA00164288.mp4&lt;/a&gt;</text:p>
          </table:table-cell>
        </table:table-row>
        <table:table-row table:style-name="ro1">
          <table:table-cell office:value-type="string" calcext:value-type="string">
            <text:p>&lt;a href="https://www.justice.gov/epstein/files/DataSet%209/EFTA00164288.mkv"&gt;https://www.justice.gov/epstein/files/DataSet%209/EFTA00164288.mkv&lt;/a&gt;</text:p>
          </table:table-cell>
        </table:table-row>
        <table:table-row table:style-name="ro1">
          <table:table-cell office:value-type="string" calcext:value-type="string">
            <text:p>&lt;a href="https://www.justice.gov/epstein/files/DataSet%209/EFTA00164288.mov"&gt;https://www.justice.gov/epstein/files/DataSet%209/EFTA00164288.mov&lt;/a&gt;</text:p>
          </table:table-cell>
        </table:table-row>
        <table:table-row table:style-name="ro1">
          <table:table-cell office:value-type="string" calcext:value-type="string">
            <text:p>&lt;a href="https://www.justice.gov/epstein/files/DataSet%209/EFTA00164288.wmv"&gt;https://www.justice.gov/epstein/files/DataSet%209/EFTA00164288.wmv&lt;/a&gt;</text:p>
          </table:table-cell>
        </table:table-row>
        <table:table-row table:style-name="ro1">
          <table:table-cell office:value-type="string" calcext:value-type="string">
            <text:p>&lt;a href="https://www.justice.gov/epstein/files/DataSet%209/EFTA00164288.flv"&gt;https://www.justice.gov/epstein/files/DataSet%209/EFTA00164288.flv&lt;/a&gt;</text:p>
          </table:table-cell>
        </table:table-row>
        <table:table-row table:style-name="ro1">
          <table:table-cell office:value-type="string" calcext:value-type="string">
            <text:p>&lt;a href="https://www.justice.gov/epstein/files/DataSet%209/EFTA00164288.webm"&gt;https://www.justice.gov/epstein/files/DataSet%209/EFTA00164288.webm&lt;/a&gt;</text:p>
          </table:table-cell>
        </table:table-row>
        <table:table-row table:style-name="ro1">
          <table:table-cell office:value-type="string" calcext:value-type="string">
            <text:p>&lt;a href="https://www.justice.gov/epstein/files/DataSet%209/EFTA00164288.mpg"&gt;https://www.justice.gov/epstein/files/DataSet%209/EFTA00164288.mpg&lt;/a&gt;</text:p>
          </table:table-cell>
        </table:table-row>
        <table:table-row table:style-name="ro1">
          <table:table-cell office:value-type="string" calcext:value-type="string">
            <text:p>&lt;a href="https://www.justice.gov/epstein/files/DataSet%209/EFTA00164288.mpeg"&gt;https://www.justice.gov/epstein/files/DataSet%209/EFTA00164288.mpeg&lt;/a&gt;</text:p>
          </table:table-cell>
        </table:table-row>
        <table:table-row table:style-name="ro1">
          <table:table-cell office:value-type="string" calcext:value-type="string">
            <text:p>&lt;a href="https://www.justice.gov/epstein/files/DataSet%209/EFTA00164288.m4v"&gt;https://www.justice.gov/epstein/files/DataSet%209/EFTA00164288.m4v&lt;/a&gt;</text:p>
          </table:table-cell>
        </table:table-row>
        <table:table-row table:style-name="ro1">
          <table:table-cell office:value-type="string" calcext:value-type="string">
            <text:p>&lt;a href="https://www.justice.gov/epstein/files/DataSet%209/EFTA00164288.ogv"&gt;https://www.justice.gov/epstein/files/DataSet%209/EFTA00164288.ogv&lt;/a&gt;</text:p>
          </table:table-cell>
        </table:table-row>
        <table:table-row table:style-name="ro1">
          <table:table-cell office:value-type="string" calcext:value-type="string">
            <text:p>&lt;a href="https://www.justice.gov/epstein/files/DataSet%209/EFTA00164288.vob"&gt;https://www.justice.gov/epstein/files/DataSet%209/EFTA00164288.vob&lt;/a&gt;</text:p>
          </table:table-cell>
        </table:table-row>
        <table:table-row table:style-name="ro1">
          <table:table-cell office:value-type="string" calcext:value-type="string">
            <text:p>&lt;a href="https://www.justice.gov/epstein/files/DataSet%209/EFTA00164288.3gp"&gt;https://www.justice.gov/epstein/files/DataSet%209/EFTA00164288.3gp&lt;/a&gt;</text:p>
          </table:table-cell>
        </table:table-row>
        <table:table-row table:style-name="ro1">
          <table:table-cell office:value-type="string" calcext:value-type="string">
            <text:p>&lt;a href="https://www.justice.gov/epstein/files/DataSet%209/EFTA00164288.ts"&gt;https://www.justice.gov/epstein/files/DataSet%209/EFTA00164288.ts&lt;/a&gt;</text:p>
          </table:table-cell>
        </table:table-row>
        <table:table-row table:style-name="ro1">
          <table:table-cell office:value-type="string" calcext:value-type="string">
            <text:p>&lt;a href="https://www.justice.gov/epstein/files/DataSet%209/EFTA00164288.rm"&gt;https://www.justice.gov/epstein/files/DataSet%209/EFTA00164288.rm&lt;/a&gt;</text:p>
          </table:table-cell>
        </table:table-row>
        <table:table-row table:style-name="ro1">
          <table:table-cell office:value-type="string" calcext:value-type="string">
            <text:p>&lt;a href="https://www.justice.gov/epstein/files/DataSet%209/EFTA00164288.asf"&gt;https://www.justice.gov/epstein/files/DataSet%209/EFTA00164288.asf&lt;/a&gt;</text:p>
          </table:table-cell>
        </table:table-row>
        <table:table-row table:style-name="ro1">
          <table:table-cell office:value-type="string" calcext:value-type="string">
            <text:p>&lt;a href="https://www.justice.gov/epstein/files/DataSet%209/EFTA00164288.mp3"&gt;https://www.justice.gov/epstein/files/DataSet%209/EFTA00164288.mp3&lt;/a&gt;</text:p>
          </table:table-cell>
        </table:table-row>
        <table:table-row table:style-name="ro1">
          <table:table-cell office:value-type="string" calcext:value-type="string">
            <text:p>&lt;a href="https://www.justice.gov/epstein/files/DataSet%209/EFTA00164288.wav"&gt;https://www.justice.gov/epstein/files/DataSet%209/EFTA00164288.wav&lt;/a&gt;</text:p>
          </table:table-cell>
        </table:table-row>
        <table:table-row table:style-name="ro1">
          <table:table-cell office:value-type="string" calcext:value-type="string">
            <text:p>&lt;a href="https://www.justice.gov/epstein/files/DataSet%209/EFTA00164288.aac"&gt;https://www.justice.gov/epstein/files/DataSet%209/EFTA00164288.aac&lt;/a&gt;</text:p>
          </table:table-cell>
        </table:table-row>
        <table:table-row table:style-name="ro1">
          <table:table-cell office:value-type="string" calcext:value-type="string">
            <text:p>&lt;a href="https://www.justice.gov/epstein/files/DataSet%209/EFTA00164288.m4a"&gt;https://www.justice.gov/epstein/files/DataSet%209/EFTA00164288.m4a&lt;/a&gt;</text:p>
          </table:table-cell>
        </table:table-row>
        <table:table-row table:style-name="ro1">
          <table:table-cell office:value-type="string" calcext:value-type="string">
            <text:p>&lt;a href="https://www.justice.gov/epstein/files/DataSet%209/EFTA00164288.wma"&gt;https://www.justice.gov/epstein/files/DataSet%209/EFTA00164288.wma&lt;/a&gt;</text:p>
          </table:table-cell>
        </table:table-row>
        <table:table-row table:style-name="ro1">
          <table:table-cell office:value-type="string" calcext:value-type="string">
            <text:p>&lt;a href="https://www.justice.gov/epstein/files/DataSet%209/EFTA00164288.ogg"&gt;https://www.justice.gov/epstein/files/DataSet%209/EFTA00164288.ogg&lt;/a&gt;</text:p>
          </table:table-cell>
        </table:table-row>
        <table:table-row table:style-name="ro1">
          <table:table-cell office:value-type="string" calcext:value-type="string">
            <text:p>&lt;a href="https://www.justice.gov/epstein/files/DataSet%209/EFTA00164288.flac"&gt;https://www.justice.gov/epstein/files/DataSet%209/EFTA00164288.flac&lt;/a&gt;</text:p>
          </table:table-cell>
        </table:table-row>
        <table:table-row table:style-name="ro1">
          <table:table-cell office:value-type="string" calcext:value-type="string">
            <text:p>&lt;a href="https://www.justice.gov/epstein/files/DataSet%209/EFTA00164288.aiff"&gt;https://www.justice.gov/epstein/files/DataSet%209/EFTA00164288.aiff&lt;/a&gt;</text:p>
          </table:table-cell>
        </table:table-row>
        <table:table-row table:style-name="ro1">
          <table:table-cell office:value-type="string" calcext:value-type="string">
            <text:p>&lt;a href="https://www.justice.gov/epstein/files/DataSet%209/EFTA00164288.mid"&gt;https://www.justice.gov/epstein/files/DataSet%209/EFTA00164288.mid&lt;/a&gt;</text:p>
          </table:table-cell>
        </table:table-row>
        <table:table-row table:style-name="ro1">
          <table:table-cell office:value-type="string" calcext:value-type="string">
            <text:p>&lt;a href="https://www.justice.gov/epstein/files/DataSet%209/EFTA00164288.midi"&gt;https://www.justice.gov/epstein/files/DataSet%209/EFTA00164288.midi&lt;/a&gt;</text:p>
          </table:table-cell>
        </table:table-row>
        <table:table-row table:style-name="ro1">
          <table:table-cell office:value-type="string" calcext:value-type="string">
            <text:p>&lt;a href="https://www.justice.gov/epstein/files/DataSet%209/EFTA00164288.amr"&gt;https://www.justice.gov/epstein/files/DataSet%209/EFTA00164288.amr&lt;/a&gt;</text:p>
          </table:table-cell>
        </table:table-row>
        <table:table-row table:style-name="ro1">
          <table:table-cell office:value-type="string" calcext:value-type="string">
            <text:p>&lt;a href="https://www.justice.gov/epstein/files/DataSet%209/EFTA00164288.ra"&gt;https://www.justice.gov/epstein/files/DataSet%209/EFTA00164288.ra&lt;/a&gt;</text:p>
          </table:table-cell>
        </table:table-row>
        <table:table-row table:style-name="ro1">
          <table:table-cell office:value-type="string" calcext:value-type="string">
            <text:p>&lt;a href="https://www.justice.gov/epstein/files/DataSet%209/EFTA00164288.opus"&gt;https://www.justice.gov/epstein/files/DataSet%209/EFTA00164288.opus&lt;/a&gt;</text:p>
          </table:table-cell>
        </table:table-row>
        <table:table-row table:style-name="ro1">
          <table:table-cell office:value-type="string" calcext:value-type="string">
            <text:p>&lt;a href="https://www.justice.gov/epstein/files/DataSet%209/EFTA00164288.jpg"&gt;https://www.justice.gov/epstein/files/DataSet%209/EFTA00164288.jpg&lt;/a&gt;</text:p>
          </table:table-cell>
        </table:table-row>
        <table:table-row table:style-name="ro1">
          <table:table-cell office:value-type="string" calcext:value-type="string">
            <text:p>&lt;a href="https://www.justice.gov/epstein/files/DataSet%209/EFTA00164288.jpeg"&gt;https://www.justice.gov/epstein/files/DataSet%209/EFTA00164288.jpeg&lt;/a&gt;</text:p>
          </table:table-cell>
        </table:table-row>
        <table:table-row table:style-name="ro1">
          <table:table-cell office:value-type="string" calcext:value-type="string">
            <text:p>&lt;a href="https://www.justice.gov/epstein/files/DataSet%209/EFTA00164288.png"&gt;https://www.justice.gov/epstein/files/DataSet%209/EFTA00164288.png&lt;/a&gt;</text:p>
          </table:table-cell>
        </table:table-row>
        <table:table-row table:style-name="ro1">
          <table:table-cell office:value-type="string" calcext:value-type="string">
            <text:p>&lt;a href="https://www.justice.gov/epstein/files/DataSet%209/EFTA00164288.gif"&gt;https://www.justice.gov/epstein/files/DataSet%209/EFTA00164288.gif&lt;/a&gt;</text:p>
          </table:table-cell>
        </table:table-row>
        <table:table-row table:style-name="ro1">
          <table:table-cell office:value-type="string" calcext:value-type="string">
            <text:p>&lt;a href="https://www.justice.gov/epstein/files/DataSet%209/EFTA00164288.bmp"&gt;https://www.justice.gov/epstein/files/DataSet%209/EFTA00164288.bmp&lt;/a&gt;</text:p>
          </table:table-cell>
        </table:table-row>
        <table:table-row table:style-name="ro1">
          <table:table-cell office:value-type="string" calcext:value-type="string">
            <text:p>&lt;a href="https://www.justice.gov/epstein/files/DataSet%209/EFTA00164288.tif"&gt;https://www.justice.gov/epstein/files/DataSet%209/EFTA00164288.tif&lt;/a&gt;</text:p>
          </table:table-cell>
        </table:table-row>
        <table:table-row table:style-name="ro1">
          <table:table-cell office:value-type="string" calcext:value-type="string">
            <text:p>&lt;a href="https://www.justice.gov/epstein/files/DataSet%209/EFTA00164288.tiff"&gt;https://www.justice.gov/epstein/files/DataSet%209/EFTA00164288.tiff&lt;/a&gt;</text:p>
          </table:table-cell>
        </table:table-row>
        <table:table-row table:style-name="ro1">
          <table:table-cell office:value-type="string" calcext:value-type="string">
            <text:p>&lt;a href="https://www.justice.gov/epstein/files/DataSet%209/EFTA00164288.webp"&gt;https://www.justice.gov/epstein/files/DataSet%209/EFTA00164288.webp&lt;/a&gt;</text:p>
          </table:table-cell>
        </table:table-row>
        <table:table-row table:style-name="ro1">
          <table:table-cell office:value-type="string" calcext:value-type="string">
            <text:p>&lt;a href="https://www.justice.gov/epstein/files/DataSet%209/EFTA00164288.heic"&gt;https://www.justice.gov/epstein/files/DataSet%209/EFTA00164288.heic&lt;/a&gt;</text:p>
          </table:table-cell>
        </table:table-row>
        <table:table-row table:style-name="ro1">
          <table:table-cell office:value-type="string" calcext:value-type="string">
            <text:p>&lt;a href="https://www.justice.gov/epstein/files/DataSet%209/EFTA00164288.heif"&gt;https://www.justice.gov/epstein/files/DataSet%209/EFTA00164288.heif&lt;/a&gt;</text:p>
          </table:table-cell>
        </table:table-row>
        <table:table-row table:style-name="ro1">
          <table:table-cell office:value-type="string" calcext:value-type="string">
            <text:p>&lt;a href="https://www.justice.gov/epstein/files/DataSet%209/EFTA00164288.psd"&gt;https://www.justice.gov/epstein/files/DataSet%209/EFTA00164288.psd&lt;/a&gt;</text:p>
          </table:table-cell>
        </table:table-row>
        <table:table-row table:style-name="ro1">
          <table:table-cell office:value-type="string" calcext:value-type="string">
            <text:p>&lt;a href="https://www.justice.gov/epstein/files/DataSet%209/EFTA00164288.eps"&gt;https://www.justice.gov/epstein/files/DataSet%209/EFTA00164288.eps&lt;/a&gt;</text:p>
          </table:table-cell>
        </table:table-row>
        <table:table-row table:style-name="ro1">
          <table:table-cell office:value-type="string" calcext:value-type="string">
            <text:p>&lt;a href="https://www.justice.gov/epstein/files/DataSet%209/EFTA00164288.raw"&gt;https://www.justice.gov/epstein/files/DataSet%209/EFTA00164288.raw&lt;/a&gt;</text:p>
          </table:table-cell>
        </table:table-row>
        <table:table-row table:style-name="ro1">
          <table:table-cell office:value-type="string" calcext:value-type="string">
            <text:p>&lt;a href="https://www.justice.gov/epstein/files/DataSet%209/EFTA00164288.svg"&gt;https://www.justice.gov/epstein/files/DataSet%209/EFTA00164288.svg&lt;/a&gt;</text:p>
          </table:table-cell>
        </table:table-row>
        <table:table-row table:style-name="ro1">
          <table:table-cell office:value-type="string" calcext:value-type="string">
            <text:p>&lt;a href="https://www.justice.gov/epstein/files/DataSet%209/EFTA00164288.pcx"&gt;https://www.justice.gov/epstein/files/DataSet%209/EFTA00164288.pcx&lt;/a&gt;</text:p>
          </table:table-cell>
        </table:table-row>
        <table:table-row table:style-name="ro1">
          <table:table-cell office:value-type="string" calcext:value-type="string">
            <text:p>&lt;a href="https://www.justice.gov/epstein/files/DataSet%209/EFTA00164288.doc"&gt;https://www.justice.gov/epstein/files/DataSet%209/EFTA00164288.doc&lt;/a&gt;</text:p>
          </table:table-cell>
        </table:table-row>
        <table:table-row table:style-name="ro1">
          <table:table-cell office:value-type="string" calcext:value-type="string">
            <text:p>&lt;a href="https://www.justice.gov/epstein/files/DataSet%209/EFTA00164288.docx"&gt;https://www.justice.gov/epstein/files/DataSet%209/EFTA00164288.docx&lt;/a&gt;</text:p>
          </table:table-cell>
        </table:table-row>
        <table:table-row table:style-name="ro1">
          <table:table-cell office:value-type="string" calcext:value-type="string">
            <text:p>&lt;a href="https://www.justice.gov/epstein/files/DataSet%209/EFTA00164288.docm"&gt;https://www.justice.gov/epstein/files/DataSet%209/EFTA00164288.docm&lt;/a&gt;</text:p>
          </table:table-cell>
        </table:table-row>
        <table:table-row table:style-name="ro1">
          <table:table-cell office:value-type="string" calcext:value-type="string">
            <text:p>&lt;a href="https://www.justice.gov/epstein/files/DataSet%209/EFTA00164288.rtf"&gt;https://www.justice.gov/epstein/files/DataSet%209/EFTA00164288.rtf&lt;/a&gt;</text:p>
          </table:table-cell>
        </table:table-row>
        <table:table-row table:style-name="ro1">
          <table:table-cell office:value-type="string" calcext:value-type="string">
            <text:p>&lt;a href="https://www.justice.gov/epstein/files/DataSet%209/EFTA00164288.odt"&gt;https://www.justice.gov/epstein/files/DataSet%209/EFTA00164288.odt&lt;/a&gt;</text:p>
          </table:table-cell>
        </table:table-row>
        <table:table-row table:style-name="ro1">
          <table:table-cell office:value-type="string" calcext:value-type="string">
            <text:p>&lt;a href="https://www.justice.gov/epstein/files/DataSet%209/EFTA00164288.txt"&gt;https://www.justice.gov/epstein/files/DataSet%209/EFTA00164288.txt&lt;/a&gt;</text:p>
          </table:table-cell>
        </table:table-row>
        <table:table-row table:style-name="ro1">
          <table:table-cell office:value-type="string" calcext:value-type="string">
            <text:p>&lt;a href="https://www.justice.gov/epstein/files/DataSet%209/EFTA00164288.wps"&gt;https://www.justice.gov/epstein/files/DataSet%209/EFTA00164288.wps&lt;/a&gt;</text:p>
          </table:table-cell>
        </table:table-row>
        <table:table-row table:style-name="ro1">
          <table:table-cell office:value-type="string" calcext:value-type="string">
            <text:p>&lt;a href="https://www.justice.gov/epstein/files/DataSet%209/EFTA00164288.dot"&gt;https://www.justice.gov/epstein/files/DataSet%209/EFTA00164288.dot&lt;/a&gt;</text:p>
          </table:table-cell>
        </table:table-row>
        <table:table-row table:style-name="ro1">
          <table:table-cell office:value-type="string" calcext:value-type="string">
            <text:p>&lt;a href="https://www.justice.gov/epstein/files/DataSet%209/EFTA00164288.dotx"&gt;https://www.justice.gov/epstein/files/DataSet%209/EFTA00164288.dotx&lt;/a&gt;</text:p>
          </table:table-cell>
        </table:table-row>
        <table:table-row table:style-name="ro1">
          <table:table-cell office:value-type="string" calcext:value-type="string">
            <text:p>&lt;a href="https://www.justice.gov/epstein/files/DataSet%209/EFTA00164288.abw"&gt;https://www.justice.gov/epstein/files/DataSet%209/EFTA00164288.abw&lt;/a&gt;</text:p>
          </table:table-cell>
        </table:table-row>
        <table:table-row table:style-name="ro1">
          <table:table-cell office:value-type="string" calcext:value-type="string">
            <text:p>&lt;a href="https://www.justice.gov/epstein/files/DataSet%209/EFTA00164288.ppt"&gt;https://www.justice.gov/epstein/files/DataSet%209/EFTA00164288.ppt&lt;/a&gt;</text:p>
          </table:table-cell>
        </table:table-row>
        <table:table-row table:style-name="ro1">
          <table:table-cell office:value-type="string" calcext:value-type="string">
            <text:p>&lt;a href="https://www.justice.gov/epstein/files/DataSet%209/EFTA00164288.pptx"&gt;https://www.justice.gov/epstein/files/DataSet%209/EFTA00164288.pptx&lt;/a&gt;</text:p>
          </table:table-cell>
        </table:table-row>
        <table:table-row table:style-name="ro1">
          <table:table-cell office:value-type="string" calcext:value-type="string">
            <text:p>&lt;a href="https://www.justice.gov/epstein/files/DataSet%209/EFTA00164288.pptm"&gt;https://www.justice.gov/epstein/files/DataSet%209/EFTA00164288.pptm&lt;/a&gt;</text:p>
          </table:table-cell>
        </table:table-row>
        <table:table-row table:style-name="ro1">
          <table:table-cell office:value-type="string" calcext:value-type="string">
            <text:p>&lt;a href="https://www.justice.gov/epstein/files/DataSet%209/EFTA00164288.pps"&gt;https://www.justice.gov/epstein/files/DataSet%209/EFTA00164288.pps&lt;/a&gt;</text:p>
          </table:table-cell>
        </table:table-row>
        <table:table-row table:style-name="ro1">
          <table:table-cell office:value-type="string" calcext:value-type="string">
            <text:p>&lt;a href="https://www.justice.gov/epstein/files/DataSet%209/EFTA00164288.ppsx"&gt;https://www.justice.gov/epstein/files/DataSet%209/EFTA00164288.ppsx&lt;/a&gt;</text:p>
          </table:table-cell>
        </table:table-row>
        <table:table-row table:style-name="ro1">
          <table:table-cell office:value-type="string" calcext:value-type="string">
            <text:p>&lt;a href="https://www.justice.gov/epstein/files/DataSet%209/EFTA00164288.pot"&gt;https://www.justice.gov/epstein/files/DataSet%209/EFTA00164288.pot&lt;/a&gt;</text:p>
          </table:table-cell>
        </table:table-row>
        <table:table-row table:style-name="ro1">
          <table:table-cell office:value-type="string" calcext:value-type="string">
            <text:p>&lt;a href="https://www.justice.gov/epstein/files/DataSet%209/EFTA00164288.potx"&gt;https://www.justice.gov/epstein/files/DataSet%209/EFTA00164288.potx&lt;/a&gt;</text:p>
          </table:table-cell>
        </table:table-row>
        <table:table-row table:style-name="ro1">
          <table:table-cell office:value-type="string" calcext:value-type="string">
            <text:p>&lt;a href="https://www.justice.gov/epstein/files/DataSet%209/EFTA00164288.odp"&gt;https://www.justice.gov/epstein/files/DataSet%209/EFTA00164288.odp&lt;/a&gt;</text:p>
          </table:table-cell>
        </table:table-row>
        <table:table-row table:style-name="ro1">
          <table:table-cell office:value-type="string" calcext:value-type="string">
            <text:p>&lt;a href="https://www.justice.gov/epstein/files/DataSet%209/EFTA00164288.key"&gt;https://www.justice.gov/epstein/files/DataSet%209/EFTA00164288.key&lt;/a&gt;</text:p>
          </table:table-cell>
        </table:table-row>
        <table:table-row table:style-name="ro1">
          <table:table-cell office:value-type="string" calcext:value-type="string">
            <text:p>&lt;a href="https://www.justice.gov/epstein/files/DataSet%209/EFTA00164288.xls"&gt;https://www.justice.gov/epstein/files/DataSet%209/EFTA00164288.xls&lt;/a&gt;</text:p>
          </table:table-cell>
        </table:table-row>
        <table:table-row table:style-name="ro1">
          <table:table-cell office:value-type="string" calcext:value-type="string">
            <text:p>&lt;a href="https://www.justice.gov/epstein/files/DataSet%209/EFTA00164288.xlsx"&gt;https://www.justice.gov/epstein/files/DataSet%209/EFTA00164288.xlsx&lt;/a&gt;</text:p>
          </table:table-cell>
        </table:table-row>
        <table:table-row table:style-name="ro1">
          <table:table-cell office:value-type="string" calcext:value-type="string">
            <text:p>&lt;a href="https://www.justice.gov/epstein/files/DataSet%209/EFTA00164288.xlsm"&gt;https://www.justice.gov/epstein/files/DataSet%209/EFTA00164288.xlsm&lt;/a&gt;</text:p>
          </table:table-cell>
        </table:table-row>
        <table:table-row table:style-name="ro1">
          <table:table-cell office:value-type="string" calcext:value-type="string">
            <text:p>&lt;a href="https://www.justice.gov/epstein/files/DataSet%209/EFTA00164288.xlt"&gt;https://www.justice.gov/epstein/files/DataSet%209/EFTA00164288.xlt&lt;/a&gt;</text:p>
          </table:table-cell>
        </table:table-row>
        <table:table-row table:style-name="ro1">
          <table:table-cell office:value-type="string" calcext:value-type="string">
            <text:p>&lt;a href="https://www.justice.gov/epstein/files/DataSet%209/EFTA00164288.xltx"&gt;https://www.justice.gov/epstein/files/DataSet%209/EFTA00164288.xltx&lt;/a&gt;</text:p>
          </table:table-cell>
        </table:table-row>
        <table:table-row table:style-name="ro1">
          <table:table-cell office:value-type="string" calcext:value-type="string">
            <text:p>&lt;a href="https://www.justice.gov/epstein/files/DataSet%209/EFTA00164288.ods"&gt;https://www.justice.gov/epstein/files/DataSet%209/EFTA00164288.ods&lt;/a&gt;</text:p>
          </table:table-cell>
        </table:table-row>
        <table:table-row table:style-name="ro1">
          <table:table-cell office:value-type="string" calcext:value-type="string">
            <text:p>&lt;a href="https://www.justice.gov/epstein/files/DataSet%209/EFTA00164288.csv"&gt;https://www.justice.gov/epstein/files/DataSet%209/EFTA00164288.csv&lt;/a&gt;</text:p>
          </table:table-cell>
        </table:table-row>
        <table:table-row table:style-name="ro1">
          <table:table-cell office:value-type="string" calcext:value-type="string">
            <text:p>&lt;a href="https://www.justice.gov/epstein/files/DataSet%209/EFTA00164288.numbers"&gt;https://www.justice.gov/epstein/files/DataSet%209/EFTA00164288.numbers&lt;/a&gt;</text:p>
          </table:table-cell>
        </table:table-row>
        <table:table-row table:style-name="ro1">
          <table:table-cell office:value-type="string" calcext:value-type="string">
            <text:p>&lt;a href="https://www.justice.gov/epstein/files/DataSet%209/EFTA00164288.wks"&gt;https://www.justice.gov/epstein/files/DataSet%209/EFTA00164288.wks&lt;/a&gt;</text:p>
          </table:table-cell>
        </table:table-row>
        <table:table-row table:style-name="ro1">
          <table:table-cell office:value-type="string" calcext:value-type="string">
            <text:p>&lt;a href="https://www.justice.gov/epstein/files/DataSet%209/EFTA00165150.avi"&gt;https://www.justice.gov/epstein/files/DataSet%209/EFTA00165150.avi&lt;/a&gt;</text:p>
          </table:table-cell>
        </table:table-row>
        <table:table-row table:style-name="ro1">
          <table:table-cell office:value-type="string" calcext:value-type="string">
            <text:p>&lt;a href="https://www.justice.gov/epstein/files/DataSet%209/EFTA00165150.mp4"&gt;https://www.justice.gov/epstein/files/DataSet%209/EFTA00165150.mp4&lt;/a&gt;</text:p>
          </table:table-cell>
        </table:table-row>
        <table:table-row table:style-name="ro1">
          <table:table-cell office:value-type="string" calcext:value-type="string">
            <text:p>&lt;a href="https://www.justice.gov/epstein/files/DataSet%209/EFTA00165150.mkv"&gt;https://www.justice.gov/epstein/files/DataSet%209/EFTA00165150.mkv&lt;/a&gt;</text:p>
          </table:table-cell>
        </table:table-row>
        <table:table-row table:style-name="ro1">
          <table:table-cell office:value-type="string" calcext:value-type="string">
            <text:p>&lt;a href="https://www.justice.gov/epstein/files/DataSet%209/EFTA00165150.mov"&gt;https://www.justice.gov/epstein/files/DataSet%209/EFTA00165150.mov&lt;/a&gt;</text:p>
          </table:table-cell>
        </table:table-row>
        <table:table-row table:style-name="ro1">
          <table:table-cell office:value-type="string" calcext:value-type="string">
            <text:p>&lt;a href="https://www.justice.gov/epstein/files/DataSet%209/EFTA00165150.wmv"&gt;https://www.justice.gov/epstein/files/DataSet%209/EFTA00165150.wmv&lt;/a&gt;</text:p>
          </table:table-cell>
        </table:table-row>
        <table:table-row table:style-name="ro1">
          <table:table-cell office:value-type="string" calcext:value-type="string">
            <text:p>&lt;a href="https://www.justice.gov/epstein/files/DataSet%209/EFTA00165150.flv"&gt;https://www.justice.gov/epstein/files/DataSet%209/EFTA00165150.flv&lt;/a&gt;</text:p>
          </table:table-cell>
        </table:table-row>
        <table:table-row table:style-name="ro1">
          <table:table-cell office:value-type="string" calcext:value-type="string">
            <text:p>&lt;a href="https://www.justice.gov/epstein/files/DataSet%209/EFTA00165150.webm"&gt;https://www.justice.gov/epstein/files/DataSet%209/EFTA00165150.webm&lt;/a&gt;</text:p>
          </table:table-cell>
        </table:table-row>
        <table:table-row table:style-name="ro1">
          <table:table-cell office:value-type="string" calcext:value-type="string">
            <text:p>&lt;a href="https://www.justice.gov/epstein/files/DataSet%209/EFTA00165150.mpg"&gt;https://www.justice.gov/epstein/files/DataSet%209/EFTA00165150.mpg&lt;/a&gt;</text:p>
          </table:table-cell>
        </table:table-row>
        <table:table-row table:style-name="ro1">
          <table:table-cell office:value-type="string" calcext:value-type="string">
            <text:p>&lt;a href="https://www.justice.gov/epstein/files/DataSet%209/EFTA00165150.mpeg"&gt;https://www.justice.gov/epstein/files/DataSet%209/EFTA00165150.mpeg&lt;/a&gt;</text:p>
          </table:table-cell>
        </table:table-row>
        <table:table-row table:style-name="ro1">
          <table:table-cell office:value-type="string" calcext:value-type="string">
            <text:p>&lt;a href="https://www.justice.gov/epstein/files/DataSet%209/EFTA00165150.m4v"&gt;https://www.justice.gov/epstein/files/DataSet%209/EFTA00165150.m4v&lt;/a&gt;</text:p>
          </table:table-cell>
        </table:table-row>
        <table:table-row table:style-name="ro1">
          <table:table-cell office:value-type="string" calcext:value-type="string">
            <text:p>&lt;a href="https://www.justice.gov/epstein/files/DataSet%209/EFTA00165150.ogv"&gt;https://www.justice.gov/epstein/files/DataSet%209/EFTA00165150.ogv&lt;/a&gt;</text:p>
          </table:table-cell>
        </table:table-row>
        <table:table-row table:style-name="ro1">
          <table:table-cell office:value-type="string" calcext:value-type="string">
            <text:p>&lt;a href="https://www.justice.gov/epstein/files/DataSet%209/EFTA00165150.vob"&gt;https://www.justice.gov/epstein/files/DataSet%209/EFTA00165150.vob&lt;/a&gt;</text:p>
          </table:table-cell>
        </table:table-row>
        <table:table-row table:style-name="ro1">
          <table:table-cell office:value-type="string" calcext:value-type="string">
            <text:p>&lt;a href="https://www.justice.gov/epstein/files/DataSet%209/EFTA00165150.3gp"&gt;https://www.justice.gov/epstein/files/DataSet%209/EFTA00165150.3gp&lt;/a&gt;</text:p>
          </table:table-cell>
        </table:table-row>
        <table:table-row table:style-name="ro1">
          <table:table-cell office:value-type="string" calcext:value-type="string">
            <text:p>&lt;a href="https://www.justice.gov/epstein/files/DataSet%209/EFTA00165150.ts"&gt;https://www.justice.gov/epstein/files/DataSet%209/EFTA00165150.ts&lt;/a&gt;</text:p>
          </table:table-cell>
        </table:table-row>
        <table:table-row table:style-name="ro1">
          <table:table-cell office:value-type="string" calcext:value-type="string">
            <text:p>&lt;a href="https://www.justice.gov/epstein/files/DataSet%209/EFTA00165150.rm"&gt;https://www.justice.gov/epstein/files/DataSet%209/EFTA00165150.rm&lt;/a&gt;</text:p>
          </table:table-cell>
        </table:table-row>
        <table:table-row table:style-name="ro1">
          <table:table-cell office:value-type="string" calcext:value-type="string">
            <text:p>&lt;a href="https://www.justice.gov/epstein/files/DataSet%209/EFTA00165150.asf"&gt;https://www.justice.gov/epstein/files/DataSet%209/EFTA00165150.asf&lt;/a&gt;</text:p>
          </table:table-cell>
        </table:table-row>
        <table:table-row table:style-name="ro1">
          <table:table-cell office:value-type="string" calcext:value-type="string">
            <text:p>&lt;a href="https://www.justice.gov/epstein/files/DataSet%209/EFTA00165150.mp3"&gt;https://www.justice.gov/epstein/files/DataSet%209/EFTA00165150.mp3&lt;/a&gt;</text:p>
          </table:table-cell>
        </table:table-row>
        <table:table-row table:style-name="ro1">
          <table:table-cell office:value-type="string" calcext:value-type="string">
            <text:p>&lt;a href="https://www.justice.gov/epstein/files/DataSet%209/EFTA00165150.wav"&gt;https://www.justice.gov/epstein/files/DataSet%209/EFTA00165150.wav&lt;/a&gt;</text:p>
          </table:table-cell>
        </table:table-row>
        <table:table-row table:style-name="ro1">
          <table:table-cell office:value-type="string" calcext:value-type="string">
            <text:p>&lt;a href="https://www.justice.gov/epstein/files/DataSet%209/EFTA00165150.aac"&gt;https://www.justice.gov/epstein/files/DataSet%209/EFTA00165150.aac&lt;/a&gt;</text:p>
          </table:table-cell>
        </table:table-row>
        <table:table-row table:style-name="ro1">
          <table:table-cell office:value-type="string" calcext:value-type="string">
            <text:p>&lt;a href="https://www.justice.gov/epstein/files/DataSet%209/EFTA00165150.m4a"&gt;https://www.justice.gov/epstein/files/DataSet%209/EFTA00165150.m4a&lt;/a&gt;</text:p>
          </table:table-cell>
        </table:table-row>
        <table:table-row table:style-name="ro1">
          <table:table-cell office:value-type="string" calcext:value-type="string">
            <text:p>&lt;a href="https://www.justice.gov/epstein/files/DataSet%209/EFTA00165150.wma"&gt;https://www.justice.gov/epstein/files/DataSet%209/EFTA00165150.wma&lt;/a&gt;</text:p>
          </table:table-cell>
        </table:table-row>
        <table:table-row table:style-name="ro1">
          <table:table-cell office:value-type="string" calcext:value-type="string">
            <text:p>&lt;a href="https://www.justice.gov/epstein/files/DataSet%209/EFTA00165150.ogg"&gt;https://www.justice.gov/epstein/files/DataSet%209/EFTA00165150.ogg&lt;/a&gt;</text:p>
          </table:table-cell>
        </table:table-row>
        <table:table-row table:style-name="ro1">
          <table:table-cell office:value-type="string" calcext:value-type="string">
            <text:p>&lt;a href="https://www.justice.gov/epstein/files/DataSet%209/EFTA00165150.flac"&gt;https://www.justice.gov/epstein/files/DataSet%209/EFTA00165150.flac&lt;/a&gt;</text:p>
          </table:table-cell>
        </table:table-row>
        <table:table-row table:style-name="ro1">
          <table:table-cell office:value-type="string" calcext:value-type="string">
            <text:p>&lt;a href="https://www.justice.gov/epstein/files/DataSet%209/EFTA00165150.aiff"&gt;https://www.justice.gov/epstein/files/DataSet%209/EFTA00165150.aiff&lt;/a&gt;</text:p>
          </table:table-cell>
        </table:table-row>
        <table:table-row table:style-name="ro1">
          <table:table-cell office:value-type="string" calcext:value-type="string">
            <text:p>&lt;a href="https://www.justice.gov/epstein/files/DataSet%209/EFTA00165150.mid"&gt;https://www.justice.gov/epstein/files/DataSet%209/EFTA00165150.mid&lt;/a&gt;</text:p>
          </table:table-cell>
        </table:table-row>
        <table:table-row table:style-name="ro1">
          <table:table-cell office:value-type="string" calcext:value-type="string">
            <text:p>&lt;a href="https://www.justice.gov/epstein/files/DataSet%209/EFTA00165150.midi"&gt;https://www.justice.gov/epstein/files/DataSet%209/EFTA00165150.midi&lt;/a&gt;</text:p>
          </table:table-cell>
        </table:table-row>
        <table:table-row table:style-name="ro1">
          <table:table-cell office:value-type="string" calcext:value-type="string">
            <text:p>&lt;a href="https://www.justice.gov/epstein/files/DataSet%209/EFTA00165150.amr"&gt;https://www.justice.gov/epstein/files/DataSet%209/EFTA00165150.amr&lt;/a&gt;</text:p>
          </table:table-cell>
        </table:table-row>
        <table:table-row table:style-name="ro1">
          <table:table-cell office:value-type="string" calcext:value-type="string">
            <text:p>&lt;a href="https://www.justice.gov/epstein/files/DataSet%209/EFTA00165150.ra"&gt;https://www.justice.gov/epstein/files/DataSet%209/EFTA00165150.ra&lt;/a&gt;</text:p>
          </table:table-cell>
        </table:table-row>
        <table:table-row table:style-name="ro1">
          <table:table-cell office:value-type="string" calcext:value-type="string">
            <text:p>&lt;a href="https://www.justice.gov/epstein/files/DataSet%209/EFTA00165150.opus"&gt;https://www.justice.gov/epstein/files/DataSet%209/EFTA00165150.opus&lt;/a&gt;</text:p>
          </table:table-cell>
        </table:table-row>
        <table:table-row table:style-name="ro1">
          <table:table-cell office:value-type="string" calcext:value-type="string">
            <text:p>&lt;a href="https://www.justice.gov/epstein/files/DataSet%209/EFTA00165150.jpg"&gt;https://www.justice.gov/epstein/files/DataSet%209/EFTA00165150.jpg&lt;/a&gt;</text:p>
          </table:table-cell>
        </table:table-row>
        <table:table-row table:style-name="ro1">
          <table:table-cell office:value-type="string" calcext:value-type="string">
            <text:p>&lt;a href="https://www.justice.gov/epstein/files/DataSet%209/EFTA00165150.jpeg"&gt;https://www.justice.gov/epstein/files/DataSet%209/EFTA00165150.jpeg&lt;/a&gt;</text:p>
          </table:table-cell>
        </table:table-row>
        <table:table-row table:style-name="ro1">
          <table:table-cell office:value-type="string" calcext:value-type="string">
            <text:p>&lt;a href="https://www.justice.gov/epstein/files/DataSet%209/EFTA00165150.png"&gt;https://www.justice.gov/epstein/files/DataSet%209/EFTA00165150.png&lt;/a&gt;</text:p>
          </table:table-cell>
        </table:table-row>
        <table:table-row table:style-name="ro1">
          <table:table-cell office:value-type="string" calcext:value-type="string">
            <text:p>&lt;a href="https://www.justice.gov/epstein/files/DataSet%209/EFTA00165150.gif"&gt;https://www.justice.gov/epstein/files/DataSet%209/EFTA00165150.gif&lt;/a&gt;</text:p>
          </table:table-cell>
        </table:table-row>
        <table:table-row table:style-name="ro1">
          <table:table-cell office:value-type="string" calcext:value-type="string">
            <text:p>&lt;a href="https://www.justice.gov/epstein/files/DataSet%209/EFTA00165150.bmp"&gt;https://www.justice.gov/epstein/files/DataSet%209/EFTA00165150.bmp&lt;/a&gt;</text:p>
          </table:table-cell>
        </table:table-row>
        <table:table-row table:style-name="ro1">
          <table:table-cell office:value-type="string" calcext:value-type="string">
            <text:p>&lt;a href="https://www.justice.gov/epstein/files/DataSet%209/EFTA00165150.tif"&gt;https://www.justice.gov/epstein/files/DataSet%209/EFTA00165150.tif&lt;/a&gt;</text:p>
          </table:table-cell>
        </table:table-row>
        <table:table-row table:style-name="ro1">
          <table:table-cell office:value-type="string" calcext:value-type="string">
            <text:p>&lt;a href="https://www.justice.gov/epstein/files/DataSet%209/EFTA00165150.tiff"&gt;https://www.justice.gov/epstein/files/DataSet%209/EFTA00165150.tiff&lt;/a&gt;</text:p>
          </table:table-cell>
        </table:table-row>
        <table:table-row table:style-name="ro1">
          <table:table-cell office:value-type="string" calcext:value-type="string">
            <text:p>&lt;a href="https://www.justice.gov/epstein/files/DataSet%209/EFTA00165150.webp"&gt;https://www.justice.gov/epstein/files/DataSet%209/EFTA00165150.webp&lt;/a&gt;</text:p>
          </table:table-cell>
        </table:table-row>
        <table:table-row table:style-name="ro1">
          <table:table-cell office:value-type="string" calcext:value-type="string">
            <text:p>&lt;a href="https://www.justice.gov/epstein/files/DataSet%209/EFTA00165150.heic"&gt;https://www.justice.gov/epstein/files/DataSet%209/EFTA00165150.heic&lt;/a&gt;</text:p>
          </table:table-cell>
        </table:table-row>
        <table:table-row table:style-name="ro1">
          <table:table-cell office:value-type="string" calcext:value-type="string">
            <text:p>&lt;a href="https://www.justice.gov/epstein/files/DataSet%209/EFTA00165150.heif"&gt;https://www.justice.gov/epstein/files/DataSet%209/EFTA00165150.heif&lt;/a&gt;</text:p>
          </table:table-cell>
        </table:table-row>
        <table:table-row table:style-name="ro1">
          <table:table-cell office:value-type="string" calcext:value-type="string">
            <text:p>&lt;a href="https://www.justice.gov/epstein/files/DataSet%209/EFTA00165150.psd"&gt;https://www.justice.gov/epstein/files/DataSet%209/EFTA00165150.psd&lt;/a&gt;</text:p>
          </table:table-cell>
        </table:table-row>
        <table:table-row table:style-name="ro1">
          <table:table-cell office:value-type="string" calcext:value-type="string">
            <text:p>&lt;a href="https://www.justice.gov/epstein/files/DataSet%209/EFTA00165150.eps"&gt;https://www.justice.gov/epstein/files/DataSet%209/EFTA00165150.eps&lt;/a&gt;</text:p>
          </table:table-cell>
        </table:table-row>
        <table:table-row table:style-name="ro1">
          <table:table-cell office:value-type="string" calcext:value-type="string">
            <text:p>&lt;a href="https://www.justice.gov/epstein/files/DataSet%209/EFTA00165150.raw"&gt;https://www.justice.gov/epstein/files/DataSet%209/EFTA00165150.raw&lt;/a&gt;</text:p>
          </table:table-cell>
        </table:table-row>
        <table:table-row table:style-name="ro1">
          <table:table-cell office:value-type="string" calcext:value-type="string">
            <text:p>&lt;a href="https://www.justice.gov/epstein/files/DataSet%209/EFTA00165150.svg"&gt;https://www.justice.gov/epstein/files/DataSet%209/EFTA00165150.svg&lt;/a&gt;</text:p>
          </table:table-cell>
        </table:table-row>
        <table:table-row table:style-name="ro1">
          <table:table-cell office:value-type="string" calcext:value-type="string">
            <text:p>&lt;a href="https://www.justice.gov/epstein/files/DataSet%209/EFTA00165150.pcx"&gt;https://www.justice.gov/epstein/files/DataSet%209/EFTA00165150.pcx&lt;/a&gt;</text:p>
          </table:table-cell>
        </table:table-row>
        <table:table-row table:style-name="ro1">
          <table:table-cell office:value-type="string" calcext:value-type="string">
            <text:p>&lt;a href="https://www.justice.gov/epstein/files/DataSet%209/EFTA00165150.doc"&gt;https://www.justice.gov/epstein/files/DataSet%209/EFTA00165150.doc&lt;/a&gt;</text:p>
          </table:table-cell>
        </table:table-row>
        <table:table-row table:style-name="ro1">
          <table:table-cell office:value-type="string" calcext:value-type="string">
            <text:p>&lt;a href="https://www.justice.gov/epstein/files/DataSet%209/EFTA00165150.docx"&gt;https://www.justice.gov/epstein/files/DataSet%209/EFTA00165150.docx&lt;/a&gt;</text:p>
          </table:table-cell>
        </table:table-row>
        <table:table-row table:style-name="ro1">
          <table:table-cell office:value-type="string" calcext:value-type="string">
            <text:p>&lt;a href="https://www.justice.gov/epstein/files/DataSet%209/EFTA00165150.docm"&gt;https://www.justice.gov/epstein/files/DataSet%209/EFTA00165150.docm&lt;/a&gt;</text:p>
          </table:table-cell>
        </table:table-row>
        <table:table-row table:style-name="ro1">
          <table:table-cell office:value-type="string" calcext:value-type="string">
            <text:p>&lt;a href="https://www.justice.gov/epstein/files/DataSet%209/EFTA00165150.rtf"&gt;https://www.justice.gov/epstein/files/DataSet%209/EFTA00165150.rtf&lt;/a&gt;</text:p>
          </table:table-cell>
        </table:table-row>
        <table:table-row table:style-name="ro1">
          <table:table-cell office:value-type="string" calcext:value-type="string">
            <text:p>&lt;a href="https://www.justice.gov/epstein/files/DataSet%209/EFTA00165150.odt"&gt;https://www.justice.gov/epstein/files/DataSet%209/EFTA00165150.odt&lt;/a&gt;</text:p>
          </table:table-cell>
        </table:table-row>
        <table:table-row table:style-name="ro1">
          <table:table-cell office:value-type="string" calcext:value-type="string">
            <text:p>&lt;a href="https://www.justice.gov/epstein/files/DataSet%209/EFTA00165150.txt"&gt;https://www.justice.gov/epstein/files/DataSet%209/EFTA00165150.txt&lt;/a&gt;</text:p>
          </table:table-cell>
        </table:table-row>
        <table:table-row table:style-name="ro1">
          <table:table-cell office:value-type="string" calcext:value-type="string">
            <text:p>&lt;a href="https://www.justice.gov/epstein/files/DataSet%209/EFTA00165150.wps"&gt;https://www.justice.gov/epstein/files/DataSet%209/EFTA00165150.wps&lt;/a&gt;</text:p>
          </table:table-cell>
        </table:table-row>
        <table:table-row table:style-name="ro1">
          <table:table-cell office:value-type="string" calcext:value-type="string">
            <text:p>&lt;a href="https://www.justice.gov/epstein/files/DataSet%209/EFTA00165150.dot"&gt;https://www.justice.gov/epstein/files/DataSet%209/EFTA00165150.dot&lt;/a&gt;</text:p>
          </table:table-cell>
        </table:table-row>
        <table:table-row table:style-name="ro1">
          <table:table-cell office:value-type="string" calcext:value-type="string">
            <text:p>&lt;a href="https://www.justice.gov/epstein/files/DataSet%209/EFTA00165150.dotx"&gt;https://www.justice.gov/epstein/files/DataSet%209/EFTA00165150.dotx&lt;/a&gt;</text:p>
          </table:table-cell>
        </table:table-row>
        <table:table-row table:style-name="ro1">
          <table:table-cell office:value-type="string" calcext:value-type="string">
            <text:p>&lt;a href="https://www.justice.gov/epstein/files/DataSet%209/EFTA00165150.abw"&gt;https://www.justice.gov/epstein/files/DataSet%209/EFTA00165150.abw&lt;/a&gt;</text:p>
          </table:table-cell>
        </table:table-row>
        <table:table-row table:style-name="ro1">
          <table:table-cell office:value-type="string" calcext:value-type="string">
            <text:p>&lt;a href="https://www.justice.gov/epstein/files/DataSet%209/EFTA00165150.ppt"&gt;https://www.justice.gov/epstein/files/DataSet%209/EFTA00165150.ppt&lt;/a&gt;</text:p>
          </table:table-cell>
        </table:table-row>
        <table:table-row table:style-name="ro1">
          <table:table-cell office:value-type="string" calcext:value-type="string">
            <text:p>&lt;a href="https://www.justice.gov/epstein/files/DataSet%209/EFTA00165150.pptx"&gt;https://www.justice.gov/epstein/files/DataSet%209/EFTA00165150.pptx&lt;/a&gt;</text:p>
          </table:table-cell>
        </table:table-row>
        <table:table-row table:style-name="ro1">
          <table:table-cell office:value-type="string" calcext:value-type="string">
            <text:p>&lt;a href="https://www.justice.gov/epstein/files/DataSet%209/EFTA00165150.pptm"&gt;https://www.justice.gov/epstein/files/DataSet%209/EFTA00165150.pptm&lt;/a&gt;</text:p>
          </table:table-cell>
        </table:table-row>
        <table:table-row table:style-name="ro1">
          <table:table-cell office:value-type="string" calcext:value-type="string">
            <text:p>&lt;a href="https://www.justice.gov/epstein/files/DataSet%209/EFTA00165150.pps"&gt;https://www.justice.gov/epstein/files/DataSet%209/EFTA00165150.pps&lt;/a&gt;</text:p>
          </table:table-cell>
        </table:table-row>
        <table:table-row table:style-name="ro1">
          <table:table-cell office:value-type="string" calcext:value-type="string">
            <text:p>&lt;a href="https://www.justice.gov/epstein/files/DataSet%209/EFTA00165150.ppsx"&gt;https://www.justice.gov/epstein/files/DataSet%209/EFTA00165150.ppsx&lt;/a&gt;</text:p>
          </table:table-cell>
        </table:table-row>
        <table:table-row table:style-name="ro1">
          <table:table-cell office:value-type="string" calcext:value-type="string">
            <text:p>&lt;a href="https://www.justice.gov/epstein/files/DataSet%209/EFTA00165150.pot"&gt;https://www.justice.gov/epstein/files/DataSet%209/EFTA00165150.pot&lt;/a&gt;</text:p>
          </table:table-cell>
        </table:table-row>
        <table:table-row table:style-name="ro1">
          <table:table-cell office:value-type="string" calcext:value-type="string">
            <text:p>&lt;a href="https://www.justice.gov/epstein/files/DataSet%209/EFTA00165150.potx"&gt;https://www.justice.gov/epstein/files/DataSet%209/EFTA00165150.potx&lt;/a&gt;</text:p>
          </table:table-cell>
        </table:table-row>
        <table:table-row table:style-name="ro1">
          <table:table-cell office:value-type="string" calcext:value-type="string">
            <text:p>&lt;a href="https://www.justice.gov/epstein/files/DataSet%209/EFTA00165150.odp"&gt;https://www.justice.gov/epstein/files/DataSet%209/EFTA00165150.odp&lt;/a&gt;</text:p>
          </table:table-cell>
        </table:table-row>
        <table:table-row table:style-name="ro1">
          <table:table-cell office:value-type="string" calcext:value-type="string">
            <text:p>&lt;a href="https://www.justice.gov/epstein/files/DataSet%209/EFTA00165150.key"&gt;https://www.justice.gov/epstein/files/DataSet%209/EFTA00165150.key&lt;/a&gt;</text:p>
          </table:table-cell>
        </table:table-row>
        <table:table-row table:style-name="ro1">
          <table:table-cell office:value-type="string" calcext:value-type="string">
            <text:p>&lt;a href="https://www.justice.gov/epstein/files/DataSet%209/EFTA00165150.xls"&gt;https://www.justice.gov/epstein/files/DataSet%209/EFTA00165150.xls&lt;/a&gt;</text:p>
          </table:table-cell>
        </table:table-row>
        <table:table-row table:style-name="ro1">
          <table:table-cell office:value-type="string" calcext:value-type="string">
            <text:p>&lt;a href="https://www.justice.gov/epstein/files/DataSet%209/EFTA00165150.xlsx"&gt;https://www.justice.gov/epstein/files/DataSet%209/EFTA00165150.xlsx&lt;/a&gt;</text:p>
          </table:table-cell>
        </table:table-row>
        <table:table-row table:style-name="ro1">
          <table:table-cell office:value-type="string" calcext:value-type="string">
            <text:p>&lt;a href="https://www.justice.gov/epstein/files/DataSet%209/EFTA00165150.xlsm"&gt;https://www.justice.gov/epstein/files/DataSet%209/EFTA00165150.xlsm&lt;/a&gt;</text:p>
          </table:table-cell>
        </table:table-row>
        <table:table-row table:style-name="ro1">
          <table:table-cell office:value-type="string" calcext:value-type="string">
            <text:p>&lt;a href="https://www.justice.gov/epstein/files/DataSet%209/EFTA00165150.xlt"&gt;https://www.justice.gov/epstein/files/DataSet%209/EFTA00165150.xlt&lt;/a&gt;</text:p>
          </table:table-cell>
        </table:table-row>
        <table:table-row table:style-name="ro1">
          <table:table-cell office:value-type="string" calcext:value-type="string">
            <text:p>&lt;a href="https://www.justice.gov/epstein/files/DataSet%209/EFTA00165150.xltx"&gt;https://www.justice.gov/epstein/files/DataSet%209/EFTA00165150.xltx&lt;/a&gt;</text:p>
          </table:table-cell>
        </table:table-row>
        <table:table-row table:style-name="ro1">
          <table:table-cell office:value-type="string" calcext:value-type="string">
            <text:p>&lt;a href="https://www.justice.gov/epstein/files/DataSet%209/EFTA00165150.ods"&gt;https://www.justice.gov/epstein/files/DataSet%209/EFTA00165150.ods&lt;/a&gt;</text:p>
          </table:table-cell>
        </table:table-row>
        <table:table-row table:style-name="ro1">
          <table:table-cell office:value-type="string" calcext:value-type="string">
            <text:p>&lt;a href="https://www.justice.gov/epstein/files/DataSet%209/EFTA00165150.csv"&gt;https://www.justice.gov/epstein/files/DataSet%209/EFTA00165150.csv&lt;/a&gt;</text:p>
          </table:table-cell>
        </table:table-row>
        <table:table-row table:style-name="ro1">
          <table:table-cell office:value-type="string" calcext:value-type="string">
            <text:p>&lt;a href="https://www.justice.gov/epstein/files/DataSet%209/EFTA00165150.numbers"&gt;https://www.justice.gov/epstein/files/DataSet%209/EFTA00165150.numbers&lt;/a&gt;</text:p>
          </table:table-cell>
        </table:table-row>
        <table:table-row table:style-name="ro1">
          <table:table-cell office:value-type="string" calcext:value-type="string">
            <text:p>&lt;a href="https://www.justice.gov/epstein/files/DataSet%209/EFTA00165150.wks"&gt;https://www.justice.gov/epstein/files/DataSet%209/EFTA00165150.wks&lt;/a&gt;</text:p>
          </table:table-cell>
        </table:table-row>
        <table:table-row table:style-name="ro1">
          <table:table-cell office:value-type="string" calcext:value-type="string">
            <text:p>&lt;a href="https://www.justice.gov/epstein/files/DataSet%209/EFTA00170247.avi"&gt;https://www.justice.gov/epstein/files/DataSet%209/EFTA00170247.avi&lt;/a&gt;</text:p>
          </table:table-cell>
        </table:table-row>
        <table:table-row table:style-name="ro1">
          <table:table-cell office:value-type="string" calcext:value-type="string">
            <text:p>&lt;a href="https://www.justice.gov/epstein/files/DataSet%209/EFTA00170247.mp4"&gt;https://www.justice.gov/epstein/files/DataSet%209/EFTA00170247.mp4&lt;/a&gt;</text:p>
          </table:table-cell>
        </table:table-row>
        <table:table-row table:style-name="ro1">
          <table:table-cell office:value-type="string" calcext:value-type="string">
            <text:p>&lt;a href="https://www.justice.gov/epstein/files/DataSet%209/EFTA00170247.mkv"&gt;https://www.justice.gov/epstein/files/DataSet%209/EFTA00170247.mkv&lt;/a&gt;</text:p>
          </table:table-cell>
        </table:table-row>
        <table:table-row table:style-name="ro1">
          <table:table-cell office:value-type="string" calcext:value-type="string">
            <text:p>&lt;a href="https://www.justice.gov/epstein/files/DataSet%209/EFTA00170247.mov"&gt;https://www.justice.gov/epstein/files/DataSet%209/EFTA00170247.mov&lt;/a&gt;</text:p>
          </table:table-cell>
        </table:table-row>
        <table:table-row table:style-name="ro1">
          <table:table-cell office:value-type="string" calcext:value-type="string">
            <text:p>&lt;a href="https://www.justice.gov/epstein/files/DataSet%209/EFTA00170247.wmv"&gt;https://www.justice.gov/epstein/files/DataSet%209/EFTA00170247.wmv&lt;/a&gt;</text:p>
          </table:table-cell>
        </table:table-row>
        <table:table-row table:style-name="ro1">
          <table:table-cell office:value-type="string" calcext:value-type="string">
            <text:p>&lt;a href="https://www.justice.gov/epstein/files/DataSet%209/EFTA00170247.flv"&gt;https://www.justice.gov/epstein/files/DataSet%209/EFTA00170247.flv&lt;/a&gt;</text:p>
          </table:table-cell>
        </table:table-row>
        <table:table-row table:style-name="ro1">
          <table:table-cell office:value-type="string" calcext:value-type="string">
            <text:p>&lt;a href="https://www.justice.gov/epstein/files/DataSet%209/EFTA00170247.webm"&gt;https://www.justice.gov/epstein/files/DataSet%209/EFTA00170247.webm&lt;/a&gt;</text:p>
          </table:table-cell>
        </table:table-row>
        <table:table-row table:style-name="ro1">
          <table:table-cell office:value-type="string" calcext:value-type="string">
            <text:p>&lt;a href="https://www.justice.gov/epstein/files/DataSet%209/EFTA00170247.mpg"&gt;https://www.justice.gov/epstein/files/DataSet%209/EFTA00170247.mpg&lt;/a&gt;</text:p>
          </table:table-cell>
        </table:table-row>
        <table:table-row table:style-name="ro1">
          <table:table-cell office:value-type="string" calcext:value-type="string">
            <text:p>&lt;a href="https://www.justice.gov/epstein/files/DataSet%209/EFTA00170247.mpeg"&gt;https://www.justice.gov/epstein/files/DataSet%209/EFTA00170247.mpeg&lt;/a&gt;</text:p>
          </table:table-cell>
        </table:table-row>
        <table:table-row table:style-name="ro1">
          <table:table-cell office:value-type="string" calcext:value-type="string">
            <text:p>&lt;a href="https://www.justice.gov/epstein/files/DataSet%209/EFTA00170247.m4v"&gt;https://www.justice.gov/epstein/files/DataSet%209/EFTA00170247.m4v&lt;/a&gt;</text:p>
          </table:table-cell>
        </table:table-row>
        <table:table-row table:style-name="ro1">
          <table:table-cell office:value-type="string" calcext:value-type="string">
            <text:p>&lt;a href="https://www.justice.gov/epstein/files/DataSet%209/EFTA00170247.ogv"&gt;https://www.justice.gov/epstein/files/DataSet%209/EFTA00170247.ogv&lt;/a&gt;</text:p>
          </table:table-cell>
        </table:table-row>
        <table:table-row table:style-name="ro1">
          <table:table-cell office:value-type="string" calcext:value-type="string">
            <text:p>&lt;a href="https://www.justice.gov/epstein/files/DataSet%209/EFTA00170247.vob"&gt;https://www.justice.gov/epstein/files/DataSet%209/EFTA00170247.vob&lt;/a&gt;</text:p>
          </table:table-cell>
        </table:table-row>
        <table:table-row table:style-name="ro1">
          <table:table-cell office:value-type="string" calcext:value-type="string">
            <text:p>&lt;a href="https://www.justice.gov/epstein/files/DataSet%209/EFTA00170247.3gp"&gt;https://www.justice.gov/epstein/files/DataSet%209/EFTA00170247.3gp&lt;/a&gt;</text:p>
          </table:table-cell>
        </table:table-row>
        <table:table-row table:style-name="ro1">
          <table:table-cell office:value-type="string" calcext:value-type="string">
            <text:p>&lt;a href="https://www.justice.gov/epstein/files/DataSet%209/EFTA00170247.ts"&gt;https://www.justice.gov/epstein/files/DataSet%209/EFTA00170247.ts&lt;/a&gt;</text:p>
          </table:table-cell>
        </table:table-row>
        <table:table-row table:style-name="ro1">
          <table:table-cell office:value-type="string" calcext:value-type="string">
            <text:p>&lt;a href="https://www.justice.gov/epstein/files/DataSet%209/EFTA00170247.rm"&gt;https://www.justice.gov/epstein/files/DataSet%209/EFTA00170247.rm&lt;/a&gt;</text:p>
          </table:table-cell>
        </table:table-row>
        <table:table-row table:style-name="ro1">
          <table:table-cell office:value-type="string" calcext:value-type="string">
            <text:p>&lt;a href="https://www.justice.gov/epstein/files/DataSet%209/EFTA00170247.asf"&gt;https://www.justice.gov/epstein/files/DataSet%209/EFTA00170247.asf&lt;/a&gt;</text:p>
          </table:table-cell>
        </table:table-row>
        <table:table-row table:style-name="ro1">
          <table:table-cell office:value-type="string" calcext:value-type="string">
            <text:p>&lt;a href="https://www.justice.gov/epstein/files/DataSet%209/EFTA00170247.mp3"&gt;https://www.justice.gov/epstein/files/DataSet%209/EFTA00170247.mp3&lt;/a&gt;</text:p>
          </table:table-cell>
        </table:table-row>
        <table:table-row table:style-name="ro1">
          <table:table-cell office:value-type="string" calcext:value-type="string">
            <text:p>&lt;a href="https://www.justice.gov/epstein/files/DataSet%209/EFTA00170247.wav"&gt;https://www.justice.gov/epstein/files/DataSet%209/EFTA00170247.wav&lt;/a&gt;</text:p>
          </table:table-cell>
        </table:table-row>
        <table:table-row table:style-name="ro1">
          <table:table-cell office:value-type="string" calcext:value-type="string">
            <text:p>&lt;a href="https://www.justice.gov/epstein/files/DataSet%209/EFTA00170247.aac"&gt;https://www.justice.gov/epstein/files/DataSet%209/EFTA00170247.aac&lt;/a&gt;</text:p>
          </table:table-cell>
        </table:table-row>
        <table:table-row table:style-name="ro1">
          <table:table-cell office:value-type="string" calcext:value-type="string">
            <text:p>&lt;a href="https://www.justice.gov/epstein/files/DataSet%209/EFTA00170247.m4a"&gt;https://www.justice.gov/epstein/files/DataSet%209/EFTA00170247.m4a&lt;/a&gt;</text:p>
          </table:table-cell>
        </table:table-row>
        <table:table-row table:style-name="ro1">
          <table:table-cell office:value-type="string" calcext:value-type="string">
            <text:p>&lt;a href="https://www.justice.gov/epstein/files/DataSet%209/EFTA00170247.wma"&gt;https://www.justice.gov/epstein/files/DataSet%209/EFTA00170247.wma&lt;/a&gt;</text:p>
          </table:table-cell>
        </table:table-row>
        <table:table-row table:style-name="ro1">
          <table:table-cell office:value-type="string" calcext:value-type="string">
            <text:p>&lt;a href="https://www.justice.gov/epstein/files/DataSet%209/EFTA00170247.ogg"&gt;https://www.justice.gov/epstein/files/DataSet%209/EFTA00170247.ogg&lt;/a&gt;</text:p>
          </table:table-cell>
        </table:table-row>
        <table:table-row table:style-name="ro1">
          <table:table-cell office:value-type="string" calcext:value-type="string">
            <text:p>&lt;a href="https://www.justice.gov/epstein/files/DataSet%209/EFTA00170247.flac"&gt;https://www.justice.gov/epstein/files/DataSet%209/EFTA00170247.flac&lt;/a&gt;</text:p>
          </table:table-cell>
        </table:table-row>
        <table:table-row table:style-name="ro1">
          <table:table-cell office:value-type="string" calcext:value-type="string">
            <text:p>&lt;a href="https://www.justice.gov/epstein/files/DataSet%209/EFTA00170247.aiff"&gt;https://www.justice.gov/epstein/files/DataSet%209/EFTA00170247.aiff&lt;/a&gt;</text:p>
          </table:table-cell>
        </table:table-row>
        <table:table-row table:style-name="ro1">
          <table:table-cell office:value-type="string" calcext:value-type="string">
            <text:p>&lt;a href="https://www.justice.gov/epstein/files/DataSet%209/EFTA00170247.mid"&gt;https://www.justice.gov/epstein/files/DataSet%209/EFTA00170247.mid&lt;/a&gt;</text:p>
          </table:table-cell>
        </table:table-row>
        <table:table-row table:style-name="ro1">
          <table:table-cell office:value-type="string" calcext:value-type="string">
            <text:p>&lt;a href="https://www.justice.gov/epstein/files/DataSet%209/EFTA00170247.midi"&gt;https://www.justice.gov/epstein/files/DataSet%209/EFTA00170247.midi&lt;/a&gt;</text:p>
          </table:table-cell>
        </table:table-row>
        <table:table-row table:style-name="ro1">
          <table:table-cell office:value-type="string" calcext:value-type="string">
            <text:p>&lt;a href="https://www.justice.gov/epstein/files/DataSet%209/EFTA00170247.amr"&gt;https://www.justice.gov/epstein/files/DataSet%209/EFTA00170247.amr&lt;/a&gt;</text:p>
          </table:table-cell>
        </table:table-row>
        <table:table-row table:style-name="ro1">
          <table:table-cell office:value-type="string" calcext:value-type="string">
            <text:p>&lt;a href="https://www.justice.gov/epstein/files/DataSet%209/EFTA00170247.ra"&gt;https://www.justice.gov/epstein/files/DataSet%209/EFTA00170247.ra&lt;/a&gt;</text:p>
          </table:table-cell>
        </table:table-row>
        <table:table-row table:style-name="ro1">
          <table:table-cell office:value-type="string" calcext:value-type="string">
            <text:p>&lt;a href="https://www.justice.gov/epstein/files/DataSet%209/EFTA00170247.opus"&gt;https://www.justice.gov/epstein/files/DataSet%209/EFTA00170247.opus&lt;/a&gt;</text:p>
          </table:table-cell>
        </table:table-row>
        <table:table-row table:style-name="ro1">
          <table:table-cell office:value-type="string" calcext:value-type="string">
            <text:p>&lt;a href="https://www.justice.gov/epstein/files/DataSet%209/EFTA00170247.jpg"&gt;https://www.justice.gov/epstein/files/DataSet%209/EFTA00170247.jpg&lt;/a&gt;</text:p>
          </table:table-cell>
        </table:table-row>
        <table:table-row table:style-name="ro1">
          <table:table-cell office:value-type="string" calcext:value-type="string">
            <text:p>&lt;a href="https://www.justice.gov/epstein/files/DataSet%209/EFTA00170247.jpeg"&gt;https://www.justice.gov/epstein/files/DataSet%209/EFTA00170247.jpeg&lt;/a&gt;</text:p>
          </table:table-cell>
        </table:table-row>
        <table:table-row table:style-name="ro1">
          <table:table-cell office:value-type="string" calcext:value-type="string">
            <text:p>&lt;a href="https://www.justice.gov/epstein/files/DataSet%209/EFTA00170247.png"&gt;https://www.justice.gov/epstein/files/DataSet%209/EFTA00170247.png&lt;/a&gt;</text:p>
          </table:table-cell>
        </table:table-row>
        <table:table-row table:style-name="ro1">
          <table:table-cell office:value-type="string" calcext:value-type="string">
            <text:p>&lt;a href="https://www.justice.gov/epstein/files/DataSet%209/EFTA00170247.gif"&gt;https://www.justice.gov/epstein/files/DataSet%209/EFTA00170247.gif&lt;/a&gt;</text:p>
          </table:table-cell>
        </table:table-row>
        <table:table-row table:style-name="ro1">
          <table:table-cell office:value-type="string" calcext:value-type="string">
            <text:p>&lt;a href="https://www.justice.gov/epstein/files/DataSet%209/EFTA00170247.bmp"&gt;https://www.justice.gov/epstein/files/DataSet%209/EFTA00170247.bmp&lt;/a&gt;</text:p>
          </table:table-cell>
        </table:table-row>
        <table:table-row table:style-name="ro1">
          <table:table-cell office:value-type="string" calcext:value-type="string">
            <text:p>&lt;a href="https://www.justice.gov/epstein/files/DataSet%209/EFTA00170247.tif"&gt;https://www.justice.gov/epstein/files/DataSet%209/EFTA00170247.tif&lt;/a&gt;</text:p>
          </table:table-cell>
        </table:table-row>
        <table:table-row table:style-name="ro1">
          <table:table-cell office:value-type="string" calcext:value-type="string">
            <text:p>&lt;a href="https://www.justice.gov/epstein/files/DataSet%209/EFTA00170247.tiff"&gt;https://www.justice.gov/epstein/files/DataSet%209/EFTA00170247.tiff&lt;/a&gt;</text:p>
          </table:table-cell>
        </table:table-row>
        <table:table-row table:style-name="ro1">
          <table:table-cell office:value-type="string" calcext:value-type="string">
            <text:p>&lt;a href="https://www.justice.gov/epstein/files/DataSet%209/EFTA00170247.webp"&gt;https://www.justice.gov/epstein/files/DataSet%209/EFTA00170247.webp&lt;/a&gt;</text:p>
          </table:table-cell>
        </table:table-row>
        <table:table-row table:style-name="ro1">
          <table:table-cell office:value-type="string" calcext:value-type="string">
            <text:p>&lt;a href="https://www.justice.gov/epstein/files/DataSet%209/EFTA00170247.heic"&gt;https://www.justice.gov/epstein/files/DataSet%209/EFTA00170247.heic&lt;/a&gt;</text:p>
          </table:table-cell>
        </table:table-row>
        <table:table-row table:style-name="ro1">
          <table:table-cell office:value-type="string" calcext:value-type="string">
            <text:p>&lt;a href="https://www.justice.gov/epstein/files/DataSet%209/EFTA00170247.heif"&gt;https://www.justice.gov/epstein/files/DataSet%209/EFTA00170247.heif&lt;/a&gt;</text:p>
          </table:table-cell>
        </table:table-row>
        <table:table-row table:style-name="ro1">
          <table:table-cell office:value-type="string" calcext:value-type="string">
            <text:p>&lt;a href="https://www.justice.gov/epstein/files/DataSet%209/EFTA00170247.psd"&gt;https://www.justice.gov/epstein/files/DataSet%209/EFTA00170247.psd&lt;/a&gt;</text:p>
          </table:table-cell>
        </table:table-row>
        <table:table-row table:style-name="ro1">
          <table:table-cell office:value-type="string" calcext:value-type="string">
            <text:p>&lt;a href="https://www.justice.gov/epstein/files/DataSet%209/EFTA00170247.eps"&gt;https://www.justice.gov/epstein/files/DataSet%209/EFTA00170247.eps&lt;/a&gt;</text:p>
          </table:table-cell>
        </table:table-row>
        <table:table-row table:style-name="ro1">
          <table:table-cell office:value-type="string" calcext:value-type="string">
            <text:p>&lt;a href="https://www.justice.gov/epstein/files/DataSet%209/EFTA00170247.raw"&gt;https://www.justice.gov/epstein/files/DataSet%209/EFTA00170247.raw&lt;/a&gt;</text:p>
          </table:table-cell>
        </table:table-row>
        <table:table-row table:style-name="ro1">
          <table:table-cell office:value-type="string" calcext:value-type="string">
            <text:p>&lt;a href="https://www.justice.gov/epstein/files/DataSet%209/EFTA00170247.svg"&gt;https://www.justice.gov/epstein/files/DataSet%209/EFTA00170247.svg&lt;/a&gt;</text:p>
          </table:table-cell>
        </table:table-row>
        <table:table-row table:style-name="ro1">
          <table:table-cell office:value-type="string" calcext:value-type="string">
            <text:p>&lt;a href="https://www.justice.gov/epstein/files/DataSet%209/EFTA00170247.pcx"&gt;https://www.justice.gov/epstein/files/DataSet%209/EFTA00170247.pcx&lt;/a&gt;</text:p>
          </table:table-cell>
        </table:table-row>
        <table:table-row table:style-name="ro1">
          <table:table-cell office:value-type="string" calcext:value-type="string">
            <text:p>&lt;a href="https://www.justice.gov/epstein/files/DataSet%209/EFTA00170247.doc"&gt;https://www.justice.gov/epstein/files/DataSet%209/EFTA00170247.doc&lt;/a&gt;</text:p>
          </table:table-cell>
        </table:table-row>
        <table:table-row table:style-name="ro1">
          <table:table-cell office:value-type="string" calcext:value-type="string">
            <text:p>&lt;a href="https://www.justice.gov/epstein/files/DataSet%209/EFTA00170247.docx"&gt;https://www.justice.gov/epstein/files/DataSet%209/EFTA00170247.docx&lt;/a&gt;</text:p>
          </table:table-cell>
        </table:table-row>
        <table:table-row table:style-name="ro1">
          <table:table-cell office:value-type="string" calcext:value-type="string">
            <text:p>&lt;a href="https://www.justice.gov/epstein/files/DataSet%209/EFTA00170247.docm"&gt;https://www.justice.gov/epstein/files/DataSet%209/EFTA00170247.docm&lt;/a&gt;</text:p>
          </table:table-cell>
        </table:table-row>
        <table:table-row table:style-name="ro1">
          <table:table-cell office:value-type="string" calcext:value-type="string">
            <text:p>&lt;a href="https://www.justice.gov/epstein/files/DataSet%209/EFTA00170247.rtf"&gt;https://www.justice.gov/epstein/files/DataSet%209/EFTA00170247.rtf&lt;/a&gt;</text:p>
          </table:table-cell>
        </table:table-row>
        <table:table-row table:style-name="ro1">
          <table:table-cell office:value-type="string" calcext:value-type="string">
            <text:p>&lt;a href="https://www.justice.gov/epstein/files/DataSet%209/EFTA00170247.odt"&gt;https://www.justice.gov/epstein/files/DataSet%209/EFTA00170247.odt&lt;/a&gt;</text:p>
          </table:table-cell>
        </table:table-row>
        <table:table-row table:style-name="ro1">
          <table:table-cell office:value-type="string" calcext:value-type="string">
            <text:p>&lt;a href="https://www.justice.gov/epstein/files/DataSet%209/EFTA00170247.txt"&gt;https://www.justice.gov/epstein/files/DataSet%209/EFTA00170247.txt&lt;/a&gt;</text:p>
          </table:table-cell>
        </table:table-row>
        <table:table-row table:style-name="ro1">
          <table:table-cell office:value-type="string" calcext:value-type="string">
            <text:p>&lt;a href="https://www.justice.gov/epstein/files/DataSet%209/EFTA00170247.wps"&gt;https://www.justice.gov/epstein/files/DataSet%209/EFTA00170247.wps&lt;/a&gt;</text:p>
          </table:table-cell>
        </table:table-row>
        <table:table-row table:style-name="ro1">
          <table:table-cell office:value-type="string" calcext:value-type="string">
            <text:p>&lt;a href="https://www.justice.gov/epstein/files/DataSet%209/EFTA00170247.dot"&gt;https://www.justice.gov/epstein/files/DataSet%209/EFTA00170247.dot&lt;/a&gt;</text:p>
          </table:table-cell>
        </table:table-row>
        <table:table-row table:style-name="ro1">
          <table:table-cell office:value-type="string" calcext:value-type="string">
            <text:p>&lt;a href="https://www.justice.gov/epstein/files/DataSet%209/EFTA00170247.dotx"&gt;https://www.justice.gov/epstein/files/DataSet%209/EFTA00170247.dotx&lt;/a&gt;</text:p>
          </table:table-cell>
        </table:table-row>
        <table:table-row table:style-name="ro1">
          <table:table-cell office:value-type="string" calcext:value-type="string">
            <text:p>&lt;a href="https://www.justice.gov/epstein/files/DataSet%209/EFTA00170247.abw"&gt;https://www.justice.gov/epstein/files/DataSet%209/EFTA00170247.abw&lt;/a&gt;</text:p>
          </table:table-cell>
        </table:table-row>
        <table:table-row table:style-name="ro1">
          <table:table-cell office:value-type="string" calcext:value-type="string">
            <text:p>&lt;a href="https://www.justice.gov/epstein/files/DataSet%209/EFTA00170247.ppt"&gt;https://www.justice.gov/epstein/files/DataSet%209/EFTA00170247.ppt&lt;/a&gt;</text:p>
          </table:table-cell>
        </table:table-row>
        <table:table-row table:style-name="ro1">
          <table:table-cell office:value-type="string" calcext:value-type="string">
            <text:p>&lt;a href="https://www.justice.gov/epstein/files/DataSet%209/EFTA00170247.pptx"&gt;https://www.justice.gov/epstein/files/DataSet%209/EFTA00170247.pptx&lt;/a&gt;</text:p>
          </table:table-cell>
        </table:table-row>
        <table:table-row table:style-name="ro1">
          <table:table-cell office:value-type="string" calcext:value-type="string">
            <text:p>&lt;a href="https://www.justice.gov/epstein/files/DataSet%209/EFTA00170247.pptm"&gt;https://www.justice.gov/epstein/files/DataSet%209/EFTA00170247.pptm&lt;/a&gt;</text:p>
          </table:table-cell>
        </table:table-row>
        <table:table-row table:style-name="ro1">
          <table:table-cell office:value-type="string" calcext:value-type="string">
            <text:p>&lt;a href="https://www.justice.gov/epstein/files/DataSet%209/EFTA00170247.pps"&gt;https://www.justice.gov/epstein/files/DataSet%209/EFTA00170247.pps&lt;/a&gt;</text:p>
          </table:table-cell>
        </table:table-row>
        <table:table-row table:style-name="ro1">
          <table:table-cell office:value-type="string" calcext:value-type="string">
            <text:p>&lt;a href="https://www.justice.gov/epstein/files/DataSet%209/EFTA00170247.ppsx"&gt;https://www.justice.gov/epstein/files/DataSet%209/EFTA00170247.ppsx&lt;/a&gt;</text:p>
          </table:table-cell>
        </table:table-row>
        <table:table-row table:style-name="ro1">
          <table:table-cell office:value-type="string" calcext:value-type="string">
            <text:p>&lt;a href="https://www.justice.gov/epstein/files/DataSet%209/EFTA00170247.pot"&gt;https://www.justice.gov/epstein/files/DataSet%209/EFTA00170247.pot&lt;/a&gt;</text:p>
          </table:table-cell>
        </table:table-row>
        <table:table-row table:style-name="ro1">
          <table:table-cell office:value-type="string" calcext:value-type="string">
            <text:p>&lt;a href="https://www.justice.gov/epstein/files/DataSet%209/EFTA00170247.potx"&gt;https://www.justice.gov/epstein/files/DataSet%209/EFTA00170247.potx&lt;/a&gt;</text:p>
          </table:table-cell>
        </table:table-row>
        <table:table-row table:style-name="ro1">
          <table:table-cell office:value-type="string" calcext:value-type="string">
            <text:p>&lt;a href="https://www.justice.gov/epstein/files/DataSet%209/EFTA00170247.odp"&gt;https://www.justice.gov/epstein/files/DataSet%209/EFTA00170247.odp&lt;/a&gt;</text:p>
          </table:table-cell>
        </table:table-row>
        <table:table-row table:style-name="ro1">
          <table:table-cell office:value-type="string" calcext:value-type="string">
            <text:p>&lt;a href="https://www.justice.gov/epstein/files/DataSet%209/EFTA00170247.key"&gt;https://www.justice.gov/epstein/files/DataSet%209/EFTA00170247.key&lt;/a&gt;</text:p>
          </table:table-cell>
        </table:table-row>
        <table:table-row table:style-name="ro1">
          <table:table-cell office:value-type="string" calcext:value-type="string">
            <text:p>&lt;a href="https://www.justice.gov/epstein/files/DataSet%209/EFTA00170247.xls"&gt;https://www.justice.gov/epstein/files/DataSet%209/EFTA00170247.xls&lt;/a&gt;</text:p>
          </table:table-cell>
        </table:table-row>
        <table:table-row table:style-name="ro1">
          <table:table-cell office:value-type="string" calcext:value-type="string">
            <text:p>&lt;a href="https://www.justice.gov/epstein/files/DataSet%209/EFTA00170247.xlsx"&gt;https://www.justice.gov/epstein/files/DataSet%209/EFTA00170247.xlsx&lt;/a&gt;</text:p>
          </table:table-cell>
        </table:table-row>
        <table:table-row table:style-name="ro1">
          <table:table-cell office:value-type="string" calcext:value-type="string">
            <text:p>&lt;a href="https://www.justice.gov/epstein/files/DataSet%209/EFTA00170247.xlsm"&gt;https://www.justice.gov/epstein/files/DataSet%209/EFTA00170247.xlsm&lt;/a&gt;</text:p>
          </table:table-cell>
        </table:table-row>
        <table:table-row table:style-name="ro1">
          <table:table-cell office:value-type="string" calcext:value-type="string">
            <text:p>&lt;a href="https://www.justice.gov/epstein/files/DataSet%209/EFTA00170247.xlt"&gt;https://www.justice.gov/epstein/files/DataSet%209/EFTA00170247.xlt&lt;/a&gt;</text:p>
          </table:table-cell>
        </table:table-row>
        <table:table-row table:style-name="ro1">
          <table:table-cell office:value-type="string" calcext:value-type="string">
            <text:p>&lt;a href="https://www.justice.gov/epstein/files/DataSet%209/EFTA00170247.xltx"&gt;https://www.justice.gov/epstein/files/DataSet%209/EFTA00170247.xltx&lt;/a&gt;</text:p>
          </table:table-cell>
        </table:table-row>
        <table:table-row table:style-name="ro1">
          <table:table-cell office:value-type="string" calcext:value-type="string">
            <text:p>&lt;a href="https://www.justice.gov/epstein/files/DataSet%209/EFTA00170247.ods"&gt;https://www.justice.gov/epstein/files/DataSet%209/EFTA00170247.ods&lt;/a&gt;</text:p>
          </table:table-cell>
        </table:table-row>
        <table:table-row table:style-name="ro1">
          <table:table-cell office:value-type="string" calcext:value-type="string">
            <text:p>&lt;a href="https://www.justice.gov/epstein/files/DataSet%209/EFTA00170247.csv"&gt;https://www.justice.gov/epstein/files/DataSet%209/EFTA00170247.csv&lt;/a&gt;</text:p>
          </table:table-cell>
        </table:table-row>
        <table:table-row table:style-name="ro1">
          <table:table-cell office:value-type="string" calcext:value-type="string">
            <text:p>&lt;a href="https://www.justice.gov/epstein/files/DataSet%209/EFTA00170247.numbers"&gt;https://www.justice.gov/epstein/files/DataSet%209/EFTA00170247.numbers&lt;/a&gt;</text:p>
          </table:table-cell>
        </table:table-row>
        <table:table-row table:style-name="ro1">
          <table:table-cell office:value-type="string" calcext:value-type="string">
            <text:p>&lt;a href="https://www.justice.gov/epstein/files/DataSet%209/EFTA00170247.wks"&gt;https://www.justice.gov/epstein/files/DataSet%209/EFTA00170247.wks&lt;/a&gt;</text:p>
          </table:table-cell>
        </table:table-row>
        <table:table-row table:style-name="ro1">
          <table:table-cell office:value-type="string" calcext:value-type="string">
            <text:p>&lt;a href="https://www.justice.gov/epstein/files/DataSet%209/EFTA00170248.avi"&gt;https://www.justice.gov/epstein/files/DataSet%209/EFTA00170248.avi&lt;/a&gt;</text:p>
          </table:table-cell>
        </table:table-row>
        <table:table-row table:style-name="ro1">
          <table:table-cell office:value-type="string" calcext:value-type="string">
            <text:p>&lt;a href="https://www.justice.gov/epstein/files/DataSet%209/EFTA00170248.mp4"&gt;https://www.justice.gov/epstein/files/DataSet%209/EFTA00170248.mp4&lt;/a&gt;</text:p>
          </table:table-cell>
        </table:table-row>
        <table:table-row table:style-name="ro1">
          <table:table-cell office:value-type="string" calcext:value-type="string">
            <text:p>&lt;a href="https://www.justice.gov/epstein/files/DataSet%209/EFTA00170248.mkv"&gt;https://www.justice.gov/epstein/files/DataSet%209/EFTA00170248.mkv&lt;/a&gt;</text:p>
          </table:table-cell>
        </table:table-row>
        <table:table-row table:style-name="ro1">
          <table:table-cell office:value-type="string" calcext:value-type="string">
            <text:p>&lt;a href="https://www.justice.gov/epstein/files/DataSet%209/EFTA00170248.mov"&gt;https://www.justice.gov/epstein/files/DataSet%209/EFTA00170248.mov&lt;/a&gt;</text:p>
          </table:table-cell>
        </table:table-row>
        <table:table-row table:style-name="ro1">
          <table:table-cell office:value-type="string" calcext:value-type="string">
            <text:p>&lt;a href="https://www.justice.gov/epstein/files/DataSet%209/EFTA00170248.wmv"&gt;https://www.justice.gov/epstein/files/DataSet%209/EFTA00170248.wmv&lt;/a&gt;</text:p>
          </table:table-cell>
        </table:table-row>
        <table:table-row table:style-name="ro1">
          <table:table-cell office:value-type="string" calcext:value-type="string">
            <text:p>&lt;a href="https://www.justice.gov/epstein/files/DataSet%209/EFTA00170248.flv"&gt;https://www.justice.gov/epstein/files/DataSet%209/EFTA00170248.flv&lt;/a&gt;</text:p>
          </table:table-cell>
        </table:table-row>
        <table:table-row table:style-name="ro1">
          <table:table-cell office:value-type="string" calcext:value-type="string">
            <text:p>&lt;a href="https://www.justice.gov/epstein/files/DataSet%209/EFTA00170248.webm"&gt;https://www.justice.gov/epstein/files/DataSet%209/EFTA00170248.webm&lt;/a&gt;</text:p>
          </table:table-cell>
        </table:table-row>
        <table:table-row table:style-name="ro1">
          <table:table-cell office:value-type="string" calcext:value-type="string">
            <text:p>&lt;a href="https://www.justice.gov/epstein/files/DataSet%209/EFTA00170248.mpg"&gt;https://www.justice.gov/epstein/files/DataSet%209/EFTA00170248.mpg&lt;/a&gt;</text:p>
          </table:table-cell>
        </table:table-row>
        <table:table-row table:style-name="ro1">
          <table:table-cell office:value-type="string" calcext:value-type="string">
            <text:p>&lt;a href="https://www.justice.gov/epstein/files/DataSet%209/EFTA00170248.mpeg"&gt;https://www.justice.gov/epstein/files/DataSet%209/EFTA00170248.mpeg&lt;/a&gt;</text:p>
          </table:table-cell>
        </table:table-row>
        <table:table-row table:style-name="ro1">
          <table:table-cell office:value-type="string" calcext:value-type="string">
            <text:p>&lt;a href="https://www.justice.gov/epstein/files/DataSet%209/EFTA00170248.m4v"&gt;https://www.justice.gov/epstein/files/DataSet%209/EFTA00170248.m4v&lt;/a&gt;</text:p>
          </table:table-cell>
        </table:table-row>
        <table:table-row table:style-name="ro1">
          <table:table-cell office:value-type="string" calcext:value-type="string">
            <text:p>&lt;a href="https://www.justice.gov/epstein/files/DataSet%209/EFTA00170248.ogv"&gt;https://www.justice.gov/epstein/files/DataSet%209/EFTA00170248.ogv&lt;/a&gt;</text:p>
          </table:table-cell>
        </table:table-row>
        <table:table-row table:style-name="ro1">
          <table:table-cell office:value-type="string" calcext:value-type="string">
            <text:p>&lt;a href="https://www.justice.gov/epstein/files/DataSet%209/EFTA00170248.vob"&gt;https://www.justice.gov/epstein/files/DataSet%209/EFTA00170248.vob&lt;/a&gt;</text:p>
          </table:table-cell>
        </table:table-row>
        <table:table-row table:style-name="ro1">
          <table:table-cell office:value-type="string" calcext:value-type="string">
            <text:p>&lt;a href="https://www.justice.gov/epstein/files/DataSet%209/EFTA00170248.3gp"&gt;https://www.justice.gov/epstein/files/DataSet%209/EFTA00170248.3gp&lt;/a&gt;</text:p>
          </table:table-cell>
        </table:table-row>
        <table:table-row table:style-name="ro1">
          <table:table-cell office:value-type="string" calcext:value-type="string">
            <text:p>&lt;a href="https://www.justice.gov/epstein/files/DataSet%209/EFTA00170248.ts"&gt;https://www.justice.gov/epstein/files/DataSet%209/EFTA00170248.ts&lt;/a&gt;</text:p>
          </table:table-cell>
        </table:table-row>
        <table:table-row table:style-name="ro1">
          <table:table-cell office:value-type="string" calcext:value-type="string">
            <text:p>&lt;a href="https://www.justice.gov/epstein/files/DataSet%209/EFTA00170248.rm"&gt;https://www.justice.gov/epstein/files/DataSet%209/EFTA00170248.rm&lt;/a&gt;</text:p>
          </table:table-cell>
        </table:table-row>
        <table:table-row table:style-name="ro1">
          <table:table-cell office:value-type="string" calcext:value-type="string">
            <text:p>&lt;a href="https://www.justice.gov/epstein/files/DataSet%209/EFTA00170248.asf"&gt;https://www.justice.gov/epstein/files/DataSet%209/EFTA00170248.asf&lt;/a&gt;</text:p>
          </table:table-cell>
        </table:table-row>
        <table:table-row table:style-name="ro1">
          <table:table-cell office:value-type="string" calcext:value-type="string">
            <text:p>&lt;a href="https://www.justice.gov/epstein/files/DataSet%209/EFTA00170248.mp3"&gt;https://www.justice.gov/epstein/files/DataSet%209/EFTA00170248.mp3&lt;/a&gt;</text:p>
          </table:table-cell>
        </table:table-row>
        <table:table-row table:style-name="ro1">
          <table:table-cell office:value-type="string" calcext:value-type="string">
            <text:p>&lt;a href="https://www.justice.gov/epstein/files/DataSet%209/EFTA00170248.wav"&gt;https://www.justice.gov/epstein/files/DataSet%209/EFTA00170248.wav&lt;/a&gt;</text:p>
          </table:table-cell>
        </table:table-row>
        <table:table-row table:style-name="ro1">
          <table:table-cell office:value-type="string" calcext:value-type="string">
            <text:p>&lt;a href="https://www.justice.gov/epstein/files/DataSet%209/EFTA00170248.aac"&gt;https://www.justice.gov/epstein/files/DataSet%209/EFTA00170248.aac&lt;/a&gt;</text:p>
          </table:table-cell>
        </table:table-row>
        <table:table-row table:style-name="ro1">
          <table:table-cell office:value-type="string" calcext:value-type="string">
            <text:p>&lt;a href="https://www.justice.gov/epstein/files/DataSet%209/EFTA00170248.m4a"&gt;https://www.justice.gov/epstein/files/DataSet%209/EFTA00170248.m4a&lt;/a&gt;</text:p>
          </table:table-cell>
        </table:table-row>
        <table:table-row table:style-name="ro1">
          <table:table-cell office:value-type="string" calcext:value-type="string">
            <text:p>&lt;a href="https://www.justice.gov/epstein/files/DataSet%209/EFTA00170248.wma"&gt;https://www.justice.gov/epstein/files/DataSet%209/EFTA00170248.wma&lt;/a&gt;</text:p>
          </table:table-cell>
        </table:table-row>
        <table:table-row table:style-name="ro1">
          <table:table-cell office:value-type="string" calcext:value-type="string">
            <text:p>&lt;a href="https://www.justice.gov/epstein/files/DataSet%209/EFTA00170248.ogg"&gt;https://www.justice.gov/epstein/files/DataSet%209/EFTA00170248.ogg&lt;/a&gt;</text:p>
          </table:table-cell>
        </table:table-row>
        <table:table-row table:style-name="ro1">
          <table:table-cell office:value-type="string" calcext:value-type="string">
            <text:p>&lt;a href="https://www.justice.gov/epstein/files/DataSet%209/EFTA00170248.flac"&gt;https://www.justice.gov/epstein/files/DataSet%209/EFTA00170248.flac&lt;/a&gt;</text:p>
          </table:table-cell>
        </table:table-row>
        <table:table-row table:style-name="ro1">
          <table:table-cell office:value-type="string" calcext:value-type="string">
            <text:p>&lt;a href="https://www.justice.gov/epstein/files/DataSet%209/EFTA00170248.aiff"&gt;https://www.justice.gov/epstein/files/DataSet%209/EFTA00170248.aiff&lt;/a&gt;</text:p>
          </table:table-cell>
        </table:table-row>
        <table:table-row table:style-name="ro1">
          <table:table-cell office:value-type="string" calcext:value-type="string">
            <text:p>&lt;a href="https://www.justice.gov/epstein/files/DataSet%209/EFTA00170248.mid"&gt;https://www.justice.gov/epstein/files/DataSet%209/EFTA00170248.mid&lt;/a&gt;</text:p>
          </table:table-cell>
        </table:table-row>
        <table:table-row table:style-name="ro1">
          <table:table-cell office:value-type="string" calcext:value-type="string">
            <text:p>&lt;a href="https://www.justice.gov/epstein/files/DataSet%209/EFTA00170248.midi"&gt;https://www.justice.gov/epstein/files/DataSet%209/EFTA00170248.midi&lt;/a&gt;</text:p>
          </table:table-cell>
        </table:table-row>
        <table:table-row table:style-name="ro1">
          <table:table-cell office:value-type="string" calcext:value-type="string">
            <text:p>&lt;a href="https://www.justice.gov/epstein/files/DataSet%209/EFTA00170248.amr"&gt;https://www.justice.gov/epstein/files/DataSet%209/EFTA00170248.amr&lt;/a&gt;</text:p>
          </table:table-cell>
        </table:table-row>
        <table:table-row table:style-name="ro1">
          <table:table-cell office:value-type="string" calcext:value-type="string">
            <text:p>&lt;a href="https://www.justice.gov/epstein/files/DataSet%209/EFTA00170248.ra"&gt;https://www.justice.gov/epstein/files/DataSet%209/EFTA00170248.ra&lt;/a&gt;</text:p>
          </table:table-cell>
        </table:table-row>
        <table:table-row table:style-name="ro1">
          <table:table-cell office:value-type="string" calcext:value-type="string">
            <text:p>&lt;a href="https://www.justice.gov/epstein/files/DataSet%209/EFTA00170248.opus"&gt;https://www.justice.gov/epstein/files/DataSet%209/EFTA00170248.opus&lt;/a&gt;</text:p>
          </table:table-cell>
        </table:table-row>
        <table:table-row table:style-name="ro1">
          <table:table-cell office:value-type="string" calcext:value-type="string">
            <text:p>&lt;a href="https://www.justice.gov/epstein/files/DataSet%209/EFTA00170248.jpg"&gt;https://www.justice.gov/epstein/files/DataSet%209/EFTA00170248.jpg&lt;/a&gt;</text:p>
          </table:table-cell>
        </table:table-row>
        <table:table-row table:style-name="ro1">
          <table:table-cell office:value-type="string" calcext:value-type="string">
            <text:p>&lt;a href="https://www.justice.gov/epstein/files/DataSet%209/EFTA00170248.jpeg"&gt;https://www.justice.gov/epstein/files/DataSet%209/EFTA00170248.jpeg&lt;/a&gt;</text:p>
          </table:table-cell>
        </table:table-row>
        <table:table-row table:style-name="ro1">
          <table:table-cell office:value-type="string" calcext:value-type="string">
            <text:p>&lt;a href="https://www.justice.gov/epstein/files/DataSet%209/EFTA00170248.png"&gt;https://www.justice.gov/epstein/files/DataSet%209/EFTA00170248.png&lt;/a&gt;</text:p>
          </table:table-cell>
        </table:table-row>
        <table:table-row table:style-name="ro1">
          <table:table-cell office:value-type="string" calcext:value-type="string">
            <text:p>&lt;a href="https://www.justice.gov/epstein/files/DataSet%209/EFTA00170248.gif"&gt;https://www.justice.gov/epstein/files/DataSet%209/EFTA00170248.gif&lt;/a&gt;</text:p>
          </table:table-cell>
        </table:table-row>
        <table:table-row table:style-name="ro1">
          <table:table-cell office:value-type="string" calcext:value-type="string">
            <text:p>&lt;a href="https://www.justice.gov/epstein/files/DataSet%209/EFTA00170248.bmp"&gt;https://www.justice.gov/epstein/files/DataSet%209/EFTA00170248.bmp&lt;/a&gt;</text:p>
          </table:table-cell>
        </table:table-row>
        <table:table-row table:style-name="ro1">
          <table:table-cell office:value-type="string" calcext:value-type="string">
            <text:p>&lt;a href="https://www.justice.gov/epstein/files/DataSet%209/EFTA00170248.tif"&gt;https://www.justice.gov/epstein/files/DataSet%209/EFTA00170248.tif&lt;/a&gt;</text:p>
          </table:table-cell>
        </table:table-row>
        <table:table-row table:style-name="ro1">
          <table:table-cell office:value-type="string" calcext:value-type="string">
            <text:p>&lt;a href="https://www.justice.gov/epstein/files/DataSet%209/EFTA00170248.tiff"&gt;https://www.justice.gov/epstein/files/DataSet%209/EFTA00170248.tiff&lt;/a&gt;</text:p>
          </table:table-cell>
        </table:table-row>
        <table:table-row table:style-name="ro1">
          <table:table-cell office:value-type="string" calcext:value-type="string">
            <text:p>&lt;a href="https://www.justice.gov/epstein/files/DataSet%209/EFTA00170248.webp"&gt;https://www.justice.gov/epstein/files/DataSet%209/EFTA00170248.webp&lt;/a&gt;</text:p>
          </table:table-cell>
        </table:table-row>
        <table:table-row table:style-name="ro1">
          <table:table-cell office:value-type="string" calcext:value-type="string">
            <text:p>&lt;a href="https://www.justice.gov/epstein/files/DataSet%209/EFTA00170248.heic"&gt;https://www.justice.gov/epstein/files/DataSet%209/EFTA00170248.heic&lt;/a&gt;</text:p>
          </table:table-cell>
        </table:table-row>
        <table:table-row table:style-name="ro1">
          <table:table-cell office:value-type="string" calcext:value-type="string">
            <text:p>&lt;a href="https://www.justice.gov/epstein/files/DataSet%209/EFTA00170248.heif"&gt;https://www.justice.gov/epstein/files/DataSet%209/EFTA00170248.heif&lt;/a&gt;</text:p>
          </table:table-cell>
        </table:table-row>
        <table:table-row table:style-name="ro1">
          <table:table-cell office:value-type="string" calcext:value-type="string">
            <text:p>&lt;a href="https://www.justice.gov/epstein/files/DataSet%209/EFTA00170248.psd"&gt;https://www.justice.gov/epstein/files/DataSet%209/EFTA00170248.psd&lt;/a&gt;</text:p>
          </table:table-cell>
        </table:table-row>
        <table:table-row table:style-name="ro1">
          <table:table-cell office:value-type="string" calcext:value-type="string">
            <text:p>&lt;a href="https://www.justice.gov/epstein/files/DataSet%209/EFTA00170248.eps"&gt;https://www.justice.gov/epstein/files/DataSet%209/EFTA00170248.eps&lt;/a&gt;</text:p>
          </table:table-cell>
        </table:table-row>
        <table:table-row table:style-name="ro1">
          <table:table-cell office:value-type="string" calcext:value-type="string">
            <text:p>&lt;a href="https://www.justice.gov/epstein/files/DataSet%209/EFTA00170248.raw"&gt;https://www.justice.gov/epstein/files/DataSet%209/EFTA00170248.raw&lt;/a&gt;</text:p>
          </table:table-cell>
        </table:table-row>
        <table:table-row table:style-name="ro1">
          <table:table-cell office:value-type="string" calcext:value-type="string">
            <text:p>&lt;a href="https://www.justice.gov/epstein/files/DataSet%209/EFTA00170248.svg"&gt;https://www.justice.gov/epstein/files/DataSet%209/EFTA00170248.svg&lt;/a&gt;</text:p>
          </table:table-cell>
        </table:table-row>
        <table:table-row table:style-name="ro1">
          <table:table-cell office:value-type="string" calcext:value-type="string">
            <text:p>&lt;a href="https://www.justice.gov/epstein/files/DataSet%209/EFTA00170248.pcx"&gt;https://www.justice.gov/epstein/files/DataSet%209/EFTA00170248.pcx&lt;/a&gt;</text:p>
          </table:table-cell>
        </table:table-row>
        <table:table-row table:style-name="ro1">
          <table:table-cell office:value-type="string" calcext:value-type="string">
            <text:p>&lt;a href="https://www.justice.gov/epstein/files/DataSet%209/EFTA00170248.doc"&gt;https://www.justice.gov/epstein/files/DataSet%209/EFTA00170248.doc&lt;/a&gt;</text:p>
          </table:table-cell>
        </table:table-row>
        <table:table-row table:style-name="ro1">
          <table:table-cell office:value-type="string" calcext:value-type="string">
            <text:p>&lt;a href="https://www.justice.gov/epstein/files/DataSet%209/EFTA00170248.docx"&gt;https://www.justice.gov/epstein/files/DataSet%209/EFTA00170248.docx&lt;/a&gt;</text:p>
          </table:table-cell>
        </table:table-row>
        <table:table-row table:style-name="ro1">
          <table:table-cell office:value-type="string" calcext:value-type="string">
            <text:p>&lt;a href="https://www.justice.gov/epstein/files/DataSet%209/EFTA00170248.docm"&gt;https://www.justice.gov/epstein/files/DataSet%209/EFTA00170248.docm&lt;/a&gt;</text:p>
          </table:table-cell>
        </table:table-row>
        <table:table-row table:style-name="ro1">
          <table:table-cell office:value-type="string" calcext:value-type="string">
            <text:p>&lt;a href="https://www.justice.gov/epstein/files/DataSet%209/EFTA00170248.rtf"&gt;https://www.justice.gov/epstein/files/DataSet%209/EFTA00170248.rtf&lt;/a&gt;</text:p>
          </table:table-cell>
        </table:table-row>
        <table:table-row table:style-name="ro1">
          <table:table-cell office:value-type="string" calcext:value-type="string">
            <text:p>&lt;a href="https://www.justice.gov/epstein/files/DataSet%209/EFTA00170248.odt"&gt;https://www.justice.gov/epstein/files/DataSet%209/EFTA00170248.odt&lt;/a&gt;</text:p>
          </table:table-cell>
        </table:table-row>
        <table:table-row table:style-name="ro1">
          <table:table-cell office:value-type="string" calcext:value-type="string">
            <text:p>&lt;a href="https://www.justice.gov/epstein/files/DataSet%209/EFTA00170248.txt"&gt;https://www.justice.gov/epstein/files/DataSet%209/EFTA00170248.txt&lt;/a&gt;</text:p>
          </table:table-cell>
        </table:table-row>
        <table:table-row table:style-name="ro1">
          <table:table-cell office:value-type="string" calcext:value-type="string">
            <text:p>&lt;a href="https://www.justice.gov/epstein/files/DataSet%209/EFTA00170248.wps"&gt;https://www.justice.gov/epstein/files/DataSet%209/EFTA00170248.wps&lt;/a&gt;</text:p>
          </table:table-cell>
        </table:table-row>
        <table:table-row table:style-name="ro1">
          <table:table-cell office:value-type="string" calcext:value-type="string">
            <text:p>&lt;a href="https://www.justice.gov/epstein/files/DataSet%209/EFTA00170248.dot"&gt;https://www.justice.gov/epstein/files/DataSet%209/EFTA00170248.dot&lt;/a&gt;</text:p>
          </table:table-cell>
        </table:table-row>
        <table:table-row table:style-name="ro1">
          <table:table-cell office:value-type="string" calcext:value-type="string">
            <text:p>&lt;a href="https://www.justice.gov/epstein/files/DataSet%209/EFTA00170248.dotx"&gt;https://www.justice.gov/epstein/files/DataSet%209/EFTA00170248.dotx&lt;/a&gt;</text:p>
          </table:table-cell>
        </table:table-row>
        <table:table-row table:style-name="ro1">
          <table:table-cell office:value-type="string" calcext:value-type="string">
            <text:p>&lt;a href="https://www.justice.gov/epstein/files/DataSet%209/EFTA00170248.abw"&gt;https://www.justice.gov/epstein/files/DataSet%209/EFTA00170248.abw&lt;/a&gt;</text:p>
          </table:table-cell>
        </table:table-row>
        <table:table-row table:style-name="ro1">
          <table:table-cell office:value-type="string" calcext:value-type="string">
            <text:p>&lt;a href="https://www.justice.gov/epstein/files/DataSet%209/EFTA00170248.ppt"&gt;https://www.justice.gov/epstein/files/DataSet%209/EFTA00170248.ppt&lt;/a&gt;</text:p>
          </table:table-cell>
        </table:table-row>
        <table:table-row table:style-name="ro1">
          <table:table-cell office:value-type="string" calcext:value-type="string">
            <text:p>&lt;a href="https://www.justice.gov/epstein/files/DataSet%209/EFTA00170248.pptx"&gt;https://www.justice.gov/epstein/files/DataSet%209/EFTA00170248.pptx&lt;/a&gt;</text:p>
          </table:table-cell>
        </table:table-row>
        <table:table-row table:style-name="ro1">
          <table:table-cell office:value-type="string" calcext:value-type="string">
            <text:p>&lt;a href="https://www.justice.gov/epstein/files/DataSet%209/EFTA00170248.pptm"&gt;https://www.justice.gov/epstein/files/DataSet%209/EFTA00170248.pptm&lt;/a&gt;</text:p>
          </table:table-cell>
        </table:table-row>
        <table:table-row table:style-name="ro1">
          <table:table-cell office:value-type="string" calcext:value-type="string">
            <text:p>&lt;a href="https://www.justice.gov/epstein/files/DataSet%209/EFTA00170248.pps"&gt;https://www.justice.gov/epstein/files/DataSet%209/EFTA00170248.pps&lt;/a&gt;</text:p>
          </table:table-cell>
        </table:table-row>
        <table:table-row table:style-name="ro1">
          <table:table-cell office:value-type="string" calcext:value-type="string">
            <text:p>&lt;a href="https://www.justice.gov/epstein/files/DataSet%209/EFTA00170248.ppsx"&gt;https://www.justice.gov/epstein/files/DataSet%209/EFTA00170248.ppsx&lt;/a&gt;</text:p>
          </table:table-cell>
        </table:table-row>
        <table:table-row table:style-name="ro1">
          <table:table-cell office:value-type="string" calcext:value-type="string">
            <text:p>&lt;a href="https://www.justice.gov/epstein/files/DataSet%209/EFTA00170248.pot"&gt;https://www.justice.gov/epstein/files/DataSet%209/EFTA00170248.pot&lt;/a&gt;</text:p>
          </table:table-cell>
        </table:table-row>
        <table:table-row table:style-name="ro1">
          <table:table-cell office:value-type="string" calcext:value-type="string">
            <text:p>&lt;a href="https://www.justice.gov/epstein/files/DataSet%209/EFTA00170248.potx"&gt;https://www.justice.gov/epstein/files/DataSet%209/EFTA00170248.potx&lt;/a&gt;</text:p>
          </table:table-cell>
        </table:table-row>
        <table:table-row table:style-name="ro1">
          <table:table-cell office:value-type="string" calcext:value-type="string">
            <text:p>&lt;a href="https://www.justice.gov/epstein/files/DataSet%209/EFTA00170248.odp"&gt;https://www.justice.gov/epstein/files/DataSet%209/EFTA00170248.odp&lt;/a&gt;</text:p>
          </table:table-cell>
        </table:table-row>
        <table:table-row table:style-name="ro1">
          <table:table-cell office:value-type="string" calcext:value-type="string">
            <text:p>&lt;a href="https://www.justice.gov/epstein/files/DataSet%209/EFTA00170248.key"&gt;https://www.justice.gov/epstein/files/DataSet%209/EFTA00170248.key&lt;/a&gt;</text:p>
          </table:table-cell>
        </table:table-row>
        <table:table-row table:style-name="ro1">
          <table:table-cell office:value-type="string" calcext:value-type="string">
            <text:p>&lt;a href="https://www.justice.gov/epstein/files/DataSet%209/EFTA00170248.xls"&gt;https://www.justice.gov/epstein/files/DataSet%209/EFTA00170248.xls&lt;/a&gt;</text:p>
          </table:table-cell>
        </table:table-row>
        <table:table-row table:style-name="ro1">
          <table:table-cell office:value-type="string" calcext:value-type="string">
            <text:p>&lt;a href="https://www.justice.gov/epstein/files/DataSet%209/EFTA00170248.xlsx"&gt;https://www.justice.gov/epstein/files/DataSet%209/EFTA00170248.xlsx&lt;/a&gt;</text:p>
          </table:table-cell>
        </table:table-row>
        <table:table-row table:style-name="ro1">
          <table:table-cell office:value-type="string" calcext:value-type="string">
            <text:p>&lt;a href="https://www.justice.gov/epstein/files/DataSet%209/EFTA00170248.xlsm"&gt;https://www.justice.gov/epstein/files/DataSet%209/EFTA00170248.xlsm&lt;/a&gt;</text:p>
          </table:table-cell>
        </table:table-row>
        <table:table-row table:style-name="ro1">
          <table:table-cell office:value-type="string" calcext:value-type="string">
            <text:p>&lt;a href="https://www.justice.gov/epstein/files/DataSet%209/EFTA00170248.xlt"&gt;https://www.justice.gov/epstein/files/DataSet%209/EFTA00170248.xlt&lt;/a&gt;</text:p>
          </table:table-cell>
        </table:table-row>
        <table:table-row table:style-name="ro1">
          <table:table-cell office:value-type="string" calcext:value-type="string">
            <text:p>&lt;a href="https://www.justice.gov/epstein/files/DataSet%209/EFTA00170248.xltx"&gt;https://www.justice.gov/epstein/files/DataSet%209/EFTA00170248.xltx&lt;/a&gt;</text:p>
          </table:table-cell>
        </table:table-row>
        <table:table-row table:style-name="ro1">
          <table:table-cell office:value-type="string" calcext:value-type="string">
            <text:p>&lt;a href="https://www.justice.gov/epstein/files/DataSet%209/EFTA00170248.ods"&gt;https://www.justice.gov/epstein/files/DataSet%209/EFTA00170248.ods&lt;/a&gt;</text:p>
          </table:table-cell>
        </table:table-row>
        <table:table-row table:style-name="ro1">
          <table:table-cell office:value-type="string" calcext:value-type="string">
            <text:p>&lt;a href="https://www.justice.gov/epstein/files/DataSet%209/EFTA00170248.csv"&gt;https://www.justice.gov/epstein/files/DataSet%209/EFTA00170248.csv&lt;/a&gt;</text:p>
          </table:table-cell>
        </table:table-row>
        <table:table-row table:style-name="ro1">
          <table:table-cell office:value-type="string" calcext:value-type="string">
            <text:p>&lt;a href="https://www.justice.gov/epstein/files/DataSet%209/EFTA00170248.numbers"&gt;https://www.justice.gov/epstein/files/DataSet%209/EFTA00170248.numbers&lt;/a&gt;</text:p>
          </table:table-cell>
        </table:table-row>
        <table:table-row table:style-name="ro1">
          <table:table-cell office:value-type="string" calcext:value-type="string">
            <text:p>&lt;a href="https://www.justice.gov/epstein/files/DataSet%209/EFTA00170248.wks"&gt;https://www.justice.gov/epstein/files/DataSet%209/EFTA00170248.wks&lt;/a&gt;</text:p>
          </table:table-cell>
        </table:table-row>
        <table:table-row table:style-name="ro1">
          <table:table-cell office:value-type="string" calcext:value-type="string">
            <text:p>&lt;a href="https://www.justice.gov/epstein/files/DataSet%209/EFTA00170249.avi"&gt;https://www.justice.gov/epstein/files/DataSet%209/EFTA00170249.avi&lt;/a&gt;</text:p>
          </table:table-cell>
        </table:table-row>
        <table:table-row table:style-name="ro1">
          <table:table-cell office:value-type="string" calcext:value-type="string">
            <text:p>&lt;a href="https://www.justice.gov/epstein/files/DataSet%209/EFTA00170249.mp4"&gt;https://www.justice.gov/epstein/files/DataSet%209/EFTA00170249.mp4&lt;/a&gt;</text:p>
          </table:table-cell>
        </table:table-row>
        <table:table-row table:style-name="ro1">
          <table:table-cell office:value-type="string" calcext:value-type="string">
            <text:p>&lt;a href="https://www.justice.gov/epstein/files/DataSet%209/EFTA00170249.mkv"&gt;https://www.justice.gov/epstein/files/DataSet%209/EFTA00170249.mkv&lt;/a&gt;</text:p>
          </table:table-cell>
        </table:table-row>
        <table:table-row table:style-name="ro1">
          <table:table-cell office:value-type="string" calcext:value-type="string">
            <text:p>&lt;a href="https://www.justice.gov/epstein/files/DataSet%209/EFTA00170249.mov"&gt;https://www.justice.gov/epstein/files/DataSet%209/EFTA00170249.mov&lt;/a&gt;</text:p>
          </table:table-cell>
        </table:table-row>
        <table:table-row table:style-name="ro1">
          <table:table-cell office:value-type="string" calcext:value-type="string">
            <text:p>&lt;a href="https://www.justice.gov/epstein/files/DataSet%209/EFTA00170249.wmv"&gt;https://www.justice.gov/epstein/files/DataSet%209/EFTA00170249.wmv&lt;/a&gt;</text:p>
          </table:table-cell>
        </table:table-row>
        <table:table-row table:style-name="ro1">
          <table:table-cell office:value-type="string" calcext:value-type="string">
            <text:p>&lt;a href="https://www.justice.gov/epstein/files/DataSet%209/EFTA00170249.flv"&gt;https://www.justice.gov/epstein/files/DataSet%209/EFTA00170249.flv&lt;/a&gt;</text:p>
          </table:table-cell>
        </table:table-row>
        <table:table-row table:style-name="ro1">
          <table:table-cell office:value-type="string" calcext:value-type="string">
            <text:p>&lt;a href="https://www.justice.gov/epstein/files/DataSet%209/EFTA00170249.webm"&gt;https://www.justice.gov/epstein/files/DataSet%209/EFTA00170249.webm&lt;/a&gt;</text:p>
          </table:table-cell>
        </table:table-row>
        <table:table-row table:style-name="ro1">
          <table:table-cell office:value-type="string" calcext:value-type="string">
            <text:p>&lt;a href="https://www.justice.gov/epstein/files/DataSet%209/EFTA00170249.mpg"&gt;https://www.justice.gov/epstein/files/DataSet%209/EFTA00170249.mpg&lt;/a&gt;</text:p>
          </table:table-cell>
        </table:table-row>
        <table:table-row table:style-name="ro1">
          <table:table-cell office:value-type="string" calcext:value-type="string">
            <text:p>&lt;a href="https://www.justice.gov/epstein/files/DataSet%209/EFTA00170249.mpeg"&gt;https://www.justice.gov/epstein/files/DataSet%209/EFTA00170249.mpeg&lt;/a&gt;</text:p>
          </table:table-cell>
        </table:table-row>
        <table:table-row table:style-name="ro1">
          <table:table-cell office:value-type="string" calcext:value-type="string">
            <text:p>&lt;a href="https://www.justice.gov/epstein/files/DataSet%209/EFTA00170249.m4v"&gt;https://www.justice.gov/epstein/files/DataSet%209/EFTA00170249.m4v&lt;/a&gt;</text:p>
          </table:table-cell>
        </table:table-row>
        <table:table-row table:style-name="ro1">
          <table:table-cell office:value-type="string" calcext:value-type="string">
            <text:p>&lt;a href="https://www.justice.gov/epstein/files/DataSet%209/EFTA00170249.ogv"&gt;https://www.justice.gov/epstein/files/DataSet%209/EFTA00170249.ogv&lt;/a&gt;</text:p>
          </table:table-cell>
        </table:table-row>
        <table:table-row table:style-name="ro1">
          <table:table-cell office:value-type="string" calcext:value-type="string">
            <text:p>&lt;a href="https://www.justice.gov/epstein/files/DataSet%209/EFTA00170249.vob"&gt;https://www.justice.gov/epstein/files/DataSet%209/EFTA00170249.vob&lt;/a&gt;</text:p>
          </table:table-cell>
        </table:table-row>
        <table:table-row table:style-name="ro1">
          <table:table-cell office:value-type="string" calcext:value-type="string">
            <text:p>&lt;a href="https://www.justice.gov/epstein/files/DataSet%209/EFTA00170249.3gp"&gt;https://www.justice.gov/epstein/files/DataSet%209/EFTA00170249.3gp&lt;/a&gt;</text:p>
          </table:table-cell>
        </table:table-row>
        <table:table-row table:style-name="ro1">
          <table:table-cell office:value-type="string" calcext:value-type="string">
            <text:p>&lt;a href="https://www.justice.gov/epstein/files/DataSet%209/EFTA00170249.ts"&gt;https://www.justice.gov/epstein/files/DataSet%209/EFTA00170249.ts&lt;/a&gt;</text:p>
          </table:table-cell>
        </table:table-row>
        <table:table-row table:style-name="ro1">
          <table:table-cell office:value-type="string" calcext:value-type="string">
            <text:p>&lt;a href="https://www.justice.gov/epstein/files/DataSet%209/EFTA00170249.rm"&gt;https://www.justice.gov/epstein/files/DataSet%209/EFTA00170249.rm&lt;/a&gt;</text:p>
          </table:table-cell>
        </table:table-row>
        <table:table-row table:style-name="ro1">
          <table:table-cell office:value-type="string" calcext:value-type="string">
            <text:p>&lt;a href="https://www.justice.gov/epstein/files/DataSet%209/EFTA00170249.asf"&gt;https://www.justice.gov/epstein/files/DataSet%209/EFTA00170249.asf&lt;/a&gt;</text:p>
          </table:table-cell>
        </table:table-row>
        <table:table-row table:style-name="ro1">
          <table:table-cell office:value-type="string" calcext:value-type="string">
            <text:p>&lt;a href="https://www.justice.gov/epstein/files/DataSet%209/EFTA00170249.mp3"&gt;https://www.justice.gov/epstein/files/DataSet%209/EFTA00170249.mp3&lt;/a&gt;</text:p>
          </table:table-cell>
        </table:table-row>
        <table:table-row table:style-name="ro1">
          <table:table-cell office:value-type="string" calcext:value-type="string">
            <text:p>&lt;a href="https://www.justice.gov/epstein/files/DataSet%209/EFTA00170249.wav"&gt;https://www.justice.gov/epstein/files/DataSet%209/EFTA00170249.wav&lt;/a&gt;</text:p>
          </table:table-cell>
        </table:table-row>
        <table:table-row table:style-name="ro1">
          <table:table-cell office:value-type="string" calcext:value-type="string">
            <text:p>&lt;a href="https://www.justice.gov/epstein/files/DataSet%209/EFTA00170249.aac"&gt;https://www.justice.gov/epstein/files/DataSet%209/EFTA00170249.aac&lt;/a&gt;</text:p>
          </table:table-cell>
        </table:table-row>
        <table:table-row table:style-name="ro1">
          <table:table-cell office:value-type="string" calcext:value-type="string">
            <text:p>&lt;a href="https://www.justice.gov/epstein/files/DataSet%209/EFTA00170249.m4a"&gt;https://www.justice.gov/epstein/files/DataSet%209/EFTA00170249.m4a&lt;/a&gt;</text:p>
          </table:table-cell>
        </table:table-row>
        <table:table-row table:style-name="ro1">
          <table:table-cell office:value-type="string" calcext:value-type="string">
            <text:p>&lt;a href="https://www.justice.gov/epstein/files/DataSet%209/EFTA00170249.wma"&gt;https://www.justice.gov/epstein/files/DataSet%209/EFTA00170249.wma&lt;/a&gt;</text:p>
          </table:table-cell>
        </table:table-row>
        <table:table-row table:style-name="ro1">
          <table:table-cell office:value-type="string" calcext:value-type="string">
            <text:p>&lt;a href="https://www.justice.gov/epstein/files/DataSet%209/EFTA00170249.ogg"&gt;https://www.justice.gov/epstein/files/DataSet%209/EFTA00170249.ogg&lt;/a&gt;</text:p>
          </table:table-cell>
        </table:table-row>
        <table:table-row table:style-name="ro1">
          <table:table-cell office:value-type="string" calcext:value-type="string">
            <text:p>&lt;a href="https://www.justice.gov/epstein/files/DataSet%209/EFTA00170249.flac"&gt;https://www.justice.gov/epstein/files/DataSet%209/EFTA00170249.flac&lt;/a&gt;</text:p>
          </table:table-cell>
        </table:table-row>
        <table:table-row table:style-name="ro1">
          <table:table-cell office:value-type="string" calcext:value-type="string">
            <text:p>&lt;a href="https://www.justice.gov/epstein/files/DataSet%209/EFTA00170249.aiff"&gt;https://www.justice.gov/epstein/files/DataSet%209/EFTA00170249.aiff&lt;/a&gt;</text:p>
          </table:table-cell>
        </table:table-row>
        <table:table-row table:style-name="ro1">
          <table:table-cell office:value-type="string" calcext:value-type="string">
            <text:p>&lt;a href="https://www.justice.gov/epstein/files/DataSet%209/EFTA00170249.mid"&gt;https://www.justice.gov/epstein/files/DataSet%209/EFTA00170249.mid&lt;/a&gt;</text:p>
          </table:table-cell>
        </table:table-row>
        <table:table-row table:style-name="ro1">
          <table:table-cell office:value-type="string" calcext:value-type="string">
            <text:p>&lt;a href="https://www.justice.gov/epstein/files/DataSet%209/EFTA00170249.midi"&gt;https://www.justice.gov/epstein/files/DataSet%209/EFTA00170249.midi&lt;/a&gt;</text:p>
          </table:table-cell>
        </table:table-row>
        <table:table-row table:style-name="ro1">
          <table:table-cell office:value-type="string" calcext:value-type="string">
            <text:p>&lt;a href="https://www.justice.gov/epstein/files/DataSet%209/EFTA00170249.amr"&gt;https://www.justice.gov/epstein/files/DataSet%209/EFTA00170249.amr&lt;/a&gt;</text:p>
          </table:table-cell>
        </table:table-row>
        <table:table-row table:style-name="ro1">
          <table:table-cell office:value-type="string" calcext:value-type="string">
            <text:p>&lt;a href="https://www.justice.gov/epstein/files/DataSet%209/EFTA00170249.ra"&gt;https://www.justice.gov/epstein/files/DataSet%209/EFTA00170249.ra&lt;/a&gt;</text:p>
          </table:table-cell>
        </table:table-row>
        <table:table-row table:style-name="ro1">
          <table:table-cell office:value-type="string" calcext:value-type="string">
            <text:p>&lt;a href="https://www.justice.gov/epstein/files/DataSet%209/EFTA00170249.opus"&gt;https://www.justice.gov/epstein/files/DataSet%209/EFTA00170249.opus&lt;/a&gt;</text:p>
          </table:table-cell>
        </table:table-row>
        <table:table-row table:style-name="ro1">
          <table:table-cell office:value-type="string" calcext:value-type="string">
            <text:p>&lt;a href="https://www.justice.gov/epstein/files/DataSet%209/EFTA00170249.jpg"&gt;https://www.justice.gov/epstein/files/DataSet%209/EFTA00170249.jpg&lt;/a&gt;</text:p>
          </table:table-cell>
        </table:table-row>
        <table:table-row table:style-name="ro1">
          <table:table-cell office:value-type="string" calcext:value-type="string">
            <text:p>&lt;a href="https://www.justice.gov/epstein/files/DataSet%209/EFTA00170249.jpeg"&gt;https://www.justice.gov/epstein/files/DataSet%209/EFTA00170249.jpeg&lt;/a&gt;</text:p>
          </table:table-cell>
        </table:table-row>
        <table:table-row table:style-name="ro1">
          <table:table-cell office:value-type="string" calcext:value-type="string">
            <text:p>&lt;a href="https://www.justice.gov/epstein/files/DataSet%209/EFTA00170249.png"&gt;https://www.justice.gov/epstein/files/DataSet%209/EFTA00170249.png&lt;/a&gt;</text:p>
          </table:table-cell>
        </table:table-row>
        <table:table-row table:style-name="ro1">
          <table:table-cell office:value-type="string" calcext:value-type="string">
            <text:p>&lt;a href="https://www.justice.gov/epstein/files/DataSet%209/EFTA00170249.gif"&gt;https://www.justice.gov/epstein/files/DataSet%209/EFTA00170249.gif&lt;/a&gt;</text:p>
          </table:table-cell>
        </table:table-row>
        <table:table-row table:style-name="ro1">
          <table:table-cell office:value-type="string" calcext:value-type="string">
            <text:p>&lt;a href="https://www.justice.gov/epstein/files/DataSet%209/EFTA00170249.bmp"&gt;https://www.justice.gov/epstein/files/DataSet%209/EFTA00170249.bmp&lt;/a&gt;</text:p>
          </table:table-cell>
        </table:table-row>
        <table:table-row table:style-name="ro1">
          <table:table-cell office:value-type="string" calcext:value-type="string">
            <text:p>&lt;a href="https://www.justice.gov/epstein/files/DataSet%209/EFTA00170249.tif"&gt;https://www.justice.gov/epstein/files/DataSet%209/EFTA00170249.tif&lt;/a&gt;</text:p>
          </table:table-cell>
        </table:table-row>
        <table:table-row table:style-name="ro1">
          <table:table-cell office:value-type="string" calcext:value-type="string">
            <text:p>&lt;a href="https://www.justice.gov/epstein/files/DataSet%209/EFTA00170249.tiff"&gt;https://www.justice.gov/epstein/files/DataSet%209/EFTA00170249.tiff&lt;/a&gt;</text:p>
          </table:table-cell>
        </table:table-row>
        <table:table-row table:style-name="ro1">
          <table:table-cell office:value-type="string" calcext:value-type="string">
            <text:p>&lt;a href="https://www.justice.gov/epstein/files/DataSet%209/EFTA00170249.webp"&gt;https://www.justice.gov/epstein/files/DataSet%209/EFTA00170249.webp&lt;/a&gt;</text:p>
          </table:table-cell>
        </table:table-row>
        <table:table-row table:style-name="ro1">
          <table:table-cell office:value-type="string" calcext:value-type="string">
            <text:p>&lt;a href="https://www.justice.gov/epstein/files/DataSet%209/EFTA00170249.heic"&gt;https://www.justice.gov/epstein/files/DataSet%209/EFTA00170249.heic&lt;/a&gt;</text:p>
          </table:table-cell>
        </table:table-row>
        <table:table-row table:style-name="ro1">
          <table:table-cell office:value-type="string" calcext:value-type="string">
            <text:p>&lt;a href="https://www.justice.gov/epstein/files/DataSet%209/EFTA00170249.heif"&gt;https://www.justice.gov/epstein/files/DataSet%209/EFTA00170249.heif&lt;/a&gt;</text:p>
          </table:table-cell>
        </table:table-row>
        <table:table-row table:style-name="ro1">
          <table:table-cell office:value-type="string" calcext:value-type="string">
            <text:p>&lt;a href="https://www.justice.gov/epstein/files/DataSet%209/EFTA00170249.psd"&gt;https://www.justice.gov/epstein/files/DataSet%209/EFTA00170249.psd&lt;/a&gt;</text:p>
          </table:table-cell>
        </table:table-row>
        <table:table-row table:style-name="ro1">
          <table:table-cell office:value-type="string" calcext:value-type="string">
            <text:p>&lt;a href="https://www.justice.gov/epstein/files/DataSet%209/EFTA00170249.eps"&gt;https://www.justice.gov/epstein/files/DataSet%209/EFTA00170249.eps&lt;/a&gt;</text:p>
          </table:table-cell>
        </table:table-row>
        <table:table-row table:style-name="ro1">
          <table:table-cell office:value-type="string" calcext:value-type="string">
            <text:p>&lt;a href="https://www.justice.gov/epstein/files/DataSet%209/EFTA00170249.raw"&gt;https://www.justice.gov/epstein/files/DataSet%209/EFTA00170249.raw&lt;/a&gt;</text:p>
          </table:table-cell>
        </table:table-row>
        <table:table-row table:style-name="ro1">
          <table:table-cell office:value-type="string" calcext:value-type="string">
            <text:p>&lt;a href="https://www.justice.gov/epstein/files/DataSet%209/EFTA00170249.svg"&gt;https://www.justice.gov/epstein/files/DataSet%209/EFTA00170249.svg&lt;/a&gt;</text:p>
          </table:table-cell>
        </table:table-row>
        <table:table-row table:style-name="ro1">
          <table:table-cell office:value-type="string" calcext:value-type="string">
            <text:p>&lt;a href="https://www.justice.gov/epstein/files/DataSet%209/EFTA00170249.pcx"&gt;https://www.justice.gov/epstein/files/DataSet%209/EFTA00170249.pcx&lt;/a&gt;</text:p>
          </table:table-cell>
        </table:table-row>
        <table:table-row table:style-name="ro1">
          <table:table-cell office:value-type="string" calcext:value-type="string">
            <text:p>&lt;a href="https://www.justice.gov/epstein/files/DataSet%209/EFTA00170249.doc"&gt;https://www.justice.gov/epstein/files/DataSet%209/EFTA00170249.doc&lt;/a&gt;</text:p>
          </table:table-cell>
        </table:table-row>
        <table:table-row table:style-name="ro1">
          <table:table-cell office:value-type="string" calcext:value-type="string">
            <text:p>&lt;a href="https://www.justice.gov/epstein/files/DataSet%209/EFTA00170249.docx"&gt;https://www.justice.gov/epstein/files/DataSet%209/EFTA00170249.docx&lt;/a&gt;</text:p>
          </table:table-cell>
        </table:table-row>
        <table:table-row table:style-name="ro1">
          <table:table-cell office:value-type="string" calcext:value-type="string">
            <text:p>&lt;a href="https://www.justice.gov/epstein/files/DataSet%209/EFTA00170249.docm"&gt;https://www.justice.gov/epstein/files/DataSet%209/EFTA00170249.docm&lt;/a&gt;</text:p>
          </table:table-cell>
        </table:table-row>
        <table:table-row table:style-name="ro1">
          <table:table-cell office:value-type="string" calcext:value-type="string">
            <text:p>&lt;a href="https://www.justice.gov/epstein/files/DataSet%209/EFTA00170249.rtf"&gt;https://www.justice.gov/epstein/files/DataSet%209/EFTA00170249.rtf&lt;/a&gt;</text:p>
          </table:table-cell>
        </table:table-row>
        <table:table-row table:style-name="ro1">
          <table:table-cell office:value-type="string" calcext:value-type="string">
            <text:p>&lt;a href="https://www.justice.gov/epstein/files/DataSet%209/EFTA00170249.odt"&gt;https://www.justice.gov/epstein/files/DataSet%209/EFTA00170249.odt&lt;/a&gt;</text:p>
          </table:table-cell>
        </table:table-row>
        <table:table-row table:style-name="ro1">
          <table:table-cell office:value-type="string" calcext:value-type="string">
            <text:p>&lt;a href="https://www.justice.gov/epstein/files/DataSet%209/EFTA00170249.txt"&gt;https://www.justice.gov/epstein/files/DataSet%209/EFTA00170249.txt&lt;/a&gt;</text:p>
          </table:table-cell>
        </table:table-row>
        <table:table-row table:style-name="ro1">
          <table:table-cell office:value-type="string" calcext:value-type="string">
            <text:p>&lt;a href="https://www.justice.gov/epstein/files/DataSet%209/EFTA00170249.wps"&gt;https://www.justice.gov/epstein/files/DataSet%209/EFTA00170249.wps&lt;/a&gt;</text:p>
          </table:table-cell>
        </table:table-row>
        <table:table-row table:style-name="ro1">
          <table:table-cell office:value-type="string" calcext:value-type="string">
            <text:p>&lt;a href="https://www.justice.gov/epstein/files/DataSet%209/EFTA00170249.dot"&gt;https://www.justice.gov/epstein/files/DataSet%209/EFTA00170249.dot&lt;/a&gt;</text:p>
          </table:table-cell>
        </table:table-row>
        <table:table-row table:style-name="ro1">
          <table:table-cell office:value-type="string" calcext:value-type="string">
            <text:p>&lt;a href="https://www.justice.gov/epstein/files/DataSet%209/EFTA00170249.dotx"&gt;https://www.justice.gov/epstein/files/DataSet%209/EFTA00170249.dotx&lt;/a&gt;</text:p>
          </table:table-cell>
        </table:table-row>
        <table:table-row table:style-name="ro1">
          <table:table-cell office:value-type="string" calcext:value-type="string">
            <text:p>&lt;a href="https://www.justice.gov/epstein/files/DataSet%209/EFTA00170249.abw"&gt;https://www.justice.gov/epstein/files/DataSet%209/EFTA00170249.abw&lt;/a&gt;</text:p>
          </table:table-cell>
        </table:table-row>
        <table:table-row table:style-name="ro1">
          <table:table-cell office:value-type="string" calcext:value-type="string">
            <text:p>&lt;a href="https://www.justice.gov/epstein/files/DataSet%209/EFTA00170249.ppt"&gt;https://www.justice.gov/epstein/files/DataSet%209/EFTA00170249.ppt&lt;/a&gt;</text:p>
          </table:table-cell>
        </table:table-row>
        <table:table-row table:style-name="ro1">
          <table:table-cell office:value-type="string" calcext:value-type="string">
            <text:p>&lt;a href="https://www.justice.gov/epstein/files/DataSet%209/EFTA00170249.pptx"&gt;https://www.justice.gov/epstein/files/DataSet%209/EFTA00170249.pptx&lt;/a&gt;</text:p>
          </table:table-cell>
        </table:table-row>
        <table:table-row table:style-name="ro1">
          <table:table-cell office:value-type="string" calcext:value-type="string">
            <text:p>&lt;a href="https://www.justice.gov/epstein/files/DataSet%209/EFTA00170249.pptm"&gt;https://www.justice.gov/epstein/files/DataSet%209/EFTA00170249.pptm&lt;/a&gt;</text:p>
          </table:table-cell>
        </table:table-row>
        <table:table-row table:style-name="ro1">
          <table:table-cell office:value-type="string" calcext:value-type="string">
            <text:p>&lt;a href="https://www.justice.gov/epstein/files/DataSet%209/EFTA00170249.pps"&gt;https://www.justice.gov/epstein/files/DataSet%209/EFTA00170249.pps&lt;/a&gt;</text:p>
          </table:table-cell>
        </table:table-row>
        <table:table-row table:style-name="ro1">
          <table:table-cell office:value-type="string" calcext:value-type="string">
            <text:p>&lt;a href="https://www.justice.gov/epstein/files/DataSet%209/EFTA00170249.ppsx"&gt;https://www.justice.gov/epstein/files/DataSet%209/EFTA00170249.ppsx&lt;/a&gt;</text:p>
          </table:table-cell>
        </table:table-row>
        <table:table-row table:style-name="ro1">
          <table:table-cell office:value-type="string" calcext:value-type="string">
            <text:p>&lt;a href="https://www.justice.gov/epstein/files/DataSet%209/EFTA00170249.pot"&gt;https://www.justice.gov/epstein/files/DataSet%209/EFTA00170249.pot&lt;/a&gt;</text:p>
          </table:table-cell>
        </table:table-row>
        <table:table-row table:style-name="ro1">
          <table:table-cell office:value-type="string" calcext:value-type="string">
            <text:p>&lt;a href="https://www.justice.gov/epstein/files/DataSet%209/EFTA00170249.potx"&gt;https://www.justice.gov/epstein/files/DataSet%209/EFTA00170249.potx&lt;/a&gt;</text:p>
          </table:table-cell>
        </table:table-row>
        <table:table-row table:style-name="ro1">
          <table:table-cell office:value-type="string" calcext:value-type="string">
            <text:p>&lt;a href="https://www.justice.gov/epstein/files/DataSet%209/EFTA00170249.odp"&gt;https://www.justice.gov/epstein/files/DataSet%209/EFTA00170249.odp&lt;/a&gt;</text:p>
          </table:table-cell>
        </table:table-row>
        <table:table-row table:style-name="ro1">
          <table:table-cell office:value-type="string" calcext:value-type="string">
            <text:p>&lt;a href="https://www.justice.gov/epstein/files/DataSet%209/EFTA00170249.key"&gt;https://www.justice.gov/epstein/files/DataSet%209/EFTA00170249.key&lt;/a&gt;</text:p>
          </table:table-cell>
        </table:table-row>
        <table:table-row table:style-name="ro1">
          <table:table-cell office:value-type="string" calcext:value-type="string">
            <text:p>&lt;a href="https://www.justice.gov/epstein/files/DataSet%209/EFTA00170249.xls"&gt;https://www.justice.gov/epstein/files/DataSet%209/EFTA00170249.xls&lt;/a&gt;</text:p>
          </table:table-cell>
        </table:table-row>
        <table:table-row table:style-name="ro1">
          <table:table-cell office:value-type="string" calcext:value-type="string">
            <text:p>&lt;a href="https://www.justice.gov/epstein/files/DataSet%209/EFTA00170249.xlsx"&gt;https://www.justice.gov/epstein/files/DataSet%209/EFTA00170249.xlsx&lt;/a&gt;</text:p>
          </table:table-cell>
        </table:table-row>
        <table:table-row table:style-name="ro1">
          <table:table-cell office:value-type="string" calcext:value-type="string">
            <text:p>&lt;a href="https://www.justice.gov/epstein/files/DataSet%209/EFTA00170249.xlsm"&gt;https://www.justice.gov/epstein/files/DataSet%209/EFTA00170249.xlsm&lt;/a&gt;</text:p>
          </table:table-cell>
        </table:table-row>
        <table:table-row table:style-name="ro1">
          <table:table-cell office:value-type="string" calcext:value-type="string">
            <text:p>&lt;a href="https://www.justice.gov/epstein/files/DataSet%209/EFTA00170249.xlt"&gt;https://www.justice.gov/epstein/files/DataSet%209/EFTA00170249.xlt&lt;/a&gt;</text:p>
          </table:table-cell>
        </table:table-row>
        <table:table-row table:style-name="ro1">
          <table:table-cell office:value-type="string" calcext:value-type="string">
            <text:p>&lt;a href="https://www.justice.gov/epstein/files/DataSet%209/EFTA00170249.xltx"&gt;https://www.justice.gov/epstein/files/DataSet%209/EFTA00170249.xltx&lt;/a&gt;</text:p>
          </table:table-cell>
        </table:table-row>
        <table:table-row table:style-name="ro1">
          <table:table-cell office:value-type="string" calcext:value-type="string">
            <text:p>&lt;a href="https://www.justice.gov/epstein/files/DataSet%209/EFTA00170249.ods"&gt;https://www.justice.gov/epstein/files/DataSet%209/EFTA00170249.ods&lt;/a&gt;</text:p>
          </table:table-cell>
        </table:table-row>
        <table:table-row table:style-name="ro1">
          <table:table-cell office:value-type="string" calcext:value-type="string">
            <text:p>&lt;a href="https://www.justice.gov/epstein/files/DataSet%209/EFTA00170249.csv"&gt;https://www.justice.gov/epstein/files/DataSet%209/EFTA00170249.csv&lt;/a&gt;</text:p>
          </table:table-cell>
        </table:table-row>
        <table:table-row table:style-name="ro1">
          <table:table-cell office:value-type="string" calcext:value-type="string">
            <text:p>&lt;a href="https://www.justice.gov/epstein/files/DataSet%209/EFTA00170249.numbers"&gt;https://www.justice.gov/epstein/files/DataSet%209/EFTA00170249.numbers&lt;/a&gt;</text:p>
          </table:table-cell>
        </table:table-row>
        <table:table-row table:style-name="ro1">
          <table:table-cell office:value-type="string" calcext:value-type="string">
            <text:p>&lt;a href="https://www.justice.gov/epstein/files/DataSet%209/EFTA00170249.wks"&gt;https://www.justice.gov/epstein/files/DataSet%209/EFTA00170249.wks&lt;/a&gt;</text:p>
          </table:table-cell>
        </table:table-row>
        <table:table-row table:style-name="ro1">
          <table:table-cell office:value-type="string" calcext:value-type="string">
            <text:p>&lt;a href="https://www.justice.gov/epstein/files/DataSet%209/EFTA00170250.avi"&gt;https://www.justice.gov/epstein/files/DataSet%209/EFTA00170250.avi&lt;/a&gt;</text:p>
          </table:table-cell>
        </table:table-row>
        <table:table-row table:style-name="ro1">
          <table:table-cell office:value-type="string" calcext:value-type="string">
            <text:p>&lt;a href="https://www.justice.gov/epstein/files/DataSet%209/EFTA00170250.mp4"&gt;https://www.justice.gov/epstein/files/DataSet%209/EFTA00170250.mp4&lt;/a&gt;</text:p>
          </table:table-cell>
        </table:table-row>
        <table:table-row table:style-name="ro1">
          <table:table-cell office:value-type="string" calcext:value-type="string">
            <text:p>&lt;a href="https://www.justice.gov/epstein/files/DataSet%209/EFTA00170250.mkv"&gt;https://www.justice.gov/epstein/files/DataSet%209/EFTA00170250.mkv&lt;/a&gt;</text:p>
          </table:table-cell>
        </table:table-row>
        <table:table-row table:style-name="ro1">
          <table:table-cell office:value-type="string" calcext:value-type="string">
            <text:p>&lt;a href="https://www.justice.gov/epstein/files/DataSet%209/EFTA00170250.mov"&gt;https://www.justice.gov/epstein/files/DataSet%209/EFTA00170250.mov&lt;/a&gt;</text:p>
          </table:table-cell>
        </table:table-row>
        <table:table-row table:style-name="ro1">
          <table:table-cell office:value-type="string" calcext:value-type="string">
            <text:p>&lt;a href="https://www.justice.gov/epstein/files/DataSet%209/EFTA00170250.wmv"&gt;https://www.justice.gov/epstein/files/DataSet%209/EFTA00170250.wmv&lt;/a&gt;</text:p>
          </table:table-cell>
        </table:table-row>
        <table:table-row table:style-name="ro1">
          <table:table-cell office:value-type="string" calcext:value-type="string">
            <text:p>&lt;a href="https://www.justice.gov/epstein/files/DataSet%209/EFTA00170250.flv"&gt;https://www.justice.gov/epstein/files/DataSet%209/EFTA00170250.flv&lt;/a&gt;</text:p>
          </table:table-cell>
        </table:table-row>
        <table:table-row table:style-name="ro1">
          <table:table-cell office:value-type="string" calcext:value-type="string">
            <text:p>&lt;a href="https://www.justice.gov/epstein/files/DataSet%209/EFTA00170250.webm"&gt;https://www.justice.gov/epstein/files/DataSet%209/EFTA00170250.webm&lt;/a&gt;</text:p>
          </table:table-cell>
        </table:table-row>
        <table:table-row table:style-name="ro1">
          <table:table-cell office:value-type="string" calcext:value-type="string">
            <text:p>&lt;a href="https://www.justice.gov/epstein/files/DataSet%209/EFTA00170250.mpg"&gt;https://www.justice.gov/epstein/files/DataSet%209/EFTA00170250.mpg&lt;/a&gt;</text:p>
          </table:table-cell>
        </table:table-row>
        <table:table-row table:style-name="ro1">
          <table:table-cell office:value-type="string" calcext:value-type="string">
            <text:p>&lt;a href="https://www.justice.gov/epstein/files/DataSet%209/EFTA00170250.mpeg"&gt;https://www.justice.gov/epstein/files/DataSet%209/EFTA00170250.mpeg&lt;/a&gt;</text:p>
          </table:table-cell>
        </table:table-row>
        <table:table-row table:style-name="ro1">
          <table:table-cell office:value-type="string" calcext:value-type="string">
            <text:p>&lt;a href="https://www.justice.gov/epstein/files/DataSet%209/EFTA00170250.m4v"&gt;https://www.justice.gov/epstein/files/DataSet%209/EFTA00170250.m4v&lt;/a&gt;</text:p>
          </table:table-cell>
        </table:table-row>
        <table:table-row table:style-name="ro1">
          <table:table-cell office:value-type="string" calcext:value-type="string">
            <text:p>&lt;a href="https://www.justice.gov/epstein/files/DataSet%209/EFTA00170250.ogv"&gt;https://www.justice.gov/epstein/files/DataSet%209/EFTA00170250.ogv&lt;/a&gt;</text:p>
          </table:table-cell>
        </table:table-row>
        <table:table-row table:style-name="ro1">
          <table:table-cell office:value-type="string" calcext:value-type="string">
            <text:p>&lt;a href="https://www.justice.gov/epstein/files/DataSet%209/EFTA00170250.vob"&gt;https://www.justice.gov/epstein/files/DataSet%209/EFTA00170250.vob&lt;/a&gt;</text:p>
          </table:table-cell>
        </table:table-row>
        <table:table-row table:style-name="ro1">
          <table:table-cell office:value-type="string" calcext:value-type="string">
            <text:p>&lt;a href="https://www.justice.gov/epstein/files/DataSet%209/EFTA00170250.3gp"&gt;https://www.justice.gov/epstein/files/DataSet%209/EFTA00170250.3gp&lt;/a&gt;</text:p>
          </table:table-cell>
        </table:table-row>
        <table:table-row table:style-name="ro1">
          <table:table-cell office:value-type="string" calcext:value-type="string">
            <text:p>&lt;a href="https://www.justice.gov/epstein/files/DataSet%209/EFTA00170250.ts"&gt;https://www.justice.gov/epstein/files/DataSet%209/EFTA00170250.ts&lt;/a&gt;</text:p>
          </table:table-cell>
        </table:table-row>
        <table:table-row table:style-name="ro1">
          <table:table-cell office:value-type="string" calcext:value-type="string">
            <text:p>&lt;a href="https://www.justice.gov/epstein/files/DataSet%209/EFTA00170250.rm"&gt;https://www.justice.gov/epstein/files/DataSet%209/EFTA00170250.rm&lt;/a&gt;</text:p>
          </table:table-cell>
        </table:table-row>
        <table:table-row table:style-name="ro1">
          <table:table-cell office:value-type="string" calcext:value-type="string">
            <text:p>&lt;a href="https://www.justice.gov/epstein/files/DataSet%209/EFTA00170250.asf"&gt;https://www.justice.gov/epstein/files/DataSet%209/EFTA00170250.asf&lt;/a&gt;</text:p>
          </table:table-cell>
        </table:table-row>
        <table:table-row table:style-name="ro1">
          <table:table-cell office:value-type="string" calcext:value-type="string">
            <text:p>&lt;a href="https://www.justice.gov/epstein/files/DataSet%209/EFTA00170250.mp3"&gt;https://www.justice.gov/epstein/files/DataSet%209/EFTA00170250.mp3&lt;/a&gt;</text:p>
          </table:table-cell>
        </table:table-row>
        <table:table-row table:style-name="ro1">
          <table:table-cell office:value-type="string" calcext:value-type="string">
            <text:p>&lt;a href="https://www.justice.gov/epstein/files/DataSet%209/EFTA00170250.wav"&gt;https://www.justice.gov/epstein/files/DataSet%209/EFTA00170250.wav&lt;/a&gt;</text:p>
          </table:table-cell>
        </table:table-row>
        <table:table-row table:style-name="ro1">
          <table:table-cell office:value-type="string" calcext:value-type="string">
            <text:p>&lt;a href="https://www.justice.gov/epstein/files/DataSet%209/EFTA00170250.aac"&gt;https://www.justice.gov/epstein/files/DataSet%209/EFTA00170250.aac&lt;/a&gt;</text:p>
          </table:table-cell>
        </table:table-row>
        <table:table-row table:style-name="ro1">
          <table:table-cell office:value-type="string" calcext:value-type="string">
            <text:p>&lt;a href="https://www.justice.gov/epstein/files/DataSet%209/EFTA00170250.m4a"&gt;https://www.justice.gov/epstein/files/DataSet%209/EFTA00170250.m4a&lt;/a&gt;</text:p>
          </table:table-cell>
        </table:table-row>
        <table:table-row table:style-name="ro1">
          <table:table-cell office:value-type="string" calcext:value-type="string">
            <text:p>&lt;a href="https://www.justice.gov/epstein/files/DataSet%209/EFTA00170250.wma"&gt;https://www.justice.gov/epstein/files/DataSet%209/EFTA00170250.wma&lt;/a&gt;</text:p>
          </table:table-cell>
        </table:table-row>
        <table:table-row table:style-name="ro1">
          <table:table-cell office:value-type="string" calcext:value-type="string">
            <text:p>&lt;a href="https://www.justice.gov/epstein/files/DataSet%209/EFTA00170250.ogg"&gt;https://www.justice.gov/epstein/files/DataSet%209/EFTA00170250.ogg&lt;/a&gt;</text:p>
          </table:table-cell>
        </table:table-row>
        <table:table-row table:style-name="ro1">
          <table:table-cell office:value-type="string" calcext:value-type="string">
            <text:p>&lt;a href="https://www.justice.gov/epstein/files/DataSet%209/EFTA00170250.flac"&gt;https://www.justice.gov/epstein/files/DataSet%209/EFTA00170250.flac&lt;/a&gt;</text:p>
          </table:table-cell>
        </table:table-row>
        <table:table-row table:style-name="ro1">
          <table:table-cell office:value-type="string" calcext:value-type="string">
            <text:p>&lt;a href="https://www.justice.gov/epstein/files/DataSet%209/EFTA00170250.aiff"&gt;https://www.justice.gov/epstein/files/DataSet%209/EFTA00170250.aiff&lt;/a&gt;</text:p>
          </table:table-cell>
        </table:table-row>
        <table:table-row table:style-name="ro1">
          <table:table-cell office:value-type="string" calcext:value-type="string">
            <text:p>&lt;a href="https://www.justice.gov/epstein/files/DataSet%209/EFTA00170250.mid"&gt;https://www.justice.gov/epstein/files/DataSet%209/EFTA00170250.mid&lt;/a&gt;</text:p>
          </table:table-cell>
        </table:table-row>
        <table:table-row table:style-name="ro1">
          <table:table-cell office:value-type="string" calcext:value-type="string">
            <text:p>&lt;a href="https://www.justice.gov/epstein/files/DataSet%209/EFTA00170250.midi"&gt;https://www.justice.gov/epstein/files/DataSet%209/EFTA00170250.midi&lt;/a&gt;</text:p>
          </table:table-cell>
        </table:table-row>
        <table:table-row table:style-name="ro1">
          <table:table-cell office:value-type="string" calcext:value-type="string">
            <text:p>&lt;a href="https://www.justice.gov/epstein/files/DataSet%209/EFTA00170250.amr"&gt;https://www.justice.gov/epstein/files/DataSet%209/EFTA00170250.amr&lt;/a&gt;</text:p>
          </table:table-cell>
        </table:table-row>
        <table:table-row table:style-name="ro1">
          <table:table-cell office:value-type="string" calcext:value-type="string">
            <text:p>&lt;a href="https://www.justice.gov/epstein/files/DataSet%209/EFTA00170250.ra"&gt;https://www.justice.gov/epstein/files/DataSet%209/EFTA00170250.ra&lt;/a&gt;</text:p>
          </table:table-cell>
        </table:table-row>
        <table:table-row table:style-name="ro1">
          <table:table-cell office:value-type="string" calcext:value-type="string">
            <text:p>&lt;a href="https://www.justice.gov/epstein/files/DataSet%209/EFTA00170250.opus"&gt;https://www.justice.gov/epstein/files/DataSet%209/EFTA00170250.opus&lt;/a&gt;</text:p>
          </table:table-cell>
        </table:table-row>
        <table:table-row table:style-name="ro1">
          <table:table-cell office:value-type="string" calcext:value-type="string">
            <text:p>&lt;a href="https://www.justice.gov/epstein/files/DataSet%209/EFTA00170250.jpg"&gt;https://www.justice.gov/epstein/files/DataSet%209/EFTA00170250.jpg&lt;/a&gt;</text:p>
          </table:table-cell>
        </table:table-row>
        <table:table-row table:style-name="ro1">
          <table:table-cell office:value-type="string" calcext:value-type="string">
            <text:p>&lt;a href="https://www.justice.gov/epstein/files/DataSet%209/EFTA00170250.jpeg"&gt;https://www.justice.gov/epstein/files/DataSet%209/EFTA00170250.jpeg&lt;/a&gt;</text:p>
          </table:table-cell>
        </table:table-row>
        <table:table-row table:style-name="ro1">
          <table:table-cell office:value-type="string" calcext:value-type="string">
            <text:p>&lt;a href="https://www.justice.gov/epstein/files/DataSet%209/EFTA00170250.png"&gt;https://www.justice.gov/epstein/files/DataSet%209/EFTA00170250.png&lt;/a&gt;</text:p>
          </table:table-cell>
        </table:table-row>
        <table:table-row table:style-name="ro1">
          <table:table-cell office:value-type="string" calcext:value-type="string">
            <text:p>&lt;a href="https://www.justice.gov/epstein/files/DataSet%209/EFTA00170250.gif"&gt;https://www.justice.gov/epstein/files/DataSet%209/EFTA00170250.gif&lt;/a&gt;</text:p>
          </table:table-cell>
        </table:table-row>
        <table:table-row table:style-name="ro1">
          <table:table-cell office:value-type="string" calcext:value-type="string">
            <text:p>&lt;a href="https://www.justice.gov/epstein/files/DataSet%209/EFTA00170250.bmp"&gt;https://www.justice.gov/epstein/files/DataSet%209/EFTA00170250.bmp&lt;/a&gt;</text:p>
          </table:table-cell>
        </table:table-row>
        <table:table-row table:style-name="ro1">
          <table:table-cell office:value-type="string" calcext:value-type="string">
            <text:p>&lt;a href="https://www.justice.gov/epstein/files/DataSet%209/EFTA00170250.tif"&gt;https://www.justice.gov/epstein/files/DataSet%209/EFTA00170250.tif&lt;/a&gt;</text:p>
          </table:table-cell>
        </table:table-row>
        <table:table-row table:style-name="ro1">
          <table:table-cell office:value-type="string" calcext:value-type="string">
            <text:p>&lt;a href="https://www.justice.gov/epstein/files/DataSet%209/EFTA00170250.tiff"&gt;https://www.justice.gov/epstein/files/DataSet%209/EFTA00170250.tiff&lt;/a&gt;</text:p>
          </table:table-cell>
        </table:table-row>
        <table:table-row table:style-name="ro1">
          <table:table-cell office:value-type="string" calcext:value-type="string">
            <text:p>&lt;a href="https://www.justice.gov/epstein/files/DataSet%209/EFTA00170250.webp"&gt;https://www.justice.gov/epstein/files/DataSet%209/EFTA00170250.webp&lt;/a&gt;</text:p>
          </table:table-cell>
        </table:table-row>
        <table:table-row table:style-name="ro1">
          <table:table-cell office:value-type="string" calcext:value-type="string">
            <text:p>&lt;a href="https://www.justice.gov/epstein/files/DataSet%209/EFTA00170250.heic"&gt;https://www.justice.gov/epstein/files/DataSet%209/EFTA00170250.heic&lt;/a&gt;</text:p>
          </table:table-cell>
        </table:table-row>
        <table:table-row table:style-name="ro1">
          <table:table-cell office:value-type="string" calcext:value-type="string">
            <text:p>&lt;a href="https://www.justice.gov/epstein/files/DataSet%209/EFTA00170250.heif"&gt;https://www.justice.gov/epstein/files/DataSet%209/EFTA00170250.heif&lt;/a&gt;</text:p>
          </table:table-cell>
        </table:table-row>
        <table:table-row table:style-name="ro1">
          <table:table-cell office:value-type="string" calcext:value-type="string">
            <text:p>&lt;a href="https://www.justice.gov/epstein/files/DataSet%209/EFTA00170250.psd"&gt;https://www.justice.gov/epstein/files/DataSet%209/EFTA00170250.psd&lt;/a&gt;</text:p>
          </table:table-cell>
        </table:table-row>
        <table:table-row table:style-name="ro1">
          <table:table-cell office:value-type="string" calcext:value-type="string">
            <text:p>&lt;a href="https://www.justice.gov/epstein/files/DataSet%209/EFTA00170250.eps"&gt;https://www.justice.gov/epstein/files/DataSet%209/EFTA00170250.eps&lt;/a&gt;</text:p>
          </table:table-cell>
        </table:table-row>
        <table:table-row table:style-name="ro1">
          <table:table-cell office:value-type="string" calcext:value-type="string">
            <text:p>&lt;a href="https://www.justice.gov/epstein/files/DataSet%209/EFTA00170250.raw"&gt;https://www.justice.gov/epstein/files/DataSet%209/EFTA00170250.raw&lt;/a&gt;</text:p>
          </table:table-cell>
        </table:table-row>
        <table:table-row table:style-name="ro1">
          <table:table-cell office:value-type="string" calcext:value-type="string">
            <text:p>&lt;a href="https://www.justice.gov/epstein/files/DataSet%209/EFTA00170250.svg"&gt;https://www.justice.gov/epstein/files/DataSet%209/EFTA00170250.svg&lt;/a&gt;</text:p>
          </table:table-cell>
        </table:table-row>
        <table:table-row table:style-name="ro1">
          <table:table-cell office:value-type="string" calcext:value-type="string">
            <text:p>&lt;a href="https://www.justice.gov/epstein/files/DataSet%209/EFTA00170250.pcx"&gt;https://www.justice.gov/epstein/files/DataSet%209/EFTA00170250.pcx&lt;/a&gt;</text:p>
          </table:table-cell>
        </table:table-row>
        <table:table-row table:style-name="ro1">
          <table:table-cell office:value-type="string" calcext:value-type="string">
            <text:p>&lt;a href="https://www.justice.gov/epstein/files/DataSet%209/EFTA00170250.doc"&gt;https://www.justice.gov/epstein/files/DataSet%209/EFTA00170250.doc&lt;/a&gt;</text:p>
          </table:table-cell>
        </table:table-row>
        <table:table-row table:style-name="ro1">
          <table:table-cell office:value-type="string" calcext:value-type="string">
            <text:p>&lt;a href="https://www.justice.gov/epstein/files/DataSet%209/EFTA00170250.docx"&gt;https://www.justice.gov/epstein/files/DataSet%209/EFTA00170250.docx&lt;/a&gt;</text:p>
          </table:table-cell>
        </table:table-row>
        <table:table-row table:style-name="ro1">
          <table:table-cell office:value-type="string" calcext:value-type="string">
            <text:p>&lt;a href="https://www.justice.gov/epstein/files/DataSet%209/EFTA00170250.docm"&gt;https://www.justice.gov/epstein/files/DataSet%209/EFTA00170250.docm&lt;/a&gt;</text:p>
          </table:table-cell>
        </table:table-row>
        <table:table-row table:style-name="ro1">
          <table:table-cell office:value-type="string" calcext:value-type="string">
            <text:p>&lt;a href="https://www.justice.gov/epstein/files/DataSet%209/EFTA00170250.rtf"&gt;https://www.justice.gov/epstein/files/DataSet%209/EFTA00170250.rtf&lt;/a&gt;</text:p>
          </table:table-cell>
        </table:table-row>
        <table:table-row table:style-name="ro1">
          <table:table-cell office:value-type="string" calcext:value-type="string">
            <text:p>&lt;a href="https://www.justice.gov/epstein/files/DataSet%209/EFTA00170250.odt"&gt;https://www.justice.gov/epstein/files/DataSet%209/EFTA00170250.odt&lt;/a&gt;</text:p>
          </table:table-cell>
        </table:table-row>
        <table:table-row table:style-name="ro1">
          <table:table-cell office:value-type="string" calcext:value-type="string">
            <text:p>&lt;a href="https://www.justice.gov/epstein/files/DataSet%209/EFTA00170250.txt"&gt;https://www.justice.gov/epstein/files/DataSet%209/EFTA00170250.txt&lt;/a&gt;</text:p>
          </table:table-cell>
        </table:table-row>
        <table:table-row table:style-name="ro1">
          <table:table-cell office:value-type="string" calcext:value-type="string">
            <text:p>&lt;a href="https://www.justice.gov/epstein/files/DataSet%209/EFTA00170250.wps"&gt;https://www.justice.gov/epstein/files/DataSet%209/EFTA00170250.wps&lt;/a&gt;</text:p>
          </table:table-cell>
        </table:table-row>
        <table:table-row table:style-name="ro1">
          <table:table-cell office:value-type="string" calcext:value-type="string">
            <text:p>&lt;a href="https://www.justice.gov/epstein/files/DataSet%209/EFTA00170250.dot"&gt;https://www.justice.gov/epstein/files/DataSet%209/EFTA00170250.dot&lt;/a&gt;</text:p>
          </table:table-cell>
        </table:table-row>
        <table:table-row table:style-name="ro1">
          <table:table-cell office:value-type="string" calcext:value-type="string">
            <text:p>&lt;a href="https://www.justice.gov/epstein/files/DataSet%209/EFTA00170250.dotx"&gt;https://www.justice.gov/epstein/files/DataSet%209/EFTA00170250.dotx&lt;/a&gt;</text:p>
          </table:table-cell>
        </table:table-row>
        <table:table-row table:style-name="ro1">
          <table:table-cell office:value-type="string" calcext:value-type="string">
            <text:p>&lt;a href="https://www.justice.gov/epstein/files/DataSet%209/EFTA00170250.abw"&gt;https://www.justice.gov/epstein/files/DataSet%209/EFTA00170250.abw&lt;/a&gt;</text:p>
          </table:table-cell>
        </table:table-row>
        <table:table-row table:style-name="ro1">
          <table:table-cell office:value-type="string" calcext:value-type="string">
            <text:p>&lt;a href="https://www.justice.gov/epstein/files/DataSet%209/EFTA00170250.ppt"&gt;https://www.justice.gov/epstein/files/DataSet%209/EFTA00170250.ppt&lt;/a&gt;</text:p>
          </table:table-cell>
        </table:table-row>
        <table:table-row table:style-name="ro1">
          <table:table-cell office:value-type="string" calcext:value-type="string">
            <text:p>&lt;a href="https://www.justice.gov/epstein/files/DataSet%209/EFTA00170250.pptx"&gt;https://www.justice.gov/epstein/files/DataSet%209/EFTA00170250.pptx&lt;/a&gt;</text:p>
          </table:table-cell>
        </table:table-row>
        <table:table-row table:style-name="ro1">
          <table:table-cell office:value-type="string" calcext:value-type="string">
            <text:p>&lt;a href="https://www.justice.gov/epstein/files/DataSet%209/EFTA00170250.pptm"&gt;https://www.justice.gov/epstein/files/DataSet%209/EFTA00170250.pptm&lt;/a&gt;</text:p>
          </table:table-cell>
        </table:table-row>
        <table:table-row table:style-name="ro1">
          <table:table-cell office:value-type="string" calcext:value-type="string">
            <text:p>&lt;a href="https://www.justice.gov/epstein/files/DataSet%209/EFTA00170250.pps"&gt;https://www.justice.gov/epstein/files/DataSet%209/EFTA00170250.pps&lt;/a&gt;</text:p>
          </table:table-cell>
        </table:table-row>
        <table:table-row table:style-name="ro1">
          <table:table-cell office:value-type="string" calcext:value-type="string">
            <text:p>&lt;a href="https://www.justice.gov/epstein/files/DataSet%209/EFTA00170250.ppsx"&gt;https://www.justice.gov/epstein/files/DataSet%209/EFTA00170250.ppsx&lt;/a&gt;</text:p>
          </table:table-cell>
        </table:table-row>
        <table:table-row table:style-name="ro1">
          <table:table-cell office:value-type="string" calcext:value-type="string">
            <text:p>&lt;a href="https://www.justice.gov/epstein/files/DataSet%209/EFTA00170250.pot"&gt;https://www.justice.gov/epstein/files/DataSet%209/EFTA00170250.pot&lt;/a&gt;</text:p>
          </table:table-cell>
        </table:table-row>
        <table:table-row table:style-name="ro1">
          <table:table-cell office:value-type="string" calcext:value-type="string">
            <text:p>&lt;a href="https://www.justice.gov/epstein/files/DataSet%209/EFTA00170250.potx"&gt;https://www.justice.gov/epstein/files/DataSet%209/EFTA00170250.potx&lt;/a&gt;</text:p>
          </table:table-cell>
        </table:table-row>
        <table:table-row table:style-name="ro1">
          <table:table-cell office:value-type="string" calcext:value-type="string">
            <text:p>&lt;a href="https://www.justice.gov/epstein/files/DataSet%209/EFTA00170250.odp"&gt;https://www.justice.gov/epstein/files/DataSet%209/EFTA00170250.odp&lt;/a&gt;</text:p>
          </table:table-cell>
        </table:table-row>
        <table:table-row table:style-name="ro1">
          <table:table-cell office:value-type="string" calcext:value-type="string">
            <text:p>&lt;a href="https://www.justice.gov/epstein/files/DataSet%209/EFTA00170250.key"&gt;https://www.justice.gov/epstein/files/DataSet%209/EFTA00170250.key&lt;/a&gt;</text:p>
          </table:table-cell>
        </table:table-row>
        <table:table-row table:style-name="ro1">
          <table:table-cell office:value-type="string" calcext:value-type="string">
            <text:p>&lt;a href="https://www.justice.gov/epstein/files/DataSet%209/EFTA00170250.xls"&gt;https://www.justice.gov/epstein/files/DataSet%209/EFTA00170250.xls&lt;/a&gt;</text:p>
          </table:table-cell>
        </table:table-row>
        <table:table-row table:style-name="ro1">
          <table:table-cell office:value-type="string" calcext:value-type="string">
            <text:p>&lt;a href="https://www.justice.gov/epstein/files/DataSet%209/EFTA00170250.xlsx"&gt;https://www.justice.gov/epstein/files/DataSet%209/EFTA00170250.xlsx&lt;/a&gt;</text:p>
          </table:table-cell>
        </table:table-row>
        <table:table-row table:style-name="ro1">
          <table:table-cell office:value-type="string" calcext:value-type="string">
            <text:p>&lt;a href="https://www.justice.gov/epstein/files/DataSet%209/EFTA00170250.xlsm"&gt;https://www.justice.gov/epstein/files/DataSet%209/EFTA00170250.xlsm&lt;/a&gt;</text:p>
          </table:table-cell>
        </table:table-row>
        <table:table-row table:style-name="ro1">
          <table:table-cell office:value-type="string" calcext:value-type="string">
            <text:p>&lt;a href="https://www.justice.gov/epstein/files/DataSet%209/EFTA00170250.xlt"&gt;https://www.justice.gov/epstein/files/DataSet%209/EFTA00170250.xlt&lt;/a&gt;</text:p>
          </table:table-cell>
        </table:table-row>
        <table:table-row table:style-name="ro1">
          <table:table-cell office:value-type="string" calcext:value-type="string">
            <text:p>&lt;a href="https://www.justice.gov/epstein/files/DataSet%209/EFTA00170250.xltx"&gt;https://www.justice.gov/epstein/files/DataSet%209/EFTA00170250.xltx&lt;/a&gt;</text:p>
          </table:table-cell>
        </table:table-row>
        <table:table-row table:style-name="ro1">
          <table:table-cell office:value-type="string" calcext:value-type="string">
            <text:p>&lt;a href="https://www.justice.gov/epstein/files/DataSet%209/EFTA00170250.ods"&gt;https://www.justice.gov/epstein/files/DataSet%209/EFTA00170250.ods&lt;/a&gt;</text:p>
          </table:table-cell>
        </table:table-row>
        <table:table-row table:style-name="ro1">
          <table:table-cell office:value-type="string" calcext:value-type="string">
            <text:p>&lt;a href="https://www.justice.gov/epstein/files/DataSet%209/EFTA00170250.csv"&gt;https://www.justice.gov/epstein/files/DataSet%209/EFTA00170250.csv&lt;/a&gt;</text:p>
          </table:table-cell>
        </table:table-row>
        <table:table-row table:style-name="ro1">
          <table:table-cell office:value-type="string" calcext:value-type="string">
            <text:p>&lt;a href="https://www.justice.gov/epstein/files/DataSet%209/EFTA00170250.numbers"&gt;https://www.justice.gov/epstein/files/DataSet%209/EFTA00170250.numbers&lt;/a&gt;</text:p>
          </table:table-cell>
        </table:table-row>
        <table:table-row table:style-name="ro1">
          <table:table-cell office:value-type="string" calcext:value-type="string">
            <text:p>&lt;a href="https://www.justice.gov/epstein/files/DataSet%209/EFTA00170250.wks"&gt;https://www.justice.gov/epstein/files/DataSet%209/EFTA00170250.wks&lt;/a&gt;</text:p>
          </table:table-cell>
        </table:table-row>
        <table:table-row table:style-name="ro1">
          <table:table-cell office:value-type="string" calcext:value-type="string">
            <text:p>&lt;a href="https://www.justice.gov/epstein/files/DataSet%209/EFTA00221057.avi"&gt;https://www.justice.gov/epstein/files/DataSet%209/EFTA00221057.avi&lt;/a&gt;</text:p>
          </table:table-cell>
        </table:table-row>
        <table:table-row table:style-name="ro1">
          <table:table-cell office:value-type="string" calcext:value-type="string">
            <text:p>&lt;a href="https://www.justice.gov/epstein/files/DataSet%209/EFTA00221057.mp4"&gt;https://www.justice.gov/epstein/files/DataSet%209/EFTA00221057.mp4&lt;/a&gt;</text:p>
          </table:table-cell>
        </table:table-row>
        <table:table-row table:style-name="ro1">
          <table:table-cell office:value-type="string" calcext:value-type="string">
            <text:p>&lt;a href="https://www.justice.gov/epstein/files/DataSet%209/EFTA00221057.mkv"&gt;https://www.justice.gov/epstein/files/DataSet%209/EFTA00221057.mkv&lt;/a&gt;</text:p>
          </table:table-cell>
        </table:table-row>
        <table:table-row table:style-name="ro1">
          <table:table-cell office:value-type="string" calcext:value-type="string">
            <text:p>&lt;a href="https://www.justice.gov/epstein/files/DataSet%209/EFTA00221057.mov"&gt;https://www.justice.gov/epstein/files/DataSet%209/EFTA00221057.mov&lt;/a&gt;</text:p>
          </table:table-cell>
        </table:table-row>
        <table:table-row table:style-name="ro1">
          <table:table-cell office:value-type="string" calcext:value-type="string">
            <text:p>&lt;a href="https://www.justice.gov/epstein/files/DataSet%209/EFTA00221057.wmv"&gt;https://www.justice.gov/epstein/files/DataSet%209/EFTA00221057.wmv&lt;/a&gt;</text:p>
          </table:table-cell>
        </table:table-row>
        <table:table-row table:style-name="ro1">
          <table:table-cell office:value-type="string" calcext:value-type="string">
            <text:p>&lt;a href="https://www.justice.gov/epstein/files/DataSet%209/EFTA00221057.flv"&gt;https://www.justice.gov/epstein/files/DataSet%209/EFTA00221057.flv&lt;/a&gt;</text:p>
          </table:table-cell>
        </table:table-row>
        <table:table-row table:style-name="ro1">
          <table:table-cell office:value-type="string" calcext:value-type="string">
            <text:p>&lt;a href="https://www.justice.gov/epstein/files/DataSet%209/EFTA00221057.webm"&gt;https://www.justice.gov/epstein/files/DataSet%209/EFTA00221057.webm&lt;/a&gt;</text:p>
          </table:table-cell>
        </table:table-row>
        <table:table-row table:style-name="ro1">
          <table:table-cell office:value-type="string" calcext:value-type="string">
            <text:p>&lt;a href="https://www.justice.gov/epstein/files/DataSet%209/EFTA00221057.mpg"&gt;https://www.justice.gov/epstein/files/DataSet%209/EFTA00221057.mpg&lt;/a&gt;</text:p>
          </table:table-cell>
        </table:table-row>
        <table:table-row table:style-name="ro1">
          <table:table-cell office:value-type="string" calcext:value-type="string">
            <text:p>&lt;a href="https://www.justice.gov/epstein/files/DataSet%209/EFTA00221057.mpeg"&gt;https://www.justice.gov/epstein/files/DataSet%209/EFTA00221057.mpeg&lt;/a&gt;</text:p>
          </table:table-cell>
        </table:table-row>
        <table:table-row table:style-name="ro1">
          <table:table-cell office:value-type="string" calcext:value-type="string">
            <text:p>&lt;a href="https://www.justice.gov/epstein/files/DataSet%209/EFTA00221057.m4v"&gt;https://www.justice.gov/epstein/files/DataSet%209/EFTA00221057.m4v&lt;/a&gt;</text:p>
          </table:table-cell>
        </table:table-row>
        <table:table-row table:style-name="ro1">
          <table:table-cell office:value-type="string" calcext:value-type="string">
            <text:p>&lt;a href="https://www.justice.gov/epstein/files/DataSet%209/EFTA00221057.ogv"&gt;https://www.justice.gov/epstein/files/DataSet%209/EFTA00221057.ogv&lt;/a&gt;</text:p>
          </table:table-cell>
        </table:table-row>
        <table:table-row table:style-name="ro1">
          <table:table-cell office:value-type="string" calcext:value-type="string">
            <text:p>&lt;a href="https://www.justice.gov/epstein/files/DataSet%209/EFTA00221057.vob"&gt;https://www.justice.gov/epstein/files/DataSet%209/EFTA00221057.vob&lt;/a&gt;</text:p>
          </table:table-cell>
        </table:table-row>
        <table:table-row table:style-name="ro1">
          <table:table-cell office:value-type="string" calcext:value-type="string">
            <text:p>&lt;a href="https://www.justice.gov/epstein/files/DataSet%209/EFTA00221057.3gp"&gt;https://www.justice.gov/epstein/files/DataSet%209/EFTA00221057.3gp&lt;/a&gt;</text:p>
          </table:table-cell>
        </table:table-row>
        <table:table-row table:style-name="ro1">
          <table:table-cell office:value-type="string" calcext:value-type="string">
            <text:p>&lt;a href="https://www.justice.gov/epstein/files/DataSet%209/EFTA00221057.ts"&gt;https://www.justice.gov/epstein/files/DataSet%209/EFTA00221057.ts&lt;/a&gt;</text:p>
          </table:table-cell>
        </table:table-row>
        <table:table-row table:style-name="ro1">
          <table:table-cell office:value-type="string" calcext:value-type="string">
            <text:p>&lt;a href="https://www.justice.gov/epstein/files/DataSet%209/EFTA00221057.rm"&gt;https://www.justice.gov/epstein/files/DataSet%209/EFTA00221057.rm&lt;/a&gt;</text:p>
          </table:table-cell>
        </table:table-row>
        <table:table-row table:style-name="ro1">
          <table:table-cell office:value-type="string" calcext:value-type="string">
            <text:p>&lt;a href="https://www.justice.gov/epstein/files/DataSet%209/EFTA00221057.asf"&gt;https://www.justice.gov/epstein/files/DataSet%209/EFTA00221057.asf&lt;/a&gt;</text:p>
          </table:table-cell>
        </table:table-row>
        <table:table-row table:style-name="ro1">
          <table:table-cell office:value-type="string" calcext:value-type="string">
            <text:p>&lt;a href="https://www.justice.gov/epstein/files/DataSet%209/EFTA00221057.mp3"&gt;https://www.justice.gov/epstein/files/DataSet%209/EFTA00221057.mp3&lt;/a&gt;</text:p>
          </table:table-cell>
        </table:table-row>
        <table:table-row table:style-name="ro1">
          <table:table-cell office:value-type="string" calcext:value-type="string">
            <text:p>&lt;a href="https://www.justice.gov/epstein/files/DataSet%209/EFTA00221057.wav"&gt;https://www.justice.gov/epstein/files/DataSet%209/EFTA00221057.wav&lt;/a&gt;</text:p>
          </table:table-cell>
        </table:table-row>
        <table:table-row table:style-name="ro1">
          <table:table-cell office:value-type="string" calcext:value-type="string">
            <text:p>&lt;a href="https://www.justice.gov/epstein/files/DataSet%209/EFTA00221057.aac"&gt;https://www.justice.gov/epstein/files/DataSet%209/EFTA00221057.aac&lt;/a&gt;</text:p>
          </table:table-cell>
        </table:table-row>
        <table:table-row table:style-name="ro1">
          <table:table-cell office:value-type="string" calcext:value-type="string">
            <text:p>&lt;a href="https://www.justice.gov/epstein/files/DataSet%209/EFTA00221057.m4a"&gt;https://www.justice.gov/epstein/files/DataSet%209/EFTA00221057.m4a&lt;/a&gt;</text:p>
          </table:table-cell>
        </table:table-row>
        <table:table-row table:style-name="ro1">
          <table:table-cell office:value-type="string" calcext:value-type="string">
            <text:p>&lt;a href="https://www.justice.gov/epstein/files/DataSet%209/EFTA00221057.wma"&gt;https://www.justice.gov/epstein/files/DataSet%209/EFTA00221057.wma&lt;/a&gt;</text:p>
          </table:table-cell>
        </table:table-row>
        <table:table-row table:style-name="ro1">
          <table:table-cell office:value-type="string" calcext:value-type="string">
            <text:p>&lt;a href="https://www.justice.gov/epstein/files/DataSet%209/EFTA00221057.ogg"&gt;https://www.justice.gov/epstein/files/DataSet%209/EFTA00221057.ogg&lt;/a&gt;</text:p>
          </table:table-cell>
        </table:table-row>
        <table:table-row table:style-name="ro1">
          <table:table-cell office:value-type="string" calcext:value-type="string">
            <text:p>&lt;a href="https://www.justice.gov/epstein/files/DataSet%209/EFTA00221057.flac"&gt;https://www.justice.gov/epstein/files/DataSet%209/EFTA00221057.flac&lt;/a&gt;</text:p>
          </table:table-cell>
        </table:table-row>
        <table:table-row table:style-name="ro1">
          <table:table-cell office:value-type="string" calcext:value-type="string">
            <text:p>&lt;a href="https://www.justice.gov/epstein/files/DataSet%209/EFTA00221057.aiff"&gt;https://www.justice.gov/epstein/files/DataSet%209/EFTA00221057.aiff&lt;/a&gt;</text:p>
          </table:table-cell>
        </table:table-row>
        <table:table-row table:style-name="ro1">
          <table:table-cell office:value-type="string" calcext:value-type="string">
            <text:p>&lt;a href="https://www.justice.gov/epstein/files/DataSet%209/EFTA00221057.mid"&gt;https://www.justice.gov/epstein/files/DataSet%209/EFTA00221057.mid&lt;/a&gt;</text:p>
          </table:table-cell>
        </table:table-row>
        <table:table-row table:style-name="ro1">
          <table:table-cell office:value-type="string" calcext:value-type="string">
            <text:p>&lt;a href="https://www.justice.gov/epstein/files/DataSet%209/EFTA00221057.midi"&gt;https://www.justice.gov/epstein/files/DataSet%209/EFTA00221057.midi&lt;/a&gt;</text:p>
          </table:table-cell>
        </table:table-row>
        <table:table-row table:style-name="ro1">
          <table:table-cell office:value-type="string" calcext:value-type="string">
            <text:p>&lt;a href="https://www.justice.gov/epstein/files/DataSet%209/EFTA00221057.amr"&gt;https://www.justice.gov/epstein/files/DataSet%209/EFTA00221057.amr&lt;/a&gt;</text:p>
          </table:table-cell>
        </table:table-row>
        <table:table-row table:style-name="ro1">
          <table:table-cell office:value-type="string" calcext:value-type="string">
            <text:p>&lt;a href="https://www.justice.gov/epstein/files/DataSet%209/EFTA00221057.ra"&gt;https://www.justice.gov/epstein/files/DataSet%209/EFTA00221057.ra&lt;/a&gt;</text:p>
          </table:table-cell>
        </table:table-row>
        <table:table-row table:style-name="ro1">
          <table:table-cell office:value-type="string" calcext:value-type="string">
            <text:p>&lt;a href="https://www.justice.gov/epstein/files/DataSet%209/EFTA00221057.opus"&gt;https://www.justice.gov/epstein/files/DataSet%209/EFTA00221057.opus&lt;/a&gt;</text:p>
          </table:table-cell>
        </table:table-row>
        <table:table-row table:style-name="ro1">
          <table:table-cell office:value-type="string" calcext:value-type="string">
            <text:p>&lt;a href="https://www.justice.gov/epstein/files/DataSet%209/EFTA00221057.jpg"&gt;https://www.justice.gov/epstein/files/DataSet%209/EFTA00221057.jpg&lt;/a&gt;</text:p>
          </table:table-cell>
        </table:table-row>
        <table:table-row table:style-name="ro1">
          <table:table-cell office:value-type="string" calcext:value-type="string">
            <text:p>&lt;a href="https://www.justice.gov/epstein/files/DataSet%209/EFTA00221057.jpeg"&gt;https://www.justice.gov/epstein/files/DataSet%209/EFTA00221057.jpeg&lt;/a&gt;</text:p>
          </table:table-cell>
        </table:table-row>
        <table:table-row table:style-name="ro1">
          <table:table-cell office:value-type="string" calcext:value-type="string">
            <text:p>&lt;a href="https://www.justice.gov/epstein/files/DataSet%209/EFTA00221057.png"&gt;https://www.justice.gov/epstein/files/DataSet%209/EFTA00221057.png&lt;/a&gt;</text:p>
          </table:table-cell>
        </table:table-row>
        <table:table-row table:style-name="ro1">
          <table:table-cell office:value-type="string" calcext:value-type="string">
            <text:p>&lt;a href="https://www.justice.gov/epstein/files/DataSet%209/EFTA00221057.gif"&gt;https://www.justice.gov/epstein/files/DataSet%209/EFTA00221057.gif&lt;/a&gt;</text:p>
          </table:table-cell>
        </table:table-row>
        <table:table-row table:style-name="ro1">
          <table:table-cell office:value-type="string" calcext:value-type="string">
            <text:p>&lt;a href="https://www.justice.gov/epstein/files/DataSet%209/EFTA00221057.bmp"&gt;https://www.justice.gov/epstein/files/DataSet%209/EFTA00221057.bmp&lt;/a&gt;</text:p>
          </table:table-cell>
        </table:table-row>
        <table:table-row table:style-name="ro1">
          <table:table-cell office:value-type="string" calcext:value-type="string">
            <text:p>&lt;a href="https://www.justice.gov/epstein/files/DataSet%209/EFTA00221057.tif"&gt;https://www.justice.gov/epstein/files/DataSet%209/EFTA00221057.tif&lt;/a&gt;</text:p>
          </table:table-cell>
        </table:table-row>
        <table:table-row table:style-name="ro1">
          <table:table-cell office:value-type="string" calcext:value-type="string">
            <text:p>&lt;a href="https://www.justice.gov/epstein/files/DataSet%209/EFTA00221057.tiff"&gt;https://www.justice.gov/epstein/files/DataSet%209/EFTA00221057.tiff&lt;/a&gt;</text:p>
          </table:table-cell>
        </table:table-row>
        <table:table-row table:style-name="ro1">
          <table:table-cell office:value-type="string" calcext:value-type="string">
            <text:p>&lt;a href="https://www.justice.gov/epstein/files/DataSet%209/EFTA00221057.webp"&gt;https://www.justice.gov/epstein/files/DataSet%209/EFTA00221057.webp&lt;/a&gt;</text:p>
          </table:table-cell>
        </table:table-row>
        <table:table-row table:style-name="ro1">
          <table:table-cell office:value-type="string" calcext:value-type="string">
            <text:p>&lt;a href="https://www.justice.gov/epstein/files/DataSet%209/EFTA00221057.heic"&gt;https://www.justice.gov/epstein/files/DataSet%209/EFTA00221057.heic&lt;/a&gt;</text:p>
          </table:table-cell>
        </table:table-row>
        <table:table-row table:style-name="ro1">
          <table:table-cell office:value-type="string" calcext:value-type="string">
            <text:p>&lt;a href="https://www.justice.gov/epstein/files/DataSet%209/EFTA00221057.heif"&gt;https://www.justice.gov/epstein/files/DataSet%209/EFTA00221057.heif&lt;/a&gt;</text:p>
          </table:table-cell>
        </table:table-row>
        <table:table-row table:style-name="ro1">
          <table:table-cell office:value-type="string" calcext:value-type="string">
            <text:p>&lt;a href="https://www.justice.gov/epstein/files/DataSet%209/EFTA00221057.psd"&gt;https://www.justice.gov/epstein/files/DataSet%209/EFTA00221057.psd&lt;/a&gt;</text:p>
          </table:table-cell>
        </table:table-row>
        <table:table-row table:style-name="ro1">
          <table:table-cell office:value-type="string" calcext:value-type="string">
            <text:p>&lt;a href="https://www.justice.gov/epstein/files/DataSet%209/EFTA00221057.eps"&gt;https://www.justice.gov/epstein/files/DataSet%209/EFTA00221057.eps&lt;/a&gt;</text:p>
          </table:table-cell>
        </table:table-row>
        <table:table-row table:style-name="ro1">
          <table:table-cell office:value-type="string" calcext:value-type="string">
            <text:p>&lt;a href="https://www.justice.gov/epstein/files/DataSet%209/EFTA00221057.raw"&gt;https://www.justice.gov/epstein/files/DataSet%209/EFTA00221057.raw&lt;/a&gt;</text:p>
          </table:table-cell>
        </table:table-row>
        <table:table-row table:style-name="ro1">
          <table:table-cell office:value-type="string" calcext:value-type="string">
            <text:p>&lt;a href="https://www.justice.gov/epstein/files/DataSet%209/EFTA00221057.svg"&gt;https://www.justice.gov/epstein/files/DataSet%209/EFTA00221057.svg&lt;/a&gt;</text:p>
          </table:table-cell>
        </table:table-row>
        <table:table-row table:style-name="ro1">
          <table:table-cell office:value-type="string" calcext:value-type="string">
            <text:p>&lt;a href="https://www.justice.gov/epstein/files/DataSet%209/EFTA00221057.pcx"&gt;https://www.justice.gov/epstein/files/DataSet%209/EFTA00221057.pcx&lt;/a&gt;</text:p>
          </table:table-cell>
        </table:table-row>
        <table:table-row table:style-name="ro1">
          <table:table-cell office:value-type="string" calcext:value-type="string">
            <text:p>&lt;a href="https://www.justice.gov/epstein/files/DataSet%209/EFTA00221057.doc"&gt;https://www.justice.gov/epstein/files/DataSet%209/EFTA00221057.doc&lt;/a&gt;</text:p>
          </table:table-cell>
        </table:table-row>
        <table:table-row table:style-name="ro1">
          <table:table-cell office:value-type="string" calcext:value-type="string">
            <text:p>&lt;a href="https://www.justice.gov/epstein/files/DataSet%209/EFTA00221057.docx"&gt;https://www.justice.gov/epstein/files/DataSet%209/EFTA00221057.docx&lt;/a&gt;</text:p>
          </table:table-cell>
        </table:table-row>
        <table:table-row table:style-name="ro1">
          <table:table-cell office:value-type="string" calcext:value-type="string">
            <text:p>&lt;a href="https://www.justice.gov/epstein/files/DataSet%209/EFTA00221057.docm"&gt;https://www.justice.gov/epstein/files/DataSet%209/EFTA00221057.docm&lt;/a&gt;</text:p>
          </table:table-cell>
        </table:table-row>
        <table:table-row table:style-name="ro1">
          <table:table-cell office:value-type="string" calcext:value-type="string">
            <text:p>&lt;a href="https://www.justice.gov/epstein/files/DataSet%209/EFTA00221057.rtf"&gt;https://www.justice.gov/epstein/files/DataSet%209/EFTA00221057.rtf&lt;/a&gt;</text:p>
          </table:table-cell>
        </table:table-row>
        <table:table-row table:style-name="ro1">
          <table:table-cell office:value-type="string" calcext:value-type="string">
            <text:p>&lt;a href="https://www.justice.gov/epstein/files/DataSet%209/EFTA00221057.odt"&gt;https://www.justice.gov/epstein/files/DataSet%209/EFTA00221057.odt&lt;/a&gt;</text:p>
          </table:table-cell>
        </table:table-row>
        <table:table-row table:style-name="ro1">
          <table:table-cell office:value-type="string" calcext:value-type="string">
            <text:p>&lt;a href="https://www.justice.gov/epstein/files/DataSet%209/EFTA00221057.txt"&gt;https://www.justice.gov/epstein/files/DataSet%209/EFTA00221057.txt&lt;/a&gt;</text:p>
          </table:table-cell>
        </table:table-row>
        <table:table-row table:style-name="ro1">
          <table:table-cell office:value-type="string" calcext:value-type="string">
            <text:p>&lt;a href="https://www.justice.gov/epstein/files/DataSet%209/EFTA00221057.wps"&gt;https://www.justice.gov/epstein/files/DataSet%209/EFTA00221057.wps&lt;/a&gt;</text:p>
          </table:table-cell>
        </table:table-row>
        <table:table-row table:style-name="ro1">
          <table:table-cell office:value-type="string" calcext:value-type="string">
            <text:p>&lt;a href="https://www.justice.gov/epstein/files/DataSet%209/EFTA00221057.dot"&gt;https://www.justice.gov/epstein/files/DataSet%209/EFTA00221057.dot&lt;/a&gt;</text:p>
          </table:table-cell>
        </table:table-row>
        <table:table-row table:style-name="ro1">
          <table:table-cell office:value-type="string" calcext:value-type="string">
            <text:p>&lt;a href="https://www.justice.gov/epstein/files/DataSet%209/EFTA00221057.dotx"&gt;https://www.justice.gov/epstein/files/DataSet%209/EFTA00221057.dotx&lt;/a&gt;</text:p>
          </table:table-cell>
        </table:table-row>
        <table:table-row table:style-name="ro1">
          <table:table-cell office:value-type="string" calcext:value-type="string">
            <text:p>&lt;a href="https://www.justice.gov/epstein/files/DataSet%209/EFTA00221057.abw"&gt;https://www.justice.gov/epstein/files/DataSet%209/EFTA00221057.abw&lt;/a&gt;</text:p>
          </table:table-cell>
        </table:table-row>
        <table:table-row table:style-name="ro1">
          <table:table-cell office:value-type="string" calcext:value-type="string">
            <text:p>&lt;a href="https://www.justice.gov/epstein/files/DataSet%209/EFTA00221057.ppt"&gt;https://www.justice.gov/epstein/files/DataSet%209/EFTA00221057.ppt&lt;/a&gt;</text:p>
          </table:table-cell>
        </table:table-row>
        <table:table-row table:style-name="ro1">
          <table:table-cell office:value-type="string" calcext:value-type="string">
            <text:p>&lt;a href="https://www.justice.gov/epstein/files/DataSet%209/EFTA00221057.pptx"&gt;https://www.justice.gov/epstein/files/DataSet%209/EFTA00221057.pptx&lt;/a&gt;</text:p>
          </table:table-cell>
        </table:table-row>
        <table:table-row table:style-name="ro1">
          <table:table-cell office:value-type="string" calcext:value-type="string">
            <text:p>&lt;a href="https://www.justice.gov/epstein/files/DataSet%209/EFTA00221057.pptm"&gt;https://www.justice.gov/epstein/files/DataSet%209/EFTA00221057.pptm&lt;/a&gt;</text:p>
          </table:table-cell>
        </table:table-row>
        <table:table-row table:style-name="ro1">
          <table:table-cell office:value-type="string" calcext:value-type="string">
            <text:p>&lt;a href="https://www.justice.gov/epstein/files/DataSet%209/EFTA00221057.pps"&gt;https://www.justice.gov/epstein/files/DataSet%209/EFTA00221057.pps&lt;/a&gt;</text:p>
          </table:table-cell>
        </table:table-row>
        <table:table-row table:style-name="ro1">
          <table:table-cell office:value-type="string" calcext:value-type="string">
            <text:p>&lt;a href="https://www.justice.gov/epstein/files/DataSet%209/EFTA00221057.ppsx"&gt;https://www.justice.gov/epstein/files/DataSet%209/EFTA00221057.ppsx&lt;/a&gt;</text:p>
          </table:table-cell>
        </table:table-row>
        <table:table-row table:style-name="ro1">
          <table:table-cell office:value-type="string" calcext:value-type="string">
            <text:p>&lt;a href="https://www.justice.gov/epstein/files/DataSet%209/EFTA00221057.pot"&gt;https://www.justice.gov/epstein/files/DataSet%209/EFTA00221057.pot&lt;/a&gt;</text:p>
          </table:table-cell>
        </table:table-row>
        <table:table-row table:style-name="ro1">
          <table:table-cell office:value-type="string" calcext:value-type="string">
            <text:p>&lt;a href="https://www.justice.gov/epstein/files/DataSet%209/EFTA00221057.potx"&gt;https://www.justice.gov/epstein/files/DataSet%209/EFTA00221057.potx&lt;/a&gt;</text:p>
          </table:table-cell>
        </table:table-row>
        <table:table-row table:style-name="ro1">
          <table:table-cell office:value-type="string" calcext:value-type="string">
            <text:p>&lt;a href="https://www.justice.gov/epstein/files/DataSet%209/EFTA00221057.odp"&gt;https://www.justice.gov/epstein/files/DataSet%209/EFTA00221057.odp&lt;/a&gt;</text:p>
          </table:table-cell>
        </table:table-row>
        <table:table-row table:style-name="ro1">
          <table:table-cell office:value-type="string" calcext:value-type="string">
            <text:p>&lt;a href="https://www.justice.gov/epstein/files/DataSet%209/EFTA00221057.key"&gt;https://www.justice.gov/epstein/files/DataSet%209/EFTA00221057.key&lt;/a&gt;</text:p>
          </table:table-cell>
        </table:table-row>
        <table:table-row table:style-name="ro1">
          <table:table-cell office:value-type="string" calcext:value-type="string">
            <text:p>&lt;a href="https://www.justice.gov/epstein/files/DataSet%209/EFTA00221057.xls"&gt;https://www.justice.gov/epstein/files/DataSet%209/EFTA00221057.xls&lt;/a&gt;</text:p>
          </table:table-cell>
        </table:table-row>
        <table:table-row table:style-name="ro1">
          <table:table-cell office:value-type="string" calcext:value-type="string">
            <text:p>&lt;a href="https://www.justice.gov/epstein/files/DataSet%209/EFTA00221057.xlsx"&gt;https://www.justice.gov/epstein/files/DataSet%209/EFTA00221057.xlsx&lt;/a&gt;</text:p>
          </table:table-cell>
        </table:table-row>
        <table:table-row table:style-name="ro1">
          <table:table-cell office:value-type="string" calcext:value-type="string">
            <text:p>&lt;a href="https://www.justice.gov/epstein/files/DataSet%209/EFTA00221057.xlsm"&gt;https://www.justice.gov/epstein/files/DataSet%209/EFTA00221057.xlsm&lt;/a&gt;</text:p>
          </table:table-cell>
        </table:table-row>
        <table:table-row table:style-name="ro1">
          <table:table-cell office:value-type="string" calcext:value-type="string">
            <text:p>&lt;a href="https://www.justice.gov/epstein/files/DataSet%209/EFTA00221057.xlt"&gt;https://www.justice.gov/epstein/files/DataSet%209/EFTA00221057.xlt&lt;/a&gt;</text:p>
          </table:table-cell>
        </table:table-row>
        <table:table-row table:style-name="ro1">
          <table:table-cell office:value-type="string" calcext:value-type="string">
            <text:p>&lt;a href="https://www.justice.gov/epstein/files/DataSet%209/EFTA00221057.xltx"&gt;https://www.justice.gov/epstein/files/DataSet%209/EFTA00221057.xltx&lt;/a&gt;</text:p>
          </table:table-cell>
        </table:table-row>
        <table:table-row table:style-name="ro1">
          <table:table-cell office:value-type="string" calcext:value-type="string">
            <text:p>&lt;a href="https://www.justice.gov/epstein/files/DataSet%209/EFTA00221057.ods"&gt;https://www.justice.gov/epstein/files/DataSet%209/EFTA00221057.ods&lt;/a&gt;</text:p>
          </table:table-cell>
        </table:table-row>
        <table:table-row table:style-name="ro1">
          <table:table-cell office:value-type="string" calcext:value-type="string">
            <text:p>&lt;a href="https://www.justice.gov/epstein/files/DataSet%209/EFTA00221057.csv"&gt;https://www.justice.gov/epstein/files/DataSet%209/EFTA00221057.csv&lt;/a&gt;</text:p>
          </table:table-cell>
        </table:table-row>
        <table:table-row table:style-name="ro1">
          <table:table-cell office:value-type="string" calcext:value-type="string">
            <text:p>&lt;a href="https://www.justice.gov/epstein/files/DataSet%209/EFTA00221057.numbers"&gt;https://www.justice.gov/epstein/files/DataSet%209/EFTA00221057.numbers&lt;/a&gt;</text:p>
          </table:table-cell>
        </table:table-row>
        <table:table-row table:style-name="ro1">
          <table:table-cell office:value-type="string" calcext:value-type="string">
            <text:p>&lt;a href="https://www.justice.gov/epstein/files/DataSet%209/EFTA00221057.wks"&gt;https://www.justice.gov/epstein/files/DataSet%209/EFTA00221057.wks&lt;/a&gt;</text:p>
          </table:table-cell>
        </table:table-row>
        <table:table-row table:style-name="ro1">
          <table:table-cell office:value-type="string" calcext:value-type="string">
            <text:p>&lt;a href="https://www.justice.gov/epstein/files/DataSet%209/EFTA00239787.avi"&gt;https://www.justice.gov/epstein/files/DataSet%209/EFTA00239787.avi&lt;/a&gt;</text:p>
          </table:table-cell>
        </table:table-row>
        <table:table-row table:style-name="ro1">
          <table:table-cell office:value-type="string" calcext:value-type="string">
            <text:p>&lt;a href="https://www.justice.gov/epstein/files/DataSet%209/EFTA00239787.mp4"&gt;https://www.justice.gov/epstein/files/DataSet%209/EFTA00239787.mp4&lt;/a&gt;</text:p>
          </table:table-cell>
        </table:table-row>
        <table:table-row table:style-name="ro1">
          <table:table-cell office:value-type="string" calcext:value-type="string">
            <text:p>&lt;a href="https://www.justice.gov/epstein/files/DataSet%209/EFTA00239787.mkv"&gt;https://www.justice.gov/epstein/files/DataSet%209/EFTA00239787.mkv&lt;/a&gt;</text:p>
          </table:table-cell>
        </table:table-row>
        <table:table-row table:style-name="ro1">
          <table:table-cell office:value-type="string" calcext:value-type="string">
            <text:p>&lt;a href="https://www.justice.gov/epstein/files/DataSet%209/EFTA00239787.mov"&gt;https://www.justice.gov/epstein/files/DataSet%209/EFTA00239787.mov&lt;/a&gt;</text:p>
          </table:table-cell>
        </table:table-row>
        <table:table-row table:style-name="ro1">
          <table:table-cell office:value-type="string" calcext:value-type="string">
            <text:p>&lt;a href="https://www.justice.gov/epstein/files/DataSet%209/EFTA00239787.wmv"&gt;https://www.justice.gov/epstein/files/DataSet%209/EFTA00239787.wmv&lt;/a&gt;</text:p>
          </table:table-cell>
        </table:table-row>
        <table:table-row table:style-name="ro1">
          <table:table-cell office:value-type="string" calcext:value-type="string">
            <text:p>&lt;a href="https://www.justice.gov/epstein/files/DataSet%209/EFTA00239787.flv"&gt;https://www.justice.gov/epstein/files/DataSet%209/EFTA00239787.flv&lt;/a&gt;</text:p>
          </table:table-cell>
        </table:table-row>
        <table:table-row table:style-name="ro1">
          <table:table-cell office:value-type="string" calcext:value-type="string">
            <text:p>&lt;a href="https://www.justice.gov/epstein/files/DataSet%209/EFTA00239787.webm"&gt;https://www.justice.gov/epstein/files/DataSet%209/EFTA00239787.webm&lt;/a&gt;</text:p>
          </table:table-cell>
        </table:table-row>
        <table:table-row table:style-name="ro1">
          <table:table-cell office:value-type="string" calcext:value-type="string">
            <text:p>&lt;a href="https://www.justice.gov/epstein/files/DataSet%209/EFTA00239787.mpg"&gt;https://www.justice.gov/epstein/files/DataSet%209/EFTA00239787.mpg&lt;/a&gt;</text:p>
          </table:table-cell>
        </table:table-row>
        <table:table-row table:style-name="ro1">
          <table:table-cell office:value-type="string" calcext:value-type="string">
            <text:p>&lt;a href="https://www.justice.gov/epstein/files/DataSet%209/EFTA00239787.mpeg"&gt;https://www.justice.gov/epstein/files/DataSet%209/EFTA00239787.mpeg&lt;/a&gt;</text:p>
          </table:table-cell>
        </table:table-row>
        <table:table-row table:style-name="ro1">
          <table:table-cell office:value-type="string" calcext:value-type="string">
            <text:p>&lt;a href="https://www.justice.gov/epstein/files/DataSet%209/EFTA00239787.m4v"&gt;https://www.justice.gov/epstein/files/DataSet%209/EFTA00239787.m4v&lt;/a&gt;</text:p>
          </table:table-cell>
        </table:table-row>
        <table:table-row table:style-name="ro1">
          <table:table-cell office:value-type="string" calcext:value-type="string">
            <text:p>&lt;a href="https://www.justice.gov/epstein/files/DataSet%209/EFTA00239787.ogv"&gt;https://www.justice.gov/epstein/files/DataSet%209/EFTA00239787.ogv&lt;/a&gt;</text:p>
          </table:table-cell>
        </table:table-row>
        <table:table-row table:style-name="ro1">
          <table:table-cell office:value-type="string" calcext:value-type="string">
            <text:p>&lt;a href="https://www.justice.gov/epstein/files/DataSet%209/EFTA00239787.vob"&gt;https://www.justice.gov/epstein/files/DataSet%209/EFTA00239787.vob&lt;/a&gt;</text:p>
          </table:table-cell>
        </table:table-row>
        <table:table-row table:style-name="ro1">
          <table:table-cell office:value-type="string" calcext:value-type="string">
            <text:p>&lt;a href="https://www.justice.gov/epstein/files/DataSet%209/EFTA00239787.3gp"&gt;https://www.justice.gov/epstein/files/DataSet%209/EFTA00239787.3gp&lt;/a&gt;</text:p>
          </table:table-cell>
        </table:table-row>
        <table:table-row table:style-name="ro1">
          <table:table-cell office:value-type="string" calcext:value-type="string">
            <text:p>&lt;a href="https://www.justice.gov/epstein/files/DataSet%209/EFTA00239787.ts"&gt;https://www.justice.gov/epstein/files/DataSet%209/EFTA00239787.ts&lt;/a&gt;</text:p>
          </table:table-cell>
        </table:table-row>
        <table:table-row table:style-name="ro1">
          <table:table-cell office:value-type="string" calcext:value-type="string">
            <text:p>&lt;a href="https://www.justice.gov/epstein/files/DataSet%209/EFTA00239787.rm"&gt;https://www.justice.gov/epstein/files/DataSet%209/EFTA00239787.rm&lt;/a&gt;</text:p>
          </table:table-cell>
        </table:table-row>
        <table:table-row table:style-name="ro1">
          <table:table-cell office:value-type="string" calcext:value-type="string">
            <text:p>&lt;a href="https://www.justice.gov/epstein/files/DataSet%209/EFTA00239787.asf"&gt;https://www.justice.gov/epstein/files/DataSet%209/EFTA00239787.asf&lt;/a&gt;</text:p>
          </table:table-cell>
        </table:table-row>
        <table:table-row table:style-name="ro1">
          <table:table-cell office:value-type="string" calcext:value-type="string">
            <text:p>&lt;a href="https://www.justice.gov/epstein/files/DataSet%209/EFTA00239787.mp3"&gt;https://www.justice.gov/epstein/files/DataSet%209/EFTA00239787.mp3&lt;/a&gt;</text:p>
          </table:table-cell>
        </table:table-row>
        <table:table-row table:style-name="ro1">
          <table:table-cell office:value-type="string" calcext:value-type="string">
            <text:p>&lt;a href="https://www.justice.gov/epstein/files/DataSet%209/EFTA00239787.wav"&gt;https://www.justice.gov/epstein/files/DataSet%209/EFTA00239787.wav&lt;/a&gt;</text:p>
          </table:table-cell>
        </table:table-row>
        <table:table-row table:style-name="ro1">
          <table:table-cell office:value-type="string" calcext:value-type="string">
            <text:p>&lt;a href="https://www.justice.gov/epstein/files/DataSet%209/EFTA00239787.aac"&gt;https://www.justice.gov/epstein/files/DataSet%209/EFTA00239787.aac&lt;/a&gt;</text:p>
          </table:table-cell>
        </table:table-row>
        <table:table-row table:style-name="ro1">
          <table:table-cell office:value-type="string" calcext:value-type="string">
            <text:p>&lt;a href="https://www.justice.gov/epstein/files/DataSet%209/EFTA00239787.m4a"&gt;https://www.justice.gov/epstein/files/DataSet%209/EFTA00239787.m4a&lt;/a&gt;</text:p>
          </table:table-cell>
        </table:table-row>
        <table:table-row table:style-name="ro1">
          <table:table-cell office:value-type="string" calcext:value-type="string">
            <text:p>&lt;a href="https://www.justice.gov/epstein/files/DataSet%209/EFTA00239787.wma"&gt;https://www.justice.gov/epstein/files/DataSet%209/EFTA00239787.wma&lt;/a&gt;</text:p>
          </table:table-cell>
        </table:table-row>
        <table:table-row table:style-name="ro1">
          <table:table-cell office:value-type="string" calcext:value-type="string">
            <text:p>&lt;a href="https://www.justice.gov/epstein/files/DataSet%209/EFTA00239787.ogg"&gt;https://www.justice.gov/epstein/files/DataSet%209/EFTA00239787.ogg&lt;/a&gt;</text:p>
          </table:table-cell>
        </table:table-row>
        <table:table-row table:style-name="ro1">
          <table:table-cell office:value-type="string" calcext:value-type="string">
            <text:p>&lt;a href="https://www.justice.gov/epstein/files/DataSet%209/EFTA00239787.flac"&gt;https://www.justice.gov/epstein/files/DataSet%209/EFTA00239787.flac&lt;/a&gt;</text:p>
          </table:table-cell>
        </table:table-row>
        <table:table-row table:style-name="ro1">
          <table:table-cell office:value-type="string" calcext:value-type="string">
            <text:p>&lt;a href="https://www.justice.gov/epstein/files/DataSet%209/EFTA00239787.aiff"&gt;https://www.justice.gov/epstein/files/DataSet%209/EFTA00239787.aiff&lt;/a&gt;</text:p>
          </table:table-cell>
        </table:table-row>
        <table:table-row table:style-name="ro1">
          <table:table-cell office:value-type="string" calcext:value-type="string">
            <text:p>&lt;a href="https://www.justice.gov/epstein/files/DataSet%209/EFTA00239787.mid"&gt;https://www.justice.gov/epstein/files/DataSet%209/EFTA00239787.mid&lt;/a&gt;</text:p>
          </table:table-cell>
        </table:table-row>
        <table:table-row table:style-name="ro1">
          <table:table-cell office:value-type="string" calcext:value-type="string">
            <text:p>&lt;a href="https://www.justice.gov/epstein/files/DataSet%209/EFTA00239787.midi"&gt;https://www.justice.gov/epstein/files/DataSet%209/EFTA00239787.midi&lt;/a&gt;</text:p>
          </table:table-cell>
        </table:table-row>
        <table:table-row table:style-name="ro1">
          <table:table-cell office:value-type="string" calcext:value-type="string">
            <text:p>&lt;a href="https://www.justice.gov/epstein/files/DataSet%209/EFTA00239787.amr"&gt;https://www.justice.gov/epstein/files/DataSet%209/EFTA00239787.amr&lt;/a&gt;</text:p>
          </table:table-cell>
        </table:table-row>
        <table:table-row table:style-name="ro1">
          <table:table-cell office:value-type="string" calcext:value-type="string">
            <text:p>&lt;a href="https://www.justice.gov/epstein/files/DataSet%209/EFTA00239787.ra"&gt;https://www.justice.gov/epstein/files/DataSet%209/EFTA00239787.ra&lt;/a&gt;</text:p>
          </table:table-cell>
        </table:table-row>
        <table:table-row table:style-name="ro1">
          <table:table-cell office:value-type="string" calcext:value-type="string">
            <text:p>&lt;a href="https://www.justice.gov/epstein/files/DataSet%209/EFTA00239787.opus"&gt;https://www.justice.gov/epstein/files/DataSet%209/EFTA00239787.opus&lt;/a&gt;</text:p>
          </table:table-cell>
        </table:table-row>
        <table:table-row table:style-name="ro1">
          <table:table-cell office:value-type="string" calcext:value-type="string">
            <text:p>&lt;a href="https://www.justice.gov/epstein/files/DataSet%209/EFTA00239787.jpg"&gt;https://www.justice.gov/epstein/files/DataSet%209/EFTA00239787.jpg&lt;/a&gt;</text:p>
          </table:table-cell>
        </table:table-row>
        <table:table-row table:style-name="ro1">
          <table:table-cell office:value-type="string" calcext:value-type="string">
            <text:p>&lt;a href="https://www.justice.gov/epstein/files/DataSet%209/EFTA00239787.jpeg"&gt;https://www.justice.gov/epstein/files/DataSet%209/EFTA00239787.jpeg&lt;/a&gt;</text:p>
          </table:table-cell>
        </table:table-row>
        <table:table-row table:style-name="ro1">
          <table:table-cell office:value-type="string" calcext:value-type="string">
            <text:p>&lt;a href="https://www.justice.gov/epstein/files/DataSet%209/EFTA00239787.png"&gt;https://www.justice.gov/epstein/files/DataSet%209/EFTA00239787.png&lt;/a&gt;</text:p>
          </table:table-cell>
        </table:table-row>
        <table:table-row table:style-name="ro1">
          <table:table-cell office:value-type="string" calcext:value-type="string">
            <text:p>&lt;a href="https://www.justice.gov/epstein/files/DataSet%209/EFTA00239787.gif"&gt;https://www.justice.gov/epstein/files/DataSet%209/EFTA00239787.gif&lt;/a&gt;</text:p>
          </table:table-cell>
        </table:table-row>
        <table:table-row table:style-name="ro1">
          <table:table-cell office:value-type="string" calcext:value-type="string">
            <text:p>&lt;a href="https://www.justice.gov/epstein/files/DataSet%209/EFTA00239787.bmp"&gt;https://www.justice.gov/epstein/files/DataSet%209/EFTA00239787.bmp&lt;/a&gt;</text:p>
          </table:table-cell>
        </table:table-row>
        <table:table-row table:style-name="ro1">
          <table:table-cell office:value-type="string" calcext:value-type="string">
            <text:p>&lt;a href="https://www.justice.gov/epstein/files/DataSet%209/EFTA00239787.tif"&gt;https://www.justice.gov/epstein/files/DataSet%209/EFTA00239787.tif&lt;/a&gt;</text:p>
          </table:table-cell>
        </table:table-row>
        <table:table-row table:style-name="ro1">
          <table:table-cell office:value-type="string" calcext:value-type="string">
            <text:p>&lt;a href="https://www.justice.gov/epstein/files/DataSet%209/EFTA00239787.tiff"&gt;https://www.justice.gov/epstein/files/DataSet%209/EFTA00239787.tiff&lt;/a&gt;</text:p>
          </table:table-cell>
        </table:table-row>
        <table:table-row table:style-name="ro1">
          <table:table-cell office:value-type="string" calcext:value-type="string">
            <text:p>&lt;a href="https://www.justice.gov/epstein/files/DataSet%209/EFTA00239787.webp"&gt;https://www.justice.gov/epstein/files/DataSet%209/EFTA00239787.webp&lt;/a&gt;</text:p>
          </table:table-cell>
        </table:table-row>
        <table:table-row table:style-name="ro1">
          <table:table-cell office:value-type="string" calcext:value-type="string">
            <text:p>&lt;a href="https://www.justice.gov/epstein/files/DataSet%209/EFTA00239787.heic"&gt;https://www.justice.gov/epstein/files/DataSet%209/EFTA00239787.heic&lt;/a&gt;</text:p>
          </table:table-cell>
        </table:table-row>
        <table:table-row table:style-name="ro1">
          <table:table-cell office:value-type="string" calcext:value-type="string">
            <text:p>&lt;a href="https://www.justice.gov/epstein/files/DataSet%209/EFTA00239787.heif"&gt;https://www.justice.gov/epstein/files/DataSet%209/EFTA00239787.heif&lt;/a&gt;</text:p>
          </table:table-cell>
        </table:table-row>
        <table:table-row table:style-name="ro1">
          <table:table-cell office:value-type="string" calcext:value-type="string">
            <text:p>&lt;a href="https://www.justice.gov/epstein/files/DataSet%209/EFTA00239787.psd"&gt;https://www.justice.gov/epstein/files/DataSet%209/EFTA00239787.psd&lt;/a&gt;</text:p>
          </table:table-cell>
        </table:table-row>
        <table:table-row table:style-name="ro1">
          <table:table-cell office:value-type="string" calcext:value-type="string">
            <text:p>&lt;a href="https://www.justice.gov/epstein/files/DataSet%209/EFTA00239787.eps"&gt;https://www.justice.gov/epstein/files/DataSet%209/EFTA00239787.eps&lt;/a&gt;</text:p>
          </table:table-cell>
        </table:table-row>
        <table:table-row table:style-name="ro1">
          <table:table-cell office:value-type="string" calcext:value-type="string">
            <text:p>&lt;a href="https://www.justice.gov/epstein/files/DataSet%209/EFTA00239787.raw"&gt;https://www.justice.gov/epstein/files/DataSet%209/EFTA00239787.raw&lt;/a&gt;</text:p>
          </table:table-cell>
        </table:table-row>
        <table:table-row table:style-name="ro1">
          <table:table-cell office:value-type="string" calcext:value-type="string">
            <text:p>&lt;a href="https://www.justice.gov/epstein/files/DataSet%209/EFTA00239787.svg"&gt;https://www.justice.gov/epstein/files/DataSet%209/EFTA00239787.svg&lt;/a&gt;</text:p>
          </table:table-cell>
        </table:table-row>
        <table:table-row table:style-name="ro1">
          <table:table-cell office:value-type="string" calcext:value-type="string">
            <text:p>&lt;a href="https://www.justice.gov/epstein/files/DataSet%209/EFTA00239787.pcx"&gt;https://www.justice.gov/epstein/files/DataSet%209/EFTA00239787.pcx&lt;/a&gt;</text:p>
          </table:table-cell>
        </table:table-row>
        <table:table-row table:style-name="ro1">
          <table:table-cell office:value-type="string" calcext:value-type="string">
            <text:p>&lt;a href="https://www.justice.gov/epstein/files/DataSet%209/EFTA00239787.doc"&gt;https://www.justice.gov/epstein/files/DataSet%209/EFTA00239787.doc&lt;/a&gt;</text:p>
          </table:table-cell>
        </table:table-row>
        <table:table-row table:style-name="ro1">
          <table:table-cell office:value-type="string" calcext:value-type="string">
            <text:p>&lt;a href="https://www.justice.gov/epstein/files/DataSet%209/EFTA00239787.docx"&gt;https://www.justice.gov/epstein/files/DataSet%209/EFTA00239787.docx&lt;/a&gt;</text:p>
          </table:table-cell>
        </table:table-row>
        <table:table-row table:style-name="ro1">
          <table:table-cell office:value-type="string" calcext:value-type="string">
            <text:p>&lt;a href="https://www.justice.gov/epstein/files/DataSet%209/EFTA00239787.docm"&gt;https://www.justice.gov/epstein/files/DataSet%209/EFTA00239787.docm&lt;/a&gt;</text:p>
          </table:table-cell>
        </table:table-row>
        <table:table-row table:style-name="ro1">
          <table:table-cell office:value-type="string" calcext:value-type="string">
            <text:p>&lt;a href="https://www.justice.gov/epstein/files/DataSet%209/EFTA00239787.rtf"&gt;https://www.justice.gov/epstein/files/DataSet%209/EFTA00239787.rtf&lt;/a&gt;</text:p>
          </table:table-cell>
        </table:table-row>
        <table:table-row table:style-name="ro1">
          <table:table-cell office:value-type="string" calcext:value-type="string">
            <text:p>&lt;a href="https://www.justice.gov/epstein/files/DataSet%209/EFTA00239787.odt"&gt;https://www.justice.gov/epstein/files/DataSet%209/EFTA00239787.odt&lt;/a&gt;</text:p>
          </table:table-cell>
        </table:table-row>
        <table:table-row table:style-name="ro1">
          <table:table-cell office:value-type="string" calcext:value-type="string">
            <text:p>&lt;a href="https://www.justice.gov/epstein/files/DataSet%209/EFTA00239787.txt"&gt;https://www.justice.gov/epstein/files/DataSet%209/EFTA00239787.txt&lt;/a&gt;</text:p>
          </table:table-cell>
        </table:table-row>
        <table:table-row table:style-name="ro1">
          <table:table-cell office:value-type="string" calcext:value-type="string">
            <text:p>&lt;a href="https://www.justice.gov/epstein/files/DataSet%209/EFTA00239787.wps"&gt;https://www.justice.gov/epstein/files/DataSet%209/EFTA00239787.wps&lt;/a&gt;</text:p>
          </table:table-cell>
        </table:table-row>
        <table:table-row table:style-name="ro1">
          <table:table-cell office:value-type="string" calcext:value-type="string">
            <text:p>&lt;a href="https://www.justice.gov/epstein/files/DataSet%209/EFTA00239787.dot"&gt;https://www.justice.gov/epstein/files/DataSet%209/EFTA00239787.dot&lt;/a&gt;</text:p>
          </table:table-cell>
        </table:table-row>
        <table:table-row table:style-name="ro1">
          <table:table-cell office:value-type="string" calcext:value-type="string">
            <text:p>&lt;a href="https://www.justice.gov/epstein/files/DataSet%209/EFTA00239787.dotx"&gt;https://www.justice.gov/epstein/files/DataSet%209/EFTA00239787.dotx&lt;/a&gt;</text:p>
          </table:table-cell>
        </table:table-row>
        <table:table-row table:style-name="ro1">
          <table:table-cell office:value-type="string" calcext:value-type="string">
            <text:p>&lt;a href="https://www.justice.gov/epstein/files/DataSet%209/EFTA00239787.abw"&gt;https://www.justice.gov/epstein/files/DataSet%209/EFTA00239787.abw&lt;/a&gt;</text:p>
          </table:table-cell>
        </table:table-row>
        <table:table-row table:style-name="ro1">
          <table:table-cell office:value-type="string" calcext:value-type="string">
            <text:p>&lt;a href="https://www.justice.gov/epstein/files/DataSet%209/EFTA00239787.ppt"&gt;https://www.justice.gov/epstein/files/DataSet%209/EFTA00239787.ppt&lt;/a&gt;</text:p>
          </table:table-cell>
        </table:table-row>
        <table:table-row table:style-name="ro1">
          <table:table-cell office:value-type="string" calcext:value-type="string">
            <text:p>&lt;a href="https://www.justice.gov/epstein/files/DataSet%209/EFTA00239787.pptx"&gt;https://www.justice.gov/epstein/files/DataSet%209/EFTA00239787.pptx&lt;/a&gt;</text:p>
          </table:table-cell>
        </table:table-row>
        <table:table-row table:style-name="ro1">
          <table:table-cell office:value-type="string" calcext:value-type="string">
            <text:p>&lt;a href="https://www.justice.gov/epstein/files/DataSet%209/EFTA00239787.pptm"&gt;https://www.justice.gov/epstein/files/DataSet%209/EFTA00239787.pptm&lt;/a&gt;</text:p>
          </table:table-cell>
        </table:table-row>
        <table:table-row table:style-name="ro1">
          <table:table-cell office:value-type="string" calcext:value-type="string">
            <text:p>&lt;a href="https://www.justice.gov/epstein/files/DataSet%209/EFTA00239787.pps"&gt;https://www.justice.gov/epstein/files/DataSet%209/EFTA00239787.pps&lt;/a&gt;</text:p>
          </table:table-cell>
        </table:table-row>
        <table:table-row table:style-name="ro1">
          <table:table-cell office:value-type="string" calcext:value-type="string">
            <text:p>&lt;a href="https://www.justice.gov/epstein/files/DataSet%209/EFTA00239787.ppsx"&gt;https://www.justice.gov/epstein/files/DataSet%209/EFTA00239787.ppsx&lt;/a&gt;</text:p>
          </table:table-cell>
        </table:table-row>
        <table:table-row table:style-name="ro1">
          <table:table-cell office:value-type="string" calcext:value-type="string">
            <text:p>&lt;a href="https://www.justice.gov/epstein/files/DataSet%209/EFTA00239787.pot"&gt;https://www.justice.gov/epstein/files/DataSet%209/EFTA00239787.pot&lt;/a&gt;</text:p>
          </table:table-cell>
        </table:table-row>
        <table:table-row table:style-name="ro1">
          <table:table-cell office:value-type="string" calcext:value-type="string">
            <text:p>&lt;a href="https://www.justice.gov/epstein/files/DataSet%209/EFTA00239787.potx"&gt;https://www.justice.gov/epstein/files/DataSet%209/EFTA00239787.potx&lt;/a&gt;</text:p>
          </table:table-cell>
        </table:table-row>
        <table:table-row table:style-name="ro1">
          <table:table-cell office:value-type="string" calcext:value-type="string">
            <text:p>&lt;a href="https://www.justice.gov/epstein/files/DataSet%209/EFTA00239787.odp"&gt;https://www.justice.gov/epstein/files/DataSet%209/EFTA00239787.odp&lt;/a&gt;</text:p>
          </table:table-cell>
        </table:table-row>
        <table:table-row table:style-name="ro1">
          <table:table-cell office:value-type="string" calcext:value-type="string">
            <text:p>&lt;a href="https://www.justice.gov/epstein/files/DataSet%209/EFTA00239787.key"&gt;https://www.justice.gov/epstein/files/DataSet%209/EFTA00239787.key&lt;/a&gt;</text:p>
          </table:table-cell>
        </table:table-row>
        <table:table-row table:style-name="ro1">
          <table:table-cell office:value-type="string" calcext:value-type="string">
            <text:p>&lt;a href="https://www.justice.gov/epstein/files/DataSet%209/EFTA00239787.xls"&gt;https://www.justice.gov/epstein/files/DataSet%209/EFTA00239787.xls&lt;/a&gt;</text:p>
          </table:table-cell>
        </table:table-row>
        <table:table-row table:style-name="ro1">
          <table:table-cell office:value-type="string" calcext:value-type="string">
            <text:p>&lt;a href="https://www.justice.gov/epstein/files/DataSet%209/EFTA00239787.xlsx"&gt;https://www.justice.gov/epstein/files/DataSet%209/EFTA00239787.xlsx&lt;/a&gt;</text:p>
          </table:table-cell>
        </table:table-row>
        <table:table-row table:style-name="ro1">
          <table:table-cell office:value-type="string" calcext:value-type="string">
            <text:p>&lt;a href="https://www.justice.gov/epstein/files/DataSet%209/EFTA00239787.xlsm"&gt;https://www.justice.gov/epstein/files/DataSet%209/EFTA00239787.xlsm&lt;/a&gt;</text:p>
          </table:table-cell>
        </table:table-row>
        <table:table-row table:style-name="ro1">
          <table:table-cell office:value-type="string" calcext:value-type="string">
            <text:p>&lt;a href="https://www.justice.gov/epstein/files/DataSet%209/EFTA00239787.xlt"&gt;https://www.justice.gov/epstein/files/DataSet%209/EFTA00239787.xlt&lt;/a&gt;</text:p>
          </table:table-cell>
        </table:table-row>
        <table:table-row table:style-name="ro1">
          <table:table-cell office:value-type="string" calcext:value-type="string">
            <text:p>&lt;a href="https://www.justice.gov/epstein/files/DataSet%209/EFTA00239787.xltx"&gt;https://www.justice.gov/epstein/files/DataSet%209/EFTA00239787.xltx&lt;/a&gt;</text:p>
          </table:table-cell>
        </table:table-row>
        <table:table-row table:style-name="ro1">
          <table:table-cell office:value-type="string" calcext:value-type="string">
            <text:p>&lt;a href="https://www.justice.gov/epstein/files/DataSet%209/EFTA00239787.ods"&gt;https://www.justice.gov/epstein/files/DataSet%209/EFTA00239787.ods&lt;/a&gt;</text:p>
          </table:table-cell>
        </table:table-row>
        <table:table-row table:style-name="ro1">
          <table:table-cell office:value-type="string" calcext:value-type="string">
            <text:p>&lt;a href="https://www.justice.gov/epstein/files/DataSet%209/EFTA00239787.csv"&gt;https://www.justice.gov/epstein/files/DataSet%209/EFTA00239787.csv&lt;/a&gt;</text:p>
          </table:table-cell>
        </table:table-row>
        <table:table-row table:style-name="ro1">
          <table:table-cell office:value-type="string" calcext:value-type="string">
            <text:p>&lt;a href="https://www.justice.gov/epstein/files/DataSet%209/EFTA00239787.numbers"&gt;https://www.justice.gov/epstein/files/DataSet%209/EFTA00239787.numbers&lt;/a&gt;</text:p>
          </table:table-cell>
        </table:table-row>
        <table:table-row table:style-name="ro1">
          <table:table-cell office:value-type="string" calcext:value-type="string">
            <text:p>&lt;a href="https://www.justice.gov/epstein/files/DataSet%209/EFTA00239787.wks"&gt;https://www.justice.gov/epstein/files/DataSet%209/EFTA00239787.wks&lt;/a&gt;</text:p>
          </table:table-cell>
        </table:table-row>
        <table:table-row table:style-name="ro1">
          <table:table-cell office:value-type="string" calcext:value-type="string">
            <text:p>&lt;a href="https://www.justice.gov/epstein/files/DataSet%209/EFTA00242090.avi"&gt;https://www.justice.gov/epstein/files/DataSet%209/EFTA00242090.avi&lt;/a&gt;</text:p>
          </table:table-cell>
        </table:table-row>
        <table:table-row table:style-name="ro1">
          <table:table-cell office:value-type="string" calcext:value-type="string">
            <text:p>&lt;a href="https://www.justice.gov/epstein/files/DataSet%209/EFTA00242090.mp4"&gt;https://www.justice.gov/epstein/files/DataSet%209/EFTA00242090.mp4&lt;/a&gt;</text:p>
          </table:table-cell>
        </table:table-row>
        <table:table-row table:style-name="ro1">
          <table:table-cell office:value-type="string" calcext:value-type="string">
            <text:p>&lt;a href="https://www.justice.gov/epstein/files/DataSet%209/EFTA00242090.mkv"&gt;https://www.justice.gov/epstein/files/DataSet%209/EFTA00242090.mkv&lt;/a&gt;</text:p>
          </table:table-cell>
        </table:table-row>
        <table:table-row table:style-name="ro1">
          <table:table-cell office:value-type="string" calcext:value-type="string">
            <text:p>&lt;a href="https://www.justice.gov/epstein/files/DataSet%209/EFTA00242090.mov"&gt;https://www.justice.gov/epstein/files/DataSet%209/EFTA00242090.mov&lt;/a&gt;</text:p>
          </table:table-cell>
        </table:table-row>
        <table:table-row table:style-name="ro1">
          <table:table-cell office:value-type="string" calcext:value-type="string">
            <text:p>&lt;a href="https://www.justice.gov/epstein/files/DataSet%209/EFTA00242090.wmv"&gt;https://www.justice.gov/epstein/files/DataSet%209/EFTA00242090.wmv&lt;/a&gt;</text:p>
          </table:table-cell>
        </table:table-row>
        <table:table-row table:style-name="ro1">
          <table:table-cell office:value-type="string" calcext:value-type="string">
            <text:p>&lt;a href="https://www.justice.gov/epstein/files/DataSet%209/EFTA00242090.flv"&gt;https://www.justice.gov/epstein/files/DataSet%209/EFTA00242090.flv&lt;/a&gt;</text:p>
          </table:table-cell>
        </table:table-row>
        <table:table-row table:style-name="ro1">
          <table:table-cell office:value-type="string" calcext:value-type="string">
            <text:p>&lt;a href="https://www.justice.gov/epstein/files/DataSet%209/EFTA00242090.webm"&gt;https://www.justice.gov/epstein/files/DataSet%209/EFTA00242090.webm&lt;/a&gt;</text:p>
          </table:table-cell>
        </table:table-row>
        <table:table-row table:style-name="ro1">
          <table:table-cell office:value-type="string" calcext:value-type="string">
            <text:p>&lt;a href="https://www.justice.gov/epstein/files/DataSet%209/EFTA00242090.mpg"&gt;https://www.justice.gov/epstein/files/DataSet%209/EFTA00242090.mpg&lt;/a&gt;</text:p>
          </table:table-cell>
        </table:table-row>
        <table:table-row table:style-name="ro1">
          <table:table-cell office:value-type="string" calcext:value-type="string">
            <text:p>&lt;a href="https://www.justice.gov/epstein/files/DataSet%209/EFTA00242090.mpeg"&gt;https://www.justice.gov/epstein/files/DataSet%209/EFTA00242090.mpeg&lt;/a&gt;</text:p>
          </table:table-cell>
        </table:table-row>
        <table:table-row table:style-name="ro1">
          <table:table-cell office:value-type="string" calcext:value-type="string">
            <text:p>&lt;a href="https://www.justice.gov/epstein/files/DataSet%209/EFTA00242090.m4v"&gt;https://www.justice.gov/epstein/files/DataSet%209/EFTA00242090.m4v&lt;/a&gt;</text:p>
          </table:table-cell>
        </table:table-row>
        <table:table-row table:style-name="ro1">
          <table:table-cell office:value-type="string" calcext:value-type="string">
            <text:p>&lt;a href="https://www.justice.gov/epstein/files/DataSet%209/EFTA00242090.ogv"&gt;https://www.justice.gov/epstein/files/DataSet%209/EFTA00242090.ogv&lt;/a&gt;</text:p>
          </table:table-cell>
        </table:table-row>
        <table:table-row table:style-name="ro1">
          <table:table-cell office:value-type="string" calcext:value-type="string">
            <text:p>&lt;a href="https://www.justice.gov/epstein/files/DataSet%209/EFTA00242090.vob"&gt;https://www.justice.gov/epstein/files/DataSet%209/EFTA00242090.vob&lt;/a&gt;</text:p>
          </table:table-cell>
        </table:table-row>
        <table:table-row table:style-name="ro1">
          <table:table-cell office:value-type="string" calcext:value-type="string">
            <text:p>&lt;a href="https://www.justice.gov/epstein/files/DataSet%209/EFTA00242090.3gp"&gt;https://www.justice.gov/epstein/files/DataSet%209/EFTA00242090.3gp&lt;/a&gt;</text:p>
          </table:table-cell>
        </table:table-row>
        <table:table-row table:style-name="ro1">
          <table:table-cell office:value-type="string" calcext:value-type="string">
            <text:p>&lt;a href="https://www.justice.gov/epstein/files/DataSet%209/EFTA00242090.ts"&gt;https://www.justice.gov/epstein/files/DataSet%209/EFTA00242090.ts&lt;/a&gt;</text:p>
          </table:table-cell>
        </table:table-row>
        <table:table-row table:style-name="ro1">
          <table:table-cell office:value-type="string" calcext:value-type="string">
            <text:p>&lt;a href="https://www.justice.gov/epstein/files/DataSet%209/EFTA00242090.rm"&gt;https://www.justice.gov/epstein/files/DataSet%209/EFTA00242090.rm&lt;/a&gt;</text:p>
          </table:table-cell>
        </table:table-row>
        <table:table-row table:style-name="ro1">
          <table:table-cell office:value-type="string" calcext:value-type="string">
            <text:p>&lt;a href="https://www.justice.gov/epstein/files/DataSet%209/EFTA00242090.asf"&gt;https://www.justice.gov/epstein/files/DataSet%209/EFTA00242090.asf&lt;/a&gt;</text:p>
          </table:table-cell>
        </table:table-row>
        <table:table-row table:style-name="ro1">
          <table:table-cell office:value-type="string" calcext:value-type="string">
            <text:p>&lt;a href="https://www.justice.gov/epstein/files/DataSet%209/EFTA00242090.mp3"&gt;https://www.justice.gov/epstein/files/DataSet%209/EFTA00242090.mp3&lt;/a&gt;</text:p>
          </table:table-cell>
        </table:table-row>
        <table:table-row table:style-name="ro1">
          <table:table-cell office:value-type="string" calcext:value-type="string">
            <text:p>&lt;a href="https://www.justice.gov/epstein/files/DataSet%209/EFTA00242090.wav"&gt;https://www.justice.gov/epstein/files/DataSet%209/EFTA00242090.wav&lt;/a&gt;</text:p>
          </table:table-cell>
        </table:table-row>
        <table:table-row table:style-name="ro1">
          <table:table-cell office:value-type="string" calcext:value-type="string">
            <text:p>&lt;a href="https://www.justice.gov/epstein/files/DataSet%209/EFTA00242090.aac"&gt;https://www.justice.gov/epstein/files/DataSet%209/EFTA00242090.aac&lt;/a&gt;</text:p>
          </table:table-cell>
        </table:table-row>
        <table:table-row table:style-name="ro1">
          <table:table-cell office:value-type="string" calcext:value-type="string">
            <text:p>&lt;a href="https://www.justice.gov/epstein/files/DataSet%209/EFTA00242090.m4a"&gt;https://www.justice.gov/epstein/files/DataSet%209/EFTA00242090.m4a&lt;/a&gt;</text:p>
          </table:table-cell>
        </table:table-row>
        <table:table-row table:style-name="ro1">
          <table:table-cell office:value-type="string" calcext:value-type="string">
            <text:p>&lt;a href="https://www.justice.gov/epstein/files/DataSet%209/EFTA00242090.wma"&gt;https://www.justice.gov/epstein/files/DataSet%209/EFTA00242090.wma&lt;/a&gt;</text:p>
          </table:table-cell>
        </table:table-row>
        <table:table-row table:style-name="ro1">
          <table:table-cell office:value-type="string" calcext:value-type="string">
            <text:p>&lt;a href="https://www.justice.gov/epstein/files/DataSet%209/EFTA00242090.ogg"&gt;https://www.justice.gov/epstein/files/DataSet%209/EFTA00242090.ogg&lt;/a&gt;</text:p>
          </table:table-cell>
        </table:table-row>
        <table:table-row table:style-name="ro1">
          <table:table-cell office:value-type="string" calcext:value-type="string">
            <text:p>&lt;a href="https://www.justice.gov/epstein/files/DataSet%209/EFTA00242090.flac"&gt;https://www.justice.gov/epstein/files/DataSet%209/EFTA00242090.flac&lt;/a&gt;</text:p>
          </table:table-cell>
        </table:table-row>
        <table:table-row table:style-name="ro1">
          <table:table-cell office:value-type="string" calcext:value-type="string">
            <text:p>&lt;a href="https://www.justice.gov/epstein/files/DataSet%209/EFTA00242090.aiff"&gt;https://www.justice.gov/epstein/files/DataSet%209/EFTA00242090.aiff&lt;/a&gt;</text:p>
          </table:table-cell>
        </table:table-row>
        <table:table-row table:style-name="ro1">
          <table:table-cell office:value-type="string" calcext:value-type="string">
            <text:p>&lt;a href="https://www.justice.gov/epstein/files/DataSet%209/EFTA00242090.mid"&gt;https://www.justice.gov/epstein/files/DataSet%209/EFTA00242090.mid&lt;/a&gt;</text:p>
          </table:table-cell>
        </table:table-row>
        <table:table-row table:style-name="ro1">
          <table:table-cell office:value-type="string" calcext:value-type="string">
            <text:p>&lt;a href="https://www.justice.gov/epstein/files/DataSet%209/EFTA00242090.midi"&gt;https://www.justice.gov/epstein/files/DataSet%209/EFTA00242090.midi&lt;/a&gt;</text:p>
          </table:table-cell>
        </table:table-row>
        <table:table-row table:style-name="ro1">
          <table:table-cell office:value-type="string" calcext:value-type="string">
            <text:p>&lt;a href="https://www.justice.gov/epstein/files/DataSet%209/EFTA00242090.amr"&gt;https://www.justice.gov/epstein/files/DataSet%209/EFTA00242090.amr&lt;/a&gt;</text:p>
          </table:table-cell>
        </table:table-row>
        <table:table-row table:style-name="ro1">
          <table:table-cell office:value-type="string" calcext:value-type="string">
            <text:p>&lt;a href="https://www.justice.gov/epstein/files/DataSet%209/EFTA00242090.ra"&gt;https://www.justice.gov/epstein/files/DataSet%209/EFTA00242090.ra&lt;/a&gt;</text:p>
          </table:table-cell>
        </table:table-row>
        <table:table-row table:style-name="ro1">
          <table:table-cell office:value-type="string" calcext:value-type="string">
            <text:p>&lt;a href="https://www.justice.gov/epstein/files/DataSet%209/EFTA00242090.opus"&gt;https://www.justice.gov/epstein/files/DataSet%209/EFTA00242090.opus&lt;/a&gt;</text:p>
          </table:table-cell>
        </table:table-row>
        <table:table-row table:style-name="ro1">
          <table:table-cell office:value-type="string" calcext:value-type="string">
            <text:p>&lt;a href="https://www.justice.gov/epstein/files/DataSet%209/EFTA00242090.jpg"&gt;https://www.justice.gov/epstein/files/DataSet%209/EFTA00242090.jpg&lt;/a&gt;</text:p>
          </table:table-cell>
        </table:table-row>
        <table:table-row table:style-name="ro1">
          <table:table-cell office:value-type="string" calcext:value-type="string">
            <text:p>&lt;a href="https://www.justice.gov/epstein/files/DataSet%209/EFTA00242090.jpeg"&gt;https://www.justice.gov/epstein/files/DataSet%209/EFTA00242090.jpeg&lt;/a&gt;</text:p>
          </table:table-cell>
        </table:table-row>
        <table:table-row table:style-name="ro1">
          <table:table-cell office:value-type="string" calcext:value-type="string">
            <text:p>&lt;a href="https://www.justice.gov/epstein/files/DataSet%209/EFTA00242090.png"&gt;https://www.justice.gov/epstein/files/DataSet%209/EFTA00242090.png&lt;/a&gt;</text:p>
          </table:table-cell>
        </table:table-row>
        <table:table-row table:style-name="ro1">
          <table:table-cell office:value-type="string" calcext:value-type="string">
            <text:p>&lt;a href="https://www.justice.gov/epstein/files/DataSet%209/EFTA00242090.gif"&gt;https://www.justice.gov/epstein/files/DataSet%209/EFTA00242090.gif&lt;/a&gt;</text:p>
          </table:table-cell>
        </table:table-row>
        <table:table-row table:style-name="ro1">
          <table:table-cell office:value-type="string" calcext:value-type="string">
            <text:p>&lt;a href="https://www.justice.gov/epstein/files/DataSet%209/EFTA00242090.bmp"&gt;https://www.justice.gov/epstein/files/DataSet%209/EFTA00242090.bmp&lt;/a&gt;</text:p>
          </table:table-cell>
        </table:table-row>
        <table:table-row table:style-name="ro1">
          <table:table-cell office:value-type="string" calcext:value-type="string">
            <text:p>&lt;a href="https://www.justice.gov/epstein/files/DataSet%209/EFTA00242090.tif"&gt;https://www.justice.gov/epstein/files/DataSet%209/EFTA00242090.tif&lt;/a&gt;</text:p>
          </table:table-cell>
        </table:table-row>
        <table:table-row table:style-name="ro1">
          <table:table-cell office:value-type="string" calcext:value-type="string">
            <text:p>&lt;a href="https://www.justice.gov/epstein/files/DataSet%209/EFTA00242090.tiff"&gt;https://www.justice.gov/epstein/files/DataSet%209/EFTA00242090.tiff&lt;/a&gt;</text:p>
          </table:table-cell>
        </table:table-row>
        <table:table-row table:style-name="ro1">
          <table:table-cell office:value-type="string" calcext:value-type="string">
            <text:p>&lt;a href="https://www.justice.gov/epstein/files/DataSet%209/EFTA00242090.webp"&gt;https://www.justice.gov/epstein/files/DataSet%209/EFTA00242090.webp&lt;/a&gt;</text:p>
          </table:table-cell>
        </table:table-row>
        <table:table-row table:style-name="ro1">
          <table:table-cell office:value-type="string" calcext:value-type="string">
            <text:p>&lt;a href="https://www.justice.gov/epstein/files/DataSet%209/EFTA00242090.heic"&gt;https://www.justice.gov/epstein/files/DataSet%209/EFTA00242090.heic&lt;/a&gt;</text:p>
          </table:table-cell>
        </table:table-row>
        <table:table-row table:style-name="ro1">
          <table:table-cell office:value-type="string" calcext:value-type="string">
            <text:p>&lt;a href="https://www.justice.gov/epstein/files/DataSet%209/EFTA00242090.heif"&gt;https://www.justice.gov/epstein/files/DataSet%209/EFTA00242090.heif&lt;/a&gt;</text:p>
          </table:table-cell>
        </table:table-row>
        <table:table-row table:style-name="ro1">
          <table:table-cell office:value-type="string" calcext:value-type="string">
            <text:p>&lt;a href="https://www.justice.gov/epstein/files/DataSet%209/EFTA00242090.psd"&gt;https://www.justice.gov/epstein/files/DataSet%209/EFTA00242090.psd&lt;/a&gt;</text:p>
          </table:table-cell>
        </table:table-row>
        <table:table-row table:style-name="ro1">
          <table:table-cell office:value-type="string" calcext:value-type="string">
            <text:p>&lt;a href="https://www.justice.gov/epstein/files/DataSet%209/EFTA00242090.eps"&gt;https://www.justice.gov/epstein/files/DataSet%209/EFTA00242090.eps&lt;/a&gt;</text:p>
          </table:table-cell>
        </table:table-row>
        <table:table-row table:style-name="ro1">
          <table:table-cell office:value-type="string" calcext:value-type="string">
            <text:p>&lt;a href="https://www.justice.gov/epstein/files/DataSet%209/EFTA00242090.raw"&gt;https://www.justice.gov/epstein/files/DataSet%209/EFTA00242090.raw&lt;/a&gt;</text:p>
          </table:table-cell>
        </table:table-row>
        <table:table-row table:style-name="ro1">
          <table:table-cell office:value-type="string" calcext:value-type="string">
            <text:p>&lt;a href="https://www.justice.gov/epstein/files/DataSet%209/EFTA00242090.svg"&gt;https://www.justice.gov/epstein/files/DataSet%209/EFTA00242090.svg&lt;/a&gt;</text:p>
          </table:table-cell>
        </table:table-row>
        <table:table-row table:style-name="ro1">
          <table:table-cell office:value-type="string" calcext:value-type="string">
            <text:p>&lt;a href="https://www.justice.gov/epstein/files/DataSet%209/EFTA00242090.pcx"&gt;https://www.justice.gov/epstein/files/DataSet%209/EFTA00242090.pcx&lt;/a&gt;</text:p>
          </table:table-cell>
        </table:table-row>
        <table:table-row table:style-name="ro1">
          <table:table-cell office:value-type="string" calcext:value-type="string">
            <text:p>&lt;a href="https://www.justice.gov/epstein/files/DataSet%209/EFTA00242090.doc"&gt;https://www.justice.gov/epstein/files/DataSet%209/EFTA00242090.doc&lt;/a&gt;</text:p>
          </table:table-cell>
        </table:table-row>
        <table:table-row table:style-name="ro1">
          <table:table-cell office:value-type="string" calcext:value-type="string">
            <text:p>&lt;a href="https://www.justice.gov/epstein/files/DataSet%209/EFTA00242090.docx"&gt;https://www.justice.gov/epstein/files/DataSet%209/EFTA00242090.docx&lt;/a&gt;</text:p>
          </table:table-cell>
        </table:table-row>
        <table:table-row table:style-name="ro1">
          <table:table-cell office:value-type="string" calcext:value-type="string">
            <text:p>&lt;a href="https://www.justice.gov/epstein/files/DataSet%209/EFTA00242090.docm"&gt;https://www.justice.gov/epstein/files/DataSet%209/EFTA00242090.docm&lt;/a&gt;</text:p>
          </table:table-cell>
        </table:table-row>
        <table:table-row table:style-name="ro1">
          <table:table-cell office:value-type="string" calcext:value-type="string">
            <text:p>&lt;a href="https://www.justice.gov/epstein/files/DataSet%209/EFTA00242090.rtf"&gt;https://www.justice.gov/epstein/files/DataSet%209/EFTA00242090.rtf&lt;/a&gt;</text:p>
          </table:table-cell>
        </table:table-row>
        <table:table-row table:style-name="ro1">
          <table:table-cell office:value-type="string" calcext:value-type="string">
            <text:p>&lt;a href="https://www.justice.gov/epstein/files/DataSet%209/EFTA00242090.odt"&gt;https://www.justice.gov/epstein/files/DataSet%209/EFTA00242090.odt&lt;/a&gt;</text:p>
          </table:table-cell>
        </table:table-row>
        <table:table-row table:style-name="ro1">
          <table:table-cell office:value-type="string" calcext:value-type="string">
            <text:p>&lt;a href="https://www.justice.gov/epstein/files/DataSet%209/EFTA00242090.txt"&gt;https://www.justice.gov/epstein/files/DataSet%209/EFTA00242090.txt&lt;/a&gt;</text:p>
          </table:table-cell>
        </table:table-row>
        <table:table-row table:style-name="ro1">
          <table:table-cell office:value-type="string" calcext:value-type="string">
            <text:p>&lt;a href="https://www.justice.gov/epstein/files/DataSet%209/EFTA00242090.wps"&gt;https://www.justice.gov/epstein/files/DataSet%209/EFTA00242090.wps&lt;/a&gt;</text:p>
          </table:table-cell>
        </table:table-row>
        <table:table-row table:style-name="ro1">
          <table:table-cell office:value-type="string" calcext:value-type="string">
            <text:p>&lt;a href="https://www.justice.gov/epstein/files/DataSet%209/EFTA00242090.dot"&gt;https://www.justice.gov/epstein/files/DataSet%209/EFTA00242090.dot&lt;/a&gt;</text:p>
          </table:table-cell>
        </table:table-row>
        <table:table-row table:style-name="ro1">
          <table:table-cell office:value-type="string" calcext:value-type="string">
            <text:p>&lt;a href="https://www.justice.gov/epstein/files/DataSet%209/EFTA00242090.dotx"&gt;https://www.justice.gov/epstein/files/DataSet%209/EFTA00242090.dotx&lt;/a&gt;</text:p>
          </table:table-cell>
        </table:table-row>
        <table:table-row table:style-name="ro1">
          <table:table-cell office:value-type="string" calcext:value-type="string">
            <text:p>&lt;a href="https://www.justice.gov/epstein/files/DataSet%209/EFTA00242090.abw"&gt;https://www.justice.gov/epstein/files/DataSet%209/EFTA00242090.abw&lt;/a&gt;</text:p>
          </table:table-cell>
        </table:table-row>
        <table:table-row table:style-name="ro1">
          <table:table-cell office:value-type="string" calcext:value-type="string">
            <text:p>&lt;a href="https://www.justice.gov/epstein/files/DataSet%209/EFTA00242090.ppt"&gt;https://www.justice.gov/epstein/files/DataSet%209/EFTA00242090.ppt&lt;/a&gt;</text:p>
          </table:table-cell>
        </table:table-row>
        <table:table-row table:style-name="ro1">
          <table:table-cell office:value-type="string" calcext:value-type="string">
            <text:p>&lt;a href="https://www.justice.gov/epstein/files/DataSet%209/EFTA00242090.pptx"&gt;https://www.justice.gov/epstein/files/DataSet%209/EFTA00242090.pptx&lt;/a&gt;</text:p>
          </table:table-cell>
        </table:table-row>
        <table:table-row table:style-name="ro1">
          <table:table-cell office:value-type="string" calcext:value-type="string">
            <text:p>&lt;a href="https://www.justice.gov/epstein/files/DataSet%209/EFTA00242090.pptm"&gt;https://www.justice.gov/epstein/files/DataSet%209/EFTA00242090.pptm&lt;/a&gt;</text:p>
          </table:table-cell>
        </table:table-row>
        <table:table-row table:style-name="ro1">
          <table:table-cell office:value-type="string" calcext:value-type="string">
            <text:p>&lt;a href="https://www.justice.gov/epstein/files/DataSet%209/EFTA00242090.pps"&gt;https://www.justice.gov/epstein/files/DataSet%209/EFTA00242090.pps&lt;/a&gt;</text:p>
          </table:table-cell>
        </table:table-row>
        <table:table-row table:style-name="ro1">
          <table:table-cell office:value-type="string" calcext:value-type="string">
            <text:p>&lt;a href="https://www.justice.gov/epstein/files/DataSet%209/EFTA00242090.ppsx"&gt;https://www.justice.gov/epstein/files/DataSet%209/EFTA00242090.ppsx&lt;/a&gt;</text:p>
          </table:table-cell>
        </table:table-row>
        <table:table-row table:style-name="ro1">
          <table:table-cell office:value-type="string" calcext:value-type="string">
            <text:p>&lt;a href="https://www.justice.gov/epstein/files/DataSet%209/EFTA00242090.pot"&gt;https://www.justice.gov/epstein/files/DataSet%209/EFTA00242090.pot&lt;/a&gt;</text:p>
          </table:table-cell>
        </table:table-row>
        <table:table-row table:style-name="ro1">
          <table:table-cell office:value-type="string" calcext:value-type="string">
            <text:p>&lt;a href="https://www.justice.gov/epstein/files/DataSet%209/EFTA00242090.potx"&gt;https://www.justice.gov/epstein/files/DataSet%209/EFTA00242090.potx&lt;/a&gt;</text:p>
          </table:table-cell>
        </table:table-row>
        <table:table-row table:style-name="ro1">
          <table:table-cell office:value-type="string" calcext:value-type="string">
            <text:p>&lt;a href="https://www.justice.gov/epstein/files/DataSet%209/EFTA00242090.odp"&gt;https://www.justice.gov/epstein/files/DataSet%209/EFTA00242090.odp&lt;/a&gt;</text:p>
          </table:table-cell>
        </table:table-row>
        <table:table-row table:style-name="ro1">
          <table:table-cell office:value-type="string" calcext:value-type="string">
            <text:p>&lt;a href="https://www.justice.gov/epstein/files/DataSet%209/EFTA00242090.key"&gt;https://www.justice.gov/epstein/files/DataSet%209/EFTA00242090.key&lt;/a&gt;</text:p>
          </table:table-cell>
        </table:table-row>
        <table:table-row table:style-name="ro1">
          <table:table-cell office:value-type="string" calcext:value-type="string">
            <text:p>&lt;a href="https://www.justice.gov/epstein/files/DataSet%209/EFTA00242090.xls"&gt;https://www.justice.gov/epstein/files/DataSet%209/EFTA00242090.xls&lt;/a&gt;</text:p>
          </table:table-cell>
        </table:table-row>
        <table:table-row table:style-name="ro1">
          <table:table-cell office:value-type="string" calcext:value-type="string">
            <text:p>&lt;a href="https://www.justice.gov/epstein/files/DataSet%209/EFTA00242090.xlsx"&gt;https://www.justice.gov/epstein/files/DataSet%209/EFTA00242090.xlsx&lt;/a&gt;</text:p>
          </table:table-cell>
        </table:table-row>
        <table:table-row table:style-name="ro1">
          <table:table-cell office:value-type="string" calcext:value-type="string">
            <text:p>&lt;a href="https://www.justice.gov/epstein/files/DataSet%209/EFTA00242090.xlsm"&gt;https://www.justice.gov/epstein/files/DataSet%209/EFTA00242090.xlsm&lt;/a&gt;</text:p>
          </table:table-cell>
        </table:table-row>
        <table:table-row table:style-name="ro1">
          <table:table-cell office:value-type="string" calcext:value-type="string">
            <text:p>&lt;a href="https://www.justice.gov/epstein/files/DataSet%209/EFTA00242090.xlt"&gt;https://www.justice.gov/epstein/files/DataSet%209/EFTA00242090.xlt&lt;/a&gt;</text:p>
          </table:table-cell>
        </table:table-row>
        <table:table-row table:style-name="ro1">
          <table:table-cell office:value-type="string" calcext:value-type="string">
            <text:p>&lt;a href="https://www.justice.gov/epstein/files/DataSet%209/EFTA00242090.xltx"&gt;https://www.justice.gov/epstein/files/DataSet%209/EFTA00242090.xltx&lt;/a&gt;</text:p>
          </table:table-cell>
        </table:table-row>
        <table:table-row table:style-name="ro1">
          <table:table-cell office:value-type="string" calcext:value-type="string">
            <text:p>&lt;a href="https://www.justice.gov/epstein/files/DataSet%209/EFTA00242090.ods"&gt;https://www.justice.gov/epstein/files/DataSet%209/EFTA00242090.ods&lt;/a&gt;</text:p>
          </table:table-cell>
        </table:table-row>
        <table:table-row table:style-name="ro1">
          <table:table-cell office:value-type="string" calcext:value-type="string">
            <text:p>&lt;a href="https://www.justice.gov/epstein/files/DataSet%209/EFTA00242090.csv"&gt;https://www.justice.gov/epstein/files/DataSet%209/EFTA00242090.csv&lt;/a&gt;</text:p>
          </table:table-cell>
        </table:table-row>
        <table:table-row table:style-name="ro1">
          <table:table-cell office:value-type="string" calcext:value-type="string">
            <text:p>&lt;a href="https://www.justice.gov/epstein/files/DataSet%209/EFTA00242090.numbers"&gt;https://www.justice.gov/epstein/files/DataSet%209/EFTA00242090.numbers&lt;/a&gt;</text:p>
          </table:table-cell>
        </table:table-row>
        <table:table-row table:style-name="ro1">
          <table:table-cell office:value-type="string" calcext:value-type="string">
            <text:p>&lt;a href="https://www.justice.gov/epstein/files/DataSet%209/EFTA00242090.wks"&gt;https://www.justice.gov/epstein/files/DataSet%209/EFTA00242090.wks&lt;/a&gt;</text:p>
          </table:table-cell>
        </table:table-row>
        <table:table-row table:style-name="ro1">
          <table:table-cell office:value-type="string" calcext:value-type="string">
            <text:p>&lt;a href="https://www.justice.gov/epstein/files/DataSet%209/EFTA00276494.avi"&gt;https://www.justice.gov/epstein/files/DataSet%209/EFTA00276494.avi&lt;/a&gt;</text:p>
          </table:table-cell>
        </table:table-row>
        <table:table-row table:style-name="ro1">
          <table:table-cell office:value-type="string" calcext:value-type="string">
            <text:p>&lt;a href="https://www.justice.gov/epstein/files/DataSet%209/EFTA00276494.mp4"&gt;https://www.justice.gov/epstein/files/DataSet%209/EFTA00276494.mp4&lt;/a&gt;</text:p>
          </table:table-cell>
        </table:table-row>
        <table:table-row table:style-name="ro1">
          <table:table-cell office:value-type="string" calcext:value-type="string">
            <text:p>&lt;a href="https://www.justice.gov/epstein/files/DataSet%209/EFTA00276494.mkv"&gt;https://www.justice.gov/epstein/files/DataSet%209/EFTA00276494.mkv&lt;/a&gt;</text:p>
          </table:table-cell>
        </table:table-row>
        <table:table-row table:style-name="ro1">
          <table:table-cell office:value-type="string" calcext:value-type="string">
            <text:p>&lt;a href="https://www.justice.gov/epstein/files/DataSet%209/EFTA00276494.mov"&gt;https://www.justice.gov/epstein/files/DataSet%209/EFTA00276494.mov&lt;/a&gt;</text:p>
          </table:table-cell>
        </table:table-row>
        <table:table-row table:style-name="ro1">
          <table:table-cell office:value-type="string" calcext:value-type="string">
            <text:p>&lt;a href="https://www.justice.gov/epstein/files/DataSet%209/EFTA00276494.wmv"&gt;https://www.justice.gov/epstein/files/DataSet%209/EFTA00276494.wmv&lt;/a&gt;</text:p>
          </table:table-cell>
        </table:table-row>
        <table:table-row table:style-name="ro1">
          <table:table-cell office:value-type="string" calcext:value-type="string">
            <text:p>&lt;a href="https://www.justice.gov/epstein/files/DataSet%209/EFTA00276494.flv"&gt;https://www.justice.gov/epstein/files/DataSet%209/EFTA00276494.flv&lt;/a&gt;</text:p>
          </table:table-cell>
        </table:table-row>
        <table:table-row table:style-name="ro1">
          <table:table-cell office:value-type="string" calcext:value-type="string">
            <text:p>&lt;a href="https://www.justice.gov/epstein/files/DataSet%209/EFTA00276494.webm"&gt;https://www.justice.gov/epstein/files/DataSet%209/EFTA00276494.webm&lt;/a&gt;</text:p>
          </table:table-cell>
        </table:table-row>
        <table:table-row table:style-name="ro1">
          <table:table-cell office:value-type="string" calcext:value-type="string">
            <text:p>&lt;a href="https://www.justice.gov/epstein/files/DataSet%209/EFTA00276494.mpg"&gt;https://www.justice.gov/epstein/files/DataSet%209/EFTA00276494.mpg&lt;/a&gt;</text:p>
          </table:table-cell>
        </table:table-row>
        <table:table-row table:style-name="ro1">
          <table:table-cell office:value-type="string" calcext:value-type="string">
            <text:p>&lt;a href="https://www.justice.gov/epstein/files/DataSet%209/EFTA00276494.mpeg"&gt;https://www.justice.gov/epstein/files/DataSet%209/EFTA00276494.mpeg&lt;/a&gt;</text:p>
          </table:table-cell>
        </table:table-row>
        <table:table-row table:style-name="ro1">
          <table:table-cell office:value-type="string" calcext:value-type="string">
            <text:p>&lt;a href="https://www.justice.gov/epstein/files/DataSet%209/EFTA00276494.m4v"&gt;https://www.justice.gov/epstein/files/DataSet%209/EFTA00276494.m4v&lt;/a&gt;</text:p>
          </table:table-cell>
        </table:table-row>
        <table:table-row table:style-name="ro1">
          <table:table-cell office:value-type="string" calcext:value-type="string">
            <text:p>&lt;a href="https://www.justice.gov/epstein/files/DataSet%209/EFTA00276494.ogv"&gt;https://www.justice.gov/epstein/files/DataSet%209/EFTA00276494.ogv&lt;/a&gt;</text:p>
          </table:table-cell>
        </table:table-row>
        <table:table-row table:style-name="ro1">
          <table:table-cell office:value-type="string" calcext:value-type="string">
            <text:p>&lt;a href="https://www.justice.gov/epstein/files/DataSet%209/EFTA00276494.vob"&gt;https://www.justice.gov/epstein/files/DataSet%209/EFTA00276494.vob&lt;/a&gt;</text:p>
          </table:table-cell>
        </table:table-row>
        <table:table-row table:style-name="ro1">
          <table:table-cell office:value-type="string" calcext:value-type="string">
            <text:p>&lt;a href="https://www.justice.gov/epstein/files/DataSet%209/EFTA00276494.3gp"&gt;https://www.justice.gov/epstein/files/DataSet%209/EFTA00276494.3gp&lt;/a&gt;</text:p>
          </table:table-cell>
        </table:table-row>
        <table:table-row table:style-name="ro1">
          <table:table-cell office:value-type="string" calcext:value-type="string">
            <text:p>&lt;a href="https://www.justice.gov/epstein/files/DataSet%209/EFTA00276494.ts"&gt;https://www.justice.gov/epstein/files/DataSet%209/EFTA00276494.ts&lt;/a&gt;</text:p>
          </table:table-cell>
        </table:table-row>
        <table:table-row table:style-name="ro1">
          <table:table-cell office:value-type="string" calcext:value-type="string">
            <text:p>&lt;a href="https://www.justice.gov/epstein/files/DataSet%209/EFTA00276494.rm"&gt;https://www.justice.gov/epstein/files/DataSet%209/EFTA00276494.rm&lt;/a&gt;</text:p>
          </table:table-cell>
        </table:table-row>
        <table:table-row table:style-name="ro1">
          <table:table-cell office:value-type="string" calcext:value-type="string">
            <text:p>&lt;a href="https://www.justice.gov/epstein/files/DataSet%209/EFTA00276494.asf"&gt;https://www.justice.gov/epstein/files/DataSet%209/EFTA00276494.asf&lt;/a&gt;</text:p>
          </table:table-cell>
        </table:table-row>
        <table:table-row table:style-name="ro1">
          <table:table-cell office:value-type="string" calcext:value-type="string">
            <text:p>&lt;a href="https://www.justice.gov/epstein/files/DataSet%209/EFTA00276494.mp3"&gt;https://www.justice.gov/epstein/files/DataSet%209/EFTA00276494.mp3&lt;/a&gt;</text:p>
          </table:table-cell>
        </table:table-row>
        <table:table-row table:style-name="ro1">
          <table:table-cell office:value-type="string" calcext:value-type="string">
            <text:p>&lt;a href="https://www.justice.gov/epstein/files/DataSet%209/EFTA00276494.wav"&gt;https://www.justice.gov/epstein/files/DataSet%209/EFTA00276494.wav&lt;/a&gt;</text:p>
          </table:table-cell>
        </table:table-row>
        <table:table-row table:style-name="ro1">
          <table:table-cell office:value-type="string" calcext:value-type="string">
            <text:p>&lt;a href="https://www.justice.gov/epstein/files/DataSet%209/EFTA00276494.aac"&gt;https://www.justice.gov/epstein/files/DataSet%209/EFTA00276494.aac&lt;/a&gt;</text:p>
          </table:table-cell>
        </table:table-row>
        <table:table-row table:style-name="ro1">
          <table:table-cell office:value-type="string" calcext:value-type="string">
            <text:p>&lt;a href="https://www.justice.gov/epstein/files/DataSet%209/EFTA00276494.m4a"&gt;https://www.justice.gov/epstein/files/DataSet%209/EFTA00276494.m4a&lt;/a&gt;</text:p>
          </table:table-cell>
        </table:table-row>
        <table:table-row table:style-name="ro1">
          <table:table-cell office:value-type="string" calcext:value-type="string">
            <text:p>&lt;a href="https://www.justice.gov/epstein/files/DataSet%209/EFTA00276494.wma"&gt;https://www.justice.gov/epstein/files/DataSet%209/EFTA00276494.wma&lt;/a&gt;</text:p>
          </table:table-cell>
        </table:table-row>
        <table:table-row table:style-name="ro1">
          <table:table-cell office:value-type="string" calcext:value-type="string">
            <text:p>&lt;a href="https://www.justice.gov/epstein/files/DataSet%209/EFTA00276494.ogg"&gt;https://www.justice.gov/epstein/files/DataSet%209/EFTA00276494.ogg&lt;/a&gt;</text:p>
          </table:table-cell>
        </table:table-row>
        <table:table-row table:style-name="ro1">
          <table:table-cell office:value-type="string" calcext:value-type="string">
            <text:p>&lt;a href="https://www.justice.gov/epstein/files/DataSet%209/EFTA00276494.flac"&gt;https://www.justice.gov/epstein/files/DataSet%209/EFTA00276494.flac&lt;/a&gt;</text:p>
          </table:table-cell>
        </table:table-row>
        <table:table-row table:style-name="ro1">
          <table:table-cell office:value-type="string" calcext:value-type="string">
            <text:p>&lt;a href="https://www.justice.gov/epstein/files/DataSet%209/EFTA00276494.aiff"&gt;https://www.justice.gov/epstein/files/DataSet%209/EFTA00276494.aiff&lt;/a&gt;</text:p>
          </table:table-cell>
        </table:table-row>
        <table:table-row table:style-name="ro1">
          <table:table-cell office:value-type="string" calcext:value-type="string">
            <text:p>&lt;a href="https://www.justice.gov/epstein/files/DataSet%209/EFTA00276494.mid"&gt;https://www.justice.gov/epstein/files/DataSet%209/EFTA00276494.mid&lt;/a&gt;</text:p>
          </table:table-cell>
        </table:table-row>
        <table:table-row table:style-name="ro1">
          <table:table-cell office:value-type="string" calcext:value-type="string">
            <text:p>&lt;a href="https://www.justice.gov/epstein/files/DataSet%209/EFTA00276494.midi"&gt;https://www.justice.gov/epstein/files/DataSet%209/EFTA00276494.midi&lt;/a&gt;</text:p>
          </table:table-cell>
        </table:table-row>
        <table:table-row table:style-name="ro1">
          <table:table-cell office:value-type="string" calcext:value-type="string">
            <text:p>&lt;a href="https://www.justice.gov/epstein/files/DataSet%209/EFTA00276494.amr"&gt;https://www.justice.gov/epstein/files/DataSet%209/EFTA00276494.amr&lt;/a&gt;</text:p>
          </table:table-cell>
        </table:table-row>
        <table:table-row table:style-name="ro1">
          <table:table-cell office:value-type="string" calcext:value-type="string">
            <text:p>&lt;a href="https://www.justice.gov/epstein/files/DataSet%209/EFTA00276494.ra"&gt;https://www.justice.gov/epstein/files/DataSet%209/EFTA00276494.ra&lt;/a&gt;</text:p>
          </table:table-cell>
        </table:table-row>
        <table:table-row table:style-name="ro1">
          <table:table-cell office:value-type="string" calcext:value-type="string">
            <text:p>&lt;a href="https://www.justice.gov/epstein/files/DataSet%209/EFTA00276494.opus"&gt;https://www.justice.gov/epstein/files/DataSet%209/EFTA00276494.opus&lt;/a&gt;</text:p>
          </table:table-cell>
        </table:table-row>
        <table:table-row table:style-name="ro1">
          <table:table-cell office:value-type="string" calcext:value-type="string">
            <text:p>&lt;a href="https://www.justice.gov/epstein/files/DataSet%209/EFTA00276494.jpg"&gt;https://www.justice.gov/epstein/files/DataSet%209/EFTA00276494.jpg&lt;/a&gt;</text:p>
          </table:table-cell>
        </table:table-row>
        <table:table-row table:style-name="ro1">
          <table:table-cell office:value-type="string" calcext:value-type="string">
            <text:p>&lt;a href="https://www.justice.gov/epstein/files/DataSet%209/EFTA00276494.jpeg"&gt;https://www.justice.gov/epstein/files/DataSet%209/EFTA00276494.jpeg&lt;/a&gt;</text:p>
          </table:table-cell>
        </table:table-row>
        <table:table-row table:style-name="ro1">
          <table:table-cell office:value-type="string" calcext:value-type="string">
            <text:p>&lt;a href="https://www.justice.gov/epstein/files/DataSet%209/EFTA00276494.png"&gt;https://www.justice.gov/epstein/files/DataSet%209/EFTA00276494.png&lt;/a&gt;</text:p>
          </table:table-cell>
        </table:table-row>
        <table:table-row table:style-name="ro1">
          <table:table-cell office:value-type="string" calcext:value-type="string">
            <text:p>&lt;a href="https://www.justice.gov/epstein/files/DataSet%209/EFTA00276494.gif"&gt;https://www.justice.gov/epstein/files/DataSet%209/EFTA00276494.gif&lt;/a&gt;</text:p>
          </table:table-cell>
        </table:table-row>
        <table:table-row table:style-name="ro1">
          <table:table-cell office:value-type="string" calcext:value-type="string">
            <text:p>&lt;a href="https://www.justice.gov/epstein/files/DataSet%209/EFTA00276494.bmp"&gt;https://www.justice.gov/epstein/files/DataSet%209/EFTA00276494.bmp&lt;/a&gt;</text:p>
          </table:table-cell>
        </table:table-row>
        <table:table-row table:style-name="ro1">
          <table:table-cell office:value-type="string" calcext:value-type="string">
            <text:p>&lt;a href="https://www.justice.gov/epstein/files/DataSet%209/EFTA00276494.tif"&gt;https://www.justice.gov/epstein/files/DataSet%209/EFTA00276494.tif&lt;/a&gt;</text:p>
          </table:table-cell>
        </table:table-row>
        <table:table-row table:style-name="ro1">
          <table:table-cell office:value-type="string" calcext:value-type="string">
            <text:p>&lt;a href="https://www.justice.gov/epstein/files/DataSet%209/EFTA00276494.tiff"&gt;https://www.justice.gov/epstein/files/DataSet%209/EFTA00276494.tiff&lt;/a&gt;</text:p>
          </table:table-cell>
        </table:table-row>
        <table:table-row table:style-name="ro1">
          <table:table-cell office:value-type="string" calcext:value-type="string">
            <text:p>&lt;a href="https://www.justice.gov/epstein/files/DataSet%209/EFTA00276494.webp"&gt;https://www.justice.gov/epstein/files/DataSet%209/EFTA00276494.webp&lt;/a&gt;</text:p>
          </table:table-cell>
        </table:table-row>
        <table:table-row table:style-name="ro1">
          <table:table-cell office:value-type="string" calcext:value-type="string">
            <text:p>&lt;a href="https://www.justice.gov/epstein/files/DataSet%209/EFTA00276494.heic"&gt;https://www.justice.gov/epstein/files/DataSet%209/EFTA00276494.heic&lt;/a&gt;</text:p>
          </table:table-cell>
        </table:table-row>
        <table:table-row table:style-name="ro1">
          <table:table-cell office:value-type="string" calcext:value-type="string">
            <text:p>&lt;a href="https://www.justice.gov/epstein/files/DataSet%209/EFTA00276494.heif"&gt;https://www.justice.gov/epstein/files/DataSet%209/EFTA00276494.heif&lt;/a&gt;</text:p>
          </table:table-cell>
        </table:table-row>
        <table:table-row table:style-name="ro1">
          <table:table-cell office:value-type="string" calcext:value-type="string">
            <text:p>&lt;a href="https://www.justice.gov/epstein/files/DataSet%209/EFTA00276494.psd"&gt;https://www.justice.gov/epstein/files/DataSet%209/EFTA00276494.psd&lt;/a&gt;</text:p>
          </table:table-cell>
        </table:table-row>
        <table:table-row table:style-name="ro1">
          <table:table-cell office:value-type="string" calcext:value-type="string">
            <text:p>&lt;a href="https://www.justice.gov/epstein/files/DataSet%209/EFTA00276494.eps"&gt;https://www.justice.gov/epstein/files/DataSet%209/EFTA00276494.eps&lt;/a&gt;</text:p>
          </table:table-cell>
        </table:table-row>
        <table:table-row table:style-name="ro1">
          <table:table-cell office:value-type="string" calcext:value-type="string">
            <text:p>&lt;a href="https://www.justice.gov/epstein/files/DataSet%209/EFTA00276494.raw"&gt;https://www.justice.gov/epstein/files/DataSet%209/EFTA00276494.raw&lt;/a&gt;</text:p>
          </table:table-cell>
        </table:table-row>
        <table:table-row table:style-name="ro1">
          <table:table-cell office:value-type="string" calcext:value-type="string">
            <text:p>&lt;a href="https://www.justice.gov/epstein/files/DataSet%209/EFTA00276494.svg"&gt;https://www.justice.gov/epstein/files/DataSet%209/EFTA00276494.svg&lt;/a&gt;</text:p>
          </table:table-cell>
        </table:table-row>
        <table:table-row table:style-name="ro1">
          <table:table-cell office:value-type="string" calcext:value-type="string">
            <text:p>&lt;a href="https://www.justice.gov/epstein/files/DataSet%209/EFTA00276494.pcx"&gt;https://www.justice.gov/epstein/files/DataSet%209/EFTA00276494.pcx&lt;/a&gt;</text:p>
          </table:table-cell>
        </table:table-row>
        <table:table-row table:style-name="ro1">
          <table:table-cell office:value-type="string" calcext:value-type="string">
            <text:p>&lt;a href="https://www.justice.gov/epstein/files/DataSet%209/EFTA00276494.doc"&gt;https://www.justice.gov/epstein/files/DataSet%209/EFTA00276494.doc&lt;/a&gt;</text:p>
          </table:table-cell>
        </table:table-row>
        <table:table-row table:style-name="ro1">
          <table:table-cell office:value-type="string" calcext:value-type="string">
            <text:p>&lt;a href="https://www.justice.gov/epstein/files/DataSet%209/EFTA00276494.docx"&gt;https://www.justice.gov/epstein/files/DataSet%209/EFTA00276494.docx&lt;/a&gt;</text:p>
          </table:table-cell>
        </table:table-row>
        <table:table-row table:style-name="ro1">
          <table:table-cell office:value-type="string" calcext:value-type="string">
            <text:p>&lt;a href="https://www.justice.gov/epstein/files/DataSet%209/EFTA00276494.docm"&gt;https://www.justice.gov/epstein/files/DataSet%209/EFTA00276494.docm&lt;/a&gt;</text:p>
          </table:table-cell>
        </table:table-row>
        <table:table-row table:style-name="ro1">
          <table:table-cell office:value-type="string" calcext:value-type="string">
            <text:p>&lt;a href="https://www.justice.gov/epstein/files/DataSet%209/EFTA00276494.rtf"&gt;https://www.justice.gov/epstein/files/DataSet%209/EFTA00276494.rtf&lt;/a&gt;</text:p>
          </table:table-cell>
        </table:table-row>
        <table:table-row table:style-name="ro1">
          <table:table-cell office:value-type="string" calcext:value-type="string">
            <text:p>&lt;a href="https://www.justice.gov/epstein/files/DataSet%209/EFTA00276494.odt"&gt;https://www.justice.gov/epstein/files/DataSet%209/EFTA00276494.odt&lt;/a&gt;</text:p>
          </table:table-cell>
        </table:table-row>
        <table:table-row table:style-name="ro1">
          <table:table-cell office:value-type="string" calcext:value-type="string">
            <text:p>&lt;a href="https://www.justice.gov/epstein/files/DataSet%209/EFTA00276494.txt"&gt;https://www.justice.gov/epstein/files/DataSet%209/EFTA00276494.txt&lt;/a&gt;</text:p>
          </table:table-cell>
        </table:table-row>
        <table:table-row table:style-name="ro1">
          <table:table-cell office:value-type="string" calcext:value-type="string">
            <text:p>&lt;a href="https://www.justice.gov/epstein/files/DataSet%209/EFTA00276494.wps"&gt;https://www.justice.gov/epstein/files/DataSet%209/EFTA00276494.wps&lt;/a&gt;</text:p>
          </table:table-cell>
        </table:table-row>
        <table:table-row table:style-name="ro1">
          <table:table-cell office:value-type="string" calcext:value-type="string">
            <text:p>&lt;a href="https://www.justice.gov/epstein/files/DataSet%209/EFTA00276494.dot"&gt;https://www.justice.gov/epstein/files/DataSet%209/EFTA00276494.dot&lt;/a&gt;</text:p>
          </table:table-cell>
        </table:table-row>
        <table:table-row table:style-name="ro1">
          <table:table-cell office:value-type="string" calcext:value-type="string">
            <text:p>&lt;a href="https://www.justice.gov/epstein/files/DataSet%209/EFTA00276494.dotx"&gt;https://www.justice.gov/epstein/files/DataSet%209/EFTA00276494.dotx&lt;/a&gt;</text:p>
          </table:table-cell>
        </table:table-row>
        <table:table-row table:style-name="ro1">
          <table:table-cell office:value-type="string" calcext:value-type="string">
            <text:p>&lt;a href="https://www.justice.gov/epstein/files/DataSet%209/EFTA00276494.abw"&gt;https://www.justice.gov/epstein/files/DataSet%209/EFTA00276494.abw&lt;/a&gt;</text:p>
          </table:table-cell>
        </table:table-row>
        <table:table-row table:style-name="ro1">
          <table:table-cell office:value-type="string" calcext:value-type="string">
            <text:p>&lt;a href="https://www.justice.gov/epstein/files/DataSet%209/EFTA00276494.ppt"&gt;https://www.justice.gov/epstein/files/DataSet%209/EFTA00276494.ppt&lt;/a&gt;</text:p>
          </table:table-cell>
        </table:table-row>
        <table:table-row table:style-name="ro1">
          <table:table-cell office:value-type="string" calcext:value-type="string">
            <text:p>&lt;a href="https://www.justice.gov/epstein/files/DataSet%209/EFTA00276494.pptx"&gt;https://www.justice.gov/epstein/files/DataSet%209/EFTA00276494.pptx&lt;/a&gt;</text:p>
          </table:table-cell>
        </table:table-row>
        <table:table-row table:style-name="ro1">
          <table:table-cell office:value-type="string" calcext:value-type="string">
            <text:p>&lt;a href="https://www.justice.gov/epstein/files/DataSet%209/EFTA00276494.pptm"&gt;https://www.justice.gov/epstein/files/DataSet%209/EFTA00276494.pptm&lt;/a&gt;</text:p>
          </table:table-cell>
        </table:table-row>
        <table:table-row table:style-name="ro1">
          <table:table-cell office:value-type="string" calcext:value-type="string">
            <text:p>&lt;a href="https://www.justice.gov/epstein/files/DataSet%209/EFTA00276494.pps"&gt;https://www.justice.gov/epstein/files/DataSet%209/EFTA00276494.pps&lt;/a&gt;</text:p>
          </table:table-cell>
        </table:table-row>
        <table:table-row table:style-name="ro1">
          <table:table-cell office:value-type="string" calcext:value-type="string">
            <text:p>&lt;a href="https://www.justice.gov/epstein/files/DataSet%209/EFTA00276494.ppsx"&gt;https://www.justice.gov/epstein/files/DataSet%209/EFTA00276494.ppsx&lt;/a&gt;</text:p>
          </table:table-cell>
        </table:table-row>
        <table:table-row table:style-name="ro1">
          <table:table-cell office:value-type="string" calcext:value-type="string">
            <text:p>&lt;a href="https://www.justice.gov/epstein/files/DataSet%209/EFTA00276494.pot"&gt;https://www.justice.gov/epstein/files/DataSet%209/EFTA00276494.pot&lt;/a&gt;</text:p>
          </table:table-cell>
        </table:table-row>
        <table:table-row table:style-name="ro1">
          <table:table-cell office:value-type="string" calcext:value-type="string">
            <text:p>&lt;a href="https://www.justice.gov/epstein/files/DataSet%209/EFTA00276494.potx"&gt;https://www.justice.gov/epstein/files/DataSet%209/EFTA00276494.potx&lt;/a&gt;</text:p>
          </table:table-cell>
        </table:table-row>
        <table:table-row table:style-name="ro1">
          <table:table-cell office:value-type="string" calcext:value-type="string">
            <text:p>&lt;a href="https://www.justice.gov/epstein/files/DataSet%209/EFTA00276494.odp"&gt;https://www.justice.gov/epstein/files/DataSet%209/EFTA00276494.odp&lt;/a&gt;</text:p>
          </table:table-cell>
        </table:table-row>
        <table:table-row table:style-name="ro1">
          <table:table-cell office:value-type="string" calcext:value-type="string">
            <text:p>&lt;a href="https://www.justice.gov/epstein/files/DataSet%209/EFTA00276494.key"&gt;https://www.justice.gov/epstein/files/DataSet%209/EFTA00276494.key&lt;/a&gt;</text:p>
          </table:table-cell>
        </table:table-row>
        <table:table-row table:style-name="ro1">
          <table:table-cell office:value-type="string" calcext:value-type="string">
            <text:p>&lt;a href="https://www.justice.gov/epstein/files/DataSet%209/EFTA00276494.xls"&gt;https://www.justice.gov/epstein/files/DataSet%209/EFTA00276494.xls&lt;/a&gt;</text:p>
          </table:table-cell>
        </table:table-row>
        <table:table-row table:style-name="ro1">
          <table:table-cell office:value-type="string" calcext:value-type="string">
            <text:p>&lt;a href="https://www.justice.gov/epstein/files/DataSet%209/EFTA00276494.xlsx"&gt;https://www.justice.gov/epstein/files/DataSet%209/EFTA00276494.xlsx&lt;/a&gt;</text:p>
          </table:table-cell>
        </table:table-row>
        <table:table-row table:style-name="ro1">
          <table:table-cell office:value-type="string" calcext:value-type="string">
            <text:p>&lt;a href="https://www.justice.gov/epstein/files/DataSet%209/EFTA00276494.xlsm"&gt;https://www.justice.gov/epstein/files/DataSet%209/EFTA00276494.xlsm&lt;/a&gt;</text:p>
          </table:table-cell>
        </table:table-row>
        <table:table-row table:style-name="ro1">
          <table:table-cell office:value-type="string" calcext:value-type="string">
            <text:p>&lt;a href="https://www.justice.gov/epstein/files/DataSet%209/EFTA00276494.xlt"&gt;https://www.justice.gov/epstein/files/DataSet%209/EFTA00276494.xlt&lt;/a&gt;</text:p>
          </table:table-cell>
        </table:table-row>
        <table:table-row table:style-name="ro1">
          <table:table-cell office:value-type="string" calcext:value-type="string">
            <text:p>&lt;a href="https://www.justice.gov/epstein/files/DataSet%209/EFTA00276494.xltx"&gt;https://www.justice.gov/epstein/files/DataSet%209/EFTA00276494.xltx&lt;/a&gt;</text:p>
          </table:table-cell>
        </table:table-row>
        <table:table-row table:style-name="ro1">
          <table:table-cell office:value-type="string" calcext:value-type="string">
            <text:p>&lt;a href="https://www.justice.gov/epstein/files/DataSet%209/EFTA00276494.ods"&gt;https://www.justice.gov/epstein/files/DataSet%209/EFTA00276494.ods&lt;/a&gt;</text:p>
          </table:table-cell>
        </table:table-row>
        <table:table-row table:style-name="ro1">
          <table:table-cell office:value-type="string" calcext:value-type="string">
            <text:p>&lt;a href="https://www.justice.gov/epstein/files/DataSet%209/EFTA00276494.csv"&gt;https://www.justice.gov/epstein/files/DataSet%209/EFTA00276494.csv&lt;/a&gt;</text:p>
          </table:table-cell>
        </table:table-row>
        <table:table-row table:style-name="ro1">
          <table:table-cell office:value-type="string" calcext:value-type="string">
            <text:p>&lt;a href="https://www.justice.gov/epstein/files/DataSet%209/EFTA00276494.numbers"&gt;https://www.justice.gov/epstein/files/DataSet%209/EFTA00276494.numbers&lt;/a&gt;</text:p>
          </table:table-cell>
        </table:table-row>
        <table:table-row table:style-name="ro1">
          <table:table-cell office:value-type="string" calcext:value-type="string">
            <text:p>&lt;a href="https://www.justice.gov/epstein/files/DataSet%209/EFTA00276494.wks"&gt;https://www.justice.gov/epstein/files/DataSet%209/EFTA00276494.wks&lt;/a&gt;</text:p>
          </table:table-cell>
        </table:table-row>
        <table:table-row table:style-name="ro1">
          <table:table-cell office:value-type="string" calcext:value-type="string">
            <text:p>&lt;a href="https://www.justice.gov/epstein/files/DataSet%209/EFTA00276495.avi"&gt;https://www.justice.gov/epstein/files/DataSet%209/EFTA00276495.avi&lt;/a&gt;</text:p>
          </table:table-cell>
        </table:table-row>
        <table:table-row table:style-name="ro1">
          <table:table-cell office:value-type="string" calcext:value-type="string">
            <text:p>&lt;a href="https://www.justice.gov/epstein/files/DataSet%209/EFTA00276495.mp4"&gt;https://www.justice.gov/epstein/files/DataSet%209/EFTA00276495.mp4&lt;/a&gt;</text:p>
          </table:table-cell>
        </table:table-row>
        <table:table-row table:style-name="ro1">
          <table:table-cell office:value-type="string" calcext:value-type="string">
            <text:p>&lt;a href="https://www.justice.gov/epstein/files/DataSet%209/EFTA00276495.mkv"&gt;https://www.justice.gov/epstein/files/DataSet%209/EFTA00276495.mkv&lt;/a&gt;</text:p>
          </table:table-cell>
        </table:table-row>
        <table:table-row table:style-name="ro1">
          <table:table-cell office:value-type="string" calcext:value-type="string">
            <text:p>&lt;a href="https://www.justice.gov/epstein/files/DataSet%209/EFTA00276495.mov"&gt;https://www.justice.gov/epstein/files/DataSet%209/EFTA00276495.mov&lt;/a&gt;</text:p>
          </table:table-cell>
        </table:table-row>
        <table:table-row table:style-name="ro1">
          <table:table-cell office:value-type="string" calcext:value-type="string">
            <text:p>&lt;a href="https://www.justice.gov/epstein/files/DataSet%209/EFTA00276495.wmv"&gt;https://www.justice.gov/epstein/files/DataSet%209/EFTA00276495.wmv&lt;/a&gt;</text:p>
          </table:table-cell>
        </table:table-row>
        <table:table-row table:style-name="ro1">
          <table:table-cell office:value-type="string" calcext:value-type="string">
            <text:p>&lt;a href="https://www.justice.gov/epstein/files/DataSet%209/EFTA00276495.flv"&gt;https://www.justice.gov/epstein/files/DataSet%209/EFTA00276495.flv&lt;/a&gt;</text:p>
          </table:table-cell>
        </table:table-row>
        <table:table-row table:style-name="ro1">
          <table:table-cell office:value-type="string" calcext:value-type="string">
            <text:p>&lt;a href="https://www.justice.gov/epstein/files/DataSet%209/EFTA00276495.webm"&gt;https://www.justice.gov/epstein/files/DataSet%209/EFTA00276495.webm&lt;/a&gt;</text:p>
          </table:table-cell>
        </table:table-row>
        <table:table-row table:style-name="ro1">
          <table:table-cell office:value-type="string" calcext:value-type="string">
            <text:p>&lt;a href="https://www.justice.gov/epstein/files/DataSet%209/EFTA00276495.mpg"&gt;https://www.justice.gov/epstein/files/DataSet%209/EFTA00276495.mpg&lt;/a&gt;</text:p>
          </table:table-cell>
        </table:table-row>
        <table:table-row table:style-name="ro1">
          <table:table-cell office:value-type="string" calcext:value-type="string">
            <text:p>&lt;a href="https://www.justice.gov/epstein/files/DataSet%209/EFTA00276495.mpeg"&gt;https://www.justice.gov/epstein/files/DataSet%209/EFTA00276495.mpeg&lt;/a&gt;</text:p>
          </table:table-cell>
        </table:table-row>
        <table:table-row table:style-name="ro1">
          <table:table-cell office:value-type="string" calcext:value-type="string">
            <text:p>&lt;a href="https://www.justice.gov/epstein/files/DataSet%209/EFTA00276495.m4v"&gt;https://www.justice.gov/epstein/files/DataSet%209/EFTA00276495.m4v&lt;/a&gt;</text:p>
          </table:table-cell>
        </table:table-row>
        <table:table-row table:style-name="ro1">
          <table:table-cell office:value-type="string" calcext:value-type="string">
            <text:p>&lt;a href="https://www.justice.gov/epstein/files/DataSet%209/EFTA00276495.ogv"&gt;https://www.justice.gov/epstein/files/DataSet%209/EFTA00276495.ogv&lt;/a&gt;</text:p>
          </table:table-cell>
        </table:table-row>
        <table:table-row table:style-name="ro1">
          <table:table-cell office:value-type="string" calcext:value-type="string">
            <text:p>&lt;a href="https://www.justice.gov/epstein/files/DataSet%209/EFTA00276495.vob"&gt;https://www.justice.gov/epstein/files/DataSet%209/EFTA00276495.vob&lt;/a&gt;</text:p>
          </table:table-cell>
        </table:table-row>
        <table:table-row table:style-name="ro1">
          <table:table-cell office:value-type="string" calcext:value-type="string">
            <text:p>&lt;a href="https://www.justice.gov/epstein/files/DataSet%209/EFTA00276495.3gp"&gt;https://www.justice.gov/epstein/files/DataSet%209/EFTA00276495.3gp&lt;/a&gt;</text:p>
          </table:table-cell>
        </table:table-row>
        <table:table-row table:style-name="ro1">
          <table:table-cell office:value-type="string" calcext:value-type="string">
            <text:p>&lt;a href="https://www.justice.gov/epstein/files/DataSet%209/EFTA00276495.ts"&gt;https://www.justice.gov/epstein/files/DataSet%209/EFTA00276495.ts&lt;/a&gt;</text:p>
          </table:table-cell>
        </table:table-row>
        <table:table-row table:style-name="ro1">
          <table:table-cell office:value-type="string" calcext:value-type="string">
            <text:p>&lt;a href="https://www.justice.gov/epstein/files/DataSet%209/EFTA00276495.rm"&gt;https://www.justice.gov/epstein/files/DataSet%209/EFTA00276495.rm&lt;/a&gt;</text:p>
          </table:table-cell>
        </table:table-row>
        <table:table-row table:style-name="ro1">
          <table:table-cell office:value-type="string" calcext:value-type="string">
            <text:p>&lt;a href="https://www.justice.gov/epstein/files/DataSet%209/EFTA00276495.asf"&gt;https://www.justice.gov/epstein/files/DataSet%209/EFTA00276495.asf&lt;/a&gt;</text:p>
          </table:table-cell>
        </table:table-row>
        <table:table-row table:style-name="ro1">
          <table:table-cell office:value-type="string" calcext:value-type="string">
            <text:p>&lt;a href="https://www.justice.gov/epstein/files/DataSet%209/EFTA00276495.mp3"&gt;https://www.justice.gov/epstein/files/DataSet%209/EFTA00276495.mp3&lt;/a&gt;</text:p>
          </table:table-cell>
        </table:table-row>
        <table:table-row table:style-name="ro1">
          <table:table-cell office:value-type="string" calcext:value-type="string">
            <text:p>&lt;a href="https://www.justice.gov/epstein/files/DataSet%209/EFTA00276495.wav"&gt;https://www.justice.gov/epstein/files/DataSet%209/EFTA00276495.wav&lt;/a&gt;</text:p>
          </table:table-cell>
        </table:table-row>
        <table:table-row table:style-name="ro1">
          <table:table-cell office:value-type="string" calcext:value-type="string">
            <text:p>&lt;a href="https://www.justice.gov/epstein/files/DataSet%209/EFTA00276495.aac"&gt;https://www.justice.gov/epstein/files/DataSet%209/EFTA00276495.aac&lt;/a&gt;</text:p>
          </table:table-cell>
        </table:table-row>
        <table:table-row table:style-name="ro1">
          <table:table-cell office:value-type="string" calcext:value-type="string">
            <text:p>&lt;a href="https://www.justice.gov/epstein/files/DataSet%209/EFTA00276495.m4a"&gt;https://www.justice.gov/epstein/files/DataSet%209/EFTA00276495.m4a&lt;/a&gt;</text:p>
          </table:table-cell>
        </table:table-row>
        <table:table-row table:style-name="ro1">
          <table:table-cell office:value-type="string" calcext:value-type="string">
            <text:p>&lt;a href="https://www.justice.gov/epstein/files/DataSet%209/EFTA00276495.wma"&gt;https://www.justice.gov/epstein/files/DataSet%209/EFTA00276495.wma&lt;/a&gt;</text:p>
          </table:table-cell>
        </table:table-row>
        <table:table-row table:style-name="ro1">
          <table:table-cell office:value-type="string" calcext:value-type="string">
            <text:p>&lt;a href="https://www.justice.gov/epstein/files/DataSet%209/EFTA00276495.ogg"&gt;https://www.justice.gov/epstein/files/DataSet%209/EFTA00276495.ogg&lt;/a&gt;</text:p>
          </table:table-cell>
        </table:table-row>
        <table:table-row table:style-name="ro1">
          <table:table-cell office:value-type="string" calcext:value-type="string">
            <text:p>&lt;a href="https://www.justice.gov/epstein/files/DataSet%209/EFTA00276495.flac"&gt;https://www.justice.gov/epstein/files/DataSet%209/EFTA00276495.flac&lt;/a&gt;</text:p>
          </table:table-cell>
        </table:table-row>
        <table:table-row table:style-name="ro1">
          <table:table-cell office:value-type="string" calcext:value-type="string">
            <text:p>&lt;a href="https://www.justice.gov/epstein/files/DataSet%209/EFTA00276495.aiff"&gt;https://www.justice.gov/epstein/files/DataSet%209/EFTA00276495.aiff&lt;/a&gt;</text:p>
          </table:table-cell>
        </table:table-row>
        <table:table-row table:style-name="ro1">
          <table:table-cell office:value-type="string" calcext:value-type="string">
            <text:p>&lt;a href="https://www.justice.gov/epstein/files/DataSet%209/EFTA00276495.mid"&gt;https://www.justice.gov/epstein/files/DataSet%209/EFTA00276495.mid&lt;/a&gt;</text:p>
          </table:table-cell>
        </table:table-row>
        <table:table-row table:style-name="ro1">
          <table:table-cell office:value-type="string" calcext:value-type="string">
            <text:p>&lt;a href="https://www.justice.gov/epstein/files/DataSet%209/EFTA00276495.midi"&gt;https://www.justice.gov/epstein/files/DataSet%209/EFTA00276495.midi&lt;/a&gt;</text:p>
          </table:table-cell>
        </table:table-row>
        <table:table-row table:style-name="ro1">
          <table:table-cell office:value-type="string" calcext:value-type="string">
            <text:p>&lt;a href="https://www.justice.gov/epstein/files/DataSet%209/EFTA00276495.amr"&gt;https://www.justice.gov/epstein/files/DataSet%209/EFTA00276495.amr&lt;/a&gt;</text:p>
          </table:table-cell>
        </table:table-row>
        <table:table-row table:style-name="ro1">
          <table:table-cell office:value-type="string" calcext:value-type="string">
            <text:p>&lt;a href="https://www.justice.gov/epstein/files/DataSet%209/EFTA00276495.ra"&gt;https://www.justice.gov/epstein/files/DataSet%209/EFTA00276495.ra&lt;/a&gt;</text:p>
          </table:table-cell>
        </table:table-row>
        <table:table-row table:style-name="ro1">
          <table:table-cell office:value-type="string" calcext:value-type="string">
            <text:p>&lt;a href="https://www.justice.gov/epstein/files/DataSet%209/EFTA00276495.opus"&gt;https://www.justice.gov/epstein/files/DataSet%209/EFTA00276495.opus&lt;/a&gt;</text:p>
          </table:table-cell>
        </table:table-row>
        <table:table-row table:style-name="ro1">
          <table:table-cell office:value-type="string" calcext:value-type="string">
            <text:p>&lt;a href="https://www.justice.gov/epstein/files/DataSet%209/EFTA00276495.jpg"&gt;https://www.justice.gov/epstein/files/DataSet%209/EFTA00276495.jpg&lt;/a&gt;</text:p>
          </table:table-cell>
        </table:table-row>
        <table:table-row table:style-name="ro1">
          <table:table-cell office:value-type="string" calcext:value-type="string">
            <text:p>&lt;a href="https://www.justice.gov/epstein/files/DataSet%209/EFTA00276495.jpeg"&gt;https://www.justice.gov/epstein/files/DataSet%209/EFTA00276495.jpeg&lt;/a&gt;</text:p>
          </table:table-cell>
        </table:table-row>
        <table:table-row table:style-name="ro1">
          <table:table-cell office:value-type="string" calcext:value-type="string">
            <text:p>&lt;a href="https://www.justice.gov/epstein/files/DataSet%209/EFTA00276495.png"&gt;https://www.justice.gov/epstein/files/DataSet%209/EFTA00276495.png&lt;/a&gt;</text:p>
          </table:table-cell>
        </table:table-row>
        <table:table-row table:style-name="ro1">
          <table:table-cell office:value-type="string" calcext:value-type="string">
            <text:p>&lt;a href="https://www.justice.gov/epstein/files/DataSet%209/EFTA00276495.gif"&gt;https://www.justice.gov/epstein/files/DataSet%209/EFTA00276495.gif&lt;/a&gt;</text:p>
          </table:table-cell>
        </table:table-row>
        <table:table-row table:style-name="ro1">
          <table:table-cell office:value-type="string" calcext:value-type="string">
            <text:p>&lt;a href="https://www.justice.gov/epstein/files/DataSet%209/EFTA00276495.bmp"&gt;https://www.justice.gov/epstein/files/DataSet%209/EFTA00276495.bmp&lt;/a&gt;</text:p>
          </table:table-cell>
        </table:table-row>
        <table:table-row table:style-name="ro1">
          <table:table-cell office:value-type="string" calcext:value-type="string">
            <text:p>&lt;a href="https://www.justice.gov/epstein/files/DataSet%209/EFTA00276495.tif"&gt;https://www.justice.gov/epstein/files/DataSet%209/EFTA00276495.tif&lt;/a&gt;</text:p>
          </table:table-cell>
        </table:table-row>
        <table:table-row table:style-name="ro1">
          <table:table-cell office:value-type="string" calcext:value-type="string">
            <text:p>&lt;a href="https://www.justice.gov/epstein/files/DataSet%209/EFTA00276495.tiff"&gt;https://www.justice.gov/epstein/files/DataSet%209/EFTA00276495.tiff&lt;/a&gt;</text:p>
          </table:table-cell>
        </table:table-row>
        <table:table-row table:style-name="ro1">
          <table:table-cell office:value-type="string" calcext:value-type="string">
            <text:p>&lt;a href="https://www.justice.gov/epstein/files/DataSet%209/EFTA00276495.webp"&gt;https://www.justice.gov/epstein/files/DataSet%209/EFTA00276495.webp&lt;/a&gt;</text:p>
          </table:table-cell>
        </table:table-row>
        <table:table-row table:style-name="ro1">
          <table:table-cell office:value-type="string" calcext:value-type="string">
            <text:p>&lt;a href="https://www.justice.gov/epstein/files/DataSet%209/EFTA00276495.heic"&gt;https://www.justice.gov/epstein/files/DataSet%209/EFTA00276495.heic&lt;/a&gt;</text:p>
          </table:table-cell>
        </table:table-row>
        <table:table-row table:style-name="ro1">
          <table:table-cell office:value-type="string" calcext:value-type="string">
            <text:p>&lt;a href="https://www.justice.gov/epstein/files/DataSet%209/EFTA00276495.heif"&gt;https://www.justice.gov/epstein/files/DataSet%209/EFTA00276495.heif&lt;/a&gt;</text:p>
          </table:table-cell>
        </table:table-row>
        <table:table-row table:style-name="ro1">
          <table:table-cell office:value-type="string" calcext:value-type="string">
            <text:p>&lt;a href="https://www.justice.gov/epstein/files/DataSet%209/EFTA00276495.psd"&gt;https://www.justice.gov/epstein/files/DataSet%209/EFTA00276495.psd&lt;/a&gt;</text:p>
          </table:table-cell>
        </table:table-row>
        <table:table-row table:style-name="ro1">
          <table:table-cell office:value-type="string" calcext:value-type="string">
            <text:p>&lt;a href="https://www.justice.gov/epstein/files/DataSet%209/EFTA00276495.eps"&gt;https://www.justice.gov/epstein/files/DataSet%209/EFTA00276495.eps&lt;/a&gt;</text:p>
          </table:table-cell>
        </table:table-row>
        <table:table-row table:style-name="ro1">
          <table:table-cell office:value-type="string" calcext:value-type="string">
            <text:p>&lt;a href="https://www.justice.gov/epstein/files/DataSet%209/EFTA00276495.raw"&gt;https://www.justice.gov/epstein/files/DataSet%209/EFTA00276495.raw&lt;/a&gt;</text:p>
          </table:table-cell>
        </table:table-row>
        <table:table-row table:style-name="ro1">
          <table:table-cell office:value-type="string" calcext:value-type="string">
            <text:p>&lt;a href="https://www.justice.gov/epstein/files/DataSet%209/EFTA00276495.svg"&gt;https://www.justice.gov/epstein/files/DataSet%209/EFTA00276495.svg&lt;/a&gt;</text:p>
          </table:table-cell>
        </table:table-row>
        <table:table-row table:style-name="ro1">
          <table:table-cell office:value-type="string" calcext:value-type="string">
            <text:p>&lt;a href="https://www.justice.gov/epstein/files/DataSet%209/EFTA00276495.pcx"&gt;https://www.justice.gov/epstein/files/DataSet%209/EFTA00276495.pcx&lt;/a&gt;</text:p>
          </table:table-cell>
        </table:table-row>
        <table:table-row table:style-name="ro1">
          <table:table-cell office:value-type="string" calcext:value-type="string">
            <text:p>&lt;a href="https://www.justice.gov/epstein/files/DataSet%209/EFTA00276495.doc"&gt;https://www.justice.gov/epstein/files/DataSet%209/EFTA00276495.doc&lt;/a&gt;</text:p>
          </table:table-cell>
        </table:table-row>
        <table:table-row table:style-name="ro1">
          <table:table-cell office:value-type="string" calcext:value-type="string">
            <text:p>&lt;a href="https://www.justice.gov/epstein/files/DataSet%209/EFTA00276495.docx"&gt;https://www.justice.gov/epstein/files/DataSet%209/EFTA00276495.docx&lt;/a&gt;</text:p>
          </table:table-cell>
        </table:table-row>
        <table:table-row table:style-name="ro1">
          <table:table-cell office:value-type="string" calcext:value-type="string">
            <text:p>&lt;a href="https://www.justice.gov/epstein/files/DataSet%209/EFTA00276495.docm"&gt;https://www.justice.gov/epstein/files/DataSet%209/EFTA00276495.docm&lt;/a&gt;</text:p>
          </table:table-cell>
        </table:table-row>
        <table:table-row table:style-name="ro1">
          <table:table-cell office:value-type="string" calcext:value-type="string">
            <text:p>&lt;a href="https://www.justice.gov/epstein/files/DataSet%209/EFTA00276495.rtf"&gt;https://www.justice.gov/epstein/files/DataSet%209/EFTA00276495.rtf&lt;/a&gt;</text:p>
          </table:table-cell>
        </table:table-row>
        <table:table-row table:style-name="ro1">
          <table:table-cell office:value-type="string" calcext:value-type="string">
            <text:p>&lt;a href="https://www.justice.gov/epstein/files/DataSet%209/EFTA00276495.odt"&gt;https://www.justice.gov/epstein/files/DataSet%209/EFTA00276495.odt&lt;/a&gt;</text:p>
          </table:table-cell>
        </table:table-row>
        <table:table-row table:style-name="ro1">
          <table:table-cell office:value-type="string" calcext:value-type="string">
            <text:p>&lt;a href="https://www.justice.gov/epstein/files/DataSet%209/EFTA00276495.txt"&gt;https://www.justice.gov/epstein/files/DataSet%209/EFTA00276495.txt&lt;/a&gt;</text:p>
          </table:table-cell>
        </table:table-row>
        <table:table-row table:style-name="ro1">
          <table:table-cell office:value-type="string" calcext:value-type="string">
            <text:p>&lt;a href="https://www.justice.gov/epstein/files/DataSet%209/EFTA00276495.wps"&gt;https://www.justice.gov/epstein/files/DataSet%209/EFTA00276495.wps&lt;/a&gt;</text:p>
          </table:table-cell>
        </table:table-row>
        <table:table-row table:style-name="ro1">
          <table:table-cell office:value-type="string" calcext:value-type="string">
            <text:p>&lt;a href="https://www.justice.gov/epstein/files/DataSet%209/EFTA00276495.dot"&gt;https://www.justice.gov/epstein/files/DataSet%209/EFTA00276495.dot&lt;/a&gt;</text:p>
          </table:table-cell>
        </table:table-row>
        <table:table-row table:style-name="ro1">
          <table:table-cell office:value-type="string" calcext:value-type="string">
            <text:p>&lt;a href="https://www.justice.gov/epstein/files/DataSet%209/EFTA00276495.dotx"&gt;https://www.justice.gov/epstein/files/DataSet%209/EFTA00276495.dotx&lt;/a&gt;</text:p>
          </table:table-cell>
        </table:table-row>
        <table:table-row table:style-name="ro1">
          <table:table-cell office:value-type="string" calcext:value-type="string">
            <text:p>&lt;a href="https://www.justice.gov/epstein/files/DataSet%209/EFTA00276495.abw"&gt;https://www.justice.gov/epstein/files/DataSet%209/EFTA00276495.abw&lt;/a&gt;</text:p>
          </table:table-cell>
        </table:table-row>
        <table:table-row table:style-name="ro1">
          <table:table-cell office:value-type="string" calcext:value-type="string">
            <text:p>&lt;a href="https://www.justice.gov/epstein/files/DataSet%209/EFTA00276495.ppt"&gt;https://www.justice.gov/epstein/files/DataSet%209/EFTA00276495.ppt&lt;/a&gt;</text:p>
          </table:table-cell>
        </table:table-row>
        <table:table-row table:style-name="ro1">
          <table:table-cell office:value-type="string" calcext:value-type="string">
            <text:p>&lt;a href="https://www.justice.gov/epstein/files/DataSet%209/EFTA00276495.pptx"&gt;https://www.justice.gov/epstein/files/DataSet%209/EFTA00276495.pptx&lt;/a&gt;</text:p>
          </table:table-cell>
        </table:table-row>
        <table:table-row table:style-name="ro1">
          <table:table-cell office:value-type="string" calcext:value-type="string">
            <text:p>&lt;a href="https://www.justice.gov/epstein/files/DataSet%209/EFTA00276495.pptm"&gt;https://www.justice.gov/epstein/files/DataSet%209/EFTA00276495.pptm&lt;/a&gt;</text:p>
          </table:table-cell>
        </table:table-row>
        <table:table-row table:style-name="ro1">
          <table:table-cell office:value-type="string" calcext:value-type="string">
            <text:p>&lt;a href="https://www.justice.gov/epstein/files/DataSet%209/EFTA00276495.pps"&gt;https://www.justice.gov/epstein/files/DataSet%209/EFTA00276495.pps&lt;/a&gt;</text:p>
          </table:table-cell>
        </table:table-row>
        <table:table-row table:style-name="ro1">
          <table:table-cell office:value-type="string" calcext:value-type="string">
            <text:p>&lt;a href="https://www.justice.gov/epstein/files/DataSet%209/EFTA00276495.ppsx"&gt;https://www.justice.gov/epstein/files/DataSet%209/EFTA00276495.ppsx&lt;/a&gt;</text:p>
          </table:table-cell>
        </table:table-row>
        <table:table-row table:style-name="ro1">
          <table:table-cell office:value-type="string" calcext:value-type="string">
            <text:p>&lt;a href="https://www.justice.gov/epstein/files/DataSet%209/EFTA00276495.pot"&gt;https://www.justice.gov/epstein/files/DataSet%209/EFTA00276495.pot&lt;/a&gt;</text:p>
          </table:table-cell>
        </table:table-row>
        <table:table-row table:style-name="ro1">
          <table:table-cell office:value-type="string" calcext:value-type="string">
            <text:p>&lt;a href="https://www.justice.gov/epstein/files/DataSet%209/EFTA00276495.potx"&gt;https://www.justice.gov/epstein/files/DataSet%209/EFTA00276495.potx&lt;/a&gt;</text:p>
          </table:table-cell>
        </table:table-row>
        <table:table-row table:style-name="ro1">
          <table:table-cell office:value-type="string" calcext:value-type="string">
            <text:p>&lt;a href="https://www.justice.gov/epstein/files/DataSet%209/EFTA00276495.odp"&gt;https://www.justice.gov/epstein/files/DataSet%209/EFTA00276495.odp&lt;/a&gt;</text:p>
          </table:table-cell>
        </table:table-row>
        <table:table-row table:style-name="ro1">
          <table:table-cell office:value-type="string" calcext:value-type="string">
            <text:p>&lt;a href="https://www.justice.gov/epstein/files/DataSet%209/EFTA00276495.key"&gt;https://www.justice.gov/epstein/files/DataSet%209/EFTA00276495.key&lt;/a&gt;</text:p>
          </table:table-cell>
        </table:table-row>
        <table:table-row table:style-name="ro1">
          <table:table-cell office:value-type="string" calcext:value-type="string">
            <text:p>&lt;a href="https://www.justice.gov/epstein/files/DataSet%209/EFTA00276495.xls"&gt;https://www.justice.gov/epstein/files/DataSet%209/EFTA00276495.xls&lt;/a&gt;</text:p>
          </table:table-cell>
        </table:table-row>
        <table:table-row table:style-name="ro1">
          <table:table-cell office:value-type="string" calcext:value-type="string">
            <text:p>&lt;a href="https://www.justice.gov/epstein/files/DataSet%209/EFTA00276495.xlsx"&gt;https://www.justice.gov/epstein/files/DataSet%209/EFTA00276495.xlsx&lt;/a&gt;</text:p>
          </table:table-cell>
        </table:table-row>
        <table:table-row table:style-name="ro1">
          <table:table-cell office:value-type="string" calcext:value-type="string">
            <text:p>&lt;a href="https://www.justice.gov/epstein/files/DataSet%209/EFTA00276495.xlsm"&gt;https://www.justice.gov/epstein/files/DataSet%209/EFTA00276495.xlsm&lt;/a&gt;</text:p>
          </table:table-cell>
        </table:table-row>
        <table:table-row table:style-name="ro1">
          <table:table-cell office:value-type="string" calcext:value-type="string">
            <text:p>&lt;a href="https://www.justice.gov/epstein/files/DataSet%209/EFTA00276495.xlt"&gt;https://www.justice.gov/epstein/files/DataSet%209/EFTA00276495.xlt&lt;/a&gt;</text:p>
          </table:table-cell>
        </table:table-row>
        <table:table-row table:style-name="ro1">
          <table:table-cell office:value-type="string" calcext:value-type="string">
            <text:p>&lt;a href="https://www.justice.gov/epstein/files/DataSet%209/EFTA00276495.xltx"&gt;https://www.justice.gov/epstein/files/DataSet%209/EFTA00276495.xltx&lt;/a&gt;</text:p>
          </table:table-cell>
        </table:table-row>
        <table:table-row table:style-name="ro1">
          <table:table-cell office:value-type="string" calcext:value-type="string">
            <text:p>&lt;a href="https://www.justice.gov/epstein/files/DataSet%209/EFTA00276495.ods"&gt;https://www.justice.gov/epstein/files/DataSet%209/EFTA00276495.ods&lt;/a&gt;</text:p>
          </table:table-cell>
        </table:table-row>
        <table:table-row table:style-name="ro1">
          <table:table-cell office:value-type="string" calcext:value-type="string">
            <text:p>&lt;a href="https://www.justice.gov/epstein/files/DataSet%209/EFTA00276495.csv"&gt;https://www.justice.gov/epstein/files/DataSet%209/EFTA00276495.csv&lt;/a&gt;</text:p>
          </table:table-cell>
        </table:table-row>
        <table:table-row table:style-name="ro1">
          <table:table-cell office:value-type="string" calcext:value-type="string">
            <text:p>&lt;a href="https://www.justice.gov/epstein/files/DataSet%209/EFTA00276495.numbers"&gt;https://www.justice.gov/epstein/files/DataSet%209/EFTA00276495.numbers&lt;/a&gt;</text:p>
          </table:table-cell>
        </table:table-row>
        <table:table-row table:style-name="ro1">
          <table:table-cell office:value-type="string" calcext:value-type="string">
            <text:p>&lt;a href="https://www.justice.gov/epstein/files/DataSet%209/EFTA00276495.wks"&gt;https://www.justice.gov/epstein/files/DataSet%209/EFTA00276495.wks&lt;/a&gt;</text:p>
          </table:table-cell>
        </table:table-row>
        <table:table-row table:style-name="ro1">
          <table:table-cell office:value-type="string" calcext:value-type="string">
            <text:p>&lt;a href="https://www.justice.gov/epstein/files/DataSet%209/EFTA00276756.avi"&gt;https://www.justice.gov/epstein/files/DataSet%209/EFTA00276756.avi&lt;/a&gt;</text:p>
          </table:table-cell>
        </table:table-row>
        <table:table-row table:style-name="ro1">
          <table:table-cell office:value-type="string" calcext:value-type="string">
            <text:p>&lt;a href="https://www.justice.gov/epstein/files/DataSet%209/EFTA00276756.mp4"&gt;https://www.justice.gov/epstein/files/DataSet%209/EFTA00276756.mp4&lt;/a&gt;</text:p>
          </table:table-cell>
        </table:table-row>
        <table:table-row table:style-name="ro1">
          <table:table-cell office:value-type="string" calcext:value-type="string">
            <text:p>&lt;a href="https://www.justice.gov/epstein/files/DataSet%209/EFTA00276756.mkv"&gt;https://www.justice.gov/epstein/files/DataSet%209/EFTA00276756.mkv&lt;/a&gt;</text:p>
          </table:table-cell>
        </table:table-row>
        <table:table-row table:style-name="ro1">
          <table:table-cell office:value-type="string" calcext:value-type="string">
            <text:p>&lt;a href="https://www.justice.gov/epstein/files/DataSet%209/EFTA00276756.mov"&gt;https://www.justice.gov/epstein/files/DataSet%209/EFTA00276756.mov&lt;/a&gt;</text:p>
          </table:table-cell>
        </table:table-row>
        <table:table-row table:style-name="ro1">
          <table:table-cell office:value-type="string" calcext:value-type="string">
            <text:p>&lt;a href="https://www.justice.gov/epstein/files/DataSet%209/EFTA00276756.wmv"&gt;https://www.justice.gov/epstein/files/DataSet%209/EFTA00276756.wmv&lt;/a&gt;</text:p>
          </table:table-cell>
        </table:table-row>
        <table:table-row table:style-name="ro1">
          <table:table-cell office:value-type="string" calcext:value-type="string">
            <text:p>&lt;a href="https://www.justice.gov/epstein/files/DataSet%209/EFTA00276756.flv"&gt;https://www.justice.gov/epstein/files/DataSet%209/EFTA00276756.flv&lt;/a&gt;</text:p>
          </table:table-cell>
        </table:table-row>
        <table:table-row table:style-name="ro1">
          <table:table-cell office:value-type="string" calcext:value-type="string">
            <text:p>&lt;a href="https://www.justice.gov/epstein/files/DataSet%209/EFTA00276756.webm"&gt;https://www.justice.gov/epstein/files/DataSet%209/EFTA00276756.webm&lt;/a&gt;</text:p>
          </table:table-cell>
        </table:table-row>
        <table:table-row table:style-name="ro1">
          <table:table-cell office:value-type="string" calcext:value-type="string">
            <text:p>&lt;a href="https://www.justice.gov/epstein/files/DataSet%209/EFTA00276756.mpg"&gt;https://www.justice.gov/epstein/files/DataSet%209/EFTA00276756.mpg&lt;/a&gt;</text:p>
          </table:table-cell>
        </table:table-row>
        <table:table-row table:style-name="ro1">
          <table:table-cell office:value-type="string" calcext:value-type="string">
            <text:p>&lt;a href="https://www.justice.gov/epstein/files/DataSet%209/EFTA00276756.mpeg"&gt;https://www.justice.gov/epstein/files/DataSet%209/EFTA00276756.mpeg&lt;/a&gt;</text:p>
          </table:table-cell>
        </table:table-row>
        <table:table-row table:style-name="ro1">
          <table:table-cell office:value-type="string" calcext:value-type="string">
            <text:p>&lt;a href="https://www.justice.gov/epstein/files/DataSet%209/EFTA00276756.m4v"&gt;https://www.justice.gov/epstein/files/DataSet%209/EFTA00276756.m4v&lt;/a&gt;</text:p>
          </table:table-cell>
        </table:table-row>
        <table:table-row table:style-name="ro1">
          <table:table-cell office:value-type="string" calcext:value-type="string">
            <text:p>&lt;a href="https://www.justice.gov/epstein/files/DataSet%209/EFTA00276756.ogv"&gt;https://www.justice.gov/epstein/files/DataSet%209/EFTA00276756.ogv&lt;/a&gt;</text:p>
          </table:table-cell>
        </table:table-row>
        <table:table-row table:style-name="ro1">
          <table:table-cell office:value-type="string" calcext:value-type="string">
            <text:p>&lt;a href="https://www.justice.gov/epstein/files/DataSet%209/EFTA00276756.vob"&gt;https://www.justice.gov/epstein/files/DataSet%209/EFTA00276756.vob&lt;/a&gt;</text:p>
          </table:table-cell>
        </table:table-row>
        <table:table-row table:style-name="ro1">
          <table:table-cell office:value-type="string" calcext:value-type="string">
            <text:p>&lt;a href="https://www.justice.gov/epstein/files/DataSet%209/EFTA00276756.3gp"&gt;https://www.justice.gov/epstein/files/DataSet%209/EFTA00276756.3gp&lt;/a&gt;</text:p>
          </table:table-cell>
        </table:table-row>
        <table:table-row table:style-name="ro1">
          <table:table-cell office:value-type="string" calcext:value-type="string">
            <text:p>&lt;a href="https://www.justice.gov/epstein/files/DataSet%209/EFTA00276756.ts"&gt;https://www.justice.gov/epstein/files/DataSet%209/EFTA00276756.ts&lt;/a&gt;</text:p>
          </table:table-cell>
        </table:table-row>
        <table:table-row table:style-name="ro1">
          <table:table-cell office:value-type="string" calcext:value-type="string">
            <text:p>&lt;a href="https://www.justice.gov/epstein/files/DataSet%209/EFTA00276756.rm"&gt;https://www.justice.gov/epstein/files/DataSet%209/EFTA00276756.rm&lt;/a&gt;</text:p>
          </table:table-cell>
        </table:table-row>
        <table:table-row table:style-name="ro1">
          <table:table-cell office:value-type="string" calcext:value-type="string">
            <text:p>&lt;a href="https://www.justice.gov/epstein/files/DataSet%209/EFTA00276756.asf"&gt;https://www.justice.gov/epstein/files/DataSet%209/EFTA00276756.asf&lt;/a&gt;</text:p>
          </table:table-cell>
        </table:table-row>
        <table:table-row table:style-name="ro1">
          <table:table-cell office:value-type="string" calcext:value-type="string">
            <text:p>&lt;a href="https://www.justice.gov/epstein/files/DataSet%209/EFTA00276756.mp3"&gt;https://www.justice.gov/epstein/files/DataSet%209/EFTA00276756.mp3&lt;/a&gt;</text:p>
          </table:table-cell>
        </table:table-row>
        <table:table-row table:style-name="ro1">
          <table:table-cell office:value-type="string" calcext:value-type="string">
            <text:p>&lt;a href="https://www.justice.gov/epstein/files/DataSet%209/EFTA00276756.wav"&gt;https://www.justice.gov/epstein/files/DataSet%209/EFTA00276756.wav&lt;/a&gt;</text:p>
          </table:table-cell>
        </table:table-row>
        <table:table-row table:style-name="ro1">
          <table:table-cell office:value-type="string" calcext:value-type="string">
            <text:p>&lt;a href="https://www.justice.gov/epstein/files/DataSet%209/EFTA00276756.aac"&gt;https://www.justice.gov/epstein/files/DataSet%209/EFTA00276756.aac&lt;/a&gt;</text:p>
          </table:table-cell>
        </table:table-row>
        <table:table-row table:style-name="ro1">
          <table:table-cell office:value-type="string" calcext:value-type="string">
            <text:p>&lt;a href="https://www.justice.gov/epstein/files/DataSet%209/EFTA00276756.m4a"&gt;https://www.justice.gov/epstein/files/DataSet%209/EFTA00276756.m4a&lt;/a&gt;</text:p>
          </table:table-cell>
        </table:table-row>
        <table:table-row table:style-name="ro1">
          <table:table-cell office:value-type="string" calcext:value-type="string">
            <text:p>&lt;a href="https://www.justice.gov/epstein/files/DataSet%209/EFTA00276756.wma"&gt;https://www.justice.gov/epstein/files/DataSet%209/EFTA00276756.wma&lt;/a&gt;</text:p>
          </table:table-cell>
        </table:table-row>
        <table:table-row table:style-name="ro1">
          <table:table-cell office:value-type="string" calcext:value-type="string">
            <text:p>&lt;a href="https://www.justice.gov/epstein/files/DataSet%209/EFTA00276756.ogg"&gt;https://www.justice.gov/epstein/files/DataSet%209/EFTA00276756.ogg&lt;/a&gt;</text:p>
          </table:table-cell>
        </table:table-row>
        <table:table-row table:style-name="ro1">
          <table:table-cell office:value-type="string" calcext:value-type="string">
            <text:p>&lt;a href="https://www.justice.gov/epstein/files/DataSet%209/EFTA00276756.flac"&gt;https://www.justice.gov/epstein/files/DataSet%209/EFTA00276756.flac&lt;/a&gt;</text:p>
          </table:table-cell>
        </table:table-row>
        <table:table-row table:style-name="ro1">
          <table:table-cell office:value-type="string" calcext:value-type="string">
            <text:p>&lt;a href="https://www.justice.gov/epstein/files/DataSet%209/EFTA00276756.aiff"&gt;https://www.justice.gov/epstein/files/DataSet%209/EFTA00276756.aiff&lt;/a&gt;</text:p>
          </table:table-cell>
        </table:table-row>
        <table:table-row table:style-name="ro1">
          <table:table-cell office:value-type="string" calcext:value-type="string">
            <text:p>&lt;a href="https://www.justice.gov/epstein/files/DataSet%209/EFTA00276756.mid"&gt;https://www.justice.gov/epstein/files/DataSet%209/EFTA00276756.mid&lt;/a&gt;</text:p>
          </table:table-cell>
        </table:table-row>
        <table:table-row table:style-name="ro1">
          <table:table-cell office:value-type="string" calcext:value-type="string">
            <text:p>&lt;a href="https://www.justice.gov/epstein/files/DataSet%209/EFTA00276756.midi"&gt;https://www.justice.gov/epstein/files/DataSet%209/EFTA00276756.midi&lt;/a&gt;</text:p>
          </table:table-cell>
        </table:table-row>
        <table:table-row table:style-name="ro1">
          <table:table-cell office:value-type="string" calcext:value-type="string">
            <text:p>&lt;a href="https://www.justice.gov/epstein/files/DataSet%209/EFTA00276756.amr"&gt;https://www.justice.gov/epstein/files/DataSet%209/EFTA00276756.amr&lt;/a&gt;</text:p>
          </table:table-cell>
        </table:table-row>
        <table:table-row table:style-name="ro1">
          <table:table-cell office:value-type="string" calcext:value-type="string">
            <text:p>&lt;a href="https://www.justice.gov/epstein/files/DataSet%209/EFTA00276756.ra"&gt;https://www.justice.gov/epstein/files/DataSet%209/EFTA00276756.ra&lt;/a&gt;</text:p>
          </table:table-cell>
        </table:table-row>
        <table:table-row table:style-name="ro1">
          <table:table-cell office:value-type="string" calcext:value-type="string">
            <text:p>&lt;a href="https://www.justice.gov/epstein/files/DataSet%209/EFTA00276756.opus"&gt;https://www.justice.gov/epstein/files/DataSet%209/EFTA00276756.opus&lt;/a&gt;</text:p>
          </table:table-cell>
        </table:table-row>
        <table:table-row table:style-name="ro1">
          <table:table-cell office:value-type="string" calcext:value-type="string">
            <text:p>&lt;a href="https://www.justice.gov/epstein/files/DataSet%209/EFTA00276756.jpg"&gt;https://www.justice.gov/epstein/files/DataSet%209/EFTA00276756.jpg&lt;/a&gt;</text:p>
          </table:table-cell>
        </table:table-row>
        <table:table-row table:style-name="ro1">
          <table:table-cell office:value-type="string" calcext:value-type="string">
            <text:p>&lt;a href="https://www.justice.gov/epstein/files/DataSet%209/EFTA00276756.jpeg"&gt;https://www.justice.gov/epstein/files/DataSet%209/EFTA00276756.jpeg&lt;/a&gt;</text:p>
          </table:table-cell>
        </table:table-row>
        <table:table-row table:style-name="ro1">
          <table:table-cell office:value-type="string" calcext:value-type="string">
            <text:p>&lt;a href="https://www.justice.gov/epstein/files/DataSet%209/EFTA00276756.png"&gt;https://www.justice.gov/epstein/files/DataSet%209/EFTA00276756.png&lt;/a&gt;</text:p>
          </table:table-cell>
        </table:table-row>
        <table:table-row table:style-name="ro1">
          <table:table-cell office:value-type="string" calcext:value-type="string">
            <text:p>&lt;a href="https://www.justice.gov/epstein/files/DataSet%209/EFTA00276756.gif"&gt;https://www.justice.gov/epstein/files/DataSet%209/EFTA00276756.gif&lt;/a&gt;</text:p>
          </table:table-cell>
        </table:table-row>
        <table:table-row table:style-name="ro1">
          <table:table-cell office:value-type="string" calcext:value-type="string">
            <text:p>&lt;a href="https://www.justice.gov/epstein/files/DataSet%209/EFTA00276756.bmp"&gt;https://www.justice.gov/epstein/files/DataSet%209/EFTA00276756.bmp&lt;/a&gt;</text:p>
          </table:table-cell>
        </table:table-row>
        <table:table-row table:style-name="ro1">
          <table:table-cell office:value-type="string" calcext:value-type="string">
            <text:p>&lt;a href="https://www.justice.gov/epstein/files/DataSet%209/EFTA00276756.tif"&gt;https://www.justice.gov/epstein/files/DataSet%209/EFTA00276756.tif&lt;/a&gt;</text:p>
          </table:table-cell>
        </table:table-row>
        <table:table-row table:style-name="ro1">
          <table:table-cell office:value-type="string" calcext:value-type="string">
            <text:p>&lt;a href="https://www.justice.gov/epstein/files/DataSet%209/EFTA00276756.tiff"&gt;https://www.justice.gov/epstein/files/DataSet%209/EFTA00276756.tiff&lt;/a&gt;</text:p>
          </table:table-cell>
        </table:table-row>
        <table:table-row table:style-name="ro1">
          <table:table-cell office:value-type="string" calcext:value-type="string">
            <text:p>&lt;a href="https://www.justice.gov/epstein/files/DataSet%209/EFTA00276756.webp"&gt;https://www.justice.gov/epstein/files/DataSet%209/EFTA00276756.webp&lt;/a&gt;</text:p>
          </table:table-cell>
        </table:table-row>
        <table:table-row table:style-name="ro1">
          <table:table-cell office:value-type="string" calcext:value-type="string">
            <text:p>&lt;a href="https://www.justice.gov/epstein/files/DataSet%209/EFTA00276756.heic"&gt;https://www.justice.gov/epstein/files/DataSet%209/EFTA00276756.heic&lt;/a&gt;</text:p>
          </table:table-cell>
        </table:table-row>
        <table:table-row table:style-name="ro1">
          <table:table-cell office:value-type="string" calcext:value-type="string">
            <text:p>&lt;a href="https://www.justice.gov/epstein/files/DataSet%209/EFTA00276756.heif"&gt;https://www.justice.gov/epstein/files/DataSet%209/EFTA00276756.heif&lt;/a&gt;</text:p>
          </table:table-cell>
        </table:table-row>
        <table:table-row table:style-name="ro1">
          <table:table-cell office:value-type="string" calcext:value-type="string">
            <text:p>&lt;a href="https://www.justice.gov/epstein/files/DataSet%209/EFTA00276756.psd"&gt;https://www.justice.gov/epstein/files/DataSet%209/EFTA00276756.psd&lt;/a&gt;</text:p>
          </table:table-cell>
        </table:table-row>
        <table:table-row table:style-name="ro1">
          <table:table-cell office:value-type="string" calcext:value-type="string">
            <text:p>&lt;a href="https://www.justice.gov/epstein/files/DataSet%209/EFTA00276756.eps"&gt;https://www.justice.gov/epstein/files/DataSet%209/EFTA00276756.eps&lt;/a&gt;</text:p>
          </table:table-cell>
        </table:table-row>
        <table:table-row table:style-name="ro1">
          <table:table-cell office:value-type="string" calcext:value-type="string">
            <text:p>&lt;a href="https://www.justice.gov/epstein/files/DataSet%209/EFTA00276756.raw"&gt;https://www.justice.gov/epstein/files/DataSet%209/EFTA00276756.raw&lt;/a&gt;</text:p>
          </table:table-cell>
        </table:table-row>
        <table:table-row table:style-name="ro1">
          <table:table-cell office:value-type="string" calcext:value-type="string">
            <text:p>&lt;a href="https://www.justice.gov/epstein/files/DataSet%209/EFTA00276756.svg"&gt;https://www.justice.gov/epstein/files/DataSet%209/EFTA00276756.svg&lt;/a&gt;</text:p>
          </table:table-cell>
        </table:table-row>
        <table:table-row table:style-name="ro1">
          <table:table-cell office:value-type="string" calcext:value-type="string">
            <text:p>&lt;a href="https://www.justice.gov/epstein/files/DataSet%209/EFTA00276756.pcx"&gt;https://www.justice.gov/epstein/files/DataSet%209/EFTA00276756.pcx&lt;/a&gt;</text:p>
          </table:table-cell>
        </table:table-row>
        <table:table-row table:style-name="ro1">
          <table:table-cell office:value-type="string" calcext:value-type="string">
            <text:p>&lt;a href="https://www.justice.gov/epstein/files/DataSet%209/EFTA00276756.doc"&gt;https://www.justice.gov/epstein/files/DataSet%209/EFTA00276756.doc&lt;/a&gt;</text:p>
          </table:table-cell>
        </table:table-row>
        <table:table-row table:style-name="ro1">
          <table:table-cell office:value-type="string" calcext:value-type="string">
            <text:p>&lt;a href="https://www.justice.gov/epstein/files/DataSet%209/EFTA00276756.docx"&gt;https://www.justice.gov/epstein/files/DataSet%209/EFTA00276756.docx&lt;/a&gt;</text:p>
          </table:table-cell>
        </table:table-row>
        <table:table-row table:style-name="ro1">
          <table:table-cell office:value-type="string" calcext:value-type="string">
            <text:p>&lt;a href="https://www.justice.gov/epstein/files/DataSet%209/EFTA00276756.docm"&gt;https://www.justice.gov/epstein/files/DataSet%209/EFTA00276756.docm&lt;/a&gt;</text:p>
          </table:table-cell>
        </table:table-row>
        <table:table-row table:style-name="ro1">
          <table:table-cell office:value-type="string" calcext:value-type="string">
            <text:p>&lt;a href="https://www.justice.gov/epstein/files/DataSet%209/EFTA00276756.rtf"&gt;https://www.justice.gov/epstein/files/DataSet%209/EFTA00276756.rtf&lt;/a&gt;</text:p>
          </table:table-cell>
        </table:table-row>
        <table:table-row table:style-name="ro1">
          <table:table-cell office:value-type="string" calcext:value-type="string">
            <text:p>&lt;a href="https://www.justice.gov/epstein/files/DataSet%209/EFTA00276756.odt"&gt;https://www.justice.gov/epstein/files/DataSet%209/EFTA00276756.odt&lt;/a&gt;</text:p>
          </table:table-cell>
        </table:table-row>
        <table:table-row table:style-name="ro1">
          <table:table-cell office:value-type="string" calcext:value-type="string">
            <text:p>&lt;a href="https://www.justice.gov/epstein/files/DataSet%209/EFTA00276756.txt"&gt;https://www.justice.gov/epstein/files/DataSet%209/EFTA00276756.txt&lt;/a&gt;</text:p>
          </table:table-cell>
        </table:table-row>
        <table:table-row table:style-name="ro1">
          <table:table-cell office:value-type="string" calcext:value-type="string">
            <text:p>&lt;a href="https://www.justice.gov/epstein/files/DataSet%209/EFTA00276756.wps"&gt;https://www.justice.gov/epstein/files/DataSet%209/EFTA00276756.wps&lt;/a&gt;</text:p>
          </table:table-cell>
        </table:table-row>
        <table:table-row table:style-name="ro1">
          <table:table-cell office:value-type="string" calcext:value-type="string">
            <text:p>&lt;a href="https://www.justice.gov/epstein/files/DataSet%209/EFTA00276756.dot"&gt;https://www.justice.gov/epstein/files/DataSet%209/EFTA00276756.dot&lt;/a&gt;</text:p>
          </table:table-cell>
        </table:table-row>
        <table:table-row table:style-name="ro1">
          <table:table-cell office:value-type="string" calcext:value-type="string">
            <text:p>&lt;a href="https://www.justice.gov/epstein/files/DataSet%209/EFTA00276756.dotx"&gt;https://www.justice.gov/epstein/files/DataSet%209/EFTA00276756.dotx&lt;/a&gt;</text:p>
          </table:table-cell>
        </table:table-row>
        <table:table-row table:style-name="ro1">
          <table:table-cell office:value-type="string" calcext:value-type="string">
            <text:p>&lt;a href="https://www.justice.gov/epstein/files/DataSet%209/EFTA00276756.abw"&gt;https://www.justice.gov/epstein/files/DataSet%209/EFTA00276756.abw&lt;/a&gt;</text:p>
          </table:table-cell>
        </table:table-row>
        <table:table-row table:style-name="ro1">
          <table:table-cell office:value-type="string" calcext:value-type="string">
            <text:p>&lt;a href="https://www.justice.gov/epstein/files/DataSet%209/EFTA00276756.ppt"&gt;https://www.justice.gov/epstein/files/DataSet%209/EFTA00276756.ppt&lt;/a&gt;</text:p>
          </table:table-cell>
        </table:table-row>
        <table:table-row table:style-name="ro1">
          <table:table-cell office:value-type="string" calcext:value-type="string">
            <text:p>&lt;a href="https://www.justice.gov/epstein/files/DataSet%209/EFTA00276756.pptx"&gt;https://www.justice.gov/epstein/files/DataSet%209/EFTA00276756.pptx&lt;/a&gt;</text:p>
          </table:table-cell>
        </table:table-row>
        <table:table-row table:style-name="ro1">
          <table:table-cell office:value-type="string" calcext:value-type="string">
            <text:p>&lt;a href="https://www.justice.gov/epstein/files/DataSet%209/EFTA00276756.pptm"&gt;https://www.justice.gov/epstein/files/DataSet%209/EFTA00276756.pptm&lt;/a&gt;</text:p>
          </table:table-cell>
        </table:table-row>
        <table:table-row table:style-name="ro1">
          <table:table-cell office:value-type="string" calcext:value-type="string">
            <text:p>&lt;a href="https://www.justice.gov/epstein/files/DataSet%209/EFTA00276756.pps"&gt;https://www.justice.gov/epstein/files/DataSet%209/EFTA00276756.pps&lt;/a&gt;</text:p>
          </table:table-cell>
        </table:table-row>
        <table:table-row table:style-name="ro1">
          <table:table-cell office:value-type="string" calcext:value-type="string">
            <text:p>&lt;a href="https://www.justice.gov/epstein/files/DataSet%209/EFTA00276756.ppsx"&gt;https://www.justice.gov/epstein/files/DataSet%209/EFTA00276756.ppsx&lt;/a&gt;</text:p>
          </table:table-cell>
        </table:table-row>
        <table:table-row table:style-name="ro1">
          <table:table-cell office:value-type="string" calcext:value-type="string">
            <text:p>&lt;a href="https://www.justice.gov/epstein/files/DataSet%209/EFTA00276756.pot"&gt;https://www.justice.gov/epstein/files/DataSet%209/EFTA00276756.pot&lt;/a&gt;</text:p>
          </table:table-cell>
        </table:table-row>
        <table:table-row table:style-name="ro1">
          <table:table-cell office:value-type="string" calcext:value-type="string">
            <text:p>&lt;a href="https://www.justice.gov/epstein/files/DataSet%209/EFTA00276756.potx"&gt;https://www.justice.gov/epstein/files/DataSet%209/EFTA00276756.potx&lt;/a&gt;</text:p>
          </table:table-cell>
        </table:table-row>
        <table:table-row table:style-name="ro1">
          <table:table-cell office:value-type="string" calcext:value-type="string">
            <text:p>&lt;a href="https://www.justice.gov/epstein/files/DataSet%209/EFTA00276756.odp"&gt;https://www.justice.gov/epstein/files/DataSet%209/EFTA00276756.odp&lt;/a&gt;</text:p>
          </table:table-cell>
        </table:table-row>
        <table:table-row table:style-name="ro1">
          <table:table-cell office:value-type="string" calcext:value-type="string">
            <text:p>&lt;a href="https://www.justice.gov/epstein/files/DataSet%209/EFTA00276756.key"&gt;https://www.justice.gov/epstein/files/DataSet%209/EFTA00276756.key&lt;/a&gt;</text:p>
          </table:table-cell>
        </table:table-row>
        <table:table-row table:style-name="ro1">
          <table:table-cell office:value-type="string" calcext:value-type="string">
            <text:p>&lt;a href="https://www.justice.gov/epstein/files/DataSet%209/EFTA00276756.xls"&gt;https://www.justice.gov/epstein/files/DataSet%209/EFTA00276756.xls&lt;/a&gt;</text:p>
          </table:table-cell>
        </table:table-row>
        <table:table-row table:style-name="ro1">
          <table:table-cell office:value-type="string" calcext:value-type="string">
            <text:p>&lt;a href="https://www.justice.gov/epstein/files/DataSet%209/EFTA00276756.xlsx"&gt;https://www.justice.gov/epstein/files/DataSet%209/EFTA00276756.xlsx&lt;/a&gt;</text:p>
          </table:table-cell>
        </table:table-row>
        <table:table-row table:style-name="ro1">
          <table:table-cell office:value-type="string" calcext:value-type="string">
            <text:p>&lt;a href="https://www.justice.gov/epstein/files/DataSet%209/EFTA00276756.xlsm"&gt;https://www.justice.gov/epstein/files/DataSet%209/EFTA00276756.xlsm&lt;/a&gt;</text:p>
          </table:table-cell>
        </table:table-row>
        <table:table-row table:style-name="ro1">
          <table:table-cell office:value-type="string" calcext:value-type="string">
            <text:p>&lt;a href="https://www.justice.gov/epstein/files/DataSet%209/EFTA00276756.xlt"&gt;https://www.justice.gov/epstein/files/DataSet%209/EFTA00276756.xlt&lt;/a&gt;</text:p>
          </table:table-cell>
        </table:table-row>
        <table:table-row table:style-name="ro1">
          <table:table-cell office:value-type="string" calcext:value-type="string">
            <text:p>&lt;a href="https://www.justice.gov/epstein/files/DataSet%209/EFTA00276756.xltx"&gt;https://www.justice.gov/epstein/files/DataSet%209/EFTA00276756.xltx&lt;/a&gt;</text:p>
          </table:table-cell>
        </table:table-row>
        <table:table-row table:style-name="ro1">
          <table:table-cell office:value-type="string" calcext:value-type="string">
            <text:p>&lt;a href="https://www.justice.gov/epstein/files/DataSet%209/EFTA00276756.ods"&gt;https://www.justice.gov/epstein/files/DataSet%209/EFTA00276756.ods&lt;/a&gt;</text:p>
          </table:table-cell>
        </table:table-row>
        <table:table-row table:style-name="ro1">
          <table:table-cell office:value-type="string" calcext:value-type="string">
            <text:p>&lt;a href="https://www.justice.gov/epstein/files/DataSet%209/EFTA00276756.csv"&gt;https://www.justice.gov/epstein/files/DataSet%209/EFTA00276756.csv&lt;/a&gt;</text:p>
          </table:table-cell>
        </table:table-row>
        <table:table-row table:style-name="ro1">
          <table:table-cell office:value-type="string" calcext:value-type="string">
            <text:p>&lt;a href="https://www.justice.gov/epstein/files/DataSet%209/EFTA00276756.numbers"&gt;https://www.justice.gov/epstein/files/DataSet%209/EFTA00276756.numbers&lt;/a&gt;</text:p>
          </table:table-cell>
        </table:table-row>
        <table:table-row table:style-name="ro1">
          <table:table-cell office:value-type="string" calcext:value-type="string">
            <text:p>&lt;a href="https://www.justice.gov/epstein/files/DataSet%209/EFTA00276756.wks"&gt;https://www.justice.gov/epstein/files/DataSet%209/EFTA00276756.wks&lt;/a&gt;</text:p>
          </table:table-cell>
        </table:table-row>
        <table:table-row table:style-name="ro1">
          <table:table-cell office:value-type="string" calcext:value-type="string">
            <text:p>&lt;a href="https://www.justice.gov/epstein/files/DataSet%209/EFTA00276757.avi"&gt;https://www.justice.gov/epstein/files/DataSet%209/EFTA00276757.avi&lt;/a&gt;</text:p>
          </table:table-cell>
        </table:table-row>
        <table:table-row table:style-name="ro1">
          <table:table-cell office:value-type="string" calcext:value-type="string">
            <text:p>&lt;a href="https://www.justice.gov/epstein/files/DataSet%209/EFTA00276757.mp4"&gt;https://www.justice.gov/epstein/files/DataSet%209/EFTA00276757.mp4&lt;/a&gt;</text:p>
          </table:table-cell>
        </table:table-row>
        <table:table-row table:style-name="ro1">
          <table:table-cell office:value-type="string" calcext:value-type="string">
            <text:p>&lt;a href="https://www.justice.gov/epstein/files/DataSet%209/EFTA00276757.mkv"&gt;https://www.justice.gov/epstein/files/DataSet%209/EFTA00276757.mkv&lt;/a&gt;</text:p>
          </table:table-cell>
        </table:table-row>
        <table:table-row table:style-name="ro1">
          <table:table-cell office:value-type="string" calcext:value-type="string">
            <text:p>&lt;a href="https://www.justice.gov/epstein/files/DataSet%209/EFTA00276757.mov"&gt;https://www.justice.gov/epstein/files/DataSet%209/EFTA00276757.mov&lt;/a&gt;</text:p>
          </table:table-cell>
        </table:table-row>
        <table:table-row table:style-name="ro1">
          <table:table-cell office:value-type="string" calcext:value-type="string">
            <text:p>&lt;a href="https://www.justice.gov/epstein/files/DataSet%209/EFTA00276757.wmv"&gt;https://www.justice.gov/epstein/files/DataSet%209/EFTA00276757.wmv&lt;/a&gt;</text:p>
          </table:table-cell>
        </table:table-row>
        <table:table-row table:style-name="ro1">
          <table:table-cell office:value-type="string" calcext:value-type="string">
            <text:p>&lt;a href="https://www.justice.gov/epstein/files/DataSet%209/EFTA00276757.flv"&gt;https://www.justice.gov/epstein/files/DataSet%209/EFTA00276757.flv&lt;/a&gt;</text:p>
          </table:table-cell>
        </table:table-row>
        <table:table-row table:style-name="ro1">
          <table:table-cell office:value-type="string" calcext:value-type="string">
            <text:p>&lt;a href="https://www.justice.gov/epstein/files/DataSet%209/EFTA00276757.webm"&gt;https://www.justice.gov/epstein/files/DataSet%209/EFTA00276757.webm&lt;/a&gt;</text:p>
          </table:table-cell>
        </table:table-row>
        <table:table-row table:style-name="ro1">
          <table:table-cell office:value-type="string" calcext:value-type="string">
            <text:p>&lt;a href="https://www.justice.gov/epstein/files/DataSet%209/EFTA00276757.mpg"&gt;https://www.justice.gov/epstein/files/DataSet%209/EFTA00276757.mpg&lt;/a&gt;</text:p>
          </table:table-cell>
        </table:table-row>
        <table:table-row table:style-name="ro1">
          <table:table-cell office:value-type="string" calcext:value-type="string">
            <text:p>&lt;a href="https://www.justice.gov/epstein/files/DataSet%209/EFTA00276757.mpeg"&gt;https://www.justice.gov/epstein/files/DataSet%209/EFTA00276757.mpeg&lt;/a&gt;</text:p>
          </table:table-cell>
        </table:table-row>
        <table:table-row table:style-name="ro1">
          <table:table-cell office:value-type="string" calcext:value-type="string">
            <text:p>&lt;a href="https://www.justice.gov/epstein/files/DataSet%209/EFTA00276757.m4v"&gt;https://www.justice.gov/epstein/files/DataSet%209/EFTA00276757.m4v&lt;/a&gt;</text:p>
          </table:table-cell>
        </table:table-row>
        <table:table-row table:style-name="ro1">
          <table:table-cell office:value-type="string" calcext:value-type="string">
            <text:p>&lt;a href="https://www.justice.gov/epstein/files/DataSet%209/EFTA00276757.ogv"&gt;https://www.justice.gov/epstein/files/DataSet%209/EFTA00276757.ogv&lt;/a&gt;</text:p>
          </table:table-cell>
        </table:table-row>
        <table:table-row table:style-name="ro1">
          <table:table-cell office:value-type="string" calcext:value-type="string">
            <text:p>&lt;a href="https://www.justice.gov/epstein/files/DataSet%209/EFTA00276757.vob"&gt;https://www.justice.gov/epstein/files/DataSet%209/EFTA00276757.vob&lt;/a&gt;</text:p>
          </table:table-cell>
        </table:table-row>
        <table:table-row table:style-name="ro1">
          <table:table-cell office:value-type="string" calcext:value-type="string">
            <text:p>&lt;a href="https://www.justice.gov/epstein/files/DataSet%209/EFTA00276757.3gp"&gt;https://www.justice.gov/epstein/files/DataSet%209/EFTA00276757.3gp&lt;/a&gt;</text:p>
          </table:table-cell>
        </table:table-row>
        <table:table-row table:style-name="ro1">
          <table:table-cell office:value-type="string" calcext:value-type="string">
            <text:p>&lt;a href="https://www.justice.gov/epstein/files/DataSet%209/EFTA00276757.ts"&gt;https://www.justice.gov/epstein/files/DataSet%209/EFTA00276757.ts&lt;/a&gt;</text:p>
          </table:table-cell>
        </table:table-row>
        <table:table-row table:style-name="ro1">
          <table:table-cell office:value-type="string" calcext:value-type="string">
            <text:p>&lt;a href="https://www.justice.gov/epstein/files/DataSet%209/EFTA00276757.rm"&gt;https://www.justice.gov/epstein/files/DataSet%209/EFTA00276757.rm&lt;/a&gt;</text:p>
          </table:table-cell>
        </table:table-row>
        <table:table-row table:style-name="ro1">
          <table:table-cell office:value-type="string" calcext:value-type="string">
            <text:p>&lt;a href="https://www.justice.gov/epstein/files/DataSet%209/EFTA00276757.asf"&gt;https://www.justice.gov/epstein/files/DataSet%209/EFTA00276757.asf&lt;/a&gt;</text:p>
          </table:table-cell>
        </table:table-row>
        <table:table-row table:style-name="ro1">
          <table:table-cell office:value-type="string" calcext:value-type="string">
            <text:p>&lt;a href="https://www.justice.gov/epstein/files/DataSet%209/EFTA00276757.mp3"&gt;https://www.justice.gov/epstein/files/DataSet%209/EFTA00276757.mp3&lt;/a&gt;</text:p>
          </table:table-cell>
        </table:table-row>
        <table:table-row table:style-name="ro1">
          <table:table-cell office:value-type="string" calcext:value-type="string">
            <text:p>&lt;a href="https://www.justice.gov/epstein/files/DataSet%209/EFTA00276757.wav"&gt;https://www.justice.gov/epstein/files/DataSet%209/EFTA00276757.wav&lt;/a&gt;</text:p>
          </table:table-cell>
        </table:table-row>
        <table:table-row table:style-name="ro1">
          <table:table-cell office:value-type="string" calcext:value-type="string">
            <text:p>&lt;a href="https://www.justice.gov/epstein/files/DataSet%209/EFTA00276757.aac"&gt;https://www.justice.gov/epstein/files/DataSet%209/EFTA00276757.aac&lt;/a&gt;</text:p>
          </table:table-cell>
        </table:table-row>
        <table:table-row table:style-name="ro1">
          <table:table-cell office:value-type="string" calcext:value-type="string">
            <text:p>&lt;a href="https://www.justice.gov/epstein/files/DataSet%209/EFTA00276757.m4a"&gt;https://www.justice.gov/epstein/files/DataSet%209/EFTA00276757.m4a&lt;/a&gt;</text:p>
          </table:table-cell>
        </table:table-row>
        <table:table-row table:style-name="ro1">
          <table:table-cell office:value-type="string" calcext:value-type="string">
            <text:p>&lt;a href="https://www.justice.gov/epstein/files/DataSet%209/EFTA00276757.wma"&gt;https://www.justice.gov/epstein/files/DataSet%209/EFTA00276757.wma&lt;/a&gt;</text:p>
          </table:table-cell>
        </table:table-row>
        <table:table-row table:style-name="ro1">
          <table:table-cell office:value-type="string" calcext:value-type="string">
            <text:p>&lt;a href="https://www.justice.gov/epstein/files/DataSet%209/EFTA00276757.ogg"&gt;https://www.justice.gov/epstein/files/DataSet%209/EFTA00276757.ogg&lt;/a&gt;</text:p>
          </table:table-cell>
        </table:table-row>
        <table:table-row table:style-name="ro1">
          <table:table-cell office:value-type="string" calcext:value-type="string">
            <text:p>&lt;a href="https://www.justice.gov/epstein/files/DataSet%209/EFTA00276757.flac"&gt;https://www.justice.gov/epstein/files/DataSet%209/EFTA00276757.flac&lt;/a&gt;</text:p>
          </table:table-cell>
        </table:table-row>
        <table:table-row table:style-name="ro1">
          <table:table-cell office:value-type="string" calcext:value-type="string">
            <text:p>&lt;a href="https://www.justice.gov/epstein/files/DataSet%209/EFTA00276757.aiff"&gt;https://www.justice.gov/epstein/files/DataSet%209/EFTA00276757.aiff&lt;/a&gt;</text:p>
          </table:table-cell>
        </table:table-row>
        <table:table-row table:style-name="ro1">
          <table:table-cell office:value-type="string" calcext:value-type="string">
            <text:p>&lt;a href="https://www.justice.gov/epstein/files/DataSet%209/EFTA00276757.mid"&gt;https://www.justice.gov/epstein/files/DataSet%209/EFTA00276757.mid&lt;/a&gt;</text:p>
          </table:table-cell>
        </table:table-row>
        <table:table-row table:style-name="ro1">
          <table:table-cell office:value-type="string" calcext:value-type="string">
            <text:p>&lt;a href="https://www.justice.gov/epstein/files/DataSet%209/EFTA00276757.midi"&gt;https://www.justice.gov/epstein/files/DataSet%209/EFTA00276757.midi&lt;/a&gt;</text:p>
          </table:table-cell>
        </table:table-row>
        <table:table-row table:style-name="ro1">
          <table:table-cell office:value-type="string" calcext:value-type="string">
            <text:p>&lt;a href="https://www.justice.gov/epstein/files/DataSet%209/EFTA00276757.amr"&gt;https://www.justice.gov/epstein/files/DataSet%209/EFTA00276757.amr&lt;/a&gt;</text:p>
          </table:table-cell>
        </table:table-row>
        <table:table-row table:style-name="ro1">
          <table:table-cell office:value-type="string" calcext:value-type="string">
            <text:p>&lt;a href="https://www.justice.gov/epstein/files/DataSet%209/EFTA00276757.ra"&gt;https://www.justice.gov/epstein/files/DataSet%209/EFTA00276757.ra&lt;/a&gt;</text:p>
          </table:table-cell>
        </table:table-row>
        <table:table-row table:style-name="ro1">
          <table:table-cell office:value-type="string" calcext:value-type="string">
            <text:p>&lt;a href="https://www.justice.gov/epstein/files/DataSet%209/EFTA00276757.opus"&gt;https://www.justice.gov/epstein/files/DataSet%209/EFTA00276757.opus&lt;/a&gt;</text:p>
          </table:table-cell>
        </table:table-row>
        <table:table-row table:style-name="ro1">
          <table:table-cell office:value-type="string" calcext:value-type="string">
            <text:p>&lt;a href="https://www.justice.gov/epstein/files/DataSet%209/EFTA00276757.jpg"&gt;https://www.justice.gov/epstein/files/DataSet%209/EFTA00276757.jpg&lt;/a&gt;</text:p>
          </table:table-cell>
        </table:table-row>
        <table:table-row table:style-name="ro1">
          <table:table-cell office:value-type="string" calcext:value-type="string">
            <text:p>&lt;a href="https://www.justice.gov/epstein/files/DataSet%209/EFTA00276757.jpeg"&gt;https://www.justice.gov/epstein/files/DataSet%209/EFTA00276757.jpeg&lt;/a&gt;</text:p>
          </table:table-cell>
        </table:table-row>
        <table:table-row table:style-name="ro1">
          <table:table-cell office:value-type="string" calcext:value-type="string">
            <text:p>&lt;a href="https://www.justice.gov/epstein/files/DataSet%209/EFTA00276757.png"&gt;https://www.justice.gov/epstein/files/DataSet%209/EFTA00276757.png&lt;/a&gt;</text:p>
          </table:table-cell>
        </table:table-row>
        <table:table-row table:style-name="ro1">
          <table:table-cell office:value-type="string" calcext:value-type="string">
            <text:p>&lt;a href="https://www.justice.gov/epstein/files/DataSet%209/EFTA00276757.gif"&gt;https://www.justice.gov/epstein/files/DataSet%209/EFTA00276757.gif&lt;/a&gt;</text:p>
          </table:table-cell>
        </table:table-row>
        <table:table-row table:style-name="ro1">
          <table:table-cell office:value-type="string" calcext:value-type="string">
            <text:p>&lt;a href="https://www.justice.gov/epstein/files/DataSet%209/EFTA00276757.bmp"&gt;https://www.justice.gov/epstein/files/DataSet%209/EFTA00276757.bmp&lt;/a&gt;</text:p>
          </table:table-cell>
        </table:table-row>
        <table:table-row table:style-name="ro1">
          <table:table-cell office:value-type="string" calcext:value-type="string">
            <text:p>&lt;a href="https://www.justice.gov/epstein/files/DataSet%209/EFTA00276757.tif"&gt;https://www.justice.gov/epstein/files/DataSet%209/EFTA00276757.tif&lt;/a&gt;</text:p>
          </table:table-cell>
        </table:table-row>
        <table:table-row table:style-name="ro1">
          <table:table-cell office:value-type="string" calcext:value-type="string">
            <text:p>&lt;a href="https://www.justice.gov/epstein/files/DataSet%209/EFTA00276757.tiff"&gt;https://www.justice.gov/epstein/files/DataSet%209/EFTA00276757.tiff&lt;/a&gt;</text:p>
          </table:table-cell>
        </table:table-row>
        <table:table-row table:style-name="ro1">
          <table:table-cell office:value-type="string" calcext:value-type="string">
            <text:p>&lt;a href="https://www.justice.gov/epstein/files/DataSet%209/EFTA00276757.webp"&gt;https://www.justice.gov/epstein/files/DataSet%209/EFTA00276757.webp&lt;/a&gt;</text:p>
          </table:table-cell>
        </table:table-row>
        <table:table-row table:style-name="ro1">
          <table:table-cell office:value-type="string" calcext:value-type="string">
            <text:p>&lt;a href="https://www.justice.gov/epstein/files/DataSet%209/EFTA00276757.heic"&gt;https://www.justice.gov/epstein/files/DataSet%209/EFTA00276757.heic&lt;/a&gt;</text:p>
          </table:table-cell>
        </table:table-row>
        <table:table-row table:style-name="ro1">
          <table:table-cell office:value-type="string" calcext:value-type="string">
            <text:p>&lt;a href="https://www.justice.gov/epstein/files/DataSet%209/EFTA00276757.heif"&gt;https://www.justice.gov/epstein/files/DataSet%209/EFTA00276757.heif&lt;/a&gt;</text:p>
          </table:table-cell>
        </table:table-row>
        <table:table-row table:style-name="ro1">
          <table:table-cell office:value-type="string" calcext:value-type="string">
            <text:p>&lt;a href="https://www.justice.gov/epstein/files/DataSet%209/EFTA00276757.psd"&gt;https://www.justice.gov/epstein/files/DataSet%209/EFTA00276757.psd&lt;/a&gt;</text:p>
          </table:table-cell>
        </table:table-row>
        <table:table-row table:style-name="ro1">
          <table:table-cell office:value-type="string" calcext:value-type="string">
            <text:p>&lt;a href="https://www.justice.gov/epstein/files/DataSet%209/EFTA00276757.eps"&gt;https://www.justice.gov/epstein/files/DataSet%209/EFTA00276757.eps&lt;/a&gt;</text:p>
          </table:table-cell>
        </table:table-row>
        <table:table-row table:style-name="ro1">
          <table:table-cell office:value-type="string" calcext:value-type="string">
            <text:p>&lt;a href="https://www.justice.gov/epstein/files/DataSet%209/EFTA00276757.raw"&gt;https://www.justice.gov/epstein/files/DataSet%209/EFTA00276757.raw&lt;/a&gt;</text:p>
          </table:table-cell>
        </table:table-row>
        <table:table-row table:style-name="ro1">
          <table:table-cell office:value-type="string" calcext:value-type="string">
            <text:p>&lt;a href="https://www.justice.gov/epstein/files/DataSet%209/EFTA00276757.svg"&gt;https://www.justice.gov/epstein/files/DataSet%209/EFTA00276757.svg&lt;/a&gt;</text:p>
          </table:table-cell>
        </table:table-row>
        <table:table-row table:style-name="ro1">
          <table:table-cell office:value-type="string" calcext:value-type="string">
            <text:p>&lt;a href="https://www.justice.gov/epstein/files/DataSet%209/EFTA00276757.pcx"&gt;https://www.justice.gov/epstein/files/DataSet%209/EFTA00276757.pcx&lt;/a&gt;</text:p>
          </table:table-cell>
        </table:table-row>
        <table:table-row table:style-name="ro1">
          <table:table-cell office:value-type="string" calcext:value-type="string">
            <text:p>&lt;a href="https://www.justice.gov/epstein/files/DataSet%209/EFTA00276757.doc"&gt;https://www.justice.gov/epstein/files/DataSet%209/EFTA00276757.doc&lt;/a&gt;</text:p>
          </table:table-cell>
        </table:table-row>
        <table:table-row table:style-name="ro1">
          <table:table-cell office:value-type="string" calcext:value-type="string">
            <text:p>&lt;a href="https://www.justice.gov/epstein/files/DataSet%209/EFTA00276757.docx"&gt;https://www.justice.gov/epstein/files/DataSet%209/EFTA00276757.docx&lt;/a&gt;</text:p>
          </table:table-cell>
        </table:table-row>
        <table:table-row table:style-name="ro1">
          <table:table-cell office:value-type="string" calcext:value-type="string">
            <text:p>&lt;a href="https://www.justice.gov/epstein/files/DataSet%209/EFTA00276757.docm"&gt;https://www.justice.gov/epstein/files/DataSet%209/EFTA00276757.docm&lt;/a&gt;</text:p>
          </table:table-cell>
        </table:table-row>
        <table:table-row table:style-name="ro1">
          <table:table-cell office:value-type="string" calcext:value-type="string">
            <text:p>&lt;a href="https://www.justice.gov/epstein/files/DataSet%209/EFTA00276757.rtf"&gt;https://www.justice.gov/epstein/files/DataSet%209/EFTA00276757.rtf&lt;/a&gt;</text:p>
          </table:table-cell>
        </table:table-row>
        <table:table-row table:style-name="ro1">
          <table:table-cell office:value-type="string" calcext:value-type="string">
            <text:p>&lt;a href="https://www.justice.gov/epstein/files/DataSet%209/EFTA00276757.odt"&gt;https://www.justice.gov/epstein/files/DataSet%209/EFTA00276757.odt&lt;/a&gt;</text:p>
          </table:table-cell>
        </table:table-row>
        <table:table-row table:style-name="ro1">
          <table:table-cell office:value-type="string" calcext:value-type="string">
            <text:p>&lt;a href="https://www.justice.gov/epstein/files/DataSet%209/EFTA00276757.txt"&gt;https://www.justice.gov/epstein/files/DataSet%209/EFTA00276757.txt&lt;/a&gt;</text:p>
          </table:table-cell>
        </table:table-row>
        <table:table-row table:style-name="ro1">
          <table:table-cell office:value-type="string" calcext:value-type="string">
            <text:p>&lt;a href="https://www.justice.gov/epstein/files/DataSet%209/EFTA00276757.wps"&gt;https://www.justice.gov/epstein/files/DataSet%209/EFTA00276757.wps&lt;/a&gt;</text:p>
          </table:table-cell>
        </table:table-row>
        <table:table-row table:style-name="ro1">
          <table:table-cell office:value-type="string" calcext:value-type="string">
            <text:p>&lt;a href="https://www.justice.gov/epstein/files/DataSet%209/EFTA00276757.dot"&gt;https://www.justice.gov/epstein/files/DataSet%209/EFTA00276757.dot&lt;/a&gt;</text:p>
          </table:table-cell>
        </table:table-row>
        <table:table-row table:style-name="ro1">
          <table:table-cell office:value-type="string" calcext:value-type="string">
            <text:p>&lt;a href="https://www.justice.gov/epstein/files/DataSet%209/EFTA00276757.dotx"&gt;https://www.justice.gov/epstein/files/DataSet%209/EFTA00276757.dotx&lt;/a&gt;</text:p>
          </table:table-cell>
        </table:table-row>
        <table:table-row table:style-name="ro1">
          <table:table-cell office:value-type="string" calcext:value-type="string">
            <text:p>&lt;a href="https://www.justice.gov/epstein/files/DataSet%209/EFTA00276757.abw"&gt;https://www.justice.gov/epstein/files/DataSet%209/EFTA00276757.abw&lt;/a&gt;</text:p>
          </table:table-cell>
        </table:table-row>
        <table:table-row table:style-name="ro1">
          <table:table-cell office:value-type="string" calcext:value-type="string">
            <text:p>&lt;a href="https://www.justice.gov/epstein/files/DataSet%209/EFTA00276757.ppt"&gt;https://www.justice.gov/epstein/files/DataSet%209/EFTA00276757.ppt&lt;/a&gt;</text:p>
          </table:table-cell>
        </table:table-row>
        <table:table-row table:style-name="ro1">
          <table:table-cell office:value-type="string" calcext:value-type="string">
            <text:p>&lt;a href="https://www.justice.gov/epstein/files/DataSet%209/EFTA00276757.pptx"&gt;https://www.justice.gov/epstein/files/DataSet%209/EFTA00276757.pptx&lt;/a&gt;</text:p>
          </table:table-cell>
        </table:table-row>
        <table:table-row table:style-name="ro1">
          <table:table-cell office:value-type="string" calcext:value-type="string">
            <text:p>&lt;a href="https://www.justice.gov/epstein/files/DataSet%209/EFTA00276757.pptm"&gt;https://www.justice.gov/epstein/files/DataSet%209/EFTA00276757.pptm&lt;/a&gt;</text:p>
          </table:table-cell>
        </table:table-row>
        <table:table-row table:style-name="ro1">
          <table:table-cell office:value-type="string" calcext:value-type="string">
            <text:p>&lt;a href="https://www.justice.gov/epstein/files/DataSet%209/EFTA00276757.pps"&gt;https://www.justice.gov/epstein/files/DataSet%209/EFTA00276757.pps&lt;/a&gt;</text:p>
          </table:table-cell>
        </table:table-row>
        <table:table-row table:style-name="ro1">
          <table:table-cell office:value-type="string" calcext:value-type="string">
            <text:p>&lt;a href="https://www.justice.gov/epstein/files/DataSet%209/EFTA00276757.ppsx"&gt;https://www.justice.gov/epstein/files/DataSet%209/EFTA00276757.ppsx&lt;/a&gt;</text:p>
          </table:table-cell>
        </table:table-row>
        <table:table-row table:style-name="ro1">
          <table:table-cell office:value-type="string" calcext:value-type="string">
            <text:p>&lt;a href="https://www.justice.gov/epstein/files/DataSet%209/EFTA00276757.pot"&gt;https://www.justice.gov/epstein/files/DataSet%209/EFTA00276757.pot&lt;/a&gt;</text:p>
          </table:table-cell>
        </table:table-row>
        <table:table-row table:style-name="ro1">
          <table:table-cell office:value-type="string" calcext:value-type="string">
            <text:p>&lt;a href="https://www.justice.gov/epstein/files/DataSet%209/EFTA00276757.potx"&gt;https://www.justice.gov/epstein/files/DataSet%209/EFTA00276757.potx&lt;/a&gt;</text:p>
          </table:table-cell>
        </table:table-row>
        <table:table-row table:style-name="ro1">
          <table:table-cell office:value-type="string" calcext:value-type="string">
            <text:p>&lt;a href="https://www.justice.gov/epstein/files/DataSet%209/EFTA00276757.odp"&gt;https://www.justice.gov/epstein/files/DataSet%209/EFTA00276757.odp&lt;/a&gt;</text:p>
          </table:table-cell>
        </table:table-row>
        <table:table-row table:style-name="ro1">
          <table:table-cell office:value-type="string" calcext:value-type="string">
            <text:p>&lt;a href="https://www.justice.gov/epstein/files/DataSet%209/EFTA00276757.key"&gt;https://www.justice.gov/epstein/files/DataSet%209/EFTA00276757.key&lt;/a&gt;</text:p>
          </table:table-cell>
        </table:table-row>
        <table:table-row table:style-name="ro1">
          <table:table-cell office:value-type="string" calcext:value-type="string">
            <text:p>&lt;a href="https://www.justice.gov/epstein/files/DataSet%209/EFTA00276757.xls"&gt;https://www.justice.gov/epstein/files/DataSet%209/EFTA00276757.xls&lt;/a&gt;</text:p>
          </table:table-cell>
        </table:table-row>
        <table:table-row table:style-name="ro1">
          <table:table-cell office:value-type="string" calcext:value-type="string">
            <text:p>&lt;a href="https://www.justice.gov/epstein/files/DataSet%209/EFTA00276757.xlsx"&gt;https://www.justice.gov/epstein/files/DataSet%209/EFTA00276757.xlsx&lt;/a&gt;</text:p>
          </table:table-cell>
        </table:table-row>
        <table:table-row table:style-name="ro1">
          <table:table-cell office:value-type="string" calcext:value-type="string">
            <text:p>&lt;a href="https://www.justice.gov/epstein/files/DataSet%209/EFTA00276757.xlsm"&gt;https://www.justice.gov/epstein/files/DataSet%209/EFTA00276757.xlsm&lt;/a&gt;</text:p>
          </table:table-cell>
        </table:table-row>
        <table:table-row table:style-name="ro1">
          <table:table-cell office:value-type="string" calcext:value-type="string">
            <text:p>&lt;a href="https://www.justice.gov/epstein/files/DataSet%209/EFTA00276757.xlt"&gt;https://www.justice.gov/epstein/files/DataSet%209/EFTA00276757.xlt&lt;/a&gt;</text:p>
          </table:table-cell>
        </table:table-row>
        <table:table-row table:style-name="ro1">
          <table:table-cell office:value-type="string" calcext:value-type="string">
            <text:p>&lt;a href="https://www.justice.gov/epstein/files/DataSet%209/EFTA00276757.xltx"&gt;https://www.justice.gov/epstein/files/DataSet%209/EFTA00276757.xltx&lt;/a&gt;</text:p>
          </table:table-cell>
        </table:table-row>
        <table:table-row table:style-name="ro1">
          <table:table-cell office:value-type="string" calcext:value-type="string">
            <text:p>&lt;a href="https://www.justice.gov/epstein/files/DataSet%209/EFTA00276757.ods"&gt;https://www.justice.gov/epstein/files/DataSet%209/EFTA00276757.ods&lt;/a&gt;</text:p>
          </table:table-cell>
        </table:table-row>
        <table:table-row table:style-name="ro1">
          <table:table-cell office:value-type="string" calcext:value-type="string">
            <text:p>&lt;a href="https://www.justice.gov/epstein/files/DataSet%209/EFTA00276757.csv"&gt;https://www.justice.gov/epstein/files/DataSet%209/EFTA00276757.csv&lt;/a&gt;</text:p>
          </table:table-cell>
        </table:table-row>
        <table:table-row table:style-name="ro1">
          <table:table-cell office:value-type="string" calcext:value-type="string">
            <text:p>&lt;a href="https://www.justice.gov/epstein/files/DataSet%209/EFTA00276757.numbers"&gt;https://www.justice.gov/epstein/files/DataSet%209/EFTA00276757.numbers&lt;/a&gt;</text:p>
          </table:table-cell>
        </table:table-row>
        <table:table-row table:style-name="ro1">
          <table:table-cell office:value-type="string" calcext:value-type="string">
            <text:p>&lt;a href="https://www.justice.gov/epstein/files/DataSet%209/EFTA00276757.wks"&gt;https://www.justice.gov/epstein/files/DataSet%209/EFTA00276757.wks&lt;/a&gt;</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ans-serif" svg:font-family="sans-serif, Arial"/>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22">00/00/0000</text:date>, <text:time style:data-style-name="N2" text:time-value="10:58:14.86013595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4.2$Linux_X86_64 LibreOffice_project/580$Build-2</meta:generator>
    <meta:document-statistic meta:table-count="4" meta:object-count="0" meta:cell-count="5566"/>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Option Explicit
'____________________________________________________________________________________________________________________________________________________________________________________________________________________________________________________________

Sub GenerateURLList 

    ' Declarations
    	
    	Dim oSheets As Object 
        Dim oUnresolvedSheet As Object
        Dim oExtensionsSheet As Object
        Dim oMergedSheet As Object
        Dim lUnresolvedSheetLen As Long
        Dim lExtensionsSheetLen As Long 
        Dim lTargetRow As Long 
        Dim sUnresolvedBaseUrl As String 
        Dim sExtension As String 
        Dim sMergedUrl As String 
        Dim oCell As Object
        Dim i As Long
        Dim j As Long 
        
    ' Get references to sheets

    	oSheets = ThisComponent.Sheets
		oUnresolvedSheet = oSheets.getByName ("unresolved")
        oExtensionsSheet = oSheets.getByName ("extensions")
        oMergedSheet = oSheets.getByName ("merged")
        
	' Get table lengths
	
		lUnresolvedSheetLen = GetTableLength (oUnresolvedSheet, False)
		lExtensionsSheetLen = GetTableLength (oExtensionsSheet, False) 
        
    ' Loop through the cells in column A of the "unresolved" sheet

        For i = 0 To lUnresolvedSheetLen - 1 
        
            oCell = oUnresolvedSheet.getCellByPosition(0, i) ' Column 1 (A) is at position 0
            ThisComponent.CurrentController.Select(oCell)
            sUnresolvedBaseUrl = oUnresolvedSheet.getCellByPosition(0, i).Formula
            
		' Loop through cells in column A of the "extensions" sheet
            
	        For j = 0 To lExtensionsSheetLen - 1 
	        
	            oCell = oExtensionsSheet.getCellByPosition(0, j) ' Column 1 (A) is at position 0
	            ThisComponent.CurrentController.Select(oCell)
	            sExtension = oExtensionsSheet.getCellByPosition(0, j).Formula
	            sMergedUrl = sUnresolvedBaseUrl &amp; sExtension
	            oCell = oMergedSheet.getCellByPosition(0, lTargetRow) ' Column 1 (A) is at position 0
	            ThisComponent.CurrentController.Select(oCell)
	            oMergedSheet.getCellByPosition (0, lTargetRow).Formula = "&lt;a href=""" &amp; sMergedUrl &amp; """&gt;" &amp; sMergedUrl &amp; "&lt;/a&gt;"
				lTargetRow = lTargetRow + 1
	            
	        Next j
            
        Next i
        
End Sub
'____________________________________________________________________________________________________________________________________________________________________________________________________________________________________________________________

Public Function GetTableLength (ByVal oSheet As Object, ByVal blAnyModification As Boolean) As Long
'************************************************************************************************************
' Procedure Name: GetTableLength
' Purpose: Gets the real length of a sheet
' Procedure Type: Function
' Procedure Access: Public
' Parameter oSheet (Object): The sheet object to process
' Parameter blAnyModification (Boolean): Sets whether to check only for cells with contents,
'     or also with modifications such as background color or outlines
' Return value (Long): The length of the sheet (NOTICE: THIS NOT THE ROW NUMBER! SHEET
'     INDEX IS ZERO-BASED!
' Usage example:
' Author: Ray Culp
' Date: 05.06.2024
' More information: https://ask.libreoffice.org/t/basic-calc-how-to-get-address-of-last-cell-used-with-content/46656
'************************************************************************************************************

    ' Declarations
    
        Dim objCursor As Object
        Dim objRange As Object
        Dim objUsedRange As Object
        Dim lngLastRow As Long
        Dim objRangeAddress As Object 
        
        
    ' Check whether the function should check for cells with any modification or only those that contain text
    
        If blAnyModification = True Then
    
        ' Find the last cell with any modification, including:
        ' Background color
        ' Border
        ' Create a cursor
    
            objCursor = oSheet.createCursor
        
        ' Move objCursor to the end of the used area
        
            objCursor.gotoEndOfUsedArea(True)
            
        ' Get the row of the cursor position
            
            lngLastRow = objCursor.RangeAddress.EndRow + 1

        ElseIf blAnyModification = False Then
        
        ' Find the last cell containing any VALUE, DATETIME, STRING or FORMULA
        
        ' 1023 = com.sun.star.sheet.CellFlags.VALUE + com.sun.star.sheet.CellFlags.DATETIME + 
        ' com.sun.star.sheet.CellFlags.STRING + com.sun.star.sheet.CellFlags.FORMULA
        
        ' Get the range with any of the above content
        
            objRange = oSheet.queryContentCells(1023)
            
        ' Loop through all RangeAddresses in objRange. The highest row number will give us the actual length.
            
            For Each objRangeAddress In objRange.RangeAddresses
            
                If objRangeAddress.EndRow &gt; lngLastRow Then 
                
                    lngLastRow = objRangeAddress.EndRow
                    
                End If
                
            Next objRangeAddress
            
            lngLastRow = lngLastRow + 1

        End If
       
    ' Return the table width
    
        GetTableLength = lngLastRow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